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9.04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NPretrain_classif_affspace_results2" table:style-name="ta1">
        <table:shapes>
          <draw:frame draw:z-index="0" draw:style-name="gr1" draw:text-style-name="P1" svg:width="528.18pt" svg:height="186.72pt" svg:x="234.65pt" svg:y="287.63pt">
            <loext:p draw:notify-on-update-of-ranges="NNPretrain_classif_affspace_results2.A10:NNPretrain_classif_affspace_results2.TH10 NNPretrain_classif_affspace_results2.A12:NNPretrain_classif_affspace_results2.TH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5.91pt" svg:height="183.8pt" svg:x="319.61pt" svg:y="726.6pt">
            <loext:p draw:notify-on-update-of-ranges="NNPretrain_classif_affspace_results2.A44:NNPretrain_classif_affspace_results2.IH44 NNPretrain_classif_affspace_results2.A46:NNPretrain_classif_affspace_results2.IH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90.59pt" svg:height="166.54pt" svg:x="331.97pt" svg:y="2458.35pt">
            <loext:p draw:notify-on-update-of-ranges="NNPretrain_classif_affspace_results2.A180:NNPretrain_classif_affspace_results2.NM180 NNPretrain_classif_affspace_results2.A182:NNPretrain_classif_affspace_results2.NM18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0.74pt" svg:height="152.84pt" svg:x="268.72pt" svg:y="2911.61pt">
            <loext:p draw:notify-on-update-of-ranges="NNPretrain_classif_affspace_results2.A214:NNPretrain_classif_affspace_results2.BR214 NNPretrain_classif_affspace_results2.A216:NNPretrain_classif_affspace_results2.BR2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37.56pt" svg:height="143.83pt" svg:x="762.04pt" svg:y="2895.02pt">
            <loext:p draw:notify-on-update-of-ranges="NNPretrain_classif_affspace_results2.A222:NNPretrain_classif_affspace_results2.BR222 NNPretrain_classif_affspace_results2.A224:NNPretrain_classif_affspace_results2.BR22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66.21pt" svg:height="152.11pt" svg:x="223.8pt" svg:y="3321.24pt">
            <loext:p draw:notify-on-update-of-ranges="NNPretrain_classif_affspace_results2.A248:NNPretrain_classif_affspace_results2.BR248 NNPretrain_classif_affspace_results2.A250:NNPretrain_classif_affspace_results2.BR25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68.9pt" svg:height="164.3pt" svg:x="742.42pt" svg:y="3322.57pt">
            <loext:p draw:notify-on-update-of-ranges="NNPretrain_classif_affspace_results2.A256:NNPretrain_classif_affspace_results2.BR256 NNPretrain_classif_affspace_results2.A258:NNPretrain_classif_affspace_results2.BR25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20.52pt" svg:height="125.01pt" svg:x="212.94pt" svg:y="3775.24pt">
            <loext:p draw:notify-on-update-of-ranges="NNPretrain_classif_affspace_results2.A282:NNPretrain_classif_affspace_results2.BR282 NNPretrain_classif_affspace_results2.A284:NNPretrain_classif_affspace_results2.BR28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381.29pt" svg:height="159pt" svg:x="643.27pt" svg:y="3755.68pt">
            <loext:p draw:notify-on-update-of-ranges="NNPretrain_classif_affspace_results2.A290:NNPretrain_classif_affspace_results2.BR290 NNPretrain_classif_affspace_results2.A292:NNPretrain_classif_affspace_results2.BR29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65.45pt" svg:height="130.25pt" svg:x="55.73pt" svg:y="4201.43pt">
            <loext:p draw:notify-on-update-of-ranges="NNPretrain_classif_affspace_results2.A316:NNPretrain_classif_affspace_results2.BR316 NNPretrain_classif_affspace_results2.A318:NNPretrain_classif_affspace_results2.BR31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01.95pt" svg:height="142.33pt" svg:x="569.96pt" svg:y="4200.66pt">
            <loext:p draw:notify-on-update-of-ranges="NNPretrain_classif_affspace_results2.A324:NNPretrain_classif_affspace_results2.BR324 NNPretrain_classif_affspace_results2.A326:NNPretrain_classif_affspace_results2.BR32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29.05pt" svg:height="177.68pt" svg:x="923.13pt" svg:y="4180.34pt">
            <loext:p draw:notify-on-update-of-ranges="NNPretrain_classif_affspace_results2.A320:NNPretrain_classif_affspace_results2.BR320 NNPretrain_classif_affspace_results2.A322:NNPretrain_classif_affspace_results2.BR32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1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55" table:default-cell-style-name="Default"/>
        <table:table-row table:style-name="ro1">
          <table:table-cell office:value-type="string" calcext:value-type="string">
            <text:p><text:s text:c="2"/>trend: <text:s/>-48 <text:s text:c="2"/>0 <text:s text:c="2"/></text:p>
          </table:table-cell>
          <table:table-cell table:number-columns-repeated="527"/>
        </table:table-row>
        <table:table-row table:style-name="ro1" table:number-rows-repeated="2">
          <table:table-cell table:number-columns-repeated="528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2)</text:p>
          </table:table-cell>
          <table:table-cell table:number-columns-repeated="525"/>
        </table:table-row>
        <table:table-row table:style-name="ro1">
          <table:table-cell office:value-type="string" calcext:value-type="string">
            <text:p>test Acc: <text:s/>0.8754512639682646 <text:s/>test MCC: <text:s/>0.7701257599200636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2211 <text:s text:c="2"/>47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 text:c="2"/>643 2639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527"/>
        </table:table-row>
        <table:table-row table:style-name="ro1">
          <table:table-cell office:value-type="float" office:value="0.665801769928567" calcext:value-type="float">
            <text:p>0.6658017699</text:p>
          </table:table-cell>
          <table:table-cell office:value-type="float" office:value="0.615931506785767" calcext:value-type="float">
            <text:p>0.6159315068</text:p>
          </table:table-cell>
          <table:table-cell office:value-type="float" office:value="0.585740753655793" calcext:value-type="float">
            <text:p>0.5857407537</text:p>
          </table:table-cell>
          <table:table-cell office:value-type="float" office:value="0.556421345295143" calcext:value-type="float">
            <text:p>0.5564213453</text:p>
          </table:table-cell>
          <table:table-cell office:value-type="float" office:value="0.535038780706129" calcext:value-type="float">
            <text:p>0.5350387807</text:p>
          </table:table-cell>
          <table:table-cell office:value-type="float" office:value="0.519960493893657" calcext:value-type="float">
            <text:p>0.5199604939</text:p>
          </table:table-cell>
          <table:table-cell office:value-type="float" office:value="0.506255914929696" calcext:value-type="float">
            <text:p>0.5062559149</text:p>
          </table:table-cell>
          <table:table-cell office:value-type="float" office:value="0.492823092666779" calcext:value-type="float">
            <text:p>0.4928230927</text:p>
          </table:table-cell>
          <table:table-cell office:value-type="float" office:value="0.480353470281436" calcext:value-type="float">
            <text:p>0.4803534703</text:p>
          </table:table-cell>
          <table:table-cell office:value-type="float" office:value="0.474100471575904" calcext:value-type="float">
            <text:p>0.4741004716</text:p>
          </table:table-cell>
          <table:table-cell office:value-type="float" office:value="0.466495982986851" calcext:value-type="float">
            <text:p>0.466495983</text:p>
          </table:table-cell>
          <table:table-cell office:value-type="float" office:value="0.452997209888557" calcext:value-type="float">
            <text:p>0.4529972099</text:p>
          </table:table-cell>
          <table:table-cell office:value-type="float" office:value="0.441233905959476" calcext:value-type="float">
            <text:p>0.441233906</text:p>
          </table:table-cell>
          <table:table-cell office:value-type="float" office:value="0.439358124274532" calcext:value-type="float">
            <text:p>0.4393581243</text:p>
          </table:table-cell>
          <table:table-cell office:value-type="float" office:value="0.428412932119816" calcext:value-type="float">
            <text:p>0.4284129321</text:p>
          </table:table-cell>
          <table:table-cell office:value-type="float" office:value="0.421621147082773" calcext:value-type="float">
            <text:p>0.4216211471</text:p>
          </table:table-cell>
          <table:table-cell office:value-type="float" office:value="0.420677118060862" calcext:value-type="float">
            <text:p>0.4206771181</text:p>
          </table:table-cell>
          <table:table-cell office:value-type="float" office:value="0.424256175209796" calcext:value-type="float">
            <text:p>0.4242561752</text:p>
          </table:table-cell>
          <table:table-cell office:value-type="float" office:value="0.413327842992292" calcext:value-type="float">
            <text:p>0.413327843</text:p>
          </table:table-cell>
          <table:table-cell office:value-type="float" office:value="0.405773768573528" calcext:value-type="float">
            <text:p>0.4057737686</text:p>
          </table:table-cell>
          <table:table-cell office:value-type="float" office:value="0.410036465146736" calcext:value-type="float">
            <text:p>0.4100364651</text:p>
          </table:table-cell>
          <table:table-cell office:value-type="float" office:value="0.399225835857476" calcext:value-type="float">
            <text:p>0.3992258359</text:p>
          </table:table-cell>
          <table:table-cell office:value-type="float" office:value="0.403672560968405" calcext:value-type="float">
            <text:p>0.403672561</text:p>
          </table:table-cell>
          <table:table-cell office:value-type="float" office:value="0.389752628043963" calcext:value-type="float">
            <text:p>0.389752628</text:p>
          </table:table-cell>
          <table:table-cell office:value-type="float" office:value="0.395378233940069" calcext:value-type="float">
            <text:p>0.3953782339</text:p>
          </table:table-cell>
          <table:table-cell office:value-type="float" office:value="0.386417128725341" calcext:value-type="float">
            <text:p>0.3864171287</text:p>
          </table:table-cell>
          <table:table-cell office:value-type="float" office:value="0.382360935214952" calcext:value-type="float">
            <text:p>0.3823609352</text:p>
          </table:table-cell>
          <table:table-cell office:value-type="float" office:value="0.382773711585607" calcext:value-type="float">
            <text:p>0.3827737116</text:p>
          </table:table-cell>
          <table:table-cell office:value-type="float" office:value="0.387605232946636" calcext:value-type="float">
            <text:p>0.3876052329</text:p>
          </table:table-cell>
          <table:table-cell office:value-type="float" office:value="0.374861921960986" calcext:value-type="float">
            <text:p>0.374861922</text:p>
          </table:table-cell>
          <table:table-cell office:value-type="float" office:value="0.370125172950285" calcext:value-type="float">
            <text:p>0.370125173</text:p>
          </table:table-cell>
          <table:table-cell office:value-type="float" office:value="0.376166002524947" calcext:value-type="float">
            <text:p>0.3761660025</text:p>
          </table:table-cell>
          <table:table-cell office:value-type="float" office:value="0.367051829577699" calcext:value-type="float">
            <text:p>0.3670518296</text:p>
          </table:table-cell>
          <table:table-cell office:value-type="float" office:value="0.374382044637904" calcext:value-type="float">
            <text:p>0.3743820446</text:p>
          </table:table-cell>
          <table:table-cell office:value-type="float" office:value="0.368898407810478" calcext:value-type="float">
            <text:p>0.3688984078</text:p>
          </table:table-cell>
          <table:table-cell office:value-type="float" office:value="0.375607052115531" calcext:value-type="float">
            <text:p>0.3756070521</text:p>
          </table:table-cell>
          <table:table-cell office:value-type="float" office:value="0.368143773463465" calcext:value-type="float">
            <text:p>0.3681437735</text:p>
          </table:table-cell>
          <table:table-cell office:value-type="float" office:value="0.363796401762796" calcext:value-type="float">
            <text:p>0.3637964018</text:p>
          </table:table-cell>
          <table:table-cell office:value-type="float" office:value="0.381029642634871" calcext:value-type="float">
            <text:p>0.3810296426</text:p>
          </table:table-cell>
          <table:table-cell office:value-type="float" office:value="0.36155408159002" calcext:value-type="float">
            <text:p>0.3615540816</text:p>
          </table:table-cell>
          <table:table-cell office:value-type="float" office:value="0.363079741387937" calcext:value-type="float">
            <text:p>0.3630797414</text:p>
          </table:table-cell>
          <table:table-cell office:value-type="float" office:value="0.354804773925604" calcext:value-type="float">
            <text:p>0.3548047739</text:p>
          </table:table-cell>
          <table:table-cell office:value-type="float" office:value="0.361222925422163" calcext:value-type="float">
            <text:p>0.3612229254</text:p>
          </table:table-cell>
          <table:table-cell office:value-type="float" office:value="0.360636738321587" calcext:value-type="float">
            <text:p>0.3606367383</text:p>
          </table:table-cell>
          <table:table-cell office:value-type="float" office:value="0.373102952229833" calcext:value-type="float">
            <text:p>0.3731029522</text:p>
          </table:table-cell>
          <table:table-cell office:value-type="float" office:value="0.35393946808701" calcext:value-type="float">
            <text:p>0.3539394681</text:p>
          </table:table-cell>
          <table:table-cell office:value-type="float" office:value="0.365243536938903" calcext:value-type="float">
            <text:p>0.3652435369</text:p>
          </table:table-cell>
          <table:table-cell office:value-type="float" office:value="0.363845304474659" calcext:value-type="float">
            <text:p>0.3638453045</text:p>
          </table:table-cell>
          <table:table-cell office:value-type="float" office:value="0.357940720968952" calcext:value-type="float">
            <text:p>0.357940721</text:p>
          </table:table-cell>
          <table:table-cell office:value-type="float" office:value="0.355309861510106" calcext:value-type="float">
            <text:p>0.3553098615</text:p>
          </table:table-cell>
          <table:table-cell office:value-type="float" office:value="0.365954141391372" calcext:value-type="float">
            <text:p>0.3659541414</text:p>
          </table:table-cell>
          <table:table-cell office:value-type="float" office:value="0.363668954843663" calcext:value-type="float">
            <text:p>0.3636689548</text:p>
          </table:table-cell>
          <table:table-cell office:value-type="float" office:value="0.367693230907499" calcext:value-type="float">
            <text:p>0.3676932309</text:p>
          </table:table-cell>
          <table:table-cell office:value-type="float" office:value="0.350213627812231" calcext:value-type="float">
            <text:p>0.3502136278</text:p>
          </table:table-cell>
          <table:table-cell office:value-type="float" office:value="0.349371169512216" calcext:value-type="float">
            <text:p>0.3493711695</text:p>
          </table:table-cell>
          <table:table-cell office:value-type="float" office:value="0.344025596944235" calcext:value-type="float">
            <text:p>0.3440255969</text:p>
          </table:table-cell>
          <table:table-cell office:value-type="float" office:value="0.361002443908967" calcext:value-type="float">
            <text:p>0.3610024439</text:p>
          </table:table-cell>
          <table:table-cell office:value-type="float" office:value="0.35411763244758" calcext:value-type="float">
            <text:p>0.3541176324</text:p>
          </table:table-cell>
          <table:table-cell office:value-type="float" office:value="0.355723653512239" calcext:value-type="float">
            <text:p>0.3557236535</text:p>
          </table:table-cell>
          <table:table-cell office:value-type="float" office:value="0.349809659794114" calcext:value-type="float">
            <text:p>0.3498096598</text:p>
          </table:table-cell>
          <table:table-cell office:value-type="float" office:value="0.356985288854644" calcext:value-type="float">
            <text:p>0.3569852889</text:p>
          </table:table-cell>
          <table:table-cell office:value-type="float" office:value="0.351793433087751" calcext:value-type="float">
            <text:p>0.3517934331</text:p>
          </table:table-cell>
          <table:table-cell office:value-type="float" office:value="0.358480603498119" calcext:value-type="float">
            <text:p>0.3584806035</text:p>
          </table:table-cell>
          <table:table-cell office:value-type="float" office:value="0.348544781902483" calcext:value-type="float">
            <text:p>0.3485447819</text:p>
          </table:table-cell>
          <table:table-cell office:value-type="float" office:value="0.349100306745121" calcext:value-type="float">
            <text:p>0.3491003067</text:p>
          </table:table-cell>
          <table:table-cell office:value-type="float" office:value="0.358373977751916" calcext:value-type="float">
            <text:p>0.3583739778</text:p>
          </table:table-cell>
          <table:table-cell office:value-type="float" office:value="0.34789099103661" calcext:value-type="float">
            <text:p>0.347890991</text:p>
          </table:table-cell>
          <table:table-cell office:value-type="float" office:value="0.346280407747236" calcext:value-type="float">
            <text:p>0.3462804077</text:p>
          </table:table-cell>
          <table:table-cell office:value-type="float" office:value="0.355265296749643" calcext:value-type="float">
            <text:p>0.3552652967</text:p>
          </table:table-cell>
          <table:table-cell office:value-type="float" office:value="0.346404648015651" calcext:value-type="float">
            <text:p>0.346404648</text:p>
          </table:table-cell>
          <table:table-cell office:value-type="float" office:value="0.342777002532598" calcext:value-type="float">
            <text:p>0.3427770025</text:p>
          </table:table-cell>
          <table:table-cell office:value-type="float" office:value="0.359673969829331" calcext:value-type="float">
            <text:p>0.3596739698</text:p>
          </table:table-cell>
          <table:table-cell office:value-type="float" office:value="0.348653177393908" calcext:value-type="float">
            <text:p>0.3486531774</text:p>
          </table:table-cell>
          <table:table-cell office:value-type="float" office:value="0.351631015410987" calcext:value-type="float">
            <text:p>0.3516310154</text:p>
          </table:table-cell>
          <table:table-cell office:value-type="float" office:value="0.346352031289739" calcext:value-type="float">
            <text:p>0.3463520313</text:p>
          </table:table-cell>
          <table:table-cell office:value-type="float" office:value="0.359656422180439" calcext:value-type="float">
            <text:p>0.3596564222</text:p>
          </table:table-cell>
          <table:table-cell office:value-type="float" office:value="0.355391097245979" calcext:value-type="float">
            <text:p>0.3553910972</text:p>
          </table:table-cell>
          <table:table-cell office:value-type="float" office:value="0.350432057379922" calcext:value-type="float">
            <text:p>0.3504320574</text:p>
          </table:table-cell>
          <table:table-cell office:value-type="float" office:value="0.348489278000718" calcext:value-type="float">
            <text:p>0.348489278</text:p>
          </table:table-cell>
          <table:table-cell office:value-type="float" office:value="0.355027018299893" calcext:value-type="float">
            <text:p>0.3550270183</text:p>
          </table:table-cell>
          <table:table-cell office:value-type="float" office:value="0.356080406953231" calcext:value-type="float">
            <text:p>0.356080407</text:p>
          </table:table-cell>
          <table:table-cell office:value-type="float" office:value="0.355703523805969" calcext:value-type="float">
            <text:p>0.3557035238</text:p>
          </table:table-cell>
          <table:table-cell office:value-type="float" office:value="0.34731363047157" calcext:value-type="float">
            <text:p>0.3473136305</text:p>
          </table:table-cell>
          <table:table-cell office:value-type="float" office:value="0.358046513056921" calcext:value-type="float">
            <text:p>0.3580465131</text:p>
          </table:table-cell>
          <table:table-cell office:value-type="float" office:value="0.355210511945306" calcext:value-type="float">
            <text:p>0.3552105119</text:p>
          </table:table-cell>
          <table:table-cell office:value-type="float" office:value="0.364840331362592" calcext:value-type="float">
            <text:p>0.3648403314</text:p>
          </table:table-cell>
          <table:table-cell office:value-type="float" office:value="0.35029370250165" calcext:value-type="float">
            <text:p>0.3502937025</text:p>
          </table:table-cell>
          <table:table-cell office:value-type="float" office:value="0.352869846336756" calcext:value-type="float">
            <text:p>0.3528698463</text:p>
          </table:table-cell>
          <table:table-cell office:value-type="float" office:value="0.341931039992199" calcext:value-type="float">
            <text:p>0.34193104</text:p>
          </table:table-cell>
          <table:table-cell office:value-type="float" office:value="0.345561672486058" calcext:value-type="float">
            <text:p>0.3455616725</text:p>
          </table:table-cell>
          <table:table-cell office:value-type="float" office:value="0.339267322257076" calcext:value-type="float">
            <text:p>0.3392673223</text:p>
          </table:table-cell>
          <table:table-cell office:value-type="float" office:value="0.352144868753893" calcext:value-type="float">
            <text:p>0.3521448688</text:p>
          </table:table-cell>
          <table:table-cell office:value-type="float" office:value="0.35645503764436" calcext:value-type="float">
            <text:p>0.3564550376</text:p>
          </table:table-cell>
          <table:table-cell office:value-type="float" office:value="0.345158011079362" calcext:value-type="float">
            <text:p>0.3451580111</text:p>
          </table:table-cell>
          <table:table-cell office:value-type="float" office:value="0.353411999210989" calcext:value-type="float">
            <text:p>0.3534119992</text:p>
          </table:table-cell>
          <table:table-cell office:value-type="float" office:value="0.343766677387148" calcext:value-type="float">
            <text:p>0.3437666774</text:p>
          </table:table-cell>
          <table:table-cell office:value-type="float" office:value="0.349585914494944" calcext:value-type="float">
            <text:p>0.3495859145</text:p>
          </table:table-cell>
          <table:table-cell office:value-type="float" office:value="0.348708581939519" calcext:value-type="float">
            <text:p>0.3487085819</text:p>
          </table:table-cell>
          <table:table-cell office:value-type="float" office:value="0.345308147220955" calcext:value-type="float">
            <text:p>0.3453081472</text:p>
          </table:table-cell>
          <table:table-cell office:value-type="float" office:value="0.346171462320965" calcext:value-type="float">
            <text:p>0.3461714623</text:p>
          </table:table-cell>
          <table:table-cell office:value-type="float" office:value="0.343203457705512" calcext:value-type="float">
            <text:p>0.3432034577</text:p>
          </table:table-cell>
          <table:table-cell office:value-type="float" office:value="0.344646328427534" calcext:value-type="float">
            <text:p>0.3446463284</text:p>
          </table:table-cell>
          <table:table-cell office:value-type="float" office:value="0.343221523202272" calcext:value-type="float">
            <text:p>0.3432215232</text:p>
          </table:table-cell>
          <table:table-cell office:value-type="float" office:value="0.342636007975356" calcext:value-type="float">
            <text:p>0.342636008</text:p>
          </table:table-cell>
          <table:table-cell office:value-type="float" office:value="0.343468078173542" calcext:value-type="float">
            <text:p>0.3434680782</text:p>
          </table:table-cell>
          <table:table-cell office:value-type="float" office:value="0.354091060840201" calcext:value-type="float">
            <text:p>0.3540910608</text:p>
          </table:table-cell>
          <table:table-cell office:value-type="float" office:value="0.374085717296238" calcext:value-type="float">
            <text:p>0.3740857173</text:p>
          </table:table-cell>
          <table:table-cell office:value-type="float" office:value="0.350334191985857" calcext:value-type="float">
            <text:p>0.350334192</text:p>
          </table:table-cell>
          <table:table-cell office:value-type="float" office:value="0.349355527587061" calcext:value-type="float">
            <text:p>0.3493555276</text:p>
          </table:table-cell>
          <table:table-cell office:value-type="float" office:value="0.346125135638154" calcext:value-type="float">
            <text:p>0.3461251356</text:p>
          </table:table-cell>
          <table:table-cell office:value-type="float" office:value="0.34125214449067" calcext:value-type="float">
            <text:p>0.3412521445</text:p>
          </table:table-cell>
          <table:table-cell office:value-type="float" office:value="0.354124128162522" calcext:value-type="float">
            <text:p>0.3541241282</text:p>
          </table:table-cell>
          <table:table-cell office:value-type="float" office:value="0.35643284428278" calcext:value-type="float">
            <text:p>0.3564328443</text:p>
          </table:table-cell>
          <table:table-cell office:value-type="float" office:value="0.345306582619765" calcext:value-type="float">
            <text:p>0.3453065826</text:p>
          </table:table-cell>
          <table:table-cell office:value-type="float" office:value="0.342948343563804" calcext:value-type="float">
            <text:p>0.3429483436</text:p>
          </table:table-cell>
          <table:table-cell office:value-type="float" office:value="0.345642920380375" calcext:value-type="float">
            <text:p>0.3456429204</text:p>
          </table:table-cell>
          <table:table-cell office:value-type="float" office:value="0.354368598230423" calcext:value-type="float">
            <text:p>0.3543685982</text:p>
          </table:table-cell>
          <table:table-cell office:value-type="float" office:value="0.34094600224329" calcext:value-type="float">
            <text:p>0.3409460022</text:p>
          </table:table-cell>
          <table:table-cell office:value-type="float" office:value="0.341436733673978" calcext:value-type="float">
            <text:p>0.3414367337</text:p>
          </table:table-cell>
          <table:table-cell office:value-type="float" office:value="0.348044146875427" calcext:value-type="float">
            <text:p>0.3480441469</text:p>
          </table:table-cell>
          <table:table-cell office:value-type="float" office:value="0.345263812686732" calcext:value-type="float">
            <text:p>0.3452638127</text:p>
          </table:table-cell>
          <table:table-cell office:value-type="float" office:value="0.34739142765658" calcext:value-type="float">
            <text:p>0.3473914277</text:p>
          </table:table-cell>
          <table:table-cell office:value-type="float" office:value="0.360707782240022" calcext:value-type="float">
            <text:p>0.3607077822</text:p>
          </table:table-cell>
          <table:table-cell office:value-type="float" office:value="0.348196506176019" calcext:value-type="float">
            <text:p>0.3481965062</text:p>
          </table:table-cell>
          <table:table-cell office:value-type="float" office:value="0.340324255056882" calcext:value-type="float">
            <text:p>0.3403242551</text:p>
          </table:table-cell>
          <table:table-cell office:value-type="float" office:value="0.347734036900287" calcext:value-type="float">
            <text:p>0.3477340369</text:p>
          </table:table-cell>
          <table:table-cell office:value-type="float" office:value="0.346809394630279" calcext:value-type="float">
            <text:p>0.3468093946</text:p>
          </table:table-cell>
          <table:table-cell office:value-type="float" office:value="0.340050088265966" calcext:value-type="float">
            <text:p>0.3400500883</text:p>
          </table:table-cell>
          <table:table-cell office:value-type="float" office:value="0.35871474023185" calcext:value-type="float">
            <text:p>0.3587147402</text:p>
          </table:table-cell>
          <table:table-cell office:value-type="float" office:value="0.347618069899829" calcext:value-type="float">
            <text:p>0.3476180699</text:p>
          </table:table-cell>
          <table:table-cell office:value-type="float" office:value="0.346327096589527" calcext:value-type="float">
            <text:p>0.3463270966</text:p>
          </table:table-cell>
          <table:table-cell office:value-type="float" office:value="0.335527038728791" calcext:value-type="float">
            <text:p>0.3355270387</text:p>
          </table:table-cell>
          <table:table-cell office:value-type="float" office:value="0.36882817508449" calcext:value-type="float">
            <text:p>0.3688281751</text:p>
          </table:table-cell>
          <table:table-cell office:value-type="float" office:value="0.344358391542362" calcext:value-type="float">
            <text:p>0.3443583915</text:p>
          </table:table-cell>
          <table:table-cell office:value-type="float" office:value="0.338908056195667" calcext:value-type="float">
            <text:p>0.3389080562</text:p>
          </table:table-cell>
          <table:table-cell office:value-type="float" office:value="0.340432716988069" calcext:value-type="float">
            <text:p>0.340432717</text:p>
          </table:table-cell>
          <table:table-cell office:value-type="float" office:value="0.353349016543659" calcext:value-type="float">
            <text:p>0.3533490165</text:p>
          </table:table-cell>
          <table:table-cell office:value-type="float" office:value="0.376197925283515" calcext:value-type="float">
            <text:p>0.3761979253</text:p>
          </table:table-cell>
          <table:table-cell office:value-type="float" office:value="0.342536528000418" calcext:value-type="float">
            <text:p>0.342536528</text:p>
          </table:table-cell>
          <table:table-cell office:value-type="float" office:value="0.342887415153026" calcext:value-type="float">
            <text:p>0.3428874152</text:p>
          </table:table-cell>
          <table:table-cell office:value-type="float" office:value="0.340717329785162" calcext:value-type="float">
            <text:p>0.3407173298</text:p>
          </table:table-cell>
          <table:table-cell office:value-type="float" office:value="0.343841321000112" calcext:value-type="float">
            <text:p>0.343841321</text:p>
          </table:table-cell>
          <table:table-cell office:value-type="float" office:value="0.344368650934351" calcext:value-type="float">
            <text:p>0.3443686509</text:p>
          </table:table-cell>
          <table:table-cell office:value-type="float" office:value="0.349653162230878" calcext:value-type="float">
            <text:p>0.3496531622</text:p>
          </table:table-cell>
          <table:table-cell office:value-type="float" office:value="0.348370311578416" calcext:value-type="float">
            <text:p>0.3483703116</text:p>
          </table:table-cell>
          <table:table-cell office:value-type="float" office:value="0.355142436172297" calcext:value-type="float">
            <text:p>0.3551424362</text:p>
          </table:table-cell>
          <table:table-cell office:value-type="float" office:value="0.343971966784789" calcext:value-type="float">
            <text:p>0.3439719668</text:p>
          </table:table-cell>
          <table:table-cell office:value-type="float" office:value="0.346026220697153" calcext:value-type="float">
            <text:p>0.3460262207</text:p>
          </table:table-cell>
          <table:table-cell office:value-type="float" office:value="0.355109667035313" calcext:value-type="float">
            <text:p>0.355109667</text:p>
          </table:table-cell>
          <table:table-cell office:value-type="float" office:value="0.348198775062072" calcext:value-type="float">
            <text:p>0.3481987751</text:p>
          </table:table-cell>
          <table:table-cell office:value-type="float" office:value="0.342033441665427" calcext:value-type="float">
            <text:p>0.3420334417</text:p>
          </table:table-cell>
          <table:table-cell office:value-type="float" office:value="0.343910678608519" calcext:value-type="float">
            <text:p>0.3439106786</text:p>
          </table:table-cell>
          <table:table-cell office:value-type="float" office:value="0.353076470177208" calcext:value-type="float">
            <text:p>0.3530764702</text:p>
          </table:table-cell>
          <table:table-cell office:value-type="float" office:value="0.351490246608693" calcext:value-type="float">
            <text:p>0.3514902466</text:p>
          </table:table-cell>
          <table:table-cell office:value-type="float" office:value="0.348859549677123" calcext:value-type="float">
            <text:p>0.3488595497</text:p>
          </table:table-cell>
          <table:table-cell office:value-type="float" office:value="0.341291869719672" calcext:value-type="float">
            <text:p>0.3412918697</text:p>
          </table:table-cell>
          <table:table-cell office:value-type="float" office:value="0.333114147616066" calcext:value-type="float">
            <text:p>0.3331141476</text:p>
          </table:table-cell>
          <table:table-cell office:value-type="float" office:value="0.343055471142661" calcext:value-type="float">
            <text:p>0.3430554711</text:p>
          </table:table-cell>
          <table:table-cell office:value-type="float" office:value="0.345821450006954" calcext:value-type="float">
            <text:p>0.34582145</text:p>
          </table:table-cell>
          <table:table-cell office:value-type="float" office:value="0.35485145365943" calcext:value-type="float">
            <text:p>0.3548514537</text:p>
          </table:table-cell>
          <table:table-cell office:value-type="float" office:value="0.337728523883844" calcext:value-type="float">
            <text:p>0.3377285239</text:p>
          </table:table-cell>
          <table:table-cell office:value-type="float" office:value="0.366822570784796" calcext:value-type="float">
            <text:p>0.3668225708</text:p>
          </table:table-cell>
          <table:table-cell office:value-type="float" office:value="0.363697548473583" calcext:value-type="float">
            <text:p>0.3636975485</text:p>
          </table:table-cell>
          <table:table-cell office:value-type="float" office:value="0.351875512694951" calcext:value-type="float">
            <text:p>0.3518755127</text:p>
          </table:table-cell>
          <table:table-cell office:value-type="float" office:value="0.342173368179821" calcext:value-type="float">
            <text:p>0.3421733682</text:p>
          </table:table-cell>
          <table:table-cell office:value-type="float" office:value="0.354815315495255" calcext:value-type="float">
            <text:p>0.3548153155</text:p>
          </table:table-cell>
          <table:table-cell office:value-type="float" office:value="0.341422543515894" calcext:value-type="float">
            <text:p>0.3414225435</text:p>
          </table:table-cell>
          <table:table-cell office:value-type="float" office:value="0.355453309637319" calcext:value-type="float">
            <text:p>0.3554533096</text:p>
          </table:table-cell>
          <table:table-cell office:value-type="float" office:value="0.349766401427219" calcext:value-type="float">
            <text:p>0.3497664014</text:p>
          </table:table-cell>
          <table:table-cell office:value-type="float" office:value="0.353693378831223" calcext:value-type="float">
            <text:p>0.3536933788</text:p>
          </table:table-cell>
          <table:table-cell office:value-type="float" office:value="0.353153482198263" calcext:value-type="float">
            <text:p>0.3531534822</text:p>
          </table:table-cell>
          <table:table-cell office:value-type="float" office:value="0.349995261581543" calcext:value-type="float">
            <text:p>0.3499952616</text:p>
          </table:table-cell>
          <table:table-cell office:value-type="float" office:value="0.348642853198362" calcext:value-type="float">
            <text:p>0.3486428532</text:p>
          </table:table-cell>
          <table:table-cell office:value-type="float" office:value="0.352549915129742" calcext:value-type="float">
            <text:p>0.3525499151</text:p>
          </table:table-cell>
          <table:table-cell office:value-type="float" office:value="0.348530608076298" calcext:value-type="float">
            <text:p>0.3485306081</text:p>
          </table:table-cell>
          <table:table-cell office:value-type="float" office:value="0.346174875555877" calcext:value-type="float">
            <text:p>0.3461748756</text:p>
          </table:table-cell>
          <table:table-cell office:value-type="float" office:value="0.343182398973576" calcext:value-type="float">
            <text:p>0.343182399</text:p>
          </table:table-cell>
          <table:table-cell office:value-type="float" office:value="0.346965345761054" calcext:value-type="float">
            <text:p>0.3469653458</text:p>
          </table:table-cell>
          <table:table-cell office:value-type="float" office:value="0.3589455868005" calcext:value-type="float">
            <text:p>0.3589455868</text:p>
          </table:table-cell>
          <table:table-cell office:value-type="float" office:value="0.341032190963032" calcext:value-type="float">
            <text:p>0.341032191</text:p>
          </table:table-cell>
          <table:table-cell office:value-type="float" office:value="0.340328294178265" calcext:value-type="float">
            <text:p>0.3403282942</text:p>
          </table:table-cell>
          <table:table-cell office:value-type="float" office:value="0.351235653202719" calcext:value-type="float">
            <text:p>0.3512356532</text:p>
          </table:table-cell>
          <table:table-cell office:value-type="float" office:value="0.352133990397263" calcext:value-type="float">
            <text:p>0.3521339904</text:p>
          </table:table-cell>
          <table:table-cell office:value-type="float" office:value="0.340547018134843" calcext:value-type="float">
            <text:p>0.3405470181</text:p>
          </table:table-cell>
          <table:table-cell office:value-type="float" office:value="0.363020818841224" calcext:value-type="float">
            <text:p>0.3630208188</text:p>
          </table:table-cell>
          <table:table-cell office:value-type="float" office:value="0.342233994280817" calcext:value-type="float">
            <text:p>0.3422339943</text:p>
          </table:table-cell>
          <table:table-cell office:value-type="float" office:value="0.369630839751537" calcext:value-type="float">
            <text:p>0.3696308398</text:p>
          </table:table-cell>
          <table:table-cell office:value-type="float" office:value="0.35550833752757" calcext:value-type="float">
            <text:p>0.3555083375</text:p>
          </table:table-cell>
          <table:table-cell office:value-type="float" office:value="0.340967973235436" calcext:value-type="float">
            <text:p>0.3409679732</text:p>
          </table:table-cell>
          <table:table-cell office:value-type="float" office:value="0.338874169846715" calcext:value-type="float">
            <text:p>0.3388741698</text:p>
          </table:table-cell>
          <table:table-cell office:value-type="float" office:value="0.346222863760574" calcext:value-type="float">
            <text:p>0.3462228638</text:p>
          </table:table-cell>
          <table:table-cell office:value-type="float" office:value="0.343230989384998" calcext:value-type="float">
            <text:p>0.3432309894</text:p>
          </table:table-cell>
          <table:table-cell office:value-type="float" office:value="0.344004071750345" calcext:value-type="float">
            <text:p>0.3440040718</text:p>
          </table:table-cell>
          <table:table-cell office:value-type="float" office:value="0.335740539414607" calcext:value-type="float">
            <text:p>0.3357405394</text:p>
          </table:table-cell>
          <table:table-cell office:value-type="float" office:value="0.354718810757227" calcext:value-type="float">
            <text:p>0.3547188108</text:p>
          </table:table-cell>
          <table:table-cell office:value-type="float" office:value="0.353371424783566" calcext:value-type="float">
            <text:p>0.3533714248</text:p>
          </table:table-cell>
          <table:table-cell office:value-type="float" office:value="0.347430566087092" calcext:value-type="float">
            <text:p>0.3474305661</text:p>
          </table:table-cell>
          <table:table-cell office:value-type="float" office:value="0.337939714816158" calcext:value-type="float">
            <text:p>0.3379397148</text:p>
          </table:table-cell>
          <table:table-cell office:value-type="float" office:value="0.345670645200022" calcext:value-type="float">
            <text:p>0.3456706452</text:p>
          </table:table-cell>
          <table:table-cell office:value-type="float" office:value="0.35441646342184" calcext:value-type="float">
            <text:p>0.3544164634</text:p>
          </table:table-cell>
          <table:table-cell office:value-type="float" office:value="0.342378931193319" calcext:value-type="float">
            <text:p>0.3423789312</text:p>
          </table:table-cell>
          <table:table-cell office:value-type="float" office:value="0.350758712292471" calcext:value-type="float">
            <text:p>0.3507587123</text:p>
          </table:table-cell>
          <table:table-cell office:value-type="float" office:value="0.351410115153483" calcext:value-type="float">
            <text:p>0.3514101152</text:p>
          </table:table-cell>
          <table:table-cell office:value-type="float" office:value="0.363720121242667" calcext:value-type="float">
            <text:p>0.3637201212</text:p>
          </table:table-cell>
          <table:table-cell office:value-type="float" office:value="0.352342722010266" calcext:value-type="float">
            <text:p>0.352342722</text:p>
          </table:table-cell>
          <table:table-cell office:value-type="float" office:value="0.337457437096028" calcext:value-type="float">
            <text:p>0.3374574371</text:p>
          </table:table-cell>
          <table:table-cell office:value-type="float" office:value="0.342404878369469" calcext:value-type="float">
            <text:p>0.3424048784</text:p>
          </table:table-cell>
          <table:table-cell office:value-type="float" office:value="0.342516959218719" calcext:value-type="float">
            <text:p>0.3425169592</text:p>
          </table:table-cell>
          <table:table-cell office:value-type="float" office:value="0.358953162532" calcext:value-type="float">
            <text:p>0.3589531625</text:p>
          </table:table-cell>
          <table:table-cell office:value-type="float" office:value="0.344166744139887" calcext:value-type="float">
            <text:p>0.3441667441</text:p>
          </table:table-cell>
          <table:table-cell office:value-type="float" office:value="0.341530509032003" calcext:value-type="float">
            <text:p>0.341530509</text:p>
          </table:table-cell>
          <table:table-cell office:value-type="float" office:value="0.346958206308408" calcext:value-type="float">
            <text:p>0.3469582063</text:p>
          </table:table-cell>
          <table:table-cell office:value-type="float" office:value="0.350908580096291" calcext:value-type="float">
            <text:p>0.3509085801</text:p>
          </table:table-cell>
          <table:table-cell office:value-type="float" office:value="0.37106226433462" calcext:value-type="float">
            <text:p>0.3710622643</text:p>
          </table:table-cell>
          <table:table-cell office:value-type="float" office:value="0.351443612669782" calcext:value-type="float">
            <text:p>0.3514436127</text:p>
          </table:table-cell>
          <table:table-cell office:value-type="float" office:value="0.356160790523647" calcext:value-type="float">
            <text:p>0.3561607905</text:p>
          </table:table-cell>
          <table:table-cell office:value-type="float" office:value="0.336702469268379" calcext:value-type="float">
            <text:p>0.3367024693</text:p>
          </table:table-cell>
          <table:table-cell office:value-type="float" office:value="0.344835945460557" calcext:value-type="float">
            <text:p>0.3448359455</text:p>
          </table:table-cell>
          <table:table-cell office:value-type="float" office:value="0.345863324599806" calcext:value-type="float">
            <text:p>0.3458633246</text:p>
          </table:table-cell>
          <table:table-cell office:value-type="float" office:value="0.359074341545823" calcext:value-type="float">
            <text:p>0.3590743415</text:p>
          </table:table-cell>
          <table:table-cell office:value-type="float" office:value="0.353225225956662" calcext:value-type="float">
            <text:p>0.353225226</text:p>
          </table:table-cell>
          <table:table-cell office:value-type="float" office:value="0.34948444296709" calcext:value-type="float">
            <text:p>0.349484443</text:p>
          </table:table-cell>
          <table:table-cell office:value-type="float" office:value="0.346388048548098" calcext:value-type="float">
            <text:p>0.3463880485</text:p>
          </table:table-cell>
          <table:table-cell office:value-type="float" office:value="0.35119262046259" calcext:value-type="float">
            <text:p>0.3511926205</text:p>
          </table:table-cell>
          <table:table-cell office:value-type="float" office:value="0.334433115569192" calcext:value-type="float">
            <text:p>0.3344331156</text:p>
          </table:table-cell>
          <table:table-cell office:value-type="float" office:value="0.351235416706871" calcext:value-type="float">
            <text:p>0.3512354167</text:p>
          </table:table-cell>
          <table:table-cell office:value-type="float" office:value="0.357612882148307" calcext:value-type="float">
            <text:p>0.3576128821</text:p>
          </table:table-cell>
          <table:table-cell office:value-type="float" office:value="0.341052501519069" calcext:value-type="float">
            <text:p>0.3410525015</text:p>
          </table:table-cell>
          <table:table-cell office:value-type="float" office:value="0.343801395056898" calcext:value-type="float">
            <text:p>0.3438013951</text:p>
          </table:table-cell>
          <table:table-cell office:value-type="float" office:value="0.360278928189395" calcext:value-type="float">
            <text:p>0.3602789282</text:p>
          </table:table-cell>
          <table:table-cell office:value-type="float" office:value="0.347194838308971" calcext:value-type="float">
            <text:p>0.3471948383</text:p>
          </table:table-cell>
          <table:table-cell office:value-type="float" office:value="0.336559851153752" calcext:value-type="float">
            <text:p>0.3365598512</text:p>
          </table:table-cell>
          <table:table-cell office:value-type="float" office:value="0.348087542261375" calcext:value-type="float">
            <text:p>0.3480875423</text:p>
          </table:table-cell>
          <table:table-cell office:value-type="float" office:value="0.349026344932385" calcext:value-type="float">
            <text:p>0.3490263449</text:p>
          </table:table-cell>
          <table:table-cell office:value-type="float" office:value="0.333363341320021" calcext:value-type="float">
            <text:p>0.3333633413</text:p>
          </table:table-cell>
          <table:table-cell office:value-type="float" office:value="0.345772344322615" calcext:value-type="float">
            <text:p>0.3457723443</text:p>
          </table:table-cell>
          <table:table-cell office:value-type="float" office:value="0.346973629200632" calcext:value-type="float">
            <text:p>0.3469736292</text:p>
          </table:table-cell>
          <table:table-cell office:value-type="float" office:value="0.359504725143624" calcext:value-type="float">
            <text:p>0.3595047251</text:p>
          </table:table-cell>
          <table:table-cell office:value-type="float" office:value="0.341172414429952" calcext:value-type="float">
            <text:p>0.3411724144</text:p>
          </table:table-cell>
          <table:table-cell office:value-type="float" office:value="0.347712088894196" calcext:value-type="float">
            <text:p>0.3477120889</text:p>
          </table:table-cell>
          <table:table-cell office:value-type="float" office:value="0.34676101512354" calcext:value-type="float">
            <text:p>0.3467610151</text:p>
          </table:table-cell>
          <table:table-cell office:value-type="float" office:value="0.336766007306981" calcext:value-type="float">
            <text:p>0.3367660073</text:p>
          </table:table-cell>
          <table:table-cell office:value-type="float" office:value="0.333522932696086" calcext:value-type="float">
            <text:p>0.3335229327</text:p>
          </table:table-cell>
          <table:table-cell office:value-type="float" office:value="0.365786422384758" calcext:value-type="float">
            <text:p>0.3657864224</text:p>
          </table:table-cell>
          <table:table-cell office:value-type="float" office:value="0.348732158539794" calcext:value-type="float">
            <text:p>0.3487321585</text:p>
          </table:table-cell>
          <table:table-cell office:value-type="float" office:value="0.342783156171168" calcext:value-type="float">
            <text:p>0.3427831562</text:p>
          </table:table-cell>
          <table:table-cell office:value-type="float" office:value="0.345092569224673" calcext:value-type="float">
            <text:p>0.3450925692</text:p>
          </table:table-cell>
          <table:table-cell office:value-type="float" office:value="0.341796496323888" calcext:value-type="float">
            <text:p>0.3417964963</text:p>
          </table:table-cell>
          <table:table-cell office:value-type="float" office:value="0.34519060131947" calcext:value-type="float">
            <text:p>0.3451906013</text:p>
          </table:table-cell>
          <table:table-cell office:value-type="float" office:value="0.346032294640429" calcext:value-type="float">
            <text:p>0.3460322946</text:p>
          </table:table-cell>
          <table:table-cell office:value-type="float" office:value="0.340633078808275" calcext:value-type="float">
            <text:p>0.3406330788</text:p>
          </table:table-cell>
          <table:table-cell office:value-type="float" office:value="0.352891208931738" calcext:value-type="float">
            <text:p>0.3528912089</text:p>
          </table:table-cell>
          <table:table-cell office:value-type="float" office:value="0.349524492406151" calcext:value-type="float">
            <text:p>0.3495244924</text:p>
          </table:table-cell>
          <table:table-cell office:value-type="float" office:value="0.340226030557085" calcext:value-type="float">
            <text:p>0.3402260306</text:p>
          </table:table-cell>
          <table:table-cell office:value-type="float" office:value="0.360082893410037" calcext:value-type="float">
            <text:p>0.3600828934</text:p>
          </table:table-cell>
          <table:table-cell office:value-type="float" office:value="0.337802279496932" calcext:value-type="float">
            <text:p>0.3378022795</text:p>
          </table:table-cell>
          <table:table-cell office:value-type="float" office:value="0.349795249030984" calcext:value-type="float">
            <text:p>0.349795249</text:p>
          </table:table-cell>
          <table:table-cell office:value-type="float" office:value="0.346328411198054" calcext:value-type="float">
            <text:p>0.3463284112</text:p>
          </table:table-cell>
          <table:table-cell office:value-type="float" office:value="0.3542173012158" calcext:value-type="float">
            <text:p>0.3542173012</text:p>
          </table:table-cell>
          <table:table-cell office:value-type="float" office:value="0.341553445864448" calcext:value-type="float">
            <text:p>0.3415534459</text:p>
          </table:table-cell>
          <table:table-cell office:value-type="float" office:value="0.353445214149999" calcext:value-type="float">
            <text:p>0.3534452141</text:p>
          </table:table-cell>
          <table:table-cell office:value-type="float" office:value="0.346316853190132" calcext:value-type="float">
            <text:p>0.3463168532</text:p>
          </table:table-cell>
          <table:table-cell office:value-type="float" office:value="0.354918727902654" calcext:value-type="float">
            <text:p>0.3549187279</text:p>
          </table:table-cell>
          <table:table-cell office:value-type="float" office:value="0.343952970354712" calcext:value-type="float">
            <text:p>0.3439529704</text:p>
          </table:table-cell>
          <table:table-cell office:value-type="float" office:value="0.337574242968713" calcext:value-type="float">
            <text:p>0.337574243</text:p>
          </table:table-cell>
          <table:table-cell office:value-type="float" office:value="0.346296418610439" calcext:value-type="float">
            <text:p>0.3462964186</text:p>
          </table:table-cell>
          <table:table-cell office:value-type="float" office:value="0.354932962061106" calcext:value-type="float">
            <text:p>0.3549329621</text:p>
          </table:table-cell>
          <table:table-cell office:value-type="float" office:value="0.356171578523255" calcext:value-type="float">
            <text:p>0.3561715785</text:p>
          </table:table-cell>
          <table:table-cell office:value-type="float" office:value="0.339480202523008" calcext:value-type="float">
            <text:p>0.3394802025</text:p>
          </table:table-cell>
          <table:table-cell office:value-type="float" office:value="0.337877498831951" calcext:value-type="float">
            <text:p>0.3378774988</text:p>
          </table:table-cell>
          <table:table-cell office:value-type="float" office:value="0.354114762376487" calcext:value-type="float">
            <text:p>0.3541147624</text:p>
          </table:table-cell>
          <table:table-cell office:value-type="float" office:value="0.349350397436774" calcext:value-type="float">
            <text:p>0.3493503974</text:p>
          </table:table-cell>
          <table:table-cell office:value-type="float" office:value="0.344181291891909" calcext:value-type="float">
            <text:p>0.3441812919</text:p>
          </table:table-cell>
          <table:table-cell office:value-type="float" office:value="0.349876603746173" calcext:value-type="float">
            <text:p>0.3498766037</text:p>
          </table:table-cell>
          <table:table-cell office:value-type="float" office:value="0.356281710323241" calcext:value-type="float">
            <text:p>0.3562817103</text:p>
          </table:table-cell>
          <table:table-cell office:value-type="float" office:value="0.366204654812285" calcext:value-type="float">
            <text:p>0.3662046548</text:p>
          </table:table-cell>
          <table:table-cell office:value-type="float" office:value="0.351095728792019" calcext:value-type="float">
            <text:p>0.3510957288</text:p>
          </table:table-cell>
          <table:table-cell office:value-type="float" office:value="0.3437600582593" calcext:value-type="float">
            <text:p>0.3437600583</text:p>
          </table:table-cell>
          <table:table-cell office:value-type="float" office:value="0.347372150413602" calcext:value-type="float">
            <text:p>0.3473721504</text:p>
          </table:table-cell>
          <table:table-cell office:value-type="float" office:value="0.347190951863698" calcext:value-type="float">
            <text:p>0.3471909519</text:p>
          </table:table-cell>
          <table:table-cell office:value-type="float" office:value="0.348747925287858" calcext:value-type="float">
            <text:p>0.3487479253</text:p>
          </table:table-cell>
          <table:table-cell office:value-type="float" office:value="0.360308023663279" calcext:value-type="float">
            <text:p>0.3603080237</text:p>
          </table:table-cell>
          <table:table-cell office:value-type="float" office:value="0.35342446249697" calcext:value-type="float">
            <text:p>0.3534244625</text:p>
          </table:table-cell>
          <table:table-cell office:value-type="float" office:value="0.353355419145665" calcext:value-type="float">
            <text:p>0.3533554191</text:p>
          </table:table-cell>
          <table:table-cell office:value-type="float" office:value="0.340790110140341" calcext:value-type="float">
            <text:p>0.3407901101</text:p>
          </table:table-cell>
          <table:table-cell office:value-type="float" office:value="0.350731682159115" calcext:value-type="float">
            <text:p>0.3507316822</text:p>
          </table:table-cell>
          <table:table-cell office:value-type="float" office:value="0.341641062712986" calcext:value-type="float">
            <text:p>0.3416410627</text:p>
          </table:table-cell>
          <table:table-cell office:value-type="float" office:value="0.337477483261544" calcext:value-type="float">
            <text:p>0.3374774833</text:p>
          </table:table-cell>
          <table:table-cell office:value-type="float" office:value="0.34852983851285" calcext:value-type="float">
            <text:p>0.3485298385</text:p>
          </table:table-cell>
          <table:table-cell office:value-type="float" office:value="0.358235136517085" calcext:value-type="float">
            <text:p>0.3582351365</text:p>
          </table:table-cell>
          <table:table-cell office:value-type="float" office:value="0.33870081946791" calcext:value-type="float">
            <text:p>0.3387008195</text:p>
          </table:table-cell>
          <table:table-cell office:value-type="float" office:value="0.337123299421652" calcext:value-type="float">
            <text:p>0.3371232994</text:p>
          </table:table-cell>
          <table:table-cell office:value-type="float" office:value="0.347472770171856" calcext:value-type="float">
            <text:p>0.3474727702</text:p>
          </table:table-cell>
          <table:table-cell office:value-type="float" office:value="0.349968694517086" calcext:value-type="float">
            <text:p>0.3499686945</text:p>
          </table:table-cell>
          <table:table-cell office:value-type="float" office:value="0.349969451530005" calcext:value-type="float">
            <text:p>0.3499694515</text:p>
          </table:table-cell>
          <table:table-cell office:value-type="float" office:value="0.35034516578909" calcext:value-type="float">
            <text:p>0.3503451658</text:p>
          </table:table-cell>
          <table:table-cell office:value-type="float" office:value="0.379490321094216" calcext:value-type="float">
            <text:p>0.3794903211</text:p>
          </table:table-cell>
          <table:table-cell office:value-type="float" office:value="0.345018618171687" calcext:value-type="float">
            <text:p>0.3450186182</text:p>
          </table:table-cell>
          <table:table-cell office:value-type="float" office:value="0.344777474306868" calcext:value-type="float">
            <text:p>0.3447774743</text:p>
          </table:table-cell>
          <table:table-cell office:value-type="float" office:value="0.346333572032857" calcext:value-type="float">
            <text:p>0.346333572</text:p>
          </table:table-cell>
          <table:table-cell office:value-type="float" office:value="0.34207439837691" calcext:value-type="float">
            <text:p>0.3420743984</text:p>
          </table:table-cell>
          <table:table-cell office:value-type="float" office:value="0.347781902668523" calcext:value-type="float">
            <text:p>0.3477819027</text:p>
          </table:table-cell>
          <table:table-cell office:value-type="float" office:value="0.334455385248093" calcext:value-type="float">
            <text:p>0.3344553852</text:p>
          </table:table-cell>
          <table:table-cell office:value-type="float" office:value="0.348422887504742" calcext:value-type="float">
            <text:p>0.3484228875</text:p>
          </table:table-cell>
          <table:table-cell office:value-type="float" office:value="0.337223182446138" calcext:value-type="float">
            <text:p>0.3372231824</text:p>
          </table:table-cell>
          <table:table-cell office:value-type="float" office:value="0.336741477665759" calcext:value-type="float">
            <text:p>0.3367414777</text:p>
          </table:table-cell>
          <table:table-cell office:value-type="float" office:value="0.340734298835443" calcext:value-type="float">
            <text:p>0.3407342988</text:p>
          </table:table-cell>
          <table:table-cell office:value-type="float" office:value="0.358628656523353" calcext:value-type="float">
            <text:p>0.3586286565</text:p>
          </table:table-cell>
          <table:table-cell office:value-type="float" office:value="0.362487111458818" calcext:value-type="float">
            <text:p>0.3624871115</text:p>
          </table:table-cell>
          <table:table-cell office:value-type="float" office:value="0.340123480909011" calcext:value-type="float">
            <text:p>0.3401234809</text:p>
          </table:table-cell>
          <table:table-cell office:value-type="float" office:value="0.345603054283089" calcext:value-type="float">
            <text:p>0.3456030543</text:p>
          </table:table-cell>
          <table:table-cell office:value-type="float" office:value="0.348883308209172" calcext:value-type="float">
            <text:p>0.3488833082</text:p>
          </table:table-cell>
          <table:table-cell office:value-type="float" office:value="0.342214986265347" calcext:value-type="float">
            <text:p>0.3422149863</text:p>
          </table:table-cell>
          <table:table-cell office:value-type="float" office:value="0.337813874903847" calcext:value-type="float">
            <text:p>0.3378138749</text:p>
          </table:table-cell>
          <table:table-cell office:value-type="float" office:value="0.363401572852101" calcext:value-type="float">
            <text:p>0.3634015729</text:p>
          </table:table-cell>
          <table:table-cell office:value-type="float" office:value="0.357176946937699" calcext:value-type="float">
            <text:p>0.3571769469</text:p>
          </table:table-cell>
          <table:table-cell office:value-type="float" office:value="0.347194131671591" calcext:value-type="float">
            <text:p>0.3471941317</text:p>
          </table:table-cell>
          <table:table-cell office:value-type="float" office:value="0.357050258471648" calcext:value-type="float">
            <text:p>0.3570502585</text:p>
          </table:table-cell>
          <table:table-cell office:value-type="float" office:value="0.346982239632573" calcext:value-type="float">
            <text:p>0.3469822396</text:p>
          </table:table-cell>
          <table:table-cell office:value-type="float" office:value="0.344594518121174" calcext:value-type="float">
            <text:p>0.3445945181</text:p>
          </table:table-cell>
          <table:table-cell office:value-type="float" office:value="0.347134549375729" calcext:value-type="float">
            <text:p>0.3471345494</text:p>
          </table:table-cell>
          <table:table-cell office:value-type="float" office:value="0.349399613056056" calcext:value-type="float">
            <text:p>0.3493996131</text:p>
          </table:table-cell>
          <table:table-cell office:value-type="float" office:value="0.359220041171574" calcext:value-type="float">
            <text:p>0.3592200412</text:p>
          </table:table-cell>
          <table:table-cell office:value-type="float" office:value="0.343300755664112" calcext:value-type="float">
            <text:p>0.3433007557</text:p>
          </table:table-cell>
          <table:table-cell office:value-type="float" office:value="0.354502767969128" calcext:value-type="float">
            <text:p>0.354502768</text:p>
          </table:table-cell>
          <table:table-cell office:value-type="float" office:value="0.342647349487597" calcext:value-type="float">
            <text:p>0.3426473495</text:p>
          </table:table-cell>
          <table:table-cell office:value-type="float" office:value="0.340690003227087" calcext:value-type="float">
            <text:p>0.3406900032</text:p>
          </table:table-cell>
          <table:table-cell office:value-type="float" office:value="0.351139140619197" calcext:value-type="float">
            <text:p>0.3511391406</text:p>
          </table:table-cell>
          <table:table-cell office:value-type="float" office:value="0.345741841082027" calcext:value-type="float">
            <text:p>0.3457418411</text:p>
          </table:table-cell>
          <table:table-cell office:value-type="float" office:value="0.363736842290877" calcext:value-type="float">
            <text:p>0.3637368423</text:p>
          </table:table-cell>
          <table:table-cell office:value-type="float" office:value="0.351658496594293" calcext:value-type="float">
            <text:p>0.3516584966</text:p>
          </table:table-cell>
          <table:table-cell office:value-type="float" office:value="0.353750584677456" calcext:value-type="float">
            <text:p>0.3537505847</text:p>
          </table:table-cell>
          <table:table-cell office:value-type="float" office:value="0.351689428633938" calcext:value-type="float">
            <text:p>0.3516894286</text:p>
          </table:table-cell>
          <table:table-cell office:value-type="float" office:value="0.344962280261072" calcext:value-type="float">
            <text:p>0.3449622803</text:p>
          </table:table-cell>
          <table:table-cell office:value-type="float" office:value="0.336696551284935" calcext:value-type="float">
            <text:p>0.3366965513</text:p>
          </table:table-cell>
          <table:table-cell office:value-type="float" office:value="0.341820786769898" calcext:value-type="float">
            <text:p>0.3418207868</text:p>
          </table:table-cell>
          <table:table-cell office:value-type="float" office:value="0.349344750482926" calcext:value-type="float">
            <text:p>0.3493447505</text:p>
          </table:table-cell>
          <table:table-cell office:value-type="float" office:value="0.354657381882327" calcext:value-type="float">
            <text:p>0.3546573819</text:p>
          </table:table-cell>
          <table:table-cell office:value-type="float" office:value="0.341371761794938" calcext:value-type="float">
            <text:p>0.3413717618</text:p>
          </table:table-cell>
          <table:table-cell office:value-type="float" office:value="0.338475979607291" calcext:value-type="float">
            <text:p>0.3384759796</text:p>
          </table:table-cell>
          <table:table-cell office:value-type="float" office:value="0.344874859549892" calcext:value-type="float">
            <text:p>0.3448748595</text:p>
          </table:table-cell>
          <table:table-cell office:value-type="float" office:value="0.34422183210981" calcext:value-type="float">
            <text:p>0.3442218321</text:p>
          </table:table-cell>
          <table:table-cell office:value-type="float" office:value="0.355238204248188" calcext:value-type="float">
            <text:p>0.3552382042</text:p>
          </table:table-cell>
          <table:table-cell office:value-type="float" office:value="0.339520932016759" calcext:value-type="float">
            <text:p>0.339520932</text:p>
          </table:table-cell>
          <table:table-cell office:value-type="float" office:value="0.339065280535943" calcext:value-type="float">
            <text:p>0.3390652805</text:p>
          </table:table-cell>
          <table:table-cell office:value-type="float" office:value="0.341260109311188" calcext:value-type="float">
            <text:p>0.3412601093</text:p>
          </table:table-cell>
          <table:table-cell office:value-type="float" office:value="0.344327388029925" calcext:value-type="float">
            <text:p>0.344327388</text:p>
          </table:table-cell>
          <table:table-cell office:value-type="float" office:value="0.336121294929738" calcext:value-type="float">
            <text:p>0.3361212949</text:p>
          </table:table-cell>
          <table:table-cell office:value-type="float" office:value="0.344094703790887" calcext:value-type="float">
            <text:p>0.3440947038</text:p>
          </table:table-cell>
          <table:table-cell office:value-type="float" office:value="0.348518605974187" calcext:value-type="float">
            <text:p>0.348518606</text:p>
          </table:table-cell>
          <table:table-cell office:value-type="float" office:value="0.348080330110667" calcext:value-type="float">
            <text:p>0.3480803301</text:p>
          </table:table-cell>
          <table:table-cell office:value-type="float" office:value="0.352362240865063" calcext:value-type="float">
            <text:p>0.3523622409</text:p>
          </table:table-cell>
          <table:table-cell office:value-type="float" office:value="0.349005619473732" calcext:value-type="float">
            <text:p>0.3490056195</text:p>
          </table:table-cell>
          <table:table-cell office:value-type="float" office:value="0.340556184578967" calcext:value-type="float">
            <text:p>0.3405561846</text:p>
          </table:table-cell>
          <table:table-cell office:value-type="float" office:value="0.349280134931084" calcext:value-type="float">
            <text:p>0.3492801349</text:p>
          </table:table-cell>
          <table:table-cell office:value-type="float" office:value="0.339001709935335" calcext:value-type="float">
            <text:p>0.3390017099</text:p>
          </table:table-cell>
          <table:table-cell office:value-type="float" office:value="0.341433332491947" calcext:value-type="float">
            <text:p>0.3414333325</text:p>
          </table:table-cell>
          <table:table-cell office:value-type="float" office:value="0.340410969537847" calcext:value-type="float">
            <text:p>0.3404109695</text:p>
          </table:table-cell>
          <table:table-cell office:value-type="float" office:value="0.345652376255757" calcext:value-type="float">
            <text:p>0.3456523763</text:p>
          </table:table-cell>
          <table:table-cell office:value-type="float" office:value="0.343615084490695" calcext:value-type="float">
            <text:p>0.3436150845</text:p>
          </table:table-cell>
          <table:table-cell office:value-type="float" office:value="0.346674128659988" calcext:value-type="float">
            <text:p>0.3466741287</text:p>
          </table:table-cell>
          <table:table-cell office:value-type="float" office:value="0.338476955860495" calcext:value-type="float">
            <text:p>0.3384769559</text:p>
          </table:table-cell>
          <table:table-cell office:value-type="float" office:value="0.345321852779328" calcext:value-type="float">
            <text:p>0.3453218528</text:p>
          </table:table-cell>
          <table:table-cell office:value-type="float" office:value="0.350716070111683" calcext:value-type="float">
            <text:p>0.3507160701</text:p>
          </table:table-cell>
          <table:table-cell office:value-type="float" office:value="0.366235765477361" calcext:value-type="float">
            <text:p>0.3662357655</text:p>
          </table:table-cell>
          <table:table-cell office:value-type="float" office:value="0.346374295762187" calcext:value-type="float">
            <text:p>0.3463742958</text:p>
          </table:table-cell>
          <table:table-cell office:value-type="float" office:value="0.340829945176105" calcext:value-type="float">
            <text:p>0.3408299452</text:p>
          </table:table-cell>
          <table:table-cell office:value-type="float" office:value="0.348097259861845" calcext:value-type="float">
            <text:p>0.3480972599</text:p>
          </table:table-cell>
          <table:table-cell office:value-type="float" office:value="0.347649418659259" calcext:value-type="float">
            <text:p>0.3476494187</text:p>
          </table:table-cell>
          <table:table-cell office:value-type="float" office:value="0.353490305742382" calcext:value-type="float">
            <text:p>0.3534903057</text:p>
          </table:table-cell>
          <table:table-cell office:value-type="float" office:value="0.349941455989906" calcext:value-type="float">
            <text:p>0.349941456</text:p>
          </table:table-cell>
          <table:table-cell office:value-type="float" office:value="0.345396562330637" calcext:value-type="float">
            <text:p>0.3453965623</text:p>
          </table:table-cell>
          <table:table-cell office:value-type="float" office:value="0.34912316936394" calcext:value-type="float">
            <text:p>0.3491231694</text:p>
          </table:table-cell>
          <table:table-cell office:value-type="float" office:value="0.34457530546686" calcext:value-type="float">
            <text:p>0.3445753055</text:p>
          </table:table-cell>
          <table:table-cell office:value-type="float" office:value="0.340980355472673" calcext:value-type="float">
            <text:p>0.3409803555</text:p>
          </table:table-cell>
          <table:table-cell office:value-type="float" office:value="0.340413148609767" calcext:value-type="float">
            <text:p>0.3404131486</text:p>
          </table:table-cell>
          <table:table-cell office:value-type="float" office:value="0.346914894515996" calcext:value-type="float">
            <text:p>0.3469148945</text:p>
          </table:table-cell>
          <table:table-cell office:value-type="float" office:value="0.354920248469546" calcext:value-type="float">
            <text:p>0.3549202485</text:p>
          </table:table-cell>
          <table:table-cell office:value-type="float" office:value="0.344547616673903" calcext:value-type="float">
            <text:p>0.3445476167</text:p>
          </table:table-cell>
          <table:table-cell office:value-type="float" office:value="0.351904174159555" calcext:value-type="float">
            <text:p>0.3519041742</text:p>
          </table:table-cell>
          <table:table-cell office:value-type="float" office:value="0.351986223493174" calcext:value-type="float">
            <text:p>0.3519862235</text:p>
          </table:table-cell>
          <table:table-cell office:value-type="float" office:value="0.351909906772931" calcext:value-type="float">
            <text:p>0.3519099068</text:p>
          </table:table-cell>
          <table:table-cell office:value-type="float" office:value="0.341993984487674" calcext:value-type="float">
            <text:p>0.3419939845</text:p>
          </table:table-cell>
          <table:table-cell office:value-type="float" office:value="0.341498754764945" calcext:value-type="float">
            <text:p>0.3414987548</text:p>
          </table:table-cell>
          <table:table-cell office:value-type="float" office:value="0.352696328359944" calcext:value-type="float">
            <text:p>0.3526963284</text:p>
          </table:table-cell>
          <table:table-cell office:value-type="float" office:value="0.337668872769312" calcext:value-type="float">
            <text:p>0.3376688728</text:p>
          </table:table-cell>
          <table:table-cell office:value-type="float" office:value="0.34325381061233" calcext:value-type="float">
            <text:p>0.3432538106</text:p>
          </table:table-cell>
          <table:table-cell office:value-type="float" office:value="0.344608308351319" calcext:value-type="float">
            <text:p>0.3446083084</text:p>
          </table:table-cell>
          <table:table-cell office:value-type="float" office:value="0.334619311751782" calcext:value-type="float">
            <text:p>0.3346193118</text:p>
          </table:table-cell>
          <table:table-cell office:value-type="float" office:value="0.35676663900613" calcext:value-type="float">
            <text:p>0.356766639</text:p>
          </table:table-cell>
          <table:table-cell office:value-type="float" office:value="0.350173694234645" calcext:value-type="float">
            <text:p>0.3501736942</text:p>
          </table:table-cell>
          <table:table-cell office:value-type="float" office:value="0.343912484504843" calcext:value-type="float">
            <text:p>0.3439124845</text:p>
          </table:table-cell>
          <table:table-cell office:value-type="float" office:value="0.346055444745155" calcext:value-type="float">
            <text:p>0.3460554447</text:p>
          </table:table-cell>
          <table:table-cell office:value-type="float" office:value="0.351677069314894" calcext:value-type="float">
            <text:p>0.3516770693</text:p>
          </table:table-cell>
          <table:table-cell office:value-type="float" office:value="0.349748575872141" calcext:value-type="float">
            <text:p>0.3497485759</text:p>
          </table:table-cell>
          <table:table-cell office:value-type="float" office:value="0.337236348301606" calcext:value-type="float">
            <text:p>0.3372363483</text:p>
          </table:table-cell>
          <table:table-cell office:value-type="float" office:value="0.33267203365452" calcext:value-type="float">
            <text:p>0.3326720337</text:p>
          </table:table-cell>
          <table:table-cell office:value-type="float" office:value="0.351176666101272" calcext:value-type="float">
            <text:p>0.3511766661</text:p>
          </table:table-cell>
          <table:table-cell office:value-type="float" office:value="0.340697157266093" calcext:value-type="float">
            <text:p>0.3406971573</text:p>
          </table:table-cell>
          <table:table-cell office:value-type="float" office:value="0.356251567481516" calcext:value-type="float">
            <text:p>0.3562515675</text:p>
          </table:table-cell>
          <table:table-cell office:value-type="float" office:value="0.343318065109319" calcext:value-type="float">
            <text:p>0.3433180651</text:p>
          </table:table-cell>
          <table:table-cell office:value-type="float" office:value="0.341640963681056" calcext:value-type="float">
            <text:p>0.3416409637</text:p>
          </table:table-cell>
          <table:table-cell office:value-type="float" office:value="0.342227356359221" calcext:value-type="float">
            <text:p>0.3422273564</text:p>
          </table:table-cell>
          <table:table-cell office:value-type="float" office:value="0.352085288079157" calcext:value-type="float">
            <text:p>0.3520852881</text:p>
          </table:table-cell>
          <table:table-cell office:value-type="float" office:value="0.336680707816155" calcext:value-type="float">
            <text:p>0.3366807078</text:p>
          </table:table-cell>
          <table:table-cell office:value-type="float" office:value="0.35041029794468" calcext:value-type="float">
            <text:p>0.3504102979</text:p>
          </table:table-cell>
          <table:table-cell office:value-type="float" office:value="0.341862961504747" calcext:value-type="float">
            <text:p>0.3418629615</text:p>
          </table:table-cell>
          <table:table-cell office:value-type="float" office:value="0.348614910303378" calcext:value-type="float">
            <text:p>0.3486149103</text:p>
          </table:table-cell>
          <table:table-cell office:value-type="float" office:value="0.342333982090344" calcext:value-type="float">
            <text:p>0.3423339821</text:p>
          </table:table-cell>
          <table:table-cell office:value-type="float" office:value="0.336360965715338" calcext:value-type="float">
            <text:p>0.3363609657</text:p>
          </table:table-cell>
          <table:table-cell office:value-type="float" office:value="0.341795894064381" calcext:value-type="float">
            <text:p>0.3417958941</text:p>
          </table:table-cell>
          <table:table-cell office:value-type="float" office:value="0.345807258269215" calcext:value-type="float">
            <text:p>0.3458072583</text:p>
          </table:table-cell>
          <table:table-cell office:value-type="float" office:value="0.344321720118314" calcext:value-type="float">
            <text:p>0.3443217201</text:p>
          </table:table-cell>
          <table:table-cell office:value-type="float" office:value="0.352732560692672" calcext:value-type="float">
            <text:p>0.3527325607</text:p>
          </table:table-cell>
          <table:table-cell office:value-type="float" office:value="0.350141762148949" calcext:value-type="float">
            <text:p>0.3501417621</text:p>
          </table:table-cell>
          <table:table-cell office:value-type="float" office:value="0.342136283738186" calcext:value-type="float">
            <text:p>0.3421362837</text:p>
          </table:table-cell>
          <table:table-cell office:value-type="float" office:value="0.351813390826515" calcext:value-type="float">
            <text:p>0.3518133908</text:p>
          </table:table-cell>
          <table:table-cell office:value-type="float" office:value="0.344455419432732" calcext:value-type="float">
            <text:p>0.3444554194</text:p>
          </table:table-cell>
          <table:table-cell office:value-type="float" office:value="0.340872078964335" calcext:value-type="float">
            <text:p>0.340872079</text:p>
          </table:table-cell>
          <table:table-cell office:value-type="float" office:value="0.348246502472885" calcext:value-type="float">
            <text:p>0.3482465025</text:p>
          </table:table-cell>
          <table:table-cell office:value-type="float" office:value="0.351853947270753" calcext:value-type="float">
            <text:p>0.3518539473</text:p>
          </table:table-cell>
          <table:table-cell office:value-type="float" office:value="0.356441306445811" calcext:value-type="float">
            <text:p>0.3564413064</text:p>
          </table:table-cell>
          <table:table-cell office:value-type="float" office:value="0.356371343886076" calcext:value-type="float">
            <text:p>0.3563713439</text:p>
          </table:table-cell>
          <table:table-cell office:value-type="float" office:value="0.339699160087569" calcext:value-type="float">
            <text:p>0.3396991601</text:p>
          </table:table-cell>
          <table:table-cell office:value-type="float" office:value="0.343857247670341" calcext:value-type="float">
            <text:p>0.3438572477</text:p>
          </table:table-cell>
          <table:table-cell office:value-type="float" office:value="0.343044815200707" calcext:value-type="float">
            <text:p>0.3430448152</text:p>
          </table:table-cell>
          <table:table-cell office:value-type="float" office:value="0.341649867747872" calcext:value-type="float">
            <text:p>0.3416498677</text:p>
          </table:table-cell>
          <table:table-cell office:value-type="float" office:value="0.338025533195389" calcext:value-type="float">
            <text:p>0.3380255332</text:p>
          </table:table-cell>
          <table:table-cell office:value-type="float" office:value="0.349646704985626" calcext:value-type="float">
            <text:p>0.349646705</text:p>
          </table:table-cell>
          <table:table-cell office:value-type="float" office:value="0.358129693615821" calcext:value-type="float">
            <text:p>0.3581296936</text:p>
          </table:table-cell>
          <table:table-cell office:value-type="float" office:value="0.347571800224092" calcext:value-type="float">
            <text:p>0.3475718002</text:p>
          </table:table-cell>
          <table:table-cell office:value-type="float" office:value="0.340165085870959" calcext:value-type="float">
            <text:p>0.3401650859</text:p>
          </table:table-cell>
          <table:table-cell office:value-type="float" office:value="0.338524590196073" calcext:value-type="float">
            <text:p>0.3385245902</text:p>
          </table:table-cell>
          <table:table-cell office:value-type="float" office:value="0.33820895854994" calcext:value-type="float">
            <text:p>0.3382089585</text:p>
          </table:table-cell>
          <table:table-cell office:value-type="float" office:value="0.346400198191499" calcext:value-type="float">
            <text:p>0.3464001982</text:p>
          </table:table-cell>
          <table:table-cell office:value-type="float" office:value="0.350761487169555" calcext:value-type="float">
            <text:p>0.3507614872</text:p>
          </table:table-cell>
          <table:table-cell office:value-type="float" office:value="0.355721884336297" calcext:value-type="float">
            <text:p>0.3557218843</text:p>
          </table:table-cell>
          <table:table-cell office:value-type="float" office:value="0.344846184181308" calcext:value-type="float">
            <text:p>0.3448461842</text:p>
          </table:table-cell>
          <table:table-cell office:value-type="float" office:value="0.350549827019374" calcext:value-type="float">
            <text:p>0.350549827</text:p>
          </table:table-cell>
          <table:table-cell office:value-type="float" office:value="0.336848675416739" calcext:value-type="float">
            <text:p>0.3368486754</text:p>
          </table:table-cell>
          <table:table-cell office:value-type="float" office:value="0.332493269763967" calcext:value-type="float">
            <text:p>0.3324932698</text:p>
          </table:table-cell>
          <table:table-cell office:value-type="float" office:value="0.345599818734863" calcext:value-type="float">
            <text:p>0.3455998187</text:p>
          </table:table-cell>
          <table:table-cell office:value-type="float" office:value="0.352656932426811" calcext:value-type="float">
            <text:p>0.3526569324</text:p>
          </table:table-cell>
          <table:table-cell office:value-type="float" office:value="0.358704109979083" calcext:value-type="float">
            <text:p>0.35870411</text:p>
          </table:table-cell>
          <table:table-cell office:value-type="float" office:value="0.359408445911721" calcext:value-type="float">
            <text:p>0.3594084459</text:p>
          </table:table-cell>
          <table:table-cell office:value-type="float" office:value="0.356189915170253" calcext:value-type="float">
            <text:p>0.3561899152</text:p>
          </table:table-cell>
          <table:table-cell office:value-type="float" office:value="0.360958454663206" calcext:value-type="float">
            <text:p>0.3609584547</text:p>
          </table:table-cell>
          <table:table-cell office:value-type="float" office:value="0.353641753137149" calcext:value-type="float">
            <text:p>0.3536417531</text:p>
          </table:table-cell>
          <table:table-cell office:value-type="float" office:value="0.356165668894263" calcext:value-type="float">
            <text:p>0.3561656689</text:p>
          </table:table-cell>
          <table:table-cell office:value-type="float" office:value="0.343038558160708" calcext:value-type="float">
            <text:p>0.3430385582</text:p>
          </table:table-cell>
          <table:table-cell office:value-type="float" office:value="0.344635547285665" calcext:value-type="float">
            <text:p>0.3446355473</text:p>
          </table:table-cell>
          <table:table-cell office:value-type="float" office:value="0.359474947560369" calcext:value-type="float">
            <text:p>0.3594749476</text:p>
          </table:table-cell>
          <table:table-cell office:value-type="float" office:value="0.352925718241594" calcext:value-type="float">
            <text:p>0.3529257182</text:p>
          </table:table-cell>
          <table:table-cell office:value-type="float" office:value="0.345695141517686" calcext:value-type="float">
            <text:p>0.3456951415</text:p>
          </table:table-cell>
          <table:table-cell office:value-type="float" office:value="0.344315471153784" calcext:value-type="float">
            <text:p>0.3443154712</text:p>
          </table:table-cell>
          <table:table-cell office:value-type="float" office:value="0.339714499476739" calcext:value-type="float">
            <text:p>0.3397144995</text:p>
          </table:table-cell>
          <table:table-cell office:value-type="float" office:value="0.34508442491538" calcext:value-type="float">
            <text:p>0.3450844249</text:p>
          </table:table-cell>
          <table:table-cell office:value-type="float" office:value="0.349634053905428" calcext:value-type="float">
            <text:p>0.3496340539</text:p>
          </table:table-cell>
          <table:table-cell office:value-type="float" office:value="0.354211314786921" calcext:value-type="float">
            <text:p>0.3542113148</text:p>
          </table:table-cell>
          <table:table-cell office:value-type="float" office:value="0.349343689177173" calcext:value-type="float">
            <text:p>0.3493436892</text:p>
          </table:table-cell>
          <table:table-cell office:value-type="float" office:value="0.349307305638659" calcext:value-type="float">
            <text:p>0.3493073056</text:p>
          </table:table-cell>
          <table:table-cell office:value-type="float" office:value="0.344376599064814" calcext:value-type="float">
            <text:p>0.3443765991</text:p>
          </table:table-cell>
          <table:table-cell office:value-type="float" office:value="0.369863493434241" calcext:value-type="float">
            <text:p>0.3698634934</text:p>
          </table:table-cell>
          <table:table-cell office:value-type="float" office:value="0.345812848502514" calcext:value-type="float">
            <text:p>0.3458128485</text:p>
          </table:table-cell>
          <table:table-cell office:value-type="float" office:value="0.343462934809196" calcext:value-type="float">
            <text:p>0.3434629348</text:p>
          </table:table-cell>
          <table:table-cell office:value-type="float" office:value="0.343290498447448" calcext:value-type="float">
            <text:p>0.3432904984</text:p>
          </table:table-cell>
          <table:table-cell office:value-type="float" office:value="0.343289223066393" calcext:value-type="float">
            <text:p>0.3432892231</text:p>
          </table:table-cell>
          <table:table-cell office:value-type="float" office:value="0.343441915681738" calcext:value-type="float">
            <text:p>0.3434419157</text:p>
          </table:table-cell>
          <table:table-cell office:value-type="float" office:value="0.346931032543315" calcext:value-type="float">
            <text:p>0.3469310325</text:p>
          </table:table-cell>
          <table:table-cell office:value-type="float" office:value="0.35006639451863" calcext:value-type="float">
            <text:p>0.3500663945</text:p>
          </table:table-cell>
          <table:table-cell office:value-type="float" office:value="0.342344363594568" calcext:value-type="float">
            <text:p>0.3423443636</text:p>
          </table:table-cell>
          <table:table-cell office:value-type="float" office:value="0.341987905119281" calcext:value-type="float">
            <text:p>0.3419879051</text:p>
          </table:table-cell>
          <table:table-cell office:value-type="float" office:value="0.345932458443856" calcext:value-type="float">
            <text:p>0.3459324584</text:p>
          </table:table-cell>
          <table:table-cell office:value-type="float" office:value="0.345166942520582" calcext:value-type="float">
            <text:p>0.3451669425</text:p>
          </table:table-cell>
          <table:table-cell office:value-type="float" office:value="0.345121552358316" calcext:value-type="float">
            <text:p>0.3451215524</text:p>
          </table:table-cell>
          <table:table-cell office:value-type="float" office:value="0.347737523821017" calcext:value-type="float">
            <text:p>0.3477375238</text:p>
          </table:table-cell>
          <table:table-cell office:value-type="float" office:value="0.359486500275128" calcext:value-type="float">
            <text:p>0.3594865003</text:p>
          </table:table-cell>
          <table:table-cell office:value-type="float" office:value="0.362588813650239" calcext:value-type="float">
            <text:p>0.3625888137</text:p>
          </table:table-cell>
          <table:table-cell office:value-type="float" office:value="0.337897091749572" calcext:value-type="float">
            <text:p>0.3378970917</text:p>
          </table:table-cell>
          <table:table-cell office:value-type="float" office:value="0.344644690969939" calcext:value-type="float">
            <text:p>0.344644691</text:p>
          </table:table-cell>
          <table:table-cell office:value-type="float" office:value="0.34912785371974" calcext:value-type="float">
            <text:p>0.3491278537</text:p>
          </table:table-cell>
          <table:table-cell office:value-type="float" office:value="0.341328218358744" calcext:value-type="float">
            <text:p>0.3413282184</text:p>
          </table:table-cell>
          <table:table-cell office:value-type="float" office:value="0.346741085728085" calcext:value-type="float">
            <text:p>0.3467410857</text:p>
          </table:table-cell>
          <table:table-cell office:value-type="float" office:value="0.347164914541649" calcext:value-type="float">
            <text:p>0.3471649145</text:p>
          </table:table-cell>
          <table:table-cell office:value-type="float" office:value="0.367615931129094" calcext:value-type="float">
            <text:p>0.3676159311</text:p>
          </table:table-cell>
          <table:table-cell office:value-type="float" office:value="0.351667146087824" calcext:value-type="float">
            <text:p>0.3516671461</text:p>
          </table:table-cell>
          <table:table-cell office:value-type="float" office:value="0.354732986807748" calcext:value-type="float">
            <text:p>0.3547329868</text:p>
          </table:table-cell>
          <table:table-cell office:value-type="float" office:value="0.349582394706833" calcext:value-type="float">
            <text:p>0.3495823947</text:p>
          </table:table-cell>
          <table:table-cell office:value-type="float" office:value="0.353332415126985" calcext:value-type="float">
            <text:p>0.3533324151</text:p>
          </table:table-cell>
          <table:table-cell office:value-type="float" office:value="0.34945343172226" calcext:value-type="float">
            <text:p>0.3494534317</text:p>
          </table:table-cell>
          <table:table-cell office:value-type="float" office:value="0.34452610259415" calcext:value-type="float">
            <text:p>0.3445261026</text:p>
          </table:table-cell>
          <table:table-cell office:value-type="float" office:value="0.341803846997901" calcext:value-type="float">
            <text:p>0.341803847</text:p>
          </table:table-cell>
          <table:table-cell office:value-type="float" office:value="0.336799367306581" calcext:value-type="float">
            <text:p>0.3367993673</text:p>
          </table:table-cell>
          <table:table-cell office:value-type="float" office:value="0.334500422310331" calcext:value-type="float">
            <text:p>0.3345004223</text:p>
          </table:table-cell>
          <table:table-cell office:value-type="float" office:value="0.332540448472743" calcext:value-type="float">
            <text:p>0.3325404485</text:p>
          </table:table-cell>
          <table:table-cell office:value-type="float" office:value="0.339502608791173" calcext:value-type="float">
            <text:p>0.3395026088</text:p>
          </table:table-cell>
          <table:table-cell office:value-type="float" office:value="0.347322279573015" calcext:value-type="float">
            <text:p>0.3473222796</text:p>
          </table:table-cell>
          <table:table-cell office:value-type="float" office:value="0.34981614065125" calcext:value-type="float">
            <text:p>0.3498161407</text:p>
          </table:table-cell>
          <table:table-cell office:value-type="float" office:value="0.343929520043898" calcext:value-type="float">
            <text:p>0.34392952</text:p>
          </table:table-cell>
          <table:table-cell office:value-type="float" office:value="0.349722817104727" calcext:value-type="float">
            <text:p>0.3497228171</text:p>
          </table:table-cell>
          <table:table-cell office:value-type="float" office:value="0.343690849387291" calcext:value-type="float">
            <text:p>0.3436908494</text:p>
          </table:table-cell>
          <table:table-cell office:value-type="float" office:value="0.340283802609742" calcext:value-type="float">
            <text:p>0.3402838026</text:p>
          </table:table-cell>
          <table:table-cell office:value-type="float" office:value="0.342640256071151" calcext:value-type="float">
            <text:p>0.3426402561</text:p>
          </table:table-cell>
          <table:table-cell office:value-type="float" office:value="0.348614057003132" calcext:value-type="float">
            <text:p>0.348614057</text:p>
          </table:table-cell>
          <table:table-cell office:value-type="float" office:value="0.344243263440521" calcext:value-type="float">
            <text:p>0.3442432634</text:p>
          </table:table-cell>
          <table:table-cell office:value-type="float" office:value="0.339980863073368" calcext:value-type="float">
            <text:p>0.3399808631</text:p>
          </table:table-cell>
          <table:table-cell office:value-type="float" office:value="0.354404008765525" calcext:value-type="float">
            <text:p>0.3544040088</text:p>
          </table:table-cell>
          <table:table-cell office:value-type="float" office:value="0.347398032846517" calcext:value-type="float">
            <text:p>0.3473980328</text:p>
          </table:table-cell>
          <table:table-cell office:value-type="float" office:value="0.34899572708575" calcext:value-type="float">
            <text:p>0.3489957271</text:p>
          </table:table-cell>
          <table:table-cell office:value-type="float" office:value="0.357450857586984" calcext:value-type="float">
            <text:p>0.3574508576</text:p>
          </table:table-cell>
          <table:table-cell office:value-type="float" office:value="0.342087340697995" calcext:value-type="float">
            <text:p>0.3420873407</text:p>
          </table:table-cell>
          <table:table-cell office:value-type="float" office:value="0.340402289932849" calcext:value-type="float">
            <text:p>0.3404022899</text:p>
          </table:table-cell>
          <table:table-cell office:value-type="float" office:value="0.335494533597782" calcext:value-type="float">
            <text:p>0.3354945336</text:p>
          </table:table-cell>
          <table:table-cell office:value-type="float" office:value="0.343176810384023" calcext:value-type="float">
            <text:p>0.3431768104</text:p>
          </table:table-cell>
          <table:table-cell office:value-type="float" office:value="0.345104046225322" calcext:value-type="float">
            <text:p>0.3451040462</text:p>
          </table:table-cell>
          <table:table-cell office:value-type="float" office:value="0.3408074057909" calcext:value-type="float">
            <text:p>0.3408074058</text:p>
          </table:table-cell>
          <table:table-cell office:value-type="float" office:value="0.343084016086028" calcext:value-type="float">
            <text:p>0.3430840161</text:p>
          </table:table-cell>
          <table:table-cell office:value-type="float" office:value="0.342798989494717" calcext:value-type="float">
            <text:p>0.3427989895</text:p>
          </table:table-cell>
          <table:table-cell office:value-type="float" office:value="0.3434154709708" calcext:value-type="float">
            <text:p>0.343415471</text:p>
          </table:table-cell>
          <table:table-cell office:value-type="float" office:value="0.341419488779734" calcext:value-type="float">
            <text:p>0.3414194888</text:p>
          </table:table-cell>
          <table:table-cell office:value-type="float" office:value="0.343395847398823" calcext:value-type="float">
            <text:p>0.3433958474</text:p>
          </table:table-cell>
          <table:table-cell office:value-type="float" office:value="0.351173220737911" calcext:value-type="float">
            <text:p>0.3511732207</text:p>
          </table:table-cell>
          <table:table-cell office:value-type="float" office:value="0.346547237764349" calcext:value-type="float">
            <text:p>0.3465472378</text:p>
          </table:table-cell>
          <table:table-cell office:value-type="float" office:value="0.348304663297875" calcext:value-type="float">
            <text:p>0.3483046633</text:p>
          </table:table-cell>
          <table:table-cell office:value-type="float" office:value="0.336101390759753" calcext:value-type="float">
            <text:p>0.3361013908</text:p>
          </table:table-cell>
          <table:table-cell office:value-type="float" office:value="0.348247185053515" calcext:value-type="float">
            <text:p>0.3482471851</text:p>
          </table:table-cell>
          <table:table-cell office:value-type="float" office:value="0.341690104487273" calcext:value-type="float">
            <text:p>0.3416901045</text:p>
          </table:table-cell>
          <table:table-cell office:value-type="float" office:value="0.344374711350653" calcext:value-type="float">
            <text:p>0.3443747114</text:p>
          </table:table-cell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527"/>
        </table:table-row>
        <table:table-row table:style-name="ro1">
          <table:table-cell office:value-type="float" office:value="0.678051874568746" calcext:value-type="float">
            <text:p>0.6780518746</text:p>
          </table:table-cell>
          <table:table-cell office:value-type="float" office:value="0.658588771226174" calcext:value-type="float">
            <text:p>0.6585887712</text:p>
          </table:table-cell>
          <table:table-cell office:value-type="float" office:value="0.658263616355318" calcext:value-type="float">
            <text:p>0.6582636164</text:p>
          </table:table-cell>
          <table:table-cell office:value-type="float" office:value="0.629795515020832" calcext:value-type="float">
            <text:p>0.629795515</text:p>
          </table:table-cell>
          <table:table-cell office:value-type="float" office:value="0.572283447219146" calcext:value-type="float">
            <text:p>0.5722834472</text:p>
          </table:table-cell>
          <table:table-cell office:value-type="float" office:value="0.539487386632052" calcext:value-type="float">
            <text:p>0.5394873866</text:p>
          </table:table-cell>
          <table:table-cell office:value-type="float" office:value="0.508148384137274" calcext:value-type="float">
            <text:p>0.5081483841</text:p>
          </table:table-cell>
          <table:table-cell office:value-type="float" office:value="0.496990300645036" calcext:value-type="float">
            <text:p>0.4969903006</text:p>
          </table:table-cell>
          <table:table-cell office:value-type="float" office:value="0.394767493009567" calcext:value-type="float">
            <text:p>0.394767493</text:p>
          </table:table-cell>
          <table:table-cell office:value-type="float" office:value="0.443319466419599" calcext:value-type="float">
            <text:p>0.4433194664</text:p>
          </table:table-cell>
          <table:table-cell office:value-type="float" office:value="0.449187234205459" calcext:value-type="float">
            <text:p>0.4491872342</text:p>
          </table:table-cell>
          <table:table-cell office:value-type="float" office:value="0.37689109240198" calcext:value-type="float">
            <text:p>0.3768910924</text:p>
          </table:table-cell>
          <table:table-cell office:value-type="float" office:value="0.41435366152426" calcext:value-type="float">
            <text:p>0.4143536615</text:p>
          </table:table-cell>
          <table:table-cell office:value-type="float" office:value="0.418146565760946" calcext:value-type="float">
            <text:p>0.4181465658</text:p>
          </table:table-cell>
          <table:table-cell office:value-type="float" office:value="0.434253595817821" calcext:value-type="float">
            <text:p>0.4342535958</text:p>
          </table:table-cell>
          <table:table-cell office:value-type="float" office:value="0.365750886795753" calcext:value-type="float">
            <text:p>0.3657508868</text:p>
          </table:table-cell>
          <table:table-cell office:value-type="float" office:value="0.436209748755293" calcext:value-type="float">
            <text:p>0.4362097488</text:p>
          </table:table-cell>
          <table:table-cell office:value-type="float" office:value="0.323846550925974" calcext:value-type="float">
            <text:p>0.3238465509</text:p>
          </table:table-cell>
          <table:table-cell office:value-type="float" office:value="0.357380410759888" calcext:value-type="float">
            <text:p>0.3573804108</text:p>
          </table:table-cell>
          <table:table-cell office:value-type="float" office:value="0.313962753950904" calcext:value-type="float">
            <text:p>0.313962754</text:p>
          </table:table-cell>
          <table:table-cell office:value-type="float" office:value="0.33489151390451" calcext:value-type="float">
            <text:p>0.3348915139</text:p>
          </table:table-cell>
          <table:table-cell office:value-type="float" office:value="0.336502496602303" calcext:value-type="float">
            <text:p>0.3365024966</text:p>
          </table:table-cell>
          <table:table-cell office:value-type="float" office:value="0.334202031226365" calcext:value-type="float">
            <text:p>0.3342020312</text:p>
          </table:table-cell>
          <table:table-cell office:value-type="float" office:value="0.329835722162405" calcext:value-type="float">
            <text:p>0.3298357222</text:p>
          </table:table-cell>
          <table:table-cell office:value-type="float" office:value="0.35016140007155" calcext:value-type="float">
            <text:p>0.3501614001</text:p>
          </table:table-cell>
          <table:table-cell office:value-type="float" office:value="0.271365898836821" calcext:value-type="float">
            <text:p>0.2713658988</text:p>
          </table:table-cell>
          <table:table-cell office:value-type="float" office:value="0.258158435406237" calcext:value-type="float">
            <text:p>0.2581584354</text:p>
          </table:table-cell>
          <table:table-cell office:value-type="float" office:value="0.434893821830784" calcext:value-type="float">
            <text:p>0.4348938218</text:p>
          </table:table-cell>
          <table:table-cell office:value-type="float" office:value="0.25922641736936" calcext:value-type="float">
            <text:p>0.2592264174</text:p>
          </table:table-cell>
          <table:table-cell office:value-type="float" office:value="0.486511372271858" calcext:value-type="float">
            <text:p>0.4865113723</text:p>
          </table:table-cell>
          <table:table-cell office:value-type="float" office:value="0.274805533864438" calcext:value-type="float">
            <text:p>0.2748055339</text:p>
          </table:table-cell>
          <table:table-cell office:value-type="float" office:value="0.575286940547103" calcext:value-type="float">
            <text:p>0.5752869405</text:p>
          </table:table-cell>
          <table:table-cell office:value-type="float" office:value="0.531891091851121" calcext:value-type="float">
            <text:p>0.5318910919</text:p>
          </table:table-cell>
          <table:table-cell office:value-type="float" office:value="0.261957467549114" calcext:value-type="float">
            <text:p>0.2619574675</text:p>
          </table:table-cell>
          <table:table-cell office:value-type="float" office:value="0.43200189956474" calcext:value-type="float">
            <text:p>0.4320018996</text:p>
          </table:table-cell>
          <table:table-cell office:value-type="float" office:value="0.222629986633463" calcext:value-type="float">
            <text:p>0.2226299866</text:p>
          </table:table-cell>
          <table:table-cell office:value-type="float" office:value="0.401120191446711" calcext:value-type="float">
            <text:p>0.4011201914</text:p>
          </table:table-cell>
          <table:table-cell office:value-type="float" office:value="0.256424465086916" calcext:value-type="float">
            <text:p>0.2564244651</text:p>
          </table:table-cell>
          <table:table-cell office:value-type="float" office:value="0.237052390893874" calcext:value-type="float">
            <text:p>0.2370523909</text:p>
          </table:table-cell>
          <table:table-cell office:value-type="float" office:value="0.252608050992343" calcext:value-type="float">
            <text:p>0.252608051</text:p>
          </table:table-cell>
          <table:table-cell office:value-type="float" office:value="0.33222904052545" calcext:value-type="float">
            <text:p>0.3322290405</text:p>
          </table:table-cell>
          <table:table-cell office:value-type="float" office:value="0.260242698564856" calcext:value-type="float">
            <text:p>0.2602426986</text:p>
          </table:table-cell>
          <table:table-cell office:value-type="float" office:value="0.256974112277427" calcext:value-type="float">
            <text:p>0.2569741123</text:p>
          </table:table-cell>
          <table:table-cell office:value-type="float" office:value="0.650895348503271" calcext:value-type="float">
            <text:p>0.6508953485</text:p>
          </table:table-cell>
          <table:table-cell office:value-type="float" office:value="0.305149991600522" calcext:value-type="float">
            <text:p>0.3051499916</text:p>
          </table:table-cell>
          <table:table-cell office:value-type="float" office:value="0.652710982909702" calcext:value-type="float">
            <text:p>0.6527109829</text:p>
          </table:table-cell>
          <table:table-cell office:value-type="float" office:value="0.476073254800876" calcext:value-type="float">
            <text:p>0.4760732548</text:p>
          </table:table-cell>
          <table:table-cell office:value-type="float" office:value="0.256754779869469" calcext:value-type="float">
            <text:p>0.2567547799</text:p>
          </table:table-cell>
          <table:table-cell office:value-type="float" office:value="0.323376845667939" calcext:value-type="float">
            <text:p>0.3233768457</text:p>
          </table:table-cell>
          <table:table-cell office:value-type="float" office:value="0.233079205039176" calcext:value-type="float">
            <text:p>0.233079205</text:p>
          </table:table-cell>
          <table:table-cell office:value-type="float" office:value="0.237617399729116" calcext:value-type="float">
            <text:p>0.2376173997</text:p>
          </table:table-cell>
          <table:table-cell office:value-type="float" office:value="0.335033902396794" calcext:value-type="float">
            <text:p>0.3350339024</text:p>
          </table:table-cell>
          <table:table-cell office:value-type="float" office:value="0.498685072217177" calcext:value-type="float">
            <text:p>0.4986850722</text:p>
          </table:table-cell>
          <table:table-cell office:value-type="float" office:value="0.259358294980621" calcext:value-type="float">
            <text:p>0.259358295</text:p>
          </table:table-cell>
          <table:table-cell office:value-type="float" office:value="0.207388403129492" calcext:value-type="float">
            <text:p>0.2073884031</text:p>
          </table:table-cell>
          <table:table-cell office:value-type="float" office:value="0.235487510301576" calcext:value-type="float">
            <text:p>0.2354875103</text:p>
          </table:table-cell>
          <table:table-cell office:value-type="float" office:value="0.234671159287652" calcext:value-type="float">
            <text:p>0.2346711593</text:p>
          </table:table-cell>
          <table:table-cell office:value-type="float" office:value="0.436497486713561" calcext:value-type="float">
            <text:p>0.4364974867</text:p>
          </table:table-cell>
          <table:table-cell office:value-type="float" office:value="0.263604304108379" calcext:value-type="float">
            <text:p>0.2636043041</text:p>
          </table:table-cell>
          <table:table-cell office:value-type="float" office:value="0.232241350681343" calcext:value-type="float">
            <text:p>0.2322413507</text:p>
          </table:table-cell>
          <table:table-cell office:value-type="float" office:value="0.22285839454792" calcext:value-type="float">
            <text:p>0.2228583945</text:p>
          </table:table-cell>
          <table:table-cell office:value-type="float" office:value="0.324595997695028" calcext:value-type="float">
            <text:p>0.3245959977</text:p>
          </table:table-cell>
          <table:table-cell office:value-type="float" office:value="0.313733391921012" calcext:value-type="float">
            <text:p>0.3137333919</text:p>
          </table:table-cell>
          <table:table-cell office:value-type="float" office:value="0.28897859122779" calcext:value-type="float">
            <text:p>0.2889785912</text:p>
          </table:table-cell>
          <table:table-cell office:value-type="float" office:value="0.761987122387662" calcext:value-type="float">
            <text:p>0.7619871224</text:p>
          </table:table-cell>
          <table:table-cell office:value-type="float" office:value="0.263751069916284" calcext:value-type="float">
            <text:p>0.2637510699</text:p>
          </table:table-cell>
          <table:table-cell office:value-type="float" office:value="0.326268001002955" calcext:value-type="float">
            <text:p>0.326268001</text:p>
          </table:table-cell>
          <table:table-cell office:value-type="float" office:value="0.199658194598523" calcext:value-type="float">
            <text:p>0.1996581946</text:p>
          </table:table-cell>
          <table:table-cell office:value-type="float" office:value="0.214753658676836" calcext:value-type="float">
            <text:p>0.2147536587</text:p>
          </table:table-cell>
          <table:table-cell office:value-type="float" office:value="0.396267996776836" calcext:value-type="float">
            <text:p>0.3962679968</text:p>
          </table:table-cell>
          <table:table-cell office:value-type="float" office:value="0.212581944132109" calcext:value-type="float">
            <text:p>0.2125819441</text:p>
          </table:table-cell>
          <table:table-cell office:value-type="float" office:value="0.206855071564659" calcext:value-type="float">
            <text:p>0.2068550716</text:p>
          </table:table-cell>
          <table:table-cell office:value-type="float" office:value="0.346434444759297" calcext:value-type="float">
            <text:p>0.3464344448</text:p>
          </table:table-cell>
          <table:table-cell office:value-type="float" office:value="0.239576235036988" calcext:value-type="float">
            <text:p>0.239576235</text:p>
          </table:table-cell>
          <table:table-cell office:value-type="float" office:value="0.352871775164501" calcext:value-type="float">
            <text:p>0.3528717752</text:p>
          </table:table-cell>
          <table:table-cell office:value-type="float" office:value="0.24394534471233" calcext:value-type="float">
            <text:p>0.2439453447</text:p>
          </table:table-cell>
          <table:table-cell office:value-type="float" office:value="0.428530506138767" calcext:value-type="float">
            <text:p>0.4285305061</text:p>
          </table:table-cell>
          <table:table-cell office:value-type="float" office:value="0.202874154137575" calcext:value-type="float">
            <text:p>0.2028741541</text:p>
          </table:table-cell>
          <table:table-cell office:value-type="float" office:value="0.256874677011683" calcext:value-type="float">
            <text:p>0.256874677</text:p>
          </table:table-cell>
          <table:table-cell office:value-type="float" office:value="0.764990504769212" calcext:value-type="float">
            <text:p>0.7649905048</text:p>
          </table:table-cell>
          <table:table-cell office:value-type="float" office:value="0.303235601044734" calcext:value-type="float">
            <text:p>0.303235601</text:p>
          </table:table-cell>
          <table:table-cell office:value-type="float" office:value="0.229286378729645" calcext:value-type="float">
            <text:p>0.2292863787</text:p>
          </table:table-cell>
          <table:table-cell office:value-type="float" office:value="0.22244294981879" calcext:value-type="float">
            <text:p>0.2224429498</text:p>
          </table:table-cell>
          <table:table-cell office:value-type="float" office:value="0.231212202682822" calcext:value-type="float">
            <text:p>0.2312122027</text:p>
          </table:table-cell>
          <table:table-cell office:value-type="float" office:value="0.554374795915418" calcext:value-type="float">
            <text:p>0.5543747959</text:p>
          </table:table-cell>
          <table:table-cell office:value-type="float" office:value="0.619869776365989" calcext:value-type="float">
            <text:p>0.6198697764</text:p>
          </table:table-cell>
          <table:table-cell office:value-type="float" office:value="0.410513295518362" calcext:value-type="float">
            <text:p>0.4105132955</text:p>
          </table:table-cell>
          <table:table-cell office:value-type="float" office:value="0.224794907044848" calcext:value-type="float">
            <text:p>0.224794907</text:p>
          </table:table-cell>
          <table:table-cell office:value-type="float" office:value="0.225162871682257" calcext:value-type="float">
            <text:p>0.2251628717</text:p>
          </table:table-cell>
          <table:table-cell office:value-type="float" office:value="0.373768298699107" calcext:value-type="float">
            <text:p>0.3737682987</text:p>
          </table:table-cell>
          <table:table-cell office:value-type="float" office:value="0.203796838073309" calcext:value-type="float">
            <text:p>0.2037968381</text:p>
          </table:table-cell>
          <table:table-cell office:value-type="float" office:value="0.341976866986777" calcext:value-type="float">
            <text:p>0.341976867</text:p>
          </table:table-cell>
          <table:table-cell office:value-type="float" office:value="0.259696451647187" calcext:value-type="float">
            <text:p>0.2596964516</text:p>
          </table:table-cell>
          <table:table-cell office:value-type="float" office:value="0.199806728781561" calcext:value-type="float">
            <text:p>0.1998067288</text:p>
          </table:table-cell>
          <table:table-cell office:value-type="float" office:value="0.347933001660268" calcext:value-type="float">
            <text:p>0.3479330017</text:p>
          </table:table-cell>
          <table:table-cell office:value-type="float" office:value="0.368614807714194" calcext:value-type="float">
            <text:p>0.3686148077</text:p>
          </table:table-cell>
          <table:table-cell office:value-type="float" office:value="0.289607705643891" calcext:value-type="float">
            <text:p>0.2896077056</text:p>
          </table:table-cell>
          <table:table-cell office:value-type="float" office:value="0.217600582857425" calcext:value-type="float">
            <text:p>0.2176005829</text:p>
          </table:table-cell>
          <table:table-cell office:value-type="float" office:value="0.245139951665049" calcext:value-type="float">
            <text:p>0.2451399517</text:p>
          </table:table-cell>
          <table:table-cell office:value-type="float" office:value="0.214051636752239" calcext:value-type="float">
            <text:p>0.2140516368</text:p>
          </table:table-cell>
          <table:table-cell office:value-type="float" office:value="0.301017067578725" calcext:value-type="float">
            <text:p>0.3010170676</text:p>
          </table:table-cell>
          <table:table-cell office:value-type="float" office:value="0.192092903851387" calcext:value-type="float">
            <text:p>0.1920929039</text:p>
          </table:table-cell>
          <table:table-cell office:value-type="float" office:value="0.23122162919505" calcext:value-type="float">
            <text:p>0.2312216292</text:p>
          </table:table-cell>
          <table:table-cell office:value-type="float" office:value="0.496504435126102" calcext:value-type="float">
            <text:p>0.4965044351</text:p>
          </table:table-cell>
          <table:table-cell office:value-type="float" office:value="0.224631678444814" calcext:value-type="float">
            <text:p>0.2246316784</text:p>
          </table:table-cell>
          <table:table-cell office:value-type="float" office:value="0.549173416858976" calcext:value-type="float">
            <text:p>0.5491734169</text:p>
          </table:table-cell>
          <table:table-cell office:value-type="float" office:value="0.254267077949503" calcext:value-type="float">
            <text:p>0.2542670779</text:p>
          </table:table-cell>
          <table:table-cell office:value-type="float" office:value="0.617478275062375" calcext:value-type="float">
            <text:p>0.6174782751</text:p>
          </table:table-cell>
          <table:table-cell office:value-type="float" office:value="0.237895907854345" calcext:value-type="float">
            <text:p>0.2378959079</text:p>
          </table:table-cell>
          <table:table-cell office:value-type="float" office:value="0.319476294366892" calcext:value-type="float">
            <text:p>0.3194762944</text:p>
          </table:table-cell>
          <table:table-cell office:value-type="float" office:value="0.591653853418164" calcext:value-type="float">
            <text:p>0.5916538534</text:p>
          </table:table-cell>
          <table:table-cell office:value-type="float" office:value="0.229382041311867" calcext:value-type="float">
            <text:p>0.2293820413</text:p>
          </table:table-cell>
          <table:table-cell office:value-type="float" office:value="0.216147845800603" calcext:value-type="float">
            <text:p>0.2161478458</text:p>
          </table:table-cell>
          <table:table-cell office:value-type="float" office:value="0.330658466140286" calcext:value-type="float">
            <text:p>0.3306584661</text:p>
          </table:table-cell>
          <table:table-cell office:value-type="float" office:value="0.225160426805166" calcext:value-type="float">
            <text:p>0.2251604268</text:p>
          </table:table-cell>
          <table:table-cell office:value-type="float" office:value="0.801258395122707" calcext:value-type="float">
            <text:p>0.8012583951</text:p>
          </table:table-cell>
          <table:table-cell office:value-type="float" office:value="0.21354775096858" calcext:value-type="float">
            <text:p>0.213547751</text:p>
          </table:table-cell>
          <table:table-cell office:value-type="float" office:value="0.239424579130613" calcext:value-type="float">
            <text:p>0.2394245791</text:p>
          </table:table-cell>
          <table:table-cell office:value-type="float" office:value="0.736503004253126" calcext:value-type="float">
            <text:p>0.7365030043</text:p>
          </table:table-cell>
          <table:table-cell office:value-type="float" office:value="0.405851551492292" calcext:value-type="float">
            <text:p>0.4058515515</text:p>
          </table:table-cell>
          <table:table-cell office:value-type="float" office:value="0.614978870932376" calcext:value-type="float">
            <text:p>0.6149788709</text:p>
          </table:table-cell>
          <table:table-cell office:value-type="float" office:value="0.196814380010543" calcext:value-type="float">
            <text:p>0.19681438</text:p>
          </table:table-cell>
          <table:table-cell office:value-type="float" office:value="0.276272781704307" calcext:value-type="float">
            <text:p>0.2762727817</text:p>
          </table:table-cell>
          <table:table-cell office:value-type="float" office:value="0.19601768895392" calcext:value-type="float">
            <text:p>0.196017689</text:p>
          </table:table-cell>
          <table:table-cell office:value-type="float" office:value="0.591456098547911" calcext:value-type="float">
            <text:p>0.5914560985</text:p>
          </table:table-cell>
          <table:table-cell office:value-type="float" office:value="0.272454152802268" calcext:value-type="float">
            <text:p>0.2724541528</text:p>
          </table:table-cell>
          <table:table-cell office:value-type="float" office:value="0.236378754777598" calcext:value-type="float">
            <text:p>0.2363787548</text:p>
          </table:table-cell>
          <table:table-cell office:value-type="float" office:value="0.212981377966998" calcext:value-type="float">
            <text:p>0.212981378</text:p>
          </table:table-cell>
          <table:table-cell office:value-type="float" office:value="0.207992814174628" calcext:value-type="float">
            <text:p>0.2079928142</text:p>
          </table:table-cell>
          <table:table-cell office:value-type="float" office:value="0.208169917111362" calcext:value-type="float">
            <text:p>0.2081699171</text:p>
          </table:table-cell>
          <table:table-cell office:value-type="float" office:value="0.241607843640694" calcext:value-type="float">
            <text:p>0.2416078436</text:p>
          </table:table-cell>
          <table:table-cell office:value-type="float" office:value="0.211191540816631" calcext:value-type="float">
            <text:p>0.2111915408</text:p>
          </table:table-cell>
          <table:table-cell office:value-type="float" office:value="0.433317194529389" calcext:value-type="float">
            <text:p>0.4333171945</text:p>
          </table:table-cell>
          <table:table-cell office:value-type="float" office:value="0.210583501107426" calcext:value-type="float">
            <text:p>0.2105835011</text:p>
          </table:table-cell>
          <table:table-cell office:value-type="float" office:value="0.6879583261934" calcext:value-type="float">
            <text:p>0.6879583262</text:p>
          </table:table-cell>
          <table:table-cell office:value-type="float" office:value="0.644820298571879" calcext:value-type="float">
            <text:p>0.6448202986</text:p>
          </table:table-cell>
          <table:table-cell office:value-type="float" office:value="0.869304478641882" calcext:value-type="float">
            <text:p>0.8693044786</text:p>
          </table:table-cell>
          <table:table-cell office:value-type="float" office:value="0.239287044920216" calcext:value-type="float">
            <text:p>0.2392870449</text:p>
          </table:table-cell>
          <table:table-cell office:value-type="float" office:value="0.401019177561633" calcext:value-type="float">
            <text:p>0.4010191776</text:p>
          </table:table-cell>
          <table:table-cell office:value-type="float" office:value="0.74827125520052" calcext:value-type="float">
            <text:p>0.7482712552</text:p>
          </table:table-cell>
          <table:table-cell office:value-type="float" office:value="0.213642413198733" calcext:value-type="float">
            <text:p>0.2136424132</text:p>
          </table:table-cell>
          <table:table-cell office:value-type="float" office:value="0.504473772720309" calcext:value-type="float">
            <text:p>0.5044737727</text:p>
          </table:table-cell>
          <table:table-cell office:value-type="float" office:value="0.41610752038577" calcext:value-type="float">
            <text:p>0.4161075204</text:p>
          </table:table-cell>
          <table:table-cell office:value-type="float" office:value="0.554459791547124" calcext:value-type="float">
            <text:p>0.5544597915</text:p>
          </table:table-cell>
          <table:table-cell office:value-type="float" office:value="0.202591214762052" calcext:value-type="float">
            <text:p>0.2025912148</text:p>
          </table:table-cell>
          <table:table-cell office:value-type="float" office:value="1.0005123197602" calcext:value-type="float">
            <text:p>1.0005123198</text:p>
          </table:table-cell>
          <table:table-cell office:value-type="float" office:value="0.271781299109924" calcext:value-type="float">
            <text:p>0.2717812991</text:p>
          </table:table-cell>
          <table:table-cell office:value-type="float" office:value="0.186299182114188" calcext:value-type="float">
            <text:p>0.1862991821</text:p>
          </table:table-cell>
          <table:table-cell office:value-type="float" office:value="0.204147860354034" calcext:value-type="float">
            <text:p>0.2041478604</text:p>
          </table:table-cell>
          <table:table-cell office:value-type="float" office:value="0.481888591382478" calcext:value-type="float">
            <text:p>0.4818885914</text:p>
          </table:table-cell>
          <table:table-cell office:value-type="float" office:value="0.38597773969819" calcext:value-type="float">
            <text:p>0.3859777397</text:p>
          </table:table-cell>
          <table:table-cell office:value-type="float" office:value="1.10055431872068" calcext:value-type="float">
            <text:p>1.1005543187</text:p>
          </table:table-cell>
          <table:table-cell office:value-type="float" office:value="0.193158329840386" calcext:value-type="float">
            <text:p>0.1931583298</text:p>
          </table:table-cell>
          <table:table-cell office:value-type="float" office:value="0.220906796852389" calcext:value-type="float">
            <text:p>0.2209067969</text:p>
          </table:table-cell>
          <table:table-cell office:value-type="float" office:value="0.196662347050996" calcext:value-type="float">
            <text:p>0.1966623471</text:p>
          </table:table-cell>
          <table:table-cell office:value-type="float" office:value="0.36071972586618" calcext:value-type="float">
            <text:p>0.3607197259</text:p>
          </table:table-cell>
          <table:table-cell office:value-type="float" office:value="0.288972209237973" calcext:value-type="float">
            <text:p>0.2889722092</text:p>
          </table:table-cell>
          <table:table-cell office:value-type="float" office:value="0.22922773651698" calcext:value-type="float">
            <text:p>0.2292277365</text:p>
          </table:table-cell>
          <table:table-cell office:value-type="float" office:value="0.18679399950302" calcext:value-type="float">
            <text:p>0.1867939995</text:p>
          </table:table-cell>
          <table:table-cell office:value-type="float" office:value="0.274556508262235" calcext:value-type="float">
            <text:p>0.2745565083</text:p>
          </table:table-cell>
          <table:table-cell office:value-type="float" office:value="0.225940472048973" calcext:value-type="float">
            <text:p>0.225940472</text:p>
          </table:table-cell>
          <table:table-cell office:value-type="float" office:value="0.509211993540237" calcext:value-type="float">
            <text:p>0.5092119935</text:p>
          </table:table-cell>
          <table:table-cell office:value-type="float" office:value="0.203864168394559" calcext:value-type="float">
            <text:p>0.2038641684</text:p>
          </table:table-cell>
          <table:table-cell office:value-type="float" office:value="0.267497907240038" calcext:value-type="float">
            <text:p>0.2674979072</text:p>
          </table:table-cell>
          <table:table-cell office:value-type="float" office:value="0.270552928256214" calcext:value-type="float">
            <text:p>0.2705529283</text:p>
          </table:table-cell>
          <table:table-cell office:value-type="float" office:value="0.198490909925437" calcext:value-type="float">
            <text:p>0.1984909099</text:p>
          </table:table-cell>
          <table:table-cell office:value-type="float" office:value="0.260482228071251" calcext:value-type="float">
            <text:p>0.2604822281</text:p>
          </table:table-cell>
          <table:table-cell office:value-type="float" office:value="0.684945270558987" calcext:value-type="float">
            <text:p>0.6849452706</text:p>
          </table:table-cell>
          <table:table-cell office:value-type="float" office:value="0.254403686523437" calcext:value-type="float">
            <text:p>0.2544036865</text:p>
          </table:table-cell>
          <table:table-cell office:value-type="float" office:value="0.208273631753904" calcext:value-type="float">
            <text:p>0.2082736318</text:p>
          </table:table-cell>
          <table:table-cell office:value-type="float" office:value="0.322734025260602" calcext:value-type="float">
            <text:p>0.3227340253</text:p>
          </table:table-cell>
          <table:table-cell office:value-type="float" office:value="0.235154764843762" calcext:value-type="float">
            <text:p>0.2351547648</text:p>
          </table:table-cell>
          <table:table-cell office:value-type="float" office:value="0.386123376761963" calcext:value-type="float">
            <text:p>0.3861233768</text:p>
          </table:table-cell>
          <table:table-cell office:value-type="float" office:value="0.201577936215091" calcext:value-type="float">
            <text:p>0.2015779362</text:p>
          </table:table-cell>
          <table:table-cell office:value-type="float" office:value="0.190810651275655" calcext:value-type="float">
            <text:p>0.1908106513</text:p>
          </table:table-cell>
          <table:table-cell office:value-type="float" office:value="0.542019017982139" calcext:value-type="float">
            <text:p>0.542019018</text:p>
          </table:table-cell>
          <table:table-cell office:value-type="float" office:value="0.205960069903398" calcext:value-type="float">
            <text:p>0.2059600699</text:p>
          </table:table-cell>
          <table:table-cell office:value-type="float" office:value="0.203364494066376" calcext:value-type="float">
            <text:p>0.2033644941</text:p>
          </table:table-cell>
          <table:table-cell office:value-type="float" office:value="0.276139347378958" calcext:value-type="float">
            <text:p>0.2761393474</text:p>
          </table:table-cell>
          <table:table-cell office:value-type="float" office:value="0.205844388208234" calcext:value-type="float">
            <text:p>0.2058443882</text:p>
          </table:table-cell>
          <table:table-cell office:value-type="float" office:value="0.437497501855292" calcext:value-type="float">
            <text:p>0.4374975019</text:p>
          </table:table-cell>
          <table:table-cell office:value-type="float" office:value="0.204697133767476" calcext:value-type="float">
            <text:p>0.2046971338</text:p>
          </table:table-cell>
          <table:table-cell office:value-type="float" office:value="0.20972514057848" calcext:value-type="float">
            <text:p>0.2097251406</text:p>
          </table:table-cell>
          <table:table-cell office:value-type="float" office:value="0.434927286804798" calcext:value-type="float">
            <text:p>0.4349272868</text:p>
          </table:table-cell>
          <table:table-cell office:value-type="float" office:value="0.539996847564133" calcext:value-type="float">
            <text:p>0.5399968476</text:p>
          </table:table-cell>
          <table:table-cell office:value-type="float" office:value="0.284317850733062" calcext:value-type="float">
            <text:p>0.2843178507</text:p>
          </table:table-cell>
          <table:table-cell office:value-type="float" office:value="0.214649631992144" calcext:value-type="float">
            <text:p>0.214649632</text:p>
          </table:table-cell>
          <table:table-cell office:value-type="float" office:value="0.216323361381727" calcext:value-type="float">
            <text:p>0.2163233614</text:p>
          </table:table-cell>
          <table:table-cell office:value-type="float" office:value="0.205767676029825" calcext:value-type="float">
            <text:p>0.205767676</text:p>
          </table:table-cell>
          <table:table-cell office:value-type="float" office:value="0.291157220492294" calcext:value-type="float">
            <text:p>0.2911572205</text:p>
          </table:table-cell>
          <table:table-cell office:value-type="float" office:value="0.288418295807356" calcext:value-type="float">
            <text:p>0.2884182958</text:p>
          </table:table-cell>
          <table:table-cell office:value-type="float" office:value="0.354253673359805" calcext:value-type="float">
            <text:p>0.3542536734</text:p>
          </table:table-cell>
          <table:table-cell office:value-type="float" office:value="0.193096282362723" calcext:value-type="float">
            <text:p>0.1930962824</text:p>
          </table:table-cell>
          <table:table-cell office:value-type="float" office:value="0.317070850460968" calcext:value-type="float">
            <text:p>0.3170708505</text:p>
          </table:table-cell>
          <table:table-cell office:value-type="float" office:value="0.335323879337913" calcext:value-type="float">
            <text:p>0.3353238793</text:p>
          </table:table-cell>
          <table:table-cell office:value-type="float" office:value="0.186916329499186" calcext:value-type="float">
            <text:p>0.1869163295</text:p>
          </table:table-cell>
          <table:table-cell office:value-type="float" office:value="0.280943152857171" calcext:value-type="float">
            <text:p>0.2809431529</text:p>
          </table:table-cell>
          <table:table-cell office:value-type="float" office:value="0.370310202058042" calcext:value-type="float">
            <text:p>0.3703102021</text:p>
          </table:table-cell>
          <table:table-cell office:value-type="float" office:value="0.87634422563904" calcext:value-type="float">
            <text:p>0.8763442256</text:p>
          </table:table-cell>
          <table:table-cell office:value-type="float" office:value="0.288015325620286" calcext:value-type="float">
            <text:p>0.2880153256</text:p>
          </table:table-cell>
          <table:table-cell office:value-type="float" office:value="0.179823774389842" calcext:value-type="float">
            <text:p>0.1798237744</text:p>
          </table:table-cell>
          <table:table-cell office:value-type="float" office:value="0.235480041538335" calcext:value-type="float">
            <text:p>0.2354800415</text:p>
          </table:table-cell>
          <table:table-cell office:value-type="float" office:value="0.562894988791607" calcext:value-type="float">
            <text:p>0.5628949888</text:p>
          </table:table-cell>
          <table:table-cell office:value-type="float" office:value="0.202128240509154" calcext:value-type="float">
            <text:p>0.2021282405</text:p>
          </table:table-cell>
          <table:table-cell office:value-type="float" office:value="0.207508532815892" calcext:value-type="float">
            <text:p>0.2075085328</text:p>
          </table:table-cell>
          <table:table-cell office:value-type="float" office:value="0.188236873072407" calcext:value-type="float">
            <text:p>0.1882368731</text:p>
          </table:table-cell>
          <table:table-cell office:value-type="float" office:value="1.14858652271519" calcext:value-type="float">
            <text:p>1.1485865227</text:p>
          </table:table-cell>
          <table:table-cell office:value-type="float" office:value="0.505830769267754" calcext:value-type="float">
            <text:p>0.5058307693</text:p>
          </table:table-cell>
          <table:table-cell office:value-type="float" office:value="0.211902960564686" calcext:value-type="float">
            <text:p>0.2119029606</text:p>
          </table:table-cell>
          <table:table-cell office:value-type="float" office:value="0.360047912059708" calcext:value-type="float">
            <text:p>0.3600479121</text:p>
          </table:table-cell>
          <table:table-cell office:value-type="float" office:value="0.223238147822098" calcext:value-type="float">
            <text:p>0.2232381478</text:p>
          </table:table-cell>
          <table:table-cell office:value-type="float" office:value="0.203687978361057" calcext:value-type="float">
            <text:p>0.2036879784</text:p>
          </table:table-cell>
          <table:table-cell office:value-type="float" office:value="0.203104447705221" calcext:value-type="float">
            <text:p>0.2031044477</text:p>
          </table:table-cell>
          <table:table-cell office:value-type="float" office:value="0.868916222377805" calcext:value-type="float">
            <text:p>0.8689162224</text:p>
          </table:table-cell>
          <table:table-cell office:value-type="float" office:value="0.298130010611744" calcext:value-type="float">
            <text:p>0.2981300106</text:p>
          </table:table-cell>
          <table:table-cell office:value-type="float" office:value="0.56432684616922" calcext:value-type="float">
            <text:p>0.5643268462</text:p>
          </table:table-cell>
          <table:table-cell office:value-type="float" office:value="0.332248375239355" calcext:value-type="float">
            <text:p>0.3322483752</text:p>
          </table:table-cell>
          <table:table-cell office:value-type="float" office:value="0.467571991079551" calcext:value-type="float">
            <text:p>0.4675719911</text:p>
          </table:table-cell>
          <table:table-cell office:value-type="float" office:value="0.686004857939503" calcext:value-type="float">
            <text:p>0.6860048579</text:p>
          </table:table-cell>
          <table:table-cell office:value-type="float" office:value="0.196522697548143" calcext:value-type="float">
            <text:p>0.1965226975</text:p>
          </table:table-cell>
          <table:table-cell office:value-type="float" office:value="0.49532985189116" calcext:value-type="float">
            <text:p>0.4953298519</text:p>
          </table:table-cell>
          <table:table-cell office:value-type="float" office:value="0.503322104340426" calcext:value-type="float">
            <text:p>0.5033221043</text:p>
          </table:table-cell>
          <table:table-cell office:value-type="float" office:value="0.650239106980472" calcext:value-type="float">
            <text:p>0.650239107</text:p>
          </table:table-cell>
          <table:table-cell office:value-type="float" office:value="0.192600886082606" calcext:value-type="float">
            <text:p>0.1926008861</text:p>
          </table:table-cell>
          <table:table-cell office:value-type="float" office:value="0.19750098228347" calcext:value-type="float">
            <text:p>0.1975009823</text:p>
          </table:table-cell>
          <table:table-cell office:value-type="float" office:value="0.293163729962029" calcext:value-type="float">
            <text:p>0.29316373</text:p>
          </table:table-cell>
          <table:table-cell office:value-type="float" office:value="0.217529723166559" calcext:value-type="float">
            <text:p>0.2175297232</text:p>
          </table:table-cell>
          <table:table-cell office:value-type="float" office:value="0.282441298561406" calcext:value-type="float">
            <text:p>0.2824412986</text:p>
          </table:table-cell>
          <table:table-cell office:value-type="float" office:value="0.189311650379255" calcext:value-type="float">
            <text:p>0.1893116504</text:p>
          </table:table-cell>
          <table:table-cell office:value-type="float" office:value="0.2080414768806" calcext:value-type="float">
            <text:p>0.2080414769</text:p>
          </table:table-cell>
          <table:table-cell office:value-type="float" office:value="0.340900857838052" calcext:value-type="float">
            <text:p>0.3409008578</text:p>
          </table:table-cell>
          <table:table-cell office:value-type="float" office:value="0.185741392434289" calcext:value-type="float">
            <text:p>0.1857413924</text:p>
          </table:table-cell>
          <table:table-cell office:value-type="float" office:value="0.190500418712731" calcext:value-type="float">
            <text:p>0.1905004187</text:p>
          </table:table-cell>
          <table:table-cell office:value-type="float" office:value="0.28266552896491" calcext:value-type="float">
            <text:p>0.282665529</text:p>
          </table:table-cell>
          <table:table-cell office:value-type="float" office:value="0.194545673393385" calcext:value-type="float">
            <text:p>0.1945456734</text:p>
          </table:table-cell>
          <table:table-cell office:value-type="float" office:value="0.417720816045031" calcext:value-type="float">
            <text:p>0.417720816</text:p>
          </table:table-cell>
          <table:table-cell office:value-type="float" office:value="0.896771794708197" calcext:value-type="float">
            <text:p>0.8967717947</text:p>
          </table:table-cell>
          <table:table-cell office:value-type="float" office:value="0.331312662836447" calcext:value-type="float">
            <text:p>0.3313126628</text:p>
          </table:table-cell>
          <table:table-cell office:value-type="float" office:value="0.200748993418707" calcext:value-type="float">
            <text:p>0.2007489934</text:p>
          </table:table-cell>
          <table:table-cell office:value-type="float" office:value="0.274816696286632" calcext:value-type="float">
            <text:p>0.2748166963</text:p>
          </table:table-cell>
          <table:table-cell office:value-type="float" office:value="0.195443512978106" calcext:value-type="float">
            <text:p>0.195443513</text:p>
          </table:table-cell>
          <table:table-cell office:value-type="float" office:value="0.265489988798269" calcext:value-type="float">
            <text:p>0.2654899888</text:p>
          </table:table-cell>
          <table:table-cell office:value-type="float" office:value="1.06752200488149" calcext:value-type="float">
            <text:p>1.0675220049</text:p>
          </table:table-cell>
          <table:table-cell office:value-type="float" office:value="0.194579112357611" calcext:value-type="float">
            <text:p>0.1945791124</text:p>
          </table:table-cell>
          <table:table-cell office:value-type="float" office:value="0.337605445953052" calcext:value-type="float">
            <text:p>0.337605446</text:p>
          </table:table-cell>
          <table:table-cell office:value-type="float" office:value="0.200700988816871" calcext:value-type="float">
            <text:p>0.2007009888</text:p>
          </table:table-cell>
          <table:table-cell office:value-type="float" office:value="0.376389721584664" calcext:value-type="float">
            <text:p>0.3763897216</text:p>
          </table:table-cell>
          <table:table-cell office:value-type="float" office:value="0.295663161355235" calcext:value-type="float">
            <text:p>0.2956631614</text:p>
          </table:table-cell>
          <table:table-cell office:value-type="float" office:value="0.243049023695801" calcext:value-type="float">
            <text:p>0.2430490237</text:p>
          </table:table-cell>
          <table:table-cell office:value-type="float" office:value="0.389235898981456" calcext:value-type="float">
            <text:p>0.389235899</text:p>
          </table:table-cell>
          <table:table-cell office:value-type="float" office:value="0.471405399749425" calcext:value-type="float">
            <text:p>0.4714053997</text:p>
          </table:table-cell>
          <table:table-cell office:value-type="float" office:value="0.88163097802052" calcext:value-type="float">
            <text:p>0.881630978</text:p>
          </table:table-cell>
          <table:table-cell office:value-type="float" office:value="0.235357200114951" calcext:value-type="float">
            <text:p>0.2353572001</text:p>
          </table:table-cell>
          <table:table-cell office:value-type="float" office:value="0.215607220870493" calcext:value-type="float">
            <text:p>0.2156072209</text:p>
          </table:table-cell>
          <table:table-cell office:value-type="float" office:value="0.234071113572654" calcext:value-type="float">
            <text:p>0.2340711136</text:p>
          </table:table-cell>
          <table:table-cell office:value-type="float" office:value="0.401887183875814" calcext:value-type="float">
            <text:p>0.4018871839</text:p>
          </table:table-cell>
          <table:table-cell office:value-type="float" office:value="0.467334824563794" calcext:value-type="float">
            <text:p>0.4673348246</text:p>
          </table:table-cell>
          <table:table-cell office:value-type="float" office:value="0.189150507699712" calcext:value-type="float">
            <text:p>0.1891505077</text:p>
          </table:table-cell>
          <table:table-cell office:value-type="float" office:value="0.244574099843683" calcext:value-type="float">
            <text:p>0.2445740998</text:p>
          </table:table-cell>
          <table:table-cell office:value-type="float" office:value="0.185650074643349" calcext:value-type="float">
            <text:p>0.1856500746</text:p>
          </table:table-cell>
          <table:table-cell office:value-type="float" office:value="0.238091538690488" calcext:value-type="float">
            <text:p>0.2380915387</text:p>
          </table:table-cell>
          <table:table-cell office:value-type="float" office:value="0.205980283344696" calcext:value-type="float">
            <text:p>0.2059802833</text:p>
          </table:table-cell>
          <table:table-cell office:value-type="float" office:value="0.77620838818137" calcext:value-type="float">
            <text:p>0.7762083882</text:p>
          </table:table-cell>
          <table:table-cell office:value-type="float" office:value="0.25650235456465" calcext:value-type="float">
            <text:p>0.2565023546</text:p>
          </table:table-cell>
          <table:table-cell office:value-type="float" office:value="0.303680536678121" calcext:value-type="float">
            <text:p>0.3036805367</text:p>
          </table:table-cell>
          <table:table-cell office:value-type="float" office:value="0.246954239210928" calcext:value-type="float">
            <text:p>0.2469542392</text:p>
          </table:table-cell>
          <table:table-cell office:value-type="float" office:value="0.210219294370727" calcext:value-type="float">
            <text:p>0.2102192944</text:p>
          </table:table-cell>
          <table:table-cell office:value-type="float" office:value="0.375279400279806" calcext:value-type="float">
            <text:p>0.3752794003</text:p>
          </table:table-cell>
          <table:table-cell office:value-type="float" office:value="0.237038707249001" calcext:value-type="float">
            <text:p>0.2370387072</text:p>
          </table:table-cell>
          <table:table-cell office:value-type="float" office:value="0.507692741809769" calcext:value-type="float">
            <text:p>0.5076927418</text:p>
          </table:table-cell>
          <table:table-cell office:value-type="float" office:value="0.198595741525669" calcext:value-type="float">
            <text:p>0.1985957415</text:p>
          </table:table-cell>
          <table:table-cell office:value-type="float" office:value="0.248589496696469" calcext:value-type="float">
            <text:p>0.2485894967</text:p>
          </table:table-cell>
          <table:table-cell office:value-type="float" office:value="0.195394015532754" calcext:value-type="float">
            <text:p>0.1953940155</text:p>
          </table:table-cell>
          <table:table-cell office:value-type="float" office:value="0.220954927339451" calcext:value-type="float">
            <text:p>0.2209549273</text:p>
          </table:table-cell>
          <table:table-cell office:value-type="float" office:value="0.202572174085176" calcext:value-type="float">
            <text:p>0.2025721741</text:p>
          </table:table-cell>
          <table:table-cell office:value-type="float" office:value="0.748583492044938" calcext:value-type="float">
            <text:p>0.748583492</text:p>
          </table:table-cell>
          <table:table-cell office:value-type="float" office:value="0.441119921939037" calcext:value-type="float">
            <text:p>0.4411199219</text:p>
          </table:table-cell>
          <table:table-cell office:value-type="float" office:value="0.322633689082486" calcext:value-type="float">
            <text:p>0.3226336891</text:p>
          </table:table-cell>
          <table:table-cell office:value-type="float" office:value="0.340895430749074" calcext:value-type="float">
            <text:p>0.3408954307</text:p>
          </table:table-cell>
          <table:table-cell office:value-type="float" office:value="0.33756799956091" calcext:value-type="float">
            <text:p>0.3375679996</text:p>
          </table:table-cell>
          <table:table-cell office:value-type="float" office:value="0.31391330985386" calcext:value-type="float">
            <text:p>0.3139133099</text:p>
          </table:table-cell>
          <table:table-cell office:value-type="float" office:value="0.212189942566066" calcext:value-type="float">
            <text:p>0.2121899426</text:p>
          </table:table-cell>
          <table:table-cell office:value-type="float" office:value="0.291961427328819" calcext:value-type="float">
            <text:p>0.2919614273</text:p>
          </table:table-cell>
          <table:table-cell office:value-type="float" office:value="0.27629192567259" calcext:value-type="float">
            <text:p>0.2762919257</text:p>
          </table:table-cell>
          <table:table-cell office:value-type="float" office:value="0.194774665121352" calcext:value-type="float">
            <text:p>0.1947746651</text:p>
          </table:table-cell>
          <table:table-cell office:value-type="float" office:value="0.206322381954761" calcext:value-type="float">
            <text:p>0.206322382</text:p>
          </table:table-cell>
          <table:table-cell office:value-type="float" office:value="0.212799001622286" calcext:value-type="float">
            <text:p>0.2127990016</text:p>
          </table:table-cell>
          <table:table-cell office:value-type="float" office:value="0.190861360072444" calcext:value-type="float">
            <text:p>0.1908613601</text:p>
          </table:table-cell>
          <table:table-cell office:value-type="float" office:value="0.437901813469639" calcext:value-type="float">
            <text:p>0.4379018135</text:p>
          </table:table-cell>
          <table:table-cell office:value-type="float" office:value="0.545973511034831" calcext:value-type="float">
            <text:p>0.545973511</text:p>
          </table:table-cell>
          <table:table-cell office:value-type="float" office:value="0.202992927457882" calcext:value-type="float">
            <text:p>0.2029929275</text:p>
          </table:table-cell>
          <table:table-cell office:value-type="float" office:value="0.640968026387562" calcext:value-type="float">
            <text:p>0.6409680264</text:p>
          </table:table-cell>
          <table:table-cell office:value-type="float" office:value="0.214834687350459" calcext:value-type="float">
            <text:p>0.2148346874</text:p>
          </table:table-cell>
          <table:table-cell office:value-type="float" office:value="0.318072658110181" calcext:value-type="float">
            <text:p>0.3180726581</text:p>
          </table:table-cell>
          <table:table-cell office:value-type="float" office:value="1.15505367246346" calcext:value-type="float">
            <text:p>1.1550536725</text:p>
          </table:table-cell>
          <table:table-cell office:value-type="float" office:value="0.379411665605724" calcext:value-type="float">
            <text:p>0.3794116656</text:p>
          </table:table-cell>
          <table:table-cell office:value-type="float" office:value="0.202086563392236" calcext:value-type="float">
            <text:p>0.2020865634</text:p>
          </table:table-cell>
          <table:table-cell office:value-type="float" office:value="0.503110446600708" calcext:value-type="float">
            <text:p>0.5031104466</text:p>
          </table:table-cell>
          <table:table-cell office:value-type="float" office:value="0.255549410050096" calcext:value-type="float">
            <text:p>0.2555494101</text:p>
          </table:table-cell>
          <table:table-cell office:value-type="float" office:value="0.222834736861907" calcext:value-type="float">
            <text:p>0.2228347369</text:p>
          </table:table-cell>
          <table:table-cell office:value-type="float" office:value="0.208908984603004" calcext:value-type="float">
            <text:p>0.2089089846</text:p>
          </table:table-cell>
          <table:table-cell office:value-type="float" office:value="0.21858523733887" calcext:value-type="float">
            <text:p>0.2185852373</text:p>
          </table:table-cell>
          <table:table-cell office:value-type="float" office:value="0.188621116808821" calcext:value-type="float">
            <text:p>0.1886211168</text:p>
          </table:table-cell>
          <table:table-cell office:value-type="float" office:value="0.268763956492128" calcext:value-type="float">
            <text:p>0.2687639565</text:p>
          </table:table-cell>
          <table:table-cell office:value-type="float" office:value="0.201212269272184" calcext:value-type="float">
            <text:p>0.2012122693</text:p>
          </table:table-cell>
          <table:table-cell office:value-type="float" office:value="0.204473319913291" calcext:value-type="float">
            <text:p>0.2044733199</text:p>
          </table:table-cell>
          <table:table-cell office:value-type="float" office:value="0.65021694115353" calcext:value-type="float">
            <text:p>0.6502169412</text:p>
          </table:table-cell>
          <table:table-cell office:value-type="float" office:value="0.456905678291183" calcext:value-type="float">
            <text:p>0.4569056783</text:p>
          </table:table-cell>
          <table:table-cell office:value-type="float" office:value="0.829930512655513" calcext:value-type="float">
            <text:p>0.8299305127</text:p>
          </table:table-cell>
          <table:table-cell office:value-type="float" office:value="0.287905584657666" calcext:value-type="float">
            <text:p>0.2879055847</text:p>
          </table:table-cell>
          <table:table-cell office:value-type="float" office:value="0.398951407901216" calcext:value-type="float">
            <text:p>0.3989514079</text:p>
          </table:table-cell>
          <table:table-cell office:value-type="float" office:value="0.197121650911195" calcext:value-type="float">
            <text:p>0.1971216509</text:p>
          </table:table-cell>
          <table:table-cell office:value-type="float" office:value="0.213283761087738" calcext:value-type="float">
            <text:p>0.2132837611</text:p>
          </table:table-cell>
          <table:table-cell office:value-type="float" office:value="0.191766328942905" calcext:value-type="float">
            <text:p>0.1917663289</text:p>
          </table:table-cell>
          <table:table-cell office:value-type="float" office:value="0.277564413183863" calcext:value-type="float">
            <text:p>0.2775644132</text:p>
          </table:table-cell>
          <table:table-cell office:value-type="float" office:value="0.640492263210379" calcext:value-type="float">
            <text:p>0.6404922632</text:p>
          </table:table-cell>
          <table:table-cell office:value-type="float" office:value="1.3824955513331" calcext:value-type="float">
            <text:p>1.3824955513</text:p>
          </table:table-cell>
          <table:table-cell office:value-type="float" office:value="0.438426654067711" calcext:value-type="float">
            <text:p>0.4384266541</text:p>
          </table:table-cell>
          <table:table-cell office:value-type="float" office:value="0.464415147696161" calcext:value-type="float">
            <text:p>0.4644151477</text:p>
          </table:table-cell>
          <table:table-cell office:value-type="float" office:value="0.22366177239035" calcext:value-type="float">
            <text:p>0.2236617724</text:p>
          </table:table-cell>
          <table:table-cell office:value-type="float" office:value="0.221611635881856" calcext:value-type="float">
            <text:p>0.2216116359</text:p>
          </table:table-cell>
          <table:table-cell office:value-type="float" office:value="0.301831846407174" calcext:value-type="float">
            <text:p>0.3018318464</text:p>
          </table:table-cell>
          <table:table-cell office:value-type="float" office:value="0.362154907267877" calcext:value-type="float">
            <text:p>0.3621549073</text:p>
          </table:table-cell>
          <table:table-cell office:value-type="float" office:value="0.383146899293046" calcext:value-type="float">
            <text:p>0.3831468993</text:p>
          </table:table-cell>
          <table:table-cell office:value-type="float" office:value="0.276212475263255" calcext:value-type="float">
            <text:p>0.2762124753</text:p>
          </table:table-cell>
          <table:table-cell office:value-type="float" office:value="0.352783304625039" calcext:value-type="float">
            <text:p>0.3527833046</text:p>
          </table:table-cell>
          <table:table-cell office:value-type="float" office:value="0.212368378209939" calcext:value-type="float">
            <text:p>0.2123683782</text:p>
          </table:table-cell>
          <table:table-cell office:value-type="float" office:value="0.188829272388336" calcext:value-type="float">
            <text:p>0.1888292724</text:p>
          </table:table-cell>
          <table:table-cell office:value-type="float" office:value="0.257490248596195" calcext:value-type="float">
            <text:p>0.2574902486</text:p>
          </table:table-cell>
          <table:table-cell office:value-type="float" office:value="0.207777229177392" calcext:value-type="float">
            <text:p>0.2077772292</text:p>
          </table:table-cell>
          <table:table-cell office:value-type="float" office:value="0.34063966558298" calcext:value-type="float">
            <text:p>0.3406396656</text:p>
          </table:table-cell>
          <table:table-cell office:value-type="float" office:value="0.271890052260044" calcext:value-type="float">
            <text:p>0.2718900523</text:p>
          </table:table-cell>
          <table:table-cell office:value-type="float" office:value="0.213423012309987" calcext:value-type="float">
            <text:p>0.2134230123</text:p>
          </table:table-cell>
          <table:table-cell office:value-type="float" office:value="0.287234400508636" calcext:value-type="float">
            <text:p>0.2872344005</text:p>
          </table:table-cell>
          <table:table-cell office:value-type="float" office:value="0.260310209916387" calcext:value-type="float">
            <text:p>0.2603102099</text:p>
          </table:table-cell>
          <table:table-cell office:value-type="float" office:value="0.361580299556471" calcext:value-type="float">
            <text:p>0.3615802996</text:p>
          </table:table-cell>
          <table:table-cell office:value-type="float" office:value="0.650344519925031" calcext:value-type="float">
            <text:p>0.6503445199</text:p>
          </table:table-cell>
          <table:table-cell office:value-type="float" office:value="0.740563805826304" calcext:value-type="float">
            <text:p>0.7405638058</text:p>
          </table:table-cell>
          <table:table-cell office:value-type="float" office:value="0.197594945030522" calcext:value-type="float">
            <text:p>0.197594945</text:p>
          </table:table-cell>
          <table:table-cell office:value-type="float" office:value="0.207512624400402" calcext:value-type="float">
            <text:p>0.2075126244</text:p>
          </table:table-cell>
          <table:table-cell office:value-type="float" office:value="0.192948092122155" calcext:value-type="float">
            <text:p>0.1929480921</text:p>
          </table:table-cell>
          <table:table-cell office:value-type="float" office:value="0.256007764345902" calcext:value-type="float">
            <text:p>0.2560077643</text:p>
          </table:table-cell>
          <table:table-cell office:value-type="float" office:value="0.197495646984569" calcext:value-type="float">
            <text:p>0.197495647</text:p>
          </table:table-cell>
          <table:table-cell office:value-type="float" office:value="0.197769333341492" calcext:value-type="float">
            <text:p>0.1977693333</text:p>
          </table:table-cell>
          <table:table-cell office:value-type="float" office:value="0.220037402847398" calcext:value-type="float">
            <text:p>0.2200374028</text:p>
          </table:table-cell>
          <table:table-cell office:value-type="float" office:value="0.23792105956736" calcext:value-type="float">
            <text:p>0.2379210596</text:p>
          </table:table-cell>
          <table:table-cell office:value-type="float" office:value="0.302236672633391" calcext:value-type="float">
            <text:p>0.3022366726</text:p>
          </table:table-cell>
          <table:table-cell office:value-type="float" office:value="0.201754095504861" calcext:value-type="float">
            <text:p>0.2017540955</text:p>
          </table:table-cell>
          <table:table-cell office:value-type="float" office:value="0.397792042937089" calcext:value-type="float">
            <text:p>0.3977920429</text:p>
          </table:table-cell>
          <table:table-cell office:value-type="float" office:value="0.388162807942728" calcext:value-type="float">
            <text:p>0.3881628079</text:p>
          </table:table-cell>
          <table:table-cell office:value-type="float" office:value="0.193710827467028" calcext:value-type="float">
            <text:p>0.1937108275</text:p>
          </table:table-cell>
          <table:table-cell office:value-type="float" office:value="0.341938775992996" calcext:value-type="float">
            <text:p>0.341938776</text:p>
          </table:table-cell>
          <table:table-cell office:value-type="float" office:value="0.3898704201521" calcext:value-type="float">
            <text:p>0.3898704202</text:p>
          </table:table-cell>
          <table:table-cell office:value-type="float" office:value="0.22689853942136" calcext:value-type="float">
            <text:p>0.2268985394</text:p>
          </table:table-cell>
          <table:table-cell office:value-type="float" office:value="0.269191722329773" calcext:value-type="float">
            <text:p>0.2691917223</text:p>
          </table:table-cell>
          <table:table-cell office:value-type="float" office:value="0.24570119711251" calcext:value-type="float">
            <text:p>0.2457011971</text:p>
          </table:table-cell>
          <table:table-cell office:value-type="float" office:value="0.265475008117593" calcext:value-type="float">
            <text:p>0.2654750081</text:p>
          </table:table-cell>
          <table:table-cell office:value-type="float" office:value="0.338477373897814" calcext:value-type="float">
            <text:p>0.3384773739</text:p>
          </table:table-cell>
          <table:table-cell office:value-type="float" office:value="0.446320005799459" calcext:value-type="float">
            <text:p>0.4463200058</text:p>
          </table:table-cell>
          <table:table-cell office:value-type="float" office:value="0.229205683928104" calcext:value-type="float">
            <text:p>0.2292056839</text:p>
          </table:table-cell>
          <table:table-cell office:value-type="float" office:value="0.186010212787437" calcext:value-type="float">
            <text:p>0.1860102128</text:p>
          </table:table-cell>
          <table:table-cell office:value-type="float" office:value="0.243604502329327" calcext:value-type="float">
            <text:p>0.2436045023</text:p>
          </table:table-cell>
          <table:table-cell office:value-type="float" office:value="0.302479412882767" calcext:value-type="float">
            <text:p>0.3024794129</text:p>
          </table:table-cell>
          <table:table-cell office:value-type="float" office:value="0.433744277743226" calcext:value-type="float">
            <text:p>0.4337442777</text:p>
          </table:table-cell>
          <table:table-cell office:value-type="float" office:value="0.21470365399488" calcext:value-type="float">
            <text:p>0.214703654</text:p>
          </table:table-cell>
          <table:table-cell office:value-type="float" office:value="0.222598562343887" calcext:value-type="float">
            <text:p>0.2225985623</text:p>
          </table:table-cell>
          <table:table-cell office:value-type="float" office:value="0.192245637875602" calcext:value-type="float">
            <text:p>0.1922456379</text:p>
          </table:table-cell>
          <table:table-cell office:value-type="float" office:value="0.644740275764293" calcext:value-type="float">
            <text:p>0.6447402758</text:p>
          </table:table-cell>
          <table:table-cell office:value-type="float" office:value="0.181458870512484" calcext:value-type="float">
            <text:p>0.1814588705</text:p>
          </table:table-cell>
          <table:table-cell office:value-type="float" office:value="0.541647672007661" calcext:value-type="float">
            <text:p>0.541647672</text:p>
          </table:table-cell>
          <table:table-cell office:value-type="float" office:value="0.358545550682484" calcext:value-type="float">
            <text:p>0.3585455507</text:p>
          </table:table-cell>
          <table:table-cell office:value-type="float" office:value="1.1460198085661" calcext:value-type="float">
            <text:p>1.1460198086</text:p>
          </table:table-cell>
          <table:table-cell office:value-type="float" office:value="0.209939068308376" calcext:value-type="float">
            <text:p>0.2099390683</text:p>
          </table:table-cell>
          <table:table-cell office:value-type="float" office:value="0.385463829785047" calcext:value-type="float">
            <text:p>0.3854638298</text:p>
          </table:table-cell>
          <table:table-cell office:value-type="float" office:value="0.874622927762111" calcext:value-type="float">
            <text:p>0.8746229278</text:p>
          </table:table-cell>
          <table:table-cell office:value-type="float" office:value="0.210710630466361" calcext:value-type="float">
            <text:p>0.2107106305</text:p>
          </table:table-cell>
          <table:table-cell office:value-type="float" office:value="0.237754651850311" calcext:value-type="float">
            <text:p>0.2377546519</text:p>
          </table:table-cell>
          <table:table-cell office:value-type="float" office:value="0.261633803612058" calcext:value-type="float">
            <text:p>0.2616338036</text:p>
          </table:table-cell>
          <table:table-cell office:value-type="float" office:value="0.259215528881076" calcext:value-type="float">
            <text:p>0.2592155289</text:p>
          </table:table-cell>
          <table:table-cell office:value-type="float" office:value="0.901131674399875" calcext:value-type="float">
            <text:p>0.9011316744</text:p>
          </table:table-cell>
          <table:table-cell office:value-type="float" office:value="0.894225551247166" calcext:value-type="float">
            <text:p>0.8942255512</text:p>
          </table:table-cell>
          <table:table-cell office:value-type="float" office:value="0.291453422471504" calcext:value-type="float">
            <text:p>0.2914534225</text:p>
          </table:table-cell>
          <table:table-cell office:value-type="float" office:value="0.231424758494546" calcext:value-type="float">
            <text:p>0.2314247585</text:p>
          </table:table-cell>
          <table:table-cell office:value-type="float" office:value="0.501378620574621" calcext:value-type="float">
            <text:p>0.5013786206</text:p>
          </table:table-cell>
          <table:table-cell office:value-type="float" office:value="0.286197841737675" calcext:value-type="float">
            <text:p>0.2861978417</text:p>
          </table:table-cell>
          <table:table-cell office:value-type="float" office:value="0.281650531281203" calcext:value-type="float">
            <text:p>0.2816505313</text:p>
          </table:table-cell>
          <table:table-cell office:value-type="float" office:value="0.192318590523319" calcext:value-type="float">
            <text:p>0.1923185905</text:p>
          </table:table-cell>
          <table:table-cell office:value-type="float" office:value="0.197822013712532" calcext:value-type="float">
            <text:p>0.1978220137</text:p>
          </table:table-cell>
          <table:table-cell office:value-type="float" office:value="0.186639051817169" calcext:value-type="float">
            <text:p>0.1866390518</text:p>
          </table:table-cell>
          <table:table-cell office:value-type="float" office:value="0.353603133225699" calcext:value-type="float">
            <text:p>0.3536031332</text:p>
          </table:table-cell>
          <table:table-cell office:value-type="float" office:value="0.296657741543188" calcext:value-type="float">
            <text:p>0.2966577415</text:p>
          </table:table-cell>
          <table:table-cell office:value-type="float" office:value="0.361141990453328" calcext:value-type="float">
            <text:p>0.3611419905</text:p>
          </table:table-cell>
          <table:table-cell office:value-type="float" office:value="0.215550330808447" calcext:value-type="float">
            <text:p>0.2155503308</text:p>
          </table:table-cell>
          <table:table-cell office:value-type="float" office:value="0.1978838755497" calcext:value-type="float">
            <text:p>0.1978838755</text:p>
          </table:table-cell>
          <table:table-cell office:value-type="float" office:value="0.500385469262781" calcext:value-type="float">
            <text:p>0.5003854693</text:p>
          </table:table-cell>
          <table:table-cell office:value-type="float" office:value="0.379728760809675" calcext:value-type="float">
            <text:p>0.3797287608</text:p>
          </table:table-cell>
          <table:table-cell office:value-type="float" office:value="0.189129721741814" calcext:value-type="float">
            <text:p>0.1891297217</text:p>
          </table:table-cell>
          <table:table-cell office:value-type="float" office:value="0.409145367597415" calcext:value-type="float">
            <text:p>0.4091453676</text:p>
          </table:table-cell>
          <table:table-cell office:value-type="float" office:value="1.13332387579047" calcext:value-type="float">
            <text:p>1.1333238758</text:p>
          </table:table-cell>
          <table:table-cell office:value-type="float" office:value="0.204122000733653" calcext:value-type="float">
            <text:p>0.2041220007</text:p>
          </table:table-cell>
          <table:table-cell office:value-type="float" office:value="0.213205614341725" calcext:value-type="float">
            <text:p>0.2132056143</text:p>
          </table:table-cell>
          <table:table-cell office:value-type="float" office:value="0.398718144940986" calcext:value-type="float">
            <text:p>0.3987181449</text:p>
          </table:table-cell>
          <table:table-cell office:value-type="float" office:value="0.198163317654968" calcext:value-type="float">
            <text:p>0.1981633177</text:p>
          </table:table-cell>
          <table:table-cell office:value-type="float" office:value="0.33558668593207" calcext:value-type="float">
            <text:p>0.3355866859</text:p>
          </table:table-cell>
          <table:table-cell office:value-type="float" office:value="0.306123685492505" calcext:value-type="float">
            <text:p>0.3061236855</text:p>
          </table:table-cell>
          <table:table-cell office:value-type="float" office:value="0.482711823957061" calcext:value-type="float">
            <text:p>0.482711824</text:p>
          </table:table-cell>
          <table:table-cell office:value-type="float" office:value="0.462686748775765" calcext:value-type="float">
            <text:p>0.4626867488</text:p>
          </table:table-cell>
          <table:table-cell office:value-type="float" office:value="0.206542882054291" calcext:value-type="float">
            <text:p>0.2065428821</text:p>
          </table:table-cell>
          <table:table-cell office:value-type="float" office:value="0.193884663014851" calcext:value-type="float">
            <text:p>0.193884663</text:p>
          </table:table-cell>
          <table:table-cell office:value-type="float" office:value="0.201270341733302" calcext:value-type="float">
            <text:p>0.2012703417</text:p>
          </table:table-cell>
          <table:table-cell office:value-type="float" office:value="0.188248899740433" calcext:value-type="float">
            <text:p>0.1882488997</text:p>
          </table:table-cell>
          <table:table-cell office:value-type="float" office:value="0.226026710690359" calcext:value-type="float">
            <text:p>0.2260267107</text:p>
          </table:table-cell>
          <table:table-cell office:value-type="float" office:value="0.203687737048318" calcext:value-type="float">
            <text:p>0.203687737</text:p>
          </table:table-cell>
          <table:table-cell office:value-type="float" office:value="0.753916339968946" calcext:value-type="float">
            <text:p>0.75391634</text:p>
          </table:table-cell>
          <table:table-cell office:value-type="float" office:value="0.692035045993887" calcext:value-type="float">
            <text:p>0.692035046</text:p>
          </table:table-cell>
          <table:table-cell office:value-type="float" office:value="0.385144825532548" calcext:value-type="float">
            <text:p>0.3851448255</text:p>
          </table:table-cell>
          <table:table-cell office:value-type="float" office:value="0.268229254757454" calcext:value-type="float">
            <text:p>0.2682292548</text:p>
          </table:table-cell>
          <table:table-cell office:value-type="float" office:value="0.286761758495324" calcext:value-type="float">
            <text:p>0.2867617585</text:p>
          </table:table-cell>
          <table:table-cell office:value-type="float" office:value="0.181506787611689" calcext:value-type="float">
            <text:p>0.1815067876</text:p>
          </table:table-cell>
          <table:table-cell office:value-type="float" office:value="0.474691279829624" calcext:value-type="float">
            <text:p>0.4746912798</text:p>
          </table:table-cell>
          <table:table-cell office:value-type="float" office:value="0.562756906175441" calcext:value-type="float">
            <text:p>0.5627569062</text:p>
          </table:table-cell>
          <table:table-cell office:value-type="float" office:value="0.334289364479079" calcext:value-type="float">
            <text:p>0.3342893645</text:p>
          </table:table-cell>
          <table:table-cell office:value-type="float" office:value="0.303572486174236" calcext:value-type="float">
            <text:p>0.3035724862</text:p>
          </table:table-cell>
          <table:table-cell office:value-type="float" office:value="0.212930965961532" calcext:value-type="float">
            <text:p>0.212930966</text:p>
          </table:table-cell>
          <table:table-cell office:value-type="float" office:value="0.321681704611554" calcext:value-type="float">
            <text:p>0.3216817046</text:p>
          </table:table-cell>
          <table:table-cell office:value-type="float" office:value="0.316688765364864" calcext:value-type="float">
            <text:p>0.3166887654</text:p>
          </table:table-cell>
          <table:table-cell office:value-type="float" office:value="0.540926595112907" calcext:value-type="float">
            <text:p>0.5409265951</text:p>
          </table:table-cell>
          <table:table-cell office:value-type="float" office:value="0.451716488212455" calcext:value-type="float">
            <text:p>0.4517164882</text:p>
          </table:table-cell>
          <table:table-cell office:value-type="float" office:value="0.465810048623206" calcext:value-type="float">
            <text:p>0.4658100486</text:p>
          </table:table-cell>
          <table:table-cell office:value-type="float" office:value="0.264414027032009" calcext:value-type="float">
            <text:p>0.264414027</text:p>
          </table:table-cell>
          <table:table-cell office:value-type="float" office:value="0.203224287039536" calcext:value-type="float">
            <text:p>0.203224287</text:p>
          </table:table-cell>
          <table:table-cell office:value-type="float" office:value="0.195134072118718" calcext:value-type="float">
            <text:p>0.1951340721</text:p>
          </table:table-cell>
          <table:table-cell office:value-type="float" office:value="0.222132561675908" calcext:value-type="float">
            <text:p>0.2221325617</text:p>
          </table:table-cell>
          <table:table-cell office:value-type="float" office:value="0.345957209551808" calcext:value-type="float">
            <text:p>0.3459572096</text:p>
          </table:table-cell>
          <table:table-cell office:value-type="float" office:value="0.667866207546275" calcext:value-type="float">
            <text:p>0.6678662075</text:p>
          </table:table-cell>
          <table:table-cell office:value-type="float" office:value="0.620260323449593" calcext:value-type="float">
            <text:p>0.6202603234</text:p>
          </table:table-cell>
          <table:table-cell office:value-type="float" office:value="0.289950332486672" calcext:value-type="float">
            <text:p>0.2899503325</text:p>
          </table:table-cell>
          <table:table-cell office:value-type="float" office:value="0.421916899978039" calcext:value-type="float">
            <text:p>0.4219169</text:p>
          </table:table-cell>
          <table:table-cell office:value-type="float" office:value="0.213989207369111" calcext:value-type="float">
            <text:p>0.2139892074</text:p>
          </table:table-cell>
          <table:table-cell office:value-type="float" office:value="0.192810558024727" calcext:value-type="float">
            <text:p>0.192810558</text:p>
          </table:table-cell>
          <table:table-cell office:value-type="float" office:value="0.252742288409588" calcext:value-type="float">
            <text:p>0.2527422884</text:p>
          </table:table-cell>
          <table:table-cell office:value-type="float" office:value="0.660043648563137" calcext:value-type="float">
            <text:p>0.6600436486</text:p>
          </table:table-cell>
          <table:table-cell office:value-type="float" office:value="0.207189225375867" calcext:value-type="float">
            <text:p>0.2071892254</text:p>
          </table:table-cell>
          <table:table-cell office:value-type="float" office:value="0.20607777932921" calcext:value-type="float">
            <text:p>0.2060777793</text:p>
          </table:table-cell>
          <table:table-cell office:value-type="float" office:value="0.224360108795149" calcext:value-type="float">
            <text:p>0.2243601088</text:p>
          </table:table-cell>
          <table:table-cell office:value-type="float" office:value="0.190097648142047" calcext:value-type="float">
            <text:p>0.1900976481</text:p>
          </table:table-cell>
          <table:table-cell office:value-type="float" office:value="1.09097264587664" calcext:value-type="float">
            <text:p>1.0909726459</text:p>
          </table:table-cell>
          <table:table-cell office:value-type="float" office:value="0.198945120030792" calcext:value-type="float">
            <text:p>0.19894512</text:p>
          </table:table-cell>
          <table:table-cell office:value-type="float" office:value="0.196263751925544" calcext:value-type="float">
            <text:p>0.1962637519</text:p>
          </table:table-cell>
          <table:table-cell office:value-type="float" office:value="0.223849901492415" calcext:value-type="float">
            <text:p>0.2238499015</text:p>
          </table:table-cell>
          <table:table-cell office:value-type="float" office:value="0.475571439434045" calcext:value-type="float">
            <text:p>0.4755714394</text:p>
          </table:table-cell>
          <table:table-cell office:value-type="float" office:value="0.355728539189707" calcext:value-type="float">
            <text:p>0.3557285392</text:p>
          </table:table-cell>
          <table:table-cell office:value-type="float" office:value="0.291214476036251" calcext:value-type="float">
            <text:p>0.291214476</text:p>
          </table:table-cell>
          <table:table-cell office:value-type="float" office:value="0.309560336231755" calcext:value-type="float">
            <text:p>0.3095603362</text:p>
          </table:table-cell>
          <table:table-cell office:value-type="float" office:value="0.21947569100973" calcext:value-type="float">
            <text:p>0.219475691</text:p>
          </table:table-cell>
          <table:table-cell office:value-type="float" office:value="0.18883598499027" calcext:value-type="float">
            <text:p>0.188835985</text:p>
          </table:table-cell>
          <table:table-cell office:value-type="float" office:value="0.213568953690976" calcext:value-type="float">
            <text:p>0.2135689537</text:p>
          </table:table-cell>
          <table:table-cell office:value-type="float" office:value="0.278846992589937" calcext:value-type="float">
            <text:p>0.2788469926</text:p>
          </table:table-cell>
          <table:table-cell office:value-type="float" office:value="0.373215323460662" calcext:value-type="float">
            <text:p>0.3732153235</text:p>
          </table:table-cell>
          <table:table-cell office:value-type="float" office:value="0.225929985526236" calcext:value-type="float">
            <text:p>0.2259299855</text:p>
          </table:table-cell>
          <table:table-cell office:value-type="float" office:value="0.334018407401625" calcext:value-type="float">
            <text:p>0.3340184074</text:p>
          </table:table-cell>
          <table:table-cell office:value-type="float" office:value="0.381079860607209" calcext:value-type="float">
            <text:p>0.3810798606</text:p>
          </table:table-cell>
          <table:table-cell office:value-type="float" office:value="0.200586377186465" calcext:value-type="float">
            <text:p>0.2005863772</text:p>
          </table:table-cell>
          <table:table-cell office:value-type="float" office:value="0.205555984410138" calcext:value-type="float">
            <text:p>0.2055559844</text:p>
          </table:table-cell>
          <table:table-cell office:value-type="float" office:value="0.202704659561603" calcext:value-type="float">
            <text:p>0.2027046596</text:p>
          </table:table-cell>
          <table:table-cell office:value-type="float" office:value="0.230702824024517" calcext:value-type="float">
            <text:p>0.230702824</text:p>
          </table:table-cell>
          <table:table-cell office:value-type="float" office:value="0.253870893105703" calcext:value-type="float">
            <text:p>0.2538708931</text:p>
          </table:table-cell>
          <table:table-cell office:value-type="float" office:value="0.208053671243174" calcext:value-type="float">
            <text:p>0.2080536712</text:p>
          </table:table-cell>
          <table:table-cell office:value-type="float" office:value="0.501519073239302" calcext:value-type="float">
            <text:p>0.5015190732</text:p>
          </table:table-cell>
          <table:table-cell office:value-type="float" office:value="0.255105518724514" calcext:value-type="float">
            <text:p>0.2551055187</text:p>
          </table:table-cell>
          <table:table-cell office:value-type="float" office:value="0.232488791848993" calcext:value-type="float">
            <text:p>0.2324887918</text:p>
          </table:table-cell>
          <table:table-cell office:value-type="float" office:value="0.417355060512839" calcext:value-type="float">
            <text:p>0.4173550605</text:p>
          </table:table-cell>
          <table:table-cell office:value-type="float" office:value="0.221051437049997" calcext:value-type="float">
            <text:p>0.221051437</text:p>
          </table:table-cell>
          <table:table-cell office:value-type="float" office:value="0.400682345151041" calcext:value-type="float">
            <text:p>0.4006823452</text:p>
          </table:table-cell>
          <table:table-cell office:value-type="float" office:value="0.312892209590557" calcext:value-type="float">
            <text:p>0.3128922096</text:p>
          </table:table-cell>
          <table:table-cell office:value-type="float" office:value="0.32192957853152" calcext:value-type="float">
            <text:p>0.3219295785</text:p>
          </table:table-cell>
          <table:table-cell office:value-type="float" office:value="0.873763180187893" calcext:value-type="float">
            <text:p>0.8737631802</text:p>
          </table:table-cell>
          <table:table-cell office:value-type="float" office:value="0.20438969989008" calcext:value-type="float">
            <text:p>0.2043896999</text:p>
          </table:table-cell>
          <table:table-cell office:value-type="float" office:value="0.254387954210977" calcext:value-type="float">
            <text:p>0.2543879542</text:p>
          </table:table-cell>
          <table:table-cell office:value-type="float" office:value="0.494433239500445" calcext:value-type="float">
            <text:p>0.4944332395</text:p>
          </table:table-cell>
          <table:table-cell office:value-type="float" office:value="0.385800263705236" calcext:value-type="float">
            <text:p>0.3858002637</text:p>
          </table:table-cell>
          <table:table-cell office:value-type="float" office:value="0.480137266665159" calcext:value-type="float">
            <text:p>0.4801372667</text:p>
          </table:table-cell>
          <table:table-cell office:value-type="float" office:value="0.233971496394395" calcext:value-type="float">
            <text:p>0.2339714964</text:p>
          </table:table-cell>
          <table:table-cell office:value-type="float" office:value="0.367030273555418" calcext:value-type="float">
            <text:p>0.3670302736</text:p>
          </table:table-cell>
          <table:table-cell office:value-type="float" office:value="0.193245518508801" calcext:value-type="float">
            <text:p>0.1932455185</text:p>
          </table:table-cell>
          <table:table-cell office:value-type="float" office:value="0.552228896992301" calcext:value-type="float">
            <text:p>0.552228897</text:p>
          </table:table-cell>
          <table:table-cell office:value-type="float" office:value="0.241852639954443" calcext:value-type="float">
            <text:p>0.24185264</text:p>
          </table:table-cell>
          <table:table-cell office:value-type="float" office:value="0.195096274790781" calcext:value-type="float">
            <text:p>0.1950962748</text:p>
          </table:table-cell>
          <table:table-cell office:value-type="float" office:value="0.19072765476652" calcext:value-type="float">
            <text:p>0.1907276548</text:p>
          </table:table-cell>
          <table:table-cell office:value-type="float" office:value="0.191608913646278" calcext:value-type="float">
            <text:p>0.1916089136</text:p>
          </table:table-cell>
          <table:table-cell office:value-type="float" office:value="0.533369513367057" calcext:value-type="float">
            <text:p>0.5333695134</text:p>
          </table:table-cell>
          <table:table-cell office:value-type="float" office:value="0.294216810634851" calcext:value-type="float">
            <text:p>0.2942168106</text:p>
          </table:table-cell>
          <table:table-cell office:value-type="float" office:value="0.339404664982097" calcext:value-type="float">
            <text:p>0.339404665</text:p>
          </table:table-cell>
          <table:table-cell office:value-type="float" office:value="0.293671073659663" calcext:value-type="float">
            <text:p>0.2936710737</text:p>
          </table:table-cell>
          <table:table-cell office:value-type="float" office:value="0.194246403706203" calcext:value-type="float">
            <text:p>0.1942464037</text:p>
          </table:table-cell>
          <table:table-cell office:value-type="float" office:value="0.185345495995201" calcext:value-type="float">
            <text:p>0.185345496</text:p>
          </table:table-cell>
          <table:table-cell office:value-type="float" office:value="0.527724345195164" calcext:value-type="float">
            <text:p>0.5277243452</text:p>
          </table:table-cell>
          <table:table-cell office:value-type="float" office:value="0.374642748791819" calcext:value-type="float">
            <text:p>0.3746427488</text:p>
          </table:table-cell>
          <table:table-cell office:value-type="float" office:value="0.661736045847731" calcext:value-type="float">
            <text:p>0.6617360458</text:p>
          </table:table-cell>
          <table:table-cell office:value-type="float" office:value="0.655772960401184" calcext:value-type="float">
            <text:p>0.6557729604</text:p>
          </table:table-cell>
          <table:table-cell office:value-type="float" office:value="0.205409918096091" calcext:value-type="float">
            <text:p>0.2054099181</text:p>
          </table:table-cell>
          <table:table-cell office:value-type="float" office:value="0.196807597712059" calcext:value-type="float">
            <text:p>0.1968075977</text:p>
          </table:table-cell>
          <table:table-cell office:value-type="float" office:value="0.213228436777308" calcext:value-type="float">
            <text:p>0.2132284368</text:p>
          </table:table-cell>
          <table:table-cell office:value-type="float" office:value="0.187050830360354" calcext:value-type="float">
            <text:p>0.1870508304</text:p>
          </table:table-cell>
          <table:table-cell office:value-type="float" office:value="0.183780126510329" calcext:value-type="float">
            <text:p>0.1837801265</text:p>
          </table:table-cell>
          <table:table-cell office:value-type="float" office:value="0.891436936020421" calcext:value-type="float">
            <text:p>0.891436936</text:p>
          </table:table-cell>
          <table:table-cell office:value-type="float" office:value="0.88155702847436" calcext:value-type="float">
            <text:p>0.8815570285</text:p>
          </table:table-cell>
          <table:table-cell office:value-type="float" office:value="0.313170217951282" calcext:value-type="float">
            <text:p>0.313170218</text:p>
          </table:table-cell>
          <table:table-cell office:value-type="float" office:value="0.198455470972543" calcext:value-type="float">
            <text:p>0.198455471</text:p>
          </table:table-cell>
          <table:table-cell office:value-type="float" office:value="0.32098480307023" calcext:value-type="float">
            <text:p>0.3209848031</text:p>
          </table:table-cell>
          <table:table-cell office:value-type="float" office:value="1.00572654512385" calcext:value-type="float">
            <text:p>1.0057265451</text:p>
          </table:table-cell>
          <table:table-cell office:value-type="float" office:value="0.351622295099906" calcext:value-type="float">
            <text:p>0.3516222951</text:p>
          </table:table-cell>
          <table:table-cell office:value-type="float" office:value="0.209810582427342" calcext:value-type="float">
            <text:p>0.2098105824</text:p>
          </table:table-cell>
          <table:table-cell office:value-type="float" office:value="0.225215541219023" calcext:value-type="float">
            <text:p>0.2252155412</text:p>
          </table:table-cell>
          <table:table-cell office:value-type="float" office:value="0.197954876123783" calcext:value-type="float">
            <text:p>0.1979548761</text:p>
          </table:table-cell>
          <table:table-cell office:value-type="float" office:value="0.514034433044251" calcext:value-type="float">
            <text:p>0.514034433</text:p>
          </table:table-cell>
          <table:table-cell office:value-type="float" office:value="0.254505888036442" calcext:value-type="float">
            <text:p>0.254505888</text:p>
          </table:table-cell>
          <table:table-cell office:value-type="float" office:value="0.734552430504066" calcext:value-type="float">
            <text:p>0.7345524305</text:p>
          </table:table-cell>
          <table:table-cell office:value-type="float" office:value="0.222861431684305" calcext:value-type="float">
            <text:p>0.2228614317</text:p>
          </table:table-cell>
          <table:table-cell office:value-type="float" office:value="0.395318778962005" calcext:value-type="float">
            <text:p>0.395318779</text:p>
          </table:table-cell>
          <table:table-cell office:value-type="float" office:value="0.219633791851223" calcext:value-type="float">
            <text:p>0.2196337919</text:p>
          </table:table-cell>
          <table:table-cell office:value-type="float" office:value="0.373128559518377" calcext:value-type="float">
            <text:p>0.3731285595</text:p>
          </table:table-cell>
          <table:table-cell office:value-type="float" office:value="0.213558226339654" calcext:value-type="float">
            <text:p>0.2135582263</text:p>
          </table:table-cell>
          <table:table-cell office:value-type="float" office:value="0.202304722083605" calcext:value-type="float">
            <text:p>0.2023047221</text:p>
          </table:table-cell>
          <table:table-cell office:value-type="float" office:value="0.248968885919678" calcext:value-type="float">
            <text:p>0.2489688859</text:p>
          </table:table-cell>
          <table:table-cell office:value-type="float" office:value="0.225378183864514" calcext:value-type="float">
            <text:p>0.2253781839</text:p>
          </table:table-cell>
          <table:table-cell office:value-type="float" office:value="0.203938628496461" calcext:value-type="float">
            <text:p>0.2039386285</text:p>
          </table:table-cell>
          <table:table-cell office:value-type="float" office:value="0.234550217396516" calcext:value-type="float">
            <text:p>0.2345502174</text:p>
          </table:table-cell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527"/>
        </table:table-row>
        <table:table-row table:style-name="ro1">
          <table:table-cell office:value-type="float" office:value="0.575332068409217" calcext:value-type="float">
            <text:p>0.5753320684</text:p>
          </table:table-cell>
          <table:table-cell office:value-type="float" office:value="0.652055660747863" calcext:value-type="float">
            <text:p>0.6520556607</text:p>
          </table:table-cell>
          <table:table-cell office:value-type="float" office:value="0.700253004223994" calcext:value-type="float">
            <text:p>0.7002530042</text:p>
          </table:table-cell>
          <table:table-cell office:value-type="float" office:value="0.720430107330839" calcext:value-type="float">
            <text:p>0.7204301073</text:p>
          </table:table-cell>
          <table:table-cell office:value-type="float" office:value="0.740037950830019" calcext:value-type="float">
            <text:p>0.7400379508</text:p>
          </table:table-cell>
          <table:table-cell office:value-type="float" office:value="0.750664136464048" calcext:value-type="float">
            <text:p>0.7506641365</text:p>
          </table:table-cell>
          <table:table-cell office:value-type="float" office:value="0.757558507492541" calcext:value-type="float">
            <text:p>0.7575585075</text:p>
          </table:table-cell>
          <table:table-cell office:value-type="float" office:value="0.762934851563482" calcext:value-type="float">
            <text:p>0.7629348516</text:p>
          </table:table-cell>
          <table:table-cell office:value-type="float" office:value="0.770651486212509" calcext:value-type="float">
            <text:p>0.7706514862</text:p>
          </table:table-cell>
          <table:table-cell office:value-type="float" office:value="0.768817204165353" calcext:value-type="float">
            <text:p>0.7688172042</text:p>
          </table:table-cell>
          <table:table-cell office:value-type="float" office:value="0.766160657630549" calcext:value-type="float">
            <text:p>0.7661606576</text:p>
          </table:table-cell>
          <table:table-cell office:value-type="float" office:value="0.777672359115485" calcext:value-type="float">
            <text:p>0.7776723591</text:p>
          </table:table-cell>
          <table:table-cell office:value-type="float" office:value="0.783428210227419" calcext:value-type="float">
            <text:p>0.7834282102</text:p>
          </table:table-cell>
          <table:table-cell office:value-type="float" office:value="0.779063883851707" calcext:value-type="float">
            <text:p>0.7790638839</text:p>
          </table:table-cell>
          <table:table-cell office:value-type="float" office:value="0.782542694346351" calcext:value-type="float">
            <text:p>0.7825426943</text:p>
          </table:table-cell>
          <table:table-cell office:value-type="float" office:value="0.787855787295318" calcext:value-type="float">
            <text:p>0.7878557873</text:p>
          </table:table-cell>
          <table:table-cell office:value-type="float" office:value="0.787855787325478" calcext:value-type="float">
            <text:p>0.7878557873</text:p>
          </table:table-cell>
          <table:table-cell office:value-type="float" office:value="0.779316887939979" calcext:value-type="float">
            <text:p>0.7793168879</text:p>
          </table:table-cell>
          <table:table-cell office:value-type="float" office:value="0.79082858971144" calcext:value-type="float">
            <text:p>0.7908285897</text:p>
          </table:table-cell>
          <table:table-cell office:value-type="float" office:value="0.789057558326311" calcext:value-type="float">
            <text:p>0.7890575583</text:p>
          </table:table-cell>
          <table:table-cell office:value-type="float" office:value="0.787855787310398" calcext:value-type="float">
            <text:p>0.7878557873</text:p>
          </table:table-cell>
          <table:table-cell office:value-type="float" office:value="0.794370651697524" calcext:value-type="float">
            <text:p>0.7943706517</text:p>
          </table:table-cell>
          <table:table-cell office:value-type="float" office:value="0.78817204285241" calcext:value-type="float">
            <text:p>0.7881720429</text:p>
          </table:table-cell>
          <table:table-cell office:value-type="float" office:value="0.793295382548555" calcext:value-type="float">
            <text:p>0.7932953825</text:p>
          </table:table-cell>
          <table:table-cell office:value-type="float" office:value="0.78937381429057" calcext:value-type="float">
            <text:p>0.7893738143</text:p>
          </table:table-cell>
          <table:table-cell office:value-type="float" office:value="0.796647691191336" calcext:value-type="float">
            <text:p>0.7966476912</text:p>
          </table:table-cell>
          <table:table-cell office:value-type="float" office:value="0.799177735821497" calcext:value-type="float">
            <text:p>0.7991777358</text:p>
          </table:table-cell>
          <table:table-cell office:value-type="float" office:value="0.795129664633411" calcext:value-type="float">
            <text:p>0.7951296646</text:p>
          </table:table-cell>
          <table:table-cell office:value-type="float" office:value="0.798861479962799" calcext:value-type="float">
            <text:p>0.79886148</text:p>
          </table:table-cell>
          <table:table-cell office:value-type="float" office:value="0.801454775322848" calcext:value-type="float">
            <text:p>0.8014547753</text:p>
          </table:table-cell>
          <table:table-cell office:value-type="float" office:value="0.803289057415245" calcext:value-type="float">
            <text:p>0.8032890574</text:p>
          </table:table-cell>
          <table:table-cell office:value-type="float" office:value="0.801707779750426" calcext:value-type="float">
            <text:p>0.8017077798</text:p>
          </table:table-cell>
          <table:table-cell office:value-type="float" office:value="0.806198608339926" calcext:value-type="float">
            <text:p>0.8061986083</text:p>
          </table:table-cell>
          <table:table-cell office:value-type="float" office:value="0.794433902789338" calcext:value-type="float">
            <text:p>0.7944339028</text:p>
          </table:table-cell>
          <table:table-cell office:value-type="float" office:value="0.803984819583543" calcext:value-type="float">
            <text:p>0.8039848196</text:p>
          </table:table-cell>
          <table:table-cell office:value-type="float" office:value="0.797533207057323" calcext:value-type="float">
            <text:p>0.7975332071</text:p>
          </table:table-cell>
          <table:table-cell office:value-type="float" office:value="0.801897533048489" calcext:value-type="float">
            <text:p>0.801897533</text:p>
          </table:table-cell>
          <table:table-cell office:value-type="float" office:value="0.801644528651072" calcext:value-type="float">
            <text:p>0.8016445287</text:p>
          </table:table-cell>
          <table:table-cell office:value-type="float" office:value="0.791397849688569" calcext:value-type="float">
            <text:p>0.7913978497</text:p>
          </table:table-cell>
          <table:table-cell office:value-type="float" office:value="0.804617330644946" calcext:value-type="float">
            <text:p>0.8046173306</text:p>
          </table:table-cell>
          <table:table-cell office:value-type="float" office:value="0.806514863904559" calcext:value-type="float">
            <text:p>0.8065148639</text:p>
          </table:table-cell>
          <table:table-cell office:value-type="float" office:value="0.807463630462733" calcext:value-type="float">
            <text:p>0.8074636305</text:p>
          </table:table-cell>
          <table:table-cell office:value-type="float" office:value="0.805313092843405" calcext:value-type="float">
            <text:p>0.8053130928</text:p>
          </table:table-cell>
          <table:table-cell office:value-type="float" office:value="0.803668564041531" calcext:value-type="float">
            <text:p>0.803668564</text:p>
          </table:table-cell>
          <table:table-cell office:value-type="float" office:value="0.795382669030828" calcext:value-type="float">
            <text:p>0.795382669</text:p>
          </table:table-cell>
          <table:table-cell office:value-type="float" office:value="0.804680581774461" calcext:value-type="float">
            <text:p>0.8046805818</text:p>
          </table:table-cell>
          <table:table-cell office:value-type="float" office:value="0.799683744329806" calcext:value-type="float">
            <text:p>0.7996837443</text:p>
          </table:table-cell>
          <table:table-cell office:value-type="float" office:value="0.798355471085024" calcext:value-type="float">
            <text:p>0.7983554711</text:p>
          </table:table-cell>
          <table:table-cell office:value-type="float" office:value="0.800948766437533" calcext:value-type="float">
            <text:p>0.8009487664</text:p>
          </table:table-cell>
          <table:table-cell office:value-type="float" office:value="0.804933586579045" calcext:value-type="float">
            <text:p>0.8049335866</text:p>
          </table:table-cell>
          <table:table-cell office:value-type="float" office:value="0.79690069600346" calcext:value-type="float">
            <text:p>0.796900696</text:p>
          </table:table-cell>
          <table:table-cell office:value-type="float" office:value="0.801771031196626" calcext:value-type="float">
            <text:p>0.8017710312</text:p>
          </table:table-cell>
          <table:table-cell office:value-type="float" office:value="0.79974699542916" calcext:value-type="float">
            <text:p>0.7997469954</text:p>
          </table:table-cell>
          <table:table-cell office:value-type="float" office:value="0.803036052995208" calcext:value-type="float">
            <text:p>0.803036053</text:p>
          </table:table-cell>
          <table:table-cell office:value-type="float" office:value="0.807653384190583" calcext:value-type="float">
            <text:p>0.8076533842</text:p>
          </table:table-cell>
          <table:table-cell office:value-type="float" office:value="0.812017710505974" calcext:value-type="float">
            <text:p>0.8120177105</text:p>
          </table:table-cell>
          <table:table-cell office:value-type="float" office:value="0.802972801903393" calcext:value-type="float">
            <text:p>0.8029728019</text:p>
          </table:table-cell>
          <table:table-cell office:value-type="float" office:value="0.805819102068026" calcext:value-type="float">
            <text:p>0.8058191021</text:p>
          </table:table-cell>
          <table:table-cell office:value-type="float" office:value="0.800126502402292" calcext:value-type="float">
            <text:p>0.8001265024</text:p>
          </table:table-cell>
          <table:table-cell office:value-type="float" office:value="0.808728652600621" calcext:value-type="float">
            <text:p>0.8087286526</text:p>
          </table:table-cell>
          <table:table-cell office:value-type="float" office:value="0.803668564418537" calcext:value-type="float">
            <text:p>0.8036685644</text:p>
          </table:table-cell>
          <table:table-cell office:value-type="float" office:value="0.808096141546757" calcext:value-type="float">
            <text:p>0.8080961415</text:p>
          </table:table-cell>
          <table:table-cell office:value-type="float" office:value="0.801581277860862" calcext:value-type="float">
            <text:p>0.8015812779</text:p>
          </table:table-cell>
          <table:table-cell office:value-type="float" office:value="0.804996837663319" calcext:value-type="float">
            <text:p>0.8049968377</text:p>
          </table:table-cell>
          <table:table-cell office:value-type="float" office:value="0.808602150771378" calcext:value-type="float">
            <text:p>0.8086021508</text:p>
          </table:table-cell>
          <table:table-cell office:value-type="float" office:value="0.799683744661571" calcext:value-type="float">
            <text:p>0.7996837447</text:p>
          </table:table-cell>
          <table:table-cell office:value-type="float" office:value="0.806957621984584" calcext:value-type="float">
            <text:p>0.806957622</text:p>
          </table:table-cell>
          <table:table-cell office:value-type="float" office:value="0.811448450551464" calcext:value-type="float">
            <text:p>0.8114484506</text:p>
          </table:table-cell>
          <table:table-cell office:value-type="float" office:value="0.803099304094562" calcext:value-type="float">
            <text:p>0.8030993041</text:p>
          </table:table-cell>
          <table:table-cell office:value-type="float" office:value="0.804807083958089" calcext:value-type="float">
            <text:p>0.804807084</text:p>
          </table:table-cell>
          <table:table-cell office:value-type="float" office:value="0.81030993025036" calcext:value-type="float">
            <text:p>0.8103099303</text:p>
          </table:table-cell>
          <table:table-cell office:value-type="float" office:value="0.80221378858296" calcext:value-type="float">
            <text:p>0.8022137886</text:p>
          </table:table-cell>
          <table:table-cell office:value-type="float" office:value="0.805060088438448" calcext:value-type="float">
            <text:p>0.8050600884</text:p>
          </table:table-cell>
          <table:table-cell office:value-type="float" office:value="0.801138519788376" calcext:value-type="float">
            <text:p>0.8011385198</text:p>
          </table:table-cell>
          <table:table-cell office:value-type="float" office:value="0.807210626050236" calcext:value-type="float">
            <text:p>0.8072106261</text:p>
          </table:table-cell>
          <table:table-cell office:value-type="float" office:value="0.801138520165382" calcext:value-type="float">
            <text:p>0.8011385202</text:p>
          </table:table-cell>
          <table:table-cell office:value-type="float" office:value="0.803858317377294" calcext:value-type="float">
            <text:p>0.8038583174</text:p>
          </table:table-cell>
          <table:table-cell office:value-type="float" office:value="0.802087286391792" calcext:value-type="float">
            <text:p>0.8020872864</text:p>
          </table:table-cell>
          <table:table-cell office:value-type="float" office:value="0.80278304853747" calcext:value-type="float">
            <text:p>0.8027830485</text:p>
          </table:table-cell>
          <table:table-cell office:value-type="float" office:value="0.802656546715767" calcext:value-type="float">
            <text:p>0.8026565467</text:p>
          </table:table-cell>
          <table:table-cell office:value-type="float" office:value="0.801581277913643" calcext:value-type="float">
            <text:p>0.8015812779</text:p>
          </table:table-cell>
          <table:table-cell office:value-type="float" office:value="0.798165718141347" calcext:value-type="float">
            <text:p>0.7981657181</text:p>
          </table:table-cell>
          <table:table-cell office:value-type="float" office:value="0.806641366110807" calcext:value-type="float">
            <text:p>0.8066413661</text:p>
          </table:table-cell>
          <table:table-cell office:value-type="float" office:value="0.800885515375879" calcext:value-type="float">
            <text:p>0.8008855154</text:p>
          </table:table-cell>
          <table:table-cell office:value-type="float" office:value="0.802087286399332" calcext:value-type="float">
            <text:p>0.8020872864</text:p>
          </table:table-cell>
          <table:table-cell office:value-type="float" office:value="0.794433902427413" calcext:value-type="float">
            <text:p>0.7944339024</text:p>
          </table:table-cell>
          <table:table-cell office:value-type="float" office:value="0.805945604281814" calcext:value-type="float">
            <text:p>0.8059456043</text:p>
          </table:table-cell>
          <table:table-cell office:value-type="float" office:value="0.804743833243281" calcext:value-type="float">
            <text:p>0.8047438332</text:p>
          </table:table-cell>
          <table:table-cell office:value-type="float" office:value="0.806957621622659" calcext:value-type="float">
            <text:p>0.8069576216</text:p>
          </table:table-cell>
          <table:table-cell office:value-type="float" office:value="0.807526881599788" calcext:value-type="float">
            <text:p>0.8075268816</text:p>
          </table:table-cell>
          <table:table-cell office:value-type="float" office:value="0.813409234548505" calcext:value-type="float">
            <text:p>0.8134092345</text:p>
          </table:table-cell>
          <table:table-cell office:value-type="float" office:value="0.803605313273942" calcext:value-type="float">
            <text:p>0.8036053133</text:p>
          </table:table-cell>
          <table:table-cell office:value-type="float" office:value="0.802024035631743" calcext:value-type="float">
            <text:p>0.8020240356</text:p>
          </table:table-cell>
          <table:table-cell office:value-type="float" office:value="0.810752688405787" calcext:value-type="float">
            <text:p>0.8107526884</text:p>
          </table:table-cell>
          <table:table-cell office:value-type="float" office:value="0.798039215573173" calcext:value-type="float">
            <text:p>0.7980392156</text:p>
          </table:table-cell>
          <table:table-cell office:value-type="float" office:value="0.809171410718347" calcext:value-type="float">
            <text:p>0.8091714107</text:p>
          </table:table-cell>
          <table:table-cell office:value-type="float" office:value="0.805060088415827" calcext:value-type="float">
            <text:p>0.8050600884</text:p>
          </table:table-cell>
          <table:table-cell office:value-type="float" office:value="0.801265021987085" calcext:value-type="float">
            <text:p>0.801265022</text:p>
          </table:table-cell>
          <table:table-cell office:value-type="float" office:value="0.80480708398825" calcext:value-type="float">
            <text:p>0.804807084</text:p>
          </table:table-cell>
          <table:table-cell office:value-type="float" office:value="0.803668564026451" calcext:value-type="float">
            <text:p>0.803668564</text:p>
          </table:table-cell>
          <table:table-cell office:value-type="float" office:value="0.808475648188124" calcext:value-type="float">
            <text:p>0.8084756482</text:p>
          </table:table-cell>
          <table:table-cell office:value-type="float" office:value="0.804490828808164" calcext:value-type="float">
            <text:p>0.8044908288</text:p>
          </table:table-cell>
          <table:table-cell office:value-type="float" office:value="0.8022770400367" calcext:value-type="float">
            <text:p>0.80227704</text:p>
          </table:table-cell>
          <table:table-cell office:value-type="float" office:value="0.807716635191916" calcext:value-type="float">
            <text:p>0.8077166352</text:p>
          </table:table-cell>
          <table:table-cell office:value-type="float" office:value="0.810815939497601" calcext:value-type="float">
            <text:p>0.8108159395</text:p>
          </table:table-cell>
          <table:table-cell office:value-type="float" office:value="0.80487033545707" calcext:value-type="float">
            <text:p>0.8048703355</text:p>
          </table:table-cell>
          <table:table-cell office:value-type="float" office:value="0.789120809840372" calcext:value-type="float">
            <text:p>0.7891208098</text:p>
          </table:table-cell>
          <table:table-cell office:value-type="float" office:value="0.803036053372214" calcext:value-type="float">
            <text:p>0.8030360534</text:p>
          </table:table-cell>
          <table:table-cell office:value-type="float" office:value="0.804490828860945" calcext:value-type="float">
            <text:p>0.8044908289</text:p>
          </table:table-cell>
          <table:table-cell office:value-type="float" office:value="0.798987982523434" calcext:value-type="float">
            <text:p>0.7989879825</text:p>
          </table:table-cell>
          <table:table-cell office:value-type="float" office:value="0.806641366058026" calcext:value-type="float">
            <text:p>0.8066413661</text:p>
          </table:table-cell>
          <table:table-cell office:value-type="float" office:value="0.802656546708227" calcext:value-type="float">
            <text:p>0.8026565467</text:p>
          </table:table-cell>
          <table:table-cell office:value-type="float" office:value="0.799051233600168" calcext:value-type="float">
            <text:p>0.7990512336</text:p>
          </table:table-cell>
          <table:table-cell office:value-type="float" office:value="0.805629348709642" calcext:value-type="float">
            <text:p>0.8056293487</text:p>
          </table:table-cell>
          <table:table-cell office:value-type="float" office:value="0.808285895184125" calcext:value-type="float">
            <text:p>0.8082858952</text:p>
          </table:table-cell>
          <table:table-cell office:value-type="float" office:value="0.805376344312225" calcext:value-type="float">
            <text:p>0.8053763443</text:p>
          </table:table-cell>
          <table:table-cell office:value-type="float" office:value="0.804364326586835" calcext:value-type="float">
            <text:p>0.8043643266</text:p>
          </table:table-cell>
          <table:table-cell office:value-type="float" office:value="0.811005692471439" calcext:value-type="float">
            <text:p>0.8110056925</text:p>
          </table:table-cell>
          <table:table-cell office:value-type="float" office:value="0.807273877503976" calcext:value-type="float">
            <text:p>0.8072738775</text:p>
          </table:table-cell>
          <table:table-cell office:value-type="float" office:value="0.802087286384252" calcext:value-type="float">
            <text:p>0.8020872864</text:p>
          </table:table-cell>
          <table:table-cell office:value-type="float" office:value="0.803478810751008" calcext:value-type="float">
            <text:p>0.8034788108</text:p>
          </table:table-cell>
          <table:table-cell office:value-type="float" office:value="0.805186590637156" calcext:value-type="float">
            <text:p>0.8051865906</text:p>
          </table:table-cell>
          <table:table-cell office:value-type="float" office:value="0.797027198156927" calcext:value-type="float">
            <text:p>0.7970271982</text:p>
          </table:table-cell>
          <table:table-cell office:value-type="float" office:value="0.80385831773168" calcext:value-type="float">
            <text:p>0.8038583177</text:p>
          </table:table-cell>
          <table:table-cell office:value-type="float" office:value="0.809930423993539" calcext:value-type="float">
            <text:p>0.809930424</text:p>
          </table:table-cell>
          <table:table-cell office:value-type="float" office:value="0.806072106510683" calcext:value-type="float">
            <text:p>0.8060721065</text:p>
          </table:table-cell>
          <table:table-cell office:value-type="float" office:value="0.809614168496768" calcext:value-type="float">
            <text:p>0.8096141685</text:p>
          </table:table-cell>
          <table:table-cell office:value-type="float" office:value="0.804111322166798" calcext:value-type="float">
            <text:p>0.8041113222</text:p>
          </table:table-cell>
          <table:table-cell office:value-type="float" office:value="0.798481973615498" calcext:value-type="float">
            <text:p>0.7984819736</text:p>
          </table:table-cell>
          <table:table-cell office:value-type="float" office:value="0.80784313711164" calcext:value-type="float">
            <text:p>0.8078431371</text:p>
          </table:table-cell>
          <table:table-cell office:value-type="float" office:value="0.805755850930971" calcext:value-type="float">
            <text:p>0.8057558509</text:p>
          </table:table-cell>
          <table:table-cell office:value-type="float" office:value="0.811448450181998" calcext:value-type="float">
            <text:p>0.8114484502</text:p>
          </table:table-cell>
          <table:table-cell office:value-type="float" office:value="0.797596457802292" calcext:value-type="float">
            <text:p>0.7975964578</text:p>
          </table:table-cell>
          <table:table-cell office:value-type="float" office:value="0.808981657028198" calcext:value-type="float">
            <text:p>0.808981657</text:p>
          </table:table-cell>
          <table:table-cell office:value-type="float" office:value="0.809993675100434" calcext:value-type="float">
            <text:p>0.8099936751</text:p>
          </table:table-cell>
          <table:table-cell office:value-type="float" office:value="0.808222644099851" calcext:value-type="float">
            <text:p>0.8082226441</text:p>
          </table:table-cell>
          <table:table-cell office:value-type="float" office:value="0.803542062212288" calcext:value-type="float">
            <text:p>0.8035420622</text:p>
          </table:table-cell>
          <table:table-cell office:value-type="float" office:value="0.789626818710607" calcext:value-type="float">
            <text:p>0.7896268187</text:p>
          </table:table-cell>
          <table:table-cell office:value-type="float" office:value="0.808475648233364" calcext:value-type="float">
            <text:p>0.8084756482</text:p>
          </table:table-cell>
          <table:table-cell office:value-type="float" office:value="0.810436432833614" calcext:value-type="float">
            <text:p>0.8104364328</text:p>
          </table:table-cell>
          <table:table-cell office:value-type="float" office:value="0.803605312942177" calcext:value-type="float">
            <text:p>0.8036053129</text:p>
          </table:table-cell>
          <table:table-cell office:value-type="float" office:value="0.807969639717515" calcext:value-type="float">
            <text:p>0.8079696397</text:p>
          </table:table-cell>
          <table:table-cell office:value-type="float" office:value="0.806135357225492" calcext:value-type="float">
            <text:p>0.8061353572</text:p>
          </table:table-cell>
          <table:table-cell office:value-type="float" office:value="0.802403541941344" calcext:value-type="float">
            <text:p>0.8024035419</text:p>
          </table:table-cell>
          <table:table-cell office:value-type="float" office:value="0.800822264623371" calcext:value-type="float">
            <text:p>0.8008222646</text:p>
          </table:table-cell>
          <table:table-cell office:value-type="float" office:value="0.800822264261445" calcext:value-type="float">
            <text:p>0.8008222643</text:p>
          </table:table-cell>
          <table:table-cell office:value-type="float" office:value="0.80689437085507" calcext:value-type="float">
            <text:p>0.8068943709</text:p>
          </table:table-cell>
          <table:table-cell office:value-type="float" office:value="0.80341556000604" calcext:value-type="float">
            <text:p>0.80341556</text:p>
          </table:table-cell>
          <table:table-cell office:value-type="float" office:value="0.802466793010538" calcext:value-type="float">
            <text:p>0.802466793</text:p>
          </table:table-cell>
          <table:table-cell office:value-type="float" office:value="0.80075901312439" calcext:value-type="float">
            <text:p>0.8007590131</text:p>
          </table:table-cell>
          <table:table-cell office:value-type="float" office:value="0.807969639679814" calcext:value-type="float">
            <text:p>0.8079696397</text:p>
          </table:table-cell>
          <table:table-cell office:value-type="float" office:value="0.808538899249777" calcext:value-type="float">
            <text:p>0.8085388992</text:p>
          </table:table-cell>
          <table:table-cell office:value-type="float" office:value="0.803415559629034" calcext:value-type="float">
            <text:p>0.8034155596</text:p>
          </table:table-cell>
          <table:table-cell office:value-type="float" office:value="0.799810246536055" calcext:value-type="float">
            <text:p>0.7998102465</text:p>
          </table:table-cell>
          <table:table-cell office:value-type="float" office:value="0.805502846533554" calcext:value-type="float">
            <text:p>0.8055028465</text:p>
          </table:table-cell>
          <table:table-cell office:value-type="float" office:value="0.809108159204286" calcext:value-type="float">
            <text:p>0.8091081592</text:p>
          </table:table-cell>
          <table:table-cell office:value-type="float" office:value="0.811385199090184" calcext:value-type="float">
            <text:p>0.8113851991</text:p>
          </table:table-cell>
          <table:table-cell office:value-type="float" office:value="0.809044908489478" calcext:value-type="float">
            <text:p>0.8090449085</text:p>
          </table:table-cell>
          <table:table-cell office:value-type="float" office:value="0.807590132691602" calcext:value-type="float">
            <text:p>0.8075901327</text:p>
          </table:table-cell>
          <table:table-cell office:value-type="float" office:value="0.799430740241534" calcext:value-type="float">
            <text:p>0.7994307402</text:p>
          </table:table-cell>
          <table:table-cell office:value-type="float" office:value="0.809297912879355" calcext:value-type="float">
            <text:p>0.8092979129</text:p>
          </table:table-cell>
          <table:table-cell office:value-type="float" office:value="0.801581277529097" calcext:value-type="float">
            <text:p>0.8015812775</text:p>
          </table:table-cell>
          <table:table-cell office:value-type="float" office:value="0.793358634009835" calcext:value-type="float">
            <text:p>0.793358634</text:p>
          </table:table-cell>
          <table:table-cell office:value-type="float" office:value="0.801581277521557" calcext:value-type="float">
            <text:p>0.8015812775</text:p>
          </table:table-cell>
          <table:table-cell office:value-type="float" office:value="0.808096141923763" calcext:value-type="float">
            <text:p>0.8080961419</text:p>
          </table:table-cell>
          <table:table-cell office:value-type="float" office:value="0.801707779773046" calcext:value-type="float">
            <text:p>0.8017077798</text:p>
          </table:table-cell>
          <table:table-cell office:value-type="float" office:value="0.810056926192248" calcext:value-type="float">
            <text:p>0.8100569262</text:p>
          </table:table-cell>
          <table:table-cell office:value-type="float" office:value="0.801265021979545" calcext:value-type="float">
            <text:p>0.801265022</text:p>
          </table:table-cell>
          <table:table-cell office:value-type="float" office:value="0.801897533018328" calcext:value-type="float">
            <text:p>0.801897533</text:p>
          </table:table-cell>
          <table:table-cell office:value-type="float" office:value="0.801328273078899" calcext:value-type="float">
            <text:p>0.8013282731</text:p>
          </table:table-cell>
          <table:table-cell office:value-type="float" office:value="0.801201771234576" calcext:value-type="float">
            <text:p>0.8012017712</text:p>
          </table:table-cell>
          <table:table-cell office:value-type="float" office:value="0.800506009066278" calcext:value-type="float">
            <text:p>0.8005060091</text:p>
          </table:table-cell>
          <table:table-cell office:value-type="float" office:value="0.802530044479358" calcext:value-type="float">
            <text:p>0.8025300445</text:p>
          </table:table-cell>
          <table:table-cell office:value-type="float" office:value="0.798608475882068" calcext:value-type="float">
            <text:p>0.7986084759</text:p>
          </table:table-cell>
          <table:table-cell office:value-type="float" office:value="0.805313092843405" calcext:value-type="float">
            <text:p>0.8053130928</text:p>
          </table:table-cell>
          <table:table-cell office:value-type="float" office:value="0.800379506837409" calcext:value-type="float">
            <text:p>0.8003795068</text:p>
          </table:table-cell>
          <table:table-cell office:value-type="float" office:value="0.805566097610288" calcext:value-type="float">
            <text:p>0.8055660976</text:p>
          </table:table-cell>
          <table:table-cell office:value-type="float" office:value="0.807084123843988" calcext:value-type="float">
            <text:p>0.8070841238</text:p>
          </table:table-cell>
          <table:table-cell office:value-type="float" office:value="0.798102466642366" calcext:value-type="float">
            <text:p>0.7981024666</text:p>
          </table:table-cell>
          <table:table-cell office:value-type="float" office:value="0.807906388210994" calcext:value-type="float">
            <text:p>0.8079063882</text:p>
          </table:table-cell>
          <table:table-cell office:value-type="float" office:value="0.807526881539467" calcext:value-type="float">
            <text:p>0.8075268815</text:p>
          </table:table-cell>
          <table:table-cell office:value-type="float" office:value="0.805502846156548" calcext:value-type="float">
            <text:p>0.8055028462</text:p>
          </table:table-cell>
          <table:table-cell office:value-type="float" office:value="0.802656546331221" calcext:value-type="float">
            <text:p>0.8026565463</text:p>
          </table:table-cell>
          <table:table-cell office:value-type="float" office:value="0.807463630839739" calcext:value-type="float">
            <text:p>0.8074636308</text:p>
          </table:table-cell>
          <table:table-cell office:value-type="float" office:value="0.802024035639283" calcext:value-type="float">
            <text:p>0.8020240356</text:p>
          </table:table-cell>
          <table:table-cell office:value-type="float" office:value="0.806072106163838" calcext:value-type="float">
            <text:p>0.8060721062</text:p>
          </table:table-cell>
          <table:table-cell office:value-type="float" office:value="0.791777356292235" calcext:value-type="float">
            <text:p>0.7917773563</text:p>
          </table:table-cell>
          <table:table-cell office:value-type="float" office:value="0.801265021979545" calcext:value-type="float">
            <text:p>0.801265022</text:p>
          </table:table-cell>
          <table:table-cell office:value-type="float" office:value="0.805945603867108" calcext:value-type="float">
            <text:p>0.8059456039</text:p>
          </table:table-cell>
          <table:table-cell office:value-type="float" office:value="0.80379506626286" calcext:value-type="float">
            <text:p>0.8037950663</text:p>
          </table:table-cell>
          <table:table-cell office:value-type="float" office:value="0.807969639672274" calcext:value-type="float">
            <text:p>0.8079696397</text:p>
          </table:table-cell>
          <table:table-cell office:value-type="float" office:value="0.812017710181748" calcext:value-type="float">
            <text:p>0.8120177102</text:p>
          </table:table-cell>
          <table:table-cell office:value-type="float" office:value="0.811638203517762" calcext:value-type="float">
            <text:p>0.8116382035</text:p>
          </table:table-cell>
          <table:table-cell office:value-type="float" office:value="0.811954459044693" calcext:value-type="float">
            <text:p>0.811954459</text:p>
          </table:table-cell>
          <table:table-cell office:value-type="float" office:value="0.800000000180963" calcext:value-type="float">
            <text:p>0.8000000002</text:p>
          </table:table-cell>
          <table:table-cell office:value-type="float" office:value="0.80683111943903" calcext:value-type="float">
            <text:p>0.8068311194</text:p>
          </table:table-cell>
          <table:table-cell office:value-type="float" office:value="0.803099304448947" calcext:value-type="float">
            <text:p>0.8030993044</text:p>
          </table:table-cell>
          <table:table-cell office:value-type="float" office:value="0.811574952795414" calcext:value-type="float">
            <text:p>0.8115749528</text:p>
          </table:table-cell>
          <table:table-cell office:value-type="float" office:value="0.802403541911184" calcext:value-type="float">
            <text:p>0.8024035419</text:p>
          </table:table-cell>
          <table:table-cell office:value-type="float" office:value="0.803099304448947" calcext:value-type="float">
            <text:p>0.8030993044</text:p>
          </table:table-cell>
          <table:table-cell office:value-type="float" office:value="0.804870335095144" calcext:value-type="float">
            <text:p>0.8048703351</text:p>
          </table:table-cell>
          <table:table-cell office:value-type="float" office:value="0.799936749096689" calcext:value-type="float">
            <text:p>0.7999367491</text:p>
          </table:table-cell>
          <table:table-cell office:value-type="float" office:value="0.798861480302105" calcext:value-type="float">
            <text:p>0.7988614803</text:p>
          </table:table-cell>
          <table:table-cell office:value-type="float" office:value="0.797027197855323" calcext:value-type="float">
            <text:p>0.7970271979</text:p>
          </table:table-cell>
          <table:table-cell office:value-type="float" office:value="0.799620493577297" calcext:value-type="float">
            <text:p>0.7996204936</text:p>
          </table:table-cell>
          <table:table-cell office:value-type="float" office:value="0.812270714986332" calcext:value-type="float">
            <text:p>0.812270715</text:p>
          </table:table-cell>
          <table:table-cell office:value-type="float" office:value="0.806514863866858" calcext:value-type="float">
            <text:p>0.8065148639</text:p>
          </table:table-cell>
          <table:table-cell office:value-type="float" office:value="0.808791903722595" calcext:value-type="float">
            <text:p>0.8087919037</text:p>
          </table:table-cell>
          <table:table-cell office:value-type="float" office:value="0.795951929015498" calcext:value-type="float">
            <text:p>0.795951929</text:p>
          </table:table-cell>
          <table:table-cell office:value-type="float" office:value="0.8078431371418" calcext:value-type="float">
            <text:p>0.8078431371</text:p>
          </table:table-cell>
          <table:table-cell office:value-type="float" office:value="0.809108159618993" calcext:value-type="float">
            <text:p>0.8091081596</text:p>
          </table:table-cell>
          <table:table-cell office:value-type="float" office:value="0.800189753501646" calcext:value-type="float">
            <text:p>0.8001897535</text:p>
          </table:table-cell>
          <table:table-cell office:value-type="float" office:value="0.801707779735346" calcext:value-type="float">
            <text:p>0.8017077797</text:p>
          </table:table-cell>
          <table:table-cell office:value-type="float" office:value="0.792915875892108" calcext:value-type="float">
            <text:p>0.7929158759</text:p>
          </table:table-cell>
          <table:table-cell office:value-type="float" office:value="0.798861479940179" calcext:value-type="float">
            <text:p>0.7988614799</text:p>
          </table:table-cell>
          <table:table-cell office:value-type="float" office:value="0.799367489127099" calcext:value-type="float">
            <text:p>0.7993674891</text:p>
          </table:table-cell>
          <table:table-cell office:value-type="float" office:value="0.80986717253226" calcext:value-type="float">
            <text:p>0.8098671725</text:p>
          </table:table-cell>
          <table:table-cell office:value-type="float" office:value="0.804870335140385" calcext:value-type="float">
            <text:p>0.8048703351</text:p>
          </table:table-cell>
          <table:table-cell office:value-type="float" office:value="0.8082858948599" calcext:value-type="float">
            <text:p>0.8082858949</text:p>
          </table:table-cell>
          <table:table-cell office:value-type="float" office:value="0.797596458156677" calcext:value-type="float">
            <text:p>0.7975964582</text:p>
          </table:table-cell>
          <table:table-cell office:value-type="float" office:value="0.794370651689984" calcext:value-type="float">
            <text:p>0.7943706517</text:p>
          </table:table-cell>
          <table:table-cell office:value-type="float" office:value="0.803731815548052" calcext:value-type="float">
            <text:p>0.8037318155</text:p>
          </table:table-cell>
          <table:table-cell office:value-type="float" office:value="0.809740670326011" calcext:value-type="float">
            <text:p>0.8097406703</text:p>
          </table:table-cell>
          <table:table-cell office:value-type="float" office:value="0.806831119393789" calcext:value-type="float">
            <text:p>0.8068311194</text:p>
          </table:table-cell>
          <table:table-cell office:value-type="float" office:value="0.810183428406037" calcext:value-type="float">
            <text:p>0.8101834284</text:p>
          </table:table-cell>
          <table:table-cell office:value-type="float" office:value="0.80240354231081" calcext:value-type="float">
            <text:p>0.8024035423</text:p>
          </table:table-cell>
          <table:table-cell office:value-type="float" office:value="0.803225806685357" calcext:value-type="float">
            <text:p>0.8032258067</text:p>
          </table:table-cell>
          <table:table-cell office:value-type="float" office:value="0.80784313711918" calcext:value-type="float">
            <text:p>0.8078431371</text:p>
          </table:table-cell>
          <table:table-cell office:value-type="float" office:value="0.811701454639736" calcext:value-type="float">
            <text:p>0.8117014546</text:p>
          </table:table-cell>
          <table:table-cell office:value-type="float" office:value="0.800189753554427" calcext:value-type="float">
            <text:p>0.8001897536</text:p>
          </table:table-cell>
          <table:table-cell office:value-type="float" office:value="0.805692599492311" calcext:value-type="float">
            <text:p>0.8056925995</text:p>
          </table:table-cell>
          <table:table-cell office:value-type="float" office:value="0.809803921402745" calcext:value-type="float">
            <text:p>0.8098039214</text:p>
          </table:table-cell>
          <table:table-cell office:value-type="float" office:value="0.803415559659194" calcext:value-type="float">
            <text:p>0.8034155597</text:p>
          </table:table-cell>
          <table:table-cell office:value-type="float" office:value="0.798165717779421" calcext:value-type="float">
            <text:p>0.7981657178</text:p>
          </table:table-cell>
          <table:table-cell office:value-type="float" office:value="0.813535737124219" calcext:value-type="float">
            <text:p>0.8135357371</text:p>
          </table:table-cell>
          <table:table-cell office:value-type="float" office:value="0.805945604311975" calcext:value-type="float">
            <text:p>0.8059456043</text:p>
          </table:table-cell>
          <table:table-cell office:value-type="float" office:value="0.803352308861445" calcext:value-type="float">
            <text:p>0.8033523089</text:p>
          </table:table-cell>
          <table:table-cell office:value-type="float" office:value="0.798228969255782" calcext:value-type="float">
            <text:p>0.7982289693</text:p>
          </table:table-cell>
          <table:table-cell office:value-type="float" office:value="0.804364326601915" calcext:value-type="float">
            <text:p>0.8043643266</text:p>
          </table:table-cell>
          <table:table-cell office:value-type="float" office:value="0.806894370500684" calcext:value-type="float">
            <text:p>0.8068943705</text:p>
          </table:table-cell>
          <table:table-cell office:value-type="float" office:value="0.809803921779751" calcext:value-type="float">
            <text:p>0.8098039218</text:p>
          </table:table-cell>
          <table:table-cell office:value-type="float" office:value="0.81537001883961" calcext:value-type="float">
            <text:p>0.8153700188</text:p>
          </table:table-cell>
          <table:table-cell office:value-type="float" office:value="0.81138519942949" calcext:value-type="float">
            <text:p>0.8113851994</text:p>
          </table:table-cell>
          <table:table-cell office:value-type="float" office:value="0.796774193412665" calcext:value-type="float">
            <text:p>0.7967741934</text:p>
          </table:table-cell>
          <table:table-cell office:value-type="float" office:value="0.806578114966212" calcext:value-type="float">
            <text:p>0.806578115</text:p>
          </table:table-cell>
          <table:table-cell office:value-type="float" office:value="0.81233396570868" calcext:value-type="float">
            <text:p>0.8123339657</text:p>
          </table:table-cell>
          <table:table-cell office:value-type="float" office:value="0.805376343942759" calcext:value-type="float">
            <text:p>0.8053763439</text:p>
          </table:table-cell>
          <table:table-cell office:value-type="float" office:value="0.808475648195664" calcext:value-type="float">
            <text:p>0.8084756482</text:p>
          </table:table-cell>
          <table:table-cell office:value-type="float" office:value="0.804111322189418" calcext:value-type="float">
            <text:p>0.8041113222</text:p>
          </table:table-cell>
          <table:table-cell office:value-type="float" office:value="0.806135357594958" calcext:value-type="float">
            <text:p>0.8061353576</text:p>
          </table:table-cell>
          <table:table-cell office:value-type="float" office:value="0.803605313273942" calcext:value-type="float">
            <text:p>0.8036053133</text:p>
          </table:table-cell>
          <table:table-cell office:value-type="float" office:value="0.798608475489981" calcext:value-type="float">
            <text:p>0.7986084755</text:p>
          </table:table-cell>
          <table:table-cell office:value-type="float" office:value="0.80183428233368" calcext:value-type="float">
            <text:p>0.8018342823</text:p>
          </table:table-cell>
          <table:table-cell office:value-type="float" office:value="0.810120176997538" calcext:value-type="float">
            <text:p>0.810120177</text:p>
          </table:table-cell>
          <table:table-cell office:value-type="float" office:value="0.797912713698689" calcext:value-type="float">
            <text:p>0.7979127137</text:p>
          </table:table-cell>
          <table:table-cell office:value-type="float" office:value="0.81030993028052" calcext:value-type="float">
            <text:p>0.8103099303</text:p>
          </table:table-cell>
          <table:table-cell office:value-type="float" office:value="0.806072106103517" calcext:value-type="float">
            <text:p>0.8060721061</text:p>
          </table:table-cell>
          <table:table-cell office:value-type="float" office:value="0.807337128226324" calcext:value-type="float">
            <text:p>0.8073371282</text:p>
          </table:table-cell>
          <table:table-cell office:value-type="float" office:value="0.798292220362676" calcext:value-type="float">
            <text:p>0.7982922204</text:p>
          </table:table-cell>
          <table:table-cell office:value-type="float" office:value="0.80828589484482" calcext:value-type="float">
            <text:p>0.8082858948</text:p>
          </table:table-cell>
          <table:table-cell office:value-type="float" office:value="0.800885515730265" calcext:value-type="float">
            <text:p>0.8008855157</text:p>
          </table:table-cell>
          <table:table-cell office:value-type="float" office:value="0.804301075525181" calcext:value-type="float">
            <text:p>0.8043010755</text:p>
          </table:table-cell>
          <table:table-cell office:value-type="float" office:value="0.799999999879358" calcext:value-type="float">
            <text:p>0.7999999999</text:p>
          </table:table-cell>
          <table:table-cell office:value-type="float" office:value="0.806388362030075" calcext:value-type="float">
            <text:p>0.806388362</text:p>
          </table:table-cell>
          <table:table-cell office:value-type="float" office:value="0.810626185822532" calcext:value-type="float">
            <text:p>0.8106261858</text:p>
          </table:table-cell>
          <table:table-cell office:value-type="float" office:value="0.802972802212538" calcext:value-type="float">
            <text:p>0.8029728022</text:p>
          </table:table-cell>
          <table:table-cell office:value-type="float" office:value="0.800695762402042" calcext:value-type="float">
            <text:p>0.8006957624</text:p>
          </table:table-cell>
          <table:table-cell office:value-type="float" office:value="0.801771031196626" calcext:value-type="float">
            <text:p>0.8017710312</text:p>
          </table:table-cell>
          <table:table-cell office:value-type="float" office:value="0.808222644130012" calcext:value-type="float">
            <text:p>0.8082226441</text:p>
          </table:table-cell>
          <table:table-cell office:value-type="float" office:value="0.810309930310681" calcext:value-type="float">
            <text:p>0.8103099303</text:p>
          </table:table-cell>
          <table:table-cell office:value-type="float" office:value="0.801454775322848" calcext:value-type="float">
            <text:p>0.8014547753</text:p>
          </table:table-cell>
          <table:table-cell office:value-type="float" office:value="0.805566097625368" calcext:value-type="float">
            <text:p>0.8055660976</text:p>
          </table:table-cell>
          <table:table-cell office:value-type="float" office:value="0.808032890439863" calcext:value-type="float">
            <text:p>0.8080328904</text:p>
          </table:table-cell>
          <table:table-cell office:value-type="float" office:value="0.801138519735596" calcext:value-type="float">
            <text:p>0.8011385197</text:p>
          </table:table-cell>
          <table:table-cell office:value-type="float" office:value="0.803099304087022" calcext:value-type="float">
            <text:p>0.8030993041</text:p>
          </table:table-cell>
          <table:table-cell office:value-type="float" office:value="0.795066413518977" calcext:value-type="float">
            <text:p>0.7950664135</text:p>
          </table:table-cell>
          <table:table-cell office:value-type="float" office:value="0.802719797453196" calcext:value-type="float">
            <text:p>0.8027197975</text:p>
          </table:table-cell>
          <table:table-cell office:value-type="float" office:value="0.805882353122139" calcext:value-type="float">
            <text:p>0.8058823531</text:p>
          </table:table-cell>
          <table:table-cell office:value-type="float" office:value="0.81094244172647" calcext:value-type="float">
            <text:p>0.8109424417</text:p>
          </table:table-cell>
          <table:table-cell office:value-type="float" office:value="0.803289057807331" calcext:value-type="float">
            <text:p>0.8032890578</text:p>
          </table:table-cell>
          <table:table-cell office:value-type="float" office:value="0.806514863897018" calcext:value-type="float">
            <text:p>0.8065148639</text:p>
          </table:table-cell>
          <table:table-cell office:value-type="float" office:value="0.798292220302355" calcext:value-type="float">
            <text:p>0.7982922203</text:p>
          </table:table-cell>
          <table:table-cell office:value-type="float" office:value="0.801328273425744" calcext:value-type="float">
            <text:p>0.8013282734</text:p>
          </table:table-cell>
          <table:table-cell office:value-type="float" office:value="0.804048071090064" calcext:value-type="float">
            <text:p>0.8040480711</text:p>
          </table:table-cell>
          <table:table-cell office:value-type="float" office:value="0.810752688051401" calcext:value-type="float">
            <text:p>0.8107526881</text:p>
          </table:table-cell>
          <table:table-cell office:value-type="float" office:value="0.802593295224327" calcext:value-type="float">
            <text:p>0.8025932952</text:p>
          </table:table-cell>
          <table:table-cell office:value-type="float" office:value="0.80746363086236" calcext:value-type="float">
            <text:p>0.8074636309</text:p>
          </table:table-cell>
          <table:table-cell office:value-type="float" office:value="0.811132194677687" calcext:value-type="float">
            <text:p>0.8111321947</text:p>
          </table:table-cell>
          <table:table-cell office:value-type="float" office:value="0.802719797453196" calcext:value-type="float">
            <text:p>0.8027197975</text:p>
          </table:table-cell>
          <table:table-cell office:value-type="float" office:value="0.798418722553844" calcext:value-type="float">
            <text:p>0.7984187226</text:p>
          </table:table-cell>
          <table:table-cell office:value-type="float" office:value="0.811701454647277" calcext:value-type="float">
            <text:p>0.8117014546</text:p>
          </table:table-cell>
          <table:table-cell office:value-type="float" office:value="0.812397216823115" calcext:value-type="float">
            <text:p>0.8123972168</text:p>
          </table:table-cell>
          <table:table-cell office:value-type="float" office:value="0.806198608370087" calcext:value-type="float">
            <text:p>0.8061986084</text:p>
          </table:table-cell>
          <table:table-cell office:value-type="float" office:value="0.80234029085707" calcext:value-type="float">
            <text:p>0.8023402909</text:p>
          </table:table-cell>
          <table:table-cell office:value-type="float" office:value="0.800506009081359" calcext:value-type="float">
            <text:p>0.8005060091</text:p>
          </table:table-cell>
          <table:table-cell office:value-type="float" office:value="0.800506008749593" calcext:value-type="float">
            <text:p>0.8005060087</text:p>
          </table:table-cell>
          <table:table-cell office:value-type="float" office:value="0.788551549523937" calcext:value-type="float">
            <text:p>0.7885515495</text:p>
          </table:table-cell>
          <table:table-cell office:value-type="float" office:value="0.805249841736511" calcext:value-type="float">
            <text:p>0.8052498417</text:p>
          </table:table-cell>
          <table:table-cell office:value-type="float" office:value="0.807653383753256" calcext:value-type="float">
            <text:p>0.8076533838</text:p>
          </table:table-cell>
          <table:table-cell office:value-type="float" office:value="0.805629348370337" calcext:value-type="float">
            <text:p>0.8056293484</text:p>
          </table:table-cell>
          <table:table-cell office:value-type="float" office:value="0.80784313712672" calcext:value-type="float">
            <text:p>0.8078431371</text:p>
          </table:table-cell>
          <table:table-cell office:value-type="float" office:value="0.803289057814871" calcext:value-type="float">
            <text:p>0.8032890578</text:p>
          </table:table-cell>
          <table:table-cell office:value-type="float" office:value="0.809297912585291" calcext:value-type="float">
            <text:p>0.8092979126</text:p>
          </table:table-cell>
          <table:table-cell office:value-type="float" office:value="0.805819102060486" calcext:value-type="float">
            <text:p>0.8058191021</text:p>
          </table:table-cell>
          <table:table-cell office:value-type="float" office:value="0.808728652593081" calcext:value-type="float">
            <text:p>0.8087286526</text:p>
          </table:table-cell>
          <table:table-cell office:value-type="float" office:value="0.813725490429822" calcext:value-type="float">
            <text:p>0.8137254904</text:p>
          </table:table-cell>
          <table:table-cell office:value-type="float" office:value="0.804301075133095" calcext:value-type="float">
            <text:p>0.8043010751</text:p>
          </table:table-cell>
          <table:table-cell office:value-type="float" office:value="0.801265022047406" calcext:value-type="float">
            <text:p>0.801265022</text:p>
          </table:table-cell>
          <table:table-cell office:value-type="float" office:value="0.80379506625532" calcext:value-type="float">
            <text:p>0.8037950663</text:p>
          </table:table-cell>
          <table:table-cell office:value-type="float" office:value="0.807526881976794" calcext:value-type="float">
            <text:p>0.807526882</text:p>
          </table:table-cell>
          <table:table-cell office:value-type="float" office:value="0.804364326224909" calcext:value-type="float">
            <text:p>0.8043643262</text:p>
          </table:table-cell>
          <table:table-cell office:value-type="float" office:value="0.805313092858485" calcext:value-type="float">
            <text:p>0.8053130929</text:p>
          </table:table-cell>
          <table:table-cell office:value-type="float" office:value="0.806135357617578" calcext:value-type="float">
            <text:p>0.8061353576</text:p>
          </table:table-cell>
          <table:table-cell office:value-type="float" office:value="0.808475648180583" calcext:value-type="float">
            <text:p>0.8084756482</text:p>
          </table:table-cell>
          <table:table-cell office:value-type="float" office:value="0.797849462554094" calcext:value-type="float">
            <text:p>0.7978494626</text:p>
          </table:table-cell>
          <table:table-cell office:value-type="float" office:value="0.800885515375879" calcext:value-type="float">
            <text:p>0.8008855154</text:p>
          </table:table-cell>
          <table:table-cell office:value-type="float" office:value="0.804364326601915" calcext:value-type="float">
            <text:p>0.8043643266</text:p>
          </table:table-cell>
          <table:table-cell office:value-type="float" office:value="0.797533207019623" calcext:value-type="float">
            <text:p>0.797533207</text:p>
          </table:table-cell>
          <table:table-cell office:value-type="float" office:value="0.803099304049321" calcext:value-type="float">
            <text:p>0.803099304</text:p>
          </table:table-cell>
          <table:table-cell office:value-type="float" office:value="0.804870335102684" calcext:value-type="float">
            <text:p>0.8048703351</text:p>
          </table:table-cell>
          <table:table-cell office:value-type="float" office:value="0.806514864213703" calcext:value-type="float">
            <text:p>0.8065148642</text:p>
          </table:table-cell>
          <table:table-cell office:value-type="float" office:value="0.805313093197791" calcext:value-type="float">
            <text:p>0.8053130932</text:p>
          </table:table-cell>
          <table:table-cell office:value-type="float" office:value="0.799430740241534" calcext:value-type="float">
            <text:p>0.7994307402</text:p>
          </table:table-cell>
          <table:table-cell office:value-type="float" office:value="0.808981656998038" calcext:value-type="float">
            <text:p>0.808981657</text:p>
          </table:table-cell>
          <table:table-cell office:value-type="float" office:value="0.797849462614415" calcext:value-type="float">
            <text:p>0.7978494626</text:p>
          </table:table-cell>
          <table:table-cell office:value-type="float" office:value="0.806578114981292" calcext:value-type="float">
            <text:p>0.806578115</text:p>
          </table:table-cell>
          <table:table-cell office:value-type="float" office:value="0.810942441341924" calcext:value-type="float">
            <text:p>0.8109424413</text:p>
          </table:table-cell>
          <table:table-cell office:value-type="float" office:value="0.799114484729682" calcext:value-type="float">
            <text:p>0.7991144847</text:p>
          </table:table-cell>
          <table:table-cell office:value-type="float" office:value="0.806072106488063" calcext:value-type="float">
            <text:p>0.8060721065</text:p>
          </table:table-cell>
          <table:table-cell office:value-type="float" office:value="0.795003162751388" calcext:value-type="float">
            <text:p>0.7950031628</text:p>
          </table:table-cell>
          <table:table-cell office:value-type="float" office:value="0.803795066639866" calcext:value-type="float">
            <text:p>0.8037950666</text:p>
          </table:table-cell>
          <table:table-cell office:value-type="float" office:value="0.803415559636574" calcext:value-type="float">
            <text:p>0.8034155596</text:p>
          </table:table-cell>
          <table:table-cell office:value-type="float" office:value="0.806767868317056" calcext:value-type="float">
            <text:p>0.8067678683</text:p>
          </table:table-cell>
          <table:table-cell office:value-type="float" office:value="0.803668564079232" calcext:value-type="float">
            <text:p>0.8036685641</text:p>
          </table:table-cell>
          <table:table-cell office:value-type="float" office:value="0.812523719021823" calcext:value-type="float">
            <text:p>0.812523719</text:p>
          </table:table-cell>
          <table:table-cell office:value-type="float" office:value="0.810246679203786" calcext:value-type="float">
            <text:p>0.8102466792</text:p>
          </table:table-cell>
          <table:table-cell office:value-type="float" office:value="0.805502846541094" calcext:value-type="float">
            <text:p>0.8055028465</text:p>
          </table:table-cell>
          <table:table-cell office:value-type="float" office:value="0.802593295231867" calcext:value-type="float">
            <text:p>0.8025932952</text:p>
          </table:table-cell>
          <table:table-cell office:value-type="float" office:value="0.808412397081229" calcext:value-type="float">
            <text:p>0.8084123971</text:p>
          </table:table-cell>
          <table:table-cell office:value-type="float" office:value="0.813788741167251" calcext:value-type="float">
            <text:p>0.8137887412</text:p>
          </table:table-cell>
          <table:table-cell office:value-type="float" office:value="0.806261859801206" calcext:value-type="float">
            <text:p>0.8062618598</text:p>
          </table:table-cell>
          <table:table-cell office:value-type="float" office:value="0.806198608362547" calcext:value-type="float">
            <text:p>0.8061986084</text:p>
          </table:table-cell>
          <table:table-cell office:value-type="float" office:value="0.802719797453196" calcext:value-type="float">
            <text:p>0.8027197975</text:p>
          </table:table-cell>
          <table:table-cell office:value-type="float" office:value="0.810942441681229" calcext:value-type="float">
            <text:p>0.8109424417</text:p>
          </table:table-cell>
          <table:table-cell office:value-type="float" office:value="0.808855155183875" calcext:value-type="float">
            <text:p>0.8088551552</text:p>
          </table:table-cell>
          <table:table-cell office:value-type="float" office:value="0.809044908489478" calcext:value-type="float">
            <text:p>0.8090449085</text:p>
          </table:table-cell>
          <table:table-cell office:value-type="float" office:value="0.809108159211826" calcext:value-type="float">
            <text:p>0.8091081592</text:p>
          </table:table-cell>
          <table:table-cell office:value-type="float" office:value="0.811574952456108" calcext:value-type="float">
            <text:p>0.8115749525</text:p>
          </table:table-cell>
          <table:table-cell office:value-type="float" office:value="0.806198608701852" calcext:value-type="float">
            <text:p>0.8061986087</text:p>
          </table:table-cell>
          <table:table-cell office:value-type="float" office:value="0.805755850923431" calcext:value-type="float">
            <text:p>0.8057558509</text:p>
          </table:table-cell>
          <table:table-cell office:value-type="float" office:value="0.807084124198373" calcext:value-type="float">
            <text:p>0.8070841242</text:p>
          </table:table-cell>
          <table:table-cell office:value-type="float" office:value="0.800063250971172" calcext:value-type="float">
            <text:p>0.800063251</text:p>
          </table:table-cell>
          <table:table-cell office:value-type="float" office:value="0.806072106148758" calcext:value-type="float">
            <text:p>0.8060721061</text:p>
          </table:table-cell>
          <table:table-cell office:value-type="float" office:value="0.806072106488063" calcext:value-type="float">
            <text:p>0.8060721065</text:p>
          </table:table-cell>
          <table:table-cell office:value-type="float" office:value="0.806008855019243" calcext:value-type="float">
            <text:p>0.806008855</text:p>
          </table:table-cell>
          <table:table-cell office:value-type="float" office:value="0.809234661448236" calcext:value-type="float">
            <text:p>0.8092346614</text:p>
          </table:table-cell>
          <table:table-cell office:value-type="float" office:value="0.806894370493144" calcext:value-type="float">
            <text:p>0.8068943705</text:p>
          </table:table-cell>
          <table:table-cell office:value-type="float" office:value="0.808665401840572" calcext:value-type="float">
            <text:p>0.8086654018</text:p>
          </table:table-cell>
          <table:table-cell office:value-type="float" office:value="0.805692599839157" calcext:value-type="float">
            <text:p>0.8056925998</text:p>
          </table:table-cell>
          <table:table-cell office:value-type="float" office:value="0.804617330667567" calcext:value-type="float">
            <text:p>0.8046173307</text:p>
          </table:table-cell>
          <table:table-cell office:value-type="float" office:value="0.802909550796499" calcext:value-type="float">
            <text:p>0.8029095508</text:p>
          </table:table-cell>
          <table:table-cell office:value-type="float" office:value="0.812080961658109" calcext:value-type="float">
            <text:p>0.8120809617</text:p>
          </table:table-cell>
          <table:table-cell office:value-type="float" office:value="0.806198608324846" calcext:value-type="float">
            <text:p>0.8061986083</text:p>
          </table:table-cell>
          <table:table-cell office:value-type="float" office:value="0.805123339892188" calcext:value-type="float">
            <text:p>0.8051233399</text:p>
          </table:table-cell>
          <table:table-cell office:value-type="float" office:value="0.794560404995587" calcext:value-type="float">
            <text:p>0.794560405</text:p>
          </table:table-cell>
          <table:table-cell office:value-type="float" office:value="0.806198608739553" calcext:value-type="float">
            <text:p>0.8061986087</text:p>
          </table:table-cell>
          <table:table-cell office:value-type="float" office:value="0.806767868656361" calcext:value-type="float">
            <text:p>0.8067678687</text:p>
          </table:table-cell>
          <table:table-cell office:value-type="float" office:value="0.80581910172118" calcext:value-type="float">
            <text:p>0.8058191017</text:p>
          </table:table-cell>
          <table:table-cell office:value-type="float" office:value="0.806957621622659" calcext:value-type="float">
            <text:p>0.8069576216</text:p>
          </table:table-cell>
          <table:table-cell office:value-type="float" office:value="0.802087286738638" calcext:value-type="float">
            <text:p>0.8020872867</text:p>
          </table:table-cell>
          <table:table-cell office:value-type="float" office:value="0.801012017959134" calcext:value-type="float">
            <text:p>0.801012018</text:p>
          </table:table-cell>
          <table:table-cell office:value-type="float" office:value="0.801454775315308" calcext:value-type="float">
            <text:p>0.8014547753</text:p>
          </table:table-cell>
          <table:table-cell office:value-type="float" office:value="0.804427577331804" calcext:value-type="float">
            <text:p>0.8044275773</text:p>
          </table:table-cell>
          <table:table-cell office:value-type="float" office:value="0.80537634395784" calcext:value-type="float">
            <text:p>0.805376344</text:p>
          </table:table-cell>
          <table:table-cell office:value-type="float" office:value="0.812080961658109" calcext:value-type="float">
            <text:p>0.8120809617</text:p>
          </table:table-cell>
          <table:table-cell office:value-type="float" office:value="0.803731815487731" calcext:value-type="float">
            <text:p>0.8037318155</text:p>
          </table:table-cell>
          <table:table-cell office:value-type="float" office:value="0.803162555555842" calcext:value-type="float">
            <text:p>0.8031625556</text:p>
          </table:table-cell>
          <table:table-cell office:value-type="float" office:value="0.800000000248824" calcext:value-type="float">
            <text:p>0.8000000002</text:p>
          </table:table-cell>
          <table:table-cell office:value-type="float" office:value="0.802909551158425" calcext:value-type="float">
            <text:p>0.8029095512</text:p>
          </table:table-cell>
          <table:table-cell office:value-type="float" office:value="0.802340291136054" calcext:value-type="float">
            <text:p>0.8023402911</text:p>
          </table:table-cell>
          <table:table-cell office:value-type="float" office:value="0.804996837640698" calcext:value-type="float">
            <text:p>0.8049968376</text:p>
          </table:table-cell>
          <table:table-cell office:value-type="float" office:value="0.804680581812162" calcext:value-type="float">
            <text:p>0.8046805818</text:p>
          </table:table-cell>
          <table:table-cell office:value-type="float" office:value="0.809614168511848" calcext:value-type="float">
            <text:p>0.8096141685</text:p>
          </table:table-cell>
          <table:table-cell office:value-type="float" office:value="0.807273877164671" calcext:value-type="float">
            <text:p>0.8072738772</text:p>
          </table:table-cell>
          <table:table-cell office:value-type="float" office:value="0.801518026459903" calcext:value-type="float">
            <text:p>0.8015180265</text:p>
          </table:table-cell>
          <table:table-cell office:value-type="float" office:value="0.811574952795414" calcext:value-type="float">
            <text:p>0.8115749528</text:p>
          </table:table-cell>
          <table:table-cell office:value-type="float" office:value="0.808412397051069" calcext:value-type="float">
            <text:p>0.8084123971</text:p>
          </table:table-cell>
          <table:table-cell office:value-type="float" office:value="0.805692599824077" calcext:value-type="float">
            <text:p>0.8056925998</text:p>
          </table:table-cell>
          <table:table-cell office:value-type="float" office:value="0.814484503365709" calcext:value-type="float">
            <text:p>0.8144845034</text:p>
          </table:table-cell>
          <table:table-cell office:value-type="float" office:value="0.799240986935931" calcext:value-type="float">
            <text:p>0.7992409869</text:p>
          </table:table-cell>
          <table:table-cell office:value-type="float" office:value="0.802846299682065" calcext:value-type="float">
            <text:p>0.8028462997</text:p>
          </table:table-cell>
          <table:table-cell office:value-type="float" office:value="0.810689436914346" calcext:value-type="float">
            <text:p>0.8106894369</text:p>
          </table:table-cell>
          <table:table-cell office:value-type="float" office:value="0.809867172901725" calcext:value-type="float">
            <text:p>0.8098671729</text:p>
          </table:table-cell>
          <table:table-cell office:value-type="float" office:value="0.803289057400165" calcext:value-type="float">
            <text:p>0.8032890574</text:p>
          </table:table-cell>
          <table:table-cell office:value-type="float" office:value="0.803542062189668" calcext:value-type="float">
            <text:p>0.8035420622</text:p>
          </table:table-cell>
          <table:table-cell office:value-type="float" office:value="0.808349145944174" calcext:value-type="float">
            <text:p>0.8083491459</text:p>
          </table:table-cell>
          <table:table-cell office:value-type="float" office:value="0.812080961620408" calcext:value-type="float">
            <text:p>0.8120809616</text:p>
          </table:table-cell>
          <table:table-cell office:value-type="float" office:value="0.801707779757966" calcext:value-type="float">
            <text:p>0.8017077798</text:p>
          </table:table-cell>
          <table:table-cell office:value-type="float" office:value="0.809740670710557" calcext:value-type="float">
            <text:p>0.8097406707</text:p>
          </table:table-cell>
          <table:table-cell office:value-type="float" office:value="0.799936749111769" calcext:value-type="float">
            <text:p>0.7999367491</text:p>
          </table:table-cell>
          <table:table-cell office:value-type="float" office:value="0.806198608709392" calcext:value-type="float">
            <text:p>0.8061986087</text:p>
          </table:table-cell>
          <table:table-cell office:value-type="float" office:value="0.80531309318271" calcext:value-type="float">
            <text:p>0.8053130932</text:p>
          </table:table-cell>
          <table:table-cell office:value-type="float" office:value="0.805755850508724" calcext:value-type="float">
            <text:p>0.8057558505</text:p>
          </table:table-cell>
          <table:table-cell office:value-type="float" office:value="0.803921568491729" calcext:value-type="float">
            <text:p>0.8039215685</text:p>
          </table:table-cell>
          <table:table-cell office:value-type="float" office:value="0.8078431371041" calcext:value-type="float">
            <text:p>0.8078431371</text:p>
          </table:table-cell>
          <table:table-cell office:value-type="float" office:value="0.803858317324514" calcext:value-type="float">
            <text:p>0.8038583173</text:p>
          </table:table-cell>
          <table:table-cell office:value-type="float" office:value="0.803162555216536" calcext:value-type="float">
            <text:p>0.8031625552</text:p>
          </table:table-cell>
          <table:table-cell office:value-type="float" office:value="0.802024035277357" calcext:value-type="float">
            <text:p>0.8020240353</text:p>
          </table:table-cell>
          <table:table-cell office:value-type="float" office:value="0.803858317362214" calcext:value-type="float">
            <text:p>0.8038583174</text:p>
          </table:table-cell>
          <table:table-cell office:value-type="float" office:value="0.810752688013701" calcext:value-type="float">
            <text:p>0.810752688</text:p>
          </table:table-cell>
          <table:table-cell office:value-type="float" office:value="0.809614168104682" calcext:value-type="float">
            <text:p>0.8096141681</text:p>
          </table:table-cell>
          <table:table-cell office:value-type="float" office:value="0.802024035646823" calcext:value-type="float">
            <text:p>0.8020240356</text:p>
          </table:table-cell>
          <table:table-cell office:value-type="float" office:value="0.804807084372796" calcext:value-type="float">
            <text:p>0.8048070844</text:p>
          </table:table-cell>
          <table:table-cell office:value-type="float" office:value="0.800822264623371" calcext:value-type="float">
            <text:p>0.8008222646</text:p>
          </table:table-cell>
          <table:table-cell office:value-type="float" office:value="0.80524984172143" calcext:value-type="float">
            <text:p>0.8052498417</text:p>
          </table:table-cell>
          <table:table-cell office:value-type="float" office:value="0.804364326239989" calcext:value-type="float">
            <text:p>0.8043643262</text:p>
          </table:table-cell>
          <table:table-cell office:value-type="float" office:value="0.800063251310478" calcext:value-type="float">
            <text:p>0.8000632513</text:p>
          </table:table-cell>
          <table:table-cell office:value-type="float" office:value="0.809108159641613" calcext:value-type="float">
            <text:p>0.8091081596</text:p>
          </table:table-cell>
          <table:table-cell office:value-type="float" office:value="0.805249842105977" calcext:value-type="float">
            <text:p>0.8052498421</text:p>
          </table:table-cell>
          <table:table-cell office:value-type="float" office:value="0.806135357233032" calcext:value-type="float">
            <text:p>0.8061353572</text:p>
          </table:table-cell>
          <table:table-cell office:value-type="float" office:value="0.806198608347466" calcext:value-type="float">
            <text:p>0.8061986083</text:p>
          </table:table-cell>
          <table:table-cell office:value-type="float" office:value="0.801960784532389" calcext:value-type="float">
            <text:p>0.8019607845</text:p>
          </table:table-cell>
          <table:table-cell office:value-type="float" office:value="0.801518026429743" calcext:value-type="float">
            <text:p>0.8015180264</text:p>
          </table:table-cell>
          <table:table-cell office:value-type="float" office:value="0.806894370508224" calcext:value-type="float">
            <text:p>0.8068943705</text:p>
          </table:table-cell>
          <table:table-cell office:value-type="float" office:value="0.806704617519306" calcext:value-type="float">
            <text:p>0.8067046175</text:p>
          </table:table-cell>
          <table:table-cell office:value-type="float" office:value="0.812144212757463" calcext:value-type="float">
            <text:p>0.8121442128</text:p>
          </table:table-cell>
          <table:table-cell office:value-type="float" office:value="0.808602150771378" calcext:value-type="float">
            <text:p>0.8086021508</text:p>
          </table:table-cell>
          <table:table-cell office:value-type="float" office:value="0.810942441387164" calcext:value-type="float">
            <text:p>0.8109424414</text:p>
          </table:table-cell>
          <table:table-cell office:value-type="float" office:value="0.806767868256735" calcext:value-type="float">
            <text:p>0.8067678683</text:p>
          </table:table-cell>
          <table:table-cell office:value-type="float" office:value="0.800126502032826" calcext:value-type="float">
            <text:p>0.800126502</text:p>
          </table:table-cell>
          <table:table-cell office:value-type="float" office:value="0.802340291151135" calcext:value-type="float">
            <text:p>0.8023402912</text:p>
          </table:table-cell>
          <table:table-cell office:value-type="float" office:value="0.810562935107724" calcext:value-type="float">
            <text:p>0.8105629351</text:p>
          </table:table-cell>
          <table:table-cell office:value-type="float" office:value="0.805629348754883" calcext:value-type="float">
            <text:p>0.8056293488</text:p>
          </table:table-cell>
          <table:table-cell office:value-type="float" office:value="0.808665401840572" calcext:value-type="float">
            <text:p>0.8086654018</text:p>
          </table:table-cell>
          <table:table-cell office:value-type="float" office:value="0.804933586541344" calcext:value-type="float">
            <text:p>0.8049335865</text:p>
          </table:table-cell>
          <table:table-cell office:value-type="float" office:value="0.804237824403207" calcext:value-type="float">
            <text:p>0.8042378244</text:p>
          </table:table-cell>
          <table:table-cell office:value-type="float" office:value="0.80284630005153" calcext:value-type="float">
            <text:p>0.8028463001</text:p>
          </table:table-cell>
          <table:table-cell office:value-type="float" office:value="0.808791903722595" calcext:value-type="float">
            <text:p>0.8087919037</text:p>
          </table:table-cell>
          <table:table-cell office:value-type="float" office:value="0.803099304102102" calcext:value-type="float">
            <text:p>0.8030993041</text:p>
          </table:table-cell>
          <table:table-cell office:value-type="float" office:value="0.807653384137802" calcext:value-type="float">
            <text:p>0.8076533841</text:p>
          </table:table-cell>
          <table:table-cell office:value-type="float" office:value="0.815559772514679" calcext:value-type="float">
            <text:p>0.8155597725</text:p>
          </table:table-cell>
          <table:table-cell office:value-type="float" office:value="0.801581277875942" calcext:value-type="float">
            <text:p>0.8015812779</text:p>
          </table:table-cell>
          <table:table-cell office:value-type="float" office:value="0.805629348702102" calcext:value-type="float">
            <text:p>0.8056293487</text:p>
          </table:table-cell>
          <table:table-cell office:value-type="float" office:value="0.80379506626286" calcext:value-type="float">
            <text:p>0.8037950663</text:p>
          </table:table-cell>
          <table:table-cell office:value-type="float" office:value="0.799114484360217" calcext:value-type="float">
            <text:p>0.7991144844</text:p>
          </table:table-cell>
          <table:table-cell office:value-type="float" office:value="0.798798229202751" calcext:value-type="float">
            <text:p>0.7987982292</text:p>
          </table:table-cell>
          <table:table-cell office:value-type="float" office:value="0.79626818454243" calcext:value-type="float">
            <text:p>0.7962681845</text:p>
          </table:table-cell>
          <table:table-cell office:value-type="float" office:value="0.795382669030828" calcext:value-type="float">
            <text:p>0.795382669</text:p>
          </table:table-cell>
          <table:table-cell office:value-type="float" office:value="0.797090449271362" calcext:value-type="float">
            <text:p>0.7970904493</text:p>
          </table:table-cell>
          <table:table-cell office:value-type="float" office:value="0.809740670710557" calcext:value-type="float">
            <text:p>0.8097406707</text:p>
          </table:table-cell>
          <table:table-cell office:value-type="float" office:value="0.802024035307518" calcext:value-type="float">
            <text:p>0.8020240353</text:p>
          </table:table-cell>
          <table:table-cell office:value-type="float" office:value="0.802909550804039" calcext:value-type="float">
            <text:p>0.8029095508</text:p>
          </table:table-cell>
          <table:table-cell office:value-type="float" office:value="0.801138519765756" calcext:value-type="float">
            <text:p>0.8011385198</text:p>
          </table:table-cell>
          <table:table-cell office:value-type="float" office:value="0.805186590659777" calcext:value-type="float">
            <text:p>0.8051865907</text:p>
          </table:table-cell>
          <table:table-cell office:value-type="float" office:value="0.805123339907268" calcext:value-type="float">
            <text:p>0.8051233399</text:p>
          </table:table-cell>
          <table:table-cell office:value-type="float" office:value="0.80993042400862" calcext:value-type="float">
            <text:p>0.809930424</text:p>
          </table:table-cell>
          <table:table-cell office:value-type="float" office:value="0.804490828431158" calcext:value-type="float">
            <text:p>0.8044908284</text:p>
          </table:table-cell>
          <table:table-cell office:value-type="float" office:value="0.804807084342636" calcext:value-type="float">
            <text:p>0.8048070843</text:p>
          </table:table-cell>
          <table:table-cell office:value-type="float" office:value="0.798987982485733" calcext:value-type="float">
            <text:p>0.7989879825</text:p>
          </table:table-cell>
          <table:table-cell office:value-type="float" office:value="0.805755850976212" calcext:value-type="float">
            <text:p>0.805755851</text:p>
          </table:table-cell>
          <table:table-cell office:value-type="float" office:value="0.804933586164338" calcext:value-type="float">
            <text:p>0.8049335862</text:p>
          </table:table-cell>
          <table:table-cell office:value-type="float" office:value="0.809487665898434" calcext:value-type="float">
            <text:p>0.8094876659</text:p>
          </table:table-cell>
          <table:table-cell office:value-type="float" office:value="0.79487666056776" calcext:value-type="float">
            <text:p>0.7948766606</text:p>
          </table:table-cell>
          <table:table-cell office:value-type="float" office:value="0.803036053311893" calcext:value-type="float">
            <text:p>0.8030360533</text:p>
          </table:table-cell>
          <table:table-cell office:value-type="float" office:value="0.808159393030658" calcext:value-type="float">
            <text:p>0.808159393</text:p>
          </table:table-cell>
          <table:table-cell office:value-type="float" office:value="0.808791903684895" calcext:value-type="float">
            <text:p>0.8087919037</text:p>
          </table:table-cell>
          <table:table-cell office:value-type="float" office:value="0.800632511310227" calcext:value-type="float">
            <text:p>0.8006325113</text:p>
          </table:table-cell>
          <table:table-cell office:value-type="float" office:value="0.806767868294435" calcext:value-type="float">
            <text:p>0.8067678683</text:p>
          </table:table-cell>
          <table:table-cell office:value-type="float" office:value="0.799683744669111" calcext:value-type="float">
            <text:p>0.7996837447</text:p>
          </table:table-cell>
          <table:table-cell office:value-type="float" office:value="0.804743833258362" calcext:value-type="float">
            <text:p>0.8047438333</text:p>
          </table:table-cell>
          <table:table-cell office:value-type="float" office:value="0.804490828476398" calcext:value-type="float">
            <text:p>0.8044908285</text:p>
          </table:table-cell>
          <table:table-cell office:value-type="float" office:value="0.807653383813577" calcext:value-type="float">
            <text:p>0.8076533838</text:p>
          </table:table-cell>
          <table:table-cell office:value-type="float" office:value="0.804237824026201" calcext:value-type="float">
            <text:p>0.804237824</text:p>
          </table:table-cell>
          <table:table-cell office:value-type="float" office:value="0.803795066624786" calcext:value-type="float">
            <text:p>0.8037950666</text:p>
          </table:table-cell>
          <table:table-cell office:value-type="float" office:value="0.806957621622659" calcext:value-type="float">
            <text:p>0.8069576216</text:p>
          </table:table-cell>
          <table:table-cell office:value-type="float" office:value="0.80727387714959" calcext:value-type="float">
            <text:p>0.8072738771</text:p>
          </table:table-cell>
          <table:table-cell office:value-type="float" office:value="0.802213788590501" calcext:value-type="float">
            <text:p>0.8022137886</text:p>
          </table:table-cell>
          <table:table-cell office:value-type="float" office:value="0.79380139140371" calcext:value-type="float">
            <text:p>0.7938013914</text:p>
          </table:table-cell>
          <table:table-cell office:value-type="float" office:value="0.813282732297015" calcext:value-type="float">
            <text:p>0.8132827323</text:p>
          </table:table-cell>
          <table:table-cell office:value-type="float" office:value="0.80727387713451" calcext:value-type="float">
            <text:p>0.8072738771</text:p>
          </table:table-cell>
          <table:table-cell office:value-type="float" office:value="0.801138519788376" calcext:value-type="float">
            <text:p>0.8011385198</text:p>
          </table:table-cell>
          <table:table-cell office:value-type="float" office:value="0.806261859793666" calcext:value-type="float">
            <text:p>0.8062618598</text:p>
          </table:table-cell>
          <table:table-cell office:value-type="float" office:value="0.799620493185211" calcext:value-type="float">
            <text:p>0.7996204932</text:p>
          </table:table-cell>
          <table:table-cell office:value-type="float" office:value="0.802340291181295" calcext:value-type="float">
            <text:p>0.8023402912</text:p>
          </table:table-cell>
          <table:table-cell office:value-type="float" office:value="0.795762176086901" calcext:value-type="float">
            <text:p>0.7957621761</text:p>
          </table:table-cell>
          <table:table-cell office:value-type="float" office:value="0.801518026746428" calcext:value-type="float">
            <text:p>0.8015180267</text:p>
          </table:table-cell>
          <table:table-cell office:value-type="float" office:value="0.800885515707644" calcext:value-type="float">
            <text:p>0.8008855157</text:p>
          </table:table-cell>
          <table:table-cell office:value-type="float" office:value="0.80423782400358" calcext:value-type="float">
            <text:p>0.804237824</text:p>
          </table:table-cell>
          <table:table-cell office:value-type="float" office:value="0.801897533417954" calcext:value-type="float">
            <text:p>0.8018975334</text:p>
          </table:table-cell>
          <table:table-cell office:value-type="float" office:value="0.805186590984002" calcext:value-type="float">
            <text:p>0.805186591</text:p>
          </table:table-cell>
          <table:table-cell office:value-type="float" office:value="0.808412397043528" calcext:value-type="float">
            <text:p>0.808412397</text:p>
          </table:table-cell>
          <table:table-cell office:value-type="float" office:value="0.807843137488646" calcext:value-type="float">
            <text:p>0.8078431375</text:p>
          </table:table-cell>
          <table:table-cell office:value-type="float" office:value="0.808918405951464" calcext:value-type="float">
            <text:p>0.808918406</text:p>
          </table:table-cell>
          <table:table-cell office:value-type="float" office:value="0.809171410725887" calcext:value-type="float">
            <text:p>0.8091714107</text:p>
          </table:table-cell>
          <table:table-cell office:value-type="float" office:value="0.81638203654238" calcext:value-type="float">
            <text:p>0.8163820365</text:p>
          </table:table-cell>
          <table:table-cell office:value-type="float" office:value="0.807969639657194" calcext:value-type="float">
            <text:p>0.8079696397</text:p>
          </table:table-cell>
          <table:table-cell office:value-type="float" office:value="0.802593295631493" calcext:value-type="float">
            <text:p>0.8025932956</text:p>
          </table:table-cell>
          <table:table-cell office:value-type="float" office:value="0.805692599831617" calcext:value-type="float">
            <text:p>0.8056925998</text:p>
          </table:table-cell>
          <table:table-cell office:value-type="float" office:value="0.804048070652737" calcext:value-type="float">
            <text:p>0.8040480707</text:p>
          </table:table-cell>
          <table:table-cell office:value-type="float" office:value="0.804680582128847" calcext:value-type="float">
            <text:p>0.8046805821</text:p>
          </table:table-cell>
          <table:table-cell office:value-type="float" office:value="0.805629348754883" calcext:value-type="float">
            <text:p>0.8056293488</text:p>
          </table:table-cell>
          <table:table-cell office:value-type="float" office:value="0.809108159603913" calcext:value-type="float">
            <text:p>0.8091081596</text:p>
          </table:table-cell>
          <table:table-cell office:value-type="float" office:value="0.805692599439531" calcext:value-type="float">
            <text:p>0.8056925994</text:p>
          </table:table-cell>
          <table:table-cell office:value-type="float" office:value="0.801771031219246" calcext:value-type="float">
            <text:p>0.8017710312</text:p>
          </table:table-cell>
          <table:table-cell office:value-type="float" office:value="0.808981657397664" calcext:value-type="float">
            <text:p>0.8089816574</text:p>
          </table:table-cell>
          <table:table-cell office:value-type="float" office:value="0.806261859446821" calcext:value-type="float">
            <text:p>0.8062618594</text:p>
          </table:table-cell>
          <table:table-cell office:value-type="float" office:value="0.803668564395917" calcext:value-type="float">
            <text:p>0.8036685644</text:p>
          </table:table-cell>
          <table:table-cell office:value-type="float" office:value="0.807273877511516" calcext:value-type="float">
            <text:p>0.8072738775</text:p>
          </table:table-cell>
          <table:table-cell office:value-type="float" office:value="0.806198608362547" calcext:value-type="float">
            <text:p>0.8061986084</text:p>
          </table:table-cell>
          <table:table-cell office:value-type="float" office:value="0.801201771234576" calcext:value-type="float">
            <text:p>0.8012017712</text:p>
          </table:table-cell>
          <table:table-cell office:value-type="float" office:value="0.806831119378709" calcext:value-type="float">
            <text:p>0.8068311194</text:p>
          </table:table-cell>
          <table:table-cell office:value-type="float" office:value="0.804933586533804" calcext:value-type="float">
            <text:p>0.8049335865</text:p>
          </table:table-cell>
          <table:table-cell office:value-type="float" office:value="0.808665401885813" calcext:value-type="float">
            <text:p>0.8086654019</text:p>
          </table:table-cell>
          <table:table-cell office:value-type="float" office:value="0.805945604266734" calcext:value-type="float">
            <text:p>0.8059456043</text:p>
          </table:table-cell>
          <table:table-cell office:value-type="float" office:value="0.808665401493726" calcext:value-type="float">
            <text:p>0.8086654015</text:p>
          </table:table-cell>
          <table:table-cell office:value-type="float" office:value="0.808918405928844" calcext:value-type="float">
            <text:p>0.8089184059</text:p>
          </table:table-cell>
          <table:table-cell office:value-type="float" office:value="0.807590133045988" calcext:value-type="float">
            <text:p>0.807590133</text:p>
          </table:table-cell>
          <table:table-cell office:value-type="float" office:value="0.80581910172118" calcext:value-type="float">
            <text:p>0.8058191017</text:p>
          </table:table-cell>
          <table:table-cell office:value-type="float" office:value="0.803605312979877" calcext:value-type="float">
            <text:p>0.803605313</text:p>
          </table:table-cell>
          <table:table-cell office:value-type="float" office:value="0.807716635252237" calcext:value-type="float">
            <text:p>0.8077166353</text:p>
          </table:table-cell>
          <table:table-cell office:value-type="float" office:value="0.808475648188124" calcext:value-type="float">
            <text:p>0.8084756482</text:p>
          </table:table-cell>
          <table:table-cell office:value-type="float" office:value="0.803352308891605" calcext:value-type="float">
            <text:p>0.8033523089</text:p>
          </table:table-cell>
          <table:table-cell office:value-type="float" office:value="0.805249842068276" calcext:value-type="float">
            <text:p>0.8052498421</text:p>
          </table:table-cell>
          <table:table-cell office:value-type="float" office:value="0.802909550781419" calcext:value-type="float">
            <text:p>0.8029095508</text:p>
          </table:table-cell>
          <table:table-cell office:value-type="float" office:value="0.808538899641863" calcext:value-type="float">
            <text:p>0.8085388996</text:p>
          </table:table-cell>
          <table:table-cell office:value-type="float" office:value="0.808981657390124" calcext:value-type="float">
            <text:p>0.8089816574</text:p>
          </table:table-cell>
          <table:table-cell office:value-type="float" office:value="0.806767868256735" calcext:value-type="float">
            <text:p>0.8067678683</text:p>
          </table:table-cell>
          <table:table-cell office:value-type="float" office:value="0.805945603874648" calcext:value-type="float">
            <text:p>0.8059456039</text:p>
          </table:table-cell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527"/>
        </table:table-row>
        <table:table-row table:style-name="ro1">
          <table:table-cell office:value-type="float" office:value="0.713898916321971" calcext:value-type="float">
            <text:p>0.7138989163</text:p>
          </table:table-cell>
          <table:table-cell office:value-type="float" office:value="0.767870035283402" calcext:value-type="float">
            <text:p>0.7678700353</text:p>
          </table:table-cell>
          <table:table-cell office:value-type="float" office:value="0.601805054625019" calcext:value-type="float">
            <text:p>0.6018050546</text:p>
          </table:table-cell>
          <table:table-cell office:value-type="float" office:value="0.612996390365091" calcext:value-type="float">
            <text:p>0.6129963904</text:p>
          </table:table-cell>
          <table:table-cell office:value-type="float" office:value="0.784476534769423" calcext:value-type="float">
            <text:p>0.7844765348</text:p>
          </table:table-cell>
          <table:table-cell office:value-type="float" office:value="0.819675090726102" calcext:value-type="float">
            <text:p>0.8196750907</text:p>
          </table:table-cell>
          <table:table-cell office:value-type="float" office:value="0.791155235130434" calcext:value-type="float">
            <text:p>0.7911552351</text:p>
          </table:table-cell>
          <table:table-cell office:value-type="float" office:value="0.842238267621409" calcext:value-type="float">
            <text:p>0.8422382676</text:p>
          </table:table-cell>
          <table:table-cell office:value-type="float" office:value="0.849819494197515" calcext:value-type="float">
            <text:p>0.8498194942</text:p>
          </table:table-cell>
          <table:table-cell office:value-type="float" office:value="0.830866426466174" calcext:value-type="float">
            <text:p>0.8308664265</text:p>
          </table:table-cell>
          <table:table-cell office:value-type="float" office:value="0.799277978726673" calcext:value-type="float">
            <text:p>0.7992779787</text:p>
          </table:table-cell>
          <table:table-cell office:value-type="float" office:value="0.865523464929326" calcext:value-type="float">
            <text:p>0.8655234649</text:p>
          </table:table-cell>
          <table:table-cell office:value-type="float" office:value="0.829963899562505" calcext:value-type="float">
            <text:p>0.8299638996</text:p>
          </table:table-cell>
          <table:table-cell office:value-type="float" office:value="0.823104693915439" calcext:value-type="float">
            <text:p>0.8231046939</text:p>
          </table:table-cell>
          <table:table-cell office:value-type="float" office:value="0.768411552002284" calcext:value-type="float">
            <text:p>0.768411552</text:p>
          </table:table-cell>
          <table:table-cell office:value-type="float" office:value="0.879783393286626" calcext:value-type="float">
            <text:p>0.8797833933</text:p>
          </table:table-cell>
          <table:table-cell office:value-type="float" office:value="0.788086643072672" calcext:value-type="float">
            <text:p>0.7880866431</text:p>
          </table:table-cell>
          <table:table-cell office:value-type="float" office:value="0.879602888000571" calcext:value-type="float">
            <text:p>0.879602888</text:p>
          </table:table-cell>
          <table:table-cell office:value-type="float" office:value="0.8823104690989" calcext:value-type="float">
            <text:p>0.8823104691</text:p>
          </table:table-cell>
          <table:table-cell office:value-type="float" office:value="0.876895307504743" calcext:value-type="float">
            <text:p>0.8768953075</text:p>
          </table:table-cell>
          <table:table-cell office:value-type="float" office:value="0.866245487450693" calcext:value-type="float">
            <text:p>0.8662454875</text:p>
          </table:table-cell>
          <table:table-cell office:value-type="float" office:value="0.835198556171858" calcext:value-type="float">
            <text:p>0.8351985562</text:p>
          </table:table-cell>
          <table:table-cell office:value-type="float" office:value="0.858483754641743" calcext:value-type="float">
            <text:p>0.8584837546</text:p>
          </table:table-cell>
          <table:table-cell office:value-type="float" office:value="0.844043320998388" calcext:value-type="float">
            <text:p>0.844043321</text:p>
          </table:table-cell>
          <table:table-cell office:value-type="float" office:value="0.844043321773033" calcext:value-type="float">
            <text:p>0.8440433218</text:p>
          </table:table-cell>
          <table:table-cell office:value-type="float" office:value="0.900541515686021" calcext:value-type="float">
            <text:p>0.9005415157</text:p>
          </table:table-cell>
          <table:table-cell office:value-type="float" office:value="0.895306859334884" calcext:value-type="float">
            <text:p>0.8953068593</text:p>
          </table:table-cell>
          <table:table-cell office:value-type="float" office:value="0.748736461577433" calcext:value-type="float">
            <text:p>0.7487364616</text:p>
          </table:table-cell>
          <table:table-cell office:value-type="float" office:value="0.889711191120561" calcext:value-type="float">
            <text:p>0.8897111911</text:p>
          </table:table-cell>
          <table:table-cell office:value-type="float" office:value="0.70144404310612" calcext:value-type="float">
            <text:p>0.7014440431</text:p>
          </table:table-cell>
          <table:table-cell office:value-type="float" office:value="0.896389891481572" calcext:value-type="float">
            <text:p>0.8963898915</text:p>
          </table:table-cell>
          <table:table-cell office:value-type="float" office:value="0.672382671781395" calcext:value-type="float">
            <text:p>0.6723826718</text:p>
          </table:table-cell>
          <table:table-cell office:value-type="float" office:value="0.727075812059189" calcext:value-type="float">
            <text:p>0.7270758121</text:p>
          </table:table-cell>
          <table:table-cell office:value-type="float" office:value="0.887725630994308" calcext:value-type="float">
            <text:p>0.887725631</text:p>
          </table:table-cell>
          <table:table-cell office:value-type="float" office:value="0.796389892170145" calcext:value-type="float">
            <text:p>0.7963898922</text:p>
          </table:table-cell>
          <table:table-cell office:value-type="float" office:value="0.901083031931509" calcext:value-type="float">
            <text:p>0.9010830319</text:p>
          </table:table-cell>
          <table:table-cell office:value-type="float" office:value="0.774548735730484" calcext:value-type="float">
            <text:p>0.7745487357</text:p>
          </table:table-cell>
          <table:table-cell office:value-type="float" office:value="0.896389891653715" calcext:value-type="float">
            <text:p>0.8963898917</text:p>
          </table:table-cell>
          <table:table-cell office:value-type="float" office:value="0.899999999440534" calcext:value-type="float">
            <text:p>0.8999999994</text:p>
          </table:table-cell>
          <table:table-cell office:value-type="float" office:value="0.896209386754983" calcext:value-type="float">
            <text:p>0.8962093868</text:p>
          </table:table-cell>
          <table:table-cell office:value-type="float" office:value="0.821299638515775" calcext:value-type="float">
            <text:p>0.8212996385</text:p>
          </table:table-cell>
          <table:table-cell office:value-type="float" office:value="0.897472923972546" calcext:value-type="float">
            <text:p>0.897472924</text:p>
          </table:table-cell>
          <table:table-cell office:value-type="float" office:value="0.910649818935119" calcext:value-type="float">
            <text:p>0.9106498189</text:p>
          </table:table-cell>
          <table:table-cell office:value-type="float" office:value="0.767870036574477" calcext:value-type="float">
            <text:p>0.7678700366</text:p>
          </table:table-cell>
          <table:table-cell office:value-type="float" office:value="0.874368231003896" calcext:value-type="float">
            <text:p>0.874368231</text:p>
          </table:table-cell>
          <table:table-cell office:value-type="float" office:value="0.642238267621409" calcext:value-type="float">
            <text:p>0.6422382676</text:p>
          </table:table-cell>
          <table:table-cell office:value-type="float" office:value="0.824368231520326" calcext:value-type="float">
            <text:p>0.8243682315</text:p>
          </table:table-cell>
          <table:table-cell office:value-type="float" office:value="0.867870035842868" calcext:value-type="float">
            <text:p>0.8678700358</text:p>
          </table:table-cell>
          <table:table-cell office:value-type="float" office:value="0.859566787477004" calcext:value-type="float">
            <text:p>0.8595667875</text:p>
          </table:table-cell>
          <table:table-cell office:value-type="float" office:value="0.917328519468273" calcext:value-type="float">
            <text:p>0.9173285195</text:p>
          </table:table-cell>
          <table:table-cell office:value-type="float" office:value="0.907761732464663" calcext:value-type="float">
            <text:p>0.9077617325</text:p>
          </table:table-cell>
          <table:table-cell office:value-type="float" office:value="0.825992780213752" calcext:value-type="float">
            <text:p>0.8259927802</text:p>
          </table:table-cell>
          <table:table-cell office:value-type="float" office:value="0.724729242393686" calcext:value-type="float">
            <text:p>0.7247292424</text:p>
          </table:table-cell>
          <table:table-cell office:value-type="float" office:value="0.865162454228109" calcext:value-type="float">
            <text:p>0.8651624542</text:p>
          </table:table-cell>
          <table:table-cell office:value-type="float" office:value="0.913357400851129" calcext:value-type="float">
            <text:p>0.9133574009</text:p>
          </table:table-cell>
          <table:table-cell office:value-type="float" office:value="0.916787003050642" calcext:value-type="float">
            <text:p>0.9167870031</text:p>
          </table:table-cell>
          <table:table-cell office:value-type="float" office:value="0.913176894919537" calcext:value-type="float">
            <text:p>0.9131768949</text:p>
          </table:table-cell>
          <table:table-cell office:value-type="float" office:value="0.835920578090723" calcext:value-type="float">
            <text:p>0.8359205781</text:p>
          </table:table-cell>
          <table:table-cell office:value-type="float" office:value="0.871480144490404" calcext:value-type="float">
            <text:p>0.8714801445</text:p>
          </table:table-cell>
          <table:table-cell office:value-type="float" office:value="0.907039710804013" calcext:value-type="float">
            <text:p>0.9070397108</text:p>
          </table:table-cell>
          <table:table-cell office:value-type="float" office:value="0.912635378674049" calcext:value-type="float">
            <text:p>0.9126353787</text:p>
          </table:table-cell>
          <table:table-cell office:value-type="float" office:value="0.813898917526975" calcext:value-type="float">
            <text:p>0.8138989175</text:p>
          </table:table-cell>
          <table:table-cell office:value-type="float" office:value="0.828519855294417" calcext:value-type="float">
            <text:p>0.8285198553</text:p>
          </table:table-cell>
          <table:table-cell office:value-type="float" office:value="0.860830324823676" calcext:value-type="float">
            <text:p>0.8608303248</text:p>
          </table:table-cell>
          <table:table-cell office:value-type="float" office:value="0.670397112214608" calcext:value-type="float">
            <text:p>0.6703971122</text:p>
          </table:table-cell>
          <table:table-cell office:value-type="float" office:value="0.862274368661405" calcext:value-type="float">
            <text:p>0.8622743687</text:p>
          </table:table-cell>
          <table:table-cell office:value-type="float" office:value="0.831046931967408" calcext:value-type="float">
            <text:p>0.831046932</text:p>
          </table:table-cell>
          <table:table-cell office:value-type="float" office:value="0.91787003571376" calcext:value-type="float">
            <text:p>0.9178700357</text:p>
          </table:table-cell>
          <table:table-cell office:value-type="float" office:value="0.919314078862917" calcext:value-type="float">
            <text:p>0.9193140789</text:p>
          </table:table-cell>
          <table:table-cell office:value-type="float" office:value="0.847292419245957" calcext:value-type="float">
            <text:p>0.8472924192</text:p>
          </table:table-cell>
          <table:table-cell office:value-type="float" office:value="0.920036100523566" calcext:value-type="float">
            <text:p>0.9200361005</text:p>
          </table:table-cell>
          <table:table-cell office:value-type="float" office:value="0.916967508293661" calcext:value-type="float">
            <text:p>0.9169675083</text:p>
          </table:table-cell>
          <table:table-cell office:value-type="float" office:value="0.876714801228864" calcext:value-type="float">
            <text:p>0.8767148012</text:p>
          </table:table-cell>
          <table:table-cell office:value-type="float" office:value="0.874729241963328" calcext:value-type="float">
            <text:p>0.874729242</text:p>
          </table:table-cell>
          <table:table-cell office:value-type="float" office:value="0.86119133586918" calcext:value-type="float">
            <text:p>0.8611913359</text:p>
          </table:table-cell>
          <table:table-cell office:value-type="float" office:value="0.871299639591671" calcext:value-type="float">
            <text:p>0.8712996396</text:p>
          </table:table-cell>
          <table:table-cell office:value-type="float" office:value="0.830685921051012" calcext:value-type="float">
            <text:p>0.8306859211</text:p>
          </table:table-cell>
          <table:table-cell office:value-type="float" office:value="0.921119133014541" calcext:value-type="float">
            <text:p>0.921119133</text:p>
          </table:table-cell>
          <table:table-cell office:value-type="float" office:value="0.902527075080665" calcext:value-type="float">
            <text:p>0.9025270751</text:p>
          </table:table-cell>
          <table:table-cell office:value-type="float" office:value="0.6268953073326" calcext:value-type="float">
            <text:p>0.6268953073</text:p>
          </table:table-cell>
          <table:table-cell office:value-type="float" office:value="0.829241877471497" calcext:value-type="float">
            <text:p>0.8292418775</text:p>
          </table:table-cell>
          <table:table-cell office:value-type="float" office:value="0.912815884089211" calcext:value-type="float">
            <text:p>0.9128158841</text:p>
          </table:table-cell>
          <table:table-cell office:value-type="float" office:value="0.919855594936261" calcext:value-type="float">
            <text:p>0.9198555949</text:p>
          </table:table-cell>
          <table:table-cell office:value-type="float" office:value="0.911371840595769" calcext:value-type="float">
            <text:p>0.9113718406</text:p>
          </table:table-cell>
          <table:table-cell office:value-type="float" office:value="0.746570397800487" calcext:value-type="float">
            <text:p>0.7465703978</text:p>
          </table:table-cell>
          <table:table-cell office:value-type="float" office:value="0.683754512248057" calcext:value-type="float">
            <text:p>0.6837545122</text:p>
          </table:table-cell>
          <table:table-cell office:value-type="float" office:value="0.859927797790899" calcext:value-type="float">
            <text:p>0.8599277978</text:p>
          </table:table-cell>
          <table:table-cell office:value-type="float" office:value="0.909386282061842" calcext:value-type="float">
            <text:p>0.9093862821</text:p>
          </table:table-cell>
          <table:table-cell office:value-type="float" office:value="0.892057760958207" calcext:value-type="float">
            <text:p>0.892057761</text:p>
          </table:table-cell>
          <table:table-cell office:value-type="float" office:value="0.790252708312837" calcext:value-type="float">
            <text:p>0.7902527083</text:p>
          </table:table-cell>
          <table:table-cell office:value-type="float" office:value="0.924548735730484" calcext:value-type="float">
            <text:p>0.9245487357</text:p>
          </table:table-cell>
          <table:table-cell office:value-type="float" office:value="0.874368230659609" calcext:value-type="float">
            <text:p>0.8743682307</text:p>
          </table:table-cell>
          <table:table-cell office:value-type="float" office:value="0.859747292849131" calcext:value-type="float">
            <text:p>0.8597472928</text:p>
          </table:table-cell>
          <table:table-cell office:value-type="float" office:value="0.918592057546554" calcext:value-type="float">
            <text:p>0.9185920575</text:p>
          </table:table-cell>
          <table:table-cell office:value-type="float" office:value="0.805956679259827" calcext:value-type="float">
            <text:p>0.8059566793</text:p>
          </table:table-cell>
          <table:table-cell office:value-type="float" office:value="0.854512635852456" calcext:value-type="float">
            <text:p>0.8545126359</text:p>
          </table:table-cell>
          <table:table-cell office:value-type="float" office:value="0.894945847815985" calcext:value-type="float">
            <text:p>0.8949458478</text:p>
          </table:table-cell>
          <table:table-cell office:value-type="float" office:value="0.91714801530115" calcext:value-type="float">
            <text:p>0.9171480153</text:p>
          </table:table-cell>
          <table:table-cell office:value-type="float" office:value="0.905415161895408" calcext:value-type="float">
            <text:p>0.9054151619</text:p>
          </table:table-cell>
          <table:table-cell office:value-type="float" office:value="0.898736462567257" calcext:value-type="float">
            <text:p>0.8987364626</text:p>
          </table:table-cell>
          <table:table-cell office:value-type="float" office:value="0.81570397043056" calcext:value-type="float">
            <text:p>0.8157039704</text:p>
          </table:table-cell>
          <table:table-cell office:value-type="float" office:value="0.919675089693242" calcext:value-type="float">
            <text:p>0.9196750897</text:p>
          </table:table-cell>
          <table:table-cell office:value-type="float" office:value="0.91028880793265" calcext:value-type="float">
            <text:p>0.9102888079</text:p>
          </table:table-cell>
          <table:table-cell office:value-type="float" office:value="0.742779783006179" calcext:value-type="float">
            <text:p>0.742779783</text:p>
          </table:table-cell>
          <table:table-cell office:value-type="float" office:value="0.912996389504374" calcext:value-type="float">
            <text:p>0.9129963895</text:p>
          </table:table-cell>
          <table:table-cell office:value-type="float" office:value="0.65018050554427" calcext:value-type="float">
            <text:p>0.6501805055</text:p>
          </table:table-cell>
          <table:table-cell office:value-type="float" office:value="0.900541515686021" calcext:value-type="float">
            <text:p>0.9005415157</text:p>
          </table:table-cell>
          <table:table-cell office:value-type="float" office:value="0.812996390365091" calcext:value-type="float">
            <text:p>0.8129963904</text:p>
          </table:table-cell>
          <table:table-cell office:value-type="float" office:value="0.909566786272001" calcext:value-type="float">
            <text:p>0.9095667863</text:p>
          </table:table-cell>
          <table:table-cell office:value-type="float" office:value="0.812635379104407" calcext:value-type="float">
            <text:p>0.8126353791</text:p>
          </table:table-cell>
          <table:table-cell office:value-type="float" office:value="0.710288807932651" calcext:value-type="float">
            <text:p>0.7102888079</text:p>
          </table:table-cell>
          <table:table-cell office:value-type="float" office:value="0.881588447911645" calcext:value-type="float">
            <text:p>0.8815884479</text:p>
          </table:table-cell>
          <table:table-cell office:value-type="float" office:value="0.896570397413164" calcext:value-type="float">
            <text:p>0.8965703974</text:p>
          </table:table-cell>
          <table:table-cell office:value-type="float" office:value="0.812815885208144" calcext:value-type="float">
            <text:p>0.8128158852</text:p>
          </table:table-cell>
          <table:table-cell office:value-type="float" office:value="0.892057762206246" calcext:value-type="float">
            <text:p>0.8920577622</text:p>
          </table:table-cell>
          <table:table-cell office:value-type="float" office:value="0.629241878073999" calcext:value-type="float">
            <text:p>0.6292418781</text:p>
          </table:table-cell>
          <table:table-cell office:value-type="float" office:value="0.921119133186684" calcext:value-type="float">
            <text:p>0.9211191332</text:p>
          </table:table-cell>
          <table:table-cell office:value-type="float" office:value="0.878339349578004" calcext:value-type="float">
            <text:p>0.8783393496</text:p>
          </table:table-cell>
          <table:table-cell office:value-type="float" office:value="0.672743682439577" calcext:value-type="float">
            <text:p>0.6727436824</text:p>
          </table:table-cell>
          <table:table-cell office:value-type="float" office:value="0.783032490458299" calcext:value-type="float">
            <text:p>0.7830324905</text:p>
          </table:table-cell>
          <table:table-cell office:value-type="float" office:value="0.703971118918395" calcext:value-type="float">
            <text:p>0.7039711189</text:p>
          </table:table-cell>
          <table:table-cell office:value-type="float" office:value="0.907220215874889" calcext:value-type="float">
            <text:p>0.9072202159</text:p>
          </table:table-cell>
          <table:table-cell office:value-type="float" office:value="0.846570397714415" calcext:value-type="float">
            <text:p>0.8465703977</text:p>
          </table:table-cell>
          <table:table-cell office:value-type="float" office:value="0.906678700317975" calcext:value-type="float">
            <text:p>0.9066787003</text:p>
          </table:table-cell>
          <table:table-cell office:value-type="float" office:value="0.718411551959248" calcext:value-type="float">
            <text:p>0.718411552</text:p>
          </table:table-cell>
          <table:table-cell office:value-type="float" office:value="0.90487364564992" calcext:value-type="float">
            <text:p>0.9048736456</text:p>
          </table:table-cell>
          <table:table-cell office:value-type="float" office:value="0.874729241963328" calcext:value-type="float">
            <text:p>0.874729242</text:p>
          </table:table-cell>
          <table:table-cell office:value-type="float" office:value="0.922924187166166" calcext:value-type="float">
            <text:p>0.9229241872</text:p>
          </table:table-cell>
          <table:table-cell office:value-type="float" office:value="0.911732851426094" calcext:value-type="float">
            <text:p>0.9117328514</text:p>
          </table:table-cell>
          <table:table-cell office:value-type="float" office:value="0.89945848440005" calcext:value-type="float">
            <text:p>0.8994584844</text:p>
          </table:table-cell>
          <table:table-cell office:value-type="float" office:value="0.911552346010931" calcext:value-type="float">
            <text:p>0.911552346</text:p>
          </table:table-cell>
          <table:table-cell office:value-type="float" office:value="0.923646208654672" calcext:value-type="float">
            <text:p>0.9236462087</text:p>
          </table:table-cell>
          <table:table-cell office:value-type="float" office:value="0.853790614191806" calcext:value-type="float">
            <text:p>0.8537906142</text:p>
          </table:table-cell>
          <table:table-cell office:value-type="float" office:value="0.901805054108589" calcext:value-type="float">
            <text:p>0.9018050541</text:p>
          </table:table-cell>
          <table:table-cell office:value-type="float" office:value="0.660649819623692" calcext:value-type="float">
            <text:p>0.6606498196</text:p>
          </table:table-cell>
          <table:table-cell office:value-type="float" office:value="0.731768953757166" calcext:value-type="float">
            <text:p>0.7317689538</text:p>
          </table:table-cell>
          <table:table-cell office:value-type="float" office:value="0.777436823578087" calcext:value-type="float">
            <text:p>0.7774368236</text:p>
          </table:table-cell>
          <table:table-cell office:value-type="float" office:value="0.876534296631383" calcext:value-type="float">
            <text:p>0.8765342966</text:p>
          </table:table-cell>
          <table:table-cell office:value-type="float" office:value="0.845667870509495" calcext:value-type="float">
            <text:p>0.8456678705</text:p>
          </table:table-cell>
          <table:table-cell office:value-type="float" office:value="0.666245487321585" calcext:value-type="float">
            <text:p>0.6662454873</text:p>
          </table:table-cell>
          <table:table-cell office:value-type="float" office:value="0.921841154847334" calcext:value-type="float">
            <text:p>0.9218411548</text:p>
          </table:table-cell>
          <table:table-cell office:value-type="float" office:value="0.7164259936405" calcext:value-type="float">
            <text:p>0.7164259936</text:p>
          </table:table-cell>
          <table:table-cell office:value-type="float" office:value="0.794223826026228" calcext:value-type="float">
            <text:p>0.794223826</text:p>
          </table:table-cell>
          <table:table-cell office:value-type="float" office:value="0.786101083505885" calcext:value-type="float">
            <text:p>0.7861010835</text:p>
          </table:table-cell>
          <table:table-cell office:value-type="float" office:value="0.922563176335841" calcext:value-type="float">
            <text:p>0.9225631763</text:p>
          </table:table-cell>
          <table:table-cell office:value-type="float" office:value="0.770397112386752" calcext:value-type="float">
            <text:p>0.7703971124</text:p>
          </table:table-cell>
          <table:table-cell office:value-type="float" office:value="0.845667869390563" calcext:value-type="float">
            <text:p>0.8456678694</text:p>
          </table:table-cell>
          <table:table-cell office:value-type="float" office:value="0.923285197996491" calcext:value-type="float">
            <text:p>0.923285198</text:p>
          </table:table-cell>
          <table:table-cell office:value-type="float" office:value="0.905595667654857" calcext:value-type="float">
            <text:p>0.9055956677</text:p>
          </table:table-cell>
          <table:table-cell office:value-type="float" office:value="0.839350180978809" calcext:value-type="float">
            <text:p>0.839350181</text:p>
          </table:table-cell>
          <table:table-cell office:value-type="float" office:value="0.789530686652187" calcext:value-type="float">
            <text:p>0.7895306867</text:p>
          </table:table-cell>
          <table:table-cell office:value-type="float" office:value="0.622202166538376" calcext:value-type="float">
            <text:p>0.6222021665</text:p>
          </table:table-cell>
          <table:table-cell office:value-type="float" office:value="0.918772563865469" calcext:value-type="float">
            <text:p>0.9187725639</text:p>
          </table:table-cell>
          <table:table-cell office:value-type="float" office:value="0.916245486805155" calcext:value-type="float">
            <text:p>0.9162454868</text:p>
          </table:table-cell>
          <table:table-cell office:value-type="float" office:value="0.908664259540475" calcext:value-type="float">
            <text:p>0.9086642595</text:p>
          </table:table-cell>
          <table:table-cell office:value-type="float" office:value="0.799458483754513" calcext:value-type="float">
            <text:p>0.7994584838</text:p>
          </table:table-cell>
          <table:table-cell office:value-type="float" office:value="0.836101083290706" calcext:value-type="float">
            <text:p>0.8361010833</text:p>
          </table:table-cell>
          <table:table-cell office:value-type="float" office:value="0.880685919975115" calcext:value-type="float">
            <text:p>0.88068592</text:p>
          </table:table-cell>
          <table:table-cell office:value-type="float" office:value="0.925812273636621" calcext:value-type="float">
            <text:p>0.9258122736</text:p>
          </table:table-cell>
          <table:table-cell office:value-type="float" office:value="0.899638988610209" calcext:value-type="float">
            <text:p>0.8996389886</text:p>
          </table:table-cell>
          <table:table-cell office:value-type="float" office:value="0.914620938068693" calcext:value-type="float">
            <text:p>0.9146209381</text:p>
          </table:table-cell>
          <table:table-cell office:value-type="float" office:value="0.836101083505885" calcext:value-type="float">
            <text:p>0.8361010835</text:p>
          </table:table-cell>
          <table:table-cell office:value-type="float" office:value="0.922924187166166" calcext:value-type="float">
            <text:p>0.9229241872</text:p>
          </table:table-cell>
          <table:table-cell office:value-type="float" office:value="0.853429602414692" calcext:value-type="float">
            <text:p>0.8534296024</text:p>
          </table:table-cell>
          <table:table-cell office:value-type="float" office:value="0.896931407382772" calcext:value-type="float">
            <text:p>0.8969314074</text:p>
          </table:table-cell>
          <table:table-cell office:value-type="float" office:value="0.921119133186684" calcext:value-type="float">
            <text:p>0.9211191332</text:p>
          </table:table-cell>
          <table:table-cell office:value-type="float" office:value="0.857220217381143" calcext:value-type="float">
            <text:p>0.8572202174</text:p>
          </table:table-cell>
          <table:table-cell office:value-type="float" office:value="0.691877256274654" calcext:value-type="float">
            <text:p>0.6918772563</text:p>
          </table:table-cell>
          <table:table-cell office:value-type="float" office:value="0.908483753781026" calcext:value-type="float">
            <text:p>0.9084837538</text:p>
          </table:table-cell>
          <table:table-cell office:value-type="float" office:value="0.892960288034019" calcext:value-type="float">
            <text:p>0.892960288</text:p>
          </table:table-cell>
          <table:table-cell office:value-type="float" office:value="0.881227436607925" calcext:value-type="float">
            <text:p>0.8812274366</text:p>
          </table:table-cell>
          <table:table-cell office:value-type="float" office:value="0.876353790011217" calcext:value-type="float">
            <text:p>0.87635379</text:p>
          </table:table-cell>
          <table:table-cell office:value-type="float" office:value="0.874368231348182" calcext:value-type="float">
            <text:p>0.8743682313</text:p>
          </table:table-cell>
          <table:table-cell office:value-type="float" office:value="0.90577617410288" calcext:value-type="float">
            <text:p>0.9057761741</text:p>
          </table:table-cell>
          <table:table-cell office:value-type="float" office:value="0.917509024539149" calcext:value-type="float">
            <text:p>0.9175090245</text:p>
          </table:table-cell>
          <table:table-cell office:value-type="float" office:value="0.713537905405575" calcext:value-type="float">
            <text:p>0.7135379054</text:p>
          </table:table-cell>
          <table:table-cell office:value-type="float" office:value="0.901624549037713" calcext:value-type="float">
            <text:p>0.901624549</text:p>
          </table:table-cell>
          <table:table-cell office:value-type="float" office:value="0.919133573447754" calcext:value-type="float">
            <text:p>0.9191335734</text:p>
          </table:table-cell>
          <table:table-cell office:value-type="float" office:value="0.899097472364722" calcext:value-type="float">
            <text:p>0.8990974724</text:p>
          </table:table-cell>
          <table:table-cell office:value-type="float" office:value="0.920938627599379" calcext:value-type="float">
            <text:p>0.9209386276</text:p>
          </table:table-cell>
          <table:table-cell office:value-type="float" office:value="0.736823103961531" calcext:value-type="float">
            <text:p>0.736823104</text:p>
          </table:table-cell>
          <table:table-cell office:value-type="float" office:value="0.920036100523566" calcext:value-type="float">
            <text:p>0.9200361005</text:p>
          </table:table-cell>
          <table:table-cell office:value-type="float" office:value="0.900541515513878" calcext:value-type="float">
            <text:p>0.9005415155</text:p>
          </table:table-cell>
          <table:table-cell office:value-type="float" office:value="0.755234656867568" calcext:value-type="float">
            <text:p>0.7552346569</text:p>
          </table:table-cell>
          <table:table-cell office:value-type="float" office:value="0.738086643459995" calcext:value-type="float">
            <text:p>0.7380866435</text:p>
          </table:table-cell>
          <table:table-cell office:value-type="float" office:value="0.896389891309428" calcext:value-type="float">
            <text:p>0.8963898913</text:p>
          </table:table-cell>
          <table:table-cell office:value-type="float" office:value="0.89332129994024" calcext:value-type="float">
            <text:p>0.8933212999</text:p>
          </table:table-cell>
          <table:table-cell office:value-type="float" office:value="0.902346570009789" calcext:value-type="float">
            <text:p>0.90234657</text:p>
          </table:table-cell>
          <table:table-cell office:value-type="float" office:value="0.922924187166166" calcext:value-type="float">
            <text:p>0.9229241872</text:p>
          </table:table-cell>
          <table:table-cell office:value-type="float" office:value="0.84079422460136" calcext:value-type="float">
            <text:p>0.8407942246</text:p>
          </table:table-cell>
          <table:table-cell office:value-type="float" office:value="0.896931407382772" calcext:value-type="float">
            <text:p>0.8969314074</text:p>
          </table:table-cell>
          <table:table-cell office:value-type="float" office:value="0.879602888043607" calcext:value-type="float">
            <text:p>0.879602888</text:p>
          </table:table-cell>
          <table:table-cell office:value-type="float" office:value="0.922563176507984" calcext:value-type="float">
            <text:p>0.9225631765</text:p>
          </table:table-cell>
          <table:table-cell office:value-type="float" office:value="0.893140793836504" calcext:value-type="float">
            <text:p>0.8931407938</text:p>
          </table:table-cell>
          <table:table-cell office:value-type="float" office:value="0.871119133875258" calcext:value-type="float">
            <text:p>0.8711191339</text:p>
          </table:table-cell>
          <table:table-cell office:value-type="float" office:value="0.917328519984703" calcext:value-type="float">
            <text:p>0.91732852</text:p>
          </table:table-cell>
          <table:table-cell office:value-type="float" office:value="0.844765342486894" calcext:value-type="float">
            <text:p>0.8447653425</text:p>
          </table:table-cell>
          <table:table-cell office:value-type="float" office:value="0.859386282061842" calcext:value-type="float">
            <text:p>0.8593862821</text:p>
          </table:table-cell>
          <table:table-cell office:value-type="float" office:value="0.612996389117052" calcext:value-type="float">
            <text:p>0.6129963891</text:p>
          </table:table-cell>
          <table:table-cell office:value-type="float" office:value="0.839891696277508" calcext:value-type="float">
            <text:p>0.8398916963</text:p>
          </table:table-cell>
          <table:table-cell office:value-type="float" office:value="0.927256317302208" calcext:value-type="float">
            <text:p>0.9272563173</text:p>
          </table:table-cell>
          <table:table-cell office:value-type="float" office:value="0.874368230272286" calcext:value-type="float">
            <text:p>0.8743682303</text:p>
          </table:table-cell>
          <table:table-cell office:value-type="float" office:value="0.720397111181748" calcext:value-type="float">
            <text:p>0.7203971112</text:p>
          </table:table-cell>
          <table:table-cell office:value-type="float" office:value="0.908122744499991" calcext:value-type="float">
            <text:p>0.9081227445</text:p>
          </table:table-cell>
          <table:table-cell office:value-type="float" office:value="0.901263537131492" calcext:value-type="float">
            <text:p>0.9012635371</text:p>
          </table:table-cell>
          <table:table-cell office:value-type="float" office:value="0.92057761659691" calcext:value-type="float">
            <text:p>0.9205776166</text:p>
          </table:table-cell>
          <table:table-cell office:value-type="float" office:value="0.565703971850743" calcext:value-type="float">
            <text:p>0.5657039719</text:p>
          </table:table-cell>
          <table:table-cell office:value-type="float" office:value="0.756678700361011" calcext:value-type="float">
            <text:p>0.7566787004</text:p>
          </table:table-cell>
          <table:table-cell office:value-type="float" office:value="0.91588447597483" calcext:value-type="float">
            <text:p>0.915884476</text:p>
          </table:table-cell>
          <table:table-cell office:value-type="float" office:value="0.867509025399866" calcext:value-type="float">
            <text:p>0.8675090254</text:p>
          </table:table-cell>
          <table:table-cell office:value-type="float" office:value="0.898014440734464" calcext:value-type="float">
            <text:p>0.8980144407</text:p>
          </table:table-cell>
          <table:table-cell office:value-type="float" office:value="0.920397111181748" calcext:value-type="float">
            <text:p>0.9203971112</text:p>
          </table:table-cell>
          <table:table-cell office:value-type="float" office:value="0.899819494886089" calcext:value-type="float">
            <text:p>0.8998194949</text:p>
          </table:table-cell>
          <table:table-cell office:value-type="float" office:value="0.633032490200084" calcext:value-type="float">
            <text:p>0.6330324902</text:p>
          </table:table-cell>
          <table:table-cell office:value-type="float" office:value="0.894765342400823" calcext:value-type="float">
            <text:p>0.8947653424</text:p>
          </table:table-cell>
          <table:table-cell office:value-type="float" office:value="0.833574007693611" calcext:value-type="float">
            <text:p>0.8335740077</text:p>
          </table:table-cell>
          <table:table-cell office:value-type="float" office:value="0.798014441164822" calcext:value-type="float">
            <text:p>0.7980144412</text:p>
          </table:table-cell>
          <table:table-cell office:value-type="float" office:value="0.719494584622366" calcext:value-type="float">
            <text:p>0.7194945846</text:p>
          </table:table-cell>
          <table:table-cell office:value-type="float" office:value="0.684296029009974" calcext:value-type="float">
            <text:p>0.684296029</text:p>
          </table:table-cell>
          <table:table-cell office:value-type="float" office:value="0.910830324694568" calcext:value-type="float">
            <text:p>0.9108303247</text:p>
          </table:table-cell>
          <table:table-cell office:value-type="float" office:value="0.819133574480614" calcext:value-type="float">
            <text:p>0.8191335745</text:p>
          </table:table-cell>
          <table:table-cell office:value-type="float" office:value="0.729963899089111" calcext:value-type="float">
            <text:p>0.7299638991</text:p>
          </table:table-cell>
          <table:table-cell office:value-type="float" office:value="0.737545126353791" calcext:value-type="float">
            <text:p>0.7375451264</text:p>
          </table:table-cell>
          <table:table-cell office:value-type="float" office:value="0.924909746560809" calcext:value-type="float">
            <text:p>0.9249097466</text:p>
          </table:table-cell>
          <table:table-cell office:value-type="float" office:value="0.916787003222786" calcext:value-type="float">
            <text:p>0.9167870032</text:p>
          </table:table-cell>
          <table:table-cell office:value-type="float" office:value="0.829783393544841" calcext:value-type="float">
            <text:p>0.8297833935</text:p>
          </table:table-cell>
          <table:table-cell office:value-type="float" office:value="0.892960288206162" calcext:value-type="float">
            <text:p>0.8929602882</text:p>
          </table:table-cell>
          <table:table-cell office:value-type="float" office:value="0.843321299337738" calcext:value-type="float">
            <text:p>0.8433212993</text:p>
          </table:table-cell>
          <table:table-cell office:value-type="float" office:value="0.922202165333373" calcext:value-type="float">
            <text:p>0.9222021653</text:p>
          </table:table-cell>
          <table:table-cell office:value-type="float" office:value="0.896570396509411" calcext:value-type="float">
            <text:p>0.8965703965</text:p>
          </table:table-cell>
          <table:table-cell office:value-type="float" office:value="0.888267147971405" calcext:value-type="float">
            <text:p>0.888267148</text:p>
          </table:table-cell>
          <table:table-cell office:value-type="float" office:value="0.919675089865385" calcext:value-type="float">
            <text:p>0.9196750899</text:p>
          </table:table-cell>
          <table:table-cell office:value-type="float" office:value="0.914259927410511" calcext:value-type="float">
            <text:p>0.9142599274</text:p>
          </table:table-cell>
          <table:table-cell office:value-type="float" office:value="0.895848375063941" calcext:value-type="float">
            <text:p>0.8958483751</text:p>
          </table:table-cell>
          <table:table-cell office:value-type="float" office:value="0.923285198168634" calcext:value-type="float">
            <text:p>0.9232851982</text:p>
          </table:table-cell>
          <table:table-cell office:value-type="float" office:value="0.841696751375921" calcext:value-type="float">
            <text:p>0.8416967514</text:p>
          </table:table-cell>
          <table:table-cell office:value-type="float" office:value="0.659747292720023" calcext:value-type="float">
            <text:p>0.6597472927</text:p>
          </table:table-cell>
          <table:table-cell office:value-type="float" office:value="0.888447653214424" calcext:value-type="float">
            <text:p>0.8884476532</text:p>
          </table:table-cell>
          <table:table-cell office:value-type="float" office:value="0.906137184244631" calcext:value-type="float">
            <text:p>0.9061371842</text:p>
          </table:table-cell>
          <table:table-cell office:value-type="float" office:value="0.904332129404433" calcext:value-type="float">
            <text:p>0.9043321294</text:p>
          </table:table-cell>
          <table:table-cell office:value-type="float" office:value="0.91173285177038" calcext:value-type="float">
            <text:p>0.9117328518</text:p>
          </table:table-cell>
          <table:table-cell office:value-type="float" office:value="0.851263538680782" calcext:value-type="float">
            <text:p>0.8512635387</text:p>
          </table:table-cell>
          <table:table-cell office:value-type="float" office:value="0.64061371854066" calcext:value-type="float">
            <text:p>0.6406137185</text:p>
          </table:table-cell>
          <table:table-cell office:value-type="float" office:value="0.920938627427235" calcext:value-type="float">
            <text:p>0.9209386274</text:p>
          </table:table-cell>
          <table:table-cell office:value-type="float" office:value="0.880144404289094" calcext:value-type="float">
            <text:p>0.8801444043</text:p>
          </table:table-cell>
          <table:table-cell office:value-type="float" office:value="0.924729242737973" calcext:value-type="float">
            <text:p>0.9247292427</text:p>
          </table:table-cell>
          <table:table-cell office:value-type="float" office:value="0.855956679173755" calcext:value-type="float">
            <text:p>0.8559566792</text:p>
          </table:table-cell>
          <table:table-cell office:value-type="float" office:value="0.882129963511594" calcext:value-type="float">
            <text:p>0.8821299635</text:p>
          </table:table-cell>
          <table:table-cell office:value-type="float" office:value="0.914801443311712" calcext:value-type="float">
            <text:p>0.9148014433</text:p>
          </table:table-cell>
          <table:table-cell office:value-type="float" office:value="0.864440433342104" calcext:value-type="float">
            <text:p>0.8644404333</text:p>
          </table:table-cell>
          <table:table-cell office:value-type="float" office:value="0.725812275228948" calcext:value-type="float">
            <text:p>0.7258122752</text:p>
          </table:table-cell>
          <table:table-cell office:value-type="float" office:value="0.786823105166535" calcext:value-type="float">
            <text:p>0.7868231052</text:p>
          </table:table-cell>
          <table:table-cell office:value-type="float" office:value="0.914259927238368" calcext:value-type="float">
            <text:p>0.9142599272</text:p>
          </table:table-cell>
          <table:table-cell office:value-type="float" office:value="0.895667870509495" calcext:value-type="float">
            <text:p>0.8956678705</text:p>
          </table:table-cell>
          <table:table-cell office:value-type="float" office:value="0.875992779180892" calcext:value-type="float">
            <text:p>0.8759927792</text:p>
          </table:table-cell>
          <table:table-cell office:value-type="float" office:value="0.849458484227907" calcext:value-type="float">
            <text:p>0.8494584842</text:p>
          </table:table-cell>
          <table:table-cell office:value-type="float" office:value="0.82906137231455" calcext:value-type="float">
            <text:p>0.8290613723</text:p>
          </table:table-cell>
          <table:table-cell office:value-type="float" office:value="0.928700360279221" calcext:value-type="float">
            <text:p>0.9287003603</text:p>
          </table:table-cell>
          <table:table-cell office:value-type="float" office:value="0.911913356841256" calcext:value-type="float">
            <text:p>0.9119133568</text:p>
          </table:table-cell>
          <table:table-cell office:value-type="float" office:value="0.927436822373084" calcext:value-type="float">
            <text:p>0.9274368224</text:p>
          </table:table-cell>
          <table:table-cell office:value-type="float" office:value="0.914259927410511" calcext:value-type="float">
            <text:p>0.9142599274</text:p>
          </table:table-cell>
          <table:table-cell office:value-type="float" office:value="0.901444043450407" calcext:value-type="float">
            <text:p>0.9014440435</text:p>
          </table:table-cell>
          <table:table-cell office:value-type="float" office:value="0.784476534769423" calcext:value-type="float">
            <text:p>0.7844765348</text:p>
          </table:table-cell>
          <table:table-cell office:value-type="float" office:value="0.864620937810478" calcext:value-type="float">
            <text:p>0.8646209378</text:p>
          </table:table-cell>
          <table:table-cell office:value-type="float" office:value="0.90018050502784" calcext:value-type="float">
            <text:p>0.900180505</text:p>
          </table:table-cell>
          <table:table-cell office:value-type="float" office:value="0.885559566356645" calcext:value-type="float">
            <text:p>0.8855595664</text:p>
          </table:table-cell>
          <table:table-cell office:value-type="float" office:value="0.90776173280895" calcext:value-type="float">
            <text:p>0.9077617328</text:p>
          </table:table-cell>
          <table:table-cell office:value-type="float" office:value="0.804693140277794" calcext:value-type="float">
            <text:p>0.8046931403</text:p>
          </table:table-cell>
          <table:table-cell office:value-type="float" office:value="0.876714801185828" calcext:value-type="float">
            <text:p>0.8767148012</text:p>
          </table:table-cell>
          <table:table-cell office:value-type="float" office:value="0.729783394190379" calcext:value-type="float">
            <text:p>0.7297833942</text:p>
          </table:table-cell>
          <table:table-cell office:value-type="float" office:value="0.92472924131779" calcext:value-type="float">
            <text:p>0.9247292413</text:p>
          </table:table-cell>
          <table:table-cell office:value-type="float" office:value="0.861010830410982" calcext:value-type="float">
            <text:p>0.8610108304</text:p>
          </table:table-cell>
          <table:table-cell office:value-type="float" office:value="0.927075811887046" calcext:value-type="float">
            <text:p>0.9270758119</text:p>
          </table:table-cell>
          <table:table-cell office:value-type="float" office:value="0.919314078862917" calcext:value-type="float">
            <text:p>0.9193140789</text:p>
          </table:table-cell>
          <table:table-cell office:value-type="float" office:value="0.89891696673438" calcext:value-type="float">
            <text:p>0.8989169667</text:p>
          </table:table-cell>
          <table:table-cell office:value-type="float" office:value="0.683574007521467" calcext:value-type="float">
            <text:p>0.6835740075</text:p>
          </table:table-cell>
          <table:table-cell office:value-type="float" office:value="0.827978339823575" calcext:value-type="float">
            <text:p>0.8279783398</text:p>
          </table:table-cell>
          <table:table-cell office:value-type="float" office:value="0.825992779998573" calcext:value-type="float">
            <text:p>0.82599278</text:p>
          </table:table-cell>
          <table:table-cell office:value-type="float" office:value="0.814801444430644" calcext:value-type="float">
            <text:p>0.8148014444</text:p>
          </table:table-cell>
          <table:table-cell office:value-type="float" office:value="0.865523466005222" calcext:value-type="float">
            <text:p>0.865523466</text:p>
          </table:table-cell>
          <table:table-cell office:value-type="float" office:value="0.820216605809621" calcext:value-type="float">
            <text:p>0.8202166058</text:p>
          </table:table-cell>
          <table:table-cell office:value-type="float" office:value="0.893140794352934" calcext:value-type="float">
            <text:p>0.8931407944</text:p>
          </table:table-cell>
          <table:table-cell office:value-type="float" office:value="0.839891697353404" calcext:value-type="float">
            <text:p>0.8398916974</text:p>
          </table:table-cell>
          <table:table-cell office:value-type="float" office:value="0.898194945116766" calcext:value-type="float">
            <text:p>0.8981949451</text:p>
          </table:table-cell>
          <table:table-cell office:value-type="float" office:value="0.910830324694568" calcext:value-type="float">
            <text:p>0.9108303247</text:p>
          </table:table-cell>
          <table:table-cell office:value-type="float" office:value="0.92202165991821" calcext:value-type="float">
            <text:p>0.9220216599</text:p>
          </table:table-cell>
          <table:table-cell office:value-type="float" office:value="0.92274368157886" calcext:value-type="float">
            <text:p>0.9227436816</text:p>
          </table:table-cell>
          <table:table-cell office:value-type="float" office:value="0.923646208998959" calcext:value-type="float">
            <text:p>0.923646209</text:p>
          </table:table-cell>
          <table:table-cell office:value-type="float" office:value="0.862996390365091" calcext:value-type="float">
            <text:p>0.8629963904</text:p>
          </table:table-cell>
          <table:table-cell office:value-type="float" office:value="0.712274367843724" calcext:value-type="float">
            <text:p>0.7122743678</text:p>
          </table:table-cell>
          <table:table-cell office:value-type="float" office:value="0.925812273808765" calcext:value-type="float">
            <text:p>0.9258122738</text:p>
          </table:table-cell>
          <table:table-cell office:value-type="float" office:value="0.815342960762203" calcext:value-type="float">
            <text:p>0.8153429608</text:p>
          </table:table-cell>
          <table:table-cell office:value-type="float" office:value="0.910649819279406" calcext:value-type="float">
            <text:p>0.9106498193</text:p>
          </table:table-cell>
          <table:table-cell office:value-type="float" office:value="0.81425992710926" calcext:value-type="float">
            <text:p>0.8142599271</text:p>
          </table:table-cell>
          <table:table-cell office:value-type="float" office:value="0.607039712009017" calcext:value-type="float">
            <text:p>0.607039712</text:p>
          </table:table-cell>
          <table:table-cell office:value-type="float" office:value="0.786462093346386" calcext:value-type="float">
            <text:p>0.7864620933</text:p>
          </table:table-cell>
          <table:table-cell office:value-type="float" office:value="0.901985559868038" calcext:value-type="float">
            <text:p>0.9019855599</text:p>
          </table:table-cell>
          <table:table-cell office:value-type="float" office:value="0.835379061845235" calcext:value-type="float">
            <text:p>0.8353790618</text:p>
          </table:table-cell>
          <table:table-cell office:value-type="float" office:value="0.906859205216707" calcext:value-type="float">
            <text:p>0.9068592052</text:p>
          </table:table-cell>
          <table:table-cell office:value-type="float" office:value="0.886281587845152" calcext:value-type="float">
            <text:p>0.8862815878</text:p>
          </table:table-cell>
          <table:table-cell office:value-type="float" office:value="0.901083032792226" calcext:value-type="float">
            <text:p>0.9010830328</text:p>
          </table:table-cell>
          <table:table-cell office:value-type="float" office:value="0.917148013880967" calcext:value-type="float">
            <text:p>0.9171480139</text:p>
          </table:table-cell>
          <table:table-cell office:value-type="float" office:value="0.913176894747393" calcext:value-type="float">
            <text:p>0.9131768947</text:p>
          </table:table-cell>
          <table:table-cell office:value-type="float" office:value="0.900722021101184" calcext:value-type="float">
            <text:p>0.9007220211</text:p>
          </table:table-cell>
          <table:table-cell office:value-type="float" office:value="0.902346570870506" calcext:value-type="float">
            <text:p>0.9023465709</text:p>
          </table:table-cell>
          <table:table-cell office:value-type="float" office:value="0.924187725072303" calcext:value-type="float">
            <text:p>0.9241877251</text:p>
          </table:table-cell>
          <table:table-cell office:value-type="float" office:value="0.836101083505885" calcext:value-type="float">
            <text:p>0.8361010835</text:p>
          </table:table-cell>
          <table:table-cell office:value-type="float" office:value="0.854693141095475" calcext:value-type="float">
            <text:p>0.8546931411</text:p>
          </table:table-cell>
          <table:table-cell office:value-type="float" office:value="0.65433213026515" calcext:value-type="float">
            <text:p>0.6543321303</text:p>
          </table:table-cell>
          <table:table-cell office:value-type="float" office:value="0.888447653386567" calcext:value-type="float">
            <text:p>0.8884476534</text:p>
          </table:table-cell>
          <table:table-cell office:value-type="float" office:value="0.874368231176039" calcext:value-type="float">
            <text:p>0.8743682312</text:p>
          </table:table-cell>
          <table:table-cell office:value-type="float" office:value="0.927978338618571" calcext:value-type="float">
            <text:p>0.9279783386</text:p>
          </table:table-cell>
          <table:table-cell office:value-type="float" office:value="0.896750902096717" calcext:value-type="float">
            <text:p>0.8967509021</text:p>
          </table:table-cell>
          <table:table-cell office:value-type="float" office:value="0.913537906266292" calcext:value-type="float">
            <text:p>0.9135379063</text:p>
          </table:table-cell>
          <table:table-cell office:value-type="float" office:value="0.902527075252808" calcext:value-type="float">
            <text:p>0.9025270753</text:p>
          </table:table-cell>
          <table:table-cell office:value-type="float" office:value="0.828158845238737" calcext:value-type="float">
            <text:p>0.8281588452</text:p>
          </table:table-cell>
          <table:table-cell office:value-type="float" office:value="0.541516245100042" calcext:value-type="float">
            <text:p>0.5415162451</text:p>
          </table:table-cell>
          <table:table-cell office:value-type="float" office:value="0.864620938585123" calcext:value-type="float">
            <text:p>0.8646209386</text:p>
          </table:table-cell>
          <table:table-cell office:value-type="float" office:value="0.756317689530686" calcext:value-type="float">
            <text:p>0.7563176895</text:p>
          </table:table-cell>
          <table:table-cell office:value-type="float" office:value="0.915884475802687" calcext:value-type="float">
            <text:p>0.9158844758</text:p>
          </table:table-cell>
          <table:table-cell office:value-type="float" office:value="0.915523465144505" calcext:value-type="float">
            <text:p>0.9155234651</text:p>
          </table:table-cell>
          <table:table-cell office:value-type="float" office:value="0.896931407382772" calcext:value-type="float">
            <text:p>0.8969314074</text:p>
          </table:table-cell>
          <table:table-cell office:value-type="float" office:value="0.798736461405289" calcext:value-type="float">
            <text:p>0.7987364614</text:p>
          </table:table-cell>
          <table:table-cell office:value-type="float" office:value="0.774909746775989" calcext:value-type="float">
            <text:p>0.7749097468</text:p>
          </table:table-cell>
          <table:table-cell office:value-type="float" office:value="0.844945847729913" calcext:value-type="float">
            <text:p>0.8449458477</text:p>
          </table:table-cell>
          <table:table-cell office:value-type="float" office:value="0.882671480101368" calcext:value-type="float">
            <text:p>0.8826714801</text:p>
          </table:table-cell>
          <table:table-cell office:value-type="float" office:value="0.918050540784636" calcext:value-type="float">
            <text:p>0.9180505408</text:p>
          </table:table-cell>
          <table:table-cell office:value-type="float" office:value="0.920036100523566" calcext:value-type="float">
            <text:p>0.9200361005</text:p>
          </table:table-cell>
          <table:table-cell office:value-type="float" office:value="0.872021660219461" calcext:value-type="float">
            <text:p>0.8720216602</text:p>
          </table:table-cell>
          <table:table-cell office:value-type="float" office:value="0.918231046544085" calcext:value-type="float">
            <text:p>0.9182310465</text:p>
          </table:table-cell>
          <table:table-cell office:value-type="float" office:value="0.812635378932264" calcext:value-type="float">
            <text:p>0.8126353789</text:p>
          </table:table-cell>
          <table:table-cell office:value-type="float" office:value="0.847653429861103" calcext:value-type="float">
            <text:p>0.8476534299</text:p>
          </table:table-cell>
          <table:table-cell office:value-type="float" office:value="0.897292418901671" calcext:value-type="float">
            <text:p>0.8972924189</text:p>
          </table:table-cell>
          <table:table-cell office:value-type="float" office:value="0.890072201606599" calcext:value-type="float">
            <text:p>0.8900722016</text:p>
          </table:table-cell>
          <table:table-cell office:value-type="float" office:value="0.909927797274469" calcext:value-type="float">
            <text:p>0.9099277973</text:p>
          </table:table-cell>
          <table:table-cell office:value-type="float" office:value="0.7718411554068" calcext:value-type="float">
            <text:p>0.7718411554</text:p>
          </table:table-cell>
          <table:table-cell office:value-type="float" office:value="0.818411552819965" calcext:value-type="float">
            <text:p>0.8184115528</text:p>
          </table:table-cell>
          <table:table-cell office:value-type="float" office:value="0.66516245483061" calcext:value-type="float">
            <text:p>0.6651624548</text:p>
          </table:table-cell>
          <table:table-cell office:value-type="float" office:value="0.906137184588918" calcext:value-type="float">
            <text:p>0.9061371846</text:p>
          </table:table-cell>
          <table:table-cell office:value-type="float" office:value="0.927075811714902" calcext:value-type="float">
            <text:p>0.9270758117</text:p>
          </table:table-cell>
          <table:table-cell office:value-type="float" office:value="0.926173286059273" calcext:value-type="float">
            <text:p>0.9261732861</text:p>
          </table:table-cell>
          <table:table-cell office:value-type="float" office:value="0.907581226877357" calcext:value-type="float">
            <text:p>0.9075812269</text:p>
          </table:table-cell>
          <table:table-cell office:value-type="float" office:value="0.915523465488792" calcext:value-type="float">
            <text:p>0.9155234655</text:p>
          </table:table-cell>
          <table:table-cell office:value-type="float" office:value="0.905415162756124" calcext:value-type="float">
            <text:p>0.9054151628</text:p>
          </table:table-cell>
          <table:table-cell office:value-type="float" office:value="0.917689529954311" calcext:value-type="float">
            <text:p>0.91768953</text:p>
          </table:table-cell>
          <table:table-cell office:value-type="float" office:value="0.907220215874889" calcext:value-type="float">
            <text:p>0.9072202159</text:p>
          </table:table-cell>
          <table:table-cell office:value-type="float" office:value="0.837906137958761" calcext:value-type="float">
            <text:p>0.837906138</text:p>
          </table:table-cell>
          <table:table-cell office:value-type="float" office:value="0.924368230659609" calcext:value-type="float">
            <text:p>0.9243682307</text:p>
          </table:table-cell>
          <table:table-cell office:value-type="float" office:value="0.773646209041995" calcext:value-type="float">
            <text:p>0.773646209</text:p>
          </table:table-cell>
          <table:table-cell office:value-type="float" office:value="0.872924188199026" calcext:value-type="float">
            <text:p>0.8729241882</text:p>
          </table:table-cell>
          <table:table-cell office:value-type="float" office:value="0.923826714586265" calcext:value-type="float">
            <text:p>0.9238267146</text:p>
          </table:table-cell>
          <table:table-cell office:value-type="float" office:value="0.80740072275327" calcext:value-type="float">
            <text:p>0.8074007228</text:p>
          </table:table-cell>
          <table:table-cell office:value-type="float" office:value="0.806317688842112" calcext:value-type="float">
            <text:p>0.8063176888</text:p>
          </table:table-cell>
          <table:table-cell office:value-type="float" office:value="0.886101082774276" calcext:value-type="float">
            <text:p>0.8861010828</text:p>
          </table:table-cell>
          <table:table-cell office:value-type="float" office:value="0.89332129942381" calcext:value-type="float">
            <text:p>0.8933212994</text:p>
          </table:table-cell>
          <table:table-cell office:value-type="float" office:value="0.871660649216993" calcext:value-type="float">
            <text:p>0.8716606492</text:p>
          </table:table-cell>
          <table:table-cell office:value-type="float" office:value="0.850541516847989" calcext:value-type="float">
            <text:p>0.8505415168</text:p>
          </table:table-cell>
          <table:table-cell office:value-type="float" office:value="0.786642599277978" calcext:value-type="float">
            <text:p>0.7866425993</text:p>
          </table:table-cell>
          <table:table-cell office:value-type="float" office:value="0.86389891726876" calcext:value-type="float">
            <text:p>0.8638989173</text:p>
          </table:table-cell>
          <table:table-cell office:value-type="float" office:value="0.915884476319117" calcext:value-type="float">
            <text:p>0.9158844763</text:p>
          </table:table-cell>
          <table:table-cell office:value-type="float" office:value="0.924007221077323" calcext:value-type="float">
            <text:p>0.9240072211</text:p>
          </table:table-cell>
          <table:table-cell office:value-type="float" office:value="0.873104693743296" calcext:value-type="float">
            <text:p>0.8731046937</text:p>
          </table:table-cell>
          <table:table-cell office:value-type="float" office:value="0.814620939187625" calcext:value-type="float">
            <text:p>0.8146209392</text:p>
          </table:table-cell>
          <table:table-cell office:value-type="float" office:value="0.865703971592528" calcext:value-type="float">
            <text:p>0.8657039716</text:p>
          </table:table-cell>
          <table:table-cell office:value-type="float" office:value="0.918231046371942" calcext:value-type="float">
            <text:p>0.9182310464</text:p>
          </table:table-cell>
          <table:table-cell office:value-type="float" office:value="0.889891697224297" calcext:value-type="float">
            <text:p>0.8898916972</text:p>
          </table:table-cell>
          <table:table-cell office:value-type="float" office:value="0.924909746732953" calcext:value-type="float">
            <text:p>0.9249097467</text:p>
          </table:table-cell>
          <table:table-cell office:value-type="float" office:value="0.796209386754983" calcext:value-type="float">
            <text:p>0.7962093868</text:p>
          </table:table-cell>
          <table:table-cell office:value-type="float" office:value="0.919855595969121" calcext:value-type="float">
            <text:p>0.919855596</text:p>
          </table:table-cell>
          <table:table-cell office:value-type="float" office:value="0.751805054323768" calcext:value-type="float">
            <text:p>0.7518050543</text:p>
          </table:table-cell>
          <table:table-cell office:value-type="float" office:value="0.871119133186685" calcext:value-type="float">
            <text:p>0.8711191332</text:p>
          </table:table-cell>
          <table:table-cell office:value-type="float" office:value="0.593862816486978" calcext:value-type="float">
            <text:p>0.5938628165</text:p>
          </table:table-cell>
          <table:table-cell office:value-type="float" office:value="0.89819494580534" calcext:value-type="float">
            <text:p>0.8981949458</text:p>
          </table:table-cell>
          <table:table-cell office:value-type="float" office:value="0.857220217079892" calcext:value-type="float">
            <text:p>0.8572202171</text:p>
          </table:table-cell>
          <table:table-cell office:value-type="float" office:value="0.780685921051012" calcext:value-type="float">
            <text:p>0.7806859211</text:p>
          </table:table-cell>
          <table:table-cell office:value-type="float" office:value="0.916064981389992" calcext:value-type="float">
            <text:p>0.9160649814</text:p>
          </table:table-cell>
          <table:table-cell office:value-type="float" office:value="0.88664259884762" calcext:value-type="float">
            <text:p>0.8866425988</text:p>
          </table:table-cell>
          <table:table-cell office:value-type="float" office:value="0.875270757348098" calcext:value-type="float">
            <text:p>0.8752707573</text:p>
          </table:table-cell>
          <table:table-cell office:value-type="float" office:value="0.91028880793265" calcext:value-type="float">
            <text:p>0.9102888079</text:p>
          </table:table-cell>
          <table:table-cell office:value-type="float" office:value="0.65703971166473" calcext:value-type="float">
            <text:p>0.6570397117</text:p>
          </table:table-cell>
          <table:table-cell office:value-type="float" office:value="0.650361011648006" calcext:value-type="float">
            <text:p>0.6503610116</text:p>
          </table:table-cell>
          <table:table-cell office:value-type="float" office:value="0.889169675563647" calcext:value-type="float">
            <text:p>0.8891696756</text:p>
          </table:table-cell>
          <table:table-cell office:value-type="float" office:value="0.912454873086743" calcext:value-type="float">
            <text:p>0.9124548731</text:p>
          </table:table-cell>
          <table:table-cell office:value-type="float" office:value="0.716967508810092" calcext:value-type="float">
            <text:p>0.7169675088</text:p>
          </table:table-cell>
          <table:table-cell office:value-type="float" office:value="0.893862815669297" calcext:value-type="float">
            <text:p>0.8938628157</text:p>
          </table:table-cell>
          <table:table-cell office:value-type="float" office:value="0.889350179945949" calcext:value-type="float">
            <text:p>0.8893501799</text:p>
          </table:table-cell>
          <table:table-cell office:value-type="float" office:value="0.92418772490016" calcext:value-type="float">
            <text:p>0.9241877249</text:p>
          </table:table-cell>
          <table:table-cell office:value-type="float" office:value="0.907942237707682" calcext:value-type="float">
            <text:p>0.9079422377</text:p>
          </table:table-cell>
          <table:table-cell office:value-type="float" office:value="0.926173284466947" calcext:value-type="float">
            <text:p>0.9261732845</text:p>
          </table:table-cell>
          <table:table-cell office:value-type="float" office:value="0.86317689560811" calcext:value-type="float">
            <text:p>0.8631768956</text:p>
          </table:table-cell>
          <table:table-cell office:value-type="float" office:value="0.829602888301822" calcext:value-type="float">
            <text:p>0.8296028883</text:p>
          </table:table-cell>
          <table:table-cell office:value-type="float" office:value="0.805415162971304" calcext:value-type="float">
            <text:p>0.805415163</text:p>
          </table:table-cell>
          <table:table-cell office:value-type="float" office:value="0.922382670920678" calcext:value-type="float">
            <text:p>0.9223826709</text:p>
          </table:table-cell>
          <table:table-cell office:value-type="float" office:value="0.903249097257745" calcext:value-type="float">
            <text:p>0.9032490973</text:p>
          </table:table-cell>
          <table:table-cell office:value-type="float" office:value="0.733393502149341" calcext:value-type="float">
            <text:p>0.7333935021</text:p>
          </table:table-cell>
          <table:table-cell office:value-type="float" office:value="0.768772563521182" calcext:value-type="float">
            <text:p>0.7687725635</text:p>
          </table:table-cell>
          <table:table-cell office:value-type="float" office:value="0.916787003567072" calcext:value-type="float">
            <text:p>0.9167870036</text:p>
          </table:table-cell>
          <table:table-cell office:value-type="float" office:value="0.854693141095475" calcext:value-type="float">
            <text:p>0.8546931411</text:p>
          </table:table-cell>
          <table:table-cell office:value-type="float" office:value="0.751624549209856" calcext:value-type="float">
            <text:p>0.7516245492</text:p>
          </table:table-cell>
          <table:table-cell office:value-type="float" office:value="0.919494584278079" calcext:value-type="float">
            <text:p>0.9194945843</text:p>
          </table:table-cell>
          <table:table-cell office:value-type="float" office:value="0.898375451220502" calcext:value-type="float">
            <text:p>0.8983754512</text:p>
          </table:table-cell>
          <table:table-cell office:value-type="float" office:value="0.809927797704827" calcext:value-type="float">
            <text:p>0.8099277977</text:p>
          </table:table-cell>
          <table:table-cell office:value-type="float" office:value="0.925631768221459" calcext:value-type="float">
            <text:p>0.9256317682</text:p>
          </table:table-cell>
          <table:table-cell office:value-type="float" office:value="0.815342960848275" calcext:value-type="float">
            <text:p>0.8153429608</text:p>
          </table:table-cell>
          <table:table-cell office:value-type="float" office:value="0.816245487924087" calcext:value-type="float">
            <text:p>0.8162454879</text:p>
          </table:table-cell>
          <table:table-cell office:value-type="float" office:value="0.833754513108773" calcext:value-type="float">
            <text:p>0.8337545131</text:p>
          </table:table-cell>
          <table:table-cell office:value-type="float" office:value="0.842779783866896" calcext:value-type="float">
            <text:p>0.8427797839</text:p>
          </table:table-cell>
          <table:table-cell office:value-type="float" office:value="0.919675089865385" calcext:value-type="float">
            <text:p>0.9196750899</text:p>
          </table:table-cell>
          <table:table-cell office:value-type="float" office:value="0.920397112774074" calcext:value-type="float">
            <text:p>0.9203971128</text:p>
          </table:table-cell>
          <table:table-cell office:value-type="float" office:value="0.905776172725733" calcext:value-type="float">
            <text:p>0.9057761727</text:p>
          </table:table-cell>
          <table:table-cell office:value-type="float" office:value="0.918772562617429" calcext:value-type="float">
            <text:p>0.9187725626</text:p>
          </table:table-cell>
          <table:table-cell office:value-type="float" office:value="0.917509024539149" calcext:value-type="float">
            <text:p>0.9175090245</text:p>
          </table:table-cell>
          <table:table-cell office:value-type="float" office:value="0.900541516546738" calcext:value-type="float">
            <text:p>0.9005415165</text:p>
          </table:table-cell>
          <table:table-cell office:value-type="float" office:value="0.762274368704441" calcext:value-type="float">
            <text:p>0.7622743687</text:p>
          </table:table-cell>
          <table:table-cell office:value-type="float" office:value="0.690252707366048" calcext:value-type="float">
            <text:p>0.6902527074</text:p>
          </table:table-cell>
          <table:table-cell office:value-type="float" office:value="0.792960288120091" calcext:value-type="float">
            <text:p>0.7929602881</text:p>
          </table:table-cell>
          <table:table-cell office:value-type="float" office:value="0.89873646170654" calcext:value-type="float">
            <text:p>0.8987364617</text:p>
          </table:table-cell>
          <table:table-cell office:value-type="float" office:value="0.895848374891798" calcext:value-type="float">
            <text:p>0.8958483749</text:p>
          </table:table-cell>
          <table:table-cell office:value-type="float" office:value="0.922743682267433" calcext:value-type="float">
            <text:p>0.9227436823</text:p>
          </table:table-cell>
          <table:table-cell office:value-type="float" office:value="0.752888086083133" calcext:value-type="float">
            <text:p>0.7528880861</text:p>
          </table:table-cell>
          <table:table-cell office:value-type="float" office:value="0.729241876696852" calcext:value-type="float">
            <text:p>0.7292418767</text:p>
          </table:table-cell>
          <table:table-cell office:value-type="float" office:value="0.883574006832894" calcext:value-type="float">
            <text:p>0.8835740068</text:p>
          </table:table-cell>
          <table:table-cell office:value-type="float" office:value="0.826173285930165" calcext:value-type="float">
            <text:p>0.8261732859</text:p>
          </table:table-cell>
          <table:table-cell office:value-type="float" office:value="0.924548735902628" calcext:value-type="float">
            <text:p>0.9245487359</text:p>
          </table:table-cell>
          <table:table-cell office:value-type="float" office:value="0.889350179945949" calcext:value-type="float">
            <text:p>0.8893501799</text:p>
          </table:table-cell>
          <table:table-cell office:value-type="float" office:value="0.82382671536091" calcext:value-type="float">
            <text:p>0.8238267154</text:p>
          </table:table-cell>
          <table:table-cell office:value-type="float" office:value="0.716967508810092" calcext:value-type="float">
            <text:p>0.7169675088</text:p>
          </table:table-cell>
          <table:table-cell office:value-type="float" office:value="0.863718412025741" calcext:value-type="float">
            <text:p>0.863718412</text:p>
          </table:table-cell>
          <table:table-cell office:value-type="float" office:value="0.852346570870506" calcext:value-type="float">
            <text:p>0.8523465709</text:p>
          </table:table-cell>
          <table:table-cell office:value-type="float" office:value="0.910830324178138" calcext:value-type="float">
            <text:p>0.9108303242</text:p>
          </table:table-cell>
          <table:table-cell office:value-type="float" office:value="0.921660649087885" calcext:value-type="float">
            <text:p>0.9216606491</text:p>
          </table:table-cell>
          <table:table-cell office:value-type="float" office:value="0.920036101943749" calcext:value-type="float">
            <text:p>0.9200361019</text:p>
          </table:table-cell>
          <table:table-cell office:value-type="float" office:value="0.916967508465805" calcext:value-type="float">
            <text:p>0.9169675085</text:p>
          </table:table-cell>
          <table:table-cell office:value-type="float" office:value="0.783212995873462" calcext:value-type="float">
            <text:p>0.7832129959</text:p>
          </table:table-cell>
          <table:table-cell office:value-type="float" office:value="0.817870036574477" calcext:value-type="float">
            <text:p>0.8178700366</text:p>
          </table:table-cell>
          <table:table-cell office:value-type="float" office:value="0.822743682783864" calcext:value-type="float">
            <text:p>0.8227436828</text:p>
          </table:table-cell>
          <table:table-cell office:value-type="float" office:value="0.898375450531928" calcext:value-type="float">
            <text:p>0.8983754505</text:p>
          </table:table-cell>
          <table:table-cell office:value-type="float" office:value="0.801624547875745" calcext:value-type="float">
            <text:p>0.8016245479</text:p>
          </table:table-cell>
          <table:table-cell office:value-type="float" office:value="0.918772562789573" calcext:value-type="float">
            <text:p>0.9187725628</text:p>
          </table:table-cell>
          <table:table-cell office:value-type="float" office:value="0.922202165849803" calcext:value-type="float">
            <text:p>0.9222021658</text:p>
          </table:table-cell>
          <table:table-cell office:value-type="float" office:value="0.863537905878969" calcext:value-type="float">
            <text:p>0.8635379059</text:p>
          </table:table-cell>
          <table:table-cell office:value-type="float" office:value="0.717689529954311" calcext:value-type="float">
            <text:p>0.71768953</text:p>
          </table:table-cell>
          <table:table-cell office:value-type="float" office:value="0.902888087288137" calcext:value-type="float">
            <text:p>0.9028880873</text:p>
          </table:table-cell>
          <table:table-cell office:value-type="float" office:value="0.895487363846293" calcext:value-type="float">
            <text:p>0.8954873638</text:p>
          </table:table-cell>
          <table:table-cell office:value-type="float" office:value="0.918050541128923" calcext:value-type="float">
            <text:p>0.9180505411</text:p>
          </table:table-cell>
          <table:table-cell office:value-type="float" office:value="0.912635379534766" calcext:value-type="float">
            <text:p>0.9126353795</text:p>
          </table:table-cell>
          <table:table-cell office:value-type="float" office:value="0.600902527678314" calcext:value-type="float">
            <text:p>0.6009025277</text:p>
          </table:table-cell>
          <table:table-cell office:value-type="float" office:value="0.909386281373268" calcext:value-type="float">
            <text:p>0.9093862814</text:p>
          </table:table-cell>
          <table:table-cell office:value-type="float" office:value="0.91173285177038" calcext:value-type="float">
            <text:p>0.9117328518</text:p>
          </table:table-cell>
          <table:table-cell office:value-type="float" office:value="0.901083032447939" calcext:value-type="float">
            <text:p>0.9010830324</text:p>
          </table:table-cell>
          <table:table-cell office:value-type="float" office:value="0.739530686437008" calcext:value-type="float">
            <text:p>0.7395306864</text:p>
          </table:table-cell>
          <table:table-cell office:value-type="float" office:value="0.802166064637663" calcext:value-type="float">
            <text:p>0.8021660646</text:p>
          </table:table-cell>
          <table:table-cell office:value-type="float" office:value="0.898555956463521" calcext:value-type="float">
            <text:p>0.8985559565</text:p>
          </table:table-cell>
          <table:table-cell office:value-type="float" office:value="0.811371840294518" calcext:value-type="float">
            <text:p>0.8113718403</text:p>
          </table:table-cell>
          <table:table-cell office:value-type="float" office:value="0.914620938240836" calcext:value-type="float">
            <text:p>0.9146209382</text:p>
          </table:table-cell>
          <table:table-cell office:value-type="float" office:value="0.920216605938729" calcext:value-type="float">
            <text:p>0.9202166059</text:p>
          </table:table-cell>
          <table:table-cell office:value-type="float" office:value="0.916967508465805" calcext:value-type="float">
            <text:p>0.9169675085</text:p>
          </table:table-cell>
          <table:table-cell office:value-type="float" office:value="0.895126353403291" calcext:value-type="float">
            <text:p>0.8951263534</text:p>
          </table:table-cell>
          <table:table-cell office:value-type="float" office:value="0.873285198857208" calcext:value-type="float">
            <text:p>0.8732851989</text:p>
          </table:table-cell>
          <table:table-cell office:value-type="float" office:value="0.894584838362807" calcext:value-type="float">
            <text:p>0.8945848384</text:p>
          </table:table-cell>
          <table:table-cell office:value-type="float" office:value="0.823646209085031" calcext:value-type="float">
            <text:p>0.8236462091</text:p>
          </table:table-cell>
          <table:table-cell office:value-type="float" office:value="0.849097472881152" calcext:value-type="float">
            <text:p>0.8490974729</text:p>
          </table:table-cell>
          <table:table-cell office:value-type="float" office:value="0.918772562617429" calcext:value-type="float">
            <text:p>0.9187725626</text:p>
          </table:table-cell>
          <table:table-cell office:value-type="float" office:value="0.900722021273327" calcext:value-type="float">
            <text:p>0.9007220213</text:p>
          </table:table-cell>
          <table:table-cell office:value-type="float" office:value="0.922743681751003" calcext:value-type="float">
            <text:p>0.9227436818</text:p>
          </table:table-cell>
          <table:table-cell office:value-type="float" office:value="0.87906137106651" calcext:value-type="float">
            <text:p>0.8790613711</text:p>
          </table:table-cell>
          <table:table-cell office:value-type="float" office:value="0.8592057764315" calcext:value-type="float">
            <text:p>0.8592057764</text:p>
          </table:table-cell>
          <table:table-cell office:value-type="float" office:value="0.920397112774074" calcext:value-type="float">
            <text:p>0.9203971128</text:p>
          </table:table-cell>
          <table:table-cell office:value-type="float" office:value="0.785379060855411" calcext:value-type="float">
            <text:p>0.7853790609</text:p>
          </table:table-cell>
          <table:table-cell office:value-type="float" office:value="0.905776172897876" calcext:value-type="float">
            <text:p>0.9057761729</text:p>
          </table:table-cell>
          <table:table-cell office:value-type="float" office:value="0.910830324178138" calcext:value-type="float">
            <text:p>0.9108303242</text:p>
          </table:table-cell>
          <table:table-cell office:value-type="float" office:value="0.746209386625875" calcext:value-type="float">
            <text:p>0.7462093866</text:p>
          </table:table-cell>
          <table:table-cell office:value-type="float" office:value="0.921119133186684" calcext:value-type="float">
            <text:p>0.9211191332</text:p>
          </table:table-cell>
          <table:table-cell office:value-type="float" office:value="0.863537906610578" calcext:value-type="float">
            <text:p>0.8635379066</text:p>
          </table:table-cell>
          <table:table-cell office:value-type="float" office:value="0.894765342400823" calcext:value-type="float">
            <text:p>0.8947653424</text:p>
          </table:table-cell>
          <table:table-cell office:value-type="float" office:value="0.816425992994963" calcext:value-type="float">
            <text:p>0.816425993</text:p>
          </table:table-cell>
          <table:table-cell office:value-type="float" office:value="0.805234657513105" calcext:value-type="float">
            <text:p>0.8052346575</text:p>
          </table:table-cell>
          <table:table-cell office:value-type="float" office:value="0.920758122012073" calcext:value-type="float">
            <text:p>0.920758122</text:p>
          </table:table-cell>
          <table:table-cell office:value-type="float" office:value="0.896570396552447" calcext:value-type="float">
            <text:p>0.8965703966</text:p>
          </table:table-cell>
          <table:table-cell office:value-type="float" office:value="0.740252707021762" calcext:value-type="float">
            <text:p>0.740252707</text:p>
          </table:table-cell>
          <table:table-cell office:value-type="float" office:value="0.861732852458954" calcext:value-type="float">
            <text:p>0.8617328525</text:p>
          </table:table-cell>
          <table:table-cell office:value-type="float" office:value="0.764620938800302" calcext:value-type="float">
            <text:p>0.7646209388</text:p>
          </table:table-cell>
          <table:table-cell office:value-type="float" office:value="0.878519855509596" calcext:value-type="float">
            <text:p>0.8785198555</text:p>
          </table:table-cell>
          <table:table-cell office:value-type="float" office:value="0.814079422425707" calcext:value-type="float">
            <text:p>0.8140794224</text:p>
          </table:table-cell>
          <table:table-cell office:value-type="float" office:value="0.911552347388078" calcext:value-type="float">
            <text:p>0.9115523474</text:p>
          </table:table-cell>
          <table:table-cell office:value-type="float" office:value="0.826534296502275" calcext:value-type="float">
            <text:p>0.8265342965</text:p>
          </table:table-cell>
          <table:table-cell office:value-type="float" office:value="0.873104693399009" calcext:value-type="float">
            <text:p>0.8731046934</text:p>
          </table:table-cell>
          <table:table-cell office:value-type="float" office:value="0.909386280813802" calcext:value-type="float">
            <text:p>0.9093862808</text:p>
          </table:table-cell>
          <table:table-cell office:value-type="float" office:value="0.917148014397397" calcext:value-type="float">
            <text:p>0.9171480144</text:p>
          </table:table-cell>
          <table:table-cell office:value-type="float" office:value="0.912815884261355" calcext:value-type="float">
            <text:p>0.9128158843</text:p>
          </table:table-cell>
          <table:table-cell office:value-type="float" office:value="0.713898916408043" calcext:value-type="float">
            <text:p>0.7138989164</text:p>
          </table:table-cell>
          <table:table-cell office:value-type="float" office:value="0.882129963683738" calcext:value-type="float">
            <text:p>0.8821299637</text:p>
          </table:table-cell>
          <table:table-cell office:value-type="float" office:value="0.829783393544841" calcext:value-type="float">
            <text:p>0.8297833935</text:p>
          </table:table-cell>
          <table:table-cell office:value-type="float" office:value="0.898736462567257" calcext:value-type="float">
            <text:p>0.8987364626</text:p>
          </table:table-cell>
          <table:table-cell office:value-type="float" office:value="0.914440433169961" calcext:value-type="float">
            <text:p>0.9144404332</text:p>
          </table:table-cell>
          <table:table-cell office:value-type="float" office:value="0.920216606627302" calcext:value-type="float">
            <text:p>0.9202166066</text:p>
          </table:table-cell>
          <table:table-cell office:value-type="float" office:value="0.822743682783864" calcext:value-type="float">
            <text:p>0.8227436828</text:p>
          </table:table-cell>
          <table:table-cell office:value-type="float" office:value="0.866606497979767" calcext:value-type="float">
            <text:p>0.866606498</text:p>
          </table:table-cell>
          <table:table-cell office:value-type="float" office:value="0.809566787477004" calcext:value-type="float">
            <text:p>0.8095667875</text:p>
          </table:table-cell>
          <table:table-cell office:value-type="float" office:value="0.721480145265049" calcext:value-type="float">
            <text:p>0.7214801453</text:p>
          </table:table-cell>
          <table:table-cell office:value-type="float" office:value="0.902166064207304" calcext:value-type="float">
            <text:p>0.9021660642</text:p>
          </table:table-cell>
          <table:table-cell office:value-type="float" office:value="0.92815884562606" calcext:value-type="float">
            <text:p>0.9281588456</text:p>
          </table:table-cell>
          <table:table-cell office:value-type="float" office:value="0.921119133186684" calcext:value-type="float">
            <text:p>0.9211191332</text:p>
          </table:table-cell>
          <table:table-cell office:value-type="float" office:value="0.92003610069571" calcext:value-type="float">
            <text:p>0.9200361007</text:p>
          </table:table-cell>
          <table:table-cell office:value-type="float" office:value="0.917509024539149" calcext:value-type="float">
            <text:p>0.9175090245</text:p>
          </table:table-cell>
          <table:table-cell office:value-type="float" office:value="0.679783393286626" calcext:value-type="float">
            <text:p>0.6797833933</text:p>
          </table:table-cell>
          <table:table-cell office:value-type="float" office:value="0.62021660623998" calcext:value-type="float">
            <text:p>0.6202166062</text:p>
          </table:table-cell>
          <table:table-cell office:value-type="float" office:value="0.881227437124356" calcext:value-type="float">
            <text:p>0.8812274371</text:p>
          </table:table-cell>
          <table:table-cell office:value-type="float" office:value="0.90848375498603" calcext:value-type="float">
            <text:p>0.908483755</text:p>
          </table:table-cell>
          <table:table-cell office:value-type="float" office:value="0.88574007267556" calcext:value-type="float">
            <text:p>0.8857400727</text:p>
          </table:table-cell>
          <table:table-cell office:value-type="float" office:value="0.651624549382" calcext:value-type="float">
            <text:p>0.6516245494</text:p>
          </table:table-cell>
          <table:table-cell office:value-type="float" office:value="0.799999999698749" calcext:value-type="float">
            <text:p>0.7999999997</text:p>
          </table:table-cell>
          <table:table-cell office:value-type="float" office:value="0.891335740373453" calcext:value-type="float">
            <text:p>0.8913357404</text:p>
          </table:table-cell>
          <table:table-cell office:value-type="float" office:value="0.918231046199799" calcext:value-type="float">
            <text:p>0.9182310462</text:p>
          </table:table-cell>
          <table:table-cell office:value-type="float" office:value="0.916245487149442" calcext:value-type="float">
            <text:p>0.9162454871</text:p>
          </table:table-cell>
          <table:table-cell office:value-type="float" office:value="0.845126354264008" calcext:value-type="float">
            <text:p>0.8451263543</text:p>
          </table:table-cell>
          <table:table-cell office:value-type="float" office:value="0.861371841241306" calcext:value-type="float">
            <text:p>0.8613718412</text:p>
          </table:table-cell>
          <table:table-cell office:value-type="float" office:value="0.690433212781211" calcext:value-type="float">
            <text:p>0.6904332128</text:p>
          </table:table-cell>
          <table:table-cell office:value-type="float" office:value="0.920758122012073" calcext:value-type="float">
            <text:p>0.920758122</text:p>
          </table:table-cell>
          <table:table-cell office:value-type="float" office:value="0.880505415635849" calcext:value-type="float">
            <text:p>0.8805054156</text:p>
          </table:table-cell>
          <table:table-cell office:value-type="float" office:value="0.91588447597483" calcext:value-type="float">
            <text:p>0.915884476</text:p>
          </table:table-cell>
          <table:table-cell office:value-type="float" office:value="0.876534295985845" calcext:value-type="float">
            <text:p>0.876534296</text:p>
          </table:table-cell>
          <table:table-cell office:value-type="float" office:value="0.920036100523566" calcext:value-type="float">
            <text:p>0.9200361005</text:p>
          </table:table-cell>
          <table:table-cell office:value-type="float" office:value="0.914801444172429" calcext:value-type="float">
            <text:p>0.9148014442</text:p>
          </table:table-cell>
          <table:table-cell office:value-type="float" office:value="0.905054151065083" calcext:value-type="float">
            <text:p>0.9050541511</text:p>
          </table:table-cell>
          <table:table-cell office:value-type="float" office:value="0.888808663829569" calcext:value-type="float">
            <text:p>0.8888086638</text:p>
          </table:table-cell>
          <table:table-cell office:value-type="float" office:value="0.919675089693242" calcext:value-type="float">
            <text:p>0.9196750897</text:p>
          </table:table-cell>
          <table:table-cell office:value-type="float" office:value="0.875451263968265" calcext:value-type="float">
            <text:p>0.875451264</text:p>
          </table:table-cell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527"/>
        </table:table-row>
        <table:table-row table:style-name="ro1">
          <table:table-cell office:value-type="float" office:value="0.178690857181513" calcext:value-type="float">
            <text:p>0.1786908572</text:p>
          </table:table-cell>
          <table:table-cell office:value-type="float" office:value="0.332437354812586" calcext:value-type="float">
            <text:p>0.3324373548</text:p>
          </table:table-cell>
          <table:table-cell office:value-type="float" office:value="0.416861979125196" calcext:value-type="float">
            <text:p>0.4168619791</text:p>
          </table:table-cell>
          <table:table-cell office:value-type="float" office:value="0.455339819332379" calcext:value-type="float">
            <text:p>0.4553398193</text:p>
          </table:table-cell>
          <table:table-cell office:value-type="float" office:value="0.498448833651666" calcext:value-type="float">
            <text:p>0.4984488337</text:p>
          </table:table-cell>
          <table:table-cell office:value-type="float" office:value="0.526922639618185" calcext:value-type="float">
            <text:p>0.5269226396</text:p>
          </table:table-cell>
          <table:table-cell office:value-type="float" office:value="0.535647721519808" calcext:value-type="float">
            <text:p>0.5356477215</text:p>
          </table:table-cell>
          <table:table-cell office:value-type="float" office:value="0.547822175954883" calcext:value-type="float">
            <text:p>0.547822176</text:p>
          </table:table-cell>
          <table:table-cell office:value-type="float" office:value="0.56410671762844" calcext:value-type="float">
            <text:p>0.5641067176</text:p>
          </table:table-cell>
          <table:table-cell office:value-type="float" office:value="0.558802638078022" calcext:value-type="float">
            <text:p>0.5588026381</text:p>
          </table:table-cell>
          <table:table-cell office:value-type="float" office:value="0.557900402162891" calcext:value-type="float">
            <text:p>0.5579004022</text:p>
          </table:table-cell>
          <table:table-cell office:value-type="float" office:value="0.577894416947217" calcext:value-type="float">
            <text:p>0.5778944169</text:p>
          </table:table-cell>
          <table:table-cell office:value-type="float" office:value="0.589404710028309" calcext:value-type="float">
            <text:p>0.58940471</text:p>
          </table:table-cell>
          <table:table-cell office:value-type="float" office:value="0.583976022892553" calcext:value-type="float">
            <text:p>0.5839760229</text:p>
          </table:table-cell>
          <table:table-cell office:value-type="float" office:value="0.5911448281223" calcext:value-type="float">
            <text:p>0.5911448281</text:p>
          </table:table-cell>
          <table:table-cell office:value-type="float" office:value="0.602346333584252" calcext:value-type="float">
            <text:p>0.6023463336</text:p>
          </table:table-cell>
          <table:table-cell office:value-type="float" office:value="0.601530289913868" calcext:value-type="float">
            <text:p>0.6015302899</text:p>
          </table:table-cell>
          <table:table-cell office:value-type="float" office:value="0.58353298107029" calcext:value-type="float">
            <text:p>0.5835329811</text:p>
          </table:table-cell>
          <table:table-cell office:value-type="float" office:value="0.606625776989109" calcext:value-type="float">
            <text:p>0.606625777</text:p>
          </table:table-cell>
          <table:table-cell office:value-type="float" office:value="0.605337340133542" calcext:value-type="float">
            <text:p>0.6053373401</text:p>
          </table:table-cell>
          <table:table-cell office:value-type="float" office:value="0.604659179869066" calcext:value-type="float">
            <text:p>0.6046591799</text:p>
          </table:table-cell>
          <table:table-cell office:value-type="float" office:value="0.620055099079535" calcext:value-type="float">
            <text:p>0.6200550991</text:p>
          </table:table-cell>
          <table:table-cell office:value-type="float" office:value="0.603619233292164" calcext:value-type="float">
            <text:p>0.6036192333</text:p>
          </table:table-cell>
          <table:table-cell office:value-type="float" office:value="0.612753971772131" calcext:value-type="float">
            <text:p>0.6127539718</text:p>
          </table:table-cell>
          <table:table-cell office:value-type="float" office:value="0.60934798608167" calcext:value-type="float">
            <text:p>0.6093479861</text:p>
          </table:table-cell>
          <table:table-cell office:value-type="float" office:value="0.624744486838937" calcext:value-type="float">
            <text:p>0.6247444868</text:p>
          </table:table-cell>
          <table:table-cell office:value-type="float" office:value="0.627992769150248" calcext:value-type="float">
            <text:p>0.6279927692</text:p>
          </table:table-cell>
          <table:table-cell office:value-type="float" office:value="0.619119101065311" calcext:value-type="float">
            <text:p>0.6191191011</text:p>
          </table:table-cell>
          <table:table-cell office:value-type="float" office:value="0.62483893833456" calcext:value-type="float">
            <text:p>0.6248389383</text:p>
          </table:table-cell>
          <table:table-cell office:value-type="float" office:value="0.628593349788552" calcext:value-type="float">
            <text:p>0.6285933498</text:p>
          </table:table-cell>
          <table:table-cell office:value-type="float" office:value="0.633164975599425" calcext:value-type="float">
            <text:p>0.6331649756</text:p>
          </table:table-cell>
          <table:table-cell office:value-type="float" office:value="0.631614281481237" calcext:value-type="float">
            <text:p>0.6316142815</text:p>
          </table:table-cell>
          <table:table-cell office:value-type="float" office:value="0.640424771824643" calcext:value-type="float">
            <text:p>0.6404247718</text:p>
          </table:table-cell>
          <table:table-cell office:value-type="float" office:value="0.618278347111291" calcext:value-type="float">
            <text:p>0.6182783471</text:p>
          </table:table-cell>
          <table:table-cell office:value-type="float" office:value="0.642615668280527" calcext:value-type="float">
            <text:p>0.6426156683</text:p>
          </table:table-cell>
          <table:table-cell office:value-type="float" office:value="0.623544965018056" calcext:value-type="float">
            <text:p>0.623544965</text:p>
          </table:table-cell>
          <table:table-cell office:value-type="float" office:value="0.635614639675218" calcext:value-type="float">
            <text:p>0.6356146397</text:p>
          </table:table-cell>
          <table:table-cell office:value-type="float" office:value="0.633992880217114" calcext:value-type="float">
            <text:p>0.6339928802</text:p>
          </table:table-cell>
          <table:table-cell office:value-type="float" office:value="0.617909481523913" calcext:value-type="float">
            <text:p>0.6179094815</text:p>
          </table:table-cell>
          <table:table-cell office:value-type="float" office:value="0.63703273799433" calcext:value-type="float">
            <text:p>0.637032738</text:p>
          </table:table-cell>
          <table:table-cell office:value-type="float" office:value="0.643833778456447" calcext:value-type="float">
            <text:p>0.6438337785</text:p>
          </table:table-cell>
          <table:table-cell office:value-type="float" office:value="0.64469233814634" calcext:value-type="float">
            <text:p>0.6446923381</text:p>
          </table:table-cell>
          <table:table-cell office:value-type="float" office:value="0.639364757981201" calcext:value-type="float">
            <text:p>0.639364758</text:p>
          </table:table-cell>
          <table:table-cell office:value-type="float" office:value="0.635513117047973" calcext:value-type="float">
            <text:p>0.635513117</text:p>
          </table:table-cell>
          <table:table-cell office:value-type="float" office:value="0.622397257367845" calcext:value-type="float">
            <text:p>0.6223972574</text:p>
          </table:table-cell>
          <table:table-cell office:value-type="float" office:value="0.641703470246389" calcext:value-type="float">
            <text:p>0.6417034702</text:p>
          </table:table-cell>
          <table:table-cell office:value-type="float" office:value="0.631246608733226" calcext:value-type="float">
            <text:p>0.6312466087</text:p>
          </table:table-cell>
          <table:table-cell office:value-type="float" office:value="0.631272431651977" calcext:value-type="float">
            <text:p>0.6312724317</text:p>
          </table:table-cell>
          <table:table-cell office:value-type="float" office:value="0.633152469692918" calcext:value-type="float">
            <text:p>0.6331524697</text:p>
          </table:table-cell>
          <table:table-cell office:value-type="float" office:value="0.638830915732447" calcext:value-type="float">
            <text:p>0.6388309157</text:p>
          </table:table-cell>
          <table:table-cell office:value-type="float" office:value="0.626366842675254" calcext:value-type="float">
            <text:p>0.6263668427</text:p>
          </table:table-cell>
          <table:table-cell office:value-type="float" office:value="0.630703348309688" calcext:value-type="float">
            <text:p>0.6307033483</text:p>
          </table:table-cell>
          <table:table-cell office:value-type="float" office:value="0.630606083218468" calcext:value-type="float">
            <text:p>0.6306060832</text:p>
          </table:table-cell>
          <table:table-cell office:value-type="float" office:value="0.633611818147113" calcext:value-type="float">
            <text:p>0.6336118181</text:p>
          </table:table-cell>
          <table:table-cell office:value-type="float" office:value="0.644208369724061" calcext:value-type="float">
            <text:p>0.6442083697</text:p>
          </table:table-cell>
          <table:table-cell office:value-type="float" office:value="0.652507077757879" calcext:value-type="float">
            <text:p>0.6525070778</text:p>
          </table:table-cell>
          <table:table-cell office:value-type="float" office:value="0.635173040843327" calcext:value-type="float">
            <text:p>0.6351730408</text:p>
          </table:table-cell>
          <table:table-cell office:value-type="float" office:value="0.643868551949471" calcext:value-type="float">
            <text:p>0.6438685519</text:p>
          </table:table-cell>
          <table:table-cell office:value-type="float" office:value="0.630733417069739" calcext:value-type="float">
            <text:p>0.6307334171</text:p>
          </table:table-cell>
          <table:table-cell office:value-type="float" office:value="0.643312729513396" calcext:value-type="float">
            <text:p>0.6433127295</text:p>
          </table:table-cell>
          <table:table-cell office:value-type="float" office:value="0.638331941461955" calcext:value-type="float">
            <text:p>0.6383319415</text:p>
          </table:table-cell>
          <table:table-cell office:value-type="float" office:value="0.642752764392397" calcext:value-type="float">
            <text:p>0.6427527644</text:p>
          </table:table-cell>
          <table:table-cell office:value-type="float" office:value="0.633085144425705" calcext:value-type="float">
            <text:p>0.6330851444</text:p>
          </table:table-cell>
          <table:table-cell office:value-type="float" office:value="0.644112313532663" calcext:value-type="float">
            <text:p>0.6441123135</text:p>
          </table:table-cell>
          <table:table-cell office:value-type="float" office:value="0.645096865113516" calcext:value-type="float">
            <text:p>0.6450968651</text:p>
          </table:table-cell>
          <table:table-cell office:value-type="float" office:value="0.632628616307975" calcext:value-type="float">
            <text:p>0.6326286163</text:p>
          </table:table-cell>
          <table:table-cell office:value-type="float" office:value="0.644285534123391" calcext:value-type="float">
            <text:p>0.6442855341</text:p>
          </table:table-cell>
          <table:table-cell office:value-type="float" office:value="0.653576023559039" calcext:value-type="float">
            <text:p>0.6535760236</text:p>
          </table:table-cell>
          <table:table-cell office:value-type="float" office:value="0.639792350339859" calcext:value-type="float">
            <text:p>0.6397923503</text:p>
          </table:table-cell>
          <table:table-cell office:value-type="float" office:value="0.643301688825534" calcext:value-type="float">
            <text:p>0.6433016888</text:p>
          </table:table-cell>
          <table:table-cell office:value-type="float" office:value="0.650802839616671" calcext:value-type="float">
            <text:p>0.6508028396</text:p>
          </table:table-cell>
          <table:table-cell office:value-type="float" office:value="0.632785329156703" calcext:value-type="float">
            <text:p>0.6327853292</text:p>
          </table:table-cell>
          <table:table-cell office:value-type="float" office:value="0.639544343450716" calcext:value-type="float">
            <text:p>0.6395443435</text:p>
          </table:table-cell>
          <table:table-cell office:value-type="float" office:value="0.635491422940326" calcext:value-type="float">
            <text:p>0.6354914229</text:p>
          </table:table-cell>
          <table:table-cell office:value-type="float" office:value="0.645047254067746" calcext:value-type="float">
            <text:p>0.6450472541</text:p>
          </table:table-cell>
          <table:table-cell office:value-type="float" office:value="0.631934387143996" calcext:value-type="float">
            <text:p>0.6319343871</text:p>
          </table:table-cell>
          <table:table-cell office:value-type="float" office:value="0.635413341391019" calcext:value-type="float">
            <text:p>0.6354133414</text:p>
          </table:table-cell>
          <table:table-cell office:value-type="float" office:value="0.634925193925359" calcext:value-type="float">
            <text:p>0.6349251939</text:p>
          </table:table-cell>
          <table:table-cell office:value-type="float" office:value="0.639722091453427" calcext:value-type="float">
            <text:p>0.6397220915</text:p>
          </table:table-cell>
          <table:table-cell office:value-type="float" office:value="0.634495968112909" calcext:value-type="float">
            <text:p>0.6344959681</text:p>
          </table:table-cell>
          <table:table-cell office:value-type="float" office:value="0.635104566092434" calcext:value-type="float">
            <text:p>0.6351045661</text:p>
          </table:table-cell>
          <table:table-cell office:value-type="float" office:value="0.624157477254584" calcext:value-type="float">
            <text:p>0.6241574773</text:p>
          </table:table-cell>
          <table:table-cell office:value-type="float" office:value="0.645847295402802" calcext:value-type="float">
            <text:p>0.6458472954</text:p>
          </table:table-cell>
          <table:table-cell office:value-type="float" office:value="0.628852846952724" calcext:value-type="float">
            <text:p>0.628852847</text:p>
          </table:table-cell>
          <table:table-cell office:value-type="float" office:value="0.632150249689308" calcext:value-type="float">
            <text:p>0.6321502497</text:p>
          </table:table-cell>
          <table:table-cell office:value-type="float" office:value="0.618469164900807" calcext:value-type="float">
            <text:p>0.6184691649</text:p>
          </table:table-cell>
          <table:table-cell office:value-type="float" office:value="0.64235119245084" calcext:value-type="float">
            <text:p>0.6423511925</text:p>
          </table:table-cell>
          <table:table-cell office:value-type="float" office:value="0.640015832371986" calcext:value-type="float">
            <text:p>0.6400158324</text:p>
          </table:table-cell>
          <table:table-cell office:value-type="float" office:value="0.644135021786385" calcext:value-type="float">
            <text:p>0.6441350218</text:p>
          </table:table-cell>
          <table:table-cell office:value-type="float" office:value="0.647905557725642" calcext:value-type="float">
            <text:p>0.6479055577</text:p>
          </table:table-cell>
          <table:table-cell office:value-type="float" office:value="0.655458594054681" calcext:value-type="float">
            <text:p>0.6554585941</text:p>
          </table:table-cell>
          <table:table-cell office:value-type="float" office:value="0.640280631740662" calcext:value-type="float">
            <text:p>0.6402806317</text:p>
          </table:table-cell>
          <table:table-cell office:value-type="float" office:value="0.635867786890038" calcext:value-type="float">
            <text:p>0.6358677869</text:p>
          </table:table-cell>
          <table:table-cell office:value-type="float" office:value="0.648684216133784" calcext:value-type="float">
            <text:p>0.6486842161</text:p>
          </table:table-cell>
          <table:table-cell office:value-type="float" office:value="0.630342578533554" calcext:value-type="float">
            <text:p>0.6303425785</text:p>
          </table:table-cell>
          <table:table-cell office:value-type="float" office:value="0.648775617847105" calcext:value-type="float">
            <text:p>0.6487756178</text:p>
          </table:table-cell>
          <table:table-cell office:value-type="float" office:value="0.639911621149245" calcext:value-type="float">
            <text:p>0.6399116211</text:p>
          </table:table-cell>
          <table:table-cell office:value-type="float" office:value="0.636790574946636" calcext:value-type="float">
            <text:p>0.6367905749</text:p>
          </table:table-cell>
          <table:table-cell office:value-type="float" office:value="0.643459418919326" calcext:value-type="float">
            <text:p>0.6434594189</text:p>
          </table:table-cell>
          <table:table-cell office:value-type="float" office:value="0.640902576463121" calcext:value-type="float">
            <text:p>0.6409025765</text:p>
          </table:table-cell>
          <table:table-cell office:value-type="float" office:value="0.645566165590497" calcext:value-type="float">
            <text:p>0.6455661656</text:p>
          </table:table-cell>
          <table:table-cell office:value-type="float" office:value="0.63614956824407" calcext:value-type="float">
            <text:p>0.6361495682</text:p>
          </table:table-cell>
          <table:table-cell office:value-type="float" office:value="0.635066664098261" calcext:value-type="float">
            <text:p>0.6350666641</text:p>
          </table:table-cell>
          <table:table-cell office:value-type="float" office:value="0.647007494670993" calcext:value-type="float">
            <text:p>0.6470074947</text:p>
          </table:table-cell>
          <table:table-cell office:value-type="float" office:value="0.650421497928878" calcext:value-type="float">
            <text:p>0.6504214979</text:p>
          </table:table-cell>
          <table:table-cell office:value-type="float" office:value="0.632449375044915" calcext:value-type="float">
            <text:p>0.632449375</text:p>
          </table:table-cell>
          <table:table-cell office:value-type="float" office:value="0.607109639435008" calcext:value-type="float">
            <text:p>0.6071096394</text:p>
          </table:table-cell>
          <table:table-cell office:value-type="float" office:value="0.639056306312086" calcext:value-type="float">
            <text:p>0.6390563063</text:p>
          </table:table-cell>
          <table:table-cell office:value-type="float" office:value="0.634906293009746" calcext:value-type="float">
            <text:p>0.634906293</text:p>
          </table:table-cell>
          <table:table-cell office:value-type="float" office:value="0.635755861650005" calcext:value-type="float">
            <text:p>0.6357558617</text:p>
          </table:table-cell>
          <table:table-cell office:value-type="float" office:value="0.644523031352669" calcext:value-type="float">
            <text:p>0.6445230314</text:p>
          </table:table-cell>
          <table:table-cell office:value-type="float" office:value="0.634797805053836" calcext:value-type="float">
            <text:p>0.6347978051</text:p>
          </table:table-cell>
          <table:table-cell office:value-type="float" office:value="0.631446008158967" calcext:value-type="float">
            <text:p>0.6314460082</text:p>
          </table:table-cell>
          <table:table-cell office:value-type="float" office:value="0.643073475534293" calcext:value-type="float">
            <text:p>0.6430734755</text:p>
          </table:table-cell>
          <table:table-cell office:value-type="float" office:value="0.648342068379322" calcext:value-type="float">
            <text:p>0.6483420684</text:p>
          </table:table-cell>
          <table:table-cell office:value-type="float" office:value="0.643697180007546" calcext:value-type="float">
            <text:p>0.64369718</text:p>
          </table:table-cell>
          <table:table-cell office:value-type="float" office:value="0.636933650380822" calcext:value-type="float">
            <text:p>0.6369336504</text:p>
          </table:table-cell>
          <table:table-cell office:value-type="float" office:value="0.651044659505985" calcext:value-type="float">
            <text:p>0.6510446595</text:p>
          </table:table-cell>
          <table:table-cell office:value-type="float" office:value="0.646367975196681" calcext:value-type="float">
            <text:p>0.6463679752</text:p>
          </table:table-cell>
          <table:table-cell office:value-type="float" office:value="0.636121879319161" calcext:value-type="float">
            <text:p>0.6361218793</text:p>
          </table:table-cell>
          <table:table-cell office:value-type="float" office:value="0.636280740920989" calcext:value-type="float">
            <text:p>0.6362807409</text:p>
          </table:table-cell>
          <table:table-cell office:value-type="float" office:value="0.638802552404168" calcext:value-type="float">
            <text:p>0.6388025524</text:p>
          </table:table-cell>
          <table:table-cell office:value-type="float" office:value="0.628199885579169" calcext:value-type="float">
            <text:p>0.6281998856</text:p>
          </table:table-cell>
          <table:table-cell office:value-type="float" office:value="0.642130873634572" calcext:value-type="float">
            <text:p>0.6421308736</text:p>
          </table:table-cell>
          <table:table-cell office:value-type="float" office:value="0.647037835290053" calcext:value-type="float">
            <text:p>0.6470378353</text:p>
          </table:table-cell>
          <table:table-cell office:value-type="float" office:value="0.644212722167571" calcext:value-type="float">
            <text:p>0.6442127222</text:p>
          </table:table-cell>
          <table:table-cell office:value-type="float" office:value="0.646554311418141" calcext:value-type="float">
            <text:p>0.6465543114</text:p>
          </table:table-cell>
          <table:table-cell office:value-type="float" office:value="0.638804490079162" calcext:value-type="float">
            <text:p>0.6388044901</text:p>
          </table:table-cell>
          <table:table-cell office:value-type="float" office:value="0.627930261845984" calcext:value-type="float">
            <text:p>0.6279302618</text:p>
          </table:table-cell>
          <table:table-cell office:value-type="float" office:value="0.645539163027588" calcext:value-type="float">
            <text:p>0.645539163</text:p>
          </table:table-cell>
          <table:table-cell office:value-type="float" office:value="0.647675413447494" calcext:value-type="float">
            <text:p>0.6476754134</text:p>
          </table:table-cell>
          <table:table-cell office:value-type="float" office:value="0.652580516033728" calcext:value-type="float">
            <text:p>0.652580516</text:p>
          </table:table-cell>
          <table:table-cell office:value-type="float" office:value="0.625044017724792" calcext:value-type="float">
            <text:p>0.6250440177</text:p>
          </table:table-cell>
          <table:table-cell office:value-type="float" office:value="0.644967796997056" calcext:value-type="float">
            <text:p>0.644967797</text:p>
          </table:table-cell>
          <table:table-cell office:value-type="float" office:value="0.649371015467574" calcext:value-type="float">
            <text:p>0.6493710155</text:p>
          </table:table-cell>
          <table:table-cell office:value-type="float" office:value="0.649317890484826" calcext:value-type="float">
            <text:p>0.6493178905</text:p>
          </table:table-cell>
          <table:table-cell office:value-type="float" office:value="0.637199616500051" calcext:value-type="float">
            <text:p>0.6371996165</text:p>
          </table:table-cell>
          <table:table-cell office:value-type="float" office:value="0.604197165100428" calcext:value-type="float">
            <text:p>0.6041971651</text:p>
          </table:table-cell>
          <table:table-cell office:value-type="float" office:value="0.644882506505362" calcext:value-type="float">
            <text:p>0.6448825065</text:p>
          </table:table-cell>
          <table:table-cell office:value-type="float" office:value="0.650864466355618" calcext:value-type="float">
            <text:p>0.6508644664</text:p>
          </table:table-cell>
          <table:table-cell office:value-type="float" office:value="0.642728852056989" calcext:value-type="float">
            <text:p>0.6427288521</text:p>
          </table:table-cell>
          <table:table-cell office:value-type="float" office:value="0.648008657059739" calcext:value-type="float">
            <text:p>0.6480086571</text:p>
          </table:table-cell>
          <table:table-cell office:value-type="float" office:value="0.642778073987352" calcext:value-type="float">
            <text:p>0.642778074</text:p>
          </table:table-cell>
          <table:table-cell office:value-type="float" office:value="0.639813835752078" calcext:value-type="float">
            <text:p>0.6398138358</text:p>
          </table:table-cell>
          <table:table-cell office:value-type="float" office:value="0.633393688536686" calcext:value-type="float">
            <text:p>0.6333936885</text:p>
          </table:table-cell>
          <table:table-cell office:value-type="float" office:value="0.633805141005616" calcext:value-type="float">
            <text:p>0.633805141</text:p>
          </table:table-cell>
          <table:table-cell office:value-type="float" office:value="0.646221912668748" calcext:value-type="float">
            <text:p>0.6462219127</text:p>
          </table:table-cell>
          <table:table-cell office:value-type="float" office:value="0.636921275634693" calcext:value-type="float">
            <text:p>0.6369212756</text:p>
          </table:table-cell>
          <table:table-cell office:value-type="float" office:value="0.637333943058161" calcext:value-type="float">
            <text:p>0.6373339431</text:p>
          </table:table-cell>
          <table:table-cell office:value-type="float" office:value="0.632824527184319" calcext:value-type="float">
            <text:p>0.6328245272</text:p>
          </table:table-cell>
          <table:table-cell office:value-type="float" office:value="0.647588914395283" calcext:value-type="float">
            <text:p>0.6475889144</text:p>
          </table:table-cell>
          <table:table-cell office:value-type="float" office:value="0.647580224543263" calcext:value-type="float">
            <text:p>0.6475802245</text:p>
          </table:table-cell>
          <table:table-cell office:value-type="float" office:value="0.63306835680201" calcext:value-type="float">
            <text:p>0.6330683568</text:p>
          </table:table-cell>
          <table:table-cell office:value-type="float" office:value="0.633060502063467" calcext:value-type="float">
            <text:p>0.6330605021</text:p>
          </table:table-cell>
          <table:table-cell office:value-type="float" office:value="0.641025638934708" calcext:value-type="float">
            <text:p>0.6410256389</text:p>
          </table:table-cell>
          <table:table-cell office:value-type="float" office:value="0.647788461984373" calcext:value-type="float">
            <text:p>0.647788462</text:p>
          </table:table-cell>
          <table:table-cell office:value-type="float" office:value="0.649929175197437" calcext:value-type="float">
            <text:p>0.6499291752</text:p>
          </table:table-cell>
          <table:table-cell office:value-type="float" office:value="0.648123075176386" calcext:value-type="float">
            <text:p>0.6481230752</text:p>
          </table:table-cell>
          <table:table-cell office:value-type="float" office:value="0.646712560958307" calcext:value-type="float">
            <text:p>0.646712561</text:p>
          </table:table-cell>
          <table:table-cell office:value-type="float" office:value="0.631311018628308" calcext:value-type="float">
            <text:p>0.6313110186</text:p>
          </table:table-cell>
          <table:table-cell office:value-type="float" office:value="0.653454512346402" calcext:value-type="float">
            <text:p>0.6534545123</text:p>
          </table:table-cell>
          <table:table-cell office:value-type="float" office:value="0.63567838778909" calcext:value-type="float">
            <text:p>0.6356783878</text:p>
          </table:table-cell>
          <table:table-cell office:value-type="float" office:value="0.618815969696986" calcext:value-type="float">
            <text:p>0.6188159697</text:p>
          </table:table-cell>
          <table:table-cell office:value-type="float" office:value="0.63271002312539" calcext:value-type="float">
            <text:p>0.6327100231</text:p>
          </table:table-cell>
          <table:table-cell office:value-type="float" office:value="0.647478093684738" calcext:value-type="float">
            <text:p>0.6474780937</text:p>
          </table:table-cell>
          <table:table-cell office:value-type="float" office:value="0.634121688116509" calcext:value-type="float">
            <text:p>0.6341216881</text:p>
          </table:table-cell>
          <table:table-cell office:value-type="float" office:value="0.648436730749467" calcext:value-type="float">
            <text:p>0.6484367307</text:p>
          </table:table-cell>
          <table:table-cell office:value-type="float" office:value="0.629247173932743" calcext:value-type="float">
            <text:p>0.6292471739</text:p>
          </table:table-cell>
          <table:table-cell office:value-type="float" office:value="0.634015175015922" calcext:value-type="float">
            <text:p>0.634015175</text:p>
          </table:table-cell>
          <table:table-cell office:value-type="float" office:value="0.63198425901004" calcext:value-type="float">
            <text:p>0.631984259</text:p>
          </table:table-cell>
          <table:table-cell office:value-type="float" office:value="0.635602798324684" calcext:value-type="float">
            <text:p>0.6356027983</text:p>
          </table:table-cell>
          <table:table-cell office:value-type="float" office:value="0.638819960293176" calcext:value-type="float">
            <text:p>0.6388199603</text:p>
          </table:table-cell>
          <table:table-cell office:value-type="float" office:value="0.635725761862362" calcext:value-type="float">
            <text:p>0.6357257619</text:p>
          </table:table-cell>
          <table:table-cell office:value-type="float" office:value="0.633236687187904" calcext:value-type="float">
            <text:p>0.6332366872</text:p>
          </table:table-cell>
          <table:table-cell office:value-type="float" office:value="0.638757754088504" calcext:value-type="float">
            <text:p>0.6387577541</text:p>
          </table:table-cell>
          <table:table-cell office:value-type="float" office:value="0.635559189462873" calcext:value-type="float">
            <text:p>0.6355591895</text:p>
          </table:table-cell>
          <table:table-cell office:value-type="float" office:value="0.641238992271508" calcext:value-type="float">
            <text:p>0.6412389923</text:p>
          </table:table-cell>
          <table:table-cell office:value-type="float" office:value="0.646062267987808" calcext:value-type="float">
            <text:p>0.646062268</text:p>
          </table:table-cell>
          <table:table-cell office:value-type="float" office:value="0.624829100748167" calcext:value-type="float">
            <text:p>0.6248291007</text:p>
          </table:table-cell>
          <table:table-cell office:value-type="float" office:value="0.646339059381226" calcext:value-type="float">
            <text:p>0.6463390594</text:p>
          </table:table-cell>
          <table:table-cell office:value-type="float" office:value="0.646576731307532" calcext:value-type="float">
            <text:p>0.6465767313</text:p>
          </table:table-cell>
          <table:table-cell office:value-type="float" office:value="0.642247385076901" calcext:value-type="float">
            <text:p>0.6422473851</text:p>
          </table:table-cell>
          <table:table-cell office:value-type="float" office:value="0.637468849805848" calcext:value-type="float">
            <text:p>0.6374688498</text:p>
          </table:table-cell>
          <table:table-cell office:value-type="float" office:value="0.64295646786162" calcext:value-type="float">
            <text:p>0.6429564679</text:p>
          </table:table-cell>
          <table:table-cell office:value-type="float" office:value="0.632467630609238" calcext:value-type="float">
            <text:p>0.6324676306</text:p>
          </table:table-cell>
          <table:table-cell office:value-type="float" office:value="0.64605625389046" calcext:value-type="float">
            <text:p>0.6460562539</text:p>
          </table:table-cell>
          <table:table-cell office:value-type="float" office:value="0.616100221627276" calcext:value-type="float">
            <text:p>0.6161002216</text:p>
          </table:table-cell>
          <table:table-cell office:value-type="float" office:value="0.629070281597876" calcext:value-type="float">
            <text:p>0.6290702816</text:p>
          </table:table-cell>
          <table:table-cell office:value-type="float" office:value="0.644887937261363" calcext:value-type="float">
            <text:p>0.6448879373</text:p>
          </table:table-cell>
          <table:table-cell office:value-type="float" office:value="0.638364847048712" calcext:value-type="float">
            <text:p>0.638364847</text:p>
          </table:table-cell>
          <table:table-cell office:value-type="float" office:value="0.64785337378751" calcext:value-type="float">
            <text:p>0.6478533738</text:p>
          </table:table-cell>
          <table:table-cell office:value-type="float" office:value="0.652209106425105" calcext:value-type="float">
            <text:p>0.6522091064</text:p>
          </table:table-cell>
          <table:table-cell office:value-type="float" office:value="0.651970399051886" calcext:value-type="float">
            <text:p>0.6519703991</text:p>
          </table:table-cell>
          <table:table-cell office:value-type="float" office:value="0.648105151090797" calcext:value-type="float">
            <text:p>0.6481051511</text:p>
          </table:table-cell>
          <table:table-cell office:value-type="float" office:value="0.631995638098466" calcext:value-type="float">
            <text:p>0.6319956381</text:p>
          </table:table-cell>
          <table:table-cell office:value-type="float" office:value="0.639540099177762" calcext:value-type="float">
            <text:p>0.6395400992</text:p>
          </table:table-cell>
          <table:table-cell office:value-type="float" office:value="0.639472346280211" calcext:value-type="float">
            <text:p>0.6394723463</text:p>
          </table:table-cell>
          <table:table-cell office:value-type="float" office:value="0.651379475165288" calcext:value-type="float">
            <text:p>0.6513794752</text:p>
          </table:table-cell>
          <table:table-cell office:value-type="float" office:value="0.637320178841429" calcext:value-type="float">
            <text:p>0.6373201788</text:p>
          </table:table-cell>
          <table:table-cell office:value-type="float" office:value="0.632394844998596" calcext:value-type="float">
            <text:p>0.632394845</text:p>
          </table:table-cell>
          <table:table-cell office:value-type="float" office:value="0.642559774241668" calcext:value-type="float">
            <text:p>0.6425597742</text:p>
          </table:table-cell>
          <table:table-cell office:value-type="float" office:value="0.629170648354959" calcext:value-type="float">
            <text:p>0.6291706484</text:p>
          </table:table-cell>
          <table:table-cell office:value-type="float" office:value="0.626813867754155" calcext:value-type="float">
            <text:p>0.6268138678</text:p>
          </table:table-cell>
          <table:table-cell office:value-type="float" office:value="0.624355527752943" calcext:value-type="float">
            <text:p>0.6243555278</text:p>
          </table:table-cell>
          <table:table-cell office:value-type="float" office:value="0.63356046190298" calcext:value-type="float">
            <text:p>0.6335604619</text:p>
          </table:table-cell>
          <table:table-cell office:value-type="float" office:value="0.653398170560165" calcext:value-type="float">
            <text:p>0.6533981706</text:p>
          </table:table-cell>
          <table:table-cell office:value-type="float" office:value="0.64055065563553" calcext:value-type="float">
            <text:p>0.6405506556</text:p>
          </table:table-cell>
          <table:table-cell office:value-type="float" office:value="0.647992501577043" calcext:value-type="float">
            <text:p>0.6479925016</text:p>
          </table:table-cell>
          <table:table-cell office:value-type="float" office:value="0.627961287251158" calcext:value-type="float">
            <text:p>0.6279612873</text:p>
          </table:table-cell>
          <table:table-cell office:value-type="float" office:value="0.646609987291183" calcext:value-type="float">
            <text:p>0.6466099873</text:p>
          </table:table-cell>
          <table:table-cell office:value-type="float" office:value="0.64985055927232" calcext:value-type="float">
            <text:p>0.6498505593</text:p>
          </table:table-cell>
          <table:table-cell office:value-type="float" office:value="0.635543364855702" calcext:value-type="float">
            <text:p>0.6355433649</text:p>
          </table:table-cell>
          <table:table-cell office:value-type="float" office:value="0.634946309208191" calcext:value-type="float">
            <text:p>0.6349463092</text:p>
          </table:table-cell>
          <table:table-cell office:value-type="float" office:value="0.613431497429987" calcext:value-type="float">
            <text:p>0.6134314974</text:p>
          </table:table-cell>
          <table:table-cell office:value-type="float" office:value="0.629596448713733" calcext:value-type="float">
            <text:p>0.6295964487</text:p>
          </table:table-cell>
          <table:table-cell office:value-type="float" office:value="0.637661801358705" calcext:value-type="float">
            <text:p>0.6376618014</text:p>
          </table:table-cell>
          <table:table-cell office:value-type="float" office:value="0.650198386667048" calcext:value-type="float">
            <text:p>0.6501983867</text:p>
          </table:table-cell>
          <table:table-cell office:value-type="float" office:value="0.640456507011428" calcext:value-type="float">
            <text:p>0.640456507</text:p>
          </table:table-cell>
          <table:table-cell office:value-type="float" office:value="0.647015063118739" calcext:value-type="float">
            <text:p>0.6470150631</text:p>
          </table:table-cell>
          <table:table-cell office:value-type="float" office:value="0.62360922619182" calcext:value-type="float">
            <text:p>0.6236092262</text:p>
          </table:table-cell>
          <table:table-cell office:value-type="float" office:value="0.622355741597971" calcext:value-type="float">
            <text:p>0.6223557416</text:p>
          </table:table-cell>
          <table:table-cell office:value-type="float" office:value="0.636450021701248" calcext:value-type="float">
            <text:p>0.6364500217</text:p>
          </table:table-cell>
          <table:table-cell office:value-type="float" office:value="0.646393376087403" calcext:value-type="float">
            <text:p>0.6463933761</text:p>
          </table:table-cell>
          <table:table-cell office:value-type="float" office:value="0.648255079302284" calcext:value-type="float">
            <text:p>0.6482550793</text:p>
          </table:table-cell>
          <table:table-cell office:value-type="float" office:value="0.651263120459424" calcext:value-type="float">
            <text:p>0.6512631205</text:p>
          </table:table-cell>
          <table:table-cell office:value-type="float" office:value="0.637520054689621" calcext:value-type="float">
            <text:p>0.6375200547</text:p>
          </table:table-cell>
          <table:table-cell office:value-type="float" office:value="0.636271366486438" calcext:value-type="float">
            <text:p>0.6362713665</text:p>
          </table:table-cell>
          <table:table-cell office:value-type="float" office:value="0.648376703759977" calcext:value-type="float">
            <text:p>0.6483767038</text:p>
          </table:table-cell>
          <table:table-cell office:value-type="float" office:value="0.650635520345723" calcext:value-type="float">
            <text:p>0.6506355203</text:p>
          </table:table-cell>
          <table:table-cell office:value-type="float" office:value="0.632894981299526" calcext:value-type="float">
            <text:p>0.6328949813</text:p>
          </table:table-cell>
          <table:table-cell office:value-type="float" office:value="0.641905490964519" calcext:value-type="float">
            <text:p>0.641905491</text:p>
          </table:table-cell>
          <table:table-cell office:value-type="float" office:value="0.6510990655852" calcext:value-type="float">
            <text:p>0.6510990656</text:p>
          </table:table-cell>
          <table:table-cell office:value-type="float" office:value="0.638493351601559" calcext:value-type="float">
            <text:p>0.6384933516</text:p>
          </table:table-cell>
          <table:table-cell office:value-type="float" office:value="0.629386251346738" calcext:value-type="float">
            <text:p>0.6293862513</text:p>
          </table:table-cell>
          <table:table-cell office:value-type="float" office:value="0.656474076389588" calcext:value-type="float">
            <text:p>0.6564740764</text:p>
          </table:table-cell>
          <table:table-cell office:value-type="float" office:value="0.639974762132694" calcext:value-type="float">
            <text:p>0.6399747621</text:p>
          </table:table-cell>
          <table:table-cell office:value-type="float" office:value="0.637697361044911" calcext:value-type="float">
            <text:p>0.637697361</text:p>
          </table:table-cell>
          <table:table-cell office:value-type="float" office:value="0.62417269586235" calcext:value-type="float">
            <text:p>0.6241726959</text:p>
          </table:table-cell>
          <table:table-cell office:value-type="float" office:value="0.643228450687078" calcext:value-type="float">
            <text:p>0.6432284507</text:p>
          </table:table-cell>
          <table:table-cell office:value-type="float" office:value="0.64237794582788" calcext:value-type="float">
            <text:p>0.6423779458</text:p>
          </table:table-cell>
          <table:table-cell office:value-type="float" office:value="0.65031653555943" calcext:value-type="float">
            <text:p>0.6503165356</text:p>
          </table:table-cell>
          <table:table-cell office:value-type="float" office:value="0.657318742308415" calcext:value-type="float">
            <text:p>0.6573187423</text:p>
          </table:table-cell>
          <table:table-cell office:value-type="float" office:value="0.652582646961984" calcext:value-type="float">
            <text:p>0.652582647</text:p>
          </table:table-cell>
          <table:table-cell office:value-type="float" office:value="0.628553452279129" calcext:value-type="float">
            <text:p>0.6285534523</text:p>
          </table:table-cell>
          <table:table-cell office:value-type="float" office:value="0.642437573869646" calcext:value-type="float">
            <text:p>0.6424375739</text:p>
          </table:table-cell>
          <table:table-cell office:value-type="float" office:value="0.653373647595719" calcext:value-type="float">
            <text:p>0.6533736476</text:p>
          </table:table-cell>
          <table:table-cell office:value-type="float" office:value="0.64045246943577" calcext:value-type="float">
            <text:p>0.6404524694</text:p>
          </table:table-cell>
          <table:table-cell office:value-type="float" office:value="0.643705220625115" calcext:value-type="float">
            <text:p>0.6437052206</text:p>
          </table:table-cell>
          <table:table-cell office:value-type="float" office:value="0.637870092198941" calcext:value-type="float">
            <text:p>0.6378700922</text:p>
          </table:table-cell>
          <table:table-cell office:value-type="float" office:value="0.645402733530145" calcext:value-type="float">
            <text:p>0.6454027335</text:p>
          </table:table-cell>
          <table:table-cell office:value-type="float" office:value="0.63867851947396" calcext:value-type="float">
            <text:p>0.6386785195</text:p>
          </table:table-cell>
          <table:table-cell office:value-type="float" office:value="0.624964835265254" calcext:value-type="float">
            <text:p>0.6249648353</text:p>
          </table:table-cell>
          <table:table-cell office:value-type="float" office:value="0.634463949794637" calcext:value-type="float">
            <text:p>0.6344639498</text:p>
          </table:table-cell>
          <table:table-cell office:value-type="float" office:value="0.651624913889724" calcext:value-type="float">
            <text:p>0.6516249139</text:p>
          </table:table-cell>
          <table:table-cell office:value-type="float" office:value="0.625850158722472" calcext:value-type="float">
            <text:p>0.6258501587</text:p>
          </table:table-cell>
          <table:table-cell office:value-type="float" office:value="0.651203411383994" calcext:value-type="float">
            <text:p>0.6512034114</text:p>
          </table:table-cell>
          <table:table-cell office:value-type="float" office:value="0.6432219223762" calcext:value-type="float">
            <text:p>0.6432219224</text:p>
          </table:table-cell>
          <table:table-cell office:value-type="float" office:value="0.64349431541432" calcext:value-type="float">
            <text:p>0.6434943154</text:p>
          </table:table-cell>
          <table:table-cell office:value-type="float" office:value="0.631844128640975" calcext:value-type="float">
            <text:p>0.6318441286</text:p>
          </table:table-cell>
          <table:table-cell office:value-type="float" office:value="0.648100140862341" calcext:value-type="float">
            <text:p>0.6481001409</text:p>
          </table:table-cell>
          <table:table-cell office:value-type="float" office:value="0.634588487287023" calcext:value-type="float">
            <text:p>0.6345884873</text:p>
          </table:table-cell>
          <table:table-cell office:value-type="float" office:value="0.641868853765074" calcext:value-type="float">
            <text:p>0.6418688538</text:p>
          </table:table-cell>
          <table:table-cell office:value-type="float" office:value="0.632466393878835" calcext:value-type="float">
            <text:p>0.6324663939</text:p>
          </table:table-cell>
          <table:table-cell office:value-type="float" office:value="0.644094117708707" calcext:value-type="float">
            <text:p>0.6440941177</text:p>
          </table:table-cell>
          <table:table-cell office:value-type="float" office:value="0.651666946089924" calcext:value-type="float">
            <text:p>0.6516669461</text:p>
          </table:table-cell>
          <table:table-cell office:value-type="float" office:value="0.640322437857918" calcext:value-type="float">
            <text:p>0.6403224379</text:p>
          </table:table-cell>
          <table:table-cell office:value-type="float" office:value="0.635835454812312" calcext:value-type="float">
            <text:p>0.6358354548</text:p>
          </table:table-cell>
          <table:table-cell office:value-type="float" office:value="0.634615776419715" calcext:value-type="float">
            <text:p>0.6346157764</text:p>
          </table:table-cell>
          <table:table-cell office:value-type="float" office:value="0.645010378148117" calcext:value-type="float">
            <text:p>0.6450103781</text:p>
          </table:table-cell>
          <table:table-cell office:value-type="float" office:value="0.649805059718" calcext:value-type="float">
            <text:p>0.6498050597</text:p>
          </table:table-cell>
          <table:table-cell office:value-type="float" office:value="0.634223303592786" calcext:value-type="float">
            <text:p>0.6342233036</text:p>
          </table:table-cell>
          <table:table-cell office:value-type="float" office:value="0.641513133418477" calcext:value-type="float">
            <text:p>0.6415131334</text:p>
          </table:table-cell>
          <table:table-cell office:value-type="float" office:value="0.644852545523779" calcext:value-type="float">
            <text:p>0.6448525455</text:p>
          </table:table-cell>
          <table:table-cell office:value-type="float" office:value="0.635518602635723" calcext:value-type="float">
            <text:p>0.6355186026</text:p>
          </table:table-cell>
          <table:table-cell office:value-type="float" office:value="0.631159081962725" calcext:value-type="float">
            <text:p>0.631159082</text:p>
          </table:table-cell>
          <table:table-cell office:value-type="float" office:value="0.618399752513432" calcext:value-type="float">
            <text:p>0.6183997525</text:p>
          </table:table-cell>
          <table:table-cell office:value-type="float" office:value="0.633921909520778" calcext:value-type="float">
            <text:p>0.6339219095</text:p>
          </table:table-cell>
          <table:table-cell office:value-type="float" office:value="0.642692569967013" calcext:value-type="float">
            <text:p>0.64269257</text:p>
          </table:table-cell>
          <table:table-cell office:value-type="float" office:value="0.646480498503915" calcext:value-type="float">
            <text:p>0.6464804985</text:p>
          </table:table-cell>
          <table:table-cell office:value-type="float" office:value="0.633862385547742" calcext:value-type="float">
            <text:p>0.6338623855</text:p>
          </table:table-cell>
          <table:table-cell office:value-type="float" office:value="0.645167621406553" calcext:value-type="float">
            <text:p>0.6451676214</text:p>
          </table:table-cell>
          <table:table-cell office:value-type="float" office:value="0.622965802798009" calcext:value-type="float">
            <text:p>0.6229658028</text:p>
          </table:table-cell>
          <table:table-cell office:value-type="float" office:value="0.635416223473522" calcext:value-type="float">
            <text:p>0.6354162235</text:p>
          </table:table-cell>
          <table:table-cell office:value-type="float" office:value="0.637551046842868" calcext:value-type="float">
            <text:p>0.6375510468</text:p>
          </table:table-cell>
          <table:table-cell office:value-type="float" office:value="0.650043152428216" calcext:value-type="float">
            <text:p>0.6500431524</text:p>
          </table:table-cell>
          <table:table-cell office:value-type="float" office:value="0.636132246930715" calcext:value-type="float">
            <text:p>0.6361322469</text:p>
          </table:table-cell>
          <table:table-cell office:value-type="float" office:value="0.643346770129424" calcext:value-type="float">
            <text:p>0.6433467701</text:p>
          </table:table-cell>
          <table:table-cell office:value-type="float" office:value="0.655071680799155" calcext:value-type="float">
            <text:p>0.6550716808</text:p>
          </table:table-cell>
          <table:table-cell office:value-type="float" office:value="0.634474491944877" calcext:value-type="float">
            <text:p>0.6344744919</text:p>
          </table:table-cell>
          <table:table-cell office:value-type="float" office:value="0.630569707766731" calcext:value-type="float">
            <text:p>0.6305697078</text:p>
          </table:table-cell>
          <table:table-cell office:value-type="float" office:value="0.652057301553271" calcext:value-type="float">
            <text:p>0.6520573016</text:p>
          </table:table-cell>
          <table:table-cell office:value-type="float" office:value="0.656706450409259" calcext:value-type="float">
            <text:p>0.6567064504</text:p>
          </table:table-cell>
          <table:table-cell office:value-type="float" office:value="0.640311067636672" calcext:value-type="float">
            <text:p>0.6403110676</text:p>
          </table:table-cell>
          <table:table-cell office:value-type="float" office:value="0.632800453475274" calcext:value-type="float">
            <text:p>0.6328004535</text:p>
          </table:table-cell>
          <table:table-cell office:value-type="float" office:value="0.634922723676644" calcext:value-type="float">
            <text:p>0.6349227237</text:p>
          </table:table-cell>
          <table:table-cell office:value-type="float" office:value="0.634552159692425" calcext:value-type="float">
            <text:p>0.6345521597</text:p>
          </table:table-cell>
          <table:table-cell office:value-type="float" office:value="0.610914724857878" calcext:value-type="float">
            <text:p>0.6109147249</text:p>
          </table:table-cell>
          <table:table-cell office:value-type="float" office:value="0.641460729489818" calcext:value-type="float">
            <text:p>0.6414607295</text:p>
          </table:table-cell>
          <table:table-cell office:value-type="float" office:value="0.64358611955136" calcext:value-type="float">
            <text:p>0.6435861196</text:p>
          </table:table-cell>
          <table:table-cell office:value-type="float" office:value="0.642390143056975" calcext:value-type="float">
            <text:p>0.6423901431</text:p>
          </table:table-cell>
          <table:table-cell office:value-type="float" office:value="0.642279841521358" calcext:value-type="float">
            <text:p>0.6422798415</text:p>
          </table:table-cell>
          <table:table-cell office:value-type="float" office:value="0.640154047693956" calcext:value-type="float">
            <text:p>0.6401540477</text:p>
          </table:table-cell>
          <table:table-cell office:value-type="float" office:value="0.649714382753426" calcext:value-type="float">
            <text:p>0.6497143828</text:p>
          </table:table-cell>
          <table:table-cell office:value-type="float" office:value="0.643627189112041" calcext:value-type="float">
            <text:p>0.6436271891</text:p>
          </table:table-cell>
          <table:table-cell office:value-type="float" office:value="0.644079933168012" calcext:value-type="float">
            <text:p>0.6440799332</text:p>
          </table:table-cell>
          <table:table-cell office:value-type="float" office:value="0.656115902525801" calcext:value-type="float">
            <text:p>0.6561159025</text:p>
          </table:table-cell>
          <table:table-cell office:value-type="float" office:value="0.642347433701261" calcext:value-type="float">
            <text:p>0.6423474337</text:p>
          </table:table-cell>
          <table:table-cell office:value-type="float" office:value="0.629085783827237" calcext:value-type="float">
            <text:p>0.6290857838</text:p>
          </table:table-cell>
          <table:table-cell office:value-type="float" office:value="0.635310046797987" calcext:value-type="float">
            <text:p>0.6353100468</text:p>
          </table:table-cell>
          <table:table-cell office:value-type="float" office:value="0.648182478371788" calcext:value-type="float">
            <text:p>0.6481824784</text:p>
          </table:table-cell>
          <table:table-cell office:value-type="float" office:value="0.635770771323994" calcext:value-type="float">
            <text:p>0.6357707713</text:p>
          </table:table-cell>
          <table:table-cell office:value-type="float" office:value="0.640040050677903" calcext:value-type="float">
            <text:p>0.6400400507</text:p>
          </table:table-cell>
          <table:table-cell office:value-type="float" office:value="0.646822851319467" calcext:value-type="float">
            <text:p>0.6468228513</text:p>
          </table:table-cell>
          <table:table-cell office:value-type="float" office:value="0.647802672945646" calcext:value-type="float">
            <text:p>0.6478026729</text:p>
          </table:table-cell>
          <table:table-cell office:value-type="float" office:value="0.629754037271942" calcext:value-type="float">
            <text:p>0.6297540373</text:p>
          </table:table-cell>
          <table:table-cell office:value-type="float" office:value="0.632390391381763" calcext:value-type="float">
            <text:p>0.6323903914</text:p>
          </table:table-cell>
          <table:table-cell office:value-type="float" office:value="0.635842852242607" calcext:value-type="float">
            <text:p>0.6358428522</text:p>
          </table:table-cell>
          <table:table-cell office:value-type="float" office:value="0.627855367640918" calcext:value-type="float">
            <text:p>0.6278553676</text:p>
          </table:table-cell>
          <table:table-cell office:value-type="float" office:value="0.637391698865631" calcext:value-type="float">
            <text:p>0.6373916989</text:p>
          </table:table-cell>
          <table:table-cell office:value-type="float" office:value="0.642473583542645" calcext:value-type="float">
            <text:p>0.6424735835</text:p>
          </table:table-cell>
          <table:table-cell office:value-type="float" office:value="0.641680072192374" calcext:value-type="float">
            <text:p>0.6416800722</text:p>
          </table:table-cell>
          <table:table-cell office:value-type="float" office:value="0.641820991959171" calcext:value-type="float">
            <text:p>0.641820992</text:p>
          </table:table-cell>
          <table:table-cell office:value-type="float" office:value="0.633486993368633" calcext:value-type="float">
            <text:p>0.6334869934</text:p>
          </table:table-cell>
          <table:table-cell office:value-type="float" office:value="0.646843200186851" calcext:value-type="float">
            <text:p>0.6468432002</text:p>
          </table:table-cell>
          <table:table-cell office:value-type="float" office:value="0.629598723733674" calcext:value-type="float">
            <text:p>0.6295987237</text:p>
          </table:table-cell>
          <table:table-cell office:value-type="float" office:value="0.646562788495529" calcext:value-type="float">
            <text:p>0.6465627885</text:p>
          </table:table-cell>
          <table:table-cell office:value-type="float" office:value="0.65420459960549" calcext:value-type="float">
            <text:p>0.6542045996</text:p>
          </table:table-cell>
          <table:table-cell office:value-type="float" office:value="0.63266795373732" calcext:value-type="float">
            <text:p>0.6326679537</text:p>
          </table:table-cell>
          <table:table-cell office:value-type="float" office:value="0.639948893724402" calcext:value-type="float">
            <text:p>0.6399488937</text:p>
          </table:table-cell>
          <table:table-cell office:value-type="float" office:value="0.620653791370307" calcext:value-type="float">
            <text:p>0.6206537914</text:p>
          </table:table-cell>
          <table:table-cell office:value-type="float" office:value="0.639687643188378" calcext:value-type="float">
            <text:p>0.6396876432</text:p>
          </table:table-cell>
          <table:table-cell office:value-type="float" office:value="0.637997264043204" calcext:value-type="float">
            <text:p>0.637997264</text:p>
          </table:table-cell>
          <table:table-cell office:value-type="float" office:value="0.643149126428053" calcext:value-type="float">
            <text:p>0.6431491264</text:p>
          </table:table-cell>
          <table:table-cell office:value-type="float" office:value="0.641916094114326" calcext:value-type="float">
            <text:p>0.6419160941</text:p>
          </table:table-cell>
          <table:table-cell office:value-type="float" office:value="0.654238304648499" calcext:value-type="float">
            <text:p>0.6542383046</text:p>
          </table:table-cell>
          <table:table-cell office:value-type="float" office:value="0.652646759022345" calcext:value-type="float">
            <text:p>0.652646759</text:p>
          </table:table-cell>
          <table:table-cell office:value-type="float" office:value="0.641485903596365" calcext:value-type="float">
            <text:p>0.6414859036</text:p>
          </table:table-cell>
          <table:table-cell office:value-type="float" office:value="0.630317897761946" calcext:value-type="float">
            <text:p>0.6303178978</text:p>
          </table:table-cell>
          <table:table-cell office:value-type="float" office:value="0.649852086991015" calcext:value-type="float">
            <text:p>0.649852087</text:p>
          </table:table-cell>
          <table:table-cell office:value-type="float" office:value="0.652669033553312" calcext:value-type="float">
            <text:p>0.6526690336</text:p>
          </table:table-cell>
          <table:table-cell office:value-type="float" office:value="0.642902269497617" calcext:value-type="float">
            <text:p>0.6429022695</text:p>
          </table:table-cell>
          <table:table-cell office:value-type="float" office:value="0.645147286910637" calcext:value-type="float">
            <text:p>0.6451472869</text:p>
          </table:table-cell>
          <table:table-cell office:value-type="float" office:value="0.635067666353567" calcext:value-type="float">
            <text:p>0.6350676664</text:p>
          </table:table-cell>
          <table:table-cell office:value-type="float" office:value="0.652078523792699" calcext:value-type="float">
            <text:p>0.6520785238</text:p>
          </table:table-cell>
          <table:table-cell office:value-type="float" office:value="0.646320848514731" calcext:value-type="float">
            <text:p>0.6463208485</text:p>
          </table:table-cell>
          <table:table-cell office:value-type="float" office:value="0.649178736078671" calcext:value-type="float">
            <text:p>0.6491787361</text:p>
          </table:table-cell>
          <table:table-cell office:value-type="float" office:value="0.643874847421459" calcext:value-type="float">
            <text:p>0.6438748474</text:p>
          </table:table-cell>
          <table:table-cell office:value-type="float" office:value="0.653061817244289" calcext:value-type="float">
            <text:p>0.6530618172</text:p>
          </table:table-cell>
          <table:table-cell office:value-type="float" office:value="0.641307617568427" calcext:value-type="float">
            <text:p>0.6413076176</text:p>
          </table:table-cell>
          <table:table-cell office:value-type="float" office:value="0.638187480108561" calcext:value-type="float">
            <text:p>0.6381874801</text:p>
          </table:table-cell>
          <table:table-cell office:value-type="float" office:value="0.64724778981242" calcext:value-type="float">
            <text:p>0.6472477898</text:p>
          </table:table-cell>
          <table:table-cell office:value-type="float" office:value="0.632646508310355" calcext:value-type="float">
            <text:p>0.6326465083</text:p>
          </table:table-cell>
          <table:table-cell office:value-type="float" office:value="0.639273144609185" calcext:value-type="float">
            <text:p>0.6392731446</text:p>
          </table:table-cell>
          <table:table-cell office:value-type="float" office:value="0.644837721113462" calcext:value-type="float">
            <text:p>0.6448377211</text:p>
          </table:table-cell>
          <table:table-cell office:value-type="float" office:value="0.640231675810636" calcext:value-type="float">
            <text:p>0.6402316758</text:p>
          </table:table-cell>
          <table:table-cell office:value-type="float" office:value="0.650937904096117" calcext:value-type="float">
            <text:p>0.6509379041</text:p>
          </table:table-cell>
          <table:table-cell office:value-type="float" office:value="0.643193398043749" calcext:value-type="float">
            <text:p>0.643193398</text:p>
          </table:table-cell>
          <table:table-cell office:value-type="float" office:value="0.647466263516201" calcext:value-type="float">
            <text:p>0.6474662635</text:p>
          </table:table-cell>
          <table:table-cell office:value-type="float" office:value="0.643894731304753" calcext:value-type="float">
            <text:p>0.6438947313</text:p>
          </table:table-cell>
          <table:table-cell office:value-type="float" office:value="0.64107874458459" calcext:value-type="float">
            <text:p>0.6410787446</text:p>
          </table:table-cell>
          <table:table-cell office:value-type="float" office:value="0.640578940606886" calcext:value-type="float">
            <text:p>0.6405789406</text:p>
          </table:table-cell>
          <table:table-cell office:value-type="float" office:value="0.659301911909923" calcext:value-type="float">
            <text:p>0.6593019119</text:p>
          </table:table-cell>
          <table:table-cell office:value-type="float" office:value="0.645510068209695" calcext:value-type="float">
            <text:p>0.6455100682</text:p>
          </table:table-cell>
          <table:table-cell office:value-type="float" office:value="0.640030141377434" calcext:value-type="float">
            <text:p>0.6400301414</text:p>
          </table:table-cell>
          <table:table-cell office:value-type="float" office:value="0.623590617169314" calcext:value-type="float">
            <text:p>0.6235906172</text:p>
          </table:table-cell>
          <table:table-cell office:value-type="float" office:value="0.646827967230238" calcext:value-type="float">
            <text:p>0.6468279672</text:p>
          </table:table-cell>
          <table:table-cell office:value-type="float" office:value="0.647137480284276" calcext:value-type="float">
            <text:p>0.6471374803</text:p>
          </table:table-cell>
          <table:table-cell office:value-type="float" office:value="0.641457753284003" calcext:value-type="float">
            <text:p>0.6414577533</text:p>
          </table:table-cell>
          <table:table-cell office:value-type="float" office:value="0.650144183718653" calcext:value-type="float">
            <text:p>0.6501441837</text:p>
          </table:table-cell>
          <table:table-cell office:value-type="float" office:value="0.633090031795453" calcext:value-type="float">
            <text:p>0.6330900318</text:p>
          </table:table-cell>
          <table:table-cell office:value-type="float" office:value="0.633973412744461" calcext:value-type="float">
            <text:p>0.6339734127</text:p>
          </table:table-cell>
          <table:table-cell office:value-type="float" office:value="0.638452298538659" calcext:value-type="float">
            <text:p>0.6384522985</text:p>
          </table:table-cell>
          <table:table-cell office:value-type="float" office:value="0.639155978986087" calcext:value-type="float">
            <text:p>0.639155979</text:p>
          </table:table-cell>
          <table:table-cell office:value-type="float" office:value="0.63976632942511" calcext:value-type="float">
            <text:p>0.6397663294</text:p>
          </table:table-cell>
          <table:table-cell office:value-type="float" office:value="0.649429726208561" calcext:value-type="float">
            <text:p>0.6494297262</text:p>
          </table:table-cell>
          <table:table-cell office:value-type="float" office:value="0.642130069382804" calcext:value-type="float">
            <text:p>0.6421300694</text:p>
          </table:table-cell>
          <table:table-cell office:value-type="float" office:value="0.641271154266758" calcext:value-type="float">
            <text:p>0.6412711543</text:p>
          </table:table-cell>
          <table:table-cell office:value-type="float" office:value="0.629889539847413" calcext:value-type="float">
            <text:p>0.6298895398</text:p>
          </table:table-cell>
          <table:table-cell office:value-type="float" office:value="0.63572930922469" calcext:value-type="float">
            <text:p>0.6357293092</text:p>
          </table:table-cell>
          <table:table-cell office:value-type="float" office:value="0.634668600370732" calcext:value-type="float">
            <text:p>0.6346686004</text:p>
          </table:table-cell>
          <table:table-cell office:value-type="float" office:value="0.638827376852753" calcext:value-type="float">
            <text:p>0.6388273769</text:p>
          </table:table-cell>
          <table:table-cell office:value-type="float" office:value="0.640950303896555" calcext:value-type="float">
            <text:p>0.6409503039</text:p>
          </table:table-cell>
          <table:table-cell office:value-type="float" office:value="0.650358882883845" calcext:value-type="float">
            <text:p>0.6503588829</text:p>
          </table:table-cell>
          <table:table-cell office:value-type="float" office:value="0.645454960039791" calcext:value-type="float">
            <text:p>0.64545496</text:p>
          </table:table-cell>
          <table:table-cell office:value-type="float" office:value="0.633851776592042" calcext:value-type="float">
            <text:p>0.6338517766</text:p>
          </table:table-cell>
          <table:table-cell office:value-type="float" office:value="0.650547586642512" calcext:value-type="float">
            <text:p>0.6505475866</text:p>
          </table:table-cell>
          <table:table-cell office:value-type="float" office:value="0.648006830224502" calcext:value-type="float">
            <text:p>0.6480068302</text:p>
          </table:table-cell>
          <table:table-cell office:value-type="float" office:value="0.640758457385913" calcext:value-type="float">
            <text:p>0.6407584574</text:p>
          </table:table-cell>
          <table:table-cell office:value-type="float" office:value="0.658630169289991" calcext:value-type="float">
            <text:p>0.6586301693</text:p>
          </table:table-cell>
          <table:table-cell office:value-type="float" office:value="0.631010679222978" calcext:value-type="float">
            <text:p>0.6310106792</text:p>
          </table:table-cell>
          <table:table-cell office:value-type="float" office:value="0.636287275633429" calcext:value-type="float">
            <text:p>0.6362872756</text:p>
          </table:table-cell>
          <table:table-cell office:value-type="float" office:value="0.645557832054365" calcext:value-type="float">
            <text:p>0.6455578321</text:p>
          </table:table-cell>
          <table:table-cell office:value-type="float" office:value="0.650066953328197" calcext:value-type="float">
            <text:p>0.6500669533</text:p>
          </table:table-cell>
          <table:table-cell office:value-type="float" office:value="0.637869538505344" calcext:value-type="float">
            <text:p>0.6378695385</text:p>
          </table:table-cell>
          <table:table-cell office:value-type="float" office:value="0.6402848585507" calcext:value-type="float">
            <text:p>0.6402848586</text:p>
          </table:table-cell>
          <table:table-cell office:value-type="float" office:value="0.649039426459156" calcext:value-type="float">
            <text:p>0.6490394265</text:p>
          </table:table-cell>
          <table:table-cell office:value-type="float" office:value="0.650920449790134" calcext:value-type="float">
            <text:p>0.6509204498</text:p>
          </table:table-cell>
          <table:table-cell office:value-type="float" office:value="0.634786822507835" calcext:value-type="float">
            <text:p>0.6347868225</text:p>
          </table:table-cell>
          <table:table-cell office:value-type="float" office:value="0.653776287165418" calcext:value-type="float">
            <text:p>0.6537762872</text:p>
          </table:table-cell>
          <table:table-cell office:value-type="float" office:value="0.631828252798692" calcext:value-type="float">
            <text:p>0.6318282528</text:p>
          </table:table-cell>
          <table:table-cell office:value-type="float" office:value="0.639151587296256" calcext:value-type="float">
            <text:p>0.6391515873</text:p>
          </table:table-cell>
          <table:table-cell office:value-type="float" office:value="0.641409700260669" calcext:value-type="float">
            <text:p>0.6414097003</text:p>
          </table:table-cell>
          <table:table-cell office:value-type="float" office:value="0.64344678881951" calcext:value-type="float">
            <text:p>0.6434467888</text:p>
          </table:table-cell>
          <table:table-cell office:value-type="float" office:value="0.639433934935884" calcext:value-type="float">
            <text:p>0.6394339349</text:p>
          </table:table-cell>
          <table:table-cell office:value-type="float" office:value="0.643697928937457" calcext:value-type="float">
            <text:p>0.6436979289</text:p>
          </table:table-cell>
          <table:table-cell office:value-type="float" office:value="0.640390046505442" calcext:value-type="float">
            <text:p>0.6403900465</text:p>
          </table:table-cell>
          <table:table-cell office:value-type="float" office:value="0.640988979808595" calcext:value-type="float">
            <text:p>0.6409889798</text:p>
          </table:table-cell>
          <table:table-cell office:value-type="float" office:value="0.635243263529645" calcext:value-type="float">
            <text:p>0.6352432635</text:p>
          </table:table-cell>
          <table:table-cell office:value-type="float" office:value="0.644495935239496" calcext:value-type="float">
            <text:p>0.6444959352</text:p>
          </table:table-cell>
          <table:table-cell office:value-type="float" office:value="0.65094761866546" calcext:value-type="float">
            <text:p>0.6509476187</text:p>
          </table:table-cell>
          <table:table-cell office:value-type="float" office:value="0.649985843719673" calcext:value-type="float">
            <text:p>0.6499858437</text:p>
          </table:table-cell>
          <table:table-cell office:value-type="float" office:value="0.637949523082796" calcext:value-type="float">
            <text:p>0.6379495231</text:p>
          </table:table-cell>
          <table:table-cell office:value-type="float" office:value="0.643577425982061" calcext:value-type="float">
            <text:p>0.643577426</text:p>
          </table:table-cell>
          <table:table-cell office:value-type="float" office:value="0.634058951004482" calcext:value-type="float">
            <text:p>0.634058951</text:p>
          </table:table-cell>
          <table:table-cell office:value-type="float" office:value="0.636464664251423" calcext:value-type="float">
            <text:p>0.6364646643</text:p>
          </table:table-cell>
          <table:table-cell office:value-type="float" office:value="0.641955495385864" calcext:value-type="float">
            <text:p>0.6419554954</text:p>
          </table:table-cell>
          <table:table-cell office:value-type="float" office:value="0.63228646334329" calcext:value-type="float">
            <text:p>0.6322864633</text:p>
          </table:table-cell>
          <table:table-cell office:value-type="float" office:value="0.647410725913871" calcext:value-type="float">
            <text:p>0.6474107259</text:p>
          </table:table-cell>
          <table:table-cell office:value-type="float" office:value="0.641502695216324" calcext:value-type="float">
            <text:p>0.6415026952</text:p>
          </table:table-cell>
          <table:table-cell office:value-type="float" office:value="0.647323509079983" calcext:value-type="float">
            <text:p>0.6473235091</text:p>
          </table:table-cell>
          <table:table-cell office:value-type="float" office:value="0.642815736077542" calcext:value-type="float">
            <text:p>0.6428157361</text:p>
          </table:table-cell>
          <table:table-cell office:value-type="float" office:value="0.638771556352679" calcext:value-type="float">
            <text:p>0.6387715564</text:p>
          </table:table-cell>
          <table:table-cell office:value-type="float" office:value="0.634787622823661" calcext:value-type="float">
            <text:p>0.6347876228</text:p>
          </table:table-cell>
          <table:table-cell office:value-type="float" office:value="0.647986070299963" calcext:value-type="float">
            <text:p>0.6479860703</text:p>
          </table:table-cell>
          <table:table-cell office:value-type="float" office:value="0.646340946250894" calcext:value-type="float">
            <text:p>0.6463409463</text:p>
          </table:table-cell>
          <table:table-cell office:value-type="float" office:value="0.650884139243747" calcext:value-type="float">
            <text:p>0.6508841392</text:p>
          </table:table-cell>
          <table:table-cell office:value-type="float" office:value="0.645808538102711" calcext:value-type="float">
            <text:p>0.6458085381</text:p>
          </table:table-cell>
          <table:table-cell office:value-type="float" office:value="0.65453006598408" calcext:value-type="float">
            <text:p>0.654530066</text:p>
          </table:table-cell>
          <table:table-cell office:value-type="float" office:value="0.644378116182102" calcext:value-type="float">
            <text:p>0.6443781162</text:p>
          </table:table-cell>
          <table:table-cell office:value-type="float" office:value="0.635230224385886" calcext:value-type="float">
            <text:p>0.6352302244</text:p>
          </table:table-cell>
          <table:table-cell office:value-type="float" office:value="0.634531443040632" calcext:value-type="float">
            <text:p>0.634531443</text:p>
          </table:table-cell>
          <table:table-cell office:value-type="float" office:value="0.651180869126003" calcext:value-type="float">
            <text:p>0.6511808691</text:p>
          </table:table-cell>
          <table:table-cell office:value-type="float" office:value="0.645490958636354" calcext:value-type="float">
            <text:p>0.6454909586</text:p>
          </table:table-cell>
          <table:table-cell office:value-type="float" office:value="0.65110415498491" calcext:value-type="float">
            <text:p>0.651104155</text:p>
          </table:table-cell>
          <table:table-cell office:value-type="float" office:value="0.642821700922829" calcext:value-type="float">
            <text:p>0.6428217009</text:p>
          </table:table-cell>
          <table:table-cell office:value-type="float" office:value="0.633473256771358" calcext:value-type="float">
            <text:p>0.6334732568</text:p>
          </table:table-cell>
          <table:table-cell office:value-type="float" office:value="0.634912702473261" calcext:value-type="float">
            <text:p>0.6349127025</text:p>
          </table:table-cell>
          <table:table-cell office:value-type="float" office:value="0.645514061992339" calcext:value-type="float">
            <text:p>0.645514062</text:p>
          </table:table-cell>
          <table:table-cell office:value-type="float" office:value="0.638286585938998" calcext:value-type="float">
            <text:p>0.6382865859</text:p>
          </table:table-cell>
          <table:table-cell office:value-type="float" office:value="0.646976179536727" calcext:value-type="float">
            <text:p>0.6469761795</text:p>
          </table:table-cell>
          <table:table-cell office:value-type="float" office:value="0.661868437643974" calcext:value-type="float">
            <text:p>0.6618684376</text:p>
          </table:table-cell>
          <table:table-cell office:value-type="float" office:value="0.63608688012774" calcext:value-type="float">
            <text:p>0.6360868801</text:p>
          </table:table-cell>
          <table:table-cell office:value-type="float" office:value="0.640346709155795" calcext:value-type="float">
            <text:p>0.6403467092</text:p>
          </table:table-cell>
          <table:table-cell office:value-type="float" office:value="0.636639631548537" calcext:value-type="float">
            <text:p>0.6366396315</text:p>
          </table:table-cell>
          <table:table-cell office:value-type="float" office:value="0.626055049089447" calcext:value-type="float">
            <text:p>0.6260550491</text:p>
          </table:table-cell>
          <table:table-cell office:value-type="float" office:value="0.630602198518733" calcext:value-type="float">
            <text:p>0.6306021985</text:p>
          </table:table-cell>
          <table:table-cell office:value-type="float" office:value="0.625813150617007" calcext:value-type="float">
            <text:p>0.6258131506</text:p>
          </table:table-cell>
          <table:table-cell office:value-type="float" office:value="0.621773374404883" calcext:value-type="float">
            <text:p>0.6217733744</text:p>
          </table:table-cell>
          <table:table-cell office:value-type="float" office:value="0.632082036135696" calcext:value-type="float">
            <text:p>0.6320820361</text:p>
          </table:table-cell>
          <table:table-cell office:value-type="float" office:value="0.647100538690206" calcext:value-type="float">
            <text:p>0.6471005387</text:p>
          </table:table-cell>
          <table:table-cell office:value-type="float" office:value="0.636453844692645" calcext:value-type="float">
            <text:p>0.6364538447</text:p>
          </table:table-cell>
          <table:table-cell office:value-type="float" office:value="0.634611929262235" calcext:value-type="float">
            <text:p>0.6346119293</text:p>
          </table:table-cell>
          <table:table-cell office:value-type="float" office:value="0.634561681053746" calcext:value-type="float">
            <text:p>0.6345616811</text:p>
          </table:table-cell>
          <table:table-cell office:value-type="float" office:value="0.644821515059185" calcext:value-type="float">
            <text:p>0.6448215151</text:p>
          </table:table-cell>
          <table:table-cell office:value-type="float" office:value="0.641989738484261" calcext:value-type="float">
            <text:p>0.6419897385</text:p>
          </table:table-cell>
          <table:table-cell office:value-type="float" office:value="0.651351979063856" calcext:value-type="float">
            <text:p>0.6513519791</text:p>
          </table:table-cell>
          <table:table-cell office:value-type="float" office:value="0.640755011958461" calcext:value-type="float">
            <text:p>0.640755012</text:p>
          </table:table-cell>
          <table:table-cell office:value-type="float" office:value="0.637531941454294" calcext:value-type="float">
            <text:p>0.6375319415</text:p>
          </table:table-cell>
          <table:table-cell office:value-type="float" office:value="0.634113590427775" calcext:value-type="float">
            <text:p>0.6341135904</text:p>
          </table:table-cell>
          <table:table-cell office:value-type="float" office:value="0.642816128699105" calcext:value-type="float">
            <text:p>0.6428161287</text:p>
          </table:table-cell>
          <table:table-cell office:value-type="float" office:value="0.639145207586053" calcext:value-type="float">
            <text:p>0.6391452076</text:p>
          </table:table-cell>
          <table:table-cell office:value-type="float" office:value="0.646214390811401" calcext:value-type="float">
            <text:p>0.6462143908</text:p>
          </table:table-cell>
          <table:table-cell office:value-type="float" office:value="0.617161098286594" calcext:value-type="float">
            <text:p>0.6171610983</text:p>
          </table:table-cell>
          <table:table-cell office:value-type="float" office:value="0.634309363493355" calcext:value-type="float">
            <text:p>0.6343093635</text:p>
          </table:table-cell>
          <table:table-cell office:value-type="float" office:value="0.647565460521763" calcext:value-type="float">
            <text:p>0.6475654605</text:p>
          </table:table-cell>
          <table:table-cell office:value-type="float" office:value="0.644873875270231" calcext:value-type="float">
            <text:p>0.6448738753</text:p>
          </table:table-cell>
          <table:table-cell office:value-type="float" office:value="0.639531184124992" calcext:value-type="float">
            <text:p>0.6395311841</text:p>
          </table:table-cell>
          <table:table-cell office:value-type="float" office:value="0.641571890516118" calcext:value-type="float">
            <text:p>0.6415718905</text:p>
          </table:table-cell>
          <table:table-cell office:value-type="float" office:value="0.637619304272436" calcext:value-type="float">
            <text:p>0.6376193043</text:p>
          </table:table-cell>
          <table:table-cell office:value-type="float" office:value="0.638881132483558" calcext:value-type="float">
            <text:p>0.6388811325</text:p>
          </table:table-cell>
          <table:table-cell office:value-type="float" office:value="0.642495724658737" calcext:value-type="float">
            <text:p>0.6424957247</text:p>
          </table:table-cell>
          <table:table-cell office:value-type="float" office:value="0.6435424306361" calcext:value-type="float">
            <text:p>0.6435424306</text:p>
          </table:table-cell>
          <table:table-cell office:value-type="float" office:value="0.643051504794742" calcext:value-type="float">
            <text:p>0.6430515048</text:p>
          </table:table-cell>
          <table:table-cell office:value-type="float" office:value="0.63486229457258" calcext:value-type="float">
            <text:p>0.6348622946</text:p>
          </table:table-cell>
          <table:table-cell office:value-type="float" office:value="0.644253839170684" calcext:value-type="float">
            <text:p>0.6442538392</text:p>
          </table:table-cell>
          <table:table-cell office:value-type="float" office:value="0.644641974393059" calcext:value-type="float">
            <text:p>0.6446419744</text:p>
          </table:table-cell>
          <table:table-cell office:value-type="float" office:value="0.636763374455589" calcext:value-type="float">
            <text:p>0.6367633745</text:p>
          </table:table-cell>
          <table:table-cell office:value-type="float" office:value="0.623224888181174" calcext:value-type="float">
            <text:p>0.6232248882</text:p>
          </table:table-cell>
          <table:table-cell office:value-type="float" office:value="0.656446734159374" calcext:value-type="float">
            <text:p>0.6564467342</text:p>
          </table:table-cell>
          <table:table-cell office:value-type="float" office:value="0.643291356200134" calcext:value-type="float">
            <text:p>0.6432913562</text:p>
          </table:table-cell>
          <table:table-cell office:value-type="float" office:value="0.633106349141895" calcext:value-type="float">
            <text:p>0.6331063491</text:p>
          </table:table-cell>
          <table:table-cell office:value-type="float" office:value="0.644608498132357" calcext:value-type="float">
            <text:p>0.6446084981</text:p>
          </table:table-cell>
          <table:table-cell office:value-type="float" office:value="0.633609591760943" calcext:value-type="float">
            <text:p>0.6336095918</text:p>
          </table:table-cell>
          <table:table-cell office:value-type="float" office:value="0.637540827522845" calcext:value-type="float">
            <text:p>0.6375408275</text:p>
          </table:table-cell>
          <table:table-cell office:value-type="float" office:value="0.620517018691865" calcext:value-type="float">
            <text:p>0.6205170187</text:p>
          </table:table-cell>
          <table:table-cell office:value-type="float" office:value="0.636170223798275" calcext:value-type="float">
            <text:p>0.6361702238</text:p>
          </table:table-cell>
          <table:table-cell office:value-type="float" office:value="0.633819434742321" calcext:value-type="float">
            <text:p>0.6338194347</text:p>
          </table:table-cell>
          <table:table-cell office:value-type="float" office:value="0.637743958139027" calcext:value-type="float">
            <text:p>0.6377439581</text:p>
          </table:table-cell>
          <table:table-cell office:value-type="float" office:value="0.633789213468273" calcext:value-type="float">
            <text:p>0.6337892135</text:p>
          </table:table-cell>
          <table:table-cell office:value-type="float" office:value="0.640964469835775" calcext:value-type="float">
            <text:p>0.6409644698</text:p>
          </table:table-cell>
          <table:table-cell office:value-type="float" office:value="0.646907723115864" calcext:value-type="float">
            <text:p>0.6469077231</text:p>
          </table:table-cell>
          <table:table-cell office:value-type="float" office:value="0.648256295191797" calcext:value-type="float">
            <text:p>0.6482562952</text:p>
          </table:table-cell>
          <table:table-cell office:value-type="float" office:value="0.648324937680188" calcext:value-type="float">
            <text:p>0.6483249377</text:p>
          </table:table-cell>
          <table:table-cell office:value-type="float" office:value="0.64720869567257" calcext:value-type="float">
            <text:p>0.6472086957</text:p>
          </table:table-cell>
          <table:table-cell office:value-type="float" office:value="0.661977035203061" calcext:value-type="float">
            <text:p>0.6619770352</text:p>
          </table:table-cell>
          <table:table-cell office:value-type="float" office:value="0.648575042848871" calcext:value-type="float">
            <text:p>0.6485750428</text:p>
          </table:table-cell>
          <table:table-cell office:value-type="float" office:value="0.638936763990536" calcext:value-type="float">
            <text:p>0.638936764</text:p>
          </table:table-cell>
          <table:table-cell office:value-type="float" office:value="0.644144638439736" calcext:value-type="float">
            <text:p>0.6441446384</text:p>
          </table:table-cell>
          <table:table-cell office:value-type="float" office:value="0.640591274719311" calcext:value-type="float">
            <text:p>0.6405912747</text:p>
          </table:table-cell>
          <table:table-cell office:value-type="float" office:value="0.642945635356457" calcext:value-type="float">
            <text:p>0.6429456354</text:p>
          </table:table-cell>
          <table:table-cell office:value-type="float" office:value="0.648188518309126" calcext:value-type="float">
            <text:p>0.6481885183</text:p>
          </table:table-cell>
          <table:table-cell office:value-type="float" office:value="0.64944822313211" calcext:value-type="float">
            <text:p>0.6494482231</text:p>
          </table:table-cell>
          <table:table-cell office:value-type="float" office:value="0.640657399373293" calcext:value-type="float">
            <text:p>0.6406573994</text:p>
          </table:table-cell>
          <table:table-cell office:value-type="float" office:value="0.630573607923712" calcext:value-type="float">
            <text:p>0.6305736079</text:p>
          </table:table-cell>
          <table:table-cell office:value-type="float" office:value="0.645987317307247" calcext:value-type="float">
            <text:p>0.6459873173</text:p>
          </table:table-cell>
          <table:table-cell office:value-type="float" office:value="0.642270236291288" calcext:value-type="float">
            <text:p>0.6422702363</text:p>
          </table:table-cell>
          <table:table-cell office:value-type="float" office:value="0.635038333690144" calcext:value-type="float">
            <text:p>0.6350383337</text:p>
          </table:table-cell>
          <table:table-cell office:value-type="float" office:value="0.641296739588803" calcext:value-type="float">
            <text:p>0.6412967396</text:p>
          </table:table-cell>
          <table:table-cell office:value-type="float" office:value="0.647102282327764" calcext:value-type="float">
            <text:p>0.6471022823</text:p>
          </table:table-cell>
          <table:table-cell office:value-type="float" office:value="0.633463989972013" calcext:value-type="float">
            <text:p>0.63346399</text:p>
          </table:table-cell>
          <table:table-cell office:value-type="float" office:value="0.641723117309609" calcext:value-type="float">
            <text:p>0.6417231173</text:p>
          </table:table-cell>
          <table:table-cell office:value-type="float" office:value="0.641557657733739" calcext:value-type="float">
            <text:p>0.6415576577</text:p>
          </table:table-cell>
          <table:table-cell office:value-type="float" office:value="0.646461592596743" calcext:value-type="float">
            <text:p>0.6464615926</text:p>
          </table:table-cell>
          <table:table-cell office:value-type="float" office:value="0.64624750346492" calcext:value-type="float">
            <text:p>0.6462475035</text:p>
          </table:table-cell>
          <table:table-cell office:value-type="float" office:value="0.647823213234044" calcext:value-type="float">
            <text:p>0.6478232132</text:p>
          </table:table-cell>
          <table:table-cell office:value-type="float" office:value="0.649943528161782" calcext:value-type="float">
            <text:p>0.6499435282</text:p>
          </table:table-cell>
          <table:table-cell office:value-type="float" office:value="0.64826789804081" calcext:value-type="float">
            <text:p>0.648267898</text:p>
          </table:table-cell>
          <table:table-cell office:value-type="float" office:value="0.642670863350308" calcext:value-type="float">
            <text:p>0.6426708634</text:p>
          </table:table-cell>
          <table:table-cell office:value-type="float" office:value="0.636796004413277" calcext:value-type="float">
            <text:p>0.6367960044</text:p>
          </table:table-cell>
          <table:table-cell office:value-type="float" office:value="0.645090899333254" calcext:value-type="float">
            <text:p>0.6450908993</text:p>
          </table:table-cell>
          <table:table-cell office:value-type="float" office:value="0.647921783904499" calcext:value-type="float">
            <text:p>0.6479217839</text:p>
          </table:table-cell>
          <table:table-cell office:value-type="float" office:value="0.639820144049809" calcext:value-type="float">
            <text:p>0.639820144</text:p>
          </table:table-cell>
          <table:table-cell office:value-type="float" office:value="0.640606741163265" calcext:value-type="float">
            <text:p>0.6406067412</text:p>
          </table:table-cell>
          <table:table-cell office:value-type="float" office:value="0.639413651275454" calcext:value-type="float">
            <text:p>0.6394136513</text:p>
          </table:table-cell>
          <table:table-cell office:value-type="float" office:value="0.650642917617675" calcext:value-type="float">
            <text:p>0.6506429176</text:p>
          </table:table-cell>
          <table:table-cell office:value-type="float" office:value="0.648263068179553" calcext:value-type="float">
            <text:p>0.6482630682</text:p>
          </table:table-cell>
          <table:table-cell office:value-type="float" office:value="0.644286663437252" calcext:value-type="float">
            <text:p>0.6442866634</text:p>
          </table:table-cell>
          <table:table-cell office:value-type="float" office:value="0.645943399722783" calcext:value-type="float">
            <text:p>0.6459433997</text:p>
          </table:table-cell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527"/>
        </table:table-row>
        <table:table-row table:style-name="ro1">
          <table:table-cell office:value-type="float" office:value="0.451170692213606" calcext:value-type="float">
            <text:p>0.4511706922</text:p>
          </table:table-cell>
          <table:table-cell office:value-type="float" office:value="0.504209864397772" calcext:value-type="float">
            <text:p>0.5042098644</text:p>
          </table:table-cell>
          <table:table-cell office:value-type="float" office:value="0.0460873596935066" calcext:value-type="float">
            <text:p>0.0460873597</text:p>
          </table:table-cell>
          <table:table-cell office:value-type="float" office:value="0.0933874147463361" calcext:value-type="float">
            <text:p>0.0933874147</text:p>
          </table:table-cell>
          <table:table-cell office:value-type="float" office:value="0.491451492034141" calcext:value-type="float">
            <text:p>0.491451492</text:p>
          </table:table-cell>
          <table:table-cell office:value-type="float" office:value="0.555333073302727" calcext:value-type="float">
            <text:p>0.5553330733</text:p>
          </table:table-cell>
          <table:table-cell office:value-type="float" office:value="0.501071463939515" calcext:value-type="float">
            <text:p>0.5010714639</text:p>
          </table:table-cell>
          <table:table-cell office:value-type="float" office:value="0.613493302453726" calcext:value-type="float">
            <text:p>0.6134933025</text:p>
          </table:table-cell>
          <table:table-cell office:value-type="float" office:value="0.640876375122621" calcext:value-type="float">
            <text:p>0.6408763751</text:p>
          </table:table-cell>
          <table:table-cell office:value-type="float" office:value="0.583036874993183" calcext:value-type="float">
            <text:p>0.583036875</text:p>
          </table:table-cell>
          <table:table-cell office:value-type="float" office:value="0.599384745492832" calcext:value-type="float">
            <text:p>0.5993847455</text:p>
          </table:table-cell>
          <table:table-cell office:value-type="float" office:value="0.675052774748647" calcext:value-type="float">
            <text:p>0.6750527747</text:p>
          </table:table-cell>
          <table:table-cell office:value-type="float" office:value="0.578317181109736" calcext:value-type="float">
            <text:p>0.5783171811</text:p>
          </table:table-cell>
          <table:table-cell office:value-type="float" office:value="0.629961495989066" calcext:value-type="float">
            <text:p>0.629961496</text:p>
          </table:table-cell>
          <table:table-cell office:value-type="float" office:value="0.589813567068603" calcext:value-type="float">
            <text:p>0.5898135671</text:p>
          </table:table-cell>
          <table:table-cell office:value-type="float" office:value="0.708834883151072" calcext:value-type="float">
            <text:p>0.7088348832</text:p>
          </table:table-cell>
          <table:table-cell office:value-type="float" office:value="0.489584070336518" calcext:value-type="float">
            <text:p>0.4895840703</text:p>
          </table:table-cell>
          <table:table-cell office:value-type="float" office:value="0.721477416383661" calcext:value-type="float">
            <text:p>0.7214774164</text:p>
          </table:table-cell>
          <table:table-cell office:value-type="float" office:value="0.712123667978638" calcext:value-type="float">
            <text:p>0.712123668</text:p>
          </table:table-cell>
          <table:table-cell office:value-type="float" office:value="0.719413803114357" calcext:value-type="float">
            <text:p>0.7194138031</text:p>
          </table:table-cell>
          <table:table-cell office:value-type="float" office:value="0.690812597571728" calcext:value-type="float">
            <text:p>0.6908125976</text:p>
          </table:table-cell>
          <table:table-cell office:value-type="float" office:value="0.679931327044318" calcext:value-type="float">
            <text:p>0.679931327</text:p>
          </table:table-cell>
          <table:table-cell office:value-type="float" office:value="0.654548581003712" calcext:value-type="float">
            <text:p>0.654548581</text:p>
          </table:table-cell>
          <table:table-cell office:value-type="float" office:value="0.680187771897023" calcext:value-type="float">
            <text:p>0.6801877719</text:p>
          </table:table-cell>
          <table:table-cell office:value-type="float" office:value="0.613498331063061" calcext:value-type="float">
            <text:p>0.6134983311</text:p>
          </table:table-cell>
          <table:table-cell office:value-type="float" office:value="0.760167758817707" calcext:value-type="float">
            <text:p>0.7601677588</text:p>
          </table:table-cell>
          <table:table-cell office:value-type="float" office:value="0.750093061011621" calcext:value-type="float">
            <text:p>0.750093061</text:p>
          </table:table-cell>
          <table:table-cell office:value-type="float" office:value="0.568853877490178" calcext:value-type="float">
            <text:p>0.5688538775</text:p>
          </table:table-cell>
          <table:table-cell office:value-type="float" office:value="0.751724626183079" calcext:value-type="float">
            <text:p>0.7517246262</text:p>
          </table:table-cell>
          <table:table-cell office:value-type="float" office:value="0.518763516181643" calcext:value-type="float">
            <text:p>0.5187635162</text:p>
          </table:table-cell>
          <table:table-cell office:value-type="float" office:value="0.763396371701994" calcext:value-type="float">
            <text:p>0.7633963717</text:p>
          </table:table-cell>
          <table:table-cell office:value-type="float" office:value="0.478865200539358" calcext:value-type="float">
            <text:p>0.4788652005</text:p>
          </table:table-cell>
          <table:table-cell office:value-type="float" office:value="0.549841184134087" calcext:value-type="float">
            <text:p>0.5498411841</text:p>
          </table:table-cell>
          <table:table-cell office:value-type="float" office:value="0.755225854832343" calcext:value-type="float">
            <text:p>0.7552258548</text:p>
          </table:table-cell>
          <table:table-cell office:value-type="float" office:value="0.503931218364179" calcext:value-type="float">
            <text:p>0.5039312184</text:p>
          </table:table-cell>
          <table:table-cell office:value-type="float" office:value="0.771265577495313" calcext:value-type="float">
            <text:p>0.7712655775</text:p>
          </table:table-cell>
          <table:table-cell office:value-type="float" office:value="0.613408010337327" calcext:value-type="float">
            <text:p>0.6134080103</text:p>
          </table:table-cell>
          <table:table-cell office:value-type="float" office:value="0.77170734835876" calcext:value-type="float">
            <text:p>0.7717073484</text:p>
          </table:table-cell>
          <table:table-cell office:value-type="float" office:value="0.762009278058145" calcext:value-type="float">
            <text:p>0.7620092781</text:p>
          </table:table-cell>
          <table:table-cell office:value-type="float" office:value="0.767817120345491" calcext:value-type="float">
            <text:p>0.7678171203</text:p>
          </table:table-cell>
          <table:table-cell office:value-type="float" office:value="0.668597124371718" calcext:value-type="float">
            <text:p>0.6685971244</text:p>
          </table:table-cell>
          <table:table-cell office:value-type="float" office:value="0.737742175651371" calcext:value-type="float">
            <text:p>0.7377421757</text:p>
          </table:table-cell>
          <table:table-cell office:value-type="float" office:value="0.785314512726202" calcext:value-type="float">
            <text:p>0.7853145127</text:p>
          </table:table-cell>
          <table:table-cell office:value-type="float" office:value="0.447841753081725" calcext:value-type="float">
            <text:p>0.4478417531</text:p>
          </table:table-cell>
          <table:table-cell office:value-type="float" office:value="0.701403768183092" calcext:value-type="float">
            <text:p>0.7014037682</text:p>
          </table:table-cell>
          <table:table-cell office:value-type="float" office:value="0.444821371412449" calcext:value-type="float">
            <text:p>0.4448213714</text:p>
          </table:table-cell>
          <table:table-cell office:value-type="float" office:value="0.574553637728364" calcext:value-type="float">
            <text:p>0.5745536377</text:p>
          </table:table-cell>
          <table:table-cell office:value-type="float" office:value="0.732360655413638" calcext:value-type="float">
            <text:p>0.7323606554</text:p>
          </table:table-cell>
          <table:table-cell office:value-type="float" office:value="0.643051668711087" calcext:value-type="float">
            <text:p>0.6430516687</text:p>
          </table:table-cell>
          <table:table-cell office:value-type="float" office:value="0.804438416794319" calcext:value-type="float">
            <text:p>0.8044384168</text:p>
          </table:table-cell>
          <table:table-cell office:value-type="float" office:value="0.776287864433729" calcext:value-type="float">
            <text:p>0.7762878644</text:p>
          </table:table-cell>
          <table:table-cell office:value-type="float" office:value="0.682583305809902" calcext:value-type="float">
            <text:p>0.6825833058</text:p>
          </table:table-cell>
          <table:table-cell office:value-type="float" office:value="0.54850938246999" calcext:value-type="float">
            <text:p>0.5485093825</text:p>
          </table:table-cell>
          <table:table-cell office:value-type="float" office:value="0.725654826740926" calcext:value-type="float">
            <text:p>0.7256548267</text:p>
          </table:table-cell>
          <table:table-cell office:value-type="float" office:value="0.798693498162156" calcext:value-type="float">
            <text:p>0.7986934982</text:p>
          </table:table-cell>
          <table:table-cell office:value-type="float" office:value="0.799515384930566" calcext:value-type="float">
            <text:p>0.7995153849</text:p>
          </table:table-cell>
          <table:table-cell office:value-type="float" office:value="0.786186842711824" calcext:value-type="float">
            <text:p>0.7861868427</text:p>
          </table:table-cell>
          <table:table-cell office:value-type="float" office:value="0.591197170161168" calcext:value-type="float">
            <text:p>0.5911971702</text:p>
          </table:table-cell>
          <table:table-cell office:value-type="float" office:value="0.740841724166801" calcext:value-type="float">
            <text:p>0.7408417242</text:p>
          </table:table-cell>
          <table:table-cell office:value-type="float" office:value="0.773266569113473" calcext:value-type="float">
            <text:p>0.7732665691</text:p>
          </table:table-cell>
          <table:table-cell office:value-type="float" office:value="0.79068239397951" calcext:value-type="float">
            <text:p>0.790682394</text:p>
          </table:table-cell>
          <table:table-cell office:value-type="float" office:value="0.66422102963451" calcext:value-type="float">
            <text:p>0.6642210296</text:p>
          </table:table-cell>
          <table:table-cell office:value-type="float" office:value="0.684433619382149" calcext:value-type="float">
            <text:p>0.6844336194</text:p>
          </table:table-cell>
          <table:table-cell office:value-type="float" office:value="0.727175642996489" calcext:value-type="float">
            <text:p>0.727175643</text:p>
          </table:table-cell>
          <table:table-cell office:value-type="float" office:value="0.477671783516984" calcext:value-type="float">
            <text:p>0.4776717835</text:p>
          </table:table-cell>
          <table:table-cell office:value-type="float" office:value="0.730943505170113" calcext:value-type="float">
            <text:p>0.7309435052</text:p>
          </table:table-cell>
          <table:table-cell office:value-type="float" office:value="0.686884975132099" calcext:value-type="float">
            <text:p>0.6868849751</text:p>
          </table:table-cell>
          <table:table-cell office:value-type="float" office:value="0.801819892910844" calcext:value-type="float">
            <text:p>0.8018198929</text:p>
          </table:table-cell>
          <table:table-cell office:value-type="float" office:value="0.807736375056449" calcext:value-type="float">
            <text:p>0.8077363751</text:p>
          </table:table-cell>
          <table:table-cell office:value-type="float" office:value="0.620304686756341" calcext:value-type="float">
            <text:p>0.6203046868</text:p>
          </table:table-cell>
          <table:table-cell office:value-type="float" office:value="0.806681160935426" calcext:value-type="float">
            <text:p>0.8066811609</text:p>
          </table:table-cell>
          <table:table-cell office:value-type="float" office:value="0.807733937075852" calcext:value-type="float">
            <text:p>0.8077339371</text:p>
          </table:table-cell>
          <table:table-cell office:value-type="float" office:value="0.698571183061772" calcext:value-type="float">
            <text:p>0.6985711831</text:p>
          </table:table-cell>
          <table:table-cell office:value-type="float" office:value="0.748933033349282" calcext:value-type="float">
            <text:p>0.7489330333</text:p>
          </table:table-cell>
          <table:table-cell office:value-type="float" office:value="0.659901810918904" calcext:value-type="float">
            <text:p>0.6599018109</text:p>
          </table:table-cell>
          <table:table-cell office:value-type="float" office:value="0.736877857003401" calcext:value-type="float">
            <text:p>0.736877857</text:p>
          </table:table-cell>
          <table:table-cell office:value-type="float" office:value="0.587625571020243" calcext:value-type="float">
            <text:p>0.587625571</text:p>
          </table:table-cell>
          <table:table-cell office:value-type="float" office:value="0.811278383439198" calcext:value-type="float">
            <text:p>0.8112783834</text:p>
          </table:table-cell>
          <table:table-cell office:value-type="float" office:value="0.767525512431933" calcext:value-type="float">
            <text:p>0.7675255124</text:p>
          </table:table-cell>
          <table:table-cell office:value-type="float" office:value="0.418241096575768" calcext:value-type="float">
            <text:p>0.4182410966</text:p>
          </table:table-cell>
          <table:table-cell office:value-type="float" office:value="0.684460793914347" calcext:value-type="float">
            <text:p>0.6844607939</text:p>
          </table:table-cell>
          <table:table-cell office:value-type="float" office:value="0.7899242668806" calcext:value-type="float">
            <text:p>0.7899242669</text:p>
          </table:table-cell>
          <table:table-cell office:value-type="float" office:value="0.812872978797458" calcext:value-type="float">
            <text:p>0.8128729788</text:p>
          </table:table-cell>
          <table:table-cell office:value-type="float" office:value="0.793128700333812" calcext:value-type="float">
            <text:p>0.7931287003</text:p>
          </table:table-cell>
          <table:table-cell office:value-type="float" office:value="0.578769704322953" calcext:value-type="float">
            <text:p>0.5787697043</text:p>
          </table:table-cell>
          <table:table-cell office:value-type="float" office:value="0.497450700326947" calcext:value-type="float">
            <text:p>0.4974507003</text:p>
          </table:table-cell>
          <table:table-cell office:value-type="float" office:value="0.656244636270544" calcext:value-type="float">
            <text:p>0.6562446363</text:p>
          </table:table-cell>
          <table:table-cell office:value-type="float" office:value="0.798593593848741" calcext:value-type="float">
            <text:p>0.7985935938</text:p>
          </table:table-cell>
          <table:table-cell office:value-type="float" office:value="0.771322330498954" calcext:value-type="float">
            <text:p>0.7713223305</text:p>
          </table:table-cell>
          <table:table-cell office:value-type="float" office:value="0.632266590440316" calcext:value-type="float">
            <text:p>0.6322665904</text:p>
          </table:table-cell>
          <table:table-cell office:value-type="float" office:value="0.816394923094808" calcext:value-type="float">
            <text:p>0.8163949231</text:p>
          </table:table-cell>
          <table:table-cell office:value-type="float" office:value="0.690651148837396" calcext:value-type="float">
            <text:p>0.6906511488</text:p>
          </table:table-cell>
          <table:table-cell office:value-type="float" office:value="0.725089549846167" calcext:value-type="float">
            <text:p>0.7250895498</text:p>
          </table:table-cell>
          <table:table-cell office:value-type="float" office:value="0.812437681816115" calcext:value-type="float">
            <text:p>0.8124376818</text:p>
          </table:table-cell>
          <table:table-cell office:value-type="float" office:value="0.651838363938383" calcext:value-type="float">
            <text:p>0.6518383639</text:p>
          </table:table-cell>
          <table:table-cell office:value-type="float" office:value="0.633319672264347" calcext:value-type="float">
            <text:p>0.6333196723</text:p>
          </table:table-cell>
          <table:table-cell office:value-type="float" office:value="0.743146174263868" calcext:value-type="float">
            <text:p>0.7431461743</text:p>
          </table:table-cell>
          <table:table-cell office:value-type="float" office:value="0.809833264695178" calcext:value-type="float">
            <text:p>0.8098332647</text:p>
          </table:table-cell>
          <table:table-cell office:value-type="float" office:value="0.777802422804092" calcext:value-type="float">
            <text:p>0.7778024228</text:p>
          </table:table-cell>
          <table:table-cell office:value-type="float" office:value="0.786237099282578" calcext:value-type="float">
            <text:p>0.7862370993</text:p>
          </table:table-cell>
          <table:table-cell office:value-type="float" office:value="0.670508399917761" calcext:value-type="float">
            <text:p>0.6705083999</text:p>
          </table:table-cell>
          <table:table-cell office:value-type="float" office:value="0.80926046091727" calcext:value-type="float">
            <text:p>0.8092604609</text:p>
          </table:table-cell>
          <table:table-cell office:value-type="float" office:value="0.781926179147369" calcext:value-type="float">
            <text:p>0.7819261791</text:p>
          </table:table-cell>
          <table:table-cell office:value-type="float" office:value="0.571900181671342" calcext:value-type="float">
            <text:p>0.5719001817</text:p>
          </table:table-cell>
          <table:table-cell office:value-type="float" office:value="0.792422114899012" calcext:value-type="float">
            <text:p>0.7924221149</text:p>
          </table:table-cell>
          <table:table-cell office:value-type="float" office:value="0.452572307517813" calcext:value-type="float">
            <text:p>0.4525723075</text:p>
          </table:table-cell>
          <table:table-cell office:value-type="float" office:value="0.755329391887472" calcext:value-type="float">
            <text:p>0.7553293919</text:p>
          </table:table-cell>
          <table:table-cell office:value-type="float" office:value="0.543272174050231" calcext:value-type="float">
            <text:p>0.5432721741</text:p>
          </table:table-cell>
          <table:table-cell office:value-type="float" office:value="0.780554287313124" calcext:value-type="float">
            <text:p>0.7805542873</text:p>
          </table:table-cell>
          <table:table-cell office:value-type="float" office:value="0.662136334137796" calcext:value-type="float">
            <text:p>0.6621363341</text:p>
          </table:table-cell>
          <table:table-cell office:value-type="float" office:value="0.526394961263299" calcext:value-type="float">
            <text:p>0.5263949613</text:p>
          </table:table-cell>
          <table:table-cell office:value-type="float" office:value="0.759318159762703" calcext:value-type="float">
            <text:p>0.7593181598</text:p>
          </table:table-cell>
          <table:table-cell office:value-type="float" office:value="0.780578674392149" calcext:value-type="float">
            <text:p>0.7805786744</text:p>
          </table:table-cell>
          <table:table-cell office:value-type="float" office:value="0.662931776692291" calcext:value-type="float">
            <text:p>0.6629317767</text:p>
          </table:table-cell>
          <table:table-cell office:value-type="float" office:value="0.77549007429543" calcext:value-type="float">
            <text:p>0.7754900743</text:p>
          </table:table-cell>
          <table:table-cell office:value-type="float" office:value="0.425492728359002" calcext:value-type="float">
            <text:p>0.4254927284</text:p>
          </table:table-cell>
          <table:table-cell office:value-type="float" office:value="0.811283575670814" calcext:value-type="float">
            <text:p>0.8112835757</text:p>
          </table:table-cell>
          <table:table-cell office:value-type="float" office:value="0.754100605511924" calcext:value-type="float">
            <text:p>0.7541006055</text:p>
          </table:table-cell>
          <table:table-cell office:value-type="float" office:value="0.481208768218003" calcext:value-type="float">
            <text:p>0.4812087682</text:p>
          </table:table-cell>
          <table:table-cell office:value-type="float" office:value="0.620823856015498" calcext:value-type="float">
            <text:p>0.620823856</text:p>
          </table:table-cell>
          <table:table-cell office:value-type="float" office:value="0.51955843849733" calcext:value-type="float">
            <text:p>0.5195584385</text:p>
          </table:table-cell>
          <table:table-cell office:value-type="float" office:value="0.797117274762921" calcext:value-type="float">
            <text:p>0.7971172748</text:p>
          </table:table-cell>
          <table:table-cell office:value-type="float" office:value="0.710249783846445" calcext:value-type="float">
            <text:p>0.7102497838</text:p>
          </table:table-cell>
          <table:table-cell office:value-type="float" office:value="0.794529112151383" calcext:value-type="float">
            <text:p>0.7945291122</text:p>
          </table:table-cell>
          <table:table-cell office:value-type="float" office:value="0.540697452243054" calcext:value-type="float">
            <text:p>0.5406974522</text:p>
          </table:table-cell>
          <table:table-cell office:value-type="float" office:value="0.769382255301148" calcext:value-type="float">
            <text:p>0.7693822553</text:p>
          </table:table-cell>
          <table:table-cell office:value-type="float" office:value="0.747853289485408" calcext:value-type="float">
            <text:p>0.7478532895</text:p>
          </table:table-cell>
          <table:table-cell office:value-type="float" office:value="0.811898831469057" calcext:value-type="float">
            <text:p>0.8118988315</text:p>
          </table:table-cell>
          <table:table-cell office:value-type="float" office:value="0.79811381622342" calcext:value-type="float">
            <text:p>0.7981138162</text:p>
          </table:table-cell>
          <table:table-cell office:value-type="float" office:value="0.78455913118507" calcext:value-type="float">
            <text:p>0.7845591312</text:p>
          </table:table-cell>
          <table:table-cell office:value-type="float" office:value="0.787183339027721" calcext:value-type="float">
            <text:p>0.787183339</text:p>
          </table:table-cell>
          <table:table-cell office:value-type="float" office:value="0.816034318651964" calcext:value-type="float">
            <text:p>0.8160343187</text:p>
          </table:table-cell>
          <table:table-cell office:value-type="float" office:value="0.634997865697537" calcext:value-type="float">
            <text:p>0.6349978657</text:p>
          </table:table-cell>
          <table:table-cell office:value-type="float" office:value="0.787519626583003" calcext:value-type="float">
            <text:p>0.7875196266</text:p>
          </table:table-cell>
          <table:table-cell office:value-type="float" office:value="0.464143626354231" calcext:value-type="float">
            <text:p>0.4641436264</text:p>
          </table:table-cell>
          <table:table-cell office:value-type="float" office:value="0.557559655633644" calcext:value-type="float">
            <text:p>0.5575596556</text:p>
          </table:table-cell>
          <table:table-cell office:value-type="float" office:value="0.468195888367801" calcext:value-type="float">
            <text:p>0.4681958884</text:p>
          </table:table-cell>
          <table:table-cell office:value-type="float" office:value="0.752017887490751" calcext:value-type="float">
            <text:p>0.7520178875</text:p>
          </table:table-cell>
          <table:table-cell office:value-type="float" office:value="0.616602731009253" calcext:value-type="float">
            <text:p>0.616602731</text:p>
          </table:table-cell>
          <table:table-cell office:value-type="float" office:value="0.473108278672187" calcext:value-type="float">
            <text:p>0.4731082787</text:p>
          </table:table-cell>
          <table:table-cell office:value-type="float" office:value="0.816055228434745" calcext:value-type="float">
            <text:p>0.8160552284</text:p>
          </table:table-cell>
          <table:table-cell office:value-type="float" office:value="0.535767605997595" calcext:value-type="float">
            <text:p>0.535767606</text:p>
          </table:table-cell>
          <table:table-cell office:value-type="float" office:value="0.639052707860616" calcext:value-type="float">
            <text:p>0.6390527079</text:p>
          </table:table-cell>
          <table:table-cell office:value-type="float" office:value="0.488545114813299" calcext:value-type="float">
            <text:p>0.4885451148</text:p>
          </table:table-cell>
          <table:table-cell office:value-type="float" office:value="0.815243889321489" calcext:value-type="float">
            <text:p>0.8152438893</text:p>
          </table:table-cell>
          <table:table-cell office:value-type="float" office:value="0.452670723264398" calcext:value-type="float">
            <text:p>0.4526707233</text:p>
          </table:table-cell>
          <table:table-cell office:value-type="float" office:value="0.706207141377005" calcext:value-type="float">
            <text:p>0.7062071414</text:p>
          </table:table-cell>
          <table:table-cell office:value-type="float" office:value="0.821816937716859" calcext:value-type="float">
            <text:p>0.8218169377</text:p>
          </table:table-cell>
          <table:table-cell office:value-type="float" office:value="0.792997461234619" calcext:value-type="float">
            <text:p>0.7929974612</text:p>
          </table:table-cell>
          <table:table-cell office:value-type="float" office:value="0.602099669969469" calcext:value-type="float">
            <text:p>0.60209967</text:p>
          </table:table-cell>
          <table:table-cell office:value-type="float" office:value="0.630546615054891" calcext:value-type="float">
            <text:p>0.6305466151</text:p>
          </table:table-cell>
          <table:table-cell office:value-type="float" office:value="0.416675259748521" calcext:value-type="float">
            <text:p>0.4166752597</text:p>
          </table:table-cell>
          <table:table-cell office:value-type="float" office:value="0.812812465450824" calcext:value-type="float">
            <text:p>0.8128124655</text:p>
          </table:table-cell>
          <table:table-cell office:value-type="float" office:value="0.797638875525781" calcext:value-type="float">
            <text:p>0.7976388755</text:p>
          </table:table-cell>
          <table:table-cell office:value-type="float" office:value="0.796841169479521" calcext:value-type="float">
            <text:p>0.7968411695</text:p>
          </table:table-cell>
          <table:table-cell office:value-type="float" office:value="0.643930134338592" calcext:value-type="float">
            <text:p>0.6439301343</text:p>
          </table:table-cell>
          <table:table-cell office:value-type="float" office:value="0.695448127076944" calcext:value-type="float">
            <text:p>0.6954481271</text:p>
          </table:table-cell>
          <table:table-cell office:value-type="float" office:value="0.75839386971849" calcext:value-type="float">
            <text:p>0.7583938697</text:p>
          </table:table-cell>
          <table:table-cell office:value-type="float" office:value="0.826418650236371" calcext:value-type="float">
            <text:p>0.8264186502</text:p>
          </table:table-cell>
          <table:table-cell office:value-type="float" office:value="0.761669451105896" calcext:value-type="float">
            <text:p>0.7616694511</text:p>
          </table:table-cell>
          <table:table-cell office:value-type="float" office:value="0.796604316458375" calcext:value-type="float">
            <text:p>0.7966043165</text:p>
          </table:table-cell>
          <table:table-cell office:value-type="float" office:value="0.59508153247489" calcext:value-type="float">
            <text:p>0.5950815325</text:p>
          </table:table-cell>
          <table:table-cell office:value-type="float" office:value="0.81161668649219" calcext:value-type="float">
            <text:p>0.8116166865</text:p>
          </table:table-cell>
          <table:table-cell office:value-type="float" office:value="0.717232081046604" calcext:value-type="float">
            <text:p>0.717232081</text:p>
          </table:table-cell>
          <table:table-cell office:value-type="float" office:value="0.753485283911874" calcext:value-type="float">
            <text:p>0.7534852839</text:p>
          </table:table-cell>
          <table:table-cell office:value-type="float" office:value="0.809053878233321" calcext:value-type="float">
            <text:p>0.8090538782</text:p>
          </table:table-cell>
          <table:table-cell office:value-type="float" office:value="0.722092995962081" calcext:value-type="float">
            <text:p>0.722092996</text:p>
          </table:table-cell>
          <table:table-cell office:value-type="float" office:value="0.505653617657479" calcext:value-type="float">
            <text:p>0.5056536177</text:p>
          </table:table-cell>
          <table:table-cell office:value-type="float" office:value="0.782709288295856" calcext:value-type="float">
            <text:p>0.7827092883</text:p>
          </table:table-cell>
          <table:table-cell office:value-type="float" office:value="0.771979279208269" calcext:value-type="float">
            <text:p>0.7719792792</text:p>
          </table:table-cell>
          <table:table-cell office:value-type="float" office:value="0.71821453515373" calcext:value-type="float">
            <text:p>0.7182145352</text:p>
          </table:table-cell>
          <table:table-cell office:value-type="float" office:value="0.751140527131325" calcext:value-type="float">
            <text:p>0.7511405271</text:p>
          </table:table-cell>
          <table:table-cell office:value-type="float" office:value="0.687863567353156" calcext:value-type="float">
            <text:p>0.6878635674</text:p>
          </table:table-cell>
          <table:table-cell office:value-type="float" office:value="0.795664454453258" calcext:value-type="float">
            <text:p>0.7956644545</text:p>
          </table:table-cell>
          <table:table-cell office:value-type="float" office:value="0.809478659363" calcext:value-type="float">
            <text:p>0.8094786594</text:p>
          </table:table-cell>
          <table:table-cell office:value-type="float" office:value="0.532948047912508" calcext:value-type="float">
            <text:p>0.5329480479</text:p>
          </table:table-cell>
          <table:table-cell office:value-type="float" office:value="0.787708390490673" calcext:value-type="float">
            <text:p>0.7877083905</text:p>
          </table:table-cell>
          <table:table-cell office:value-type="float" office:value="0.809441715887738" calcext:value-type="float">
            <text:p>0.8094417159</text:p>
          </table:table-cell>
          <table:table-cell office:value-type="float" office:value="0.764831419240697" calcext:value-type="float">
            <text:p>0.7648314192</text:p>
          </table:table-cell>
          <table:table-cell office:value-type="float" office:value="0.807870787360608" calcext:value-type="float">
            <text:p>0.8078707874</text:p>
          </table:table-cell>
          <table:table-cell office:value-type="float" office:value="0.562379303542285" calcext:value-type="float">
            <text:p>0.5623793035</text:p>
          </table:table-cell>
          <table:table-cell office:value-type="float" office:value="0.812021918890709" calcext:value-type="float">
            <text:p>0.8120219189</text:p>
          </table:table-cell>
          <table:table-cell office:value-type="float" office:value="0.789832323983258" calcext:value-type="float">
            <text:p>0.789832324</text:p>
          </table:table-cell>
          <table:table-cell office:value-type="float" office:value="0.585558990666152" calcext:value-type="float">
            <text:p>0.5855589907</text:p>
          </table:table-cell>
          <table:table-cell office:value-type="float" office:value="0.567824070182518" calcext:value-type="float">
            <text:p>0.5678240702</text:p>
          </table:table-cell>
          <table:table-cell office:value-type="float" office:value="0.759608233190185" calcext:value-type="float">
            <text:p>0.7596082332</text:p>
          </table:table-cell>
          <table:table-cell office:value-type="float" office:value="0.775195045849907" calcext:value-type="float">
            <text:p>0.7751950458</text:p>
          </table:table-cell>
          <table:table-cell office:value-type="float" office:value="0.790008094336582" calcext:value-type="float">
            <text:p>0.7900080943</text:p>
          </table:table-cell>
          <table:table-cell office:value-type="float" office:value="0.817150256650973" calcext:value-type="float">
            <text:p>0.8171502567</text:p>
          </table:table-cell>
          <table:table-cell office:value-type="float" office:value="0.703801478504704" calcext:value-type="float">
            <text:p>0.7038014785</text:p>
          </table:table-cell>
          <table:table-cell office:value-type="float" office:value="0.757569337364569" calcext:value-type="float">
            <text:p>0.7575693374</text:p>
          </table:table-cell>
          <table:table-cell office:value-type="float" office:value="0.701064492864299" calcext:value-type="float">
            <text:p>0.7010644929</text:p>
          </table:table-cell>
          <table:table-cell office:value-type="float" office:value="0.813266127548493" calcext:value-type="float">
            <text:p>0.8132661275</text:p>
          </table:table-cell>
          <table:table-cell office:value-type="float" office:value="0.739171734183274" calcext:value-type="float">
            <text:p>0.7391717342</text:p>
          </table:table-cell>
          <table:table-cell office:value-type="float" office:value="0.672672099004153" calcext:value-type="float">
            <text:p>0.672672099</text:p>
          </table:table-cell>
          <table:table-cell office:value-type="float" office:value="0.808537124941926" calcext:value-type="float">
            <text:p>0.8085371249</text:p>
          </table:table-cell>
          <table:table-cell office:value-type="float" office:value="0.705272430891595" calcext:value-type="float">
            <text:p>0.7052724309</text:p>
          </table:table-cell>
          <table:table-cell office:value-type="float" office:value="0.640963416667621" calcext:value-type="float">
            <text:p>0.6409634167</text:p>
          </table:table-cell>
          <table:table-cell office:value-type="float" office:value="0.404120691308906" calcext:value-type="float">
            <text:p>0.4041206913</text:p>
          </table:table-cell>
          <table:table-cell office:value-type="float" office:value="0.698005227362636" calcext:value-type="float">
            <text:p>0.6980052274</text:p>
          </table:table-cell>
          <table:table-cell office:value-type="float" office:value="0.827236436635578" calcext:value-type="float">
            <text:p>0.8272364366</text:p>
          </table:table-cell>
          <table:table-cell office:value-type="float" office:value="0.749737101513556" calcext:value-type="float">
            <text:p>0.7497371015</text:p>
          </table:table-cell>
          <table:table-cell office:value-type="float" office:value="0.545013916083622" calcext:value-type="float">
            <text:p>0.5450139161</text:p>
          </table:table-cell>
          <table:table-cell office:value-type="float" office:value="0.794990167161618" calcext:value-type="float">
            <text:p>0.7949901672</text:p>
          </table:table-cell>
          <table:table-cell office:value-type="float" office:value="0.785951024100238" calcext:value-type="float">
            <text:p>0.7859510241</text:p>
          </table:table-cell>
          <table:table-cell office:value-type="float" office:value="0.817289501277979" calcext:value-type="float">
            <text:p>0.8172895013</text:p>
          </table:table-cell>
          <table:table-cell office:value-type="float" office:value="0.333480749168981" calcext:value-type="float">
            <text:p>0.3334807492</text:p>
          </table:table-cell>
          <table:table-cell office:value-type="float" office:value="0.590235116658228" calcext:value-type="float">
            <text:p>0.5902351167</text:p>
          </table:table-cell>
          <table:table-cell office:value-type="float" office:value="0.790635383903765" calcext:value-type="float">
            <text:p>0.7906353839</text:p>
          </table:table-cell>
          <table:table-cell office:value-type="float" office:value="0.672973088688799" calcext:value-type="float">
            <text:p>0.6729730887</text:p>
          </table:table-cell>
          <table:table-cell office:value-type="float" office:value="0.783518836472439" calcext:value-type="float">
            <text:p>0.7835188365</text:p>
          </table:table-cell>
          <table:table-cell office:value-type="float" office:value="0.809983105564806" calcext:value-type="float">
            <text:p>0.8099831056</text:p>
          </table:table-cell>
          <table:table-cell office:value-type="float" office:value="0.788247422276852" calcext:value-type="float">
            <text:p>0.7882474223</text:p>
          </table:table-cell>
          <table:table-cell office:value-type="float" office:value="0.432191437913192" calcext:value-type="float">
            <text:p>0.4321914379</text:p>
          </table:table-cell>
          <table:table-cell office:value-type="float" office:value="0.748325422653653" calcext:value-type="float">
            <text:p>0.7483254227</text:p>
          </table:table-cell>
          <table:table-cell office:value-type="float" office:value="0.592612982656982" calcext:value-type="float">
            <text:p>0.5926129827</text:p>
          </table:table-cell>
          <table:table-cell office:value-type="float" office:value="0.642029903210458" calcext:value-type="float">
            <text:p>0.6420299032</text:p>
          </table:table-cell>
          <table:table-cell office:value-type="float" office:value="0.540309986741104" calcext:value-type="float">
            <text:p>0.5403099867</text:p>
          </table:table-cell>
          <table:table-cell office:value-type="float" office:value="0.49377648735735" calcext:value-type="float">
            <text:p>0.4937764874</text:p>
          </table:table-cell>
          <table:table-cell office:value-type="float" office:value="0.796526245950362" calcext:value-type="float">
            <text:p>0.796526246</text:p>
          </table:table-cell>
          <table:table-cell office:value-type="float" office:value="0.553167608929025" calcext:value-type="float">
            <text:p>0.5531676089</text:p>
          </table:table-cell>
          <table:table-cell office:value-type="float" office:value="0.556670645449566" calcext:value-type="float">
            <text:p>0.5566706454</text:p>
          </table:table-cell>
          <table:table-cell office:value-type="float" office:value="0.560547353623146" calcext:value-type="float">
            <text:p>0.5605473536</text:p>
          </table:table-cell>
          <table:table-cell office:value-type="float" office:value="0.821184398077886" calcext:value-type="float">
            <text:p>0.8211843981</text:p>
          </table:table-cell>
          <table:table-cell office:value-type="float" office:value="0.811318634692512" calcext:value-type="float">
            <text:p>0.8113186347</text:p>
          </table:table-cell>
          <table:table-cell office:value-type="float" office:value="0.685305396507793" calcext:value-type="float">
            <text:p>0.6853053965</text:p>
          </table:table-cell>
          <table:table-cell office:value-type="float" office:value="0.776309109207525" calcext:value-type="float">
            <text:p>0.7763091092</text:p>
          </table:table-cell>
          <table:table-cell office:value-type="float" office:value="0.702109280110266" calcext:value-type="float">
            <text:p>0.7021092801</text:p>
          </table:table-cell>
          <table:table-cell office:value-type="float" office:value="0.818837493464404" calcext:value-type="float">
            <text:p>0.8188374935</text:p>
          </table:table-cell>
          <table:table-cell office:value-type="float" office:value="0.777795764212144" calcext:value-type="float">
            <text:p>0.7777957642</text:p>
          </table:table-cell>
          <table:table-cell office:value-type="float" office:value="0.728876229787131" calcext:value-type="float">
            <text:p>0.7288762298</text:p>
          </table:table-cell>
          <table:table-cell office:value-type="float" office:value="0.81147474390505" calcext:value-type="float">
            <text:p>0.8114747439</text:p>
          </table:table-cell>
          <table:table-cell office:value-type="float" office:value="0.809950000671703" calcext:value-type="float">
            <text:p>0.8099500007</text:p>
          </table:table-cell>
          <table:table-cell office:value-type="float" office:value="0.74145043774202" calcext:value-type="float">
            <text:p>0.7414504377</text:p>
          </table:table-cell>
          <table:table-cell office:value-type="float" office:value="0.820438640728754" calcext:value-type="float">
            <text:p>0.8204386407</text:p>
          </table:table-cell>
          <table:table-cell office:value-type="float" office:value="0.606584221189203" calcext:value-type="float">
            <text:p>0.6065842212</text:p>
          </table:table-cell>
          <table:table-cell office:value-type="float" office:value="0.461495344927165" calcext:value-type="float">
            <text:p>0.4614953449</text:p>
          </table:table-cell>
          <table:table-cell office:value-type="float" office:value="0.735630316295348" calcext:value-type="float">
            <text:p>0.7356303163</text:p>
          </table:table-cell>
          <table:table-cell office:value-type="float" office:value="0.796201058501371" calcext:value-type="float">
            <text:p>0.7962010585</text:p>
          </table:table-cell>
          <table:table-cell office:value-type="float" office:value="0.769024658590448" calcext:value-type="float">
            <text:p>0.7690246586</text:p>
          </table:table-cell>
          <table:table-cell office:value-type="float" office:value="0.805880024415922" calcext:value-type="float">
            <text:p>0.8058800244</text:p>
          </table:table-cell>
          <table:table-cell office:value-type="float" office:value="0.716752596065026" calcext:value-type="float">
            <text:p>0.7167525961</text:p>
          </table:table-cell>
          <table:table-cell office:value-type="float" office:value="0.438586991100105" calcext:value-type="float">
            <text:p>0.4385869911</text:p>
          </table:table-cell>
          <table:table-cell office:value-type="float" office:value="0.810355103274115" calcext:value-type="float">
            <text:p>0.8103551033</text:p>
          </table:table-cell>
          <table:table-cell office:value-type="float" office:value="0.70004045946073" calcext:value-type="float">
            <text:p>0.7000404595</text:p>
          </table:table-cell>
          <table:table-cell office:value-type="float" office:value="0.819388117299614" calcext:value-type="float">
            <text:p>0.8193881173</text:p>
          </table:table-cell>
          <table:table-cell office:value-type="float" office:value="0.635448501944972" calcext:value-type="float">
            <text:p>0.6354485019</text:p>
          </table:table-cell>
          <table:table-cell office:value-type="float" office:value="0.719738126661803" calcext:value-type="float">
            <text:p>0.7197381267</text:p>
          </table:table-cell>
          <table:table-cell office:value-type="float" office:value="0.797018031824367" calcext:value-type="float">
            <text:p>0.7970180318</text:p>
          </table:table-cell>
          <table:table-cell office:value-type="float" office:value="0.665751785513296" calcext:value-type="float">
            <text:p>0.6657517855</text:p>
          </table:table-cell>
          <table:table-cell office:value-type="float" office:value="0.549943193180036" calcext:value-type="float">
            <text:p>0.5499431932</text:p>
          </table:table-cell>
          <table:table-cell office:value-type="float" office:value="0.484889179876995" calcext:value-type="float">
            <text:p>0.4848891799</text:p>
          </table:table-cell>
          <table:table-cell office:value-type="float" office:value="0.797558629771002" calcext:value-type="float">
            <text:p>0.7975586298</text:p>
          </table:table-cell>
          <table:table-cell office:value-type="float" office:value="0.780413353830468" calcext:value-type="float">
            <text:p>0.7804133538</text:p>
          </table:table-cell>
          <table:table-cell office:value-type="float" office:value="0.750729445989381" calcext:value-type="float">
            <text:p>0.750729446</text:p>
          </table:table-cell>
          <table:table-cell office:value-type="float" office:value="0.618514516809787" calcext:value-type="float">
            <text:p>0.6185145168</text:p>
          </table:table-cell>
          <table:table-cell office:value-type="float" office:value="0.574786824525909" calcext:value-type="float">
            <text:p>0.5747868245</text:p>
          </table:table-cell>
          <table:table-cell office:value-type="float" office:value="0.831216275175556" calcext:value-type="float">
            <text:p>0.8312162752</text:p>
          </table:table-cell>
          <table:table-cell office:value-type="float" office:value="0.783000862254132" calcext:value-type="float">
            <text:p>0.7830008623</text:p>
          </table:table-cell>
          <table:table-cell office:value-type="float" office:value="0.828294017814127" calcext:value-type="float">
            <text:p>0.8282940178</text:p>
          </table:table-cell>
          <table:table-cell office:value-type="float" office:value="0.794677994655788" calcext:value-type="float">
            <text:p>0.7946779947</text:p>
          </table:table-cell>
          <table:table-cell office:value-type="float" office:value="0.788481898772587" calcext:value-type="float">
            <text:p>0.7884818988</text:p>
          </table:table-cell>
          <table:table-cell office:value-type="float" office:value="0.479728876382435" calcext:value-type="float">
            <text:p>0.4797288764</text:p>
          </table:table-cell>
          <table:table-cell office:value-type="float" office:value="0.738354148976639" calcext:value-type="float">
            <text:p>0.738354149</text:p>
          </table:table-cell>
          <table:table-cell office:value-type="float" office:value="0.761058516020379" calcext:value-type="float">
            <text:p>0.761058516</text:p>
          </table:table-cell>
          <table:table-cell office:value-type="float" office:value="0.763350296536938" calcext:value-type="float">
            <text:p>0.7633502965</text:p>
          </table:table-cell>
          <table:table-cell office:value-type="float" office:value="0.795925839455119" calcext:value-type="float">
            <text:p>0.7959258395</text:p>
          </table:table-cell>
          <table:table-cell office:value-type="float" office:value="0.652872447050866" calcext:value-type="float">
            <text:p>0.6528724471</text:p>
          </table:table-cell>
          <table:table-cell office:value-type="float" office:value="0.751860074618233" calcext:value-type="float">
            <text:p>0.7518600746</text:p>
          </table:table-cell>
          <table:table-cell office:value-type="float" office:value="0.553986785386013" calcext:value-type="float">
            <text:p>0.5539867854</text:p>
          </table:table-cell>
          <table:table-cell office:value-type="float" office:value="0.820952877111814" calcext:value-type="float">
            <text:p>0.8209528771</text:p>
          </table:table-cell>
          <table:table-cell office:value-type="float" office:value="0.72974995090643" calcext:value-type="float">
            <text:p>0.7297499509</text:p>
          </table:table-cell>
          <table:table-cell office:value-type="float" office:value="0.823187111258937" calcext:value-type="float">
            <text:p>0.8231871113</text:p>
          </table:table-cell>
          <table:table-cell office:value-type="float" office:value="0.80305431952115" calcext:value-type="float">
            <text:p>0.8030543195</text:p>
          </table:table-cell>
          <table:table-cell office:value-type="float" office:value="0.78645582009739" calcext:value-type="float">
            <text:p>0.7864558201</text:p>
          </table:table-cell>
          <table:table-cell office:value-type="float" office:value="0.498858677544749" calcext:value-type="float">
            <text:p>0.4988586775</text:p>
          </table:table-cell>
          <table:table-cell office:value-type="float" office:value="0.572427671136408" calcext:value-type="float">
            <text:p>0.5724276711</text:p>
          </table:table-cell>
          <table:table-cell office:value-type="float" office:value="0.680652985138153" calcext:value-type="float">
            <text:p>0.6806529851</text:p>
          </table:table-cell>
          <table:table-cell office:value-type="float" office:value="0.669134408902606" calcext:value-type="float">
            <text:p>0.6691344089</text:p>
          </table:table-cell>
          <table:table-cell office:value-type="float" office:value="0.663557787427833" calcext:value-type="float">
            <text:p>0.6635577874</text:p>
          </table:table-cell>
          <table:table-cell office:value-type="float" office:value="0.67465137873746" calcext:value-type="float">
            <text:p>0.6746513787</text:p>
          </table:table-cell>
          <table:table-cell office:value-type="float" office:value="0.774444249605874" calcext:value-type="float">
            <text:p>0.7744442496</text:p>
          </table:table-cell>
          <table:table-cell office:value-type="float" office:value="0.703995742221171" calcext:value-type="float">
            <text:p>0.7039957422</text:p>
          </table:table-cell>
          <table:table-cell office:value-type="float" office:value="0.753726807010733" calcext:value-type="float">
            <text:p>0.753726807</text:p>
          </table:table-cell>
          <table:table-cell office:value-type="float" office:value="0.802635798987929" calcext:value-type="float">
            <text:p>0.802635799</text:p>
          </table:table-cell>
          <table:table-cell office:value-type="float" office:value="0.812990981964428" calcext:value-type="float">
            <text:p>0.812990982</text:p>
          </table:table-cell>
          <table:table-cell office:value-type="float" office:value="0.816184489520448" calcext:value-type="float">
            <text:p>0.8161844895</text:p>
          </table:table-cell>
          <table:table-cell office:value-type="float" office:value="0.81895823112894" calcext:value-type="float">
            <text:p>0.8189582311</text:p>
          </table:table-cell>
          <table:table-cell office:value-type="float" office:value="0.655197545724655" calcext:value-type="float">
            <text:p>0.6551975457</text:p>
          </table:table-cell>
          <table:table-cell office:value-type="float" office:value="0.533396698701253" calcext:value-type="float">
            <text:p>0.5333966987</text:p>
          </table:table-cell>
          <table:table-cell office:value-type="float" office:value="0.821175639293684" calcext:value-type="float">
            <text:p>0.8211756393</text:p>
          </table:table-cell>
          <table:table-cell office:value-type="float" office:value="0.544602695699203" calcext:value-type="float">
            <text:p>0.5446026957</text:p>
          </table:table-cell>
          <table:table-cell office:value-type="float" office:value="0.802225872196445" calcext:value-type="float">
            <text:p>0.8022258722</text:p>
          </table:table-cell>
          <table:table-cell office:value-type="float" office:value="0.662221562281412" calcext:value-type="float">
            <text:p>0.6622215623</text:p>
          </table:table-cell>
          <table:table-cell office:value-type="float" office:value="0.393900027731265" calcext:value-type="float">
            <text:p>0.3939000277</text:p>
          </table:table-cell>
          <table:table-cell office:value-type="float" office:value="0.630646419159342" calcext:value-type="float">
            <text:p>0.6306464192</text:p>
          </table:table-cell>
          <table:table-cell office:value-type="float" office:value="0.781201808719428" calcext:value-type="float">
            <text:p>0.7812018087</text:p>
          </table:table-cell>
          <table:table-cell office:value-type="float" office:value="0.585586885252584" calcext:value-type="float">
            <text:p>0.5855868853</text:p>
          </table:table-cell>
          <table:table-cell office:value-type="float" office:value="0.77253408212524" calcext:value-type="float">
            <text:p>0.7725340821</text:p>
          </table:table-cell>
          <table:table-cell office:value-type="float" office:value="0.763958538654479" calcext:value-type="float">
            <text:p>0.7639585387</text:p>
          </table:table-cell>
          <table:table-cell office:value-type="float" office:value="0.786305653231239" calcext:value-type="float">
            <text:p>0.7863056532</text:p>
          </table:table-cell>
          <table:table-cell office:value-type="float" office:value="0.800429159940795" calcext:value-type="float">
            <text:p>0.8004291599</text:p>
          </table:table-cell>
          <table:table-cell office:value-type="float" office:value="0.809304986576741" calcext:value-type="float">
            <text:p>0.8093049866</text:p>
          </table:table-cell>
          <table:table-cell office:value-type="float" office:value="0.765286522264515" calcext:value-type="float">
            <text:p>0.7652865223</text:p>
          </table:table-cell>
          <table:table-cell office:value-type="float" office:value="0.789159542989214" calcext:value-type="float">
            <text:p>0.789159543</text:p>
          </table:table-cell>
          <table:table-cell office:value-type="float" office:value="0.819915879117022" calcext:value-type="float">
            <text:p>0.8199158791</text:p>
          </table:table-cell>
          <table:table-cell office:value-type="float" office:value="0.586383438110352" calcext:value-type="float">
            <text:p>0.5863834381</text:p>
          </table:table-cell>
          <table:table-cell office:value-type="float" office:value="0.640131686762352" calcext:value-type="float">
            <text:p>0.6401316868</text:p>
          </table:table-cell>
          <table:table-cell office:value-type="float" office:value="0.457337430947954" calcext:value-type="float">
            <text:p>0.4573374309</text:p>
          </table:table-cell>
          <table:table-cell office:value-type="float" office:value="0.732325796487099" calcext:value-type="float">
            <text:p>0.7323257965</text:p>
          </table:table-cell>
          <table:table-cell office:value-type="float" office:value="0.688584953051612" calcext:value-type="float">
            <text:p>0.6885849531</text:p>
          </table:table-cell>
          <table:table-cell office:value-type="float" office:value="0.831144134705678" calcext:value-type="float">
            <text:p>0.8311441347</text:p>
          </table:table-cell>
          <table:table-cell office:value-type="float" office:value="0.78138182240703" calcext:value-type="float">
            <text:p>0.7813818224</text:p>
          </table:table-cell>
          <table:table-cell office:value-type="float" office:value="0.806785546140981" calcext:value-type="float">
            <text:p>0.8067855461</text:p>
          </table:table-cell>
          <table:table-cell office:value-type="float" office:value="0.763921878355074" calcext:value-type="float">
            <text:p>0.7639218784</text:p>
          </table:table-cell>
          <table:table-cell office:value-type="float" office:value="0.573359279425996" calcext:value-type="float">
            <text:p>0.5733592794</text:p>
          </table:table-cell>
          <table:table-cell office:value-type="float" office:value="0.294943480371138" calcext:value-type="float">
            <text:p>0.2949434804</text:p>
          </table:table-cell>
          <table:table-cell office:value-type="float" office:value="0.667036372143439" calcext:value-type="float">
            <text:p>0.6670363721</text:p>
          </table:table-cell>
          <table:table-cell office:value-type="float" office:value="0.590848561292951" calcext:value-type="float">
            <text:p>0.5908485613</text:p>
          </table:table-cell>
          <table:table-cell office:value-type="float" office:value="0.799645850073129" calcext:value-type="float">
            <text:p>0.7996458501</text:p>
          </table:table-cell>
          <table:table-cell office:value-type="float" office:value="0.797039957640403" calcext:value-type="float">
            <text:p>0.7970399576</text:p>
          </table:table-cell>
          <table:table-cell office:value-type="float" office:value="0.755517738261378" calcext:value-type="float">
            <text:p>0.7555177383</text:p>
          </table:table-cell>
          <table:table-cell office:value-type="float" office:value="0.648421418430142" calcext:value-type="float">
            <text:p>0.6484214184</text:p>
          </table:table-cell>
          <table:table-cell office:value-type="float" office:value="0.615770537564901" calcext:value-type="float">
            <text:p>0.6157705376</text:p>
          </table:table-cell>
          <table:table-cell office:value-type="float" office:value="0.705570073162175" calcext:value-type="float">
            <text:p>0.7055700732</text:p>
          </table:table-cell>
          <table:table-cell office:value-type="float" office:value="0.718973015447816" calcext:value-type="float">
            <text:p>0.7189730154</text:p>
          </table:table-cell>
          <table:table-cell office:value-type="float" office:value="0.803713755401033" calcext:value-type="float">
            <text:p>0.8037137554</text:p>
          </table:table-cell>
          <table:table-cell office:value-type="float" office:value="0.815930898267009" calcext:value-type="float">
            <text:p>0.8159308983</text:p>
          </table:table-cell>
          <table:table-cell office:value-type="float" office:value="0.74785713633045" calcext:value-type="float">
            <text:p>0.7478571363</text:p>
          </table:table-cell>
          <table:table-cell office:value-type="float" office:value="0.800680909690444" calcext:value-type="float">
            <text:p>0.8006809097</text:p>
          </table:table-cell>
          <table:table-cell office:value-type="float" office:value="0.663783851793096" calcext:value-type="float">
            <text:p>0.6637838518</text:p>
          </table:table-cell>
          <table:table-cell office:value-type="float" office:value="0.71202442082257" calcext:value-type="float">
            <text:p>0.7120244208</text:p>
          </table:table-cell>
          <table:table-cell office:value-type="float" office:value="0.782845247007019" calcext:value-type="float">
            <text:p>0.782845247</text:p>
          </table:table-cell>
          <table:table-cell office:value-type="float" office:value="0.739977223305065" calcext:value-type="float">
            <text:p>0.7399772233</text:p>
          </table:table-cell>
          <table:table-cell office:value-type="float" office:value="0.787924899650395" calcext:value-type="float">
            <text:p>0.7879248997</text:p>
          </table:table-cell>
          <table:table-cell office:value-type="float" office:value="0.609622046426746" calcext:value-type="float">
            <text:p>0.6096220464</text:p>
          </table:table-cell>
          <table:table-cell office:value-type="float" office:value="0.552852156188084" calcext:value-type="float">
            <text:p>0.5528521562</text:p>
          </table:table-cell>
          <table:table-cell office:value-type="float" office:value="0.470734412532421" calcext:value-type="float">
            <text:p>0.4707344125</text:p>
          </table:table-cell>
          <table:table-cell office:value-type="float" office:value="0.79473074326016" calcext:value-type="float">
            <text:p>0.7947307433</text:p>
          </table:table-cell>
          <table:table-cell office:value-type="float" office:value="0.821273456885066" calcext:value-type="float">
            <text:p>0.8212734569</text:p>
          </table:table-cell>
          <table:table-cell office:value-type="float" office:value="0.824175267701545" calcext:value-type="float">
            <text:p>0.8241752677</text:p>
          </table:table-cell>
          <table:table-cell office:value-type="float" office:value="0.771833784270373" calcext:value-type="float">
            <text:p>0.7718337843</text:p>
          </table:table-cell>
          <table:table-cell office:value-type="float" office:value="0.80581395441014" calcext:value-type="float">
            <text:p>0.8058139544</text:p>
          </table:table-cell>
          <table:table-cell office:value-type="float" office:value="0.793744472648263" calcext:value-type="float">
            <text:p>0.7937444726</text:p>
          </table:table-cell>
          <table:table-cell office:value-type="float" office:value="0.803352653377753" calcext:value-type="float">
            <text:p>0.8033526534</text:p>
          </table:table-cell>
          <table:table-cell office:value-type="float" office:value="0.782703344529286" calcext:value-type="float">
            <text:p>0.7827033445</text:p>
          </table:table-cell>
          <table:table-cell office:value-type="float" office:value="0.693630978239142" calcext:value-type="float">
            <text:p>0.6936309782</text:p>
          </table:table-cell>
          <table:table-cell office:value-type="float" office:value="0.820355363701225" calcext:value-type="float">
            <text:p>0.8203553637</text:p>
          </table:table-cell>
          <table:table-cell office:value-type="float" office:value="0.613101950965633" calcext:value-type="float">
            <text:p>0.613101951</text:p>
          </table:table-cell>
          <table:table-cell office:value-type="float" office:value="0.673148887166047" calcext:value-type="float">
            <text:p>0.6731488872</text:p>
          </table:table-cell>
          <table:table-cell office:value-type="float" office:value="0.819489181386004" calcext:value-type="float">
            <text:p>0.8194891814</text:p>
          </table:table-cell>
          <table:table-cell office:value-type="float" office:value="0.653711427549162" calcext:value-type="float">
            <text:p>0.6537114275</text:p>
          </table:table-cell>
          <table:table-cell office:value-type="float" office:value="0.652577109694051" calcext:value-type="float">
            <text:p>0.6525771097</text:p>
          </table:table-cell>
          <table:table-cell office:value-type="float" office:value="0.765678400941704" calcext:value-type="float">
            <text:p>0.7656784009</text:p>
          </table:table-cell>
          <table:table-cell office:value-type="float" office:value="0.745686960693731" calcext:value-type="float">
            <text:p>0.7456869607</text:p>
          </table:table-cell>
          <table:table-cell office:value-type="float" office:value="0.745496348611715" calcext:value-type="float">
            <text:p>0.7454963486</text:p>
          </table:table-cell>
          <table:table-cell office:value-type="float" office:value="0.71425108070408" calcext:value-type="float">
            <text:p>0.7142510807</text:p>
          </table:table-cell>
          <table:table-cell office:value-type="float" office:value="0.630905032308523" calcext:value-type="float">
            <text:p>0.6309050323</text:p>
          </table:table-cell>
          <table:table-cell office:value-type="float" office:value="0.664717970449572" calcext:value-type="float">
            <text:p>0.6647179704</text:p>
          </table:table-cell>
          <table:table-cell office:value-type="float" office:value="0.795930241978986" calcext:value-type="float">
            <text:p>0.795930242</text:p>
          </table:table-cell>
          <table:table-cell office:value-type="float" office:value="0.824996774463447" calcext:value-type="float">
            <text:p>0.8249967745</text:p>
          </table:table-cell>
          <table:table-cell office:value-type="float" office:value="0.751235929637179" calcext:value-type="float">
            <text:p>0.7512359296</text:p>
          </table:table-cell>
          <table:table-cell office:value-type="float" office:value="0.66676935757971" calcext:value-type="float">
            <text:p>0.6667693576</text:p>
          </table:table-cell>
          <table:table-cell office:value-type="float" office:value="0.656849966496767" calcext:value-type="float">
            <text:p>0.6568499665</text:p>
          </table:table-cell>
          <table:table-cell office:value-type="float" office:value="0.80571557154294" calcext:value-type="float">
            <text:p>0.8057155715</text:p>
          </table:table-cell>
          <table:table-cell office:value-type="float" office:value="0.769647778414647" calcext:value-type="float">
            <text:p>0.7696477784</text:p>
          </table:table-cell>
          <table:table-cell office:value-type="float" office:value="0.822595527456125" calcext:value-type="float">
            <text:p>0.8225955275</text:p>
          </table:table-cell>
          <table:table-cell office:value-type="float" office:value="0.507133740724639" calcext:value-type="float">
            <text:p>0.5071337407</text:p>
          </table:table-cell>
          <table:table-cell office:value-type="float" office:value="0.816077674252892" calcext:value-type="float">
            <text:p>0.8160776743</text:p>
          </table:table-cell>
          <table:table-cell office:value-type="float" office:value="0.583812084288373" calcext:value-type="float">
            <text:p>0.5838120843</text:p>
          </table:table-cell>
          <table:table-cell office:value-type="float" office:value="0.680546267454375" calcext:value-type="float">
            <text:p>0.6805462675</text:p>
          </table:table-cell>
          <table:table-cell office:value-type="float" office:value="0.374670905498821" calcext:value-type="float">
            <text:p>0.3746709055</text:p>
          </table:table-cell>
          <table:table-cell office:value-type="float" office:value="0.781146944817223" calcext:value-type="float">
            <text:p>0.7811469448</text:p>
          </table:table-cell>
          <table:table-cell office:value-type="float" office:value="0.640924658930259" calcext:value-type="float">
            <text:p>0.6409246589</text:p>
          </table:table-cell>
          <table:table-cell office:value-type="float" office:value="0.476899985716231" calcext:value-type="float">
            <text:p>0.4768999857</text:p>
          </table:table-cell>
          <table:table-cell office:value-type="float" office:value="0.797719210622973" calcext:value-type="float">
            <text:p>0.7977192106</text:p>
          </table:table-cell>
          <table:table-cell office:value-type="float" office:value="0.765434872888916" calcext:value-type="float">
            <text:p>0.7654348729</text:p>
          </table:table-cell>
          <table:table-cell office:value-type="float" office:value="0.751575117937494" calcext:value-type="float">
            <text:p>0.7515751179</text:p>
          </table:table-cell>
          <table:table-cell office:value-type="float" office:value="0.78293067156623" calcext:value-type="float">
            <text:p>0.7829306716</text:p>
          </table:table-cell>
          <table:table-cell office:value-type="float" office:value="0.459993977925407" calcext:value-type="float">
            <text:p>0.4599939779</text:p>
          </table:table-cell>
          <table:table-cell office:value-type="float" office:value="0.451841243811032" calcext:value-type="float">
            <text:p>0.4518412438</text:p>
          </table:table-cell>
          <table:table-cell office:value-type="float" office:value="0.717812317846484" calcext:value-type="float">
            <text:p>0.7178123178</text:p>
          </table:table-cell>
          <table:table-cell office:value-type="float" office:value="0.792371996602427" calcext:value-type="float">
            <text:p>0.7923719966</text:p>
          </table:table-cell>
          <table:table-cell office:value-type="float" office:value="0.535104923213862" calcext:value-type="float">
            <text:p>0.5351049232</text:p>
          </table:table-cell>
          <table:table-cell office:value-type="float" office:value="0.751276445173615" calcext:value-type="float">
            <text:p>0.7512764452</text:p>
          </table:table-cell>
          <table:table-cell office:value-type="float" office:value="0.740518108817214" calcext:value-type="float">
            <text:p>0.7405181088</text:p>
          </table:table-cell>
          <table:table-cell office:value-type="float" office:value="0.822955135231844" calcext:value-type="float">
            <text:p>0.8229551352</text:p>
          </table:table-cell>
          <table:table-cell office:value-type="float" office:value="0.798786525003316" calcext:value-type="float">
            <text:p>0.798786525</text:p>
          </table:table-cell>
          <table:table-cell office:value-type="float" office:value="0.827007570636832" calcext:value-type="float">
            <text:p>0.8270075706</text:p>
          </table:table-cell>
          <table:table-cell office:value-type="float" office:value="0.658938308850953" calcext:value-type="float">
            <text:p>0.6589383089</text:p>
          </table:table-cell>
          <table:table-cell office:value-type="float" office:value="0.688259569187027" calcext:value-type="float">
            <text:p>0.6882595692</text:p>
          </table:table-cell>
          <table:table-cell office:value-type="float" office:value="0.653901317963101" calcext:value-type="float">
            <text:p>0.653901318</text:p>
          </table:table-cell>
          <table:table-cell office:value-type="float" office:value="0.812190966442604" calcext:value-type="float">
            <text:p>0.8121909664</text:p>
          </table:table-cell>
          <table:table-cell office:value-type="float" office:value="0.789913320885669" calcext:value-type="float">
            <text:p>0.7899133209</text:p>
          </table:table-cell>
          <table:table-cell office:value-type="float" office:value="0.558984426191137" calcext:value-type="float">
            <text:p>0.5589844262</text:p>
          </table:table-cell>
          <table:table-cell office:value-type="float" office:value="0.604473261605101" calcext:value-type="float">
            <text:p>0.6044732616</text:p>
          </table:table-cell>
          <table:table-cell office:value-type="float" office:value="0.813069064178191" calcext:value-type="float">
            <text:p>0.8130690642</text:p>
          </table:table-cell>
          <table:table-cell office:value-type="float" office:value="0.643024841994585" calcext:value-type="float">
            <text:p>0.643024842</text:p>
          </table:table-cell>
          <table:table-cell office:value-type="float" office:value="0.415084409197315" calcext:value-type="float">
            <text:p>0.4150844092</text:p>
          </table:table-cell>
          <table:table-cell office:value-type="float" office:value="0.810500810421761" calcext:value-type="float">
            <text:p>0.8105008104</text:p>
          </table:table-cell>
          <table:table-cell office:value-type="float" office:value="0.785896377873335" calcext:value-type="float">
            <text:p>0.7858963779</text:p>
          </table:table-cell>
          <table:table-cell office:value-type="float" office:value="0.660240705886903" calcext:value-type="float">
            <text:p>0.6602407059</text:p>
          </table:table-cell>
          <table:table-cell office:value-type="float" office:value="0.822185198365566" calcext:value-type="float">
            <text:p>0.8221851984</text:p>
          </table:table-cell>
          <table:table-cell office:value-type="float" office:value="0.669567793327979" calcext:value-type="float">
            <text:p>0.6695677933</text:p>
          </table:table-cell>
          <table:table-cell office:value-type="float" office:value="0.666793189109017" calcext:value-type="float">
            <text:p>0.6667931891</text:p>
          </table:table-cell>
          <table:table-cell office:value-type="float" office:value="0.585576914708107" calcext:value-type="float">
            <text:p>0.5855769147</text:p>
          </table:table-cell>
          <table:table-cell office:value-type="float" office:value="0.60791833994621" calcext:value-type="float">
            <text:p>0.6079183399</text:p>
          </table:table-cell>
          <table:table-cell office:value-type="float" office:value="0.806435976820302" calcext:value-type="float">
            <text:p>0.8064359768</text:p>
          </table:table-cell>
          <table:table-cell office:value-type="float" office:value="0.817420328481103" calcext:value-type="float">
            <text:p>0.8174203285</text:p>
          </table:table-cell>
          <table:table-cell office:value-type="float" office:value="0.797018336948505" calcext:value-type="float">
            <text:p>0.7970183369</text:p>
          </table:table-cell>
          <table:table-cell office:value-type="float" office:value="0.813799069160158" calcext:value-type="float">
            <text:p>0.8137990692</text:p>
          </table:table-cell>
          <table:table-cell office:value-type="float" office:value="0.804756174319918" calcext:value-type="float">
            <text:p>0.8047561743</text:p>
          </table:table-cell>
          <table:table-cell office:value-type="float" office:value="0.785210862658945" calcext:value-type="float">
            <text:p>0.7852108627</text:p>
          </table:table-cell>
          <table:table-cell office:value-type="float" office:value="0.434628565819255" calcext:value-type="float">
            <text:p>0.4346285658</text:p>
          </table:table-cell>
          <table:table-cell office:value-type="float" office:value="0.503127266267577" calcext:value-type="float">
            <text:p>0.5031272663</text:p>
          </table:table-cell>
          <table:table-cell office:value-type="float" office:value="0.637570233874373" calcext:value-type="float">
            <text:p>0.6375702339</text:p>
          </table:table-cell>
          <table:table-cell office:value-type="float" office:value="0.758415047872798" calcext:value-type="float">
            <text:p>0.7584150479</text:p>
          </table:table-cell>
          <table:table-cell office:value-type="float" office:value="0.749887264377374" calcext:value-type="float">
            <text:p>0.7498872644</text:p>
          </table:table-cell>
          <table:table-cell office:value-type="float" office:value="0.823137361306146" calcext:value-type="float">
            <text:p>0.8231373613</text:p>
          </table:table-cell>
          <table:table-cell office:value-type="float" office:value="0.585344151038986" calcext:value-type="float">
            <text:p>0.585344151</text:p>
          </table:table-cell>
          <table:table-cell office:value-type="float" office:value="0.555593002057678" calcext:value-type="float">
            <text:p>0.5555930021</text:p>
          </table:table-cell>
          <table:table-cell office:value-type="float" office:value="0.725356387317396" calcext:value-type="float">
            <text:p>0.7253563873</text:p>
          </table:table-cell>
          <table:table-cell office:value-type="float" office:value="0.683195841054193" calcext:value-type="float">
            <text:p>0.6831958411</text:p>
          </table:table-cell>
          <table:table-cell office:value-type="float" office:value="0.823784542040704" calcext:value-type="float">
            <text:p>0.823784542</text:p>
          </table:table-cell>
          <table:table-cell office:value-type="float" office:value="0.738680442618979" calcext:value-type="float">
            <text:p>0.7386804426</text:p>
          </table:table-cell>
          <table:table-cell office:value-type="float" office:value="0.679327137160387" calcext:value-type="float">
            <text:p>0.6793271372</text:p>
          </table:table-cell>
          <table:table-cell office:value-type="float" office:value="0.536474833333535" calcext:value-type="float">
            <text:p>0.5364748333</text:p>
          </table:table-cell>
          <table:table-cell office:value-type="float" office:value="0.651516500534994" calcext:value-type="float">
            <text:p>0.6515165005</text:p>
          </table:table-cell>
          <table:table-cell office:value-type="float" office:value="0.626341404553355" calcext:value-type="float">
            <text:p>0.6263414046</text:p>
          </table:table-cell>
          <table:table-cell office:value-type="float" office:value="0.790794441372909" calcext:value-type="float">
            <text:p>0.7907944414</text:p>
          </table:table-cell>
          <table:table-cell office:value-type="float" office:value="0.816317294823133" calcext:value-type="float">
            <text:p>0.8163172948</text:p>
          </table:table-cell>
          <table:table-cell office:value-type="float" office:value="0.816058574729878" calcext:value-type="float">
            <text:p>0.8160585747</text:p>
          </table:table-cell>
          <table:table-cell office:value-type="float" office:value="0.800435619362855" calcext:value-type="float">
            <text:p>0.8004356194</text:p>
          </table:table-cell>
          <table:table-cell office:value-type="float" office:value="0.622636202160632" calcext:value-type="float">
            <text:p>0.6226362022</text:p>
          </table:table-cell>
          <table:table-cell office:value-type="float" office:value="0.554152726266358" calcext:value-type="float">
            <text:p>0.5541527263</text:p>
          </table:table-cell>
          <table:table-cell office:value-type="float" office:value="0.56543733617459" calcext:value-type="float">
            <text:p>0.5654373362</text:p>
          </table:table-cell>
          <table:table-cell office:value-type="float" office:value="0.761042090142247" calcext:value-type="float">
            <text:p>0.7610420901</text:p>
          </table:table-cell>
          <table:table-cell office:value-type="float" office:value="0.651091895249776" calcext:value-type="float">
            <text:p>0.6510918952</text:p>
          </table:table-cell>
          <table:table-cell office:value-type="float" office:value="0.80325622420879" calcext:value-type="float">
            <text:p>0.8032562242</text:p>
          </table:table-cell>
          <table:table-cell office:value-type="float" office:value="0.819776969308887" calcext:value-type="float">
            <text:p>0.8197769693</text:p>
          </table:table-cell>
          <table:table-cell office:value-type="float" office:value="0.735081573513871" calcext:value-type="float">
            <text:p>0.7350815735</text:p>
          </table:table-cell>
          <table:table-cell office:value-type="float" office:value="0.538020840599218" calcext:value-type="float">
            <text:p>0.5380208406</text:p>
          </table:table-cell>
          <table:table-cell office:value-type="float" office:value="0.78970814069686" calcext:value-type="float">
            <text:p>0.7897081407</text:p>
          </table:table-cell>
          <table:table-cell office:value-type="float" office:value="0.78115356002904" calcext:value-type="float">
            <text:p>0.78115356</text:p>
          </table:table-cell>
          <table:table-cell office:value-type="float" office:value="0.805678981133747" calcext:value-type="float">
            <text:p>0.8056789811</text:p>
          </table:table-cell>
          <table:table-cell office:value-type="float" office:value="0.802977257213868" calcext:value-type="float">
            <text:p>0.8029772572</text:p>
          </table:table-cell>
          <table:table-cell office:value-type="float" office:value="0.387990102096585" calcext:value-type="float">
            <text:p>0.3879901021</text:p>
          </table:table-cell>
          <table:table-cell office:value-type="float" office:value="0.794776355101313" calcext:value-type="float">
            <text:p>0.7947763551</text:p>
          </table:table-cell>
          <table:table-cell office:value-type="float" office:value="0.797924435870312" calcext:value-type="float">
            <text:p>0.7979244359</text:p>
          </table:table-cell>
          <table:table-cell office:value-type="float" office:value="0.785726398853619" calcext:value-type="float">
            <text:p>0.7857263989</text:p>
          </table:table-cell>
          <table:table-cell office:value-type="float" office:value="0.562761573455824" calcext:value-type="float">
            <text:p>0.5627615735</text:p>
          </table:table-cell>
          <table:table-cell office:value-type="float" office:value="0.645543227212954" calcext:value-type="float">
            <text:p>0.6455432272</text:p>
          </table:table-cell>
          <table:table-cell office:value-type="float" office:value="0.753145368219713" calcext:value-type="float">
            <text:p>0.7531453682</text:p>
          </table:table-cell>
          <table:table-cell office:value-type="float" office:value="0.662783202840963" calcext:value-type="float">
            <text:p>0.6627832028</text:p>
          </table:table-cell>
          <table:table-cell office:value-type="float" office:value="0.7944741989301" calcext:value-type="float">
            <text:p>0.7944741989</text:p>
          </table:table-cell>
          <table:table-cell office:value-type="float" office:value="0.811536301430382" calcext:value-type="float">
            <text:p>0.8115363014</text:p>
          </table:table-cell>
          <table:table-cell office:value-type="float" office:value="0.802879397060036" calcext:value-type="float">
            <text:p>0.8028793971</text:p>
          </table:table-cell>
          <table:table-cell office:value-type="float" office:value="0.752337572720937" calcext:value-type="float">
            <text:p>0.7523375727</text:p>
          </table:table-cell>
          <table:table-cell office:value-type="float" office:value="0.689790523374984" calcext:value-type="float">
            <text:p>0.6897905234</text:p>
          </table:table-cell>
          <table:table-cell office:value-type="float" office:value="0.776582283835979" calcext:value-type="float">
            <text:p>0.7765822838</text:p>
          </table:table-cell>
          <table:table-cell office:value-type="float" office:value="0.677051307061949" calcext:value-type="float">
            <text:p>0.6770513071</text:p>
          </table:table-cell>
          <table:table-cell office:value-type="float" office:value="0.639088138604422" calcext:value-type="float">
            <text:p>0.6390881386</text:p>
          </table:table-cell>
          <table:table-cell office:value-type="float" office:value="0.807765749602541" calcext:value-type="float">
            <text:p>0.8077657496</text:p>
          </table:table-cell>
          <table:table-cell office:value-type="float" office:value="0.78260245852522" calcext:value-type="float">
            <text:p>0.7826024585</text:p>
          </table:table-cell>
          <table:table-cell office:value-type="float" office:value="0.814817890922946" calcext:value-type="float">
            <text:p>0.8148178909</text:p>
          </table:table-cell>
          <table:table-cell office:value-type="float" office:value="0.753849475177186" calcext:value-type="float">
            <text:p>0.7538494752</text:p>
          </table:table-cell>
          <table:table-cell office:value-type="float" office:value="0.722253176752841" calcext:value-type="float">
            <text:p>0.7222531768</text:p>
          </table:table-cell>
          <table:table-cell office:value-type="float" office:value="0.81399807129526" calcext:value-type="float">
            <text:p>0.8139980713</text:p>
          </table:table-cell>
          <table:table-cell office:value-type="float" office:value="0.626324849158848" calcext:value-type="float">
            <text:p>0.6263248492</text:p>
          </table:table-cell>
          <table:table-cell office:value-type="float" office:value="0.778096426953478" calcext:value-type="float">
            <text:p>0.778096427</text:p>
          </table:table-cell>
          <table:table-cell office:value-type="float" office:value="0.786659504015953" calcext:value-type="float">
            <text:p>0.786659504</text:p>
          </table:table-cell>
          <table:table-cell office:value-type="float" office:value="0.573861773070015" calcext:value-type="float">
            <text:p>0.5738617731</text:p>
          </table:table-cell>
          <table:table-cell office:value-type="float" office:value="0.806195492520659" calcext:value-type="float">
            <text:p>0.8061954925</text:p>
          </table:table-cell>
          <table:table-cell office:value-type="float" office:value="0.651546315768135" calcext:value-type="float">
            <text:p>0.6515463158</text:p>
          </table:table-cell>
          <table:table-cell office:value-type="float" office:value="0.750242869905616" calcext:value-type="float">
            <text:p>0.7502428699</text:p>
          </table:table-cell>
          <table:table-cell office:value-type="float" office:value="0.670457029235062" calcext:value-type="float">
            <text:p>0.6704570292</text:p>
          </table:table-cell>
          <table:table-cell office:value-type="float" office:value="0.525180815273244" calcext:value-type="float">
            <text:p>0.5251808153</text:p>
          </table:table-cell>
          <table:table-cell office:value-type="float" office:value="0.813698356289295" calcext:value-type="float">
            <text:p>0.8136983563</text:p>
          </table:table-cell>
          <table:table-cell office:value-type="float" office:value="0.753186437670504" calcext:value-type="float">
            <text:p>0.7531864377</text:p>
          </table:table-cell>
          <table:table-cell office:value-type="float" office:value="0.566717309297637" calcext:value-type="float">
            <text:p>0.5667173093</text:p>
          </table:table-cell>
          <table:table-cell office:value-type="float" office:value="0.649548825976651" calcext:value-type="float">
            <text:p>0.649548826</text:p>
          </table:table-cell>
          <table:table-cell office:value-type="float" office:value="0.600558062688538" calcext:value-type="float">
            <text:p>0.6005580627</text:p>
          </table:table-cell>
          <table:table-cell office:value-type="float" office:value="0.753719584261898" calcext:value-type="float">
            <text:p>0.7537195843</text:p>
          </table:table-cell>
          <table:table-cell office:value-type="float" office:value="0.665807472648173" calcext:value-type="float">
            <text:p>0.6658074726</text:p>
          </table:table-cell>
          <table:table-cell office:value-type="float" office:value="0.798293824746721" calcext:value-type="float">
            <text:p>0.7982938247</text:p>
          </table:table-cell>
          <table:table-cell office:value-type="float" office:value="0.566198446776462" calcext:value-type="float">
            <text:p>0.5661984468</text:p>
          </table:table-cell>
          <table:table-cell office:value-type="float" office:value="0.744306685304814" calcext:value-type="float">
            <text:p>0.7443066853</text:p>
          </table:table-cell>
          <table:table-cell office:value-type="float" office:value="0.798272592668499" calcext:value-type="float">
            <text:p>0.7982725927</text:p>
          </table:table-cell>
          <table:table-cell office:value-type="float" office:value="0.809339250984605" calcext:value-type="float">
            <text:p>0.809339251</text:p>
          </table:table-cell>
          <table:table-cell office:value-type="float" office:value="0.803915378203891" calcext:value-type="float">
            <text:p>0.8039153782</text:p>
          </table:table-cell>
          <table:table-cell office:value-type="float" office:value="0.534033513327368" calcext:value-type="float">
            <text:p>0.5340335133</text:p>
          </table:table-cell>
          <table:table-cell office:value-type="float" office:value="0.716202807727704" calcext:value-type="float">
            <text:p>0.7162028077</text:p>
          </table:table-cell>
          <table:table-cell office:value-type="float" office:value="0.688766118787256" calcext:value-type="float">
            <text:p>0.6887661188</text:p>
          </table:table-cell>
          <table:table-cell office:value-type="float" office:value="0.742880293092142" calcext:value-type="float">
            <text:p>0.7428802931</text:p>
          </table:table-cell>
          <table:table-cell office:value-type="float" office:value="0.80670794993101" calcext:value-type="float">
            <text:p>0.8067079499</text:p>
          </table:table-cell>
          <table:table-cell office:value-type="float" office:value="0.815235895843713" calcext:value-type="float">
            <text:p>0.8152358958</text:p>
          </table:table-cell>
          <table:table-cell office:value-type="float" office:value="0.564589952820045" calcext:value-type="float">
            <text:p>0.5645899528</text:p>
          </table:table-cell>
          <table:table-cell office:value-type="float" office:value="0.677426054030119" calcext:value-type="float">
            <text:p>0.677426054</text:p>
          </table:table-cell>
          <table:table-cell office:value-type="float" office:value="0.536244144508555" calcext:value-type="float">
            <text:p>0.5362441445</text:p>
          </table:table-cell>
          <table:table-cell office:value-type="float" office:value="0.544828535223696" calcext:value-type="float">
            <text:p>0.5448285352</text:p>
          </table:table-cell>
          <table:table-cell office:value-type="float" office:value="0.790175573016762" calcext:value-type="float">
            <text:p>0.790175573</text:p>
          </table:table-cell>
          <table:table-cell office:value-type="float" office:value="0.829064250465765" calcext:value-type="float">
            <text:p>0.8290642505</text:p>
          </table:table-cell>
          <table:table-cell office:value-type="float" office:value="0.813502263420325" calcext:value-type="float">
            <text:p>0.8135022634</text:p>
          </table:table-cell>
          <table:table-cell office:value-type="float" office:value="0.812909641635977" calcext:value-type="float">
            <text:p>0.8129096416</text:p>
          </table:table-cell>
          <table:table-cell office:value-type="float" office:value="0.815734238615966" calcext:value-type="float">
            <text:p>0.8157342386</text:p>
          </table:table-cell>
          <table:table-cell office:value-type="float" office:value="0.488485942420546" calcext:value-type="float">
            <text:p>0.4884859424</text:p>
          </table:table-cell>
          <table:table-cell office:value-type="float" office:value="0.413275962702204" calcext:value-type="float">
            <text:p>0.4132759627</text:p>
          </table:table-cell>
          <table:table-cell office:value-type="float" office:value="0.703470754903146" calcext:value-type="float">
            <text:p>0.7034707549</text:p>
          </table:table-cell>
          <table:table-cell office:value-type="float" office:value="0.795203124530049" calcext:value-type="float">
            <text:p>0.7952031245</text:p>
          </table:table-cell>
          <table:table-cell office:value-type="float" office:value="0.700758612457165" calcext:value-type="float">
            <text:p>0.7007586125</text:p>
          </table:table-cell>
          <table:table-cell office:value-type="float" office:value="0.454536622848752" calcext:value-type="float">
            <text:p>0.4545366228</text:p>
          </table:table-cell>
          <table:table-cell office:value-type="float" office:value="0.645618791012127" calcext:value-type="float">
            <text:p>0.645618791</text:p>
          </table:table-cell>
          <table:table-cell office:value-type="float" office:value="0.771525769801777" calcext:value-type="float">
            <text:p>0.7715257698</text:p>
          </table:table-cell>
          <table:table-cell office:value-type="float" office:value="0.803309143794573" calcext:value-type="float">
            <text:p>0.8033091438</text:p>
          </table:table-cell>
          <table:table-cell office:value-type="float" office:value="0.807972936337605" calcext:value-type="float">
            <text:p>0.8079729363</text:p>
          </table:table-cell>
          <table:table-cell office:value-type="float" office:value="0.611694846859047" calcext:value-type="float">
            <text:p>0.6116948469</text:p>
          </table:table-cell>
          <table:table-cell office:value-type="float" office:value="0.731761979239082" calcext:value-type="float">
            <text:p>0.7317619792</text:p>
          </table:table-cell>
          <table:table-cell office:value-type="float" office:value="0.502663682772364" calcext:value-type="float">
            <text:p>0.5026636828</text:p>
          </table:table-cell>
          <table:table-cell office:value-type="float" office:value="0.808944451464643" calcext:value-type="float">
            <text:p>0.8089444515</text:p>
          </table:table-cell>
          <table:table-cell office:value-type="float" office:value="0.695097868924537" calcext:value-type="float">
            <text:p>0.6950978689</text:p>
          </table:table-cell>
          <table:table-cell office:value-type="float" office:value="0.798037949322793" calcext:value-type="float">
            <text:p>0.7980379493</text:p>
          </table:table-cell>
          <table:table-cell office:value-type="float" office:value="0.695897713378879" calcext:value-type="float">
            <text:p>0.6958977134</text:p>
          </table:table-cell>
          <table:table-cell office:value-type="float" office:value="0.80889867535567" calcext:value-type="float">
            <text:p>0.8088986754</text:p>
          </table:table-cell>
          <table:table-cell office:value-type="float" office:value="0.800264864406861" calcext:value-type="float">
            <text:p>0.8002648644</text:p>
          </table:table-cell>
          <table:table-cell office:value-type="float" office:value="0.773858425204074" calcext:value-type="float">
            <text:p>0.7738584252</text:p>
          </table:table-cell>
          <table:table-cell office:value-type="float" office:value="0.765233192461062" calcext:value-type="float">
            <text:p>0.7652331925</text:p>
          </table:table-cell>
          <table:table-cell office:value-type="float" office:value="0.811404962531065" calcext:value-type="float">
            <text:p>0.8114049625</text:p>
          </table:table-cell>
          <table:table-cell office:value-type="float" office:value="0.746960079626917" calcext:value-type="float">
            <text:p>0.7469600796</text:p>
          </table:table-cell>
        </table:table-row>
        <table:table-row table:style-name="ro1">
          <table:table-cell office:value-type="string" calcext:value-type="string">
            <text:p>{(-4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)}</text:p>
          </table:table-cell>
          <table:table-cell table:number-columns-repeated="523"/>
        </table:table-row>
        <table:table-row table:style-name="ro1" table:number-rows-repeated="4">
          <table:table-cell table:number-columns-repeated="528"/>
        </table:table-row>
        <table:table-row table:style-name="ro1">
          <table:table-cell office:value-type="string" calcext:value-type="string">
            <text:p><text:s text:c="2"/>trend: <text:s/>-35 <text:s text:c="2"/>0 <text:s text:c="2"/></text:p>
          </table:table-cell>
          <table:table-cell table:number-columns-repeated="527"/>
        </table:table-row>
        <table:table-row table:style-name="ro1" table:number-rows-repeated="11">
          <table:table-cell table:number-columns-repeated="528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(0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2)</text:p>
          </table:table-cell>
          <table:table-cell table:number-columns-repeated="525"/>
        </table:table-row>
        <table:table-row table:style-name="ro1">
          <table:table-cell office:value-type="string" calcext:value-type="string">
            <text:p>test Acc: <text:s/>0.791935483785513 <text:s/>test MCC: <text:s/>0.6379905626415622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2253 <text:s text:c="2"/>73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/>1088 2166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527"/>
        </table:table-row>
        <table:table-row table:style-name="ro1">
          <table:table-cell office:value-type="float" office:value="0.680123382930564" calcext:value-type="float">
            <text:p>0.6801233829</text:p>
          </table:table-cell>
          <table:table-cell office:value-type="float" office:value="0.65471879950554" calcext:value-type="float">
            <text:p>0.6547187995</text:p>
          </table:table-cell>
          <table:table-cell office:value-type="float" office:value="0.633463391888584" calcext:value-type="float">
            <text:p>0.6334633919</text:p>
          </table:table-cell>
          <table:table-cell office:value-type="float" office:value="0.611402812673282" calcext:value-type="float">
            <text:p>0.6114028127</text:p>
          </table:table-cell>
          <table:table-cell office:value-type="float" office:value="0.594599073633898" calcext:value-type="float">
            <text:p>0.5945990736</text:p>
          </table:table-cell>
          <table:table-cell office:value-type="float" office:value="0.580143615575314" calcext:value-type="float">
            <text:p>0.5801436156</text:p>
          </table:table-cell>
          <table:table-cell office:value-type="float" office:value="0.563026666431175" calcext:value-type="float">
            <text:p>0.5630266664</text:p>
          </table:table-cell>
          <table:table-cell office:value-type="float" office:value="0.547489778544634" calcext:value-type="float">
            <text:p>0.5474897785</text:p>
          </table:table-cell>
          <table:table-cell office:value-type="float" office:value="0.541066236808061" calcext:value-type="float">
            <text:p>0.5410662368</text:p>
          </table:table-cell>
          <table:table-cell office:value-type="float" office:value="0.52529302500118" calcext:value-type="float">
            <text:p>0.525293025</text:p>
          </table:table-cell>
          <table:table-cell office:value-type="float" office:value="0.523129091118776" calcext:value-type="float">
            <text:p>0.5231290911</text:p>
          </table:table-cell>
          <table:table-cell office:value-type="float" office:value="0.512738990416086" calcext:value-type="float">
            <text:p>0.5127389904</text:p>
          </table:table-cell>
          <table:table-cell office:value-type="float" office:value="0.508062020940102" calcext:value-type="float">
            <text:p>0.5080620209</text:p>
          </table:table-cell>
          <table:table-cell office:value-type="float" office:value="0.504074402940281" calcext:value-type="float">
            <text:p>0.5040744029</text:p>
          </table:table-cell>
          <table:table-cell office:value-type="float" office:value="0.506848730487295" calcext:value-type="float">
            <text:p>0.5068487305</text:p>
          </table:table-cell>
          <table:table-cell office:value-type="float" office:value="0.488312367870794" calcext:value-type="float">
            <text:p>0.4883123679</text:p>
          </table:table-cell>
          <table:table-cell office:value-type="float" office:value="0.481734800282479" calcext:value-type="float">
            <text:p>0.4817348003</text:p>
          </table:table-cell>
          <table:table-cell office:value-type="float" office:value="0.484461426843706" calcext:value-type="float">
            <text:p>0.4844614268</text:p>
          </table:table-cell>
          <table:table-cell office:value-type="float" office:value="0.480581251024975" calcext:value-type="float">
            <text:p>0.480581251</text:p>
          </table:table-cell>
          <table:table-cell office:value-type="float" office:value="0.467022528721147" calcext:value-type="float">
            <text:p>0.4670225287</text:p>
          </table:table-cell>
          <table:table-cell office:value-type="float" office:value="0.462907303024794" calcext:value-type="float">
            <text:p>0.462907303</text:p>
          </table:table-cell>
          <table:table-cell office:value-type="float" office:value="0.465890811298387" calcext:value-type="float">
            <text:p>0.4658908113</text:p>
          </table:table-cell>
          <table:table-cell office:value-type="float" office:value="0.476074869625969" calcext:value-type="float">
            <text:p>0.4760748696</text:p>
          </table:table-cell>
          <table:table-cell office:value-type="float" office:value="0.458771522297208" calcext:value-type="float">
            <text:p>0.4587715223</text:p>
          </table:table-cell>
          <table:table-cell office:value-type="float" office:value="0.453759884714255" calcext:value-type="float">
            <text:p>0.4537598847</text:p>
          </table:table-cell>
          <table:table-cell office:value-type="float" office:value="0.451274658119701" calcext:value-type="float">
            <text:p>0.4512746581</text:p>
          </table:table-cell>
          <table:table-cell office:value-type="float" office:value="0.453257637484558" calcext:value-type="float">
            <text:p>0.4532576375</text:p>
          </table:table-cell>
          <table:table-cell office:value-type="float" office:value="0.467199966016995" calcext:value-type="float">
            <text:p>0.467199966</text:p>
          </table:table-cell>
          <table:table-cell office:value-type="float" office:value="0.446178904042595" calcext:value-type="float">
            <text:p>0.446178904</text:p>
          </table:table-cell>
          <table:table-cell office:value-type="float" office:value="0.444033899181215" calcext:value-type="float">
            <text:p>0.4440338992</text:p>
          </table:table-cell>
          <table:table-cell office:value-type="float" office:value="0.443214298727529" calcext:value-type="float">
            <text:p>0.4432142987</text:p>
          </table:table-cell>
          <table:table-cell office:value-type="float" office:value="0.440875985128764" calcext:value-type="float">
            <text:p>0.4408759851</text:p>
          </table:table-cell>
          <table:table-cell office:value-type="float" office:value="0.43848134021552" calcext:value-type="float">
            <text:p>0.4384813402</text:p>
          </table:table-cell>
          <table:table-cell office:value-type="float" office:value="0.453157127852557" calcext:value-type="float">
            <text:p>0.4531571279</text:p>
          </table:table-cell>
          <table:table-cell office:value-type="float" office:value="0.495713960723055" calcext:value-type="float">
            <text:p>0.4957139607</text:p>
          </table:table-cell>
          <table:table-cell office:value-type="float" office:value="0.447265876483587" calcext:value-type="float">
            <text:p>0.4472658765</text:p>
          </table:table-cell>
          <table:table-cell office:value-type="float" office:value="0.44401555912085" calcext:value-type="float">
            <text:p>0.4440155591</text:p>
          </table:table-cell>
          <table:table-cell office:value-type="float" office:value="0.444246233102284" calcext:value-type="float">
            <text:p>0.4442462331</text:p>
          </table:table-cell>
          <table:table-cell office:value-type="float" office:value="0.452557603273098" calcext:value-type="float">
            <text:p>0.4525576033</text:p>
          </table:table-cell>
          <table:table-cell office:value-type="float" office:value="0.436425801573346" calcext:value-type="float">
            <text:p>0.4364258016</text:p>
          </table:table-cell>
          <table:table-cell office:value-type="float" office:value="0.4414350851892" calcext:value-type="float">
            <text:p>0.4414350852</text:p>
          </table:table-cell>
          <table:table-cell office:value-type="float" office:value="0.445297765446729" calcext:value-type="float">
            <text:p>0.4452977654</text:p>
          </table:table-cell>
          <table:table-cell office:value-type="float" office:value="0.454147254329121" calcext:value-type="float">
            <text:p>0.4541472543</text:p>
          </table:table-cell>
          <table:table-cell office:value-type="float" office:value="0.440565098254766" calcext:value-type="float">
            <text:p>0.4405650983</text:p>
          </table:table-cell>
          <table:table-cell office:value-type="float" office:value="0.440968400183678" calcext:value-type="float">
            <text:p>0.4409684002</text:p>
          </table:table-cell>
          <table:table-cell office:value-type="float" office:value="0.43744095043989" calcext:value-type="float">
            <text:p>0.4374409504</text:p>
          </table:table-cell>
          <table:table-cell office:value-type="float" office:value="0.43354618646875" calcext:value-type="float">
            <text:p>0.4335461865</text:p>
          </table:table-cell>
          <table:table-cell office:value-type="float" office:value="0.444750799661616" calcext:value-type="float">
            <text:p>0.4447507997</text:p>
          </table:table-cell>
          <table:table-cell office:value-type="float" office:value="0.520956938532331" calcext:value-type="float">
            <text:p>0.5209569385</text:p>
          </table:table-cell>
          <table:table-cell office:value-type="float" office:value="0.466471012055761" calcext:value-type="float">
            <text:p>0.4664710121</text:p>
          </table:table-cell>
          <table:table-cell office:value-type="float" office:value="0.436207082711953" calcext:value-type="float">
            <text:p>0.4362070827</text:p>
          </table:table-cell>
          <table:table-cell office:value-type="float" office:value="0.438181516942624" calcext:value-type="float">
            <text:p>0.4381815169</text:p>
          </table:table-cell>
          <table:table-cell office:value-type="float" office:value="0.439754984182258" calcext:value-type="float">
            <text:p>0.4397549842</text:p>
          </table:table-cell>
          <table:table-cell office:value-type="float" office:value="0.425048890734259" calcext:value-type="float">
            <text:p>0.4250488907</text:p>
          </table:table-cell>
          <table:table-cell office:value-type="float" office:value="0.433475290892483" calcext:value-type="float">
            <text:p>0.4334752909</text:p>
          </table:table-cell>
          <table:table-cell office:value-type="float" office:value="0.434096285102501" calcext:value-type="float">
            <text:p>0.4340962851</text:p>
          </table:table-cell>
          <table:table-cell office:value-type="float" office:value="0.428001964099757" calcext:value-type="float">
            <text:p>0.4280019641</text:p>
          </table:table-cell>
          <table:table-cell office:value-type="float" office:value="0.435406348771311" calcext:value-type="float">
            <text:p>0.4354063488</text:p>
          </table:table-cell>
          <table:table-cell office:value-type="float" office:value="0.438043172874115" calcext:value-type="float">
            <text:p>0.4380431729</text:p>
          </table:table-cell>
          <table:table-cell office:value-type="float" office:value="0.447024620156981" calcext:value-type="float">
            <text:p>0.4470246202</text:p>
          </table:table-cell>
          <table:table-cell office:value-type="float" office:value="0.433994628304277" calcext:value-type="float">
            <text:p>0.4339946283</text:p>
          </table:table-cell>
          <table:table-cell office:value-type="float" office:value="0.415395533040757" calcext:value-type="float">
            <text:p>0.415395533</text:p>
          </table:table-cell>
          <table:table-cell office:value-type="float" office:value="0.430539141862628" calcext:value-type="float">
            <text:p>0.4305391419</text:p>
          </table:table-cell>
          <table:table-cell office:value-type="float" office:value="0.425451938133708" calcext:value-type="float">
            <text:p>0.4254519381</text:p>
          </table:table-cell>
          <table:table-cell office:value-type="float" office:value="0.466899400840697" calcext:value-type="float">
            <text:p>0.4668994008</text:p>
          </table:table-cell>
          <table:table-cell office:value-type="float" office:value="0.447110205123528" calcext:value-type="float">
            <text:p>0.4471102051</text:p>
          </table:table-cell>
          <table:table-cell office:value-type="float" office:value="0.418897831620024" calcext:value-type="float">
            <text:p>0.4188978316</text:p>
          </table:table-cell>
          <table:table-cell office:value-type="float" office:value="0.426613457106133" calcext:value-type="float">
            <text:p>0.4266134571</text:p>
          </table:table-cell>
          <table:table-cell office:value-type="float" office:value="0.429228668260904" calcext:value-type="float">
            <text:p>0.4292286683</text:p>
          </table:table-cell>
          <table:table-cell office:value-type="float" office:value="0.428623784717484" calcext:value-type="float">
            <text:p>0.4286237847</text:p>
          </table:table-cell>
          <table:table-cell office:value-type="float" office:value="0.419690068800394" calcext:value-type="float">
            <text:p>0.4196900688</text:p>
          </table:table-cell>
          <table:table-cell office:value-type="float" office:value="0.418534263077587" calcext:value-type="float">
            <text:p>0.4185342631</text:p>
          </table:table-cell>
          <table:table-cell office:value-type="float" office:value="0.418650300961159" calcext:value-type="float">
            <text:p>0.418650301</text:p>
          </table:table-cell>
          <table:table-cell office:value-type="float" office:value="0.427305480194512" calcext:value-type="float">
            <text:p>0.4273054802</text:p>
          </table:table-cell>
          <table:table-cell office:value-type="float" office:value="0.421868291637896" calcext:value-type="float">
            <text:p>0.4218682916</text:p>
          </table:table-cell>
          <table:table-cell office:value-type="float" office:value="0.427503754512704" calcext:value-type="float">
            <text:p>0.4275037545</text:p>
          </table:table-cell>
          <table:table-cell office:value-type="float" office:value="0.42087535050547" calcext:value-type="float">
            <text:p>0.4208753505</text:p>
          </table:table-cell>
          <table:table-cell office:value-type="float" office:value="0.427792110482126" calcext:value-type="float">
            <text:p>0.4277921105</text:p>
          </table:table-cell>
          <table:table-cell office:value-type="float" office:value="0.455744173314453" calcext:value-type="float">
            <text:p>0.4557441733</text:p>
          </table:table-cell>
          <table:table-cell office:value-type="float" office:value="0.422944294190992" calcext:value-type="float">
            <text:p>0.4229442942</text:p>
          </table:table-cell>
          <table:table-cell office:value-type="float" office:value="0.440352689390891" calcext:value-type="float">
            <text:p>0.4403526894</text:p>
          </table:table-cell>
          <table:table-cell office:value-type="float" office:value="0.427266647989754" calcext:value-type="float">
            <text:p>0.427266648</text:p>
          </table:table-cell>
          <table:table-cell office:value-type="float" office:value="0.418030920135217" calcext:value-type="float">
            <text:p>0.4180309201</text:p>
          </table:table-cell>
          <table:table-cell office:value-type="float" office:value="0.431922924226001" calcext:value-type="float">
            <text:p>0.4319229242</text:p>
          </table:table-cell>
          <table:table-cell office:value-type="float" office:value="0.434225298838468" calcext:value-type="float">
            <text:p>0.4342252988</text:p>
          </table:table-cell>
          <table:table-cell office:value-type="float" office:value="0.428638082247549" calcext:value-type="float">
            <text:p>0.4286380822</text:p>
          </table:table-cell>
          <table:table-cell office:value-type="float" office:value="0.418427559709009" calcext:value-type="float">
            <text:p>0.4184275597</text:p>
          </table:table-cell>
          <table:table-cell office:value-type="float" office:value="0.42583653838699" calcext:value-type="float">
            <text:p>0.4258365384</text:p>
          </table:table-cell>
          <table:table-cell office:value-type="float" office:value="0.423819991167871" calcext:value-type="float">
            <text:p>0.4238199912</text:p>
          </table:table-cell>
          <table:table-cell office:value-type="float" office:value="0.428240793459516" calcext:value-type="float">
            <text:p>0.4282407935</text:p>
          </table:table-cell>
          <table:table-cell office:value-type="float" office:value="0.431271721628044" calcext:value-type="float">
            <text:p>0.4312717216</text:p>
          </table:table-cell>
          <table:table-cell office:value-type="float" office:value="0.433095840172921" calcext:value-type="float">
            <text:p>0.4330958402</text:p>
          </table:table-cell>
          <table:table-cell office:value-type="float" office:value="0.422343518577933" calcext:value-type="float">
            <text:p>0.4223435186</text:p>
          </table:table-cell>
          <table:table-cell office:value-type="float" office:value="0.425759440326631" calcext:value-type="float">
            <text:p>0.4257594403</text:p>
          </table:table-cell>
          <table:table-cell office:value-type="float" office:value="0.445600302028836" calcext:value-type="float">
            <text:p>0.445600302</text:p>
          </table:table-cell>
          <table:table-cell office:value-type="float" office:value="0.427620475636555" calcext:value-type="float">
            <text:p>0.4276204756</text:p>
          </table:table-cell>
          <table:table-cell office:value-type="float" office:value="0.41745659157193" calcext:value-type="float">
            <text:p>0.4174565916</text:p>
          </table:table-cell>
          <table:table-cell office:value-type="float" office:value="0.450346710030728" calcext:value-type="float">
            <text:p>0.45034671</text:p>
          </table:table-cell>
          <table:table-cell office:value-type="float" office:value="0.433502159826106" calcext:value-type="float">
            <text:p>0.4335021598</text:p>
          </table:table-cell>
          <table:table-cell office:value-type="float" office:value="0.422324698319444" calcext:value-type="float">
            <text:p>0.4223246983</text:p>
          </table:table-cell>
          <table:table-cell office:value-type="float" office:value="0.441500729746305" calcext:value-type="float">
            <text:p>0.4415007297</text:p>
          </table:table-cell>
          <table:table-cell office:value-type="float" office:value="0.418121291609813" calcext:value-type="float">
            <text:p>0.4181212916</text:p>
          </table:table-cell>
          <table:table-cell office:value-type="float" office:value="0.418367757183565" calcext:value-type="float">
            <text:p>0.4183677572</text:p>
          </table:table-cell>
          <table:table-cell office:value-type="float" office:value="0.419535617478769" calcext:value-type="float">
            <text:p>0.4195356175</text:p>
          </table:table-cell>
          <table:table-cell office:value-type="float" office:value="0.426086368363484" calcext:value-type="float">
            <text:p>0.4260863684</text:p>
          </table:table-cell>
          <table:table-cell office:value-type="float" office:value="0.428873309810031" calcext:value-type="float">
            <text:p>0.4288733098</text:p>
          </table:table-cell>
          <table:table-cell office:value-type="float" office:value="0.425906291482132" calcext:value-type="float">
            <text:p>0.4259062915</text:p>
          </table:table-cell>
          <table:table-cell office:value-type="float" office:value="0.424357170980632" calcext:value-type="float">
            <text:p>0.424357171</text:p>
          </table:table-cell>
          <table:table-cell office:value-type="float" office:value="0.426084455534525" calcext:value-type="float">
            <text:p>0.4260844555</text:p>
          </table:table-cell>
          <table:table-cell office:value-type="float" office:value="0.450567832669798" calcext:value-type="float">
            <text:p>0.4505678327</text:p>
          </table:table-cell>
          <table:table-cell office:value-type="float" office:value="0.436607020361908" calcext:value-type="float">
            <text:p>0.4366070204</text:p>
          </table:table-cell>
          <table:table-cell office:value-type="float" office:value="0.452110684488163" calcext:value-type="float">
            <text:p>0.4521106845</text:p>
          </table:table-cell>
          <table:table-cell office:value-type="float" office:value="0.429250195072911" calcext:value-type="float">
            <text:p>0.4292501951</text:p>
          </table:table-cell>
          <table:table-cell office:value-type="float" office:value="0.470674839403886" calcext:value-type="float">
            <text:p>0.4706748394</text:p>
          </table:table-cell>
          <table:table-cell office:value-type="float" office:value="0.465439140447811" calcext:value-type="float">
            <text:p>0.4654391404</text:p>
          </table:table-cell>
          <table:table-cell office:value-type="float" office:value="0.468391098550013" calcext:value-type="float">
            <text:p>0.4683910986</text:p>
          </table:table-cell>
          <table:table-cell office:value-type="float" office:value="0.439070252752514" calcext:value-type="float">
            <text:p>0.4390702528</text:p>
          </table:table-cell>
          <table:table-cell office:value-type="float" office:value="0.467104499470595" calcext:value-type="float">
            <text:p>0.4671044995</text:p>
          </table:table-cell>
          <table:table-cell office:value-type="float" office:value="0.425314134854502" calcext:value-type="float">
            <text:p>0.4253141349</text:p>
          </table:table-cell>
          <table:table-cell office:value-type="float" office:value="0.425479743505439" calcext:value-type="float">
            <text:p>0.4254797435</text:p>
          </table:table-cell>
          <table:table-cell office:value-type="float" office:value="0.4245786132829" calcext:value-type="float">
            <text:p>0.4245786133</text:p>
          </table:table-cell>
          <table:table-cell office:value-type="float" office:value="0.421011887067815" calcext:value-type="float">
            <text:p>0.4210118871</text:p>
          </table:table-cell>
          <table:table-cell office:value-type="float" office:value="0.436138391134647" calcext:value-type="float">
            <text:p>0.4361383911</text:p>
          </table:table-cell>
          <table:table-cell office:value-type="float" office:value="0.428538979048846" calcext:value-type="float">
            <text:p>0.428538979</text:p>
          </table:table-cell>
          <table:table-cell office:value-type="float" office:value="0.417766696272818" calcext:value-type="float">
            <text:p>0.4177666963</text:p>
          </table:table-cell>
          <table:table-cell office:value-type="float" office:value="0.421396985933269" calcext:value-type="float">
            <text:p>0.4213969859</text:p>
          </table:table-cell>
          <table:table-cell office:value-type="float" office:value="0.432825730696949" calcext:value-type="float">
            <text:p>0.4328257307</text:p>
          </table:table-cell>
          <table:table-cell office:value-type="float" office:value="0.415154217593395" calcext:value-type="float">
            <text:p>0.4151542176</text:p>
          </table:table-cell>
          <table:table-cell office:value-type="float" office:value="0.42358632384793" calcext:value-type="float">
            <text:p>0.4235863238</text:p>
          </table:table-cell>
          <table:table-cell office:value-type="float" office:value="0.429440322737787" calcext:value-type="float">
            <text:p>0.4294403227</text:p>
          </table:table-cell>
          <table:table-cell office:value-type="float" office:value="0.418011943599276" calcext:value-type="float">
            <text:p>0.4180119436</text:p>
          </table:table-cell>
          <table:table-cell office:value-type="float" office:value="0.419471761983772" calcext:value-type="float">
            <text:p>0.419471762</text:p>
          </table:table-cell>
          <table:table-cell office:value-type="float" office:value="0.416669343262817" calcext:value-type="float">
            <text:p>0.4166693433</text:p>
          </table:table-cell>
          <table:table-cell office:value-type="float" office:value="0.422628593737408" calcext:value-type="float">
            <text:p>0.4226285937</text:p>
          </table:table-cell>
          <table:table-cell office:value-type="float" office:value="0.420193153574753" calcext:value-type="float">
            <text:p>0.4201931536</text:p>
          </table:table-cell>
          <table:table-cell office:value-type="float" office:value="0.418290687770195" calcext:value-type="float">
            <text:p>0.4182906878</text:p>
          </table:table-cell>
          <table:table-cell office:value-type="float" office:value="0.437200205194042" calcext:value-type="float">
            <text:p>0.4372002052</text:p>
          </table:table-cell>
          <table:table-cell office:value-type="float" office:value="0.541013071674307" calcext:value-type="float">
            <text:p>0.5410130717</text:p>
          </table:table-cell>
          <table:table-cell office:value-type="float" office:value="0.481550634004846" calcext:value-type="float">
            <text:p>0.481550634</text:p>
          </table:table-cell>
          <table:table-cell office:value-type="float" office:value="0.45594124879531" calcext:value-type="float">
            <text:p>0.4559412488</text:p>
          </table:table-cell>
          <table:table-cell office:value-type="float" office:value="0.46974849221915" calcext:value-type="float">
            <text:p>0.4697484922</text:p>
          </table:table-cell>
          <table:table-cell office:value-type="float" office:value="0.455185169998094" calcext:value-type="float">
            <text:p>0.45518517</text:p>
          </table:table-cell>
          <table:table-cell office:value-type="float" office:value="0.460090547811317" calcext:value-type="float">
            <text:p>0.4600905478</text:p>
          </table:table-cell>
          <table:table-cell office:value-type="float" office:value="0.449131120826704" calcext:value-type="float">
            <text:p>0.4491311208</text:p>
          </table:table-cell>
          <table:table-cell office:value-type="float" office:value="0.452570370685537" calcext:value-type="float">
            <text:p>0.4525703707</text:p>
          </table:table-cell>
          <table:table-cell office:value-type="float" office:value="0.441165103546248" calcext:value-type="float">
            <text:p>0.4411651035</text:p>
          </table:table-cell>
          <table:table-cell office:value-type="float" office:value="0.451827514779275" calcext:value-type="float">
            <text:p>0.4518275148</text:p>
          </table:table-cell>
          <table:table-cell office:value-type="float" office:value="0.453222286251073" calcext:value-type="float">
            <text:p>0.4532222863</text:p>
          </table:table-cell>
          <table:table-cell office:value-type="float" office:value="0.462290252076522" calcext:value-type="float">
            <text:p>0.4622902521</text:p>
          </table:table-cell>
          <table:table-cell office:value-type="float" office:value="0.44569318568729" calcext:value-type="float">
            <text:p>0.4456931857</text:p>
          </table:table-cell>
          <table:table-cell office:value-type="float" office:value="0.45628345861534" calcext:value-type="float">
            <text:p>0.4562834586</text:p>
          </table:table-cell>
          <table:table-cell office:value-type="float" office:value="0.445635073761883" calcext:value-type="float">
            <text:p>0.4456350738</text:p>
          </table:table-cell>
          <table:table-cell office:value-type="float" office:value="0.447667859075503" calcext:value-type="float">
            <text:p>0.4476678591</text:p>
          </table:table-cell>
          <table:table-cell office:value-type="float" office:value="0.47299198436617" calcext:value-type="float">
            <text:p>0.4729919844</text:p>
          </table:table-cell>
          <table:table-cell office:value-type="float" office:value="0.452282845332534" calcext:value-type="float">
            <text:p>0.4522828453</text:p>
          </table:table-cell>
          <table:table-cell office:value-type="float" office:value="0.475434649208194" calcext:value-type="float">
            <text:p>0.4754346492</text:p>
          </table:table-cell>
          <table:table-cell office:value-type="float" office:value="0.58501677128637" calcext:value-type="float">
            <text:p>0.5850167713</text:p>
          </table:table-cell>
          <table:table-cell office:value-type="float" office:value="0.477681737444249" calcext:value-type="float">
            <text:p>0.4776817374</text:p>
          </table:table-cell>
          <table:table-cell office:value-type="float" office:value="0.488765288640899" calcext:value-type="float">
            <text:p>0.4887652886</text:p>
          </table:table-cell>
          <table:table-cell office:value-type="float" office:value="0.460055453057856" calcext:value-type="float">
            <text:p>0.4600554531</text:p>
          </table:table-cell>
          <table:table-cell office:value-type="float" office:value="0.451712834842555" calcext:value-type="float">
            <text:p>0.4517128348</text:p>
          </table:table-cell>
          <table:table-cell office:value-type="float" office:value="0.456070549646363" calcext:value-type="float">
            <text:p>0.4560705496</text:p>
          </table:table-cell>
          <table:table-cell office:value-type="float" office:value="0.464145913208109" calcext:value-type="float">
            <text:p>0.4641459132</text:p>
          </table:table-cell>
          <table:table-cell office:value-type="float" office:value="0.457428482413067" calcext:value-type="float">
            <text:p>0.4574284824</text:p>
          </table:table-cell>
          <table:table-cell office:value-type="float" office:value="0.438913677371171" calcext:value-type="float">
            <text:p>0.4389136774</text:p>
          </table:table-cell>
          <table:table-cell office:value-type="float" office:value="0.441621343023451" calcext:value-type="float">
            <text:p>0.441621343</text:p>
          </table:table-cell>
          <table:table-cell office:value-type="float" office:value="0.452333409775721" calcext:value-type="float">
            <text:p>0.4523334098</text:p>
          </table:table-cell>
          <table:table-cell office:value-type="float" office:value="0.439726100195272" calcext:value-type="float">
            <text:p>0.4397261002</text:p>
          </table:table-cell>
          <table:table-cell office:value-type="float" office:value="0.450612285870137" calcext:value-type="float">
            <text:p>0.4506122859</text:p>
          </table:table-cell>
          <table:table-cell office:value-type="float" office:value="0.438207883936868" calcext:value-type="float">
            <text:p>0.4382078839</text:p>
          </table:table-cell>
          <table:table-cell office:value-type="float" office:value="0.543417413246714" calcext:value-type="float">
            <text:p>0.5434174132</text:p>
          </table:table-cell>
          <table:table-cell office:value-type="float" office:value="0.453163621289089" calcext:value-type="float">
            <text:p>0.4531636213</text:p>
          </table:table-cell>
          <table:table-cell office:value-type="float" office:value="0.442835739935772" calcext:value-type="float">
            <text:p>0.4428357399</text:p>
          </table:table-cell>
          <table:table-cell office:value-type="float" office:value="0.468171290097708" calcext:value-type="float">
            <text:p>0.4681712901</text:p>
          </table:table-cell>
          <table:table-cell office:value-type="float" office:value="0.442163752826825" calcext:value-type="float">
            <text:p>0.4421637528</text:p>
          </table:table-cell>
          <table:table-cell office:value-type="float" office:value="0.440292607927712" calcext:value-type="float">
            <text:p>0.4402926079</text:p>
          </table:table-cell>
          <table:table-cell office:value-type="float" office:value="0.463490344091659" calcext:value-type="float">
            <text:p>0.4634903441</text:p>
          </table:table-cell>
          <table:table-cell office:value-type="float" office:value="0.448903220329291" calcext:value-type="float">
            <text:p>0.4489032203</text:p>
          </table:table-cell>
          <table:table-cell office:value-type="float" office:value="0.443755536382494" calcext:value-type="float">
            <text:p>0.4437555364</text:p>
          </table:table-cell>
          <table:table-cell office:value-type="float" office:value="0.464715408798732" calcext:value-type="float">
            <text:p>0.4647154088</text:p>
          </table:table-cell>
          <table:table-cell office:value-type="float" office:value="0.444573200649252" calcext:value-type="float">
            <text:p>0.4445732006</text:p>
          </table:table-cell>
          <table:table-cell office:value-type="float" office:value="0.465423330366424" calcext:value-type="float">
            <text:p>0.4654233304</text:p>
          </table:table-cell>
          <table:table-cell office:value-type="float" office:value="0.452168069420707" calcext:value-type="float">
            <text:p>0.4521680694</text:p>
          </table:table-cell>
          <table:table-cell office:value-type="float" office:value="0.438384499652645" calcext:value-type="float">
            <text:p>0.4383844997</text:p>
          </table:table-cell>
          <table:table-cell office:value-type="float" office:value="0.430192219498324" calcext:value-type="float">
            <text:p>0.4301922195</text:p>
          </table:table-cell>
          <table:table-cell office:value-type="float" office:value="0.425660273442109" calcext:value-type="float">
            <text:p>0.4256602734</text:p>
          </table:table-cell>
          <table:table-cell office:value-type="float" office:value="0.465914022397365" calcext:value-type="float">
            <text:p>0.4659140224</text:p>
          </table:table-cell>
          <table:table-cell office:value-type="float" office:value="0.44956241618019" calcext:value-type="float">
            <text:p>0.4495624162</text:p>
          </table:table-cell>
          <table:table-cell office:value-type="float" office:value="0.438983518372848" calcext:value-type="float">
            <text:p>0.4389835184</text:p>
          </table:table-cell>
          <table:table-cell office:value-type="float" office:value="0.433664855677951" calcext:value-type="float">
            <text:p>0.4336648557</text:p>
          </table:table-cell>
          <table:table-cell office:value-type="float" office:value="0.430463150336804" calcext:value-type="float">
            <text:p>0.4304631503</text:p>
          </table:table-cell>
          <table:table-cell office:value-type="float" office:value="0.427578175525533" calcext:value-type="float">
            <text:p>0.4275781755</text:p>
          </table:table-cell>
          <table:table-cell office:value-type="float" office:value="0.437115293549921" calcext:value-type="float">
            <text:p>0.4371152935</text:p>
          </table:table-cell>
          <table:table-cell office:value-type="float" office:value="0.422655438213997" calcext:value-type="float">
            <text:p>0.4226554382</text:p>
          </table:table-cell>
          <table:table-cell office:value-type="float" office:value="0.466977782047643" calcext:value-type="float">
            <text:p>0.466977782</text:p>
          </table:table-cell>
          <table:table-cell office:value-type="float" office:value="0.432406044895353" calcext:value-type="float">
            <text:p>0.4324060449</text:p>
          </table:table-cell>
          <table:table-cell office:value-type="float" office:value="0.431991038591026" calcext:value-type="float">
            <text:p>0.4319910386</text:p>
          </table:table-cell>
          <table:table-cell office:value-type="float" office:value="0.419624068400933" calcext:value-type="float">
            <text:p>0.4196240684</text:p>
          </table:table-cell>
          <table:table-cell office:value-type="float" office:value="0.500091240389532" calcext:value-type="float">
            <text:p>0.5000912404</text:p>
          </table:table-cell>
          <table:table-cell office:value-type="float" office:value="0.437212719461166" calcext:value-type="float">
            <text:p>0.4372127195</text:p>
          </table:table-cell>
          <table:table-cell office:value-type="float" office:value="0.4275373541236" calcext:value-type="float">
            <text:p>0.4275373541</text:p>
          </table:table-cell>
          <table:table-cell office:value-type="float" office:value="0.436218341136594" calcext:value-type="float">
            <text:p>0.4362183411</text:p>
          </table:table-cell>
          <table:table-cell office:value-type="float" office:value="0.428683397063225" calcext:value-type="float">
            <text:p>0.4286833971</text:p>
          </table:table-cell>
          <table:table-cell office:value-type="float" office:value="0.419546797344563" calcext:value-type="float">
            <text:p>0.4195467973</text:p>
          </table:table-cell>
          <table:table-cell office:value-type="float" office:value="0.421858226330195" calcext:value-type="float">
            <text:p>0.4218582263</text:p>
          </table:table-cell>
          <table:table-cell office:value-type="float" office:value="0.415712598857075" calcext:value-type="float">
            <text:p>0.4157125989</text:p>
          </table:table-cell>
          <table:table-cell office:value-type="float" office:value="0.41842803672997" calcext:value-type="float">
            <text:p>0.4184280367</text:p>
          </table:table-cell>
          <table:table-cell office:value-type="float" office:value="0.432759902798357" calcext:value-type="float">
            <text:p>0.4327599028</text:p>
          </table:table-cell>
          <table:table-cell office:value-type="float" office:value="0.433054785926512" calcext:value-type="float">
            <text:p>0.4330547859</text:p>
          </table:table-cell>
          <table:table-cell office:value-type="float" office:value="0.421130654405242" calcext:value-type="float">
            <text:p>0.4211306544</text:p>
          </table:table-cell>
          <table:table-cell office:value-type="float" office:value="0.463685603476381" calcext:value-type="float">
            <text:p>0.4636856035</text:p>
          </table:table-cell>
          <table:table-cell office:value-type="float" office:value="0.433301008917987" calcext:value-type="float">
            <text:p>0.4333010089</text:p>
          </table:table-cell>
          <table:table-cell office:value-type="float" office:value="0.432464431170925" calcext:value-type="float">
            <text:p>0.4324644312</text:p>
          </table:table-cell>
          <table:table-cell office:value-type="float" office:value="0.418037016752608" calcext:value-type="float">
            <text:p>0.4180370168</text:p>
          </table:table-cell>
          <table:table-cell office:value-type="float" office:value="0.418988177744828" calcext:value-type="float">
            <text:p>0.4189881777</text:p>
          </table:table-cell>
          <table:table-cell office:value-type="float" office:value="0.480876125278077" calcext:value-type="float">
            <text:p>0.4808761253</text:p>
          </table:table-cell>
          <table:table-cell office:value-type="float" office:value="0.434273266790422" calcext:value-type="float">
            <text:p>0.4342732668</text:p>
          </table:table-cell>
          <table:table-cell office:value-type="float" office:value="0.430874432982552" calcext:value-type="float">
            <text:p>0.430874433</text:p>
          </table:table-cell>
          <table:table-cell office:value-type="float" office:value="0.421265939997757" calcext:value-type="float">
            <text:p>0.42126594</text:p>
          </table:table-cell>
          <table:table-cell office:value-type="float" office:value="0.523372168890555" calcext:value-type="float">
            <text:p>0.5233721689</text:p>
          </table:table-cell>
          <table:table-cell office:value-type="float" office:value="0.456876066437752" calcext:value-type="float">
            <text:p>0.4568760664</text:p>
          </table:table-cell>
          <table:table-cell office:value-type="float" office:value="0.449747949017152" calcext:value-type="float">
            <text:p>0.449747949</text:p>
          </table:table-cell>
          <table:table-cell office:value-type="float" office:value="0.445270235565491" calcext:value-type="float">
            <text:p>0.4452702356</text:p>
          </table:table-cell>
          <table:table-cell office:value-type="float" office:value="0.445848732278961" calcext:value-type="float">
            <text:p>0.4458487323</text:p>
          </table:table-cell>
          <table:table-cell office:value-type="float" office:value="0.438417905497806" calcext:value-type="float">
            <text:p>0.4384179055</text:p>
          </table:table-cell>
          <table:table-cell office:value-type="float" office:value="0.507009052352533" calcext:value-type="float">
            <text:p>0.5070090524</text:p>
          </table:table-cell>
          <table:table-cell office:value-type="float" office:value="0.435874623499103" calcext:value-type="float">
            <text:p>0.4358746235</text:p>
          </table:table-cell>
          <table:table-cell office:value-type="float" office:value="0.433676630783711" calcext:value-type="float">
            <text:p>0.4336766308</text:p>
          </table:table-cell>
          <table:table-cell office:value-type="float" office:value="0.431825563928629" calcext:value-type="float">
            <text:p>0.4318255639</text:p>
          </table:table-cell>
          <table:table-cell office:value-type="float" office:value="0.427397724207727" calcext:value-type="float">
            <text:p>0.4273977242</text:p>
          </table:table-cell>
          <table:table-cell office:value-type="float" office:value="0.430123889675074" calcext:value-type="float">
            <text:p>0.4301238897</text:p>
          </table:table-cell>
          <table:table-cell office:value-type="float" office:value="0.415804313998165" calcext:value-type="float">
            <text:p>0.415804314</text:p>
          </table:table-cell>
          <table:table-cell office:value-type="float" office:value="0.426033348343971" calcext:value-type="float">
            <text:p>0.4260333483</text:p>
          </table:table-cell>
          <table:table-cell office:value-type="float" office:value="0.443474708029577" calcext:value-type="float">
            <text:p>0.443474708</text:p>
          </table:table-cell>
          <table:table-cell office:value-type="float" office:value="0.443569411145133" calcext:value-type="float">
            <text:p>0.4435694111</text:p>
          </table:table-cell>
          <table:table-cell office:value-type="float" office:value="0.440060399409883" calcext:value-type="float">
            <text:p>0.4400603994</text:p>
          </table:table-cell>
          <table:table-cell office:value-type="float" office:value="0.421621454305961" calcext:value-type="float">
            <text:p>0.4216214543</text:p>
          </table:table-cell>
          <table:table-cell office:value-type="float" office:value="0.433769899805512" calcext:value-type="float">
            <text:p>0.4337698998</text:p>
          </table:table-cell>
          <table:table-cell office:value-type="float" office:value="0.465214448810899" calcext:value-type="float">
            <text:p>0.4652144488</text:p>
          </table:table-cell>
          <table:table-cell office:value-type="float" office:value="0.421926726778773" calcext:value-type="float">
            <text:p>0.4219267268</text:p>
          </table:table-cell>
          <table:table-cell office:value-type="float" office:value="0.422436421595706" calcext:value-type="float">
            <text:p>0.4224364216</text:p>
          </table:table-cell>
          <table:table-cell office:value-type="float" office:value="0.412886958819204" calcext:value-type="float">
            <text:p>0.412886958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527"/>
        </table:table-row>
        <table:table-row table:style-name="ro1">
          <table:table-cell office:value-type="float" office:value="0.694904928480853" calcext:value-type="float">
            <text:p>0.6949049285</text:p>
          </table:table-cell>
          <table:table-cell office:value-type="float" office:value="0.696974857990032" calcext:value-type="float">
            <text:p>0.696974858</text:p>
          </table:table-cell>
          <table:table-cell office:value-type="float" office:value="0.675649641534334" calcext:value-type="float">
            <text:p>0.6756496415</text:p>
          </table:table-cell>
          <table:table-cell office:value-type="float" office:value="0.660335138408087" calcext:value-type="float">
            <text:p>0.6603351384</text:p>
          </table:table-cell>
          <table:table-cell office:value-type="float" office:value="0.630413097677265" calcext:value-type="float">
            <text:p>0.6304130977</text:p>
          </table:table-cell>
          <table:table-cell office:value-type="float" office:value="0.575257877166981" calcext:value-type="float">
            <text:p>0.5752578772</text:p>
          </table:table-cell>
          <table:table-cell office:value-type="float" office:value="0.545384877791969" calcext:value-type="float">
            <text:p>0.5453848778</text:p>
          </table:table-cell>
          <table:table-cell office:value-type="float" office:value="0.52559621340485" calcext:value-type="float">
            <text:p>0.5255962134</text:p>
          </table:table-cell>
          <table:table-cell office:value-type="float" office:value="0.502388961148518" calcext:value-type="float">
            <text:p>0.5023889611</text:p>
          </table:table-cell>
          <table:table-cell office:value-type="float" office:value="0.476137940088908" calcext:value-type="float">
            <text:p>0.4761379401</text:p>
          </table:table-cell>
          <table:table-cell office:value-type="float" office:value="0.480304834300045" calcext:value-type="float">
            <text:p>0.4803048343</text:p>
          </table:table-cell>
          <table:table-cell office:value-type="float" office:value="0.511706269257385" calcext:value-type="float">
            <text:p>0.5117062693</text:p>
          </table:table-cell>
          <table:table-cell office:value-type="float" office:value="0.572756481127927" calcext:value-type="float">
            <text:p>0.5727564811</text:p>
          </table:table-cell>
          <table:table-cell office:value-type="float" office:value="0.537122354242537" calcext:value-type="float">
            <text:p>0.5371223542</text:p>
          </table:table-cell>
          <table:table-cell office:value-type="float" office:value="0.449222426517035" calcext:value-type="float">
            <text:p>0.4492224265</text:p>
          </table:table-cell>
          <table:table-cell office:value-type="float" office:value="0.424532453988188" calcext:value-type="float">
            <text:p>0.424532454</text:p>
          </table:table-cell>
          <table:table-cell office:value-type="float" office:value="0.82047791352836" calcext:value-type="float">
            <text:p>0.8204779135</text:p>
          </table:table-cell>
          <table:table-cell office:value-type="float" office:value="0.684538339030358" calcext:value-type="float">
            <text:p>0.684538339</text:p>
          </table:table-cell>
          <table:table-cell office:value-type="float" office:value="0.400451978389508" calcext:value-type="float">
            <text:p>0.4004519784</text:p>
          </table:table-cell>
          <table:table-cell office:value-type="float" office:value="0.398658127575365" calcext:value-type="float">
            <text:p>0.3986581276</text:p>
          </table:table-cell>
          <table:table-cell office:value-type="float" office:value="0.659436488899279" calcext:value-type="float">
            <text:p>0.6594364889</text:p>
          </table:table-cell>
          <table:table-cell office:value-type="float" office:value="0.430603254268674" calcext:value-type="float">
            <text:p>0.4306032543</text:p>
          </table:table-cell>
          <table:table-cell office:value-type="float" office:value="0.368934412241837" calcext:value-type="float">
            <text:p>0.3689344122</text:p>
          </table:table-cell>
          <table:table-cell office:value-type="float" office:value="0.43570428108229" calcext:value-type="float">
            <text:p>0.4357042811</text:p>
          </table:table-cell>
          <table:table-cell office:value-type="float" office:value="0.572612151706518" calcext:value-type="float">
            <text:p>0.5726121517</text:p>
          </table:table-cell>
          <table:table-cell office:value-type="float" office:value="0.36092591648888" calcext:value-type="float">
            <text:p>0.3609259165</text:p>
          </table:table-cell>
          <table:table-cell office:value-type="float" office:value="0.43524189371362" calcext:value-type="float">
            <text:p>0.4352418937</text:p>
          </table:table-cell>
          <table:table-cell office:value-type="float" office:value="0.467251049938168" calcext:value-type="float">
            <text:p>0.4672510499</text:p>
          </table:table-cell>
          <table:table-cell office:value-type="float" office:value="0.390422416481066" calcext:value-type="float">
            <text:p>0.3904224165</text:p>
          </table:table-cell>
          <table:table-cell office:value-type="float" office:value="0.391194043663667" calcext:value-type="float">
            <text:p>0.3911940437</text:p>
          </table:table-cell>
          <table:table-cell office:value-type="float" office:value="0.446439067309048" calcext:value-type="float">
            <text:p>0.4464390673</text:p>
          </table:table-cell>
          <table:table-cell office:value-type="float" office:value="0.354199146989426" calcext:value-type="float">
            <text:p>0.354199147</text:p>
          </table:table-cell>
          <table:table-cell office:value-type="float" office:value="0.518175524280917" calcext:value-type="float">
            <text:p>0.5181755243</text:p>
          </table:table-cell>
          <table:table-cell office:value-type="float" office:value="2.36947924945517" calcext:value-type="float">
            <text:p>2.3694792495</text:p>
          </table:table-cell>
          <table:table-cell office:value-type="float" office:value="0.345094610456925" calcext:value-type="float">
            <text:p>0.3450946105</text:p>
          </table:table-cell>
          <table:table-cell office:value-type="float" office:value="0.550740211497071" calcext:value-type="float">
            <text:p>0.5507402115</text:p>
          </table:table-cell>
          <table:table-cell office:value-type="float" office:value="0.473357727771164" calcext:value-type="float">
            <text:p>0.4733577278</text:p>
          </table:table-cell>
          <table:table-cell office:value-type="float" office:value="0.726912974072186" calcext:value-type="float">
            <text:p>0.7269129741</text:p>
          </table:table-cell>
          <table:table-cell office:value-type="float" office:value="0.356690099418804" calcext:value-type="float">
            <text:p>0.3566900994</text:p>
          </table:table-cell>
          <table:table-cell office:value-type="float" office:value="0.721170998559631" calcext:value-type="float">
            <text:p>0.7211709986</text:p>
          </table:table-cell>
          <table:table-cell office:value-type="float" office:value="0.848287157773117" calcext:value-type="float">
            <text:p>0.8482871578</text:p>
          </table:table-cell>
          <table:table-cell office:value-type="float" office:value="0.967257170010638" calcext:value-type="float">
            <text:p>0.96725717</text:p>
          </table:table-cell>
          <table:table-cell office:value-type="float" office:value="0.61494077935441" calcext:value-type="float">
            <text:p>0.6149407794</text:p>
          </table:table-cell>
          <table:table-cell office:value-type="float" office:value="0.399861324004375" calcext:value-type="float">
            <text:p>0.399861324</text:p>
          </table:table-cell>
          <table:table-cell office:value-type="float" office:value="0.357081062798004" calcext:value-type="float">
            <text:p>0.3570810628</text:p>
          </table:table-cell>
          <table:table-cell office:value-type="float" office:value="0.350369758375229" calcext:value-type="float">
            <text:p>0.3503697584</text:p>
          </table:table-cell>
          <table:table-cell office:value-type="float" office:value="0.694659310258845" calcext:value-type="float">
            <text:p>0.6946593103</text:p>
          </table:table-cell>
          <table:table-cell office:value-type="float" office:value="1.5820570850885" calcext:value-type="float">
            <text:p>1.5820570851</text:p>
          </table:table-cell>
          <table:table-cell office:value-type="float" office:value="1.26622586220396" calcext:value-type="float">
            <text:p>1.2662258622</text:p>
          </table:table-cell>
          <table:table-cell office:value-type="float" office:value="0.347126809179142" calcext:value-type="float">
            <text:p>0.3471268092</text:p>
          </table:table-cell>
          <table:table-cell office:value-type="float" office:value="0.369128991006523" calcext:value-type="float">
            <text:p>0.369128991</text:p>
          </table:table-cell>
          <table:table-cell office:value-type="float" office:value="0.477976965156507" calcext:value-type="float">
            <text:p>0.4779769652</text:p>
          </table:table-cell>
          <table:table-cell office:value-type="float" office:value="0.327377498961691" calcext:value-type="float">
            <text:p>0.327377499</text:p>
          </table:table-cell>
          <table:table-cell office:value-type="float" office:value="0.323474246156686" calcext:value-type="float">
            <text:p>0.3234742462</text:p>
          </table:table-cell>
          <table:table-cell office:value-type="float" office:value="0.490057443098355" calcext:value-type="float">
            <text:p>0.4900574431</text:p>
          </table:table-cell>
          <table:table-cell office:value-type="float" office:value="0.471605025034224" calcext:value-type="float">
            <text:p>0.471605025</text:p>
          </table:table-cell>
          <table:table-cell office:value-type="float" office:value="0.364798425517202" calcext:value-type="float">
            <text:p>0.3647984255</text:p>
          </table:table-cell>
          <table:table-cell office:value-type="float" office:value="0.376712533350914" calcext:value-type="float">
            <text:p>0.3767125334</text:p>
          </table:table-cell>
          <table:table-cell office:value-type="float" office:value="0.996539752927732" calcext:value-type="float">
            <text:p>0.9965397529</text:p>
          </table:table-cell>
          <table:table-cell office:value-type="float" office:value="0.470538637928638" calcext:value-type="float">
            <text:p>0.4705386379</text:p>
          </table:table-cell>
          <table:table-cell office:value-type="float" office:value="0.326289435676349" calcext:value-type="float">
            <text:p>0.3262894357</text:p>
          </table:table-cell>
          <table:table-cell office:value-type="float" office:value="0.337891082930308" calcext:value-type="float">
            <text:p>0.3378910829</text:p>
          </table:table-cell>
          <table:table-cell office:value-type="float" office:value="1.05725820833637" calcext:value-type="float">
            <text:p>1.0572582083</text:p>
          </table:table-cell>
          <table:table-cell office:value-type="float" office:value="0.325057987799354" calcext:value-type="float">
            <text:p>0.3250579878</text:p>
          </table:table-cell>
          <table:table-cell office:value-type="float" office:value="0.70859828273028" calcext:value-type="float">
            <text:p>0.7085982827</text:p>
          </table:table-cell>
          <table:table-cell office:value-type="float" office:value="0.415576076422114" calcext:value-type="float">
            <text:p>0.4155760764</text:p>
          </table:table-cell>
          <table:table-cell office:value-type="float" office:value="0.586709328278846" calcext:value-type="float">
            <text:p>0.5867093283</text:p>
          </table:table-cell>
          <table:table-cell office:value-type="float" office:value="0.535916957932134" calcext:value-type="float">
            <text:p>0.5359169579</text:p>
          </table:table-cell>
          <table:table-cell office:value-type="float" office:value="0.412238312921216" calcext:value-type="float">
            <text:p>0.4122383129</text:p>
          </table:table-cell>
          <table:table-cell office:value-type="float" office:value="0.619267632157999" calcext:value-type="float">
            <text:p>0.6192676322</text:p>
          </table:table-cell>
          <table:table-cell office:value-type="float" office:value="0.383153505158681" calcext:value-type="float">
            <text:p>0.3831535052</text:p>
          </table:table-cell>
          <table:table-cell office:value-type="float" office:value="0.324894303681603" calcext:value-type="float">
            <text:p>0.3248943037</text:p>
          </table:table-cell>
          <table:table-cell office:value-type="float" office:value="0.532092758382948" calcext:value-type="float">
            <text:p>0.5320927584</text:p>
          </table:table-cell>
          <table:table-cell office:value-type="float" office:value="0.332160198453507" calcext:value-type="float">
            <text:p>0.3321601985</text:p>
          </table:table-cell>
          <table:table-cell office:value-type="float" office:value="0.337868134607978" calcext:value-type="float">
            <text:p>0.3378681346</text:p>
          </table:table-cell>
          <table:table-cell office:value-type="float" office:value="0.766096300249886" calcext:value-type="float">
            <text:p>0.7660963002</text:p>
          </table:table-cell>
          <table:table-cell office:value-type="float" office:value="0.313304681184044" calcext:value-type="float">
            <text:p>0.3133046812</text:p>
          </table:table-cell>
          <table:table-cell office:value-type="float" office:value="2.32330145212057" calcext:value-type="float">
            <text:p>2.3233014521</text:p>
          </table:table-cell>
          <table:table-cell office:value-type="float" office:value="0.508999376698634" calcext:value-type="float">
            <text:p>0.5089993767</text:p>
          </table:table-cell>
          <table:table-cell office:value-type="float" office:value="1.03791282185517" calcext:value-type="float">
            <text:p>1.0379128219</text:p>
          </table:table-cell>
          <table:table-cell office:value-type="float" office:value="0.308500393103528" calcext:value-type="float">
            <text:p>0.3085003931</text:p>
          </table:table-cell>
          <table:table-cell office:value-type="float" office:value="0.769040161563504" calcext:value-type="float">
            <text:p>0.7690401616</text:p>
          </table:table-cell>
          <table:table-cell office:value-type="float" office:value="0.311722925593776" calcext:value-type="float">
            <text:p>0.3117229256</text:p>
          </table:table-cell>
          <table:table-cell office:value-type="float" office:value="0.388808573531421" calcext:value-type="float">
            <text:p>0.3888085735</text:p>
          </table:table-cell>
          <table:table-cell office:value-type="float" office:value="0.312955866663259" calcext:value-type="float">
            <text:p>0.3129558667</text:p>
          </table:table-cell>
          <table:table-cell office:value-type="float" office:value="0.495386691033627" calcext:value-type="float">
            <text:p>0.495386691</text:p>
          </table:table-cell>
          <table:table-cell office:value-type="float" office:value="0.319739818038906" calcext:value-type="float">
            <text:p>0.319739818</text:p>
          </table:table-cell>
          <table:table-cell office:value-type="float" office:value="0.297278372361241" calcext:value-type="float">
            <text:p>0.2972783724</text:p>
          </table:table-cell>
          <table:table-cell office:value-type="float" office:value="0.376166597895298" calcext:value-type="float">
            <text:p>0.3761665979</text:p>
          </table:table-cell>
          <table:table-cell office:value-type="float" office:value="0.426830664629577" calcext:value-type="float">
            <text:p>0.4268306646</text:p>
          </table:table-cell>
          <table:table-cell office:value-type="float" office:value="0.325118075733116" calcext:value-type="float">
            <text:p>0.3251180757</text:p>
          </table:table-cell>
          <table:table-cell office:value-type="float" office:value="0.772275483437336" calcext:value-type="float">
            <text:p>0.7722754834</text:p>
          </table:table-cell>
          <table:table-cell office:value-type="float" office:value="0.536393570515417" calcext:value-type="float">
            <text:p>0.5363935705</text:p>
          </table:table-cell>
          <table:table-cell office:value-type="float" office:value="0.738737514283922" calcext:value-type="float">
            <text:p>0.7387375143</text:p>
          </table:table-cell>
          <table:table-cell office:value-type="float" office:value="0.387092204440025" calcext:value-type="float">
            <text:p>0.3870922044</text:p>
          </table:table-cell>
          <table:table-cell office:value-type="float" office:value="0.478318333027611" calcext:value-type="float">
            <text:p>0.478318333</text:p>
          </table:table-cell>
          <table:table-cell office:value-type="float" office:value="0.495220248908552" calcext:value-type="float">
            <text:p>0.4952202489</text:p>
          </table:table-cell>
          <table:table-cell office:value-type="float" office:value="0.349898727692156" calcext:value-type="float">
            <text:p>0.3498987277</text:p>
          </table:table-cell>
          <table:table-cell office:value-type="float" office:value="1.16007163819446" calcext:value-type="float">
            <text:p>1.1600716382</text:p>
          </table:table-cell>
          <table:table-cell office:value-type="float" office:value="0.327014546325984" calcext:value-type="float">
            <text:p>0.3270145463</text:p>
          </table:table-cell>
          <table:table-cell office:value-type="float" office:value="0.3893897084566" calcext:value-type="float">
            <text:p>0.3893897085</text:p>
          </table:table-cell>
          <table:table-cell office:value-type="float" office:value="0.532671095222555" calcext:value-type="float">
            <text:p>0.5326710952</text:p>
          </table:table-cell>
          <table:table-cell office:value-type="float" office:value="0.352898323407737" calcext:value-type="float">
            <text:p>0.3528983234</text:p>
          </table:table-cell>
          <table:table-cell office:value-type="float" office:value="0.318993591279539" calcext:value-type="float">
            <text:p>0.3189935913</text:p>
          </table:table-cell>
          <table:table-cell office:value-type="float" office:value="0.385726672859602" calcext:value-type="float">
            <text:p>0.3857266729</text:p>
          </table:table-cell>
          <table:table-cell office:value-type="float" office:value="0.461415001525674" calcext:value-type="float">
            <text:p>0.4614150015</text:p>
          </table:table-cell>
          <table:table-cell office:value-type="float" office:value="0.313899392145936" calcext:value-type="float">
            <text:p>0.3138993921</text:p>
          </table:table-cell>
          <table:table-cell office:value-type="float" office:value="0.461984901274404" calcext:value-type="float">
            <text:p>0.4619849013</text:p>
          </table:table-cell>
          <table:table-cell office:value-type="float" office:value="1.1895383672475" calcext:value-type="float">
            <text:p>1.1895383672</text:p>
          </table:table-cell>
          <table:table-cell office:value-type="float" office:value="0.30519498838746" calcext:value-type="float">
            <text:p>0.3051949884</text:p>
          </table:table-cell>
          <table:table-cell office:value-type="float" office:value="0.419241918735607" calcext:value-type="float">
            <text:p>0.4192419187</text:p>
          </table:table-cell>
          <table:table-cell office:value-type="float" office:value="0.489599193360216" calcext:value-type="float">
            <text:p>0.4895991934</text:p>
          </table:table-cell>
          <table:table-cell office:value-type="float" office:value="0.769646835028057" calcext:value-type="float">
            <text:p>0.769646835</text:p>
          </table:table-cell>
          <table:table-cell office:value-type="float" office:value="0.468228477218245" calcext:value-type="float">
            <text:p>0.4682284772</text:p>
          </table:table-cell>
          <table:table-cell office:value-type="float" office:value="0.741090870202656" calcext:value-type="float">
            <text:p>0.7410908702</text:p>
          </table:table-cell>
          <table:table-cell office:value-type="float" office:value="0.345569833888803" calcext:value-type="float">
            <text:p>0.3455698339</text:p>
          </table:table-cell>
          <table:table-cell office:value-type="float" office:value="0.541264720907348" calcext:value-type="float">
            <text:p>0.5412647209</text:p>
          </table:table-cell>
          <table:table-cell office:value-type="float" office:value="0.340516589127988" calcext:value-type="float">
            <text:p>0.3405165891</text:p>
          </table:table-cell>
          <table:table-cell office:value-type="float" office:value="0.41247082758548" calcext:value-type="float">
            <text:p>0.4124708276</text:p>
          </table:table-cell>
          <table:table-cell office:value-type="float" office:value="0.944281597205815" calcext:value-type="float">
            <text:p>0.9442815972</text:p>
          </table:table-cell>
          <table:table-cell office:value-type="float" office:value="0.371039902864818" calcext:value-type="float">
            <text:p>0.3710399029</text:p>
          </table:table-cell>
          <table:table-cell office:value-type="float" office:value="2.04101574070565" calcext:value-type="float">
            <text:p>2.0410157407</text:p>
          </table:table-cell>
          <table:table-cell office:value-type="float" office:value="0.495005810623955" calcext:value-type="float">
            <text:p>0.4950058106</text:p>
          </table:table-cell>
          <table:table-cell office:value-type="float" office:value="0.315570971764971" calcext:value-type="float">
            <text:p>0.3155709718</text:p>
          </table:table-cell>
          <table:table-cell office:value-type="float" office:value="0.685570012198554" calcext:value-type="float">
            <text:p>0.6855700122</text:p>
          </table:table-cell>
          <table:table-cell office:value-type="float" office:value="0.315200829975921" calcext:value-type="float">
            <text:p>0.31520083</text:p>
          </table:table-cell>
          <table:table-cell office:value-type="float" office:value="0.348481207487831" calcext:value-type="float">
            <text:p>0.3484812075</text:p>
          </table:table-cell>
          <table:table-cell office:value-type="float" office:value="0.696131576816668" calcext:value-type="float">
            <text:p>0.6961315768</text:p>
          </table:table-cell>
          <table:table-cell office:value-type="float" office:value="0.446160228192593" calcext:value-type="float">
            <text:p>0.4461602282</text:p>
          </table:table-cell>
          <table:table-cell office:value-type="float" office:value="0.622589091417183" calcext:value-type="float">
            <text:p>0.6225890914</text:p>
          </table:table-cell>
          <table:table-cell office:value-type="float" office:value="0.330625733380677" calcext:value-type="float">
            <text:p>0.3306257334</text:p>
          </table:table-cell>
          <table:table-cell office:value-type="float" office:value="0.399722131819708" calcext:value-type="float">
            <text:p>0.3997221318</text:p>
          </table:table-cell>
          <table:table-cell office:value-type="float" office:value="0.613879463194092" calcext:value-type="float">
            <text:p>0.6138794632</text:p>
          </table:table-cell>
          <table:table-cell office:value-type="float" office:value="0.314333887403584" calcext:value-type="float">
            <text:p>0.3143338874</text:p>
          </table:table-cell>
          <table:table-cell office:value-type="float" office:value="0.343425577152587" calcext:value-type="float">
            <text:p>0.3434255772</text:p>
          </table:table-cell>
          <table:table-cell office:value-type="float" office:value="0.444007174131264" calcext:value-type="float">
            <text:p>0.4440071741</text:p>
          </table:table-cell>
          <table:table-cell office:value-type="float" office:value="1.60922039341328" calcext:value-type="float">
            <text:p>1.6092203934</text:p>
          </table:table-cell>
          <table:table-cell office:value-type="float" office:value="0.321458598170229" calcext:value-type="float">
            <text:p>0.3214585982</text:p>
          </table:table-cell>
          <table:table-cell office:value-type="float" office:value="0.318142634138839" calcext:value-type="float">
            <text:p>0.3181426341</text:p>
          </table:table-cell>
          <table:table-cell office:value-type="float" office:value="0.583864611579526" calcext:value-type="float">
            <text:p>0.5838646116</text:p>
          </table:table-cell>
          <table:table-cell office:value-type="float" office:value="0.481387925276192" calcext:value-type="float">
            <text:p>0.4813879253</text:p>
          </table:table-cell>
          <table:table-cell office:value-type="float" office:value="0.560990652089478" calcext:value-type="float">
            <text:p>0.5609906521</text:p>
          </table:table-cell>
          <table:table-cell office:value-type="float" office:value="0.523783248342494" calcext:value-type="float">
            <text:p>0.5237832483</text:p>
          </table:table-cell>
          <table:table-cell office:value-type="float" office:value="0.338345729450171" calcext:value-type="float">
            <text:p>0.3383457295</text:p>
          </table:table-cell>
          <table:table-cell office:value-type="float" office:value="0.322517187386003" calcext:value-type="float">
            <text:p>0.3225171874</text:p>
          </table:table-cell>
          <table:table-cell office:value-type="float" office:value="0.394803290362854" calcext:value-type="float">
            <text:p>0.3948032904</text:p>
          </table:table-cell>
          <table:table-cell office:value-type="float" office:value="0.324197136479894" calcext:value-type="float">
            <text:p>0.3241971365</text:p>
          </table:table-cell>
          <table:table-cell office:value-type="float" office:value="0.710651201586569" calcext:value-type="float">
            <text:p>0.7106512016</text:p>
          </table:table-cell>
          <table:table-cell office:value-type="float" office:value="0.662964211868983" calcext:value-type="float">
            <text:p>0.6629642119</text:p>
          </table:table-cell>
          <table:table-cell office:value-type="float" office:value="0.90344699420382" calcext:value-type="float">
            <text:p>0.9034469942</text:p>
          </table:table-cell>
          <table:table-cell office:value-type="float" office:value="0.330291554022006" calcext:value-type="float">
            <text:p>0.330291554</text:p>
          </table:table-cell>
          <table:table-cell office:value-type="float" office:value="0.538976242337176" calcext:value-type="float">
            <text:p>0.5389762423</text:p>
          </table:table-cell>
          <table:table-cell office:value-type="float" office:value="0.326699239421489" calcext:value-type="float">
            <text:p>0.3266992394</text:p>
          </table:table-cell>
          <table:table-cell office:value-type="float" office:value="0.322770428892532" calcext:value-type="float">
            <text:p>0.3227704289</text:p>
          </table:table-cell>
          <table:table-cell office:value-type="float" office:value="0.705495195662249" calcext:value-type="float">
            <text:p>0.7054951957</text:p>
          </table:table-cell>
          <table:table-cell office:value-type="float" office:value="0.911766896623864" calcext:value-type="float">
            <text:p>0.9117668966</text:p>
          </table:table-cell>
          <table:table-cell office:value-type="float" office:value="0.334886974566299" calcext:value-type="float">
            <text:p>0.3348869746</text:p>
          </table:table-cell>
          <table:table-cell office:value-type="float" office:value="0.366830875668474" calcext:value-type="float">
            <text:p>0.3668308757</text:p>
          </table:table-cell>
          <table:table-cell office:value-type="float" office:value="0.54552465087624" calcext:value-type="float">
            <text:p>0.5455246509</text:p>
          </table:table-cell>
          <table:table-cell office:value-type="float" office:value="0.359612874254104" calcext:value-type="float">
            <text:p>0.3596128743</text:p>
          </table:table-cell>
          <table:table-cell office:value-type="float" office:value="0.596703052862571" calcext:value-type="float">
            <text:p>0.5967030529</text:p>
          </table:table-cell>
          <table:table-cell office:value-type="float" office:value="0.336456020609025" calcext:value-type="float">
            <text:p>0.3364560206</text:p>
          </table:table-cell>
          <table:table-cell office:value-type="float" office:value="0.337702454674628" calcext:value-type="float">
            <text:p>0.3377024547</text:p>
          </table:table-cell>
          <table:table-cell office:value-type="float" office:value="0.357449703425917" calcext:value-type="float">
            <text:p>0.3574497034</text:p>
          </table:table-cell>
          <table:table-cell office:value-type="float" office:value="0.339721520058143" calcext:value-type="float">
            <text:p>0.3397215201</text:p>
          </table:table-cell>
          <table:table-cell office:value-type="float" office:value="0.502216898882261" calcext:value-type="float">
            <text:p>0.5022168989</text:p>
          </table:table-cell>
          <table:table-cell office:value-type="float" office:value="0.329688513535325" calcext:value-type="float">
            <text:p>0.3296885135</text:p>
          </table:table-cell>
          <table:table-cell office:value-type="float" office:value="0.323672842573521" calcext:value-type="float">
            <text:p>0.3236728426</text:p>
          </table:table-cell>
          <table:table-cell office:value-type="float" office:value="0.447172759724347" calcext:value-type="float">
            <text:p>0.4471727597</text:p>
          </table:table-cell>
          <table:table-cell office:value-type="float" office:value="1.62135365069126" calcext:value-type="float">
            <text:p>1.6213536507</text:p>
          </table:table-cell>
          <table:table-cell office:value-type="float" office:value="0.450327738254301" calcext:value-type="float">
            <text:p>0.4503277383</text:p>
          </table:table-cell>
          <table:table-cell office:value-type="float" office:value="0.464162659559626" calcext:value-type="float">
            <text:p>0.4641626596</text:p>
          </table:table-cell>
          <table:table-cell office:value-type="float" office:value="0.350304295021146" calcext:value-type="float">
            <text:p>0.350304295</text:p>
          </table:table-cell>
          <table:table-cell office:value-type="float" office:value="0.327750963613551" calcext:value-type="float">
            <text:p>0.3277509636</text:p>
          </table:table-cell>
          <table:table-cell office:value-type="float" office:value="0.520515515941018" calcext:value-type="float">
            <text:p>0.5205155159</text:p>
          </table:table-cell>
          <table:table-cell office:value-type="float" office:value="0.462112553380296" calcext:value-type="float">
            <text:p>0.4621125534</text:p>
          </table:table-cell>
          <table:table-cell office:value-type="float" office:value="1.69726137644928" calcext:value-type="float">
            <text:p>1.6972613764</text:p>
          </table:table-cell>
          <table:table-cell office:value-type="float" office:value="0.321485229333242" calcext:value-type="float">
            <text:p>0.3214852293</text:p>
          </table:table-cell>
          <table:table-cell office:value-type="float" office:value="0.341083303339592" calcext:value-type="float">
            <text:p>0.3410833033</text:p>
          </table:table-cell>
          <table:table-cell office:value-type="float" office:value="0.523631783155557" calcext:value-type="float">
            <text:p>0.5236317832</text:p>
          </table:table-cell>
          <table:table-cell office:value-type="float" office:value="1.09112030011351" calcext:value-type="float">
            <text:p>1.0911203001</text:p>
          </table:table-cell>
          <table:table-cell office:value-type="float" office:value="0.613324795572561" calcext:value-type="float">
            <text:p>0.6133247956</text:p>
          </table:table-cell>
          <table:table-cell office:value-type="float" office:value="0.474412424205452" calcext:value-type="float">
            <text:p>0.4744124242</text:p>
          </table:table-cell>
          <table:table-cell office:value-type="float" office:value="0.628686250879773" calcext:value-type="float">
            <text:p>0.6286862509</text:p>
          </table:table-cell>
          <table:table-cell office:value-type="float" office:value="0.359657862109523" calcext:value-type="float">
            <text:p>0.3596578621</text:p>
          </table:table-cell>
          <table:table-cell office:value-type="float" office:value="0.877300756763814" calcext:value-type="float">
            <text:p>0.8773007568</text:p>
          </table:table-cell>
          <table:table-cell office:value-type="float" office:value="0.452836881978538" calcext:value-type="float">
            <text:p>0.452836882</text:p>
          </table:table-cell>
          <table:table-cell office:value-type="float" office:value="0.373697678547179" calcext:value-type="float">
            <text:p>0.3736976785</text:p>
          </table:table-cell>
          <table:table-cell office:value-type="float" office:value="0.57834602910558" calcext:value-type="float">
            <text:p>0.5783460291</text:p>
          </table:table-cell>
          <table:table-cell office:value-type="float" office:value="0.334655102329015" calcext:value-type="float">
            <text:p>0.3346551023</text:p>
          </table:table-cell>
          <table:table-cell office:value-type="float" office:value="0.323227654242601" calcext:value-type="float">
            <text:p>0.3232276542</text:p>
          </table:table-cell>
          <table:table-cell office:value-type="float" office:value="1.25067574730056" calcext:value-type="float">
            <text:p>1.2506757473</text:p>
          </table:table-cell>
          <table:table-cell office:value-type="float" office:value="0.3664447890174" calcext:value-type="float">
            <text:p>0.366444789</text:p>
          </table:table-cell>
          <table:table-cell office:value-type="float" office:value="0.437460830711549" calcext:value-type="float">
            <text:p>0.4374608307</text:p>
          </table:table-cell>
          <table:table-cell office:value-type="float" office:value="0.46653134604936" calcext:value-type="float">
            <text:p>0.466531346</text:p>
          </table:table-cell>
          <table:table-cell office:value-type="float" office:value="0.569428823626597" calcext:value-type="float">
            <text:p>0.5694288236</text:p>
          </table:table-cell>
          <table:table-cell office:value-type="float" office:value="0.572652548316559" calcext:value-type="float">
            <text:p>0.5726525483</text:p>
          </table:table-cell>
          <table:table-cell office:value-type="float" office:value="1.27240532512733" calcext:value-type="float">
            <text:p>1.2724053251</text:p>
          </table:table-cell>
          <table:table-cell office:value-type="float" office:value="0.382570420691617" calcext:value-type="float">
            <text:p>0.3825704207</text:p>
          </table:table-cell>
          <table:table-cell office:value-type="float" office:value="0.498617143122526" calcext:value-type="float">
            <text:p>0.4986171431</text:p>
          </table:table-cell>
          <table:table-cell office:value-type="float" office:value="0.337469393848091" calcext:value-type="float">
            <text:p>0.3374693938</text:p>
          </table:table-cell>
          <table:table-cell office:value-type="float" office:value="0.98602717679034" calcext:value-type="float">
            <text:p>0.9860271768</text:p>
          </table:table-cell>
          <table:table-cell office:value-type="float" office:value="0.452814256760382" calcext:value-type="float">
            <text:p>0.4528142568</text:p>
          </table:table-cell>
          <table:table-cell office:value-type="float" office:value="0.441586114877441" calcext:value-type="float">
            <text:p>0.4415861149</text:p>
          </table:table-cell>
          <table:table-cell office:value-type="float" office:value="0.367006195595615" calcext:value-type="float">
            <text:p>0.3670061956</text:p>
          </table:table-cell>
          <table:table-cell office:value-type="float" office:value="0.45657085141828" calcext:value-type="float">
            <text:p>0.4565708514</text:p>
          </table:table-cell>
          <table:table-cell office:value-type="float" office:value="0.323490783134242" calcext:value-type="float">
            <text:p>0.3234907831</text:p>
          </table:table-cell>
          <table:table-cell office:value-type="float" office:value="0.300309261369876" calcext:value-type="float">
            <text:p>0.3003092614</text:p>
          </table:table-cell>
          <table:table-cell office:value-type="float" office:value="0.723938163890634" calcext:value-type="float">
            <text:p>0.7239381639</text:p>
          </table:table-cell>
          <table:table-cell office:value-type="float" office:value="0.536988643847913" calcext:value-type="float">
            <text:p>0.5369886438</text:p>
          </table:table-cell>
          <table:table-cell office:value-type="float" office:value="0.72311745292397" calcext:value-type="float">
            <text:p>0.7231174529</text:p>
          </table:table-cell>
          <table:table-cell office:value-type="float" office:value="0.313297072298638" calcext:value-type="float">
            <text:p>0.3132970723</text:p>
          </table:table-cell>
          <table:table-cell office:value-type="float" office:value="0.361237318819142" calcext:value-type="float">
            <text:p>0.3612373188</text:p>
          </table:table-cell>
          <table:table-cell office:value-type="float" office:value="0.35395038854264" calcext:value-type="float">
            <text:p>0.3539503885</text:p>
          </table:table-cell>
          <table:table-cell office:value-type="float" office:value="1.16026859163811" calcext:value-type="float">
            <text:p>1.1602685916</text:p>
          </table:table-cell>
          <table:table-cell office:value-type="float" office:value="1.16305103660912" calcext:value-type="float">
            <text:p>1.1630510366</text:p>
          </table:table-cell>
          <table:table-cell office:value-type="float" office:value="0.406507870971516" calcext:value-type="float">
            <text:p>0.406507871</text:p>
          </table:table-cell>
          <table:table-cell office:value-type="float" office:value="0.613506828456797" calcext:value-type="float">
            <text:p>0.6135068285</text:p>
          </table:table-cell>
          <table:table-cell office:value-type="float" office:value="2.59276545663034" calcext:value-type="float">
            <text:p>2.5927654566</text:p>
          </table:table-cell>
          <table:table-cell office:value-type="float" office:value="0.451643352568363" calcext:value-type="float">
            <text:p>0.4516433526</text:p>
          </table:table-cell>
          <table:table-cell office:value-type="float" office:value="0.37664495268603" calcext:value-type="float">
            <text:p>0.3766449527</text:p>
          </table:table-cell>
          <table:table-cell office:value-type="float" office:value="0.33392896421494" calcext:value-type="float">
            <text:p>0.3339289642</text:p>
          </table:table-cell>
          <table:table-cell office:value-type="float" office:value="0.411714695794608" calcext:value-type="float">
            <text:p>0.4117146958</text:p>
          </table:table-cell>
          <table:table-cell office:value-type="float" office:value="0.318941117892556" calcext:value-type="float">
            <text:p>0.3189411179</text:p>
          </table:table-cell>
          <table:table-cell office:value-type="float" office:value="1.6821082664647" calcext:value-type="float">
            <text:p>1.6821082665</text:p>
          </table:table-cell>
          <table:table-cell office:value-type="float" office:value="0.331803789766886" calcext:value-type="float">
            <text:p>0.3318037898</text:p>
          </table:table-cell>
          <table:table-cell office:value-type="float" office:value="0.377355359638891" calcext:value-type="float">
            <text:p>0.3773553596</text:p>
          </table:table-cell>
          <table:table-cell office:value-type="float" office:value="0.605961281552537" calcext:value-type="float">
            <text:p>0.6059612816</text:p>
          </table:table-cell>
          <table:table-cell office:value-type="float" office:value="0.811988967849362" calcext:value-type="float">
            <text:p>0.8119889678</text:p>
          </table:table-cell>
          <table:table-cell office:value-type="float" office:value="0.414988381461003" calcext:value-type="float">
            <text:p>0.4149883815</text:p>
          </table:table-cell>
          <table:table-cell office:value-type="float" office:value="0.328034928344911" calcext:value-type="float">
            <text:p>0.3280349283</text:p>
          </table:table-cell>
          <table:table-cell office:value-type="float" office:value="0.732924199873401" calcext:value-type="float">
            <text:p>0.7329241999</text:p>
          </table:table-cell>
          <table:table-cell office:value-type="float" office:value="0.426230884922875" calcext:value-type="float">
            <text:p>0.4262308849</text:p>
          </table:table-cell>
          <table:table-cell office:value-type="float" office:value="0.707563658939895" calcext:value-type="float">
            <text:p>0.7075636589</text:p>
          </table:table-cell>
          <table:table-cell office:value-type="float" office:value="0.55237701413452" calcext:value-type="float">
            <text:p>0.5523770141</text:p>
          </table:table-cell>
          <table:table-cell office:value-type="float" office:value="0.871439745605633" calcext:value-type="float">
            <text:p>0.8714397456</text:p>
          </table:table-cell>
          <table:table-cell office:value-type="float" office:value="0.902341061894612" calcext:value-type="float">
            <text:p>0.9023410619</text:p>
          </table:table-cell>
          <table:table-cell office:value-type="float" office:value="0.393826353079956" calcext:value-type="float">
            <text:p>0.3938263531</text:p>
          </table:table-cell>
          <table:table-cell office:value-type="float" office:value="0.320005324237236" calcext:value-type="float">
            <text:p>0.3200053242</text:p>
          </table:table-cell>
          <table:table-cell office:value-type="float" office:value="0.468693825549122" calcext:value-type="float">
            <text:p>0.4686938255</text:p>
          </table:table-cell>
          <table:table-cell office:value-type="float" office:value="0.365393294249811" calcext:value-type="float">
            <text:p>0.3653932942</text:p>
          </table:table-cell>
          <table:table-cell office:value-type="float" office:value="0.430820165312846" calcext:value-type="float">
            <text:p>0.430820165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527"/>
        </table:table-row>
        <table:table-row table:style-name="ro1">
          <table:table-cell office:value-type="float" office:value="0.56249213343975" calcext:value-type="float">
            <text:p>0.5624921334</text:p>
          </table:table-cell>
          <table:table-cell office:value-type="float" office:value="0.656261799874135" calcext:value-type="float">
            <text:p>0.6562617999</text:p>
          </table:table-cell>
          <table:table-cell office:value-type="float" office:value="0.711139081160628" calcext:value-type="float">
            <text:p>0.7111390812</text:p>
          </table:table-cell>
          <table:table-cell office:value-type="float" office:value="0.728445563254828" calcext:value-type="float">
            <text:p>0.7284455633</text:p>
          </table:table-cell>
          <table:table-cell office:value-type="float" office:value="0.737696664583916" calcext:value-type="float">
            <text:p>0.7376966646</text:p>
          </table:table-cell>
          <table:table-cell office:value-type="float" office:value="0.738451856536037" calcext:value-type="float">
            <text:p>0.7384518565</text:p>
          </table:table-cell>
          <table:table-cell office:value-type="float" office:value="0.746947765867991" calcext:value-type="float">
            <text:p>0.7469477659</text:p>
          </table:table-cell>
          <table:table-cell office:value-type="float" office:value="0.745940843275165" calcext:value-type="float">
            <text:p>0.7459408433</text:p>
          </table:table-cell>
          <table:table-cell office:value-type="float" office:value="0.745311516654649" calcext:value-type="float">
            <text:p>0.7453115167</text:p>
          </table:table-cell>
          <table:table-cell office:value-type="float" office:value="0.754625550645789" calcext:value-type="float">
            <text:p>0.7546255506</text:p>
          </table:table-cell>
          <table:table-cell office:value-type="float" office:value="0.749842668322365" calcext:value-type="float">
            <text:p>0.7498426683</text:p>
          </table:table-cell>
          <table:table-cell office:value-type="float" office:value="0.753744493384568" calcext:value-type="float">
            <text:p>0.7537444934</text:p>
          </table:table-cell>
          <table:table-cell office:value-type="float" office:value="0.75311516675655" calcext:value-type="float">
            <text:p>0.7531151668</text:p>
          </table:table-cell>
          <table:table-cell office:value-type="float" office:value="0.751730648221423" calcext:value-type="float">
            <text:p>0.7517306482</text:p>
          </table:table-cell>
          <table:table-cell office:value-type="float" office:value="0.747388294554867" calcext:value-type="float">
            <text:p>0.7473882946</text:p>
          </table:table-cell>
          <table:table-cell office:value-type="float" office:value="0.759156702358517" calcext:value-type="float">
            <text:p>0.7591567024</text:p>
          </table:table-cell>
          <table:table-cell office:value-type="float" office:value="0.761799874142178" calcext:value-type="float">
            <text:p>0.7617998741</text:p>
          </table:table-cell>
          <table:table-cell office:value-type="float" office:value="0.758023914389073" calcext:value-type="float">
            <text:p>0.7580239144</text:p>
          </table:table-cell>
          <table:table-cell office:value-type="float" office:value="0.756261799851628" calcext:value-type="float">
            <text:p>0.7562617999</text:p>
          </table:table-cell>
          <table:table-cell office:value-type="float" office:value="0.765827564483472" calcext:value-type="float">
            <text:p>0.7658275645</text:p>
          </table:table-cell>
          <table:table-cell office:value-type="float" office:value="0.769162995609718" calcext:value-type="float">
            <text:p>0.7691629956</text:p>
          </table:table-cell>
          <table:table-cell office:value-type="float" office:value="0.76249213343975" calcext:value-type="float">
            <text:p>0.7624921334</text:p>
          </table:table-cell>
          <table:table-cell office:value-type="float" office:value="0.752234109510334" calcext:value-type="float">
            <text:p>0.7522341095</text:p>
          </table:table-cell>
          <table:table-cell office:value-type="float" office:value="0.763876651959872" calcext:value-type="float">
            <text:p>0.763876652</text:p>
          </table:table-cell>
          <table:table-cell office:value-type="float" office:value="0.769666456906131" calcext:value-type="float">
            <text:p>0.7696664569</text:p>
          </table:table-cell>
          <table:table-cell office:value-type="float" office:value="0.766708621759697" calcext:value-type="float">
            <text:p>0.7667086218</text:p>
          </table:table-cell>
          <table:table-cell office:value-type="float" office:value="0.769477658889967" calcext:value-type="float">
            <text:p>0.7694776589</text:p>
          </table:table-cell>
          <table:table-cell office:value-type="float" office:value="0.757772183740867" calcext:value-type="float">
            <text:p>0.7577721837</text:p>
          </table:table-cell>
          <table:table-cell office:value-type="float" office:value="0.771806167415885" calcext:value-type="float">
            <text:p>0.7718061674</text:p>
          </table:table-cell>
          <table:table-cell office:value-type="float" office:value="0.773820012556524" calcext:value-type="float">
            <text:p>0.7738200126</text:p>
          </table:table-cell>
          <table:table-cell office:value-type="float" office:value="0.768911264916499" calcext:value-type="float">
            <text:p>0.7689112649</text:p>
          </table:table-cell>
          <table:table-cell office:value-type="float" office:value="0.771617369422228" calcext:value-type="float">
            <text:p>0.7716173694</text:p>
          </table:table-cell>
          <table:table-cell office:value-type="float" office:value="0.768659534305803" calcext:value-type="float">
            <text:p>0.7686595343</text:p>
          </table:table-cell>
          <table:table-cell office:value-type="float" office:value="0.752989301432447" calcext:value-type="float">
            <text:p>0.7529893014</text:p>
          </table:table-cell>
          <table:table-cell office:value-type="float" office:value="0.739647577062502" calcext:value-type="float">
            <text:p>0.7396475771</text:p>
          </table:table-cell>
          <table:table-cell office:value-type="float" office:value="0.761925739473783" calcext:value-type="float">
            <text:p>0.7619257395</text:p>
          </table:table-cell>
          <table:table-cell office:value-type="float" office:value="0.767149150386556" calcext:value-type="float">
            <text:p>0.7671491504</text:p>
          </table:table-cell>
          <table:table-cell office:value-type="float" office:value="0.768093140362343" calcext:value-type="float">
            <text:p>0.7680931404</text:p>
          </table:table-cell>
          <table:table-cell office:value-type="float" office:value="0.758275645044782" calcext:value-type="float">
            <text:p>0.758275645</text:p>
          </table:table-cell>
          <table:table-cell office:value-type="float" office:value="0.767463813704316" calcext:value-type="float">
            <text:p>0.7674638137</text:p>
          </table:table-cell>
          <table:table-cell office:value-type="float" office:value="0.767400881064771" calcext:value-type="float">
            <text:p>0.7674008811</text:p>
          </table:table-cell>
          <table:table-cell office:value-type="float" office:value="0.759848961596072" calcext:value-type="float">
            <text:p>0.7598489616</text:p>
          </table:table-cell>
          <table:table-cell office:value-type="float" office:value="0.756261799889139" calcext:value-type="float">
            <text:p>0.7562617999</text:p>
          </table:table-cell>
          <table:table-cell office:value-type="float" office:value="0.767841409661621" calcext:value-type="float">
            <text:p>0.7678414097</text:p>
          </table:table-cell>
          <table:table-cell office:value-type="float" office:value="0.764820641905651" calcext:value-type="float">
            <text:p>0.7648206419</text:p>
          </table:table-cell>
          <table:table-cell office:value-type="float" office:value="0.766079295139181" calcext:value-type="float">
            <text:p>0.7660792951</text:p>
          </table:table-cell>
          <table:table-cell office:value-type="float" office:value="0.771491504075619" calcext:value-type="float">
            <text:p>0.7714915041</text:p>
          </table:table-cell>
          <table:table-cell office:value-type="float" office:value="0.760730018857292" calcext:value-type="float">
            <text:p>0.7607300189</text:p>
          </table:table-cell>
          <table:table-cell office:value-type="float" office:value="0.726746381379434" calcext:value-type="float">
            <text:p>0.7267463814</text:p>
          </table:table-cell>
          <table:table-cell office:value-type="float" office:value="0.751478917535706" calcext:value-type="float">
            <text:p>0.7514789175</text:p>
          </table:table-cell>
          <table:table-cell office:value-type="float" office:value="0.765512901173214" calcext:value-type="float">
            <text:p>0.7655129012</text:p>
          </table:table-cell>
          <table:table-cell office:value-type="float" office:value="0.765449968518665" calcext:value-type="float">
            <text:p>0.7654499685</text:p>
          </table:table-cell>
          <table:table-cell office:value-type="float" office:value="0.764317180646749" calcext:value-type="float">
            <text:p>0.7643171806</text:p>
          </table:table-cell>
          <table:table-cell office:value-type="float" office:value="0.773190685981021" calcext:value-type="float">
            <text:p>0.773190686</text:p>
          </table:table-cell>
          <table:table-cell office:value-type="float" office:value="0.767149150394058" calcext:value-type="float">
            <text:p>0.7671491504</text:p>
          </table:table-cell>
          <table:table-cell office:value-type="float" office:value="0.771302706119472" calcext:value-type="float">
            <text:p>0.7713027061</text:p>
          </table:table-cell>
          <table:table-cell office:value-type="float" office:value="0.769037130263108" calcext:value-type="float">
            <text:p>0.7690371303</text:p>
          </table:table-cell>
          <table:table-cell office:value-type="float" office:value="0.767778477014574" calcext:value-type="float">
            <text:p>0.767778477</text:p>
          </table:table-cell>
          <table:table-cell office:value-type="float" office:value="0.766771554414246" calcext:value-type="float">
            <text:p>0.7667715544</text:p>
          </table:table-cell>
          <table:table-cell office:value-type="float" office:value="0.757016991826256" calcext:value-type="float">
            <text:p>0.7570169918</text:p>
          </table:table-cell>
          <table:table-cell office:value-type="float" office:value="0.764946507259763" calcext:value-type="float">
            <text:p>0.7649465073</text:p>
          </table:table-cell>
          <table:table-cell office:value-type="float" office:value="0.773631214630386" calcext:value-type="float">
            <text:p>0.7736312146</text:p>
          </table:table-cell>
          <table:table-cell office:value-type="float" office:value="0.772246696012736" calcext:value-type="float">
            <text:p>0.772246696</text:p>
          </table:table-cell>
          <table:table-cell office:value-type="float" office:value="0.769792322222732" calcext:value-type="float">
            <text:p>0.7697923222</text:p>
          </table:table-cell>
          <table:table-cell office:value-type="float" office:value="0.7509754562618" calcext:value-type="float">
            <text:p>0.7509754563</text:p>
          </table:table-cell>
          <table:table-cell office:value-type="float" office:value="0.754814348661952" calcext:value-type="float">
            <text:p>0.7548143487</text:p>
          </table:table-cell>
          <table:table-cell office:value-type="float" office:value="0.779232221530473" calcext:value-type="float">
            <text:p>0.7792322215</text:p>
          </table:table-cell>
          <table:table-cell office:value-type="float" office:value="0.770799244815558" calcext:value-type="float">
            <text:p>0.7707992448</text:p>
          </table:table-cell>
          <table:table-cell office:value-type="float" office:value="0.773505349298781" calcext:value-type="float">
            <text:p>0.7735053493</text:p>
          </table:table-cell>
          <table:table-cell office:value-type="float" office:value="0.763876651989881" calcext:value-type="float">
            <text:p>0.763876652</text:p>
          </table:table-cell>
          <table:table-cell office:value-type="float" office:value="0.775267463836226" calcext:value-type="float">
            <text:p>0.7752674638</text:p>
          </table:table-cell>
          <table:table-cell office:value-type="float" office:value="0.772750157354162" calcext:value-type="float">
            <text:p>0.7727501574</text:p>
          </table:table-cell>
          <table:table-cell office:value-type="float" office:value="0.774323473897949" calcext:value-type="float">
            <text:p>0.7743234739</text:p>
          </table:table-cell>
          <table:table-cell office:value-type="float" office:value="0.773190685988523" calcext:value-type="float">
            <text:p>0.773190686</text:p>
          </table:table-cell>
          <table:table-cell office:value-type="float" office:value="0.771680302099284" calcext:value-type="float">
            <text:p>0.7716803021</text:p>
          </table:table-cell>
          <table:table-cell office:value-type="float" office:value="0.770799244793051" calcext:value-type="float">
            <text:p>0.7707992448</text:p>
          </table:table-cell>
          <table:table-cell office:value-type="float" office:value="0.773568281915819" calcext:value-type="float">
            <text:p>0.7735682819</text:p>
          </table:table-cell>
          <table:table-cell office:value-type="float" office:value="0.771743234723825" calcext:value-type="float">
            <text:p>0.7717432347</text:p>
          </table:table-cell>
          <table:table-cell office:value-type="float" office:value="0.75003146634603" calcext:value-type="float">
            <text:p>0.7500314663</text:p>
          </table:table-cell>
          <table:table-cell office:value-type="float" office:value="0.771869100047928" calcext:value-type="float">
            <text:p>0.7718691</text:p>
          </table:table-cell>
          <table:table-cell office:value-type="float" office:value="0.761925739466281" calcext:value-type="float">
            <text:p>0.7619257395</text:p>
          </table:table-cell>
          <table:table-cell office:value-type="float" office:value="0.768281938340995" calcext:value-type="float">
            <text:p>0.7682819383</text:p>
          </table:table-cell>
          <table:table-cell office:value-type="float" office:value="0.773127753318969" calcext:value-type="float">
            <text:p>0.7731277533</text:p>
          </table:table-cell>
          <table:table-cell office:value-type="float" office:value="0.770232850857093" calcext:value-type="float">
            <text:p>0.7702328509</text:p>
          </table:table-cell>
          <table:table-cell office:value-type="float" office:value="0.766016362507138" calcext:value-type="float">
            <text:p>0.7660163625</text:p>
          </table:table-cell>
          <table:table-cell office:value-type="float" office:value="0.772309628667285" calcext:value-type="float">
            <text:p>0.7723096287</text:p>
          </table:table-cell>
          <table:table-cell office:value-type="float" office:value="0.77193203270998" calcext:value-type="float">
            <text:p>0.7719320327</text:p>
          </table:table-cell>
          <table:table-cell office:value-type="float" office:value="0.768848332261949" calcext:value-type="float">
            <text:p>0.7688483323</text:p>
          </table:table-cell>
          <table:table-cell office:value-type="float" office:value="0.768344871018051" calcext:value-type="float">
            <text:p>0.768344871</text:p>
          </table:table-cell>
          <table:table-cell office:value-type="float" office:value="0.768156072971879" calcext:value-type="float">
            <text:p>0.768156073</text:p>
          </table:table-cell>
          <table:table-cell office:value-type="float" office:value="0.768344870973039" calcext:value-type="float">
            <text:p>0.768344871</text:p>
          </table:table-cell>
          <table:table-cell office:value-type="float" office:value="0.769162995602216" calcext:value-type="float">
            <text:p>0.7691629956</text:p>
          </table:table-cell>
          <table:table-cell office:value-type="float" office:value="0.77168030208428" calcext:value-type="float">
            <text:p>0.7716803021</text:p>
          </table:table-cell>
          <table:table-cell office:value-type="float" office:value="0.770232850864595" calcext:value-type="float">
            <text:p>0.7702328509</text:p>
          </table:table-cell>
          <table:table-cell office:value-type="float" office:value="0.767967275000729" calcext:value-type="float">
            <text:p>0.767967275</text:p>
          </table:table-cell>
          <table:table-cell office:value-type="float" office:value="0.766708621789705" calcext:value-type="float">
            <text:p>0.7667086218</text:p>
          </table:table-cell>
          <table:table-cell office:value-type="float" office:value="0.774512271854096" calcext:value-type="float">
            <text:p>0.7745122719</text:p>
          </table:table-cell>
          <table:table-cell office:value-type="float" office:value="0.760100692289291" calcext:value-type="float">
            <text:p>0.7601006923</text:p>
          </table:table-cell>
          <table:table-cell office:value-type="float" office:value="0.767086217732006" calcext:value-type="float">
            <text:p>0.7670862177</text:p>
          </table:table-cell>
          <table:table-cell office:value-type="float" office:value="0.773190685988523" calcext:value-type="float">
            <text:p>0.773190686</text:p>
          </table:table-cell>
          <table:table-cell office:value-type="float" office:value="0.75859030835504" calcext:value-type="float">
            <text:p>0.7585903084</text:p>
          </table:table-cell>
          <table:table-cell office:value-type="float" office:value="0.775015733150509" calcext:value-type="float">
            <text:p>0.7750157332</text:p>
          </table:table-cell>
          <table:table-cell office:value-type="float" office:value="0.77614852107494" calcext:value-type="float">
            <text:p>0.7761485211</text:p>
          </table:table-cell>
          <table:table-cell office:value-type="float" office:value="0.774952800518466" calcext:value-type="float">
            <text:p>0.7749528005</text:p>
          </table:table-cell>
          <table:table-cell office:value-type="float" office:value="0.770610446806896" calcext:value-type="float">
            <text:p>0.7706104468</text:p>
          </table:table-cell>
          <table:table-cell office:value-type="float" office:value="0.77514159846711" calcext:value-type="float">
            <text:p>0.7751415985</text:p>
          </table:table-cell>
          <table:table-cell office:value-type="float" office:value="0.767652611682969" calcext:value-type="float">
            <text:p>0.7676526117</text:p>
          </table:table-cell>
          <table:table-cell office:value-type="float" office:value="0.766205160463284" calcext:value-type="float">
            <text:p>0.7662051605</text:p>
          </table:table-cell>
          <table:table-cell office:value-type="float" office:value="0.769477658889967" calcext:value-type="float">
            <text:p>0.7694776589</text:p>
          </table:table-cell>
          <table:table-cell office:value-type="float" office:value="0.756135934535027" calcext:value-type="float">
            <text:p>0.7561359345</text:p>
          </table:table-cell>
          <table:table-cell office:value-type="float" office:value="0.767904342346179" calcext:value-type="float">
            <text:p>0.7679043423</text:p>
          </table:table-cell>
          <table:table-cell office:value-type="float" office:value="0.755066079310158" calcext:value-type="float">
            <text:p>0.7550660793</text:p>
          </table:table-cell>
          <table:table-cell office:value-type="float" office:value="0.77079924482306" calcext:value-type="float">
            <text:p>0.7707992448</text:p>
          </table:table-cell>
          <table:table-cell office:value-type="float" office:value="0.738514789160578" calcext:value-type="float">
            <text:p>0.7385147892</text:p>
          </table:table-cell>
          <table:table-cell office:value-type="float" office:value="0.751038388908847" calcext:value-type="float">
            <text:p>0.7510383889</text:p>
          </table:table-cell>
          <table:table-cell office:value-type="float" office:value="0.747765890512172" calcext:value-type="float">
            <text:p>0.7477658905</text:p>
          </table:table-cell>
          <table:table-cell office:value-type="float" office:value="0.756387665183234" calcext:value-type="float">
            <text:p>0.7563876652</text:p>
          </table:table-cell>
          <table:table-cell office:value-type="float" office:value="0.748143486454473" calcext:value-type="float">
            <text:p>0.7481434865</text:p>
          </table:table-cell>
          <table:table-cell office:value-type="float" office:value="0.769477658927478" calcext:value-type="float">
            <text:p>0.7694776589</text:p>
          </table:table-cell>
          <table:table-cell office:value-type="float" office:value="0.767652611720479" calcext:value-type="float">
            <text:p>0.7676526117</text:p>
          </table:table-cell>
          <table:table-cell office:value-type="float" office:value="0.771176840765361" calcext:value-type="float">
            <text:p>0.7711768408</text:p>
          </table:table-cell>
          <table:table-cell office:value-type="float" office:value="0.773820012564026" calcext:value-type="float">
            <text:p>0.7738200126</text:p>
          </table:table-cell>
          <table:table-cell office:value-type="float" office:value="0.761674008833079" calcext:value-type="float">
            <text:p>0.7616740088</text:p>
          </table:table-cell>
          <table:table-cell office:value-type="float" office:value="0.766645689090143" calcext:value-type="float">
            <text:p>0.7666456891</text:p>
          </table:table-cell>
          <table:table-cell office:value-type="float" office:value="0.773505349253768" calcext:value-type="float">
            <text:p>0.7735053493</text:p>
          </table:table-cell>
          <table:table-cell office:value-type="float" office:value="0.775959723118793" calcext:value-type="float">
            <text:p>0.7759597231</text:p>
          </table:table-cell>
          <table:table-cell office:value-type="float" office:value="0.765890497175532" calcext:value-type="float">
            <text:p>0.7658904972</text:p>
          </table:table-cell>
          <table:table-cell office:value-type="float" office:value="0.769225928279272" calcext:value-type="float">
            <text:p>0.7692259283</text:p>
          </table:table-cell>
          <table:table-cell office:value-type="float" office:value="0.778351164269252" calcext:value-type="float">
            <text:p>0.7783511643</text:p>
          </table:table-cell>
          <table:table-cell office:value-type="float" office:value="0.767463813734325" calcext:value-type="float">
            <text:p>0.7674638137</text:p>
          </table:table-cell>
          <table:table-cell office:value-type="float" office:value="0.773316551267613" calcext:value-type="float">
            <text:p>0.7733165513</text:p>
          </table:table-cell>
          <table:table-cell office:value-type="float" office:value="0.777281308984366" calcext:value-type="float">
            <text:p>0.777281309</text:p>
          </table:table-cell>
          <table:table-cell office:value-type="float" office:value="0.773694147269931" calcext:value-type="float">
            <text:p>0.7736941473</text:p>
          </table:table-cell>
          <table:table-cell office:value-type="float" office:value="0.769666456898629" calcext:value-type="float">
            <text:p>0.7696664569</text:p>
          </table:table-cell>
          <table:table-cell office:value-type="float" office:value="0.774197608573846" calcext:value-type="float">
            <text:p>0.7741976086</text:p>
          </table:table-cell>
          <table:table-cell office:value-type="float" office:value="0.775833857802192" calcext:value-type="float">
            <text:p>0.7758338578</text:p>
          </table:table-cell>
          <table:table-cell office:value-type="float" office:value="0.763121460015253" calcext:value-type="float">
            <text:p>0.76312146</text:p>
          </table:table-cell>
          <table:table-cell office:value-type="float" office:value="0.722970421633831" calcext:value-type="float">
            <text:p>0.7229704216</text:p>
          </table:table-cell>
          <table:table-cell office:value-type="float" office:value="0.735305223425955" calcext:value-type="float">
            <text:p>0.7353052234</text:p>
          </table:table-cell>
          <table:table-cell office:value-type="float" office:value="0.743549402117204" calcext:value-type="float">
            <text:p>0.7435494021</text:p>
          </table:table-cell>
          <table:table-cell office:value-type="float" office:value="0.740088105734374" calcext:value-type="float">
            <text:p>0.7400881057</text:p>
          </table:table-cell>
          <table:table-cell office:value-type="float" office:value="0.743234738851959" calcext:value-type="float">
            <text:p>0.7432347389</text:p>
          </table:table-cell>
          <table:table-cell office:value-type="float" office:value="0.744367526753883" calcext:value-type="float">
            <text:p>0.7443675268</text:p>
          </table:table-cell>
          <table:table-cell office:value-type="float" office:value="0.747640025150558" calcext:value-type="float">
            <text:p>0.7476400252</text:p>
          </table:table-cell>
          <table:table-cell office:value-type="float" office:value="0.745185651383061" calcext:value-type="float">
            <text:p>0.7451856514</text:p>
          </table:table-cell>
          <table:table-cell office:value-type="float" office:value="0.750975456246796" calcext:value-type="float">
            <text:p>0.7509754562</text:p>
          </table:table-cell>
          <table:table-cell office:value-type="float" office:value="0.748584015103839" calcext:value-type="float">
            <text:p>0.7485840151</text:p>
          </table:table-cell>
          <table:table-cell office:value-type="float" office:value="0.74594084332768" calcext:value-type="float">
            <text:p>0.7459408433</text:p>
          </table:table-cell>
          <table:table-cell office:value-type="float" office:value="0.745311516654649" calcext:value-type="float">
            <text:p>0.7453115167</text:p>
          </table:table-cell>
          <table:table-cell office:value-type="float" office:value="0.753807426069126" calcext:value-type="float">
            <text:p>0.7538074261</text:p>
          </table:table-cell>
          <table:table-cell office:value-type="float" office:value="0.744367526731377" calcext:value-type="float">
            <text:p>0.7443675267</text:p>
          </table:table-cell>
          <table:table-cell office:value-type="float" office:value="0.755884203879319" calcext:value-type="float">
            <text:p>0.7558842039</text:p>
          </table:table-cell>
          <table:table-cell office:value-type="float" office:value="0.754877281286493" calcext:value-type="float">
            <text:p>0.7548772813</text:p>
          </table:table-cell>
          <table:table-cell office:value-type="float" office:value="0.7391441158036" calcext:value-type="float">
            <text:p>0.7391441158</text:p>
          </table:table-cell>
          <table:table-cell office:value-type="float" office:value="0.748709880450449" calcext:value-type="float">
            <text:p>0.7487098805</text:p>
          </table:table-cell>
          <table:table-cell office:value-type="float" office:value="0.736500943989931" calcext:value-type="float">
            <text:p>0.736500944</text:p>
          </table:table-cell>
          <table:table-cell office:value-type="float" office:value="0.701258653218526" calcext:value-type="float">
            <text:p>0.7012586532</text:p>
          </table:table-cell>
          <table:table-cell office:value-type="float" office:value="0.733291378202792" calcext:value-type="float">
            <text:p>0.7332913782</text:p>
          </table:table-cell>
          <table:table-cell office:value-type="float" office:value="0.727061044659684" calcext:value-type="float">
            <text:p>0.7270610447</text:p>
          </table:table-cell>
          <table:table-cell office:value-type="float" office:value="0.749339207070965" calcext:value-type="float">
            <text:p>0.7493392071</text:p>
          </table:table-cell>
          <table:table-cell office:value-type="float" office:value="0.74908747643026" calcext:value-type="float">
            <text:p>0.7490874764</text:p>
          </table:table-cell>
          <table:table-cell office:value-type="float" office:value="0.749779735667815" calcext:value-type="float">
            <text:p>0.7497797357</text:p>
          </table:table-cell>
          <table:table-cell office:value-type="float" office:value="0.73738200128116" calcext:value-type="float">
            <text:p>0.7373820013</text:p>
          </table:table-cell>
          <table:table-cell office:value-type="float" office:value="0.743297671514011" calcext:value-type="float">
            <text:p>0.7432976715</text:p>
          </table:table-cell>
          <table:table-cell office:value-type="float" office:value="0.7572057897749" calcext:value-type="float">
            <text:p>0.7572057898</text:p>
          </table:table-cell>
          <table:table-cell office:value-type="float" office:value="0.752171176818274" calcext:value-type="float">
            <text:p>0.7521711768</text:p>
          </table:table-cell>
          <table:table-cell office:value-type="float" office:value="0.745059786021447" calcext:value-type="float">
            <text:p>0.745059786</text:p>
          </table:table-cell>
          <table:table-cell office:value-type="float" office:value="0.751164254255457" calcext:value-type="float">
            <text:p>0.7511642543</text:p>
          </table:table-cell>
          <table:table-cell office:value-type="float" office:value="0.749653870328708" calcext:value-type="float">
            <text:p>0.7496538703</text:p>
          </table:table-cell>
          <table:table-cell office:value-type="float" office:value="0.757331655106505" calcext:value-type="float">
            <text:p>0.7573316551</text:p>
          </table:table-cell>
          <table:table-cell office:value-type="float" office:value="0.716551290097066" calcext:value-type="float">
            <text:p>0.7165512901</text:p>
          </table:table-cell>
          <table:table-cell office:value-type="float" office:value="0.743108873482843" calcext:value-type="float">
            <text:p>0.7431088735</text:p>
          </table:table-cell>
          <table:table-cell office:value-type="float" office:value="0.756135934542529" calcext:value-type="float">
            <text:p>0.7561359345</text:p>
          </table:table-cell>
          <table:table-cell office:value-type="float" office:value="0.7413467589529" calcext:value-type="float">
            <text:p>0.741346759</text:p>
          </table:table-cell>
          <table:table-cell office:value-type="float" office:value="0.755758338562718" calcext:value-type="float">
            <text:p>0.7557583386</text:p>
          </table:table-cell>
          <table:table-cell office:value-type="float" office:value="0.755317809928356" calcext:value-type="float">
            <text:p>0.7553178099</text:p>
          </table:table-cell>
          <table:table-cell office:value-type="float" office:value="0.743486469507667" calcext:value-type="float">
            <text:p>0.7434864695</text:p>
          </table:table-cell>
          <table:table-cell office:value-type="float" office:value="0.751730648213921" calcext:value-type="float">
            <text:p>0.7517306482</text:p>
          </table:table-cell>
          <table:table-cell office:value-type="float" office:value="0.754625550683299" calcext:value-type="float">
            <text:p>0.7546255507</text:p>
          </table:table-cell>
          <table:table-cell office:value-type="float" office:value="0.740969163010599" calcext:value-type="float">
            <text:p>0.740969163</text:p>
          </table:table-cell>
          <table:table-cell office:value-type="float" office:value="0.750094398978073" calcext:value-type="float">
            <text:p>0.750094399</text:p>
          </table:table-cell>
          <table:table-cell office:value-type="float" office:value="0.74556324731786" calcext:value-type="float">
            <text:p>0.7455632473</text:p>
          </table:table-cell>
          <table:table-cell office:value-type="float" office:value="0.76104468216755" calcext:value-type="float">
            <text:p>0.7610446822</text:p>
          </table:table-cell>
          <table:table-cell office:value-type="float" office:value="0.762743864042943" calcext:value-type="float">
            <text:p>0.762743864</text:p>
          </table:table-cell>
          <table:table-cell office:value-type="float" office:value="0.763373190663459" calcext:value-type="float">
            <text:p>0.7633731907</text:p>
          </table:table-cell>
          <table:table-cell office:value-type="float" office:value="0.771680302091782" calcext:value-type="float">
            <text:p>0.7716803021</text:p>
          </table:table-cell>
          <table:table-cell office:value-type="float" office:value="0.746129641298831" calcext:value-type="float">
            <text:p>0.7461296413</text:p>
          </table:table-cell>
          <table:table-cell office:value-type="float" office:value="0.751541850190256" calcext:value-type="float">
            <text:p>0.7515418502</text:p>
          </table:table-cell>
          <table:table-cell office:value-type="float" office:value="0.75701699180375" calcext:value-type="float">
            <text:p>0.7570169918</text:p>
          </table:table-cell>
          <table:table-cell office:value-type="float" office:value="0.762932662066609" calcext:value-type="float">
            <text:p>0.7629326621</text:p>
          </table:table-cell>
          <table:table-cell office:value-type="float" office:value="0.766708621759697" calcext:value-type="float">
            <text:p>0.7667086218</text:p>
          </table:table-cell>
          <table:table-cell office:value-type="float" office:value="0.768156073001888" calcext:value-type="float">
            <text:p>0.768156073</text:p>
          </table:table-cell>
          <table:table-cell office:value-type="float" office:value="0.766268093155344" calcext:value-type="float">
            <text:p>0.7662680932</text:p>
          </table:table-cell>
          <table:table-cell office:value-type="float" office:value="0.773253618620566" calcext:value-type="float">
            <text:p>0.7732536186</text:p>
          </table:table-cell>
          <table:table-cell office:value-type="float" office:value="0.751604782889818" calcext:value-type="float">
            <text:p>0.7516047829</text:p>
          </table:table-cell>
          <table:table-cell office:value-type="float" office:value="0.765449968548673" calcext:value-type="float">
            <text:p>0.7654499685</text:p>
          </table:table-cell>
          <table:table-cell office:value-type="float" office:value="0.770106985540492" calcext:value-type="float">
            <text:p>0.7701069855</text:p>
          </table:table-cell>
          <table:table-cell office:value-type="float" office:value="0.775833857802192" calcext:value-type="float">
            <text:p>0.7758338578</text:p>
          </table:table-cell>
          <table:table-cell office:value-type="float" office:value="0.732221522977924" calcext:value-type="float">
            <text:p>0.732221523</text:p>
          </table:table-cell>
          <table:table-cell office:value-type="float" office:value="0.76022655759839" calcext:value-type="float">
            <text:p>0.7602265576</text:p>
          </table:table-cell>
          <table:table-cell office:value-type="float" office:value="0.769855254884783" calcext:value-type="float">
            <text:p>0.7698552549</text:p>
          </table:table-cell>
          <table:table-cell office:value-type="float" office:value="0.764694776566543" calcext:value-type="float">
            <text:p>0.7646947766</text:p>
          </table:table-cell>
          <table:table-cell office:value-type="float" office:value="0.764065449953529" calcext:value-type="float">
            <text:p>0.76406545</text:p>
          </table:table-cell>
          <table:table-cell office:value-type="float" office:value="0.775582127146484" calcext:value-type="float">
            <text:p>0.7755821271</text:p>
          </table:table-cell>
          <table:table-cell office:value-type="float" office:value="0.77319068594351" calcext:value-type="float">
            <text:p>0.7731906859</text:p>
          </table:table-cell>
          <table:table-cell office:value-type="float" office:value="0.781308999378176" calcext:value-type="float">
            <text:p>0.7813089994</text:p>
          </table:table-cell>
          <table:table-cell office:value-type="float" office:value="0.772876022678265" calcext:value-type="float">
            <text:p>0.7728760227</text:p>
          </table:table-cell>
          <table:table-cell office:value-type="float" office:value="0.765764631836425" calcext:value-type="float">
            <text:p>0.7657646318</text:p>
          </table:table-cell>
          <table:table-cell office:value-type="float" office:value="0.762429200755192" calcext:value-type="float">
            <text:p>0.7624292008</text:p>
          </table:table-cell>
          <table:table-cell office:value-type="float" office:value="0.770673379498957" calcext:value-type="float">
            <text:p>0.7706733795</text:p>
          </table:table-cell>
          <table:table-cell office:value-type="float" office:value="0.754247954703488" calcext:value-type="float">
            <text:p>0.7542479547</text:p>
          </table:table-cell>
          <table:table-cell office:value-type="float" office:value="0.769288860911315" calcext:value-type="float">
            <text:p>0.7692888609</text:p>
          </table:table-cell>
          <table:table-cell office:value-type="float" office:value="0.764946507229754" calcext:value-type="float">
            <text:p>0.7649465072</text:p>
          </table:table-cell>
          <table:table-cell office:value-type="float" office:value="0.771491504098125" calcext:value-type="float">
            <text:p>0.7714915041</text:p>
          </table:table-cell>
          <table:table-cell office:value-type="float" office:value="0.774575204546156" calcext:value-type="float">
            <text:p>0.7745752045</text:p>
          </table:table-cell>
          <table:table-cell office:value-type="float" office:value="0.753618628052963" calcext:value-type="float">
            <text:p>0.7536186281</text:p>
          </table:table-cell>
          <table:table-cell office:value-type="float" office:value="0.76387665195237" calcext:value-type="float">
            <text:p>0.763876652</text:p>
          </table:table-cell>
          <table:table-cell office:value-type="float" office:value="0.763247325339356" calcext:value-type="float">
            <text:p>0.7632473253</text:p>
          </table:table-cell>
          <table:table-cell office:value-type="float" office:value="0.773631214615382" calcext:value-type="float">
            <text:p>0.7736312146</text:p>
          </table:table-cell>
          <table:table-cell office:value-type="float" office:value="0.721585903098705" calcext:value-type="float">
            <text:p>0.7215859031</text:p>
          </table:table-cell>
          <table:table-cell office:value-type="float" office:value="0.747577092526018" calcext:value-type="float">
            <text:p>0.7475770925</text:p>
          </table:table-cell>
          <table:table-cell office:value-type="float" office:value="0.751227186895002" calcext:value-type="float">
            <text:p>0.7512271869</text:p>
          </table:table-cell>
          <table:table-cell office:value-type="float" office:value="0.753996224055281" calcext:value-type="float">
            <text:p>0.7539962241</text:p>
          </table:table-cell>
          <table:table-cell office:value-type="float" office:value="0.749402139718012" calcext:value-type="float">
            <text:p>0.7494021397</text:p>
          </table:table-cell>
          <table:table-cell office:value-type="float" office:value="0.758967904357358" calcext:value-type="float">
            <text:p>0.7589679044</text:p>
          </table:table-cell>
          <table:table-cell office:value-type="float" office:value="0.726935179350585" calcext:value-type="float">
            <text:p>0.7269351794</text:p>
          </table:table-cell>
          <table:table-cell office:value-type="float" office:value="0.760730018872296" calcext:value-type="float">
            <text:p>0.7607300189</text:p>
          </table:table-cell>
          <table:table-cell office:value-type="float" office:value="0.767526746396376" calcext:value-type="float">
            <text:p>0.7675267464</text:p>
          </table:table-cell>
          <table:table-cell office:value-type="float" office:value="0.770484581505299" calcext:value-type="float">
            <text:p>0.7704845815</text:p>
          </table:table-cell>
          <table:table-cell office:value-type="float" office:value="0.764757709236097" calcext:value-type="float">
            <text:p>0.7647577092</text:p>
          </table:table-cell>
          <table:table-cell office:value-type="float" office:value="0.769477658889967" calcext:value-type="float">
            <text:p>0.7694776589</text:p>
          </table:table-cell>
          <table:table-cell office:value-type="float" office:value="0.768156072986884" calcext:value-type="float">
            <text:p>0.768156073</text:p>
          </table:table-cell>
          <table:table-cell office:value-type="float" office:value="0.76840780363509" calcext:value-type="float">
            <text:p>0.7684078036</text:p>
          </table:table-cell>
          <table:table-cell office:value-type="float" office:value="0.761548143471465" calcext:value-type="float">
            <text:p>0.7615481435</text:p>
          </table:table-cell>
          <table:table-cell office:value-type="float" office:value="0.763121460060266" calcext:value-type="float">
            <text:p>0.7631214601</text:p>
          </table:table-cell>
          <table:table-cell office:value-type="float" office:value="0.766456891103988" calcext:value-type="float">
            <text:p>0.7664568911</text:p>
          </table:table-cell>
          <table:table-cell office:value-type="float" office:value="0.769666456906131" calcext:value-type="float">
            <text:p>0.7696664569</text:p>
          </table:table-cell>
          <table:table-cell office:value-type="float" office:value="0.763373190670962" calcext:value-type="float">
            <text:p>0.7633731907</text:p>
          </table:table-cell>
          <table:table-cell office:value-type="float" office:value="0.755317809958365" calcext:value-type="float">
            <text:p>0.75531781</text:p>
          </table:table-cell>
          <table:table-cell office:value-type="float" office:value="0.769792322230234" calcext:value-type="float">
            <text:p>0.7697923222</text:p>
          </table:table-cell>
          <table:table-cell office:value-type="float" office:value="0.771050975478768" calcext:value-type="float">
            <text:p>0.7710509755</text:p>
          </table:table-cell>
          <table:table-cell office:value-type="float" office:value="0.777470106993028" calcext:value-type="float">
            <text:p>0.7774701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527"/>
        </table:table-row>
        <table:table-row table:style-name="ro1">
          <table:table-cell table:number-columns-repeated="2" office:value-type="float" office:value="0.41684587830711" calcext:value-type="float">
            <text:p>0.4168458783</text:p>
          </table:table-cell>
          <table:table-cell office:value-type="float" office:value="0.782795698882004" calcext:value-type="float">
            <text:p>0.7827956989</text:p>
          </table:table-cell>
          <table:table-cell office:value-type="float" office:value="0.813620071086405" calcext:value-type="float">
            <text:p>0.8136200711</text:p>
          </table:table-cell>
          <table:table-cell office:value-type="float" office:value="0.820071685015087" calcext:value-type="float">
            <text:p>0.820071685</text:p>
          </table:table-cell>
          <table:table-cell office:value-type="float" office:value="0.624551971155255" calcext:value-type="float">
            <text:p>0.6245519712</text:p>
          </table:table-cell>
          <table:table-cell office:value-type="float" office:value="0.850537634835876" calcext:value-type="float">
            <text:p>0.8505376348</text:p>
          </table:table-cell>
          <table:table-cell office:value-type="float" office:value="0.729390680832675" calcext:value-type="float">
            <text:p>0.7293906808</text:p>
          </table:table-cell>
          <table:table-cell office:value-type="float" office:value="0.759318996244861" calcext:value-type="float">
            <text:p>0.7593189962</text:p>
          </table:table-cell>
          <table:table-cell office:value-type="float" office:value="0.77562723997246" calcext:value-type="float">
            <text:p>0.77562724</text:p>
          </table:table-cell>
          <table:table-cell office:value-type="float" office:value="0.856630825398216" calcext:value-type="float">
            <text:p>0.8566308254</text:p>
          </table:table-cell>
          <table:table-cell office:value-type="float" office:value="0.775985662014254" calcext:value-type="float">
            <text:p>0.775985662</text:p>
          </table:table-cell>
          <table:table-cell office:value-type="float" office:value="0.665053763269951" calcext:value-type="float">
            <text:p>0.6650537633</text:p>
          </table:table-cell>
          <table:table-cell office:value-type="float" office:value="0.731720429936617" calcext:value-type="float">
            <text:p>0.7317204299</text:p>
          </table:table-cell>
          <table:table-cell office:value-type="float" office:value="0.833512544717413" calcext:value-type="float">
            <text:p>0.8335125447</text:p>
          </table:table-cell>
          <table:table-cell office:value-type="float" office:value="0.851433691072635" calcext:value-type="float">
            <text:p>0.8514336911</text:p>
          </table:table-cell>
          <table:table-cell office:value-type="float" office:value="0.455913979028715" calcext:value-type="float">
            <text:p>0.455913979</text:p>
          </table:table-cell>
          <table:table-cell office:value-type="float" office:value="0.637096774022639" calcext:value-type="float">
            <text:p>0.637096774</text:p>
          </table:table-cell>
          <table:table-cell office:value-type="float" office:value="0.814157706435009" calcext:value-type="float">
            <text:p>0.8141577064</text:p>
          </table:table-cell>
          <table:table-cell office:value-type="float" office:value="0.852150537506227" calcext:value-type="float">
            <text:p>0.8521505375</text:p>
          </table:table-cell>
          <table:table-cell office:value-type="float" office:value="0.669175627069234" calcext:value-type="float">
            <text:p>0.6691756271</text:p>
          </table:table-cell>
          <table:table-cell office:value-type="float" office:value="0.782078852875686" calcext:value-type="float">
            <text:p>0.7820788529</text:p>
          </table:table-cell>
          <table:table-cell office:value-type="float" office:value="0.862903226233725" calcext:value-type="float">
            <text:p>0.8629032262</text:p>
          </table:table-cell>
          <table:table-cell office:value-type="float" office:value="0.786738351083571" calcext:value-type="float">
            <text:p>0.7867383511</text:p>
          </table:table-cell>
          <table:table-cell office:value-type="float" office:value="0.660035843062999" calcext:value-type="float">
            <text:p>0.6600358431</text:p>
          </table:table-cell>
          <table:table-cell office:value-type="float" office:value="0.862903226831908" calcext:value-type="float">
            <text:p>0.8629032268</text:p>
          </table:table-cell>
          <table:table-cell office:value-type="float" office:value="0.797670251237876" calcext:value-type="float">
            <text:p>0.7976702512</text:p>
          </table:table-cell>
          <table:table-cell office:value-type="float" office:value="0.753225805810703" calcext:value-type="float">
            <text:p>0.7532258058</text:p>
          </table:table-cell>
          <table:table-cell office:value-type="float" office:value="0.815591397635826" calcext:value-type="float">
            <text:p>0.8155913976</text:p>
          </table:table-cell>
          <table:table-cell office:value-type="float" office:value="0.842114695297775" calcext:value-type="float">
            <text:p>0.8421146953</text:p>
          </table:table-cell>
          <table:table-cell office:value-type="float" office:value="0.780286738180345" calcext:value-type="float">
            <text:p>0.7802867382</text:p>
          </table:table-cell>
          <table:table-cell office:value-type="float" office:value="0.855913978451896" calcext:value-type="float">
            <text:p>0.8559139785</text:p>
          </table:table-cell>
          <table:table-cell office:value-type="float" office:value="0.782078852875686" calcext:value-type="float">
            <text:p>0.7820788529</text:p>
          </table:table-cell>
          <table:table-cell office:value-type="float" office:value="0.594444444273535" calcext:value-type="float">
            <text:p>0.5944444443</text:p>
          </table:table-cell>
          <table:table-cell office:value-type="float" office:value="0.850000000940002" calcext:value-type="float">
            <text:p>0.8500000009</text:p>
          </table:table-cell>
          <table:table-cell office:value-type="float" office:value="0.679211468508594" calcext:value-type="float">
            <text:p>0.6792114685</text:p>
          </table:table-cell>
          <table:table-cell office:value-type="float" office:value="0.79910394248142" calcext:value-type="float">
            <text:p>0.7991039425</text:p>
          </table:table-cell>
          <table:table-cell office:value-type="float" office:value="0.58709677513355" calcext:value-type="float">
            <text:p>0.5870967751</text:p>
          </table:table-cell>
          <table:table-cell office:value-type="float" office:value="0.842114695682321" calcext:value-type="float">
            <text:p>0.8421146957</text:p>
          </table:table-cell>
          <table:table-cell office:value-type="float" office:value="0.59354838748132" calcext:value-type="float">
            <text:p>0.5935483875</text:p>
          </table:table-cell>
          <table:table-cell office:value-type="float" office:value="0.548207885390114" calcext:value-type="float">
            <text:p>0.5482078854</text:p>
          </table:table-cell>
          <table:table-cell office:value-type="float" office:value="0.698387096603284" calcext:value-type="float">
            <text:p>0.6983870966</text:p>
          </table:table-cell>
          <table:table-cell office:value-type="float" office:value="0.738172042839843" calcext:value-type="float">
            <text:p>0.7381720428</text:p>
          </table:table-cell>
          <table:table-cell office:value-type="float" office:value="0.808960574373977" calcext:value-type="float">
            <text:p>0.8089605744</text:p>
          </table:table-cell>
          <table:table-cell office:value-type="float" office:value="0.838888889743436" calcext:value-type="float">
            <text:p>0.8388888897</text:p>
          </table:table-cell>
          <table:table-cell office:value-type="float" office:value="0.842652329108194" calcext:value-type="float">
            <text:p>0.8426523291</text:p>
          </table:table-cell>
          <table:table-cell office:value-type="float" office:value="0.620788531320497" calcext:value-type="float">
            <text:p>0.6207885313</text:p>
          </table:table-cell>
          <table:table-cell office:value-type="float" office:value="0.639605734596116" calcext:value-type="float">
            <text:p>0.6396057346</text:p>
          </table:table-cell>
          <table:table-cell office:value-type="float" office:value="0.667921146782496" calcext:value-type="float">
            <text:p>0.6679211468</text:p>
          </table:table-cell>
          <table:table-cell office:value-type="float" office:value="0.849103942994148" calcext:value-type="float">
            <text:p>0.849103943</text:p>
          </table:table-cell>
          <table:table-cell office:value-type="float" office:value="0.835663083377277" calcext:value-type="float">
            <text:p>0.8356630834</text:p>
          </table:table-cell>
          <table:table-cell office:value-type="float" office:value="0.740143368534717" calcext:value-type="float">
            <text:p>0.7401433685</text:p>
          </table:table-cell>
          <table:table-cell office:value-type="float" office:value="0.859856630098008" calcext:value-type="float">
            <text:p>0.8598566301</text:p>
          </table:table-cell>
          <table:table-cell office:value-type="float" office:value="0.857168459123181" calcext:value-type="float">
            <text:p>0.8571684591</text:p>
          </table:table-cell>
          <table:table-cell office:value-type="float" office:value="0.789605734596116" calcext:value-type="float">
            <text:p>0.7896057346</text:p>
          </table:table-cell>
          <table:table-cell office:value-type="float" office:value="0.802688171872101" calcext:value-type="float">
            <text:p>0.8026881719</text:p>
          </table:table-cell>
          <table:table-cell office:value-type="float" office:value="0.83817204224166" calcext:value-type="float">
            <text:p>0.8381720422</text:p>
          </table:table-cell>
          <table:table-cell office:value-type="float" office:value="0.819534049410119" calcext:value-type="float">
            <text:p>0.8195340494</text:p>
          </table:table-cell>
          <table:table-cell office:value-type="float" office:value="0.694086021334467" calcext:value-type="float">
            <text:p>0.6940860213</text:p>
          </table:table-cell>
          <table:table-cell office:value-type="float" office:value="0.765770609788997" calcext:value-type="float">
            <text:p>0.7657706098</text:p>
          </table:table-cell>
          <table:table-cell office:value-type="float" office:value="0.854480287037443" calcext:value-type="float">
            <text:p>0.854480287</text:p>
          </table:table-cell>
          <table:table-cell office:value-type="float" office:value="0.839426523083854" calcext:value-type="float">
            <text:p>0.8394265231</text:p>
          </table:table-cell>
          <table:table-cell office:value-type="float" office:value="0.518279569486563" calcext:value-type="float">
            <text:p>0.5182795695</text:p>
          </table:table-cell>
          <table:table-cell office:value-type="float" office:value="0.854301075738818" calcext:value-type="float">
            <text:p>0.8543010757</text:p>
          </table:table-cell>
          <table:table-cell office:value-type="float" office:value="0.759318996244861" calcext:value-type="float">
            <text:p>0.7593189962</text:p>
          </table:table-cell>
          <table:table-cell office:value-type="float" office:value="0.796774193462932" calcext:value-type="float">
            <text:p>0.7967741935</text:p>
          </table:table-cell>
          <table:table-cell office:value-type="float" office:value="0.695878135132533" calcext:value-type="float">
            <text:p>0.6958781351</text:p>
          </table:table-cell>
          <table:table-cell office:value-type="float" office:value="0.708602150580362" calcext:value-type="float">
            <text:p>0.7086021506</text:p>
          </table:table-cell>
          <table:table-cell office:value-type="float" office:value="0.802688171402101" calcext:value-type="float">
            <text:p>0.8026881714</text:p>
          </table:table-cell>
          <table:table-cell office:value-type="float" office:value="0.760931899470668" calcext:value-type="float">
            <text:p>0.7609318995</text:p>
          </table:table-cell>
          <table:table-cell office:value-type="float" office:value="0.81093190006885" calcext:value-type="float">
            <text:p>0.8109319001</text:p>
          </table:table-cell>
          <table:table-cell office:value-type="float" office:value="0.85232974995849" calcext:value-type="float">
            <text:p>0.85232975</text:p>
          </table:table-cell>
          <table:table-cell office:value-type="float" office:value="0.726344085423323" calcext:value-type="float">
            <text:p>0.7263440854</text:p>
          </table:table-cell>
          <table:table-cell office:value-type="float" office:value="0.864336916793632" calcext:value-type="float">
            <text:p>0.8643369168</text:p>
          </table:table-cell>
          <table:table-cell office:value-type="float" office:value="0.846774192779295" calcext:value-type="float">
            <text:p>0.8467741928</text:p>
          </table:table-cell>
          <table:table-cell office:value-type="float" office:value="0.773655913807585" calcext:value-type="float">
            <text:p>0.7736559138</text:p>
          </table:table-cell>
          <table:table-cell office:value-type="float" office:value="0.862007168928782" calcext:value-type="float">
            <text:p>0.8620071689</text:p>
          </table:table-cell>
          <table:table-cell office:value-type="float" office:value="0.622939067929449" calcext:value-type="float">
            <text:p>0.6229390679</text:p>
          </table:table-cell>
          <table:table-cell office:value-type="float" office:value="0.725806452681087" calcext:value-type="float">
            <text:p>0.7258064527</text:p>
          </table:table-cell>
          <table:table-cell office:value-type="float" office:value="0.695340501621205" calcext:value-type="float">
            <text:p>0.6953405016</text:p>
          </table:table-cell>
          <table:table-cell office:value-type="float" office:value="0.86577060910536" calcext:value-type="float">
            <text:p>0.8657706091</text:p>
          </table:table-cell>
          <table:table-cell office:value-type="float" office:value="0.606272401220055" calcext:value-type="float">
            <text:p>0.6062724012</text:p>
          </table:table-cell>
          <table:table-cell office:value-type="float" office:value="0.864695341399066" calcext:value-type="float">
            <text:p>0.8646953414</text:p>
          </table:table-cell>
          <table:table-cell office:value-type="float" office:value="0.823297491893973" calcext:value-type="float">
            <text:p>0.8232974919</text:p>
          </table:table-cell>
          <table:table-cell office:value-type="float" office:value="0.864157706392281" calcext:value-type="float">
            <text:p>0.8641577064</text:p>
          </table:table-cell>
          <table:table-cell office:value-type="float" office:value="0.811290322409736" calcext:value-type="float">
            <text:p>0.8112903224</text:p>
          </table:table-cell>
          <table:table-cell office:value-type="float" office:value="0.856272402288239" calcext:value-type="float">
            <text:p>0.8562724023</text:p>
          </table:table-cell>
          <table:table-cell office:value-type="float" office:value="0.869892474015554" calcext:value-type="float">
            <text:p>0.869892474</text:p>
          </table:table-cell>
          <table:table-cell office:value-type="float" office:value="0.831899640807969" calcext:value-type="float">
            <text:p>0.8318996408</text:p>
          </table:table-cell>
          <table:table-cell office:value-type="float" office:value="0.792114695255047" calcext:value-type="float">
            <text:p>0.7921146953</text:p>
          </table:table-cell>
          <table:table-cell office:value-type="float" office:value="0.84587813598708" calcext:value-type="float">
            <text:p>0.845878136</text:p>
          </table:table-cell>
          <table:table-cell office:value-type="float" office:value="0.749462365420489" calcext:value-type="float">
            <text:p>0.7494623654</text:p>
          </table:table-cell>
          <table:table-cell office:value-type="float" office:value="0.702688172598466" calcext:value-type="float">
            <text:p>0.7026881726</text:p>
          </table:table-cell>
          <table:table-cell office:value-type="float" office:value="0.613261649685521" calcext:value-type="float">
            <text:p>0.6132616497</text:p>
          </table:table-cell>
          <table:table-cell office:value-type="float" office:value="0.821684588283621" calcext:value-type="float">
            <text:p>0.8216845883</text:p>
          </table:table-cell>
          <table:table-cell office:value-type="float" office:value="0.810394265062066" calcext:value-type="float">
            <text:p>0.8103942651</text:p>
          </table:table-cell>
          <table:table-cell office:value-type="float" office:value="0.752150538061682" calcext:value-type="float">
            <text:p>0.7521505381</text:p>
          </table:table-cell>
          <table:table-cell office:value-type="float" office:value="0.850358422853613" calcext:value-type="float">
            <text:p>0.8503584229</text:p>
          </table:table-cell>
          <table:table-cell office:value-type="float" office:value="0.701433691585363" calcext:value-type="float">
            <text:p>0.7014336916</text:p>
          </table:table-cell>
          <table:table-cell office:value-type="float" office:value="0.858781361408986" calcext:value-type="float">
            <text:p>0.8587813614</text:p>
          </table:table-cell>
          <table:table-cell office:value-type="float" office:value="0.825268816947937" calcext:value-type="float">
            <text:p>0.8252688169</text:p>
          </table:table-cell>
          <table:table-cell office:value-type="float" office:value="0.716666666666667" calcext:value-type="float">
            <text:p>0.7166666667</text:p>
          </table:table-cell>
          <table:table-cell office:value-type="float" office:value="0.841756272273252" calcext:value-type="float">
            <text:p>0.8417562723</text:p>
          </table:table-cell>
          <table:table-cell office:value-type="float" office:value="0.861827956220155" calcext:value-type="float">
            <text:p>0.8618279562</text:p>
          </table:table-cell>
          <table:table-cell office:value-type="float" office:value="0.816487455111678" calcext:value-type="float">
            <text:p>0.8164874551</text:p>
          </table:table-cell>
          <table:table-cell office:value-type="float" office:value="0.777598567290973" calcext:value-type="float">
            <text:p>0.7775985673</text:p>
          </table:table-cell>
          <table:table-cell office:value-type="float" office:value="0.863261649044611" calcext:value-type="float">
            <text:p>0.863261649</text:p>
          </table:table-cell>
          <table:table-cell office:value-type="float" office:value="0.817921147295224" calcext:value-type="float">
            <text:p>0.8179211473</text:p>
          </table:table-cell>
          <table:table-cell office:value-type="float" office:value="0.527240143005993" calcext:value-type="float">
            <text:p>0.527240143</text:p>
          </table:table-cell>
          <table:table-cell office:value-type="float" office:value="0.86989247358828" calcext:value-type="float">
            <text:p>0.8698924736</text:p>
          </table:table-cell>
          <table:table-cell office:value-type="float" office:value="0.787096774108093" calcext:value-type="float">
            <text:p>0.7870967741</text:p>
          </table:table-cell>
          <table:table-cell office:value-type="float" office:value="0.76451612997226" calcext:value-type="float">
            <text:p>0.76451613</text:p>
          </table:table-cell>
          <table:table-cell office:value-type="float" office:value="0.772580644990381" calcext:value-type="float">
            <text:p>0.772580645</text:p>
          </table:table-cell>
          <table:table-cell office:value-type="float" office:value="0.757706093702692" calcext:value-type="float">
            <text:p>0.7577060937</text:p>
          </table:table-cell>
          <table:table-cell office:value-type="float" office:value="0.590322581585163" calcext:value-type="float">
            <text:p>0.5903225816</text:p>
          </table:table-cell>
          <table:table-cell office:value-type="float" office:value="0.840860214840127" calcext:value-type="float">
            <text:p>0.8408602148</text:p>
          </table:table-cell>
          <table:table-cell office:value-type="float" office:value="0.777060931728732" calcext:value-type="float">
            <text:p>0.7770609317</text:p>
          </table:table-cell>
          <table:table-cell office:value-type="float" office:value="0.852688172427557" calcext:value-type="float">
            <text:p>0.8526881724</text:p>
          </table:table-cell>
          <table:table-cell office:value-type="float" office:value="0.799999999914545" calcext:value-type="float">
            <text:p>0.7999999999</text:p>
          </table:table-cell>
          <table:table-cell office:value-type="float" office:value="0.563082436677803" calcext:value-type="float">
            <text:p>0.5630824367</text:p>
          </table:table-cell>
          <table:table-cell office:value-type="float" office:value="0.833333333632425" calcext:value-type="float">
            <text:p>0.8333333336</text:p>
          </table:table-cell>
          <table:table-cell office:value-type="float" office:value="0.63225806434522" calcext:value-type="float">
            <text:p>0.6322580643</text:p>
          </table:table-cell>
          <table:table-cell office:value-type="float" office:value="0.762903225720997" calcext:value-type="float">
            <text:p>0.7629032257</text:p>
          </table:table-cell>
          <table:table-cell office:value-type="float" office:value="0.872759857570826" calcext:value-type="float">
            <text:p>0.8727598576</text:p>
          </table:table-cell>
          <table:table-cell office:value-type="float" office:value="0.666308243257598" calcext:value-type="float">
            <text:p>0.6663082433</text:p>
          </table:table-cell>
          <table:table-cell office:value-type="float" office:value="0.86236559186785" calcext:value-type="float">
            <text:p>0.8623655919</text:p>
          </table:table-cell>
          <table:table-cell office:value-type="float" office:value="0.845878137268901" calcext:value-type="float">
            <text:p>0.8458781373</text:p>
          </table:table-cell>
          <table:table-cell office:value-type="float" office:value="0.670967742020939" calcext:value-type="float">
            <text:p>0.670967742</text:p>
          </table:table-cell>
          <table:table-cell office:value-type="float" office:value="0.784050178613287" calcext:value-type="float">
            <text:p>0.7840501786</text:p>
          </table:table-cell>
          <table:table-cell office:value-type="float" office:value="0.681182795741652" calcext:value-type="float">
            <text:p>0.6811827957</text:p>
          </table:table-cell>
          <table:table-cell office:value-type="float" office:value="0.853405017835692" calcext:value-type="float">
            <text:p>0.8534050178</text:p>
          </table:table-cell>
          <table:table-cell office:value-type="float" office:value="0.825806451911994" calcext:value-type="float">
            <text:p>0.8258064519</text:p>
          </table:table-cell>
          <table:table-cell office:value-type="float" office:value="0.771146953234109" calcext:value-type="float">
            <text:p>0.7711469532</text:p>
          </table:table-cell>
          <table:table-cell office:value-type="float" office:value="0.86254480372193" calcext:value-type="float">
            <text:p>0.8625448037</text:p>
          </table:table-cell>
          <table:table-cell office:value-type="float" office:value="0.843189964456797" calcext:value-type="float">
            <text:p>0.8431899645</text:p>
          </table:table-cell>
          <table:table-cell office:value-type="float" office:value="0.822401432922664" calcext:value-type="float">
            <text:p>0.8224014329</text:p>
          </table:table-cell>
          <table:table-cell office:value-type="float" office:value="0.638351254309377" calcext:value-type="float">
            <text:p>0.6383512543</text:p>
          </table:table-cell>
          <table:table-cell office:value-type="float" office:value="0.866666665897574" calcext:value-type="float">
            <text:p>0.8666666659</text:p>
          </table:table-cell>
          <table:table-cell office:value-type="float" office:value="0.86379928302594" calcext:value-type="float">
            <text:p>0.863799283</text:p>
          </table:table-cell>
          <table:table-cell office:value-type="float" office:value="0.786917562553105" calcext:value-type="float">
            <text:p>0.7869175626</text:p>
          </table:table-cell>
          <table:table-cell office:value-type="float" office:value="0.776164874466517" calcext:value-type="float">
            <text:p>0.7761648745</text:p>
          </table:table-cell>
          <table:table-cell office:value-type="float" office:value="0.79157706076099" calcext:value-type="float">
            <text:p>0.7915770608</text:p>
          </table:table-cell>
          <table:table-cell office:value-type="float" office:value="0.735663081369092" calcext:value-type="float">
            <text:p>0.7356630814</text:p>
          </table:table-cell>
          <table:table-cell office:value-type="float" office:value="0.842473118749571" calcext:value-type="float">
            <text:p>0.8424731187</text:p>
          </table:table-cell>
          <table:table-cell office:value-type="float" office:value="0.858781361836259" calcext:value-type="float">
            <text:p>0.8587813618</text:p>
          </table:table-cell>
          <table:table-cell office:value-type="float" office:value="0.822580646058565" calcext:value-type="float">
            <text:p>0.8225806461</text:p>
          </table:table-cell>
          <table:table-cell office:value-type="float" office:value="0.846415771463866" calcext:value-type="float">
            <text:p>0.8464157715</text:p>
          </table:table-cell>
          <table:table-cell office:value-type="float" office:value="0.752329748933033" calcext:value-type="float">
            <text:p>0.7523297489</text:p>
          </table:table-cell>
          <table:table-cell office:value-type="float" office:value="0.74068100341332" calcext:value-type="float">
            <text:p>0.7406810034</text:p>
          </table:table-cell>
          <table:table-cell office:value-type="float" office:value="0.511111110747929" calcext:value-type="float">
            <text:p>0.5111111107</text:p>
          </table:table-cell>
          <table:table-cell office:value-type="float" office:value="0.851075269159023" calcext:value-type="float">
            <text:p>0.8510752692</text:p>
          </table:table-cell>
          <table:table-cell office:value-type="float" office:value="0.718996416838793" calcext:value-type="float">
            <text:p>0.7189964168</text:p>
          </table:table-cell>
          <table:table-cell office:value-type="float" office:value="0.86146953452018" calcext:value-type="float">
            <text:p>0.8614695345</text:p>
          </table:table-cell>
          <table:table-cell office:value-type="float" office:value="0.860035843319363" calcext:value-type="float">
            <text:p>0.8600358433</text:p>
          </table:table-cell>
          <table:table-cell office:value-type="float" office:value="0.651971326848512" calcext:value-type="float">
            <text:p>0.6519713268</text:p>
          </table:table-cell>
          <table:table-cell office:value-type="float" office:value="0.564336918630908" calcext:value-type="float">
            <text:p>0.5643369186</text:p>
          </table:table-cell>
          <table:table-cell office:value-type="float" office:value="0.854659499147887" calcext:value-type="float">
            <text:p>0.8546594991</text:p>
          </table:table-cell>
          <table:table-cell office:value-type="float" office:value="0.840143368406535" calcext:value-type="float">
            <text:p>0.8401433684</text:p>
          </table:table-cell>
          <table:table-cell office:value-type="float" office:value="0.781899641406152" calcext:value-type="float">
            <text:p>0.7818996414</text:p>
          </table:table-cell>
          <table:table-cell office:value-type="float" office:value="0.830107527223539" calcext:value-type="float">
            <text:p>0.8301075272</text:p>
          </table:table-cell>
          <table:table-cell office:value-type="float" office:value="0.659677418457564" calcext:value-type="float">
            <text:p>0.6596774185</text:p>
          </table:table-cell>
          <table:table-cell office:value-type="float" office:value="0.853584229689772" calcext:value-type="float">
            <text:p>0.8535842297</text:p>
          </table:table-cell>
          <table:table-cell office:value-type="float" office:value="0.845340502646662" calcext:value-type="float">
            <text:p>0.8453405026</text:p>
          </table:table-cell>
          <table:table-cell office:value-type="float" office:value="0.848387096005101" calcext:value-type="float">
            <text:p>0.848387096</text:p>
          </table:table-cell>
          <table:table-cell office:value-type="float" office:value="0.837992831883037" calcext:value-type="float">
            <text:p>0.8379928319</text:p>
          </table:table-cell>
          <table:table-cell office:value-type="float" office:value="0.800179211298625" calcext:value-type="float">
            <text:p>0.8001792113</text:p>
          </table:table-cell>
          <table:table-cell office:value-type="float" office:value="0.857347670122714" calcext:value-type="float">
            <text:p>0.8573476701</text:p>
          </table:table-cell>
          <table:table-cell office:value-type="float" office:value="0.855017920933317" calcext:value-type="float">
            <text:p>0.8550179209</text:p>
          </table:table-cell>
          <table:table-cell office:value-type="float" office:value="0.803584228664316" calcext:value-type="float">
            <text:p>0.8035842287</text:p>
          </table:table-cell>
          <table:table-cell office:value-type="float" office:value="0.68494623638823" calcext:value-type="float">
            <text:p>0.6849462364</text:p>
          </table:table-cell>
          <table:table-cell office:value-type="float" office:value="0.806093189793248" calcext:value-type="float">
            <text:p>0.8060931898</text:p>
          </table:table-cell>
          <table:table-cell office:value-type="float" office:value="0.752508961043478" calcext:value-type="float">
            <text:p>0.752508961</text:p>
          </table:table-cell>
          <table:table-cell office:value-type="float" office:value="0.843369176097241" calcext:value-type="float">
            <text:p>0.8433691761</text:p>
          </table:table-cell>
          <table:table-cell office:value-type="float" office:value="0.861469533323814" calcext:value-type="float">
            <text:p>0.8614695333</text:p>
          </table:table-cell>
          <table:table-cell office:value-type="float" office:value="0.699999999487272" calcext:value-type="float">
            <text:p>0.6999999995</text:p>
          </table:table-cell>
          <table:table-cell office:value-type="float" office:value="0.807526881549521" calcext:value-type="float">
            <text:p>0.8075268815</text:p>
          </table:table-cell>
          <table:table-cell office:value-type="float" office:value="0.630107526710811" calcext:value-type="float">
            <text:p>0.6301075267</text:p>
          </table:table-cell>
          <table:table-cell office:value-type="float" office:value="0.859856631849829" calcext:value-type="float">
            <text:p>0.8598566318</text:p>
          </table:table-cell>
          <table:table-cell office:value-type="float" office:value="0.838709677803901" calcext:value-type="float">
            <text:p>0.8387096778</text:p>
          </table:table-cell>
          <table:table-cell office:value-type="float" office:value="0.732078853559323" calcext:value-type="float">
            <text:p>0.7320788536</text:p>
          </table:table-cell>
          <table:table-cell office:value-type="float" office:value="0.704480286567442" calcext:value-type="float">
            <text:p>0.7044802866</text:p>
          </table:table-cell>
          <table:table-cell office:value-type="float" office:value="0.677419354924164" calcext:value-type="float">
            <text:p>0.6774193549</text:p>
          </table:table-cell>
          <table:table-cell office:value-type="float" office:value="0.774372760882087" calcext:value-type="float">
            <text:p>0.7743727609</text:p>
          </table:table-cell>
          <table:table-cell office:value-type="float" office:value="0.768817204130166" calcext:value-type="float">
            <text:p>0.7688172041</text:p>
          </table:table-cell>
          <table:table-cell office:value-type="float" office:value="0.828315413040927" calcext:value-type="float">
            <text:p>0.828315413</text:p>
          </table:table-cell>
          <table:table-cell office:value-type="float" office:value="0.549820788039102" calcext:value-type="float">
            <text:p>0.549820788</text:p>
          </table:table-cell>
          <table:table-cell office:value-type="float" office:value="0.75913978601442" calcext:value-type="float">
            <text:p>0.759139786</text:p>
          </table:table-cell>
          <table:table-cell office:value-type="float" office:value="0.813261648019155" calcext:value-type="float">
            <text:p>0.813261648</text:p>
          </table:table-cell>
          <table:table-cell office:value-type="float" office:value="0.697311826888806" calcext:value-type="float">
            <text:p>0.6973118269</text:p>
          </table:table-cell>
          <table:table-cell office:value-type="float" office:value="0.844802866657148" calcext:value-type="float">
            <text:p>0.8448028667</text:p>
          </table:table-cell>
          <table:table-cell office:value-type="float" office:value="0.850179211255897" calcext:value-type="float">
            <text:p>0.8501792113</text:p>
          </table:table-cell>
          <table:table-cell office:value-type="float" office:value="0.491577060632808" calcext:value-type="float">
            <text:p>0.4915770606</text:p>
          </table:table-cell>
          <table:table-cell office:value-type="float" office:value="0.828673835595449" calcext:value-type="float">
            <text:p>0.8286738356</text:p>
          </table:table-cell>
          <table:table-cell office:value-type="float" office:value="0.816129032044428" calcext:value-type="float">
            <text:p>0.816129032</text:p>
          </table:table-cell>
          <table:table-cell office:value-type="float" office:value="0.822222222008585" calcext:value-type="float">
            <text:p>0.822222222</text:p>
          </table:table-cell>
          <table:table-cell office:value-type="float" office:value="0.706810035286838" calcext:value-type="float">
            <text:p>0.7068100353</text:p>
          </table:table-cell>
          <table:table-cell office:value-type="float" office:value="0.780107526710811" calcext:value-type="float">
            <text:p>0.7801075267</text:p>
          </table:table-cell>
          <table:table-cell office:value-type="float" office:value="0.484050178976469" calcext:value-type="float">
            <text:p>0.484050179</text:p>
          </table:table-cell>
          <table:table-cell office:value-type="float" office:value="0.813440860129599" calcext:value-type="float">
            <text:p>0.8134408601</text:p>
          </table:table-cell>
          <table:table-cell office:value-type="float" office:value="0.798924731524614" calcext:value-type="float">
            <text:p>0.7989247315</text:p>
          </table:table-cell>
          <table:table-cell office:value-type="float" office:value="0.844086021804468" calcext:value-type="float">
            <text:p>0.8440860218</text:p>
          </table:table-cell>
          <table:table-cell office:value-type="float" office:value="0.690322580474252" calcext:value-type="float">
            <text:p>0.6903225805</text:p>
          </table:table-cell>
          <table:table-cell office:value-type="float" office:value="0.766308244753055" calcext:value-type="float">
            <text:p>0.7663082448</text:p>
          </table:table-cell>
          <table:table-cell office:value-type="float" office:value="0.806989247140919" calcext:value-type="float">
            <text:p>0.8069892471</text:p>
          </table:table-cell>
          <table:table-cell office:value-type="float" office:value="0.823118280467167" calcext:value-type="float">
            <text:p>0.8231182805</text:p>
          </table:table-cell>
          <table:table-cell office:value-type="float" office:value="0.820250895886438" calcext:value-type="float">
            <text:p>0.8202508959</text:p>
          </table:table-cell>
          <table:table-cell office:value-type="float" office:value="0.851971325951238" calcext:value-type="float">
            <text:p>0.851971326</text:p>
          </table:table-cell>
          <table:table-cell office:value-type="float" office:value="0.873835125832575" calcext:value-type="float">
            <text:p>0.8738351258</text:p>
          </table:table-cell>
          <table:table-cell office:value-type="float" office:value="0.731541218467083" calcext:value-type="float">
            <text:p>0.7315412185</text:p>
          </table:table-cell>
          <table:table-cell office:value-type="float" office:value="0.736200717401334" calcext:value-type="float">
            <text:p>0.7362007174</text:p>
          </table:table-cell>
          <table:table-cell office:value-type="float" office:value="0.763978494452747" calcext:value-type="float">
            <text:p>0.7639784945</text:p>
          </table:table-cell>
          <table:table-cell office:value-type="float" office:value="0.870250895929166" calcext:value-type="float">
            <text:p>0.8702508959</text:p>
          </table:table-cell>
          <table:table-cell office:value-type="float" office:value="0.835304658729116" calcext:value-type="float">
            <text:p>0.8353046587</text:p>
          </table:table-cell>
          <table:table-cell office:value-type="float" office:value="0.834050180108744" calcext:value-type="float">
            <text:p>0.8340501801</text:p>
          </table:table-cell>
          <table:table-cell office:value-type="float" office:value="0.491577060632808" calcext:value-type="float">
            <text:p>0.4915770606</text:p>
          </table:table-cell>
          <table:table-cell office:value-type="float" office:value="0.74820788513375" calcext:value-type="float">
            <text:p>0.7482078851</text:p>
          </table:table-cell>
          <table:table-cell office:value-type="float" office:value="0.815591397678553" calcext:value-type="float">
            <text:p>0.8155913977</text:p>
          </table:table-cell>
          <table:table-cell office:value-type="float" office:value="0.694086021548104" calcext:value-type="float">
            <text:p>0.6940860215</text:p>
          </table:table-cell>
          <table:table-cell office:value-type="float" office:value="0.617562723843428" calcext:value-type="float">
            <text:p>0.6175627238</text:p>
          </table:table-cell>
          <table:table-cell office:value-type="float" office:value="0.815591397678553" calcext:value-type="float">
            <text:p>0.8155913977</text:p>
          </table:table-cell>
          <table:table-cell office:value-type="float" office:value="0.829032258577244" calcext:value-type="float">
            <text:p>0.8290322586</text:p>
          </table:table-cell>
          <table:table-cell office:value-type="float" office:value="0.852867384538001" calcext:value-type="float">
            <text:p>0.8528673845</text:p>
          </table:table-cell>
          <table:table-cell office:value-type="float" office:value="0.804659498592431" calcext:value-type="float">
            <text:p>0.8046594986</text:p>
          </table:table-cell>
          <table:table-cell office:value-type="float" office:value="0.861290323520647" calcext:value-type="float">
            <text:p>0.8612903235</text:p>
          </table:table-cell>
          <table:table-cell office:value-type="float" office:value="0.663440860044144" calcext:value-type="float">
            <text:p>0.66344086</text:p>
          </table:table-cell>
          <table:table-cell office:value-type="float" office:value="0.856093190861432" calcext:value-type="float">
            <text:p>0.8560931909</text:p>
          </table:table-cell>
          <table:table-cell office:value-type="float" office:value="0.834408602535084" calcext:value-type="float">
            <text:p>0.8344086025</text:p>
          </table:table-cell>
          <table:table-cell office:value-type="float" office:value="0.679928315497641" calcext:value-type="float">
            <text:p>0.6799283155</text:p>
          </table:table-cell>
          <table:table-cell office:value-type="float" office:value="0.715232974739485" calcext:value-type="float">
            <text:p>0.7152329747</text:p>
          </table:table-cell>
          <table:table-cell office:value-type="float" office:value="0.803225805725248" calcext:value-type="float">
            <text:p>0.8032258057</text:p>
          </table:table-cell>
          <table:table-cell office:value-type="float" office:value="0.850358423409069" calcext:value-type="float">
            <text:p>0.8503584234</text:p>
          </table:table-cell>
          <table:table-cell office:value-type="float" office:value="0.751612903054897" calcext:value-type="float">
            <text:p>0.7516129031</text:p>
          </table:table-cell>
          <table:table-cell office:value-type="float" office:value="0.789247312810686" calcext:value-type="float">
            <text:p>0.7892473128</text:p>
          </table:table-cell>
          <table:table-cell office:value-type="float" office:value="0.781362006997549" calcext:value-type="float">
            <text:p>0.781362007</text:p>
          </table:table-cell>
          <table:table-cell office:value-type="float" office:value="0.690322580089706" calcext:value-type="float">
            <text:p>0.6903225801</text:p>
          </table:table-cell>
          <table:table-cell office:value-type="float" office:value="0.753405017750238" calcext:value-type="float">
            <text:p>0.7534050178</text:p>
          </table:table-cell>
          <table:table-cell office:value-type="float" office:value="0.567025088964825" calcext:value-type="float">
            <text:p>0.567025089</text:p>
          </table:table-cell>
          <table:table-cell office:value-type="float" office:value="0.817383512459348" calcext:value-type="float">
            <text:p>0.8173835125</text:p>
          </table:table-cell>
          <table:table-cell office:value-type="float" office:value="0.856093189707794" calcext:value-type="float">
            <text:p>0.8560931897</text:p>
          </table:table-cell>
          <table:table-cell office:value-type="float" office:value="0.812007167689689" calcext:value-type="float">
            <text:p>0.8120071677</text:p>
          </table:table-cell>
          <table:table-cell office:value-type="float" office:value="0.82688171974647" calcext:value-type="float">
            <text:p>0.8268817197</text:p>
          </table:table-cell>
          <table:table-cell office:value-type="float" office:value="0.791935483785513" calcext:value-type="float">
            <text:p>0.791935483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527"/>
        </table:table-row>
        <table:table-row table:style-name="ro1">
          <table:table-cell office:value-type="float" office:value="0.166262893008316" calcext:value-type="float">
            <text:p>0.166262893</text:p>
          </table:table-cell>
          <table:table-cell office:value-type="float" office:value="0.378310583941662" calcext:value-type="float">
            <text:p>0.3783105839</text:p>
          </table:table-cell>
          <table:table-cell office:value-type="float" office:value="0.443237035892683" calcext:value-type="float">
            <text:p>0.4432370359</text:p>
          </table:table-cell>
          <table:table-cell office:value-type="float" office:value="0.468864406002926" calcext:value-type="float">
            <text:p>0.468864406</text:p>
          </table:table-cell>
          <table:table-cell office:value-type="float" office:value="0.496193537665584" calcext:value-type="float">
            <text:p>0.4961935377</text:p>
          </table:table-cell>
          <table:table-cell office:value-type="float" office:value="0.500203821620077" calcext:value-type="float">
            <text:p>0.5002038216</text:p>
          </table:table-cell>
          <table:table-cell office:value-type="float" office:value="0.519295462607737" calcext:value-type="float">
            <text:p>0.5192954626</text:p>
          </table:table-cell>
          <table:table-cell office:value-type="float" office:value="0.513354882142167" calcext:value-type="float">
            <text:p>0.5133548821</text:p>
          </table:table-cell>
          <table:table-cell office:value-type="float" office:value="0.51446159633921" calcext:value-type="float">
            <text:p>0.5144615963</text:p>
          </table:table-cell>
          <table:table-cell office:value-type="float" office:value="0.534365891450002" calcext:value-type="float">
            <text:p>0.5343658915</text:p>
          </table:table-cell>
          <table:table-cell office:value-type="float" office:value="0.520720649605806" calcext:value-type="float">
            <text:p>0.5207206496</text:p>
          </table:table-cell>
          <table:table-cell office:value-type="float" office:value="0.535862215184955" calcext:value-type="float">
            <text:p>0.5358622152</text:p>
          </table:table-cell>
          <table:table-cell office:value-type="float" office:value="0.531358108965386" calcext:value-type="float">
            <text:p>0.531358109</text:p>
          </table:table-cell>
          <table:table-cell office:value-type="float" office:value="0.532272816026938" calcext:value-type="float">
            <text:p>0.532272816</text:p>
          </table:table-cell>
          <table:table-cell office:value-type="float" office:value="0.518990769121465" calcext:value-type="float">
            <text:p>0.5189907691</text:p>
          </table:table-cell>
          <table:table-cell office:value-type="float" office:value="0.5481981990349" calcext:value-type="float">
            <text:p>0.548198199</text:p>
          </table:table-cell>
          <table:table-cell office:value-type="float" office:value="0.552660924004938" calcext:value-type="float">
            <text:p>0.552660924</text:p>
          </table:table-cell>
          <table:table-cell office:value-type="float" office:value="0.545884677747123" calcext:value-type="float">
            <text:p>0.5458846777</text:p>
          </table:table-cell>
          <table:table-cell office:value-type="float" office:value="0.53808060822958" calcext:value-type="float">
            <text:p>0.5380806082</text:p>
          </table:table-cell>
          <table:table-cell office:value-type="float" office:value="0.563000181450493" calcext:value-type="float">
            <text:p>0.5630001815</text:p>
          </table:table-cell>
          <table:table-cell office:value-type="float" office:value="0.565226011144207" calcext:value-type="float">
            <text:p>0.5652260111</text:p>
          </table:table-cell>
          <table:table-cell office:value-type="float" office:value="0.553462674840581" calcext:value-type="float">
            <text:p>0.5534626748</text:p>
          </table:table-cell>
          <table:table-cell office:value-type="float" office:value="0.53444101044485" calcext:value-type="float">
            <text:p>0.5344410104</text:p>
          </table:table-cell>
          <table:table-cell office:value-type="float" office:value="0.555947219747804" calcext:value-type="float">
            <text:p>0.5559472197</text:p>
          </table:table-cell>
          <table:table-cell office:value-type="float" office:value="0.571317276923142" calcext:value-type="float">
            <text:p>0.5713172769</text:p>
          </table:table-cell>
          <table:table-cell office:value-type="float" office:value="0.564178840168022" calcext:value-type="float">
            <text:p>0.5641788402</text:p>
          </table:table-cell>
          <table:table-cell office:value-type="float" office:value="0.565140360023632" calcext:value-type="float">
            <text:p>0.56514036</text:p>
          </table:table-cell>
          <table:table-cell office:value-type="float" office:value="0.546702382232949" calcext:value-type="float">
            <text:p>0.5467023822</text:p>
          </table:table-cell>
          <table:table-cell office:value-type="float" office:value="0.57283002868848" calcext:value-type="float">
            <text:p>0.5728300287</text:p>
          </table:table-cell>
          <table:table-cell office:value-type="float" office:value="0.576710923195185" calcext:value-type="float">
            <text:p>0.5767109232</text:p>
          </table:table-cell>
          <table:table-cell office:value-type="float" office:value="0.569987506540861" calcext:value-type="float">
            <text:p>0.5699875065</text:p>
          </table:table-cell>
          <table:table-cell office:value-type="float" office:value="0.570167404582022" calcext:value-type="float">
            <text:p>0.5701674046</text:p>
          </table:table-cell>
          <table:table-cell office:value-type="float" office:value="0.573124669061808" calcext:value-type="float">
            <text:p>0.5731246691</text:p>
          </table:table-cell>
          <table:table-cell office:value-type="float" office:value="0.53722577979161" calcext:value-type="float">
            <text:p>0.5372257798</text:p>
          </table:table-cell>
          <table:table-cell office:value-type="float" office:value="0.504502269920123" calcext:value-type="float">
            <text:p>0.5045022699</text:p>
          </table:table-cell>
          <table:table-cell office:value-type="float" office:value="0.557941242311644" calcext:value-type="float">
            <text:p>0.5579412423</text:p>
          </table:table-cell>
          <table:table-cell office:value-type="float" office:value="0.56179547402152" calcext:value-type="float">
            <text:p>0.561795474</text:p>
          </table:table-cell>
          <table:table-cell office:value-type="float" office:value="0.563838174412129" calcext:value-type="float">
            <text:p>0.5638381744</text:p>
          </table:table-cell>
          <table:table-cell office:value-type="float" office:value="0.552558936729155" calcext:value-type="float">
            <text:p>0.5525589367</text:p>
          </table:table-cell>
          <table:table-cell office:value-type="float" office:value="0.565974554575187" calcext:value-type="float">
            <text:p>0.5659745546</text:p>
          </table:table-cell>
          <table:table-cell office:value-type="float" office:value="0.563835402522318" calcext:value-type="float">
            <text:p>0.5638354025</text:p>
          </table:table-cell>
          <table:table-cell office:value-type="float" office:value="0.547339257689825" calcext:value-type="float">
            <text:p>0.5473392577</text:p>
          </table:table-cell>
          <table:table-cell office:value-type="float" office:value="0.544233612702131" calcext:value-type="float">
            <text:p>0.5442336127</text:p>
          </table:table-cell>
          <table:table-cell office:value-type="float" office:value="0.561060847224793" calcext:value-type="float">
            <text:p>0.5610608472</text:p>
          </table:table-cell>
          <table:table-cell office:value-type="float" office:value="0.560550926124022" calcext:value-type="float">
            <text:p>0.5605509261</text:p>
          </table:table-cell>
          <table:table-cell office:value-type="float" office:value="0.560742218011276" calcext:value-type="float">
            <text:p>0.560742218</text:p>
          </table:table-cell>
          <table:table-cell office:value-type="float" office:value="0.573534174753931" calcext:value-type="float">
            <text:p>0.5735341748</text:p>
          </table:table-cell>
          <table:table-cell office:value-type="float" office:value="0.552751589354064" calcext:value-type="float">
            <text:p>0.5527515894</text:p>
          </table:table-cell>
          <table:table-cell office:value-type="float" office:value="0.482185283984082" calcext:value-type="float">
            <text:p>0.482185284</text:p>
          </table:table-cell>
          <table:table-cell office:value-type="float" office:value="0.533897819588063" calcext:value-type="float">
            <text:p>0.5338978196</text:p>
          </table:table-cell>
          <table:table-cell office:value-type="float" office:value="0.557796156181338" calcext:value-type="float">
            <text:p>0.5577961562</text:p>
          </table:table-cell>
          <table:table-cell office:value-type="float" office:value="0.559135841160469" calcext:value-type="float">
            <text:p>0.5591358412</text:p>
          </table:table-cell>
          <table:table-cell office:value-type="float" office:value="0.55457245485448" calcext:value-type="float">
            <text:p>0.5545724549</text:p>
          </table:table-cell>
          <table:table-cell office:value-type="float" office:value="0.577642886274036" calcext:value-type="float">
            <text:p>0.5776428863</text:p>
          </table:table-cell>
          <table:table-cell office:value-type="float" office:value="0.56982269793505" calcext:value-type="float">
            <text:p>0.5698226979</text:p>
          </table:table-cell>
          <table:table-cell office:value-type="float" office:value="0.571488808617793" calcext:value-type="float">
            <text:p>0.5714888086</text:p>
          </table:table-cell>
          <table:table-cell office:value-type="float" office:value="0.57009893374071" calcext:value-type="float">
            <text:p>0.5700989337</text:p>
          </table:table-cell>
          <table:table-cell office:value-type="float" office:value="0.561281381612157" calcext:value-type="float">
            <text:p>0.5612813816</text:p>
          </table:table-cell>
          <table:table-cell office:value-type="float" office:value="0.561707137462251" calcext:value-type="float">
            <text:p>0.5617071375</text:p>
          </table:table-cell>
          <table:table-cell office:value-type="float" office:value="0.543808810811436" calcext:value-type="float">
            <text:p>0.5438088108</text:p>
          </table:table-cell>
          <table:table-cell office:value-type="float" office:value="0.564785080701769" calcext:value-type="float">
            <text:p>0.5647850807</text:p>
          </table:table-cell>
          <table:table-cell office:value-type="float" office:value="0.580597174962862" calcext:value-type="float">
            <text:p>0.580597175</text:p>
          </table:table-cell>
          <table:table-cell office:value-type="float" office:value="0.574527430571874" calcext:value-type="float">
            <text:p>0.5745274306</text:p>
          </table:table-cell>
          <table:table-cell office:value-type="float" office:value="0.574923592427003" calcext:value-type="float">
            <text:p>0.5749235924</text:p>
          </table:table-cell>
          <table:table-cell office:value-type="float" office:value="0.530889127245484" calcext:value-type="float">
            <text:p>0.5308891272</text:p>
          </table:table-cell>
          <table:table-cell office:value-type="float" office:value="0.543000811777301" calcext:value-type="float">
            <text:p>0.5430008118</text:p>
          </table:table-cell>
          <table:table-cell office:value-type="float" office:value="0.584874502375788" calcext:value-type="float">
            <text:p>0.5848745024</text:p>
          </table:table-cell>
          <table:table-cell office:value-type="float" office:value="0.572413752940258" calcext:value-type="float">
            <text:p>0.5724137529</text:p>
          </table:table-cell>
          <table:table-cell office:value-type="float" office:value="0.572292425825282" calcext:value-type="float">
            <text:p>0.5722924258</text:p>
          </table:table-cell>
          <table:table-cell office:value-type="float" office:value="0.562570765552617" calcext:value-type="float">
            <text:p>0.5625707656</text:p>
          </table:table-cell>
          <table:table-cell office:value-type="float" office:value="0.577569590468614" calcext:value-type="float">
            <text:p>0.5775695905</text:p>
          </table:table-cell>
          <table:table-cell office:value-type="float" office:value="0.57462599794395" calcext:value-type="float">
            <text:p>0.5746259979</text:p>
          </table:table-cell>
          <table:table-cell office:value-type="float" office:value="0.582026673226029" calcext:value-type="float">
            <text:p>0.5820266732</text:p>
          </table:table-cell>
          <table:table-cell office:value-type="float" office:value="0.572100153797974" calcext:value-type="float">
            <text:p>0.5721001538</text:p>
          </table:table-cell>
          <table:table-cell office:value-type="float" office:value="0.569984901026407" calcext:value-type="float">
            <text:p>0.569984901</text:p>
          </table:table-cell>
          <table:table-cell office:value-type="float" office:value="0.568553730367189" calcext:value-type="float">
            <text:p>0.5685537304</text:p>
          </table:table-cell>
          <table:table-cell office:value-type="float" office:value="0.579529411212088" calcext:value-type="float">
            <text:p>0.5795294112</text:p>
          </table:table-cell>
          <table:table-cell office:value-type="float" office:value="0.572924941399324" calcext:value-type="float">
            <text:p>0.5729249414</text:p>
          </table:table-cell>
          <table:table-cell office:value-type="float" office:value="0.532966134614206" calcext:value-type="float">
            <text:p>0.5329661346</text:p>
          </table:table-cell>
          <table:table-cell office:value-type="float" office:value="0.568882121827484" calcext:value-type="float">
            <text:p>0.5688821218</text:p>
          </table:table-cell>
          <table:table-cell office:value-type="float" office:value="0.552221432513903" calcext:value-type="float">
            <text:p>0.5522214325</text:p>
          </table:table-cell>
          <table:table-cell office:value-type="float" office:value="0.567627900820096" calcext:value-type="float">
            <text:p>0.5676279008</text:p>
          </table:table-cell>
          <table:table-cell office:value-type="float" office:value="0.571655691472744" calcext:value-type="float">
            <text:p>0.5716556915</text:p>
          </table:table-cell>
          <table:table-cell office:value-type="float" office:value="0.571883639740149" calcext:value-type="float">
            <text:p>0.5718836397</text:p>
          </table:table-cell>
          <table:table-cell office:value-type="float" office:value="0.560207536814721" calcext:value-type="float">
            <text:p>0.5602075368</text:p>
          </table:table-cell>
          <table:table-cell office:value-type="float" office:value="0.569554102945958" calcext:value-type="float">
            <text:p>0.5695541029</text:p>
          </table:table-cell>
          <table:table-cell office:value-type="float" office:value="0.578126795236385" calcext:value-type="float">
            <text:p>0.5781267952</text:p>
          </table:table-cell>
          <table:table-cell office:value-type="float" office:value="0.566411755826205" calcext:value-type="float">
            <text:p>0.5664117558</text:p>
          </table:table-cell>
          <table:table-cell office:value-type="float" office:value="0.568485449686825" calcext:value-type="float">
            <text:p>0.5684854497</text:p>
          </table:table-cell>
          <table:table-cell office:value-type="float" office:value="0.562436008445867" calcext:value-type="float">
            <text:p>0.5624360084</text:p>
          </table:table-cell>
          <table:table-cell office:value-type="float" office:value="0.566123533616507" calcext:value-type="float">
            <text:p>0.5661235336</text:p>
          </table:table-cell>
          <table:table-cell office:value-type="float" office:value="0.563446012887661" calcext:value-type="float">
            <text:p>0.5634460129</text:p>
          </table:table-cell>
          <table:table-cell office:value-type="float" office:value="0.575083584977517" calcext:value-type="float">
            <text:p>0.575083585</text:p>
          </table:table-cell>
          <table:table-cell office:value-type="float" office:value="0.568826178888467" calcext:value-type="float">
            <text:p>0.5688261789</text:p>
          </table:table-cell>
          <table:table-cell office:value-type="float" office:value="0.559928581735636" calcext:value-type="float">
            <text:p>0.5599285817</text:p>
          </table:table-cell>
          <table:table-cell office:value-type="float" office:value="0.560518036052219" calcext:value-type="float">
            <text:p>0.5605180361</text:p>
          </table:table-cell>
          <table:table-cell office:value-type="float" office:value="0.580019452907215" calcext:value-type="float">
            <text:p>0.5800194529</text:p>
          </table:table-cell>
          <table:table-cell office:value-type="float" office:value="0.550115649504358" calcext:value-type="float">
            <text:p>0.5501156495</text:p>
          </table:table-cell>
          <table:table-cell office:value-type="float" office:value="0.56128026763173" calcext:value-type="float">
            <text:p>0.5612802676</text:p>
          </table:table-cell>
          <table:table-cell office:value-type="float" office:value="0.575269999704397" calcext:value-type="float">
            <text:p>0.5752699997</text:p>
          </table:table-cell>
          <table:table-cell office:value-type="float" office:value="0.550921637453772" calcext:value-type="float">
            <text:p>0.5509216375</text:p>
          </table:table-cell>
          <table:table-cell office:value-type="float" office:value="0.577107710722785" calcext:value-type="float">
            <text:p>0.5771077107</text:p>
          </table:table-cell>
          <table:table-cell office:value-type="float" office:value="0.573050608126302" calcext:value-type="float">
            <text:p>0.5730506081</text:p>
          </table:table-cell>
          <table:table-cell office:value-type="float" office:value="0.572943891617695" calcext:value-type="float">
            <text:p>0.5729438916</text:p>
          </table:table-cell>
          <table:table-cell office:value-type="float" office:value="0.568837305215112" calcext:value-type="float">
            <text:p>0.5688373052</text:p>
          </table:table-cell>
          <table:table-cell office:value-type="float" office:value="0.576853051404671" calcext:value-type="float">
            <text:p>0.5768530514</text:p>
          </table:table-cell>
          <table:table-cell office:value-type="float" office:value="0.564135134115093" calcext:value-type="float">
            <text:p>0.5641351341</text:p>
          </table:table-cell>
          <table:table-cell office:value-type="float" office:value="0.565758417187583" calcext:value-type="float">
            <text:p>0.5657584172</text:p>
          </table:table-cell>
          <table:table-cell office:value-type="float" office:value="0.567956128962164" calcext:value-type="float">
            <text:p>0.567956129</text:p>
          </table:table-cell>
          <table:table-cell office:value-type="float" office:value="0.544363111396343" calcext:value-type="float">
            <text:p>0.5443631114</text:p>
          </table:table-cell>
          <table:table-cell office:value-type="float" office:value="0.56136504431203" calcext:value-type="float">
            <text:p>0.5613650443</text:p>
          </table:table-cell>
          <table:table-cell office:value-type="float" office:value="0.542599250431553" calcext:value-type="float">
            <text:p>0.5425992504</text:p>
          </table:table-cell>
          <table:table-cell office:value-type="float" office:value="0.574739306996347" calcext:value-type="float">
            <text:p>0.574739307</text:p>
          </table:table-cell>
          <table:table-cell office:value-type="float" office:value="0.502003691611311" calcext:value-type="float">
            <text:p>0.5020036916</text:p>
          </table:table-cell>
          <table:table-cell office:value-type="float" office:value="0.524118990996411" calcext:value-type="float">
            <text:p>0.524118991</text:p>
          </table:table-cell>
          <table:table-cell office:value-type="float" office:value="0.522397197988365" calcext:value-type="float">
            <text:p>0.522397198</text:p>
          </table:table-cell>
          <table:table-cell office:value-type="float" office:value="0.545521726050866" calcext:value-type="float">
            <text:p>0.5455217261</text:p>
          </table:table-cell>
          <table:table-cell office:value-type="float" office:value="0.524596663321092" calcext:value-type="float">
            <text:p>0.5245966633</text:p>
          </table:table-cell>
          <table:table-cell office:value-type="float" office:value="0.566223611923191" calcext:value-type="float">
            <text:p>0.5662236119</text:p>
          </table:table-cell>
          <table:table-cell office:value-type="float" office:value="0.562986351724988" calcext:value-type="float">
            <text:p>0.5629863517</text:p>
          </table:table-cell>
          <table:table-cell office:value-type="float" office:value="0.577741924211467" calcext:value-type="float">
            <text:p>0.5777419242</text:p>
          </table:table-cell>
          <table:table-cell office:value-type="float" office:value="0.575244594880663" calcext:value-type="float">
            <text:p>0.5752445949</text:p>
          </table:table-cell>
          <table:table-cell office:value-type="float" office:value="0.556476770664927" calcext:value-type="float">
            <text:p>0.5564767707</text:p>
          </table:table-cell>
          <table:table-cell office:value-type="float" office:value="0.562620825839538" calcext:value-type="float">
            <text:p>0.5626208258</text:p>
          </table:table-cell>
          <table:table-cell office:value-type="float" office:value="0.578097422352521" calcext:value-type="float">
            <text:p>0.5780974224</text:p>
          </table:table-cell>
          <table:table-cell office:value-type="float" office:value="0.579230201109315" calcext:value-type="float">
            <text:p>0.5792302011</text:p>
          </table:table-cell>
          <table:table-cell office:value-type="float" office:value="0.563193303973064" calcext:value-type="float">
            <text:p>0.563193304</text:p>
          </table:table-cell>
          <table:table-cell office:value-type="float" office:value="0.569841620395437" calcext:value-type="float">
            <text:p>0.5698416204</text:p>
          </table:table-cell>
          <table:table-cell office:value-type="float" office:value="0.584068904589226" calcext:value-type="float">
            <text:p>0.5840689046</text:p>
          </table:table-cell>
          <table:table-cell office:value-type="float" office:value="0.56556771798581" calcext:value-type="float">
            <text:p>0.565567718</text:p>
          </table:table-cell>
          <table:table-cell office:value-type="float" office:value="0.578666583827039" calcext:value-type="float">
            <text:p>0.5786665838</text:p>
          </table:table-cell>
          <table:table-cell office:value-type="float" office:value="0.58093581981746" calcext:value-type="float">
            <text:p>0.5809358198</text:p>
          </table:table-cell>
          <table:table-cell office:value-type="float" office:value="0.575704569941125" calcext:value-type="float">
            <text:p>0.5757045699</text:p>
          </table:table-cell>
          <table:table-cell office:value-type="float" office:value="0.57089204437107" calcext:value-type="float">
            <text:p>0.5708920444</text:p>
          </table:table-cell>
          <table:table-cell office:value-type="float" office:value="0.576416902275037" calcext:value-type="float">
            <text:p>0.5764169023</text:p>
          </table:table-cell>
          <table:table-cell office:value-type="float" office:value="0.587385730033704" calcext:value-type="float">
            <text:p>0.58738573</text:p>
          </table:table-cell>
          <table:table-cell office:value-type="float" office:value="0.556151302683046" calcext:value-type="float">
            <text:p>0.5561513027</text:p>
          </table:table-cell>
          <table:table-cell office:value-type="float" office:value="0.474862592418363" calcext:value-type="float">
            <text:p>0.4748625924</text:p>
          </table:table-cell>
          <table:table-cell office:value-type="float" office:value="0.498130255506202" calcext:value-type="float">
            <text:p>0.4981302555</text:p>
          </table:table-cell>
          <table:table-cell office:value-type="float" office:value="0.517126153211612" calcext:value-type="float">
            <text:p>0.5171261532</text:p>
          </table:table-cell>
          <table:table-cell office:value-type="float" office:value="0.506447174865694" calcext:value-type="float">
            <text:p>0.5064471749</text:p>
          </table:table-cell>
          <table:table-cell office:value-type="float" office:value="0.517384327452013" calcext:value-type="float">
            <text:p>0.5173843275</text:p>
          </table:table-cell>
          <table:table-cell office:value-type="float" office:value="0.512051577947663" calcext:value-type="float">
            <text:p>0.5120515779</text:p>
          </table:table-cell>
          <table:table-cell office:value-type="float" office:value="0.524088380582832" calcext:value-type="float">
            <text:p>0.5240883806</text:p>
          </table:table-cell>
          <table:table-cell office:value-type="float" office:value="0.520333400434334" calcext:value-type="float">
            <text:p>0.5203334004</text:p>
          </table:table-cell>
          <table:table-cell office:value-type="float" office:value="0.532680670070228" calcext:value-type="float">
            <text:p>0.5326806701</text:p>
          </table:table-cell>
          <table:table-cell office:value-type="float" office:value="0.526893531225851" calcext:value-type="float">
            <text:p>0.5268935312</text:p>
          </table:table-cell>
          <table:table-cell office:value-type="float" office:value="0.52530593015699" calcext:value-type="float">
            <text:p>0.5253059302</text:p>
          </table:table-cell>
          <table:table-cell office:value-type="float" office:value="0.519283048449409" calcext:value-type="float">
            <text:p>0.5192830484</text:p>
          </table:table-cell>
          <table:table-cell office:value-type="float" office:value="0.534392548170084" calcext:value-type="float">
            <text:p>0.5343925482</text:p>
          </table:table-cell>
          <table:table-cell office:value-type="float" office:value="0.522614882887347" calcext:value-type="float">
            <text:p>0.5226148829</text:p>
          </table:table-cell>
          <table:table-cell office:value-type="float" office:value="0.548199398514608" calcext:value-type="float">
            <text:p>0.5481993985</text:p>
          </table:table-cell>
          <table:table-cell office:value-type="float" office:value="0.540176612907719" calcext:value-type="float">
            <text:p>0.5401766129</text:p>
          </table:table-cell>
          <table:table-cell office:value-type="float" office:value="0.515585256958248" calcext:value-type="float">
            <text:p>0.515585257</text:p>
          </table:table-cell>
          <table:table-cell office:value-type="float" office:value="0.527481483115274" calcext:value-type="float">
            <text:p>0.5274814831</text:p>
          </table:table-cell>
          <table:table-cell office:value-type="float" office:value="0.502301097220974" calcext:value-type="float">
            <text:p>0.5023010972</text:p>
          </table:table-cell>
          <table:table-cell office:value-type="float" office:value="0.427567221684753" calcext:value-type="float">
            <text:p>0.4275672217</text:p>
          </table:table-cell>
          <table:table-cell office:value-type="float" office:value="0.498032631485473" calcext:value-type="float">
            <text:p>0.4980326315</text:p>
          </table:table-cell>
          <table:table-cell office:value-type="float" office:value="0.481565272868092" calcext:value-type="float">
            <text:p>0.4815652729</text:p>
          </table:table-cell>
          <table:table-cell office:value-type="float" office:value="0.520203109482236" calcext:value-type="float">
            <text:p>0.5202031095</text:p>
          </table:table-cell>
          <table:table-cell office:value-type="float" office:value="0.526715175707135" calcext:value-type="float">
            <text:p>0.5267151757</text:p>
          </table:table-cell>
          <table:table-cell office:value-type="float" office:value="0.529876804314296" calcext:value-type="float">
            <text:p>0.5298768043</text:p>
          </table:table-cell>
          <table:table-cell office:value-type="float" office:value="0.507587447092922" calcext:value-type="float">
            <text:p>0.5075874471</text:p>
          </table:table-cell>
          <table:table-cell office:value-type="float" office:value="0.520415662109964" calcext:value-type="float">
            <text:p>0.5204156621</text:p>
          </table:table-cell>
          <table:table-cell office:value-type="float" office:value="0.548196787103457" calcext:value-type="float">
            <text:p>0.5481967871</text:p>
          </table:table-cell>
          <table:table-cell office:value-type="float" office:value="0.538649581204877" calcext:value-type="float">
            <text:p>0.5386495812</text:p>
          </table:table-cell>
          <table:table-cell office:value-type="float" office:value="0.523305756877698" calcext:value-type="float">
            <text:p>0.5233057569</text:p>
          </table:table-cell>
          <table:table-cell office:value-type="float" office:value="0.532134904615379" calcext:value-type="float">
            <text:p>0.5321349046</text:p>
          </table:table-cell>
          <table:table-cell office:value-type="float" office:value="0.528738176935195" calcext:value-type="float">
            <text:p>0.5287381769</text:p>
          </table:table-cell>
          <table:table-cell office:value-type="float" office:value="0.547220846802428" calcext:value-type="float">
            <text:p>0.5472208468</text:p>
          </table:table-cell>
          <table:table-cell office:value-type="float" office:value="0.464032238297976" calcext:value-type="float">
            <text:p>0.4640322383</text:p>
          </table:table-cell>
          <table:table-cell office:value-type="float" office:value="0.515965421549399" calcext:value-type="float">
            <text:p>0.5159654215</text:p>
          </table:table-cell>
          <table:table-cell office:value-type="float" office:value="0.537714502221012" calcext:value-type="float">
            <text:p>0.5377145022</text:p>
          </table:table-cell>
          <table:table-cell office:value-type="float" office:value="0.515198962695198" calcext:value-type="float">
            <text:p>0.5151989627</text:p>
          </table:table-cell>
          <table:table-cell office:value-type="float" office:value="0.544823400594664" calcext:value-type="float">
            <text:p>0.5448234006</text:p>
          </table:table-cell>
          <table:table-cell office:value-type="float" office:value="0.540988892174277" calcext:value-type="float">
            <text:p>0.5409888922</text:p>
          </table:table-cell>
          <table:table-cell office:value-type="float" office:value="0.516817331310336" calcext:value-type="float">
            <text:p>0.5168173313</text:p>
          </table:table-cell>
          <table:table-cell office:value-type="float" office:value="0.538434546709511" calcext:value-type="float">
            <text:p>0.5384345467</text:p>
          </table:table-cell>
          <table:table-cell office:value-type="float" office:value="0.533208352001003" calcext:value-type="float">
            <text:p>0.533208352</text:p>
          </table:table-cell>
          <table:table-cell office:value-type="float" office:value="0.513333896839671" calcext:value-type="float">
            <text:p>0.5133338968</text:p>
          </table:table-cell>
          <table:table-cell office:value-type="float" office:value="0.527544170471765" calcext:value-type="float">
            <text:p>0.5275441705</text:p>
          </table:table-cell>
          <table:table-cell office:value-type="float" office:value="0.525581114872812" calcext:value-type="float">
            <text:p>0.5255811149</text:p>
          </table:table-cell>
          <table:table-cell office:value-type="float" office:value="0.545735822450147" calcext:value-type="float">
            <text:p>0.5457358225</text:p>
          </table:table-cell>
          <table:table-cell office:value-type="float" office:value="0.552360963693874" calcext:value-type="float">
            <text:p>0.5523609637</text:p>
          </table:table-cell>
          <table:table-cell office:value-type="float" office:value="0.554642545194128" calcext:value-type="float">
            <text:p>0.5546425452</text:p>
          </table:table-cell>
          <table:table-cell office:value-type="float" office:value="0.57374189717354" calcext:value-type="float">
            <text:p>0.5737418972</text:p>
          </table:table-cell>
          <table:table-cell office:value-type="float" office:value="0.523083984454223" calcext:value-type="float">
            <text:p>0.5230839845</text:p>
          </table:table-cell>
          <table:table-cell office:value-type="float" office:value="0.531439011460059" calcext:value-type="float">
            <text:p>0.5314390115</text:p>
          </table:table-cell>
          <table:table-cell office:value-type="float" office:value="0.547866104705443" calcext:value-type="float">
            <text:p>0.5478661047</text:p>
          </table:table-cell>
          <table:table-cell office:value-type="float" office:value="0.553236915414029" calcext:value-type="float">
            <text:p>0.5532369154</text:p>
          </table:table-cell>
          <table:table-cell office:value-type="float" office:value="0.564895181891452" calcext:value-type="float">
            <text:p>0.5648951819</text:p>
          </table:table-cell>
          <table:table-cell office:value-type="float" office:value="0.558805044039456" calcext:value-type="float">
            <text:p>0.558805044</text:p>
          </table:table-cell>
          <table:table-cell office:value-type="float" office:value="0.555764087346307" calcext:value-type="float">
            <text:p>0.5557640873</text:p>
          </table:table-cell>
          <table:table-cell office:value-type="float" office:value="0.578482906667596" calcext:value-type="float">
            <text:p>0.5784829067</text:p>
          </table:table-cell>
          <table:table-cell office:value-type="float" office:value="0.533297857599036" calcext:value-type="float">
            <text:p>0.5332978576</text:p>
          </table:table-cell>
          <table:table-cell office:value-type="float" office:value="0.563163497171888" calcext:value-type="float">
            <text:p>0.5631634972</text:p>
          </table:table-cell>
          <table:table-cell office:value-type="float" office:value="0.566924942785123" calcext:value-type="float">
            <text:p>0.5669249428</text:p>
          </table:table-cell>
          <table:table-cell office:value-type="float" office:value="0.580023123285469" calcext:value-type="float">
            <text:p>0.5800231233</text:p>
          </table:table-cell>
          <table:table-cell office:value-type="float" office:value="0.490301559420034" calcext:value-type="float">
            <text:p>0.4903015594</text:p>
          </table:table-cell>
          <table:table-cell office:value-type="float" office:value="0.551425303964213" calcext:value-type="float">
            <text:p>0.551425304</text:p>
          </table:table-cell>
          <table:table-cell office:value-type="float" office:value="0.567862187006175" calcext:value-type="float">
            <text:p>0.567862187</text:p>
          </table:table-cell>
          <table:table-cell office:value-type="float" office:value="0.558057025778286" calcext:value-type="float">
            <text:p>0.5580570258</text:p>
          </table:table-cell>
          <table:table-cell office:value-type="float" office:value="0.554956777557928" calcext:value-type="float">
            <text:p>0.5549567776</text:p>
          </table:table-cell>
          <table:table-cell office:value-type="float" office:value="0.583345539930708" calcext:value-type="float">
            <text:p>0.5833455399</text:p>
          </table:table-cell>
          <table:table-cell office:value-type="float" office:value="0.575446260785666" calcext:value-type="float">
            <text:p>0.5754462608</text:p>
          </table:table-cell>
          <table:table-cell office:value-type="float" office:value="0.589882590389612" calcext:value-type="float">
            <text:p>0.5898825904</text:p>
          </table:table-cell>
          <table:table-cell office:value-type="float" office:value="0.576505102962724" calcext:value-type="float">
            <text:p>0.576505103</text:p>
          </table:table-cell>
          <table:table-cell office:value-type="float" office:value="0.563662321206306" calcext:value-type="float">
            <text:p>0.5636623212</text:p>
          </table:table-cell>
          <table:table-cell office:value-type="float" office:value="0.55644156550971" calcext:value-type="float">
            <text:p>0.5564415655</text:p>
          </table:table-cell>
          <table:table-cell office:value-type="float" office:value="0.571289175204919" calcext:value-type="float">
            <text:p>0.5712891752</text:p>
          </table:table-cell>
          <table:table-cell office:value-type="float" office:value="0.533840511278809" calcext:value-type="float">
            <text:p>0.5338405113</text:p>
          </table:table-cell>
          <table:table-cell office:value-type="float" office:value="0.562543472360709" calcext:value-type="float">
            <text:p>0.5625434724</text:p>
          </table:table-cell>
          <table:table-cell office:value-type="float" office:value="0.558748502552022" calcext:value-type="float">
            <text:p>0.5587485026</text:p>
          </table:table-cell>
          <table:table-cell office:value-type="float" office:value="0.574971852961241" calcext:value-type="float">
            <text:p>0.574971853</text:p>
          </table:table-cell>
          <table:table-cell office:value-type="float" office:value="0.580127271839175" calcext:value-type="float">
            <text:p>0.5801272718</text:p>
          </table:table-cell>
          <table:table-cell office:value-type="float" office:value="0.534117318977718" calcext:value-type="float">
            <text:p>0.534117319</text:p>
          </table:table-cell>
          <table:table-cell office:value-type="float" office:value="0.559693355309731" calcext:value-type="float">
            <text:p>0.5596933553</text:p>
          </table:table-cell>
          <table:table-cell office:value-type="float" office:value="0.558100163268923" calcext:value-type="float">
            <text:p>0.5581001633</text:p>
          </table:table-cell>
          <table:table-cell office:value-type="float" office:value="0.571691046689876" calcext:value-type="float">
            <text:p>0.5716910467</text:p>
          </table:table-cell>
          <table:table-cell office:value-type="float" office:value="0.476140332957196" calcext:value-type="float">
            <text:p>0.476140333</text:p>
          </table:table-cell>
          <table:table-cell office:value-type="float" office:value="0.527543221036168" calcext:value-type="float">
            <text:p>0.527543221</text:p>
          </table:table-cell>
          <table:table-cell office:value-type="float" office:value="0.526369320382256" calcext:value-type="float">
            <text:p>0.5263693204</text:p>
          </table:table-cell>
          <table:table-cell office:value-type="float" office:value="0.532535968778117" calcext:value-type="float">
            <text:p>0.5325359688</text:p>
          </table:table-cell>
          <table:table-cell office:value-type="float" office:value="0.5362618929264" calcext:value-type="float">
            <text:p>0.5362618929</text:p>
          </table:table-cell>
          <table:table-cell office:value-type="float" office:value="0.549179551584905" calcext:value-type="float">
            <text:p>0.5491795516</text:p>
          </table:table-cell>
          <table:table-cell office:value-type="float" office:value="0.479370751168609" calcext:value-type="float">
            <text:p>0.4793707512</text:p>
          </table:table-cell>
          <table:table-cell office:value-type="float" office:value="0.550704150994369" calcext:value-type="float">
            <text:p>0.550704151</text:p>
          </table:table-cell>
          <table:table-cell office:value-type="float" office:value="0.559490307717296" calcext:value-type="float">
            <text:p>0.5594903077</text:p>
          </table:table-cell>
          <table:table-cell office:value-type="float" office:value="0.567215328459623" calcext:value-type="float">
            <text:p>0.5672153285</text:p>
          </table:table-cell>
          <table:table-cell office:value-type="float" office:value="0.555229194956504" calcext:value-type="float">
            <text:p>0.555229195</text:p>
          </table:table-cell>
          <table:table-cell office:value-type="float" office:value="0.563272705814837" calcext:value-type="float">
            <text:p>0.5632727058</text:p>
          </table:table-cell>
          <table:table-cell office:value-type="float" office:value="0.567042314304804" calcext:value-type="float">
            <text:p>0.5670423143</text:p>
          </table:table-cell>
          <table:table-cell office:value-type="float" office:value="0.565244278632447" calcext:value-type="float">
            <text:p>0.5652442786</text:p>
          </table:table-cell>
          <table:table-cell office:value-type="float" office:value="0.547780159830372" calcext:value-type="float">
            <text:p>0.5477801598</text:p>
          </table:table-cell>
          <table:table-cell office:value-type="float" office:value="0.549510146785338" calcext:value-type="float">
            <text:p>0.5495101468</text:p>
          </table:table-cell>
          <table:table-cell office:value-type="float" office:value="0.557006538214362" calcext:value-type="float">
            <text:p>0.5570065382</text:p>
          </table:table-cell>
          <table:table-cell office:value-type="float" office:value="0.567414029309253" calcext:value-type="float">
            <text:p>0.5674140293</text:p>
          </table:table-cell>
          <table:table-cell office:value-type="float" office:value="0.557271346725556" calcext:value-type="float">
            <text:p>0.5572713467</text:p>
          </table:table-cell>
          <table:table-cell office:value-type="float" office:value="0.536052400725228" calcext:value-type="float">
            <text:p>0.5360524007</text:p>
          </table:table-cell>
          <table:table-cell office:value-type="float" office:value="0.56648942047954" calcext:value-type="float">
            <text:p>0.5664894205</text:p>
          </table:table-cell>
          <table:table-cell office:value-type="float" office:value="0.56927882326407" calcext:value-type="float">
            <text:p>0.5692788233</text:p>
          </table:table-cell>
          <table:table-cell office:value-type="float" office:value="0.581509637179954" calcext:value-type="float">
            <text:p>0.581509637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52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82890370114303" calcext:value-type="float">
            <text:p>0.5828903701</text:p>
          </table:table-cell>
          <table:table-cell office:value-type="float" office:value="0.629802548244435" calcext:value-type="float">
            <text:p>0.6298025482</text:p>
          </table:table-cell>
          <table:table-cell office:value-type="float" office:value="0.595363082755424" calcext:value-type="float">
            <text:p>0.5953630828</text:p>
          </table:table-cell>
          <table:table-cell office:value-type="float" office:value="0.130126822208418" calcext:value-type="float">
            <text:p>0.1301268222</text:p>
          </table:table-cell>
          <table:table-cell office:value-type="float" office:value="0.667806208539607" calcext:value-type="float">
            <text:p>0.6678062085</text:p>
          </table:table-cell>
          <table:table-cell office:value-type="float" office:value="0.397931538516903" calcext:value-type="float">
            <text:p>0.3979315385</text:p>
          </table:table-cell>
          <table:table-cell office:value-type="float" office:value="0.460168732537164" calcext:value-type="float">
            <text:p>0.4601687325</text:p>
          </table:table-cell>
          <table:table-cell office:value-type="float" office:value="0.494865232898343" calcext:value-type="float">
            <text:p>0.4948652329</text:p>
          </table:table-cell>
          <table:table-cell office:value-type="float" office:value="0.687511996684536" calcext:value-type="float">
            <text:p>0.6875119967</text:p>
          </table:table-cell>
          <table:table-cell office:value-type="float" office:value="0.597355962825078" calcext:value-type="float">
            <text:p>0.5973559628</text:p>
          </table:table-cell>
          <table:table-cell office:value-type="float" office:value="0.233834123098722" calcext:value-type="float">
            <text:p>0.2338341231</text:p>
          </table:table-cell>
          <table:table-cell office:value-type="float" office:value="0.405093090166755" calcext:value-type="float">
            <text:p>0.4050930902</text:p>
          </table:table-cell>
          <table:table-cell office:value-type="float" office:value="0.661640286723345" calcext:value-type="float">
            <text:p>0.6616402867</text:p>
          </table:table-cell>
          <table:table-cell office:value-type="float" office:value="0.667538839599992" calcext:value-type="float">
            <text:p>0.6675388396</text:p>
          </table:table-cell>
          <table:table-cell office:value-type="float" office:value="0.116715842154291" calcext:value-type="float">
            <text:p>0.1167158422</text:p>
          </table:table-cell>
          <table:table-cell office:value-type="float" office:value="0.16532234000476" calcext:value-type="float">
            <text:p>0.16532234</text:p>
          </table:table-cell>
          <table:table-cell office:value-type="float" office:value="0.584885733443776" calcext:value-type="float">
            <text:p>0.5848857334</text:p>
          </table:table-cell>
          <table:table-cell office:value-type="float" office:value="0.672520526335658" calcext:value-type="float">
            <text:p>0.6725205263</text:p>
          </table:table-cell>
          <table:table-cell office:value-type="float" office:value="0.24865661607421" calcext:value-type="float">
            <text:p>0.2486566161</text:p>
          </table:table-cell>
          <table:table-cell office:value-type="float" office:value="0.508291295779649" calcext:value-type="float">
            <text:p>0.5082912958</text:p>
          </table:table-cell>
          <table:table-cell office:value-type="float" office:value="0.703083994503944" calcext:value-type="float">
            <text:p>0.7030839945</text:p>
          </table:table-cell>
          <table:table-cell office:value-type="float" office:value="0.522474506337155" calcext:value-type="float">
            <text:p>0.5224745063</text:p>
          </table:table-cell>
          <table:table-cell office:value-type="float" office:value="0.458397965939669" calcext:value-type="float">
            <text:p>0.4583979659</text:p>
          </table:table-cell>
          <table:table-cell office:value-type="float" office:value="0.703048005411702" calcext:value-type="float">
            <text:p>0.7030480054</text:p>
          </table:table-cell>
          <table:table-cell office:value-type="float" office:value="0.550483997064679" calcext:value-type="float">
            <text:p>0.5504839971</text:p>
          </table:table-cell>
          <table:table-cell office:value-type="float" office:value="0.571443228525073" calcext:value-type="float">
            <text:p>0.5714432285</text:p>
          </table:table-cell>
          <table:table-cell office:value-type="float" office:value="0.592003596448557" calcext:value-type="float">
            <text:p>0.5920035964</text:p>
          </table:table-cell>
          <table:table-cell office:value-type="float" office:value="0.676899720477374" calcext:value-type="float">
            <text:p>0.6768997205</text:p>
          </table:table-cell>
          <table:table-cell office:value-type="float" office:value="0.503725004025258" calcext:value-type="float">
            <text:p>0.503725004</text:p>
          </table:table-cell>
          <table:table-cell office:value-type="float" office:value="0.700294456217024" calcext:value-type="float">
            <text:p>0.7002944562</text:p>
          </table:table-cell>
          <table:table-cell office:value-type="float" office:value="0.510921304627559" calcext:value-type="float">
            <text:p>0.5109213046</text:p>
          </table:table-cell>
          <table:table-cell office:value-type="float" office:value="0.0507332260036127" calcext:value-type="float">
            <text:p>0.050733226</text:p>
          </table:table-cell>
          <table:table-cell office:value-type="float" office:value="0.665728611309469" calcext:value-type="float">
            <text:p>0.6657286113</text:p>
          </table:table-cell>
          <table:table-cell office:value-type="float" office:value="0.474587557798645" calcext:value-type="float">
            <text:p>0.4745875578</text:p>
          </table:table-cell>
          <table:table-cell office:value-type="float" office:value="0.544557198145056" calcext:value-type="float">
            <text:p>0.5445571981</text:p>
          </table:table-cell>
          <table:table-cell office:value-type="float" office:value="0.358937679097644" calcext:value-type="float">
            <text:p>0.3589376791</text:p>
          </table:table-cell>
          <table:table-cell office:value-type="float" office:value="0.647048362181605" calcext:value-type="float">
            <text:p>0.6470483622</text:p>
          </table:table-cell>
          <table:table-cell office:value-type="float" office:value="0.370753728958868" calcext:value-type="float">
            <text:p>0.370753729</text:p>
          </table:table-cell>
          <table:table-cell office:value-type="float" office:value="0.299962453325162" calcext:value-type="float">
            <text:p>0.2999624533</text:p>
          </table:table-cell>
          <table:table-cell office:value-type="float" office:value="0.32891818870353" calcext:value-type="float">
            <text:p>0.3289181887</text:p>
          </table:table-cell>
          <table:table-cell office:value-type="float" office:value="0.422129067383359" calcext:value-type="float">
            <text:p>0.4221290674</text:p>
          </table:table-cell>
          <table:table-cell office:value-type="float" office:value="0.579184586760391" calcext:value-type="float">
            <text:p>0.5791845868</text:p>
          </table:table-cell>
          <table:table-cell office:value-type="float" office:value="0.644673311411266" calcext:value-type="float">
            <text:p>0.6446733114</text:p>
          </table:table-cell>
          <table:table-cell office:value-type="float" office:value="0.685364715450553" calcext:value-type="float">
            <text:p>0.6853647155</text:p>
          </table:table-cell>
          <table:table-cell office:value-type="float" office:value="0.40867812753151" calcext:value-type="float">
            <text:p>0.4086781275</text:p>
          </table:table-cell>
          <table:table-cell office:value-type="float" office:value="0.163586854763783" calcext:value-type="float">
            <text:p>0.1635868548</text:p>
          </table:table-cell>
          <table:table-cell office:value-type="float" office:value="0.245141561911525" calcext:value-type="float">
            <text:p>0.2451415619</text:p>
          </table:table-cell>
          <table:table-cell office:value-type="float" office:value="0.671224281202508" calcext:value-type="float">
            <text:p>0.6712242812</text:p>
          </table:table-cell>
          <table:table-cell office:value-type="float" office:value="0.671663526480343" calcext:value-type="float">
            <text:p>0.6716635265</text:p>
          </table:table-cell>
          <table:table-cell office:value-type="float" office:value="0.553132097097281" calcext:value-type="float">
            <text:p>0.5531320971</text:p>
          </table:table-cell>
          <table:table-cell office:value-type="float" office:value="0.689854764724718" calcext:value-type="float">
            <text:p>0.6898547647</text:p>
          </table:table-cell>
          <table:table-cell office:value-type="float" office:value="0.678618277336961" calcext:value-type="float">
            <text:p>0.6786182773</text:p>
          </table:table-cell>
          <table:table-cell office:value-type="float" office:value="0.524610602812955" calcext:value-type="float">
            <text:p>0.5246106028</text:p>
          </table:table-cell>
          <table:table-cell office:value-type="float" office:value="0.551305025709145" calcext:value-type="float">
            <text:p>0.5513050257</text:p>
          </table:table-cell>
          <table:table-cell office:value-type="float" office:value="0.638910803081314" calcext:value-type="float">
            <text:p>0.6389108031</text:p>
          </table:table-cell>
          <table:table-cell office:value-type="float" office:value="0.603076554840184" calcext:value-type="float">
            <text:p>0.6030765548</text:p>
          </table:table-cell>
          <table:table-cell office:value-type="float" office:value="0.321633763467112" calcext:value-type="float">
            <text:p>0.3216337635</text:p>
          </table:table-cell>
          <table:table-cell office:value-type="float" office:value="0.590836167890966" calcext:value-type="float">
            <text:p>0.5908361679</text:p>
          </table:table-cell>
          <table:table-cell office:value-type="float" office:value="0.675687804209289" calcext:value-type="float">
            <text:p>0.6756878042</text:p>
          </table:table-cell>
          <table:table-cell office:value-type="float" office:value="0.642076509827781" calcext:value-type="float">
            <text:p>0.6420765098</text:p>
          </table:table-cell>
          <table:table-cell office:value-type="float" office:value="0.25123871389683" calcext:value-type="float">
            <text:p>0.2512387139</text:p>
          </table:table-cell>
          <table:table-cell office:value-type="float" office:value="0.693163609526063" calcext:value-type="float">
            <text:p>0.6931636095</text:p>
          </table:table-cell>
          <table:table-cell office:value-type="float" office:value="0.463008167581319" calcext:value-type="float">
            <text:p>0.4630081676</text:p>
          </table:table-cell>
          <table:table-cell office:value-type="float" office:value="0.625850436358469" calcext:value-type="float">
            <text:p>0.6258504364</text:p>
          </table:table-cell>
          <table:table-cell office:value-type="float" office:value="0.502823173444331" calcext:value-type="float">
            <text:p>0.5028231734</text:p>
          </table:table-cell>
          <table:table-cell office:value-type="float" office:value="0.514359691386582" calcext:value-type="float">
            <text:p>0.5143596914</text:p>
          </table:table-cell>
          <table:table-cell office:value-type="float" office:value="0.638779906431834" calcext:value-type="float">
            <text:p>0.6387799064</text:p>
          </table:table-cell>
          <table:table-cell office:value-type="float" office:value="0.469027491538755" calcext:value-type="float">
            <text:p>0.4690274915</text:p>
          </table:table-cell>
          <table:table-cell office:value-type="float" office:value="0.646562985408263" calcext:value-type="float">
            <text:p>0.6465629854</text:p>
          </table:table-cell>
          <table:table-cell office:value-type="float" office:value="0.66842958179426" calcext:value-type="float">
            <text:p>0.6684295818</text:p>
          </table:table-cell>
          <table:table-cell office:value-type="float" office:value="0.539129343297746" calcext:value-type="float">
            <text:p>0.5391293433</text:p>
          </table:table-cell>
          <table:table-cell office:value-type="float" office:value="0.697291707586644" calcext:value-type="float">
            <text:p>0.6972917076</text:p>
          </table:table-cell>
          <table:table-cell office:value-type="float" office:value="0.660347969664468" calcext:value-type="float">
            <text:p>0.6603479697</text:p>
          </table:table-cell>
          <table:table-cell office:value-type="float" office:value="0.494706752052444" calcext:value-type="float">
            <text:p>0.4947067521</text:p>
          </table:table-cell>
          <table:table-cell office:value-type="float" office:value="0.707095426748303" calcext:value-type="float">
            <text:p>0.7070954267</text:p>
          </table:table-cell>
          <table:table-cell office:value-type="float" office:value="0.120460806268945" calcext:value-type="float">
            <text:p>0.1204608063</text:p>
          </table:table-cell>
          <table:table-cell office:value-type="float" office:value="0.539552049910296" calcext:value-type="float">
            <text:p>0.5395520499</text:p>
          </table:table-cell>
          <table:table-cell office:value-type="float" office:value="0.329211174886286" calcext:value-type="float">
            <text:p>0.3292111749</text:p>
          </table:table-cell>
          <table:table-cell office:value-type="float" office:value="0.694464705558661" calcext:value-type="float">
            <text:p>0.6944647056</text:p>
          </table:table-cell>
          <table:table-cell office:value-type="float" office:value="0.384726102399142" calcext:value-type="float">
            <text:p>0.3847261024</text:p>
          </table:table-cell>
          <table:table-cell office:value-type="float" office:value="0.708665052665177" calcext:value-type="float">
            <text:p>0.7086650527</text:p>
          </table:table-cell>
          <table:table-cell office:value-type="float" office:value="0.608830099806563" calcext:value-type="float">
            <text:p>0.6088300998</text:p>
          </table:table-cell>
          <table:table-cell office:value-type="float" office:value="0.695552366608787" calcext:value-type="float">
            <text:p>0.6955523666</text:p>
          </table:table-cell>
          <table:table-cell office:value-type="float" office:value="0.572006883928853" calcext:value-type="float">
            <text:p>0.5720068839</text:p>
          </table:table-cell>
          <table:table-cell office:value-type="float" office:value="0.675863267935305" calcext:value-type="float">
            <text:p>0.6758632679</text:p>
          </table:table-cell>
          <table:table-cell office:value-type="float" office:value="0.705707596621633" calcext:value-type="float">
            <text:p>0.7057075966</text:p>
          </table:table-cell>
          <table:table-cell office:value-type="float" office:value="0.626950171237351" calcext:value-type="float">
            <text:p>0.6269501712</text:p>
          </table:table-cell>
          <table:table-cell office:value-type="float" office:value="0.625382667074921" calcext:value-type="float">
            <text:p>0.6253826671</text:p>
          </table:table-cell>
          <table:table-cell office:value-type="float" office:value="0.654738776658171" calcext:value-type="float">
            <text:p>0.6547387767</text:p>
          </table:table-cell>
          <table:table-cell office:value-type="float" office:value="0.445775837368435" calcext:value-type="float">
            <text:p>0.4457758374</text:p>
          </table:table-cell>
          <table:table-cell office:value-type="float" office:value="0.506424586918192" calcext:value-type="float">
            <text:p>0.5064245869</text:p>
          </table:table-cell>
          <table:table-cell office:value-type="float" office:value="0.39675631882042" calcext:value-type="float">
            <text:p>0.3967563188</text:p>
          </table:table-cell>
          <table:table-cell office:value-type="float" office:value="0.660616236497852" calcext:value-type="float">
            <text:p>0.6606162365</text:p>
          </table:table-cell>
          <table:table-cell office:value-type="float" office:value="0.564653607166796" calcext:value-type="float">
            <text:p>0.5646536072</text:p>
          </table:table-cell>
          <table:table-cell office:value-type="float" office:value="0.568987745922526" calcext:value-type="float">
            <text:p>0.5689877459</text:p>
          </table:table-cell>
          <table:table-cell office:value-type="float" office:value="0.696483431687065" calcext:value-type="float">
            <text:p>0.6964834317</text:p>
          </table:table-cell>
          <table:table-cell office:value-type="float" office:value="0.338127910791759" calcext:value-type="float">
            <text:p>0.3381279108</text:p>
          </table:table-cell>
          <table:table-cell office:value-type="float" office:value="0.704161180155251" calcext:value-type="float">
            <text:p>0.7041611802</text:p>
          </table:table-cell>
          <table:table-cell office:value-type="float" office:value="0.615385301651493" calcext:value-type="float">
            <text:p>0.6153853017</text:p>
          </table:table-cell>
          <table:table-cell office:value-type="float" office:value="0.524038790161037" calcext:value-type="float">
            <text:p>0.5240387902</text:p>
          </table:table-cell>
          <table:table-cell office:value-type="float" office:value="0.679669799364596" calcext:value-type="float">
            <text:p>0.6796697994</text:p>
          </table:table-cell>
          <table:table-cell office:value-type="float" office:value="0.689760605515545" calcext:value-type="float">
            <text:p>0.6897606055</text:p>
          </table:table-cell>
          <table:table-cell office:value-type="float" office:value="0.652704623330879" calcext:value-type="float">
            <text:p>0.6527046233</text:p>
          </table:table-cell>
          <table:table-cell office:value-type="float" office:value="0.602063428671984" calcext:value-type="float">
            <text:p>0.6020634287</text:p>
          </table:table-cell>
          <table:table-cell office:value-type="float" office:value="0.691241548693736" calcext:value-type="float">
            <text:p>0.6912415487</text:p>
          </table:table-cell>
          <table:table-cell office:value-type="float" office:value="0.593252099457607" calcext:value-type="float">
            <text:p>0.5932520995</text:p>
          </table:table-cell>
          <table:table-cell office:value-type="float" office:value="0.263558383483613" calcext:value-type="float">
            <text:p>0.2635583835</text:p>
          </table:table-cell>
          <table:table-cell office:value-type="float" office:value="0.714189257950766" calcext:value-type="float">
            <text:p>0.714189258</text:p>
          </table:table-cell>
          <table:table-cell office:value-type="float" office:value="0.610672431030581" calcext:value-type="float">
            <text:p>0.610672431</text:p>
          </table:table-cell>
          <table:table-cell office:value-type="float" office:value="0.583948238562512" calcext:value-type="float">
            <text:p>0.5839482386</text:p>
          </table:table-cell>
          <table:table-cell office:value-type="float" office:value="0.493643400404188" calcext:value-type="float">
            <text:p>0.4936434004</text:p>
          </table:table-cell>
          <table:table-cell office:value-type="float" office:value="0.578842249950628" calcext:value-type="float">
            <text:p>0.57884225</text:p>
          </table:table-cell>
          <table:table-cell office:value-type="float" office:value="0.365030921018252" calcext:value-type="float">
            <text:p>0.365030921</text:p>
          </table:table-cell>
          <table:table-cell office:value-type="float" office:value="0.645254182089187" calcext:value-type="float">
            <text:p>0.6452541821</text:p>
          </table:table-cell>
          <table:table-cell office:value-type="float" office:value="0.498886882959728" calcext:value-type="float">
            <text:p>0.498886883</text:p>
          </table:table-cell>
          <table:table-cell office:value-type="float" office:value="0.675114237386266" calcext:value-type="float">
            <text:p>0.6751142374</text:p>
          </table:table-cell>
          <table:table-cell office:value-type="float" office:value="0.627497625030497" calcext:value-type="float">
            <text:p>0.627497625</text:p>
          </table:table-cell>
          <table:table-cell office:value-type="float" office:value="0.319644153545407" calcext:value-type="float">
            <text:p>0.3196441535</text:p>
          </table:table-cell>
          <table:table-cell office:value-type="float" office:value="0.635625481648257" calcext:value-type="float">
            <text:p>0.6356254816</text:p>
          </table:table-cell>
          <table:table-cell office:value-type="float" office:value="0.152475357739302" calcext:value-type="float">
            <text:p>0.1524753577</text:p>
          </table:table-cell>
          <table:table-cell office:value-type="float" office:value="0.588081104781038" calcext:value-type="float">
            <text:p>0.5880811048</text:p>
          </table:table-cell>
          <table:table-cell office:value-type="float" office:value="0.718386919994081" calcext:value-type="float">
            <text:p>0.71838692</text:p>
          </table:table-cell>
          <table:table-cell office:value-type="float" office:value="0.468592564564025" calcext:value-type="float">
            <text:p>0.4685925646</text:p>
          </table:table-cell>
          <table:table-cell office:value-type="float" office:value="0.70766463692043" calcext:value-type="float">
            <text:p>0.7076646369</text:p>
          </table:table-cell>
          <table:table-cell office:value-type="float" office:value="0.68676090417797" calcext:value-type="float">
            <text:p>0.6867609042</text:p>
          </table:table-cell>
          <table:table-cell office:value-type="float" office:value="0.475526809841928" calcext:value-type="float">
            <text:p>0.4755268098</text:p>
          </table:table-cell>
          <table:table-cell office:value-type="float" office:value="0.612494526413606" calcext:value-type="float">
            <text:p>0.6124945264</text:p>
          </table:table-cell>
          <table:table-cell office:value-type="float" office:value="0.486533138807529" calcext:value-type="float">
            <text:p>0.4865331388</text:p>
          </table:table-cell>
          <table:table-cell office:value-type="float" office:value="0.700015059957368" calcext:value-type="float">
            <text:p>0.70001506</text:p>
          </table:table-cell>
          <table:table-cell office:value-type="float" office:value="0.614451530030979" calcext:value-type="float">
            <text:p>0.61445153</text:p>
          </table:table-cell>
          <table:table-cell office:value-type="float" office:value="0.49238589228695" calcext:value-type="float">
            <text:p>0.4923858923</text:p>
          </table:table-cell>
          <table:table-cell office:value-type="float" office:value="0.691057069049514" calcext:value-type="float">
            <text:p>0.691057069</text:p>
          </table:table-cell>
          <table:table-cell office:value-type="float" office:value="0.649588698341" calcext:value-type="float">
            <text:p>0.6495886983</text:p>
          </table:table-cell>
          <table:table-cell office:value-type="float" office:value="0.611410627869295" calcext:value-type="float">
            <text:p>0.6114106279</text:p>
          </table:table-cell>
          <table:table-cell office:value-type="float" office:value="0.165052276187473" calcext:value-type="float">
            <text:p>0.1650522762</text:p>
          </table:table-cell>
          <table:table-cell office:value-type="float" office:value="0.701489042039413" calcext:value-type="float">
            <text:p>0.701489042</text:p>
          </table:table-cell>
          <table:table-cell office:value-type="float" office:value="0.699578457835755" calcext:value-type="float">
            <text:p>0.6995784578</text:p>
          </table:table-cell>
          <table:table-cell office:value-type="float" office:value="0.520146079388143" calcext:value-type="float">
            <text:p>0.5201460794</text:p>
          </table:table-cell>
          <table:table-cell office:value-type="float" office:value="0.603889677943295" calcext:value-type="float">
            <text:p>0.6038896779</text:p>
          </table:table-cell>
          <table:table-cell office:value-type="float" office:value="0.531673918146386" calcext:value-type="float">
            <text:p>0.5316739181</text:p>
          </table:table-cell>
          <table:table-cell office:value-type="float" office:value="0.551899844429399" calcext:value-type="float">
            <text:p>0.5518998444</text:p>
          </table:table-cell>
          <table:table-cell office:value-type="float" office:value="0.677648281303358" calcext:value-type="float">
            <text:p>0.6776482813</text:p>
          </table:table-cell>
          <table:table-cell office:value-type="float" office:value="0.683014598798581" calcext:value-type="float">
            <text:p>0.6830145988</text:p>
          </table:table-cell>
          <table:table-cell office:value-type="float" office:value="0.601839020025773" calcext:value-type="float">
            <text:p>0.60183902</text:p>
          </table:table-cell>
          <table:table-cell office:value-type="float" office:value="0.655701788928774" calcext:value-type="float">
            <text:p>0.6557017889</text:p>
          </table:table-cell>
          <table:table-cell office:value-type="float" office:value="0.447219387519317" calcext:value-type="float">
            <text:p>0.4472193875</text:p>
          </table:table-cell>
          <table:table-cell office:value-type="float" office:value="0.417633863332878" calcext:value-type="float">
            <text:p>0.4176338633</text:p>
          </table:table-cell>
          <table:table-cell office:value-type="float" office:value="0.243540743687674" calcext:value-type="float">
            <text:p>0.2435407437</text:p>
          </table:table-cell>
          <table:table-cell office:value-type="float" office:value="0.663681229810134" calcext:value-type="float">
            <text:p>0.6636812298</text:p>
          </table:table-cell>
          <table:table-cell office:value-type="float" office:value="0.530375138064012" calcext:value-type="float">
            <text:p>0.5303751381</text:p>
          </table:table-cell>
          <table:table-cell office:value-type="float" office:value="0.693110616798897" calcext:value-type="float">
            <text:p>0.6931106168</text:p>
          </table:table-cell>
          <table:table-cell office:value-type="float" office:value="0.689930126829387" calcext:value-type="float">
            <text:p>0.6899301268</text:p>
          </table:table-cell>
          <table:table-cell office:value-type="float" office:value="0.449588295101692" calcext:value-type="float">
            <text:p>0.4495882951</text:p>
          </table:table-cell>
          <table:table-cell office:value-type="float" office:value="0.328379687955303" calcext:value-type="float">
            <text:p>0.328379688</text:p>
          </table:table-cell>
          <table:table-cell office:value-type="float" office:value="0.675985172316165" calcext:value-type="float">
            <text:p>0.6759851723</text:p>
          </table:table-cell>
          <table:table-cell office:value-type="float" office:value="0.642566989463717" calcext:value-type="float">
            <text:p>0.6425669895</text:p>
          </table:table-cell>
          <table:table-cell office:value-type="float" office:value="0.510146762478736" calcext:value-type="float">
            <text:p>0.5101467625</text:p>
          </table:table-cell>
          <table:table-cell office:value-type="float" office:value="0.607622085933617" calcext:value-type="float">
            <text:p>0.6076220859</text:p>
          </table:table-cell>
          <table:table-cell office:value-type="float" office:value="0.459015920875748" calcext:value-type="float">
            <text:p>0.4590159209</text:p>
          </table:table-cell>
          <table:table-cell office:value-type="float" office:value="0.669872790468209" calcext:value-type="float">
            <text:p>0.6698727905</text:p>
          </table:table-cell>
          <table:table-cell office:value-type="float" office:value="0.657074948066452" calcext:value-type="float">
            <text:p>0.6570749481</text:p>
          </table:table-cell>
          <table:table-cell office:value-type="float" office:value="0.661318050426394" calcext:value-type="float">
            <text:p>0.6613180504</text:p>
          </table:table-cell>
          <table:table-cell office:value-type="float" office:value="0.642257705384258" calcext:value-type="float">
            <text:p>0.6422577054</text:p>
          </table:table-cell>
          <table:table-cell office:value-type="float" office:value="0.546480292316833" calcext:value-type="float">
            <text:p>0.5464802923</text:p>
          </table:table-cell>
          <table:table-cell office:value-type="float" office:value="0.691737931325871" calcext:value-type="float">
            <text:p>0.6917379313</text:p>
          </table:table-cell>
          <table:table-cell office:value-type="float" office:value="0.676372803282994" calcext:value-type="float">
            <text:p>0.6763728033</text:p>
          </table:table-cell>
          <table:table-cell office:value-type="float" office:value="0.559927793514771" calcext:value-type="float">
            <text:p>0.5599277935</text:p>
          </table:table-cell>
          <table:table-cell office:value-type="float" office:value="0.297622630758525" calcext:value-type="float">
            <text:p>0.2976226308</text:p>
          </table:table-cell>
          <table:table-cell office:value-type="float" office:value="0.564021987641584" calcext:value-type="float">
            <text:p>0.5640219876</text:p>
          </table:table-cell>
          <table:table-cell office:value-type="float" office:value="0.568328971162064" calcext:value-type="float">
            <text:p>0.5683289712</text:p>
          </table:table-cell>
          <table:table-cell office:value-type="float" office:value="0.678952760401592" calcext:value-type="float">
            <text:p>0.6789527604</text:p>
          </table:table-cell>
          <table:table-cell office:value-type="float" office:value="0.691143648620147" calcext:value-type="float">
            <text:p>0.6911436486</text:p>
          </table:table-cell>
          <table:table-cell office:value-type="float" office:value="0.501986609308523" calcext:value-type="float">
            <text:p>0.5019866093</text:p>
          </table:table-cell>
          <table:table-cell office:value-type="float" office:value="0.564724831940025" calcext:value-type="float">
            <text:p>0.5647248319</text:p>
          </table:table-cell>
          <table:table-cell office:value-type="float" office:value="0.133748925458573" calcext:value-type="float">
            <text:p>0.1337489255</text:p>
          </table:table-cell>
          <table:table-cell office:value-type="float" office:value="0.698371246008463" calcext:value-type="float">
            <text:p>0.698371246</text:p>
          </table:table-cell>
          <table:table-cell office:value-type="float" office:value="0.645113692937359" calcext:value-type="float">
            <text:p>0.6451136929</text:p>
          </table:table-cell>
          <table:table-cell office:value-type="float" office:value="0.543000266415244" calcext:value-type="float">
            <text:p>0.5430002664</text:p>
          </table:table-cell>
          <table:table-cell office:value-type="float" office:value="0.336514506117845" calcext:value-type="float">
            <text:p>0.3365145061</text:p>
          </table:table-cell>
          <table:table-cell office:value-type="float" office:value="0.473367593429422" calcext:value-type="float">
            <text:p>0.4733675934</text:p>
          </table:table-cell>
          <table:table-cell office:value-type="float" office:value="0.597493770216528" calcext:value-type="float">
            <text:p>0.5974937702</text:p>
          </table:table-cell>
          <table:table-cell office:value-type="float" office:value="0.479346779854067" calcext:value-type="float">
            <text:p>0.4793467799</text:p>
          </table:table-cell>
          <table:table-cell office:value-type="float" office:value="0.618994391413145" calcext:value-type="float">
            <text:p>0.6189943914</text:p>
          </table:table-cell>
          <table:table-cell office:value-type="float" office:value="0.301026598847468" calcext:value-type="float">
            <text:p>0.3010265988</text:p>
          </table:table-cell>
          <table:table-cell office:value-type="float" office:value="0.583232802900362" calcext:value-type="float">
            <text:p>0.5832328029</text:p>
          </table:table-cell>
          <table:table-cell office:value-type="float" office:value="0.573909579169366" calcext:value-type="float">
            <text:p>0.5739095792</text:p>
          </table:table-cell>
          <table:table-cell office:value-type="float" office:value="0.50134838687049" calcext:value-type="float">
            <text:p>0.5013483869</text:p>
          </table:table-cell>
          <table:table-cell office:value-type="float" office:value="0.655319842770963" calcext:value-type="float">
            <text:p>0.6553198428</text:p>
          </table:table-cell>
          <table:table-cell office:value-type="float" office:value="0.663112996983272" calcext:value-type="float">
            <text:p>0.663112997</text:p>
          </table:table-cell>
          <table:table-cell office:value-type="float" office:value="0.190932351852831" calcext:value-type="float">
            <text:p>0.1909323519</text:p>
          </table:table-cell>
          <table:table-cell office:value-type="float" office:value="0.666353714102913" calcext:value-type="float">
            <text:p>0.6663537141</text:p>
          </table:table-cell>
          <table:table-cell office:value-type="float" office:value="0.589377723628902" calcext:value-type="float">
            <text:p>0.5893777236</text:p>
          </table:table-cell>
          <table:table-cell office:value-type="float" office:value="0.604072904159519" calcext:value-type="float">
            <text:p>0.6040729042</text:p>
          </table:table-cell>
          <table:table-cell office:value-type="float" office:value="0.514526022121471" calcext:value-type="float">
            <text:p>0.5145260221</text:p>
          </table:table-cell>
          <table:table-cell office:value-type="float" office:value="0.504052476643661" calcext:value-type="float">
            <text:p>0.5040524766</text:p>
          </table:table-cell>
          <table:table-cell office:value-type="float" office:value="0.172256054480871" calcext:value-type="float">
            <text:p>0.1722560545</text:p>
          </table:table-cell>
          <table:table-cell office:value-type="float" office:value="0.650306338947734" calcext:value-type="float">
            <text:p>0.6503063389</text:p>
          </table:table-cell>
          <table:table-cell office:value-type="float" office:value="0.551099288591775" calcext:value-type="float">
            <text:p>0.5510992886</text:p>
          </table:table-cell>
          <table:table-cell office:value-type="float" office:value="0.655878983731765" calcext:value-type="float">
            <text:p>0.6558789837</text:p>
          </table:table-cell>
          <table:table-cell office:value-type="float" office:value="0.308198969851258" calcext:value-type="float">
            <text:p>0.3081989699</text:p>
          </table:table-cell>
          <table:table-cell office:value-type="float" office:value="0.590576178241374" calcext:value-type="float">
            <text:p>0.5905761782</text:p>
          </table:table-cell>
          <table:table-cell office:value-type="float" office:value="0.560152742939611" calcext:value-type="float">
            <text:p>0.5601527429</text:p>
          </table:table-cell>
          <table:table-cell office:value-type="float" office:value="0.600943804545642" calcext:value-type="float">
            <text:p>0.6009438045</text:p>
          </table:table-cell>
          <table:table-cell office:value-type="float" office:value="0.583069486173678" calcext:value-type="float">
            <text:p>0.5830694862</text:p>
          </table:table-cell>
          <table:table-cell office:value-type="float" office:value="0.662800403457389" calcext:value-type="float">
            <text:p>0.6628004035</text:p>
          </table:table-cell>
          <table:table-cell office:value-type="float" office:value="0.715266329648247" calcext:value-type="float">
            <text:p>0.7152663296</text:p>
          </table:table-cell>
          <table:table-cell office:value-type="float" office:value="0.397208623305016" calcext:value-type="float">
            <text:p>0.3972086233</text:p>
          </table:table-cell>
          <table:table-cell office:value-type="float" office:value="0.555788710937705" calcext:value-type="float">
            <text:p>0.5557887109</text:p>
          </table:table-cell>
          <table:table-cell office:value-type="float" office:value="0.473080650110826" calcext:value-type="float">
            <text:p>0.4730806501</text:p>
          </table:table-cell>
          <table:table-cell office:value-type="float" office:value="0.713575250893083" calcext:value-type="float">
            <text:p>0.7135752509</text:p>
          </table:table-cell>
          <table:table-cell office:value-type="float" office:value="0.634061539450854" calcext:value-type="float">
            <text:p>0.6340615395</text:p>
          </table:table-cell>
          <table:table-cell office:value-type="float" office:value="0.628498684131544" calcext:value-type="float">
            <text:p>0.6284986841</text:p>
          </table:table-cell>
          <table:table-cell office:value-type="float" office:value="0.195533202166626" calcext:value-type="float">
            <text:p>0.1955332022</text:p>
          </table:table-cell>
          <table:table-cell office:value-type="float" office:value="0.439465167958249" calcext:value-type="float">
            <text:p>0.439465168</text:p>
          </table:table-cell>
          <table:table-cell office:value-type="float" office:value="0.58050360799263" calcext:value-type="float">
            <text:p>0.580503608</text:p>
          </table:table-cell>
          <table:table-cell office:value-type="float" office:value="0.502823517719905" calcext:value-type="float">
            <text:p>0.5028235177</text:p>
          </table:table-cell>
          <table:table-cell office:value-type="float" office:value="0.110189542462749" calcext:value-type="float">
            <text:p>0.1101895425</text:p>
          </table:table-cell>
          <table:table-cell office:value-type="float" office:value="0.58203868250693" calcext:value-type="float">
            <text:p>0.5820386825</text:p>
          </table:table-cell>
          <table:table-cell office:value-type="float" office:value="0.663996786477318" calcext:value-type="float">
            <text:p>0.6639967865</text:p>
          </table:table-cell>
          <table:table-cell office:value-type="float" office:value="0.688686846971085" calcext:value-type="float">
            <text:p>0.688686847</text:p>
          </table:table-cell>
          <table:table-cell office:value-type="float" office:value="0.638426410980977" calcext:value-type="float">
            <text:p>0.638426411</text:p>
          </table:table-cell>
          <table:table-cell office:value-type="float" office:value="0.689387415707325" calcext:value-type="float">
            <text:p>0.6893874157</text:p>
          </table:table-cell>
          <table:table-cell office:value-type="float" office:value="0.233520297252149" calcext:value-type="float">
            <text:p>0.2335202973</text:p>
          </table:table-cell>
          <table:table-cell office:value-type="float" office:value="0.679049889737987" calcext:value-type="float">
            <text:p>0.6790498897</text:p>
          </table:table-cell>
          <table:table-cell office:value-type="float" office:value="0.67880110283479" calcext:value-type="float">
            <text:p>0.6788011028</text:p>
          </table:table-cell>
          <table:table-cell office:value-type="float" office:value="0.479652992862954" calcext:value-type="float">
            <text:p>0.4796529929</text:p>
          </table:table-cell>
          <table:table-cell office:value-type="float" office:value="0.365350047832749" calcext:value-type="float">
            <text:p>0.3653500478</text:p>
          </table:table-cell>
          <table:table-cell office:value-type="float" office:value="0.55769367709382" calcext:value-type="float">
            <text:p>0.5576936771</text:p>
          </table:table-cell>
          <table:table-cell office:value-type="float" office:value="0.691418760032209" calcext:value-type="float">
            <text:p>0.69141876</text:p>
          </table:table-cell>
          <table:table-cell office:value-type="float" office:value="0.441994209016096" calcext:value-type="float">
            <text:p>0.441994209</text:p>
          </table:table-cell>
          <table:table-cell office:value-type="float" office:value="0.61988564802327" calcext:value-type="float">
            <text:p>0.619885648</text:p>
          </table:table-cell>
          <table:table-cell office:value-type="float" office:value="0.511123824717751" calcext:value-type="float">
            <text:p>0.5111238247</text:p>
          </table:table-cell>
          <table:table-cell office:value-type="float" office:value="0.49189042481043" calcext:value-type="float">
            <text:p>0.4918904248</text:p>
          </table:table-cell>
          <table:table-cell office:value-type="float" office:value="0.449725557826326" calcext:value-type="float">
            <text:p>0.4497255578</text:p>
          </table:table-cell>
          <table:table-cell office:value-type="float" office:value="0.327698358797258" calcext:value-type="float">
            <text:p>0.3276983588</text:p>
          </table:table-cell>
          <table:table-cell office:value-type="float" office:value="0.650201737560252" calcext:value-type="float">
            <text:p>0.6502017376</text:p>
          </table:table-cell>
          <table:table-cell office:value-type="float" office:value="0.677151771514646" calcext:value-type="float">
            <text:p>0.6771517715</text:p>
          </table:table-cell>
          <table:table-cell office:value-type="float" office:value="0.584282794519992" calcext:value-type="float">
            <text:p>0.5842827945</text:p>
          </table:table-cell>
          <table:table-cell office:value-type="float" office:value="0.667586855649094" calcext:value-type="float">
            <text:p>0.6675868556</text:p>
          </table:table-cell>
          <table:table-cell office:value-type="float" office:value="0.622735617194979" calcext:value-type="float">
            <text:p>0.622735617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{(-4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)</text:p>
          </table:table-cell>
          <table:table-cell office:value-type="string" calcext:value-type="string">
            <text:p><text:s/>(-35</text:p>
          </table:table-cell>
          <table:table-cell office:value-type="string" calcext:value-type="string">
            <text:p><text:s/>0): (0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2)}</text:p>
          </table:table-cell>
          <table:table-cell table:number-columns-repeated="518"/>
        </table:table-row>
        <table:table-row table:style-name="ro1" table:number-rows-repeated="4">
          <table:table-cell table:number-columns-repeated="528"/>
        </table:table-row>
        <table:table-row table:style-name="ro1">
          <table:table-cell office:value-type="string" calcext:value-type="string">
            <text:p><text:s text:c="2"/>trend: <text:s/>-28 <text:s text:c="2"/>0 <text:s text:c="2"/></text:p>
          </table:table-cell>
          <table:table-cell table:number-columns-repeated="527"/>
        </table:table-row>
        <table:table-row table:style-name="ro1" table:number-rows-repeated="11">
          <table:table-cell table:number-columns-repeated="528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8)</text:p>
          </table:table-cell>
          <table:table-cell table:number-columns-repeated="525"/>
        </table:table-row>
        <table:table-row table:style-name="ro1">
          <table:table-cell office:value-type="string" calcext:value-type="string">
            <text:p>test Acc: <text:s/>0.8973214275496346 <text:s/>test MCC: <text:s/>0.7932781836070564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2185 <text:s/>208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 text:c="2"/>367 2840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527"/>
        </table:table-row>
        <table:table-row table:style-name="ro1">
          <table:table-cell office:value-type="float" office:value="0.637459173982064" calcext:value-type="float">
            <text:p>0.637459174</text:p>
          </table:table-cell>
          <table:table-cell office:value-type="float" office:value="0.539146265490147" calcext:value-type="float">
            <text:p>0.5391462655</text:p>
          </table:table-cell>
          <table:table-cell office:value-type="float" office:value="0.476955061755488" calcext:value-type="float">
            <text:p>0.4769550618</text:p>
          </table:table-cell>
          <table:table-cell office:value-type="float" office:value="0.435012205967085" calcext:value-type="float">
            <text:p>0.435012206</text:p>
          </table:table-cell>
          <table:table-cell office:value-type="float" office:value="0.397149098476713" calcext:value-type="float">
            <text:p>0.3971490985</text:p>
          </table:table-cell>
          <table:table-cell office:value-type="float" office:value="0.370951235189483" calcext:value-type="float">
            <text:p>0.3709512352</text:p>
          </table:table-cell>
          <table:table-cell office:value-type="float" office:value="0.34449943775027" calcext:value-type="float">
            <text:p>0.3444994378</text:p>
          </table:table-cell>
          <table:table-cell office:value-type="float" office:value="0.332834459614682" calcext:value-type="float">
            <text:p>0.3328344596</text:p>
          </table:table-cell>
          <table:table-cell office:value-type="float" office:value="0.310701731215113" calcext:value-type="float">
            <text:p>0.3107017312</text:p>
          </table:table-cell>
          <table:table-cell office:value-type="float" office:value="0.299935750661408" calcext:value-type="float">
            <text:p>0.2999357507</text:p>
          </table:table-cell>
          <table:table-cell office:value-type="float" office:value="0.290931154470343" calcext:value-type="float">
            <text:p>0.2909311545</text:p>
          </table:table-cell>
          <table:table-cell office:value-type="float" office:value="0.276760536908624" calcext:value-type="float">
            <text:p>0.2767605369</text:p>
          </table:table-cell>
          <table:table-cell office:value-type="float" office:value="0.266155602659943" calcext:value-type="float">
            <text:p>0.2661556027</text:p>
          </table:table-cell>
          <table:table-cell office:value-type="float" office:value="0.269202548846674" calcext:value-type="float">
            <text:p>0.2692025488</text:p>
          </table:table-cell>
          <table:table-cell office:value-type="float" office:value="0.262440656875659" calcext:value-type="float">
            <text:p>0.2624406569</text:p>
          </table:table-cell>
          <table:table-cell office:value-type="float" office:value="0.251967918624917" calcext:value-type="float">
            <text:p>0.2519679186</text:p>
          </table:table-cell>
          <table:table-cell office:value-type="float" office:value="0.253439097195961" calcext:value-type="float">
            <text:p>0.2534390972</text:p>
          </table:table-cell>
          <table:table-cell office:value-type="float" office:value="0.247419064583177" calcext:value-type="float">
            <text:p>0.2474190646</text:p>
          </table:table-cell>
          <table:table-cell office:value-type="float" office:value="0.239815068461392" calcext:value-type="float">
            <text:p>0.2398150685</text:p>
          </table:table-cell>
          <table:table-cell office:value-type="float" office:value="0.240008520874794" calcext:value-type="float">
            <text:p>0.2400085209</text:p>
          </table:table-cell>
          <table:table-cell office:value-type="float" office:value="0.235955230447928" calcext:value-type="float">
            <text:p>0.2359552304</text:p>
          </table:table-cell>
          <table:table-cell office:value-type="float" office:value="0.229545646713409" calcext:value-type="float">
            <text:p>0.2295456467</text:p>
          </table:table-cell>
          <table:table-cell office:value-type="float" office:value="0.235257849389358" calcext:value-type="float">
            <text:p>0.2352578494</text:p>
          </table:table-cell>
          <table:table-cell office:value-type="float" office:value="0.224683192309781" calcext:value-type="float">
            <text:p>0.2246831923</text:p>
          </table:table-cell>
          <table:table-cell office:value-type="float" office:value="0.228104822807619" calcext:value-type="float">
            <text:p>0.2281048228</text:p>
          </table:table-cell>
          <table:table-cell office:value-type="float" office:value="0.234348694563331" calcext:value-type="float">
            <text:p>0.2343486946</text:p>
          </table:table-cell>
          <table:table-cell office:value-type="float" office:value="0.236141224266537" calcext:value-type="float">
            <text:p>0.2361412243</text:p>
          </table:table-cell>
          <table:table-cell office:value-type="float" office:value="0.216413343992327" calcext:value-type="float">
            <text:p>0.216413344</text:p>
          </table:table-cell>
          <table:table-cell office:value-type="float" office:value="0.222113313631336" calcext:value-type="float">
            <text:p>0.2221133136</text:p>
          </table:table-cell>
          <table:table-cell office:value-type="float" office:value="0.21935825329625" calcext:value-type="float">
            <text:p>0.2193582533</text:p>
          </table:table-cell>
          <table:table-cell office:value-type="float" office:value="0.232178731509476" calcext:value-type="float">
            <text:p>0.2321787315</text:p>
          </table:table-cell>
          <table:table-cell office:value-type="float" office:value="0.216959528342268" calcext:value-type="float">
            <text:p>0.2169595283</text:p>
          </table:table-cell>
          <table:table-cell office:value-type="float" office:value="0.212343881686119" calcext:value-type="float">
            <text:p>0.2123438817</text:p>
          </table:table-cell>
          <table:table-cell office:value-type="float" office:value="0.221936017507044" calcext:value-type="float">
            <text:p>0.2219360175</text:p>
          </table:table-cell>
          <table:table-cell office:value-type="float" office:value="0.224573241492916" calcext:value-type="float">
            <text:p>0.2245732415</text:p>
          </table:table-cell>
          <table:table-cell office:value-type="float" office:value="0.212538634462703" calcext:value-type="float">
            <text:p>0.2125386345</text:p>
          </table:table-cell>
          <table:table-cell office:value-type="float" office:value="0.210470084869613" calcext:value-type="float">
            <text:p>0.2104700849</text:p>
          </table:table-cell>
          <table:table-cell office:value-type="float" office:value="0.222934086086403" calcext:value-type="float">
            <text:p>0.2229340861</text:p>
          </table:table-cell>
          <table:table-cell office:value-type="float" office:value="0.212392459894791" calcext:value-type="float">
            <text:p>0.2123924599</text:p>
          </table:table-cell>
          <table:table-cell office:value-type="float" office:value="0.214926814562593" calcext:value-type="float">
            <text:p>0.2149268146</text:p>
          </table:table-cell>
          <table:table-cell office:value-type="float" office:value="0.218773460217414" calcext:value-type="float">
            <text:p>0.2187734602</text:p>
          </table:table-cell>
          <table:table-cell office:value-type="float" office:value="0.2185424044747" calcext:value-type="float">
            <text:p>0.2185424045</text:p>
          </table:table-cell>
          <table:table-cell office:value-type="float" office:value="0.21135593905809" calcext:value-type="float">
            <text:p>0.2113559391</text:p>
          </table:table-cell>
          <table:table-cell office:value-type="float" office:value="0.215046243077848" calcext:value-type="float">
            <text:p>0.2150462431</text:p>
          </table:table-cell>
          <table:table-cell office:value-type="float" office:value="0.214501295116086" calcext:value-type="float">
            <text:p>0.2145012951</text:p>
          </table:table-cell>
          <table:table-cell office:value-type="float" office:value="0.220947843538394" calcext:value-type="float">
            <text:p>0.2209478435</text:p>
          </table:table-cell>
          <table:table-cell office:value-type="float" office:value="0.21588045157554" calcext:value-type="float">
            <text:p>0.2158804516</text:p>
          </table:table-cell>
          <table:table-cell office:value-type="float" office:value="0.210528131202706" calcext:value-type="float">
            <text:p>0.2105281312</text:p>
          </table:table-cell>
          <table:table-cell office:value-type="float" office:value="0.216177645356369" calcext:value-type="float">
            <text:p>0.2161776454</text:p>
          </table:table-cell>
          <table:table-cell office:value-type="float" office:value="0.220952408731388" calcext:value-type="float">
            <text:p>0.2209524087</text:p>
          </table:table-cell>
          <table:table-cell office:value-type="float" office:value="0.236948101881252" calcext:value-type="float">
            <text:p>0.2369481019</text:p>
          </table:table-cell>
          <table:table-cell office:value-type="float" office:value="0.206408739262234" calcext:value-type="float">
            <text:p>0.2064087393</text:p>
          </table:table-cell>
          <table:table-cell office:value-type="float" office:value="0.197843350565562" calcext:value-type="float">
            <text:p>0.1978433506</text:p>
          </table:table-cell>
          <table:table-cell office:value-type="float" office:value="0.206633871143623" calcext:value-type="float">
            <text:p>0.2066338711</text:p>
          </table:table-cell>
          <table:table-cell office:value-type="float" office:value="0.211594490657862" calcext:value-type="float">
            <text:p>0.2115944907</text:p>
          </table:table-cell>
          <table:table-cell office:value-type="float" office:value="0.203599694806387" calcext:value-type="float">
            <text:p>0.2035996948</text:p>
          </table:table-cell>
          <table:table-cell office:value-type="float" office:value="0.209178282623466" calcext:value-type="float">
            <text:p>0.2091782826</text:p>
          </table:table-cell>
          <table:table-cell office:value-type="float" office:value="0.217559212894109" calcext:value-type="float">
            <text:p>0.2175592129</text:p>
          </table:table-cell>
          <table:table-cell office:value-type="float" office:value="0.213803744819422" calcext:value-type="float">
            <text:p>0.2138037448</text:p>
          </table:table-cell>
          <table:table-cell office:value-type="float" office:value="0.216214925610606" calcext:value-type="float">
            <text:p>0.2162149256</text:p>
          </table:table-cell>
          <table:table-cell office:value-type="float" office:value="0.214583244679351" calcext:value-type="float">
            <text:p>0.2145832447</text:p>
          </table:table-cell>
          <table:table-cell office:value-type="float" office:value="0.216721806597488" calcext:value-type="float">
            <text:p>0.2167218066</text:p>
          </table:table-cell>
          <table:table-cell office:value-type="float" office:value="0.209219868053111" calcext:value-type="float">
            <text:p>0.2092198681</text:p>
          </table:table-cell>
          <table:table-cell office:value-type="float" office:value="0.204629720500679" calcext:value-type="float">
            <text:p>0.2046297205</text:p>
          </table:table-cell>
          <table:table-cell office:value-type="float" office:value="0.202766384168257" calcext:value-type="float">
            <text:p>0.2027663842</text:p>
          </table:table-cell>
          <table:table-cell office:value-type="float" office:value="0.205695618315689" calcext:value-type="float">
            <text:p>0.2056956183</text:p>
          </table:table-cell>
          <table:table-cell office:value-type="float" office:value="0.211334442284935" calcext:value-type="float">
            <text:p>0.2113344423</text:p>
          </table:table-cell>
          <table:table-cell office:value-type="float" office:value="0.20684400336411" calcext:value-type="float">
            <text:p>0.2068440034</text:p>
          </table:table-cell>
          <table:table-cell office:value-type="float" office:value="0.202464235479821" calcext:value-type="float">
            <text:p>0.2024642355</text:p>
          </table:table-cell>
          <table:table-cell office:value-type="float" office:value="0.215848543687992" calcext:value-type="float">
            <text:p>0.2158485437</text:p>
          </table:table-cell>
          <table:table-cell office:value-type="float" office:value="0.201945181264743" calcext:value-type="float">
            <text:p>0.2019451813</text:p>
          </table:table-cell>
          <table:table-cell office:value-type="float" office:value="0.199585014879778" calcext:value-type="float">
            <text:p>0.1995850149</text:p>
          </table:table-cell>
          <table:table-cell office:value-type="float" office:value="0.208458089782054" calcext:value-type="float">
            <text:p>0.2084580898</text:p>
          </table:table-cell>
          <table:table-cell office:value-type="float" office:value="0.228997025778318" calcext:value-type="float">
            <text:p>0.2289970258</text:p>
          </table:table-cell>
          <table:table-cell office:value-type="float" office:value="0.215287600788347" calcext:value-type="float">
            <text:p>0.2152876008</text:p>
          </table:table-cell>
          <table:table-cell office:value-type="float" office:value="0.200356691854777" calcext:value-type="float">
            <text:p>0.2003566919</text:p>
          </table:table-cell>
          <table:table-cell office:value-type="float" office:value="0.194748735882494" calcext:value-type="float">
            <text:p>0.1947487359</text:p>
          </table:table-cell>
          <table:table-cell office:value-type="float" office:value="0.208522944799857" calcext:value-type="float">
            <text:p>0.2085229448</text:p>
          </table:table-cell>
          <table:table-cell office:value-type="float" office:value="0.207575902638647" calcext:value-type="float">
            <text:p>0.2075759026</text:p>
          </table:table-cell>
          <table:table-cell office:value-type="float" office:value="0.206868923812932" calcext:value-type="float">
            <text:p>0.2068689238</text:p>
          </table:table-cell>
          <table:table-cell office:value-type="float" office:value="0.21403890796105" calcext:value-type="float">
            <text:p>0.214038908</text:p>
          </table:table-cell>
          <table:table-cell office:value-type="float" office:value="0.204269365378737" calcext:value-type="float">
            <text:p>0.2042693654</text:p>
          </table:table-cell>
          <table:table-cell office:value-type="float" office:value="0.21802412736323" calcext:value-type="float">
            <text:p>0.2180241274</text:p>
          </table:table-cell>
          <table:table-cell office:value-type="float" office:value="0.203519857358201" calcext:value-type="float">
            <text:p>0.2035198574</text:p>
          </table:table-cell>
          <table:table-cell office:value-type="float" office:value="0.213437177171567" calcext:value-type="float">
            <text:p>0.2134371772</text:p>
          </table:table-cell>
          <table:table-cell office:value-type="float" office:value="0.208054507144224" calcext:value-type="float">
            <text:p>0.2080545071</text:p>
          </table:table-cell>
          <table:table-cell office:value-type="float" office:value="0.202351450036296" calcext:value-type="float">
            <text:p>0.20235145</text:p>
          </table:table-cell>
          <table:table-cell office:value-type="float" office:value="0.212298312313624" calcext:value-type="float">
            <text:p>0.2122983123</text:p>
          </table:table-cell>
          <table:table-cell office:value-type="float" office:value="0.217228895142678" calcext:value-type="float">
            <text:p>0.2172288951</text:p>
          </table:table-cell>
          <table:table-cell office:value-type="float" office:value="0.207065094922409" calcext:value-type="float">
            <text:p>0.2070650949</text:p>
          </table:table-cell>
          <table:table-cell office:value-type="float" office:value="0.201238064714699" calcext:value-type="float">
            <text:p>0.2012380647</text:p>
          </table:table-cell>
          <table:table-cell office:value-type="float" office:value="0.212811635161621" calcext:value-type="float">
            <text:p>0.2128116352</text:p>
          </table:table-cell>
          <table:table-cell office:value-type="float" office:value="0.21378510572123" calcext:value-type="float">
            <text:p>0.2137851057</text:p>
          </table:table-cell>
          <table:table-cell office:value-type="float" office:value="0.206197162209578" calcext:value-type="float">
            <text:p>0.2061971622</text:p>
          </table:table-cell>
          <table:table-cell office:value-type="float" office:value="0.206426340630678" calcext:value-type="float">
            <text:p>0.2064263406</text:p>
          </table:table-cell>
          <table:table-cell office:value-type="float" office:value="0.200849254520343" calcext:value-type="float">
            <text:p>0.2008492545</text:p>
          </table:table-cell>
          <table:table-cell office:value-type="float" office:value="0.211680043879152" calcext:value-type="float">
            <text:p>0.2116800439</text:p>
          </table:table-cell>
          <table:table-cell office:value-type="float" office:value="0.201257324707092" calcext:value-type="float">
            <text:p>0.2012573247</text:p>
          </table:table-cell>
          <table:table-cell office:value-type="float" office:value="0.205706498002131" calcext:value-type="float">
            <text:p>0.205706498</text:p>
          </table:table-cell>
          <table:table-cell office:value-type="float" office:value="0.213522356451981" calcext:value-type="float">
            <text:p>0.2135223565</text:p>
          </table:table-cell>
          <table:table-cell office:value-type="float" office:value="0.208402280038731" calcext:value-type="float">
            <text:p>0.20840228</text:p>
          </table:table-cell>
          <table:table-cell office:value-type="float" office:value="0.206718355140125" calcext:value-type="float">
            <text:p>0.2067183551</text:p>
          </table:table-cell>
          <table:table-cell office:value-type="float" office:value="0.224486655709911" calcext:value-type="float">
            <text:p>0.2244866557</text:p>
          </table:table-cell>
          <table:table-cell office:value-type="float" office:value="0.202500299304596" calcext:value-type="float">
            <text:p>0.2025002993</text:p>
          </table:table-cell>
          <table:table-cell office:value-type="float" office:value="0.2158558653786" calcext:value-type="float">
            <text:p>0.2158558654</text:p>
          </table:table-cell>
          <table:table-cell office:value-type="float" office:value="0.207988760180137" calcext:value-type="float">
            <text:p>0.2079887602</text:p>
          </table:table-cell>
          <table:table-cell office:value-type="float" office:value="0.197348143526225" calcext:value-type="float">
            <text:p>0.1973481435</text:p>
          </table:table-cell>
          <table:table-cell office:value-type="float" office:value="0.209329120565761" calcext:value-type="float">
            <text:p>0.2093291206</text:p>
          </table:table-cell>
          <table:table-cell office:value-type="float" office:value="0.204943071315863" calcext:value-type="float">
            <text:p>0.2049430713</text:p>
          </table:table-cell>
          <table:table-cell office:value-type="float" office:value="0.214490008351566" calcext:value-type="float">
            <text:p>0.2144900084</text:p>
          </table:table-cell>
          <table:table-cell office:value-type="float" office:value="0.200593942392933" calcext:value-type="float">
            <text:p>0.2005939424</text:p>
          </table:table-cell>
          <table:table-cell office:value-type="float" office:value="0.194663057467482" calcext:value-type="float">
            <text:p>0.1946630575</text:p>
          </table:table-cell>
          <table:table-cell office:value-type="float" office:value="0.209742080681466" calcext:value-type="float">
            <text:p>0.2097420807</text:p>
          </table:table-cell>
          <table:table-cell office:value-type="float" office:value="0.201331530104303" calcext:value-type="float">
            <text:p>0.2013315301</text:p>
          </table:table-cell>
          <table:table-cell office:value-type="float" office:value="0.198428035096986" calcext:value-type="float">
            <text:p>0.1984280351</text:p>
          </table:table-cell>
          <table:table-cell office:value-type="float" office:value="0.207103311333952" calcext:value-type="float">
            <text:p>0.2071033113</text:p>
          </table:table-cell>
          <table:table-cell office:value-type="float" office:value="0.207063134743748" calcext:value-type="float">
            <text:p>0.2070631347</text:p>
          </table:table-cell>
          <table:table-cell office:value-type="float" office:value="0.21090719620242" calcext:value-type="float">
            <text:p>0.2109071962</text:p>
          </table:table-cell>
          <table:table-cell office:value-type="float" office:value="0.203365234629567" calcext:value-type="float">
            <text:p>0.2033652346</text:p>
          </table:table-cell>
          <table:table-cell office:value-type="float" office:value="0.202614356657164" calcext:value-type="float">
            <text:p>0.2026143567</text:p>
          </table:table-cell>
          <table:table-cell office:value-type="float" office:value="0.204719855201757" calcext:value-type="float">
            <text:p>0.2047198552</text:p>
          </table:table-cell>
          <table:table-cell office:value-type="float" office:value="0.19711946450936" calcext:value-type="float">
            <text:p>0.1971194645</text:p>
          </table:table-cell>
          <table:table-cell office:value-type="float" office:value="0.209494346352521" calcext:value-type="float">
            <text:p>0.2094943464</text:p>
          </table:table-cell>
          <table:table-cell office:value-type="float" office:value="0.199844493851586" calcext:value-type="float">
            <text:p>0.1998444939</text:p>
          </table:table-cell>
          <table:table-cell office:value-type="float" office:value="0.197786826420352" calcext:value-type="float">
            <text:p>0.1977868264</text:p>
          </table:table-cell>
          <table:table-cell office:value-type="float" office:value="0.206153771136687" calcext:value-type="float">
            <text:p>0.2061537711</text:p>
          </table:table-cell>
          <table:table-cell office:value-type="float" office:value="0.199915644271076" calcext:value-type="float">
            <text:p>0.1999156443</text:p>
          </table:table-cell>
          <table:table-cell office:value-type="float" office:value="0.219351307909583" calcext:value-type="float">
            <text:p>0.2193513079</text:p>
          </table:table-cell>
          <table:table-cell office:value-type="float" office:value="0.219989088671266" calcext:value-type="float">
            <text:p>0.2199890887</text:p>
          </table:table-cell>
          <table:table-cell office:value-type="float" office:value="0.205799390045309" calcext:value-type="float">
            <text:p>0.20579939</text:p>
          </table:table-cell>
          <table:table-cell office:value-type="float" office:value="0.193681371544557" calcext:value-type="float">
            <text:p>0.1936813715</text:p>
          </table:table-cell>
          <table:table-cell office:value-type="float" office:value="0.225319693595748" calcext:value-type="float">
            <text:p>0.2253196936</text:p>
          </table:table-cell>
          <table:table-cell office:value-type="float" office:value="0.205137459319211" calcext:value-type="float">
            <text:p>0.2051374593</text:p>
          </table:table-cell>
          <table:table-cell office:value-type="float" office:value="0.209382757743" calcext:value-type="float">
            <text:p>0.2093827577</text:p>
          </table:table-cell>
          <table:table-cell office:value-type="float" office:value="0.218785503396559" calcext:value-type="float">
            <text:p>0.2187855034</text:p>
          </table:table-cell>
          <table:table-cell office:value-type="float" office:value="0.206714971011145" calcext:value-type="float">
            <text:p>0.206714971</text:p>
          </table:table-cell>
          <table:table-cell office:value-type="float" office:value="0.203093913196768" calcext:value-type="float">
            <text:p>0.2030939132</text:p>
          </table:table-cell>
          <table:table-cell office:value-type="float" office:value="0.20083292198259" calcext:value-type="float">
            <text:p>0.200832922</text:p>
          </table:table-cell>
          <table:table-cell office:value-type="float" office:value="0.208487442332046" calcext:value-type="float">
            <text:p>0.2084874423</text:p>
          </table:table-cell>
          <table:table-cell office:value-type="float" office:value="0.203373143543518" calcext:value-type="float">
            <text:p>0.2033731435</text:p>
          </table:table-cell>
          <table:table-cell office:value-type="float" office:value="0.206270763883192" calcext:value-type="float">
            <text:p>0.2062707639</text:p>
          </table:table-cell>
          <table:table-cell office:value-type="float" office:value="0.208115781116018" calcext:value-type="float">
            <text:p>0.2081157811</text:p>
          </table:table-cell>
          <table:table-cell office:value-type="float" office:value="0.199389734997555" calcext:value-type="float">
            <text:p>0.199389735</text:p>
          </table:table-cell>
          <table:table-cell office:value-type="float" office:value="0.200962359355784" calcext:value-type="float">
            <text:p>0.2009623594</text:p>
          </table:table-cell>
          <table:table-cell office:value-type="float" office:value="0.200885677748093" calcext:value-type="float">
            <text:p>0.2008856777</text:p>
          </table:table-cell>
          <table:table-cell office:value-type="float" office:value="0.2008965659543" calcext:value-type="float">
            <text:p>0.200896566</text:p>
          </table:table-cell>
          <table:table-cell office:value-type="float" office:value="0.201250862089585" calcext:value-type="float">
            <text:p>0.2012508621</text:p>
          </table:table-cell>
          <table:table-cell office:value-type="float" office:value="0.2068185161244" calcext:value-type="float">
            <text:p>0.2068185161</text:p>
          </table:table-cell>
          <table:table-cell office:value-type="float" office:value="0.204013714803227" calcext:value-type="float">
            <text:p>0.2040137148</text:p>
          </table:table-cell>
          <table:table-cell office:value-type="float" office:value="0.215739899962114" calcext:value-type="float">
            <text:p>0.2157399</text:p>
          </table:table-cell>
          <table:table-cell office:value-type="float" office:value="0.206950107672221" calcext:value-type="float">
            <text:p>0.2069501077</text:p>
          </table:table-cell>
          <table:table-cell office:value-type="float" office:value="0.219149634223333" calcext:value-type="float">
            <text:p>0.2191496342</text:p>
          </table:table-cell>
          <table:table-cell office:value-type="float" office:value="0.201985896045642" calcext:value-type="float">
            <text:p>0.201985896</text:p>
          </table:table-cell>
          <table:table-cell office:value-type="float" office:value="0.217118540509588" calcext:value-type="float">
            <text:p>0.2171185405</text:p>
          </table:table-cell>
          <table:table-cell office:value-type="float" office:value="0.195631135548141" calcext:value-type="float">
            <text:p>0.1956311355</text:p>
          </table:table-cell>
          <table:table-cell office:value-type="float" office:value="0.202712150719873" calcext:value-type="float">
            <text:p>0.2027121507</text:p>
          </table:table-cell>
          <table:table-cell office:value-type="float" office:value="0.19857927748653" calcext:value-type="float">
            <text:p>0.1985792775</text:p>
          </table:table-cell>
          <table:table-cell office:value-type="float" office:value="0.197758065613858" calcext:value-type="float">
            <text:p>0.1977580656</text:p>
          </table:table-cell>
          <table:table-cell office:value-type="float" office:value="0.21075368713991" calcext:value-type="float">
            <text:p>0.2107536871</text:p>
          </table:table-cell>
          <table:table-cell office:value-type="float" office:value="0.206367539322895" calcext:value-type="float">
            <text:p>0.2063675393</text:p>
          </table:table-cell>
          <table:table-cell office:value-type="float" office:value="0.206761234330604" calcext:value-type="float">
            <text:p>0.2067612343</text:p>
          </table:table-cell>
          <table:table-cell office:value-type="float" office:value="0.210813486222557" calcext:value-type="float">
            <text:p>0.2108134862</text:p>
          </table:table-cell>
          <table:table-cell office:value-type="float" office:value="0.213152886732765" calcext:value-type="float">
            <text:p>0.2131528867</text:p>
          </table:table-cell>
          <table:table-cell office:value-type="float" office:value="0.209494349299798" calcext:value-type="float">
            <text:p>0.2094943493</text:p>
          </table:table-cell>
          <table:table-cell office:value-type="float" office:value="0.198970478203135" calcext:value-type="float">
            <text:p>0.1989704782</text:p>
          </table:table-cell>
          <table:table-cell office:value-type="float" office:value="0.20015909416977" calcext:value-type="float">
            <text:p>0.2001590942</text:p>
          </table:table-cell>
          <table:table-cell office:value-type="float" office:value="0.207618504811334" calcext:value-type="float">
            <text:p>0.2076185048</text:p>
          </table:table-cell>
          <table:table-cell office:value-type="float" office:value="0.212697225236869" calcext:value-type="float">
            <text:p>0.2126972252</text:p>
          </table:table-cell>
          <table:table-cell office:value-type="float" office:value="0.205032960599048" calcext:value-type="float">
            <text:p>0.2050329606</text:p>
          </table:table-cell>
          <table:table-cell office:value-type="float" office:value="0.192947889717268" calcext:value-type="float">
            <text:p>0.1929478897</text:p>
          </table:table-cell>
          <table:table-cell office:value-type="float" office:value="0.204066265416553" calcext:value-type="float">
            <text:p>0.2040662654</text:p>
          </table:table-cell>
          <table:table-cell office:value-type="float" office:value="0.198949797702033" calcext:value-type="float">
            <text:p>0.1989497977</text:p>
          </table:table-cell>
          <table:table-cell office:value-type="float" office:value="0.205784797119822" calcext:value-type="float">
            <text:p>0.2057847971</text:p>
          </table:table-cell>
          <table:table-cell office:value-type="float" office:value="0.204829039340958" calcext:value-type="float">
            <text:p>0.2048290393</text:p>
          </table:table-cell>
          <table:table-cell office:value-type="float" office:value="0.253178704901687" calcext:value-type="float">
            <text:p>0.2531787049</text:p>
          </table:table-cell>
          <table:table-cell office:value-type="float" office:value="0.209781917690721" calcext:value-type="float">
            <text:p>0.2097819177</text:p>
          </table:table-cell>
          <table:table-cell office:value-type="float" office:value="0.198412744307314" calcext:value-type="float">
            <text:p>0.1984127443</text:p>
          </table:table-cell>
          <table:table-cell office:value-type="float" office:value="0.206945197949325" calcext:value-type="float">
            <text:p>0.2069451979</text:p>
          </table:table-cell>
          <table:table-cell office:value-type="float" office:value="0.203772641357936" calcext:value-type="float">
            <text:p>0.2037726414</text:p>
          </table:table-cell>
          <table:table-cell office:value-type="float" office:value="0.19909035765172" calcext:value-type="float">
            <text:p>0.1990903577</text:p>
          </table:table-cell>
          <table:table-cell office:value-type="float" office:value="0.200521941212261" calcext:value-type="float">
            <text:p>0.2005219412</text:p>
          </table:table-cell>
          <table:table-cell office:value-type="float" office:value="0.202875320067745" calcext:value-type="float">
            <text:p>0.2028753201</text:p>
          </table:table-cell>
          <table:table-cell office:value-type="float" office:value="0.19752034376422" calcext:value-type="float">
            <text:p>0.1975203438</text:p>
          </table:table-cell>
          <table:table-cell office:value-type="float" office:value="0.203311767342043" calcext:value-type="float">
            <text:p>0.2033117673</text:p>
          </table:table-cell>
          <table:table-cell office:value-type="float" office:value="0.205485522953012" calcext:value-type="float">
            <text:p>0.205485523</text:p>
          </table:table-cell>
          <table:table-cell office:value-type="float" office:value="0.199101165341474" calcext:value-type="float">
            <text:p>0.1991011653</text:p>
          </table:table-cell>
          <table:table-cell office:value-type="float" office:value="0.209427391503078" calcext:value-type="float">
            <text:p>0.2094273915</text:p>
          </table:table-cell>
          <table:table-cell office:value-type="float" office:value="0.194483585871024" calcext:value-type="float">
            <text:p>0.1944835859</text:p>
          </table:table-cell>
          <table:table-cell office:value-type="float" office:value="0.201630814627775" calcext:value-type="float">
            <text:p>0.2016308146</text:p>
          </table:table-cell>
          <table:table-cell office:value-type="float" office:value="0.203689010162679" calcext:value-type="float">
            <text:p>0.2036890102</text:p>
          </table:table-cell>
          <table:table-cell office:value-type="float" office:value="0.214471619949775" calcext:value-type="float">
            <text:p>0.2144716199</text:p>
          </table:table-cell>
          <table:table-cell office:value-type="float" office:value="0.213728348089541" calcext:value-type="float">
            <text:p>0.2137283481</text:p>
          </table:table-cell>
          <table:table-cell office:value-type="float" office:value="0.200352624279676" calcext:value-type="float">
            <text:p>0.2003526243</text:p>
          </table:table-cell>
          <table:table-cell office:value-type="float" office:value="0.210930893411586" calcext:value-type="float">
            <text:p>0.2109308934</text:p>
          </table:table-cell>
          <table:table-cell office:value-type="float" office:value="0.201106884886824" calcext:value-type="float">
            <text:p>0.2011068849</text:p>
          </table:table-cell>
          <table:table-cell office:value-type="float" office:value="0.207332736614752" calcext:value-type="float">
            <text:p>0.2073327366</text:p>
          </table:table-cell>
          <table:table-cell office:value-type="float" office:value="0.199928758678559" calcext:value-type="float">
            <text:p>0.1999287587</text:p>
          </table:table-cell>
          <table:table-cell office:value-type="float" office:value="0.20792806687053" calcext:value-type="float">
            <text:p>0.2079280669</text:p>
          </table:table-cell>
          <table:table-cell office:value-type="float" office:value="0.21328516931585" calcext:value-type="float">
            <text:p>0.2132851693</text:p>
          </table:table-cell>
          <table:table-cell office:value-type="float" office:value="0.201987644907936" calcext:value-type="float">
            <text:p>0.2019876449</text:p>
          </table:table-cell>
          <table:table-cell office:value-type="float" office:value="0.201745479699804" calcext:value-type="float">
            <text:p>0.2017454797</text:p>
          </table:table-cell>
          <table:table-cell office:value-type="float" office:value="0.199601866647537" calcext:value-type="float">
            <text:p>0.1996018666</text:p>
          </table:table-cell>
          <table:table-cell office:value-type="float" office:value="0.196061813739953" calcext:value-type="float">
            <text:p>0.1960618137</text:p>
          </table:table-cell>
          <table:table-cell office:value-type="float" office:value="0.204899231837484" calcext:value-type="float">
            <text:p>0.2048992318</text:p>
          </table:table-cell>
          <table:table-cell office:value-type="float" office:value="0.215426767533764" calcext:value-type="float">
            <text:p>0.2154267675</text:p>
          </table:table-cell>
          <table:table-cell office:value-type="float" office:value="0.200031216943285" calcext:value-type="float">
            <text:p>0.2000312169</text:p>
          </table:table-cell>
          <table:table-cell office:value-type="float" office:value="0.195129942852038" calcext:value-type="float">
            <text:p>0.1951299429</text:p>
          </table:table-cell>
          <table:table-cell office:value-type="float" office:value="0.207173291388754" calcext:value-type="float">
            <text:p>0.2071732914</text:p>
          </table:table-cell>
          <table:table-cell office:value-type="float" office:value="0.210604389320069" calcext:value-type="float">
            <text:p>0.2106043893</text:p>
          </table:table-cell>
          <table:table-cell office:value-type="float" office:value="0.213107259227391" calcext:value-type="float">
            <text:p>0.2131072592</text:p>
          </table:table-cell>
          <table:table-cell office:value-type="float" office:value="0.203963713164784" calcext:value-type="float">
            <text:p>0.2039637132</text:p>
          </table:table-cell>
          <table:table-cell office:value-type="float" office:value="0.213054080656888" calcext:value-type="float">
            <text:p>0.2130540807</text:p>
          </table:table-cell>
          <table:table-cell office:value-type="float" office:value="0.200554824067918" calcext:value-type="float">
            <text:p>0.2005548241</text:p>
          </table:table-cell>
          <table:table-cell office:value-type="float" office:value="0.2004946886849" calcext:value-type="float">
            <text:p>0.2004946887</text:p>
          </table:table-cell>
          <table:table-cell office:value-type="float" office:value="0.209448985686162" calcext:value-type="float">
            <text:p>0.2094489857</text:p>
          </table:table-cell>
          <table:table-cell office:value-type="float" office:value="0.203504923263906" calcext:value-type="float">
            <text:p>0.2035049233</text:p>
          </table:table-cell>
          <table:table-cell office:value-type="float" office:value="0.200382466369701" calcext:value-type="float">
            <text:p>0.2003824664</text:p>
          </table:table-cell>
          <table:table-cell office:value-type="float" office:value="0.193639837855159" calcext:value-type="float">
            <text:p>0.1936398379</text:p>
          </table:table-cell>
          <table:table-cell office:value-type="float" office:value="0.206190301720956" calcext:value-type="float">
            <text:p>0.2061903017</text:p>
          </table:table-cell>
          <table:table-cell office:value-type="float" office:value="0.194721442216843" calcext:value-type="float">
            <text:p>0.1947214422</text:p>
          </table:table-cell>
          <table:table-cell office:value-type="float" office:value="0.205477436940315" calcext:value-type="float">
            <text:p>0.2054774369</text:p>
          </table:table-cell>
          <table:table-cell office:value-type="float" office:value="0.212673767734545" calcext:value-type="float">
            <text:p>0.2126737677</text:p>
          </table:table-cell>
          <table:table-cell office:value-type="float" office:value="0.204907593167766" calcext:value-type="float">
            <text:p>0.2049075932</text:p>
          </table:table-cell>
          <table:table-cell office:value-type="float" office:value="0.21573974578996" calcext:value-type="float">
            <text:p>0.2157397458</text:p>
          </table:table-cell>
          <table:table-cell office:value-type="float" office:value="0.20180052795971" calcext:value-type="float">
            <text:p>0.201800528</text:p>
          </table:table-cell>
          <table:table-cell office:value-type="float" office:value="0.202453592695253" calcext:value-type="float">
            <text:p>0.2024535927</text:p>
          </table:table-cell>
          <table:table-cell office:value-type="float" office:value="0.204924166816717" calcext:value-type="float">
            <text:p>0.2049241668</text:p>
          </table:table-cell>
          <table:table-cell office:value-type="float" office:value="0.213187504908972" calcext:value-type="float">
            <text:p>0.2131875049</text:p>
          </table:table-cell>
          <table:table-cell office:value-type="float" office:value="0.212804223663335" calcext:value-type="float">
            <text:p>0.2128042237</text:p>
          </table:table-cell>
          <table:table-cell office:value-type="float" office:value="0.203402548893578" calcext:value-type="float">
            <text:p>0.2034025489</text:p>
          </table:table-cell>
          <table:table-cell office:value-type="float" office:value="0.22140522113575" calcext:value-type="float">
            <text:p>0.2214052211</text:p>
          </table:table-cell>
          <table:table-cell office:value-type="float" office:value="0.203645780019707" calcext:value-type="float">
            <text:p>0.20364578</text:p>
          </table:table-cell>
          <table:table-cell office:value-type="float" office:value="0.201306455037677" calcext:value-type="float">
            <text:p>0.201306455</text:p>
          </table:table-cell>
          <table:table-cell office:value-type="float" office:value="0.20156456672215" calcext:value-type="float">
            <text:p>0.2015645667</text:p>
          </table:table-cell>
          <table:table-cell office:value-type="float" office:value="0.209393066897348" calcext:value-type="float">
            <text:p>0.2093930669</text:p>
          </table:table-cell>
          <table:table-cell office:value-type="float" office:value="0.228180450821947" calcext:value-type="float">
            <text:p>0.2281804508</text:p>
          </table:table-cell>
          <table:table-cell office:value-type="float" office:value="0.207614949193544" calcext:value-type="float">
            <text:p>0.2076149492</text:p>
          </table:table-cell>
          <table:table-cell office:value-type="float" office:value="0.208914712831644" calcext:value-type="float">
            <text:p>0.2089147128</text:p>
          </table:table-cell>
          <table:table-cell office:value-type="float" office:value="0.197568831176547" calcext:value-type="float">
            <text:p>0.1975688312</text:p>
          </table:table-cell>
          <table:table-cell office:value-type="float" office:value="0.20365789952096" calcext:value-type="float">
            <text:p>0.2036578995</text:p>
          </table:table-cell>
          <table:table-cell office:value-type="float" office:value="0.203288702894827" calcext:value-type="float">
            <text:p>0.2032887029</text:p>
          </table:table-cell>
          <table:table-cell office:value-type="float" office:value="0.214041564071499" calcext:value-type="float">
            <text:p>0.2140415641</text:p>
          </table:table-cell>
          <table:table-cell office:value-type="float" office:value="0.204087569935144" calcext:value-type="float">
            <text:p>0.2040875699</text:p>
          </table:table-cell>
          <table:table-cell office:value-type="float" office:value="0.198944524563446" calcext:value-type="float">
            <text:p>0.1989445246</text:p>
          </table:table-cell>
          <table:table-cell office:value-type="float" office:value="0.208586891966568" calcext:value-type="float">
            <text:p>0.208586892</text:p>
          </table:table-cell>
          <table:table-cell office:value-type="float" office:value="0.206211250296907" calcext:value-type="float">
            <text:p>0.2062112503</text:p>
          </table:table-cell>
          <table:table-cell office:value-type="float" office:value="0.20394090182759" calcext:value-type="float">
            <text:p>0.2039409018</text:p>
          </table:table-cell>
          <table:table-cell office:value-type="float" office:value="0.20187295509676" calcext:value-type="float">
            <text:p>0.2018729551</text:p>
          </table:table-cell>
          <table:table-cell office:value-type="float" office:value="0.202862250187733" calcext:value-type="float">
            <text:p>0.2028622502</text:p>
          </table:table-cell>
          <table:table-cell office:value-type="float" office:value="0.198380312628409" calcext:value-type="float">
            <text:p>0.1983803126</text:p>
          </table:table-cell>
          <table:table-cell office:value-type="float" office:value="0.209755056727978" calcext:value-type="float">
            <text:p>0.2097550567</text:p>
          </table:table-cell>
          <table:table-cell office:value-type="float" office:value="0.202921878036227" calcext:value-type="float">
            <text:p>0.202921878</text:p>
          </table:table-cell>
          <table:table-cell office:value-type="float" office:value="0.205245122534452" calcext:value-type="float">
            <text:p>0.2052451225</text:p>
          </table:table-cell>
          <table:table-cell office:value-type="float" office:value="0.209566761692974" calcext:value-type="float">
            <text:p>0.2095667617</text:p>
          </table:table-cell>
          <table:table-cell office:value-type="float" office:value="0.210382621292494" calcext:value-type="float">
            <text:p>0.2103826213</text:p>
          </table:table-cell>
          <table:table-cell office:value-type="float" office:value="0.199529902892036" calcext:value-type="float">
            <text:p>0.1995299029</text:p>
          </table:table-cell>
          <table:table-cell office:value-type="float" office:value="0.200230806300121" calcext:value-type="float">
            <text:p>0.2002308063</text:p>
          </table:table-cell>
          <table:table-cell office:value-type="float" office:value="0.201114442509363" calcext:value-type="float">
            <text:p>0.2011144425</text:p>
          </table:table-cell>
          <table:table-cell office:value-type="float" office:value="0.203773508616565" calcext:value-type="float">
            <text:p>0.2037735086</text:p>
          </table:table-cell>
          <table:table-cell office:value-type="float" office:value="0.20820101325642" calcext:value-type="float">
            <text:p>0.2082010133</text:p>
          </table:table-cell>
          <table:table-cell office:value-type="float" office:value="0.195150604841846" calcext:value-type="float">
            <text:p>0.1951506048</text:p>
          </table:table-cell>
          <table:table-cell office:value-type="float" office:value="0.212971318802452" calcext:value-type="float">
            <text:p>0.2129713188</text:p>
          </table:table-cell>
          <table:table-cell office:value-type="float" office:value="0.206886462498382" calcext:value-type="float">
            <text:p>0.2068864625</text:p>
          </table:table-cell>
          <table:table-cell office:value-type="float" office:value="0.203789340285807" calcext:value-type="float">
            <text:p>0.2037893403</text:p>
          </table:table-cell>
          <table:table-cell office:value-type="float" office:value="0.196056388857812" calcext:value-type="float">
            <text:p>0.1960563889</text:p>
          </table:table-cell>
          <table:table-cell office:value-type="float" office:value="0.195420447384017" calcext:value-type="float">
            <text:p>0.1954204474</text:p>
          </table:table-cell>
          <table:table-cell office:value-type="float" office:value="0.195938006790552" calcext:value-type="float">
            <text:p>0.1959380068</text:p>
          </table:table-cell>
          <table:table-cell office:value-type="float" office:value="0.204946061217566" calcext:value-type="float">
            <text:p>0.2049460612</text:p>
          </table:table-cell>
          <table:table-cell office:value-type="float" office:value="0.198692149063935" calcext:value-type="float">
            <text:p>0.1986921491</text:p>
          </table:table-cell>
          <table:table-cell office:value-type="float" office:value="0.197244288252358" calcext:value-type="float">
            <text:p>0.1972442883</text:p>
          </table:table-cell>
          <table:table-cell office:value-type="float" office:value="0.207301874014264" calcext:value-type="float">
            <text:p>0.207301874</text:p>
          </table:table-cell>
          <table:table-cell office:value-type="float" office:value="0.197793599954949" calcext:value-type="float">
            <text:p>0.1977936</text:p>
          </table:table-cell>
          <table:table-cell office:value-type="float" office:value="0.216957870871765" calcext:value-type="float">
            <text:p>0.2169578709</text:p>
          </table:table-cell>
          <table:table-cell office:value-type="float" office:value="0.203497275227007" calcext:value-type="float">
            <text:p>0.2034972752</text:p>
          </table:table-cell>
          <table:table-cell office:value-type="float" office:value="0.20222065275894" calcext:value-type="float">
            <text:p>0.2022206528</text:p>
          </table:table-cell>
          <table:table-cell office:value-type="float" office:value="0.201222753189233" calcext:value-type="float">
            <text:p>0.2012227532</text:p>
          </table:table-cell>
          <table:table-cell office:value-type="float" office:value="0.204594045188386" calcext:value-type="float">
            <text:p>0.2045940452</text:p>
          </table:table-cell>
          <table:table-cell office:value-type="float" office:value="0.211069019783319" calcext:value-type="float">
            <text:p>0.2110690198</text:p>
          </table:table-cell>
          <table:table-cell office:value-type="float" office:value="0.198267644476759" calcext:value-type="float">
            <text:p>0.1982676445</text:p>
          </table:table-cell>
          <table:table-cell office:value-type="float" office:value="0.194133389682199" calcext:value-type="float">
            <text:p>0.1941333897</text:p>
          </table:table-cell>
          <table:table-cell office:value-type="float" office:value="0.194798739108796" calcext:value-type="float">
            <text:p>0.1947987391</text:p>
          </table:table-cell>
          <table:table-cell office:value-type="float" office:value="0.19878916579834" calcext:value-type="float">
            <text:p>0.1987891658</text:p>
          </table:table-cell>
          <table:table-cell office:value-type="float" office:value="0.197495746343661" calcext:value-type="float">
            <text:p>0.1974957463</text:p>
          </table:table-cell>
          <table:table-cell office:value-type="float" office:value="0.199751792256033" calcext:value-type="float">
            <text:p>0.1997517923</text:p>
          </table:table-cell>
          <table:table-cell office:value-type="float" office:value="0.196149445394231" calcext:value-type="float">
            <text:p>0.1961494454</text:p>
          </table:table-cell>
          <table:table-cell office:value-type="float" office:value="0.202694879712307" calcext:value-type="float">
            <text:p>0.2026948797</text:p>
          </table:table-cell>
          <table:table-cell office:value-type="float" office:value="0.198036497892762" calcext:value-type="float">
            <text:p>0.1980364979</text:p>
          </table:table-cell>
          <table:table-cell office:value-type="float" office:value="0.201677192497805" calcext:value-type="float">
            <text:p>0.2016771925</text:p>
          </table:table-cell>
          <table:table-cell office:value-type="float" office:value="0.200833597536227" calcext:value-type="float">
            <text:p>0.2008335975</text:p>
          </table:table-cell>
          <table:table-cell office:value-type="float" office:value="0.20075248543395" calcext:value-type="float">
            <text:p>0.2007524854</text:p>
          </table:table-cell>
          <table:table-cell office:value-type="float" office:value="0.204530549659055" calcext:value-type="float">
            <text:p>0.2045305497</text:p>
          </table:table-cell>
          <table:table-cell office:value-type="float" office:value="0.193457885782723" calcext:value-type="float">
            <text:p>0.1934578858</text:p>
          </table:table-cell>
          <table:table-cell office:value-type="float" office:value="0.222782821496787" calcext:value-type="float">
            <text:p>0.2227828215</text:p>
          </table:table-cell>
          <table:table-cell office:value-type="float" office:value="0.212142159128255" calcext:value-type="float">
            <text:p>0.2121421591</text:p>
          </table:table-cell>
          <table:table-cell office:value-type="float" office:value="0.194799662445262" calcext:value-type="float">
            <text:p>0.1947996624</text:p>
          </table:table-cell>
          <table:table-cell office:value-type="float" office:value="0.202050805031939" calcext:value-type="float">
            <text:p>0.202050805</text:p>
          </table:table-cell>
          <table:table-cell office:value-type="float" office:value="0.20023200521819" calcext:value-type="float">
            <text:p>0.2002320052</text:p>
          </table:table-cell>
          <table:table-cell office:value-type="float" office:value="0.203504446074722" calcext:value-type="float">
            <text:p>0.2035044461</text:p>
          </table:table-cell>
          <table:table-cell office:value-type="float" office:value="0.214245418603919" calcext:value-type="float">
            <text:p>0.2142454186</text:p>
          </table:table-cell>
          <table:table-cell office:value-type="float" office:value="0.202792010675216" calcext:value-type="float">
            <text:p>0.2027920107</text:p>
          </table:table-cell>
          <table:table-cell office:value-type="float" office:value="0.21841672475193" calcext:value-type="float">
            <text:p>0.2184167248</text:p>
          </table:table-cell>
          <table:table-cell office:value-type="float" office:value="0.222016255316737" calcext:value-type="float">
            <text:p>0.2220162553</text:p>
          </table:table-cell>
          <table:table-cell office:value-type="float" office:value="0.214476291139871" calcext:value-type="float">
            <text:p>0.2144762911</text:p>
          </table:table-cell>
          <table:table-cell office:value-type="float" office:value="0.202001262050788" calcext:value-type="float">
            <text:p>0.2020012621</text:p>
          </table:table-cell>
          <table:table-cell office:value-type="float" office:value="0.209697346013675" calcext:value-type="float">
            <text:p>0.209697346</text:p>
          </table:table-cell>
          <table:table-cell office:value-type="float" office:value="0.193386481152194" calcext:value-type="float">
            <text:p>0.1933864812</text:p>
          </table:table-cell>
          <table:table-cell office:value-type="float" office:value="0.190086875988119" calcext:value-type="float">
            <text:p>0.190086876</text:p>
          </table:table-cell>
          <table:table-cell office:value-type="float" office:value="0.207398549160426" calcext:value-type="float">
            <text:p>0.2073985492</text:p>
          </table:table-cell>
          <table:table-cell office:value-type="float" office:value="0.195186997278607" calcext:value-type="float">
            <text:p>0.1951869973</text:p>
          </table:table-cell>
          <table:table-cell office:value-type="float" office:value="0.210008235216201" calcext:value-type="float">
            <text:p>0.2100082352</text:p>
          </table:table-cell>
          <table:table-cell office:value-type="float" office:value="0.20416027409373" calcext:value-type="float">
            <text:p>0.2041602741</text:p>
          </table:table-cell>
          <table:table-cell office:value-type="float" office:value="0.192096271491524" calcext:value-type="float">
            <text:p>0.1920962715</text:p>
          </table:table-cell>
          <table:table-cell office:value-type="float" office:value="0.217126103517367" calcext:value-type="float">
            <text:p>0.2171261035</text:p>
          </table:table-cell>
          <table:table-cell office:value-type="float" office:value="0.208992217287522" calcext:value-type="float">
            <text:p>0.2089922173</text:p>
          </table:table-cell>
          <table:table-cell office:value-type="float" office:value="0.201819188220623" calcext:value-type="float">
            <text:p>0.2018191882</text:p>
          </table:table-cell>
          <table:table-cell table:number-columns-repeated="213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527"/>
        </table:table-row>
        <table:table-row table:style-name="ro1">
          <table:table-cell office:value-type="float" office:value="0.654040622370584" calcext:value-type="float">
            <text:p>0.6540406224</text:p>
          </table:table-cell>
          <table:table-cell office:value-type="float" office:value="0.609825013705662" calcext:value-type="float">
            <text:p>0.6098250137</text:p>
          </table:table-cell>
          <table:table-cell office:value-type="float" office:value="0.572309463364737" calcext:value-type="float">
            <text:p>0.5723094634</text:p>
          </table:table-cell>
          <table:table-cell office:value-type="float" office:value="0.554997579710824" calcext:value-type="float">
            <text:p>0.5549975797</text:p>
          </table:table-cell>
          <table:table-cell office:value-type="float" office:value="0.419006850378854" calcext:value-type="float">
            <text:p>0.4190068504</text:p>
          </table:table-cell>
          <table:table-cell office:value-type="float" office:value="0.393639895745686" calcext:value-type="float">
            <text:p>0.3936398957</text:p>
          </table:table-cell>
          <table:table-cell office:value-type="float" office:value="0.431478050265993" calcext:value-type="float">
            <text:p>0.4314780503</text:p>
          </table:table-cell>
          <table:table-cell office:value-type="float" office:value="0.954745850222451" calcext:value-type="float">
            <text:p>0.9547458502</text:p>
          </table:table-cell>
          <table:table-cell office:value-type="float" office:value="0.332550175189972" calcext:value-type="float">
            <text:p>0.3325501752</text:p>
          </table:table-cell>
          <table:table-cell office:value-type="float" office:value="1.14429137945175" calcext:value-type="float">
            <text:p>1.1442913795</text:p>
          </table:table-cell>
          <table:table-cell office:value-type="float" office:value="0.810361140455518" calcext:value-type="float">
            <text:p>0.8103611405</text:p>
          </table:table-cell>
          <table:table-cell office:value-type="float" office:value="0.339642773185457" calcext:value-type="float">
            <text:p>0.3396427732</text:p>
          </table:table-cell>
          <table:table-cell office:value-type="float" office:value="0.334640112263816" calcext:value-type="float">
            <text:p>0.3346401123</text:p>
          </table:table-cell>
          <table:table-cell office:value-type="float" office:value="0.290506905487605" calcext:value-type="float">
            <text:p>0.2905069055</text:p>
          </table:table-cell>
          <table:table-cell office:value-type="float" office:value="0.360374329260417" calcext:value-type="float">
            <text:p>0.3603743293</text:p>
          </table:table-cell>
          <table:table-cell office:value-type="float" office:value="0.290027000052588" calcext:value-type="float">
            <text:p>0.2900270001</text:p>
          </table:table-cell>
          <table:table-cell office:value-type="float" office:value="0.306898853267942" calcext:value-type="float">
            <text:p>0.3068988533</text:p>
          </table:table-cell>
          <table:table-cell office:value-type="float" office:value="1.02943213122232" calcext:value-type="float">
            <text:p>1.0294321312</text:p>
          </table:table-cell>
          <table:table-cell office:value-type="float" office:value="0.292084086963109" calcext:value-type="float">
            <text:p>0.292084087</text:p>
          </table:table-cell>
          <table:table-cell office:value-type="float" office:value="0.318901988949094" calcext:value-type="float">
            <text:p>0.3189019889</text:p>
          </table:table-cell>
          <table:table-cell office:value-type="float" office:value="0.287444325174604" calcext:value-type="float">
            <text:p>0.2874443252</text:p>
          </table:table-cell>
          <table:table-cell office:value-type="float" office:value="0.913917608601706" calcext:value-type="float">
            <text:p>0.9139176086</text:p>
          </table:table-cell>
          <table:table-cell office:value-type="float" office:value="0.38929176058088" calcext:value-type="float">
            <text:p>0.3892917606</text:p>
          </table:table-cell>
          <table:table-cell office:value-type="float" office:value="0.343432654312679" calcext:value-type="float">
            <text:p>0.3434326543</text:p>
          </table:table-cell>
          <table:table-cell office:value-type="float" office:value="0.415117275203977" calcext:value-type="float">
            <text:p>0.4151172752</text:p>
          </table:table-cell>
          <table:table-cell office:value-type="float" office:value="1.09617377008711" calcext:value-type="float">
            <text:p>1.0961737701</text:p>
          </table:table-cell>
          <table:table-cell office:value-type="float" office:value="0.348525095837457" calcext:value-type="float">
            <text:p>0.3485250958</text:p>
          </table:table-cell>
          <table:table-cell office:value-type="float" office:value="0.394409936155592" calcext:value-type="float">
            <text:p>0.3944099362</text:p>
          </table:table-cell>
          <table:table-cell office:value-type="float" office:value="0.295191870246615" calcext:value-type="float">
            <text:p>0.2951918702</text:p>
          </table:table-cell>
          <table:table-cell office:value-type="float" office:value="2.30773025035858" calcext:value-type="float">
            <text:p>2.3077302504</text:p>
          </table:table-cell>
          <table:table-cell office:value-type="float" office:value="0.335715580497469" calcext:value-type="float">
            <text:p>0.3357155805</text:p>
          </table:table-cell>
          <table:table-cell office:value-type="float" office:value="0.510215072631836" calcext:value-type="float">
            <text:p>0.5102150726</text:p>
          </table:table-cell>
          <table:table-cell office:value-type="float" office:value="0.326646487031664" calcext:value-type="float">
            <text:p>0.326646487</text:p>
          </table:table-cell>
          <table:table-cell office:value-type="float" office:value="0.631427829435893" calcext:value-type="float">
            <text:p>0.6314278294</text:p>
          </table:table-cell>
          <table:table-cell office:value-type="float" office:value="0.305067787766457" calcext:value-type="float">
            <text:p>0.3050677878</text:p>
          </table:table-cell>
          <table:table-cell office:value-type="float" office:value="0.367206905739648" calcext:value-type="float">
            <text:p>0.3672069057</text:p>
          </table:table-cell>
          <table:table-cell office:value-type="float" office:value="0.317590749944959" calcext:value-type="float">
            <text:p>0.3175907499</text:p>
          </table:table-cell>
          <table:table-cell office:value-type="float" office:value="0.362912693534579" calcext:value-type="float">
            <text:p>0.3629126935</text:p>
          </table:table-cell>
          <table:table-cell office:value-type="float" office:value="0.314387044395719" calcext:value-type="float">
            <text:p>0.3143870444</text:p>
          </table:table-cell>
          <table:table-cell office:value-type="float" office:value="0.941077420370919" calcext:value-type="float">
            <text:p>0.9410774204</text:p>
          </table:table-cell>
          <table:table-cell office:value-type="float" office:value="0.275795364379883" calcext:value-type="float">
            <text:p>0.2757953644</text:p>
          </table:table-cell>
          <table:table-cell office:value-type="float" office:value="0.357569253444672" calcext:value-type="float">
            <text:p>0.3575692534</text:p>
          </table:table-cell>
          <table:table-cell office:value-type="float" office:value="0.299132992454937" calcext:value-type="float">
            <text:p>0.2991329925</text:p>
          </table:table-cell>
          <table:table-cell office:value-type="float" office:value="0.392103150742395" calcext:value-type="float">
            <text:p>0.3921031507</text:p>
          </table:table-cell>
          <table:table-cell office:value-type="float" office:value="0.312818928446088" calcext:value-type="float">
            <text:p>0.3128189284</text:p>
          </table:table-cell>
          <table:table-cell office:value-type="float" office:value="0.944771230901991" calcext:value-type="float">
            <text:p>0.9447712309</text:p>
          </table:table-cell>
          <table:table-cell office:value-type="float" office:value="0.354998781681061" calcext:value-type="float">
            <text:p>0.3549987817</text:p>
          </table:table-cell>
          <table:table-cell office:value-type="float" office:value="0.459646186317716" calcext:value-type="float">
            <text:p>0.4596461863</text:p>
          </table:table-cell>
          <table:table-cell office:value-type="float" office:value="0.276286795309612" calcext:value-type="float">
            <text:p>0.2762867953</text:p>
          </table:table-cell>
          <table:table-cell office:value-type="float" office:value="0.304438188586916" calcext:value-type="float">
            <text:p>0.3044381886</text:p>
          </table:table-cell>
          <table:table-cell office:value-type="float" office:value="0.31036886368479" calcext:value-type="float">
            <text:p>0.3103688637</text:p>
          </table:table-cell>
          <table:table-cell office:value-type="float" office:value="0.29655381168638" calcext:value-type="float">
            <text:p>0.2965538117</text:p>
          </table:table-cell>
          <table:table-cell office:value-type="float" office:value="0.366254816395896" calcext:value-type="float">
            <text:p>0.3662548164</text:p>
          </table:table-cell>
          <table:table-cell office:value-type="float" office:value="0.608383375917162" calcext:value-type="float">
            <text:p>0.6083833759</text:p>
          </table:table-cell>
          <table:table-cell office:value-type="float" office:value="0.279459010532924" calcext:value-type="float">
            <text:p>0.2794590105</text:p>
          </table:table-cell>
          <table:table-cell office:value-type="float" office:value="0.461095630271094" calcext:value-type="float">
            <text:p>0.4610956303</text:p>
          </table:table-cell>
          <table:table-cell office:value-type="float" office:value="1.05000607831138" calcext:value-type="float">
            <text:p>1.0500060783</text:p>
          </table:table-cell>
          <table:table-cell office:value-type="float" office:value="0.398023239885058" calcext:value-type="float">
            <text:p>0.3980232399</text:p>
          </table:table-cell>
          <table:table-cell office:value-type="float" office:value="0.558051224436079" calcext:value-type="float">
            <text:p>0.5580512244</text:p>
          </table:table-cell>
          <table:table-cell office:value-type="float" office:value="0.392121479340962" calcext:value-type="float">
            <text:p>0.3921214793</text:p>
          </table:table-cell>
          <table:table-cell office:value-type="float" office:value="0.312481631040573" calcext:value-type="float">
            <text:p>0.312481631</text:p>
          </table:table-cell>
          <table:table-cell office:value-type="float" office:value="0.345535138504846" calcext:value-type="float">
            <text:p>0.3455351385</text:p>
          </table:table-cell>
          <table:table-cell office:value-type="float" office:value="0.327291056428637" calcext:value-type="float">
            <text:p>0.3272910564</text:p>
          </table:table-cell>
          <table:table-cell office:value-type="float" office:value="0.360839521374021" calcext:value-type="float">
            <text:p>0.3608395214</text:p>
          </table:table-cell>
          <table:table-cell office:value-type="float" office:value="0.349202562740871" calcext:value-type="float">
            <text:p>0.3492025627</text:p>
          </table:table-cell>
          <table:table-cell office:value-type="float" office:value="0.844613651888711" calcext:value-type="float">
            <text:p>0.8446136519</text:p>
          </table:table-cell>
          <table:table-cell office:value-type="float" office:value="0.291921821917806" calcext:value-type="float">
            <text:p>0.2919218219</text:p>
          </table:table-cell>
          <table:table-cell office:value-type="float" office:value="0.346401890345982" calcext:value-type="float">
            <text:p>0.3464018903</text:p>
          </table:table-cell>
          <table:table-cell office:value-type="float" office:value="0.298106482880456" calcext:value-type="float">
            <text:p>0.2981064829</text:p>
          </table:table-cell>
          <table:table-cell office:value-type="float" office:value="0.507715975557055" calcext:value-type="float">
            <text:p>0.5077159756</text:p>
          </table:table-cell>
          <table:table-cell office:value-type="float" office:value="0.315371392965317" calcext:value-type="float">
            <text:p>0.315371393</text:p>
          </table:table-cell>
          <table:table-cell office:value-type="float" office:value="0.279936150653022" calcext:value-type="float">
            <text:p>0.2799361507</text:p>
          </table:table-cell>
          <table:table-cell office:value-type="float" office:value="0.384943202393396" calcext:value-type="float">
            <text:p>0.3849432024</text:p>
          </table:table-cell>
          <table:table-cell office:value-type="float" office:value="1.35436714240483" calcext:value-type="float">
            <text:p>1.3543671424</text:p>
          </table:table-cell>
          <table:table-cell office:value-type="float" office:value="0.356573321138109" calcext:value-type="float">
            <text:p>0.3565733211</text:p>
          </table:table-cell>
          <table:table-cell office:value-type="float" office:value="0.289726906759398" calcext:value-type="float">
            <text:p>0.2897269068</text:p>
          </table:table-cell>
          <table:table-cell office:value-type="float" office:value="0.299260179230145" calcext:value-type="float">
            <text:p>0.2992601792</text:p>
          </table:table-cell>
          <table:table-cell office:value-type="float" office:value="0.46108560187476" calcext:value-type="float">
            <text:p>0.4610856019</text:p>
          </table:table-cell>
          <table:table-cell office:value-type="float" office:value="0.271309093322073" calcext:value-type="float">
            <text:p>0.2713090933</text:p>
          </table:table-cell>
          <table:table-cell office:value-type="float" office:value="0.397741303784507" calcext:value-type="float">
            <text:p>0.3977413038</text:p>
          </table:table-cell>
          <table:table-cell office:value-type="float" office:value="0.812142921515873" calcext:value-type="float">
            <text:p>0.8121429215</text:p>
          </table:table-cell>
          <table:table-cell office:value-type="float" office:value="0.508362968649183" calcext:value-type="float">
            <text:p>0.5083629686</text:p>
          </table:table-cell>
          <table:table-cell office:value-type="float" office:value="0.859909307956695" calcext:value-type="float">
            <text:p>0.859909308</text:p>
          </table:table-cell>
          <table:table-cell office:value-type="float" office:value="0.299761875186648" calcext:value-type="float">
            <text:p>0.2997618752</text:p>
          </table:table-cell>
          <table:table-cell office:value-type="float" office:value="0.333952981574195" calcext:value-type="float">
            <text:p>0.3339529816</text:p>
          </table:table-cell>
          <table:table-cell office:value-type="float" office:value="0.304698709760393" calcext:value-type="float">
            <text:p>0.3046987098</text:p>
          </table:table-cell>
          <table:table-cell office:value-type="float" office:value="0.396913994210107" calcext:value-type="float">
            <text:p>0.3969139942</text:p>
          </table:table-cell>
          <table:table-cell office:value-type="float" office:value="0.489992972101484" calcext:value-type="float">
            <text:p>0.4899929721</text:p>
          </table:table-cell>
          <table:table-cell office:value-type="float" office:value="0.309645412734577" calcext:value-type="float">
            <text:p>0.3096454127</text:p>
          </table:table-cell>
          <table:table-cell office:value-type="float" office:value="0.534377478872027" calcext:value-type="float">
            <text:p>0.5343774789</text:p>
          </table:table-cell>
          <table:table-cell office:value-type="float" office:value="0.350575900418418" calcext:value-type="float">
            <text:p>0.3505759004</text:p>
          </table:table-cell>
          <table:table-cell office:value-type="float" office:value="0.305176991990634" calcext:value-type="float">
            <text:p>0.305176992</text:p>
          </table:table-cell>
          <table:table-cell office:value-type="float" office:value="0.653259677205767" calcext:value-type="float">
            <text:p>0.6532596772</text:p>
          </table:table-cell>
          <table:table-cell office:value-type="float" office:value="0.278424382209778" calcext:value-type="float">
            <text:p>0.2784243822</text:p>
          </table:table-cell>
          <table:table-cell office:value-type="float" office:value="0.652228508676801" calcext:value-type="float">
            <text:p>0.6522285087</text:p>
          </table:table-cell>
          <table:table-cell office:value-type="float" office:value="0.382946840865271" calcext:value-type="float">
            <text:p>0.3829468409</text:p>
          </table:table-cell>
          <table:table-cell office:value-type="float" office:value="0.298311568839209" calcext:value-type="float">
            <text:p>0.2983115688</text:p>
          </table:table-cell>
          <table:table-cell office:value-type="float" office:value="0.395776247297014" calcext:value-type="float">
            <text:p>0.3957762473</text:p>
          </table:table-cell>
          <table:table-cell office:value-type="float" office:value="0.808440708773477" calcext:value-type="float">
            <text:p>0.8084407088</text:p>
          </table:table-cell>
          <table:table-cell office:value-type="float" office:value="0.262921619841031" calcext:value-type="float">
            <text:p>0.2629216198</text:p>
          </table:table-cell>
          <table:table-cell office:value-type="float" office:value="0.868296328612736" calcext:value-type="float">
            <text:p>0.8682963286</text:p>
          </table:table-cell>
          <table:table-cell office:value-type="float" office:value="0.315302338089262" calcext:value-type="float">
            <text:p>0.3153023381</text:p>
          </table:table-cell>
          <table:table-cell office:value-type="float" office:value="0.420104070390974" calcext:value-type="float">
            <text:p>0.4201040704</text:p>
          </table:table-cell>
          <table:table-cell office:value-type="float" office:value="0.377504244702203" calcext:value-type="float">
            <text:p>0.3775042447</text:p>
          </table:table-cell>
          <table:table-cell office:value-type="float" office:value="0.279698196308953" calcext:value-type="float">
            <text:p>0.2796981963</text:p>
          </table:table-cell>
          <table:table-cell office:value-type="float" office:value="0.414051047222955" calcext:value-type="float">
            <text:p>0.4140510472</text:p>
          </table:table-cell>
          <table:table-cell office:value-type="float" office:value="0.280807865858078" calcext:value-type="float">
            <text:p>0.2808078659</text:p>
          </table:table-cell>
          <table:table-cell office:value-type="float" office:value="0.300420655012131" calcext:value-type="float">
            <text:p>0.300420655</text:p>
          </table:table-cell>
          <table:table-cell office:value-type="float" office:value="0.29104520874364" calcext:value-type="float">
            <text:p>0.2910452087</text:p>
          </table:table-cell>
          <table:table-cell office:value-type="float" office:value="0.424986025094986" calcext:value-type="float">
            <text:p>0.4249860251</text:p>
          </table:table-cell>
          <table:table-cell office:value-type="float" office:value="0.374371360199792" calcext:value-type="float">
            <text:p>0.3743713602</text:p>
          </table:table-cell>
          <table:table-cell office:value-type="float" office:value="0.354690499816622" calcext:value-type="float">
            <text:p>0.3546904998</text:p>
          </table:table-cell>
          <table:table-cell office:value-type="float" office:value="0.311622929828508" calcext:value-type="float">
            <text:p>0.3116229298</text:p>
          </table:table-cell>
          <table:table-cell office:value-type="float" office:value="0.421948418276651" calcext:value-type="float">
            <text:p>0.4219484183</text:p>
          </table:table-cell>
          <table:table-cell office:value-type="float" office:value="0.380020069735391" calcext:value-type="float">
            <text:p>0.3800200697</text:p>
          </table:table-cell>
          <table:table-cell office:value-type="float" office:value="1.44858847005027" calcext:value-type="float">
            <text:p>1.4485884701</text:p>
          </table:table-cell>
          <table:table-cell office:value-type="float" office:value="0.993987920284271" calcext:value-type="float">
            <text:p>0.9939879203</text:p>
          </table:table-cell>
          <table:table-cell office:value-type="float" office:value="0.26584205363478" calcext:value-type="float">
            <text:p>0.2658420536</text:p>
          </table:table-cell>
          <table:table-cell office:value-type="float" office:value="0.325332825779915" calcext:value-type="float">
            <text:p>0.3253328258</text:p>
          </table:table-cell>
          <table:table-cell office:value-type="float" office:value="0.299958437170301" calcext:value-type="float">
            <text:p>0.2999584372</text:p>
          </table:table-cell>
          <table:table-cell office:value-type="float" office:value="0.448748477867671" calcext:value-type="float">
            <text:p>0.4487484779</text:p>
          </table:table-cell>
          <table:table-cell office:value-type="float" office:value="0.305528883167676" calcext:value-type="float">
            <text:p>0.3055288832</text:p>
          </table:table-cell>
          <table:table-cell office:value-type="float" office:value="0.288298400129591" calcext:value-type="float">
            <text:p>0.2882984001</text:p>
          </table:table-cell>
          <table:table-cell office:value-type="float" office:value="0.299189337151391" calcext:value-type="float">
            <text:p>0.2991893372</text:p>
          </table:table-cell>
          <table:table-cell office:value-type="float" office:value="0.594266077450343" calcext:value-type="float">
            <text:p>0.5942660775</text:p>
          </table:table-cell>
          <table:table-cell office:value-type="float" office:value="0.54386980346271" calcext:value-type="float">
            <text:p>0.5438698035</text:p>
          </table:table-cell>
          <table:table-cell office:value-type="float" office:value="2.22068609646388" calcext:value-type="float">
            <text:p>2.2206860965</text:p>
          </table:table-cell>
          <table:table-cell office:value-type="float" office:value="0.352792446783611" calcext:value-type="float">
            <text:p>0.3527924468</text:p>
          </table:table-cell>
          <table:table-cell office:value-type="float" office:value="0.261075822455542" calcext:value-type="float">
            <text:p>0.2610758225</text:p>
          </table:table-cell>
          <table:table-cell office:value-type="float" office:value="0.53018652336938" calcext:value-type="float">
            <text:p>0.5301865234</text:p>
          </table:table-cell>
          <table:table-cell office:value-type="float" office:value="0.45206242118563" calcext:value-type="float">
            <text:p>0.4520624212</text:p>
          </table:table-cell>
          <table:table-cell office:value-type="float" office:value="0.555577240330832" calcext:value-type="float">
            <text:p>0.5555772403</text:p>
          </table:table-cell>
          <table:table-cell office:value-type="float" office:value="0.336094506638391" calcext:value-type="float">
            <text:p>0.3360945066</text:p>
          </table:table-cell>
          <table:table-cell office:value-type="float" office:value="0.515753312792097" calcext:value-type="float">
            <text:p>0.5157533128</text:p>
          </table:table-cell>
          <table:table-cell office:value-type="float" office:value="0.320586557558605" calcext:value-type="float">
            <text:p>0.3205865576</text:p>
          </table:table-cell>
          <table:table-cell office:value-type="float" office:value="0.270707408019475" calcext:value-type="float">
            <text:p>0.270707408</text:p>
          </table:table-cell>
          <table:table-cell office:value-type="float" office:value="0.617797977243151" calcext:value-type="float">
            <text:p>0.6177979772</text:p>
          </table:table-cell>
          <table:table-cell office:value-type="float" office:value="0.28606852037566" calcext:value-type="float">
            <text:p>0.2860685204</text:p>
          </table:table-cell>
          <table:table-cell office:value-type="float" office:value="0.470401819092887" calcext:value-type="float">
            <text:p>0.4704018191</text:p>
          </table:table-cell>
          <table:table-cell office:value-type="float" office:value="0.724333364282336" calcext:value-type="float">
            <text:p>0.7243333643</text:p>
          </table:table-cell>
          <table:table-cell office:value-type="float" office:value="0.389521387815475" calcext:value-type="float">
            <text:p>0.3895213878</text:p>
          </table:table-cell>
          <table:table-cell office:value-type="float" office:value="0.480075466973441" calcext:value-type="float">
            <text:p>0.480075467</text:p>
          </table:table-cell>
          <table:table-cell office:value-type="float" office:value="0.312968267372676" calcext:value-type="float">
            <text:p>0.3129682674</text:p>
          </table:table-cell>
          <table:table-cell office:value-type="float" office:value="0.475794410364968" calcext:value-type="float">
            <text:p>0.4757944104</text:p>
          </table:table-cell>
          <table:table-cell office:value-type="float" office:value="0.501585618087224" calcext:value-type="float">
            <text:p>0.5015856181</text:p>
          </table:table-cell>
          <table:table-cell office:value-type="float" office:value="0.397774602515357" calcext:value-type="float">
            <text:p>0.3977746025</text:p>
          </table:table-cell>
          <table:table-cell office:value-type="float" office:value="0.507358832699912" calcext:value-type="float">
            <text:p>0.5073588327</text:p>
          </table:table-cell>
          <table:table-cell office:value-type="float" office:value="0.367873923948833" calcext:value-type="float">
            <text:p>0.3678739239</text:p>
          </table:table-cell>
          <table:table-cell office:value-type="float" office:value="0.385911069256919" calcext:value-type="float">
            <text:p>0.3859110693</text:p>
          </table:table-cell>
          <table:table-cell office:value-type="float" office:value="0.503915312971388" calcext:value-type="float">
            <text:p>0.503915313</text:p>
          </table:table-cell>
          <table:table-cell office:value-type="float" office:value="1.18289707933153" calcext:value-type="float">
            <text:p>1.1828970793</text:p>
          </table:table-cell>
          <table:table-cell office:value-type="float" office:value="0.781425936903272" calcext:value-type="float">
            <text:p>0.7814259369</text:p>
          </table:table-cell>
          <table:table-cell office:value-type="float" office:value="1.51527451651437" calcext:value-type="float">
            <text:p>1.5152745165</text:p>
          </table:table-cell>
          <table:table-cell office:value-type="float" office:value="0.310919447881835" calcext:value-type="float">
            <text:p>0.3109194479</text:p>
          </table:table-cell>
          <table:table-cell office:value-type="float" office:value="0.46614597422736" calcext:value-type="float">
            <text:p>0.4661459742</text:p>
          </table:table-cell>
          <table:table-cell office:value-type="float" office:value="0.349121690988541" calcext:value-type="float">
            <text:p>0.349121691</text:p>
          </table:table-cell>
          <table:table-cell office:value-type="float" office:value="0.373183312756675" calcext:value-type="float">
            <text:p>0.3731833128</text:p>
          </table:table-cell>
          <table:table-cell office:value-type="float" office:value="0.475108993053436" calcext:value-type="float">
            <text:p>0.4751089931</text:p>
          </table:table-cell>
          <table:table-cell office:value-type="float" office:value="1.0309399332319" calcext:value-type="float">
            <text:p>1.0309399332</text:p>
          </table:table-cell>
          <table:table-cell office:value-type="float" office:value="0.286174825429916" calcext:value-type="float">
            <text:p>0.2861748254</text:p>
          </table:table-cell>
          <table:table-cell office:value-type="float" office:value="0.304422284705298" calcext:value-type="float">
            <text:p>0.3044222847</text:p>
          </table:table-cell>
          <table:table-cell office:value-type="float" office:value="0.403475855588913" calcext:value-type="float">
            <text:p>0.4034758556</text:p>
          </table:table-cell>
          <table:table-cell office:value-type="float" office:value="0.326331162282399" calcext:value-type="float">
            <text:p>0.3263311623</text:p>
          </table:table-cell>
          <table:table-cell office:value-type="float" office:value="0.445962150778089" calcext:value-type="float">
            <text:p>0.4459621508</text:p>
          </table:table-cell>
          <table:table-cell office:value-type="float" office:value="0.279241186380386" calcext:value-type="float">
            <text:p>0.2792411864</text:p>
          </table:table-cell>
          <table:table-cell office:value-type="float" office:value="0.898186497347695" calcext:value-type="float">
            <text:p>0.8981864973</text:p>
          </table:table-cell>
          <table:table-cell office:value-type="float" office:value="0.967999032906124" calcext:value-type="float">
            <text:p>0.9679990329</text:p>
          </table:table-cell>
          <table:table-cell office:value-type="float" office:value="0.397478897571564" calcext:value-type="float">
            <text:p>0.3974788976</text:p>
          </table:table-cell>
          <table:table-cell office:value-type="float" office:value="0.295985287938799" calcext:value-type="float">
            <text:p>0.2959852879</text:p>
          </table:table-cell>
          <table:table-cell office:value-type="float" office:value="0.368795632464545" calcext:value-type="float">
            <text:p>0.3687956325</text:p>
          </table:table-cell>
          <table:table-cell office:value-type="float" office:value="0.301322456427983" calcext:value-type="float">
            <text:p>0.3013224564</text:p>
          </table:table-cell>
          <table:table-cell office:value-type="float" office:value="0.420062245471137" calcext:value-type="float">
            <text:p>0.4200622455</text:p>
          </table:table-cell>
          <table:table-cell office:value-type="float" office:value="1.18541340146746" calcext:value-type="float">
            <text:p>1.1854134015</text:p>
          </table:table-cell>
          <table:table-cell office:value-type="float" office:value="0.342795130355017" calcext:value-type="float">
            <text:p>0.3427951304</text:p>
          </table:table-cell>
          <table:table-cell office:value-type="float" office:value="0.416615200553622" calcext:value-type="float">
            <text:p>0.4166152006</text:p>
          </table:table-cell>
          <table:table-cell office:value-type="float" office:value="0.31472671347005" calcext:value-type="float">
            <text:p>0.3147267135</text:p>
          </table:table-cell>
          <table:table-cell office:value-type="float" office:value="0.335944490858487" calcext:value-type="float">
            <text:p>0.3359444909</text:p>
          </table:table-cell>
          <table:table-cell office:value-type="float" office:value="0.349163264887673" calcext:value-type="float">
            <text:p>0.3491632649</text:p>
          </table:table-cell>
          <table:table-cell office:value-type="float" office:value="0.266540162393025" calcext:value-type="float">
            <text:p>0.2665401624</text:p>
          </table:table-cell>
          <table:table-cell office:value-type="float" office:value="0.533372499602182" calcext:value-type="float">
            <text:p>0.5333724996</text:p>
          </table:table-cell>
          <table:table-cell office:value-type="float" office:value="0.523274662835257" calcext:value-type="float">
            <text:p>0.5232746628</text:p>
          </table:table-cell>
          <table:table-cell office:value-type="float" office:value="0.483135845320565" calcext:value-type="float">
            <text:p>0.4831358453</text:p>
          </table:table-cell>
          <table:table-cell office:value-type="float" office:value="0.355724533115114" calcext:value-type="float">
            <text:p>0.3557245331</text:p>
          </table:table-cell>
          <table:table-cell office:value-type="float" office:value="0.291298925195421" calcext:value-type="float">
            <text:p>0.2912989252</text:p>
          </table:table-cell>
          <table:table-cell office:value-type="float" office:value="0.277088578087943" calcext:value-type="float">
            <text:p>0.2770885781</text:p>
          </table:table-cell>
          <table:table-cell office:value-type="float" office:value="0.295911103146417" calcext:value-type="float">
            <text:p>0.2959111031</text:p>
          </table:table-cell>
          <table:table-cell office:value-type="float" office:value="0.270206248079027" calcext:value-type="float">
            <text:p>0.2702062481</text:p>
          </table:table-cell>
          <table:table-cell office:value-type="float" office:value="0.376665206636701" calcext:value-type="float">
            <text:p>0.3766652066</text:p>
          </table:table-cell>
          <table:table-cell office:value-type="float" office:value="0.590521838665009" calcext:value-type="float">
            <text:p>0.5905218387</text:p>
          </table:table-cell>
          <table:table-cell office:value-type="float" office:value="0.902449463094984" calcext:value-type="float">
            <text:p>0.9024494631</text:p>
          </table:table-cell>
          <table:table-cell office:value-type="float" office:value="0.29816937327385" calcext:value-type="float">
            <text:p>0.2981693733</text:p>
          </table:table-cell>
          <table:table-cell office:value-type="float" office:value="0.383244190556662" calcext:value-type="float">
            <text:p>0.3832441906</text:p>
          </table:table-cell>
          <table:table-cell office:value-type="float" office:value="0.418937462568283" calcext:value-type="float">
            <text:p>0.4189374626</text:p>
          </table:table-cell>
          <table:table-cell office:value-type="float" office:value="0.30509601695197" calcext:value-type="float">
            <text:p>0.305096017</text:p>
          </table:table-cell>
          <table:table-cell office:value-type="float" office:value="0.260973799995014" calcext:value-type="float">
            <text:p>0.2609738</text:p>
          </table:table-cell>
          <table:table-cell office:value-type="float" office:value="0.378555578333991" calcext:value-type="float">
            <text:p>0.3785555783</text:p>
          </table:table-cell>
          <table:table-cell office:value-type="float" office:value="0.832872082505907" calcext:value-type="float">
            <text:p>0.8328720825</text:p>
          </table:table-cell>
          <table:table-cell office:value-type="float" office:value="0.892810407706669" calcext:value-type="float">
            <text:p>0.8928104077</text:p>
          </table:table-cell>
          <table:table-cell office:value-type="float" office:value="0.26799389566694" calcext:value-type="float">
            <text:p>0.2679938957</text:p>
          </table:table-cell>
          <table:table-cell office:value-type="float" office:value="0.545883481502533" calcext:value-type="float">
            <text:p>0.5458834815</text:p>
          </table:table-cell>
          <table:table-cell office:value-type="float" office:value="0.413827506474086" calcext:value-type="float">
            <text:p>0.4138275065</text:p>
          </table:table-cell>
          <table:table-cell office:value-type="float" office:value="0.333983301264899" calcext:value-type="float">
            <text:p>0.3339833013</text:p>
          </table:table-cell>
          <table:table-cell office:value-type="float" office:value="0.620240198884691" calcext:value-type="float">
            <text:p>0.6202401989</text:p>
          </table:table-cell>
          <table:table-cell office:value-type="float" office:value="0.414793247154781" calcext:value-type="float">
            <text:p>0.4147932472</text:p>
          </table:table-cell>
          <table:table-cell office:value-type="float" office:value="0.325805400780269" calcext:value-type="float">
            <text:p>0.3258054008</text:p>
          </table:table-cell>
          <table:table-cell office:value-type="float" office:value="1.25533733163561" calcext:value-type="float">
            <text:p>1.2553373316</text:p>
          </table:table-cell>
          <table:table-cell office:value-type="float" office:value="0.380921741383416" calcext:value-type="float">
            <text:p>0.3809217414</text:p>
          </table:table-cell>
          <table:table-cell office:value-type="float" office:value="0.270811447756631" calcext:value-type="float">
            <text:p>0.2708114478</text:p>
          </table:table-cell>
          <table:table-cell office:value-type="float" office:value="0.943400686808995" calcext:value-type="float">
            <text:p>0.9434006868</text:p>
          </table:table-cell>
          <table:table-cell office:value-type="float" office:value="0.380788291352136" calcext:value-type="float">
            <text:p>0.3807882914</text:p>
          </table:table-cell>
          <table:table-cell office:value-type="float" office:value="0.527831840855735" calcext:value-type="float">
            <text:p>0.5278318409</text:p>
          </table:table-cell>
          <table:table-cell office:value-type="float" office:value="1.27715607643127" calcext:value-type="float">
            <text:p>1.2771560764</text:p>
          </table:table-cell>
          <table:table-cell office:value-type="float" office:value="0.457248639038631" calcext:value-type="float">
            <text:p>0.457248639</text:p>
          </table:table-cell>
          <table:table-cell office:value-type="float" office:value="0.50088997398104" calcext:value-type="float">
            <text:p>0.500889974</text:p>
          </table:table-cell>
          <table:table-cell office:value-type="float" office:value="0.433889429739543" calcext:value-type="float">
            <text:p>0.4338894297</text:p>
          </table:table-cell>
          <table:table-cell office:value-type="float" office:value="0.546460863181523" calcext:value-type="float">
            <text:p>0.5464608632</text:p>
          </table:table-cell>
          <table:table-cell office:value-type="float" office:value="0.501510900429317" calcext:value-type="float">
            <text:p>0.5015109004</text:p>
          </table:table-cell>
          <table:table-cell office:value-type="float" office:value="0.438716628551483" calcext:value-type="float">
            <text:p>0.4387166286</text:p>
          </table:table-cell>
          <table:table-cell office:value-type="float" office:value="0.316799697535379" calcext:value-type="float">
            <text:p>0.3167996975</text:p>
          </table:table-cell>
          <table:table-cell office:value-type="float" office:value="0.272484835215977" calcext:value-type="float">
            <text:p>0.2724848352</text:p>
          </table:table-cell>
          <table:table-cell office:value-type="float" office:value="0.492755948475429" calcext:value-type="float">
            <text:p>0.4927559485</text:p>
          </table:table-cell>
          <table:table-cell office:value-type="float" office:value="1.58167659691402" calcext:value-type="float">
            <text:p>1.5816765969</text:p>
          </table:table-cell>
          <table:table-cell office:value-type="float" office:value="0.50287045444761" calcext:value-type="float">
            <text:p>0.5028704544</text:p>
          </table:table-cell>
          <table:table-cell office:value-type="float" office:value="0.528344647884369" calcext:value-type="float">
            <text:p>0.5283446479</text:p>
          </table:table-cell>
          <table:table-cell office:value-type="float" office:value="0.36574875320707" calcext:value-type="float">
            <text:p>0.3657487532</text:p>
          </table:table-cell>
          <table:table-cell office:value-type="float" office:value="0.383255589689527" calcext:value-type="float">
            <text:p>0.3832555897</text:p>
          </table:table-cell>
          <table:table-cell office:value-type="float" office:value="0.27886738044875" calcext:value-type="float">
            <text:p>0.2788673804</text:p>
          </table:table-cell>
          <table:table-cell office:value-type="float" office:value="0.486585287707193" calcext:value-type="float">
            <text:p>0.4865852877</text:p>
          </table:table-cell>
          <table:table-cell office:value-type="float" office:value="0.326920021772385" calcext:value-type="float">
            <text:p>0.3269200218</text:p>
          </table:table-cell>
          <table:table-cell office:value-type="float" office:value="0.745697161470141" calcext:value-type="float">
            <text:p>0.7456971615</text:p>
          </table:table-cell>
          <table:table-cell office:value-type="float" office:value="0.30404379589217" calcext:value-type="float">
            <text:p>0.3040437959</text:p>
          </table:table-cell>
          <table:table-cell office:value-type="float" office:value="0.262907913156918" calcext:value-type="float">
            <text:p>0.2629079132</text:p>
          </table:table-cell>
          <table:table-cell office:value-type="float" office:value="0.266071252993175" calcext:value-type="float">
            <text:p>0.266071253</text:p>
          </table:table-cell>
          <table:table-cell office:value-type="float" office:value="0.290690753970827" calcext:value-type="float">
            <text:p>0.290690754</text:p>
          </table:table-cell>
          <table:table-cell office:value-type="float" office:value="1.61223962715694" calcext:value-type="float">
            <text:p>1.6122396272</text:p>
          </table:table-cell>
          <table:table-cell office:value-type="float" office:value="0.286303995847702" calcext:value-type="float">
            <text:p>0.2863039958</text:p>
          </table:table-cell>
          <table:table-cell office:value-type="float" office:value="0.288972481574331" calcext:value-type="float">
            <text:p>0.2889724816</text:p>
          </table:table-cell>
          <table:table-cell office:value-type="float" office:value="0.294885710477829" calcext:value-type="float">
            <text:p>0.2948857105</text:p>
          </table:table-cell>
          <table:table-cell office:value-type="float" office:value="0.596967126641955" calcext:value-type="float">
            <text:p>0.5969671266</text:p>
          </table:table-cell>
          <table:table-cell office:value-type="float" office:value="0.497753147738321" calcext:value-type="float">
            <text:p>0.4977531477</text:p>
          </table:table-cell>
          <table:table-cell office:value-type="float" office:value="0.548623506341662" calcext:value-type="float">
            <text:p>0.5486235063</text:p>
          </table:table-cell>
          <table:table-cell office:value-type="float" office:value="0.301092724459512" calcext:value-type="float">
            <text:p>0.3010927245</text:p>
          </table:table-cell>
          <table:table-cell office:value-type="float" office:value="0.306870640260833" calcext:value-type="float">
            <text:p>0.3068706403</text:p>
          </table:table-cell>
          <table:table-cell office:value-type="float" office:value="0.684094019957951" calcext:value-type="float">
            <text:p>0.68409402</text:p>
          </table:table-cell>
          <table:table-cell office:value-type="float" office:value="0.306193206991468" calcext:value-type="float">
            <text:p>0.306193207</text:p>
          </table:table-cell>
          <table:table-cell office:value-type="float" office:value="0.27005186515195" calcext:value-type="float">
            <text:p>0.2700518652</text:p>
          </table:table-cell>
          <table:table-cell office:value-type="float" office:value="0.328727253675461" calcext:value-type="float">
            <text:p>0.3287272537</text:p>
          </table:table-cell>
          <table:table-cell office:value-type="float" office:value="0.288373586620603" calcext:value-type="float">
            <text:p>0.2883735866</text:p>
          </table:table-cell>
          <table:table-cell office:value-type="float" office:value="0.542847378253937" calcext:value-type="float">
            <text:p>0.5428473783</text:p>
          </table:table-cell>
          <table:table-cell office:value-type="float" office:value="0.54474250963756" calcext:value-type="float">
            <text:p>0.5447425096</text:p>
          </table:table-cell>
          <table:table-cell office:value-type="float" office:value="0.496110311916896" calcext:value-type="float">
            <text:p>0.4961103119</text:p>
          </table:table-cell>
          <table:table-cell office:value-type="float" office:value="0.480154692104885" calcext:value-type="float">
            <text:p>0.4801546921</text:p>
          </table:table-cell>
          <table:table-cell office:value-type="float" office:value="0.865907001154763" calcext:value-type="float">
            <text:p>0.8659070012</text:p>
          </table:table-cell>
          <table:table-cell office:value-type="float" office:value="0.434869638340814" calcext:value-type="float">
            <text:p>0.4348696383</text:p>
          </table:table-cell>
          <table:table-cell office:value-type="float" office:value="0.330890726532255" calcext:value-type="float">
            <text:p>0.3308907265</text:p>
          </table:table-cell>
          <table:table-cell office:value-type="float" office:value="0.303225338544164" calcext:value-type="float">
            <text:p>0.3032253385</text:p>
          </table:table-cell>
          <table:table-cell office:value-type="float" office:value="0.277534933345658" calcext:value-type="float">
            <text:p>0.2775349333</text:p>
          </table:table-cell>
          <table:table-cell office:value-type="float" office:value="0.64325373513358" calcext:value-type="float">
            <text:p>0.6432537351</text:p>
          </table:table-cell>
          <table:table-cell office:value-type="float" office:value="0.337442388534546" calcext:value-type="float">
            <text:p>0.3374423885</text:p>
          </table:table-cell>
          <table:table-cell office:value-type="float" office:value="0.30208953499794" calcext:value-type="float">
            <text:p>0.302089535</text:p>
          </table:table-cell>
          <table:table-cell office:value-type="float" office:value="0.535100912536894" calcext:value-type="float">
            <text:p>0.5351009125</text:p>
          </table:table-cell>
          <table:table-cell office:value-type="float" office:value="0.353104079961777" calcext:value-type="float">
            <text:p>0.35310408</text:p>
          </table:table-cell>
          <table:table-cell office:value-type="float" office:value="0.722806141035897" calcext:value-type="float">
            <text:p>0.722806141</text:p>
          </table:table-cell>
          <table:table-cell office:value-type="float" office:value="0.677373494761331" calcext:value-type="float">
            <text:p>0.6773734948</text:p>
          </table:table-cell>
          <table:table-cell office:value-type="float" office:value="0.303081756830215" calcext:value-type="float">
            <text:p>0.3030817568</text:p>
          </table:table-cell>
          <table:table-cell office:value-type="float" office:value="0.260010816199439" calcext:value-type="float">
            <text:p>0.2600108162</text:p>
          </table:table-cell>
          <table:table-cell office:value-type="float" office:value="0.633311186517988" calcext:value-type="float">
            <text:p>0.6333111865</text:p>
          </table:table-cell>
          <table:table-cell office:value-type="float" office:value="0.273178517052105" calcext:value-type="float">
            <text:p>0.2731785171</text:p>
          </table:table-cell>
          <table:table-cell office:value-type="float" office:value="0.309085064104625" calcext:value-type="float">
            <text:p>0.3090850641</text:p>
          </table:table-cell>
          <table:table-cell office:value-type="float" office:value="0.342054049287524" calcext:value-type="float">
            <text:p>0.3420540493</text:p>
          </table:table-cell>
          <table:table-cell office:value-type="float" office:value="0.363841592414038" calcext:value-type="float">
            <text:p>0.3638415924</text:p>
          </table:table-cell>
          <table:table-cell office:value-type="float" office:value="0.766673666409084" calcext:value-type="float">
            <text:p>0.7666736664</text:p>
          </table:table-cell>
          <table:table-cell office:value-type="float" office:value="0.323098715884345" calcext:value-type="float">
            <text:p>0.3230987159</text:p>
          </table:table-cell>
          <table:table-cell office:value-type="float" office:value="0.281524836165564" calcext:value-type="float">
            <text:p>0.2815248362</text:p>
          </table:table-cell>
          <table:table-cell office:value-type="float" office:value="1.07135396139962" calcext:value-type="float">
            <text:p>1.0713539614</text:p>
          </table:table-cell>
          <table:table-cell office:value-type="float" office:value="0.312763326338359" calcext:value-type="float">
            <text:p>0.3127633263</text:p>
          </table:table-cell>
          <table:table-cell office:value-type="float" office:value="0.329136587211064" calcext:value-type="float">
            <text:p>0.3291365872</text:p>
          </table:table-cell>
          <table:table-cell office:value-type="float" office:value="0.546935653686523" calcext:value-type="float">
            <text:p>0.5469356537</text:p>
          </table:table-cell>
          <table:table-cell office:value-type="float" office:value="0.297785965715136" calcext:value-type="float">
            <text:p>0.2977859657</text:p>
          </table:table-cell>
          <table:table-cell office:value-type="float" office:value="0.317559505019869" calcext:value-type="float">
            <text:p>0.317559505</text:p>
          </table:table-cell>
          <table:table-cell office:value-type="float" office:value="1.22865674631936" calcext:value-type="float">
            <text:p>1.2286567463</text:p>
          </table:table-cell>
          <table:table-cell office:value-type="float" office:value="0.642696535246713" calcext:value-type="float">
            <text:p>0.6426965352</text:p>
          </table:table-cell>
          <table:table-cell office:value-type="float" office:value="0.304614843641009" calcext:value-type="float">
            <text:p>0.3046148436</text:p>
          </table:table-cell>
          <table:table-cell office:value-type="float" office:value="0.269377904789788" calcext:value-type="float">
            <text:p>0.2693779048</text:p>
          </table:table-cell>
          <table:table-cell office:value-type="float" office:value="0.482139153821128" calcext:value-type="float">
            <text:p>0.4821391538</text:p>
          </table:table-cell>
          <table:table-cell office:value-type="float" office:value="1.25607962267739" calcext:value-type="float">
            <text:p>1.2560796227</text:p>
          </table:table-cell>
          <table:table-cell office:value-type="float" office:value="0.320094083717891" calcext:value-type="float">
            <text:p>0.3200940837</text:p>
          </table:table-cell>
          <table:table-cell office:value-type="float" office:value="0.28227309346199" calcext:value-type="float">
            <text:p>0.2822730935</text:p>
          </table:table-cell>
          <table:table-cell office:value-type="float" office:value="0.364618033681597" calcext:value-type="float">
            <text:p>0.3646180337</text:p>
          </table:table-cell>
          <table:table-cell office:value-type="float" office:value="0.616999681677137" calcext:value-type="float">
            <text:p>0.6169996817</text:p>
          </table:table-cell>
          <table:table-cell office:value-type="float" office:value="0.336286395873342" calcext:value-type="float">
            <text:p>0.3362863959</text:p>
          </table:table-cell>
          <table:table-cell office:value-type="float" office:value="1.10755311897823" calcext:value-type="float">
            <text:p>1.107553119</text:p>
          </table:table-cell>
          <table:table-cell office:value-type="float" office:value="0.494210351535252" calcext:value-type="float">
            <text:p>0.4942103515</text:p>
          </table:table-cell>
          <table:table-cell office:value-type="float" office:value="0.334342580011913" calcext:value-type="float">
            <text:p>0.33434258</text:p>
          </table:table-cell>
          <table:table-cell office:value-type="float" office:value="0.402226853030069" calcext:value-type="float">
            <text:p>0.402226853</text:p>
          </table:table-cell>
          <table:table-cell office:value-type="float" office:value="0.262659581218447" calcext:value-type="float">
            <text:p>0.2626595812</text:p>
          </table:table-cell>
          <table:table-cell office:value-type="float" office:value="0.292224403279168" calcext:value-type="float">
            <text:p>0.2922244033</text:p>
          </table:table-cell>
          <table:table-cell office:value-type="float" office:value="0.401553052834102" calcext:value-type="float">
            <text:p>0.4015530528</text:p>
          </table:table-cell>
          <table:table-cell office:value-type="float" office:value="0.297776826620102" calcext:value-type="float">
            <text:p>0.2977768266</text:p>
          </table:table-cell>
          <table:table-cell office:value-type="float" office:value="0.327119084426335" calcext:value-type="float">
            <text:p>0.3271190844</text:p>
          </table:table-cell>
          <table:table-cell office:value-type="float" office:value="1.26539519854954" calcext:value-type="float">
            <text:p>1.2653951985</text:p>
          </table:table-cell>
          <table:table-cell office:value-type="float" office:value="2.30986521789006" calcext:value-type="float">
            <text:p>2.3098652179</text:p>
          </table:table-cell>
          <table:table-cell office:value-type="float" office:value="0.355985974414008" calcext:value-type="float">
            <text:p>0.3559859744</text:p>
          </table:table-cell>
          <table:table-cell office:value-type="float" office:value="0.29049804185118" calcext:value-type="float">
            <text:p>0.2904980419</text:p>
          </table:table-cell>
          <table:table-cell office:value-type="float" office:value="0.304656609637397" calcext:value-type="float">
            <text:p>0.3046566096</text:p>
          </table:table-cell>
          <table:table-cell office:value-type="float" office:value="0.382956753117698" calcext:value-type="float">
            <text:p>0.3829567531</text:p>
          </table:table-cell>
          <table:table-cell office:value-type="float" office:value="0.360154348441533" calcext:value-type="float">
            <text:p>0.3601543484</text:p>
          </table:table-cell>
          <table:table-cell office:value-type="float" office:value="0.28044796705246" calcext:value-type="float">
            <text:p>0.2804479671</text:p>
          </table:table-cell>
          <table:table-cell office:value-type="float" office:value="0.471777995484216" calcext:value-type="float">
            <text:p>0.4717779955</text:p>
          </table:table-cell>
          <table:table-cell office:value-type="float" office:value="0.323793986354555" calcext:value-type="float">
            <text:p>0.3237939864</text:p>
          </table:table-cell>
          <table:table-cell office:value-type="float" office:value="0.329285076516015" calcext:value-type="float">
            <text:p>0.3292850765</text:p>
          </table:table-cell>
          <table:table-cell office:value-type="float" office:value="0.342870617508888" calcext:value-type="float">
            <text:p>0.3428706175</text:p>
          </table:table-cell>
          <table:table-cell office:value-type="float" office:value="0.274457471200398" calcext:value-type="float">
            <text:p>0.2744574712</text:p>
          </table:table-cell>
          <table:table-cell office:value-type="float" office:value="0.267115113905498" calcext:value-type="float">
            <text:p>0.2671151139</text:p>
          </table:table-cell>
          <table:table-cell office:value-type="float" office:value="0.284893090214048" calcext:value-type="float">
            <text:p>0.2848930902</text:p>
          </table:table-cell>
          <table:table-cell table:number-columns-repeated="213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527"/>
        </table:table-row>
        <table:table-row table:style-name="ro1">
          <table:table-cell office:value-type="float" office:value="0.637848705660012" calcext:value-type="float">
            <text:p>0.6378487057</text:p>
          </table:table-cell>
          <table:table-cell office:value-type="float" office:value="0.75150791654697" calcext:value-type="float">
            <text:p>0.7515079165</text:p>
          </table:table-cell>
          <table:table-cell office:value-type="float" office:value="0.799321437577082" calcext:value-type="float">
            <text:p>0.7993214376</text:p>
          </table:table-cell>
          <table:table-cell office:value-type="float" office:value="0.823008293541091" calcext:value-type="float">
            <text:p>0.8230082935</text:p>
          </table:table-cell>
          <table:table-cell office:value-type="float" office:value="0.842988187927012" calcext:value-type="float">
            <text:p>0.8429881879</text:p>
          </table:table-cell>
          <table:table-cell office:value-type="float" office:value="0.855742648981659" calcext:value-type="float">
            <text:p>0.855742649</text:p>
          </table:table-cell>
          <table:table-cell office:value-type="float" office:value="0.867931641145818" calcext:value-type="float">
            <text:p>0.8679316411</text:p>
          </table:table-cell>
          <table:table-cell office:value-type="float" office:value="0.870507665302442" calcext:value-type="float">
            <text:p>0.8705076653</text:p>
          </table:table-cell>
          <table:table-cell office:value-type="float" office:value="0.879366675014021" calcext:value-type="float">
            <text:p>0.879366675</text:p>
          </table:table-cell>
          <table:table-cell office:value-type="float" office:value="0.881314400678066" calcext:value-type="float">
            <text:p>0.8813144007</text:p>
          </table:table-cell>
          <table:table-cell office:value-type="float" office:value="0.883513445619304" calcext:value-type="float">
            <text:p>0.8835134456</text:p>
          </table:table-cell>
          <table:table-cell office:value-type="float" office:value="0.889230962523446" calcext:value-type="float">
            <text:p>0.8892309625</text:p>
          </table:table-cell>
          <table:table-cell office:value-type="float" office:value="0.896519226011064" calcext:value-type="float">
            <text:p>0.896519226</text:p>
          </table:table-cell>
          <table:table-cell office:value-type="float" office:value="0.891995476280274" calcext:value-type="float">
            <text:p>0.8919954763</text:p>
          </table:table-cell>
          <table:table-cell office:value-type="float" office:value="0.894383010776776" calcext:value-type="float">
            <text:p>0.8943830108</text:p>
          </table:table-cell>
          <table:table-cell office:value-type="float" office:value="0.90148278469415" calcext:value-type="float">
            <text:p>0.9014827847</text:p>
          </table:table-cell>
          <table:table-cell office:value-type="float" office:value="0.899346569519781" calcext:value-type="float">
            <text:p>0.8993465695</text:p>
          </table:table-cell>
          <table:table-cell office:value-type="float" office:value="0.902550892258865" calcext:value-type="float">
            <text:p>0.9025508923</text:p>
          </table:table-cell>
          <table:table-cell office:value-type="float" office:value="0.906634832842622" calcext:value-type="float">
            <text:p>0.9066348328</text:p>
          </table:table-cell>
          <table:table-cell office:value-type="float" office:value="0.905566725292886" calcext:value-type="float">
            <text:p>0.9055667253</text:p>
          </table:table-cell>
          <table:table-cell office:value-type="float" office:value="0.905001256567175" calcext:value-type="float">
            <text:p>0.9050012566</text:p>
          </table:table-cell>
          <table:table-cell office:value-type="float" office:value="0.91090726314642" calcext:value-type="float">
            <text:p>0.9109072631</text:p>
          </table:table-cell>
          <table:table-cell office:value-type="float" office:value="0.906823322397885" calcext:value-type="float">
            <text:p>0.9068233224</text:p>
          </table:table-cell>
          <table:table-cell office:value-type="float" office:value="0.914614224679568" calcext:value-type="float">
            <text:p>0.9146142247</text:p>
          </table:table-cell>
          <table:table-cell office:value-type="float" office:value="0.911724051239204" calcext:value-type="float">
            <text:p>0.9117240512</text:p>
          </table:table-cell>
          <table:table-cell office:value-type="float" office:value="0.909085197210851" calcext:value-type="float">
            <text:p>0.9090851972</text:p>
          </table:table-cell>
          <table:table-cell office:value-type="float" office:value="0.90575521484815" calcext:value-type="float">
            <text:p>0.9057552148</text:p>
          </table:table-cell>
          <table:table-cell office:value-type="float" office:value="0.919137974395378" calcext:value-type="float">
            <text:p>0.9191379744</text:p>
          </table:table-cell>
          <table:table-cell office:value-type="float" office:value="0.914928373933348" calcext:value-type="float">
            <text:p>0.9149283739</text:p>
          </table:table-cell>
          <table:table-cell office:value-type="float" office:value="0.916813269740644" calcext:value-type="float">
            <text:p>0.9168132697</text:p>
          </table:table-cell>
          <table:table-cell office:value-type="float" office:value="0.909336516727722" calcext:value-type="float">
            <text:p>0.9093365167</text:p>
          </table:table-cell>
          <table:table-cell office:value-type="float" office:value="0.915054033631864" calcext:value-type="float">
            <text:p>0.9150540336</text:p>
          </table:table-cell>
          <table:table-cell office:value-type="float" office:value="0.917881377305359" calcext:value-type="float">
            <text:p>0.9178813773</text:p>
          </table:table-cell>
          <table:table-cell office:value-type="float" office:value="0.912352349851622" calcext:value-type="float">
            <text:p>0.9123523499</text:p>
          </table:table-cell>
          <table:table-cell office:value-type="float" office:value="0.912917818562354" calcext:value-type="float">
            <text:p>0.9129178186</text:p>
          </table:table-cell>
          <table:table-cell office:value-type="float" office:value="0.917190248761293" calcext:value-type="float">
            <text:p>0.9171902488</text:p>
          </table:table-cell>
          <table:table-cell office:value-type="float" office:value="0.920771550655844" calcext:value-type="float">
            <text:p>0.9207715507</text:p>
          </table:table-cell>
          <table:table-cell office:value-type="float" office:value="0.91455139479286" calcext:value-type="float">
            <text:p>0.9145513948</text:p>
          </table:table-cell>
          <table:table-cell office:value-type="float" office:value="0.916938929394221" calcext:value-type="float">
            <text:p>0.9169389294</text:p>
          </table:table-cell>
          <table:table-cell office:value-type="float" office:value="0.917315908534708" calcext:value-type="float">
            <text:p>0.9173159085</text:p>
          </table:table-cell>
          <table:table-cell office:value-type="float" office:value="0.914488564981052" calcext:value-type="float">
            <text:p>0.914488565</text:p>
          </table:table-cell>
          <table:table-cell office:value-type="float" office:value="0.912792158758979" calcext:value-type="float">
            <text:p>0.9127921588</text:p>
          </table:table-cell>
          <table:table-cell office:value-type="float" office:value="0.91876099529983" calcext:value-type="float">
            <text:p>0.9187609953</text:p>
          </table:table-cell>
          <table:table-cell office:value-type="float" office:value="0.917755717472025" calcext:value-type="float">
            <text:p>0.9177557175</text:p>
          </table:table-cell>
          <table:table-cell office:value-type="float" office:value="0.917190248776273" calcext:value-type="float">
            <text:p>0.9171902488</text:p>
          </table:table-cell>
          <table:table-cell office:value-type="float" office:value="0.912603669233674" calcext:value-type="float">
            <text:p>0.9126036692</text:p>
          </table:table-cell>
          <table:table-cell office:value-type="float" office:value="0.915179693405279" calcext:value-type="float">
            <text:p>0.9151796934</text:p>
          </table:table-cell>
          <table:table-cell office:value-type="float" office:value="0.918698165443082" calcext:value-type="float">
            <text:p>0.9186981654</text:p>
          </table:table-cell>
          <table:table-cell office:value-type="float" office:value="0.915305353178694" calcext:value-type="float">
            <text:p>0.9153053532</text:p>
          </table:table-cell>
          <table:table-cell office:value-type="float" office:value="0.913231967846093" calcext:value-type="float">
            <text:p>0.9132319678</text:p>
          </table:table-cell>
          <table:table-cell office:value-type="float" office:value="0.907325961251869" calcext:value-type="float">
            <text:p>0.9073259613</text:p>
          </table:table-cell>
          <table:table-cell office:value-type="float" office:value="0.919200804192207" calcext:value-type="float">
            <text:p>0.9192008042</text:p>
          </table:table-cell>
          <table:table-cell office:value-type="float" office:value="0.924164362860313" calcext:value-type="float">
            <text:p>0.9241643629</text:p>
          </table:table-cell>
          <table:table-cell office:value-type="float" office:value="0.917692887630256" calcext:value-type="float">
            <text:p>0.9176928876</text:p>
          </table:table-cell>
          <table:table-cell office:value-type="float" office:value="0.917441568188285" calcext:value-type="float">
            <text:p>0.9174415682</text:p>
          </table:table-cell>
          <table:table-cell office:value-type="float" office:value="0.919640613294301" calcext:value-type="float">
            <text:p>0.9196406133</text:p>
          </table:table-cell>
          <table:table-cell office:value-type="float" office:value="0.918007037018855" calcext:value-type="float">
            <text:p>0.918007037</text:p>
          </table:table-cell>
          <table:table-cell office:value-type="float" office:value="0.915745162026131" calcext:value-type="float">
            <text:p>0.915745162</text:p>
          </table:table-cell>
          <table:table-cell office:value-type="float" office:value="0.917944207117167" calcext:value-type="float">
            <text:p>0.9179442071</text:p>
          </table:table-cell>
          <table:table-cell office:value-type="float" office:value="0.914362905312495" calcext:value-type="float">
            <text:p>0.9143629053</text:p>
          </table:table-cell>
          <table:table-cell office:value-type="float" office:value="0.918258356340988" calcext:value-type="float">
            <text:p>0.9182583563</text:p>
          </table:table-cell>
          <table:table-cell office:value-type="float" office:value="0.914865544181458" calcext:value-type="float">
            <text:p>0.9148655442</text:p>
          </table:table-cell>
          <table:table-cell office:value-type="float" office:value="0.919012314577024" calcext:value-type="float">
            <text:p>0.9190123146</text:p>
          </table:table-cell>
          <table:table-cell office:value-type="float" office:value="0.92121135965308" calcext:value-type="float">
            <text:p>0.9212113597</text:p>
          </table:table-cell>
          <table:table-cell office:value-type="float" office:value="0.921022870082836" calcext:value-type="float">
            <text:p>0.9210228701</text:p>
          </table:table-cell>
          <table:table-cell office:value-type="float" office:value="0.920080422231617" calcext:value-type="float">
            <text:p>0.9200804222</text:p>
          </table:table-cell>
          <table:table-cell office:value-type="float" office:value="0.917064589062777" calcext:value-type="float">
            <text:p>0.9170645891</text:p>
          </table:table-cell>
          <table:table-cell office:value-type="float" office:value="0.919766273007797" calcext:value-type="float">
            <text:p>0.919766273</text:p>
          </table:table-cell>
          <table:table-cell office:value-type="float" office:value="0.919137974380398" calcext:value-type="float">
            <text:p>0.9191379744</text:p>
          </table:table-cell>
          <table:table-cell office:value-type="float" office:value="0.91574516211601" calcext:value-type="float">
            <text:p>0.9157451621</text:p>
          </table:table-cell>
          <table:table-cell office:value-type="float" office:value="0.920331741658609" calcext:value-type="float">
            <text:p>0.9203317417</text:p>
          </table:table-cell>
          <table:table-cell office:value-type="float" office:value="0.922719276170091" calcext:value-type="float">
            <text:p>0.9227192762</text:p>
          </table:table-cell>
          <table:table-cell office:value-type="float" office:value="0.918132696732351" calcext:value-type="float">
            <text:p>0.9181326967</text:p>
          </table:table-cell>
          <table:table-cell office:value-type="float" office:value="0.911409902060322" calcext:value-type="float">
            <text:p>0.9114099021</text:p>
          </table:table-cell>
          <table:table-cell office:value-type="float" office:value="0.914048756043735" calcext:value-type="float">
            <text:p>0.914048756</text:p>
          </table:table-cell>
          <table:table-cell office:value-type="float" office:value="0.923787383824684" calcext:value-type="float">
            <text:p>0.9237873838</text:p>
          </table:table-cell>
          <table:table-cell office:value-type="float" office:value="0.923724553937977" calcext:value-type="float">
            <text:p>0.9237245539</text:p>
          </table:table-cell>
          <table:table-cell office:value-type="float" office:value="0.918384016099423" calcext:value-type="float">
            <text:p>0.9183840161</text:p>
          </table:table-cell>
          <table:table-cell office:value-type="float" office:value="0.918698165338223" calcext:value-type="float">
            <text:p>0.9186981653</text:p>
          </table:table-cell>
          <table:table-cell office:value-type="float" office:value="0.920080422231617" calcext:value-type="float">
            <text:p>0.9200804222</text:p>
          </table:table-cell>
          <table:table-cell office:value-type="float" office:value="0.916687610027148" calcext:value-type="float">
            <text:p>0.91668761</text:p>
          </table:table-cell>
          <table:table-cell office:value-type="float" office:value="0.920645890867449" calcext:value-type="float">
            <text:p>0.9206458909</text:p>
          </table:table-cell>
          <table:table-cell office:value-type="float" office:value="0.913294797642922" calcext:value-type="float">
            <text:p>0.9132947976</text:p>
          </table:table-cell>
          <table:table-cell office:value-type="float" office:value="0.921274189479868" calcext:value-type="float">
            <text:p>0.9212741895</text:p>
          </table:table-cell>
          <table:table-cell office:value-type="float" office:value="0.91725307867796" calcext:value-type="float">
            <text:p>0.9172530787</text:p>
          </table:table-cell>
          <table:table-cell office:value-type="float" office:value="0.919640613189442" calcext:value-type="float">
            <text:p>0.9196406132</text:p>
          </table:table-cell>
          <table:table-cell office:value-type="float" office:value="0.921651168665295" calcext:value-type="float">
            <text:p>0.9216511687</text:p>
          </table:table-cell>
          <table:table-cell office:value-type="float" office:value="0.918949484750235" calcext:value-type="float">
            <text:p>0.9189494848</text:p>
          </table:table-cell>
          <table:table-cell office:value-type="float" office:value="0.915179693435238" calcext:value-type="float">
            <text:p>0.9151796934</text:p>
          </table:table-cell>
          <table:table-cell office:value-type="float" office:value="0.919766273007797" calcext:value-type="float">
            <text:p>0.919766273</text:p>
          </table:table-cell>
          <table:table-cell office:value-type="float" office:value="0.92152550893682" calcext:value-type="float">
            <text:p>0.9215255089</text:p>
          </table:table-cell>
          <table:table-cell office:value-type="float" office:value="0.916499120352046" calcext:value-type="float">
            <text:p>0.9164991204</text:p>
          </table:table-cell>
          <table:table-cell office:value-type="float" office:value="0.914928373978287" calcext:value-type="float">
            <text:p>0.914928374</text:p>
          </table:table-cell>
          <table:table-cell office:value-type="float" office:value="0.921839658220559" calcext:value-type="float">
            <text:p>0.9218396582</text:p>
          </table:table-cell>
          <table:table-cell office:value-type="float" office:value="0.921399849193364" calcext:value-type="float">
            <text:p>0.9213998492</text:p>
          </table:table-cell>
          <table:table-cell office:value-type="float" office:value="0.921462679035132" calcext:value-type="float">
            <text:p>0.921462679</text:p>
          </table:table-cell>
          <table:table-cell office:value-type="float" office:value="0.917881377305359" calcext:value-type="float">
            <text:p>0.9178813773</text:p>
          </table:table-cell>
          <table:table-cell office:value-type="float" office:value="0.923159085272185" calcext:value-type="float">
            <text:p>0.9231590853</text:p>
          </table:table-cell>
          <table:table-cell office:value-type="float" office:value="0.920080422291536" calcext:value-type="float">
            <text:p>0.9200804223</text:p>
          </table:table-cell>
          <table:table-cell office:value-type="float" office:value="0.917441568218245" calcext:value-type="float">
            <text:p>0.9174415682</text:p>
          </table:table-cell>
          <table:table-cell office:value-type="float" office:value="0.919075144478711" calcext:value-type="float">
            <text:p>0.9190751445</text:p>
          </table:table-cell>
          <table:table-cell office:value-type="float" office:value="0.91725307873788" calcext:value-type="float">
            <text:p>0.9172530787</text:p>
          </table:table-cell>
          <table:table-cell office:value-type="float" office:value="0.91184971093772" calcext:value-type="float">
            <text:p>0.9118497109</text:p>
          </table:table-cell>
          <table:table-cell office:value-type="float" office:value="0.919954762488162" calcext:value-type="float">
            <text:p>0.9199547625</text:p>
          </table:table-cell>
          <table:table-cell office:value-type="float" office:value="0.91543101289219" calcext:value-type="float">
            <text:p>0.9154310129</text:p>
          </table:table-cell>
          <table:table-cell office:value-type="float" office:value="0.916624780020602" calcext:value-type="float">
            <text:p>0.91662478</text:p>
          </table:table-cell>
          <table:table-cell office:value-type="float" office:value="0.923096255355518" calcext:value-type="float">
            <text:p>0.9230962554</text:p>
          </table:table-cell>
          <table:table-cell office:value-type="float" office:value="0.919954762473182" calcext:value-type="float">
            <text:p>0.9199547625</text:p>
          </table:table-cell>
          <table:table-cell office:value-type="float" office:value="0.918886655013326" calcext:value-type="float">
            <text:p>0.918886655</text:p>
          </table:table-cell>
          <table:table-cell office:value-type="float" office:value="0.917692887720135" calcext:value-type="float">
            <text:p>0.9176928877</text:p>
          </table:table-cell>
          <table:table-cell office:value-type="float" office:value="0.921839658220559" calcext:value-type="float">
            <text:p>0.9218396582</text:p>
          </table:table-cell>
          <table:table-cell office:value-type="float" office:value="0.923096255355518" calcext:value-type="float">
            <text:p>0.9230962554</text:p>
          </table:table-cell>
          <table:table-cell office:value-type="float" office:value="0.920268911801861" calcext:value-type="float">
            <text:p>0.9202689118</text:p>
          </table:table-cell>
          <table:table-cell office:value-type="float" office:value="0.922342297014623" calcext:value-type="float">
            <text:p>0.922342297</text:p>
          </table:table-cell>
          <table:table-cell office:value-type="float" office:value="0.924604171962407" calcext:value-type="float">
            <text:p>0.924604172</text:p>
          </table:table-cell>
          <table:table-cell office:value-type="float" office:value="0.920960040286007" calcext:value-type="float">
            <text:p>0.9209600403</text:p>
          </table:table-cell>
          <table:table-cell office:value-type="float" office:value="0.922467956847957" calcext:value-type="float">
            <text:p>0.9224679568</text:p>
          </table:table-cell>
          <table:table-cell office:value-type="float" office:value="0.919577783437553" calcext:value-type="float">
            <text:p>0.9195777834</text:p>
          </table:table-cell>
          <table:table-cell office:value-type="float" office:value="0.920457401432024" calcext:value-type="float">
            <text:p>0.9204574014</text:p>
          </table:table-cell>
          <table:table-cell office:value-type="float" office:value="0.921085699939584" calcext:value-type="float">
            <text:p>0.9210856999</text:p>
          </table:table-cell>
          <table:table-cell office:value-type="float" office:value="0.922907765725355" calcext:value-type="float">
            <text:p>0.9229077657</text:p>
          </table:table-cell>
          <table:table-cell office:value-type="float" office:value="0.922844935988445" calcext:value-type="float">
            <text:p>0.922844936</text:p>
          </table:table-cell>
          <table:table-cell office:value-type="float" office:value="0.916122141256498" calcext:value-type="float">
            <text:p>0.9161221413</text:p>
          </table:table-cell>
          <table:table-cell office:value-type="float" office:value="0.92240512693129" calcext:value-type="float">
            <text:p>0.9224051269</text:p>
          </table:table-cell>
          <table:table-cell office:value-type="float" office:value="0.923724553922997" calcext:value-type="float">
            <text:p>0.9237245539</text:p>
          </table:table-cell>
          <table:table-cell office:value-type="float" office:value="0.919954762518121" calcext:value-type="float">
            <text:p>0.9199547625</text:p>
          </table:table-cell>
          <table:table-cell office:value-type="float" office:value="0.923410404699176" calcext:value-type="float">
            <text:p>0.9234104047</text:p>
          </table:table-cell>
          <table:table-cell office:value-type="float" office:value="0.913985926172007" calcext:value-type="float">
            <text:p>0.9139859262</text:p>
          </table:table-cell>
          <table:table-cell office:value-type="float" office:value="0.914048755923897" calcext:value-type="float">
            <text:p>0.9140487559</text:p>
          </table:table-cell>
          <table:table-cell office:value-type="float" office:value="0.918446845956171" calcext:value-type="float">
            <text:p>0.918446846</text:p>
          </table:table-cell>
          <table:table-cell office:value-type="float" office:value="0.924352852505456" calcext:value-type="float">
            <text:p>0.9243528525</text:p>
          </table:table-cell>
          <table:table-cell office:value-type="float" office:value="0.912478009625037" calcext:value-type="float">
            <text:p>0.9124780096</text:p>
          </table:table-cell>
          <table:table-cell office:value-type="float" office:value="0.920457401327165" calcext:value-type="float">
            <text:p>0.9204574013</text:p>
          </table:table-cell>
          <table:table-cell office:value-type="float" office:value="0.917378738421416" calcext:value-type="float">
            <text:p>0.9173787384</text:p>
          </table:table-cell>
          <table:table-cell office:value-type="float" office:value="0.918698165383163" calcext:value-type="float">
            <text:p>0.9186981654</text:p>
          </table:table-cell>
          <table:table-cell office:value-type="float" office:value="0.920834380467653" calcext:value-type="float">
            <text:p>0.9208343805</text:p>
          </table:table-cell>
          <table:table-cell office:value-type="float" office:value="0.92121135960814" calcext:value-type="float">
            <text:p>0.9212113596</text:p>
          </table:table-cell>
          <table:table-cell office:value-type="float" office:value="0.923724553922997" calcext:value-type="float">
            <text:p>0.9237245539</text:p>
          </table:table-cell>
          <table:table-cell office:value-type="float" office:value="0.920143252103345" calcext:value-type="float">
            <text:p>0.9201432521</text:p>
          </table:table-cell>
          <table:table-cell office:value-type="float" office:value="0.919452123619198" calcext:value-type="float">
            <text:p>0.9194521236</text:p>
          </table:table-cell>
          <table:table-cell office:value-type="float" office:value="0.921651168560436" calcext:value-type="float">
            <text:p>0.9216511686</text:p>
          </table:table-cell>
          <table:table-cell office:value-type="float" office:value="0.917755717531944" calcext:value-type="float">
            <text:p>0.9177557175</text:p>
          </table:table-cell>
          <table:table-cell office:value-type="float" office:value="0.923096255415437" calcext:value-type="float">
            <text:p>0.9230962554</text:p>
          </table:table-cell>
          <table:table-cell office:value-type="float" office:value="0.92033174159869" calcext:value-type="float">
            <text:p>0.9203317416</text:p>
          </table:table-cell>
          <table:table-cell office:value-type="float" office:value="0.924541342120639" calcext:value-type="float">
            <text:p>0.9245413421</text:p>
          </table:table-cell>
          <table:table-cell office:value-type="float" office:value="0.921713998566982" calcext:value-type="float">
            <text:p>0.9217139986</text:p>
          </table:table-cell>
          <table:table-cell office:value-type="float" office:value="0.92064589085247" calcext:value-type="float">
            <text:p>0.9206458909</text:p>
          </table:table-cell>
          <table:table-cell office:value-type="float" office:value="0.920960040241068" calcext:value-type="float">
            <text:p>0.9209600402</text:p>
          </table:table-cell>
          <table:table-cell office:value-type="float" office:value="0.920520231243832" calcext:value-type="float">
            <text:p>0.9205202312</text:p>
          </table:table-cell>
          <table:table-cell office:value-type="float" office:value="0.916687609967229" calcext:value-type="float">
            <text:p>0.91668761</text:p>
          </table:table-cell>
          <table:table-cell office:value-type="float" office:value="0.92183965816064" calcext:value-type="float">
            <text:p>0.9218396582</text:p>
          </table:table-cell>
          <table:table-cell office:value-type="float" office:value="0.913546117099873" calcext:value-type="float">
            <text:p>0.9135461171</text:p>
          </table:table-cell>
          <table:table-cell office:value-type="float" office:value="0.921588338748628" calcext:value-type="float">
            <text:p>0.9215883387</text:p>
          </table:table-cell>
          <table:table-cell office:value-type="float" office:value="0.918446845866292" calcext:value-type="float">
            <text:p>0.9184468459</text:p>
          </table:table-cell>
          <table:table-cell office:value-type="float" office:value="0.92604925862267" calcext:value-type="float">
            <text:p>0.9260492586</text:p>
          </table:table-cell>
          <table:table-cell office:value-type="float" office:value="0.92152550890686" calcext:value-type="float">
            <text:p>0.9215255089</text:p>
          </table:table-cell>
          <table:table-cell office:value-type="float" office:value="0.922593616546473" calcext:value-type="float">
            <text:p>0.9225936165</text:p>
          </table:table-cell>
          <table:table-cell office:value-type="float" office:value="0.922844935883586" calcext:value-type="float">
            <text:p>0.9228449359</text:p>
          </table:table-cell>
          <table:table-cell office:value-type="float" office:value="0.922028147700924" calcext:value-type="float">
            <text:p>0.9220281477</text:p>
          </table:table-cell>
          <table:table-cell office:value-type="float" office:value="0.920771550715764" calcext:value-type="float">
            <text:p>0.9207715507</text:p>
          </table:table-cell>
          <table:table-cell office:value-type="float" office:value="0.919891932616434" calcext:value-type="float">
            <text:p>0.9198919326</text:p>
          </table:table-cell>
          <table:table-cell office:value-type="float" office:value="0.918007037018855" calcext:value-type="float">
            <text:p>0.918007037</text:p>
          </table:table-cell>
          <table:table-cell office:value-type="float" office:value="0.916184971068306" calcext:value-type="float">
            <text:p>0.9161849711</text:p>
          </table:table-cell>
          <table:table-cell office:value-type="float" office:value="0.917630057818448" calcext:value-type="float">
            <text:p>0.9176300578</text:p>
          </table:table-cell>
          <table:table-cell office:value-type="float" office:value="0.922844935928526" calcext:value-type="float">
            <text:p>0.9228449359</text:p>
          </table:table-cell>
          <table:table-cell office:value-type="float" office:value="0.91938929376245" calcext:value-type="float">
            <text:p>0.9193892938</text:p>
          </table:table-cell>
          <table:table-cell office:value-type="float" office:value="0.920143251998486" calcext:value-type="float">
            <text:p>0.920143252</text:p>
          </table:table-cell>
          <table:table-cell office:value-type="float" office:value="0.917630057833428" calcext:value-type="float">
            <text:p>0.9176300578</text:p>
          </table:table-cell>
          <table:table-cell office:value-type="float" office:value="0.919326463950642" calcext:value-type="float">
            <text:p>0.919326464</text:p>
          </table:table-cell>
          <table:table-cell office:value-type="float" office:value="0.923975873409908" calcext:value-type="float">
            <text:p>0.9239758734</text:p>
          </table:table-cell>
          <table:table-cell office:value-type="float" office:value="0.920206081885194" calcext:value-type="float">
            <text:p>0.9202060819</text:p>
          </table:table-cell>
          <table:table-cell office:value-type="float" office:value="0.922782106026839" calcext:value-type="float">
            <text:p>0.922782106</text:p>
          </table:table-cell>
          <table:table-cell office:value-type="float" office:value="0.919703443136069" calcext:value-type="float">
            <text:p>0.9197034431</text:p>
          </table:table-cell>
          <table:table-cell office:value-type="float" office:value="0.921022870022917" calcext:value-type="float">
            <text:p>0.92102287</text:p>
          </table:table-cell>
          <table:table-cell office:value-type="float" office:value="0.902299572756974" calcext:value-type="float">
            <text:p>0.9022995728</text:p>
          </table:table-cell>
          <table:table-cell office:value-type="float" office:value="0.917001759310888" calcext:value-type="float">
            <text:p>0.9170017593</text:p>
          </table:table-cell>
          <table:table-cell office:value-type="float" office:value="0.921337019306656" calcext:value-type="float">
            <text:p>0.9213370193</text:p>
          </table:table-cell>
          <table:table-cell office:value-type="float" office:value="0.920583061085601" calcext:value-type="float">
            <text:p>0.9205830611</text:p>
          </table:table-cell>
          <table:table-cell office:value-type="float" office:value="0.922530786629806" calcext:value-type="float">
            <text:p>0.9225307866</text:p>
          </table:table-cell>
          <table:table-cell office:value-type="float" office:value="0.920708720739177" calcext:value-type="float">
            <text:p>0.9207087207</text:p>
          </table:table-cell>
          <table:table-cell office:value-type="float" office:value="0.92183965817562" calcext:value-type="float">
            <text:p>0.9218396582</text:p>
          </table:table-cell>
          <table:table-cell office:value-type="float" office:value="0.919954762458202" calcext:value-type="float">
            <text:p>0.9199547625</text:p>
          </table:table-cell>
          <table:table-cell office:value-type="float" office:value="0.921462679050112" calcext:value-type="float">
            <text:p>0.9214626791</text:p>
          </table:table-cell>
          <table:table-cell office:value-type="float" office:value="0.920268911816841" calcext:value-type="float">
            <text:p>0.9202689118</text:p>
          </table:table-cell>
          <table:table-cell office:value-type="float" office:value="0.922153807504299" calcext:value-type="float">
            <text:p>0.9221538075</text:p>
          </table:table-cell>
          <table:table-cell office:value-type="float" office:value="0.923975873305049" calcext:value-type="float">
            <text:p>0.9239758733</text:p>
          </table:table-cell>
          <table:table-cell office:value-type="float" office:value="0.920645890897409" calcext:value-type="float">
            <text:p>0.9206458909</text:p>
          </table:table-cell>
          <table:table-cell office:value-type="float" office:value="0.924918321261127" calcext:value-type="float">
            <text:p>0.9249183213</text:p>
          </table:table-cell>
          <table:table-cell office:value-type="float" office:value="0.923975873305049" calcext:value-type="float">
            <text:p>0.9239758733</text:p>
          </table:table-cell>
          <table:table-cell office:value-type="float" office:value="0.920457401312186" calcext:value-type="float">
            <text:p>0.9204574013</text:p>
          </table:table-cell>
          <table:table-cell office:value-type="float" office:value="0.916813269740644" calcext:value-type="float">
            <text:p>0.9168132697</text:p>
          </table:table-cell>
          <table:table-cell office:value-type="float" office:value="0.91637346068349" calcext:value-type="float">
            <text:p>0.9163734607</text:p>
          </table:table-cell>
          <table:table-cell office:value-type="float" office:value="0.923096255370497" calcext:value-type="float">
            <text:p>0.9230962554</text:p>
          </table:table-cell>
          <table:table-cell office:value-type="float" office:value="0.91819552646926" calcext:value-type="float">
            <text:p>0.9181955265</text:p>
          </table:table-cell>
          <table:table-cell office:value-type="float" office:value="0.924290022633728" calcext:value-type="float">
            <text:p>0.9242900226</text:p>
          </table:table-cell>
          <table:table-cell office:value-type="float" office:value="0.919766272932898" calcext:value-type="float">
            <text:p>0.9197662729</text:p>
          </table:table-cell>
          <table:table-cell office:value-type="float" office:value="0.927431515531043" calcext:value-type="float">
            <text:p>0.9274315155</text:p>
          </table:table-cell>
          <table:table-cell office:value-type="float" office:value="0.918509675782959" calcext:value-type="float">
            <text:p>0.9185096758</text:p>
          </table:table-cell>
          <table:table-cell office:value-type="float" office:value="0.918321186287615" calcext:value-type="float">
            <text:p>0.9183211863</text:p>
          </table:table-cell>
          <table:table-cell office:value-type="float" office:value="0.922844935883586" calcext:value-type="float">
            <text:p>0.9228449359</text:p>
          </table:table-cell>
          <table:table-cell office:value-type="float" office:value="0.922153807459359" calcext:value-type="float">
            <text:p>0.9221538075</text:p>
          </table:table-cell>
          <table:table-cell office:value-type="float" office:value="0.920960040286007" calcext:value-type="float">
            <text:p>0.9209600403</text:p>
          </table:table-cell>
          <table:table-cell office:value-type="float" office:value="0.927934154385027" calcext:value-type="float">
            <text:p>0.9279341544</text:p>
          </table:table-cell>
          <table:table-cell office:value-type="float" office:value="0.921713998566982" calcext:value-type="float">
            <text:p>0.9217139986</text:p>
          </table:table-cell>
          <table:table-cell office:value-type="float" office:value="0.917504398149891" calcext:value-type="float">
            <text:p>0.9175043981</text:p>
          </table:table-cell>
          <table:table-cell office:value-type="float" office:value="0.924918321156268" calcext:value-type="float">
            <text:p>0.9249183212</text:p>
          </table:table-cell>
          <table:table-cell office:value-type="float" office:value="0.926489067559986" calcext:value-type="float">
            <text:p>0.9264890676</text:p>
          </table:table-cell>
          <table:table-cell office:value-type="float" office:value="0.921588338808547" calcext:value-type="float">
            <text:p>0.9215883388</text:p>
          </table:table-cell>
          <table:table-cell office:value-type="float" office:value="0.919703443106109" calcext:value-type="float">
            <text:p>0.9197034431</text:p>
          </table:table-cell>
          <table:table-cell office:value-type="float" office:value="0.918007036973915" calcext:value-type="float">
            <text:p>0.918007037</text:p>
          </table:table-cell>
          <table:table-cell office:value-type="float" office:value="0.922844935928526" calcext:value-type="float">
            <text:p>0.9228449359</text:p>
          </table:table-cell>
          <table:table-cell office:value-type="float" office:value="0.917692887630256" calcext:value-type="float">
            <text:p>0.9176928876</text:p>
          </table:table-cell>
          <table:table-cell office:value-type="float" office:value="0.922467956832978" calcext:value-type="float">
            <text:p>0.9224679568</text:p>
          </table:table-cell>
          <table:table-cell office:value-type="float" office:value="0.921085699939584" calcext:value-type="float">
            <text:p>0.9210856999</text:p>
          </table:table-cell>
          <table:table-cell office:value-type="float" office:value="0.918132696732351" calcext:value-type="float">
            <text:p>0.9181326967</text:p>
          </table:table-cell>
          <table:table-cell office:value-type="float" office:value="0.920206082005032" calcext:value-type="float">
            <text:p>0.920206082</text:p>
          </table:table-cell>
          <table:table-cell office:value-type="float" office:value="0.923473234451066" calcext:value-type="float">
            <text:p>0.9234732345</text:p>
          </table:table-cell>
          <table:table-cell office:value-type="float" office:value="0.923159085122387" calcext:value-type="float">
            <text:p>0.9231590851</text:p>
          </table:table-cell>
          <table:table-cell office:value-type="float" office:value="0.921274189554767" calcext:value-type="float">
            <text:p>0.9212741896</text:p>
          </table:table-cell>
          <table:table-cell office:value-type="float" office:value="0.926237748103035" calcext:value-type="float">
            <text:p>0.9262377481</text:p>
          </table:table-cell>
          <table:table-cell office:value-type="float" office:value="0.920708720799096" calcext:value-type="float">
            <text:p>0.9207087208</text:p>
          </table:table-cell>
          <table:table-cell office:value-type="float" office:value="0.918823825156578" calcext:value-type="float">
            <text:p>0.9188238252</text:p>
          </table:table-cell>
          <table:table-cell office:value-type="float" office:value="0.922090977587632" calcext:value-type="float">
            <text:p>0.9220909776</text:p>
          </table:table-cell>
          <table:table-cell office:value-type="float" office:value="0.916310630796782" calcext:value-type="float">
            <text:p>0.9163106308</text:p>
          </table:table-cell>
          <table:table-cell office:value-type="float" office:value="0.922090977602611" calcext:value-type="float">
            <text:p>0.9220909776</text:p>
          </table:table-cell>
          <table:table-cell office:value-type="float" office:value="0.922279467217795" calcext:value-type="float">
            <text:p>0.9222794672</text:p>
          </table:table-cell>
          <table:table-cell office:value-type="float" office:value="0.921337019411515" calcext:value-type="float">
            <text:p>0.9213370194</text:p>
          </table:table-cell>
          <table:table-cell office:value-type="float" office:value="0.917818547388692" calcext:value-type="float">
            <text:p>0.9178185474</text:p>
          </table:table-cell>
          <table:table-cell office:value-type="float" office:value="0.916436290540238" calcext:value-type="float">
            <text:p>0.9164362905</text:p>
          </table:table-cell>
          <table:table-cell office:value-type="float" office:value="0.91970344309113" calcext:value-type="float">
            <text:p>0.9197034431</text:p>
          </table:table-cell>
          <table:table-cell office:value-type="float" office:value="0.913357627574569" calcext:value-type="float">
            <text:p>0.9133576276</text:p>
          </table:table-cell>
          <table:table-cell office:value-type="float" office:value="0.921713998417184" calcext:value-type="float">
            <text:p>0.9217139984</text:p>
          </table:table-cell>
          <table:table-cell office:value-type="float" office:value="0.920708720799096" calcext:value-type="float">
            <text:p>0.9207087208</text:p>
          </table:table-cell>
          <table:table-cell office:value-type="float" office:value="0.923787383719826" calcext:value-type="float">
            <text:p>0.9237873837</text:p>
          </table:table-cell>
          <table:table-cell office:value-type="float" office:value="0.919200804162247" calcext:value-type="float">
            <text:p>0.9192008042</text:p>
          </table:table-cell>
          <table:table-cell office:value-type="float" office:value="0.911221412430159" calcext:value-type="float">
            <text:p>0.9112214124</text:p>
          </table:table-cell>
          <table:table-cell office:value-type="float" office:value="0.920708720739177" calcext:value-type="float">
            <text:p>0.9207087207</text:p>
          </table:table-cell>
          <table:table-cell office:value-type="float" office:value="0.919263634048955" calcext:value-type="float">
            <text:p>0.919263634</text:p>
          </table:table-cell>
          <table:table-cell office:value-type="float" office:value="0.923159085212265" calcext:value-type="float">
            <text:p>0.9231590852</text:p>
          </table:table-cell>
          <table:table-cell office:value-type="float" office:value="0.91938929380739" calcext:value-type="float">
            <text:p>0.9193892938</text:p>
          </table:table-cell>
          <table:table-cell office:value-type="float" office:value="0.923033425498769" calcext:value-type="float">
            <text:p>0.9230334255</text:p>
          </table:table-cell>
          <table:table-cell office:value-type="float" office:value="0.917064589107717" calcext:value-type="float">
            <text:p>0.9170645891</text:p>
          </table:table-cell>
          <table:table-cell office:value-type="float" office:value="0.92303342545383" calcext:value-type="float">
            <text:p>0.9230334255</text:p>
          </table:table-cell>
          <table:table-cell office:value-type="float" office:value="0.924352852475496" calcext:value-type="float">
            <text:p>0.9243528525</text:p>
          </table:table-cell>
          <table:table-cell office:value-type="float" office:value="0.918258356385927" calcext:value-type="float">
            <text:p>0.9182583564</text:p>
          </table:table-cell>
          <table:table-cell office:value-type="float" office:value="0.919137974410358" calcext:value-type="float">
            <text:p>0.9191379744</text:p>
          </table:table-cell>
          <table:table-cell office:value-type="float" office:value="0.923347574797489" calcext:value-type="float">
            <text:p>0.9233475748</text:p>
          </table:table-cell>
          <table:table-cell office:value-type="float" office:value="0.922970595597082" calcext:value-type="float">
            <text:p>0.9229705956</text:p>
          </table:table-cell>
          <table:table-cell office:value-type="float" office:value="0.920143252103345" calcext:value-type="float">
            <text:p>0.9201432521</text:p>
          </table:table-cell>
          <table:table-cell office:value-type="float" office:value="0.925358130138524" calcext:value-type="float">
            <text:p>0.9253581301</text:p>
          </table:table-cell>
          <table:table-cell office:value-type="float" office:value="0.916938929349282" calcext:value-type="float">
            <text:p>0.9169389293</text:p>
          </table:table-cell>
          <table:table-cell office:value-type="float" office:value="0.924164362965172" calcext:value-type="float">
            <text:p>0.924164363</text:p>
          </table:table-cell>
          <table:table-cell office:value-type="float" office:value="0.919954762518121" calcext:value-type="float">
            <text:p>0.9199547625</text:p>
          </table:table-cell>
          <table:table-cell office:value-type="float" office:value="0.91756722797668" calcext:value-type="float">
            <text:p>0.917567228</text:p>
          </table:table-cell>
          <table:table-cell office:value-type="float" office:value="0.919137974380398" calcext:value-type="float">
            <text:p>0.9191379744</text:p>
          </table:table-cell>
          <table:table-cell office:value-type="float" office:value="0.923284744985681" calcext:value-type="float">
            <text:p>0.923284745</text:p>
          </table:table-cell>
          <table:table-cell office:value-type="float" office:value="0.922907765725355" calcext:value-type="float">
            <text:p>0.9229077657</text:p>
          </table:table-cell>
          <table:table-cell office:value-type="float" office:value="0.92271927623001" calcext:value-type="float">
            <text:p>0.9227192762</text:p>
          </table:table-cell>
          <table:table-cell office:value-type="float" office:value="0.921965317934055" calcext:value-type="float">
            <text:p>0.9219653179</text:p>
          </table:table-cell>
          <table:table-cell office:value-type="float" office:value="0.917881377155561" calcext:value-type="float">
            <text:p>0.9178813772</text:p>
          </table:table-cell>
          <table:table-cell office:value-type="float" office:value="0.925169640673139" calcext:value-type="float">
            <text:p>0.9251696407</text:p>
          </table:table-cell>
          <table:table-cell office:value-type="float" office:value="0.916436290540238" calcext:value-type="float">
            <text:p>0.9164362905</text:p>
          </table:table-cell>
          <table:table-cell office:value-type="float" office:value="0.920960040166169" calcext:value-type="float">
            <text:p>0.9209600402</text:p>
          </table:table-cell>
          <table:table-cell office:value-type="float" office:value="0.92001759231495" calcext:value-type="float">
            <text:p>0.9200175923</text:p>
          </table:table-cell>
          <table:table-cell office:value-type="float" office:value="0.923284744865842" calcext:value-type="float">
            <text:p>0.9232847449</text:p>
          </table:table-cell>
          <table:table-cell office:value-type="float" office:value="0.925860769052426" calcext:value-type="float">
            <text:p>0.9258607691</text:p>
          </table:table-cell>
          <table:table-cell office:value-type="float" office:value="0.924478512248911" calcext:value-type="float">
            <text:p>0.9244785122</text:p>
          </table:table-cell>
          <table:table-cell office:value-type="float" office:value="0.922216637405986" calcext:value-type="float">
            <text:p>0.9222166374</text:p>
          </table:table-cell>
          <table:table-cell office:value-type="float" office:value="0.923536064397692" calcext:value-type="float">
            <text:p>0.9235360644</text:p>
          </table:table-cell>
          <table:table-cell office:value-type="float" office:value="0.927934154340088" calcext:value-type="float">
            <text:p>0.9279341543</text:p>
          </table:table-cell>
          <table:table-cell office:value-type="float" office:value="0.919577783317715" calcext:value-type="float">
            <text:p>0.9195777833</text:p>
          </table:table-cell>
          <table:table-cell office:value-type="float" office:value="0.924729831541085" calcext:value-type="float">
            <text:p>0.9247298315</text:p>
          </table:table-cell>
          <table:table-cell office:value-type="float" office:value="0.916813269680725" calcext:value-type="float">
            <text:p>0.9168132697</text:p>
          </table:table-cell>
          <table:table-cell office:value-type="float" office:value="0.923724553982916" calcext:value-type="float">
            <text:p>0.923724554</text:p>
          </table:table-cell>
          <table:table-cell office:value-type="float" office:value="0.923033425498769" calcext:value-type="float">
            <text:p>0.9230334255</text:p>
          </table:table-cell>
          <table:table-cell office:value-type="float" office:value="0.920331741703548" calcext:value-type="float">
            <text:p>0.9203317417</text:p>
          </table:table-cell>
          <table:table-cell office:value-type="float" office:value="0.920143252058405" calcext:value-type="float">
            <text:p>0.9201432521</text:p>
          </table:table-cell>
          <table:table-cell office:value-type="float" office:value="0.917504398045033" calcext:value-type="float">
            <text:p>0.917504398</text:p>
          </table:table-cell>
          <table:table-cell office:value-type="float" office:value="0.924667001834135" calcext:value-type="float">
            <text:p>0.9246670018</text:p>
          </table:table-cell>
          <table:table-cell office:value-type="float" office:value="0.924918321141288" calcext:value-type="float">
            <text:p>0.9249183211</text:p>
          </table:table-cell>
          <table:table-cell office:value-type="float" office:value="0.926300578004722" calcext:value-type="float">
            <text:p>0.926300578</text:p>
          </table:table-cell>
          <table:table-cell office:value-type="float" office:value="0.923913043403362" calcext:value-type="float">
            <text:p>0.9239130434</text:p>
          </table:table-cell>
          <table:table-cell office:value-type="float" office:value="0.923850213651473" calcext:value-type="float">
            <text:p>0.9238502137</text:p>
          </table:table-cell>
          <table:table-cell office:value-type="float" office:value="0.922782106071778" calcext:value-type="float">
            <text:p>0.9227821061</text:p>
          </table:table-cell>
          <table:table-cell office:value-type="float" office:value="0.923787383839664" calcext:value-type="float">
            <text:p>0.9237873838</text:p>
          </table:table-cell>
          <table:table-cell office:value-type="float" office:value="0.922656446358282" calcext:value-type="float">
            <text:p>0.9226564464</text:p>
          </table:table-cell>
          <table:table-cell office:value-type="float" office:value="0.924792661547631" calcext:value-type="float">
            <text:p>0.9247926615</text:p>
          </table:table-cell>
          <table:table-cell office:value-type="float" office:value="0.92271927621503" calcext:value-type="float">
            <text:p>0.9227192762</text:p>
          </table:table-cell>
          <table:table-cell office:value-type="float" office:value="0.922844935868607" calcext:value-type="float">
            <text:p>0.9228449359</text:p>
          </table:table-cell>
          <table:table-cell office:value-type="float" office:value="0.92089721041428" calcext:value-type="float">
            <text:p>0.9208972104</text:p>
          </table:table-cell>
          <table:table-cell office:value-type="float" office:value="0.920583061040661" calcext:value-type="float">
            <text:p>0.920583061</text:p>
          </table:table-cell>
          <table:table-cell office:value-type="float" office:value="0.923913043493241" calcext:value-type="float">
            <text:p>0.9239130435</text:p>
          </table:table-cell>
          <table:table-cell office:value-type="float" office:value="0.912540839481785" calcext:value-type="float">
            <text:p>0.9125408395</text:p>
          </table:table-cell>
          <table:table-cell office:value-type="float" office:value="0.916310630766822" calcext:value-type="float">
            <text:p>0.9163106308</text:p>
          </table:table-cell>
          <table:table-cell office:value-type="float" office:value="0.924038703176777" calcext:value-type="float">
            <text:p>0.9240387032</text:p>
          </table:table-cell>
          <table:table-cell office:value-type="float" office:value="0.92271927623001" calcext:value-type="float">
            <text:p>0.9227192762</text:p>
          </table:table-cell>
          <table:table-cell office:value-type="float" office:value="0.922090977572652" calcext:value-type="float">
            <text:p>0.9220909776</text:p>
          </table:table-cell>
          <table:table-cell office:value-type="float" office:value="0.922530786614827" calcext:value-type="float">
            <text:p>0.9225307866</text:p>
          </table:table-cell>
          <table:table-cell office:value-type="float" office:value="0.915807992032677" calcext:value-type="float">
            <text:p>0.915807992</text:p>
          </table:table-cell>
          <table:table-cell office:value-type="float" office:value="0.92177682842373" calcext:value-type="float">
            <text:p>0.9217768284</text:p>
          </table:table-cell>
          <table:table-cell office:value-type="float" office:value="0.915807991927819" calcext:value-type="float">
            <text:p>0.9158079919</text:p>
          </table:table-cell>
          <table:table-cell office:value-type="float" office:value="0.91272932899211" calcext:value-type="float">
            <text:p>0.912729329</text:p>
          </table:table-cell>
          <table:table-cell office:value-type="float" office:value="0.91844684601609" calcext:value-type="float">
            <text:p>0.918446846</text:p>
          </table:table-cell>
          <table:table-cell office:value-type="float" office:value="0.922970595642022" calcext:value-type="float">
            <text:p>0.9229705956</text:p>
          </table:table-cell>
          <table:table-cell office:value-type="float" office:value="0.920457401357125" calcext:value-type="float">
            <text:p>0.9204574014</text:p>
          </table:table-cell>
          <table:table-cell office:value-type="float" office:value="0.926426237823077" calcext:value-type="float">
            <text:p>0.9264262378</text:p>
          </table:table-cell>
          <table:table-cell office:value-type="float" office:value="0.927305855817548" calcext:value-type="float">
            <text:p>0.9273058558</text:p>
          </table:table-cell>
          <table:table-cell office:value-type="float" office:value="0.921462679125011" calcext:value-type="float">
            <text:p>0.9214626791</text:p>
          </table:table-cell>
          <table:table-cell office:value-type="float" office:value="0.923850213651473" calcext:value-type="float">
            <text:p>0.9238502137</text:p>
          </table:table-cell>
          <table:table-cell office:value-type="float" office:value="0.919891932616434" calcext:value-type="float">
            <text:p>0.9198919326</text:p>
          </table:table-cell>
          <table:table-cell office:value-type="float" office:value="0.921399849178384" calcext:value-type="float">
            <text:p>0.9213998492</text:p>
          </table:table-cell>
          <table:table-cell office:value-type="float" office:value="0.926426237763157" calcext:value-type="float">
            <text:p>0.9264262378</text:p>
          </table:table-cell>
          <table:table-cell office:value-type="float" office:value="0.915116863563511" calcext:value-type="float">
            <text:p>0.9151168636</text:p>
          </table:table-cell>
          <table:table-cell office:value-type="float" office:value="0.919012314726822" calcext:value-type="float">
            <text:p>0.9190123147</text:p>
          </table:table-cell>
          <table:table-cell office:value-type="float" office:value="0.923284744970701" calcext:value-type="float">
            <text:p>0.923284745</text:p>
          </table:table-cell>
          <table:table-cell table:number-columns-repeated="213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527"/>
        </table:table-row>
        <table:table-row table:style-name="ro1">
          <table:table-cell office:value-type="float" office:value="0.605892857483455" calcext:value-type="float">
            <text:p>0.6058928575</text:p>
          </table:table-cell>
          <table:table-cell office:value-type="float" office:value="0.770892857824053" calcext:value-type="float">
            <text:p>0.7708928578</text:p>
          </table:table-cell>
          <table:table-cell office:value-type="float" office:value="0.840178571769169" calcext:value-type="float">
            <text:p>0.8401785718</text:p>
          </table:table-cell>
          <table:table-cell office:value-type="float" office:value="0.79553571496691" calcext:value-type="float">
            <text:p>0.795535715</text:p>
          </table:table-cell>
          <table:table-cell office:value-type="float" office:value="0.827500000340598" calcext:value-type="float">
            <text:p>0.8275000003</text:p>
          </table:table-cell>
          <table:table-cell office:value-type="float" office:value="0.819821428230831" calcext:value-type="float">
            <text:p>0.8198214282</text:p>
          </table:table-cell>
          <table:table-cell office:value-type="float" office:value="0.78178571496691" calcext:value-type="float">
            <text:p>0.781785715</text:p>
          </table:table-cell>
          <table:table-cell office:value-type="float" office:value="0.648392857483455" calcext:value-type="float">
            <text:p>0.6483928575</text:p>
          </table:table-cell>
          <table:table-cell office:value-type="float" office:value="0.852857141835349" calcext:value-type="float">
            <text:p>0.8528571418</text:p>
          </table:table-cell>
          <table:table-cell office:value-type="float" office:value="0.670892857483455" calcext:value-type="float">
            <text:p>0.6708928575</text:p>
          </table:table-cell>
          <table:table-cell office:value-type="float" office:value="0.698035714626312" calcext:value-type="float">
            <text:p>0.6980357146</text:p>
          </table:table-cell>
          <table:table-cell office:value-type="float" office:value="0.855357143197741" calcext:value-type="float">
            <text:p>0.8553571432</text:p>
          </table:table-cell>
          <table:table-cell office:value-type="float" office:value="0.847857143538339" calcext:value-type="float">
            <text:p>0.8478571435</text:p>
          </table:table-cell>
          <table:table-cell office:value-type="float" office:value="0.877678572109767" calcext:value-type="float">
            <text:p>0.8776785721</text:p>
          </table:table-cell>
          <table:table-cell office:value-type="float" office:value="0.834464286395482" calcext:value-type="float">
            <text:p>0.8344642864</text:p>
          </table:table-cell>
          <table:table-cell office:value-type="float" office:value="0.879107142175947" calcext:value-type="float">
            <text:p>0.8791071422</text:p>
          </table:table-cell>
          <table:table-cell office:value-type="float" office:value="0.872321428230831" calcext:value-type="float">
            <text:p>0.8723214282</text:p>
          </table:table-cell>
          <table:table-cell office:value-type="float" office:value="0.697321428912027" calcext:value-type="float">
            <text:p>0.6973214289</text:p>
          </table:table-cell>
          <table:table-cell office:value-type="float" office:value="0.877142857483455" calcext:value-type="float">
            <text:p>0.8771428575</text:p>
          </table:table-cell>
          <table:table-cell office:value-type="float" office:value="0.86928571496691" calcext:value-type="float">
            <text:p>0.869285715</text:p>
          </table:table-cell>
          <table:table-cell office:value-type="float" office:value="0.87875" calcext:value-type="float">
            <text:p>0.87875</text:p>
          </table:table-cell>
          <table:table-cell office:value-type="float" office:value="0.755000000340598" calcext:value-type="float">
            <text:p>0.7550000003</text:p>
          </table:table-cell>
          <table:table-cell office:value-type="float" office:value="0.845178571769169" calcext:value-type="float">
            <text:p>0.8451785718</text:p>
          </table:table-cell>
          <table:table-cell office:value-type="float" office:value="0.860714285373688" calcext:value-type="float">
            <text:p>0.8607142854</text:p>
          </table:table-cell>
          <table:table-cell office:value-type="float" office:value="0.831249999318804" calcext:value-type="float">
            <text:p>0.8312499993</text:p>
          </table:table-cell>
          <table:table-cell office:value-type="float" office:value="0.733035714626312" calcext:value-type="float">
            <text:p>0.7330357146</text:p>
          </table:table-cell>
          <table:table-cell office:value-type="float" office:value="0.862321428912026" calcext:value-type="float">
            <text:p>0.8623214289</text:p>
          </table:table-cell>
          <table:table-cell office:value-type="float" office:value="0.839642857142857" calcext:value-type="float">
            <text:p>0.8396428571</text:p>
          </table:table-cell>
          <table:table-cell office:value-type="float" office:value="0.883749999318804" calcext:value-type="float">
            <text:p>0.8837499993</text:p>
          </table:table-cell>
          <table:table-cell office:value-type="float" office:value="0.664821428912027" calcext:value-type="float">
            <text:p>0.6648214289</text:p>
          </table:table-cell>
          <table:table-cell office:value-type="float" office:value="0.850178571769169" calcext:value-type="float">
            <text:p>0.8501785718</text:p>
          </table:table-cell>
          <table:table-cell office:value-type="float" office:value="0.822321429593223" calcext:value-type="float">
            <text:p>0.8223214296</text:p>
          </table:table-cell>
          <table:table-cell office:value-type="float" office:value="0.880357143538339" calcext:value-type="float">
            <text:p>0.8803571435</text:p>
          </table:table-cell>
          <table:table-cell office:value-type="float" office:value="0.767678571769169" calcext:value-type="float">
            <text:p>0.7676785718</text:p>
          </table:table-cell>
          <table:table-cell office:value-type="float" office:value="0.891250000681196" calcext:value-type="float">
            <text:p>0.8912500007</text:p>
          </table:table-cell>
          <table:table-cell office:value-type="float" office:value="0.870535714626312" calcext:value-type="float">
            <text:p>0.8705357146</text:p>
          </table:table-cell>
          <table:table-cell office:value-type="float" office:value="0.88196428673608" calcext:value-type="float">
            <text:p>0.8819642867</text:p>
          </table:table-cell>
          <table:table-cell office:value-type="float" office:value="0.859821428912026" calcext:value-type="float">
            <text:p>0.8598214289</text:p>
          </table:table-cell>
          <table:table-cell office:value-type="float" office:value="0.887857143538339" calcext:value-type="float">
            <text:p>0.8878571435</text:p>
          </table:table-cell>
          <table:table-cell office:value-type="float" office:value="0.691428571087974" calcext:value-type="float">
            <text:p>0.6914285711</text:p>
          </table:table-cell>
          <table:table-cell office:value-type="float" office:value="0.895178572450365" calcext:value-type="float">
            <text:p>0.8951785725</text:p>
          </table:table-cell>
          <table:table-cell office:value-type="float" office:value="0.842678572109767" calcext:value-type="float">
            <text:p>0.8426785721</text:p>
          </table:table-cell>
          <table:table-cell office:value-type="float" office:value="0.865714286395482" calcext:value-type="float">
            <text:p>0.8657142864</text:p>
          </table:table-cell>
          <table:table-cell office:value-type="float" office:value="0.859821428571429" calcext:value-type="float">
            <text:p>0.8598214286</text:p>
          </table:table-cell>
          <table:table-cell office:value-type="float" office:value="0.867678570747376" calcext:value-type="float">
            <text:p>0.8676785707</text:p>
          </table:table-cell>
          <table:table-cell office:value-type="float" office:value="0.755714286054884" calcext:value-type="float">
            <text:p>0.7557142861</text:p>
          </table:table-cell>
          <table:table-cell office:value-type="float" office:value="0.870535713604518" calcext:value-type="float">
            <text:p>0.8705357136</text:p>
          </table:table-cell>
          <table:table-cell office:value-type="float" office:value="0.848750000340598" calcext:value-type="float">
            <text:p>0.8487500003</text:p>
          </table:table-cell>
          <table:table-cell office:value-type="float" office:value="0.880892857142857" calcext:value-type="float">
            <text:p>0.8808928571</text:p>
          </table:table-cell>
          <table:table-cell office:value-type="float" office:value="0.892142857483455" calcext:value-type="float">
            <text:p>0.8921428575</text:p>
          </table:table-cell>
          <table:table-cell office:value-type="float" office:value="0.890535714626312" calcext:value-type="float">
            <text:p>0.8905357146</text:p>
          </table:table-cell>
          <table:table-cell office:value-type="float" office:value="0.88196428503309" calcext:value-type="float">
            <text:p>0.881964285</text:p>
          </table:table-cell>
          <table:table-cell office:value-type="float" office:value="0.855535715307508" calcext:value-type="float">
            <text:p>0.8555357153</text:p>
          </table:table-cell>
          <table:table-cell office:value-type="float" office:value="0.814821427890232" calcext:value-type="float">
            <text:p>0.8148214279</text:p>
          </table:table-cell>
          <table:table-cell office:value-type="float" office:value="0.888214284692492" calcext:value-type="float">
            <text:p>0.8882142847</text:p>
          </table:table-cell>
          <table:table-cell office:value-type="float" office:value="0.841785715307508" calcext:value-type="float">
            <text:p>0.8417857153</text:p>
          </table:table-cell>
          <table:table-cell office:value-type="float" office:value="0.771785714626312" calcext:value-type="float">
            <text:p>0.7717857146</text:p>
          </table:table-cell>
          <table:table-cell office:value-type="float" office:value="0.855357142857143" calcext:value-type="float">
            <text:p>0.8553571429</text:p>
          </table:table-cell>
          <table:table-cell office:value-type="float" office:value="0.833214285373688" calcext:value-type="float">
            <text:p>0.8332142854</text:p>
          </table:table-cell>
          <table:table-cell office:value-type="float" office:value="0.866964285373688" calcext:value-type="float">
            <text:p>0.8669642854</text:p>
          </table:table-cell>
          <table:table-cell office:value-type="float" office:value="0.893750001021794" calcext:value-type="float">
            <text:p>0.893750001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2678571428571" calcext:value-type="float">
            <text:p>0.8626785714</text:p>
          </table:table-cell>
          <table:table-cell office:value-type="float" office:value="0.85053571326392" calcext:value-type="float">
            <text:p>0.8505357133</text:p>
          </table:table-cell>
          <table:table-cell office:value-type="float" office:value="0.886607142175947" calcext:value-type="float">
            <text:p>0.8866071422</text:p>
          </table:table-cell>
          <table:table-cell office:value-type="float" office:value="0.776785714626312" calcext:value-type="float">
            <text:p>0.7767857146</text:p>
          </table:table-cell>
          <table:table-cell office:value-type="float" office:value="0.880357141835349" calcext:value-type="float">
            <text:p>0.8803571418</text:p>
          </table:table-cell>
          <table:table-cell office:value-type="float" office:value="0.854821427890233" calcext:value-type="float">
            <text:p>0.8548214279</text:p>
          </table:table-cell>
          <table:table-cell office:value-type="float" office:value="0.862857143878937" calcext:value-type="float">
            <text:p>0.8628571439</text:p>
          </table:table-cell>
          <table:table-cell office:value-type="float" office:value="0.848571429252625" calcext:value-type="float">
            <text:p>0.8485714293</text:p>
          </table:table-cell>
          <table:table-cell office:value-type="float" office:value="0.866071428230831" calcext:value-type="float">
            <text:p>0.8660714282</text:p>
          </table:table-cell>
          <table:table-cell office:value-type="float" office:value="0.891607142857143" calcext:value-type="float">
            <text:p>0.8916071429</text:p>
          </table:table-cell>
          <table:table-cell office:value-type="float" office:value="0.847857142175947" calcext:value-type="float">
            <text:p>0.8478571422</text:p>
          </table:table-cell>
          <table:table-cell office:value-type="float" office:value="0.748035714626312" calcext:value-type="float">
            <text:p>0.7480357146</text:p>
          </table:table-cell>
          <table:table-cell office:value-type="float" office:value="0.871607143538339" calcext:value-type="float">
            <text:p>0.8716071435</text:p>
          </table:table-cell>
          <table:table-cell office:value-type="float" office:value="0.868214285373688" calcext:value-type="float">
            <text:p>0.8682142854</text:p>
          </table:table-cell>
          <table:table-cell office:value-type="float" office:value="0.895000000681196" calcext:value-type="float">
            <text:p>0.8950000007</text:p>
          </table:table-cell>
          <table:table-cell office:value-type="float" office:value="0.808392858164651" calcext:value-type="float">
            <text:p>0.8083928582</text:p>
          </table:table-cell>
          <table:table-cell office:value-type="float" office:value="0.881071429252624" calcext:value-type="float">
            <text:p>0.8810714293</text:p>
          </table:table-cell>
          <table:table-cell office:value-type="float" office:value="0.860714286054884" calcext:value-type="float">
            <text:p>0.8607142861</text:p>
          </table:table-cell>
          <table:table-cell office:value-type="float" office:value="0.781964286054884" calcext:value-type="float">
            <text:p>0.7819642861</text:p>
          </table:table-cell>
          <table:table-cell office:value-type="float" office:value="0.823750000340598" calcext:value-type="float">
            <text:p>0.8237500003</text:p>
          </table:table-cell>
          <table:table-cell office:value-type="float" office:value="0.777857143197741" calcext:value-type="float">
            <text:p>0.7778571432</text:p>
          </table:table-cell>
          <table:table-cell office:value-type="float" office:value="0.891428570406777" calcext:value-type="float">
            <text:p>0.8914285704</text:p>
          </table:table-cell>
          <table:table-cell office:value-type="float" office:value="0.879285715307508" calcext:value-type="float">
            <text:p>0.8792857153</text:p>
          </table:table-cell>
          <table:table-cell office:value-type="float" office:value="0.876428572109767" calcext:value-type="float">
            <text:p>0.8764285721</text:p>
          </table:table-cell>
          <table:table-cell office:value-type="float" office:value="0.83446428503309" calcext:value-type="float">
            <text:p>0.834464285</text:p>
          </table:table-cell>
          <table:table-cell office:value-type="float" office:value="0.854642856802259" calcext:value-type="float">
            <text:p>0.8546428568</text:p>
          </table:table-cell>
          <table:table-cell office:value-type="float" office:value="0.878392857824053" calcext:value-type="float">
            <text:p>0.8783928578</text:p>
          </table:table-cell>
          <table:table-cell office:value-type="float" office:value="0.82946428503309" calcext:value-type="float">
            <text:p>0.829464285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0892856121063" calcext:value-type="float">
            <text:p>0.8808928561</text:p>
          </table:table-cell>
          <table:table-cell office:value-type="float" office:value="0.814821428571429" calcext:value-type="float">
            <text:p>0.8148214286</text:p>
          </table:table-cell>
          <table:table-cell office:value-type="float" office:value="0.892142856802259" calcext:value-type="float">
            <text:p>0.8921428568</text:p>
          </table:table-cell>
          <table:table-cell office:value-type="float" office:value="0.823928570747376" calcext:value-type="float">
            <text:p>0.8239285707</text:p>
          </table:table-cell>
          <table:table-cell office:value-type="float" office:value="0.837321428230831" calcext:value-type="float">
            <text:p>0.8373214282</text:p>
          </table:table-cell>
          <table:table-cell office:value-type="float" office:value="0.898928571428571" calcext:value-type="float">
            <text:p>0.8989285714</text:p>
          </table:table-cell>
          <table:table-cell office:value-type="float" office:value="0.857500000340598" calcext:value-type="float">
            <text:p>0.8575000003</text:p>
          </table:table-cell>
          <table:table-cell office:value-type="float" office:value="0.791071428912027" calcext:value-type="float">
            <text:p>0.7910714289</text:p>
          </table:table-cell>
          <table:table-cell office:value-type="float" office:value="0.894642857142857" calcext:value-type="float">
            <text:p>0.8946428571</text:p>
          </table:table-cell>
          <table:table-cell office:value-type="float" office:value="0.780714285373688" calcext:value-type="float">
            <text:p>0.7807142854</text:p>
          </table:table-cell>
          <table:table-cell office:value-type="float" office:value="0.856607143878937" calcext:value-type="float">
            <text:p>0.8566071439</text:p>
          </table:table-cell>
          <table:table-cell office:value-type="float" office:value="0.838928572109767" calcext:value-type="float">
            <text:p>0.8389285721</text:p>
          </table:table-cell>
          <table:table-cell office:value-type="float" office:value="0.833392857142857" calcext:value-type="float">
            <text:p>0.8333928571</text:p>
          </table:table-cell>
          <table:table-cell office:value-type="float" office:value="0.862142857483455" calcext:value-type="float">
            <text:p>0.8621428575</text:p>
          </table:table-cell>
          <table:table-cell office:value-type="float" office:value="0.860892856802259" calcext:value-type="float">
            <text:p>0.8608928568</text:p>
          </table:table-cell>
          <table:table-cell office:value-type="float" office:value="0.889821428571428" calcext:value-type="float">
            <text:p>0.8898214286</text:p>
          </table:table-cell>
          <table:table-cell office:value-type="float" office:value="0.880714286054884" calcext:value-type="float">
            <text:p>0.8807142861</text:p>
          </table:table-cell>
          <table:table-cell office:value-type="float" office:value="0.884107143538339" calcext:value-type="float">
            <text:p>0.8841071435</text:p>
          </table:table-cell>
          <table:table-cell office:value-type="float" office:value="0.870178572109767" calcext:value-type="float">
            <text:p>0.8701785721</text:p>
          </table:table-cell>
          <table:table-cell office:value-type="float" office:value="0.872142857824053" calcext:value-type="float">
            <text:p>0.8721428578</text:p>
          </table:table-cell>
          <table:table-cell office:value-type="float" office:value="0.883571427549635" calcext:value-type="float">
            <text:p>0.8835714275</text:p>
          </table:table-cell>
          <table:table-cell office:value-type="float" office:value="0.86678571326392" calcext:value-type="float">
            <text:p>0.8667857133</text:p>
          </table:table-cell>
          <table:table-cell office:value-type="float" office:value="0.843214285714286" calcext:value-type="float">
            <text:p>0.8432142857</text:p>
          </table:table-cell>
          <table:table-cell office:value-type="float" office:value="0.876964285714286" calcext:value-type="float">
            <text:p>0.8769642857</text:p>
          </table:table-cell>
          <table:table-cell office:value-type="float" office:value="0.753571428912027" calcext:value-type="float">
            <text:p>0.7535714289</text:p>
          </table:table-cell>
          <table:table-cell office:value-type="float" office:value="0.704642857824053" calcext:value-type="float">
            <text:p>0.7046428578</text:p>
          </table:table-cell>
          <table:table-cell office:value-type="float" office:value="0.890714284692492" calcext:value-type="float">
            <text:p>0.8907142847</text:p>
          </table:table-cell>
          <table:table-cell office:value-type="float" office:value="0.878035714285714" calcext:value-type="float">
            <text:p>0.8780357143</text:p>
          </table:table-cell>
          <table:table-cell office:value-type="float" office:value="0.895535715307508" calcext:value-type="float">
            <text:p>0.8955357153</text:p>
          </table:table-cell>
          <table:table-cell office:value-type="float" office:value="0.852321429593222" calcext:value-type="float">
            <text:p>0.8523214296</text:p>
          </table:table-cell>
          <table:table-cell office:value-type="float" office:value="0.879107143197741" calcext:value-type="float">
            <text:p>0.8791071432</text:p>
          </table:table-cell>
          <table:table-cell office:value-type="float" office:value="0.893928572109767" calcext:value-type="float">
            <text:p>0.8939285721</text:p>
          </table:table-cell>
          <table:table-cell office:value-type="float" office:value="0.888214286395482" calcext:value-type="float">
            <text:p>0.8882142864</text:p>
          </table:table-cell>
          <table:table-cell office:value-type="float" office:value="0.831785714626312" calcext:value-type="float">
            <text:p>0.8317857146</text:p>
          </table:table-cell>
          <table:table-cell office:value-type="float" office:value="0.803214285373688" calcext:value-type="float">
            <text:p>0.8032142854</text:p>
          </table:table-cell>
          <table:table-cell office:value-type="float" office:value="0.575357142175947" calcext:value-type="float">
            <text:p>0.5753571422</text:p>
          </table:table-cell>
          <table:table-cell office:value-type="float" office:value="0.857857142857143" calcext:value-type="float">
            <text:p>0.8578571429</text:p>
          </table:table-cell>
          <table:table-cell office:value-type="float" office:value="0.897678571428571" calcext:value-type="float">
            <text:p>0.8976785714</text:p>
          </table:table-cell>
          <table:table-cell office:value-type="float" office:value="0.831249998978206" calcext:value-type="float">
            <text:p>0.831249999</text:p>
          </table:table-cell>
          <table:table-cell office:value-type="float" office:value="0.828571428912026" calcext:value-type="float">
            <text:p>0.8285714289</text:p>
          </table:table-cell>
          <table:table-cell office:value-type="float" office:value="0.828392857824053" calcext:value-type="float">
            <text:p>0.8283928578</text:p>
          </table:table-cell>
          <table:table-cell office:value-type="float" office:value="0.876607143538339" calcext:value-type="float">
            <text:p>0.8766071435</text:p>
          </table:table-cell>
          <table:table-cell office:value-type="float" office:value="0.835357142516545" calcext:value-type="float">
            <text:p>0.8353571425</text:p>
          </table:table-cell>
          <table:table-cell office:value-type="float" office:value="0.877321428230831" calcext:value-type="float">
            <text:p>0.8773214282</text:p>
          </table:table-cell>
          <table:table-cell office:value-type="float" office:value="0.895892856121063" calcext:value-type="float">
            <text:p>0.8958928561</text:p>
          </table:table-cell>
          <table:table-cell office:value-type="float" office:value="0.822321428571429" calcext:value-type="float">
            <text:p>0.8223214286</text:p>
          </table:table-cell>
          <table:table-cell office:value-type="float" office:value="0.87928571326392" calcext:value-type="float">
            <text:p>0.8792857133</text:p>
          </table:table-cell>
          <table:table-cell office:value-type="float" office:value="0.847321428571429" calcext:value-type="float">
            <text:p>0.8473214286</text:p>
          </table:table-cell>
          <table:table-cell office:value-type="float" office:value="0.807678570406777" calcext:value-type="float">
            <text:p>0.8076785704</text:p>
          </table:table-cell>
          <table:table-cell office:value-type="float" office:value="0.869821427890233" calcext:value-type="float">
            <text:p>0.8698214279</text:p>
          </table:table-cell>
          <table:table-cell office:value-type="float" office:value="0.853571428912026" calcext:value-type="float">
            <text:p>0.8535714289</text:p>
          </table:table-cell>
          <table:table-cell office:value-type="float" office:value="0.888392856121063" calcext:value-type="float">
            <text:p>0.8883928561</text:p>
          </table:table-cell>
          <table:table-cell office:value-type="float" office:value="0.85821428503309" calcext:value-type="float">
            <text:p>0.858214285</text:p>
          </table:table-cell>
          <table:table-cell office:value-type="float" office:value="0.850357143878937" calcext:value-type="float">
            <text:p>0.8503571439</text:p>
          </table:table-cell>
          <table:table-cell office:value-type="float" office:value="0.869821428230831" calcext:value-type="float">
            <text:p>0.8698214282</text:p>
          </table:table-cell>
          <table:table-cell office:value-type="float" office:value="0.840892857824053" calcext:value-type="float">
            <text:p>0.8408928578</text:p>
          </table:table-cell>
          <table:table-cell office:value-type="float" office:value="0.868392857483455" calcext:value-type="float">
            <text:p>0.8683928575</text:p>
          </table:table-cell>
          <table:table-cell office:value-type="float" office:value="0.852142856802259" calcext:value-type="float">
            <text:p>0.8521428568</text:p>
          </table:table-cell>
          <table:table-cell office:value-type="float" office:value="0.844821429252625" calcext:value-type="float">
            <text:p>0.8448214293</text:p>
          </table:table-cell>
          <table:table-cell office:value-type="float" office:value="0.665178571087974" calcext:value-type="float">
            <text:p>0.6651785711</text:p>
          </table:table-cell>
          <table:table-cell office:value-type="float" office:value="0.753928572450365" calcext:value-type="float">
            <text:p>0.7539285725</text:p>
          </table:table-cell>
          <table:table-cell office:value-type="float" office:value="0.629821427890233" calcext:value-type="float">
            <text:p>0.6298214279</text:p>
          </table:table-cell>
          <table:table-cell office:value-type="float" office:value="0.867321427890233" calcext:value-type="float">
            <text:p>0.8673214279</text:p>
          </table:table-cell>
          <table:table-cell office:value-type="float" office:value="0.847500001021794" calcext:value-type="float">
            <text:p>0.847500001</text:p>
          </table:table-cell>
          <table:table-cell office:value-type="float" office:value="0.860178570747375" calcext:value-type="float">
            <text:p>0.8601785707</text:p>
          </table:table-cell>
          <table:table-cell office:value-type="float" office:value="0.852500000681196" calcext:value-type="float">
            <text:p>0.8525000007</text:p>
          </table:table-cell>
          <table:table-cell office:value-type="float" office:value="0.825357142516545" calcext:value-type="float">
            <text:p>0.8253571425</text:p>
          </table:table-cell>
          <table:table-cell office:value-type="float" office:value="0.769285714626312" calcext:value-type="float">
            <text:p>0.7692857146</text:p>
          </table:table-cell>
          <table:table-cell office:value-type="float" office:value="0.891964285714286" calcext:value-type="float">
            <text:p>0.8919642857</text:p>
          </table:table-cell>
          <table:table-cell office:value-type="float" office:value="0.884821428571429" calcext:value-type="float">
            <text:p>0.8848214286</text:p>
          </table:table-cell>
          <table:table-cell office:value-type="float" office:value="0.84946428673608" calcext:value-type="float">
            <text:p>0.8494642867</text:p>
          </table:table-cell>
          <table:table-cell office:value-type="float" office:value="0.884642856121063" calcext:value-type="float">
            <text:p>0.8846428561</text:p>
          </table:table-cell>
          <table:table-cell office:value-type="float" office:value="0.858035713604518" calcext:value-type="float">
            <text:p>0.8580357136</text:p>
          </table:table-cell>
          <table:table-cell office:value-type="float" office:value="0.88821428503309" calcext:value-type="float">
            <text:p>0.888214285</text:p>
          </table:table-cell>
          <table:table-cell office:value-type="float" office:value="0.769464286054884" calcext:value-type="float">
            <text:p>0.7694642861</text:p>
          </table:table-cell>
          <table:table-cell office:value-type="float" office:value="0.725178571769169" calcext:value-type="float">
            <text:p>0.7251785718</text:p>
          </table:table-cell>
          <table:table-cell office:value-type="float" office:value="0.878928571428571" calcext:value-type="float">
            <text:p>0.8789285714</text:p>
          </table:table-cell>
          <table:table-cell office:value-type="float" office:value="0.888571429593222" calcext:value-type="float">
            <text:p>0.8885714296</text:p>
          </table:table-cell>
          <table:table-cell office:value-type="float" office:value="0.883750000340598" calcext:value-type="float">
            <text:p>0.8837500003</text:p>
          </table:table-cell>
          <table:table-cell office:value-type="float" office:value="0.891250000340598" calcext:value-type="float">
            <text:p>0.8912500003</text:p>
          </table:table-cell>
          <table:table-cell office:value-type="float" office:value="0.855714285714286" calcext:value-type="float">
            <text:p>0.8557142857</text:p>
          </table:table-cell>
          <table:table-cell office:value-type="float" office:value="0.775892857483455" calcext:value-type="float">
            <text:p>0.7758928575</text:p>
          </table:table-cell>
          <table:table-cell office:value-type="float" office:value="0.885535713604518" calcext:value-type="float">
            <text:p>0.8855357136</text:p>
          </table:table-cell>
          <table:table-cell office:value-type="float" office:value="0.865178571087973" calcext:value-type="float">
            <text:p>0.8651785711</text:p>
          </table:table-cell>
          <table:table-cell office:value-type="float" office:value="0.873035715307508" calcext:value-type="float">
            <text:p>0.8730357153</text:p>
          </table:table-cell>
          <table:table-cell office:value-type="float" office:value="0.862321429593222" calcext:value-type="float">
            <text:p>0.8623214296</text:p>
          </table:table-cell>
          <table:table-cell office:value-type="float" office:value="0.876071427549635" calcext:value-type="float">
            <text:p>0.8760714275</text:p>
          </table:table-cell>
          <table:table-cell office:value-type="float" office:value="0.895892856802259" calcext:value-type="float">
            <text:p>0.8958928568</text:p>
          </table:table-cell>
          <table:table-cell office:value-type="float" office:value="0.840714285373688" calcext:value-type="float">
            <text:p>0.8407142854</text:p>
          </table:table-cell>
          <table:table-cell office:value-type="float" office:value="0.840892856461661" calcext:value-type="float">
            <text:p>0.8408928565</text:p>
          </table:table-cell>
          <table:table-cell office:value-type="float" office:value="0.850178570747375" calcext:value-type="float">
            <text:p>0.8501785707</text:p>
          </table:table-cell>
          <table:table-cell office:value-type="float" office:value="0.841428570406777" calcext:value-type="float">
            <text:p>0.8414285704</text:p>
          </table:table-cell>
          <table:table-cell office:value-type="float" office:value="0.896607142516545" calcext:value-type="float">
            <text:p>0.8966071425</text:p>
          </table:table-cell>
          <table:table-cell office:value-type="float" office:value="0.895714286395482" calcext:value-type="float">
            <text:p>0.8957142864</text:p>
          </table:table-cell>
          <table:table-cell office:value-type="float" office:value="0.891607143538339" calcext:value-type="float">
            <text:p>0.8916071435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74107143538339" calcext:value-type="float">
            <text:p>0.8741071435</text:p>
          </table:table-cell>
          <table:table-cell office:value-type="float" office:value="0.828571429593223" calcext:value-type="float">
            <text:p>0.8285714296</text:p>
          </table:table-cell>
          <table:table-cell office:value-type="float" office:value="0.787321428912026" calcext:value-type="float">
            <text:p>0.7873214289</text:p>
          </table:table-cell>
          <table:table-cell office:value-type="float" office:value="0.89696428673608" calcext:value-type="float">
            <text:p>0.8969642867</text:p>
          </table:table-cell>
          <table:table-cell office:value-type="float" office:value="0.858928571428571" calcext:value-type="float">
            <text:p>0.8589285714</text:p>
          </table:table-cell>
          <table:table-cell office:value-type="float" office:value="0.855892856802259" calcext:value-type="float">
            <text:p>0.8558928568</text:p>
          </table:table-cell>
          <table:table-cell office:value-type="float" office:value="0.891428572450365" calcext:value-type="float">
            <text:p>0.8914285725</text:p>
          </table:table-cell>
          <table:table-cell office:value-type="float" office:value="0.894642857142857" calcext:value-type="float">
            <text:p>0.8946428571</text:p>
          </table:table-cell>
          <table:table-cell office:value-type="float" office:value="0.845" calcext:value-type="float">
            <text:p>0.845</text:p>
          </table:table-cell>
          <table:table-cell office:value-type="float" office:value="0.798571427549635" calcext:value-type="float">
            <text:p>0.7985714275</text:p>
          </table:table-cell>
          <table:table-cell office:value-type="float" office:value="0.787142857483455" calcext:value-type="float">
            <text:p>0.7871428575</text:p>
          </table:table-cell>
          <table:table-cell office:value-type="float" office:value="0.89428571326392" calcext:value-type="float">
            <text:p>0.8942857133</text:p>
          </table:table-cell>
          <table:table-cell office:value-type="float" office:value="0.835892857142857" calcext:value-type="float">
            <text:p>0.8358928571</text:p>
          </table:table-cell>
          <table:table-cell office:value-type="float" office:value="0.818571427890233" calcext:value-type="float">
            <text:p>0.8185714279</text:p>
          </table:table-cell>
          <table:table-cell office:value-type="float" office:value="0.883928570406778" calcext:value-type="float">
            <text:p>0.8839285704</text:p>
          </table:table-cell>
          <table:table-cell office:value-type="float" office:value="0.827142857483455" calcext:value-type="float">
            <text:p>0.8271428575</text:p>
          </table:table-cell>
          <table:table-cell office:value-type="float" office:value="0.82803571326392" calcext:value-type="float">
            <text:p>0.8280357133</text:p>
          </table:table-cell>
          <table:table-cell office:value-type="float" office:value="0.898928571769169" calcext:value-type="float">
            <text:p>0.8989285718</text:p>
          </table:table-cell>
          <table:table-cell office:value-type="float" office:value="0.752321428912027" calcext:value-type="float">
            <text:p>0.7523214289</text:p>
          </table:table-cell>
          <table:table-cell office:value-type="float" office:value="0.877678571428571" calcext:value-type="float">
            <text:p>0.8776785714</text:p>
          </table:table-cell>
          <table:table-cell office:value-type="float" office:value="0.899285713945116" calcext:value-type="float">
            <text:p>0.8992857139</text:p>
          </table:table-cell>
          <table:table-cell office:value-type="float" office:value="0.782500000340598" calcext:value-type="float">
            <text:p>0.7825000003</text:p>
          </table:table-cell>
          <table:table-cell office:value-type="float" office:value="0.875535714285714" calcext:value-type="float">
            <text:p>0.8755357143</text:p>
          </table:table-cell>
          <table:table-cell office:value-type="float" office:value="0.828749999318804" calcext:value-type="float">
            <text:p>0.8287499993</text:p>
          </table:table-cell>
          <table:table-cell office:value-type="float" office:value="0.752321428912027" calcext:value-type="float">
            <text:p>0.7523214289</text:p>
          </table:table-cell>
          <table:table-cell office:value-type="float" office:value="0.848750000681196" calcext:value-type="float">
            <text:p>0.8487500007</text:p>
          </table:table-cell>
          <table:table-cell office:value-type="float" office:value="0.819821428912027" calcext:value-type="float">
            <text:p>0.8198214289</text:p>
          </table:table-cell>
          <table:table-cell office:value-type="float" office:value="0.863750000681196" calcext:value-type="float">
            <text:p>0.8637500007</text:p>
          </table:table-cell>
          <table:table-cell office:value-type="float" office:value="0.84321428673608" calcext:value-type="float">
            <text:p>0.8432142867</text:p>
          </table:table-cell>
          <table:table-cell office:value-type="float" office:value="0.837499998978206" calcext:value-type="float">
            <text:p>0.837499999</text:p>
          </table:table-cell>
          <table:table-cell office:value-type="float" office:value="0.859107141835349" calcext:value-type="float">
            <text:p>0.8591071418</text:p>
          </table:table-cell>
          <table:table-cell office:value-type="float" office:value="0.898571427890233" calcext:value-type="float">
            <text:p>0.8985714279</text:p>
          </table:table-cell>
          <table:table-cell office:value-type="float" office:value="0.897499999318804" calcext:value-type="float">
            <text:p>0.8974999993</text:p>
          </table:table-cell>
          <table:table-cell office:value-type="float" office:value="0.840714284692492" calcext:value-type="float">
            <text:p>0.8407142847</text:p>
          </table:table-cell>
          <table:table-cell office:value-type="float" office:value="0.718750000340598" calcext:value-type="float">
            <text:p>0.7187500003</text:p>
          </table:table-cell>
          <table:table-cell office:value-type="float" office:value="0.843392856461661" calcext:value-type="float">
            <text:p>0.8433928565</text:p>
          </table:table-cell>
          <table:table-cell office:value-type="float" office:value="0.842678572450365" calcext:value-type="float">
            <text:p>0.8426785725</text:p>
          </table:table-cell>
          <table:table-cell office:value-type="float" office:value="0.851607142857143" calcext:value-type="float">
            <text:p>0.8516071429</text:p>
          </table:table-cell>
          <table:table-cell office:value-type="float" office:value="0.872678571769169" calcext:value-type="float">
            <text:p>0.8726785718</text:p>
          </table:table-cell>
          <table:table-cell office:value-type="float" office:value="0.882321428571429" calcext:value-type="float">
            <text:p>0.8823214286</text:p>
          </table:table-cell>
          <table:table-cell office:value-type="float" office:value="0.855178571769169" calcext:value-type="float">
            <text:p>0.8551785718</text:p>
          </table:table-cell>
          <table:table-cell office:value-type="float" office:value="0.883214286054884" calcext:value-type="float">
            <text:p>0.8832142861</text:p>
          </table:table-cell>
          <table:table-cell office:value-type="float" office:value="0.79928571326392" calcext:value-type="float">
            <text:p>0.7992857133</text:p>
          </table:table-cell>
          <table:table-cell office:value-type="float" office:value="0.893392857142857" calcext:value-type="float">
            <text:p>0.8933928571</text:p>
          </table:table-cell>
          <table:table-cell office:value-type="float" office:value="0.893214285714286" calcext:value-type="float">
            <text:p>0.8932142857</text:p>
          </table:table-cell>
          <table:table-cell office:value-type="float" office:value="0.89821428503309" calcext:value-type="float">
            <text:p>0.898214285</text:p>
          </table:table-cell>
          <table:table-cell office:value-type="float" office:value="0.895714285714286" calcext:value-type="float">
            <text:p>0.8957142857</text:p>
          </table:table-cell>
          <table:table-cell office:value-type="float" office:value="0.725000000340598" calcext:value-type="float">
            <text:p>0.7250000003</text:p>
          </table:table-cell>
          <table:table-cell office:value-type="float" office:value="0.893928572109767" calcext:value-type="float">
            <text:p>0.8939285721</text:p>
          </table:table-cell>
          <table:table-cell office:value-type="float" office:value="0.891607142857143" calcext:value-type="float">
            <text:p>0.8916071429</text:p>
          </table:table-cell>
          <table:table-cell office:value-type="float" office:value="0.885000000681196" calcext:value-type="float">
            <text:p>0.8850000007</text:p>
          </table:table-cell>
          <table:table-cell office:value-type="float" office:value="0.822678572109767" calcext:value-type="float">
            <text:p>0.8226785721</text:p>
          </table:table-cell>
          <table:table-cell office:value-type="float" office:value="0.83553571496691" calcext:value-type="float">
            <text:p>0.835535715</text:p>
          </table:table-cell>
          <table:table-cell office:value-type="float" office:value="0.850714286054883" calcext:value-type="float">
            <text:p>0.8507142861</text:p>
          </table:table-cell>
          <table:table-cell office:value-type="float" office:value="0.894107142857143" calcext:value-type="float">
            <text:p>0.8941071429</text:p>
          </table:table-cell>
          <table:table-cell office:value-type="float" office:value="0.889107141835349" calcext:value-type="float">
            <text:p>0.8891071418</text:p>
          </table:table-cell>
          <table:table-cell office:value-type="float" office:value="0.801785714626312" calcext:value-type="float">
            <text:p>0.8017857146</text:p>
          </table:table-cell>
          <table:table-cell office:value-type="float" office:value="0.890357143878937" calcext:value-type="float">
            <text:p>0.8903571439</text:p>
          </table:table-cell>
          <table:table-cell office:value-type="float" office:value="0.881785714626312" calcext:value-type="float">
            <text:p>0.8817857146</text:p>
          </table:table-cell>
          <table:table-cell office:value-type="float" office:value="0.86946428503309" calcext:value-type="float">
            <text:p>0.869464285</text:p>
          </table:table-cell>
          <table:table-cell office:value-type="float" office:value="0.897142856461661" calcext:value-type="float">
            <text:p>0.8971428565</text:p>
          </table:table-cell>
          <table:table-cell office:value-type="float" office:value="0.827499999659402" calcext:value-type="float">
            <text:p>0.8274999997</text:p>
          </table:table-cell>
          <table:table-cell office:value-type="float" office:value="0.828571427549634" calcext:value-type="float">
            <text:p>0.8285714275</text:p>
          </table:table-cell>
          <table:table-cell office:value-type="float" office:value="0.832857142857143" calcext:value-type="float">
            <text:p>0.8328571429</text:p>
          </table:table-cell>
          <table:table-cell office:value-type="float" office:value="0.830357141835349" calcext:value-type="float">
            <text:p>0.8303571418</text:p>
          </table:table-cell>
          <table:table-cell office:value-type="float" office:value="0.783749999659402" calcext:value-type="float">
            <text:p>0.7837499997</text:p>
          </table:table-cell>
          <table:table-cell office:value-type="float" office:value="0.854107143878937" calcext:value-type="float">
            <text:p>0.8541071439</text:p>
          </table:table-cell>
          <table:table-cell office:value-type="float" office:value="0.885892857483455" calcext:value-type="float">
            <text:p>0.8858928575</text:p>
          </table:table-cell>
          <table:table-cell office:value-type="float" office:value="0.859464285714286" calcext:value-type="float">
            <text:p>0.8594642857</text:p>
          </table:table-cell>
          <table:table-cell office:value-type="float" office:value="0.89571428503309" calcext:value-type="float">
            <text:p>0.895714285</text:p>
          </table:table-cell>
          <table:table-cell office:value-type="float" office:value="0.819821427549635" calcext:value-type="float">
            <text:p>0.8198214275</text:p>
          </table:table-cell>
          <table:table-cell office:value-type="float" office:value="0.88178571326392" calcext:value-type="float">
            <text:p>0.8817857133</text:p>
          </table:table-cell>
          <table:table-cell office:value-type="float" office:value="0.89821428673608" calcext:value-type="float">
            <text:p>0.8982142867</text:p>
          </table:table-cell>
          <table:table-cell office:value-type="float" office:value="0.809999998978206" calcext:value-type="float">
            <text:p>0.809999999</text:p>
          </table:table-cell>
          <table:table-cell office:value-type="float" office:value="0.888750001021794" calcext:value-type="float">
            <text:p>0.888750001</text:p>
          </table:table-cell>
          <table:table-cell office:value-type="float" office:value="0.805357142516545" calcext:value-type="float">
            <text:p>0.8053571425</text:p>
          </table:table-cell>
          <table:table-cell office:value-type="float" office:value="0.812857142857143" calcext:value-type="float">
            <text:p>0.8128571429</text:p>
          </table:table-cell>
          <table:table-cell office:value-type="float" office:value="0.892142858164651" calcext:value-type="float">
            <text:p>0.8921428582</text:p>
          </table:table-cell>
          <table:table-cell office:value-type="float" office:value="0.894285714626312" calcext:value-type="float">
            <text:p>0.8942857146</text:p>
          </table:table-cell>
          <table:table-cell office:value-type="float" office:value="0.785000001021794" calcext:value-type="float">
            <text:p>0.785000001</text:p>
          </table:table-cell>
          <table:table-cell office:value-type="float" office:value="0.898392856121063" calcext:value-type="float">
            <text:p>0.8983928561</text:p>
          </table:table-cell>
          <table:table-cell office:value-type="float" office:value="0.891249999318804" calcext:value-type="float">
            <text:p>0.8912499993</text:p>
          </table:table-cell>
          <table:table-cell office:value-type="float" office:value="0.862678570747375" calcext:value-type="float">
            <text:p>0.8626785707</text:p>
          </table:table-cell>
          <table:table-cell office:value-type="float" office:value="0.852321429593222" calcext:value-type="float">
            <text:p>0.8523214296</text:p>
          </table:table-cell>
          <table:table-cell office:value-type="float" office:value="0.757857142516545" calcext:value-type="float">
            <text:p>0.7578571425</text:p>
          </table:table-cell>
          <table:table-cell office:value-type="float" office:value="0.878928572450365" calcext:value-type="float">
            <text:p>0.8789285725</text:p>
          </table:table-cell>
          <table:table-cell office:value-type="float" office:value="0.891785715307508" calcext:value-type="float">
            <text:p>0.8917857153</text:p>
          </table:table-cell>
          <table:table-cell office:value-type="float" office:value="0.768928571769169" calcext:value-type="float">
            <text:p>0.7689285718</text:p>
          </table:table-cell>
          <table:table-cell office:value-type="float" office:value="0.880178570406777" calcext:value-type="float">
            <text:p>0.8801785704</text:p>
          </table:table-cell>
          <table:table-cell office:value-type="float" office:value="0.878392857824053" calcext:value-type="float">
            <text:p>0.8783928578</text:p>
          </table:table-cell>
          <table:table-cell office:value-type="float" office:value="0.843035715307508" calcext:value-type="float">
            <text:p>0.8430357153</text:p>
          </table:table-cell>
          <table:table-cell office:value-type="float" office:value="0.886071429252625" calcext:value-type="float">
            <text:p>0.8860714293</text:p>
          </table:table-cell>
          <table:table-cell office:value-type="float" office:value="0.882142857824053" calcext:value-type="float">
            <text:p>0.8821428578</text:p>
          </table:table-cell>
          <table:table-cell office:value-type="float" office:value="0.751428571769169" calcext:value-type="float">
            <text:p>0.7514285718</text:p>
          </table:table-cell>
          <table:table-cell office:value-type="float" office:value="0.811428571428571" calcext:value-type="float">
            <text:p>0.8114285714</text:p>
          </table:table-cell>
          <table:table-cell office:value-type="float" office:value="0.889107142857143" calcext:value-type="float">
            <text:p>0.8891071429</text:p>
          </table:table-cell>
          <table:table-cell office:value-type="float" office:value="0.895892857824053" calcext:value-type="float">
            <text:p>0.8958928578</text:p>
          </table:table-cell>
          <table:table-cell office:value-type="float" office:value="0.82071428673608" calcext:value-type="float">
            <text:p>0.8207142867</text:p>
          </table:table-cell>
          <table:table-cell office:value-type="float" office:value="0.743928571769169" calcext:value-type="float">
            <text:p>0.7439285718</text:p>
          </table:table-cell>
          <table:table-cell office:value-type="float" office:value="0.879821429593222" calcext:value-type="float">
            <text:p>0.8798214296</text:p>
          </table:table-cell>
          <table:table-cell office:value-type="float" office:value="0.898928571428571" calcext:value-type="float">
            <text:p>0.8989285714</text:p>
          </table:table-cell>
          <table:table-cell office:value-type="float" office:value="0.880357142175947" calcext:value-type="float">
            <text:p>0.8803571422</text:p>
          </table:table-cell>
          <table:table-cell office:value-type="float" office:value="0.821785715307508" calcext:value-type="float">
            <text:p>0.8217857153</text:p>
          </table:table-cell>
          <table:table-cell office:value-type="float" office:value="0.885357142857143" calcext:value-type="float">
            <text:p>0.8853571429</text:p>
          </table:table-cell>
          <table:table-cell office:value-type="float" office:value="0.717678572109767" calcext:value-type="float">
            <text:p>0.7176785721</text:p>
          </table:table-cell>
          <table:table-cell office:value-type="float" office:value="0.844642857142857" calcext:value-type="float">
            <text:p>0.8446428571</text:p>
          </table:table-cell>
          <table:table-cell office:value-type="float" office:value="0.853035714626312" calcext:value-type="float">
            <text:p>0.8530357146</text:p>
          </table:table-cell>
          <table:table-cell office:value-type="float" office:value="0.855535714285714" calcext:value-type="float">
            <text:p>0.8555357143</text:p>
          </table:table-cell>
          <table:table-cell office:value-type="float" office:value="0.894821428230831" calcext:value-type="float">
            <text:p>0.8948214282</text:p>
          </table:table-cell>
          <table:table-cell office:value-type="float" office:value="0.895535713604518" calcext:value-type="float">
            <text:p>0.8955357136</text:p>
          </table:table-cell>
          <table:table-cell office:value-type="float" office:value="0.864642857483455" calcext:value-type="float">
            <text:p>0.8646428575</text:p>
          </table:table-cell>
          <table:table-cell office:value-type="float" office:value="0.896607143878937" calcext:value-type="float">
            <text:p>0.8966071439</text:p>
          </table:table-cell>
          <table:table-cell office:value-type="float" office:value="0.887857142857143" calcext:value-type="float">
            <text:p>0.8878571429</text:p>
          </table:table-cell>
          <table:table-cell office:value-type="float" office:value="0.755178571769169" calcext:value-type="float">
            <text:p>0.7551785718</text:p>
          </table:table-cell>
          <table:table-cell office:value-type="float" office:value="0.691250000340598" calcext:value-type="float">
            <text:p>0.6912500003</text:p>
          </table:table-cell>
          <table:table-cell office:value-type="float" office:value="0.874464286395482" calcext:value-type="float">
            <text:p>0.8744642864</text:p>
          </table:table-cell>
          <table:table-cell office:value-type="float" office:value="0.886964284692492" calcext:value-type="float">
            <text:p>0.8869642847</text:p>
          </table:table-cell>
          <table:table-cell office:value-type="float" office:value="0.879107142857143" calcext:value-type="float">
            <text:p>0.8791071429</text:p>
          </table:table-cell>
          <table:table-cell office:value-type="float" office:value="0.867142856121063" calcext:value-type="float">
            <text:p>0.8671428561</text:p>
          </table:table-cell>
          <table:table-cell office:value-type="float" office:value="0.874999999318804" calcext:value-type="float">
            <text:p>0.8749999993</text:p>
          </table:table-cell>
          <table:table-cell office:value-type="float" office:value="0.894999998978206" calcext:value-type="float">
            <text:p>0.894999999</text:p>
          </table:table-cell>
          <table:table-cell office:value-type="float" office:value="0.828035713945116" calcext:value-type="float">
            <text:p>0.8280357139</text:p>
          </table:table-cell>
          <table:table-cell office:value-type="float" office:value="0.884821428230831" calcext:value-type="float">
            <text:p>0.8848214282</text:p>
          </table:table-cell>
          <table:table-cell office:value-type="float" office:value="0.863928570747376" calcext:value-type="float">
            <text:p>0.8639285707</text:p>
          </table:table-cell>
          <table:table-cell office:value-type="float" office:value="0.875000000681196" calcext:value-type="float">
            <text:p>0.8750000007</text:p>
          </table:table-cell>
          <table:table-cell office:value-type="float" office:value="0.890892856802259" calcext:value-type="float">
            <text:p>0.8908928568</text:p>
          </table:table-cell>
          <table:table-cell office:value-type="float" office:value="0.893392856461661" calcext:value-type="float">
            <text:p>0.8933928565</text:p>
          </table:table-cell>
          <table:table-cell office:value-type="float" office:value="0.897321427549635" calcext:value-type="float">
            <text:p>0.8973214275</text:p>
          </table:table-cell>
          <table:table-cell table:number-columns-repeated="213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527"/>
        </table:table-row>
        <table:table-row table:style-name="ro1">
          <table:table-cell office:value-type="float" office:value="0.289838068956824" calcext:value-type="float">
            <text:p>0.289838069</text:p>
          </table:table-cell>
          <table:table-cell office:value-type="float" office:value="0.519924342662253" calcext:value-type="float">
            <text:p>0.5199243427</text:p>
          </table:table-cell>
          <table:table-cell office:value-type="float" office:value="0.610591328976951" calcext:value-type="float">
            <text:p>0.610591329</text:p>
          </table:table-cell>
          <table:table-cell office:value-type="float" office:value="0.654436871420651" calcext:value-type="float">
            <text:p>0.6544368714</text:p>
          </table:table-cell>
          <table:table-cell office:value-type="float" office:value="0.691738399601845" calcext:value-type="float">
            <text:p>0.6917383996</text:p>
          </table:table-cell>
          <table:table-cell office:value-type="float" office:value="0.715315443916997" calcext:value-type="float">
            <text:p>0.7153154439</text:p>
          </table:table-cell>
          <table:table-cell office:value-type="float" office:value="0.739070503922616" calcext:value-type="float">
            <text:p>0.7390705039</text:p>
          </table:table-cell>
          <table:table-cell office:value-type="float" office:value="0.743879370352047" calcext:value-type="float">
            <text:p>0.7438793704</text:p>
          </table:table-cell>
          <table:table-cell office:value-type="float" office:value="0.761479321856929" calcext:value-type="float">
            <text:p>0.7614793219</text:p>
          </table:table-cell>
          <table:table-cell office:value-type="float" office:value="0.764910867313669" calcext:value-type="float">
            <text:p>0.7649108673</text:p>
          </table:table-cell>
          <table:table-cell office:value-type="float" office:value="0.769377544705788" calcext:value-type="float">
            <text:p>0.7693775447</text:p>
          </table:table-cell>
          <table:table-cell office:value-type="float" office:value="0.780041812292503" calcext:value-type="float">
            <text:p>0.7800418123</text:p>
          </table:table-cell>
          <table:table-cell office:value-type="float" office:value="0.796030517797669" calcext:value-type="float">
            <text:p>0.7960305178</text:p>
          </table:table-cell>
          <table:table-cell office:value-type="float" office:value="0.785666266078474" calcext:value-type="float">
            <text:p>0.7856662661</text:p>
          </table:table-cell>
          <table:table-cell office:value-type="float" office:value="0.791229776833998" calcext:value-type="float">
            <text:p>0.7912297768</text:p>
          </table:table-cell>
          <table:table-cell office:value-type="float" office:value="0.805833176815741" calcext:value-type="float">
            <text:p>0.8058331768</text:p>
          </table:table-cell>
          <table:table-cell office:value-type="float" office:value="0.801272207931467" calcext:value-type="float">
            <text:p>0.8012722079</text:p>
          </table:table-cell>
          <table:table-cell office:value-type="float" office:value="0.807244305710722" calcext:value-type="float">
            <text:p>0.8072443057</text:p>
          </table:table-cell>
          <table:table-cell office:value-type="float" office:value="0.815723279547709" calcext:value-type="float">
            <text:p>0.8157232795</text:p>
          </table:table-cell>
          <table:table-cell office:value-type="float" office:value="0.813326649073831" calcext:value-type="float">
            <text:p>0.8133266491</text:p>
          </table:table-cell>
          <table:table-cell office:value-type="float" office:value="0.813015059569158" calcext:value-type="float">
            <text:p>0.8130150596</text:p>
          </table:table-cell>
          <table:table-cell office:value-type="float" office:value="0.824267544318576" calcext:value-type="float">
            <text:p>0.8242675443</text:p>
          </table:table-cell>
          <table:table-cell office:value-type="float" office:value="0.816169681771373" calcext:value-type="float">
            <text:p>0.8161696818</text:p>
          </table:table-cell>
          <table:table-cell office:value-type="float" office:value="0.83119254580812" calcext:value-type="float">
            <text:p>0.8311925458</text:p>
          </table:table-cell>
          <table:table-cell office:value-type="float" office:value="0.825568146803296" calcext:value-type="float">
            <text:p>0.8255681468</text:p>
          </table:table-cell>
          <table:table-cell office:value-type="float" office:value="0.820973508410131" calcext:value-type="float">
            <text:p>0.8209735084</text:p>
          </table:table-cell>
          <table:table-cell office:value-type="float" office:value="0.814415381643214" calcext:value-type="float">
            <text:p>0.8144153816</text:p>
          </table:table-cell>
          <table:table-cell office:value-type="float" office:value="0.839593953150365" calcext:value-type="float">
            <text:p>0.8395939532</text:p>
          </table:table-cell>
          <table:table-cell office:value-type="float" office:value="0.832480120401222" calcext:value-type="float">
            <text:p>0.8324801204</text:p>
          </table:table-cell>
          <table:table-cell office:value-type="float" office:value="0.835447988338763" calcext:value-type="float">
            <text:p>0.8354479883</text:p>
          </table:table-cell>
          <table:table-cell office:value-type="float" office:value="0.820921790857476" calcext:value-type="float">
            <text:p>0.8209217909</text:p>
          </table:table-cell>
          <table:table-cell office:value-type="float" office:value="0.831970227351887" calcext:value-type="float">
            <text:p>0.8319702274</text:p>
          </table:table-cell>
          <table:table-cell office:value-type="float" office:value="0.838117292341379" calcext:value-type="float">
            <text:p>0.8381172923</text:p>
          </table:table-cell>
          <table:table-cell office:value-type="float" office:value="0.82686606484701" calcext:value-type="float">
            <text:p>0.8268660648</text:p>
          </table:table-cell>
          <table:table-cell office:value-type="float" office:value="0.828046668426689" calcext:value-type="float">
            <text:p>0.8280466684</text:p>
          </table:table-cell>
          <table:table-cell office:value-type="float" office:value="0.836726228655748" calcext:value-type="float">
            <text:p>0.8367262287</text:p>
          </table:table-cell>
          <table:table-cell office:value-type="float" office:value="0.843774896660891" calcext:value-type="float">
            <text:p>0.8437748967</text:p>
          </table:table-cell>
          <table:table-cell office:value-type="float" office:value="0.831781499872378" calcext:value-type="float">
            <text:p>0.8317814999</text:p>
          </table:table-cell>
          <table:table-cell office:value-type="float" office:value="0.836522166454543" calcext:value-type="float">
            <text:p>0.8365221665</text:p>
          </table:table-cell>
          <table:table-cell office:value-type="float" office:value="0.83656221400496" calcext:value-type="float">
            <text:p>0.836562214</text:p>
          </table:table-cell>
          <table:table-cell office:value-type="float" office:value="0.831218601711194" calcext:value-type="float">
            <text:p>0.8312186017</text:p>
          </table:table-cell>
          <table:table-cell office:value-type="float" office:value="0.828429085251434" calcext:value-type="float">
            <text:p>0.8284290853</text:p>
          </table:table-cell>
          <table:table-cell office:value-type="float" office:value="0.840553868338222" calcext:value-type="float">
            <text:p>0.8405538683</text:p>
          </table:table-cell>
          <table:table-cell office:value-type="float" office:value="0.837684893134731" calcext:value-type="float">
            <text:p>0.8376848931</text:p>
          </table:table-cell>
          <table:table-cell office:value-type="float" office:value="0.837627561840169" calcext:value-type="float">
            <text:p>0.8376275618</text:p>
          </table:table-cell>
          <table:table-cell office:value-type="float" office:value="0.828110645931251" calcext:value-type="float">
            <text:p>0.8281106459</text:p>
          </table:table-cell>
          <table:table-cell office:value-type="float" office:value="0.832556288036817" calcext:value-type="float">
            <text:p>0.832556288</text:p>
          </table:table-cell>
          <table:table-cell office:value-type="float" office:value="0.839675852269136" calcext:value-type="float">
            <text:p>0.8396758523</text:p>
          </table:table-cell>
          <table:table-cell office:value-type="float" office:value="0.832833136077741" calcext:value-type="float">
            <text:p>0.8328331361</text:p>
          </table:table-cell>
          <table:table-cell office:value-type="float" office:value="0.829081360240413" calcext:value-type="float">
            <text:p>0.8290813602</text:p>
          </table:table-cell>
          <table:table-cell office:value-type="float" office:value="0.817968954749969" calcext:value-type="float">
            <text:p>0.8179689547</text:p>
          </table:table-cell>
          <table:table-cell office:value-type="float" office:value="0.840893377518348" calcext:value-type="float">
            <text:p>0.8408933775</text:p>
          </table:table-cell>
          <table:table-cell office:value-type="float" office:value="0.850872183885668" calcext:value-type="float">
            <text:p>0.8508721839</text:p>
          </table:table-cell>
          <table:table-cell office:value-type="float" office:value="0.837811210386775" calcext:value-type="float">
            <text:p>0.8378112104</text:p>
          </table:table-cell>
          <table:table-cell office:value-type="float" office:value="0.837897716604546" calcext:value-type="float">
            <text:p>0.8378977166</text:p>
          </table:table-cell>
          <table:table-cell office:value-type="float" office:value="0.841509206970902" calcext:value-type="float">
            <text:p>0.841509207</text:p>
          </table:table-cell>
          <table:table-cell office:value-type="float" office:value="0.8385741375265" calcext:value-type="float">
            <text:p>0.8385741375</text:p>
          </table:table-cell>
          <table:table-cell office:value-type="float" office:value="0.833855698893016" calcext:value-type="float">
            <text:p>0.8338556989</text:p>
          </table:table-cell>
          <table:table-cell office:value-type="float" office:value="0.838938098856779" calcext:value-type="float">
            <text:p>0.8389380989</text:p>
          </table:table-cell>
          <table:table-cell office:value-type="float" office:value="0.831380626834137" calcext:value-type="float">
            <text:p>0.8313806268</text:p>
          </table:table-cell>
          <table:table-cell office:value-type="float" office:value="0.839687496865626" calcext:value-type="float">
            <text:p>0.8396874969</text:p>
          </table:table-cell>
          <table:table-cell office:value-type="float" office:value="0.83213241169518" calcext:value-type="float">
            <text:p>0.8321324117</text:p>
          </table:table-cell>
          <table:table-cell office:value-type="float" office:value="0.841382175871223" calcext:value-type="float">
            <text:p>0.8413821759</text:p>
          </table:table-cell>
          <table:table-cell office:value-type="float" office:value="0.844646511005378" calcext:value-type="float">
            <text:p>0.844646511</text:p>
          </table:table-cell>
          <table:table-cell office:value-type="float" office:value="0.84449670592814" calcext:value-type="float">
            <text:p>0.8444967059</text:p>
          </table:table-cell>
          <table:table-cell office:value-type="float" office:value="0.842818083176513" calcext:value-type="float">
            <text:p>0.8428180832</text:p>
          </table:table-cell>
          <table:table-cell office:value-type="float" office:value="0.836719228862428" calcext:value-type="float">
            <text:p>0.8367192289</text:p>
          </table:table-cell>
          <table:table-cell office:value-type="float" office:value="0.842658092595728" calcext:value-type="float">
            <text:p>0.8426580926</text:p>
          </table:table-cell>
          <table:table-cell office:value-type="float" office:value="0.840856005975307" calcext:value-type="float">
            <text:p>0.840856006</text:p>
          </table:table-cell>
          <table:table-cell office:value-type="float" office:value="0.834510527938777" calcext:value-type="float">
            <text:p>0.8345105279</text:p>
          </table:table-cell>
          <table:table-cell office:value-type="float" office:value="0.843381105909757" calcext:value-type="float">
            <text:p>0.8433811059</text:p>
          </table:table-cell>
          <table:table-cell office:value-type="float" office:value="0.847553742384305" calcext:value-type="float">
            <text:p>0.8475537424</text:p>
          </table:table-cell>
          <table:table-cell office:value-type="float" office:value="0.838731679613191" calcext:value-type="float">
            <text:p>0.8387316796</text:p>
          </table:table-cell>
          <table:table-cell office:value-type="float" office:value="0.82531694147748" calcext:value-type="float">
            <text:p>0.8253169415</text:p>
          </table:table-cell>
          <table:table-cell office:value-type="float" office:value="0.831163925182643" calcext:value-type="float">
            <text:p>0.8311639252</text:p>
          </table:table-cell>
          <table:table-cell office:value-type="float" office:value="0.849121656810917" calcext:value-type="float">
            <text:p>0.8491216568</text:p>
          </table:table-cell>
          <table:table-cell office:value-type="float" office:value="0.850178267659779" calcext:value-type="float">
            <text:p>0.8501782677</text:p>
          </table:table-cell>
          <table:table-cell office:value-type="float" office:value="0.838995453954252" calcext:value-type="float">
            <text:p>0.838995454</text:p>
          </table:table-cell>
          <table:table-cell office:value-type="float" office:value="0.840315702183818" calcext:value-type="float">
            <text:p>0.8403157022</text:p>
          </table:table-cell>
          <table:table-cell office:value-type="float" office:value="0.84247558595967" calcext:value-type="float">
            <text:p>0.842475586</text:p>
          </table:table-cell>
          <table:table-cell office:value-type="float" office:value="0.836258536473864" calcext:value-type="float">
            <text:p>0.8362585365</text:p>
          </table:table-cell>
          <table:table-cell office:value-type="float" office:value="0.844248149541192" calcext:value-type="float">
            <text:p>0.8442481495</text:p>
          </table:table-cell>
          <table:table-cell office:value-type="float" office:value="0.829746019723398" calcext:value-type="float">
            <text:p>0.8297460197</text:p>
          </table:table-cell>
          <table:table-cell office:value-type="float" office:value="0.844903439620417" calcext:value-type="float">
            <text:p>0.8449034396</text:p>
          </table:table-cell>
          <table:table-cell office:value-type="float" office:value="0.836950249455028" calcext:value-type="float">
            <text:p>0.8369502495</text:p>
          </table:table-cell>
          <table:table-cell office:value-type="float" office:value="0.842828538915745" calcext:value-type="float">
            <text:p>0.8428285389</text:p>
          </table:table-cell>
          <table:table-cell office:value-type="float" office:value="0.845358021192198" calcext:value-type="float">
            <text:p>0.8453580212</text:p>
          </table:table-cell>
          <table:table-cell office:value-type="float" office:value="0.840289555982478" calcext:value-type="float">
            <text:p>0.840289556</text:p>
          </table:table-cell>
          <table:table-cell office:value-type="float" office:value="0.833809255834619" calcext:value-type="float">
            <text:p>0.8338092558</text:p>
          </table:table-cell>
          <table:table-cell office:value-type="float" office:value="0.842051267489083" calcext:value-type="float">
            <text:p>0.8420512675</text:p>
          </table:table-cell>
          <table:table-cell office:value-type="float" office:value="0.845675512021077" calcext:value-type="float">
            <text:p>0.845675512</text:p>
          </table:table-cell>
          <table:table-cell office:value-type="float" office:value="0.836521298779288" calcext:value-type="float">
            <text:p>0.8365212988</text:p>
          </table:table-cell>
          <table:table-cell office:value-type="float" office:value="0.832644494477454" calcext:value-type="float">
            <text:p>0.8326444945</text:p>
          </table:table-cell>
          <table:table-cell office:value-type="float" office:value="0.846612238605348" calcext:value-type="float">
            <text:p>0.8466122386</text:p>
          </table:table-cell>
          <table:table-cell office:value-type="float" office:value="0.845120717859592" calcext:value-type="float">
            <text:p>0.8451207179</text:p>
          </table:table-cell>
          <table:table-cell office:value-type="float" office:value="0.845409963636669" calcext:value-type="float">
            <text:p>0.8454099636</text:p>
          </table:table-cell>
          <table:table-cell office:value-type="float" office:value="0.837977484127001" calcext:value-type="float">
            <text:p>0.8379774841</text:p>
          </table:table-cell>
          <table:table-cell office:value-type="float" office:value="0.848743148711675" calcext:value-type="float">
            <text:p>0.8487431487</text:p>
          </table:table-cell>
          <table:table-cell office:value-type="float" office:value="0.842711622480113" calcext:value-type="float">
            <text:p>0.8427116225</text:p>
          </table:table-cell>
          <table:table-cell office:value-type="float" office:value="0.836985903128993" calcext:value-type="float">
            <text:p>0.8369859031</text:p>
          </table:table-cell>
          <table:table-cell office:value-type="float" office:value="0.840256034144507" calcext:value-type="float">
            <text:p>0.8402560341</text:p>
          </table:table-cell>
          <table:table-cell office:value-type="float" office:value="0.836918823756174" calcext:value-type="float">
            <text:p>0.8369188238</text:p>
          </table:table-cell>
          <table:table-cell office:value-type="float" office:value="0.826222424846883" calcext:value-type="float">
            <text:p>0.8262224248</text:p>
          </table:table-cell>
          <table:table-cell office:value-type="float" office:value="0.842624377668069" calcext:value-type="float">
            <text:p>0.8426243777</text:p>
          </table:table-cell>
          <table:table-cell office:value-type="float" office:value="0.833566789921878" calcext:value-type="float">
            <text:p>0.8335667899</text:p>
          </table:table-cell>
          <table:table-cell office:value-type="float" office:value="0.836469644860845" calcext:value-type="float">
            <text:p>0.8364696449</text:p>
          </table:table-cell>
          <table:table-cell office:value-type="float" office:value="0.848209551693537" calcext:value-type="float">
            <text:p>0.8482095517</text:p>
          </table:table-cell>
          <table:table-cell office:value-type="float" office:value="0.8424761141476" calcext:value-type="float">
            <text:p>0.8424761141</text:p>
          </table:table-cell>
          <table:table-cell office:value-type="float" office:value="0.83998241324795" calcext:value-type="float">
            <text:p>0.8399824132</text:p>
          </table:table-cell>
          <table:table-cell office:value-type="float" office:value="0.838337722975694" calcext:value-type="float">
            <text:p>0.838337723</text:p>
          </table:table-cell>
          <table:table-cell office:value-type="float" office:value="0.846531415426063" calcext:value-type="float">
            <text:p>0.8465314154</text:p>
          </table:table-cell>
          <table:table-cell office:value-type="float" office:value="0.849058733600023" calcext:value-type="float">
            <text:p>0.8490587336</text:p>
          </table:table-cell>
          <table:table-cell office:value-type="float" office:value="0.841973835198416" calcext:value-type="float">
            <text:p>0.8419738352</text:p>
          </table:table-cell>
          <table:table-cell office:value-type="float" office:value="0.847113594528897" calcext:value-type="float">
            <text:p>0.8471135945</text:p>
          </table:table-cell>
          <table:table-cell office:value-type="float" office:value="0.851265911287206" calcext:value-type="float">
            <text:p>0.8512659113</text:p>
          </table:table-cell>
          <table:table-cell office:value-type="float" office:value="0.844564688238675" calcext:value-type="float">
            <text:p>0.8445646882</text:p>
          </table:table-cell>
          <table:table-cell office:value-type="float" office:value="0.847138112665092" calcext:value-type="float">
            <text:p>0.8471381127</text:p>
          </table:table-cell>
          <table:table-cell office:value-type="float" office:value="0.841234439729775" calcext:value-type="float">
            <text:p>0.8412344397</text:p>
          </table:table-cell>
          <table:table-cell office:value-type="float" office:value="0.843485804756373" calcext:value-type="float">
            <text:p>0.8434858048</text:p>
          </table:table-cell>
          <table:table-cell office:value-type="float" office:value="0.844425452582409" calcext:value-type="float">
            <text:p>0.8444254526</text:p>
          </table:table-cell>
          <table:table-cell office:value-type="float" office:value="0.84842698307126" calcext:value-type="float">
            <text:p>0.8484269831</text:p>
          </table:table-cell>
          <table:table-cell office:value-type="float" office:value="0.848252856138214" calcext:value-type="float">
            <text:p>0.8482528561</text:p>
          </table:table-cell>
          <table:table-cell office:value-type="float" office:value="0.835383268315219" calcext:value-type="float">
            <text:p>0.8353832683</text:p>
          </table:table-cell>
          <table:table-cell office:value-type="float" office:value="0.847409072459178" calcext:value-type="float">
            <text:p>0.8474090725</text:p>
          </table:table-cell>
          <table:table-cell office:value-type="float" office:value="0.849735736112913" calcext:value-type="float">
            <text:p>0.8497357361</text:p>
          </table:table-cell>
          <table:table-cell office:value-type="float" office:value="0.842437734598489" calcext:value-type="float">
            <text:p>0.8424377346</text:p>
          </table:table-cell>
          <table:table-cell office:value-type="float" office:value="0.849387733398235" calcext:value-type="float">
            <text:p>0.8493877334</text:p>
          </table:table-cell>
          <table:table-cell office:value-type="float" office:value="0.830592148236277" calcext:value-type="float">
            <text:p>0.8305921482</text:p>
          </table:table-cell>
          <table:table-cell office:value-type="float" office:value="0.831437242543407" calcext:value-type="float">
            <text:p>0.8314372425</text:p>
          </table:table-cell>
          <table:table-cell office:value-type="float" office:value="0.839896176936309" calcext:value-type="float">
            <text:p>0.8398961769</text:p>
          </table:table-cell>
          <table:table-cell office:value-type="float" office:value="0.851136608290355" calcext:value-type="float">
            <text:p>0.8511366083</text:p>
          </table:table-cell>
          <table:table-cell office:value-type="float" office:value="0.82708406084355" calcext:value-type="float">
            <text:p>0.8270840608</text:p>
          </table:table-cell>
          <table:table-cell office:value-type="float" office:value="0.842810822689644" calcext:value-type="float">
            <text:p>0.8428108227</text:p>
          </table:table-cell>
          <table:table-cell office:value-type="float" office:value="0.837624227215699" calcext:value-type="float">
            <text:p>0.8376242272</text:p>
          </table:table-cell>
          <table:table-cell office:value-type="float" office:value="0.839724409667114" calcext:value-type="float">
            <text:p>0.8397244097</text:p>
          </table:table-cell>
          <table:table-cell office:value-type="float" office:value="0.844102702748389" calcext:value-type="float">
            <text:p>0.8441027027</text:p>
          </table:table-cell>
          <table:table-cell office:value-type="float" office:value="0.844786128916313" calcext:value-type="float">
            <text:p>0.8447861289</text:p>
          </table:table-cell>
          <table:table-cell office:value-type="float" office:value="0.849552370834422" calcext:value-type="float">
            <text:p>0.8495523708</text:p>
          </table:table-cell>
          <table:table-cell office:value-type="float" office:value="0.84298498803091" calcext:value-type="float">
            <text:p>0.842984988</text:p>
          </table:table-cell>
          <table:table-cell office:value-type="float" office:value="0.841772959081933" calcext:value-type="float">
            <text:p>0.8417729591</text:p>
          </table:table-cell>
          <table:table-cell office:value-type="float" office:value="0.845679478628547" calcext:value-type="float">
            <text:p>0.8456794786</text:p>
          </table:table-cell>
          <table:table-cell office:value-type="float" office:value="0.83815320542063" calcext:value-type="float">
            <text:p>0.8381532054</text:p>
          </table:table-cell>
          <table:table-cell office:value-type="float" office:value="0.848698334392515" calcext:value-type="float">
            <text:p>0.8486983344</text:p>
          </table:table-cell>
          <table:table-cell office:value-type="float" office:value="0.843086621335296" calcext:value-type="float">
            <text:p>0.8430866213</text:p>
          </table:table-cell>
          <table:table-cell office:value-type="float" office:value="0.85067334103806" calcext:value-type="float">
            <text:p>0.850673341</text:p>
          </table:table-cell>
          <table:table-cell office:value-type="float" office:value="0.845926525575427" calcext:value-type="float">
            <text:p>0.8459265256</text:p>
          </table:table-cell>
          <table:table-cell office:value-type="float" office:value="0.843598362263437" calcext:value-type="float">
            <text:p>0.8435983623</text:p>
          </table:table-cell>
          <table:table-cell office:value-type="float" office:value="0.844566213467457" calcext:value-type="float">
            <text:p>0.8445662135</text:p>
          </table:table-cell>
          <table:table-cell office:value-type="float" office:value="0.843336295695064" calcext:value-type="float">
            <text:p>0.8433362957</text:p>
          </table:table-cell>
          <table:table-cell office:value-type="float" office:value="0.836346565179113" calcext:value-type="float">
            <text:p>0.8363465652</text:p>
          </table:table-cell>
          <table:table-cell office:value-type="float" office:value="0.846179613712955" calcext:value-type="float">
            <text:p>0.8461796137</text:p>
          </table:table-cell>
          <table:table-cell office:value-type="float" office:value="0.830969844220361" calcext:value-type="float">
            <text:p>0.8309698442</text:p>
          </table:table-cell>
          <table:table-cell office:value-type="float" office:value="0.845754817551361" calcext:value-type="float">
            <text:p>0.8457548176</text:p>
          </table:table-cell>
          <table:table-cell office:value-type="float" office:value="0.839582552125508" calcext:value-type="float">
            <text:p>0.8395825521</text:p>
          </table:table-cell>
          <table:table-cell office:value-type="float" office:value="0.854204409009819" calcext:value-type="float">
            <text:p>0.854204409</text:p>
          </table:table-cell>
          <table:table-cell office:value-type="float" office:value="0.845835247585659" calcext:value-type="float">
            <text:p>0.8458352476</text:p>
          </table:table-cell>
          <table:table-cell office:value-type="float" office:value="0.847301501234922" calcext:value-type="float">
            <text:p>0.8473015012</text:p>
          </table:table-cell>
          <table:table-cell office:value-type="float" office:value="0.848723406227248" calcext:value-type="float">
            <text:p>0.8487234062</text:p>
          </table:table-cell>
          <table:table-cell office:value-type="float" office:value="0.845721473748374" calcext:value-type="float">
            <text:p>0.8457214737</text:p>
          </table:table-cell>
          <table:table-cell office:value-type="float" office:value="0.843335458623551" calcext:value-type="float">
            <text:p>0.8433354586</text:p>
          </table:table-cell>
          <table:table-cell office:value-type="float" office:value="0.842468259456799" calcext:value-type="float">
            <text:p>0.8424682595</text:p>
          </table:table-cell>
          <table:table-cell office:value-type="float" office:value="0.838228311347554" calcext:value-type="float">
            <text:p>0.8382283113</text:p>
          </table:table-cell>
          <table:table-cell office:value-type="float" office:value="0.83556210338605" calcext:value-type="float">
            <text:p>0.8355621034</text:p>
          </table:table-cell>
          <table:table-cell office:value-type="float" office:value="0.837745163766665" calcext:value-type="float">
            <text:p>0.8377451638</text:p>
          </table:table-cell>
          <table:table-cell office:value-type="float" office:value="0.848248841130994" calcext:value-type="float">
            <text:p>0.8482488411</text:p>
          </table:table-cell>
          <table:table-cell office:value-type="float" office:value="0.841506949079849" calcext:value-type="float">
            <text:p>0.8415069491</text:p>
          </table:table-cell>
          <table:table-cell office:value-type="float" office:value="0.842918735078963" calcext:value-type="float">
            <text:p>0.8429187351</text:p>
          </table:table-cell>
          <table:table-cell office:value-type="float" office:value="0.838151166639186" calcext:value-type="float">
            <text:p>0.8381511666</text:p>
          </table:table-cell>
          <table:table-cell office:value-type="float" office:value="0.841758830624029" calcext:value-type="float">
            <text:p>0.8417588306</text:p>
          </table:table-cell>
          <table:table-cell office:value-type="float" office:value="0.850270469558991" calcext:value-type="float">
            <text:p>0.8502704696</text:p>
          </table:table-cell>
          <table:table-cell office:value-type="float" office:value="0.842779060918861" calcext:value-type="float">
            <text:p>0.8427790609</text:p>
          </table:table-cell>
          <table:table-cell office:value-type="float" office:value="0.848310936692672" calcext:value-type="float">
            <text:p>0.8483109367</text:p>
          </table:table-cell>
          <table:table-cell office:value-type="float" office:value="0.841811093456573" calcext:value-type="float">
            <text:p>0.8418110935</text:p>
          </table:table-cell>
          <table:table-cell office:value-type="float" office:value="0.844739336843436" calcext:value-type="float">
            <text:p>0.8447393368</text:p>
          </table:table-cell>
          <table:table-cell office:value-type="float" office:value="0.808281313926618" calcext:value-type="float">
            <text:p>0.8082813139</text:p>
          </table:table-cell>
          <table:table-cell office:value-type="float" office:value="0.836334377744444" calcext:value-type="float">
            <text:p>0.8363343777</text:p>
          </table:table-cell>
          <table:table-cell office:value-type="float" office:value="0.845569557177718" calcext:value-type="float">
            <text:p>0.8455695572</text:p>
          </table:table-cell>
          <table:table-cell office:value-type="float" office:value="0.843405533133514" calcext:value-type="float">
            <text:p>0.8434055331</text:p>
          </table:table-cell>
          <table:table-cell office:value-type="float" office:value="0.847572245170016" calcext:value-type="float">
            <text:p>0.8475722452</text:p>
          </table:table-cell>
          <table:table-cell office:value-type="float" office:value="0.844119473703844" calcext:value-type="float">
            <text:p>0.8441194737</text:p>
          </table:table-cell>
          <table:table-cell office:value-type="float" office:value="0.846223837408357" calcext:value-type="float">
            <text:p>0.8462238374</text:p>
          </table:table-cell>
          <table:table-cell office:value-type="float" office:value="0.842311883368184" calcext:value-type="float">
            <text:p>0.8423118834</text:p>
          </table:table-cell>
          <table:table-cell office:value-type="float" office:value="0.845577906666463" calcext:value-type="float">
            <text:p>0.8455779067</text:p>
          </table:table-cell>
          <table:table-cell office:value-type="float" office:value="0.842941255762997" calcext:value-type="float">
            <text:p>0.8429412558</text:p>
          </table:table-cell>
          <table:table-cell office:value-type="float" office:value="0.84706475264944" calcext:value-type="float">
            <text:p>0.8470647526</text:p>
          </table:table-cell>
          <table:table-cell office:value-type="float" office:value="0.849826718266509" calcext:value-type="float">
            <text:p>0.8498267183</text:p>
          </table:table-cell>
          <table:table-cell office:value-type="float" office:value="0.843062953407904" calcext:value-type="float">
            <text:p>0.8430629534</text:p>
          </table:table-cell>
          <table:table-cell office:value-type="float" office:value="0.852127127040418" calcext:value-type="float">
            <text:p>0.852127127</text:p>
          </table:table-cell>
          <table:table-cell office:value-type="float" office:value="0.849781492302303" calcext:value-type="float">
            <text:p>0.8497814923</text:p>
          </table:table-cell>
          <table:table-cell office:value-type="float" office:value="0.84317307116908" calcext:value-type="float">
            <text:p>0.8431730712</text:p>
          </table:table-cell>
          <table:table-cell office:value-type="float" office:value="0.836448766982085" calcext:value-type="float">
            <text:p>0.836448767</text:p>
          </table:table-cell>
          <table:table-cell office:value-type="float" office:value="0.835646013648524" calcext:value-type="float">
            <text:p>0.8356460136</text:p>
          </table:table-cell>
          <table:table-cell office:value-type="float" office:value="0.848019988835232" calcext:value-type="float">
            <text:p>0.8480199888</text:p>
          </table:table-cell>
          <table:table-cell office:value-type="float" office:value="0.838880076334086" calcext:value-type="float">
            <text:p>0.8388800763</text:p>
          </table:table-cell>
          <table:table-cell office:value-type="float" office:value="0.850875352713654" calcext:value-type="float">
            <text:p>0.8508753527</text:p>
          </table:table-cell>
          <table:table-cell office:value-type="float" office:value="0.842274526100897" calcext:value-type="float">
            <text:p>0.8422745261</text:p>
          </table:table-cell>
          <table:table-cell office:value-type="float" office:value="0.856870317929472" calcext:value-type="float">
            <text:p>0.8568703179</text:p>
          </table:table-cell>
          <table:table-cell office:value-type="float" office:value="0.839876954850314" calcext:value-type="float">
            <text:p>0.8398769549</text:p>
          </table:table-cell>
          <table:table-cell office:value-type="float" office:value="0.840200971436578" calcext:value-type="float">
            <text:p>0.8402009714</text:p>
          </table:table-cell>
          <table:table-cell office:value-type="float" office:value="0.847503173767726" calcext:value-type="float">
            <text:p>0.8475031738</text:p>
          </table:table-cell>
          <table:table-cell office:value-type="float" office:value="0.847259185637143" calcext:value-type="float">
            <text:p>0.8472591856</text:p>
          </table:table-cell>
          <table:table-cell office:value-type="float" office:value="0.844445630350015" calcext:value-type="float">
            <text:p>0.8444456304</text:p>
          </table:table-cell>
          <table:table-cell office:value-type="float" office:value="0.857121371090427" calcext:value-type="float">
            <text:p>0.8571213711</text:p>
          </table:table-cell>
          <table:table-cell office:value-type="float" office:value="0.846162442856621" calcext:value-type="float">
            <text:p>0.8461624429</text:p>
          </table:table-cell>
          <table:table-cell office:value-type="float" office:value="0.837022759142039" calcext:value-type="float">
            <text:p>0.8370227591</text:p>
          </table:table-cell>
          <table:table-cell office:value-type="float" office:value="0.852150354022265" calcext:value-type="float">
            <text:p>0.852150354</text:p>
          </table:table-cell>
          <table:table-cell office:value-type="float" office:value="0.854781750564331" calcext:value-type="float">
            <text:p>0.8547817506</text:p>
          </table:table-cell>
          <table:table-cell office:value-type="float" office:value="0.845976736519198" calcext:value-type="float">
            <text:p>0.8459767365</text:p>
          </table:table-cell>
          <table:table-cell office:value-type="float" office:value="0.84183689307016" calcext:value-type="float">
            <text:p>0.8418368931</text:p>
          </table:table-cell>
          <table:table-cell office:value-type="float" office:value="0.838165232885959" calcext:value-type="float">
            <text:p>0.8381652329</text:p>
          </table:table-cell>
          <table:table-cell office:value-type="float" office:value="0.847695339007664" calcext:value-type="float">
            <text:p>0.847695339</text:p>
          </table:table-cell>
          <table:table-cell office:value-type="float" office:value="0.838398423887552" calcext:value-type="float">
            <text:p>0.8383984239</text:p>
          </table:table-cell>
          <table:table-cell office:value-type="float" office:value="0.847025672509821" calcext:value-type="float">
            <text:p>0.8470256725</text:p>
          </table:table-cell>
          <table:table-cell office:value-type="float" office:value="0.845219880424872" calcext:value-type="float">
            <text:p>0.8452198804</text:p>
          </table:table-cell>
          <table:table-cell office:value-type="float" office:value="0.839305996175806" calcext:value-type="float">
            <text:p>0.8393059962</text:p>
          </table:table-cell>
          <table:table-cell office:value-type="float" office:value="0.84278693425952" calcext:value-type="float">
            <text:p>0.8427869343</text:p>
          </table:table-cell>
          <table:table-cell office:value-type="float" office:value="0.849299080948879" calcext:value-type="float">
            <text:p>0.8492990809</text:p>
          </table:table-cell>
          <table:table-cell office:value-type="float" office:value="0.848524332660681" calcext:value-type="float">
            <text:p>0.8485243327</text:p>
          </table:table-cell>
          <table:table-cell office:value-type="float" office:value="0.844400261897902" calcext:value-type="float">
            <text:p>0.8444002619</text:p>
          </table:table-cell>
          <table:table-cell office:value-type="float" office:value="0.854459600866245" calcext:value-type="float">
            <text:p>0.8544596009</text:p>
          </table:table-cell>
          <table:table-cell office:value-type="float" office:value="0.843532841779024" calcext:value-type="float">
            <text:p>0.8435328418</text:p>
          </table:table-cell>
          <table:table-cell office:value-type="float" office:value="0.840164306416048" calcext:value-type="float">
            <text:p>0.8401643064</text:p>
          </table:table-cell>
          <table:table-cell office:value-type="float" office:value="0.84599974555986" calcext:value-type="float">
            <text:p>0.8459997456</text:p>
          </table:table-cell>
          <table:table-cell office:value-type="float" office:value="0.835665421903538" calcext:value-type="float">
            <text:p>0.8356654219</text:p>
          </table:table-cell>
          <table:table-cell office:value-type="float" office:value="0.847099315703709" calcext:value-type="float">
            <text:p>0.8470993157</text:p>
          </table:table-cell>
          <table:table-cell office:value-type="float" office:value="0.846610173474427" calcext:value-type="float">
            <text:p>0.8466101735</text:p>
          </table:table-cell>
          <table:table-cell office:value-type="float" office:value="0.845007789108016" calcext:value-type="float">
            <text:p>0.8450077891</text:p>
          </table:table-cell>
          <table:table-cell office:value-type="float" office:value="0.838120972639833" calcext:value-type="float">
            <text:p>0.8381209726</text:p>
          </table:table-cell>
          <table:table-cell office:value-type="float" office:value="0.835180974285277" calcext:value-type="float">
            <text:p>0.8351809743</text:p>
          </table:table-cell>
          <table:table-cell office:value-type="float" office:value="0.841914841669773" calcext:value-type="float">
            <text:p>0.8419148417</text:p>
          </table:table-cell>
          <table:table-cell office:value-type="float" office:value="0.828848452641755" calcext:value-type="float">
            <text:p>0.8288484526</text:p>
          </table:table-cell>
          <table:table-cell office:value-type="float" office:value="0.846187079947448" calcext:value-type="float">
            <text:p>0.8461870799</text:p>
          </table:table-cell>
          <table:table-cell office:value-type="float" office:value="0.843948731457777" calcext:value-type="float">
            <text:p>0.8439487315</text:p>
          </table:table-cell>
          <table:table-cell office:value-type="float" office:value="0.84975634513413" calcext:value-type="float">
            <text:p>0.8497563451</text:p>
          </table:table-cell>
          <table:table-cell office:value-type="float" office:value="0.840465720513563" calcext:value-type="float">
            <text:p>0.8404657205</text:p>
          </table:table-cell>
          <table:table-cell office:value-type="float" office:value="0.825269801693365" calcext:value-type="float">
            <text:p>0.8252698017</text:p>
          </table:table-cell>
          <table:table-cell office:value-type="float" office:value="0.843339937824974" calcext:value-type="float">
            <text:p>0.8433399378</text:p>
          </table:table-cell>
          <table:table-cell office:value-type="float" office:value="0.840649882732668" calcext:value-type="float">
            <text:p>0.8406498827</text:p>
          </table:table-cell>
          <table:table-cell office:value-type="float" office:value="0.848596017245043" calcext:value-type="float">
            <text:p>0.8485960172</text:p>
          </table:table-cell>
          <table:table-cell office:value-type="float" office:value="0.841578048672859" calcext:value-type="float">
            <text:p>0.8415780487</text:p>
          </table:table-cell>
          <table:table-cell office:value-type="float" office:value="0.847827344825742" calcext:value-type="float">
            <text:p>0.8478273448</text:p>
          </table:table-cell>
          <table:table-cell office:value-type="float" office:value="0.837454213287759" calcext:value-type="float">
            <text:p>0.8374542133</text:p>
          </table:table-cell>
          <table:table-cell office:value-type="float" office:value="0.848999007798583" calcext:value-type="float">
            <text:p>0.8489990078</text:p>
          </table:table-cell>
          <table:table-cell office:value-type="float" office:value="0.850839367926076" calcext:value-type="float">
            <text:p>0.8508393679</text:p>
          </table:table-cell>
          <table:table-cell office:value-type="float" office:value="0.838541103281187" calcext:value-type="float">
            <text:p>0.8385411033</text:p>
          </table:table-cell>
          <table:table-cell office:value-type="float" office:value="0.841017010194568" calcext:value-type="float">
            <text:p>0.8410170102</text:p>
          </table:table-cell>
          <table:table-cell office:value-type="float" office:value="0.848619400616057" calcext:value-type="float">
            <text:p>0.8486194006</text:p>
          </table:table-cell>
          <table:table-cell office:value-type="float" office:value="0.84824689853488" calcext:value-type="float">
            <text:p>0.8482468985</text:p>
          </table:table-cell>
          <table:table-cell office:value-type="float" office:value="0.843031590414515" calcext:value-type="float">
            <text:p>0.8430315904</text:p>
          </table:table-cell>
          <table:table-cell office:value-type="float" office:value="0.853210688955552" calcext:value-type="float">
            <text:p>0.853210689</text:p>
          </table:table-cell>
          <table:table-cell office:value-type="float" office:value="0.836286508548676" calcext:value-type="float">
            <text:p>0.8362865085</text:p>
          </table:table-cell>
          <table:table-cell office:value-type="float" office:value="0.850655796899961" calcext:value-type="float">
            <text:p>0.8506557969</text:p>
          </table:table-cell>
          <table:table-cell office:value-type="float" office:value="0.841946164951698" calcext:value-type="float">
            <text:p>0.841946165</text:p>
          </table:table-cell>
          <table:table-cell office:value-type="float" office:value="0.838016756217843" calcext:value-type="float">
            <text:p>0.8380167562</text:p>
          </table:table-cell>
          <table:table-cell office:value-type="float" office:value="0.840780572095508" calcext:value-type="float">
            <text:p>0.8407805721</text:p>
          </table:table-cell>
          <table:table-cell office:value-type="float" office:value="0.849035436692445" calcext:value-type="float">
            <text:p>0.8490354367</text:p>
          </table:table-cell>
          <table:table-cell office:value-type="float" office:value="0.848030029573942" calcext:value-type="float">
            <text:p>0.8480300296</text:p>
          </table:table-cell>
          <table:table-cell office:value-type="float" office:value="0.847303528481915" calcext:value-type="float">
            <text:p>0.8473035285</text:p>
          </table:table-cell>
          <table:table-cell office:value-type="float" office:value="0.845653934615376" calcext:value-type="float">
            <text:p>0.8456539346</text:p>
          </table:table-cell>
          <table:table-cell office:value-type="float" office:value="0.838239682577579" calcext:value-type="float">
            <text:p>0.8382396826</text:p>
          </table:table-cell>
          <table:table-cell office:value-type="float" office:value="0.852727512688336" calcext:value-type="float">
            <text:p>0.8527275127</text:p>
          </table:table-cell>
          <table:table-cell office:value-type="float" office:value="0.836249187907013" calcext:value-type="float">
            <text:p>0.8362491879</text:p>
          </table:table-cell>
          <table:table-cell office:value-type="float" office:value="0.844275437008948" calcext:value-type="float">
            <text:p>0.844275437</text:p>
          </table:table-cell>
          <table:table-cell office:value-type="float" office:value="0.84218287201316" calcext:value-type="float">
            <text:p>0.842182872</text:p>
          </table:table-cell>
          <table:table-cell office:value-type="float" office:value="0.848753051950752" calcext:value-type="float">
            <text:p>0.848753052</text:p>
          </table:table-cell>
          <table:table-cell office:value-type="float" office:value="0.854268475913858" calcext:value-type="float">
            <text:p>0.8542684759</text:p>
          </table:table-cell>
          <table:table-cell office:value-type="float" office:value="0.850819720173937" calcext:value-type="float">
            <text:p>0.8508197202</text:p>
          </table:table-cell>
          <table:table-cell office:value-type="float" office:value="0.846736099633717" calcext:value-type="float">
            <text:p>0.8467360996</text:p>
          </table:table-cell>
          <table:table-cell office:value-type="float" office:value="0.849060869959917" calcext:value-type="float">
            <text:p>0.84906087</text:p>
          </table:table-cell>
          <table:table-cell office:value-type="float" office:value="0.858041339511996" calcext:value-type="float">
            <text:p>0.8580413395</text:p>
          </table:table-cell>
          <table:table-cell office:value-type="float" office:value="0.841472988723061" calcext:value-type="float">
            <text:p>0.8414729887</text:p>
          </table:table-cell>
          <table:table-cell office:value-type="float" office:value="0.851807392086926" calcext:value-type="float">
            <text:p>0.8518073921</text:p>
          </table:table-cell>
          <table:table-cell office:value-type="float" office:value="0.83601363193872" calcext:value-type="float">
            <text:p>0.8360136319</text:p>
          </table:table-cell>
          <table:table-cell office:value-type="float" office:value="0.849403319151505" calcext:value-type="float">
            <text:p>0.8494033192</text:p>
          </table:table-cell>
          <table:table-cell office:value-type="float" office:value="0.848612939316773" calcext:value-type="float">
            <text:p>0.8486129393</text:p>
          </table:table-cell>
          <table:table-cell office:value-type="float" office:value="0.843411539735792" calcext:value-type="float">
            <text:p>0.8434115397</text:p>
          </table:table-cell>
          <table:table-cell office:value-type="float" office:value="0.843112944612913" calcext:value-type="float">
            <text:p>0.8431129446</text:p>
          </table:table-cell>
          <table:table-cell office:value-type="float" office:value="0.837571888420563" calcext:value-type="float">
            <text:p>0.8375718884</text:p>
          </table:table-cell>
          <table:table-cell office:value-type="float" office:value="0.851487302741204" calcext:value-type="float">
            <text:p>0.8514873027</text:p>
          </table:table-cell>
          <table:table-cell office:value-type="float" office:value="0.852413309102803" calcext:value-type="float">
            <text:p>0.8524133091</text:p>
          </table:table-cell>
          <table:table-cell office:value-type="float" office:value="0.854729752275146" calcext:value-type="float">
            <text:p>0.8547297523</text:p>
          </table:table-cell>
          <table:table-cell office:value-type="float" office:value="0.850088590097415" calcext:value-type="float">
            <text:p>0.8500885901</text:p>
          </table:table-cell>
          <table:table-cell office:value-type="float" office:value="0.849754643847697" calcext:value-type="float">
            <text:p>0.8497546438</text:p>
          </table:table-cell>
          <table:table-cell office:value-type="float" office:value="0.847372261370568" calcext:value-type="float">
            <text:p>0.8473722614</text:p>
          </table:table-cell>
          <table:table-cell office:value-type="float" office:value="0.849532144487309" calcext:value-type="float">
            <text:p>0.8495321445</text:p>
          </table:table-cell>
          <table:table-cell office:value-type="float" office:value="0.847560911913798" calcext:value-type="float">
            <text:p>0.8475609119</text:p>
          </table:table-cell>
          <table:table-cell office:value-type="float" office:value="0.851381689347523" calcext:value-type="float">
            <text:p>0.8513816893</text:p>
          </table:table-cell>
          <table:table-cell office:value-type="float" office:value="0.847493242501433" calcext:value-type="float">
            <text:p>0.8474932425</text:p>
          </table:table-cell>
          <table:table-cell office:value-type="float" office:value="0.848074987129998" calcext:value-type="float">
            <text:p>0.8480749871</text:p>
          </table:table-cell>
          <table:table-cell office:value-type="float" office:value="0.844976660833193" calcext:value-type="float">
            <text:p>0.8449766608</text:p>
          </table:table-cell>
          <table:table-cell office:value-type="float" office:value="0.843595021527207" calcext:value-type="float">
            <text:p>0.8435950215</text:p>
          </table:table-cell>
          <table:table-cell office:value-type="float" office:value="0.850135729986389" calcext:value-type="float">
            <text:p>0.85013573</text:p>
          </table:table-cell>
          <table:table-cell office:value-type="float" office:value="0.827254721824174" calcext:value-type="float">
            <text:p>0.8272547218</text:p>
          </table:table-cell>
          <table:table-cell office:value-type="float" office:value="0.83525110573348" calcext:value-type="float">
            <text:p>0.8352511057</text:p>
          </table:table-cell>
          <table:table-cell office:value-type="float" office:value="0.85036277773992" calcext:value-type="float">
            <text:p>0.8503627777</text:p>
          </table:table-cell>
          <table:table-cell office:value-type="float" office:value="0.847943803927922" calcext:value-type="float">
            <text:p>0.8479438039</text:p>
          </table:table-cell>
          <table:table-cell office:value-type="float" office:value="0.846893433561035" calcext:value-type="float">
            <text:p>0.8468934336</text:p>
          </table:table-cell>
          <table:table-cell office:value-type="float" office:value="0.847336608175957" calcext:value-type="float">
            <text:p>0.8473366082</text:p>
          </table:table-cell>
          <table:table-cell office:value-type="float" office:value="0.834280608586553" calcext:value-type="float">
            <text:p>0.8342806086</text:p>
          </table:table-cell>
          <table:table-cell office:value-type="float" office:value="0.84580500788292" calcext:value-type="float">
            <text:p>0.8458050079</text:p>
          </table:table-cell>
          <table:table-cell office:value-type="float" office:value="0.833883725704036" calcext:value-type="float">
            <text:p>0.8338837257</text:p>
          </table:table-cell>
          <table:table-cell office:value-type="float" office:value="0.827988302671721" calcext:value-type="float">
            <text:p>0.8279883027</text:p>
          </table:table-cell>
          <table:table-cell office:value-type="float" office:value="0.83920067070896" calcext:value-type="float">
            <text:p>0.8392006707</text:p>
          </table:table-cell>
          <table:table-cell office:value-type="float" office:value="0.84835854603376" calcext:value-type="float">
            <text:p>0.848358546</text:p>
          </table:table-cell>
          <table:table-cell office:value-type="float" office:value="0.843545673540053" calcext:value-type="float">
            <text:p>0.8435456735</text:p>
          </table:table-cell>
          <table:table-cell office:value-type="float" office:value="0.855276588235377" calcext:value-type="float">
            <text:p>0.8552765882</text:p>
          </table:table-cell>
          <table:table-cell office:value-type="float" office:value="0.856736045427195" calcext:value-type="float">
            <text:p>0.8567360454</text:p>
          </table:table-cell>
          <table:table-cell office:value-type="float" office:value="0.844927076045279" calcext:value-type="float">
            <text:p>0.844927076</text:p>
          </table:table-cell>
          <table:table-cell office:value-type="float" office:value="0.850233009425382" calcext:value-type="float">
            <text:p>0.8502330094</text:p>
          </table:table-cell>
          <table:table-cell office:value-type="float" office:value="0.84224633139622" calcext:value-type="float">
            <text:p>0.8422463314</text:p>
          </table:table-cell>
          <table:table-cell office:value-type="float" office:value="0.845231822190737" calcext:value-type="float">
            <text:p>0.8452318222</text:p>
          </table:table-cell>
          <table:table-cell office:value-type="float" office:value="0.855159977822185" calcext:value-type="float">
            <text:p>0.8551599778</text:p>
          </table:table-cell>
          <table:table-cell office:value-type="float" office:value="0.832621668519971" calcext:value-type="float">
            <text:p>0.8326216685</text:p>
          </table:table-cell>
          <table:table-cell office:value-type="float" office:value="0.840178515255586" calcext:value-type="float">
            <text:p>0.8401785153</text:p>
          </table:table-cell>
          <table:table-cell office:value-type="float" office:value="0.848131316350494" calcext:value-type="float">
            <text:p>0.8481313164</text:p>
          </table:table-cell>
          <table:table-cell table:number-columns-repeated="213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527"/>
        </table:table-row>
        <table:table-row table:style-name="ro1">
          <table:table-cell office:value-type="float" office:value="0.111859988485064" calcext:value-type="float">
            <text:p>0.1118599885</text:p>
          </table:table-cell>
          <table:table-cell office:value-type="float" office:value="0.574125760282789" calcext:value-type="float">
            <text:p>0.5741257603</text:p>
          </table:table-cell>
          <table:table-cell office:value-type="float" office:value="0.664503812449319" calcext:value-type="float">
            <text:p>0.6645038124</text:p>
          </table:table-cell>
          <table:table-cell office:value-type="float" office:value="0.567613462720599" calcext:value-type="float">
            <text:p>0.5676134627</text:p>
          </table:table-cell>
          <table:table-cell office:value-type="float" office:value="0.626005313566753" calcext:value-type="float">
            <text:p>0.6260053136</text:p>
          </table:table-cell>
          <table:table-cell office:value-type="float" office:value="0.611083843197141" calcext:value-type="float">
            <text:p>0.6110838432</text:p>
          </table:table-cell>
          <table:table-cell office:value-type="float" office:value="0.542902315940176" calcext:value-type="float">
            <text:p>0.5429023159</text:p>
          </table:table-cell>
          <table:table-cell office:value-type="float" office:value="0.238880839688437" calcext:value-type="float">
            <text:p>0.2388808397</text:p>
          </table:table-cell>
          <table:table-cell office:value-type="float" office:value="0.681085775750024" calcext:value-type="float">
            <text:p>0.6810857758</text:p>
          </table:table-cell>
          <table:table-cell office:value-type="float" office:value="0.300445119312831" calcext:value-type="float">
            <text:p>0.3004451193</text:p>
          </table:table-cell>
          <table:table-cell office:value-type="float" office:value="0.359011345590864" calcext:value-type="float">
            <text:p>0.3590113456</text:p>
          </table:table-cell>
          <table:table-cell office:value-type="float" office:value="0.711136099270412" calcext:value-type="float">
            <text:p>0.7111360993</text:p>
          </table:table-cell>
          <table:table-cell office:value-type="float" office:value="0.675429899181638" calcext:value-type="float">
            <text:p>0.6754298992</text:p>
          </table:table-cell>
          <table:table-cell office:value-type="float" office:value="0.742897779600961" calcext:value-type="float">
            <text:p>0.7428977796</text:p>
          </table:table-cell>
          <table:table-cell office:value-type="float" office:value="0.650713621888842" calcext:value-type="float">
            <text:p>0.6507136219</text:p>
          </table:table-cell>
          <table:table-cell office:value-type="float" office:value="0.744518950326102" calcext:value-type="float">
            <text:p>0.7445189503</text:p>
          </table:table-cell>
          <table:table-cell office:value-type="float" office:value="0.724657849243709" calcext:value-type="float">
            <text:p>0.7246578492</text:p>
          </table:table-cell>
          <table:table-cell office:value-type="float" office:value="0.366972353117807" calcext:value-type="float">
            <text:p>0.3669723531</text:p>
          </table:table-cell>
          <table:table-cell office:value-type="float" office:value="0.738049114091056" calcext:value-type="float">
            <text:p>0.7380491141</text:p>
          </table:table-cell>
          <table:table-cell office:value-type="float" office:value="0.736262237344469" calcext:value-type="float">
            <text:p>0.7362622373</text:p>
          </table:table-cell>
          <table:table-cell office:value-type="float" office:value="0.7439919928142" calcext:value-type="float">
            <text:p>0.7439919928</text:p>
          </table:table-cell>
          <table:table-cell office:value-type="float" office:value="0.484074365070888" calcext:value-type="float">
            <text:p>0.4840743651</text:p>
          </table:table-cell>
          <table:table-cell office:value-type="float" office:value="0.677047047955649" calcext:value-type="float">
            <text:p>0.677047048</text:p>
          </table:table-cell>
          <table:table-cell office:value-type="float" office:value="0.705462788173131" calcext:value-type="float">
            <text:p>0.7054627882</text:p>
          </table:table-cell>
          <table:table-cell office:value-type="float" office:value="0.647350578478404" calcext:value-type="float">
            <text:p>0.6473505785</text:p>
          </table:table-cell>
          <table:table-cell office:value-type="float" office:value="0.438127225467137" calcext:value-type="float">
            <text:p>0.4381272255</text:p>
          </table:table-cell>
          <table:table-cell office:value-type="float" office:value="0.709002380030496" calcext:value-type="float">
            <text:p>0.70900238</text:p>
          </table:table-cell>
          <table:table-cell office:value-type="float" office:value="0.663030042648315" calcext:value-type="float">
            <text:p>0.6630300426</text:p>
          </table:table-cell>
          <table:table-cell office:value-type="float" office:value="0.751057016849518" calcext:value-type="float">
            <text:p>0.7510570168</text:p>
          </table:table-cell>
          <table:table-cell office:value-type="float" office:value="0.276393843037741" calcext:value-type="float">
            <text:p>0.276393843</text:p>
          </table:table-cell>
          <table:table-cell office:value-type="float" office:value="0.712793086596898" calcext:value-type="float">
            <text:p>0.7127930866</text:p>
          </table:table-cell>
          <table:table-cell office:value-type="float" office:value="0.629296923024314" calcext:value-type="float">
            <text:p>0.629296923</text:p>
          </table:table-cell>
          <table:table-cell office:value-type="float" office:value="0.755193138803755" calcext:value-type="float">
            <text:p>0.7551931388</text:p>
          </table:table-cell>
          <table:table-cell office:value-type="float" office:value="0.603064035688128" calcext:value-type="float">
            <text:p>0.6030640357</text:p>
          </table:table-cell>
          <table:table-cell office:value-type="float" office:value="0.770252715860094" calcext:value-type="float">
            <text:p>0.7702527159</text:p>
          </table:table-cell>
          <table:table-cell office:value-type="float" office:value="0.723372036388942" calcext:value-type="float">
            <text:p>0.7233720364</text:p>
          </table:table-cell>
          <table:table-cell office:value-type="float" office:value="0.748650271892548" calcext:value-type="float">
            <text:p>0.7486502719</text:p>
          </table:table-cell>
          <table:table-cell office:value-type="float" office:value="0.706022959436689" calcext:value-type="float">
            <text:p>0.7060229594</text:p>
          </table:table-cell>
          <table:table-cell office:value-type="float" office:value="0.76587091411863" calcext:value-type="float">
            <text:p>0.7658709141</text:p>
          </table:table-cell>
          <table:table-cell office:value-type="float" office:value="0.506094461679459" calcext:value-type="float">
            <text:p>0.5060944617</text:p>
          </table:table-cell>
          <table:table-cell office:value-type="float" office:value="0.774099056039538" calcext:value-type="float">
            <text:p>0.774099056</text:p>
          </table:table-cell>
          <table:table-cell office:value-type="float" office:value="0.704764125687735" calcext:value-type="float">
            <text:p>0.7047641257</text:p>
          </table:table-cell>
          <table:table-cell office:value-type="float" office:value="0.73566266638892" calcext:value-type="float">
            <text:p>0.7356626664</text:p>
          </table:table-cell>
          <table:table-cell office:value-type="float" office:value="0.705340187890189" calcext:value-type="float">
            <text:p>0.7053401879</text:p>
          </table:table-cell>
          <table:table-cell office:value-type="float" office:value="0.739007788385664" calcext:value-type="float">
            <text:p>0.7390077884</text:p>
          </table:table-cell>
          <table:table-cell office:value-type="float" office:value="0.481652261189052" calcext:value-type="float">
            <text:p>0.4816522612</text:p>
          </table:table-cell>
          <table:table-cell office:value-type="float" office:value="0.725135315656662" calcext:value-type="float">
            <text:p>0.7251353157</text:p>
          </table:table-cell>
          <table:table-cell office:value-type="float" office:value="0.684973185062408" calcext:value-type="float">
            <text:p>0.6849731851</text:p>
          </table:table-cell>
          <table:table-cell office:value-type="float" office:value="0.755829402719225" calcext:value-type="float">
            <text:p>0.7558294027</text:p>
          </table:table-cell>
          <table:table-cell office:value-type="float" office:value="0.769806975637163" calcext:value-type="float">
            <text:p>0.7698069756</text:p>
          </table:table-cell>
          <table:table-cell office:value-type="float" office:value="0.765669410909925" calcext:value-type="float">
            <text:p>0.7656694109</text:p>
          </table:table-cell>
          <table:table-cell office:value-type="float" office:value="0.749595192159925" calcext:value-type="float">
            <text:p>0.7495951922</text:p>
          </table:table-cell>
          <table:table-cell office:value-type="float" office:value="0.722703871386392" calcext:value-type="float">
            <text:p>0.7227038714</text:p>
          </table:table-cell>
          <table:table-cell office:value-type="float" office:value="0.668506164891379" calcext:value-type="float">
            <text:p>0.6685061649</text:p>
          </table:table-cell>
          <table:table-cell office:value-type="float" office:value="0.769215229579381" calcext:value-type="float">
            <text:p>0.7692152296</text:p>
          </table:table-cell>
          <table:table-cell office:value-type="float" office:value="0.671123510428837" calcext:value-type="float">
            <text:p>0.6711235104</text:p>
          </table:table-cell>
          <table:table-cell office:value-type="float" office:value="0.520744355065482" calcext:value-type="float">
            <text:p>0.5207443551</text:p>
          </table:table-cell>
          <table:table-cell office:value-type="float" office:value="0.697251253128052" calcext:value-type="float">
            <text:p>0.6972512531</text:p>
          </table:table-cell>
          <table:table-cell office:value-type="float" office:value="0.654131083318165" calcext:value-type="float">
            <text:p>0.6541310833</text:p>
          </table:table-cell>
          <table:table-cell office:value-type="float" office:value="0.720473685945783" calcext:value-type="float">
            <text:p>0.7204736859</text:p>
          </table:table-cell>
          <table:table-cell office:value-type="float" office:value="0.772565459183284" calcext:value-type="float">
            <text:p>0.7725654592</text:p>
          </table:table-cell>
          <table:table-cell office:value-type="float" office:value="0.72234849180494" calcext:value-type="float">
            <text:p>0.7223484918</text:p>
          </table:table-cell>
          <table:table-cell office:value-type="float" office:value="0.730851191111973" calcext:value-type="float">
            <text:p>0.7308511911</text:p>
          </table:table-cell>
          <table:table-cell office:value-type="float" office:value="0.716467419692448" calcext:value-type="float">
            <text:p>0.7164674197</text:p>
          </table:table-cell>
          <table:table-cell office:value-type="float" office:value="0.757944207532065" calcext:value-type="float">
            <text:p>0.7579442075</text:p>
          </table:table-cell>
          <table:table-cell office:value-type="float" office:value="0.525979387419564" calcext:value-type="float">
            <text:p>0.5259793874</text:p>
          </table:table-cell>
          <table:table-cell office:value-type="float" office:value="0.755718477453504" calcext:value-type="float">
            <text:p>0.7557184775</text:p>
          </table:table-cell>
          <table:table-cell office:value-type="float" office:value="0.721388934680394" calcext:value-type="float">
            <text:p>0.7213889347</text:p>
          </table:table-cell>
          <table:table-cell office:value-type="float" office:value="0.729710225377764" calcext:value-type="float">
            <text:p>0.7297102254</text:p>
          </table:table-cell>
          <table:table-cell office:value-type="float" office:value="0.683453144005367" calcext:value-type="float">
            <text:p>0.683453144</text:p>
          </table:table-cell>
          <table:table-cell office:value-type="float" office:value="0.736621255193438" calcext:value-type="float">
            <text:p>0.7366212552</text:p>
          </table:table-cell>
          <table:table-cell office:value-type="float" office:value="0.773954006603786" calcext:value-type="float">
            <text:p>0.7739540066</text:p>
          </table:table-cell>
          <table:table-cell office:value-type="float" office:value="0.712785421780178" calcext:value-type="float">
            <text:p>0.7127854218</text:p>
          </table:table-cell>
          <table:table-cell office:value-type="float" office:value="0.467565347126552" calcext:value-type="float">
            <text:p>0.4675653471</text:p>
          </table:table-cell>
          <table:table-cell office:value-type="float" office:value="0.72919208083834" calcext:value-type="float">
            <text:p>0.7291920808</text:p>
          </table:table-cell>
          <table:table-cell office:value-type="float" office:value="0.738773256710597" calcext:value-type="float">
            <text:p>0.7387732567</text:p>
          </table:table-cell>
          <table:table-cell office:value-type="float" office:value="0.781210258347648" calcext:value-type="float">
            <text:p>0.7812102583</text:p>
          </table:table-cell>
          <table:table-cell office:value-type="float" office:value="0.66002902167184" calcext:value-type="float">
            <text:p>0.6600290217</text:p>
          </table:table-cell>
          <table:table-cell office:value-type="float" office:value="0.758296689305987" calcext:value-type="float">
            <text:p>0.7582966893</text:p>
          </table:table-cell>
          <table:table-cell office:value-type="float" office:value="0.732074585982731" calcext:value-type="float">
            <text:p>0.732074586</text:p>
          </table:table-cell>
          <table:table-cell office:value-type="float" office:value="0.535198623793466" calcext:value-type="float">
            <text:p>0.5351986238</text:p>
          </table:table-cell>
          <table:table-cell office:value-type="float" office:value="0.634907983882087" calcext:value-type="float">
            <text:p>0.6349079839</text:p>
          </table:table-cell>
          <table:table-cell office:value-type="float" office:value="0.531674467495509" calcext:value-type="float">
            <text:p>0.5316744675</text:p>
          </table:table-cell>
          <table:table-cell office:value-type="float" office:value="0.768392244747707" calcext:value-type="float">
            <text:p>0.7683922447</text:p>
          </table:table-cell>
          <table:table-cell office:value-type="float" office:value="0.744477655206408" calcext:value-type="float">
            <text:p>0.7444776552</text:p>
          </table:table-cell>
          <table:table-cell office:value-type="float" office:value="0.752761097635542" calcext:value-type="float">
            <text:p>0.7527610976</text:p>
          </table:table-cell>
          <table:table-cell office:value-type="float" office:value="0.693684543200902" calcext:value-type="float">
            <text:p>0.6936845432</text:p>
          </table:table-cell>
          <table:table-cell office:value-type="float" office:value="0.697602849006653" calcext:value-type="float">
            <text:p>0.697602849</text:p>
          </table:table-cell>
          <table:table-cell office:value-type="float" office:value="0.75350416796548" calcext:value-type="float">
            <text:p>0.753504168</text:p>
          </table:table-cell>
          <table:table-cell office:value-type="float" office:value="0.647321101256779" calcext:value-type="float">
            <text:p>0.6473211013</text:p>
          </table:table-cell>
          <table:table-cell office:value-type="float" office:value="0.755261468206133" calcext:value-type="float">
            <text:p>0.7552614682</text:p>
          </table:table-cell>
          <table:table-cell office:value-type="float" office:value="0.758196195874895" calcext:value-type="float">
            <text:p>0.7581961959</text:p>
          </table:table-cell>
          <table:table-cell office:value-type="float" office:value="0.616100247757775" calcext:value-type="float">
            <text:p>0.6161002478</text:p>
          </table:table-cell>
          <table:table-cell office:value-type="float" office:value="0.772736616475241" calcext:value-type="float">
            <text:p>0.7727366165</text:p>
          </table:table-cell>
          <table:table-cell office:value-type="float" office:value="0.632940515960966" calcext:value-type="float">
            <text:p>0.632940516</text:p>
          </table:table-cell>
          <table:table-cell office:value-type="float" office:value="0.699293171678271" calcext:value-type="float">
            <text:p>0.6992931717</text:p>
          </table:table-cell>
          <table:table-cell office:value-type="float" office:value="0.784307315349579" calcext:value-type="float">
            <text:p>0.7843073153</text:p>
          </table:table-cell>
          <table:table-cell office:value-type="float" office:value="0.703931660992759" calcext:value-type="float">
            <text:p>0.703931661</text:p>
          </table:table-cell>
          <table:table-cell office:value-type="float" office:value="0.5563370684215" calcext:value-type="float">
            <text:p>0.5563370684</text:p>
          </table:table-cell>
          <table:table-cell office:value-type="float" office:value="0.777954436370305" calcext:value-type="float">
            <text:p>0.7779544364</text:p>
          </table:table-cell>
          <table:table-cell office:value-type="float" office:value="0.539013703210013" calcext:value-type="float">
            <text:p>0.5390137032</text:p>
          </table:table-cell>
          <table:table-cell office:value-type="float" office:value="0.725566871506827" calcext:value-type="float">
            <text:p>0.7255668715</text:p>
          </table:table-cell>
          <table:table-cell office:value-type="float" office:value="0.702302953856332" calcext:value-type="float">
            <text:p>0.7023029539</text:p>
          </table:table-cell>
          <table:table-cell office:value-type="float" office:value="0.694652579171317" calcext:value-type="float">
            <text:p>0.6946525792</text:p>
          </table:table-cell>
          <table:table-cell office:value-type="float" office:value="0.728908573559352" calcext:value-type="float">
            <text:p>0.7289085736</text:p>
          </table:table-cell>
          <table:table-cell office:value-type="float" office:value="0.707527025767735" calcext:value-type="float">
            <text:p>0.7075270258</text:p>
          </table:table-cell>
          <table:table-cell office:value-type="float" office:value="0.770555854865483" calcext:value-type="float">
            <text:p>0.7705558549</text:p>
          </table:table-cell>
          <table:table-cell office:value-type="float" office:value="0.748220833029066" calcext:value-type="float">
            <text:p>0.748220833</text:p>
          </table:table-cell>
          <table:table-cell office:value-type="float" office:value="0.761934611116137" calcext:value-type="float">
            <text:p>0.7619346111</text:p>
          </table:table-cell>
          <table:table-cell office:value-type="float" office:value="0.728036347457341" calcext:value-type="float">
            <text:p>0.7280363475</text:p>
          </table:table-cell>
          <table:table-cell office:value-type="float" office:value="0.731122977052416" calcext:value-type="float">
            <text:p>0.7311229771</text:p>
          </table:table-cell>
          <table:table-cell office:value-type="float" office:value="0.752998937538692" calcext:value-type="float">
            <text:p>0.7529989375</text:p>
          </table:table-cell>
          <table:table-cell office:value-type="float" office:value="0.739356555938721" calcext:value-type="float">
            <text:p>0.7393565559</text:p>
          </table:table-cell>
          <table:table-cell office:value-type="float" office:value="0.707458779471261" calcext:value-type="float">
            <text:p>0.7074587795</text:p>
          </table:table-cell>
          <table:table-cell office:value-type="float" office:value="0.741273467540741" calcext:value-type="float">
            <text:p>0.7412734675</text:p>
          </table:table-cell>
          <table:table-cell office:value-type="float" office:value="0.479016696384975" calcext:value-type="float">
            <text:p>0.4790166964</text:p>
          </table:table-cell>
          <table:table-cell office:value-type="float" office:value="0.526479342494692" calcext:value-type="float">
            <text:p>0.5264793425</text:p>
          </table:table-cell>
          <table:table-cell office:value-type="float" office:value="0.7733843595641" calcext:value-type="float">
            <text:p>0.7733843596</text:p>
          </table:table-cell>
          <table:table-cell office:value-type="float" office:value="0.755925143446241" calcext:value-type="float">
            <text:p>0.7559251434</text:p>
          </table:table-cell>
          <table:table-cell office:value-type="float" office:value="0.775156990119389" calcext:value-type="float">
            <text:p>0.7751569901</text:p>
          </table:table-cell>
          <table:table-cell office:value-type="float" office:value="0.692035045964377" calcext:value-type="float">
            <text:p>0.692035046</text:p>
          </table:table-cell>
          <table:table-cell office:value-type="float" office:value="0.754333249160222" calcext:value-type="float">
            <text:p>0.7543332492</text:p>
          </table:table-cell>
          <table:table-cell office:value-type="float" office:value="0.775319119862148" calcext:value-type="float">
            <text:p>0.7753191199</text:p>
          </table:table-cell>
          <table:table-cell office:value-type="float" office:value="0.770278698376247" calcext:value-type="float">
            <text:p>0.7702786984</text:p>
          </table:table-cell>
          <table:table-cell office:value-type="float" office:value="0.65109656725611" calcext:value-type="float">
            <text:p>0.6510965673</text:p>
          </table:table-cell>
          <table:table-cell office:value-type="float" office:value="0.654747116906302" calcext:value-type="float">
            <text:p>0.6547471169</text:p>
          </table:table-cell>
          <table:table-cell office:value-type="float" office:value="0.341902549096516" calcext:value-type="float">
            <text:p>0.3419025491</text:p>
          </table:table-cell>
          <table:table-cell office:value-type="float" office:value="0.726049143246242" calcext:value-type="float">
            <text:p>0.7260491432</text:p>
          </table:table-cell>
          <table:table-cell office:value-type="float" office:value="0.780783494540623" calcext:value-type="float">
            <text:p>0.7807834945</text:p>
          </table:table-cell>
          <table:table-cell office:value-type="float" office:value="0.652255407060896" calcext:value-type="float">
            <text:p>0.6522554071</text:p>
          </table:table-cell>
          <table:table-cell office:value-type="float" office:value="0.688489214692797" calcext:value-type="float">
            <text:p>0.6884892147</text:p>
          </table:table-cell>
          <table:table-cell office:value-type="float" office:value="0.645730659450803" calcext:value-type="float">
            <text:p>0.6457306595</text:p>
          </table:table-cell>
          <table:table-cell office:value-type="float" office:value="0.739943333012717" calcext:value-type="float">
            <text:p>0.739943333</text:p>
          </table:table-cell>
          <table:table-cell office:value-type="float" office:value="0.655531284979412" calcext:value-type="float">
            <text:p>0.655531285</text:p>
          </table:table-cell>
          <table:table-cell office:value-type="float" office:value="0.751579199177878" calcext:value-type="float">
            <text:p>0.7515791992</text:p>
          </table:table-cell>
          <table:table-cell office:value-type="float" office:value="0.779338679994856" calcext:value-type="float">
            <text:p>0.77933868</text:p>
          </table:table-cell>
          <table:table-cell office:value-type="float" office:value="0.629364281211581" calcext:value-type="float">
            <text:p>0.6293642812</text:p>
          </table:table-cell>
          <table:table-cell office:value-type="float" office:value="0.754748950685774" calcext:value-type="float">
            <text:p>0.7547489507</text:p>
          </table:table-cell>
          <table:table-cell office:value-type="float" office:value="0.681736172607967" calcext:value-type="float">
            <text:p>0.6817361726</text:p>
          </table:table-cell>
          <table:table-cell office:value-type="float" office:value="0.599398599181856" calcext:value-type="float">
            <text:p>0.5993985992</text:p>
          </table:table-cell>
          <table:table-cell office:value-type="float" office:value="0.726620750086648" calcext:value-type="float">
            <text:p>0.7266207501</text:p>
          </table:table-cell>
          <table:table-cell office:value-type="float" office:value="0.695208396571023" calcext:value-type="float">
            <text:p>0.6952083966</text:p>
          </table:table-cell>
          <table:table-cell office:value-type="float" office:value="0.76155465228217" calcext:value-type="float">
            <text:p>0.7615546523</text:p>
          </table:table-cell>
          <table:table-cell office:value-type="float" office:value="0.703991300378527" calcext:value-type="float">
            <text:p>0.7039913004</text:p>
          </table:table-cell>
          <table:table-cell office:value-type="float" office:value="0.688157005650657" calcext:value-type="float">
            <text:p>0.6881570057</text:p>
          </table:table-cell>
          <table:table-cell office:value-type="float" office:value="0.724353611809867" calcext:value-type="float">
            <text:p>0.7243536118</text:p>
          </table:table-cell>
          <table:table-cell office:value-type="float" office:value="0.670033077171871" calcext:value-type="float">
            <text:p>0.6700330772</text:p>
          </table:table-cell>
          <table:table-cell office:value-type="float" office:value="0.722650516373771" calcext:value-type="float">
            <text:p>0.7226505164</text:p>
          </table:table-cell>
          <table:table-cell office:value-type="float" office:value="0.718121878760202" calcext:value-type="float">
            <text:p>0.7181218788</text:p>
          </table:table-cell>
          <table:table-cell office:value-type="float" office:value="0.677345862729209" calcext:value-type="float">
            <text:p>0.6773458627</text:p>
          </table:table-cell>
          <table:table-cell office:value-type="float" office:value="0.47239785517965" calcext:value-type="float">
            <text:p>0.4723978552</text:p>
          </table:table-cell>
          <table:table-cell office:value-type="float" office:value="0.588739689418248" calcext:value-type="float">
            <text:p>0.5887396894</text:p>
          </table:table-cell>
          <table:table-cell office:value-type="float" office:value="0.424745255197797" calcext:value-type="float">
            <text:p>0.4247452552</text:p>
          </table:table-cell>
          <table:table-cell office:value-type="float" office:value="0.738169266155788" calcext:value-type="float">
            <text:p>0.7381692662</text:p>
          </table:table-cell>
          <table:table-cell office:value-type="float" office:value="0.683600041866302" calcext:value-type="float">
            <text:p>0.6836000419</text:p>
          </table:table-cell>
          <table:table-cell office:value-type="float" office:value="0.72956124816622" calcext:value-type="float">
            <text:p>0.7295612482</text:p>
          </table:table-cell>
          <table:table-cell office:value-type="float" office:value="0.718640529087612" calcext:value-type="float">
            <text:p>0.7186405291</text:p>
          </table:table-cell>
          <table:table-cell office:value-type="float" office:value="0.681821392944881" calcext:value-type="float">
            <text:p>0.6818213929</text:p>
          </table:table-cell>
          <table:table-cell office:value-type="float" office:value="0.513632277761187" calcext:value-type="float">
            <text:p>0.5136322778</text:p>
          </table:table-cell>
          <table:table-cell office:value-type="float" office:value="0.769003107207162" calcext:value-type="float">
            <text:p>0.7690031072</text:p>
          </table:table-cell>
          <table:table-cell office:value-type="float" office:value="0.764182603359222" calcext:value-type="float">
            <text:p>0.7641826034</text:p>
          </table:table-cell>
          <table:table-cell office:value-type="float" office:value="0.715011563301086" calcext:value-type="float">
            <text:p>0.7150115633</text:p>
          </table:table-cell>
          <table:table-cell office:value-type="float" office:value="0.762466590063912" calcext:value-type="float">
            <text:p>0.7624665901</text:p>
          </table:table-cell>
          <table:table-cell office:value-type="float" office:value="0.703492030075618" calcext:value-type="float">
            <text:p>0.7034920301</text:p>
          </table:table-cell>
          <table:table-cell office:value-type="float" office:value="0.768466707297734" calcext:value-type="float">
            <text:p>0.7684667073</text:p>
          </table:table-cell>
          <table:table-cell office:value-type="float" office:value="0.510237031664167" calcext:value-type="float">
            <text:p>0.5102370317</text:p>
          </table:table-cell>
          <table:table-cell office:value-type="float" office:value="0.552399159840175" calcext:value-type="float">
            <text:p>0.5523991598</text:p>
          </table:table-cell>
          <table:table-cell office:value-type="float" office:value="0.744194644519261" calcext:value-type="float">
            <text:p>0.7441946445</text:p>
          </table:table-cell>
          <table:table-cell office:value-type="float" office:value="0.762935533864158" calcext:value-type="float">
            <text:p>0.7629355339</text:p>
          </table:table-cell>
          <table:table-cell office:value-type="float" office:value="0.763345519815173" calcext:value-type="float">
            <text:p>0.7633455198</text:p>
          </table:table-cell>
          <table:table-cell office:value-type="float" office:value="0.7678419981684" calcext:value-type="float">
            <text:p>0.7678419982</text:p>
          </table:table-cell>
          <table:table-cell office:value-type="float" office:value="0.698074252605438" calcext:value-type="float">
            <text:p>0.6980742526</text:p>
          </table:table-cell>
          <table:table-cell office:value-type="float" office:value="0.526710596765791" calcext:value-type="float">
            <text:p>0.5267105968</text:p>
          </table:table-cell>
          <table:table-cell office:value-type="float" office:value="0.756149908815111" calcext:value-type="float">
            <text:p>0.7561499088</text:p>
          </table:table-cell>
          <table:table-cell office:value-type="float" office:value="0.71834356035505" calcext:value-type="float">
            <text:p>0.7183435604</text:p>
          </table:table-cell>
          <table:table-cell office:value-type="float" office:value="0.745954602445875" calcext:value-type="float">
            <text:p>0.7459546024</text:p>
          </table:table-cell>
          <table:table-cell office:value-type="float" office:value="0.731468467371804" calcext:value-type="float">
            <text:p>0.7314684674</text:p>
          </table:table-cell>
          <table:table-cell office:value-type="float" office:value="0.751773143495832" calcext:value-type="float">
            <text:p>0.7517731435</text:p>
          </table:table-cell>
          <table:table-cell office:value-type="float" office:value="0.778069418498448" calcext:value-type="float">
            <text:p>0.7780694185</text:p>
          </table:table-cell>
          <table:table-cell office:value-type="float" office:value="0.66753524013928" calcext:value-type="float">
            <text:p>0.6675352401</text:p>
          </table:table-cell>
          <table:table-cell office:value-type="float" office:value="0.670138279029301" calcext:value-type="float">
            <text:p>0.670138279</text:p>
          </table:table-cell>
          <table:table-cell office:value-type="float" office:value="0.687861248084477" calcext:value-type="float">
            <text:p>0.6878612481</text:p>
          </table:table-cell>
          <table:table-cell office:value-type="float" office:value="0.701700922761644" calcext:value-type="float">
            <text:p>0.7017009228</text:p>
          </table:table-cell>
          <table:table-cell office:value-type="float" office:value="0.779775710105896" calcext:value-type="float">
            <text:p>0.7797757101</text:p>
          </table:table-cell>
          <table:table-cell office:value-type="float" office:value="0.781549835545676" calcext:value-type="float">
            <text:p>0.7815498355</text:p>
          </table:table-cell>
          <table:table-cell office:value-type="float" office:value="0.776339432512011" calcext:value-type="float">
            <text:p>0.7763394325</text:p>
          </table:table-cell>
          <table:table-cell office:value-type="float" office:value="0.781004635265895" calcext:value-type="float">
            <text:p>0.7810046353</text:p>
          </table:table-cell>
          <table:table-cell office:value-type="float" office:value="0.735536627428872" calcext:value-type="float">
            <text:p>0.7355366274</text:p>
          </table:table-cell>
          <table:table-cell office:value-type="float" office:value="0.642114805834634" calcext:value-type="float">
            <text:p>0.6421148058</text:p>
          </table:table-cell>
          <table:table-cell office:value-type="float" office:value="0.548060943058559" calcext:value-type="float">
            <text:p>0.5480609431</text:p>
          </table:table-cell>
          <table:table-cell office:value-type="float" office:value="0.782561526639121" calcext:value-type="float">
            <text:p>0.7825615266</text:p>
          </table:table-cell>
          <table:table-cell office:value-type="float" office:value="0.704575401033674" calcext:value-type="float">
            <text:p>0.704575401</text:p>
          </table:table-cell>
          <table:table-cell office:value-type="float" office:value="0.698063404900687" calcext:value-type="float">
            <text:p>0.6980634049</text:p>
          </table:table-cell>
          <table:table-cell office:value-type="float" office:value="0.767104286806924" calcext:value-type="float">
            <text:p>0.7671042868</text:p>
          </table:table-cell>
          <table:table-cell office:value-type="float" office:value="0.77826651266643" calcext:value-type="float">
            <text:p>0.7782665127</text:p>
          </table:table-cell>
          <table:table-cell office:value-type="float" office:value="0.709142740113395" calcext:value-type="float">
            <text:p>0.7091427401</text:p>
          </table:table-cell>
          <table:table-cell office:value-type="float" office:value="0.576705319370542" calcext:value-type="float">
            <text:p>0.5767053194</text:p>
          </table:table-cell>
          <table:table-cell office:value-type="float" office:value="0.551585167476109" calcext:value-type="float">
            <text:p>0.5515851675</text:p>
          </table:table-cell>
          <table:table-cell office:value-type="float" office:value="0.777165895530156" calcext:value-type="float">
            <text:p>0.7771658955</text:p>
          </table:table-cell>
          <table:table-cell office:value-type="float" office:value="0.660240926742554" calcext:value-type="float">
            <text:p>0.6602409267</text:p>
          </table:table-cell>
          <table:table-cell office:value-type="float" office:value="0.674321564606258" calcext:value-type="float">
            <text:p>0.6743215646</text:p>
          </table:table-cell>
          <table:table-cell office:value-type="float" office:value="0.751977560520172" calcext:value-type="float">
            <text:p>0.7519775605</text:p>
          </table:table-cell>
          <table:table-cell office:value-type="float" office:value="0.641683534724372" calcext:value-type="float">
            <text:p>0.6416835347</text:p>
          </table:table-cell>
          <table:table-cell office:value-type="float" office:value="0.686538191522871" calcext:value-type="float">
            <text:p>0.6865381915</text:p>
          </table:table-cell>
          <table:table-cell office:value-type="float" office:value="0.7825428547178" calcext:value-type="float">
            <text:p>0.7825428547</text:p>
          </table:table-cell>
          <table:table-cell office:value-type="float" office:value="0.483694533620562" calcext:value-type="float">
            <text:p>0.4836945336</text:p>
          </table:table-cell>
          <table:table-cell office:value-type="float" office:value="0.742423408031464" calcext:value-type="float">
            <text:p>0.742423408</text:p>
          </table:table-cell>
          <table:table-cell office:value-type="float" office:value="0.784715734890529" calcext:value-type="float">
            <text:p>0.7847157349</text:p>
          </table:table-cell>
          <table:table-cell office:value-type="float" office:value="0.542749842916216" calcext:value-type="float">
            <text:p>0.5427498429</text:p>
          </table:table-cell>
          <table:table-cell office:value-type="float" office:value="0.739035995006561" calcext:value-type="float">
            <text:p>0.739035995</text:p>
          </table:table-cell>
          <table:table-cell office:value-type="float" office:value="0.643243080036981" calcext:value-type="float">
            <text:p>0.64324308</text:p>
          </table:table-cell>
          <table:table-cell office:value-type="float" office:value="0.476307167325701" calcext:value-type="float">
            <text:p>0.4763071673</text:p>
          </table:table-cell>
          <table:table-cell office:value-type="float" office:value="0.683653893300465" calcext:value-type="float">
            <text:p>0.6836538933</text:p>
          </table:table-cell>
          <table:table-cell office:value-type="float" office:value="0.676000130176544" calcext:value-type="float">
            <text:p>0.6760001302</text:p>
          </table:table-cell>
          <table:table-cell office:value-type="float" office:value="0.714352507931846" calcext:value-type="float">
            <text:p>0.7143525079</text:p>
          </table:table-cell>
          <table:table-cell office:value-type="float" office:value="0.677051906926291" calcext:value-type="float">
            <text:p>0.6770519069</text:p>
          </table:table-cell>
          <table:table-cell office:value-type="float" office:value="0.661655353818621" calcext:value-type="float">
            <text:p>0.6616553538</text:p>
          </table:table-cell>
          <table:table-cell office:value-type="float" office:value="0.705890399047307" calcext:value-type="float">
            <text:p>0.705890399</text:p>
          </table:table-cell>
          <table:table-cell office:value-type="float" office:value="0.783034951686859" calcext:value-type="float">
            <text:p>0.7830349517</text:p>
          </table:table-cell>
          <table:table-cell office:value-type="float" office:value="0.782035746233804" calcext:value-type="float">
            <text:p>0.7820357462</text:p>
          </table:table-cell>
          <table:table-cell office:value-type="float" office:value="0.667799882888794" calcext:value-type="float">
            <text:p>0.6677998829</text:p>
          </table:table-cell>
          <table:table-cell office:value-type="float" office:value="0.411319153649466" calcext:value-type="float">
            <text:p>0.4113191536</text:p>
          </table:table-cell>
          <table:table-cell office:value-type="float" office:value="0.67586466550827" calcext:value-type="float">
            <text:p>0.6758646655</text:p>
          </table:table-cell>
          <table:table-cell office:value-type="float" office:value="0.675221363135746" calcext:value-type="float">
            <text:p>0.6752213631</text:p>
          </table:table-cell>
          <table:table-cell office:value-type="float" office:value="0.718982214927673" calcext:value-type="float">
            <text:p>0.7189822149</text:p>
          </table:table-cell>
          <table:table-cell office:value-type="float" office:value="0.7298853462083" calcext:value-type="float">
            <text:p>0.7298853462</text:p>
          </table:table-cell>
          <table:table-cell office:value-type="float" office:value="0.759578369004386" calcext:value-type="float">
            <text:p>0.759578369</text:p>
          </table:table-cell>
          <table:table-cell office:value-type="float" office:value="0.698989919594356" calcext:value-type="float">
            <text:p>0.6989899196</text:p>
          </table:table-cell>
          <table:table-cell office:value-type="float" office:value="0.749398288386209" calcext:value-type="float">
            <text:p>0.7493982884</text:p>
          </table:table-cell>
          <table:table-cell office:value-type="float" office:value="0.580420202357428" calcext:value-type="float">
            <text:p>0.5804202024</text:p>
          </table:table-cell>
          <table:table-cell office:value-type="float" office:value="0.770536270822798" calcext:value-type="float">
            <text:p>0.7705362708</text:p>
          </table:table-cell>
          <table:table-cell office:value-type="float" office:value="0.777337286472321" calcext:value-type="float">
            <text:p>0.7773372865</text:p>
          </table:table-cell>
          <table:table-cell office:value-type="float" office:value="0.783205399513245" calcext:value-type="float">
            <text:p>0.7832053995</text:p>
          </table:table-cell>
          <table:table-cell office:value-type="float" office:value="0.781847462654114" calcext:value-type="float">
            <text:p>0.7818474627</text:p>
          </table:table-cell>
          <table:table-cell office:value-type="float" office:value="0.425009390967233" calcext:value-type="float">
            <text:p>0.425009391</text:p>
          </table:table-cell>
          <table:table-cell office:value-type="float" office:value="0.773820152963911" calcext:value-type="float">
            <text:p>0.773820153</text:p>
          </table:table-cell>
          <table:table-cell office:value-type="float" office:value="0.773201137610844" calcext:value-type="float">
            <text:p>0.7732011376</text:p>
          </table:table-cell>
          <table:table-cell office:value-type="float" office:value="0.758450163773128" calcext:value-type="float">
            <text:p>0.7584501638</text:p>
          </table:table-cell>
          <table:table-cell office:value-type="float" office:value="0.679989164216178" calcext:value-type="float">
            <text:p>0.6799891642</text:p>
          </table:table-cell>
          <table:table-cell office:value-type="float" office:value="0.657322850057057" calcext:value-type="float">
            <text:p>0.6573228501</text:p>
          </table:table-cell>
          <table:table-cell office:value-type="float" office:value="0.689564391204289" calcext:value-type="float">
            <text:p>0.6895643912</text:p>
          </table:table-cell>
          <table:table-cell office:value-type="float" office:value="0.774627226080213" calcext:value-type="float">
            <text:p>0.7746272261</text:p>
          </table:table-cell>
          <table:table-cell office:value-type="float" office:value="0.770379313060216" calcext:value-type="float">
            <text:p>0.7703793131</text:p>
          </table:table-cell>
          <table:table-cell office:value-type="float" office:value="0.578835802078247" calcext:value-type="float">
            <text:p>0.5788358021</text:p>
          </table:table-cell>
          <table:table-cell office:value-type="float" office:value="0.76585524899619" calcext:value-type="float">
            <text:p>0.765855249</text:p>
          </table:table-cell>
          <table:table-cell office:value-type="float" office:value="0.759156615052904" calcext:value-type="float">
            <text:p>0.7591566151</text:p>
          </table:table-cell>
          <table:table-cell office:value-type="float" office:value="0.741555523872375" calcext:value-type="float">
            <text:p>0.7415555239</text:p>
          </table:table-cell>
          <table:table-cell office:value-type="float" office:value="0.78102324111121" calcext:value-type="float">
            <text:p>0.7810232411</text:p>
          </table:table-cell>
          <table:table-cell office:value-type="float" office:value="0.638850248030254" calcext:value-type="float">
            <text:p>0.638850248</text:p>
          </table:table-cell>
          <table:table-cell office:value-type="float" office:value="0.685624056543623" calcext:value-type="float">
            <text:p>0.6856240565</text:p>
          </table:table-cell>
          <table:table-cell office:value-type="float" office:value="0.656193841184888" calcext:value-type="float">
            <text:p>0.6561938412</text:p>
          </table:table-cell>
          <table:table-cell office:value-type="float" office:value="0.646748316628592" calcext:value-type="float">
            <text:p>0.6467483166</text:p>
          </table:table-cell>
          <table:table-cell office:value-type="float" office:value="0.547293018613543" calcext:value-type="float">
            <text:p>0.5472930186</text:p>
          </table:table-cell>
          <table:table-cell office:value-type="float" office:value="0.693303124904632" calcext:value-type="float">
            <text:p>0.6933031249</text:p>
          </table:table-cell>
          <table:table-cell office:value-type="float" office:value="0.757715151309967" calcext:value-type="float">
            <text:p>0.7577151513</text:p>
          </table:table-cell>
          <table:table-cell office:value-type="float" office:value="0.725313552447728" calcext:value-type="float">
            <text:p>0.7253135524</text:p>
          </table:table-cell>
          <table:table-cell office:value-type="float" office:value="0.778371209417071" calcext:value-type="float">
            <text:p>0.7783712094</text:p>
          </table:table-cell>
          <table:table-cell office:value-type="float" office:value="0.62080229469708" calcext:value-type="float">
            <text:p>0.6208022947</text:p>
          </table:table-cell>
          <table:table-cell office:value-type="float" office:value="0.748221724033356" calcext:value-type="float">
            <text:p>0.748221724</text:p>
          </table:table-cell>
          <table:table-cell office:value-type="float" office:value="0.78386835541044" calcext:value-type="float">
            <text:p>0.7838683554</text:p>
          </table:table-cell>
          <table:table-cell office:value-type="float" office:value="0.661763149670192" calcext:value-type="float">
            <text:p>0.6617631497</text:p>
          </table:table-cell>
          <table:table-cell office:value-type="float" office:value="0.763444395405906" calcext:value-type="float">
            <text:p>0.7634443954</text:p>
          </table:table-cell>
          <table:table-cell office:value-type="float" office:value="0.591311467034476" calcext:value-type="float">
            <text:p>0.591311467</text:p>
          </table:table-cell>
          <table:table-cell office:value-type="float" office:value="0.610126224756241" calcext:value-type="float">
            <text:p>0.6101262248</text:p>
          </table:table-cell>
          <table:table-cell office:value-type="float" office:value="0.772541601317269" calcext:value-type="float">
            <text:p>0.7725416013</text:p>
          </table:table-cell>
          <table:table-cell office:value-type="float" office:value="0.775876425334385" calcext:value-type="float">
            <text:p>0.7758764253</text:p>
          </table:table-cell>
          <table:table-cell office:value-type="float" office:value="0.628272217341832" calcext:value-type="float">
            <text:p>0.6282722173</text:p>
          </table:table-cell>
          <table:table-cell office:value-type="float" office:value="0.783874427931649" calcext:value-type="float">
            <text:p>0.7838744279</text:p>
          </table:table-cell>
          <table:table-cell office:value-type="float" office:value="0.766156959193093" calcext:value-type="float">
            <text:p>0.7661569592</text:p>
          </table:table-cell>
          <table:table-cell office:value-type="float" office:value="0.731264598710196" calcext:value-type="float">
            <text:p>0.7312645987</text:p>
          </table:table-cell>
          <table:table-cell office:value-type="float" office:value="0.719630030223301" calcext:value-type="float">
            <text:p>0.7196300302</text:p>
          </table:table-cell>
          <table:table-cell office:value-type="float" office:value="0.594969610146114" calcext:value-type="float">
            <text:p>0.5949696101</text:p>
          </table:table-cell>
          <table:table-cell office:value-type="float" office:value="0.757960899216788" calcext:value-type="float">
            <text:p>0.7579608992</text:p>
          </table:table-cell>
          <table:table-cell office:value-type="float" office:value="0.773359933580671" calcext:value-type="float">
            <text:p>0.7733599336</text:p>
          </table:table-cell>
          <table:table-cell office:value-type="float" office:value="0.515083273478917" calcext:value-type="float">
            <text:p>0.5150832735</text:p>
          </table:table-cell>
          <table:table-cell office:value-type="float" office:value="0.745409273420061" calcext:value-type="float">
            <text:p>0.7454092734</text:p>
          </table:table-cell>
          <table:table-cell office:value-type="float" office:value="0.740656096254076" calcext:value-type="float">
            <text:p>0.7406560963</text:p>
          </table:table-cell>
          <table:table-cell office:value-type="float" office:value="0.674845759868622" calcext:value-type="float">
            <text:p>0.6748457599</text:p>
          </table:table-cell>
          <table:table-cell office:value-type="float" office:value="0.756001558985029" calcext:value-type="float">
            <text:p>0.756001559</text:p>
          </table:table-cell>
          <table:table-cell office:value-type="float" office:value="0.749316858904702" calcext:value-type="float">
            <text:p>0.7493168589</text:p>
          </table:table-cell>
          <table:table-cell office:value-type="float" office:value="0.474413667406355" calcext:value-type="float">
            <text:p>0.4744136674</text:p>
          </table:table-cell>
          <table:table-cell office:value-type="float" office:value="0.608255125284195" calcext:value-type="float">
            <text:p>0.6082551253</text:p>
          </table:table-cell>
          <table:table-cell office:value-type="float" office:value="0.769779965877533" calcext:value-type="float">
            <text:p>0.7697799659</text:p>
          </table:table-cell>
          <table:table-cell office:value-type="float" office:value="0.778408418723515" calcext:value-type="float">
            <text:p>0.7784084187</text:p>
          </table:table-cell>
          <table:table-cell office:value-type="float" office:value="0.677813892364502" calcext:value-type="float">
            <text:p>0.6778138924</text:p>
          </table:table-cell>
          <table:table-cell office:value-type="float" office:value="0.465191648347037" calcext:value-type="float">
            <text:p>0.4651916483</text:p>
          </table:table-cell>
          <table:table-cell office:value-type="float" office:value="0.744578150681087" calcext:value-type="float">
            <text:p>0.7445781507</text:p>
          </table:table-cell>
          <table:table-cell office:value-type="float" office:value="0.785914357730321" calcext:value-type="float">
            <text:p>0.7859143577</text:p>
          </table:table-cell>
          <table:table-cell office:value-type="float" office:value="0.747594557830266" calcext:value-type="float">
            <text:p>0.7475945578</text:p>
          </table:table-cell>
          <table:table-cell office:value-type="float" office:value="0.631544290440423" calcext:value-type="float">
            <text:p>0.6315442904</text:p>
          </table:table-cell>
          <table:table-cell office:value-type="float" office:value="0.76748667887279" calcext:value-type="float">
            <text:p>0.7674866789</text:p>
          </table:table-cell>
          <table:table-cell office:value-type="float" office:value="0.541955043928964" calcext:value-type="float">
            <text:p>0.5419550439</text:p>
          </table:table-cell>
          <table:table-cell office:value-type="float" office:value="0.677948783125196" calcext:value-type="float">
            <text:p>0.6779487831</text:p>
          </table:table-cell>
          <table:table-cell office:value-type="float" office:value="0.716978466510773" calcext:value-type="float">
            <text:p>0.7169784665</text:p>
          </table:table-cell>
          <table:table-cell office:value-type="float" office:value="0.695813071387155" calcext:value-type="float">
            <text:p>0.6958130714</text:p>
          </table:table-cell>
          <table:table-cell office:value-type="float" office:value="0.776745865685599" calcext:value-type="float">
            <text:p>0.7767458657</text:p>
          </table:table-cell>
          <table:table-cell office:value-type="float" office:value="0.780714235305786" calcext:value-type="float">
            <text:p>0.7807142353</text:p>
          </table:table-cell>
          <table:table-cell office:value-type="float" office:value="0.716085346426283" calcext:value-type="float">
            <text:p>0.7160853464</text:p>
          </table:table-cell>
          <table:table-cell office:value-type="float" office:value="0.778390501907894" calcext:value-type="float">
            <text:p>0.7783905019</text:p>
          </table:table-cell>
          <table:table-cell office:value-type="float" office:value="0.760509224619184" calcext:value-type="float">
            <text:p>0.7605092246</text:p>
          </table:table-cell>
          <table:table-cell office:value-type="float" office:value="0.488098422459194" calcext:value-type="float">
            <text:p>0.4880984225</text:p>
          </table:table-cell>
          <table:table-cell office:value-type="float" office:value="0.350188916751317" calcext:value-type="float">
            <text:p>0.3501889168</text:p>
          </table:table-cell>
          <table:table-cell office:value-type="float" office:value="0.735724975381579" calcext:value-type="float">
            <text:p>0.7357249754</text:p>
          </table:table-cell>
          <table:table-cell office:value-type="float" office:value="0.765872474057334" calcext:value-type="float">
            <text:p>0.7658724741</text:p>
          </table:table-cell>
          <table:table-cell office:value-type="float" office:value="0.74378906590598" calcext:value-type="float">
            <text:p>0.7437890659</text:p>
          </table:table-cell>
          <table:table-cell office:value-type="float" office:value="0.720579345907484" calcext:value-type="float">
            <text:p>0.7205793459</text:p>
          </table:table-cell>
          <table:table-cell office:value-type="float" office:value="0.737243590695517" calcext:value-type="float">
            <text:p>0.7372435907</text:p>
          </table:table-cell>
          <table:table-cell office:value-type="float" office:value="0.775557714870998" calcext:value-type="float">
            <text:p>0.7755577149</text:p>
          </table:table-cell>
          <table:table-cell office:value-type="float" office:value="0.687358207362039" calcext:value-type="float">
            <text:p>0.6873582074</text:p>
          </table:table-cell>
          <table:table-cell office:value-type="float" office:value="0.757230351993016" calcext:value-type="float">
            <text:p>0.757230352</text:p>
          </table:table-cell>
          <table:table-cell office:value-type="float" office:value="0.735207430294582" calcext:value-type="float">
            <text:p>0.7352074303</text:p>
          </table:table-cell>
          <table:table-cell office:value-type="float" office:value="0.750416070393154" calcext:value-type="float">
            <text:p>0.7504160704</text:p>
          </table:table-cell>
          <table:table-cell office:value-type="float" office:value="0.771573078632355" calcext:value-type="float">
            <text:p>0.7715730786</text:p>
          </table:table-cell>
          <table:table-cell office:value-type="float" office:value="0.772234119347164" calcext:value-type="float">
            <text:p>0.7722341193</text:p>
          </table:table-cell>
          <table:table-cell office:value-type="float" office:value="0.78380961554391" calcext:value-type="float">
            <text:p>0.7838096155</text:p>
          </table:table-cell>
          <table:table-cell table:number-columns-repeated="213"/>
        </table:table-row>
        <table:table-row table:style-name="ro1">
          <table:table-cell office:value-type="string" calcext:value-type="string">
            <text:p>{(-4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)</text:p>
          </table:table-cell>
          <table:table-cell office:value-type="string" calcext:value-type="string">
            <text:p><text:s/>(-35</text:p>
          </table:table-cell>
          <table:table-cell office:value-type="string" calcext:value-type="string">
            <text:p><text:s/>0): (0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2)</text:p>
          </table:table-cell>
          <table:table-cell office:value-type="string" calcext:value-type="string">
            <text:p><text:s/>(-2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15)}</text:p>
          </table:table-cell>
          <table:table-cell table:number-columns-repeated="513"/>
        </table:table-row>
        <table:table-row table:style-name="ro1" table:number-rows-repeated="4">
          <table:table-cell table:number-columns-repeated="528"/>
        </table:table-row>
        <table:table-row table:style-name="ro1">
          <table:table-cell office:value-type="string" calcext:value-type="string">
            <text:p><text:s text:c="2"/>trend: <text:s/>-7 <text:s text:c="2"/>0 <text:s text:c="2"/></text:p>
          </table:table-cell>
          <table:table-cell table:number-columns-repeated="527"/>
        </table:table-row>
        <table:table-row table:style-name="ro1" table:number-rows-repeated="11">
          <table:table-cell table:number-columns-repeated="528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4)</text:p>
          </table:table-cell>
          <table:table-cell table:number-columns-repeated="525"/>
        </table:table-row>
        <table:table-row table:style-name="ro1">
          <table:table-cell office:value-type="string" calcext:value-type="string">
            <text:p>test Acc: <text:s/>0.7169611306578026 <text:s/>test MCC: <text:s/>0.44806772643876613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2073 <text:s/>520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/>1082 1985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527"/>
        </table:table-row>
        <table:table-row table:style-name="ro1">
          <table:table-cell office:value-type="float" office:value="0.760063518815034" calcext:value-type="float">
            <text:p>0.7600635188</text:p>
          </table:table-cell>
          <table:table-cell office:value-type="float" office:value="0.703609779199608" calcext:value-type="float">
            <text:p>0.7036097792</text:p>
          </table:table-cell>
          <table:table-cell office:value-type="float" office:value="0.686219136853289" calcext:value-type="float">
            <text:p>0.6862191369</text:p>
          </table:table-cell>
          <table:table-cell office:value-type="float" office:value="0.67018896753167" calcext:value-type="float">
            <text:p>0.6701889675</text:p>
          </table:table-cell>
          <table:table-cell office:value-type="float" office:value="0.664100500703984" calcext:value-type="float">
            <text:p>0.6641005007</text:p>
          </table:table-cell>
          <table:table-cell office:value-type="float" office:value="0.656343835970329" calcext:value-type="float">
            <text:p>0.656343836</text:p>
          </table:table-cell>
          <table:table-cell office:value-type="float" office:value="0.654780985710592" calcext:value-type="float">
            <text:p>0.6547809857</text:p>
          </table:table-cell>
          <table:table-cell office:value-type="float" office:value="0.650062889737478" calcext:value-type="float">
            <text:p>0.6500628897</text:p>
          </table:table-cell>
          <table:table-cell office:value-type="float" office:value="0.641926213395097" calcext:value-type="float">
            <text:p>0.6419262134</text:p>
          </table:table-cell>
          <table:table-cell office:value-type="float" office:value="0.630331932211373" calcext:value-type="float">
            <text:p>0.6303319322</text:p>
          </table:table-cell>
          <table:table-cell office:value-type="float" office:value="0.622811743492379" calcext:value-type="float">
            <text:p>0.6228117435</text:p>
          </table:table-cell>
          <table:table-cell office:value-type="float" office:value="0.613342661381411" calcext:value-type="float">
            <text:p>0.6133426614</text:p>
          </table:table-cell>
          <table:table-cell office:value-type="float" office:value="0.604366933382474" calcext:value-type="float">
            <text:p>0.6043669334</text:p>
          </table:table-cell>
          <table:table-cell office:value-type="float" office:value="0.604942636853448" calcext:value-type="float">
            <text:p>0.6049426369</text:p>
          </table:table-cell>
          <table:table-cell office:value-type="float" office:value="0.60015845123412" calcext:value-type="float">
            <text:p>0.6001584512</text:p>
          </table:table-cell>
          <table:table-cell office:value-type="float" office:value="0.598010468643847" calcext:value-type="float">
            <text:p>0.5980104686</text:p>
          </table:table-cell>
          <table:table-cell office:value-type="float" office:value="0.594750627621948" calcext:value-type="float">
            <text:p>0.5947506276</text:p>
          </table:table-cell>
          <table:table-cell office:value-type="float" office:value="0.576860820362282" calcext:value-type="float">
            <text:p>0.5768608204</text:p>
          </table:table-cell>
          <table:table-cell office:value-type="float" office:value="0.580425672556868" calcext:value-type="float">
            <text:p>0.5804256726</text:p>
          </table:table-cell>
          <table:table-cell office:value-type="float" office:value="0.58103789586609" calcext:value-type="float">
            <text:p>0.5810378959</text:p>
          </table:table-cell>
          <table:table-cell office:value-type="float" office:value="0.572811205345288" calcext:value-type="float">
            <text:p>0.5728112053</text:p>
          </table:table-cell>
          <table:table-cell office:value-type="float" office:value="0.570527657275258" calcext:value-type="float">
            <text:p>0.5705276573</text:p>
          </table:table-cell>
          <table:table-cell office:value-type="float" office:value="0.56618809505352" calcext:value-type="float">
            <text:p>0.5661880951</text:p>
          </table:table-cell>
          <table:table-cell office:value-type="float" office:value="0.559336532513622" calcext:value-type="float">
            <text:p>0.5593365325</text:p>
          </table:table-cell>
          <table:table-cell office:value-type="float" office:value="0.553853942540332" calcext:value-type="float">
            <text:p>0.5538539425</text:p>
          </table:table-cell>
          <table:table-cell office:value-type="float" office:value="0.56766775896353" calcext:value-type="float">
            <text:p>0.567667759</text:p>
          </table:table-cell>
          <table:table-cell office:value-type="float" office:value="0.556183194760208" calcext:value-type="float">
            <text:p>0.5561831948</text:p>
          </table:table-cell>
          <table:table-cell office:value-type="float" office:value="0.557397559554631" calcext:value-type="float">
            <text:p>0.5573975596</text:p>
          </table:table-cell>
          <table:table-cell office:value-type="float" office:value="0.551808541168568" calcext:value-type="float">
            <text:p>0.5518085412</text:p>
          </table:table-cell>
          <table:table-cell office:value-type="float" office:value="0.550874787963193" calcext:value-type="float">
            <text:p>0.550874788</text:p>
          </table:table-cell>
          <table:table-cell office:value-type="float" office:value="0.554343570420938" calcext:value-type="float">
            <text:p>0.5543435704</text:p>
          </table:table-cell>
          <table:table-cell office:value-type="float" office:value="0.548748589816846" calcext:value-type="float">
            <text:p>0.5487485898</text:p>
          </table:table-cell>
          <table:table-cell office:value-type="float" office:value="0.54334865747354" calcext:value-type="float">
            <text:p>0.5433486575</text:p>
          </table:table-cell>
          <table:table-cell office:value-type="float" office:value="0.554794708099442" calcext:value-type="float">
            <text:p>0.5547947081</text:p>
          </table:table-cell>
          <table:table-cell office:value-type="float" office:value="0.545729215714613" calcext:value-type="float">
            <text:p>0.5457292157</text:p>
          </table:table-cell>
          <table:table-cell office:value-type="float" office:value="0.541766106020584" calcext:value-type="float">
            <text:p>0.541766106</text:p>
          </table:table-cell>
          <table:table-cell office:value-type="float" office:value="0.542644591305742" calcext:value-type="float">
            <text:p>0.5426445913</text:p>
          </table:table-cell>
          <table:table-cell office:value-type="float" office:value="0.544694719349968" calcext:value-type="float">
            <text:p>0.5446947193</text:p>
          </table:table-cell>
          <table:table-cell office:value-type="float" office:value="0.545665522512958" calcext:value-type="float">
            <text:p>0.5456655225</text:p>
          </table:table-cell>
          <table:table-cell office:value-type="float" office:value="0.555036964686776" calcext:value-type="float">
            <text:p>0.5550369647</text:p>
          </table:table-cell>
          <table:table-cell office:value-type="float" office:value="0.541163270418782" calcext:value-type="float">
            <text:p>0.5411632704</text:p>
          </table:table-cell>
          <table:table-cell office:value-type="float" office:value="0.540226328228167" calcext:value-type="float">
            <text:p>0.5402263282</text:p>
          </table:table-cell>
          <table:table-cell office:value-type="float" office:value="0.535057852062297" calcext:value-type="float">
            <text:p>0.5350578521</text:p>
          </table:table-cell>
          <table:table-cell office:value-type="float" office:value="0.549340143474007" calcext:value-type="float">
            <text:p>0.5493401435</text:p>
          </table:table-cell>
          <table:table-cell office:value-type="float" office:value="0.553251914955505" calcext:value-type="float">
            <text:p>0.553251915</text:p>
          </table:table-cell>
          <table:table-cell office:value-type="float" office:value="0.545289454254222" calcext:value-type="float">
            <text:p>0.5452894543</text:p>
          </table:table-cell>
          <table:table-cell office:value-type="float" office:value="0.529109383835966" calcext:value-type="float">
            <text:p>0.5291093838</text:p>
          </table:table-cell>
          <table:table-cell office:value-type="float" office:value="0.53787471506438" calcext:value-type="float">
            <text:p>0.5378747151</text:p>
          </table:table-cell>
          <table:table-cell office:value-type="float" office:value="0.533949882009251" calcext:value-type="float">
            <text:p>0.533949882</text:p>
          </table:table-cell>
          <table:table-cell office:value-type="float" office:value="0.535206814269144" calcext:value-type="float">
            <text:p>0.5352068143</text:p>
          </table:table-cell>
          <table:table-cell office:value-type="float" office:value="0.534365056996082" calcext:value-type="float">
            <text:p>0.534365057</text:p>
          </table:table-cell>
          <table:table-cell office:value-type="float" office:value="0.54135456593574" calcext:value-type="float">
            <text:p>0.5413545659</text:p>
          </table:table-cell>
          <table:table-cell office:value-type="float" office:value="0.533309613483959" calcext:value-type="float">
            <text:p>0.5333096135</text:p>
          </table:table-cell>
          <table:table-cell office:value-type="float" office:value="0.538067530829575" calcext:value-type="float">
            <text:p>0.5380675308</text:p>
          </table:table-cell>
          <table:table-cell office:value-type="float" office:value="0.54526851380724" calcext:value-type="float">
            <text:p>0.5452685138</text:p>
          </table:table-cell>
          <table:table-cell office:value-type="float" office:value="0.530522901825255" calcext:value-type="float">
            <text:p>0.5305229018</text:p>
          </table:table-cell>
          <table:table-cell office:value-type="float" office:value="0.532592660695435" calcext:value-type="float">
            <text:p>0.5325926607</text:p>
          </table:table-cell>
          <table:table-cell office:value-type="float" office:value="0.523229804212748" calcext:value-type="float">
            <text:p>0.5232298042</text:p>
          </table:table-cell>
          <table:table-cell office:value-type="float" office:value="0.528391634291805" calcext:value-type="float">
            <text:p>0.5283916343</text:p>
          </table:table-cell>
          <table:table-cell office:value-type="float" office:value="0.535894249968844" calcext:value-type="float">
            <text:p>0.53589425</text:p>
          </table:table-cell>
          <table:table-cell office:value-type="float" office:value="0.532907238904281" calcext:value-type="float">
            <text:p>0.5329072389</text:p>
          </table:table-cell>
          <table:table-cell office:value-type="float" office:value="0.529735692309947" calcext:value-type="float">
            <text:p>0.5297356923</text:p>
          </table:table-cell>
          <table:table-cell office:value-type="float" office:value="0.526159512425563" calcext:value-type="float">
            <text:p>0.5261595124</text:p>
          </table:table-cell>
          <table:table-cell office:value-type="float" office:value="0.529654323057285" calcext:value-type="float">
            <text:p>0.5296543231</text:p>
          </table:table-cell>
          <table:table-cell office:value-type="float" office:value="0.531512178599271" calcext:value-type="float">
            <text:p>0.5315121786</text:p>
          </table:table-cell>
          <table:table-cell office:value-type="float" office:value="0.528047297599345" calcext:value-type="float">
            <text:p>0.5280472976</text:p>
          </table:table-cell>
          <table:table-cell office:value-type="float" office:value="0.528073806286502" calcext:value-type="float">
            <text:p>0.5280738063</text:p>
          </table:table-cell>
          <table:table-cell office:value-type="float" office:value="0.52986975951716" calcext:value-type="float">
            <text:p>0.5298697595</text:p>
          </table:table-cell>
          <table:table-cell office:value-type="float" office:value="0.526175282503429" calcext:value-type="float">
            <text:p>0.5261752825</text:p>
          </table:table-cell>
          <table:table-cell office:value-type="float" office:value="0.519404797048865" calcext:value-type="float">
            <text:p>0.519404797</text:p>
          </table:table-cell>
          <table:table-cell office:value-type="float" office:value="0.527138138219573" calcext:value-type="float">
            <text:p>0.5271381382</text:p>
          </table:table-cell>
          <table:table-cell office:value-type="float" office:value="0.521150735579682" calcext:value-type="float">
            <text:p>0.5211507356</text:p>
          </table:table-cell>
          <table:table-cell office:value-type="float" office:value="0.516460743944655" calcext:value-type="float">
            <text:p>0.5164607439</text:p>
          </table:table-cell>
          <table:table-cell office:value-type="float" office:value="0.532907163799211" calcext:value-type="float">
            <text:p>0.5329071638</text:p>
          </table:table-cell>
          <table:table-cell office:value-type="float" office:value="0.544588449207234" calcext:value-type="float">
            <text:p>0.5445884492</text:p>
          </table:table-cell>
          <table:table-cell office:value-type="float" office:value="0.522369479135624" calcext:value-type="float">
            <text:p>0.5223694791</text:p>
          </table:table-cell>
          <table:table-cell office:value-type="float" office:value="0.519401060408748" calcext:value-type="float">
            <text:p>0.5194010604</text:p>
          </table:table-cell>
          <table:table-cell office:value-type="float" office:value="0.526665804437619" calcext:value-type="float">
            <text:p>0.5266658044</text:p>
          </table:table-cell>
          <table:table-cell office:value-type="float" office:value="0.538302364040483" calcext:value-type="float">
            <text:p>0.538302364</text:p>
          </table:table-cell>
          <table:table-cell office:value-type="float" office:value="0.523224414858902" calcext:value-type="float">
            <text:p>0.5232244149</text:p>
          </table:table-cell>
          <table:table-cell office:value-type="float" office:value="0.530006295402362" calcext:value-type="float">
            <text:p>0.5300062954</text:p>
          </table:table-cell>
          <table:table-cell office:value-type="float" office:value="0.528203880457099" calcext:value-type="float">
            <text:p>0.5282038805</text:p>
          </table:table-cell>
          <table:table-cell office:value-type="float" office:value="0.523186985619477" calcext:value-type="float">
            <text:p>0.5231869856</text:p>
          </table:table-cell>
          <table:table-cell office:value-type="float" office:value="0.530970160085984" calcext:value-type="float">
            <text:p>0.5309701601</text:p>
          </table:table-cell>
          <table:table-cell office:value-type="float" office:value="0.529870460020547" calcext:value-type="float">
            <text:p>0.52987046</text:p>
          </table:table-cell>
          <table:table-cell office:value-type="float" office:value="0.521810882648154" calcext:value-type="float">
            <text:p>0.5218108826</text:p>
          </table:table-cell>
          <table:table-cell office:value-type="float" office:value="0.543477825211127" calcext:value-type="float">
            <text:p>0.5434778252</text:p>
          </table:table-cell>
          <table:table-cell office:value-type="float" office:value="0.518988064747912" calcext:value-type="float">
            <text:p>0.5189880647</text:p>
          </table:table-cell>
          <table:table-cell office:value-type="float" office:value="0.525465311164315" calcext:value-type="float">
            <text:p>0.5254653112</text:p>
          </table:table-cell>
          <table:table-cell office:value-type="float" office:value="0.517393007017823" calcext:value-type="float">
            <text:p>0.517393007</text:p>
          </table:table-cell>
          <table:table-cell office:value-type="float" office:value="0.52375596849381" calcext:value-type="float">
            <text:p>0.5237559685</text:p>
          </table:table-cell>
          <table:table-cell office:value-type="float" office:value="0.515749723443135" calcext:value-type="float">
            <text:p>0.5157497234</text:p>
          </table:table-cell>
          <table:table-cell office:value-type="float" office:value="0.526316963532354" calcext:value-type="float">
            <text:p>0.5263169635</text:p>
          </table:table-cell>
          <table:table-cell office:value-type="float" office:value="0.531069992444454" calcext:value-type="float">
            <text:p>0.5310699924</text:p>
          </table:table-cell>
          <table:table-cell office:value-type="float" office:value="0.522299863902824" calcext:value-type="float">
            <text:p>0.5222998639</text:p>
          </table:table-cell>
          <table:table-cell office:value-type="float" office:value="0.523757543198654" calcext:value-type="float">
            <text:p>0.5237575432</text:p>
          </table:table-cell>
          <table:table-cell office:value-type="float" office:value="0.525689356594111" calcext:value-type="float">
            <text:p>0.5256893566</text:p>
          </table:table-cell>
          <table:table-cell office:value-type="float" office:value="0.533016207182777" calcext:value-type="float">
            <text:p>0.5330162072</text:p>
          </table:table-cell>
          <table:table-cell office:value-type="float" office:value="0.533846831595206" calcext:value-type="float">
            <text:p>0.5338468316</text:p>
          </table:table-cell>
          <table:table-cell office:value-type="float" office:value="0.542211883254701" calcext:value-type="float">
            <text:p>0.5422118833</text:p>
          </table:table-cell>
          <table:table-cell office:value-type="float" office:value="0.523805840890578" calcext:value-type="float">
            <text:p>0.5238058409</text:p>
          </table:table-cell>
          <table:table-cell office:value-type="float" office:value="0.530897686436431" calcext:value-type="float">
            <text:p>0.5308976864</text:p>
          </table:table-cell>
          <table:table-cell office:value-type="float" office:value="0.524277543152875" calcext:value-type="float">
            <text:p>0.5242775432</text:p>
          </table:table-cell>
          <table:table-cell office:value-type="float" office:value="0.527812855502694" calcext:value-type="float">
            <text:p>0.5278128555</text:p>
          </table:table-cell>
          <table:table-cell office:value-type="float" office:value="0.524115091578359" calcext:value-type="float">
            <text:p>0.5241150916</text:p>
          </table:table-cell>
          <table:table-cell office:value-type="float" office:value="0.534390315256621" calcext:value-type="float">
            <text:p>0.5343903153</text:p>
          </table:table-cell>
          <table:table-cell office:value-type="float" office:value="0.534255337425572" calcext:value-type="float">
            <text:p>0.5342553374</text:p>
          </table:table-cell>
          <table:table-cell office:value-type="float" office:value="0.515508355415463" calcext:value-type="float">
            <text:p>0.5155083554</text:p>
          </table:table-cell>
          <table:table-cell office:value-type="float" office:value="0.531477544198313" calcext:value-type="float">
            <text:p>0.5314775442</text:p>
          </table:table-cell>
          <table:table-cell office:value-type="float" office:value="0.528580499435404" calcext:value-type="float">
            <text:p>0.5285804994</text:p>
          </table:table-cell>
          <table:table-cell office:value-type="float" office:value="0.519519522460366" calcext:value-type="float">
            <text:p>0.5195195225</text:p>
          </table:table-cell>
          <table:table-cell office:value-type="float" office:value="0.522885285167076" calcext:value-type="float">
            <text:p>0.5228852852</text:p>
          </table:table-cell>
          <table:table-cell office:value-type="float" office:value="0.51796053637538" calcext:value-type="float">
            <text:p>0.5179605364</text:p>
          </table:table-cell>
          <table:table-cell office:value-type="float" office:value="0.521947163126247" calcext:value-type="float">
            <text:p>0.5219471631</text:p>
          </table:table-cell>
          <table:table-cell office:value-type="float" office:value="0.522491086381971" calcext:value-type="float">
            <text:p>0.5224910864</text:p>
          </table:table-cell>
          <table:table-cell office:value-type="float" office:value="0.523997457082133" calcext:value-type="float">
            <text:p>0.5239974571</text:p>
          </table:table-cell>
          <table:table-cell office:value-type="float" office:value="0.528022110976993" calcext:value-type="float">
            <text:p>0.528022111</text:p>
          </table:table-cell>
          <table:table-cell office:value-type="float" office:value="0.5245905870529" calcext:value-type="float">
            <text:p>0.5245905871</text:p>
          </table:table-cell>
          <table:table-cell office:value-type="float" office:value="0.531424740564164" calcext:value-type="float">
            <text:p>0.5314247406</text:p>
          </table:table-cell>
          <table:table-cell office:value-type="float" office:value="0.525477165442247" calcext:value-type="float">
            <text:p>0.5254771654</text:p>
          </table:table-cell>
          <table:table-cell office:value-type="float" office:value="0.516946278426007" calcext:value-type="float">
            <text:p>0.5169462784</text:p>
          </table:table-cell>
          <table:table-cell office:value-type="float" office:value="0.522848738478585" calcext:value-type="float">
            <text:p>0.5228487385</text:p>
          </table:table-cell>
          <table:table-cell office:value-type="float" office:value="0.529688037246184" calcext:value-type="float">
            <text:p>0.5296880372</text:p>
          </table:table-cell>
          <table:table-cell office:value-type="float" office:value="0.515225784241268" calcext:value-type="float">
            <text:p>0.5152257842</text:p>
          </table:table-cell>
          <table:table-cell office:value-type="float" office:value="0.522412728458925" calcext:value-type="float">
            <text:p>0.5224127285</text:p>
          </table:table-cell>
          <table:table-cell office:value-type="float" office:value="0.530915894746459" calcext:value-type="float">
            <text:p>0.5309158947</text:p>
          </table:table-cell>
          <table:table-cell office:value-type="float" office:value="0.519166162300367" calcext:value-type="float">
            <text:p>0.5191661623</text:p>
          </table:table-cell>
          <table:table-cell office:value-type="float" office:value="0.511588131995336" calcext:value-type="float">
            <text:p>0.511588132</text:p>
          </table:table-cell>
          <table:table-cell office:value-type="float" office:value="0.518859274602934" calcext:value-type="float">
            <text:p>0.5188592746</text:p>
          </table:table-cell>
          <table:table-cell office:value-type="float" office:value="0.527098232322698" calcext:value-type="float">
            <text:p>0.5270982323</text:p>
          </table:table-cell>
          <table:table-cell office:value-type="float" office:value="0.51388228993345" calcext:value-type="float">
            <text:p>0.5138822899</text:p>
          </table:table-cell>
          <table:table-cell office:value-type="float" office:value="0.524079929575746" calcext:value-type="float">
            <text:p>0.5240799296</text:p>
          </table:table-cell>
          <table:table-cell office:value-type="float" office:value="0.523275123586861" calcext:value-type="float">
            <text:p>0.5232751236</text:p>
          </table:table-cell>
          <table:table-cell office:value-type="float" office:value="0.526391521430048" calcext:value-type="float">
            <text:p>0.5263915214</text:p>
          </table:table-cell>
          <table:table-cell office:value-type="float" office:value="0.51968557903802" calcext:value-type="float">
            <text:p>0.519685579</text:p>
          </table:table-cell>
          <table:table-cell office:value-type="float" office:value="0.516857316394245" calcext:value-type="float">
            <text:p>0.5168573164</text:p>
          </table:table-cell>
          <table:table-cell office:value-type="float" office:value="0.513142371242024" calcext:value-type="float">
            <text:p>0.5131423712</text:p>
          </table:table-cell>
          <table:table-cell office:value-type="float" office:value="0.517473715905718" calcext:value-type="float">
            <text:p>0.5174737159</text:p>
          </table:table-cell>
          <table:table-cell office:value-type="float" office:value="0.518893173300785" calcext:value-type="float">
            <text:p>0.5188931733</text:p>
          </table:table-cell>
          <table:table-cell office:value-type="float" office:value="0.515563284932521" calcext:value-type="float">
            <text:p>0.5155632849</text:p>
          </table:table-cell>
          <table:table-cell office:value-type="float" office:value="0.520807403012326" calcext:value-type="float">
            <text:p>0.520807403</text:p>
          </table:table-cell>
          <table:table-cell office:value-type="float" office:value="0.525061341432425" calcext:value-type="float">
            <text:p>0.5250613414</text:p>
          </table:table-cell>
          <table:table-cell office:value-type="float" office:value="0.515784579829166" calcext:value-type="float">
            <text:p>0.5157845798</text:p>
          </table:table-cell>
          <table:table-cell office:value-type="float" office:value="0.517415809776136" calcext:value-type="float">
            <text:p>0.5174158098</text:p>
          </table:table-cell>
          <table:table-cell office:value-type="float" office:value="0.522617734620767" calcext:value-type="float">
            <text:p>0.5226177346</text:p>
          </table:table-cell>
          <table:table-cell office:value-type="float" office:value="0.517244908217637" calcext:value-type="float">
            <text:p>0.5172449082</text:p>
          </table:table-cell>
          <table:table-cell office:value-type="float" office:value="0.519221035012028" calcext:value-type="float">
            <text:p>0.519221035</text:p>
          </table:table-cell>
          <table:table-cell office:value-type="float" office:value="0.520468852877134" calcext:value-type="float">
            <text:p>0.5204688529</text:p>
          </table:table-cell>
          <table:table-cell office:value-type="float" office:value="0.522435021931343" calcext:value-type="float">
            <text:p>0.5224350219</text:p>
          </table:table-cell>
          <table:table-cell office:value-type="float" office:value="0.526704398059008" calcext:value-type="float">
            <text:p>0.5267043981</text:p>
          </table:table-cell>
          <table:table-cell office:value-type="float" office:value="0.519327282986017" calcext:value-type="float">
            <text:p>0.519327283</text:p>
          </table:table-cell>
          <table:table-cell office:value-type="float" office:value="0.527294240499798" calcext:value-type="float">
            <text:p>0.5272942405</text:p>
          </table:table-cell>
          <table:table-cell office:value-type="float" office:value="0.521464099687764" calcext:value-type="float">
            <text:p>0.5214640997</text:p>
          </table:table-cell>
          <table:table-cell office:value-type="float" office:value="0.513460981138" calcext:value-type="float">
            <text:p>0.5134609811</text:p>
          </table:table-cell>
          <table:table-cell office:value-type="float" office:value="0.526541642750162" calcext:value-type="float">
            <text:p>0.5265416428</text:p>
          </table:table-cell>
          <table:table-cell office:value-type="float" office:value="0.516671589358776" calcext:value-type="float">
            <text:p>0.5166715894</text:p>
          </table:table-cell>
          <table:table-cell office:value-type="float" office:value="0.537707762213049" calcext:value-type="float">
            <text:p>0.5377077622</text:p>
          </table:table-cell>
          <table:table-cell office:value-type="float" office:value="0.513958785199282" calcext:value-type="float">
            <text:p>0.5139587852</text:p>
          </table:table-cell>
          <table:table-cell office:value-type="float" office:value="0.525881233115589" calcext:value-type="float">
            <text:p>0.5258812331</text:p>
          </table:table-cell>
          <table:table-cell office:value-type="float" office:value="0.522672215502272" calcext:value-type="float">
            <text:p>0.5226722155</text:p>
          </table:table-cell>
          <table:table-cell office:value-type="float" office:value="0.516543173452138" calcext:value-type="float">
            <text:p>0.5165431735</text:p>
          </table:table-cell>
          <table:table-cell office:value-type="float" office:value="0.522098473563046" calcext:value-type="float">
            <text:p>0.5220984736</text:p>
          </table:table-cell>
          <table:table-cell office:value-type="float" office:value="0.520982782222964" calcext:value-type="float">
            <text:p>0.5209827822</text:p>
          </table:table-cell>
          <table:table-cell office:value-type="float" office:value="0.514166385981075" calcext:value-type="float">
            <text:p>0.514166386</text:p>
          </table:table-cell>
          <table:table-cell office:value-type="float" office:value="0.524462597894604" calcext:value-type="float">
            <text:p>0.5244625979</text:p>
          </table:table-cell>
          <table:table-cell office:value-type="float" office:value="0.521605922786491" calcext:value-type="float">
            <text:p>0.5216059228</text:p>
          </table:table-cell>
          <table:table-cell office:value-type="float" office:value="0.536408961704064" calcext:value-type="float">
            <text:p>0.5364089617</text:p>
          </table:table-cell>
          <table:table-cell office:value-type="float" office:value="0.520334547927023" calcext:value-type="float">
            <text:p>0.5203345479</text:p>
          </table:table-cell>
          <table:table-cell office:value-type="float" office:value="0.523047339674915" calcext:value-type="float">
            <text:p>0.5230473397</text:p>
          </table:table-cell>
          <table:table-cell office:value-type="float" office:value="0.512494793192417" calcext:value-type="float">
            <text:p>0.5124947932</text:p>
          </table:table-cell>
          <table:table-cell office:value-type="float" office:value="0.525160215451167" calcext:value-type="float">
            <text:p>0.5251602155</text:p>
          </table:table-cell>
          <table:table-cell office:value-type="float" office:value="0.518726905122621" calcext:value-type="float">
            <text:p>0.5187269051</text:p>
          </table:table-cell>
          <table:table-cell office:value-type="float" office:value="0.518842129926128" calcext:value-type="float">
            <text:p>0.5188421299</text:p>
          </table:table-cell>
          <table:table-cell office:value-type="float" office:value="0.516490735843597" calcext:value-type="float">
            <text:p>0.5164907358</text:p>
          </table:table-cell>
          <table:table-cell office:value-type="float" office:value="0.51723509246682" calcext:value-type="float">
            <text:p>0.5172350925</text:p>
          </table:table-cell>
          <table:table-cell office:value-type="float" office:value="0.513737206854801" calcext:value-type="float">
            <text:p>0.5137372069</text:p>
          </table:table-cell>
          <table:table-cell office:value-type="float" office:value="0.519436617515348" calcext:value-type="float">
            <text:p>0.5194366175</text:p>
          </table:table-cell>
          <table:table-cell office:value-type="float" office:value="0.516961140703415" calcext:value-type="float">
            <text:p>0.5169611407</text:p>
          </table:table-cell>
          <table:table-cell office:value-type="float" office:value="0.518443299578591" calcext:value-type="float">
            <text:p>0.5184432996</text:p>
          </table:table-cell>
          <table:table-cell office:value-type="float" office:value="0.513576226276264" calcext:value-type="float">
            <text:p>0.5135762263</text:p>
          </table:table-cell>
          <table:table-cell office:value-type="float" office:value="0.524464419383591" calcext:value-type="float">
            <text:p>0.5244644194</text:p>
          </table:table-cell>
          <table:table-cell office:value-type="float" office:value="0.515853898245313" calcext:value-type="float">
            <text:p>0.5158538982</text:p>
          </table:table-cell>
          <table:table-cell office:value-type="float" office:value="0.515365688778289" calcext:value-type="float">
            <text:p>0.5153656888</text:p>
          </table:table-cell>
          <table:table-cell office:value-type="float" office:value="0.52527845713452" calcext:value-type="float">
            <text:p>0.5252784571</text:p>
          </table:table-cell>
          <table:table-cell office:value-type="float" office:value="0.532798677642658" calcext:value-type="float">
            <text:p>0.5327986776</text:p>
          </table:table-cell>
          <table:table-cell office:value-type="float" office:value="0.518300150280539" calcext:value-type="float">
            <text:p>0.5183001503</text:p>
          </table:table-cell>
          <table:table-cell office:value-type="float" office:value="0.511737624458295" calcext:value-type="float">
            <text:p>0.5117376245</text:p>
          </table:table-cell>
          <table:table-cell office:value-type="float" office:value="0.528969635075403" calcext:value-type="float">
            <text:p>0.5289696351</text:p>
          </table:table-cell>
          <table:table-cell office:value-type="float" office:value="0.523759677439083" calcext:value-type="float">
            <text:p>0.5237596774</text:p>
          </table:table-cell>
          <table:table-cell office:value-type="float" office:value="0.517759423120784" calcext:value-type="float">
            <text:p>0.5177594231</text:p>
          </table:table-cell>
          <table:table-cell office:value-type="float" office:value="0.518689613183018" calcext:value-type="float">
            <text:p>0.5186896132</text:p>
          </table:table-cell>
          <table:table-cell office:value-type="float" office:value="0.516665854901276" calcext:value-type="float">
            <text:p>0.5166658549</text:p>
          </table:table-cell>
          <table:table-cell office:value-type="float" office:value="0.519262715285284" calcext:value-type="float">
            <text:p>0.5192627153</text:p>
          </table:table-cell>
          <table:table-cell office:value-type="float" office:value="0.524536089472442" calcext:value-type="float">
            <text:p>0.5245360895</text:p>
          </table:table-cell>
          <table:table-cell office:value-type="float" office:value="0.521182093510905" calcext:value-type="float">
            <text:p>0.5211820935</text:p>
          </table:table-cell>
          <table:table-cell office:value-type="float" office:value="0.518187047281729" calcext:value-type="float">
            <text:p>0.5181870473</text:p>
          </table:table-cell>
          <table:table-cell office:value-type="float" office:value="0.508817755435964" calcext:value-type="float">
            <text:p>0.5088177554</text:p>
          </table:table-cell>
          <table:table-cell office:value-type="float" office:value="0.51314567679014" calcext:value-type="float">
            <text:p>0.5131456768</text:p>
          </table:table-cell>
          <table:table-cell office:value-type="float" office:value="0.522683461748476" calcext:value-type="float">
            <text:p>0.5226834617</text:p>
          </table:table-cell>
          <table:table-cell office:value-type="float" office:value="0.520171499284495" calcext:value-type="float">
            <text:p>0.5201714993</text:p>
          </table:table-cell>
          <table:table-cell office:value-type="float" office:value="0.52086562870646" calcext:value-type="float">
            <text:p>0.5208656287</text:p>
          </table:table-cell>
          <table:table-cell office:value-type="float" office:value="0.516044724985012" calcext:value-type="float">
            <text:p>0.516044725</text:p>
          </table:table-cell>
          <table:table-cell office:value-type="float" office:value="0.511885520160279" calcext:value-type="float">
            <text:p>0.5118855202</text:p>
          </table:table-cell>
          <table:table-cell office:value-type="float" office:value="0.512361693977505" calcext:value-type="float">
            <text:p>0.512361694</text:p>
          </table:table-cell>
          <table:table-cell office:value-type="float" office:value="0.521378048212744" calcext:value-type="float">
            <text:p>0.5213780482</text:p>
          </table:table-cell>
          <table:table-cell office:value-type="float" office:value="0.517130844103984" calcext:value-type="float">
            <text:p>0.5171308441</text:p>
          </table:table-cell>
          <table:table-cell office:value-type="float" office:value="0.522744646181784" calcext:value-type="float">
            <text:p>0.5227446462</text:p>
          </table:table-cell>
          <table:table-cell office:value-type="float" office:value="0.515274025425415" calcext:value-type="float">
            <text:p>0.5152740254</text:p>
          </table:table-cell>
          <table:table-cell office:value-type="float" office:value="0.516935809437241" calcext:value-type="float">
            <text:p>0.5169358094</text:p>
          </table:table-cell>
          <table:table-cell office:value-type="float" office:value="0.519127068571073" calcext:value-type="float">
            <text:p>0.5191270686</text:p>
          </table:table-cell>
          <table:table-cell office:value-type="float" office:value="0.524402053555657" calcext:value-type="float">
            <text:p>0.5244020536</text:p>
          </table:table-cell>
          <table:table-cell office:value-type="float" office:value="0.519548120173687" calcext:value-type="float">
            <text:p>0.5195481202</text:p>
          </table:table-cell>
          <table:table-cell office:value-type="float" office:value="0.525783804634161" calcext:value-type="float">
            <text:p>0.5257838046</text:p>
          </table:table-cell>
          <table:table-cell office:value-type="float" office:value="0.515877472646484" calcext:value-type="float">
            <text:p>0.5158774726</text:p>
          </table:table-cell>
          <table:table-cell office:value-type="float" office:value="0.522323116841104" calcext:value-type="float">
            <text:p>0.5223231168</text:p>
          </table:table-cell>
          <table:table-cell office:value-type="float" office:value="0.51045221441027" calcext:value-type="float">
            <text:p>0.5104522144</text:p>
          </table:table-cell>
          <table:table-cell office:value-type="float" office:value="0.515078029595567" calcext:value-type="float">
            <text:p>0.5150780296</text:p>
          </table:table-cell>
          <table:table-cell office:value-type="float" office:value="0.531379094506726" calcext:value-type="float">
            <text:p>0.5313790945</text:p>
          </table:table-cell>
          <table:table-cell office:value-type="float" office:value="0.515939201098866" calcext:value-type="float">
            <text:p>0.5159392011</text:p>
          </table:table-cell>
          <table:table-cell office:value-type="float" office:value="0.514734248931591" calcext:value-type="float">
            <text:p>0.5147342489</text:p>
          </table:table-cell>
          <table:table-cell office:value-type="float" office:value="0.510241637570977" calcext:value-type="float">
            <text:p>0.5102416376</text:p>
          </table:table-cell>
          <table:table-cell office:value-type="float" office:value="0.512378465711025" calcext:value-type="float">
            <text:p>0.5123784657</text:p>
          </table:table-cell>
          <table:table-cell office:value-type="float" office:value="0.52317760621327" calcext:value-type="float">
            <text:p>0.5231776062</text:p>
          </table:table-cell>
          <table:table-cell office:value-type="float" office:value="0.518725531496982" calcext:value-type="float">
            <text:p>0.5187255315</text:p>
          </table:table-cell>
          <table:table-cell office:value-type="float" office:value="0.518832347364078" calcext:value-type="float">
            <text:p>0.5188323474</text:p>
          </table:table-cell>
          <table:table-cell office:value-type="float" office:value="0.516972774098277" calcext:value-type="float">
            <text:p>0.5169727741</text:p>
          </table:table-cell>
          <table:table-cell office:value-type="float" office:value="0.517789732275704" calcext:value-type="float">
            <text:p>0.5177897323</text:p>
          </table:table-cell>
          <table:table-cell office:value-type="float" office:value="0.523380119807003" calcext:value-type="float">
            <text:p>0.5233801198</text:p>
          </table:table-cell>
          <table:table-cell office:value-type="float" office:value="0.511175312284838" calcext:value-type="float">
            <text:p>0.5111753123</text:p>
          </table:table-cell>
          <table:table-cell office:value-type="float" office:value="0.513824991208178" calcext:value-type="float">
            <text:p>0.5138249912</text:p>
          </table:table-cell>
          <table:table-cell office:value-type="float" office:value="0.520983220498089" calcext:value-type="float">
            <text:p>0.5209832205</text:p>
          </table:table-cell>
          <table:table-cell office:value-type="float" office:value="0.529176303555287" calcext:value-type="float">
            <text:p>0.5291763036</text:p>
          </table:table-cell>
          <table:table-cell office:value-type="float" office:value="0.514392089851794" calcext:value-type="float">
            <text:p>0.5143920899</text:p>
          </table:table-cell>
          <table:table-cell office:value-type="float" office:value="0.511350635542722" calcext:value-type="float">
            <text:p>0.5113506355</text:p>
          </table:table-cell>
          <table:table-cell office:value-type="float" office:value="0.514145852872717" calcext:value-type="float">
            <text:p>0.5141458529</text:p>
          </table:table-cell>
          <table:table-cell office:value-type="float" office:value="0.529839008266305" calcext:value-type="float">
            <text:p>0.5298390083</text:p>
          </table:table-cell>
          <table:table-cell office:value-type="float" office:value="0.519939812233574" calcext:value-type="float">
            <text:p>0.5199398122</text:p>
          </table:table-cell>
          <table:table-cell office:value-type="float" office:value="0.517951898182291" calcext:value-type="float">
            <text:p>0.5179518982</text:p>
          </table:table-cell>
          <table:table-cell office:value-type="float" office:value="0.511690739404496" calcext:value-type="float">
            <text:p>0.5116907394</text:p>
          </table:table-cell>
          <table:table-cell office:value-type="float" office:value="0.519748249517279" calcext:value-type="float">
            <text:p>0.5197482495</text:p>
          </table:table-cell>
          <table:table-cell office:value-type="float" office:value="0.53311552208284" calcext:value-type="float">
            <text:p>0.5331155221</text:p>
          </table:table-cell>
          <table:table-cell office:value-type="float" office:value="0.525289100625737" calcext:value-type="float">
            <text:p>0.5252891006</text:p>
          </table:table-cell>
          <table:table-cell office:value-type="float" office:value="0.50995858018054" calcext:value-type="float">
            <text:p>0.5099585802</text:p>
          </table:table-cell>
          <table:table-cell office:value-type="float" office:value="0.52143537486613" calcext:value-type="float">
            <text:p>0.5214353749</text:p>
          </table:table-cell>
          <table:table-cell office:value-type="float" office:value="0.519649897525829" calcext:value-type="float">
            <text:p>0.5196498975</text:p>
          </table:table-cell>
          <table:table-cell office:value-type="float" office:value="0.514285028833448" calcext:value-type="float">
            <text:p>0.5142850288</text:p>
          </table:table-cell>
          <table:table-cell office:value-type="float" office:value="0.511216625993551" calcext:value-type="float">
            <text:p>0.511216626</text:p>
          </table:table-cell>
          <table:table-cell office:value-type="float" office:value="0.515906094523416" calcext:value-type="float">
            <text:p>0.5159060945</text:p>
          </table:table-cell>
          <table:table-cell office:value-type="float" office:value="0.511785702715036" calcext:value-type="float">
            <text:p>0.5117857027</text:p>
          </table:table-cell>
          <table:table-cell office:value-type="float" office:value="0.513621750679093" calcext:value-type="float">
            <text:p>0.5136217507</text:p>
          </table:table-cell>
          <table:table-cell office:value-type="float" office:value="0.519421741997826" calcext:value-type="float">
            <text:p>0.519421742</text:p>
          </table:table-cell>
          <table:table-cell office:value-type="float" office:value="0.517647372316896" calcext:value-type="float">
            <text:p>0.5176473723</text:p>
          </table:table-cell>
          <table:table-cell office:value-type="float" office:value="0.514176959499174" calcext:value-type="float">
            <text:p>0.5141769595</text:p>
          </table:table-cell>
          <table:table-cell office:value-type="float" office:value="0.511246340477515" calcext:value-type="float">
            <text:p>0.5112463405</text:p>
          </table:table-cell>
          <table:table-cell office:value-type="float" office:value="0.518622854138836" calcext:value-type="float">
            <text:p>0.5186228541</text:p>
          </table:table-cell>
          <table:table-cell office:value-type="float" office:value="0.519696073976123" calcext:value-type="float">
            <text:p>0.519696074</text:p>
          </table:table-cell>
          <table:table-cell office:value-type="float" office:value="0.522632256467976" calcext:value-type="float">
            <text:p>0.5226322565</text:p>
          </table:table-cell>
          <table:table-cell office:value-type="float" office:value="0.520720198464941" calcext:value-type="float">
            <text:p>0.5207201985</text:p>
          </table:table-cell>
          <table:table-cell office:value-type="float" office:value="0.519320497974532" calcext:value-type="float">
            <text:p>0.519320498</text:p>
          </table:table-cell>
          <table:table-cell office:value-type="float" office:value="0.516833778278709" calcext:value-type="float">
            <text:p>0.5168337783</text:p>
          </table:table-cell>
          <table:table-cell office:value-type="float" office:value="0.510062966752149" calcext:value-type="float">
            <text:p>0.5100629668</text:p>
          </table:table-cell>
          <table:table-cell office:value-type="float" office:value="0.513443281534712" calcext:value-type="float">
            <text:p>0.5134432815</text:p>
          </table:table-cell>
          <table:table-cell office:value-type="float" office:value="0.519793749209518" calcext:value-type="float">
            <text:p>0.5197937492</text:p>
          </table:table-cell>
          <table:table-cell office:value-type="float" office:value="0.515267161962635" calcext:value-type="float">
            <text:p>0.515267162</text:p>
          </table:table-cell>
          <table:table-cell office:value-type="float" office:value="0.516569065918967" calcext:value-type="float">
            <text:p>0.5165690659</text:p>
          </table:table-cell>
          <table:table-cell office:value-type="float" office:value="0.509374596136302" calcext:value-type="float">
            <text:p>0.5093745961</text:p>
          </table:table-cell>
          <table:table-cell office:value-type="float" office:value="0.511580510113725" calcext:value-type="float">
            <text:p>0.5115805101</text:p>
          </table:table-cell>
          <table:table-cell office:value-type="float" office:value="0.517337134782119" calcext:value-type="float">
            <text:p>0.5173371348</text:p>
          </table:table-cell>
          <table:table-cell office:value-type="float" office:value="0.519794302189398" calcext:value-type="float">
            <text:p>0.5197943022</text:p>
          </table:table-cell>
          <table:table-cell office:value-type="float" office:value="0.514314220357038" calcext:value-type="float">
            <text:p>0.5143142204</text:p>
          </table:table-cell>
          <table:table-cell office:value-type="float" office:value="0.517082497224151" calcext:value-type="float">
            <text:p>0.5170824972</text:p>
          </table:table-cell>
          <table:table-cell office:value-type="float" office:value="0.515727237088156" calcext:value-type="float">
            <text:p>0.5157272371</text:p>
          </table:table-cell>
          <table:table-cell office:value-type="float" office:value="0.525766601173179" calcext:value-type="float">
            <text:p>0.5257666012</text:p>
          </table:table-cell>
          <table:table-cell office:value-type="float" office:value="0.527686767338419" calcext:value-type="float">
            <text:p>0.5276867673</text:p>
          </table:table-cell>
          <table:table-cell office:value-type="float" office:value="0.514626126524247" calcext:value-type="float">
            <text:p>0.5146261265</text:p>
          </table:table-cell>
          <table:table-cell office:value-type="float" office:value="0.518665576447681" calcext:value-type="float">
            <text:p>0.5186655764</text:p>
          </table:table-cell>
          <table:table-cell office:value-type="float" office:value="0.518846645593321" calcext:value-type="float">
            <text:p>0.5188466456</text:p>
          </table:table-cell>
          <table:table-cell office:value-type="float" office:value="0.518905310946116" calcext:value-type="float">
            <text:p>0.5189053109</text:p>
          </table:table-cell>
          <table:table-cell office:value-type="float" office:value="0.509035658281342" calcext:value-type="float">
            <text:p>0.5090356583</text:p>
          </table:table-cell>
          <table:table-cell office:value-type="float" office:value="0.520565817858043" calcext:value-type="float">
            <text:p>0.5205658179</text:p>
          </table:table-cell>
          <table:table-cell office:value-type="float" office:value="0.519613717072084" calcext:value-type="float">
            <text:p>0.5196137171</text:p>
          </table:table-cell>
          <table:table-cell office:value-type="float" office:value="0.518993073404238" calcext:value-type="float">
            <text:p>0.5189930734</text:p>
          </table:table-cell>
          <table:table-cell office:value-type="float" office:value="0.522382158853425" calcext:value-type="float">
            <text:p>0.5223821589</text:p>
          </table:table-cell>
          <table:table-cell office:value-type="float" office:value="0.519961347608914" calcext:value-type="float">
            <text:p>0.5199613476</text:p>
          </table:table-cell>
          <table:table-cell office:value-type="float" office:value="0.523488856206539" calcext:value-type="float">
            <text:p>0.5234888562</text:p>
          </table:table-cell>
          <table:table-cell office:value-type="float" office:value="0.529987780800072" calcext:value-type="float">
            <text:p>0.5299877808</text:p>
          </table:table-cell>
          <table:table-cell office:value-type="float" office:value="0.517207626469544" calcext:value-type="float">
            <text:p>0.5172076265</text:p>
          </table:table-cell>
          <table:table-cell office:value-type="float" office:value="0.520712857545629" calcext:value-type="float">
            <text:p>0.5207128575</text:p>
          </table:table-cell>
          <table:table-cell office:value-type="float" office:value="0.518888666240471" calcext:value-type="float">
            <text:p>0.5188886662</text:p>
          </table:table-cell>
          <table:table-cell office:value-type="float" office:value="0.517996716515416" calcext:value-type="float">
            <text:p>0.5179967165</text:p>
          </table:table-cell>
          <table:table-cell office:value-type="float" office:value="0.524788920985542" calcext:value-type="float">
            <text:p>0.524788921</text:p>
          </table:table-cell>
          <table:table-cell office:value-type="float" office:value="0.527258044231919" calcext:value-type="float">
            <text:p>0.5272580442</text:p>
          </table:table-cell>
          <table:table-cell office:value-type="float" office:value="0.517469141904803" calcext:value-type="float">
            <text:p>0.5174691419</text:p>
          </table:table-cell>
          <table:table-cell office:value-type="float" office:value="0.513891425579987" calcext:value-type="float">
            <text:p>0.5138914256</text:p>
          </table:table-cell>
          <table:table-cell office:value-type="float" office:value="0.52033599994765" calcext:value-type="float">
            <text:p>0.5203359999</text:p>
          </table:table-cell>
          <table:table-cell office:value-type="float" office:value="0.518003424250002" calcext:value-type="float">
            <text:p>0.5180034243</text:p>
          </table:table-cell>
          <table:table-cell office:value-type="float" office:value="0.524527678010274" calcext:value-type="float">
            <text:p>0.524527678</text:p>
          </table:table-cell>
          <table:table-cell office:value-type="float" office:value="0.522032178365267" calcext:value-type="float">
            <text:p>0.5220321784</text:p>
          </table:table-cell>
          <table:table-cell office:value-type="float" office:value="0.523290925646922" calcext:value-type="float">
            <text:p>0.5232909256</text:p>
          </table:table-cell>
          <table:table-cell office:value-type="float" office:value="0.51670462151288" calcext:value-type="float">
            <text:p>0.5167046215</text:p>
          </table:table-cell>
          <table:table-cell office:value-type="float" office:value="0.521125743625618" calcext:value-type="float">
            <text:p>0.5211257436</text:p>
          </table:table-cell>
          <table:table-cell office:value-type="float" office:value="0.521690180861516" calcext:value-type="float">
            <text:p>0.5216901809</text:p>
          </table:table-cell>
          <table:table-cell office:value-type="float" office:value="0.520170186952702" calcext:value-type="float">
            <text:p>0.520170187</text:p>
          </table:table-cell>
          <table:table-cell office:value-type="float" office:value="0.512941131160649" calcext:value-type="float">
            <text:p>0.5129411312</text:p>
          </table:table-cell>
          <table:table-cell office:value-type="float" office:value="0.51861651025803" calcext:value-type="float">
            <text:p>0.5186165103</text:p>
          </table:table-cell>
          <table:table-cell office:value-type="float" office:value="0.518635947356823" calcext:value-type="float">
            <text:p>0.5186359474</text:p>
          </table:table-cell>
          <table:table-cell office:value-type="float" office:value="0.531141188575832" calcext:value-type="float">
            <text:p>0.5311411886</text:p>
          </table:table-cell>
          <table:table-cell office:value-type="float" office:value="0.519046638031238" calcext:value-type="float">
            <text:p>0.519046638</text:p>
          </table:table-cell>
          <table:table-cell office:value-type="float" office:value="0.529800530596461" calcext:value-type="float">
            <text:p>0.5298005306</text:p>
          </table:table-cell>
          <table:table-cell office:value-type="float" office:value="0.519058579391474" calcext:value-type="float">
            <text:p>0.5190585794</text:p>
          </table:table-cell>
          <table:table-cell office:value-type="float" office:value="0.522365456602351" calcext:value-type="float">
            <text:p>0.5223654566</text:p>
          </table:table-cell>
          <table:table-cell office:value-type="float" office:value="0.510595197040542" calcext:value-type="float">
            <text:p>0.510595197</text:p>
          </table:table-cell>
          <table:table-cell office:value-type="float" office:value="0.522953583772688" calcext:value-type="float">
            <text:p>0.5229535838</text:p>
          </table:table-cell>
          <table:table-cell office:value-type="float" office:value="0.521027851506927" calcext:value-type="float">
            <text:p>0.5210278515</text:p>
          </table:table-cell>
          <table:table-cell office:value-type="float" office:value="0.518194224042931" calcext:value-type="float">
            <text:p>0.518194224</text:p>
          </table:table-cell>
          <table:table-cell office:value-type="float" office:value="0.519419246437418" calcext:value-type="float">
            <text:p>0.5194192464</text:p>
          </table:table-cell>
          <table:table-cell office:value-type="float" office:value="0.518866738777573" calcext:value-type="float">
            <text:p>0.5188667388</text:p>
          </table:table-cell>
          <table:table-cell office:value-type="float" office:value="0.513523908697481" calcext:value-type="float">
            <text:p>0.5135239087</text:p>
          </table:table-cell>
          <table:table-cell office:value-type="float" office:value="0.516686150371304" calcext:value-type="float">
            <text:p>0.5166861504</text:p>
          </table:table-cell>
          <table:table-cell office:value-type="float" office:value="0.513660232226054" calcext:value-type="float">
            <text:p>0.5136602322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527"/>
        </table:table-row>
        <table:table-row table:style-name="ro1">
          <table:table-cell office:value-type="float" office:value="0.716273481096059" calcext:value-type="float">
            <text:p>0.7162734811</text:p>
          </table:table-cell>
          <table:table-cell office:value-type="float" office:value="0.694215867628899" calcext:value-type="float">
            <text:p>0.6942158676</text:p>
          </table:table-cell>
          <table:table-cell office:value-type="float" office:value="0.695075500896036" calcext:value-type="float">
            <text:p>0.6950755009</text:p>
          </table:table-cell>
          <table:table-cell office:value-type="float" office:value="0.715565420882019" calcext:value-type="float">
            <text:p>0.7155654209</text:p>
          </table:table-cell>
          <table:table-cell office:value-type="float" office:value="0.667539843527251" calcext:value-type="float">
            <text:p>0.6675398435</text:p>
          </table:table-cell>
          <table:table-cell office:value-type="float" office:value="0.652661313227124" calcext:value-type="float">
            <text:p>0.6526613132</text:p>
          </table:table-cell>
          <table:table-cell office:value-type="float" office:value="0.656720711696274" calcext:value-type="float">
            <text:p>0.6567207117</text:p>
          </table:table-cell>
          <table:table-cell office:value-type="float" office:value="0.655000724767206" calcext:value-type="float">
            <text:p>0.6550007248</text:p>
          </table:table-cell>
          <table:table-cell office:value-type="float" office:value="0.687064198533554" calcext:value-type="float">
            <text:p>0.6870641985</text:p>
          </table:table-cell>
          <table:table-cell office:value-type="float" office:value="0.661646632802781" calcext:value-type="float">
            <text:p>0.6616466328</text:p>
          </table:table-cell>
          <table:table-cell office:value-type="float" office:value="0.648238180003823" calcext:value-type="float">
            <text:p>0.64823818</text:p>
          </table:table-cell>
          <table:table-cell office:value-type="float" office:value="0.634135497206091" calcext:value-type="float">
            <text:p>0.6341354972</text:p>
          </table:table-cell>
          <table:table-cell office:value-type="float" office:value="0.678744002302628" calcext:value-type="float">
            <text:p>0.6787440023</text:p>
          </table:table-cell>
          <table:table-cell office:value-type="float" office:value="0.736930914565447" calcext:value-type="float">
            <text:p>0.7369309146</text:p>
          </table:table-cell>
          <table:table-cell office:value-type="float" office:value="0.648006048219364" calcext:value-type="float">
            <text:p>0.6480060482</text:p>
          </table:table-cell>
          <table:table-cell office:value-type="float" office:value="0.700737998300222" calcext:value-type="float">
            <text:p>0.7007379983</text:p>
          </table:table-cell>
          <table:table-cell office:value-type="float" office:value="0.79788614119742" calcext:value-type="float">
            <text:p>0.7978861412</text:p>
          </table:table-cell>
          <table:table-cell office:value-type="float" office:value="0.662140560381825" calcext:value-type="float">
            <text:p>0.6621405604</text:p>
          </table:table-cell>
          <table:table-cell office:value-type="float" office:value="0.604390512127758" calcext:value-type="float">
            <text:p>0.6043905121</text:p>
          </table:table-cell>
          <table:table-cell office:value-type="float" office:value="0.628823817871485" calcext:value-type="float">
            <text:p>0.6288238179</text:p>
          </table:table-cell>
          <table:table-cell office:value-type="float" office:value="0.633511296809773" calcext:value-type="float">
            <text:p>0.6335112968</text:p>
          </table:table-cell>
          <table:table-cell office:value-type="float" office:value="0.60124243725315" calcext:value-type="float">
            <text:p>0.6012424373</text:p>
          </table:table-cell>
          <table:table-cell office:value-type="float" office:value="0.575028411807104" calcext:value-type="float">
            <text:p>0.5750284118</text:p>
          </table:table-cell>
          <table:table-cell office:value-type="float" office:value="0.634976728434276" calcext:value-type="float">
            <text:p>0.6349767284</text:p>
          </table:table-cell>
          <table:table-cell office:value-type="float" office:value="1.05473043210936" calcext:value-type="float">
            <text:p>1.0547304321</text:p>
          </table:table-cell>
          <table:table-cell office:value-type="float" office:value="1.04092780768661" calcext:value-type="float">
            <text:p>1.0409278077</text:p>
          </table:table-cell>
          <table:table-cell office:value-type="float" office:value="0.883382937259472" calcext:value-type="float">
            <text:p>0.8833829373</text:p>
          </table:table-cell>
          <table:table-cell office:value-type="float" office:value="0.970433086978252" calcext:value-type="float">
            <text:p>0.970433087</text:p>
          </table:table-cell>
          <table:table-cell office:value-type="float" office:value="0.696611007489922" calcext:value-type="float">
            <text:p>0.6966110075</text:p>
          </table:table-cell>
          <table:table-cell office:value-type="float" office:value="0.564877143870815" calcext:value-type="float">
            <text:p>0.5648771439</text:p>
          </table:table-cell>
          <table:table-cell office:value-type="float" office:value="0.789436640082316" calcext:value-type="float">
            <text:p>0.7894366401</text:p>
          </table:table-cell>
          <table:table-cell office:value-type="float" office:value="0.579560833432228" calcext:value-type="float">
            <text:p>0.5795608334</text:p>
          </table:table-cell>
          <table:table-cell office:value-type="float" office:value="0.82654103013315" calcext:value-type="float">
            <text:p>0.8265410301</text:p>
          </table:table-cell>
          <table:table-cell office:value-type="float" office:value="0.572724682534963" calcext:value-type="float">
            <text:p>0.5727246825</text:p>
          </table:table-cell>
          <table:table-cell office:value-type="float" office:value="0.884296624736314" calcext:value-type="float">
            <text:p>0.8842966247</text:p>
          </table:table-cell>
          <table:table-cell office:value-type="float" office:value="0.584617487069996" calcext:value-type="float">
            <text:p>0.5846174871</text:p>
          </table:table-cell>
          <table:table-cell office:value-type="float" office:value="0.873323720756773" calcext:value-type="float">
            <text:p>0.8733237208</text:p>
          </table:table-cell>
          <table:table-cell office:value-type="float" office:value="0.771266085330673" calcext:value-type="float">
            <text:p>0.7712660853</text:p>
          </table:table-cell>
          <table:table-cell office:value-type="float" office:value="0.92639735216808" calcext:value-type="float">
            <text:p>0.9263973522</text:p>
          </table:table-cell>
          <table:table-cell office:value-type="float" office:value="1.29504864721332" calcext:value-type="float">
            <text:p>1.2950486472</text:p>
          </table:table-cell>
          <table:table-cell office:value-type="float" office:value="0.970872600845229" calcext:value-type="float">
            <text:p>0.9708726008</text:p>
          </table:table-cell>
          <table:table-cell office:value-type="float" office:value="0.611235566779497" calcext:value-type="float">
            <text:p>0.6112355668</text:p>
          </table:table-cell>
          <table:table-cell office:value-type="float" office:value="0.557699756445396" calcext:value-type="float">
            <text:p>0.5576997564</text:p>
          </table:table-cell>
          <table:table-cell office:value-type="float" office:value="1.79174994849485" calcext:value-type="float">
            <text:p>1.7917499485</text:p>
          </table:table-cell>
          <table:table-cell office:value-type="float" office:value="0.810266656462801" calcext:value-type="float">
            <text:p>0.8102666565</text:p>
          </table:table-cell>
          <table:table-cell office:value-type="float" office:value="1.09921754585981" calcext:value-type="float">
            <text:p>1.0992175459</text:p>
          </table:table-cell>
          <table:table-cell office:value-type="float" office:value="0.560810386755441" calcext:value-type="float">
            <text:p>0.5608103868</text:p>
          </table:table-cell>
          <table:table-cell office:value-type="float" office:value="0.721508564881638" calcext:value-type="float">
            <text:p>0.7215085649</text:p>
          </table:table-cell>
          <table:table-cell office:value-type="float" office:value="0.565831447911347" calcext:value-type="float">
            <text:p>0.5658314479</text:p>
          </table:table-cell>
          <table:table-cell office:value-type="float" office:value="0.993110349237287" calcext:value-type="float">
            <text:p>0.9931103492</text:p>
          </table:table-cell>
          <table:table-cell office:value-type="float" office:value="0.581881335409286" calcext:value-type="float">
            <text:p>0.5818813354</text:p>
          </table:table-cell>
          <table:table-cell office:value-type="float" office:value="0.911476351684058" calcext:value-type="float">
            <text:p>0.9114763517</text:p>
          </table:table-cell>
          <table:table-cell office:value-type="float" office:value="0.633480515749631" calcext:value-type="float">
            <text:p>0.6334805157</text:p>
          </table:table-cell>
          <table:table-cell office:value-type="float" office:value="0.592998793142002" calcext:value-type="float">
            <text:p>0.5929987931</text:p>
          </table:table-cell>
          <table:table-cell office:value-type="float" office:value="0.62707334028116" calcext:value-type="float">
            <text:p>0.6270733403</text:p>
          </table:table-cell>
          <table:table-cell office:value-type="float" office:value="0.909424494349072" calcext:value-type="float">
            <text:p>0.9094244943</text:p>
          </table:table-cell>
          <table:table-cell office:value-type="float" office:value="0.801464064951078" calcext:value-type="float">
            <text:p>0.801464065</text:p>
          </table:table-cell>
          <table:table-cell office:value-type="float" office:value="0.715100100352149" calcext:value-type="float">
            <text:p>0.7151001004</text:p>
          </table:table-cell>
          <table:table-cell office:value-type="float" office:value="0.567824482707169" calcext:value-type="float">
            <text:p>0.5678244827</text:p>
          </table:table-cell>
          <table:table-cell office:value-type="float" office:value="1.45770900847634" calcext:value-type="float">
            <text:p>1.4577090085</text:p>
          </table:table-cell>
          <table:table-cell office:value-type="float" office:value="0.552056246090272" calcext:value-type="float">
            <text:p>0.5520562461</text:p>
          </table:table-cell>
          <table:table-cell office:value-type="float" office:value="0.555255219919521" calcext:value-type="float">
            <text:p>0.5552552199</text:p>
          </table:table-cell>
          <table:table-cell office:value-type="float" office:value="0.749094508983221" calcext:value-type="float">
            <text:p>0.749094509</text:p>
          </table:table-cell>
          <table:table-cell office:value-type="float" office:value="0.721021467489404" calcext:value-type="float">
            <text:p>0.7210214675</text:p>
          </table:table-cell>
          <table:table-cell office:value-type="float" office:value="0.632902287341681" calcext:value-type="float">
            <text:p>0.6329022873</text:p>
          </table:table-cell>
          <table:table-cell office:value-type="float" office:value="1.40928010249728" calcext:value-type="float">
            <text:p>1.4092801025</text:p>
          </table:table-cell>
          <table:table-cell office:value-type="float" office:value="0.7100434462089" calcext:value-type="float">
            <text:p>0.7100434462</text:p>
          </table:table-cell>
          <table:table-cell office:value-type="float" office:value="0.554278977473296" calcext:value-type="float">
            <text:p>0.5542789775</text:p>
          </table:table-cell>
          <table:table-cell office:value-type="float" office:value="0.633658645030888" calcext:value-type="float">
            <text:p>0.633658645</text:p>
          </table:table-cell>
          <table:table-cell office:value-type="float" office:value="0.880663226223666" calcext:value-type="float">
            <text:p>0.8806632262</text:p>
          </table:table-cell>
          <table:table-cell office:value-type="float" office:value="0.860078403975012" calcext:value-type="float">
            <text:p>0.860078404</text:p>
          </table:table-cell>
          <table:table-cell office:value-type="float" office:value="0.772827318531886" calcext:value-type="float">
            <text:p>0.7728273185</text:p>
          </table:table-cell>
          <table:table-cell office:value-type="float" office:value="1.14319355218234" calcext:value-type="float">
            <text:p>1.1431935522</text:p>
          </table:table-cell>
          <table:table-cell office:value-type="float" office:value="0.669647904314338" calcext:value-type="float">
            <text:p>0.6696479043</text:p>
          </table:table-cell>
          <table:table-cell office:value-type="float" office:value="0.904472506341159" calcext:value-type="float">
            <text:p>0.9044725063</text:p>
          </table:table-cell>
          <table:table-cell office:value-type="float" office:value="0.54434806394914" calcext:value-type="float">
            <text:p>0.5443480639</text:p>
          </table:table-cell>
          <table:table-cell office:value-type="float" office:value="0.550537009373992" calcext:value-type="float">
            <text:p>0.5505370094</text:p>
          </table:table-cell>
          <table:table-cell office:value-type="float" office:value="0.620686049912085" calcext:value-type="float">
            <text:p>0.6206860499</text:p>
          </table:table-cell>
          <table:table-cell office:value-type="float" office:value="0.572587650108674" calcext:value-type="float">
            <text:p>0.5725876501</text:p>
          </table:table-cell>
          <table:table-cell office:value-type="float" office:value="0.660260540310149" calcext:value-type="float">
            <text:p>0.6602605403</text:p>
          </table:table-cell>
          <table:table-cell office:value-type="float" office:value="0.551105279593923" calcext:value-type="float">
            <text:p>0.5511052796</text:p>
          </table:table-cell>
          <table:table-cell office:value-type="float" office:value="0.622680329097033" calcext:value-type="float">
            <text:p>0.6226803291</text:p>
          </table:table-cell>
          <table:table-cell office:value-type="float" office:value="0.597859927158895" calcext:value-type="float">
            <text:p>0.5978599272</text:p>
          </table:table-cell>
          <table:table-cell office:value-type="float" office:value="1.75415288214128" calcext:value-type="float">
            <text:p>1.7541528821</text:p>
          </table:table-cell>
          <table:table-cell office:value-type="float" office:value="1.85721599929324" calcext:value-type="float">
            <text:p>1.8572159993</text:p>
          </table:table-cell>
          <table:table-cell office:value-type="float" office:value="0.604672146601728" calcext:value-type="float">
            <text:p>0.6046721466</text:p>
          </table:table-cell>
          <table:table-cell office:value-type="float" office:value="0.564874347402013" calcext:value-type="float">
            <text:p>0.5648743474</text:p>
          </table:table-cell>
          <table:table-cell office:value-type="float" office:value="0.571304649093547" calcext:value-type="float">
            <text:p>0.5713046491</text:p>
          </table:table-cell>
          <table:table-cell office:value-type="float" office:value="0.601658459581672" calcext:value-type="float">
            <text:p>0.6016584596</text:p>
          </table:table-cell>
          <table:table-cell office:value-type="float" office:value="0.759686427150093" calcext:value-type="float">
            <text:p>0.7596864272</text:p>
          </table:table-cell>
          <table:table-cell office:value-type="float" office:value="0.561491757568117" calcext:value-type="float">
            <text:p>0.5614917576</text:p>
          </table:table-cell>
          <table:table-cell office:value-type="float" office:value="0.542487437859862" calcext:value-type="float">
            <text:p>0.5424874379</text:p>
          </table:table-cell>
          <table:table-cell office:value-type="float" office:value="0.959644541218087" calcext:value-type="float">
            <text:p>0.9596445412</text:p>
          </table:table-cell>
          <table:table-cell office:value-type="float" office:value="0.544672023028451" calcext:value-type="float">
            <text:p>0.544672023</text:p>
          </table:table-cell>
          <table:table-cell office:value-type="float" office:value="0.751383937374021" calcext:value-type="float">
            <text:p>0.7513839374</text:p>
          </table:table-cell>
          <table:table-cell office:value-type="float" office:value="1.38783301077125" calcext:value-type="float">
            <text:p>1.3878330108</text:p>
          </table:table-cell>
          <table:table-cell office:value-type="float" office:value="1.20601923819566" calcext:value-type="float">
            <text:p>1.2060192382</text:p>
          </table:table-cell>
          <table:table-cell office:value-type="float" office:value="0.642386516202044" calcext:value-type="float">
            <text:p>0.6423865162</text:p>
          </table:table-cell>
          <table:table-cell office:value-type="float" office:value="1.26486638215742" calcext:value-type="float">
            <text:p>1.2648663822</text:p>
          </table:table-cell>
          <table:table-cell office:value-type="float" office:value="0.548052744856993" calcext:value-type="float">
            <text:p>0.5480527449</text:p>
          </table:table-cell>
          <table:table-cell office:value-type="float" office:value="1.15854118628552" calcext:value-type="float">
            <text:p>1.1585411863</text:p>
          </table:table-cell>
          <table:table-cell office:value-type="float" office:value="0.567166773295655" calcext:value-type="float">
            <text:p>0.5671667733</text:p>
          </table:table-cell>
          <table:table-cell office:value-type="float" office:value="1.22308350350747" calcext:value-type="float">
            <text:p>1.2230835035</text:p>
          </table:table-cell>
          <table:table-cell office:value-type="float" office:value="0.610321353834004" calcext:value-type="float">
            <text:p>0.6103213538</text:p>
          </table:table-cell>
          <table:table-cell office:value-type="float" office:value="0.934471807778935" calcext:value-type="float">
            <text:p>0.9344718078</text:p>
          </table:table-cell>
          <table:table-cell office:value-type="float" office:value="0.648979142066025" calcext:value-type="float">
            <text:p>0.6489791421</text:p>
          </table:table-cell>
          <table:table-cell office:value-type="float" office:value="0.556544171415875" calcext:value-type="float">
            <text:p>0.5565441714</text:p>
          </table:table-cell>
          <table:table-cell office:value-type="float" office:value="0.566920953293992" calcext:value-type="float">
            <text:p>0.5669209533</text:p>
          </table:table-cell>
          <table:table-cell office:value-type="float" office:value="0.768646008724037" calcext:value-type="float">
            <text:p>0.7686460087</text:p>
          </table:table-cell>
          <table:table-cell office:value-type="float" office:value="0.737716953577507" calcext:value-type="float">
            <text:p>0.7377169536</text:p>
          </table:table-cell>
          <table:table-cell office:value-type="float" office:value="0.979042522393351" calcext:value-type="float">
            <text:p>0.9790425224</text:p>
          </table:table-cell>
          <table:table-cell office:value-type="float" office:value="0.587389077904368" calcext:value-type="float">
            <text:p>0.5873890779</text:p>
          </table:table-cell>
          <table:table-cell office:value-type="float" office:value="0.60851378318699" calcext:value-type="float">
            <text:p>0.6085137832</text:p>
          </table:table-cell>
          <table:table-cell office:value-type="float" office:value="0.574073038968939" calcext:value-type="float">
            <text:p>0.574073039</text:p>
          </table:table-cell>
          <table:table-cell office:value-type="float" office:value="0.685765887823206" calcext:value-type="float">
            <text:p>0.6857658878</text:p>
          </table:table-cell>
          <table:table-cell office:value-type="float" office:value="0.575031097154314" calcext:value-type="float">
            <text:p>0.5750310972</text:p>
          </table:table-cell>
          <table:table-cell office:value-type="float" office:value="0.745742230449043" calcext:value-type="float">
            <text:p>0.7457422304</text:p>
          </table:table-cell>
          <table:table-cell office:value-type="float" office:value="0.597941876721466" calcext:value-type="float">
            <text:p>0.5979418767</text:p>
          </table:table-cell>
          <table:table-cell office:value-type="float" office:value="0.610501959783028" calcext:value-type="float">
            <text:p>0.6105019598</text:p>
          </table:table-cell>
          <table:table-cell office:value-type="float" office:value="0.570449596959374" calcext:value-type="float">
            <text:p>0.570449597</text:p>
          </table:table-cell>
          <table:table-cell office:value-type="float" office:value="0.57115061620099" calcext:value-type="float">
            <text:p>0.5711506162</text:p>
          </table:table-cell>
          <table:table-cell office:value-type="float" office:value="0.713210263016367" calcext:value-type="float">
            <text:p>0.713210263</text:p>
          </table:table-cell>
          <table:table-cell office:value-type="float" office:value="0.548758118481181" calcext:value-type="float">
            <text:p>0.5487581185</text:p>
          </table:table-cell>
          <table:table-cell office:value-type="float" office:value="0.64200643718032" calcext:value-type="float">
            <text:p>0.6420064372</text:p>
          </table:table-cell>
          <table:table-cell office:value-type="float" office:value="0.712844374933849" calcext:value-type="float">
            <text:p>0.7128443749</text:p>
          </table:table-cell>
          <table:table-cell office:value-type="float" office:value="0.718719413128843" calcext:value-type="float">
            <text:p>0.7187194131</text:p>
          </table:table-cell>
          <table:table-cell office:value-type="float" office:value="0.734434473472434" calcext:value-type="float">
            <text:p>0.7344344735</text:p>
          </table:table-cell>
          <table:table-cell office:value-type="float" office:value="1.16135675258434" calcext:value-type="float">
            <text:p>1.1613567526</text:p>
          </table:table-cell>
          <table:table-cell office:value-type="float" office:value="1.59262224861253" calcext:value-type="float">
            <text:p>1.5926222486</text:p>
          </table:table-cell>
          <table:table-cell office:value-type="float" office:value="0.587439664534882" calcext:value-type="float">
            <text:p>0.5874396645</text:p>
          </table:table-cell>
          <table:table-cell office:value-type="float" office:value="0.552442115987569" calcext:value-type="float">
            <text:p>0.552442116</text:p>
          </table:table-cell>
          <table:table-cell office:value-type="float" office:value="0.893513346581914" calcext:value-type="float">
            <text:p>0.8935133466</text:p>
          </table:table-cell>
          <table:table-cell office:value-type="float" office:value="0.562551807893881" calcext:value-type="float">
            <text:p>0.5625518079</text:p>
          </table:table-cell>
          <table:table-cell office:value-type="float" office:value="0.543325736665894" calcext:value-type="float">
            <text:p>0.5433257367</text:p>
          </table:table-cell>
          <table:table-cell office:value-type="float" office:value="0.716181238716988" calcext:value-type="float">
            <text:p>0.7161812387</text:p>
          </table:table-cell>
          <table:table-cell office:value-type="float" office:value="0.564401764878115" calcext:value-type="float">
            <text:p>0.5644017649</text:p>
          </table:table-cell>
          <table:table-cell office:value-type="float" office:value="0.692803233988293" calcext:value-type="float">
            <text:p>0.692803234</text:p>
          </table:table-cell>
          <table:table-cell office:value-type="float" office:value="1.16006075131177" calcext:value-type="float">
            <text:p>1.1600607513</text:p>
          </table:table-cell>
          <table:table-cell office:value-type="float" office:value="0.591162531325337" calcext:value-type="float">
            <text:p>0.5911625313</text:p>
          </table:table-cell>
          <table:table-cell office:value-type="float" office:value="0.596998397221414" calcext:value-type="float">
            <text:p>0.5969983972</text:p>
          </table:table-cell>
          <table:table-cell office:value-type="float" office:value="1.09698960460959" calcext:value-type="float">
            <text:p>1.0969896046</text:p>
          </table:table-cell>
          <table:table-cell office:value-type="float" office:value="1.05243446826935" calcext:value-type="float">
            <text:p>1.0524344683</text:p>
          </table:table-cell>
          <table:table-cell office:value-type="float" office:value="0.801534502497831" calcext:value-type="float">
            <text:p>0.8015345025</text:p>
          </table:table-cell>
          <table:table-cell office:value-type="float" office:value="0.678197539653037" calcext:value-type="float">
            <text:p>0.6781975397</text:p>
          </table:table-cell>
          <table:table-cell office:value-type="float" office:value="1.05643690356939" calcext:value-type="float">
            <text:p>1.0564369036</text:p>
          </table:table-cell>
          <table:table-cell office:value-type="float" office:value="0.69265409215179" calcext:value-type="float">
            <text:p>0.6926540922</text:p>
          </table:table-cell>
          <table:table-cell office:value-type="float" office:value="0.657660966205934" calcext:value-type="float">
            <text:p>0.6576609662</text:p>
          </table:table-cell>
          <table:table-cell office:value-type="float" office:value="0.624266653178859" calcext:value-type="float">
            <text:p>0.6242666532</text:p>
          </table:table-cell>
          <table:table-cell office:value-type="float" office:value="0.583453254185801" calcext:value-type="float">
            <text:p>0.5834532542</text:p>
          </table:table-cell>
          <table:table-cell office:value-type="float" office:value="0.554640904921946" calcext:value-type="float">
            <text:p>0.5546409049</text:p>
          </table:table-cell>
          <table:table-cell office:value-type="float" office:value="1.21765476250396" calcext:value-type="float">
            <text:p>1.2176547625</text:p>
          </table:table-cell>
          <table:table-cell office:value-type="float" office:value="1.23883469854564" calcext:value-type="float">
            <text:p>1.2388346985</text:p>
          </table:table-cell>
          <table:table-cell office:value-type="float" office:value="0.543859400997735" calcext:value-type="float">
            <text:p>0.543859401</text:p>
          </table:table-cell>
          <table:table-cell office:value-type="float" office:value="0.798470251804527" calcext:value-type="float">
            <text:p>0.7984702518</text:p>
          </table:table-cell>
          <table:table-cell office:value-type="float" office:value="0.584330754355913" calcext:value-type="float">
            <text:p>0.5843307544</text:p>
          </table:table-cell>
          <table:table-cell office:value-type="float" office:value="0.574576033046305" calcext:value-type="float">
            <text:p>0.574576033</text:p>
          </table:table-cell>
          <table:table-cell office:value-type="float" office:value="0.630895645542617" calcext:value-type="float">
            <text:p>0.6308956455</text:p>
          </table:table-cell>
          <table:table-cell office:value-type="float" office:value="0.599905624322251" calcext:value-type="float">
            <text:p>0.5999056243</text:p>
          </table:table-cell>
          <table:table-cell office:value-type="float" office:value="1.0730294349758" calcext:value-type="float">
            <text:p>1.073029435</text:p>
          </table:table-cell>
          <table:table-cell office:value-type="float" office:value="0.580366910346405" calcext:value-type="float">
            <text:p>0.5803669103</text:p>
          </table:table-cell>
          <table:table-cell office:value-type="float" office:value="0.721275565481017" calcext:value-type="float">
            <text:p>0.7212755655</text:p>
          </table:table-cell>
          <table:table-cell office:value-type="float" office:value="0.540541152692936" calcext:value-type="float">
            <text:p>0.5405411527</text:p>
          </table:table-cell>
          <table:table-cell office:value-type="float" office:value="0.842033729536373" calcext:value-type="float">
            <text:p>0.8420337295</text:p>
          </table:table-cell>
          <table:table-cell office:value-type="float" office:value="0.606549694891953" calcext:value-type="float">
            <text:p>0.6065496949</text:p>
          </table:table-cell>
          <table:table-cell office:value-type="float" office:value="1.44895609200211" calcext:value-type="float">
            <text:p>1.448956092</text:p>
          </table:table-cell>
          <table:table-cell office:value-type="float" office:value="2.35701433272749" calcext:value-type="float">
            <text:p>2.3570143327</text:p>
          </table:table-cell>
          <table:table-cell office:value-type="float" office:value="0.565751784850346" calcext:value-type="float">
            <text:p>0.5657517849</text:p>
          </table:table-cell>
          <table:table-cell office:value-type="float" office:value="0.564051405069263" calcext:value-type="float">
            <text:p>0.5640514051</text:p>
          </table:table-cell>
          <table:table-cell office:value-type="float" office:value="0.689815305610428" calcext:value-type="float">
            <text:p>0.6898153056</text:p>
          </table:table-cell>
          <table:table-cell office:value-type="float" office:value="0.571668197325177" calcext:value-type="float">
            <text:p>0.5716681973</text:p>
          </table:table-cell>
          <table:table-cell office:value-type="float" office:value="0.639115802095973" calcext:value-type="float">
            <text:p>0.6391158021</text:p>
          </table:table-cell>
          <table:table-cell office:value-type="float" office:value="0.63217812068892" calcext:value-type="float">
            <text:p>0.6321781207</text:p>
          </table:table-cell>
          <table:table-cell office:value-type="float" office:value="0.548535675168459" calcext:value-type="float">
            <text:p>0.5485356752</text:p>
          </table:table-cell>
          <table:table-cell office:value-type="float" office:value="0.848025209343475" calcext:value-type="float">
            <text:p>0.8480252093</text:p>
          </table:table-cell>
          <table:table-cell office:value-type="float" office:value="0.630921561368363" calcext:value-type="float">
            <text:p>0.6309215614</text:p>
          </table:table-cell>
          <table:table-cell office:value-type="float" office:value="0.559957256965839" calcext:value-type="float">
            <text:p>0.559957257</text:p>
          </table:table-cell>
          <table:table-cell office:value-type="float" office:value="1.26612945816121" calcext:value-type="float">
            <text:p>1.2661294582</text:p>
          </table:table-cell>
          <table:table-cell office:value-type="float" office:value="0.556808016536093" calcext:value-type="float">
            <text:p>0.5568080165</text:p>
          </table:table-cell>
          <table:table-cell office:value-type="float" office:value="0.558198692815464" calcext:value-type="float">
            <text:p>0.5581986928</text:p>
          </table:table-cell>
          <table:table-cell office:value-type="float" office:value="0.680480730828464" calcext:value-type="float">
            <text:p>0.6804807308</text:p>
          </table:table-cell>
          <table:table-cell office:value-type="float" office:value="0.548951323841149" calcext:value-type="float">
            <text:p>0.5489513238</text:p>
          </table:table-cell>
          <table:table-cell office:value-type="float" office:value="0.590252077621622" calcext:value-type="float">
            <text:p>0.5902520776</text:p>
          </table:table-cell>
          <table:table-cell office:value-type="float" office:value="0.571992974778367" calcext:value-type="float">
            <text:p>0.5719929748</text:p>
          </table:table-cell>
          <table:table-cell office:value-type="float" office:value="2.10387090187612" calcext:value-type="float">
            <text:p>2.1038709019</text:p>
          </table:table-cell>
          <table:table-cell office:value-type="float" office:value="0.642834392916609" calcext:value-type="float">
            <text:p>0.6428343929</text:p>
          </table:table-cell>
          <table:table-cell office:value-type="float" office:value="0.538535042154494" calcext:value-type="float">
            <text:p>0.5385350422</text:p>
          </table:table-cell>
          <table:table-cell office:value-type="float" office:value="0.958757434885409" calcext:value-type="float">
            <text:p>0.9587574349</text:p>
          </table:table-cell>
          <table:table-cell office:value-type="float" office:value="0.55780828454048" calcext:value-type="float">
            <text:p>0.5578082845</text:p>
          </table:table-cell>
          <table:table-cell office:value-type="float" office:value="0.59498377886762" calcext:value-type="float">
            <text:p>0.5949837789</text:p>
          </table:table-cell>
          <table:table-cell office:value-type="float" office:value="0.62239985583949" calcext:value-type="float">
            <text:p>0.6223998558</text:p>
          </table:table-cell>
          <table:table-cell office:value-type="float" office:value="0.74724663576052" calcext:value-type="float">
            <text:p>0.7472466358</text:p>
          </table:table-cell>
          <table:table-cell office:value-type="float" office:value="1.21002437091126" calcext:value-type="float">
            <text:p>1.2100243709</text:p>
          </table:table-cell>
          <table:table-cell office:value-type="float" office:value="1.34821313733347" calcext:value-type="float">
            <text:p>1.3482131373</text:p>
          </table:table-cell>
          <table:table-cell office:value-type="float" office:value="0.666416423017482" calcext:value-type="float">
            <text:p>0.666416423</text:p>
          </table:table-cell>
          <table:table-cell office:value-type="float" office:value="1.46255642853862" calcext:value-type="float">
            <text:p>1.4625564285</text:p>
          </table:table-cell>
          <table:table-cell office:value-type="float" office:value="0.645875474210342" calcext:value-type="float">
            <text:p>0.6458754742</text:p>
          </table:table-cell>
          <table:table-cell office:value-type="float" office:value="0.825894892763333" calcext:value-type="float">
            <text:p>0.8258948928</text:p>
          </table:table-cell>
          <table:table-cell office:value-type="float" office:value="0.722782100784484" calcext:value-type="float">
            <text:p>0.7227821008</text:p>
          </table:table-cell>
          <table:table-cell office:value-type="float" office:value="0.747088433070233" calcext:value-type="float">
            <text:p>0.7470884331</text:p>
          </table:table-cell>
          <table:table-cell office:value-type="float" office:value="0.624872352841044" calcext:value-type="float">
            <text:p>0.6248723528</text:p>
          </table:table-cell>
          <table:table-cell office:value-type="float" office:value="0.76921701574494" calcext:value-type="float">
            <text:p>0.7692170157</text:p>
          </table:table-cell>
          <table:table-cell office:value-type="float" office:value="1.18866685506733" calcext:value-type="float">
            <text:p>1.1886668551</text:p>
          </table:table-cell>
          <table:table-cell office:value-type="float" office:value="0.580193119040648" calcext:value-type="float">
            <text:p>0.580193119</text:p>
          </table:table-cell>
          <table:table-cell office:value-type="float" office:value="0.568229953054826" calcext:value-type="float">
            <text:p>0.5682299531</text:p>
          </table:table-cell>
          <table:table-cell office:value-type="float" office:value="1.05358346881799" calcext:value-type="float">
            <text:p>1.0535834688</text:p>
          </table:table-cell>
          <table:table-cell office:value-type="float" office:value="0.561600892282628" calcext:value-type="float">
            <text:p>0.5616008923</text:p>
          </table:table-cell>
          <table:table-cell office:value-type="float" office:value="0.744786805483141" calcext:value-type="float">
            <text:p>0.7447868055</text:p>
          </table:table-cell>
          <table:table-cell office:value-type="float" office:value="0.648768412140149" calcext:value-type="float">
            <text:p>0.6487684121</text:p>
          </table:table-cell>
          <table:table-cell office:value-type="float" office:value="0.892349389585084" calcext:value-type="float">
            <text:p>0.8923493896</text:p>
          </table:table-cell>
          <table:table-cell office:value-type="float" office:value="0.868157098887245" calcext:value-type="float">
            <text:p>0.8681570989</text:p>
          </table:table-cell>
          <table:table-cell office:value-type="float" office:value="1.20792535151694" calcext:value-type="float">
            <text:p>1.2079253515</text:p>
          </table:table-cell>
          <table:table-cell office:value-type="float" office:value="0.665684756457595" calcext:value-type="float">
            <text:p>0.6656847565</text:p>
          </table:table-cell>
          <table:table-cell office:value-type="float" office:value="0.86371650341964" calcext:value-type="float">
            <text:p>0.8637165034</text:p>
          </table:table-cell>
          <table:table-cell office:value-type="float" office:value="0.65657247448136" calcext:value-type="float">
            <text:p>0.6565724745</text:p>
          </table:table-cell>
          <table:table-cell office:value-type="float" office:value="0.54300831861715" calcext:value-type="float">
            <text:p>0.5430083186</text:p>
          </table:table-cell>
          <table:table-cell office:value-type="float" office:value="0.768221695199872" calcext:value-type="float">
            <text:p>0.7682216952</text:p>
          </table:table-cell>
          <table:table-cell office:value-type="float" office:value="0.844080921849598" calcext:value-type="float">
            <text:p>0.8440809218</text:p>
          </table:table-cell>
          <table:table-cell office:value-type="float" office:value="0.554200668722496" calcext:value-type="float">
            <text:p>0.5542006687</text:p>
          </table:table-cell>
          <table:table-cell office:value-type="float" office:value="0.543477572253231" calcext:value-type="float">
            <text:p>0.5434775723</text:p>
          </table:table-cell>
          <table:table-cell office:value-type="float" office:value="1.10268991153569" calcext:value-type="float">
            <text:p>1.1026899115</text:p>
          </table:table-cell>
          <table:table-cell office:value-type="float" office:value="0.593836608876609" calcext:value-type="float">
            <text:p>0.5938366089</text:p>
          </table:table-cell>
          <table:table-cell office:value-type="float" office:value="1.30628329157408" calcext:value-type="float">
            <text:p>1.3062832916</text:p>
          </table:table-cell>
          <table:table-cell office:value-type="float" office:value="1.12118083824117" calcext:value-type="float">
            <text:p>1.1211808382</text:p>
          </table:table-cell>
          <table:table-cell office:value-type="float" office:value="0.585685531874006" calcext:value-type="float">
            <text:p>0.5856855319</text:p>
          </table:table-cell>
          <table:table-cell office:value-type="float" office:value="0.608941280926074" calcext:value-type="float">
            <text:p>0.6089412809</text:p>
          </table:table-cell>
          <table:table-cell office:value-type="float" office:value="0.873612206310771" calcext:value-type="float">
            <text:p>0.8736122063</text:p>
          </table:table-cell>
          <table:table-cell office:value-type="float" office:value="0.574331898676633" calcext:value-type="float">
            <text:p>0.5743318987</text:p>
          </table:table-cell>
          <table:table-cell office:value-type="float" office:value="0.54634998312266" calcext:value-type="float">
            <text:p>0.5463499831</text:p>
          </table:table-cell>
          <table:table-cell office:value-type="float" office:value="0.616461181177267" calcext:value-type="float">
            <text:p>0.6164611812</text:p>
          </table:table-cell>
          <table:table-cell office:value-type="float" office:value="0.575419613118728" calcext:value-type="float">
            <text:p>0.5754196131</text:p>
          </table:table-cell>
          <table:table-cell office:value-type="float" office:value="1.05211139306584" calcext:value-type="float">
            <text:p>1.0521113931</text:p>
          </table:table-cell>
          <table:table-cell office:value-type="float" office:value="0.754271657054079" calcext:value-type="float">
            <text:p>0.7542716571</text:p>
          </table:table-cell>
          <table:table-cell office:value-type="float" office:value="0.659271435307951" calcext:value-type="float">
            <text:p>0.6592714353</text:p>
          </table:table-cell>
          <table:table-cell office:value-type="float" office:value="0.632152957735129" calcext:value-type="float">
            <text:p>0.6321529577</text:p>
          </table:table-cell>
          <table:table-cell office:value-type="float" office:value="0.821166768217255" calcext:value-type="float">
            <text:p>0.8211667682</text:p>
          </table:table-cell>
          <table:table-cell office:value-type="float" office:value="0.771910911440428" calcext:value-type="float">
            <text:p>0.7719109114</text:p>
          </table:table-cell>
          <table:table-cell office:value-type="float" office:value="0.618625793313812" calcext:value-type="float">
            <text:p>0.6186257933</text:p>
          </table:table-cell>
          <table:table-cell office:value-type="float" office:value="0.580464820305787" calcext:value-type="float">
            <text:p>0.5804648203</text:p>
          </table:table-cell>
          <table:table-cell office:value-type="float" office:value="0.797438465664328" calcext:value-type="float">
            <text:p>0.7974384657</text:p>
          </table:table-cell>
          <table:table-cell office:value-type="float" office:value="0.680851617192211" calcext:value-type="float">
            <text:p>0.6808516172</text:p>
          </table:table-cell>
          <table:table-cell office:value-type="float" office:value="0.720566351337905" calcext:value-type="float">
            <text:p>0.7205663513</text:p>
          </table:table-cell>
          <table:table-cell office:value-type="float" office:value="0.607130140929677" calcext:value-type="float">
            <text:p>0.6071301409</text:p>
          </table:table-cell>
          <table:table-cell office:value-type="float" office:value="0.866522263385382" calcext:value-type="float">
            <text:p>0.8665222634</text:p>
          </table:table-cell>
          <table:table-cell office:value-type="float" office:value="0.878280600726394" calcext:value-type="float">
            <text:p>0.8782806007</text:p>
          </table:table-cell>
          <table:table-cell office:value-type="float" office:value="0.686749912277127" calcext:value-type="float">
            <text:p>0.6867499123</text:p>
          </table:table-cell>
          <table:table-cell office:value-type="float" office:value="0.672127597449946" calcext:value-type="float">
            <text:p>0.6721275974</text:p>
          </table:table-cell>
          <table:table-cell office:value-type="float" office:value="0.779694103183679" calcext:value-type="float">
            <text:p>0.7796941032</text:p>
          </table:table-cell>
          <table:table-cell office:value-type="float" office:value="0.691145693792471" calcext:value-type="float">
            <text:p>0.6911456938</text:p>
          </table:table-cell>
          <table:table-cell office:value-type="float" office:value="0.988280733735317" calcext:value-type="float">
            <text:p>0.9882807337</text:p>
          </table:table-cell>
          <table:table-cell office:value-type="float" office:value="0.71683857668415" calcext:value-type="float">
            <text:p>0.7168385767</text:p>
          </table:table-cell>
          <table:table-cell office:value-type="float" office:value="1.06273854730828" calcext:value-type="float">
            <text:p>1.0627385473</text:p>
          </table:table-cell>
          <table:table-cell office:value-type="float" office:value="0.597920704098557" calcext:value-type="float">
            <text:p>0.5979207041</text:p>
          </table:table-cell>
          <table:table-cell office:value-type="float" office:value="0.574436355521738" calcext:value-type="float">
            <text:p>0.5744363555</text:p>
          </table:table-cell>
          <table:table-cell office:value-type="float" office:value="0.70366076947101" calcext:value-type="float">
            <text:p>0.7036607695</text:p>
          </table:table-cell>
          <table:table-cell office:value-type="float" office:value="0.581970953183124" calcext:value-type="float">
            <text:p>0.5819709532</text:p>
          </table:table-cell>
          <table:table-cell office:value-type="float" office:value="0.732364109042677" calcext:value-type="float">
            <text:p>0.732364109</text:p>
          </table:table-cell>
          <table:table-cell office:value-type="float" office:value="0.596901783420846" calcext:value-type="float">
            <text:p>0.5969017834</text:p>
          </table:table-cell>
          <table:table-cell office:value-type="float" office:value="0.6685532109055" calcext:value-type="float">
            <text:p>0.6685532109</text:p>
          </table:table-cell>
          <table:table-cell office:value-type="float" office:value="0.557625813555802" calcext:value-type="float">
            <text:p>0.5576258136</text:p>
          </table:table-cell>
          <table:table-cell office:value-type="float" office:value="0.645773803429553" calcext:value-type="float">
            <text:p>0.6457738034</text:p>
          </table:table-cell>
          <table:table-cell office:value-type="float" office:value="1.46540972327175" calcext:value-type="float">
            <text:p>1.4654097233</text:p>
          </table:table-cell>
          <table:table-cell office:value-type="float" office:value="0.560250234646005" calcext:value-type="float">
            <text:p>0.5602502346</text:p>
          </table:table-cell>
          <table:table-cell office:value-type="float" office:value="0.642723576276968" calcext:value-type="float">
            <text:p>0.6427235763</text:p>
          </table:table-cell>
          <table:table-cell office:value-type="float" office:value="0.589845331186962" calcext:value-type="float">
            <text:p>0.5898453312</text:p>
          </table:table-cell>
          <table:table-cell office:value-type="float" office:value="1.13759817954929" calcext:value-type="float">
            <text:p>1.1375981795</text:p>
          </table:table-cell>
          <table:table-cell office:value-type="float" office:value="0.682382373590773" calcext:value-type="float">
            <text:p>0.6823823736</text:p>
          </table:table-cell>
          <table:table-cell office:value-type="float" office:value="0.974626043323072" calcext:value-type="float">
            <text:p>0.9746260433</text:p>
          </table:table-cell>
          <table:table-cell office:value-type="float" office:value="0.790588654435566" calcext:value-type="float">
            <text:p>0.7905886544</text:p>
          </table:table-cell>
          <table:table-cell office:value-type="float" office:value="0.666842445341521" calcext:value-type="float">
            <text:p>0.6668424453</text:p>
          </table:table-cell>
          <table:table-cell office:value-type="float" office:value="0.612694112782765" calcext:value-type="float">
            <text:p>0.6126941128</text:p>
          </table:table-cell>
          <table:table-cell office:value-type="float" office:value="0.589985137019478" calcext:value-type="float">
            <text:p>0.589985137</text:p>
          </table:table-cell>
          <table:table-cell office:value-type="float" office:value="0.550621245564505" calcext:value-type="float">
            <text:p>0.5506212456</text:p>
          </table:table-cell>
          <table:table-cell office:value-type="float" office:value="2.94252057564132" calcext:value-type="float">
            <text:p>2.9425205756</text:p>
          </table:table-cell>
          <table:table-cell office:value-type="float" office:value="0.648625499873616" calcext:value-type="float">
            <text:p>0.6486254999</text:p>
          </table:table-cell>
          <table:table-cell office:value-type="float" office:value="0.584696026572912" calcext:value-type="float">
            <text:p>0.5846960266</text:p>
          </table:table-cell>
          <table:table-cell office:value-type="float" office:value="0.560883808894208" calcext:value-type="float">
            <text:p>0.5608838089</text:p>
          </table:table-cell>
          <table:table-cell office:value-type="float" office:value="0.591151084790381" calcext:value-type="float">
            <text:p>0.5911510848</text:p>
          </table:table-cell>
          <table:table-cell office:value-type="float" office:value="0.621860740673416" calcext:value-type="float">
            <text:p>0.6218607407</text:p>
          </table:table-cell>
          <table:table-cell office:value-type="float" office:value="0.574493815873621" calcext:value-type="float">
            <text:p>0.5744938159</text:p>
          </table:table-cell>
          <table:table-cell office:value-type="float" office:value="0.987367520989462" calcext:value-type="float">
            <text:p>0.987367521</text:p>
          </table:table-cell>
          <table:table-cell office:value-type="float" office:value="0.99259258776166" calcext:value-type="float">
            <text:p>0.9925925878</text:p>
          </table:table-cell>
          <table:table-cell office:value-type="float" office:value="1.02392056565403" calcext:value-type="float">
            <text:p>1.0239205657</text:p>
          </table:table-cell>
          <table:table-cell office:value-type="float" office:value="0.67365867129063" calcext:value-type="float">
            <text:p>0.6736586713</text:p>
          </table:table-cell>
          <table:table-cell office:value-type="float" office:value="0.567615067958832" calcext:value-type="float">
            <text:p>0.567615068</text:p>
          </table:table-cell>
          <table:table-cell office:value-type="float" office:value="0.813312250144069" calcext:value-type="float">
            <text:p>0.8133122501</text:p>
          </table:table-cell>
          <table:table-cell office:value-type="float" office:value="0.570836083585719" calcext:value-type="float">
            <text:p>0.5708360836</text:p>
          </table:table-cell>
          <table:table-cell office:value-type="float" office:value="0.622611646180439" calcext:value-type="float">
            <text:p>0.6226116462</text:p>
          </table:table-cell>
          <table:table-cell office:value-type="float" office:value="0.729330745349925" calcext:value-type="float">
            <text:p>0.7293307453</text:p>
          </table:table-cell>
          <table:table-cell office:value-type="float" office:value="0.982977543365829" calcext:value-type="float">
            <text:p>0.9829775434</text:p>
          </table:table-cell>
          <table:table-cell office:value-type="float" office:value="0.677720048655048" calcext:value-type="float">
            <text:p>0.6777200487</text:p>
          </table:table-cell>
          <table:table-cell office:value-type="float" office:value="0.779662657458032" calcext:value-type="float">
            <text:p>0.7796626575</text:p>
          </table:table-cell>
          <table:table-cell office:value-type="float" office:value="0.933212247122303" calcext:value-type="float">
            <text:p>0.9332122471</text:p>
          </table:table-cell>
          <table:table-cell office:value-type="float" office:value="0.666135016325927" calcext:value-type="float">
            <text:p>0.6661350163</text:p>
          </table:table-cell>
          <table:table-cell office:value-type="float" office:value="0.580238797934232" calcext:value-type="float">
            <text:p>0.5802387979</text:p>
          </table:table-cell>
          <table:table-cell office:value-type="float" office:value="0.708064692327917" calcext:value-type="float">
            <text:p>0.7080646923</text:p>
          </table:table-cell>
          <table:table-cell office:value-type="float" office:value="0.920915480890038" calcext:value-type="float">
            <text:p>0.9209154809</text:p>
          </table:table-cell>
          <table:table-cell office:value-type="float" office:value="0.577807212339273" calcext:value-type="float">
            <text:p>0.5778072123</text:p>
          </table:table-cell>
          <table:table-cell office:value-type="float" office:value="0.996726710889028" calcext:value-type="float">
            <text:p>0.9967267109</text:p>
          </table:table-cell>
          <table:table-cell office:value-type="float" office:value="0.629660120490583" calcext:value-type="float">
            <text:p>0.6296601205</text:p>
          </table:table-cell>
          <table:table-cell office:value-type="float" office:value="0.560749882859813" calcext:value-type="float">
            <text:p>0.5607498829</text:p>
          </table:table-cell>
          <table:table-cell office:value-type="float" office:value="0.587107898953104" calcext:value-type="float">
            <text:p>0.587107899</text:p>
          </table:table-cell>
          <table:table-cell office:value-type="float" office:value="0.610511667441985" calcext:value-type="float">
            <text:p>0.6105116674</text:p>
          </table:table-cell>
          <table:table-cell office:value-type="float" office:value="0.549671325666744" calcext:value-type="float">
            <text:p>0.5496713257</text:p>
          </table:table-cell>
          <table:table-cell office:value-type="float" office:value="0.556332362982915" calcext:value-type="float">
            <text:p>0.556332363</text:p>
          </table:table-cell>
          <table:table-cell office:value-type="float" office:value="0.580813286540365" calcext:value-type="float">
            <text:p>0.5808132865</text:p>
          </table:table-cell>
          <table:table-cell office:value-type="float" office:value="0.780159941136626" calcext:value-type="float">
            <text:p>0.7801599411</text:p>
          </table:table-cell>
          <table:table-cell office:value-type="float" office:value="2.10374962247303" calcext:value-type="float">
            <text:p>2.1037496225</text:p>
          </table:table-cell>
          <table:table-cell office:value-type="float" office:value="0.551331772905357" calcext:value-type="float">
            <text:p>0.5513317729</text:p>
          </table:table-cell>
          <table:table-cell office:value-type="float" office:value="1.15548902156075" calcext:value-type="float">
            <text:p>1.1554890216</text:p>
          </table:table-cell>
          <table:table-cell office:value-type="float" office:value="0.909657212575838" calcext:value-type="float">
            <text:p>0.9096572126</text:p>
          </table:table-cell>
          <table:table-cell office:value-type="float" office:value="0.547428554422864" calcext:value-type="float">
            <text:p>0.5474285544</text:p>
          </table:table-cell>
          <table:table-cell office:value-type="float" office:value="0.673285267420455" calcext:value-type="float">
            <text:p>0.6732852674</text:p>
          </table:table-cell>
          <table:table-cell office:value-type="float" office:value="0.957248242668044" calcext:value-type="float">
            <text:p>0.9572482427</text:p>
          </table:table-cell>
          <table:table-cell office:value-type="float" office:value="0.585460920426534" calcext:value-type="float">
            <text:p>0.5854609204</text:p>
          </table:table-cell>
          <table:table-cell office:value-type="float" office:value="0.661515667560665" calcext:value-type="float">
            <text:p>0.6615156676</text:p>
          </table:table-cell>
          <table:table-cell office:value-type="float" office:value="0.706804934070304" calcext:value-type="float">
            <text:p>0.7068049341</text:p>
          </table:table-cell>
          <table:table-cell office:value-type="float" office:value="0.672675204614026" calcext:value-type="float">
            <text:p>0.6726752046</text:p>
          </table:table-cell>
          <table:table-cell office:value-type="float" office:value="0.580299570408811" calcext:value-type="float">
            <text:p>0.5802995704</text:p>
          </table:table-cell>
          <table:table-cell office:value-type="float" office:value="1.44685391132907" calcext:value-type="float">
            <text:p>1.4468539113</text:p>
          </table:table-cell>
          <table:table-cell office:value-type="float" office:value="0.578172975567962" calcext:value-type="float">
            <text:p>0.5781729756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527"/>
        </table:table-row>
        <table:table-row table:style-name="ro1">
          <table:table-cell office:value-type="float" office:value="0.504588394351655" calcext:value-type="float">
            <text:p>0.5045883944</text:p>
          </table:table-cell>
          <table:table-cell office:value-type="float" office:value="0.543454791112789" calcext:value-type="float">
            <text:p>0.5434547911</text:p>
          </table:table-cell>
          <table:table-cell office:value-type="float" office:value="0.5603238864788" calcext:value-type="float">
            <text:p>0.5603238865</text:p>
          </table:table-cell>
          <table:table-cell office:value-type="float" office:value="0.581106612701648" calcext:value-type="float">
            <text:p>0.5811066127</text:p>
          </table:table-cell>
          <table:table-cell office:value-type="float" office:value="0.589406207730735" calcext:value-type="float">
            <text:p>0.5894062077</text:p>
          </table:table-cell>
          <table:table-cell office:value-type="float" office:value="0.60715249683532" calcext:value-type="float">
            <text:p>0.6071524968</text:p>
          </table:table-cell>
          <table:table-cell office:value-type="float" office:value="0.611673414288906" calcext:value-type="float">
            <text:p>0.6116734143</text:p>
          </table:table-cell>
          <table:table-cell office:value-type="float" office:value="0.612213225692873" calcext:value-type="float">
            <text:p>0.6122132257</text:p>
          </table:table-cell>
          <table:table-cell office:value-type="float" office:value="0.620917678941117" calcext:value-type="float">
            <text:p>0.6209176789</text:p>
          </table:table-cell>
          <table:table-cell office:value-type="float" office:value="0.648785425036864" calcext:value-type="float">
            <text:p>0.648785425</text:p>
          </table:table-cell>
          <table:table-cell office:value-type="float" office:value="0.652159244055368" calcext:value-type="float">
            <text:p>0.6521592441</text:p>
          </table:table-cell>
          <table:table-cell office:value-type="float" office:value="0.659986504884223" calcext:value-type="float">
            <text:p>0.6599865049</text:p>
          </table:table-cell>
          <table:table-cell office:value-type="float" office:value="0.676113360002134" calcext:value-type="float">
            <text:p>0.67611336</text:p>
          </table:table-cell>
          <table:table-cell office:value-type="float" office:value="0.675236167309255" calcext:value-type="float">
            <text:p>0.6752361673</text:p>
          </table:table-cell>
          <table:table-cell office:value-type="float" office:value="0.68002699100376" calcext:value-type="float">
            <text:p>0.680026991</text:p>
          </table:table-cell>
          <table:table-cell office:value-type="float" office:value="0.680364372517898" calcext:value-type="float">
            <text:p>0.6803643725</text:p>
          </table:table-cell>
          <table:table-cell office:value-type="float" office:value="0.683670715008348" calcext:value-type="float">
            <text:p>0.683670715</text:p>
          </table:table-cell>
          <table:table-cell office:value-type="float" office:value="0.701686909147281" calcext:value-type="float">
            <text:p>0.7016869091</text:p>
          </table:table-cell>
          <table:table-cell office:value-type="float" office:value="0.692712550719901" calcext:value-type="float">
            <text:p>0.6927125507</text:p>
          </table:table-cell>
          <table:table-cell office:value-type="float" office:value="0.696221322730163" calcext:value-type="float">
            <text:p>0.6962213227</text:p>
          </table:table-cell>
          <table:table-cell office:value-type="float" office:value="0.708367071412353" calcext:value-type="float">
            <text:p>0.7083670714</text:p>
          </table:table-cell>
          <table:table-cell office:value-type="float" office:value="0.70344129573961" calcext:value-type="float">
            <text:p>0.7034412957</text:p>
          </table:table-cell>
          <table:table-cell office:value-type="float" office:value="0.709379217467006" calcext:value-type="float">
            <text:p>0.7093792175</text:p>
          </table:table-cell>
          <table:table-cell office:value-type="float" office:value="0.710661268411217" calcext:value-type="float">
            <text:p>0.7106612684</text:p>
          </table:table-cell>
          <table:table-cell office:value-type="float" office:value="0.717273953858657" calcext:value-type="float">
            <text:p>0.7172739539</text:p>
          </table:table-cell>
          <table:table-cell office:value-type="float" office:value="0.705195681334507" calcext:value-type="float">
            <text:p>0.7051956813</text:p>
          </table:table-cell>
          <table:table-cell office:value-type="float" office:value="0.724493927350733" calcext:value-type="float">
            <text:p>0.7244939274</text:p>
          </table:table-cell>
          <table:table-cell office:value-type="float" office:value="0.712887989509443" calcext:value-type="float">
            <text:p>0.7128879895</text:p>
          </table:table-cell>
          <table:table-cell office:value-type="float" office:value="0.717543859649123" calcext:value-type="float">
            <text:p>0.7175438596</text:p>
          </table:table-cell>
          <table:table-cell office:value-type="float" office:value="0.719838056471023" calcext:value-type="float">
            <text:p>0.7198380565</text:p>
          </table:table-cell>
          <table:table-cell office:value-type="float" office:value="0.721929824674017" calcext:value-type="float">
            <text:p>0.7219298247</text:p>
          </table:table-cell>
          <table:table-cell office:value-type="float" office:value="0.721997300542479" calcext:value-type="float">
            <text:p>0.7219973005</text:p>
          </table:table-cell>
          <table:table-cell office:value-type="float" office:value="0.72955465583827" calcext:value-type="float">
            <text:p>0.7295546558</text:p>
          </table:table-cell>
          <table:table-cell office:value-type="float" office:value="0.715721997413558" calcext:value-type="float">
            <text:p>0.7157219974</text:p>
          </table:table-cell>
          <table:table-cell office:value-type="float" office:value="0.728475033995594" calcext:value-type="float">
            <text:p>0.728475034</text:p>
          </table:table-cell>
          <table:table-cell office:value-type="float" office:value="0.729149797490412" calcext:value-type="float">
            <text:p>0.7291497975</text:p>
          </table:table-cell>
          <table:table-cell office:value-type="float" office:value="0.724021592008279" calcext:value-type="float">
            <text:p>0.724021592</text:p>
          </table:table-cell>
          <table:table-cell office:value-type="float" office:value="0.726180837012817" calcext:value-type="float">
            <text:p>0.726180837</text:p>
          </table:table-cell>
          <table:table-cell office:value-type="float" office:value="0.728340081003835" calcext:value-type="float">
            <text:p>0.728340081</text:p>
          </table:table-cell>
          <table:table-cell office:value-type="float" office:value="0.719568151195361" calcext:value-type="float">
            <text:p>0.7195681512</text:p>
          </table:table-cell>
          <table:table-cell office:value-type="float" office:value="0.729487179197602" calcext:value-type="float">
            <text:p>0.7294871792</text:p>
          </table:table-cell>
          <table:table-cell office:value-type="float" office:value="0.734412955095572" calcext:value-type="float">
            <text:p>0.7344129551</text:p>
          </table:table-cell>
          <table:table-cell office:value-type="float" office:value="0.734480431961466" calcext:value-type="float">
            <text:p>0.734480432</text:p>
          </table:table-cell>
          <table:table-cell office:value-type="float" office:value="0.721592442612899" calcext:value-type="float">
            <text:p>0.7215924426</text:p>
          </table:table-cell>
          <table:table-cell office:value-type="float" office:value="0.715924426852933" calcext:value-type="float">
            <text:p>0.7159244269</text:p>
          </table:table-cell>
          <table:table-cell office:value-type="float" office:value="0.724628879924213" calcext:value-type="float">
            <text:p>0.7246288799</text:p>
          </table:table-cell>
          <table:table-cell office:value-type="float" office:value="0.737921727797602" calcext:value-type="float">
            <text:p>0.7379217278</text:p>
          </table:table-cell>
          <table:table-cell office:value-type="float" office:value="0.737112010764046" calcext:value-type="float">
            <text:p>0.7371120108</text:p>
          </table:table-cell>
          <table:table-cell office:value-type="float" office:value="0.734885289891046" calcext:value-type="float">
            <text:p>0.7348852899</text:p>
          </table:table-cell>
          <table:table-cell office:value-type="float" office:value="0.735020242882804" calcext:value-type="float">
            <text:p>0.7350202429</text:p>
          </table:table-cell>
          <table:table-cell office:value-type="float" office:value="0.735155195424109" calcext:value-type="float">
            <text:p>0.7351551954</text:p>
          </table:table-cell>
          <table:table-cell office:value-type="float" office:value="0.733738191858155" calcext:value-type="float">
            <text:p>0.7337381919</text:p>
          </table:table-cell>
          <table:table-cell office:value-type="float" office:value="0.732388664337627" calcext:value-type="float">
            <text:p>0.7323886643</text:p>
          </table:table-cell>
          <table:table-cell office:value-type="float" office:value="0.729284750707397" calcext:value-type="float">
            <text:p>0.7292847507</text:p>
          </table:table-cell>
          <table:table-cell office:value-type="float" office:value="0.724763832401167" calcext:value-type="float">
            <text:p>0.7247638324</text:p>
          </table:table-cell>
          <table:table-cell office:value-type="float" office:value="0.738461538171961" calcext:value-type="float">
            <text:p>0.7384615382</text:p>
          </table:table-cell>
          <table:table-cell office:value-type="float" office:value="0.734075573774484" calcext:value-type="float">
            <text:p>0.7340755738</text:p>
          </table:table-cell>
          <table:table-cell office:value-type="float" office:value="0.741228070400665" calcext:value-type="float">
            <text:p>0.7412280704</text:p>
          </table:table-cell>
          <table:table-cell office:value-type="float" office:value="0.742307692452481" calcext:value-type="float">
            <text:p>0.7423076925</text:p>
          </table:table-cell>
          <table:table-cell office:value-type="float" office:value="0.732388664305451" calcext:value-type="float">
            <text:p>0.7323886643</text:p>
          </table:table-cell>
          <table:table-cell office:value-type="float" office:value="0.737044534670357" calcext:value-type="float">
            <text:p>0.7370445347</text:p>
          </table:table-cell>
          <table:table-cell office:value-type="float" office:value="0.740890688259109" calcext:value-type="float">
            <text:p>0.7408906883</text:p>
          </table:table-cell>
          <table:table-cell office:value-type="float" office:value="0.738326585582393" calcext:value-type="float">
            <text:p>0.7383265856</text:p>
          </table:table-cell>
          <table:table-cell office:value-type="float" office:value="0.741970310423538" calcext:value-type="float">
            <text:p>0.7419703104</text:p>
          </table:table-cell>
          <table:table-cell office:value-type="float" office:value="0.739068826280947" calcext:value-type="float">
            <text:p>0.7390688263</text:p>
          </table:table-cell>
          <table:table-cell office:value-type="float" office:value="0.740553306487569" calcext:value-type="float">
            <text:p>0.7405533065</text:p>
          </table:table-cell>
          <table:table-cell office:value-type="float" office:value="0.732928474921125" calcext:value-type="float">
            <text:p>0.7329284749</text:p>
          </table:table-cell>
          <table:table-cell office:value-type="float" office:value="0.73981106609468" calcext:value-type="float">
            <text:p>0.7398110661</text:p>
          </table:table-cell>
          <table:table-cell office:value-type="float" office:value="0.738191633330666" calcext:value-type="float">
            <text:p>0.7381916333</text:p>
          </table:table-cell>
          <table:table-cell office:value-type="float" office:value="0.742105263157895" calcext:value-type="float">
            <text:p>0.7421052632</text:p>
          </table:table-cell>
          <table:table-cell office:value-type="float" office:value="0.739946018748599" calcext:value-type="float">
            <text:p>0.7399460187</text:p>
          </table:table-cell>
          <table:table-cell office:value-type="float" office:value="0.743252362011254" calcext:value-type="float">
            <text:p>0.743252362</text:p>
          </table:table-cell>
          <table:table-cell office:value-type="float" office:value="0.744331983886106" calcext:value-type="float">
            <text:p>0.7443319839</text:p>
          </table:table-cell>
          <table:table-cell office:value-type="float" office:value="0.730431848852901" calcext:value-type="float">
            <text:p>0.7304318489</text:p>
          </table:table-cell>
          <table:table-cell office:value-type="float" office:value="0.725843455193014" calcext:value-type="float">
            <text:p>0.7258434552</text:p>
          </table:table-cell>
          <table:table-cell office:value-type="float" office:value="0.745209176675511" calcext:value-type="float">
            <text:p>0.7452091767</text:p>
          </table:table-cell>
          <table:table-cell office:value-type="float" office:value="0.739946019038176" calcext:value-type="float">
            <text:p>0.739946019</text:p>
          </table:table-cell>
          <table:table-cell office:value-type="float" office:value="0.742982455705985" calcext:value-type="float">
            <text:p>0.7429824557</text:p>
          </table:table-cell>
          <table:table-cell office:value-type="float" office:value="0.734143049787735" calcext:value-type="float">
            <text:p>0.7341430498</text:p>
          </table:table-cell>
          <table:table-cell office:value-type="float" office:value="0.741700405083526" calcext:value-type="float">
            <text:p>0.7417004051</text:p>
          </table:table-cell>
          <table:table-cell office:value-type="float" office:value="0.736302294052242" calcext:value-type="float">
            <text:p>0.7363022941</text:p>
          </table:table-cell>
          <table:table-cell office:value-type="float" office:value="0.736369770467683" calcext:value-type="float">
            <text:p>0.7363697705</text:p>
          </table:table-cell>
          <table:table-cell office:value-type="float" office:value="0.739068826136158" calcext:value-type="float">
            <text:p>0.7390688261</text:p>
          </table:table-cell>
          <table:table-cell office:value-type="float" office:value="0.736572200067935" calcext:value-type="float">
            <text:p>0.7365722001</text:p>
          </table:table-cell>
          <table:table-cell office:value-type="float" office:value="0.734817813765182" calcext:value-type="float">
            <text:p>0.7348178138</text:p>
          </table:table-cell>
          <table:table-cell office:value-type="float" office:value="0.743117408504692" calcext:value-type="float">
            <text:p>0.7431174085</text:p>
          </table:table-cell>
          <table:table-cell office:value-type="float" office:value="0.730904183165747" calcext:value-type="float">
            <text:p>0.7309041832</text:p>
          </table:table-cell>
          <table:table-cell office:value-type="float" office:value="0.745006747268311" calcext:value-type="float">
            <text:p>0.7450067473</text:p>
          </table:table-cell>
          <table:table-cell office:value-type="float" office:value="0.743859648720616" calcext:value-type="float">
            <text:p>0.7438596487</text:p>
          </table:table-cell>
          <table:table-cell office:value-type="float" office:value="0.747705803338976" calcext:value-type="float">
            <text:p>0.7477058033</text:p>
          </table:table-cell>
          <table:table-cell office:value-type="float" office:value="0.742442644704209" calcext:value-type="float">
            <text:p>0.7424426447</text:p>
          </table:table-cell>
          <table:table-cell office:value-type="float" office:value="0.748582996208819" calcext:value-type="float">
            <text:p>0.7485829962</text:p>
          </table:table-cell>
          <table:table-cell office:value-type="float" office:value="0.737921727733252" calcext:value-type="float">
            <text:p>0.7379217277</text:p>
          </table:table-cell>
          <table:table-cell office:value-type="float" office:value="0.736369770757261" calcext:value-type="float">
            <text:p>0.7363697708</text:p>
          </table:table-cell>
          <table:table-cell office:value-type="float" office:value="0.742442644672033" calcext:value-type="float">
            <text:p>0.7424426447</text:p>
          </table:table-cell>
          <table:table-cell office:value-type="float" office:value="0.744399460591125" calcext:value-type="float">
            <text:p>0.7443994606</text:p>
          </table:table-cell>
          <table:table-cell office:value-type="float" office:value="0.739338731524433" calcext:value-type="float">
            <text:p>0.7393387315</text:p>
          </table:table-cell>
          <table:table-cell office:value-type="float" office:value="0.729959514314829" calcext:value-type="float">
            <text:p>0.7299595143</text:p>
          </table:table-cell>
          <table:table-cell office:value-type="float" office:value="0.734278002811669" calcext:value-type="float">
            <text:p>0.7342780028</text:p>
          </table:table-cell>
          <table:table-cell office:value-type="float" office:value="0.730634277713122" calcext:value-type="float">
            <text:p>0.7306342777</text:p>
          </table:table-cell>
          <table:table-cell office:value-type="float" office:value="0.739136302036795" calcext:value-type="float">
            <text:p>0.739136302</text:p>
          </table:table-cell>
          <table:table-cell office:value-type="float" office:value="0.73933873187836" calcext:value-type="float">
            <text:p>0.7393387319</text:p>
          </table:table-cell>
          <table:table-cell office:value-type="float" office:value="0.741632928780698" calcext:value-type="float">
            <text:p>0.7416329288</text:p>
          </table:table-cell>
          <table:table-cell office:value-type="float" office:value="0.738191633330666" calcext:value-type="float">
            <text:p>0.7381916333</text:p>
          </table:table-cell>
          <table:table-cell office:value-type="float" office:value="0.737246963707542" calcext:value-type="float">
            <text:p>0.7372469637</text:p>
          </table:table-cell>
          <table:table-cell office:value-type="float" office:value="0.732523616364128" calcext:value-type="float">
            <text:p>0.7325236164</text:p>
          </table:table-cell>
          <table:table-cell office:value-type="float" office:value="0.737516869095817" calcext:value-type="float">
            <text:p>0.7375168691</text:p>
          </table:table-cell>
          <table:table-cell office:value-type="float" office:value="0.751551956557713" calcext:value-type="float">
            <text:p>0.7515519566</text:p>
          </table:table-cell>
          <table:table-cell office:value-type="float" office:value="0.734615384695823" calcext:value-type="float">
            <text:p>0.7346153847</text:p>
          </table:table-cell>
          <table:table-cell office:value-type="float" office:value="0.736504723346829" calcext:value-type="float">
            <text:p>0.7365047233</text:p>
          </table:table-cell>
          <table:table-cell office:value-type="float" office:value="0.747031039248916" calcext:value-type="float">
            <text:p>0.7470310392</text:p>
          </table:table-cell>
          <table:table-cell office:value-type="float" office:value="0.739338731733572" calcext:value-type="float">
            <text:p>0.7393387317</text:p>
          </table:table-cell>
          <table:table-cell office:value-type="float" office:value="0.746356275593221" calcext:value-type="float">
            <text:p>0.7463562756</text:p>
          </table:table-cell>
          <table:table-cell office:value-type="float" office:value="0.743387314407771" calcext:value-type="float">
            <text:p>0.7433873144</text:p>
          </table:table-cell>
          <table:table-cell office:value-type="float" office:value="0.739676113070747" calcext:value-type="float">
            <text:p>0.7396761131</text:p>
          </table:table-cell>
          <table:table-cell office:value-type="float" office:value="0.739743589454013" calcext:value-type="float">
            <text:p>0.7397435895</text:p>
          </table:table-cell>
          <table:table-cell office:value-type="float" office:value="0.740755735782155" calcext:value-type="float">
            <text:p>0.7407557358</text:p>
          </table:table-cell>
          <table:table-cell office:value-type="float" office:value="0.746693657477375" calcext:value-type="float">
            <text:p>0.7466936575</text:p>
          </table:table-cell>
          <table:table-cell office:value-type="float" office:value="0.737516868951028" calcext:value-type="float">
            <text:p>0.737516869</text:p>
          </table:table-cell>
          <table:table-cell office:value-type="float" office:value="0.742037786597665" calcext:value-type="float">
            <text:p>0.7420377866</text:p>
          </table:table-cell>
          <table:table-cell office:value-type="float" office:value="0.742510121007036" calcext:value-type="float">
            <text:p>0.742510121</text:p>
          </table:table-cell>
          <table:table-cell office:value-type="float" office:value="0.739878542107931" calcext:value-type="float">
            <text:p>0.7398785421</text:p>
          </table:table-cell>
          <table:table-cell office:value-type="float" office:value="0.73731443980123" calcext:value-type="float">
            <text:p>0.7373144398</text:p>
          </table:table-cell>
          <table:table-cell office:value-type="float" office:value="0.745748987596849" calcext:value-type="float">
            <text:p>0.7457489876</text:p>
          </table:table-cell>
          <table:table-cell office:value-type="float" office:value="0.742780027103167" calcext:value-type="float">
            <text:p>0.7427800271</text:p>
          </table:table-cell>
          <table:table-cell office:value-type="float" office:value="0.737719297988212" calcext:value-type="float">
            <text:p>0.737719298</text:p>
          </table:table-cell>
          <table:table-cell office:value-type="float" office:value="0.742577597728142" calcext:value-type="float">
            <text:p>0.7425775977</text:p>
          </table:table-cell>
          <table:table-cell office:value-type="float" office:value="0.74750337410874" calcext:value-type="float">
            <text:p>0.7475033741</text:p>
          </table:table-cell>
          <table:table-cell office:value-type="float" office:value="0.743252361753852" calcext:value-type="float">
            <text:p>0.7432523618</text:p>
          </table:table-cell>
          <table:table-cell office:value-type="float" office:value="0.739406208052487" calcext:value-type="float">
            <text:p>0.7394062081</text:p>
          </table:table-cell>
          <table:table-cell office:value-type="float" office:value="0.743724696034523" calcext:value-type="float">
            <text:p>0.743724696</text:p>
          </table:table-cell>
          <table:table-cell office:value-type="float" office:value="0.743184885000571" calcext:value-type="float">
            <text:p>0.743184885</text:p>
          </table:table-cell>
          <table:table-cell office:value-type="float" office:value="0.741093117843273" calcext:value-type="float">
            <text:p>0.7410931178</text:p>
          </table:table-cell>
          <table:table-cell office:value-type="float" office:value="0.738933872742209" calcext:value-type="float">
            <text:p>0.7389338727</text:p>
          </table:table-cell>
          <table:table-cell office:value-type="float" office:value="0.745141699970493" calcext:value-type="float">
            <text:p>0.7451417</text:p>
          </table:table-cell>
          <table:table-cell office:value-type="float" office:value="0.745411605648344" calcext:value-type="float">
            <text:p>0.7454116056</text:p>
          </table:table-cell>
          <table:table-cell office:value-type="float" office:value="0.746356275561046" calcext:value-type="float">
            <text:p>0.7463562756</text:p>
          </table:table-cell>
          <table:table-cell office:value-type="float" office:value="0.742172739251583" calcext:value-type="float">
            <text:p>0.7421727393</text:p>
          </table:table-cell>
          <table:table-cell office:value-type="float" office:value="0.745006747638327" calcext:value-type="float">
            <text:p>0.7450067476</text:p>
          </table:table-cell>
          <table:table-cell office:value-type="float" office:value="0.745546559106644" calcext:value-type="float">
            <text:p>0.7455465591</text:p>
          </table:table-cell>
          <table:table-cell office:value-type="float" office:value="0.74365722031085" calcext:value-type="float">
            <text:p>0.7436572203</text:p>
          </table:table-cell>
          <table:table-cell office:value-type="float" office:value="0.740890688484336" calcext:value-type="float">
            <text:p>0.7408906885</text:p>
          </table:table-cell>
          <table:table-cell office:value-type="float" office:value="0.747233468656115" calcext:value-type="float">
            <text:p>0.7472334687</text:p>
          </table:table-cell>
          <table:table-cell office:value-type="float" office:value="0.746153846234284" calcext:value-type="float">
            <text:p>0.7461538462</text:p>
          </table:table-cell>
          <table:table-cell office:value-type="float" office:value="0.738056679984979" calcext:value-type="float">
            <text:p>0.73805668</text:p>
          </table:table-cell>
          <table:table-cell office:value-type="float" office:value="0.742577598178596" calcext:value-type="float">
            <text:p>0.7425775982</text:p>
          </table:table-cell>
          <table:table-cell office:value-type="float" office:value="0.743319838024505" calcext:value-type="float">
            <text:p>0.743319838</text:p>
          </table:table-cell>
          <table:table-cell office:value-type="float" office:value="0.745276653541405" calcext:value-type="float">
            <text:p>0.7452766535</text:p>
          </table:table-cell>
          <table:table-cell office:value-type="float" office:value="0.737786774451916" calcext:value-type="float">
            <text:p>0.7377867745</text:p>
          </table:table-cell>
          <table:table-cell office:value-type="float" office:value="0.741430499470025" calcext:value-type="float">
            <text:p>0.7414304995</text:p>
          </table:table-cell>
          <table:table-cell office:value-type="float" office:value="0.74331983805668" calcext:value-type="float">
            <text:p>0.7433198381</text:p>
          </table:table-cell>
          <table:table-cell office:value-type="float" office:value="0.738866396358943" calcext:value-type="float">
            <text:p>0.7388663964</text:p>
          </table:table-cell>
          <table:table-cell office:value-type="float" office:value="0.743859649267596" calcext:value-type="float">
            <text:p>0.7438596493</text:p>
          </table:table-cell>
          <table:table-cell office:value-type="float" office:value="0.749595141410828" calcext:value-type="float">
            <text:p>0.7495951414</text:p>
          </table:table-cell>
          <table:table-cell office:value-type="float" office:value="0.733940620975778" calcext:value-type="float">
            <text:p>0.733940621</text:p>
          </table:table-cell>
          <table:table-cell office:value-type="float" office:value="0.750674764202674" calcext:value-type="float">
            <text:p>0.7506747642</text:p>
          </table:table-cell>
          <table:table-cell office:value-type="float" office:value="0.736977058287092" calcext:value-type="float">
            <text:p>0.7369770583</text:p>
          </table:table-cell>
          <table:table-cell office:value-type="float" office:value="0.749797571252393" calcext:value-type="float">
            <text:p>0.7497975713</text:p>
          </table:table-cell>
          <table:table-cell office:value-type="float" office:value="0.741632928475034" calcext:value-type="float">
            <text:p>0.7416329285</text:p>
          </table:table-cell>
          <table:table-cell office:value-type="float" office:value="0.738933873112224" calcext:value-type="float">
            <text:p>0.7389338731</text:p>
          </table:table-cell>
          <table:table-cell office:value-type="float" office:value="0.74345479090365" calcext:value-type="float">
            <text:p>0.7434547909</text:p>
          </table:table-cell>
          <table:table-cell office:value-type="float" office:value="0.742712550832514" calcext:value-type="float">
            <text:p>0.7427125508</text:p>
          </table:table-cell>
          <table:table-cell office:value-type="float" office:value="0.748515519391187" calcext:value-type="float">
            <text:p>0.7485155194</text:p>
          </table:table-cell>
          <table:table-cell office:value-type="float" office:value="0.744129554832834" calcext:value-type="float">
            <text:p>0.7441295548</text:p>
          </table:table-cell>
          <table:table-cell office:value-type="float" office:value="0.739068826232684" calcext:value-type="float">
            <text:p>0.7390688262</text:p>
          </table:table-cell>
          <table:table-cell office:value-type="float" office:value="0.739608637137934" calcext:value-type="float">
            <text:p>0.7396086371</text:p>
          </table:table-cell>
          <table:table-cell office:value-type="float" office:value="0.734547908232119" calcext:value-type="float">
            <text:p>0.7345479082</text:p>
          </table:table-cell>
          <table:table-cell office:value-type="float" office:value="0.746693656962571" calcext:value-type="float">
            <text:p>0.746693657</text:p>
          </table:table-cell>
          <table:table-cell office:value-type="float" office:value="0.741160593502596" calcext:value-type="float">
            <text:p>0.7411605935</text:p>
          </table:table-cell>
          <table:table-cell office:value-type="float" office:value="0.745006747461363" calcext:value-type="float">
            <text:p>0.7450067475</text:p>
          </table:table-cell>
          <table:table-cell office:value-type="float" office:value="0.744534412778502" calcext:value-type="float">
            <text:p>0.7445344128</text:p>
          </table:table-cell>
          <table:table-cell office:value-type="float" office:value="0.745546558559665" calcext:value-type="float">
            <text:p>0.7455465586</text:p>
          </table:table-cell>
          <table:table-cell office:value-type="float" office:value="0.740215924281662" calcext:value-type="float">
            <text:p>0.7402159243</text:p>
          </table:table-cell>
          <table:table-cell office:value-type="float" office:value="0.745883940942535" calcext:value-type="float">
            <text:p>0.7458839409</text:p>
          </table:table-cell>
          <table:table-cell office:value-type="float" office:value="0.745344129297254" calcext:value-type="float">
            <text:p>0.7453441293</text:p>
          </table:table-cell>
          <table:table-cell office:value-type="float" office:value="0.747638326328293" calcext:value-type="float">
            <text:p>0.7476383263</text:p>
          </table:table-cell>
          <table:table-cell office:value-type="float" office:value="0.744669365754173" calcext:value-type="float">
            <text:p>0.7446693658</text:p>
          </table:table-cell>
          <table:table-cell office:value-type="float" office:value="0.747773279384402" calcext:value-type="float">
            <text:p>0.7477732794</text:p>
          </table:table-cell>
          <table:table-cell office:value-type="float" office:value="0.741363022990233" calcext:value-type="float">
            <text:p>0.741363023</text:p>
          </table:table-cell>
          <table:table-cell office:value-type="float" office:value="0.749865046943891" calcext:value-type="float">
            <text:p>0.7498650469</text:p>
          </table:table-cell>
          <table:table-cell office:value-type="float" office:value="0.744264507052387" calcext:value-type="float">
            <text:p>0.7442645071</text:p>
          </table:table-cell>
          <table:table-cell office:value-type="float" office:value="0.750674763398293" calcext:value-type="float">
            <text:p>0.7506747634</text:p>
          </table:table-cell>
          <table:table-cell office:value-type="float" office:value="0.745951417293626" calcext:value-type="float">
            <text:p>0.7459514173</text:p>
          </table:table-cell>
          <table:table-cell office:value-type="float" office:value="0.742037786774629" calcext:value-type="float">
            <text:p>0.7420377868</text:p>
          </table:table-cell>
          <table:table-cell office:value-type="float" office:value="0.731916329445627" calcext:value-type="float">
            <text:p>0.7319163294</text:p>
          </table:table-cell>
          <table:table-cell office:value-type="float" office:value="0.742914980014487" calcext:value-type="float">
            <text:p>0.74291498</text:p>
          </table:table-cell>
          <table:table-cell office:value-type="float" office:value="0.747975708646813" calcext:value-type="float">
            <text:p>0.7479757086</text:p>
          </table:table-cell>
          <table:table-cell office:value-type="float" office:value="0.734750337751932" calcext:value-type="float">
            <text:p>0.7347503378</text:p>
          </table:table-cell>
          <table:table-cell office:value-type="float" office:value="0.740755735573016" calcext:value-type="float">
            <text:p>0.7407557356</text:p>
          </table:table-cell>
          <table:table-cell office:value-type="float" office:value="0.746221322826689" calcext:value-type="float">
            <text:p>0.7462213228</text:p>
          </table:table-cell>
          <table:table-cell office:value-type="float" office:value="0.744669365931136" calcext:value-type="float">
            <text:p>0.7446693659</text:p>
          </table:table-cell>
          <table:table-cell office:value-type="float" office:value="0.745141700485296" calcext:value-type="float">
            <text:p>0.7451417005</text:p>
          </table:table-cell>
          <table:table-cell office:value-type="float" office:value="0.742645073998795" calcext:value-type="float">
            <text:p>0.742645074</text:p>
          </table:table-cell>
          <table:table-cell office:value-type="float" office:value="0.743252361930816" calcext:value-type="float">
            <text:p>0.7432523619</text:p>
          </table:table-cell>
          <table:table-cell office:value-type="float" office:value="0.742645074626212" calcext:value-type="float">
            <text:p>0.7426450746</text:p>
          </table:table-cell>
          <table:table-cell office:value-type="float" office:value="0.746896086289332" calcext:value-type="float">
            <text:p>0.7468960863</text:p>
          </table:table-cell>
          <table:table-cell office:value-type="float" office:value="0.749730094354323" calcext:value-type="float">
            <text:p>0.7497300944</text:p>
          </table:table-cell>
          <table:table-cell office:value-type="float" office:value="0.746153845783831" calcext:value-type="float">
            <text:p>0.7461538458</text:p>
          </table:table-cell>
          <table:table-cell office:value-type="float" office:value="0.746288799000816" calcext:value-type="float">
            <text:p>0.746288799</text:p>
          </table:table-cell>
          <table:table-cell office:value-type="float" office:value="0.742780026894028" calcext:value-type="float">
            <text:p>0.7427800269</text:p>
          </table:table-cell>
          <table:table-cell office:value-type="float" office:value="0.740350877305596" calcext:value-type="float">
            <text:p>0.7403508773</text:p>
          </table:table-cell>
          <table:table-cell office:value-type="float" office:value="0.744399460140671" calcext:value-type="float">
            <text:p>0.7443994601</text:p>
          </table:table-cell>
          <table:table-cell office:value-type="float" office:value="0.750404858074368" calcext:value-type="float">
            <text:p>0.7504048581</text:p>
          </table:table-cell>
          <table:table-cell office:value-type="float" office:value="0.752091767704278" calcext:value-type="float">
            <text:p>0.7520917677</text:p>
          </table:table-cell>
          <table:table-cell office:value-type="float" office:value="0.744939271625076" calcext:value-type="float">
            <text:p>0.7449392716</text:p>
          </table:table-cell>
          <table:table-cell office:value-type="float" office:value="0.747300944926768" calcext:value-type="float">
            <text:p>0.7473009449</text:p>
          </table:table-cell>
          <table:table-cell office:value-type="float" office:value="0.739946018491197" calcext:value-type="float">
            <text:p>0.7399460185</text:p>
          </table:table-cell>
          <table:table-cell office:value-type="float" office:value="0.746626181061934" calcext:value-type="float">
            <text:p>0.7466261811</text:p>
          </table:table-cell>
          <table:table-cell office:value-type="float" office:value="0.747300944411964" calcext:value-type="float">
            <text:p>0.7473009444</text:p>
          </table:table-cell>
          <table:table-cell office:value-type="float" office:value="0.748717949087964" calcext:value-type="float">
            <text:p>0.7487179491</text:p>
          </table:table-cell>
          <table:table-cell office:value-type="float" office:value="0.742577597695967" calcext:value-type="float">
            <text:p>0.7425775977</text:p>
          </table:table-cell>
          <table:table-cell office:value-type="float" office:value="0.740688259398889" calcext:value-type="float">
            <text:p>0.7406882594</text:p>
          </table:table-cell>
          <table:table-cell office:value-type="float" office:value="0.739271254771152" calcext:value-type="float">
            <text:p>0.7392712548</text:p>
          </table:table-cell>
          <table:table-cell office:value-type="float" office:value="0.743522267383442" calcext:value-type="float">
            <text:p>0.7435222674</text:p>
          </table:table-cell>
          <table:table-cell office:value-type="float" office:value="0.743522267238653" calcext:value-type="float">
            <text:p>0.7435222672</text:p>
          </table:table-cell>
          <table:table-cell office:value-type="float" office:value="0.750674764009622" calcext:value-type="float">
            <text:p>0.750674764</text:p>
          </table:table-cell>
          <table:table-cell office:value-type="float" office:value="0.747638326698308" calcext:value-type="float">
            <text:p>0.7476383267</text:p>
          </table:table-cell>
          <table:table-cell office:value-type="float" office:value="0.739743589598801" calcext:value-type="float">
            <text:p>0.7397435896</text:p>
          </table:table-cell>
          <table:table-cell office:value-type="float" office:value="0.747503373384797" calcext:value-type="float">
            <text:p>0.7475033734</text:p>
          </table:table-cell>
          <table:table-cell office:value-type="float" office:value="0.745883940250767" calcext:value-type="float">
            <text:p>0.7458839403</text:p>
          </table:table-cell>
          <table:table-cell office:value-type="float" office:value="0.747368420972193" calcext:value-type="float">
            <text:p>0.747368421</text:p>
          </table:table-cell>
          <table:table-cell office:value-type="float" office:value="0.749392712180592" calcext:value-type="float">
            <text:p>0.7493927122</text:p>
          </table:table-cell>
          <table:table-cell office:value-type="float" office:value="0.741632928732436" calcext:value-type="float">
            <text:p>0.7416329287</text:p>
          </table:table-cell>
          <table:table-cell office:value-type="float" office:value="0.742914980014487" calcext:value-type="float">
            <text:p>0.74291498</text:p>
          </table:table-cell>
          <table:table-cell office:value-type="float" office:value="0.74581646394794" calcext:value-type="float">
            <text:p>0.7458164639</text:p>
          </table:table-cell>
          <table:table-cell office:value-type="float" office:value="0.743589743991934" calcext:value-type="float">
            <text:p>0.743589744</text:p>
          </table:table-cell>
          <table:table-cell office:value-type="float" office:value="0.74500674781529" calcext:value-type="float">
            <text:p>0.7450067478</text:p>
          </table:table-cell>
          <table:table-cell office:value-type="float" office:value="0.745479081918997" calcext:value-type="float">
            <text:p>0.7454790819</text:p>
          </table:table-cell>
          <table:table-cell office:value-type="float" office:value="0.749527665461928" calcext:value-type="float">
            <text:p>0.7495276655</text:p>
          </table:table-cell>
          <table:table-cell office:value-type="float" office:value="0.744939271625076" calcext:value-type="float">
            <text:p>0.7449392716</text:p>
          </table:table-cell>
          <table:table-cell office:value-type="float" office:value="0.741093117666309" calcext:value-type="float">
            <text:p>0.7410931177</text:p>
          </table:table-cell>
          <table:table-cell office:value-type="float" office:value="0.739068826023545" calcext:value-type="float">
            <text:p>0.739068826</text:p>
          </table:table-cell>
          <table:table-cell office:value-type="float" office:value="0.747435897725475" calcext:value-type="float">
            <text:p>0.7474358977</text:p>
          </table:table-cell>
          <table:table-cell office:value-type="float" office:value="0.748313090788369" calcext:value-type="float">
            <text:p>0.7483130908</text:p>
          </table:table-cell>
          <table:table-cell office:value-type="float" office:value="0.745748987822076" calcext:value-type="float">
            <text:p>0.7457489878</text:p>
          </table:table-cell>
          <table:table-cell office:value-type="float" office:value="0.736842105440122" calcext:value-type="float">
            <text:p>0.7368421054</text:p>
          </table:table-cell>
          <table:table-cell office:value-type="float" office:value="0.74480431889072" calcext:value-type="float">
            <text:p>0.7448043189</text:p>
          </table:table-cell>
          <table:table-cell office:value-type="float" office:value="0.743859649010194" calcext:value-type="float">
            <text:p>0.743859649</text:p>
          </table:table-cell>
          <table:table-cell office:value-type="float" office:value="0.752901484593045" calcext:value-type="float">
            <text:p>0.7529014846</text:p>
          </table:table-cell>
          <table:table-cell office:value-type="float" office:value="0.748650471932492" calcext:value-type="float">
            <text:p>0.7486504719</text:p>
          </table:table-cell>
          <table:table-cell office:value-type="float" office:value="0.736842105488385" calcext:value-type="float">
            <text:p>0.7368421055</text:p>
          </table:table-cell>
          <table:table-cell office:value-type="float" office:value="0.743724696131048" calcext:value-type="float">
            <text:p>0.7437246961</text:p>
          </table:table-cell>
          <table:table-cell office:value-type="float" office:value="0.75053981117874" calcext:value-type="float">
            <text:p>0.7505398112</text:p>
          </table:table-cell>
          <table:table-cell office:value-type="float" office:value="0.747031039538493" calcext:value-type="float">
            <text:p>0.7470310395</text:p>
          </table:table-cell>
          <table:table-cell office:value-type="float" office:value="0.746491228150614" calcext:value-type="float">
            <text:p>0.7464912282</text:p>
          </table:table-cell>
          <table:table-cell office:value-type="float" office:value="0.748852901597094" calcext:value-type="float">
            <text:p>0.7488529016</text:p>
          </table:table-cell>
          <table:table-cell office:value-type="float" office:value="0.748110661204206" calcext:value-type="float">
            <text:p>0.7481106612</text:p>
          </table:table-cell>
          <table:table-cell office:value-type="float" office:value="0.743387314037755" calcext:value-type="float">
            <text:p>0.743387314</text:p>
          </table:table-cell>
          <table:table-cell office:value-type="float" office:value="0.749257759607112" calcext:value-type="float">
            <text:p>0.7492577596</text:p>
          </table:table-cell>
          <table:table-cell office:value-type="float" office:value="0.745748988079478" calcext:value-type="float">
            <text:p>0.7457489881</text:p>
          </table:table-cell>
          <table:table-cell office:value-type="float" office:value="0.742847503116417" calcext:value-type="float">
            <text:p>0.7428475031</text:p>
          </table:table-cell>
          <table:table-cell office:value-type="float" office:value="0.747300944701541" calcext:value-type="float">
            <text:p>0.7473009447</text:p>
          </table:table-cell>
          <table:table-cell office:value-type="float" office:value="0.749122807419735" calcext:value-type="float">
            <text:p>0.7491228074</text:p>
          </table:table-cell>
          <table:table-cell office:value-type="float" office:value="0.756207826890444" calcext:value-type="float">
            <text:p>0.7562078269</text:p>
          </table:table-cell>
          <table:table-cell office:value-type="float" office:value="0.745141699970493" calcext:value-type="float">
            <text:p>0.7451417</text:p>
          </table:table-cell>
          <table:table-cell office:value-type="float" office:value="0.744669365802435" calcext:value-type="float">
            <text:p>0.7446693658</text:p>
          </table:table-cell>
          <table:table-cell office:value-type="float" office:value="0.742172739364197" calcext:value-type="float">
            <text:p>0.7421727394</text:p>
          </table:table-cell>
          <table:table-cell office:value-type="float" office:value="0.745479081951172" calcext:value-type="float">
            <text:p>0.745479082</text:p>
          </table:table-cell>
          <table:table-cell office:value-type="float" office:value="0.743184885579726" calcext:value-type="float">
            <text:p>0.7431848856</text:p>
          </table:table-cell>
          <table:table-cell office:value-type="float" office:value="0.744466936829602" calcext:value-type="float">
            <text:p>0.7444669368</text:p>
          </table:table-cell>
          <table:table-cell office:value-type="float" office:value="0.749325236199517" calcext:value-type="float">
            <text:p>0.7493252362</text:p>
          </table:table-cell>
          <table:table-cell office:value-type="float" office:value="0.747773279577453" calcext:value-type="float">
            <text:p>0.7477732796</text:p>
          </table:table-cell>
          <table:table-cell office:value-type="float" office:value="0.741835357592656" calcext:value-type="float">
            <text:p>0.7418353576</text:p>
          </table:table-cell>
          <table:table-cell office:value-type="float" office:value="0.747773279529191" calcext:value-type="float">
            <text:p>0.7477732795</text:p>
          </table:table-cell>
          <table:table-cell office:value-type="float" office:value="0.745816463867502" calcext:value-type="float">
            <text:p>0.7458164639</text:p>
          </table:table-cell>
          <table:table-cell office:value-type="float" office:value="0.753306342956991" calcext:value-type="float">
            <text:p>0.753306343</text:p>
          </table:table-cell>
          <table:table-cell office:value-type="float" office:value="0.746896086659348" calcext:value-type="float">
            <text:p>0.7468960867</text:p>
          </table:table-cell>
          <table:table-cell office:value-type="float" office:value="0.748245614437278" calcext:value-type="float">
            <text:p>0.7482456144</text:p>
          </table:table-cell>
          <table:table-cell office:value-type="float" office:value="0.739811066464696" calcext:value-type="float">
            <text:p>0.7398110665</text:p>
          </table:table-cell>
          <table:table-cell office:value-type="float" office:value="0.747908232118758" calcext:value-type="float">
            <text:p>0.7479082321</text:p>
          </table:table-cell>
          <table:table-cell office:value-type="float" office:value="0.741902834345937" calcext:value-type="float">
            <text:p>0.7419028343</text:p>
          </table:table-cell>
          <table:table-cell office:value-type="float" office:value="0.745479082691203" calcext:value-type="float">
            <text:p>0.7454790827</text:p>
          </table:table-cell>
          <table:table-cell office:value-type="float" office:value="0.743522267093864" calcext:value-type="float">
            <text:p>0.7435222671</text:p>
          </table:table-cell>
          <table:table-cell office:value-type="float" office:value="0.734615384904962" calcext:value-type="float">
            <text:p>0.7346153849</text:p>
          </table:table-cell>
          <table:table-cell office:value-type="float" office:value="0.748785424779462" calcext:value-type="float">
            <text:p>0.7487854248</text:p>
          </table:table-cell>
          <table:table-cell office:value-type="float" office:value="0.742307692565094" calcext:value-type="float">
            <text:p>0.7423076926</text:p>
          </table:table-cell>
          <table:table-cell office:value-type="float" office:value="0.742914979499683" calcext:value-type="float">
            <text:p>0.7429149795</text:p>
          </table:table-cell>
          <table:table-cell office:value-type="float" office:value="0.748717948315758" calcext:value-type="float">
            <text:p>0.7487179483</text:p>
          </table:table-cell>
          <table:table-cell office:value-type="float" office:value="0.752901484737834" calcext:value-type="float">
            <text:p>0.7529014847</text:p>
          </table:table-cell>
          <table:table-cell office:value-type="float" office:value="0.748313090016163" calcext:value-type="float">
            <text:p>0.74831309</text:p>
          </table:table-cell>
          <table:table-cell office:value-type="float" office:value="0.741093117376732" calcext:value-type="float">
            <text:p>0.7410931174</text:p>
          </table:table-cell>
          <table:table-cell office:value-type="float" office:value="0.746153846266459" calcext:value-type="float">
            <text:p>0.7461538463</text:p>
          </table:table-cell>
          <table:table-cell office:value-type="float" office:value="0.738529014812629" calcext:value-type="float">
            <text:p>0.7385290148</text:p>
          </table:table-cell>
          <table:table-cell office:value-type="float" office:value="0.746491227989737" calcext:value-type="float">
            <text:p>0.746491228</text:p>
          </table:table-cell>
          <table:table-cell office:value-type="float" office:value="0.740620782500819" calcext:value-type="float">
            <text:p>0.7406207825</text:p>
          </table:table-cell>
          <table:table-cell office:value-type="float" office:value="0.735964912248527" calcext:value-type="float">
            <text:p>0.7359649122</text:p>
          </table:table-cell>
          <table:table-cell office:value-type="float" office:value="0.745209176900737" calcext:value-type="float">
            <text:p>0.7452091769</text:p>
          </table:table-cell>
          <table:table-cell office:value-type="float" office:value="0.742037786404613" calcext:value-type="float">
            <text:p>0.7420377864</text:p>
          </table:table-cell>
          <table:table-cell office:value-type="float" office:value="0.742847503599046" calcext:value-type="float">
            <text:p>0.7428475036</text:p>
          </table:table-cell>
          <table:table-cell office:value-type="float" office:value="0.746423752056925" calcext:value-type="float">
            <text:p>0.7464237521</text:p>
          </table:table-cell>
          <table:table-cell office:value-type="float" office:value="0.741228070143263" calcext:value-type="float">
            <text:p>0.7412280701</text:p>
          </table:table-cell>
          <table:table-cell office:value-type="float" office:value="0.738798919975677" calcext:value-type="float">
            <text:p>0.73879892</text:p>
          </table:table-cell>
          <table:table-cell office:value-type="float" office:value="0.745344129152465" calcext:value-type="float">
            <text:p>0.7453441292</text:p>
          </table:table-cell>
          <table:table-cell office:value-type="float" office:value="0.747368420972193" calcext:value-type="float">
            <text:p>0.747368421</text:p>
          </table:table-cell>
          <table:table-cell office:value-type="float" office:value="0.742577598098158" calcext:value-type="float">
            <text:p>0.7425775981</text:p>
          </table:table-cell>
          <table:table-cell office:value-type="float" office:value="0.74601889382168" calcext:value-type="float">
            <text:p>0.7460188938</text:p>
          </table:table-cell>
          <table:table-cell office:value-type="float" office:value="0.739676113070747" calcext:value-type="float">
            <text:p>0.7396761131</text:p>
          </table:table-cell>
          <table:table-cell office:value-type="float" office:value="0.738663967900913" calcext:value-type="float">
            <text:p>0.7386639679</text:p>
          </table:table-cell>
          <table:table-cell office:value-type="float" office:value="0.743117408729919" calcext:value-type="float">
            <text:p>0.7431174087</text:p>
          </table:table-cell>
          <table:table-cell office:value-type="float" office:value="0.745614035377297" calcext:value-type="float">
            <text:p>0.7456140354</text:p>
          </table:table-cell>
          <table:table-cell office:value-type="float" office:value="0.742645074513599" calcext:value-type="float">
            <text:p>0.7426450745</text:p>
          </table:table-cell>
          <table:table-cell office:value-type="float" office:value="0.745276653203565" calcext:value-type="float">
            <text:p>0.7452766532</text:p>
          </table:table-cell>
          <table:table-cell office:value-type="float" office:value="0.744062078015203" calcext:value-type="float">
            <text:p>0.744062078</text:p>
          </table:table-cell>
          <table:table-cell office:value-type="float" office:value="0.748515519825553" calcext:value-type="float">
            <text:p>0.7485155198</text:p>
          </table:table-cell>
          <table:table-cell office:value-type="float" office:value="0.743724696356275" calcext:value-type="float">
            <text:p>0.7437246964</text:p>
          </table:table-cell>
          <table:table-cell office:value-type="float" office:value="0.745748987709462" calcext:value-type="float">
            <text:p>0.7457489877</text:p>
          </table:table-cell>
          <table:table-cell office:value-type="float" office:value="0.735897436299626" calcext:value-type="float">
            <text:p>0.7358974363</text:p>
          </table:table-cell>
          <table:table-cell office:value-type="float" office:value="0.747975708357236" calcext:value-type="float">
            <text:p>0.7479757084</text:p>
          </table:table-cell>
          <table:table-cell office:value-type="float" office:value="0.736572199360079" calcext:value-type="float">
            <text:p>0.7365721994</text:p>
          </table:table-cell>
          <table:table-cell office:value-type="float" office:value="0.74183535776962" calcext:value-type="float">
            <text:p>0.7418353578</text:p>
          </table:table-cell>
          <table:table-cell office:value-type="float" office:value="0.740215924169049" calcext:value-type="float">
            <text:p>0.7402159242</text:p>
          </table:table-cell>
          <table:table-cell office:value-type="float" office:value="0.753036437166525" calcext:value-type="float">
            <text:p>0.7530364372</text:p>
          </table:table-cell>
          <table:table-cell office:value-type="float" office:value="0.739608637202285" calcext:value-type="float">
            <text:p>0.7396086372</text:p>
          </table:table-cell>
          <table:table-cell office:value-type="float" office:value="0.740553306374955" calcext:value-type="float">
            <text:p>0.7405533064</text:p>
          </table:table-cell>
          <table:table-cell office:value-type="float" office:value="0.74642375168691" calcext:value-type="float">
            <text:p>0.7464237517</text:p>
          </table:table-cell>
          <table:table-cell office:value-type="float" office:value="0.748717948862737" calcext:value-type="float">
            <text:p>0.7487179489</text:p>
          </table:table-cell>
          <table:table-cell office:value-type="float" office:value="0.739541160481179" calcext:value-type="float">
            <text:p>0.7395411605</text:p>
          </table:table-cell>
          <table:table-cell office:value-type="float" office:value="0.75067476402571" calcext:value-type="float">
            <text:p>0.750674764</text:p>
          </table:table-cell>
          <table:table-cell office:value-type="float" office:value="0.744939270997659" calcext:value-type="float">
            <text:p>0.744939271</text:p>
          </table:table-cell>
          <table:table-cell office:value-type="float" office:value="0.745951416778822" calcext:value-type="float">
            <text:p>0.7459514168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527"/>
        </table:table-row>
        <table:table-row table:style-name="ro1">
          <table:table-cell office:value-type="float" office:value="0.534452296904035" calcext:value-type="float">
            <text:p>0.5344522969</text:p>
          </table:table-cell>
          <table:table-cell office:value-type="float" office:value="0.488692579421053" calcext:value-type="float">
            <text:p>0.4886925794</text:p>
          </table:table-cell>
          <table:table-cell office:value-type="float" office:value="0.51289752654389" calcext:value-type="float">
            <text:p>0.5128975265</text:p>
          </table:table-cell>
          <table:table-cell office:value-type="float" office:value="0.461484099003114" calcext:value-type="float">
            <text:p>0.461484099</text:p>
          </table:table-cell>
          <table:table-cell office:value-type="float" office:value="0.608833922345731" calcext:value-type="float">
            <text:p>0.6088339223</text:p>
          </table:table-cell>
          <table:table-cell office:value-type="float" office:value="0.60918727923619" calcext:value-type="float">
            <text:p>0.6091872792</text:p>
          </table:table-cell>
          <table:table-cell office:value-type="float" office:value="0.592226148494141" calcext:value-type="float">
            <text:p>0.5922261485</text:p>
          </table:table-cell>
          <table:table-cell office:value-type="float" office:value="0.595053003617816" calcext:value-type="float">
            <text:p>0.5950530036</text:p>
          </table:table-cell>
          <table:table-cell office:value-type="float" office:value="0.518021201413428" calcext:value-type="float">
            <text:p>0.5180212014</text:p>
          </table:table-cell>
          <table:table-cell office:value-type="float" office:value="0.610070671462339" calcext:value-type="float">
            <text:p>0.6100706715</text:p>
          </table:table-cell>
          <table:table-cell office:value-type="float" office:value="0.621378091957038" calcext:value-type="float">
            <text:p>0.621378092</text:p>
          </table:table-cell>
          <table:table-cell office:value-type="float" office:value="0.642402826939371" calcext:value-type="float">
            <text:p>0.6424028269</text:p>
          </table:table-cell>
          <table:table-cell office:value-type="float" office:value="0.552473498148969" calcext:value-type="float">
            <text:p>0.5524734981</text:p>
          </table:table-cell>
          <table:table-cell office:value-type="float" office:value="0.607773851674353" calcext:value-type="float">
            <text:p>0.6077738517</text:p>
          </table:table-cell>
          <table:table-cell office:value-type="float" office:value="0.657950530119583" calcext:value-type="float">
            <text:p>0.6579505301</text:p>
          </table:table-cell>
          <table:table-cell office:value-type="float" office:value="0.633215547787427" calcext:value-type="float">
            <text:p>0.6332155478</text:p>
          </table:table-cell>
          <table:table-cell office:value-type="float" office:value="0.634628975349264" calcext:value-type="float">
            <text:p>0.6346289753</text:p>
          </table:table-cell>
          <table:table-cell office:value-type="float" office:value="0.563250883392226" calcext:value-type="float">
            <text:p>0.5632508834</text:p>
          </table:table-cell>
          <table:table-cell office:value-type="float" office:value="0.680035335773293" calcext:value-type="float">
            <text:p>0.6800353358</text:p>
          </table:table-cell>
          <table:table-cell office:value-type="float" office:value="0.671201413511809" calcext:value-type="float">
            <text:p>0.6712014135</text:p>
          </table:table-cell>
          <table:table-cell office:value-type="float" office:value="0.669964664395201" calcext:value-type="float">
            <text:p>0.6699646644</text:p>
          </table:table-cell>
          <table:table-cell office:value-type="float" office:value="0.661307420410453" calcext:value-type="float">
            <text:p>0.6613074204</text:p>
          </table:table-cell>
          <table:table-cell office:value-type="float" office:value="0.700176678360983" calcext:value-type="float">
            <text:p>0.7001766784</text:p>
          </table:table-cell>
          <table:table-cell office:value-type="float" office:value="0.630918727788824" calcext:value-type="float">
            <text:p>0.6309187278</text:p>
          </table:table-cell>
          <table:table-cell office:value-type="float" office:value="0.601943462981773" calcext:value-type="float">
            <text:p>0.601943463</text:p>
          </table:table-cell>
          <table:table-cell office:value-type="float" office:value="0.597879858741491" calcext:value-type="float">
            <text:p>0.5978798587</text:p>
          </table:table-cell>
          <table:table-cell office:value-type="float" office:value="0.625618374642551" calcext:value-type="float">
            <text:p>0.6256183746</text:p>
          </table:table-cell>
          <table:table-cell office:value-type="float" office:value="0.606360424112515" calcext:value-type="float">
            <text:p>0.6063604241</text:p>
          </table:table-cell>
          <table:table-cell office:value-type="float" office:value="0.64805653718672" calcext:value-type="float">
            <text:p>0.6480565372</text:p>
          </table:table-cell>
          <table:table-cell office:value-type="float" office:value="0.705653710331597" calcext:value-type="float">
            <text:p>0.7056537103</text:p>
          </table:table-cell>
          <table:table-cell office:value-type="float" office:value="0.638339222699088" calcext:value-type="float">
            <text:p>0.6383392227</text:p>
          </table:table-cell>
          <table:table-cell office:value-type="float" office:value="0.702826855207922" calcext:value-type="float">
            <text:p>0.7028268552</text:p>
          </table:table-cell>
          <table:table-cell office:value-type="float" office:value="0.540812720974427" calcext:value-type="float">
            <text:p>0.540812721</text:p>
          </table:table-cell>
          <table:table-cell office:value-type="float" office:value="0.691696112989958" calcext:value-type="float">
            <text:p>0.691696113</text:p>
          </table:table-cell>
          <table:table-cell office:value-type="float" office:value="0.618904593723823" calcext:value-type="float">
            <text:p>0.6189045937</text:p>
          </table:table-cell>
          <table:table-cell office:value-type="float" office:value="0.689752650260925" calcext:value-type="float">
            <text:p>0.6897526503</text:p>
          </table:table-cell>
          <table:table-cell office:value-type="float" office:value="0.631095406444671" calcext:value-type="float">
            <text:p>0.6310954064</text:p>
          </table:table-cell>
          <table:table-cell office:value-type="float" office:value="0.586042402742608" calcext:value-type="float">
            <text:p>0.5860424027</text:p>
          </table:table-cell>
          <table:table-cell office:value-type="float" office:value="0.634805653794494" calcext:value-type="float">
            <text:p>0.6348056538</text:p>
          </table:table-cell>
          <table:table-cell office:value-type="float" office:value="0.600706713865166" calcext:value-type="float">
            <text:p>0.6007067139</text:p>
          </table:table-cell>
          <table:table-cell office:value-type="float" office:value="0.611484099024176" calcext:value-type="float">
            <text:p>0.611484099</text:p>
          </table:table-cell>
          <table:table-cell office:value-type="float" office:value="0.69840989407718" calcext:value-type="float">
            <text:p>0.6984098941</text:p>
          </table:table-cell>
          <table:table-cell office:value-type="float" office:value="0.708480565455272" calcext:value-type="float">
            <text:p>0.7084805655</text:p>
          </table:table-cell>
          <table:table-cell office:value-type="float" office:value="0.572968197964106" calcext:value-type="float">
            <text:p>0.572968198</text:p>
          </table:table-cell>
          <table:table-cell office:value-type="float" office:value="0.627561837540077" calcext:value-type="float">
            <text:p>0.6275618375</text:p>
          </table:table-cell>
          <table:table-cell office:value-type="float" office:value="0.607420494783893" calcext:value-type="float">
            <text:p>0.6074204948</text:p>
          </table:table-cell>
          <table:table-cell office:value-type="float" office:value="0.710954063688487" calcext:value-type="float">
            <text:p>0.7109540637</text:p>
          </table:table-cell>
          <table:table-cell office:value-type="float" office:value="0.657597173229123" calcext:value-type="float">
            <text:p>0.6575971732</text:p>
          </table:table-cell>
          <table:table-cell office:value-type="float" office:value="0.711837455914635" calcext:value-type="float">
            <text:p>0.7118374559</text:p>
          </table:table-cell>
          <table:table-cell office:value-type="float" office:value="0.610247349907568" calcext:value-type="float">
            <text:p>0.6102473499</text:p>
          </table:table-cell>
          <table:table-cell office:value-type="float" office:value="0.689575971647202" calcext:value-type="float">
            <text:p>0.6895759716</text:p>
          </table:table-cell>
          <table:table-cell office:value-type="float" office:value="0.630212014218522" calcext:value-type="float">
            <text:p>0.6302120142</text:p>
          </table:table-cell>
          <table:table-cell office:value-type="float" office:value="0.683392226232657" calcext:value-type="float">
            <text:p>0.6833922262</text:p>
          </table:table-cell>
          <table:table-cell office:value-type="float" office:value="0.692579505216107" calcext:value-type="float">
            <text:p>0.6925795052</text:p>
          </table:table-cell>
          <table:table-cell office:value-type="float" office:value="0.698586572522409" calcext:value-type="float">
            <text:p>0.6985865725</text:p>
          </table:table-cell>
          <table:table-cell office:value-type="float" office:value="0.630565371108982" calcext:value-type="float">
            <text:p>0.6305653711</text:p>
          </table:table-cell>
          <table:table-cell office:value-type="float" office:value="0.598586572438162" calcext:value-type="float">
            <text:p>0.5985865724</text:p>
          </table:table-cell>
          <table:table-cell office:value-type="float" office:value="0.632685512451738" calcext:value-type="float">
            <text:p>0.6326855125</text:p>
          </table:table-cell>
          <table:table-cell office:value-type="float" office:value="0.704946996466431" calcext:value-type="float">
            <text:p>0.7049469965</text:p>
          </table:table-cell>
          <table:table-cell office:value-type="float" office:value="0.599116607858098" calcext:value-type="float">
            <text:p>0.5991166079</text:p>
          </table:table-cell>
          <table:table-cell office:value-type="float" office:value="0.712897526586014" calcext:value-type="float">
            <text:p>0.7128975266</text:p>
          </table:table-cell>
          <table:table-cell office:value-type="float" office:value="0.719257950614282" calcext:value-type="float">
            <text:p>0.7192579506</text:p>
          </table:table-cell>
          <table:table-cell office:value-type="float" office:value="0.671201413511809" calcext:value-type="float">
            <text:p>0.6712014135</text:p>
          </table:table-cell>
          <table:table-cell office:value-type="float" office:value="0.610600706629534" calcext:value-type="float">
            <text:p>0.6106007066</text:p>
          </table:table-cell>
          <table:table-cell office:value-type="float" office:value="0.706713781002975" calcext:value-type="float">
            <text:p>0.706713781</text:p>
          </table:table-cell>
          <table:table-cell office:value-type="float" office:value="0.589399293370466" calcext:value-type="float">
            <text:p>0.5893992934</text:p>
          </table:table-cell>
          <table:table-cell office:value-type="float" office:value="0.662190812805095" calcext:value-type="float">
            <text:p>0.6621908128</text:p>
          </table:table-cell>
          <table:table-cell office:value-type="float" office:value="0.72367491157653" calcext:value-type="float">
            <text:p>0.7236749116</text:p>
          </table:table-cell>
          <table:table-cell office:value-type="float" office:value="0.659010600706714" calcext:value-type="float">
            <text:p>0.6590106007</text:p>
          </table:table-cell>
          <table:table-cell office:value-type="float" office:value="0.596819788112236" calcext:value-type="float">
            <text:p>0.5968197881</text:p>
          </table:table-cell>
          <table:table-cell office:value-type="float" office:value="0.643639576055978" calcext:value-type="float">
            <text:p>0.6436395761</text:p>
          </table:table-cell>
          <table:table-cell office:value-type="float" office:value="0.655830388776826" calcext:value-type="float">
            <text:p>0.6558303888</text:p>
          </table:table-cell>
          <table:table-cell office:value-type="float" office:value="0.611130742133717" calcext:value-type="float">
            <text:p>0.6111307421</text:p>
          </table:table-cell>
          <table:table-cell office:value-type="float" office:value="0.664840989399293" calcext:value-type="float">
            <text:p>0.6648409894</text:p>
          </table:table-cell>
          <table:table-cell office:value-type="float" office:value="0.627738515985307" calcext:value-type="float">
            <text:p>0.627738516</text:p>
          </table:table-cell>
          <table:table-cell office:value-type="float" office:value="0.716431095490607" calcext:value-type="float">
            <text:p>0.7164310955</text:p>
          </table:table-cell>
          <table:table-cell office:value-type="float" office:value="0.72031802128566" calcext:value-type="float">
            <text:p>0.7203180213</text:p>
          </table:table-cell>
          <table:table-cell office:value-type="float" office:value="0.682862190896968" calcext:value-type="float">
            <text:p>0.6828621909</text:p>
          </table:table-cell>
          <table:table-cell office:value-type="float" office:value="0.696643109456389" calcext:value-type="float">
            <text:p>0.6966431095</text:p>
          </table:table-cell>
          <table:table-cell office:value-type="float" office:value="0.672614841073646" calcext:value-type="float">
            <text:p>0.6726148411</text:p>
          </table:table-cell>
          <table:table-cell office:value-type="float" office:value="0.721378091872792" calcext:value-type="float">
            <text:p>0.7213780919</text:p>
          </table:table-cell>
          <table:table-cell office:value-type="float" office:value="0.695583038953505" calcext:value-type="float">
            <text:p>0.695583039</text:p>
          </table:table-cell>
          <table:table-cell office:value-type="float" office:value="0.70565371037372" calcext:value-type="float">
            <text:p>0.7056537104</text:p>
          </table:table-cell>
          <table:table-cell office:value-type="float" office:value="0.582862190896968" calcext:value-type="float">
            <text:p>0.5828621909</text:p>
          </table:table-cell>
          <table:table-cell office:value-type="float" office:value="0.580742049554211" calcext:value-type="float">
            <text:p>0.5807420496</text:p>
          </table:table-cell>
          <table:table-cell office:value-type="float" office:value="0.686042402911102" calcext:value-type="float">
            <text:p>0.6860424029</text:p>
          </table:table-cell>
          <table:table-cell office:value-type="float" office:value="0.702826855207922" calcext:value-type="float">
            <text:p>0.7028268552</text:p>
          </table:table-cell>
          <table:table-cell office:value-type="float" office:value="0.723144876325088" calcext:value-type="float">
            <text:p>0.7231448763</text:p>
          </table:table-cell>
          <table:table-cell office:value-type="float" office:value="0.681625441611866" calcext:value-type="float">
            <text:p>0.6816254416</text:p>
          </table:table-cell>
          <table:table-cell office:value-type="float" office:value="0.646466431179653" calcext:value-type="float">
            <text:p>0.6464664312</text:p>
          </table:table-cell>
          <table:table-cell office:value-type="float" office:value="0.71466431103831" calcext:value-type="float">
            <text:p>0.714664311</text:p>
          </table:table-cell>
          <table:table-cell office:value-type="float" office:value="0.710247349907568" calcext:value-type="float">
            <text:p>0.7102473499</text:p>
          </table:table-cell>
          <table:table-cell office:value-type="float" office:value="0.642049470048911" calcext:value-type="float">
            <text:p>0.64204947</text:p>
          </table:table-cell>
          <table:table-cell office:value-type="float" office:value="0.728975265017668" calcext:value-type="float">
            <text:p>0.728975265</text:p>
          </table:table-cell>
          <table:table-cell office:value-type="float" office:value="0.662720848140784" calcext:value-type="float">
            <text:p>0.6627208481</text:p>
          </table:table-cell>
          <table:table-cell office:value-type="float" office:value="0.573498233299794" calcext:value-type="float">
            <text:p>0.5734982333</text:p>
          </table:table-cell>
          <table:table-cell office:value-type="float" office:value="0.52208480565371" calcext:value-type="float">
            <text:p>0.5220848057</text:p>
          </table:table-cell>
          <table:table-cell office:value-type="float" office:value="0.698763250967639" calcext:value-type="float">
            <text:p>0.698763251</text:p>
          </table:table-cell>
          <table:table-cell office:value-type="float" office:value="0.484275618332435" calcext:value-type="float">
            <text:p>0.4842756183</text:p>
          </table:table-cell>
          <table:table-cell office:value-type="float" office:value="0.716607773935837" calcext:value-type="float">
            <text:p>0.7166077739</text:p>
          </table:table-cell>
          <table:table-cell office:value-type="float" office:value="0.581095406444671" calcext:value-type="float">
            <text:p>0.5810954064</text:p>
          </table:table-cell>
          <table:table-cell office:value-type="float" office:value="0.698939929412869" calcext:value-type="float">
            <text:p>0.6989399294</text:p>
          </table:table-cell>
          <table:table-cell office:value-type="float" office:value="0.602826855207922" calcext:value-type="float">
            <text:p>0.6028268552</text:p>
          </table:table-cell>
          <table:table-cell office:value-type="float" office:value="0.685335688961689" calcext:value-type="float">
            <text:p>0.685335689</text:p>
          </table:table-cell>
          <table:table-cell office:value-type="float" office:value="0.565371024650736" calcext:value-type="float">
            <text:p>0.5653710247</text:p>
          </table:table-cell>
          <table:table-cell office:value-type="float" office:value="0.707067137893434" calcext:value-type="float">
            <text:p>0.7070671379</text:p>
          </table:table-cell>
          <table:table-cell office:value-type="float" office:value="0.708303887010042" calcext:value-type="float">
            <text:p>0.708303887</text:p>
          </table:table-cell>
          <table:table-cell office:value-type="float" office:value="0.726325088254976" calcext:value-type="float">
            <text:p>0.7263250883</text:p>
          </table:table-cell>
          <table:table-cell office:value-type="float" office:value="0.619257950614282" calcext:value-type="float">
            <text:p>0.6192579506</text:p>
          </table:table-cell>
          <table:table-cell office:value-type="float" office:value="0.689045936480007" calcext:value-type="float">
            <text:p>0.6890459365</text:p>
          </table:table-cell>
          <table:table-cell office:value-type="float" office:value="0.621201413511809" calcext:value-type="float">
            <text:p>0.6212014135</text:p>
          </table:table-cell>
          <table:table-cell office:value-type="float" office:value="0.692049470048911" calcext:value-type="float">
            <text:p>0.69204947</text:p>
          </table:table-cell>
          <table:table-cell office:value-type="float" office:value="0.692226148494141" calcext:value-type="float">
            <text:p>0.6922261485</text:p>
          </table:table-cell>
          <table:table-cell office:value-type="float" office:value="0.719787985865724" calcext:value-type="float">
            <text:p>0.7197879859</text:p>
          </table:table-cell>
          <table:table-cell office:value-type="float" office:value="0.663957597257392" calcext:value-type="float">
            <text:p>0.6639575973</text:p>
          </table:table-cell>
          <table:table-cell office:value-type="float" office:value="0.710777385243257" calcext:value-type="float">
            <text:p>0.7107773852</text:p>
          </table:table-cell>
          <table:table-cell office:value-type="float" office:value="0.660070671462339" calcext:value-type="float">
            <text:p>0.6600706715</text:p>
          </table:table-cell>
          <table:table-cell office:value-type="float" office:value="0.696643109624883" calcext:value-type="float">
            <text:p>0.6966431096</text:p>
          </table:table-cell>
          <table:table-cell office:value-type="float" office:value="0.689399293286219" calcext:value-type="float">
            <text:p>0.6893992933</text:p>
          </table:table-cell>
          <table:table-cell office:value-type="float" office:value="0.72385159002176" calcext:value-type="float">
            <text:p>0.72385159</text:p>
          </table:table-cell>
          <table:table-cell office:value-type="float" office:value="0.71501766792877" calcext:value-type="float">
            <text:p>0.7150176679</text:p>
          </table:table-cell>
          <table:table-cell office:value-type="float" office:value="0.674558303971173" calcext:value-type="float">
            <text:p>0.674558304</text:p>
          </table:table-cell>
          <table:table-cell office:value-type="float" office:value="0.721908127124234" calcext:value-type="float">
            <text:p>0.7219081271</text:p>
          </table:table-cell>
          <table:table-cell office:value-type="float" office:value="0.684452296904035" calcext:value-type="float">
            <text:p>0.6844522969</text:p>
          </table:table-cell>
          <table:table-cell office:value-type="float" office:value="0.648763250883392" calcext:value-type="float">
            <text:p>0.6487632509</text:p>
          </table:table-cell>
          <table:table-cell office:value-type="float" office:value="0.643816254501208" calcext:value-type="float">
            <text:p>0.6438162545</text:p>
          </table:table-cell>
          <table:table-cell office:value-type="float" office:value="0.624381625525943" calcext:value-type="float">
            <text:p>0.6243816255</text:p>
          </table:table-cell>
          <table:table-cell office:value-type="float" office:value="0.598939929412869" calcext:value-type="float">
            <text:p>0.5989399294</text:p>
          </table:table-cell>
          <table:table-cell office:value-type="float" office:value="0.574381625525943" calcext:value-type="float">
            <text:p>0.5743816255</text:p>
          </table:table-cell>
          <table:table-cell office:value-type="float" office:value="0.698763250967639" calcext:value-type="float">
            <text:p>0.698763251</text:p>
          </table:table-cell>
          <table:table-cell office:value-type="float" office:value="0.715901060154918" calcext:value-type="float">
            <text:p>0.7159010602</text:p>
          </table:table-cell>
          <table:table-cell office:value-type="float" office:value="0.548233215463456" calcext:value-type="float">
            <text:p>0.5482332155</text:p>
          </table:table-cell>
          <table:table-cell office:value-type="float" office:value="0.69293286227506" calcext:value-type="float">
            <text:p>0.6929328623</text:p>
          </table:table-cell>
          <table:table-cell office:value-type="float" office:value="0.724204947080713" calcext:value-type="float">
            <text:p>0.7242049471</text:p>
          </table:table-cell>
          <table:table-cell office:value-type="float" office:value="0.651413427646084" calcext:value-type="float">
            <text:p>0.6514134276</text:p>
          </table:table-cell>
          <table:table-cell office:value-type="float" office:value="0.728445229681979" calcext:value-type="float">
            <text:p>0.7284452297</text:p>
          </table:table-cell>
          <table:table-cell office:value-type="float" office:value="0.634452296735541" calcext:value-type="float">
            <text:p>0.6344522967</text:p>
          </table:table-cell>
          <table:table-cell office:value-type="float" office:value="0.632862190896968" calcext:value-type="float">
            <text:p>0.6328621909</text:p>
          </table:table-cell>
          <table:table-cell office:value-type="float" office:value="0.705653710163103" calcext:value-type="float">
            <text:p>0.7056537102</text:p>
          </table:table-cell>
          <table:table-cell office:value-type="float" office:value="0.709187279067697" calcext:value-type="float">
            <text:p>0.7091872791</text:p>
          </table:table-cell>
          <table:table-cell office:value-type="float" office:value="0.660600706798028" calcext:value-type="float">
            <text:p>0.6606007068</text:p>
          </table:table-cell>
          <table:table-cell office:value-type="float" office:value="0.636572438246791" calcext:value-type="float">
            <text:p>0.6365724382</text:p>
          </table:table-cell>
          <table:table-cell table:number-columns-repeated="2" office:value-type="float" office:value="0.65918727923619" calcext:value-type="float">
            <text:p>0.6591872792</text:p>
          </table:table-cell>
          <table:table-cell office:value-type="float" office:value="0.586219081356332" calcext:value-type="float">
            <text:p>0.5862190814</text:p>
          </table:table-cell>
          <table:table-cell office:value-type="float" office:value="0.676501766868699" calcext:value-type="float">
            <text:p>0.6765017669</text:p>
          </table:table-cell>
          <table:table-cell office:value-type="float" office:value="0.694522968282127" calcext:value-type="float">
            <text:p>0.6945229683</text:p>
          </table:table-cell>
          <table:table-cell office:value-type="float" office:value="0.685512367575413" calcext:value-type="float">
            <text:p>0.6855123676</text:p>
          </table:table-cell>
          <table:table-cell office:value-type="float" office:value="0.713780918812162" calcext:value-type="float">
            <text:p>0.7137809188</text:p>
          </table:table-cell>
          <table:table-cell office:value-type="float" office:value="0.724558303886926" calcext:value-type="float">
            <text:p>0.7245583039</text:p>
          </table:table-cell>
          <table:table-cell office:value-type="float" office:value="0.569611307504742" calcext:value-type="float">
            <text:p>0.5696113075</text:p>
          </table:table-cell>
          <table:table-cell office:value-type="float" office:value="0.569081272169052" calcext:value-type="float">
            <text:p>0.5690812722</text:p>
          </table:table-cell>
          <table:table-cell office:value-type="float" office:value="0.724911660693138" calcext:value-type="float">
            <text:p>0.7249116607</text:p>
          </table:table-cell>
          <table:table-cell office:value-type="float" office:value="0.656890459448204" calcext:value-type="float">
            <text:p>0.6568904594</text:p>
          </table:table-cell>
          <table:table-cell office:value-type="float" office:value="0.717491166077739" calcext:value-type="float">
            <text:p>0.7174911661</text:p>
          </table:table-cell>
          <table:table-cell office:value-type="float" office:value="0.725265017583598" calcext:value-type="float">
            <text:p>0.7252650176</text:p>
          </table:table-cell>
          <table:table-cell office:value-type="float" office:value="0.726855123674912" calcext:value-type="float">
            <text:p>0.7268551237</text:p>
          </table:table-cell>
          <table:table-cell office:value-type="float" office:value="0.695053003617816" calcext:value-type="float">
            <text:p>0.6950530036</text:p>
          </table:table-cell>
          <table:table-cell office:value-type="float" office:value="0.573851590190254" calcext:value-type="float">
            <text:p>0.5738515902</text:p>
          </table:table-cell>
          <table:table-cell office:value-type="float" office:value="0.711837455830389" calcext:value-type="float">
            <text:p>0.7118374558</text:p>
          </table:table-cell>
          <table:table-cell office:value-type="float" office:value="0.666961130742049" calcext:value-type="float">
            <text:p>0.6669611307</text:p>
          </table:table-cell>
          <table:table-cell office:value-type="float" office:value="0.722084805737957" calcext:value-type="float">
            <text:p>0.7220848057</text:p>
          </table:table-cell>
          <table:table-cell office:value-type="float" office:value="0.617667844607215" calcext:value-type="float">
            <text:p>0.6176678446</text:p>
          </table:table-cell>
          <table:table-cell office:value-type="float" office:value="0.715901059986425" calcext:value-type="float">
            <text:p>0.71590106</text:p>
          </table:table-cell>
          <table:table-cell office:value-type="float" office:value="0.588339222699088" calcext:value-type="float">
            <text:p>0.5883392227</text:p>
          </table:table-cell>
          <table:table-cell office:value-type="float" office:value="0.556007067222056" calcext:value-type="float">
            <text:p>0.5560070672</text:p>
          </table:table-cell>
          <table:table-cell office:value-type="float" office:value="0.721731448847498" calcext:value-type="float">
            <text:p>0.7217314488</text:p>
          </table:table-cell>
          <table:table-cell office:value-type="float" office:value="0.721908127292727" calcext:value-type="float">
            <text:p>0.7219081273</text:p>
          </table:table-cell>
          <table:table-cell office:value-type="float" office:value="0.6538869258793" calcext:value-type="float">
            <text:p>0.6538869259</text:p>
          </table:table-cell>
          <table:table-cell office:value-type="float" office:value="0.715901060070671" calcext:value-type="float">
            <text:p>0.7159010601</text:p>
          </table:table-cell>
          <table:table-cell office:value-type="float" office:value="0.693286219165519" calcext:value-type="float">
            <text:p>0.6932862192</text:p>
          </table:table-cell>
          <table:table-cell office:value-type="float" office:value="0.702296819872233" calcext:value-type="float">
            <text:p>0.7022968199</text:p>
          </table:table-cell>
          <table:table-cell office:value-type="float" office:value="0.726325088423469" calcext:value-type="float">
            <text:p>0.7263250884</text:p>
          </table:table-cell>
          <table:table-cell office:value-type="float" office:value="0.556713781045098" calcext:value-type="float">
            <text:p>0.556713781</text:p>
          </table:table-cell>
          <table:table-cell office:value-type="float" office:value="0.687985865724382" calcext:value-type="float">
            <text:p>0.6879858657</text:p>
          </table:table-cell>
          <table:table-cell office:value-type="float" office:value="0.710777385243257" calcext:value-type="float">
            <text:p>0.7107773852</text:p>
          </table:table-cell>
          <table:table-cell office:value-type="float" office:value="0.608833922345731" calcext:value-type="float">
            <text:p>0.6088339223</text:p>
          </table:table-cell>
          <table:table-cell office:value-type="float" office:value="0.716077738600148" calcext:value-type="float">
            <text:p>0.7160777386</text:p>
          </table:table-cell>
          <table:table-cell office:value-type="float" office:value="0.710600706798028" calcext:value-type="float">
            <text:p>0.7106007068</text:p>
          </table:table-cell>
          <table:table-cell office:value-type="float" office:value="0.677738515985307" calcext:value-type="float">
            <text:p>0.677738516</text:p>
          </table:table-cell>
          <table:table-cell office:value-type="float" office:value="0.723674911660777" calcext:value-type="float">
            <text:p>0.7236749117</text:p>
          </table:table-cell>
          <table:table-cell office:value-type="float" office:value="0.700353356974706" calcext:value-type="float">
            <text:p>0.700353357</text:p>
          </table:table-cell>
          <table:table-cell office:value-type="float" office:value="0.716077738642271" calcext:value-type="float">
            <text:p>0.7160777386</text:p>
          </table:table-cell>
          <table:table-cell office:value-type="float" office:value="0.566431095490607" calcext:value-type="float">
            <text:p>0.5664310955</text:p>
          </table:table-cell>
          <table:table-cell office:value-type="float" office:value="0.691342756099499" calcext:value-type="float">
            <text:p>0.6913427561</text:p>
          </table:table-cell>
          <table:table-cell office:value-type="float" office:value="0.725265017583598" calcext:value-type="float">
            <text:p>0.7252650176</text:p>
          </table:table-cell>
          <table:table-cell office:value-type="float" office:value="0.603180212098381" calcext:value-type="float">
            <text:p>0.6031802121</text:p>
          </table:table-cell>
          <table:table-cell office:value-type="float" office:value="0.704946996550678" calcext:value-type="float">
            <text:p>0.7049469966</text:p>
          </table:table-cell>
          <table:table-cell office:value-type="float" office:value="0.695759717230241" calcext:value-type="float">
            <text:p>0.6957597172</text:p>
          </table:table-cell>
          <table:table-cell office:value-type="float" office:value="0.719257950445788" calcext:value-type="float">
            <text:p>0.7192579504</text:p>
          </table:table-cell>
          <table:table-cell office:value-type="float" office:value="0.631272084889901" calcext:value-type="float">
            <text:p>0.6312720849</text:p>
          </table:table-cell>
          <table:table-cell office:value-type="float" office:value="0.616254417045378" calcext:value-type="float">
            <text:p>0.616254417</text:p>
          </table:table-cell>
          <table:table-cell office:value-type="float" office:value="0.602120141427003" calcext:value-type="float">
            <text:p>0.6021201414</text:p>
          </table:table-cell>
          <table:table-cell office:value-type="float" office:value="0.658303886925795" calcext:value-type="float">
            <text:p>0.6583038869</text:p>
          </table:table-cell>
          <table:table-cell office:value-type="float" office:value="0.568551236833364" calcext:value-type="float">
            <text:p>0.5685512368</text:p>
          </table:table-cell>
          <table:table-cell office:value-type="float" office:value="0.662720848140784" calcext:value-type="float">
            <text:p>0.6627208481</text:p>
          </table:table-cell>
          <table:table-cell office:value-type="float" office:value="0.654770318105448" calcext:value-type="float">
            <text:p>0.6547703181</text:p>
          </table:table-cell>
          <table:table-cell office:value-type="float" office:value="0.628798586572438" calcext:value-type="float">
            <text:p>0.6287985866</text:p>
          </table:table-cell>
          <table:table-cell office:value-type="float" office:value="0.685159010684954" calcext:value-type="float">
            <text:p>0.6851590107</text:p>
          </table:table-cell>
          <table:table-cell office:value-type="float" office:value="0.716431095490607" calcext:value-type="float">
            <text:p>0.7164310955</text:p>
          </table:table-cell>
          <table:table-cell office:value-type="float" office:value="0.663250883476473" calcext:value-type="float">
            <text:p>0.6632508835</text:p>
          </table:table-cell>
          <table:table-cell office:value-type="float" office:value="0.616077738600148" calcext:value-type="float">
            <text:p>0.6160777386</text:p>
          </table:table-cell>
          <table:table-cell office:value-type="float" office:value="0.715194346205506" calcext:value-type="float">
            <text:p>0.7151943462</text:p>
          </table:table-cell>
          <table:table-cell office:value-type="float" office:value="0.712720848140784" calcext:value-type="float">
            <text:p>0.7127208481</text:p>
          </table:table-cell>
          <table:table-cell office:value-type="float" office:value="0.608480565455272" calcext:value-type="float">
            <text:p>0.6084805655</text:p>
          </table:table-cell>
          <table:table-cell office:value-type="float" office:value="0.725971731448763" calcext:value-type="float">
            <text:p>0.7259717314</text:p>
          </table:table-cell>
          <table:table-cell office:value-type="float" office:value="0.678798586656685" calcext:value-type="float">
            <text:p>0.6787985867</text:p>
          </table:table-cell>
          <table:table-cell office:value-type="float" office:value="0.719257950614282" calcext:value-type="float">
            <text:p>0.7192579506</text:p>
          </table:table-cell>
          <table:table-cell office:value-type="float" office:value="0.645229682063045" calcext:value-type="float">
            <text:p>0.6452296821</text:p>
          </table:table-cell>
          <table:table-cell office:value-type="float" office:value="0.587279151859216" calcext:value-type="float">
            <text:p>0.5872791519</text:p>
          </table:table-cell>
          <table:table-cell office:value-type="float" office:value="0.637809187363399" calcext:value-type="float">
            <text:p>0.6378091874</text:p>
          </table:table-cell>
          <table:table-cell office:value-type="float" office:value="0.69823321563195" calcext:value-type="float">
            <text:p>0.6982332156</text:p>
          </table:table-cell>
          <table:table-cell office:value-type="float" office:value="0.636219081356332" calcext:value-type="float">
            <text:p>0.6362190814</text:p>
          </table:table-cell>
          <table:table-cell office:value-type="float" office:value="0.696466431179653" calcext:value-type="float">
            <text:p>0.6964664312</text:p>
          </table:table-cell>
          <table:table-cell office:value-type="float" office:value="0.722968197795612" calcext:value-type="float">
            <text:p>0.7229681978</text:p>
          </table:table-cell>
          <table:table-cell office:value-type="float" office:value="0.634805653710247" calcext:value-type="float">
            <text:p>0.6348056537</text:p>
          </table:table-cell>
          <table:table-cell office:value-type="float" office:value="0.586749116523527" calcext:value-type="float">
            <text:p>0.5867491165</text:p>
          </table:table-cell>
          <table:table-cell office:value-type="float" office:value="0.725441696113074" calcext:value-type="float">
            <text:p>0.7254416961</text:p>
          </table:table-cell>
          <table:table-cell office:value-type="float" office:value="0.729505300353357" calcext:value-type="float">
            <text:p>0.7295053004</text:p>
          </table:table-cell>
          <table:table-cell office:value-type="float" office:value="0.632155477116049" calcext:value-type="float">
            <text:p>0.6321554771</text:p>
          </table:table-cell>
          <table:table-cell office:value-type="float" office:value="0.706360424112515" calcext:value-type="float">
            <text:p>0.7063604241</text:p>
          </table:table-cell>
          <table:table-cell office:value-type="float" office:value="0.625088339306862" calcext:value-type="float">
            <text:p>0.6250883393</text:p>
          </table:table-cell>
          <table:table-cell office:value-type="float" office:value="0.611484099024176" calcext:value-type="float">
            <text:p>0.611484099</text:p>
          </table:table-cell>
          <table:table-cell office:value-type="float" office:value="0.677385159094847" calcext:value-type="float">
            <text:p>0.6773851591</text:p>
          </table:table-cell>
          <table:table-cell office:value-type="float" office:value="0.678445229766226" calcext:value-type="float">
            <text:p>0.6784452298</text:p>
          </table:table-cell>
          <table:table-cell office:value-type="float" office:value="0.652826855207922" calcext:value-type="float">
            <text:p>0.6528268552</text:p>
          </table:table-cell>
          <table:table-cell office:value-type="float" office:value="0.699999999915753" calcext:value-type="float">
            <text:p>0.6999999999</text:p>
          </table:table-cell>
          <table:table-cell office:value-type="float" office:value="0.711837455914635" calcext:value-type="float">
            <text:p>0.7118374559</text:p>
          </table:table-cell>
          <table:table-cell office:value-type="float" office:value="0.673851590190254" calcext:value-type="float">
            <text:p>0.6738515902</text:p>
          </table:table-cell>
          <table:table-cell office:value-type="float" office:value="0.725971731448763" calcext:value-type="float">
            <text:p>0.7259717314</text:p>
          </table:table-cell>
          <table:table-cell office:value-type="float" office:value="0.639752650260925" calcext:value-type="float">
            <text:p>0.6397526503</text:p>
          </table:table-cell>
          <table:table-cell office:value-type="float" office:value="0.650883392310395" calcext:value-type="float">
            <text:p>0.6508833923</text:p>
          </table:table-cell>
          <table:table-cell office:value-type="float" office:value="0.645936395843964" calcext:value-type="float">
            <text:p>0.6459363958</text:p>
          </table:table-cell>
          <table:table-cell office:value-type="float" office:value="0.656713780918728" calcext:value-type="float">
            <text:p>0.6567137809</text:p>
          </table:table-cell>
          <table:table-cell office:value-type="float" office:value="0.605300353441137" calcext:value-type="float">
            <text:p>0.6053003534</text:p>
          </table:table-cell>
          <table:table-cell office:value-type="float" office:value="0.582685512367491" calcext:value-type="float">
            <text:p>0.5826855124</text:p>
          </table:table-cell>
          <table:table-cell office:value-type="float" office:value="0.703710247265577" calcext:value-type="float">
            <text:p>0.7037102473</text:p>
          </table:table-cell>
          <table:table-cell office:value-type="float" office:value="0.710424028352798" calcext:value-type="float">
            <text:p>0.7104240284</text:p>
          </table:table-cell>
          <table:table-cell office:value-type="float" office:value="0.609010600622467" calcext:value-type="float">
            <text:p>0.6090106006</text:p>
          </table:table-cell>
          <table:table-cell office:value-type="float" office:value="0.64416961130742" calcext:value-type="float">
            <text:p>0.6441696113</text:p>
          </table:table-cell>
          <table:table-cell office:value-type="float" office:value="0.655830388776826" calcext:value-type="float">
            <text:p>0.6558303888</text:p>
          </table:table-cell>
          <table:table-cell office:value-type="float" office:value="0.700176678360983" calcext:value-type="float">
            <text:p>0.7001766784</text:p>
          </table:table-cell>
          <table:table-cell office:value-type="float" office:value="0.622968197964106" calcext:value-type="float">
            <text:p>0.622968198</text:p>
          </table:table-cell>
          <table:table-cell office:value-type="float" office:value="0.630388692663752" calcext:value-type="float">
            <text:p>0.6303886927</text:p>
          </table:table-cell>
          <table:table-cell office:value-type="float" office:value="0.656360424028269" calcext:value-type="float">
            <text:p>0.656360424</text:p>
          </table:table-cell>
          <table:table-cell office:value-type="float" office:value="0.643462897610749" calcext:value-type="float">
            <text:p>0.6434628976</text:p>
          </table:table-cell>
          <table:table-cell office:value-type="float" office:value="0.687632508918169" calcext:value-type="float">
            <text:p>0.6876325089</text:p>
          </table:table-cell>
          <table:table-cell office:value-type="float" office:value="0.671908127208481" calcext:value-type="float">
            <text:p>0.6719081272</text:p>
          </table:table-cell>
          <table:table-cell office:value-type="float" office:value="0.607597173229123" calcext:value-type="float">
            <text:p>0.6075971732</text:p>
          </table:table-cell>
          <table:table-cell office:value-type="float" office:value="0.655123674995908" calcext:value-type="float">
            <text:p>0.655123675</text:p>
          </table:table-cell>
          <table:table-cell office:value-type="float" office:value="0.645053003617816" calcext:value-type="float">
            <text:p>0.6450530036</text:p>
          </table:table-cell>
          <table:table-cell office:value-type="float" office:value="0.705830388608333" calcext:value-type="float">
            <text:p>0.7058303886</text:p>
          </table:table-cell>
          <table:table-cell office:value-type="float" office:value="0.703003533653151" calcext:value-type="float">
            <text:p>0.7030035337</text:p>
          </table:table-cell>
          <table:table-cell office:value-type="float" office:value="0.626855123674912" calcext:value-type="float">
            <text:p>0.6268551237</text:p>
          </table:table-cell>
          <table:table-cell office:value-type="float" office:value="0.712014134359865" calcext:value-type="float">
            <text:p>0.7120141344</text:p>
          </table:table-cell>
          <table:table-cell office:value-type="float" office:value="0.671378091957038" calcext:value-type="float">
            <text:p>0.671378092</text:p>
          </table:table-cell>
          <table:table-cell office:value-type="float" office:value="0.728975265101915" calcext:value-type="float">
            <text:p>0.7289752651</text:p>
          </table:table-cell>
          <table:table-cell office:value-type="float" office:value="0.695229682063046" calcext:value-type="float">
            <text:p>0.6952296821</text:p>
          </table:table-cell>
          <table:table-cell office:value-type="float" office:value="0.722968197795612" calcext:value-type="float">
            <text:p>0.7229681978</text:p>
          </table:table-cell>
          <table:table-cell office:value-type="float" office:value="0.658127208564812" calcext:value-type="float">
            <text:p>0.6581272086</text:p>
          </table:table-cell>
          <table:table-cell office:value-type="float" office:value="0.593462897610749" calcext:value-type="float">
            <text:p>0.5934628976</text:p>
          </table:table-cell>
          <table:table-cell office:value-type="float" office:value="0.719081272169052" calcext:value-type="float">
            <text:p>0.7190812722</text:p>
          </table:table-cell>
          <table:table-cell office:value-type="float" office:value="0.67791519447266" calcext:value-type="float">
            <text:p>0.6779151945</text:p>
          </table:table-cell>
          <table:table-cell office:value-type="float" office:value="0.708657243732008" calcext:value-type="float">
            <text:p>0.7086572437</text:p>
          </table:table-cell>
          <table:table-cell office:value-type="float" office:value="0.519257950614282" calcext:value-type="float">
            <text:p>0.5192579506</text:p>
          </table:table-cell>
          <table:table-cell office:value-type="float" office:value="0.688339222530594" calcext:value-type="float">
            <text:p>0.6883392225</text:p>
          </table:table-cell>
          <table:table-cell office:value-type="float" office:value="0.643286219165519" calcext:value-type="float">
            <text:p>0.6432862192</text:p>
          </table:table-cell>
          <table:table-cell office:value-type="float" office:value="0.636749116692021" calcext:value-type="float">
            <text:p>0.6367491167</text:p>
          </table:table-cell>
          <table:table-cell office:value-type="float" office:value="0.722261484183187" calcext:value-type="float">
            <text:p>0.7222614842</text:p>
          </table:table-cell>
          <table:table-cell office:value-type="float" office:value="0.701766784536544" calcext:value-type="float">
            <text:p>0.7017667845</text:p>
          </table:table-cell>
          <table:table-cell office:value-type="float" office:value="0.710247349907568" calcext:value-type="float">
            <text:p>0.7102473499</text:p>
          </table:table-cell>
          <table:table-cell office:value-type="float" office:value="0.708303887010042" calcext:value-type="float">
            <text:p>0.708303887</text:p>
          </table:table-cell>
          <table:table-cell office:value-type="float" office:value="0.543992932946438" calcext:value-type="float">
            <text:p>0.5439929329</text:p>
          </table:table-cell>
          <table:table-cell office:value-type="float" office:value="0.678445229766226" calcext:value-type="float">
            <text:p>0.6784452298</text:p>
          </table:table-cell>
          <table:table-cell office:value-type="float" office:value="0.725265017752091" calcext:value-type="float">
            <text:p>0.7252650178</text:p>
          </table:table-cell>
          <table:table-cell office:value-type="float" office:value="0.696643109624883" calcext:value-type="float">
            <text:p>0.6966431096</text:p>
          </table:table-cell>
          <table:table-cell office:value-type="float" office:value="0.717137809103032" calcext:value-type="float">
            <text:p>0.7171378091</text:p>
          </table:table-cell>
          <table:table-cell office:value-type="float" office:value="0.691872791603681" calcext:value-type="float">
            <text:p>0.6918727916</text:p>
          </table:table-cell>
          <table:table-cell office:value-type="float" office:value="0.711307420578947" calcext:value-type="float">
            <text:p>0.7113074206</text:p>
          </table:table-cell>
          <table:table-cell office:value-type="float" office:value="0.61501766792877" calcext:value-type="float">
            <text:p>0.6150176679</text:p>
          </table:table-cell>
          <table:table-cell office:value-type="float" office:value="0.57385159002176" calcext:value-type="float">
            <text:p>0.57385159</text:p>
          </table:table-cell>
          <table:table-cell office:value-type="float" office:value="0.55724381617017" calcext:value-type="float">
            <text:p>0.5572438162</text:p>
          </table:table-cell>
          <table:table-cell office:value-type="float" office:value="0.653886925710806" calcext:value-type="float">
            <text:p>0.6538869257</text:p>
          </table:table-cell>
          <table:table-cell office:value-type="float" office:value="0.704240282769759" calcext:value-type="float">
            <text:p>0.7042402828</text:p>
          </table:table-cell>
          <table:table-cell office:value-type="float" office:value="0.644699646727356" calcext:value-type="float">
            <text:p>0.6446996467</text:p>
          </table:table-cell>
          <table:table-cell office:value-type="float" office:value="0.726148409809746" calcext:value-type="float">
            <text:p>0.7261484098</text:p>
          </table:table-cell>
          <table:table-cell office:value-type="float" office:value="0.70936395768142" calcext:value-type="float">
            <text:p>0.7093639577</text:p>
          </table:table-cell>
          <table:table-cell office:value-type="float" office:value="0.684628975349265" calcext:value-type="float">
            <text:p>0.6846289753</text:p>
          </table:table-cell>
          <table:table-cell office:value-type="float" office:value="0.604063604324529" calcext:value-type="float">
            <text:p>0.6040636043</text:p>
          </table:table-cell>
          <table:table-cell office:value-type="float" office:value="0.696996466515342" calcext:value-type="float">
            <text:p>0.6969964665</text:p>
          </table:table-cell>
          <table:table-cell office:value-type="float" office:value="0.654593639660219" calcext:value-type="float">
            <text:p>0.6545936397</text:p>
          </table:table-cell>
          <table:table-cell office:value-type="float" office:value="0.563957597088898" calcext:value-type="float">
            <text:p>0.5639575971</text:p>
          </table:table-cell>
          <table:table-cell office:value-type="float" office:value="0.646643109540636" calcext:value-type="float">
            <text:p>0.6466431095</text:p>
          </table:table-cell>
          <table:table-cell office:value-type="float" office:value="0.683922261568346" calcext:value-type="float">
            <text:p>0.6839222616</text:p>
          </table:table-cell>
          <table:table-cell office:value-type="float" office:value="0.65547703180212" calcext:value-type="float">
            <text:p>0.6554770318</text:p>
          </table:table-cell>
          <table:table-cell office:value-type="float" office:value="0.618197879942904" calcext:value-type="float">
            <text:p>0.6181978799</text:p>
          </table:table-cell>
          <table:table-cell office:value-type="float" office:value="0.710954063688487" calcext:value-type="float">
            <text:p>0.7109540637</text:p>
          </table:table-cell>
          <table:table-cell office:value-type="float" office:value="0.60918727923619" calcext:value-type="float">
            <text:p>0.6091872792</text:p>
          </table:table-cell>
          <table:table-cell office:value-type="float" office:value="0.707773851674353" calcext:value-type="float">
            <text:p>0.7077738517</text:p>
          </table:table-cell>
          <table:table-cell office:value-type="float" office:value="0.726678445313929" calcext:value-type="float">
            <text:p>0.7266784453</text:p>
          </table:table-cell>
          <table:table-cell office:value-type="float" office:value="0.705653710163103" calcext:value-type="float">
            <text:p>0.7056537102</text:p>
          </table:table-cell>
          <table:table-cell office:value-type="float" office:value="0.703356890543611" calcext:value-type="float">
            <text:p>0.7033568905</text:p>
          </table:table-cell>
          <table:table-cell office:value-type="float" office:value="0.725265017752091" calcext:value-type="float">
            <text:p>0.7252650178</text:p>
          </table:table-cell>
          <table:table-cell office:value-type="float" office:value="0.726678445145435" calcext:value-type="float">
            <text:p>0.7266784451</text:p>
          </table:table-cell>
          <table:table-cell office:value-type="float" office:value="0.691872791603681" calcext:value-type="float">
            <text:p>0.6918727916</text:p>
          </table:table-cell>
          <table:table-cell office:value-type="float" office:value="0.620848056452856" calcext:value-type="float">
            <text:p>0.6208480565</text:p>
          </table:table-cell>
          <table:table-cell office:value-type="float" office:value="0.563604240366932" calcext:value-type="float">
            <text:p>0.5636042404</text:p>
          </table:table-cell>
          <table:table-cell office:value-type="float" office:value="0.72402826846699" calcext:value-type="float">
            <text:p>0.7240282685</text:p>
          </table:table-cell>
          <table:table-cell office:value-type="float" office:value="0.594699646727356" calcext:value-type="float">
            <text:p>0.5946996467</text:p>
          </table:table-cell>
          <table:table-cell office:value-type="float" office:value="0.563427561753209" calcext:value-type="float">
            <text:p>0.5634275618</text:p>
          </table:table-cell>
          <table:table-cell office:value-type="float" office:value="0.735865724381625" calcext:value-type="float">
            <text:p>0.7358657244</text:p>
          </table:table-cell>
          <table:table-cell office:value-type="float" office:value="0.677561837540077" calcext:value-type="float">
            <text:p>0.6775618375</text:p>
          </table:table-cell>
          <table:table-cell office:value-type="float" office:value="0.618551236833363" calcext:value-type="float">
            <text:p>0.6185512368</text:p>
          </table:table-cell>
          <table:table-cell office:value-type="float" office:value="0.723851590190254" calcext:value-type="float">
            <text:p>0.7238515902</text:p>
          </table:table-cell>
          <table:table-cell office:value-type="float" office:value="0.661484098855683" calcext:value-type="float">
            <text:p>0.6614840989</text:p>
          </table:table-cell>
          <table:table-cell office:value-type="float" office:value="0.697879858741491" calcext:value-type="float">
            <text:p>0.6978798587</text:p>
          </table:table-cell>
          <table:table-cell office:value-type="float" office:value="0.636219081356332" calcext:value-type="float">
            <text:p>0.6362190814</text:p>
          </table:table-cell>
          <table:table-cell office:value-type="float" office:value="0.683745583123116" calcext:value-type="float">
            <text:p>0.6837455831</text:p>
          </table:table-cell>
          <table:table-cell office:value-type="float" office:value="0.590106007151385" calcext:value-type="float">
            <text:p>0.5901060072</text:p>
          </table:table-cell>
          <table:table-cell office:value-type="float" office:value="0.716961130657803" calcext:value-type="float">
            <text:p>0.7169611307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527"/>
        </table:table-row>
        <table:table-row table:style-name="ro1">
          <table:table-cell office:value-type="float" office:value="0.00995614344465286" calcext:value-type="float">
            <text:p>0.0099561434</text:p>
          </table:table-cell>
          <table:table-cell office:value-type="float" office:value="0.0891947141492817" calcext:value-type="float">
            <text:p>0.0891947141</text:p>
          </table:table-cell>
          <table:table-cell office:value-type="float" office:value="0.121781781195146" calcext:value-type="float">
            <text:p>0.1217817812</text:p>
          </table:table-cell>
          <table:table-cell office:value-type="float" office:value="0.166286611146772" calcext:value-type="float">
            <text:p>0.1662866111</text:p>
          </table:table-cell>
          <table:table-cell office:value-type="float" office:value="0.185504954771796" calcext:value-type="float">
            <text:p>0.1855049548</text:p>
          </table:table-cell>
          <table:table-cell office:value-type="float" office:value="0.224490474102146" calcext:value-type="float">
            <text:p>0.2244904741</text:p>
          </table:table-cell>
          <table:table-cell office:value-type="float" office:value="0.232811575202968" calcext:value-type="float">
            <text:p>0.2328115752</text:p>
          </table:table-cell>
          <table:table-cell office:value-type="float" office:value="0.232714726640145" calcext:value-type="float">
            <text:p>0.2327147266</text:p>
          </table:table-cell>
          <table:table-cell office:value-type="float" office:value="0.253335297815552" calcext:value-type="float">
            <text:p>0.2533352978</text:p>
          </table:table-cell>
          <table:table-cell office:value-type="float" office:value="0.315155243760983" calcext:value-type="float">
            <text:p>0.3151552438</text:p>
          </table:table-cell>
          <table:table-cell office:value-type="float" office:value="0.314420098090461" calcext:value-type="float">
            <text:p>0.3144200981</text:p>
          </table:table-cell>
          <table:table-cell office:value-type="float" office:value="0.328307063972097" calcext:value-type="float">
            <text:p>0.328307064</text:p>
          </table:table-cell>
          <table:table-cell office:value-type="float" office:value="0.361346170672199" calcext:value-type="float">
            <text:p>0.3613461707</text:p>
          </table:table-cell>
          <table:table-cell office:value-type="float" office:value="0.355406440663756" calcext:value-type="float">
            <text:p>0.3554064407</text:p>
          </table:table-cell>
          <table:table-cell office:value-type="float" office:value="0.365655071959" calcext:value-type="float">
            <text:p>0.365655072</text:p>
          </table:table-cell>
          <table:table-cell office:value-type="float" office:value="0.364812952851155" calcext:value-type="float">
            <text:p>0.3648129529</text:p>
          </table:table-cell>
          <table:table-cell office:value-type="float" office:value="0.371573160799891" calcext:value-type="float">
            <text:p>0.3715731608</text:p>
          </table:table-cell>
          <table:table-cell office:value-type="float" office:value="0.407480698140205" calcext:value-type="float">
            <text:p>0.4074806981</text:p>
          </table:table-cell>
          <table:table-cell office:value-type="float" office:value="0.389718187587303" calcext:value-type="float">
            <text:p>0.3897181876</text:p>
          </table:table-cell>
          <table:table-cell office:value-type="float" office:value="0.394481867656373" calcext:value-type="float">
            <text:p>0.3944818677</text:p>
          </table:table-cell>
          <table:table-cell office:value-type="float" office:value="0.420133497052186" calcext:value-type="float">
            <text:p>0.4201334971</text:p>
          </table:table-cell>
          <table:table-cell office:value-type="float" office:value="0.411175551676718" calcext:value-type="float">
            <text:p>0.4111755517</text:p>
          </table:table-cell>
          <table:table-cell office:value-type="float" office:value="0.420982160138698" calcext:value-type="float">
            <text:p>0.4209821601</text:p>
          </table:table-cell>
          <table:table-cell office:value-type="float" office:value="0.422504537316308" calcext:value-type="float">
            <text:p>0.4225045373</text:p>
          </table:table-cell>
          <table:table-cell office:value-type="float" office:value="0.436493029559029" calcext:value-type="float">
            <text:p>0.4364930296</text:p>
          </table:table-cell>
          <table:table-cell office:value-type="float" office:value="0.413115198691042" calcext:value-type="float">
            <text:p>0.4131151987</text:p>
          </table:table-cell>
          <table:table-cell office:value-type="float" office:value="0.45139904592523" calcext:value-type="float">
            <text:p>0.4513990459</text:p>
          </table:table-cell>
          <table:table-cell office:value-type="float" office:value="0.429032274119445" calcext:value-type="float">
            <text:p>0.4290322741</text:p>
          </table:table-cell>
          <table:table-cell office:value-type="float" office:value="0.436281528992531" calcext:value-type="float">
            <text:p>0.436281529</text:p>
          </table:table-cell>
          <table:table-cell office:value-type="float" office:value="0.441947831629742" calcext:value-type="float">
            <text:p>0.4419478316</text:p>
          </table:table-cell>
          <table:table-cell office:value-type="float" office:value="0.446994972904684" calcext:value-type="float">
            <text:p>0.4469949729</text:p>
          </table:table-cell>
          <table:table-cell office:value-type="float" office:value="0.446116777759815" calcext:value-type="float">
            <text:p>0.4461167778</text:p>
          </table:table-cell>
          <table:table-cell office:value-type="float" office:value="0.461512056439512" calcext:value-type="float">
            <text:p>0.4615120564</text:p>
          </table:table-cell>
          <table:table-cell office:value-type="float" office:value="0.433754001905722" calcext:value-type="float">
            <text:p>0.4337540019</text:p>
          </table:table-cell>
          <table:table-cell office:value-type="float" office:value="0.460729230278738" calcext:value-type="float">
            <text:p>0.4607292303</text:p>
          </table:table-cell>
          <table:table-cell office:value-type="float" office:value="0.461341443476889" calcext:value-type="float">
            <text:p>0.4613414435</text:p>
          </table:table-cell>
          <table:table-cell office:value-type="float" office:value="0.451111745914789" calcext:value-type="float">
            <text:p>0.4511117459</text:p>
          </table:table-cell>
          <table:table-cell office:value-type="float" office:value="0.457170354161668" calcext:value-type="float">
            <text:p>0.4571703542</text:p>
          </table:table-cell>
          <table:table-cell office:value-type="float" office:value="0.460774201050139" calcext:value-type="float">
            <text:p>0.4607742011</text:p>
          </table:table-cell>
          <table:table-cell office:value-type="float" office:value="0.443232274280708" calcext:value-type="float">
            <text:p>0.4432322743</text:p>
          </table:table-cell>
          <table:table-cell office:value-type="float" office:value="0.464227316302327" calcext:value-type="float">
            <text:p>0.4642273163</text:p>
          </table:table-cell>
          <table:table-cell office:value-type="float" office:value="0.471488369589071" calcext:value-type="float">
            <text:p>0.4714883696</text:p>
          </table:table-cell>
          <table:table-cell office:value-type="float" office:value="0.470999975283297" calcext:value-type="float">
            <text:p>0.4709999753</text:p>
          </table:table-cell>
          <table:table-cell office:value-type="float" office:value="0.446253913914466" calcext:value-type="float">
            <text:p>0.4462539139</text:p>
          </table:table-cell>
          <table:table-cell office:value-type="float" office:value="0.435783954815343" calcext:value-type="float">
            <text:p>0.4357839548</text:p>
          </table:table-cell>
          <table:table-cell office:value-type="float" office:value="0.452005221052208" calcext:value-type="float">
            <text:p>0.4520052211</text:p>
          </table:table-cell>
          <table:table-cell office:value-type="float" office:value="0.478890495293858" calcext:value-type="float">
            <text:p>0.4788904953</text:p>
          </table:table-cell>
          <table:table-cell office:value-type="float" office:value="0.477749254080931" calcext:value-type="float">
            <text:p>0.4777492541</text:p>
          </table:table-cell>
          <table:table-cell office:value-type="float" office:value="0.47276951367395" calcext:value-type="float">
            <text:p>0.4727695137</text:p>
          </table:table-cell>
          <table:table-cell office:value-type="float" office:value="0.473631272303109" calcext:value-type="float">
            <text:p>0.4736312723</text:p>
          </table:table-cell>
          <table:table-cell office:value-type="float" office:value="0.474308826646663" calcext:value-type="float">
            <text:p>0.4743088266</text:p>
          </table:table-cell>
          <table:table-cell office:value-type="float" office:value="0.470319289853859" calcext:value-type="float">
            <text:p>0.4703192899</text:p>
          </table:table-cell>
          <table:table-cell office:value-type="float" office:value="0.468724944934189" calcext:value-type="float">
            <text:p>0.4687249449</text:p>
          </table:table-cell>
          <table:table-cell office:value-type="float" office:value="0.462280747901734" calcext:value-type="float">
            <text:p>0.4622807479</text:p>
          </table:table-cell>
          <table:table-cell office:value-type="float" office:value="0.453324584584487" calcext:value-type="float">
            <text:p>0.4533245846</text:p>
          </table:table-cell>
          <table:table-cell office:value-type="float" office:value="0.479078771928061" calcext:value-type="float">
            <text:p>0.4790787719</text:p>
          </table:table-cell>
          <table:table-cell office:value-type="float" office:value="0.472376753275211" calcext:value-type="float">
            <text:p>0.4723767533</text:p>
          </table:table-cell>
          <table:table-cell office:value-type="float" office:value="0.48674856425136" calcext:value-type="float">
            <text:p>0.4867485643</text:p>
          </table:table-cell>
          <table:table-cell office:value-type="float" office:value="0.489840724062823" calcext:value-type="float">
            <text:p>0.4898407241</text:p>
          </table:table-cell>
          <table:table-cell office:value-type="float" office:value="0.469376406608484" calcext:value-type="float">
            <text:p>0.4693764066</text:p>
          </table:table-cell>
          <table:table-cell office:value-type="float" office:value="0.478878982210288" calcext:value-type="float">
            <text:p>0.4788789822</text:p>
          </table:table-cell>
          <table:table-cell office:value-type="float" office:value="0.485487852180213" calcext:value-type="float">
            <text:p>0.4854878522</text:p>
          </table:table-cell>
          <table:table-cell office:value-type="float" office:value="0.481180712295126" calcext:value-type="float">
            <text:p>0.4811807123</text:p>
          </table:table-cell>
          <table:table-cell office:value-type="float" office:value="0.489009818310036" calcext:value-type="float">
            <text:p>0.4890098183</text:p>
          </table:table-cell>
          <table:table-cell office:value-type="float" office:value="0.481597470086918" calcext:value-type="float">
            <text:p>0.4815974701</text:p>
          </table:table-cell>
          <table:table-cell office:value-type="float" office:value="0.48351945756418" calcext:value-type="float">
            <text:p>0.4835194576</text:p>
          </table:table-cell>
          <table:table-cell office:value-type="float" office:value="0.469664109010606" calcext:value-type="float">
            <text:p>0.469664109</text:p>
          </table:table-cell>
          <table:table-cell office:value-type="float" office:value="0.483806570137721" calcext:value-type="float">
            <text:p>0.4838065701</text:p>
          </table:table-cell>
          <table:table-cell office:value-type="float" office:value="0.48199435123387" calcext:value-type="float">
            <text:p>0.4819943512</text:p>
          </table:table-cell>
          <table:table-cell office:value-type="float" office:value="0.490163712607704" calcext:value-type="float">
            <text:p>0.4901637126</text:p>
          </table:table-cell>
          <table:table-cell office:value-type="float" office:value="0.48501819981898" calcext:value-type="float">
            <text:p>0.4850181998</text:p>
          </table:table-cell>
          <table:table-cell office:value-type="float" office:value="0.49045515343567" calcext:value-type="float">
            <text:p>0.4904551534</text:p>
          </table:table-cell>
          <table:table-cell office:value-type="float" office:value="0.492679660152971" calcext:value-type="float">
            <text:p>0.4926796602</text:p>
          </table:table-cell>
          <table:table-cell office:value-type="float" office:value="0.46563711517092" calcext:value-type="float">
            <text:p>0.4656371152</text:p>
          </table:table-cell>
          <table:table-cell office:value-type="float" office:value="0.457590019976401" calcext:value-type="float">
            <text:p>0.45759002</text:p>
          </table:table-cell>
          <table:table-cell office:value-type="float" office:value="0.495309184276462" calcext:value-type="float">
            <text:p>0.4953091843</text:p>
          </table:table-cell>
          <table:table-cell office:value-type="float" office:value="0.483867375956856" calcext:value-type="float">
            <text:p>0.483867376</text:p>
          </table:table-cell>
          <table:table-cell office:value-type="float" office:value="0.489633939583131" calcext:value-type="float">
            <text:p>0.4896339396</text:p>
          </table:table-cell>
          <table:table-cell office:value-type="float" office:value="0.471038284821388" calcext:value-type="float">
            <text:p>0.4710382848</text:p>
          </table:table-cell>
          <table:table-cell office:value-type="float" office:value="0.489108774785893" calcext:value-type="float">
            <text:p>0.4891087748</text:p>
          </table:table-cell>
          <table:table-cell office:value-type="float" office:value="0.477362394920084" calcext:value-type="float">
            <text:p>0.4773623949</text:p>
          </table:table-cell>
          <table:table-cell office:value-type="float" office:value="0.477449448951665" calcext:value-type="float">
            <text:p>0.477449449</text:p>
          </table:table-cell>
          <table:table-cell office:value-type="float" office:value="0.482962085143757" calcext:value-type="float">
            <text:p>0.4829620851</text:p>
          </table:table-cell>
          <table:table-cell office:value-type="float" office:value="0.478265873719806" calcext:value-type="float">
            <text:p>0.4782658737</text:p>
          </table:table-cell>
          <table:table-cell office:value-type="float" office:value="0.473061078553579" calcext:value-type="float">
            <text:p>0.4730610786</text:p>
          </table:table-cell>
          <table:table-cell office:value-type="float" office:value="0.490388205844542" calcext:value-type="float">
            <text:p>0.4903882058</text:p>
          </table:table-cell>
          <table:table-cell office:value-type="float" office:value="0.465729710318943" calcext:value-type="float">
            <text:p>0.4657297103</text:p>
          </table:table-cell>
          <table:table-cell office:value-type="float" office:value="0.494346956621137" calcext:value-type="float">
            <text:p>0.4943469566</text:p>
          </table:table-cell>
          <table:table-cell office:value-type="float" office:value="0.491950865787694" calcext:value-type="float">
            <text:p>0.4919508658</text:p>
          </table:table-cell>
          <table:table-cell office:value-type="float" office:value="0.498636099523217" calcext:value-type="float">
            <text:p>0.4986360995</text:p>
          </table:table-cell>
          <table:table-cell office:value-type="float" office:value="0.490886219953879" calcext:value-type="float">
            <text:p>0.49088622</text:p>
          </table:table-cell>
          <table:table-cell office:value-type="float" office:value="0.502901364177184" calcext:value-type="float">
            <text:p>0.5029013642</text:p>
          </table:table-cell>
          <table:table-cell office:value-type="float" office:value="0.482117031814277" calcext:value-type="float">
            <text:p>0.4821170318</text:p>
          </table:table-cell>
          <table:table-cell office:value-type="float" office:value="0.477644934297091" calcext:value-type="float">
            <text:p>0.4776449343</text:p>
          </table:table-cell>
          <table:table-cell office:value-type="float" office:value="0.488287458583894" calcext:value-type="float">
            <text:p>0.4882874586</text:p>
          </table:table-cell>
          <table:table-cell office:value-type="float" office:value="0.491604544131862" calcext:value-type="float">
            <text:p>0.4916045441</text:p>
          </table:table-cell>
          <table:table-cell office:value-type="float" office:value="0.482281131227972" calcext:value-type="float">
            <text:p>0.4822811312</text:p>
          </table:table-cell>
          <table:table-cell office:value-type="float" office:value="0.465317302853794" calcext:value-type="float">
            <text:p>0.4653173029</text:p>
          </table:table-cell>
          <table:table-cell office:value-type="float" office:value="0.472892839649589" calcext:value-type="float">
            <text:p>0.4728928396</text:p>
          </table:table-cell>
          <table:table-cell office:value-type="float" office:value="0.464627144782328" calcext:value-type="float">
            <text:p>0.4646271448</text:p>
          </table:table-cell>
          <table:table-cell office:value-type="float" office:value="0.482417934030978" calcext:value-type="float">
            <text:p>0.482417934</text:p>
          </table:table-cell>
          <table:table-cell office:value-type="float" office:value="0.482563637786227" calcext:value-type="float">
            <text:p>0.4825636378</text:p>
          </table:table-cell>
          <table:table-cell office:value-type="float" office:value="0.487083131999944" calcext:value-type="float">
            <text:p>0.487083132</text:p>
          </table:table-cell>
          <table:table-cell office:value-type="float" office:value="0.481374991020532" calcext:value-type="float">
            <text:p>0.481374991</text:p>
          </table:table-cell>
          <table:table-cell office:value-type="float" office:value="0.477992991429431" calcext:value-type="float">
            <text:p>0.4779929914</text:p>
          </table:table-cell>
          <table:table-cell office:value-type="float" office:value="0.468541176196856" calcext:value-type="float">
            <text:p>0.4685411762</text:p>
          </table:table-cell>
          <table:table-cell office:value-type="float" office:value="0.480204706515378" calcext:value-type="float">
            <text:p>0.4802047065</text:p>
          </table:table-cell>
          <table:table-cell office:value-type="float" office:value="0.509033121222909" calcext:value-type="float">
            <text:p>0.5090331212</text:p>
          </table:table-cell>
          <table:table-cell office:value-type="float" office:value="0.474192383567653" calcext:value-type="float">
            <text:p>0.4741923836</text:p>
          </table:table-cell>
          <table:table-cell office:value-type="float" office:value="0.47659735459226" calcext:value-type="float">
            <text:p>0.4765973546</text:p>
          </table:table-cell>
          <table:table-cell office:value-type="float" office:value="0.498681819680249" calcext:value-type="float">
            <text:p>0.4986818197</text:p>
          </table:table-cell>
          <table:table-cell office:value-type="float" office:value="0.482970956044319" calcext:value-type="float">
            <text:p>0.482970956</text:p>
          </table:table-cell>
          <table:table-cell office:value-type="float" office:value="0.496591852728011" calcext:value-type="float">
            <text:p>0.4965918527</text:p>
          </table:table-cell>
          <table:table-cell office:value-type="float" office:value="0.489561979088545" calcext:value-type="float">
            <text:p>0.4895619791</text:p>
          </table:table-cell>
          <table:table-cell office:value-type="float" office:value="0.483916446385596" calcext:value-type="float">
            <text:p>0.4839164464</text:p>
          </table:table-cell>
          <table:table-cell office:value-type="float" office:value="0.483991091816049" calcext:value-type="float">
            <text:p>0.4839910918</text:p>
          </table:table-cell>
          <table:table-cell office:value-type="float" office:value="0.485676538670755" calcext:value-type="float">
            <text:p>0.4856765387</text:p>
          </table:table-cell>
          <table:table-cell office:value-type="float" office:value="0.495950146974661" calcext:value-type="float">
            <text:p>0.495950147</text:p>
          </table:table-cell>
          <table:table-cell office:value-type="float" office:value="0.477732593158961" calcext:value-type="float">
            <text:p>0.4777325932</text:p>
          </table:table-cell>
          <table:table-cell office:value-type="float" office:value="0.48805248078547" calcext:value-type="float">
            <text:p>0.4880524808</text:p>
          </table:table-cell>
          <table:table-cell office:value-type="float" office:value="0.491128679357881" calcext:value-type="float">
            <text:p>0.4911286794</text:p>
          </table:table-cell>
          <table:table-cell office:value-type="float" office:value="0.48498372680906" calcext:value-type="float">
            <text:p>0.4849837268</text:p>
          </table:table-cell>
          <table:table-cell office:value-type="float" office:value="0.478690920780223" calcext:value-type="float">
            <text:p>0.4786909208</text:p>
          </table:table-cell>
          <table:table-cell office:value-type="float" office:value="0.496859537091172" calcext:value-type="float">
            <text:p>0.4968595371</text:p>
          </table:table-cell>
          <table:table-cell office:value-type="float" office:value="0.489104931299825" calcext:value-type="float">
            <text:p>0.4891049313</text:p>
          </table:table-cell>
          <table:table-cell office:value-type="float" office:value="0.478515612033376" calcext:value-type="float">
            <text:p>0.478515612</text:p>
          </table:table-cell>
          <table:table-cell office:value-type="float" office:value="0.489332761777396" calcext:value-type="float">
            <text:p>0.4893327618</text:p>
          </table:table-cell>
          <table:table-cell office:value-type="float" office:value="0.498396798666672" calcext:value-type="float">
            <text:p>0.4983967987</text:p>
          </table:table-cell>
          <table:table-cell office:value-type="float" office:value="0.492864327110581" calcext:value-type="float">
            <text:p>0.4928643271</text:p>
          </table:table-cell>
          <table:table-cell office:value-type="float" office:value="0.483545053077613" calcext:value-type="float">
            <text:p>0.4835450531</text:p>
          </table:table-cell>
          <table:table-cell office:value-type="float" office:value="0.4916155626658" calcext:value-type="float">
            <text:p>0.4916155627</text:p>
          </table:table-cell>
          <table:table-cell office:value-type="float" office:value="0.489521054362479" calcext:value-type="float">
            <text:p>0.4895210544</text:p>
          </table:table-cell>
          <table:table-cell office:value-type="float" office:value="0.486765923014215" calcext:value-type="float">
            <text:p>0.486765923</text:p>
          </table:table-cell>
          <table:table-cell office:value-type="float" office:value="0.48118782283967" calcext:value-type="float">
            <text:p>0.4811878228</text:p>
          </table:table-cell>
          <table:table-cell office:value-type="float" office:value="0.495944038109902" calcext:value-type="float">
            <text:p>0.4959440381</text:p>
          </table:table-cell>
          <table:table-cell office:value-type="float" office:value="0.495649332910092" calcext:value-type="float">
            <text:p>0.4956493329</text:p>
          </table:table-cell>
          <table:table-cell office:value-type="float" office:value="0.496987499045296" calcext:value-type="float">
            <text:p>0.496987499</text:p>
          </table:table-cell>
          <table:table-cell office:value-type="float" office:value="0.488794951158979" calcext:value-type="float">
            <text:p>0.4887949512</text:p>
          </table:table-cell>
          <table:table-cell office:value-type="float" office:value="0.493535031239513" calcext:value-type="float">
            <text:p>0.4935350312</text:p>
          </table:table-cell>
          <table:table-cell office:value-type="float" office:value="0.495349748511063" calcext:value-type="float">
            <text:p>0.4953497485</text:p>
          </table:table-cell>
          <table:table-cell office:value-type="float" office:value="0.490900261352259" calcext:value-type="float">
            <text:p>0.4909002614</text:p>
          </table:table-cell>
          <table:table-cell office:value-type="float" office:value="0.487469804882199" calcext:value-type="float">
            <text:p>0.4874698049</text:p>
          </table:table-cell>
          <table:table-cell office:value-type="float" office:value="0.498550134583523" calcext:value-type="float">
            <text:p>0.4985501346</text:p>
          </table:table-cell>
          <table:table-cell office:value-type="float" office:value="0.497680867997258" calcext:value-type="float">
            <text:p>0.497680868</text:p>
          </table:table-cell>
          <table:table-cell office:value-type="float" office:value="0.480659749464467" calcext:value-type="float">
            <text:p>0.4806597495</text:p>
          </table:table-cell>
          <table:table-cell office:value-type="float" office:value="0.490769943977014" calcext:value-type="float">
            <text:p>0.490769944</text:p>
          </table:table-cell>
          <table:table-cell office:value-type="float" office:value="0.491024196324883" calcext:value-type="float">
            <text:p>0.4910241963</text:p>
          </table:table-cell>
          <table:table-cell office:value-type="float" office:value="0.495750678574991" calcext:value-type="float">
            <text:p>0.4957506786</text:p>
          </table:table-cell>
          <table:table-cell office:value-type="float" office:value="0.479134276698315" calcext:value-type="float">
            <text:p>0.4791342767</text:p>
          </table:table-cell>
          <table:table-cell office:value-type="float" office:value="0.486670303199938" calcext:value-type="float">
            <text:p>0.4866703032</text:p>
          </table:table-cell>
          <table:table-cell office:value-type="float" office:value="0.490500645936742" calcext:value-type="float">
            <text:p>0.4905006459</text:p>
          </table:table-cell>
          <table:table-cell office:value-type="float" office:value="0.481925477801386" calcext:value-type="float">
            <text:p>0.4819254778</text:p>
          </table:table-cell>
          <table:table-cell office:value-type="float" office:value="0.493654547770496" calcext:value-type="float">
            <text:p>0.4936545478</text:p>
          </table:table-cell>
          <table:table-cell office:value-type="float" office:value="0.504194474775299" calcext:value-type="float">
            <text:p>0.5041944748</text:p>
          </table:table-cell>
          <table:table-cell office:value-type="float" office:value="0.476033362235457" calcext:value-type="float">
            <text:p>0.4760333622</text:p>
          </table:table-cell>
          <table:table-cell office:value-type="float" office:value="0.505953609702076" calcext:value-type="float">
            <text:p>0.5059536097</text:p>
          </table:table-cell>
          <table:table-cell office:value-type="float" office:value="0.478298093448927" calcext:value-type="float">
            <text:p>0.4782980934</text:p>
          </table:table-cell>
          <table:table-cell office:value-type="float" office:value="0.503413517803316" calcext:value-type="float">
            <text:p>0.5034135178</text:p>
          </table:table-cell>
          <table:table-cell office:value-type="float" office:value="0.488150563470104" calcext:value-type="float">
            <text:p>0.4881505635</text:p>
          </table:table-cell>
          <table:table-cell office:value-type="float" office:value="0.482789512869478" calcext:value-type="float">
            <text:p>0.4827895129</text:p>
          </table:table-cell>
          <table:table-cell office:value-type="float" office:value="0.490681844660145" calcext:value-type="float">
            <text:p>0.4906818447</text:p>
          </table:table-cell>
          <table:table-cell office:value-type="float" office:value="0.489165863390715" calcext:value-type="float">
            <text:p>0.4891658634</text:p>
          </table:table-cell>
          <table:table-cell office:value-type="float" office:value="0.502343229549295" calcext:value-type="float">
            <text:p>0.5023432295</text:p>
          </table:table-cell>
          <table:table-cell office:value-type="float" office:value="0.493173940896023" calcext:value-type="float">
            <text:p>0.4931739409</text:p>
          </table:table-cell>
          <table:table-cell office:value-type="float" office:value="0.482261760949123" calcext:value-type="float">
            <text:p>0.4822617609</text:p>
          </table:table-cell>
          <table:table-cell office:value-type="float" office:value="0.483999481559926" calcext:value-type="float">
            <text:p>0.4839994816</text:p>
          </table:table-cell>
          <table:table-cell office:value-type="float" office:value="0.471517020423724" calcext:value-type="float">
            <text:p>0.4715170204</text:p>
          </table:table-cell>
          <table:table-cell office:value-type="float" office:value="0.500623705770001" calcext:value-type="float">
            <text:p>0.5006237058</text:p>
          </table:table-cell>
          <table:table-cell office:value-type="float" office:value="0.486719633990776" calcext:value-type="float">
            <text:p>0.486719634</text:p>
          </table:table-cell>
          <table:table-cell office:value-type="float" office:value="0.494793145481231" calcext:value-type="float">
            <text:p>0.4947931455</text:p>
          </table:table-cell>
          <table:table-cell office:value-type="float" office:value="0.491910164470454" calcext:value-type="float">
            <text:p>0.4919101645</text:p>
          </table:table-cell>
          <table:table-cell office:value-type="float" office:value="0.495976653570427" calcext:value-type="float">
            <text:p>0.4959766536</text:p>
          </table:table-cell>
          <table:table-cell office:value-type="float" office:value="0.48657568574917" calcext:value-type="float">
            <text:p>0.4865756857</text:p>
          </table:table-cell>
          <table:table-cell office:value-type="float" office:value="0.49755676009877" calcext:value-type="float">
            <text:p>0.4975567601</text:p>
          </table:table-cell>
          <table:table-cell office:value-type="float" office:value="0.495462161133646" calcext:value-type="float">
            <text:p>0.4954621611</text:p>
          </table:table-cell>
          <table:table-cell office:value-type="float" office:value="0.498816544082966" calcext:value-type="float">
            <text:p>0.4988165441</text:p>
          </table:table-cell>
          <table:table-cell office:value-type="float" office:value="0.495616234394542" calcext:value-type="float">
            <text:p>0.4956162344</text:p>
          </table:table-cell>
          <table:table-cell office:value-type="float" office:value="0.499717324561918" calcext:value-type="float">
            <text:p>0.4997173246</text:p>
          </table:table-cell>
          <table:table-cell office:value-type="float" office:value="0.488694169397457" calcext:value-type="float">
            <text:p>0.4886941694</text:p>
          </table:table-cell>
          <table:table-cell office:value-type="float" office:value="0.502224029381426" calcext:value-type="float">
            <text:p>0.5022240294</text:p>
          </table:table-cell>
          <table:table-cell office:value-type="float" office:value="0.495145959136618" calcext:value-type="float">
            <text:p>0.4951459591</text:p>
          </table:table-cell>
          <table:table-cell office:value-type="float" office:value="0.505727224681381" calcext:value-type="float">
            <text:p>0.5057272247</text:p>
          </table:table-cell>
          <table:table-cell office:value-type="float" office:value="0.495960115195929" calcext:value-type="float">
            <text:p>0.4959601152</text:p>
          </table:table-cell>
          <table:table-cell office:value-type="float" office:value="0.486260362546614" calcext:value-type="float">
            <text:p>0.4862603625</text:p>
          </table:table-cell>
          <table:table-cell office:value-type="float" office:value="0.466826713133437" calcext:value-type="float">
            <text:p>0.4668267131</text:p>
          </table:table-cell>
          <table:table-cell office:value-type="float" office:value="0.493094931890768" calcext:value-type="float">
            <text:p>0.4930949319</text:p>
          </table:table-cell>
          <table:table-cell office:value-type="float" office:value="0.501572436874534" calcext:value-type="float">
            <text:p>0.5015724369</text:p>
          </table:table-cell>
          <table:table-cell office:value-type="float" office:value="0.474864734634858" calcext:value-type="float">
            <text:p>0.4748647346</text:p>
          </table:table-cell>
          <table:table-cell office:value-type="float" office:value="0.48622561588622" calcext:value-type="float">
            <text:p>0.4862256159</text:p>
          </table:table-cell>
          <table:table-cell office:value-type="float" office:value="0.499029723867553" calcext:value-type="float">
            <text:p>0.4990297239</text:p>
          </table:table-cell>
          <table:table-cell office:value-type="float" office:value="0.493569590060817" calcext:value-type="float">
            <text:p>0.4935695901</text:p>
          </table:table-cell>
          <table:table-cell office:value-type="float" office:value="0.49465629911294" calcext:value-type="float">
            <text:p>0.4946562991</text:p>
          </table:table-cell>
          <table:table-cell office:value-type="float" office:value="0.490019259649089" calcext:value-type="float">
            <text:p>0.4900192596</text:p>
          </table:table-cell>
          <table:table-cell office:value-type="float" office:value="0.491069156365839" calcext:value-type="float">
            <text:p>0.4910691564</text:p>
          </table:table-cell>
          <table:table-cell office:value-type="float" office:value="0.490005550226863" calcext:value-type="float">
            <text:p>0.4900055502</text:p>
          </table:table-cell>
          <table:table-cell office:value-type="float" office:value="0.499060179379627" calcext:value-type="float">
            <text:p>0.4990601794</text:p>
          </table:table-cell>
          <table:table-cell office:value-type="float" office:value="0.50280750082572" calcext:value-type="float">
            <text:p>0.5028075008</text:p>
          </table:table-cell>
          <table:table-cell office:value-type="float" office:value="0.49823903892687" calcext:value-type="float">
            <text:p>0.4982390389</text:p>
          </table:table-cell>
          <table:table-cell office:value-type="float" office:value="0.497979081103355" calcext:value-type="float">
            <text:p>0.4979790811</text:p>
          </table:table-cell>
          <table:table-cell office:value-type="float" office:value="0.489578515363608" calcext:value-type="float">
            <text:p>0.4895785154</text:p>
          </table:table-cell>
          <table:table-cell office:value-type="float" office:value="0.484890389756152" calcext:value-type="float">
            <text:p>0.4848903898</text:p>
          </table:table-cell>
          <table:table-cell office:value-type="float" office:value="0.491919739461943" calcext:value-type="float">
            <text:p>0.4919197395</text:p>
          </table:table-cell>
          <table:table-cell office:value-type="float" office:value="0.504581386968996" calcext:value-type="float">
            <text:p>0.504581387</text:p>
          </table:table-cell>
          <table:table-cell office:value-type="float" office:value="0.510009893666395" calcext:value-type="float">
            <text:p>0.5100098937</text:p>
          </table:table-cell>
          <table:table-cell office:value-type="float" office:value="0.495529758310833" calcext:value-type="float">
            <text:p>0.4955297583</text:p>
          </table:table-cell>
          <table:table-cell office:value-type="float" office:value="0.497476583920349" calcext:value-type="float">
            <text:p>0.4974765839</text:p>
          </table:table-cell>
          <table:table-cell office:value-type="float" office:value="0.483716898794599" calcext:value-type="float">
            <text:p>0.4837168988</text:p>
          </table:table-cell>
          <table:table-cell office:value-type="float" office:value="0.497832186952455" calcext:value-type="float">
            <text:p>0.497832187</text:p>
          </table:table-cell>
          <table:table-cell office:value-type="float" office:value="0.501514395287162" calcext:value-type="float">
            <text:p>0.5015143953</text:p>
          </table:table-cell>
          <table:table-cell office:value-type="float" office:value="0.501145397772191" calcext:value-type="float">
            <text:p>0.5011453978</text:p>
          </table:table-cell>
          <table:table-cell office:value-type="float" office:value="0.489506848588807" calcext:value-type="float">
            <text:p>0.4895068486</text:p>
          </table:table-cell>
          <table:table-cell office:value-type="float" office:value="0.485952554991049" calcext:value-type="float">
            <text:p>0.485952555</text:p>
          </table:table-cell>
          <table:table-cell office:value-type="float" office:value="0.482376527062312" calcext:value-type="float">
            <text:p>0.4823765271</text:p>
          </table:table-cell>
          <table:table-cell office:value-type="float" office:value="0.490772686554835" calcext:value-type="float">
            <text:p>0.4907726866</text:p>
          </table:table-cell>
          <table:table-cell office:value-type="float" office:value="0.49258077075446" calcext:value-type="float">
            <text:p>0.4925807708</text:p>
          </table:table-cell>
          <table:table-cell office:value-type="float" office:value="0.505258474674946" calcext:value-type="float">
            <text:p>0.5052584747</text:p>
          </table:table-cell>
          <table:table-cell office:value-type="float" office:value="0.499943627575953" calcext:value-type="float">
            <text:p>0.4999436276</text:p>
          </table:table-cell>
          <table:table-cell office:value-type="float" office:value="0.484250211562866" calcext:value-type="float">
            <text:p>0.4842502116</text:p>
          </table:table-cell>
          <table:table-cell office:value-type="float" office:value="0.499343636941652" calcext:value-type="float">
            <text:p>0.4993436369</text:p>
          </table:table-cell>
          <table:table-cell office:value-type="float" office:value="0.497864880059895" calcext:value-type="float">
            <text:p>0.4978648801</text:p>
          </table:table-cell>
          <table:table-cell office:value-type="float" office:value="0.499607556245909" calcext:value-type="float">
            <text:p>0.4996075562</text:p>
          </table:table-cell>
          <table:table-cell office:value-type="float" office:value="0.501774140601216" calcext:value-type="float">
            <text:p>0.5017741406</text:p>
          </table:table-cell>
          <table:table-cell office:value-type="float" office:value="0.487325979292634" calcext:value-type="float">
            <text:p>0.4873259793</text:p>
          </table:table-cell>
          <table:table-cell office:value-type="float" office:value="0.490322432818844" calcext:value-type="float">
            <text:p>0.4903224328</text:p>
          </table:table-cell>
          <table:table-cell office:value-type="float" office:value="0.495429899850194" calcext:value-type="float">
            <text:p>0.4954298999</text:p>
          </table:table-cell>
          <table:table-cell office:value-type="float" office:value="0.492416985427481" calcext:value-type="float">
            <text:p>0.4924169854</text:p>
          </table:table-cell>
          <table:table-cell office:value-type="float" office:value="0.49459754884967" calcext:value-type="float">
            <text:p>0.4945975488</text:p>
          </table:table-cell>
          <table:table-cell office:value-type="float" office:value="0.497035398174394" calcext:value-type="float">
            <text:p>0.4970353982</text:p>
          </table:table-cell>
          <table:table-cell office:value-type="float" office:value="0.503072325581642" calcext:value-type="float">
            <text:p>0.5030723256</text:p>
          </table:table-cell>
          <table:table-cell office:value-type="float" office:value="0.49389676529708" calcext:value-type="float">
            <text:p>0.4938967653</text:p>
          </table:table-cell>
          <table:table-cell office:value-type="float" office:value="0.487670099678953" calcext:value-type="float">
            <text:p>0.4876700997</text:p>
          </table:table-cell>
          <table:table-cell office:value-type="float" office:value="0.481631914975672" calcext:value-type="float">
            <text:p>0.481631915</text:p>
          </table:table-cell>
          <table:table-cell office:value-type="float" office:value="0.500814046550859" calcext:value-type="float">
            <text:p>0.5008140466</text:p>
          </table:table-cell>
          <table:table-cell office:value-type="float" office:value="0.502328834947143" calcext:value-type="float">
            <text:p>0.5023288349</text:p>
          </table:table-cell>
          <table:table-cell office:value-type="float" office:value="0.495888343232202" calcext:value-type="float">
            <text:p>0.4958883432</text:p>
          </table:table-cell>
          <table:table-cell office:value-type="float" office:value="0.477787933385002" calcext:value-type="float">
            <text:p>0.4777879334</text:p>
          </table:table-cell>
          <table:table-cell office:value-type="float" office:value="0.492959898557418" calcext:value-type="float">
            <text:p>0.4929598986</text:p>
          </table:table-cell>
          <table:table-cell office:value-type="float" office:value="0.493483935338765" calcext:value-type="float">
            <text:p>0.4934839353</text:p>
          </table:table-cell>
          <table:table-cell office:value-type="float" office:value="0.509482254061783" calcext:value-type="float">
            <text:p>0.5094822541</text:p>
          </table:table-cell>
          <table:table-cell office:value-type="float" office:value="0.501607691783171" calcext:value-type="float">
            <text:p>0.5016076918</text:p>
          </table:table-cell>
          <table:table-cell office:value-type="float" office:value="0.47723672915245" calcext:value-type="float">
            <text:p>0.4772367292</text:p>
          </table:table-cell>
          <table:table-cell office:value-type="float" office:value="0.491436610868585" calcext:value-type="float">
            <text:p>0.4914366109</text:p>
          </table:table-cell>
          <table:table-cell office:value-type="float" office:value="0.506473282964928" calcext:value-type="float">
            <text:p>0.506473283</text:p>
          </table:table-cell>
          <table:table-cell office:value-type="float" office:value="0.49874112176509" calcext:value-type="float">
            <text:p>0.4987411218</text:p>
          </table:table-cell>
          <table:table-cell office:value-type="float" office:value="0.49668440572646" calcext:value-type="float">
            <text:p>0.4966844057</text:p>
          </table:table-cell>
          <table:table-cell office:value-type="float" office:value="0.502554978154771" calcext:value-type="float">
            <text:p>0.5025549782</text:p>
          </table:table-cell>
          <table:table-cell office:value-type="float" office:value="0.500427722311535" calcext:value-type="float">
            <text:p>0.5004277223</text:p>
          </table:table-cell>
          <table:table-cell office:value-type="float" office:value="0.492285100232895" calcext:value-type="float">
            <text:p>0.4922851002</text:p>
          </table:table-cell>
          <table:table-cell office:value-type="float" office:value="0.500930312481004" calcext:value-type="float">
            <text:p>0.5009303125</text:p>
          </table:table-cell>
          <table:table-cell office:value-type="float" office:value="0.495821049515857" calcext:value-type="float">
            <text:p>0.4958210495</text:p>
          </table:table-cell>
          <table:table-cell office:value-type="float" office:value="0.490850860531996" calcext:value-type="float">
            <text:p>0.4908508605</text:p>
          </table:table-cell>
          <table:table-cell office:value-type="float" office:value="0.498982274886246" calcext:value-type="float">
            <text:p>0.4989822749</text:p>
          </table:table-cell>
          <table:table-cell office:value-type="float" office:value="0.503379257841792" calcext:value-type="float">
            <text:p>0.5033792578</text:p>
          </table:table-cell>
          <table:table-cell office:value-type="float" office:value="0.517878847887963" calcext:value-type="float">
            <text:p>0.5178788479</text:p>
          </table:table-cell>
          <table:table-cell office:value-type="float" office:value="0.496679923231946" calcext:value-type="float">
            <text:p>0.4966799232</text:p>
          </table:table-cell>
          <table:table-cell office:value-type="float" office:value="0.492449921538473" calcext:value-type="float">
            <text:p>0.4924499215</text:p>
          </table:table-cell>
          <table:table-cell office:value-type="float" office:value="0.488681327540543" calcext:value-type="float">
            <text:p>0.4886813275</text:p>
          </table:table-cell>
          <table:table-cell office:value-type="float" office:value="0.497276294070539" calcext:value-type="float">
            <text:p>0.4972762941</text:p>
          </table:table-cell>
          <table:table-cell office:value-type="float" office:value="0.490430991771894" calcext:value-type="float">
            <text:p>0.4904309918</text:p>
          </table:table-cell>
          <table:table-cell office:value-type="float" office:value="0.494425373135308" calcext:value-type="float">
            <text:p>0.4944253731</text:p>
          </table:table-cell>
          <table:table-cell office:value-type="float" office:value="0.503139487258818" calcext:value-type="float">
            <text:p>0.5031394873</text:p>
          </table:table-cell>
          <table:table-cell office:value-type="float" office:value="0.49949487252274" calcext:value-type="float">
            <text:p>0.4994948725</text:p>
          </table:table-cell>
          <table:table-cell office:value-type="float" office:value="0.488367624828207" calcext:value-type="float">
            <text:p>0.4883676248</text:p>
          </table:table-cell>
          <table:table-cell office:value-type="float" office:value="0.499867721672161" calcext:value-type="float">
            <text:p>0.4998677217</text:p>
          </table:table-cell>
          <table:table-cell office:value-type="float" office:value="0.495868064163507" calcext:value-type="float">
            <text:p>0.4958680642</text:p>
          </table:table-cell>
          <table:table-cell office:value-type="float" office:value="0.50982739928602" calcext:value-type="float">
            <text:p>0.5098273993</text:p>
          </table:table-cell>
          <table:table-cell office:value-type="float" office:value="0.497867349960543" calcext:value-type="float">
            <text:p>0.49786735</text:p>
          </table:table-cell>
          <table:table-cell office:value-type="float" office:value="0.500745755876446" calcext:value-type="float">
            <text:p>0.5007457559</text:p>
          </table:table-cell>
          <table:table-cell office:value-type="float" office:value="0.482960253648269" calcext:value-type="float">
            <text:p>0.4829602536</text:p>
          </table:table-cell>
          <table:table-cell office:value-type="float" office:value="0.499864179708375" calcext:value-type="float">
            <text:p>0.4998641797</text:p>
          </table:table-cell>
          <table:table-cell office:value-type="float" office:value="0.490647685189961" calcext:value-type="float">
            <text:p>0.4906476852</text:p>
          </table:table-cell>
          <table:table-cell office:value-type="float" office:value="0.494995853156052" calcext:value-type="float">
            <text:p>0.4949958532</text:p>
          </table:table-cell>
          <table:table-cell office:value-type="float" office:value="0.490843892000947" calcext:value-type="float">
            <text:p>0.490843892</text:p>
          </table:table-cell>
          <table:table-cell office:value-type="float" office:value="0.473191064684658" calcext:value-type="float">
            <text:p>0.4731910647</text:p>
          </table:table-cell>
          <table:table-cell office:value-type="float" office:value="0.501020429539777" calcext:value-type="float">
            <text:p>0.5010204295</text:p>
          </table:table-cell>
          <table:table-cell office:value-type="float" office:value="0.489862069121578" calcext:value-type="float">
            <text:p>0.4898620691</text:p>
          </table:table-cell>
          <table:table-cell office:value-type="float" office:value="0.49144631907364" calcext:value-type="float">
            <text:p>0.4914463191</text:p>
          </table:table-cell>
          <table:table-cell office:value-type="float" office:value="0.501850637298846" calcext:value-type="float">
            <text:p>0.5018506373</text:p>
          </table:table-cell>
          <table:table-cell office:value-type="float" office:value="0.509556926784889" calcext:value-type="float">
            <text:p>0.5095569268</text:p>
          </table:table-cell>
          <table:table-cell office:value-type="float" office:value="0.502447253972413" calcext:value-type="float">
            <text:p>0.502447254</text:p>
          </table:table-cell>
          <table:table-cell office:value-type="float" office:value="0.48715953608917" calcext:value-type="float">
            <text:p>0.4871595361</text:p>
          </table:table-cell>
          <table:table-cell office:value-type="float" office:value="0.496501301971042" calcext:value-type="float">
            <text:p>0.496501302</text:p>
          </table:table-cell>
          <table:table-cell office:value-type="float" office:value="0.481259387900472" calcext:value-type="float">
            <text:p>0.4812593879</text:p>
          </table:table-cell>
          <table:table-cell office:value-type="float" office:value="0.497294740284342" calcext:value-type="float">
            <text:p>0.4972947403</text:p>
          </table:table-cell>
          <table:table-cell office:value-type="float" office:value="0.48548222757705" calcext:value-type="float">
            <text:p>0.4854822276</text:p>
          </table:table-cell>
          <table:table-cell office:value-type="float" office:value="0.477168010828788" calcext:value-type="float">
            <text:p>0.4771680108</text:p>
          </table:table-cell>
          <table:table-cell office:value-type="float" office:value="0.494885436894923" calcext:value-type="float">
            <text:p>0.4948854369</text:p>
          </table:table-cell>
          <table:table-cell office:value-type="float" office:value="0.487841395778373" calcext:value-type="float">
            <text:p>0.4878413958</text:p>
          </table:table-cell>
          <table:table-cell office:value-type="float" office:value="0.489699665254909" calcext:value-type="float">
            <text:p>0.4896996653</text:p>
          </table:table-cell>
          <table:table-cell office:value-type="float" office:value="0.497067999164103" calcext:value-type="float">
            <text:p>0.4970679992</text:p>
          </table:table-cell>
          <table:table-cell office:value-type="float" office:value="0.486878407114109" calcext:value-type="float">
            <text:p>0.4868784071</text:p>
          </table:table-cell>
          <table:table-cell office:value-type="float" office:value="0.48167215569621" calcext:value-type="float">
            <text:p>0.4816721557</text:p>
          </table:table-cell>
          <table:table-cell office:value-type="float" office:value="0.494410940091781" calcext:value-type="float">
            <text:p>0.4944109401</text:p>
          </table:table-cell>
          <table:table-cell office:value-type="float" office:value="0.499086185875531" calcext:value-type="float">
            <text:p>0.4990861859</text:p>
          </table:table-cell>
          <table:table-cell office:value-type="float" office:value="0.488926655697597" calcext:value-type="float">
            <text:p>0.4889266557</text:p>
          </table:table-cell>
          <table:table-cell office:value-type="float" office:value="0.498337323044637" calcext:value-type="float">
            <text:p>0.498337323</text:p>
          </table:table-cell>
          <table:table-cell office:value-type="float" office:value="0.484809764298672" calcext:value-type="float">
            <text:p>0.4848097643</text:p>
          </table:table-cell>
          <table:table-cell office:value-type="float" office:value="0.481700489701208" calcext:value-type="float">
            <text:p>0.4817004897</text:p>
          </table:table-cell>
          <table:table-cell office:value-type="float" office:value="0.489852093411521" calcext:value-type="float">
            <text:p>0.4898520934</text:p>
          </table:table-cell>
          <table:table-cell office:value-type="float" office:value="0.495094263119254" calcext:value-type="float">
            <text:p>0.4950942631</text:p>
          </table:table-cell>
          <table:table-cell office:value-type="float" office:value="0.490609659453635" calcext:value-type="float">
            <text:p>0.4906096595</text:p>
          </table:table-cell>
          <table:table-cell office:value-type="float" office:value="0.494163680720104" calcext:value-type="float">
            <text:p>0.4941636807</text:p>
          </table:table-cell>
          <table:table-cell office:value-type="float" office:value="0.494775487166828" calcext:value-type="float">
            <text:p>0.4947754872</text:p>
          </table:table-cell>
          <table:table-cell office:value-type="float" office:value="0.503504442525135" calcext:value-type="float">
            <text:p>0.5035044425</text:p>
          </table:table-cell>
          <table:table-cell office:value-type="float" office:value="0.4912638976989" calcext:value-type="float">
            <text:p>0.4912638977</text:p>
          </table:table-cell>
          <table:table-cell office:value-type="float" office:value="0.494831368218549" calcext:value-type="float">
            <text:p>0.4948313682</text:p>
          </table:table-cell>
          <table:table-cell office:value-type="float" office:value="0.476320136832161" calcext:value-type="float">
            <text:p>0.4763201368</text:p>
          </table:table-cell>
          <table:table-cell office:value-type="float" office:value="0.500653321628789" calcext:value-type="float">
            <text:p>0.5006533216</text:p>
          </table:table-cell>
          <table:table-cell office:value-type="float" office:value="0.479802794221603" calcext:value-type="float">
            <text:p>0.4798027942</text:p>
          </table:table-cell>
          <table:table-cell office:value-type="float" office:value="0.487695768696737" calcext:value-type="float">
            <text:p>0.4876957687</text:p>
          </table:table-cell>
          <table:table-cell office:value-type="float" office:value="0.483321491555486" calcext:value-type="float">
            <text:p>0.4833214916</text:p>
          </table:table-cell>
          <table:table-cell office:value-type="float" office:value="0.512575271818158" calcext:value-type="float">
            <text:p>0.5125752718</text:p>
          </table:table-cell>
          <table:table-cell office:value-type="float" office:value="0.483889436223086" calcext:value-type="float">
            <text:p>0.4838894362</text:p>
          </table:table-cell>
          <table:table-cell office:value-type="float" office:value="0.486750062129758" calcext:value-type="float">
            <text:p>0.4867500621</text:p>
          </table:table-cell>
          <table:table-cell office:value-type="float" office:value="0.497109972127536" calcext:value-type="float">
            <text:p>0.4971099721</text:p>
          </table:table-cell>
          <table:table-cell office:value-type="float" office:value="0.500707809066" calcext:value-type="float">
            <text:p>0.5007078091</text:p>
          </table:table-cell>
          <table:table-cell office:value-type="float" office:value="0.484220824325294" calcext:value-type="float">
            <text:p>0.4842208243</text:p>
          </table:table-cell>
          <table:table-cell office:value-type="float" office:value="0.504781158145784" calcext:value-type="float">
            <text:p>0.5047811581</text:p>
          </table:table-cell>
          <table:table-cell office:value-type="float" office:value="0.494473981680336" calcext:value-type="float">
            <text:p>0.4944739817</text:p>
          </table:table-cell>
          <table:table-cell office:value-type="float" office:value="0.497265475047262" calcext:value-type="float">
            <text:p>0.497265475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527"/>
        </table:table-row>
        <table:table-row table:style-name="ro1">
          <table:table-cell office:value-type="float" office:value="-0.016026631345176" calcext:value-type="float">
            <text:p>-0.0160266313</text:p>
          </table:table-cell>
          <table:table-cell office:value-type="float" office:value="0.0651976217966619" calcext:value-type="float">
            <text:p>0.0651976218</text:p>
          </table:table-cell>
          <table:table-cell office:value-type="float" office:value="0.0886805758617371" calcext:value-type="float">
            <text:p>0.0886805759</text:p>
          </table:table-cell>
          <table:table-cell office:value-type="float" office:value="0.0142788829736069" calcext:value-type="float">
            <text:p>0.014278883</text:p>
          </table:table-cell>
          <table:table-cell office:value-type="float" office:value="0.190389930907071" calcext:value-type="float">
            <text:p>0.1903899309</text:p>
          </table:table-cell>
          <table:table-cell office:value-type="float" office:value="0.229152432263108" calcext:value-type="float">
            <text:p>0.2291524323</text:p>
          </table:table-cell>
          <table:table-cell office:value-type="float" office:value="0.170429658468536" calcext:value-type="float">
            <text:p>0.1704296585</text:p>
          </table:table-cell>
          <table:table-cell office:value-type="float" office:value="0.174039334374687" calcext:value-type="float">
            <text:p>0.1740393344</text:p>
          </table:table-cell>
          <table:table-cell office:value-type="float" office:value="0.173604549536014" calcext:value-type="float">
            <text:p>0.1736045495</text:p>
          </table:table-cell>
          <table:table-cell office:value-type="float" office:value="0.199088003273145" calcext:value-type="float">
            <text:p>0.1990880033</text:p>
          </table:table-cell>
          <table:table-cell office:value-type="float" office:value="0.233638146066834" calcext:value-type="float">
            <text:p>0.2336381461</text:p>
          </table:table-cell>
          <table:table-cell office:value-type="float" office:value="0.274175411062611" calcext:value-type="float">
            <text:p>0.2741754111</text:p>
          </table:table-cell>
          <table:table-cell office:value-type="float" office:value="0.221825036985714" calcext:value-type="float">
            <text:p>0.221825037</text:p>
          </table:table-cell>
          <table:table-cell office:value-type="float" office:value="0.201317102622649" calcext:value-type="float">
            <text:p>0.2013171026</text:p>
          </table:table-cell>
          <table:table-cell office:value-type="float" office:value="0.307056408130659" calcext:value-type="float">
            <text:p>0.3070564081</text:p>
          </table:table-cell>
          <table:table-cell office:value-type="float" office:value="0.265731559119882" calcext:value-type="float">
            <text:p>0.2657315591</text:p>
          </table:table-cell>
          <table:table-cell office:value-type="float" office:value="0.270941164131299" calcext:value-type="float">
            <text:p>0.2709411641</text:p>
          </table:table-cell>
          <table:table-cell office:value-type="float" office:value="0.257371298036811" calcext:value-type="float">
            <text:p>0.257371298</text:p>
          </table:table-cell>
          <table:table-cell office:value-type="float" office:value="0.348803564684972" calcext:value-type="float">
            <text:p>0.3488035647</text:p>
          </table:table-cell>
          <table:table-cell office:value-type="float" office:value="0.336511409072067" calcext:value-type="float">
            <text:p>0.3365114091</text:p>
          </table:table-cell>
          <table:table-cell office:value-type="float" office:value="0.336175132724506" calcext:value-type="float">
            <text:p>0.3361751327</text:p>
          </table:table-cell>
          <table:table-cell office:value-type="float" office:value="0.361257710810685" calcext:value-type="float">
            <text:p>0.3612577108</text:p>
          </table:table-cell>
          <table:table-cell office:value-type="float" office:value="0.399912554804933" calcext:value-type="float">
            <text:p>0.3999125548</text:p>
          </table:table-cell>
          <table:table-cell office:value-type="float" office:value="0.340629438066019" calcext:value-type="float">
            <text:p>0.3406294381</text:p>
          </table:table-cell>
          <table:table-cell office:value-type="float" office:value="0.206211033810996" calcext:value-type="float">
            <text:p>0.2062110338</text:p>
          </table:table-cell>
          <table:table-cell office:value-type="float" office:value="0.201123291190858" calcext:value-type="float">
            <text:p>0.2011232912</text:p>
          </table:table-cell>
          <table:table-cell office:value-type="float" office:value="0.264033575024285" calcext:value-type="float">
            <text:p>0.264033575</text:p>
          </table:table-cell>
          <table:table-cell office:value-type="float" office:value="0.22254127967484" calcext:value-type="float">
            <text:p>0.2225412797</text:p>
          </table:table-cell>
          <table:table-cell office:value-type="float" office:value="0.304091158351292" calcext:value-type="float">
            <text:p>0.3040911584</text:p>
          </table:table-cell>
          <table:table-cell office:value-type="float" office:value="0.412124236143941" calcext:value-type="float">
            <text:p>0.4121242361</text:p>
          </table:table-cell>
          <table:table-cell office:value-type="float" office:value="0.28624091401117" calcext:value-type="float">
            <text:p>0.286240914</text:p>
          </table:table-cell>
          <table:table-cell office:value-type="float" office:value="0.394492767387902" calcext:value-type="float">
            <text:p>0.3944927674</text:p>
          </table:table-cell>
          <table:table-cell office:value-type="float" office:value="0.236465878158071" calcext:value-type="float">
            <text:p>0.2364658782</text:p>
          </table:table-cell>
          <table:table-cell office:value-type="float" office:value="0.409016812732279" calcext:value-type="float">
            <text:p>0.4090168127</text:p>
          </table:table-cell>
          <table:table-cell office:value-type="float" office:value="0.250906009134892" calcext:value-type="float">
            <text:p>0.2509060091</text:p>
          </table:table-cell>
          <table:table-cell office:value-type="float" office:value="0.371786439713657" calcext:value-type="float">
            <text:p>0.3717864397</text:p>
          </table:table-cell>
          <table:table-cell office:value-type="float" office:value="0.280629085904718" calcext:value-type="float">
            <text:p>0.2806290859</text:p>
          </table:table-cell>
          <table:table-cell office:value-type="float" office:value="0.303490908428131" calcext:value-type="float">
            <text:p>0.3034909084</text:p>
          </table:table-cell>
          <table:table-cell office:value-type="float" office:value="0.283792595138819" calcext:value-type="float">
            <text:p>0.2837925951</text:p>
          </table:table-cell>
          <table:table-cell office:value-type="float" office:value="0.219057135699916" calcext:value-type="float">
            <text:p>0.2190571357</text:p>
          </table:table-cell>
          <table:table-cell office:value-type="float" office:value="0.241986167220261" calcext:value-type="float">
            <text:p>0.2419861672</text:p>
          </table:table-cell>
          <table:table-cell office:value-type="float" office:value="0.392143391046423" calcext:value-type="float">
            <text:p>0.392143391</text:p>
          </table:table-cell>
          <table:table-cell office:value-type="float" office:value="0.40324770452277" calcext:value-type="float">
            <text:p>0.4032477045</text:p>
          </table:table-cell>
          <table:table-cell office:value-type="float" office:value="0.132338695391328" calcext:value-type="float">
            <text:p>0.1323386954</text:p>
          </table:table-cell>
          <table:table-cell office:value-type="float" office:value="0.269320711735702" calcext:value-type="float">
            <text:p>0.2693207117</text:p>
          </table:table-cell>
          <table:table-cell office:value-type="float" office:value="0.229778730574429" calcext:value-type="float">
            <text:p>0.2297787306</text:p>
          </table:table-cell>
          <table:table-cell office:value-type="float" office:value="0.406514556669094" calcext:value-type="float">
            <text:p>0.4065145567</text:p>
          </table:table-cell>
          <table:table-cell office:value-type="float" office:value="0.32496096742448" calcext:value-type="float">
            <text:p>0.3249609674</text:p>
          </table:table-cell>
          <table:table-cell office:value-type="float" office:value="0.408211866452921" calcext:value-type="float">
            <text:p>0.4082118665</text:p>
          </table:table-cell>
          <table:table-cell office:value-type="float" office:value="0.235850638130107" calcext:value-type="float">
            <text:p>0.2358506381</text:p>
          </table:table-cell>
          <table:table-cell office:value-type="float" office:value="0.408827795577976" calcext:value-type="float">
            <text:p>0.4088277956</text:p>
          </table:table-cell>
          <table:table-cell office:value-type="float" office:value="0.274441722088062" calcext:value-type="float">
            <text:p>0.2744417221</text:p>
          </table:table-cell>
          <table:table-cell office:value-type="float" office:value="0.373414299766082" calcext:value-type="float">
            <text:p>0.3734142998</text:p>
          </table:table-cell>
          <table:table-cell office:value-type="float" office:value="0.410422011062029" calcext:value-type="float">
            <text:p>0.4104220111</text:p>
          </table:table-cell>
          <table:table-cell office:value-type="float" office:value="0.398154847781987" calcext:value-type="float">
            <text:p>0.3981548478</text:p>
          </table:table-cell>
          <table:table-cell office:value-type="float" office:value="0.280059712008958" calcext:value-type="float">
            <text:p>0.280059712</text:p>
          </table:table-cell>
          <table:table-cell office:value-type="float" office:value="0.320003100208175" calcext:value-type="float">
            <text:p>0.3200031002</text:p>
          </table:table-cell>
          <table:table-cell office:value-type="float" office:value="0.349806916787431" calcext:value-type="float">
            <text:p>0.3498069168</text:p>
          </table:table-cell>
          <table:table-cell office:value-type="float" office:value="0.418891092913732" calcext:value-type="float">
            <text:p>0.4188910929</text:p>
          </table:table-cell>
          <table:table-cell office:value-type="float" office:value="0.214694117151806" calcext:value-type="float">
            <text:p>0.2146941172</text:p>
          </table:table-cell>
          <table:table-cell office:value-type="float" office:value="0.412471387074609" calcext:value-type="float">
            <text:p>0.4124713871</text:p>
          </table:table-cell>
          <table:table-cell office:value-type="float" office:value="0.42395921848688" calcext:value-type="float">
            <text:p>0.4239592185</text:p>
          </table:table-cell>
          <table:table-cell office:value-type="float" office:value="0.350732534428789" calcext:value-type="float">
            <text:p>0.3507325344</text:p>
          </table:table-cell>
          <table:table-cell office:value-type="float" office:value="0.330624122859732" calcext:value-type="float">
            <text:p>0.3306241229</text:p>
          </table:table-cell>
          <table:table-cell office:value-type="float" office:value="0.402429394671437" calcext:value-type="float">
            <text:p>0.4024293947</text:p>
          </table:table-cell>
          <table:table-cell office:value-type="float" office:value="0.189993428004504" calcext:value-type="float">
            <text:p>0.189993428</text:p>
          </table:table-cell>
          <table:table-cell office:value-type="float" office:value="0.347482888184672" calcext:value-type="float">
            <text:p>0.3474828882</text:p>
          </table:table-cell>
          <table:table-cell office:value-type="float" office:value="0.434694091338572" calcext:value-type="float">
            <text:p>0.4346940913</text:p>
          </table:table-cell>
          <table:table-cell office:value-type="float" office:value="0.380161907942472" calcext:value-type="float">
            <text:p>0.3801619079</text:p>
          </table:table-cell>
          <table:table-cell office:value-type="float" office:value="0.31695629695279" calcext:value-type="float">
            <text:p>0.316956297</text:p>
          </table:table-cell>
          <table:table-cell office:value-type="float" office:value="0.306974361136608" calcext:value-type="float">
            <text:p>0.3069743611</text:p>
          </table:table-cell>
          <table:table-cell office:value-type="float" office:value="0.328756486063711" calcext:value-type="float">
            <text:p>0.3287564861</text:p>
          </table:table-cell>
          <table:table-cell office:value-type="float" office:value="0.244870352660809" calcext:value-type="float">
            <text:p>0.2448703527</text:p>
          </table:table-cell>
          <table:table-cell office:value-type="float" office:value="0.393055671643031" calcext:value-type="float">
            <text:p>0.3930556716</text:p>
          </table:table-cell>
          <table:table-cell office:value-type="float" office:value="0.279168264099229" calcext:value-type="float">
            <text:p>0.2791682641</text:p>
          </table:table-cell>
          <table:table-cell office:value-type="float" office:value="0.416941899545622" calcext:value-type="float">
            <text:p>0.4169418995</text:p>
          </table:table-cell>
          <table:table-cell office:value-type="float" office:value="0.426373227661995" calcext:value-type="float">
            <text:p>0.4263732277</text:p>
          </table:table-cell>
          <table:table-cell office:value-type="float" office:value="0.411480240213155" calcext:value-type="float">
            <text:p>0.4114802402</text:p>
          </table:table-cell>
          <table:table-cell office:value-type="float" office:value="0.406141084748528" calcext:value-type="float">
            <text:p>0.4061410847</text:p>
          </table:table-cell>
          <table:table-cell office:value-type="float" office:value="0.364715135392368" calcext:value-type="float">
            <text:p>0.3647151354</text:p>
          </table:table-cell>
          <table:table-cell office:value-type="float" office:value="0.43086053996541" calcext:value-type="float">
            <text:p>0.43086054</text:p>
          </table:table-cell>
          <table:table-cell office:value-type="float" office:value="0.394775944632271" calcext:value-type="float">
            <text:p>0.3947759446</text:p>
          </table:table-cell>
          <table:table-cell office:value-type="float" office:value="0.429682338195639" calcext:value-type="float">
            <text:p>0.4296823382</text:p>
          </table:table-cell>
          <table:table-cell office:value-type="float" office:value="0.177602261789275" calcext:value-type="float">
            <text:p>0.1776022618</text:p>
          </table:table-cell>
          <table:table-cell office:value-type="float" office:value="0.167222703050809" calcext:value-type="float">
            <text:p>0.1672227031</text:p>
          </table:table-cell>
          <table:table-cell office:value-type="float" office:value="0.374942588806152" calcext:value-type="float">
            <text:p>0.3749425888</text:p>
          </table:table-cell>
          <table:table-cell office:value-type="float" office:value="0.404556874251618" calcext:value-type="float">
            <text:p>0.4045568743</text:p>
          </table:table-cell>
          <table:table-cell office:value-type="float" office:value="0.433559109381147" calcext:value-type="float">
            <text:p>0.4335591094</text:p>
          </table:table-cell>
          <table:table-cell office:value-type="float" office:value="0.402942912106801" calcext:value-type="float">
            <text:p>0.4029429121</text:p>
          </table:table-cell>
          <table:table-cell office:value-type="float" office:value="0.314649365563275" calcext:value-type="float">
            <text:p>0.3146493656</text:p>
          </table:table-cell>
          <table:table-cell office:value-type="float" office:value="0.419601820551465" calcext:value-type="float">
            <text:p>0.4196018206</text:p>
          </table:table-cell>
          <table:table-cell office:value-type="float" office:value="0.409948625328684" calcext:value-type="float">
            <text:p>0.4099486253</text:p>
          </table:table-cell>
          <table:table-cell office:value-type="float" office:value="0.309604242412446" calcext:value-type="float">
            <text:p>0.3096042424</text:p>
          </table:table-cell>
          <table:table-cell office:value-type="float" office:value="0.44778053802652" calcext:value-type="float">
            <text:p>0.447780538</text:p>
          </table:table-cell>
          <table:table-cell office:value-type="float" office:value="0.347742048337687" calcext:value-type="float">
            <text:p>0.3477420483</text:p>
          </table:table-cell>
          <table:table-cell office:value-type="float" office:value="0.136560462641632" calcext:value-type="float">
            <text:p>0.1365604626</text:p>
          </table:table-cell>
          <table:table-cell office:value-type="float" office:value="0.199248397771546" calcext:value-type="float">
            <text:p>0.1992483978</text:p>
          </table:table-cell>
          <table:table-cell office:value-type="float" office:value="0.395625089503851" calcext:value-type="float">
            <text:p>0.3956250895</text:p>
          </table:table-cell>
          <table:table-cell office:value-type="float" office:value="0.111634062562309" calcext:value-type="float">
            <text:p>0.1116340626</text:p>
          </table:table-cell>
          <table:table-cell office:value-type="float" office:value="0.420400676120718" calcext:value-type="float">
            <text:p>0.4204006761</text:p>
          </table:table-cell>
          <table:table-cell office:value-type="float" office:value="0.175808590797991" calcext:value-type="float">
            <text:p>0.1758085908</text:p>
          </table:table-cell>
          <table:table-cell office:value-type="float" office:value="0.391127174566154" calcext:value-type="float">
            <text:p>0.3911271746</text:p>
          </table:table-cell>
          <table:table-cell office:value-type="float" office:value="0.222980645857093" calcext:value-type="float">
            <text:p>0.2229806459</text:p>
          </table:table-cell>
          <table:table-cell office:value-type="float" office:value="0.412554368871682" calcext:value-type="float">
            <text:p>0.4125543689</text:p>
          </table:table-cell>
          <table:table-cell office:value-type="float" office:value="0.279377689083558" calcext:value-type="float">
            <text:p>0.2793776891</text:p>
          </table:table-cell>
          <table:table-cell office:value-type="float" office:value="0.407969668223243" calcext:value-type="float">
            <text:p>0.4079696682</text:p>
          </table:table-cell>
          <table:table-cell office:value-type="float" office:value="0.41184465388106" calcext:value-type="float">
            <text:p>0.4118446539</text:p>
          </table:table-cell>
          <table:table-cell office:value-type="float" office:value="0.445972505306608" calcext:value-type="float">
            <text:p>0.4459725053</text:p>
          </table:table-cell>
          <table:table-cell office:value-type="float" office:value="0.267814977935683" calcext:value-type="float">
            <text:p>0.2678149779</text:p>
          </table:table-cell>
          <table:table-cell office:value-type="float" office:value="0.383970359020435" calcext:value-type="float">
            <text:p>0.383970359</text:p>
          </table:table-cell>
          <table:table-cell office:value-type="float" office:value="0.269094477946682" calcext:value-type="float">
            <text:p>0.2690944779</text:p>
          </table:table-cell>
          <table:table-cell office:value-type="float" office:value="0.388230705935205" calcext:value-type="float">
            <text:p>0.3882307059</text:p>
          </table:table-cell>
          <table:table-cell office:value-type="float" office:value="0.380271174292682" calcext:value-type="float">
            <text:p>0.3802711743</text:p>
          </table:table-cell>
          <table:table-cell office:value-type="float" office:value="0.425716113370215" calcext:value-type="float">
            <text:p>0.4257161134</text:p>
          </table:table-cell>
          <table:table-cell office:value-type="float" office:value="0.34502064330839" calcext:value-type="float">
            <text:p>0.3450206433</text:p>
          </table:table-cell>
          <table:table-cell office:value-type="float" office:value="0.429421089679108" calcext:value-type="float">
            <text:p>0.4294210897</text:p>
          </table:table-cell>
          <table:table-cell office:value-type="float" office:value="0.336991064792808" calcext:value-type="float">
            <text:p>0.3369910648</text:p>
          </table:table-cell>
          <table:table-cell office:value-type="float" office:value="0.414067451703254" calcext:value-type="float">
            <text:p>0.4140674517</text:p>
          </table:table-cell>
          <table:table-cell office:value-type="float" office:value="0.414405173505574" calcext:value-type="float">
            <text:p>0.4144051735</text:p>
          </table:table-cell>
          <table:table-cell office:value-type="float" office:value="0.436577106785858" calcext:value-type="float">
            <text:p>0.4365771068</text:p>
          </table:table-cell>
          <table:table-cell office:value-type="float" office:value="0.420488206573594" calcext:value-type="float">
            <text:p>0.4204882066</text:p>
          </table:table-cell>
          <table:table-cell office:value-type="float" office:value="0.361307014087906" calcext:value-type="float">
            <text:p>0.3613070141</text:p>
          </table:table-cell>
          <table:table-cell office:value-type="float" office:value="0.432843939575627" calcext:value-type="float">
            <text:p>0.4328439396</text:p>
          </table:table-cell>
          <table:table-cell office:value-type="float" office:value="0.37705041056387" calcext:value-type="float">
            <text:p>0.3770504106</text:p>
          </table:table-cell>
          <table:table-cell office:value-type="float" office:value="0.376606455750684" calcext:value-type="float">
            <text:p>0.3766064558</text:p>
          </table:table-cell>
          <table:table-cell office:value-type="float" office:value="0.30673282542414" calcext:value-type="float">
            <text:p>0.3067328254</text:p>
          </table:table-cell>
          <table:table-cell office:value-type="float" office:value="0.278893610950915" calcext:value-type="float">
            <text:p>0.278893611</text:p>
          </table:table-cell>
          <table:table-cell office:value-type="float" office:value="0.218665386846967" calcext:value-type="float">
            <text:p>0.2186653868</text:p>
          </table:table-cell>
          <table:table-cell office:value-type="float" office:value="0.145758741399003" calcext:value-type="float">
            <text:p>0.1457587414</text:p>
          </table:table-cell>
          <table:table-cell office:value-type="float" office:value="0.419500250540437" calcext:value-type="float">
            <text:p>0.4195002505</text:p>
          </table:table-cell>
          <table:table-cell office:value-type="float" office:value="0.419045854710016" calcext:value-type="float">
            <text:p>0.4190458547</text:p>
          </table:table-cell>
          <table:table-cell office:value-type="float" office:value="0.251848316487491" calcext:value-type="float">
            <text:p>0.2518483165</text:p>
          </table:table-cell>
          <table:table-cell office:value-type="float" office:value="0.389428513462889" calcext:value-type="float">
            <text:p>0.3894285135</text:p>
          </table:table-cell>
          <table:table-cell office:value-type="float" office:value="0.432769287432883" calcext:value-type="float">
            <text:p>0.4327692874</text:p>
          </table:table-cell>
          <table:table-cell office:value-type="float" office:value="0.330875889404081" calcext:value-type="float">
            <text:p>0.3308758894</text:p>
          </table:table-cell>
          <table:table-cell office:value-type="float" office:value="0.448215410818902" calcext:value-type="float">
            <text:p>0.4482154108</text:p>
          </table:table-cell>
          <table:table-cell office:value-type="float" office:value="0.362160540574852" calcext:value-type="float">
            <text:p>0.3621605406</text:p>
          </table:table-cell>
          <table:table-cell office:value-type="float" office:value="0.286262044468533" calcext:value-type="float">
            <text:p>0.2862620445</text:p>
          </table:table-cell>
          <table:table-cell office:value-type="float" office:value="0.425781483869249" calcext:value-type="float">
            <text:p>0.4257814839</text:p>
          </table:table-cell>
          <table:table-cell office:value-type="float" office:value="0.439177240836747" calcext:value-type="float">
            <text:p>0.4391772408</text:p>
          </table:table-cell>
          <table:table-cell office:value-type="float" office:value="0.341180709057056" calcext:value-type="float">
            <text:p>0.3411807091</text:p>
          </table:table-cell>
          <table:table-cell office:value-type="float" office:value="0.304675506618756" calcext:value-type="float">
            <text:p>0.3046755066</text:p>
          </table:table-cell>
          <table:table-cell office:value-type="float" office:value="0.338698336597887" calcext:value-type="float">
            <text:p>0.3386983366</text:p>
          </table:table-cell>
          <table:table-cell office:value-type="float" office:value="0.337595572993949" calcext:value-type="float">
            <text:p>0.337595573</text:p>
          </table:table-cell>
          <table:table-cell office:value-type="float" office:value="0.187913542501497" calcext:value-type="float">
            <text:p>0.1879135425</text:p>
          </table:table-cell>
          <table:table-cell office:value-type="float" office:value="0.359132257872672" calcext:value-type="float">
            <text:p>0.3591322579</text:p>
          </table:table-cell>
          <table:table-cell office:value-type="float" office:value="0.391269921077014" calcext:value-type="float">
            <text:p>0.3912699211</text:p>
          </table:table-cell>
          <table:table-cell office:value-type="float" office:value="0.383085347232886" calcext:value-type="float">
            <text:p>0.3830853472</text:p>
          </table:table-cell>
          <table:table-cell office:value-type="float" office:value="0.424588415732232" calcext:value-type="float">
            <text:p>0.4245884157</text:p>
          </table:table-cell>
          <table:table-cell office:value-type="float" office:value="0.444502021398645" calcext:value-type="float">
            <text:p>0.4445020214</text:p>
          </table:table-cell>
          <table:table-cell office:value-type="float" office:value="0.12453865145626" calcext:value-type="float">
            <text:p>0.1245386515</text:p>
          </table:table-cell>
          <table:table-cell office:value-type="float" office:value="0.122749020943793" calcext:value-type="float">
            <text:p>0.1227490209</text:p>
          </table:table-cell>
          <table:table-cell office:value-type="float" office:value="0.438347443085256" calcext:value-type="float">
            <text:p>0.4383474431</text:p>
          </table:table-cell>
          <table:table-cell office:value-type="float" office:value="0.330371002763404" calcext:value-type="float">
            <text:p>0.3303710028</text:p>
          </table:table-cell>
          <table:table-cell office:value-type="float" office:value="0.421336999293351" calcext:value-type="float">
            <text:p>0.4213369993</text:p>
          </table:table-cell>
          <table:table-cell office:value-type="float" office:value="0.439075903336488" calcext:value-type="float">
            <text:p>0.4390759033</text:p>
          </table:table-cell>
          <table:table-cell office:value-type="float" office:value="0.442279816010815" calcext:value-type="float">
            <text:p>0.442279816</text:p>
          </table:table-cell>
          <table:table-cell office:value-type="float" office:value="0.394222723216134" calcext:value-type="float">
            <text:p>0.3942227232</text:p>
          </table:table-cell>
          <table:table-cell office:value-type="float" office:value="0.152557506156894" calcext:value-type="float">
            <text:p>0.1525575062</text:p>
          </table:table-cell>
          <table:table-cell office:value-type="float" office:value="0.425358530657873" calcext:value-type="float">
            <text:p>0.4253585307</text:p>
          </table:table-cell>
          <table:table-cell office:value-type="float" office:value="0.396864440626475" calcext:value-type="float">
            <text:p>0.3968644406</text:p>
          </table:table-cell>
          <table:table-cell office:value-type="float" office:value="0.434372653219809" calcext:value-type="float">
            <text:p>0.4343726532</text:p>
          </table:table-cell>
          <table:table-cell office:value-type="float" office:value="0.260437732197792" calcext:value-type="float">
            <text:p>0.2604377322</text:p>
          </table:table-cell>
          <table:table-cell office:value-type="float" office:value="0.441137748556508" calcext:value-type="float">
            <text:p>0.4411377486</text:p>
          </table:table-cell>
          <table:table-cell office:value-type="float" office:value="0.194351224259016" calcext:value-type="float">
            <text:p>0.1943512243</text:p>
          </table:table-cell>
          <table:table-cell office:value-type="float" office:value="0.0846911672989808" calcext:value-type="float">
            <text:p>0.0846911673</text:p>
          </table:table-cell>
          <table:table-cell office:value-type="float" office:value="0.430424096474799" calcext:value-type="float">
            <text:p>0.4304240965</text:p>
          </table:table-cell>
          <table:table-cell office:value-type="float" office:value="0.42932660402763" calcext:value-type="float">
            <text:p>0.429326604</text:p>
          </table:table-cell>
          <table:table-cell office:value-type="float" office:value="0.338800143858569" calcext:value-type="float">
            <text:p>0.3388001439</text:p>
          </table:table-cell>
          <table:table-cell office:value-type="float" office:value="0.433321004874293" calcext:value-type="float">
            <text:p>0.4333210049</text:p>
          </table:table-cell>
          <table:table-cell office:value-type="float" office:value="0.391006039730652" calcext:value-type="float">
            <text:p>0.3910060397</text:p>
          </table:table-cell>
          <table:table-cell office:value-type="float" office:value="0.403504339966252" calcext:value-type="float">
            <text:p>0.40350434</text:p>
          </table:table-cell>
          <table:table-cell office:value-type="float" office:value="0.438622411990755" calcext:value-type="float">
            <text:p>0.438622412</text:p>
          </table:table-cell>
          <table:table-cell office:value-type="float" office:value="0.268243383055441" calcext:value-type="float">
            <text:p>0.2682433831</text:p>
          </table:table-cell>
          <table:table-cell office:value-type="float" office:value="0.415969982753794" calcext:value-type="float">
            <text:p>0.4159699828</text:p>
          </table:table-cell>
          <table:table-cell office:value-type="float" office:value="0.41255918037765" calcext:value-type="float">
            <text:p>0.4125591804</text:p>
          </table:table-cell>
          <table:table-cell office:value-type="float" office:value="0.244967417160951" calcext:value-type="float">
            <text:p>0.2449674172</text:p>
          </table:table-cell>
          <table:table-cell office:value-type="float" office:value="0.418887659349206" calcext:value-type="float">
            <text:p>0.4188876593</text:p>
          </table:table-cell>
          <table:table-cell office:value-type="float" office:value="0.415494146448142" calcext:value-type="float">
            <text:p>0.4154941464</text:p>
          </table:table-cell>
          <table:table-cell office:value-type="float" office:value="0.373752056836239" calcext:value-type="float">
            <text:p>0.3737520568</text:p>
          </table:table-cell>
          <table:table-cell office:value-type="float" office:value="0.436385915304663" calcext:value-type="float">
            <text:p>0.4363859153</text:p>
          </table:table-cell>
          <table:table-cell office:value-type="float" office:value="0.400670575253113" calcext:value-type="float">
            <text:p>0.4006705753</text:p>
          </table:table-cell>
          <table:table-cell office:value-type="float" office:value="0.442347978281891" calcext:value-type="float">
            <text:p>0.4423479783</text:p>
          </table:table-cell>
          <table:table-cell office:value-type="float" office:value="0.121230551042321" calcext:value-type="float">
            <text:p>0.121230551</text:p>
          </table:table-cell>
          <table:table-cell office:value-type="float" office:value="0.413630407353593" calcext:value-type="float">
            <text:p>0.4136304074</text:p>
          </table:table-cell>
          <table:table-cell office:value-type="float" office:value="0.438808937881524" calcext:value-type="float">
            <text:p>0.4388089379</text:p>
          </table:table-cell>
          <table:table-cell office:value-type="float" office:value="0.231432444973464" calcext:value-type="float">
            <text:p>0.231432445</text:p>
          </table:table-cell>
          <table:table-cell office:value-type="float" office:value="0.407993386743768" calcext:value-type="float">
            <text:p>0.4079933867</text:p>
          </table:table-cell>
          <table:table-cell office:value-type="float" office:value="0.4238788079036" calcext:value-type="float">
            <text:p>0.4238788079</text:p>
          </table:table-cell>
          <table:table-cell office:value-type="float" office:value="0.447135942142338" calcext:value-type="float">
            <text:p>0.4471359421</text:p>
          </table:table-cell>
          <table:table-cell office:value-type="float" office:value="0.290973461474631" calcext:value-type="float">
            <text:p>0.2909734615</text:p>
          </table:table-cell>
          <table:table-cell office:value-type="float" office:value="0.255849190904058" calcext:value-type="float">
            <text:p>0.2558491909</text:p>
          </table:table-cell>
          <table:table-cell office:value-type="float" office:value="0.22484724867049" calcext:value-type="float">
            <text:p>0.2248472487</text:p>
          </table:table-cell>
          <table:table-cell office:value-type="float" office:value="0.386514739644822" calcext:value-type="float">
            <text:p>0.3865147396</text:p>
          </table:table-cell>
          <table:table-cell office:value-type="float" office:value="0.124426509129285" calcext:value-type="float">
            <text:p>0.1244265091</text:p>
          </table:table-cell>
          <table:table-cell office:value-type="float" office:value="0.33826607613176" calcext:value-type="float">
            <text:p>0.3382660761</text:p>
          </table:table-cell>
          <table:table-cell office:value-type="float" office:value="0.334031351716274" calcext:value-type="float">
            <text:p>0.3340313517</text:p>
          </table:table-cell>
          <table:table-cell office:value-type="float" office:value="0.357134297163663" calcext:value-type="float">
            <text:p>0.3571342972</text:p>
          </table:table-cell>
          <table:table-cell office:value-type="float" office:value="0.38468253941081" calcext:value-type="float">
            <text:p>0.3846825394</text:p>
          </table:table-cell>
          <table:table-cell office:value-type="float" office:value="0.417514172880894" calcext:value-type="float">
            <text:p>0.4175141729</text:p>
          </table:table-cell>
          <table:table-cell office:value-type="float" office:value="0.347306527855539" calcext:value-type="float">
            <text:p>0.3473065279</text:p>
          </table:table-cell>
          <table:table-cell office:value-type="float" office:value="0.257708312934363" calcext:value-type="float">
            <text:p>0.2577083129</text:p>
          </table:table-cell>
          <table:table-cell office:value-type="float" office:value="0.431724464092996" calcext:value-type="float">
            <text:p>0.4317244641</text:p>
          </table:table-cell>
          <table:table-cell office:value-type="float" office:value="0.414312536556392" calcext:value-type="float">
            <text:p>0.4143125366</text:p>
          </table:table-cell>
          <table:table-cell office:value-type="float" office:value="0.245827934346014" calcext:value-type="float">
            <text:p>0.2458279343</text:p>
          </table:table-cell>
          <table:table-cell office:value-type="float" office:value="0.441433050270215" calcext:value-type="float">
            <text:p>0.4414330503</text:p>
          </table:table-cell>
          <table:table-cell office:value-type="float" office:value="0.373084526601192" calcext:value-type="float">
            <text:p>0.3730845266</text:p>
          </table:table-cell>
          <table:table-cell office:value-type="float" office:value="0.427885085196883" calcext:value-type="float">
            <text:p>0.4278850852</text:p>
          </table:table-cell>
          <table:table-cell office:value-type="float" office:value="0.308872775559712" calcext:value-type="float">
            <text:p>0.3088727756</text:p>
          </table:table-cell>
          <table:table-cell office:value-type="float" office:value="0.30497009471954" calcext:value-type="float">
            <text:p>0.3049700947</text:p>
          </table:table-cell>
          <table:table-cell office:value-type="float" office:value="0.303913700791214" calcext:value-type="float">
            <text:p>0.3039137008</text:p>
          </table:table-cell>
          <table:table-cell office:value-type="float" office:value="0.397982999714019" calcext:value-type="float">
            <text:p>0.3979829997</text:p>
          </table:table-cell>
          <table:table-cell office:value-type="float" office:value="0.303527951998761" calcext:value-type="float">
            <text:p>0.303527952</text:p>
          </table:table-cell>
          <table:table-cell office:value-type="float" office:value="0.392205772804287" calcext:value-type="float">
            <text:p>0.3922057728</text:p>
          </table:table-cell>
          <table:table-cell office:value-type="float" office:value="0.4334627960259" calcext:value-type="float">
            <text:p>0.433462796</text:p>
          </table:table-cell>
          <table:table-cell office:value-type="float" office:value="0.360069209990148" calcext:value-type="float">
            <text:p>0.36006921</text:p>
          </table:table-cell>
          <table:table-cell office:value-type="float" office:value="0.307820013934226" calcext:value-type="float">
            <text:p>0.3078200139</text:p>
          </table:table-cell>
          <table:table-cell office:value-type="float" office:value="0.438556016376077" calcext:value-type="float">
            <text:p>0.4385560164</text:p>
          </table:table-cell>
          <table:table-cell office:value-type="float" office:value="0.44706143658911" calcext:value-type="float">
            <text:p>0.4470614366</text:p>
          </table:table-cell>
          <table:table-cell office:value-type="float" office:value="0.291225501421062" calcext:value-type="float">
            <text:p>0.2912255014</text:p>
          </table:table-cell>
          <table:table-cell office:value-type="float" office:value="0.409445602902254" calcext:value-type="float">
            <text:p>0.4094456029</text:p>
          </table:table-cell>
          <table:table-cell office:value-type="float" office:value="0.276949412072926" calcext:value-type="float">
            <text:p>0.2769494121</text:p>
          </table:table-cell>
          <table:table-cell office:value-type="float" office:value="0.256111912676808" calcext:value-type="float">
            <text:p>0.2561119127</text:p>
          </table:table-cell>
          <table:table-cell office:value-type="float" office:value="0.3696966643047" calcext:value-type="float">
            <text:p>0.3696966643</text:p>
          </table:table-cell>
          <table:table-cell office:value-type="float" office:value="0.367340605503258" calcext:value-type="float">
            <text:p>0.3673406055</text:p>
          </table:table-cell>
          <table:table-cell office:value-type="float" office:value="0.321723609762562" calcext:value-type="float">
            <text:p>0.3217236098</text:p>
          </table:table-cell>
          <table:table-cell office:value-type="float" office:value="0.417012651396303" calcext:value-type="float">
            <text:p>0.4170126514</text:p>
          </table:table-cell>
          <table:table-cell office:value-type="float" office:value="0.414961590446769" calcext:value-type="float">
            <text:p>0.4149615904</text:p>
          </table:table-cell>
          <table:table-cell office:value-type="float" office:value="0.359025046008214" calcext:value-type="float">
            <text:p>0.359025046</text:p>
          </table:table-cell>
          <table:table-cell office:value-type="float" office:value="0.441392905636306" calcext:value-type="float">
            <text:p>0.4413929056</text:p>
          </table:table-cell>
          <table:table-cell office:value-type="float" office:value="0.307750450511703" calcext:value-type="float">
            <text:p>0.3077504505</text:p>
          </table:table-cell>
          <table:table-cell office:value-type="float" office:value="0.32410384943123" calcext:value-type="float">
            <text:p>0.3241038494</text:p>
          </table:table-cell>
          <table:table-cell office:value-type="float" office:value="0.313403192931266" calcext:value-type="float">
            <text:p>0.3134031929</text:p>
          </table:table-cell>
          <table:table-cell office:value-type="float" office:value="0.383514087992085" calcext:value-type="float">
            <text:p>0.383514088</text:p>
          </table:table-cell>
          <table:table-cell office:value-type="float" office:value="0.244755115778623" calcext:value-type="float">
            <text:p>0.2447551158</text:p>
          </table:table-cell>
          <table:table-cell office:value-type="float" office:value="0.304450328906096" calcext:value-type="float">
            <text:p>0.3044503289</text:p>
          </table:table-cell>
          <table:table-cell office:value-type="float" office:value="0.425289168206205" calcext:value-type="float">
            <text:p>0.4252891682</text:p>
          </table:table-cell>
          <table:table-cell office:value-type="float" office:value="0.409725569330761" calcext:value-type="float">
            <text:p>0.4097255693</text:p>
          </table:table-cell>
          <table:table-cell office:value-type="float" office:value="0.336332186161419" calcext:value-type="float">
            <text:p>0.3363321862</text:p>
          </table:table-cell>
          <table:table-cell office:value-type="float" office:value="0.37022120249145" calcext:value-type="float">
            <text:p>0.3702212025</text:p>
          </table:table-cell>
          <table:table-cell office:value-type="float" office:value="0.337438615050838" calcext:value-type="float">
            <text:p>0.3374386151</text:p>
          </table:table-cell>
          <table:table-cell office:value-type="float" office:value="0.430214411462575" calcext:value-type="float">
            <text:p>0.4302144115</text:p>
          </table:table-cell>
          <table:table-cell office:value-type="float" office:value="0.271374944073573" calcext:value-type="float">
            <text:p>0.2713749441</text:p>
          </table:table-cell>
          <table:table-cell office:value-type="float" office:value="0.283376360108069" calcext:value-type="float">
            <text:p>0.2833763601</text:p>
          </table:table-cell>
          <table:table-cell office:value-type="float" office:value="0.389496010478731" calcext:value-type="float">
            <text:p>0.3894960105</text:p>
          </table:table-cell>
          <table:table-cell office:value-type="float" office:value="0.314687620371896" calcext:value-type="float">
            <text:p>0.3146876204</text:p>
          </table:table-cell>
          <table:table-cell office:value-type="float" office:value="0.386210404520742" calcext:value-type="float">
            <text:p>0.3862104045</text:p>
          </table:table-cell>
          <table:table-cell office:value-type="float" office:value="0.401469715913698" calcext:value-type="float">
            <text:p>0.4014697159</text:p>
          </table:table-cell>
          <table:table-cell office:value-type="float" office:value="0.235692290787983" calcext:value-type="float">
            <text:p>0.2356922908</text:p>
          </table:table-cell>
          <table:table-cell office:value-type="float" office:value="0.336427644116297" calcext:value-type="float">
            <text:p>0.3364276441</text:p>
          </table:table-cell>
          <table:table-cell office:value-type="float" office:value="0.311930638909761" calcext:value-type="float">
            <text:p>0.3119306389</text:p>
          </table:table-cell>
          <table:table-cell office:value-type="float" office:value="0.432885002584424" calcext:value-type="float">
            <text:p>0.4328850026</text:p>
          </table:table-cell>
          <table:table-cell office:value-type="float" office:value="0.403312077876115" calcext:value-type="float">
            <text:p>0.4033120779</text:p>
          </table:table-cell>
          <table:table-cell office:value-type="float" office:value="0.354980382944586" calcext:value-type="float">
            <text:p>0.3549803829</text:p>
          </table:table-cell>
          <table:table-cell office:value-type="float" office:value="0.414939268401992" calcext:value-type="float">
            <text:p>0.4149392684</text:p>
          </table:table-cell>
          <table:table-cell office:value-type="float" office:value="0.358973709349076" calcext:value-type="float">
            <text:p>0.3589737093</text:p>
          </table:table-cell>
          <table:table-cell office:value-type="float" office:value="0.444969177246094" calcext:value-type="float">
            <text:p>0.4449691772</text:p>
          </table:table-cell>
          <table:table-cell office:value-type="float" office:value="0.394229668526262" calcext:value-type="float">
            <text:p>0.3942296685</text:p>
          </table:table-cell>
          <table:table-cell office:value-type="float" office:value="0.440900706907886" calcext:value-type="float">
            <text:p>0.4409007069</text:p>
          </table:table-cell>
          <table:table-cell office:value-type="float" office:value="0.328281745641055" calcext:value-type="float">
            <text:p>0.3282817456</text:p>
          </table:table-cell>
          <table:table-cell office:value-type="float" office:value="0.205139059734007" calcext:value-type="float">
            <text:p>0.2051390597</text:p>
          </table:table-cell>
          <table:table-cell office:value-type="float" office:value="0.423760634513289" calcext:value-type="float">
            <text:p>0.4237606345</text:p>
          </table:table-cell>
          <table:table-cell office:value-type="float" office:value="0.407968062309831" calcext:value-type="float">
            <text:p>0.4079680623</text:p>
          </table:table-cell>
          <table:table-cell office:value-type="float" office:value="0.432655882414154" calcext:value-type="float">
            <text:p>0.4326558824</text:p>
          </table:table-cell>
          <table:table-cell office:value-type="float" office:value="0.197678881399202" calcext:value-type="float">
            <text:p>0.1976788814</text:p>
          </table:table-cell>
          <table:table-cell office:value-type="float" office:value="0.417786920112772" calcext:value-type="float">
            <text:p>0.4177869201</text:p>
          </table:table-cell>
          <table:table-cell office:value-type="float" office:value="0.309009629509053" calcext:value-type="float">
            <text:p>0.3090096295</text:p>
          </table:table-cell>
          <table:table-cell office:value-type="float" office:value="0.295268404525919" calcext:value-type="float">
            <text:p>0.2952684045</text:p>
          </table:table-cell>
          <table:table-cell office:value-type="float" office:value="0.431503476523679" calcext:value-type="float">
            <text:p>0.4315034765</text:p>
          </table:table-cell>
          <table:table-cell office:value-type="float" office:value="0.405807280793207" calcext:value-type="float">
            <text:p>0.4058072808</text:p>
          </table:table-cell>
          <table:table-cell office:value-type="float" office:value="0.415827850233961" calcext:value-type="float">
            <text:p>0.4158278502</text:p>
          </table:table-cell>
          <table:table-cell office:value-type="float" office:value="0.412154966698097" calcext:value-type="float">
            <text:p>0.4121549667</text:p>
          </table:table-cell>
          <table:table-cell office:value-type="float" office:value="0.0209176130935076" calcext:value-type="float">
            <text:p>0.0209176131</text:p>
          </table:table-cell>
          <table:table-cell office:value-type="float" office:value="0.370963938413155" calcext:value-type="float">
            <text:p>0.3709639384</text:p>
          </table:table-cell>
          <table:table-cell office:value-type="float" office:value="0.435225409248271" calcext:value-type="float">
            <text:p>0.4352254092</text:p>
          </table:table-cell>
          <table:table-cell office:value-type="float" office:value="0.395502214465461" calcext:value-type="float">
            <text:p>0.3955022145</text:p>
          </table:table-cell>
          <table:table-cell office:value-type="float" office:value="0.442367145956194" calcext:value-type="float">
            <text:p>0.442367146</text:p>
          </table:table-cell>
          <table:table-cell office:value-type="float" office:value="0.384521239722154" calcext:value-type="float">
            <text:p>0.3845212397</text:p>
          </table:table-cell>
          <table:table-cell office:value-type="float" office:value="0.417766426814318" calcext:value-type="float">
            <text:p>0.4177664268</text:p>
          </table:table-cell>
          <table:table-cell office:value-type="float" office:value="0.252938128360169" calcext:value-type="float">
            <text:p>0.2529381284</text:p>
          </table:table-cell>
          <table:table-cell office:value-type="float" office:value="0.286435979625783" calcext:value-type="float">
            <text:p>0.2864359796</text:p>
          </table:table-cell>
          <table:table-cell office:value-type="float" office:value="0.265688714163885" calcext:value-type="float">
            <text:p>0.2656887142</text:p>
          </table:table-cell>
          <table:table-cell office:value-type="float" office:value="0.383303710218032" calcext:value-type="float">
            <text:p>0.3833037102</text:p>
          </table:table-cell>
          <table:table-cell office:value-type="float" office:value="0.410156762220834" calcext:value-type="float">
            <text:p>0.4101567622</text:p>
          </table:table-cell>
          <table:table-cell office:value-type="float" office:value="0.30649030975234" calcext:value-type="float">
            <text:p>0.3064903098</text:p>
          </table:table-cell>
          <table:table-cell office:value-type="float" office:value="0.454193014559392" calcext:value-type="float">
            <text:p>0.4541930146</text:p>
          </table:table-cell>
          <table:table-cell office:value-type="float" office:value="0.406729872740621" calcext:value-type="float">
            <text:p>0.4067298727</text:p>
          </table:table-cell>
          <table:table-cell office:value-type="float" office:value="0.381050073468643" calcext:value-type="float">
            <text:p>0.3810500735</text:p>
          </table:table-cell>
          <table:table-cell office:value-type="float" office:value="0.224942421323419" calcext:value-type="float">
            <text:p>0.2249424213</text:p>
          </table:table-cell>
          <table:table-cell office:value-type="float" office:value="0.391319957638798" calcext:value-type="float">
            <text:p>0.3913199576</text:p>
          </table:table-cell>
          <table:table-cell office:value-type="float" office:value="0.334024246000148" calcext:value-type="float">
            <text:p>0.334024246</text:p>
          </table:table-cell>
          <table:table-cell office:value-type="float" office:value="0.274250390883469" calcext:value-type="float">
            <text:p>0.2742503909</text:p>
          </table:table-cell>
          <table:table-cell office:value-type="float" office:value="0.373802737507298" calcext:value-type="float">
            <text:p>0.3738027375</text:p>
          </table:table-cell>
          <table:table-cell office:value-type="float" office:value="0.377585996081888" calcext:value-type="float">
            <text:p>0.3775859961</text:p>
          </table:table-cell>
          <table:table-cell office:value-type="float" office:value="0.385361328183973" calcext:value-type="float">
            <text:p>0.3853613282</text:p>
          </table:table-cell>
          <table:table-cell office:value-type="float" office:value="0.262771470976381" calcext:value-type="float">
            <text:p>0.262771471</text:p>
          </table:table-cell>
          <table:table-cell office:value-type="float" office:value="0.410921875916606" calcext:value-type="float">
            <text:p>0.4109218759</text:p>
          </table:table-cell>
          <table:table-cell office:value-type="float" office:value="0.231083287956858" calcext:value-type="float">
            <text:p>0.231083288</text:p>
          </table:table-cell>
          <table:table-cell office:value-type="float" office:value="0.409369047454726" calcext:value-type="float">
            <text:p>0.4093690475</text:p>
          </table:table-cell>
          <table:table-cell office:value-type="float" office:value="0.439445407988747" calcext:value-type="float">
            <text:p>0.439445408</text:p>
          </table:table-cell>
          <table:table-cell office:value-type="float" office:value="0.424083946281945" calcext:value-type="float">
            <text:p>0.4240839463</text:p>
          </table:table-cell>
          <table:table-cell office:value-type="float" office:value="0.414301259610341" calcext:value-type="float">
            <text:p>0.4143012596</text:p>
          </table:table-cell>
          <table:table-cell office:value-type="float" office:value="0.438316647155546" calcext:value-type="float">
            <text:p>0.4383166472</text:p>
          </table:table-cell>
          <table:table-cell office:value-type="float" office:value="0.452562205867296" calcext:value-type="float">
            <text:p>0.4525622059</text:p>
          </table:table-cell>
          <table:table-cell office:value-type="float" office:value="0.389388269754686" calcext:value-type="float">
            <text:p>0.3893882698</text:p>
          </table:table-cell>
          <table:table-cell office:value-type="float" office:value="0.354480721630393" calcext:value-type="float">
            <text:p>0.3544807216</text:p>
          </table:table-cell>
          <table:table-cell office:value-type="float" office:value="0.111812887090676" calcext:value-type="float">
            <text:p>0.1118128871</text:p>
          </table:table-cell>
          <table:table-cell office:value-type="float" office:value="0.437486308202305" calcext:value-type="float">
            <text:p>0.4374863082</text:p>
          </table:table-cell>
          <table:table-cell office:value-type="float" office:value="0.215464854830145" calcext:value-type="float">
            <text:p>0.2154648548</text:p>
          </table:table-cell>
          <table:table-cell office:value-type="float" office:value="0.276993077171986" calcext:value-type="float">
            <text:p>0.2769930772</text:p>
          </table:table-cell>
          <table:table-cell office:value-type="float" office:value="0.461284206444299" calcext:value-type="float">
            <text:p>0.4612842064</text:p>
          </table:table-cell>
          <table:table-cell office:value-type="float" office:value="0.372094661186946" calcext:value-type="float">
            <text:p>0.3720946612</text:p>
          </table:table-cell>
          <table:table-cell office:value-type="float" office:value="0.269817238393184" calcext:value-type="float">
            <text:p>0.2698172384</text:p>
          </table:table-cell>
          <table:table-cell office:value-type="float" office:value="0.431857220275663" calcext:value-type="float">
            <text:p>0.4318572203</text:p>
          </table:table-cell>
          <table:table-cell office:value-type="float" office:value="0.391686864665877" calcext:value-type="float">
            <text:p>0.3916868647</text:p>
          </table:table-cell>
          <table:table-cell office:value-type="float" office:value="0.393840382714154" calcext:value-type="float">
            <text:p>0.3938403827</text:p>
          </table:table-cell>
          <table:table-cell office:value-type="float" office:value="0.303335701366195" calcext:value-type="float">
            <text:p>0.3033357014</text:p>
          </table:table-cell>
          <table:table-cell office:value-type="float" office:value="0.379099742094114" calcext:value-type="float">
            <text:p>0.3790997421</text:p>
          </table:table-cell>
          <table:table-cell office:value-type="float" office:value="0.200862723778499" calcext:value-type="float">
            <text:p>0.2008627238</text:p>
          </table:table-cell>
          <table:table-cell office:value-type="float" office:value="0.442742354457033" calcext:value-type="float">
            <text:p>0.4427423545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{(-7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0)</text:p>
          </table:table-cell>
          <table:table-cell office:value-type="string" calcext:value-type="string">
            <text:p><text:s/>(-4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)</text:p>
          </table:table-cell>
          <table:table-cell office:value-type="string" calcext:value-type="string">
            <text:p><text:s/>(-35</text:p>
          </table:table-cell>
          <table:table-cell office:value-type="string" calcext:value-type="string">
            <text:p><text:s/>0): (0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2)</text:p>
          </table:table-cell>
          <table:table-cell office:value-type="string" calcext:value-type="string">
            <text:p><text:s/>(-2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15)}</text:p>
          </table:table-cell>
          <table:table-cell table:number-columns-repeated="508"/>
        </table:table-row>
        <table:table-row table:style-name="ro1" table:number-rows-repeated="4">
          <table:table-cell table:number-columns-repeated="528"/>
        </table:table-row>
        <table:table-row table:style-name="ro1">
          <table:table-cell office:value-type="string" calcext:value-type="string">
            <text:p><text:s text:c="2"/>trend: <text:s/>-1 <text:s text:c="2"/>0 <text:s text:c="2"/></text:p>
          </table:table-cell>
          <table:table-cell table:number-columns-repeated="527"/>
        </table:table-row>
        <table:table-row table:style-name="ro1" table:number-rows-repeated="11">
          <table:table-cell table:number-columns-repeated="528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2)</text:p>
          </table:table-cell>
          <table:table-cell table:number-columns-repeated="525"/>
        </table:table-row>
        <table:table-row table:style-name="ro1">
          <table:table-cell office:value-type="string" calcext:value-type="string">
            <text:p>test Acc: <text:s/>0.54419014067717 <text:s/>test MCC: <text:s/>0.07177000594435166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/>103 2541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 text:c="3"/>48 2988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527"/>
        </table:table-row>
        <table:table-row table:style-name="ro1">
          <table:table-cell office:value-type="float" office:value="0.719874770410599" calcext:value-type="float">
            <text:p>0.7198747704</text:p>
          </table:table-cell>
          <table:table-cell office:value-type="float" office:value="0.708566974659669" calcext:value-type="float">
            <text:p>0.7085669747</text:p>
          </table:table-cell>
          <table:table-cell office:value-type="float" office:value="0.705160646944002" calcext:value-type="float">
            <text:p>0.7051606469</text:p>
          </table:table-cell>
          <table:table-cell office:value-type="float" office:value="0.699775292576733" calcext:value-type="float">
            <text:p>0.6997752926</text:p>
          </table:table-cell>
          <table:table-cell office:value-type="float" office:value="0.694805770425752" calcext:value-type="float">
            <text:p>0.6948057704</text:p>
          </table:table-cell>
          <table:table-cell office:value-type="float" office:value="0.690690628943905" calcext:value-type="float">
            <text:p>0.6906906289</text:p>
          </table:table-cell>
          <table:table-cell office:value-type="float" office:value="0.690075495276034" calcext:value-type="float">
            <text:p>0.6900754953</text:p>
          </table:table-cell>
          <table:table-cell office:value-type="float" office:value="0.687789762899074" calcext:value-type="float">
            <text:p>0.6877897629</text:p>
          </table:table-cell>
          <table:table-cell office:value-type="float" office:value="0.687398182082286" calcext:value-type="float">
            <text:p>0.6873981821</text:p>
          </table:table-cell>
          <table:table-cell office:value-type="float" office:value="0.687767844046316" calcext:value-type="float">
            <text:p>0.687767844</text:p>
          </table:table-cell>
          <table:table-cell office:value-type="float" office:value="0.685057278327678" calcext:value-type="float">
            <text:p>0.6850572783</text:p>
          </table:table-cell>
          <table:table-cell office:value-type="float" office:value="0.686546764615494" calcext:value-type="float">
            <text:p>0.6865467646</text:p>
          </table:table-cell>
          <table:table-cell office:value-type="float" office:value="0.683375593704013" calcext:value-type="float">
            <text:p>0.6833755937</text:p>
          </table:table-cell>
          <table:table-cell office:value-type="float" office:value="0.683307024740404" calcext:value-type="float">
            <text:p>0.6833070247</text:p>
          </table:table-cell>
          <table:table-cell office:value-type="float" office:value="0.682360184906815" calcext:value-type="float">
            <text:p>0.6823601849</text:p>
          </table:table-cell>
          <table:table-cell office:value-type="float" office:value="0.683186254468382" calcext:value-type="float">
            <text:p>0.6831862545</text:p>
          </table:table-cell>
          <table:table-cell office:value-type="float" office:value="0.686040870879652" calcext:value-type="float">
            <text:p>0.6860408709</text:p>
          </table:table-cell>
          <table:table-cell office:value-type="float" office:value="0.681597797277336" calcext:value-type="float">
            <text:p>0.6815977973</text:p>
          </table:table-cell>
          <table:table-cell office:value-type="float" office:value="0.682340699132137" calcext:value-type="float">
            <text:p>0.6823406991</text:p>
          </table:table-cell>
          <table:table-cell office:value-type="float" office:value="0.682376169389294" calcext:value-type="float">
            <text:p>0.6823761694</text:p>
          </table:table-cell>
          <table:table-cell office:value-type="float" office:value="0.681623063603854" calcext:value-type="float">
            <text:p>0.6816230636</text:p>
          </table:table-cell>
          <table:table-cell office:value-type="float" office:value="0.681896122644574" calcext:value-type="float">
            <text:p>0.6818961226</text:p>
          </table:table-cell>
          <table:table-cell office:value-type="float" office:value="0.681099259633622" calcext:value-type="float">
            <text:p>0.6810992596</text:p>
          </table:table-cell>
          <table:table-cell office:value-type="float" office:value="0.680784164485843" calcext:value-type="float">
            <text:p>0.6807841645</text:p>
          </table:table-cell>
          <table:table-cell office:value-type="float" office:value="0.67845244643875" calcext:value-type="float">
            <text:p>0.6784524464</text:p>
          </table:table-cell>
          <table:table-cell office:value-type="float" office:value="0.679325080137648" calcext:value-type="float">
            <text:p>0.6793250801</text:p>
          </table:table-cell>
          <table:table-cell office:value-type="float" office:value="0.679548593160744" calcext:value-type="float">
            <text:p>0.6795485932</text:p>
          </table:table-cell>
          <table:table-cell office:value-type="float" office:value="0.679495442023475" calcext:value-type="float">
            <text:p>0.679495442</text:p>
          </table:table-cell>
          <table:table-cell office:value-type="float" office:value="0.678048419787587" calcext:value-type="float">
            <text:p>0.6780484198</text:p>
          </table:table-cell>
          <table:table-cell office:value-type="float" office:value="0.67966851001511" calcext:value-type="float">
            <text:p>0.67966851</text:p>
          </table:table-cell>
          <table:table-cell office:value-type="float" office:value="0.679230094505345" calcext:value-type="float">
            <text:p>0.6792300945</text:p>
          </table:table-cell>
          <table:table-cell office:value-type="float" office:value="0.678733504038253" calcext:value-type="float">
            <text:p>0.678733504</text:p>
          </table:table-cell>
          <table:table-cell office:value-type="float" office:value="0.678690723559823" calcext:value-type="float">
            <text:p>0.6786907236</text:p>
          </table:table-cell>
          <table:table-cell office:value-type="float" office:value="0.679991654262015" calcext:value-type="float">
            <text:p>0.6799916543</text:p>
          </table:table-cell>
          <table:table-cell office:value-type="float" office:value="0.678818162959841" calcext:value-type="float">
            <text:p>0.678818163</text:p>
          </table:table-cell>
          <table:table-cell office:value-type="float" office:value="0.683434911587271" calcext:value-type="float">
            <text:p>0.6834349116</text:p>
          </table:table-cell>
          <table:table-cell office:value-type="float" office:value="0.682610643624161" calcext:value-type="float">
            <text:p>0.6826106436</text:p>
          </table:table-cell>
          <table:table-cell office:value-type="float" office:value="0.679548548663267" calcext:value-type="float">
            <text:p>0.6795485487</text:p>
          </table:table-cell>
          <table:table-cell office:value-type="float" office:value="0.674552552436354" calcext:value-type="float">
            <text:p>0.6745525524</text:p>
          </table:table-cell>
          <table:table-cell office:value-type="float" office:value="0.679650331147805" calcext:value-type="float">
            <text:p>0.6796503311</text:p>
          </table:table-cell>
          <table:table-cell office:value-type="float" office:value="0.678508344883194" calcext:value-type="float">
            <text:p>0.6785083449</text:p>
          </table:table-cell>
          <table:table-cell office:value-type="float" office:value="0.677550956675534" calcext:value-type="float">
            <text:p>0.6775509567</text:p>
          </table:table-cell>
          <table:table-cell office:value-type="float" office:value="0.676359252720934" calcext:value-type="float">
            <text:p>0.6763592527</text:p>
          </table:table-cell>
          <table:table-cell office:value-type="float" office:value="0.679425944381046" calcext:value-type="float">
            <text:p>0.6794259444</text:p>
          </table:table-cell>
          <table:table-cell office:value-type="float" office:value="0.675813455735483" calcext:value-type="float">
            <text:p>0.6758134557</text:p>
          </table:table-cell>
          <table:table-cell office:value-type="float" office:value="0.675281647438278" calcext:value-type="float">
            <text:p>0.6752816474</text:p>
          </table:table-cell>
          <table:table-cell office:value-type="float" office:value="0.675390936811948" calcext:value-type="float">
            <text:p>0.6753909368</text:p>
          </table:table-cell>
          <table:table-cell office:value-type="float" office:value="0.676136171762844" calcext:value-type="float">
            <text:p>0.6761361718</text:p>
          </table:table-cell>
          <table:table-cell office:value-type="float" office:value="0.675560111274368" calcext:value-type="float">
            <text:p>0.6755601113</text:p>
          </table:table-cell>
          <table:table-cell office:value-type="float" office:value="0.675904533555431" calcext:value-type="float">
            <text:p>0.6759045336</text:p>
          </table:table-cell>
          <table:table-cell office:value-type="float" office:value="0.675150500189873" calcext:value-type="float">
            <text:p>0.6751505002</text:p>
          </table:table-cell>
          <table:table-cell office:value-type="float" office:value="0.674832871982029" calcext:value-type="float">
            <text:p>0.674832872</text:p>
          </table:table-cell>
          <table:table-cell office:value-type="float" office:value="0.674548519921193" calcext:value-type="float">
            <text:p>0.6745485199</text:p>
          </table:table-cell>
          <table:table-cell office:value-type="float" office:value="0.672124182573661" calcext:value-type="float">
            <text:p>0.6721241826</text:p>
          </table:table-cell>
          <table:table-cell office:value-type="float" office:value="0.67938505037589" calcext:value-type="float">
            <text:p>0.6793850504</text:p>
          </table:table-cell>
          <table:table-cell office:value-type="float" office:value="0.675905943191546" calcext:value-type="float">
            <text:p>0.6759059432</text:p>
          </table:table-cell>
          <table:table-cell office:value-type="float" office:value="0.676933490735595" calcext:value-type="float">
            <text:p>0.6769334907</text:p>
          </table:table-cell>
          <table:table-cell office:value-type="float" office:value="0.677990451935799" calcext:value-type="float">
            <text:p>0.6779904519</text:p>
          </table:table-cell>
          <table:table-cell office:value-type="float" office:value="0.676324257103529" calcext:value-type="float">
            <text:p>0.6763242571</text:p>
          </table:table-cell>
          <table:table-cell office:value-type="float" office:value="0.674159882804765" calcext:value-type="float">
            <text:p>0.6741598828</text:p>
          </table:table-cell>
          <table:table-cell office:value-type="float" office:value="0.675588768198743" calcext:value-type="float">
            <text:p>0.6755887682</text:p>
          </table:table-cell>
          <table:table-cell office:value-type="float" office:value="0.674407624703948" calcext:value-type="float">
            <text:p>0.6744076247</text:p>
          </table:table-cell>
          <table:table-cell office:value-type="float" office:value="0.673943795916122" calcext:value-type="float">
            <text:p>0.6739437959</text:p>
          </table:table-cell>
          <table:table-cell office:value-type="float" office:value="0.677976854660544" calcext:value-type="float">
            <text:p>0.6779768547</text:p>
          </table:table-cell>
          <table:table-cell office:value-type="float" office:value="0.674675884884074" calcext:value-type="float">
            <text:p>0.6746758849</text:p>
          </table:table-cell>
          <table:table-cell office:value-type="float" office:value="0.675384675577489" calcext:value-type="float">
            <text:p>0.6753846756</text:p>
          </table:table-cell>
          <table:table-cell office:value-type="float" office:value="0.674277939280057" calcext:value-type="float">
            <text:p>0.6742779393</text:p>
          </table:table-cell>
          <table:table-cell office:value-type="float" office:value="0.675923959176112" calcext:value-type="float">
            <text:p>0.6759239592</text:p>
          </table:table-cell>
          <table:table-cell office:value-type="float" office:value="0.675838530338305" calcext:value-type="float">
            <text:p>0.6758385303</text:p>
          </table:table-cell>
          <table:table-cell office:value-type="float" office:value="0.677870879524864" calcext:value-type="float">
            <text:p>0.6778708795</text:p>
          </table:table-cell>
          <table:table-cell office:value-type="float" office:value="0.675789499612448" calcext:value-type="float">
            <text:p>0.6757894996</text:p>
          </table:table-cell>
          <table:table-cell office:value-type="float" office:value="0.673703822672092" calcext:value-type="float">
            <text:p>0.6737038227</text:p>
          </table:table-cell>
          <table:table-cell office:value-type="float" office:value="0.675178433892914" calcext:value-type="float">
            <text:p>0.6751784339</text:p>
          </table:table-cell>
          <table:table-cell office:value-type="float" office:value="0.675421621667625" calcext:value-type="float">
            <text:p>0.6754216217</text:p>
          </table:table-cell>
          <table:table-cell office:value-type="float" office:value="0.678139620662285" calcext:value-type="float">
            <text:p>0.6781396207</text:p>
          </table:table-cell>
          <table:table-cell office:value-type="float" office:value="0.674844273224404" calcext:value-type="float">
            <text:p>0.6748442732</text:p>
          </table:table-cell>
          <table:table-cell office:value-type="float" office:value="0.674034205724567" calcext:value-type="float">
            <text:p>0.6740342057</text:p>
          </table:table-cell>
          <table:table-cell office:value-type="float" office:value="0.678561130701672" calcext:value-type="float">
            <text:p>0.6785611307</text:p>
          </table:table-cell>
          <table:table-cell office:value-type="float" office:value="0.678144603280977" calcext:value-type="float">
            <text:p>0.6781446033</text:p>
          </table:table-cell>
          <table:table-cell office:value-type="float" office:value="0.674285684038417" calcext:value-type="float">
            <text:p>0.674285684</text:p>
          </table:table-cell>
          <table:table-cell office:value-type="float" office:value="0.675997118796072" calcext:value-type="float">
            <text:p>0.6759971188</text:p>
          </table:table-cell>
          <table:table-cell office:value-type="float" office:value="0.676096725573737" calcext:value-type="float">
            <text:p>0.6760967256</text:p>
          </table:table-cell>
          <table:table-cell office:value-type="float" office:value="0.676827360957449" calcext:value-type="float">
            <text:p>0.676827361</text:p>
          </table:table-cell>
          <table:table-cell office:value-type="float" office:value="0.677184523800002" calcext:value-type="float">
            <text:p>0.6771845238</text:p>
          </table:table-cell>
          <table:table-cell office:value-type="float" office:value="0.675475903645089" calcext:value-type="float">
            <text:p>0.6754759036</text:p>
          </table:table-cell>
          <table:table-cell office:value-type="float" office:value="0.677707070304501" calcext:value-type="float">
            <text:p>0.6777070703</text:p>
          </table:table-cell>
          <table:table-cell office:value-type="float" office:value="0.673268056135573" calcext:value-type="float">
            <text:p>0.6732680561</text:p>
          </table:table-cell>
          <table:table-cell office:value-type="float" office:value="0.675062858838639" calcext:value-type="float">
            <text:p>0.6750628588</text:p>
          </table:table-cell>
          <table:table-cell office:value-type="float" office:value="0.675051582573746" calcext:value-type="float">
            <text:p>0.6750515826</text:p>
          </table:table-cell>
          <table:table-cell office:value-type="float" office:value="0.676502399180891" calcext:value-type="float">
            <text:p>0.6765023992</text:p>
          </table:table-cell>
          <table:table-cell office:value-type="float" office:value="0.674159827045581" calcext:value-type="float">
            <text:p>0.674159827</text:p>
          </table:table-cell>
          <table:table-cell office:value-type="float" office:value="0.67439999118928" calcext:value-type="float">
            <text:p>0.6743999912</text:p>
          </table:table-cell>
          <table:table-cell office:value-type="float" office:value="0.675699369149274" calcext:value-type="float">
            <text:p>0.6756993691</text:p>
          </table:table-cell>
          <table:table-cell office:value-type="float" office:value="0.673652964802931" calcext:value-type="float">
            <text:p>0.6736529648</text:p>
          </table:table-cell>
          <table:table-cell office:value-type="float" office:value="0.673434613487138" calcext:value-type="float">
            <text:p>0.6734346135</text:p>
          </table:table-cell>
          <table:table-cell office:value-type="float" office:value="0.673267315609664" calcext:value-type="float">
            <text:p>0.6732673156</text:p>
          </table:table-cell>
          <table:table-cell office:value-type="float" office:value="0.67274825226876" calcext:value-type="float">
            <text:p>0.6727482523</text:p>
          </table:table-cell>
          <table:table-cell office:value-type="float" office:value="0.673403563587347" calcext:value-type="float">
            <text:p>0.6734035636</text:p>
          </table:table-cell>
          <table:table-cell office:value-type="float" office:value="0.673465928723735" calcext:value-type="float">
            <text:p>0.6734659287</text:p>
          </table:table-cell>
          <table:table-cell office:value-type="float" office:value="0.673819156835705" calcext:value-type="float">
            <text:p>0.6738191568</text:p>
          </table:table-cell>
          <table:table-cell office:value-type="float" office:value="0.676010646029002" calcext:value-type="float">
            <text:p>0.676010646</text:p>
          </table:table-cell>
          <table:table-cell office:value-type="float" office:value="0.67430901252729" calcext:value-type="float">
            <text:p>0.6743090125</text:p>
          </table:table-cell>
          <table:table-cell office:value-type="float" office:value="0.675212671679835" calcext:value-type="float">
            <text:p>0.6752126717</text:p>
          </table:table-cell>
          <table:table-cell office:value-type="float" office:value="0.676636568686929" calcext:value-type="float">
            <text:p>0.6766365687</text:p>
          </table:table-cell>
          <table:table-cell office:value-type="float" office:value="0.676059938795556" calcext:value-type="float">
            <text:p>0.6760599388</text:p>
          </table:table-cell>
          <table:table-cell office:value-type="float" office:value="0.67294729470108" calcext:value-type="float">
            <text:p>0.6729472947</text:p>
          </table:table-cell>
          <table:table-cell office:value-type="float" office:value="0.676099185020693" calcext:value-type="float">
            <text:p>0.676099185</text:p>
          </table:table-cell>
          <table:table-cell office:value-type="float" office:value="0.674694779281792" calcext:value-type="float">
            <text:p>0.6746947793</text:p>
          </table:table-cell>
          <table:table-cell office:value-type="float" office:value="0.676455241469194" calcext:value-type="float">
            <text:p>0.6764552415</text:p>
          </table:table-cell>
          <table:table-cell office:value-type="float" office:value="0.674263090032586" calcext:value-type="float">
            <text:p>0.67426309</text:p>
          </table:table-cell>
          <table:table-cell office:value-type="float" office:value="0.674455389449124" calcext:value-type="float">
            <text:p>0.6744553894</text:p>
          </table:table-cell>
          <table:table-cell office:value-type="float" office:value="0.676987420853382" calcext:value-type="float">
            <text:p>0.6769874209</text:p>
          </table:table-cell>
          <table:table-cell office:value-type="float" office:value="0.675873389716522" calcext:value-type="float">
            <text:p>0.6758733897</text:p>
          </table:table-cell>
          <table:table-cell office:value-type="float" office:value="0.673188866558163" calcext:value-type="float">
            <text:p>0.6731888666</text:p>
          </table:table-cell>
          <table:table-cell office:value-type="float" office:value="0.676263993511552" calcext:value-type="float">
            <text:p>0.6762639935</text:p>
          </table:table-cell>
          <table:table-cell office:value-type="float" office:value="0.675973671921937" calcext:value-type="float">
            <text:p>0.6759736719</text:p>
          </table:table-cell>
          <table:table-cell office:value-type="float" office:value="0.673184739005181" calcext:value-type="float">
            <text:p>0.673184739</text:p>
          </table:table-cell>
          <table:table-cell office:value-type="float" office:value="0.674522308160632" calcext:value-type="float">
            <text:p>0.6745223082</text:p>
          </table:table-cell>
          <table:table-cell office:value-type="float" office:value="0.676308083644111" calcext:value-type="float">
            <text:p>0.6763080836</text:p>
          </table:table-cell>
          <table:table-cell office:value-type="float" office:value="0.672734750031326" calcext:value-type="float">
            <text:p>0.67273475</text:p>
          </table:table-cell>
          <table:table-cell office:value-type="float" office:value="0.675698761841119" calcext:value-type="float">
            <text:p>0.6756987618</text:p>
          </table:table-cell>
          <table:table-cell office:value-type="float" office:value="0.673551523191039" calcext:value-type="float">
            <text:p>0.6735515232</text:p>
          </table:table-cell>
          <table:table-cell office:value-type="float" office:value="0.675442174832392" calcext:value-type="float">
            <text:p>0.6754421748</text:p>
          </table:table-cell>
          <table:table-cell office:value-type="float" office:value="0.680676519596082" calcext:value-type="float">
            <text:p>0.6806765196</text:p>
          </table:table-cell>
          <table:table-cell office:value-type="float" office:value="0.672195703203228" calcext:value-type="float">
            <text:p>0.6721957032</text:p>
          </table:table-cell>
          <table:table-cell office:value-type="float" office:value="0.671799969563286" calcext:value-type="float">
            <text:p>0.6717999696</text:p>
          </table:table-cell>
          <table:table-cell office:value-type="float" office:value="0.677645082023286" calcext:value-type="float">
            <text:p>0.677645082</text:p>
          </table:table-cell>
          <table:table-cell office:value-type="float" office:value="0.679848635800972" calcext:value-type="float">
            <text:p>0.6798486358</text:p>
          </table:table-cell>
          <table:table-cell office:value-type="float" office:value="0.675627531543855" calcext:value-type="float">
            <text:p>0.6756275315</text:p>
          </table:table-cell>
          <table:table-cell office:value-type="float" office:value="0.672072707508017" calcext:value-type="float">
            <text:p>0.6720727075</text:p>
          </table:table-cell>
          <table:table-cell office:value-type="float" office:value="0.676254965742612" calcext:value-type="float">
            <text:p>0.6762549657</text:p>
          </table:table-cell>
          <table:table-cell office:value-type="float" office:value="0.67557970939144" calcext:value-type="float">
            <text:p>0.6755797094</text:p>
          </table:table-cell>
          <table:table-cell office:value-type="float" office:value="0.67730813312091" calcext:value-type="float">
            <text:p>0.6773081331</text:p>
          </table:table-cell>
          <table:table-cell office:value-type="float" office:value="0.676225589717039" calcext:value-type="float">
            <text:p>0.6762255897</text:p>
          </table:table-cell>
          <table:table-cell office:value-type="float" office:value="0.673371586382114" calcext:value-type="float">
            <text:p>0.6733715864</text:p>
          </table:table-cell>
          <table:table-cell office:value-type="float" office:value="0.675604343963658" calcext:value-type="float">
            <text:p>0.675604344</text:p>
          </table:table-cell>
          <table:table-cell office:value-type="float" office:value="0.67338669190209" calcext:value-type="float">
            <text:p>0.6733866919</text:p>
          </table:table-cell>
          <table:table-cell office:value-type="float" office:value="0.678095286342955" calcext:value-type="float">
            <text:p>0.6780952863</text:p>
          </table:table-cell>
          <table:table-cell office:value-type="float" office:value="0.674335105078561" calcext:value-type="float">
            <text:p>0.6743351051</text:p>
          </table:table-cell>
          <table:table-cell office:value-type="float" office:value="0.676852594322873" calcext:value-type="float">
            <text:p>0.6768525943</text:p>
          </table:table-cell>
          <table:table-cell office:value-type="float" office:value="0.67607667643903" calcext:value-type="float">
            <text:p>0.6760766764</text:p>
          </table:table-cell>
          <table:table-cell office:value-type="float" office:value="0.676583056625683" calcext:value-type="float">
            <text:p>0.6765830566</text:p>
          </table:table-cell>
          <table:table-cell office:value-type="float" office:value="0.674505471633876" calcext:value-type="float">
            <text:p>0.6745054716</text:p>
          </table:table-cell>
          <table:table-cell office:value-type="float" office:value="0.676055269856607" calcext:value-type="float">
            <text:p>0.6760552699</text:p>
          </table:table-cell>
          <table:table-cell office:value-type="float" office:value="0.673844923621498" calcext:value-type="float">
            <text:p>0.6738449236</text:p>
          </table:table-cell>
          <table:table-cell office:value-type="float" office:value="0.676379870709186" calcext:value-type="float">
            <text:p>0.6763798707</text:p>
          </table:table-cell>
          <table:table-cell office:value-type="float" office:value="0.673776682071422" calcext:value-type="float">
            <text:p>0.6737766821</text:p>
          </table:table-cell>
          <table:table-cell office:value-type="float" office:value="0.674768817040228" calcext:value-type="float">
            <text:p>0.674768817</text:p>
          </table:table-cell>
          <table:table-cell office:value-type="float" office:value="0.674925403111541" calcext:value-type="float">
            <text:p>0.6749254031</text:p>
          </table:table-cell>
          <table:table-cell office:value-type="float" office:value="0.677540885138622" calcext:value-type="float">
            <text:p>0.6775408851</text:p>
          </table:table-cell>
          <table:table-cell office:value-type="float" office:value="0.675213470711686" calcext:value-type="float">
            <text:p>0.6752134707</text:p>
          </table:table-cell>
          <table:table-cell office:value-type="float" office:value="0.674063598505363" calcext:value-type="float">
            <text:p>0.6740635985</text:p>
          </table:table-cell>
          <table:table-cell office:value-type="float" office:value="0.674896179805703" calcext:value-type="float">
            <text:p>0.6748961798</text:p>
          </table:table-cell>
          <table:table-cell office:value-type="float" office:value="0.675534923505124" calcext:value-type="float">
            <text:p>0.6755349235</text:p>
          </table:table-cell>
          <table:table-cell office:value-type="float" office:value="0.675937858045376" calcext:value-type="float">
            <text:p>0.675937858</text:p>
          </table:table-cell>
          <table:table-cell office:value-type="float" office:value="0.672963521447599" calcext:value-type="float">
            <text:p>0.6729635214</text:p>
          </table:table-cell>
          <table:table-cell office:value-type="float" office:value="0.67342337073269" calcext:value-type="float">
            <text:p>0.6734233707</text:p>
          </table:table-cell>
          <table:table-cell office:value-type="float" office:value="0.673432340270363" calcext:value-type="float">
            <text:p>0.6734323403</text:p>
          </table:table-cell>
          <table:table-cell office:value-type="float" office:value="0.673250358774915" calcext:value-type="float">
            <text:p>0.6732503588</text:p>
          </table:table-cell>
          <table:table-cell office:value-type="float" office:value="0.673126170162781" calcext:value-type="float">
            <text:p>0.6731261702</text:p>
          </table:table-cell>
          <table:table-cell office:value-type="float" office:value="0.682562338866396" calcext:value-type="float">
            <text:p>0.6825623389</text:p>
          </table:table-cell>
          <table:table-cell office:value-type="float" office:value="0.675514702423377" calcext:value-type="float">
            <text:p>0.6755147024</text:p>
          </table:table-cell>
          <table:table-cell office:value-type="float" office:value="0.677617088715602" calcext:value-type="float">
            <text:p>0.6776170887</text:p>
          </table:table-cell>
          <table:table-cell office:value-type="float" office:value="0.676588525969861" calcext:value-type="float">
            <text:p>0.676588526</text:p>
          </table:table-cell>
          <table:table-cell office:value-type="float" office:value="0.67320215042835" calcext:value-type="float">
            <text:p>0.6732021504</text:p>
          </table:table-cell>
          <table:table-cell office:value-type="float" office:value="0.672908812623969" calcext:value-type="float">
            <text:p>0.6729088126</text:p>
          </table:table-cell>
          <table:table-cell office:value-type="float" office:value="0.673582073180906" calcext:value-type="float">
            <text:p>0.6735820732</text:p>
          </table:table-cell>
          <table:table-cell office:value-type="float" office:value="0.674834574147853" calcext:value-type="float">
            <text:p>0.6748345741</text:p>
          </table:table-cell>
          <table:table-cell office:value-type="float" office:value="0.674443868448108" calcext:value-type="float">
            <text:p>0.6744438684</text:p>
          </table:table-cell>
          <table:table-cell office:value-type="float" office:value="0.674389818297004" calcext:value-type="float">
            <text:p>0.6743898183</text:p>
          </table:table-cell>
          <table:table-cell office:value-type="float" office:value="0.677827362365986" calcext:value-type="float">
            <text:p>0.6778273624</text:p>
          </table:table-cell>
          <table:table-cell office:value-type="float" office:value="0.672679923097109" calcext:value-type="float">
            <text:p>0.6726799231</text:p>
          </table:table-cell>
          <table:table-cell office:value-type="float" office:value="0.674233380825289" calcext:value-type="float">
            <text:p>0.6742333808</text:p>
          </table:table-cell>
          <table:table-cell office:value-type="float" office:value="0.672914200938792" calcext:value-type="float">
            <text:p>0.6729142009</text:p>
          </table:table-cell>
          <table:table-cell office:value-type="float" office:value="0.675725455657678" calcext:value-type="float">
            <text:p>0.6757254557</text:p>
          </table:table-cell>
          <table:table-cell table:number-columns-repeated="353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527"/>
        </table:table-row>
        <table:table-row table:style-name="ro1">
          <table:table-cell office:value-type="float" office:value="0.691040185471656" calcext:value-type="float">
            <text:p>0.6910401855</text:p>
          </table:table-cell>
          <table:table-cell office:value-type="float" office:value="0.716296104646065" calcext:value-type="float">
            <text:p>0.7162961046</text:p>
          </table:table-cell>
          <table:table-cell office:value-type="float" office:value="0.708602225612587" calcext:value-type="float">
            <text:p>0.7086022256</text:p>
          </table:table-cell>
          <table:table-cell office:value-type="float" office:value="0.692357921768242" calcext:value-type="float">
            <text:p>0.6923579218</text:p>
          </table:table-cell>
          <table:table-cell office:value-type="float" office:value="0.693073338689938" calcext:value-type="float">
            <text:p>0.6930733387</text:p>
          </table:table-cell>
          <table:table-cell office:value-type="float" office:value="0.697666658985783" calcext:value-type="float">
            <text:p>0.697666659</text:p>
          </table:table-cell>
          <table:table-cell office:value-type="float" office:value="0.689770546429594" calcext:value-type="float">
            <text:p>0.6897705464</text:p>
          </table:table-cell>
          <table:table-cell office:value-type="float" office:value="0.685431290008652" calcext:value-type="float">
            <text:p>0.68543129</text:p>
          </table:table-cell>
          <table:table-cell office:value-type="float" office:value="0.712974281042394" calcext:value-type="float">
            <text:p>0.712974281</text:p>
          </table:table-cell>
          <table:table-cell office:value-type="float" office:value="0.686567320790089" calcext:value-type="float">
            <text:p>0.6865673208</text:p>
          </table:table-cell>
          <table:table-cell office:value-type="float" office:value="0.683876959202995" calcext:value-type="float">
            <text:p>0.6838769592</text:p>
          </table:table-cell>
          <table:table-cell office:value-type="float" office:value="0.681985528032545" calcext:value-type="float">
            <text:p>0.681985528</text:p>
          </table:table-cell>
          <table:table-cell office:value-type="float" office:value="0.690836147355362" calcext:value-type="float">
            <text:p>0.6908361474</text:p>
          </table:table-cell>
          <table:table-cell office:value-type="float" office:value="0.694015276432037" calcext:value-type="float">
            <text:p>0.6940152764</text:p>
          </table:table-cell>
          <table:table-cell office:value-type="float" office:value="0.682623210255529" calcext:value-type="float">
            <text:p>0.6826232103</text:p>
          </table:table-cell>
          <table:table-cell office:value-type="float" office:value="0.777793466037428" calcext:value-type="float">
            <text:p>0.777793466</text:p>
          </table:table-cell>
          <table:table-cell office:value-type="float" office:value="0.684160647090052" calcext:value-type="float">
            <text:p>0.6841606471</text:p>
          </table:table-cell>
          <table:table-cell office:value-type="float" office:value="0.681502907544794" calcext:value-type="float">
            <text:p>0.6815029075</text:p>
          </table:table-cell>
          <table:table-cell office:value-type="float" office:value="0.688950569025228" calcext:value-type="float">
            <text:p>0.688950569</text:p>
          </table:table-cell>
          <table:table-cell office:value-type="float" office:value="0.689715018574621" calcext:value-type="float">
            <text:p>0.6897150186</text:p>
          </table:table-cell>
          <table:table-cell office:value-type="float" office:value="0.683808654630688" calcext:value-type="float">
            <text:p>0.6838086546</text:p>
          </table:table-cell>
          <table:table-cell office:value-type="float" office:value="0.713055419418174" calcext:value-type="float">
            <text:p>0.7130554194</text:p>
          </table:table-cell>
          <table:table-cell office:value-type="float" office:value="0.681555579581731" calcext:value-type="float">
            <text:p>0.6815555796</text:p>
          </table:table-cell>
          <table:table-cell office:value-type="float" office:value="0.678636990130787" calcext:value-type="float">
            <text:p>0.6786369901</text:p>
          </table:table-cell>
          <table:table-cell office:value-type="float" office:value="0.691866773954579" calcext:value-type="float">
            <text:p>0.691866774</text:p>
          </table:table-cell>
          <table:table-cell office:value-type="float" office:value="0.678314600024425" calcext:value-type="float">
            <text:p>0.6783146</text:p>
          </table:table-cell>
          <table:table-cell office:value-type="float" office:value="0.676560088110642" calcext:value-type="float">
            <text:p>0.6765600881</text:p>
          </table:table-cell>
          <table:table-cell office:value-type="float" office:value="0.702460539340973" calcext:value-type="float">
            <text:p>0.7024605393</text:p>
          </table:table-cell>
          <table:table-cell office:value-type="float" office:value="0.674246767037351" calcext:value-type="float">
            <text:p>0.674246767</text:p>
          </table:table-cell>
          <table:table-cell office:value-type="float" office:value="0.684438560546284" calcext:value-type="float">
            <text:p>0.6844385605</text:p>
          </table:table-cell>
          <table:table-cell office:value-type="float" office:value="0.742788224824717" calcext:value-type="float">
            <text:p>0.7427882248</text:p>
          </table:table-cell>
          <table:table-cell office:value-type="float" office:value="0.687472583374507" calcext:value-type="float">
            <text:p>0.6874725834</text:p>
          </table:table-cell>
          <table:table-cell office:value-type="float" office:value="0.719688584603054" calcext:value-type="float">
            <text:p>0.7196885846</text:p>
          </table:table-cell>
          <table:table-cell office:value-type="float" office:value="0.683982982601918" calcext:value-type="float">
            <text:p>0.6839829826</text:p>
          </table:table-cell>
          <table:table-cell office:value-type="float" office:value="0.679911265742611" calcext:value-type="float">
            <text:p>0.6799112657</text:p>
          </table:table-cell>
          <table:table-cell office:value-type="float" office:value="0.676546696374114" calcext:value-type="float">
            <text:p>0.6765466964</text:p>
          </table:table-cell>
          <table:table-cell office:value-type="float" office:value="0.820126567088382" calcext:value-type="float">
            <text:p>0.8201265671</text:p>
          </table:table-cell>
          <table:table-cell office:value-type="float" office:value="0.701748858874952" calcext:value-type="float">
            <text:p>0.7017488589</text:p>
          </table:table-cell>
          <table:table-cell office:value-type="float" office:value="0.709867925039479" calcext:value-type="float">
            <text:p>0.709867925</text:p>
          </table:table-cell>
          <table:table-cell office:value-type="float" office:value="0.68096265927167" calcext:value-type="float">
            <text:p>0.6809626593</text:p>
          </table:table-cell>
          <table:table-cell office:value-type="float" office:value="0.676990630928899" calcext:value-type="float">
            <text:p>0.6769906309</text:p>
          </table:table-cell>
          <table:table-cell office:value-type="float" office:value="0.682788422242017" calcext:value-type="float">
            <text:p>0.6827884222</text:p>
          </table:table-cell>
          <table:table-cell office:value-type="float" office:value="0.672149681541282" calcext:value-type="float">
            <text:p>0.6721496815</text:p>
          </table:table-cell>
          <table:table-cell office:value-type="float" office:value="0.683059665518747" calcext:value-type="float">
            <text:p>0.6830596655</text:p>
          </table:table-cell>
          <table:table-cell office:value-type="float" office:value="0.6757900192704" calcext:value-type="float">
            <text:p>0.6757900193</text:p>
          </table:table-cell>
          <table:table-cell office:value-type="float" office:value="0.67482323058894" calcext:value-type="float">
            <text:p>0.6748232306</text:p>
          </table:table-cell>
          <table:table-cell office:value-type="float" office:value="0.745969232371156" calcext:value-type="float">
            <text:p>0.7459692324</text:p>
          </table:table-cell>
          <table:table-cell office:value-type="float" office:value="0.678663200727651" calcext:value-type="float">
            <text:p>0.6786632007</text:p>
          </table:table-cell>
          <table:table-cell office:value-type="float" office:value="0.684132149521734" calcext:value-type="float">
            <text:p>0.6841321495</text:p>
          </table:table-cell>
          <table:table-cell office:value-type="float" office:value="0.678460833724116" calcext:value-type="float">
            <text:p>0.6784608337</text:p>
          </table:table-cell>
          <table:table-cell office:value-type="float" office:value="0.671976943586914" calcext:value-type="float">
            <text:p>0.6719769436</text:p>
          </table:table-cell>
          <table:table-cell office:value-type="float" office:value="0.677757716682595" calcext:value-type="float">
            <text:p>0.6777577167</text:p>
          </table:table-cell>
          <table:table-cell office:value-type="float" office:value="0.686351261340396" calcext:value-type="float">
            <text:p>0.6863512613</text:p>
          </table:table-cell>
          <table:table-cell office:value-type="float" office:value="0.838805621610561" calcext:value-type="float">
            <text:p>0.8388056216</text:p>
          </table:table-cell>
          <table:table-cell office:value-type="float" office:value="0.685192313160695" calcext:value-type="float">
            <text:p>0.6851923132</text:p>
          </table:table-cell>
          <table:table-cell office:value-type="float" office:value="0.677468255540015" calcext:value-type="float">
            <text:p>0.6774682555</text:p>
          </table:table-cell>
          <table:table-cell office:value-type="float" office:value="0.694647682552606" calcext:value-type="float">
            <text:p>0.6946476826</text:p>
          </table:table-cell>
          <table:table-cell office:value-type="float" office:value="0.733144598779544" calcext:value-type="float">
            <text:p>0.7331445988</text:p>
          </table:table-cell>
          <table:table-cell office:value-type="float" office:value="0.721832278077031" calcext:value-type="float">
            <text:p>0.7218322781</text:p>
          </table:table-cell>
          <table:table-cell office:value-type="float" office:value="0.670884037017822" calcext:value-type="float">
            <text:p>0.670884037</text:p>
          </table:table-cell>
          <table:table-cell office:value-type="float" office:value="0.678762498539938" calcext:value-type="float">
            <text:p>0.6787624985</text:p>
          </table:table-cell>
          <table:table-cell office:value-type="float" office:value="0.678508571671768" calcext:value-type="float">
            <text:p>0.6785085717</text:p>
          </table:table-cell>
          <table:table-cell office:value-type="float" office:value="0.677090138952497" calcext:value-type="float">
            <text:p>0.677090139</text:p>
          </table:table-cell>
          <table:table-cell office:value-type="float" office:value="0.690921723674721" calcext:value-type="float">
            <text:p>0.6909217237</text:p>
          </table:table-cell>
          <table:table-cell office:value-type="float" office:value="0.724450303467227" calcext:value-type="float">
            <text:p>0.7244503035</text:p>
          </table:table-cell>
          <table:table-cell office:value-type="float" office:value="0.705264224972523" calcext:value-type="float">
            <text:p>0.705264225</text:p>
          </table:table-cell>
          <table:table-cell office:value-type="float" office:value="0.705960652022295" calcext:value-type="float">
            <text:p>0.705960652</text:p>
          </table:table-cell>
          <table:table-cell office:value-type="float" office:value="0.7206055511891" calcext:value-type="float">
            <text:p>0.7206055512</text:p>
          </table:table-cell>
          <table:table-cell office:value-type="float" office:value="0.913393320835812" calcext:value-type="float">
            <text:p>0.9133933208</text:p>
          </table:table-cell>
          <table:table-cell office:value-type="float" office:value="0.715662083659374" calcext:value-type="float">
            <text:p>0.7156620837</text:p>
          </table:table-cell>
          <table:table-cell office:value-type="float" office:value="0.682457307190962" calcext:value-type="float">
            <text:p>0.6824573072</text:p>
          </table:table-cell>
          <table:table-cell office:value-type="float" office:value="0.751563959558245" calcext:value-type="float">
            <text:p>0.7515639596</text:p>
          </table:table-cell>
          <table:table-cell office:value-type="float" office:value="0.772137512791325" calcext:value-type="float">
            <text:p>0.7721375128</text:p>
          </table:table-cell>
          <table:table-cell office:value-type="float" office:value="0.705636090292058" calcext:value-type="float">
            <text:p>0.7056360903</text:p>
          </table:table-cell>
          <table:table-cell office:value-type="float" office:value="0.688984839849069" calcext:value-type="float">
            <text:p>0.6889848398</text:p>
          </table:table-cell>
          <table:table-cell office:value-type="float" office:value="0.684164777440085" calcext:value-type="float">
            <text:p>0.6841647774</text:p>
          </table:table-cell>
          <table:table-cell office:value-type="float" office:value="0.764375154904916" calcext:value-type="float">
            <text:p>0.7643751549</text:p>
          </table:table-cell>
          <table:table-cell office:value-type="float" office:value="0.685427402274709" calcext:value-type="float">
            <text:p>0.6854274023</text:p>
          </table:table-cell>
          <table:table-cell office:value-type="float" office:value="0.681898732756225" calcext:value-type="float">
            <text:p>0.6818987328</text:p>
          </table:table-cell>
          <table:table-cell office:value-type="float" office:value="0.718939278663044" calcext:value-type="float">
            <text:p>0.7189392787</text:p>
          </table:table-cell>
          <table:table-cell office:value-type="float" office:value="0.692324866543353" calcext:value-type="float">
            <text:p>0.6923248665</text:p>
          </table:table-cell>
          <table:table-cell office:value-type="float" office:value="0.67567723687266" calcext:value-type="float">
            <text:p>0.6756772369</text:p>
          </table:table-cell>
          <table:table-cell office:value-type="float" office:value="0.684176614250935" calcext:value-type="float">
            <text:p>0.6841766143</text:p>
          </table:table-cell>
          <table:table-cell office:value-type="float" office:value="0.675355085352777" calcext:value-type="float">
            <text:p>0.6753550854</text:p>
          </table:table-cell>
          <table:table-cell office:value-type="float" office:value="0.672402404563528" calcext:value-type="float">
            <text:p>0.6724024046</text:p>
          </table:table-cell>
          <table:table-cell office:value-type="float" office:value="0.705465886794346" calcext:value-type="float">
            <text:p>0.7054658868</text:p>
          </table:table-cell>
          <table:table-cell office:value-type="float" office:value="0.690744235985716" calcext:value-type="float">
            <text:p>0.690744236</text:p>
          </table:table-cell>
          <table:table-cell office:value-type="float" office:value="0.687441019776841" calcext:value-type="float">
            <text:p>0.6874410198</text:p>
          </table:table-cell>
          <table:table-cell office:value-type="float" office:value="0.833200343226043" calcext:value-type="float">
            <text:p>0.8332003432</text:p>
          </table:table-cell>
          <table:table-cell office:value-type="float" office:value="0.68041331415445" calcext:value-type="float">
            <text:p>0.6804133142</text:p>
          </table:table-cell>
          <table:table-cell office:value-type="float" office:value="0.683471651648132" calcext:value-type="float">
            <text:p>0.6834716516</text:p>
          </table:table-cell>
          <table:table-cell office:value-type="float" office:value="0.694776557029133" calcext:value-type="float">
            <text:p>0.694776557</text:p>
          </table:table-cell>
          <table:table-cell office:value-type="float" office:value="0.723587058799368" calcext:value-type="float">
            <text:p>0.7235870588</text:p>
          </table:table-cell>
          <table:table-cell office:value-type="float" office:value="0.679323811430327" calcext:value-type="float">
            <text:p>0.6793238114</text:p>
          </table:table-cell>
          <table:table-cell office:value-type="float" office:value="0.798722582132044" calcext:value-type="float">
            <text:p>0.7987225821</text:p>
          </table:table-cell>
          <table:table-cell office:value-type="float" office:value="0.703962240252696" calcext:value-type="float">
            <text:p>0.7039622403</text:p>
          </table:table-cell>
          <table:table-cell office:value-type="float" office:value="0.67484563958477" calcext:value-type="float">
            <text:p>0.6748456396</text:p>
          </table:table-cell>
          <table:table-cell office:value-type="float" office:value="0.674343135659124" calcext:value-type="float">
            <text:p>0.6743431357</text:p>
          </table:table-cell>
          <table:table-cell office:value-type="float" office:value="0.678837333094906" calcext:value-type="float">
            <text:p>0.6788373331</text:p>
          </table:table-cell>
          <table:table-cell office:value-type="float" office:value="0.811195358927821" calcext:value-type="float">
            <text:p>0.8111953589</text:p>
          </table:table-cell>
          <table:table-cell office:value-type="float" office:value="0.676347254195683" calcext:value-type="float">
            <text:p>0.6763472542</text:p>
          </table:table-cell>
          <table:table-cell office:value-type="float" office:value="0.673981029214993" calcext:value-type="float">
            <text:p>0.6739810292</text:p>
          </table:table-cell>
          <table:table-cell office:value-type="float" office:value="0.743210758793522" calcext:value-type="float">
            <text:p>0.7432107588</text:p>
          </table:table-cell>
          <table:table-cell office:value-type="float" office:value="0.707888795120615" calcext:value-type="float">
            <text:p>0.7078887951</text:p>
          </table:table-cell>
          <table:table-cell office:value-type="float" office:value="0.678926543282791" calcext:value-type="float">
            <text:p>0.6789265433</text:p>
          </table:table-cell>
          <table:table-cell office:value-type="float" office:value="0.691703254236302" calcext:value-type="float">
            <text:p>0.6917032542</text:p>
          </table:table-cell>
          <table:table-cell office:value-type="float" office:value="0.683247685936135" calcext:value-type="float">
            <text:p>0.6832476859</text:p>
          </table:table-cell>
          <table:table-cell office:value-type="float" office:value="0.720144108147688" calcext:value-type="float">
            <text:p>0.7201441081</text:p>
          </table:table-cell>
          <table:table-cell office:value-type="float" office:value="0.822610958697091" calcext:value-type="float">
            <text:p>0.8226109587</text:p>
          </table:table-cell>
          <table:table-cell office:value-type="float" office:value="0.673358157319082" calcext:value-type="float">
            <text:p>0.6733581573</text:p>
          </table:table-cell>
          <table:table-cell office:value-type="float" office:value="0.679146894938509" calcext:value-type="float">
            <text:p>0.6791468949</text:p>
          </table:table-cell>
          <table:table-cell office:value-type="float" office:value="0.863538248941932" calcext:value-type="float">
            <text:p>0.8635382489</text:p>
          </table:table-cell>
          <table:table-cell office:value-type="float" office:value="0.816677036587621" calcext:value-type="float">
            <text:p>0.8166770366</text:p>
          </table:table-cell>
          <table:table-cell office:value-type="float" office:value="0.906152599462321" calcext:value-type="float">
            <text:p>0.9061525995</text:p>
          </table:table-cell>
          <table:table-cell office:value-type="float" office:value="0.798557160605847" calcext:value-type="float">
            <text:p>0.7985571606</text:p>
          </table:table-cell>
          <table:table-cell office:value-type="float" office:value="0.675387093886523" calcext:value-type="float">
            <text:p>0.6753870939</text:p>
          </table:table-cell>
          <table:table-cell office:value-type="float" office:value="0.852036459177313" calcext:value-type="float">
            <text:p>0.8520364592</text:p>
          </table:table-cell>
          <table:table-cell office:value-type="float" office:value="0.675047460240378" calcext:value-type="float">
            <text:p>0.6750474602</text:p>
          </table:table-cell>
          <table:table-cell office:value-type="float" office:value="0.689547408298707" calcext:value-type="float">
            <text:p>0.6895474083</text:p>
          </table:table-cell>
          <table:table-cell office:value-type="float" office:value="0.67458941567112" calcext:value-type="float">
            <text:p>0.6745894157</text:p>
          </table:table-cell>
          <table:table-cell office:value-type="float" office:value="0.750482757830284" calcext:value-type="float">
            <text:p>0.7504827578</text:p>
          </table:table-cell>
          <table:table-cell office:value-type="float" office:value="0.674202064225371" calcext:value-type="float">
            <text:p>0.6742020642</text:p>
          </table:table-cell>
          <table:table-cell office:value-type="float" office:value="0.677417067910584" calcext:value-type="float">
            <text:p>0.6774170679</text:p>
          </table:table-cell>
          <table:table-cell office:value-type="float" office:value="0.694978588231852" calcext:value-type="float">
            <text:p>0.6949785882</text:p>
          </table:table-cell>
          <table:table-cell office:value-type="float" office:value="0.684024235228418" calcext:value-type="float">
            <text:p>0.6840242352</text:p>
          </table:table-cell>
          <table:table-cell office:value-type="float" office:value="0.7199992752411" calcext:value-type="float">
            <text:p>0.7199992752</text:p>
          </table:table-cell>
          <table:table-cell office:value-type="float" office:value="0.757993830257738" calcext:value-type="float">
            <text:p>0.7579938303</text:p>
          </table:table-cell>
          <table:table-cell office:value-type="float" office:value="0.677633442509342" calcext:value-type="float">
            <text:p>0.6776334425</text:p>
          </table:table-cell>
          <table:table-cell office:value-type="float" office:value="0.675470074297677" calcext:value-type="float">
            <text:p>0.6754700743</text:p>
          </table:table-cell>
          <table:table-cell office:value-type="float" office:value="0.805050476504044" calcext:value-type="float">
            <text:p>0.8050504765</text:p>
          </table:table-cell>
          <table:table-cell office:value-type="float" office:value="0.704758342722772" calcext:value-type="float">
            <text:p>0.7047583427</text:p>
          </table:table-cell>
          <table:table-cell office:value-type="float" office:value="0.761825931072235" calcext:value-type="float">
            <text:p>0.7618259311</text:p>
          </table:table-cell>
          <table:table-cell office:value-type="float" office:value="0.703217097571198" calcext:value-type="float">
            <text:p>0.7032170976</text:p>
          </table:table-cell>
          <table:table-cell office:value-type="float" office:value="0.691798050470755" calcext:value-type="float">
            <text:p>0.6917980505</text:p>
          </table:table-cell>
          <table:table-cell office:value-type="float" office:value="0.684570300914872" calcext:value-type="float">
            <text:p>0.6845703009</text:p>
          </table:table-cell>
          <table:table-cell office:value-type="float" office:value="0.682858835139745" calcext:value-type="float">
            <text:p>0.6828588351</text:p>
          </table:table-cell>
          <table:table-cell office:value-type="float" office:value="0.677948998229604" calcext:value-type="float">
            <text:p>0.6779489982</text:p>
          </table:table-cell>
          <table:table-cell office:value-type="float" office:value="0.737393864947306" calcext:value-type="float">
            <text:p>0.7373938649</text:p>
          </table:table-cell>
          <table:table-cell office:value-type="float" office:value="0.74810698804721" calcext:value-type="float">
            <text:p>0.748106988</text:p>
          </table:table-cell>
          <table:table-cell office:value-type="float" office:value="0.709714881635048" calcext:value-type="float">
            <text:p>0.7097148816</text:p>
          </table:table-cell>
          <table:table-cell office:value-type="float" office:value="0.745837741670474" calcext:value-type="float">
            <text:p>0.7458377417</text:p>
          </table:table-cell>
          <table:table-cell office:value-type="float" office:value="0.682097724793662" calcext:value-type="float">
            <text:p>0.6820977248</text:p>
          </table:table-cell>
          <table:table-cell office:value-type="float" office:value="0.736068957960102" calcext:value-type="float">
            <text:p>0.736068958</text:p>
          </table:table-cell>
          <table:table-cell office:value-type="float" office:value="0.716628101510061" calcext:value-type="float">
            <text:p>0.7166281015</text:p>
          </table:table-cell>
          <table:table-cell office:value-type="float" office:value="0.676711757250235" calcext:value-type="float">
            <text:p>0.6767117573</text:p>
          </table:table-cell>
          <table:table-cell office:value-type="float" office:value="0.67528498592511" calcext:value-type="float">
            <text:p>0.6752849859</text:p>
          </table:table-cell>
          <table:table-cell office:value-type="float" office:value="0.679339835845249" calcext:value-type="float">
            <text:p>0.6793398358</text:p>
          </table:table-cell>
          <table:table-cell office:value-type="float" office:value="0.68078812528664" calcext:value-type="float">
            <text:p>0.6807881253</text:p>
          </table:table-cell>
          <table:table-cell office:value-type="float" office:value="0.82558473533308" calcext:value-type="float">
            <text:p>0.8255847353</text:p>
          </table:table-cell>
          <table:table-cell office:value-type="float" office:value="0.693662163909052" calcext:value-type="float">
            <text:p>0.6936621639</text:p>
          </table:table-cell>
          <table:table-cell office:value-type="float" office:value="0.672628435618441" calcext:value-type="float">
            <text:p>0.6726284356</text:p>
          </table:table-cell>
          <table:table-cell office:value-type="float" office:value="0.67319947749796" calcext:value-type="float">
            <text:p>0.6731994775</text:p>
          </table:table-cell>
          <table:table-cell office:value-type="float" office:value="0.675355380353793" calcext:value-type="float">
            <text:p>0.6753553804</text:p>
          </table:table-cell>
          <table:table-cell office:value-type="float" office:value="0.682367556867465" calcext:value-type="float">
            <text:p>0.6823675569</text:p>
          </table:table-cell>
          <table:table-cell office:value-type="float" office:value="0.672022824220254" calcext:value-type="float">
            <text:p>0.6720228242</text:p>
          </table:table-cell>
          <table:table-cell office:value-type="float" office:value="0.688547993545801" calcext:value-type="float">
            <text:p>0.6885479935</text:p>
          </table:table-cell>
          <table:table-cell office:value-type="float" office:value="0.737809400827112" calcext:value-type="float">
            <text:p>0.7378094008</text:p>
          </table:table-cell>
          <table:table-cell office:value-type="float" office:value="0.686096311455042" calcext:value-type="float">
            <text:p>0.6860963115</text:p>
          </table:table-cell>
          <table:table-cell office:value-type="float" office:value="0.680344700141692" calcext:value-type="float">
            <text:p>0.6803447001</text:p>
          </table:table-cell>
          <table:table-cell office:value-type="float" office:value="1.03132874042215" calcext:value-type="float">
            <text:p>1.0313287404</text:p>
          </table:table-cell>
          <table:table-cell office:value-type="float" office:value="0.821464800666755" calcext:value-type="float">
            <text:p>0.8214648007</text:p>
          </table:table-cell>
          <table:table-cell office:value-type="float" office:value="0.678323423190856" calcext:value-type="float">
            <text:p>0.6783234232</text:p>
          </table:table-cell>
          <table:table-cell office:value-type="float" office:value="0.770691758981893" calcext:value-type="float">
            <text:p>0.770691759</text:p>
          </table:table-cell>
          <table:table-cell office:value-type="float" office:value="0.67712469050582" calcext:value-type="float">
            <text:p>0.6771246905</text:p>
          </table:table-cell>
          <table:table-cell office:value-type="float" office:value="0.678272355946017" calcext:value-type="float">
            <text:p>0.6782723559</text:p>
          </table:table-cell>
          <table:table-cell office:value-type="float" office:value="0.680566952094226" calcext:value-type="float">
            <text:p>0.6805669521</text:p>
          </table:table-cell>
          <table:table-cell office:value-type="float" office:value="0.745232188365829" calcext:value-type="float">
            <text:p>0.7452321884</text:p>
          </table:table-cell>
          <table:table-cell office:value-type="float" office:value="0.684645552534453" calcext:value-type="float">
            <text:p>0.6846455525</text:p>
          </table:table-cell>
          <table:table-cell office:value-type="float" office:value="0.689495149464674" calcext:value-type="float">
            <text:p>0.6894951495</text:p>
          </table:table-cell>
          <table:table-cell office:value-type="float" office:value="0.750268118650141" calcext:value-type="float">
            <text:p>0.7502681187</text:p>
          </table:table-cell>
          <table:table-cell office:value-type="float" office:value="0.673427245314692" calcext:value-type="float">
            <text:p>0.6734272453</text:p>
          </table:table-cell>
          <table:table-cell office:value-type="float" office:value="0.774291727408557" calcext:value-type="float">
            <text:p>0.7742917274</text:p>
          </table:table-cell>
          <table:table-cell office:value-type="float" office:value="0.694647724695609" calcext:value-type="float">
            <text:p>0.6946477247</text:p>
          </table:table-cell>
          <table:table-cell office:value-type="float" office:value="0.673628935343783" calcext:value-type="float">
            <text:p>0.6736289353</text:p>
          </table:table-cell>
          <table:table-cell office:value-type="float" office:value="0.748572398743159" calcext:value-type="float">
            <text:p>0.7485723987</text:p>
          </table:table-cell>
          <table:table-cell table:number-columns-repeated="353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527"/>
        </table:table-row>
        <table:table-row table:style-name="ro1">
          <table:table-cell office:value-type="float" office:value="0.495967741935484" calcext:value-type="float">
            <text:p>0.4959677419</text:p>
          </table:table-cell>
          <table:table-cell office:value-type="float" office:value="0.503600230414747" calcext:value-type="float">
            <text:p>0.5036002304</text:p>
          </table:table-cell>
          <table:table-cell office:value-type="float" office:value="0.511736751152074" calcext:value-type="float">
            <text:p>0.5117367512</text:p>
          </table:table-cell>
          <table:table-cell office:value-type="float" office:value="0.508928571428571" calcext:value-type="float">
            <text:p>0.5089285714</text:p>
          </table:table-cell>
          <table:table-cell office:value-type="float" office:value="0.524841589861751" calcext:value-type="float">
            <text:p>0.5248415899</text:p>
          </table:table-cell>
          <table:table-cell office:value-type="float" office:value="0.526641705069124" calcext:value-type="float">
            <text:p>0.5266417051</text:p>
          </table:table-cell>
          <table:table-cell office:value-type="float" office:value="0.535354262672811" calcext:value-type="float">
            <text:p>0.5353542627</text:p>
          </table:table-cell>
          <table:table-cell office:value-type="float" office:value="0.537874423963134" calcext:value-type="float">
            <text:p>0.537874424</text:p>
          </table:table-cell>
          <table:table-cell office:value-type="float" office:value="0.53621831797235" calcext:value-type="float">
            <text:p>0.536218318</text:p>
          </table:table-cell>
          <table:table-cell office:value-type="float" office:value="0.539602534562212" calcext:value-type="float">
            <text:p>0.5396025346</text:p>
          </table:table-cell>
          <table:table-cell office:value-type="float" office:value="0.549035138248848" calcext:value-type="float">
            <text:p>0.5490351382</text:p>
          </table:table-cell>
          <table:table-cell office:value-type="float" office:value="0.54176267281106" calcext:value-type="float">
            <text:p>0.5417626728</text:p>
          </table:table-cell>
          <table:table-cell office:value-type="float" office:value="0.55241935483871" calcext:value-type="float">
            <text:p>0.5524193548</text:p>
          </table:table-cell>
          <table:table-cell office:value-type="float" office:value="0.547451036866359" calcext:value-type="float">
            <text:p>0.5474510369</text:p>
          </table:table-cell>
          <table:table-cell office:value-type="float" office:value="0.550475230414747" calcext:value-type="float">
            <text:p>0.5504752304</text:p>
          </table:table-cell>
          <table:table-cell office:value-type="float" office:value="0.550763248847926" calcext:value-type="float">
            <text:p>0.5507632488</text:p>
          </table:table-cell>
          <table:table-cell office:value-type="float" office:value="0.54161866359447" calcext:value-type="float">
            <text:p>0.5416186636</text:p>
          </table:table-cell>
          <table:table-cell office:value-type="float" office:value="0.554579493087558" calcext:value-type="float">
            <text:p>0.5545794931</text:p>
          </table:table-cell>
          <table:table-cell office:value-type="float" office:value="0.548243087557604" calcext:value-type="float">
            <text:p>0.5482430876</text:p>
          </table:table-cell>
          <table:table-cell office:value-type="float" office:value="0.552203341013825" calcext:value-type="float">
            <text:p>0.552203341</text:p>
          </table:table-cell>
          <table:table-cell table:number-columns-repeated="2" office:value-type="float" office:value="0.555659562211982" calcext:value-type="float">
            <text:p>0.5556595622</text:p>
          </table:table-cell>
          <table:table-cell office:value-type="float" office:value="0.554651497695853" calcext:value-type="float">
            <text:p>0.5546514977</text:p>
          </table:table-cell>
          <table:table-cell office:value-type="float" office:value="0.552851382488479" calcext:value-type="float">
            <text:p>0.5528513825</text:p>
          </table:table-cell>
          <table:table-cell office:value-type="float" office:value="0.558467741935484" calcext:value-type="float">
            <text:p>0.5584677419</text:p>
          </table:table-cell>
          <table:table-cell office:value-type="float" office:value="0.555659562211982" calcext:value-type="float">
            <text:p>0.5556595622</text:p>
          </table:table-cell>
          <table:table-cell office:value-type="float" office:value="0.56235599078341" calcext:value-type="float">
            <text:p>0.5623559908</text:p>
          </table:table-cell>
          <table:table-cell office:value-type="float" office:value="0.555011520737327" calcext:value-type="float">
            <text:p>0.5550115207</text:p>
          </table:table-cell>
          <table:table-cell office:value-type="float" office:value="0.560051843317972" calcext:value-type="float">
            <text:p>0.5600518433</text:p>
          </table:table-cell>
          <table:table-cell office:value-type="float" office:value="0.558035714285714" calcext:value-type="float">
            <text:p>0.5580357143</text:p>
          </table:table-cell>
          <table:table-cell office:value-type="float" office:value="0.557171658986175" calcext:value-type="float">
            <text:p>0.557171659</text:p>
          </table:table-cell>
          <table:table-cell office:value-type="float" office:value="0.559475806451613" calcext:value-type="float">
            <text:p>0.5594758065</text:p>
          </table:table-cell>
          <table:table-cell office:value-type="float" office:value="0.55695564516129" calcext:value-type="float">
            <text:p>0.5569556452</text:p>
          </table:table-cell>
          <table:table-cell office:value-type="float" office:value="0.555731566820276" calcext:value-type="float">
            <text:p>0.5557315668</text:p>
          </table:table-cell>
          <table:table-cell office:value-type="float" office:value="0.556739631336406" calcext:value-type="float">
            <text:p>0.5567396313</text:p>
          </table:table-cell>
          <table:table-cell office:value-type="float" office:value="0.554003456221198" calcext:value-type="float">
            <text:p>0.5540034562</text:p>
          </table:table-cell>
          <table:table-cell office:value-type="float" office:value="0.551627304147465" calcext:value-type="float">
            <text:p>0.5516273041</text:p>
          </table:table-cell>
          <table:table-cell office:value-type="float" office:value="0.556883640552995" calcext:value-type="float">
            <text:p>0.5568836406</text:p>
          </table:table-cell>
          <table:table-cell office:value-type="float" office:value="0.570708525345622" calcext:value-type="float">
            <text:p>0.5707085253</text:p>
          </table:table-cell>
          <table:table-cell office:value-type="float" office:value="0.560555875576037" calcext:value-type="float">
            <text:p>0.5605558756</text:p>
          </table:table-cell>
          <table:table-cell office:value-type="float" office:value="0.562860023041474" calcext:value-type="float">
            <text:p>0.562860023</text:p>
          </table:table-cell>
          <table:table-cell office:value-type="float" office:value="0.562139976958525" calcext:value-type="float">
            <text:p>0.562139977</text:p>
          </table:table-cell>
          <table:table-cell office:value-type="float" office:value="0.568260368663594" calcext:value-type="float">
            <text:p>0.5682603687</text:p>
          </table:table-cell>
          <table:table-cell office:value-type="float" office:value="0.559835829493087" calcext:value-type="float">
            <text:p>0.5598358295</text:p>
          </table:table-cell>
          <table:table-cell office:value-type="float" office:value="0.563940092165899" calcext:value-type="float">
            <text:p>0.5639400922</text:p>
          </table:table-cell>
          <table:table-cell office:value-type="float" office:value="0.565884216589862" calcext:value-type="float">
            <text:p>0.5658842166</text:p>
          </table:table-cell>
          <table:table-cell office:value-type="float" office:value="0.570564516129032" calcext:value-type="float">
            <text:p>0.5705645161</text:p>
          </table:table-cell>
          <table:table-cell office:value-type="float" office:value="0.563580069124424" calcext:value-type="float">
            <text:p>0.5635800691</text:p>
          </table:table-cell>
          <table:table-cell office:value-type="float" office:value="0.568116359447005" calcext:value-type="float">
            <text:p>0.5681163594</text:p>
          </table:table-cell>
          <table:table-cell office:value-type="float" office:value="0.566316244239631" calcext:value-type="float">
            <text:p>0.5663162442</text:p>
          </table:table-cell>
          <table:table-cell office:value-type="float" office:value="0.570492511520737" calcext:value-type="float">
            <text:p>0.5704925115</text:p>
          </table:table-cell>
          <table:table-cell office:value-type="float" office:value="0.571860599078341" calcext:value-type="float">
            <text:p>0.5718605991</text:p>
          </table:table-cell>
          <table:table-cell office:value-type="float" office:value="0.568620391705069" calcext:value-type="float">
            <text:p>0.5686203917</text:p>
          </table:table-cell>
          <table:table-cell office:value-type="float" office:value="0.575244815668203" calcext:value-type="float">
            <text:p>0.5752448157</text:p>
          </table:table-cell>
          <table:table-cell office:value-type="float" office:value="0.559979838709677" calcext:value-type="float">
            <text:p>0.5599798387</text:p>
          </table:table-cell>
          <table:table-cell office:value-type="float" office:value="0.570204493087558" calcext:value-type="float">
            <text:p>0.5702044931</text:p>
          </table:table-cell>
          <table:table-cell office:value-type="float" office:value="0.565524193548387" calcext:value-type="float">
            <text:p>0.5655241935</text:p>
          </table:table-cell>
          <table:table-cell office:value-type="float" office:value="0.564084101382488" calcext:value-type="float">
            <text:p>0.5640841014</text:p>
          </table:table-cell>
          <table:table-cell office:value-type="float" office:value="0.561779953917051" calcext:value-type="float">
            <text:p>0.5617799539</text:p>
          </table:table-cell>
          <table:table-cell office:value-type="float" office:value="0.570420506912442" calcext:value-type="float">
            <text:p>0.5704205069</text:p>
          </table:table-cell>
          <table:table-cell office:value-type="float" office:value="0.564228110599078" calcext:value-type="float">
            <text:p>0.5642281106</text:p>
          </table:table-cell>
          <table:table-cell office:value-type="float" office:value="0.562139976958525" calcext:value-type="float">
            <text:p>0.562139977</text:p>
          </table:table-cell>
          <table:table-cell office:value-type="float" office:value="0.569628456221198" calcext:value-type="float">
            <text:p>0.5696284562</text:p>
          </table:table-cell>
          <table:table-cell office:value-type="float" office:value="0.564156105990783" calcext:value-type="float">
            <text:p>0.564156106</text:p>
          </table:table-cell>
          <table:table-cell office:value-type="float" office:value="0.570060483870968" calcext:value-type="float">
            <text:p>0.5700604839</text:p>
          </table:table-cell>
          <table:table-cell office:value-type="float" office:value="0.566100230414747" calcext:value-type="float">
            <text:p>0.5661002304</text:p>
          </table:table-cell>
          <table:table-cell office:value-type="float" office:value="0.569052419354839" calcext:value-type="float">
            <text:p>0.5690524194</text:p>
          </table:table-cell>
          <table:table-cell office:value-type="float" office:value="0.565092165898617" calcext:value-type="float">
            <text:p>0.5650921659</text:p>
          </table:table-cell>
          <table:table-cell office:value-type="float" office:value="0.571500576036866" calcext:value-type="float">
            <text:p>0.571500576</text:p>
          </table:table-cell>
          <table:table-cell office:value-type="float" office:value="0.564084101382488" calcext:value-type="float">
            <text:p>0.5640841014</text:p>
          </table:table-cell>
          <table:table-cell office:value-type="float" office:value="0.563652073732719" calcext:value-type="float">
            <text:p>0.5636520737</text:p>
          </table:table-cell>
          <table:table-cell office:value-type="float" office:value="0.569052419354839" calcext:value-type="float">
            <text:p>0.5690524194</text:p>
          </table:table-cell>
          <table:table-cell office:value-type="float" office:value="0.564660138248848" calcext:value-type="float">
            <text:p>0.5646601382</text:p>
          </table:table-cell>
          <table:table-cell office:value-type="float" office:value="0.567036290322581" calcext:value-type="float">
            <text:p>0.5670362903</text:p>
          </table:table-cell>
          <table:table-cell office:value-type="float" office:value="0.559763824884793" calcext:value-type="float">
            <text:p>0.5597638249</text:p>
          </table:table-cell>
          <table:table-cell office:value-type="float" office:value="0.564660138248848" calcext:value-type="float">
            <text:p>0.5646601382</text:p>
          </table:table-cell>
          <table:table-cell office:value-type="float" office:value="0.57769297235023" calcext:value-type="float">
            <text:p>0.5776929724</text:p>
          </table:table-cell>
          <table:table-cell office:value-type="float" office:value="0.563652073732719" calcext:value-type="float">
            <text:p>0.5636520737</text:p>
          </table:table-cell>
          <table:table-cell office:value-type="float" office:value="0.565236175115207" calcext:value-type="float">
            <text:p>0.5652361751</text:p>
          </table:table-cell>
          <table:table-cell office:value-type="float" office:value="0.566748271889401" calcext:value-type="float">
            <text:p>0.5667482719</text:p>
          </table:table-cell>
          <table:table-cell office:value-type="float" office:value="0.561995967741936" calcext:value-type="float">
            <text:p>0.5619959677</text:p>
          </table:table-cell>
          <table:table-cell office:value-type="float" office:value="0.566388248847926" calcext:value-type="float">
            <text:p>0.5663882488</text:p>
          </table:table-cell>
          <table:table-cell office:value-type="float" office:value="0.559835829493087" calcext:value-type="float">
            <text:p>0.5598358295</text:p>
          </table:table-cell>
          <table:table-cell office:value-type="float" office:value="0.560483870967742" calcext:value-type="float">
            <text:p>0.560483871</text:p>
          </table:table-cell>
          <table:table-cell office:value-type="float" office:value="0.570996543778802" calcext:value-type="float">
            <text:p>0.5709965438</text:p>
          </table:table-cell>
          <table:table-cell office:value-type="float" office:value="0.557819700460829" calcext:value-type="float">
            <text:p>0.5578197005</text:p>
          </table:table-cell>
          <table:table-cell office:value-type="float" office:value="0.564876152073733" calcext:value-type="float">
            <text:p>0.5648761521</text:p>
          </table:table-cell>
          <table:table-cell office:value-type="float" office:value="0.564372119815668" calcext:value-type="float">
            <text:p>0.5643721198</text:p>
          </table:table-cell>
          <table:table-cell office:value-type="float" office:value="0.565884216589862" calcext:value-type="float">
            <text:p>0.565884216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1932603686636" calcext:value-type="float">
            <text:p>0.5719326037</text:p>
          </table:table-cell>
          <table:table-cell office:value-type="float" office:value="0.569772465437788" calcext:value-type="float">
            <text:p>0.5697724654</text:p>
          </table:table-cell>
          <table:table-cell office:value-type="float" office:value="0.564012096774194" calcext:value-type="float">
            <text:p>0.5640120968</text:p>
          </table:table-cell>
          <table:table-cell office:value-type="float" office:value="0.567108294930876" calcext:value-type="float">
            <text:p>0.5671082949</text:p>
          </table:table-cell>
          <table:table-cell office:value-type="float" office:value="0.572004608294931" calcext:value-type="float">
            <text:p>0.5720046083</text:p>
          </table:table-cell>
          <table:table-cell office:value-type="float" office:value="0.562283986175115" calcext:value-type="float">
            <text:p>0.5622839862</text:p>
          </table:table-cell>
          <table:table-cell office:value-type="float" office:value="0.573084677419355" calcext:value-type="float">
            <text:p>0.5730846774</text:p>
          </table:table-cell>
          <table:table-cell office:value-type="float" office:value="0.568188364055299" calcext:value-type="float">
            <text:p>0.5681883641</text:p>
          </table:table-cell>
          <table:table-cell office:value-type="float" office:value="0.573084677419355" calcext:value-type="float">
            <text:p>0.5730846774</text:p>
          </table:table-cell>
          <table:table-cell office:value-type="float" office:value="0.576108870967742" calcext:value-type="float">
            <text:p>0.576108871</text:p>
          </table:table-cell>
          <table:table-cell office:value-type="float" office:value="0.564876152073733" calcext:value-type="float">
            <text:p>0.5648761521</text:p>
          </table:table-cell>
          <table:table-cell office:value-type="float" office:value="0.570060483870968" calcext:value-type="float">
            <text:p>0.5700604839</text:p>
          </table:table-cell>
          <table:table-cell office:value-type="float" office:value="0.569052419354839" calcext:value-type="float">
            <text:p>0.5690524194</text:p>
          </table:table-cell>
          <table:table-cell office:value-type="float" office:value="0.56746831797235" calcext:value-type="float">
            <text:p>0.567468318</text:p>
          </table:table-cell>
          <table:table-cell office:value-type="float" office:value="0.56804435483871" calcext:value-type="float">
            <text:p>0.5680443548</text:p>
          </table:table-cell>
          <table:table-cell office:value-type="float" office:value="0.572508640552995" calcext:value-type="float">
            <text:p>0.5725086406</text:p>
          </table:table-cell>
          <table:table-cell office:value-type="float" office:value="0.562283986175115" calcext:value-type="float">
            <text:p>0.5622839862</text:p>
          </table:table-cell>
          <table:table-cell office:value-type="float" office:value="0.569484447004608" calcext:value-type="float">
            <text:p>0.569484447</text:p>
          </table:table-cell>
          <table:table-cell office:value-type="float" office:value="0.564516129032258" calcext:value-type="float">
            <text:p>0.564516129</text:p>
          </table:table-cell>
          <table:table-cell office:value-type="float" office:value="0.565740207373272" calcext:value-type="float">
            <text:p>0.5657402074</text:p>
          </table:table-cell>
          <table:table-cell office:value-type="float" office:value="0.563004032258065" calcext:value-type="float">
            <text:p>0.5630040323</text:p>
          </table:table-cell>
          <table:table-cell office:value-type="float" office:value="0.565452188940092" calcext:value-type="float">
            <text:p>0.5654521889</text:p>
          </table:table-cell>
          <table:table-cell office:value-type="float" office:value="0.569340437788018" calcext:value-type="float">
            <text:p>0.5693404378</text:p>
          </table:table-cell>
          <table:table-cell office:value-type="float" office:value="0.572796658986175" calcext:value-type="float">
            <text:p>0.572796659</text:p>
          </table:table-cell>
          <table:table-cell office:value-type="float" office:value="0.561131912442396" calcext:value-type="float">
            <text:p>0.5611319124</text:p>
          </table:table-cell>
          <table:table-cell office:value-type="float" office:value="0.564876152073733" calcext:value-type="float">
            <text:p>0.5648761521</text:p>
          </table:table-cell>
          <table:table-cell office:value-type="float" office:value="0.572364631336406" calcext:value-type="float">
            <text:p>0.5723646313</text:p>
          </table:table-cell>
          <table:table-cell office:value-type="float" office:value="0.562139976958525" calcext:value-type="float">
            <text:p>0.562139977</text:p>
          </table:table-cell>
          <table:table-cell office:value-type="float" office:value="0.560555875576037" calcext:value-type="float">
            <text:p>0.5605558756</text:p>
          </table:table-cell>
          <table:table-cell office:value-type="float" office:value="0.571716589861751" calcext:value-type="float">
            <text:p>0.5717165899</text:p>
          </table:table-cell>
          <table:table-cell office:value-type="float" office:value="0.566892281105991" calcext:value-type="float">
            <text:p>0.5668922811</text:p>
          </table:table-cell>
          <table:table-cell office:value-type="float" office:value="0.566604262672811" calcext:value-type="float">
            <text:p>0.5666042627</text:p>
          </table:table-cell>
          <table:table-cell office:value-type="float" office:value="0.563220046082949" calcext:value-type="float">
            <text:p>0.5632200461</text:p>
          </table:table-cell>
          <table:table-cell office:value-type="float" office:value="0.55709965437788" calcext:value-type="float">
            <text:p>0.5570996544</text:p>
          </table:table-cell>
          <table:table-cell office:value-type="float" office:value="0.570564516129032" calcext:value-type="float">
            <text:p>0.5705645161</text:p>
          </table:table-cell>
          <table:table-cell office:value-type="float" office:value="0.57330069124424" calcext:value-type="float">
            <text:p>0.5733006912</text:p>
          </table:table-cell>
          <table:table-cell office:value-type="float" office:value="0.564948156682028" calcext:value-type="float">
            <text:p>0.5649481567</text:p>
          </table:table-cell>
          <table:table-cell office:value-type="float" office:value="0.561275921658986" calcext:value-type="float">
            <text:p>0.5612759217</text:p>
          </table:table-cell>
          <table:table-cell office:value-type="float" office:value="0.567684331797235" calcext:value-type="float">
            <text:p>0.5676843318</text:p>
          </table:table-cell>
          <table:table-cell office:value-type="float" office:value="0.574740783410138" calcext:value-type="float">
            <text:p>0.5747407834</text:p>
          </table:table-cell>
          <table:table-cell office:value-type="float" office:value="0.561131912442396" calcext:value-type="float">
            <text:p>0.5611319124</text:p>
          </table:table-cell>
          <table:table-cell office:value-type="float" office:value="0.563364055299539" calcext:value-type="float">
            <text:p>0.5633640553</text:p>
          </table:table-cell>
          <table:table-cell office:value-type="float" office:value="0.560411866359447" calcext:value-type="float">
            <text:p>0.5604118664</text:p>
          </table:table-cell>
          <table:table-cell office:value-type="float" office:value="0.566676267281106" calcext:value-type="float">
            <text:p>0.5666762673</text:p>
          </table:table-cell>
          <table:table-cell table:number-columns-repeated="2" office:value-type="float" office:value="0.569340437788018" calcext:value-type="float">
            <text:p>0.5693404378</text:p>
          </table:table-cell>
          <table:table-cell office:value-type="float" office:value="0.566748271889401" calcext:value-type="float">
            <text:p>0.5667482719</text:p>
          </table:table-cell>
          <table:table-cell office:value-type="float" office:value="0.564228110599078" calcext:value-type="float">
            <text:p>0.5642281106</text:p>
          </table:table-cell>
          <table:table-cell office:value-type="float" office:value="0.563580069124424" calcext:value-type="float">
            <text:p>0.5635800691</text:p>
          </table:table-cell>
          <table:table-cell office:value-type="float" office:value="0.561275921658986" calcext:value-type="float">
            <text:p>0.5612759217</text:p>
          </table:table-cell>
          <table:table-cell office:value-type="float" office:value="0.565020161290323" calcext:value-type="float">
            <text:p>0.5650201613</text:p>
          </table:table-cell>
          <table:table-cell office:value-type="float" office:value="0.56293202764977" calcext:value-type="float">
            <text:p>0.5629320276</text:p>
          </table:table-cell>
          <table:table-cell office:value-type="float" office:value="0.570708525345622" calcext:value-type="float">
            <text:p>0.5707085253</text:p>
          </table:table-cell>
          <table:table-cell office:value-type="float" office:value="0.565812211981567" calcext:value-type="float">
            <text:p>0.565812212</text:p>
          </table:table-cell>
          <table:table-cell office:value-type="float" office:value="0.568620391705069" calcext:value-type="float">
            <text:p>0.5686203917</text:p>
          </table:table-cell>
          <table:table-cell office:value-type="float" office:value="0.563436059907834" calcext:value-type="float">
            <text:p>0.5634360599</text:p>
          </table:table-cell>
          <table:table-cell office:value-type="float" office:value="0.569124423963134" calcext:value-type="float">
            <text:p>0.569124424</text:p>
          </table:table-cell>
          <table:table-cell office:value-type="float" office:value="0.568116359447005" calcext:value-type="float">
            <text:p>0.5681163594</text:p>
          </table:table-cell>
          <table:table-cell office:value-type="float" office:value="0.569988479262673" calcext:value-type="float">
            <text:p>0.5699884793</text:p>
          </table:table-cell>
          <table:table-cell office:value-type="float" office:value="0.56775633640553" calcext:value-type="float">
            <text:p>0.5677563364</text:p>
          </table:table-cell>
          <table:table-cell office:value-type="float" office:value="0.565092165898617" calcext:value-type="float">
            <text:p>0.5650921659</text:p>
          </table:table-cell>
          <table:table-cell office:value-type="float" office:value="0.571644585253456" calcext:value-type="float">
            <text:p>0.5716445853</text:p>
          </table:table-cell>
          <table:table-cell office:value-type="float" office:value="0.565164170506912" calcext:value-type="float">
            <text:p>0.5651641705</text:p>
          </table:table-cell>
          <table:table-cell office:value-type="float" office:value="0.566676267281106" calcext:value-type="float">
            <text:p>0.5666762673</text:p>
          </table:table-cell>
          <table:table-cell office:value-type="float" office:value="0.565884216589862" calcext:value-type="float">
            <text:p>0.5658842166</text:p>
          </table:table-cell>
          <table:table-cell office:value-type="float" office:value="0.57315668202765" calcext:value-type="float">
            <text:p>0.573156682</text:p>
          </table:table-cell>
          <table:table-cell office:value-type="float" office:value="0.564876152073733" calcext:value-type="float">
            <text:p>0.5648761521</text:p>
          </table:table-cell>
          <table:table-cell office:value-type="float" office:value="0.573372695852535" calcext:value-type="float">
            <text:p>0.5733726959</text:p>
          </table:table-cell>
          <table:table-cell office:value-type="float" office:value="0.57330069124424" calcext:value-type="float">
            <text:p>0.5733006912</text:p>
          </table:table-cell>
          <table:table-cell office:value-type="float" office:value="0.570348502304147" calcext:value-type="float">
            <text:p>0.5703485023</text:p>
          </table:table-cell>
          <table:table-cell office:value-type="float" office:value="0.555947580645161" calcext:value-type="float">
            <text:p>0.5559475806</text:p>
          </table:table-cell>
          <table:table-cell office:value-type="float" office:value="0.564804147465438" calcext:value-type="float">
            <text:p>0.5648041475</text:p>
          </table:table-cell>
          <table:table-cell office:value-type="float" office:value="0.560411866359447" calcext:value-type="float">
            <text:p>0.5604118664</text:p>
          </table:table-cell>
          <table:table-cell office:value-type="float" office:value="0.564732142857143" calcext:value-type="float">
            <text:p>0.5647321429</text:p>
          </table:table-cell>
          <table:table-cell office:value-type="float" office:value="0.570924539170507" calcext:value-type="float">
            <text:p>0.5709245392</text:p>
          </table:table-cell>
          <table:table-cell office:value-type="float" office:value="0.572004608294931" calcext:value-type="float">
            <text:p>0.5720046083</text:p>
          </table:table-cell>
          <table:table-cell office:value-type="float" office:value="0.574020737327189" calcext:value-type="float">
            <text:p>0.5740207373</text:p>
          </table:table-cell>
          <table:table-cell office:value-type="float" office:value="0.565596198156682" calcext:value-type="float">
            <text:p>0.5655961982</text:p>
          </table:table-cell>
          <table:table-cell office:value-type="float" office:value="0.566532258064516" calcext:value-type="float">
            <text:p>0.5665322581</text:p>
          </table:table-cell>
          <table:table-cell office:value-type="float" office:value="0.566748271889401" calcext:value-type="float">
            <text:p>0.5667482719</text:p>
          </table:table-cell>
          <table:table-cell office:value-type="float" office:value="0.563004032258065" calcext:value-type="float">
            <text:p>0.5630040323</text:p>
          </table:table-cell>
          <table:table-cell office:value-type="float" office:value="0.568260368663594" calcext:value-type="float">
            <text:p>0.5682603687</text:p>
          </table:table-cell>
          <table:table-cell office:value-type="float" office:value="0.565596198156682" calcext:value-type="float">
            <text:p>0.5655961982</text:p>
          </table:table-cell>
          <table:table-cell office:value-type="float" office:value="0.566964285714286" calcext:value-type="float">
            <text:p>0.5669642857</text:p>
          </table:table-cell>
          <table:table-cell office:value-type="float" office:value="0.566604262672811" calcext:value-type="float">
            <text:p>0.5666042627</text:p>
          </table:table-cell>
          <table:table-cell table:number-columns-repeated="353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527"/>
        </table:table-row>
        <table:table-row table:style-name="ro1">
          <table:table-cell office:value-type="float" office:value="0.534507042085621" calcext:value-type="float">
            <text:p>0.5345070421</text:p>
          </table:table-cell>
          <table:table-cell office:value-type="float" office:value="0.465492957662529" calcext:value-type="float">
            <text:p>0.4654929577</text:p>
          </table:table-cell>
          <table:table-cell office:value-type="float" office:value="0.4653169013245" calcext:value-type="float">
            <text:p>0.4653169013</text:p>
          </table:table-cell>
          <table:table-cell office:value-type="float" office:value="0.516021126928464" calcext:value-type="float">
            <text:p>0.5160211269</text:p>
          </table:table-cell>
          <table:table-cell office:value-type="float" office:value="0.515669014084507" calcext:value-type="float">
            <text:p>0.5156690141</text:p>
          </table:table-cell>
          <table:table-cell office:value-type="float" office:value="0.47781690124055" calcext:value-type="float">
            <text:p>0.4778169012</text:p>
          </table:table-cell>
          <table:table-cell office:value-type="float" office:value="0.540492957578578" calcext:value-type="float">
            <text:p>0.5404929576</text:p>
          </table:table-cell>
          <table:table-cell office:value-type="float" office:value="0.558802816733508" calcext:value-type="float">
            <text:p>0.5588028167</text:p>
          </table:table-cell>
          <table:table-cell office:value-type="float" office:value="0.473591549211825" calcext:value-type="float">
            <text:p>0.4735915492</text:p>
          </table:table-cell>
          <table:table-cell office:value-type="float" office:value="0.542605633634917" calcext:value-type="float">
            <text:p>0.5426056336</text:p>
          </table:table-cell>
          <table:table-cell office:value-type="float" office:value="0.561795774479987" calcext:value-type="float">
            <text:p>0.5617957745</text:p>
          </table:table-cell>
          <table:table-cell office:value-type="float" office:value="0.562852112508156" calcext:value-type="float">
            <text:p>0.5628521125</text:p>
          </table:table-cell>
          <table:table-cell office:value-type="float" office:value="0.517957746310973" calcext:value-type="float">
            <text:p>0.5179577463</text:p>
          </table:table-cell>
          <table:table-cell office:value-type="float" office:value="0.539084506874353" calcext:value-type="float">
            <text:p>0.5390845069</text:p>
          </table:table-cell>
          <table:table-cell office:value-type="float" office:value="0.565845070254635" calcext:value-type="float">
            <text:p>0.5658450703</text:p>
          </table:table-cell>
          <table:table-cell office:value-type="float" office:value="0.468485915409007" calcext:value-type="float">
            <text:p>0.4684859154</text:p>
          </table:table-cell>
          <table:table-cell office:value-type="float" office:value="0.550352112676056" calcext:value-type="float">
            <text:p>0.5503521127</text:p>
          </table:table-cell>
          <table:table-cell office:value-type="float" office:value="0.559859154761677" calcext:value-type="float">
            <text:p>0.5598591548</text:p>
          </table:table-cell>
          <table:table-cell office:value-type="float" office:value="0.516901408618605" calcext:value-type="float">
            <text:p>0.5169014086</text:p>
          </table:table-cell>
          <table:table-cell office:value-type="float" office:value="0.54806338011379" calcext:value-type="float">
            <text:p>0.5480633801</text:p>
          </table:table-cell>
          <table:table-cell office:value-type="float" office:value="0.549823943494071" calcext:value-type="float">
            <text:p>0.5498239435</text:p>
          </table:table-cell>
          <table:table-cell office:value-type="float" office:value="0.536971830818015" calcext:value-type="float">
            <text:p>0.5369718308</text:p>
          </table:table-cell>
          <table:table-cell office:value-type="float" office:value="0.562147887156043" calcext:value-type="float">
            <text:p>0.5621478872</text:p>
          </table:table-cell>
          <table:table-cell office:value-type="float" office:value="0.570246478705339" calcext:value-type="float">
            <text:p>0.5702464787</text:p>
          </table:table-cell>
          <table:table-cell office:value-type="float" office:value="0.527640845070423" calcext:value-type="float">
            <text:p>0.5276408451</text:p>
          </table:table-cell>
          <table:table-cell office:value-type="float" office:value="0.579225351944776" calcext:value-type="float">
            <text:p>0.5792253519</text:p>
          </table:table-cell>
          <table:table-cell office:value-type="float" office:value="0.571830985915493" calcext:value-type="float">
            <text:p>0.5718309859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79929577464789" calcext:value-type="float">
            <text:p>0.5799295775</text:p>
          </table:table-cell>
          <table:table-cell office:value-type="float" office:value="0.54419014067717" calcext:value-type="float">
            <text:p>0.5441901407</text:p>
          </table:table-cell>
          <table:table-cell office:value-type="float" office:value="0.475880281774091" calcext:value-type="float">
            <text:p>0.4758802818</text:p>
          </table:table-cell>
          <table:table-cell office:value-type="float" office:value="0.550528169181985" calcext:value-type="float">
            <text:p>0.5505281692</text:p>
          </table:table-cell>
          <table:table-cell office:value-type="float" office:value="0.470598591633246" calcext:value-type="float">
            <text:p>0.4705985916</text:p>
          </table:table-cell>
          <table:table-cell office:value-type="float" office:value="0.550880281858041" calcext:value-type="float">
            <text:p>0.5508802819</text:p>
          </table:table-cell>
          <table:table-cell office:value-type="float" office:value="0.578521126592663" calcext:value-type="float">
            <text:p>0.5785211266</text:p>
          </table:table-cell>
          <table:table-cell office:value-type="float" office:value="0.577992957914379" calcext:value-type="float">
            <text:p>0.5779929579</text:p>
          </table:table-cell>
          <table:table-cell office:value-type="float" office:value="0.470246478789289" calcext:value-type="float">
            <text:p>0.4702464788</text:p>
          </table:table-cell>
          <table:table-cell office:value-type="float" office:value="0.508098591549296" calcext:value-type="float">
            <text:p>0.5080985915</text:p>
          </table:table-cell>
          <table:table-cell office:value-type="float" office:value="0.539964788564494" calcext:value-type="float">
            <text:p>0.5399647886</text:p>
          </table:table-cell>
          <table:table-cell office:value-type="float" office:value="0.576760563548182" calcext:value-type="float">
            <text:p>0.5767605635</text:p>
          </table:table-cell>
          <table:table-cell office:value-type="float" office:value="0.571302816733508" calcext:value-type="float">
            <text:p>0.5713028167</text:p>
          </table:table-cell>
          <table:table-cell office:value-type="float" office:value="0.555633802649001" calcext:value-type="float">
            <text:p>0.5556338026</text:p>
          </table:table-cell>
          <table:table-cell office:value-type="float" office:value="0.577640845238323" calcext:value-type="float">
            <text:p>0.5776408452</text:p>
          </table:table-cell>
          <table:table-cell office:value-type="float" office:value="0.551408450872126" calcext:value-type="float">
            <text:p>0.5514084509</text:p>
          </table:table-cell>
          <table:table-cell office:value-type="float" office:value="0.577640844902522" calcext:value-type="float">
            <text:p>0.5776408449</text:p>
          </table:table-cell>
          <table:table-cell office:value-type="float" office:value="0.582218309691255" calcext:value-type="float">
            <text:p>0.5822183097</text:p>
          </table:table-cell>
          <table:table-cell office:value-type="float" office:value="0.481338028252964" calcext:value-type="float">
            <text:p>0.4813380283</text:p>
          </table:table-cell>
          <table:table-cell office:value-type="float" office:value="0.571478873071536" calcext:value-type="float">
            <text:p>0.5714788731</text:p>
          </table:table-cell>
          <table:table-cell office:value-type="float" office:value="0.546302817069309" calcext:value-type="float">
            <text:p>0.5463028171</text:p>
          </table:table-cell>
          <table:table-cell office:value-type="float" office:value="0.562323943494071" calcext:value-type="float">
            <text:p>0.5623239435</text:p>
          </table:table-cell>
          <table:table-cell office:value-type="float" office:value="0.579049295942548" calcext:value-type="float">
            <text:p>0.5790492959</text:p>
          </table:table-cell>
          <table:table-cell office:value-type="float" office:value="0.582922535379168" calcext:value-type="float">
            <text:p>0.5829225354</text:p>
          </table:table-cell>
          <table:table-cell office:value-type="float" office:value="0.549823943829872" calcext:value-type="float">
            <text:p>0.5498239438</text:p>
          </table:table-cell>
          <table:table-cell office:value-type="float" office:value="0.534683098423649" calcext:value-type="float">
            <text:p>0.5346830984</text:p>
          </table:table-cell>
          <table:table-cell office:value-type="float" office:value="0.55669014067717" calcext:value-type="float">
            <text:p>0.5566901407</text:p>
          </table:table-cell>
          <table:table-cell office:value-type="float" office:value="0.575704225352113" calcext:value-type="float">
            <text:p>0.5757042254</text:p>
          </table:table-cell>
          <table:table-cell office:value-type="float" office:value="0.533450704057452" calcext:value-type="float">
            <text:p>0.5334507041</text:p>
          </table:table-cell>
          <table:table-cell office:value-type="float" office:value="0.505281689972945" calcext:value-type="float">
            <text:p>0.50528169</text:p>
          </table:table-cell>
          <table:table-cell office:value-type="float" office:value="0.493485915492958" calcext:value-type="float">
            <text:p>0.4934859155</text:p>
          </table:table-cell>
          <table:table-cell office:value-type="float" office:value="0.579225351944776" calcext:value-type="float">
            <text:p>0.5792253519</text:p>
          </table:table-cell>
          <table:table-cell office:value-type="float" office:value="0.575528169014084" calcext:value-type="float">
            <text:p>0.575528169</text:p>
          </table:table-cell>
          <table:table-cell office:value-type="float" office:value="0.575704225352113" calcext:value-type="float">
            <text:p>0.5757042254</text:p>
          </table:table-cell>
          <table:table-cell office:value-type="float" office:value="0.56919014067717" calcext:value-type="float">
            <text:p>0.5691901407</text:p>
          </table:table-cell>
          <table:table-cell office:value-type="float" office:value="0.542957746478873" calcext:value-type="float">
            <text:p>0.5429577465</text:p>
          </table:table-cell>
          <table:table-cell office:value-type="float" office:value="0.486795774479987" calcext:value-type="float">
            <text:p>0.4867957745</text:p>
          </table:table-cell>
          <table:table-cell office:value-type="float" office:value="0.514964788732394" calcext:value-type="float">
            <text:p>0.5149647887</text:p>
          </table:table-cell>
          <table:table-cell office:value-type="float" office:value="0.486091549127874" calcext:value-type="float">
            <text:p>0.4860915491</text:p>
          </table:table-cell>
          <table:table-cell office:value-type="float" office:value="0.545422535043367" calcext:value-type="float">
            <text:p>0.545422535</text:p>
          </table:table-cell>
          <table:table-cell office:value-type="float" office:value="0.467605633802817" calcext:value-type="float">
            <text:p>0.4676056338</text:p>
          </table:table-cell>
          <table:table-cell office:value-type="float" office:value="0.546654929409564" calcext:value-type="float">
            <text:p>0.5466549294</text:p>
          </table:table-cell>
          <table:table-cell office:value-type="float" office:value="0.556514084339142" calcext:value-type="float">
            <text:p>0.5565140843</text:p>
          </table:table-cell>
          <table:table-cell office:value-type="float" office:value="0.478521126676613" calcext:value-type="float">
            <text:p>0.4785211267</text:p>
          </table:table-cell>
          <table:table-cell office:value-type="float" office:value="0.488732394198297" calcext:value-type="float">
            <text:p>0.4887323942</text:p>
          </table:table-cell>
          <table:table-cell office:value-type="float" office:value="0.540492957578578" calcext:value-type="float">
            <text:p>0.5404929576</text:p>
          </table:table-cell>
          <table:table-cell office:value-type="float" office:value="0.547887323775761" calcext:value-type="float">
            <text:p>0.5478873238</text:p>
          </table:table-cell>
          <table:table-cell office:value-type="float" office:value="0.554577464620832" calcext:value-type="float">
            <text:p>0.5545774646</text:p>
          </table:table-cell>
          <table:table-cell office:value-type="float" office:value="0.478521126844514" calcext:value-type="float">
            <text:p>0.4785211268</text:p>
          </table:table-cell>
          <table:table-cell office:value-type="float" office:value="0.554225352112676" calcext:value-type="float">
            <text:p>0.5542253521</text:p>
          </table:table-cell>
          <table:table-cell office:value-type="float" office:value="0.562147887156043" calcext:value-type="float">
            <text:p>0.5621478872</text:p>
          </table:table-cell>
          <table:table-cell table:number-columns-repeated="2" office:value-type="float" office:value="0.542957746310973" calcext:value-type="float">
            <text:p>0.5429577463</text:p>
          </table:table-cell>
          <table:table-cell office:value-type="float" office:value="0.565492957578578" calcext:value-type="float">
            <text:p>0.5654929576</text:p>
          </table:table-cell>
          <table:table-cell office:value-type="float" office:value="0.555985915492958" calcext:value-type="float">
            <text:p>0.5559859155</text:p>
          </table:table-cell>
          <table:table-cell office:value-type="float" office:value="0.576760563380282" calcext:value-type="float">
            <text:p>0.5767605634</text:p>
          </table:table-cell>
          <table:table-cell office:value-type="float" office:value="0.582042253521127" calcext:value-type="float">
            <text:p>0.5820422535</text:p>
          </table:table-cell>
          <table:table-cell office:value-type="float" office:value="0.519894366197183" calcext:value-type="float">
            <text:p>0.5198943662</text:p>
          </table:table-cell>
          <table:table-cell office:value-type="float" office:value="0.557218309691254" calcext:value-type="float">
            <text:p>0.5572183097</text:p>
          </table:table-cell>
          <table:table-cell office:value-type="float" office:value="0.554049295606747" calcext:value-type="float">
            <text:p>0.5540492956</text:p>
          </table:table-cell>
          <table:table-cell office:value-type="float" office:value="0.474295774731838" calcext:value-type="float">
            <text:p>0.4742957747</text:p>
          </table:table-cell>
          <table:table-cell office:value-type="float" office:value="0.559154929409564" calcext:value-type="float">
            <text:p>0.5591549294</text:p>
          </table:table-cell>
          <table:table-cell office:value-type="float" office:value="0.56056338011379" calcext:value-type="float">
            <text:p>0.5605633801</text:p>
          </table:table-cell>
          <table:table-cell office:value-type="float" office:value="0.536091549463675" calcext:value-type="float">
            <text:p>0.5360915495</text:p>
          </table:table-cell>
          <table:table-cell office:value-type="float" office:value="0.500880281690141" calcext:value-type="float">
            <text:p>0.5008802817</text:p>
          </table:table-cell>
          <table:table-cell office:value-type="float" office:value="0.571302817069309" calcext:value-type="float">
            <text:p>0.5713028171</text:p>
          </table:table-cell>
          <table:table-cell office:value-type="float" office:value="0.472183098507599" calcext:value-type="float">
            <text:p>0.4721830985</text:p>
          </table:table-cell>
          <table:table-cell office:value-type="float" office:value="0.526408450536325" calcext:value-type="float">
            <text:p>0.5264084505</text:p>
          </table:table-cell>
          <table:table-cell office:value-type="float" office:value="0.581161971830986" calcext:value-type="float">
            <text:p>0.5811619718</text:p>
          </table:table-cell>
          <table:table-cell office:value-type="float" office:value="0.575704225184212" calcext:value-type="float">
            <text:p>0.5757042252</text:p>
          </table:table-cell>
          <table:table-cell office:value-type="float" office:value="0.555457746310973" calcext:value-type="float">
            <text:p>0.5554577463</text:p>
          </table:table-cell>
          <table:table-cell office:value-type="float" office:value="0.478521126844514" calcext:value-type="float">
            <text:p>0.4785211268</text:p>
          </table:table-cell>
          <table:table-cell office:value-type="float" office:value="0.583978873407337" calcext:value-type="float">
            <text:p>0.5839788734</text:p>
          </table:table-cell>
          <table:table-cell office:value-type="float" office:value="0.57887323943662" calcext:value-type="float">
            <text:p>0.5788732394</text:p>
          </table:table-cell>
          <table:table-cell office:value-type="float" office:value="0.487676056170128" calcext:value-type="float">
            <text:p>0.4876760562</text:p>
          </table:table-cell>
          <table:table-cell office:value-type="float" office:value="0.525176056338028" calcext:value-type="float">
            <text:p>0.5251760563</text:p>
          </table:table-cell>
          <table:table-cell office:value-type="float" office:value="0.560211267437733" calcext:value-type="float">
            <text:p>0.5602112674</text:p>
          </table:table-cell>
          <table:table-cell office:value-type="float" office:value="0.550528168846184" calcext:value-type="float">
            <text:p>0.5505281688</text:p>
          </table:table-cell>
          <table:table-cell office:value-type="float" office:value="0.560739436787619" calcext:value-type="float">
            <text:p>0.5607394368</text:p>
          </table:table-cell>
          <table:table-cell office:value-type="float" office:value="0.502288732226466" calcext:value-type="float">
            <text:p>0.5022887322</text:p>
          </table:table-cell>
          <table:table-cell office:value-type="float" office:value="0.47693661971831" calcext:value-type="float">
            <text:p>0.4769366197</text:p>
          </table:table-cell>
          <table:table-cell office:value-type="float" office:value="0.581338028001114" calcext:value-type="float">
            <text:p>0.581338028</text:p>
          </table:table-cell>
          <table:table-cell office:value-type="float" office:value="0.570070422535211" calcext:value-type="float">
            <text:p>0.5700704225</text:p>
          </table:table-cell>
          <table:table-cell office:value-type="float" office:value="0.534507042085621" calcext:value-type="float">
            <text:p>0.5345070421</text:p>
          </table:table-cell>
          <table:table-cell office:value-type="float" office:value="0.469014084590993" calcext:value-type="float">
            <text:p>0.4690140846</text:p>
          </table:table-cell>
          <table:table-cell office:value-type="float" office:value="0.465669014000557" calcext:value-type="float">
            <text:p>0.465669014</text:p>
          </table:table-cell>
          <table:table-cell office:value-type="float" office:value="0.475176056421978" calcext:value-type="float">
            <text:p>0.4751760564</text:p>
          </table:table-cell>
          <table:table-cell office:value-type="float" office:value="0.584683098423649" calcext:value-type="float">
            <text:p>0.5846830984</text:p>
          </table:table-cell>
          <table:table-cell office:value-type="float" office:value="0.468485915409007" calcext:value-type="float">
            <text:p>0.4684859154</text:p>
          </table:table-cell>
          <table:table-cell office:value-type="float" office:value="0.572007042085621" calcext:value-type="float">
            <text:p>0.5720070421</text:p>
          </table:table-cell>
          <table:table-cell office:value-type="float" office:value="0.553873239268719" calcext:value-type="float">
            <text:p>0.5538732393</text:p>
          </table:table-cell>
          <table:table-cell office:value-type="float" office:value="0.583626760731281" calcext:value-type="float">
            <text:p>0.5836267607</text:p>
          </table:table-cell>
          <table:table-cell office:value-type="float" office:value="0.483802816901408" calcext:value-type="float">
            <text:p>0.4838028169</text:p>
          </table:table-cell>
          <table:table-cell office:value-type="float" office:value="0.567781689972945" calcext:value-type="float">
            <text:p>0.56778169</text:p>
          </table:table-cell>
          <table:table-cell office:value-type="float" office:value="0.576584507042254" calcext:value-type="float">
            <text:p>0.576584507</text:p>
          </table:table-cell>
          <table:table-cell office:value-type="float" office:value="0.547183098423649" calcext:value-type="float">
            <text:p>0.5471830984</text:p>
          </table:table-cell>
          <table:table-cell office:value-type="float" office:value="0.561971830985916" calcext:value-type="float">
            <text:p>0.561971831</text:p>
          </table:table-cell>
          <table:table-cell office:value-type="float" office:value="0.54225352095886" calcext:value-type="float">
            <text:p>0.542253521</text:p>
          </table:table-cell>
          <table:table-cell office:value-type="float" office:value="0.481514084339142" calcext:value-type="float">
            <text:p>0.4815140843</text:p>
          </table:table-cell>
          <table:table-cell office:value-type="float" office:value="0.563204225184212" calcext:value-type="float">
            <text:p>0.5632042252</text:p>
          </table:table-cell>
          <table:table-cell office:value-type="float" office:value="0.567781689972945" calcext:value-type="float">
            <text:p>0.56778169</text:p>
          </table:table-cell>
          <table:table-cell office:value-type="float" office:value="0.481866197267049" calcext:value-type="float">
            <text:p>0.4818661973</text:p>
          </table:table-cell>
          <table:table-cell office:value-type="float" office:value="0.519366197183099" calcext:value-type="float">
            <text:p>0.5193661972</text:p>
          </table:table-cell>
          <table:table-cell office:value-type="float" office:value="0.490140845238323" calcext:value-type="float">
            <text:p>0.4901408452</text:p>
          </table:table-cell>
          <table:table-cell office:value-type="float" office:value="0.527288732562267" calcext:value-type="float">
            <text:p>0.5272887326</text:p>
          </table:table-cell>
          <table:table-cell office:value-type="float" office:value="0.545422535379168" calcext:value-type="float">
            <text:p>0.5454225354</text:p>
          </table:table-cell>
          <table:table-cell office:value-type="float" office:value="0.562676056338028" calcext:value-type="float">
            <text:p>0.5626760563</text:p>
          </table:table-cell>
          <table:table-cell office:value-type="float" office:value="0.564084506874353" calcext:value-type="float">
            <text:p>0.5640845069</text:p>
          </table:table-cell>
          <table:table-cell office:value-type="float" office:value="0.588556337860269" calcext:value-type="float">
            <text:p>0.5885563379</text:p>
          </table:table-cell>
          <table:table-cell office:value-type="float" office:value="0.543133802649001" calcext:value-type="float">
            <text:p>0.5431338026</text:p>
          </table:table-cell>
          <table:table-cell office:value-type="float" office:value="0.47975352104281" calcext:value-type="float">
            <text:p>0.479753521</text:p>
          </table:table-cell>
          <table:table-cell office:value-type="float" office:value="0.542781689972945" calcext:value-type="float">
            <text:p>0.54278169</text:p>
          </table:table-cell>
          <table:table-cell office:value-type="float" office:value="0.497359154929578" calcext:value-type="float">
            <text:p>0.4973591549</text:p>
          </table:table-cell>
          <table:table-cell office:value-type="float" office:value="0.547887323775761" calcext:value-type="float">
            <text:p>0.5478873238</text:p>
          </table:table-cell>
          <table:table-cell office:value-type="float" office:value="0.488380281858041" calcext:value-type="float">
            <text:p>0.4883802819</text:p>
          </table:table-cell>
          <table:table-cell office:value-type="float" office:value="0.511443662139731" calcext:value-type="float">
            <text:p>0.5114436621</text:p>
          </table:table-cell>
          <table:table-cell office:value-type="float" office:value="0.572007042085621" calcext:value-type="float">
            <text:p>0.5720070421</text:p>
          </table:table-cell>
          <table:table-cell office:value-type="float" office:value="0.568661971663085" calcext:value-type="float">
            <text:p>0.5686619717</text:p>
          </table:table-cell>
          <table:table-cell office:value-type="float" office:value="0.578345070422535" calcext:value-type="float">
            <text:p>0.5783450704</text:p>
          </table:table-cell>
          <table:table-cell office:value-type="float" office:value="0.569014084339142" calcext:value-type="float">
            <text:p>0.5690140843</text:p>
          </table:table-cell>
          <table:table-cell office:value-type="float" office:value="0.470598591465346" calcext:value-type="float">
            <text:p>0.4705985915</text:p>
          </table:table-cell>
          <table:table-cell office:value-type="float" office:value="0.547007042421421" calcext:value-type="float">
            <text:p>0.5470070424</text:p>
          </table:table-cell>
          <table:table-cell office:value-type="float" office:value="0.574295774479987" calcext:value-type="float">
            <text:p>0.5742957745</text:p>
          </table:table-cell>
          <table:table-cell office:value-type="float" office:value="0.587852112843957" calcext:value-type="float">
            <text:p>0.5878521128</text:p>
          </table:table-cell>
          <table:table-cell office:value-type="float" office:value="0.571478873071536" calcext:value-type="float">
            <text:p>0.5714788731</text:p>
          </table:table-cell>
          <table:table-cell office:value-type="float" office:value="0.548415492789846" calcext:value-type="float">
            <text:p>0.5484154928</text:p>
          </table:table-cell>
          <table:table-cell office:value-type="float" office:value="0.582922535043367" calcext:value-type="float">
            <text:p>0.582922535</text:p>
          </table:table-cell>
          <table:table-cell office:value-type="float" office:value="0.556338028001114" calcext:value-type="float">
            <text:p>0.556338028</text:p>
          </table:table-cell>
          <table:table-cell office:value-type="float" office:value="0.54419014067717" calcext:value-type="float">
            <text:p>0.5441901407</text:p>
          </table:table-cell>
          <table:table-cell office:value-type="float" office:value="0.5499999998321" calcext:value-type="float">
            <text:p>0.5499999998</text:p>
          </table:table-cell>
          <table:table-cell office:value-type="float" office:value="0.560211267437733" calcext:value-type="float">
            <text:p>0.5602112674</text:p>
          </table:table-cell>
          <table:table-cell office:value-type="float" office:value="0.466549295690698" calcext:value-type="float">
            <text:p>0.4665492957</text:p>
          </table:table-cell>
          <table:table-cell office:value-type="float" office:value="0.53556338011379" calcext:value-type="float">
            <text:p>0.5355633801</text:p>
          </table:table-cell>
          <table:table-cell office:value-type="float" office:value="0.572359154761677" calcext:value-type="float">
            <text:p>0.5723591548</text:p>
          </table:table-cell>
          <table:table-cell office:value-type="float" office:value="0.489964788900295" calcext:value-type="float">
            <text:p>0.4899647889</text:p>
          </table:table-cell>
          <table:table-cell office:value-type="float" office:value="0.577112675888438" calcext:value-type="float">
            <text:p>0.5771126759</text:p>
          </table:table-cell>
          <table:table-cell office:value-type="float" office:value="0.571654929577465" calcext:value-type="float">
            <text:p>0.5716549296</text:p>
          </table:table-cell>
          <table:table-cell office:value-type="float" office:value="0.557570422367311" calcext:value-type="float">
            <text:p>0.5575704224</text:p>
          </table:table-cell>
          <table:table-cell office:value-type="float" office:value="0.479401408450704" calcext:value-type="float">
            <text:p>0.4794014085</text:p>
          </table:table-cell>
          <table:table-cell office:value-type="float" office:value="0.554401408450704" calcext:value-type="float">
            <text:p>0.5544014085</text:p>
          </table:table-cell>
          <table:table-cell office:value-type="float" office:value="0.545950704057452" calcext:value-type="float">
            <text:p>0.5459507041</text:p>
          </table:table-cell>
          <table:table-cell office:value-type="float" office:value="0.482570422535211" calcext:value-type="float">
            <text:p>0.4825704225</text:p>
          </table:table-cell>
          <table:table-cell office:value-type="float" office:value="0.57112676039548" calcext:value-type="float">
            <text:p>0.5711267604</text:p>
          </table:table-cell>
          <table:table-cell office:value-type="float" office:value="0.534859154761677" calcext:value-type="float">
            <text:p>0.5348591548</text:p>
          </table:table-cell>
          <table:table-cell office:value-type="float" office:value="0.525528169014085" calcext:value-type="float">
            <text:p>0.525528169</text:p>
          </table:table-cell>
          <table:table-cell office:value-type="float" office:value="0.583978873071536" calcext:value-type="float">
            <text:p>0.5839788731</text:p>
          </table:table-cell>
          <table:table-cell office:value-type="float" office:value="0.54419014067717" calcext:value-type="float">
            <text:p>0.5441901407</text:p>
          </table:table-cell>
          <table:table-cell table:number-columns-repeated="353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527"/>
        </table:table-row>
        <table:table-row table:style-name="ro1">
          <table:table-cell office:value-type="float" office:value="-0.011523198310612" calcext:value-type="float">
            <text:p>-0.0115231983</text:p>
          </table:table-cell>
          <table:table-cell office:value-type="float" office:value="0.00905783340326309" calcext:value-type="float">
            <text:p>0.0090578334</text:p>
          </table:table-cell>
          <table:table-cell office:value-type="float" office:value="0.0264848445838292" calcext:value-type="float">
            <text:p>0.0264848446</text:p>
          </table:table-cell>
          <table:table-cell office:value-type="float" office:value="0.0221958718743295" calcext:value-type="float">
            <text:p>0.0221958719</text:p>
          </table:table-cell>
          <table:table-cell office:value-type="float" office:value="0.0532053398045664" calcext:value-type="float">
            <text:p>0.0532053398</text:p>
          </table:table-cell>
          <table:table-cell office:value-type="float" office:value="0.0522566175148372" calcext:value-type="float">
            <text:p>0.0522566175</text:p>
          </table:table-cell>
          <table:table-cell office:value-type="float" office:value="0.0750028148405082" calcext:value-type="float">
            <text:p>0.0750028148</text:p>
          </table:table-cell>
          <table:table-cell office:value-type="float" office:value="0.0825434914931724" calcext:value-type="float">
            <text:p>0.0825434915</text:p>
          </table:table-cell>
          <table:table-cell office:value-type="float" office:value="0.0772848633903375" calcext:value-type="float">
            <text:p>0.0772848634</text:p>
          </table:table-cell>
          <table:table-cell office:value-type="float" office:value="0.0878294184460618" calcext:value-type="float">
            <text:p>0.0878294184</text:p>
          </table:table-cell>
          <table:table-cell office:value-type="float" office:value="0.107619437009251" calcext:value-type="float">
            <text:p>0.107619437</text:p>
          </table:table-cell>
          <table:table-cell office:value-type="float" office:value="0.0933647770520454" calcext:value-type="float">
            <text:p>0.0933647771</text:p>
          </table:table-cell>
          <table:table-cell office:value-type="float" office:value="0.114151928608181" calcext:value-type="float">
            <text:p>0.1141519286</text:p>
          </table:table-cell>
          <table:table-cell office:value-type="float" office:value="0.100484292988541" calcext:value-type="float">
            <text:p>0.100484293</text:p>
          </table:table-cell>
          <table:table-cell office:value-type="float" office:value="0.10921087900653" calcext:value-type="float">
            <text:p>0.109210879</text:p>
          </table:table-cell>
          <table:table-cell office:value-type="float" office:value="0.11140570842794" calcext:value-type="float">
            <text:p>0.1114057084</text:p>
          </table:table-cell>
          <table:table-cell office:value-type="float" office:value="0.0924694357173783" calcext:value-type="float">
            <text:p>0.0924694357</text:p>
          </table:table-cell>
          <table:table-cell office:value-type="float" office:value="0.117372994701709" calcext:value-type="float">
            <text:p>0.1173729947</text:p>
          </table:table-cell>
          <table:table-cell office:value-type="float" office:value="0.103966153110914" calcext:value-type="float">
            <text:p>0.1039661531</text:p>
          </table:table-cell>
          <table:table-cell office:value-type="float" office:value="0.11346259220044" calcext:value-type="float">
            <text:p>0.1134625922</text:p>
          </table:table-cell>
          <table:table-cell office:value-type="float" office:value="0.119296954266624" calcext:value-type="float">
            <text:p>0.1192969543</text:p>
          </table:table-cell>
          <table:table-cell office:value-type="float" office:value="0.118072071194237" calcext:value-type="float">
            <text:p>0.1180720712</text:p>
          </table:table-cell>
          <table:table-cell office:value-type="float" office:value="0.11637938389134" calcext:value-type="float">
            <text:p>0.1163793839</text:p>
          </table:table-cell>
          <table:table-cell office:value-type="float" office:value="0.113481667905634" calcext:value-type="float">
            <text:p>0.1134816679</text:p>
          </table:table-cell>
          <table:table-cell office:value-type="float" office:value="0.126048284278075" calcext:value-type="float">
            <text:p>0.1260482843</text:p>
          </table:table-cell>
          <table:table-cell office:value-type="float" office:value="0.117504608285214" calcext:value-type="float">
            <text:p>0.1175046083</text:p>
          </table:table-cell>
          <table:table-cell office:value-type="float" office:value="0.132400836804152" calcext:value-type="float">
            <text:p>0.1324008368</text:p>
          </table:table-cell>
          <table:table-cell office:value-type="float" office:value="0.117330014937416" calcext:value-type="float">
            <text:p>0.1173300149</text:p>
          </table:table-cell>
          <table:table-cell office:value-type="float" office:value="0.129737613911522" calcext:value-type="float">
            <text:p>0.1297376139</text:p>
          </table:table-cell>
          <table:table-cell office:value-type="float" office:value="0.125456951764597" calcext:value-type="float">
            <text:p>0.1254569518</text:p>
          </table:table-cell>
          <table:table-cell office:value-type="float" office:value="0.124218544493588" calcext:value-type="float">
            <text:p>0.1242185445</text:p>
          </table:table-cell>
          <table:table-cell office:value-type="float" office:value="0.125579236931498" calcext:value-type="float">
            <text:p>0.1255792369</text:p>
          </table:table-cell>
          <table:table-cell office:value-type="float" office:value="0.122072936254575" calcext:value-type="float">
            <text:p>0.1220729363</text:p>
          </table:table-cell>
          <table:table-cell office:value-type="float" office:value="0.115806514320011" calcext:value-type="float">
            <text:p>0.1158065143</text:p>
          </table:table-cell>
          <table:table-cell office:value-type="float" office:value="0.119414527192369" calcext:value-type="float">
            <text:p>0.1194145272</text:p>
          </table:table-cell>
          <table:table-cell office:value-type="float" office:value="0.115700420308729" calcext:value-type="float">
            <text:p>0.1157004203</text:p>
          </table:table-cell>
          <table:table-cell office:value-type="float" office:value="0.107285883522288" calcext:value-type="float">
            <text:p>0.1072858835</text:p>
          </table:table-cell>
          <table:table-cell office:value-type="float" office:value="0.117862526666425" calcext:value-type="float">
            <text:p>0.1178625267</text:p>
          </table:table-cell>
          <table:table-cell office:value-type="float" office:value="0.14724664527425" calcext:value-type="float">
            <text:p>0.1472466453</text:p>
          </table:table-cell>
          <table:table-cell office:value-type="float" office:value="0.127325455490757" calcext:value-type="float">
            <text:p>0.1273254555</text:p>
          </table:table-cell>
          <table:table-cell office:value-type="float" office:value="0.130890249347632" calcext:value-type="float">
            <text:p>0.1308902493</text:p>
          </table:table-cell>
          <table:table-cell office:value-type="float" office:value="0.129039383634994" calcext:value-type="float">
            <text:p>0.1290393836</text:p>
          </table:table-cell>
          <table:table-cell office:value-type="float" office:value="0.141249546394919" calcext:value-type="float">
            <text:p>0.1412495464</text:p>
          </table:table-cell>
          <table:table-cell office:value-type="float" office:value="0.124740357635208" calcext:value-type="float">
            <text:p>0.1247403576</text:p>
          </table:table-cell>
          <table:table-cell office:value-type="float" office:value="0.133890241920982" calcext:value-type="float">
            <text:p>0.1338902419</text:p>
          </table:table-cell>
          <table:table-cell office:value-type="float" office:value="0.136223052074695" calcext:value-type="float">
            <text:p>0.1362230521</text:p>
          </table:table-cell>
          <table:table-cell office:value-type="float" office:value="0.145845641944266" calcext:value-type="float">
            <text:p>0.1458456419</text:p>
          </table:table-cell>
          <table:table-cell office:value-type="float" office:value="0.133151621841032" calcext:value-type="float">
            <text:p>0.1331516218</text:p>
          </table:table-cell>
          <table:table-cell office:value-type="float" office:value="0.142970799850429" calcext:value-type="float">
            <text:p>0.1429707999</text:p>
          </table:table-cell>
          <table:table-cell office:value-type="float" office:value="0.138245692862893" calcext:value-type="float">
            <text:p>0.1382456929</text:p>
          </table:table-cell>
          <table:table-cell office:value-type="float" office:value="0.150755577132724" calcext:value-type="float">
            <text:p>0.1507555771</text:p>
          </table:table-cell>
          <table:table-cell office:value-type="float" office:value="0.150507124372616" calcext:value-type="float">
            <text:p>0.1505071244</text:p>
          </table:table-cell>
          <table:table-cell office:value-type="float" office:value="0.141927599031392" calcext:value-type="float">
            <text:p>0.141927599</text:p>
          </table:table-cell>
          <table:table-cell office:value-type="float" office:value="0.15595030554566" calcext:value-type="float">
            <text:p>0.1559503055</text:p>
          </table:table-cell>
          <table:table-cell office:value-type="float" office:value="0.125878482576339" calcext:value-type="float">
            <text:p>0.1258784826</text:p>
          </table:table-cell>
          <table:table-cell office:value-type="float" office:value="0.147127757595706" calcext:value-type="float">
            <text:p>0.1471277576</text:p>
          </table:table-cell>
          <table:table-cell office:value-type="float" office:value="0.138186597055005" calcext:value-type="float">
            <text:p>0.1381865971</text:p>
          </table:table-cell>
          <table:table-cell office:value-type="float" office:value="0.135593726733176" calcext:value-type="float">
            <text:p>0.1355937267</text:p>
          </table:table-cell>
          <table:table-cell office:value-type="float" office:value="0.130392579250209" calcext:value-type="float">
            <text:p>0.1303925793</text:p>
          </table:table-cell>
          <table:table-cell office:value-type="float" office:value="0.14777691162745" calcext:value-type="float">
            <text:p>0.1477769116</text:p>
          </table:table-cell>
          <table:table-cell office:value-type="float" office:value="0.137733452159414" calcext:value-type="float">
            <text:p>0.1377334522</text:p>
          </table:table-cell>
          <table:table-cell office:value-type="float" office:value="0.13090559393425" calcext:value-type="float">
            <text:p>0.1309055939</text:p>
          </table:table-cell>
          <table:table-cell office:value-type="float" office:value="0.148544997354532" calcext:value-type="float">
            <text:p>0.1485449974</text:p>
          </table:table-cell>
          <table:table-cell office:value-type="float" office:value="0.136689540685459" calcext:value-type="float">
            <text:p>0.1366895407</text:p>
          </table:table-cell>
          <table:table-cell office:value-type="float" office:value="0.147145198059401" calcext:value-type="float">
            <text:p>0.1471451981</text:p>
          </table:table-cell>
          <table:table-cell office:value-type="float" office:value="0.138908610709252" calcext:value-type="float">
            <text:p>0.1389086107</text:p>
          </table:table-cell>
          <table:table-cell office:value-type="float" office:value="0.144323965920831" calcext:value-type="float">
            <text:p>0.1443239659</text:p>
          </table:table-cell>
          <table:table-cell office:value-type="float" office:value="0.13760168682183" calcext:value-type="float">
            <text:p>0.1376016868</text:p>
          </table:table-cell>
          <table:table-cell office:value-type="float" office:value="0.150315188884323" calcext:value-type="float">
            <text:p>0.1503151889</text:p>
          </table:table-cell>
          <table:table-cell office:value-type="float" office:value="0.132418520242182" calcext:value-type="float">
            <text:p>0.1324185202</text:p>
          </table:table-cell>
          <table:table-cell office:value-type="float" office:value="0.133239370191358" calcext:value-type="float">
            <text:p>0.1332393702</text:p>
          </table:table-cell>
          <table:table-cell office:value-type="float" office:value="0.145047427773098" calcext:value-type="float">
            <text:p>0.1450474278</text:p>
          </table:table-cell>
          <table:table-cell office:value-type="float" office:value="0.137011670056851" calcext:value-type="float">
            <text:p>0.1370116701</text:p>
          </table:table-cell>
          <table:table-cell office:value-type="float" office:value="0.143080035211681" calcext:value-type="float">
            <text:p>0.1430800352</text:p>
          </table:table-cell>
          <table:table-cell office:value-type="float" office:value="0.127409965220478" calcext:value-type="float">
            <text:p>0.1274099652</text:p>
          </table:table-cell>
          <table:table-cell office:value-type="float" office:value="0.137530452438763" calcext:value-type="float">
            <text:p>0.1375304524</text:p>
          </table:table-cell>
          <table:table-cell office:value-type="float" office:value="0.162838144991804" calcext:value-type="float">
            <text:p>0.162838145</text:p>
          </table:table-cell>
          <table:table-cell office:value-type="float" office:value="0.134199758219073" calcext:value-type="float">
            <text:p>0.1341997582</text:p>
          </table:table-cell>
          <table:table-cell office:value-type="float" office:value="0.137050139979558" calcext:value-type="float">
            <text:p>0.13705014</text:p>
          </table:table-cell>
          <table:table-cell office:value-type="float" office:value="0.139954043131682" calcext:value-type="float">
            <text:p>0.1399540431</text:p>
          </table:table-cell>
          <table:table-cell office:value-type="float" office:value="0.131310785009015" calcext:value-type="float">
            <text:p>0.131310785</text:p>
          </table:table-cell>
          <table:table-cell office:value-type="float" office:value="0.139958694594384" calcext:value-type="float">
            <text:p>0.1399586946</text:p>
          </table:table-cell>
          <table:table-cell office:value-type="float" office:value="0.126627660171914" calcext:value-type="float">
            <text:p>0.1266276602</text:p>
          </table:table-cell>
          <table:table-cell office:value-type="float" office:value="0.12882344074513" calcext:value-type="float">
            <text:p>0.1288234407</text:p>
          </table:table-cell>
          <table:table-cell office:value-type="float" office:value="0.15162544403105" calcext:value-type="float">
            <text:p>0.151625444</text:p>
          </table:table-cell>
          <table:table-cell office:value-type="float" office:value="0.123511179380359" calcext:value-type="float">
            <text:p>0.1235111794</text:p>
          </table:table-cell>
          <table:table-cell office:value-type="float" office:value="0.136972283815733" calcext:value-type="float">
            <text:p>0.1369722838</text:p>
          </table:table-cell>
          <table:table-cell office:value-type="float" office:value="0.136076648955658" calcext:value-type="float">
            <text:p>0.136076649</text:p>
          </table:table-cell>
          <table:table-cell office:value-type="float" office:value="0.140074246764732" calcext:value-type="float">
            <text:p>0.1400742468</text:p>
          </table:table-cell>
          <table:table-cell office:value-type="float" office:value="0.133234082776967" calcext:value-type="float">
            <text:p>0.1332340828</text:p>
          </table:table-cell>
          <table:table-cell office:value-type="float" office:value="0.154315948469161" calcext:value-type="float">
            <text:p>0.1543159485</text:p>
          </table:table-cell>
          <table:table-cell office:value-type="float" office:value="0.145527816931224" calcext:value-type="float">
            <text:p>0.1455278169</text:p>
          </table:table-cell>
          <table:table-cell office:value-type="float" office:value="0.136831055794443" calcext:value-type="float">
            <text:p>0.1368310558</text:p>
          </table:table-cell>
          <table:table-cell office:value-type="float" office:value="0.143870096310355" calcext:value-type="float">
            <text:p>0.1438700963</text:p>
          </table:table-cell>
          <table:table-cell office:value-type="float" office:value="0.152437351815712" calcext:value-type="float">
            <text:p>0.1524373518</text:p>
          </table:table-cell>
          <table:table-cell office:value-type="float" office:value="0.133011192461038" calcext:value-type="float">
            <text:p>0.1330111925</text:p>
          </table:table-cell>
          <table:table-cell office:value-type="float" office:value="0.153447501979391" calcext:value-type="float">
            <text:p>0.153447502</text:p>
          </table:table-cell>
          <table:table-cell office:value-type="float" office:value="0.144774226566202" calcext:value-type="float">
            <text:p>0.1447742266</text:p>
          </table:table-cell>
          <table:table-cell office:value-type="float" office:value="0.155481028529356" calcext:value-type="float">
            <text:p>0.1554810285</text:p>
          </table:table-cell>
          <table:table-cell office:value-type="float" office:value="0.163827218905023" calcext:value-type="float">
            <text:p>0.1638272189</text:p>
          </table:table-cell>
          <table:table-cell office:value-type="float" office:value="0.137194343252442" calcext:value-type="float">
            <text:p>0.1371943433</text:p>
          </table:table-cell>
          <table:table-cell office:value-type="float" office:value="0.149283265531887" calcext:value-type="float">
            <text:p>0.1492832655</text:p>
          </table:table-cell>
          <table:table-cell office:value-type="float" office:value="0.145534031264793" calcext:value-type="float">
            <text:p>0.1455340313</text:p>
          </table:table-cell>
          <table:table-cell office:value-type="float" office:value="0.141321355537061" calcext:value-type="float">
            <text:p>0.1413213555</text:p>
          </table:table-cell>
          <table:table-cell office:value-type="float" office:value="0.14259226078571" calcext:value-type="float">
            <text:p>0.1425922608</text:p>
          </table:table-cell>
          <table:table-cell office:value-type="float" office:value="0.151480315725238" calcext:value-type="float">
            <text:p>0.1514803157</text:p>
          </table:table-cell>
          <table:table-cell office:value-type="float" office:value="0.131388379896085" calcext:value-type="float">
            <text:p>0.1313883799</text:p>
          </table:table-cell>
          <table:table-cell office:value-type="float" office:value="0.146951230714947" calcext:value-type="float">
            <text:p>0.1469512307</text:p>
          </table:table-cell>
          <table:table-cell office:value-type="float" office:value="0.137654881598213" calcext:value-type="float">
            <text:p>0.1376548816</text:p>
          </table:table-cell>
          <table:table-cell office:value-type="float" office:value="0.140263520876452" calcext:value-type="float">
            <text:p>0.1402635209</text:p>
          </table:table-cell>
          <table:table-cell office:value-type="float" office:value="0.135040537295391" calcext:value-type="float">
            <text:p>0.1350405373</text:p>
          </table:table-cell>
          <table:table-cell office:value-type="float" office:value="0.139225763350313" calcext:value-type="float">
            <text:p>0.1392257634</text:p>
          </table:table-cell>
          <table:table-cell office:value-type="float" office:value="0.149224642784365" calcext:value-type="float">
            <text:p>0.1492246428</text:p>
          </table:table-cell>
          <table:table-cell office:value-type="float" office:value="0.153948655772594" calcext:value-type="float">
            <text:p>0.1539486558</text:p>
          </table:table-cell>
          <table:table-cell office:value-type="float" office:value="0.129440600721998" calcext:value-type="float">
            <text:p>0.1294406007</text:p>
          </table:table-cell>
          <table:table-cell office:value-type="float" office:value="0.134422828151505" calcext:value-type="float">
            <text:p>0.1344228282</text:p>
          </table:table-cell>
          <table:table-cell office:value-type="float" office:value="0.154346958489462" calcext:value-type="float">
            <text:p>0.1543469585</text:p>
          </table:table-cell>
          <table:table-cell office:value-type="float" office:value="0.131363558587253" calcext:value-type="float">
            <text:p>0.1313635586</text:p>
          </table:table-cell>
          <table:table-cell office:value-type="float" office:value="0.128262459785433" calcext:value-type="float">
            <text:p>0.1282624598</text:p>
          </table:table-cell>
          <table:table-cell office:value-type="float" office:value="0.152745374984833" calcext:value-type="float">
            <text:p>0.152745375</text:p>
          </table:table-cell>
          <table:table-cell office:value-type="float" office:value="0.144196324668447" calcext:value-type="float">
            <text:p>0.1441963247</text:p>
          </table:table-cell>
          <table:table-cell office:value-type="float" office:value="0.142081877317554" calcext:value-type="float">
            <text:p>0.1420818773</text:p>
          </table:table-cell>
          <table:table-cell office:value-type="float" office:value="0.135394634979386" calcext:value-type="float">
            <text:p>0.135394635</text:p>
          </table:table-cell>
          <table:table-cell office:value-type="float" office:value="0.121106001878938" calcext:value-type="float">
            <text:p>0.1211060019</text:p>
          </table:table-cell>
          <table:table-cell office:value-type="float" office:value="0.151669809345825" calcext:value-type="float">
            <text:p>0.1516698093</text:p>
          </table:table-cell>
          <table:table-cell office:value-type="float" office:value="0.157361284001357" calcext:value-type="float">
            <text:p>0.157361284</text:p>
          </table:table-cell>
          <table:table-cell office:value-type="float" office:value="0.137823906156325" calcext:value-type="float">
            <text:p>0.1378239062</text:p>
          </table:table-cell>
          <table:table-cell office:value-type="float" office:value="0.130108413402386" calcext:value-type="float">
            <text:p>0.1301084134</text:p>
          </table:table-cell>
          <table:table-cell office:value-type="float" office:value="0.144630218637154" calcext:value-type="float">
            <text:p>0.1446302186</text:p>
          </table:table-cell>
          <table:table-cell office:value-type="float" office:value="0.158841787086379" calcext:value-type="float">
            <text:p>0.1588417871</text:p>
          </table:table-cell>
          <table:table-cell office:value-type="float" office:value="0.131431554920525" calcext:value-type="float">
            <text:p>0.1314315549</text:p>
          </table:table-cell>
          <table:table-cell office:value-type="float" office:value="0.138817887221064" calcext:value-type="float">
            <text:p>0.1388178872</text:p>
          </table:table-cell>
          <table:table-cell office:value-type="float" office:value="0.129428403984223" calcext:value-type="float">
            <text:p>0.129428404</text:p>
          </table:table-cell>
          <table:table-cell office:value-type="float" office:value="0.138235537601369" calcext:value-type="float">
            <text:p>0.1382355376</text:p>
          </table:table-cell>
          <table:table-cell office:value-type="float" office:value="0.14730933397871" calcext:value-type="float">
            <text:p>0.147309334</text:p>
          </table:table-cell>
          <table:table-cell office:value-type="float" office:value="0.148520488669658" calcext:value-type="float">
            <text:p>0.1485204887</text:p>
          </table:table-cell>
          <table:table-cell office:value-type="float" office:value="0.144022868147918" calcext:value-type="float">
            <text:p>0.1440228681</text:p>
          </table:table-cell>
          <table:table-cell office:value-type="float" office:value="0.137369847199815" calcext:value-type="float">
            <text:p>0.1373698472</text:p>
          </table:table-cell>
          <table:table-cell office:value-type="float" office:value="0.135002630097525" calcext:value-type="float">
            <text:p>0.1350026301</text:p>
          </table:table-cell>
          <table:table-cell office:value-type="float" office:value="0.130139637987391" calcext:value-type="float">
            <text:p>0.130139638</text:p>
          </table:table-cell>
          <table:table-cell office:value-type="float" office:value="0.141875723445539" calcext:value-type="float">
            <text:p>0.1418757234</text:p>
          </table:table-cell>
          <table:table-cell office:value-type="float" office:value="0.132757138890056" calcext:value-type="float">
            <text:p>0.1327571389</text:p>
          </table:table-cell>
          <table:table-cell office:value-type="float" office:value="0.150256044116549" calcext:value-type="float">
            <text:p>0.1502560441</text:p>
          </table:table-cell>
          <table:table-cell office:value-type="float" office:value="0.139508180148591" calcext:value-type="float">
            <text:p>0.1395081801</text:p>
          </table:table-cell>
          <table:table-cell office:value-type="float" office:value="0.148211378037655" calcext:value-type="float">
            <text:p>0.148211378</text:p>
          </table:table-cell>
          <table:table-cell office:value-type="float" office:value="0.137003166124671" calcext:value-type="float">
            <text:p>0.1370031661</text:p>
          </table:table-cell>
          <table:table-cell office:value-type="float" office:value="0.148063165388898" calcext:value-type="float">
            <text:p>0.1480631654</text:p>
          </table:table-cell>
          <table:table-cell office:value-type="float" office:value="0.147828093528198" calcext:value-type="float">
            <text:p>0.1478280935</text:p>
          </table:table-cell>
          <table:table-cell office:value-type="float" office:value="0.152039755667959" calcext:value-type="float">
            <text:p>0.1520397557</text:p>
          </table:table-cell>
          <table:table-cell office:value-type="float" office:value="0.144055534549023" calcext:value-type="float">
            <text:p>0.1440555345</text:p>
          </table:table-cell>
          <table:table-cell office:value-type="float" office:value="0.137798928625641" calcext:value-type="float">
            <text:p>0.1377989286</text:p>
          </table:table-cell>
          <table:table-cell office:value-type="float" office:value="0.150805243604263" calcext:value-type="float">
            <text:p>0.1508052436</text:p>
          </table:table-cell>
          <table:table-cell office:value-type="float" office:value="0.139150932770274" calcext:value-type="float">
            <text:p>0.1391509328</text:p>
          </table:table-cell>
          <table:table-cell office:value-type="float" office:value="0.143170126778189" calcext:value-type="float">
            <text:p>0.1431701268</text:p>
          </table:table-cell>
          <table:table-cell office:value-type="float" office:value="0.13967765573292" calcext:value-type="float">
            <text:p>0.1396776557</text:p>
          </table:table-cell>
          <table:table-cell office:value-type="float" office:value="0.157057333445769" calcext:value-type="float">
            <text:p>0.1570573334</text:p>
          </table:table-cell>
          <table:table-cell office:value-type="float" office:value="0.13959091825385" calcext:value-type="float">
            <text:p>0.1395909183</text:p>
          </table:table-cell>
          <table:table-cell office:value-type="float" office:value="0.154429766233616" calcext:value-type="float">
            <text:p>0.1544297662</text:p>
          </table:table-cell>
          <table:table-cell office:value-type="float" office:value="0.157389285171636" calcext:value-type="float">
            <text:p>0.1573892852</text:p>
          </table:table-cell>
          <table:table-cell office:value-type="float" office:value="0.151793592090156" calcext:value-type="float">
            <text:p>0.1517935921</text:p>
          </table:table-cell>
          <table:table-cell office:value-type="float" office:value="0.119554945143274" calcext:value-type="float">
            <text:p>0.1195549451</text:p>
          </table:table-cell>
          <table:table-cell office:value-type="float" office:value="0.139720339907445" calcext:value-type="float">
            <text:p>0.1397203399</text:p>
          </table:table-cell>
          <table:table-cell office:value-type="float" office:value="0.130398941428019" calcext:value-type="float">
            <text:p>0.1303989414</text:p>
          </table:table-cell>
          <table:table-cell office:value-type="float" office:value="0.138015516622696" calcext:value-type="float">
            <text:p>0.1380155166</text:p>
          </table:table-cell>
          <table:table-cell office:value-type="float" office:value="0.151879414435356" calcext:value-type="float">
            <text:p>0.1518794144</text:p>
          </table:table-cell>
          <table:table-cell office:value-type="float" office:value="0.153617558674672" calcext:value-type="float">
            <text:p>0.1536175587</text:p>
          </table:table-cell>
          <table:table-cell office:value-type="float" office:value="0.157811445952286" calcext:value-type="float">
            <text:p>0.157811446</text:p>
          </table:table-cell>
          <table:table-cell office:value-type="float" office:value="0.141166441743412" calcext:value-type="float">
            <text:p>0.1411664417</text:p>
          </table:table-cell>
          <table:table-cell office:value-type="float" office:value="0.142708588752054" calcext:value-type="float">
            <text:p>0.1427085888</text:p>
          </table:table-cell>
          <table:table-cell office:value-type="float" office:value="0.141746332620009" calcext:value-type="float">
            <text:p>0.1417463326</text:p>
          </table:table-cell>
          <table:table-cell office:value-type="float" office:value="0.132597501102131" calcext:value-type="float">
            <text:p>0.1325975011</text:p>
          </table:table-cell>
          <table:table-cell office:value-type="float" office:value="0.145369744709423" calcext:value-type="float">
            <text:p>0.1453697447</text:p>
          </table:table-cell>
          <table:table-cell office:value-type="float" office:value="0.140391785074197" calcext:value-type="float">
            <text:p>0.1403917851</text:p>
          </table:table-cell>
          <table:table-cell office:value-type="float" office:value="0.144348758774968" calcext:value-type="float">
            <text:p>0.1443487588</text:p>
          </table:table-cell>
          <table:table-cell office:value-type="float" office:value="0.143981157746252" calcext:value-type="float">
            <text:p>0.1439811577</text:p>
          </table:table-cell>
          <table:table-cell table:number-columns-repeated="353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527"/>
        </table:table-row>
        <table:table-row table:style-name="ro1">
          <table:table-cell office:value-type="float" office:value="0.000911938304632482" calcext:value-type="float">
            <text:p>0.0009119383</text:p>
          </table:table-cell>
          <table:table-cell office:value-type="float" office:value="0" calcext:value-type="float">
            <text:p>0</text:p>
          </table:table-cell>
          <table:table-cell office:value-type="float" office:value="-0.00312523136676197" calcext:value-type="float">
            <text:p>-0.0031252314</text:p>
          </table:table-cell>
          <table:table-cell office:value-type="float" office:value="0.0554055836681329" calcext:value-type="float">
            <text:p>0.0554055837</text:p>
          </table:table-cell>
          <table:table-cell office:value-type="float" office:value="0.069784367651167" calcext:value-type="float">
            <text:p>0.0697843677</text:p>
          </table:table-cell>
          <table:table-cell office:value-type="float" office:value="0.0402194003823777" calcext:value-type="float">
            <text:p>0.0402194004</text:p>
          </table:table-cell>
          <table:table-cell office:value-type="float" office:value="0.0381191904695941" calcext:value-type="float">
            <text:p>0.0381191905</text:p>
          </table:table-cell>
          <table:table-cell office:value-type="float" office:value="0.0845686312502539" calcext:value-type="float">
            <text:p>0.0845686313</text:p>
          </table:table-cell>
          <table:table-cell office:value-type="float" office:value="0.0185452213379699" calcext:value-type="float">
            <text:p>0.0185452213</text:p>
          </table:table-cell>
          <table:table-cell office:value-type="float" office:value="0.0388054983716615" calcext:value-type="float">
            <text:p>0.0388054984</text:p>
          </table:table-cell>
          <table:table-cell office:value-type="float" office:value="0.105183896023623" calcext:value-type="float">
            <text:p>0.105183896</text:p>
          </table:table-cell>
          <table:table-cell office:value-type="float" office:value="0.0980849286410171" calcext:value-type="float">
            <text:p>0.0980849286</text:p>
          </table:table-cell>
          <table:table-cell office:value-type="float" office:value="0.10197560006464" calcext:value-type="float">
            <text:p>0.1019756001</text:p>
          </table:table-cell>
          <table:table-cell office:value-type="float" office:value="0.0297719423200043" calcext:value-type="float">
            <text:p>0.0297719423</text:p>
          </table:table-cell>
          <table:table-cell office:value-type="float" office:value="0.114168931145064" calcext:value-type="float">
            <text:p>0.1141689311</text:p>
          </table:table-cell>
          <table:table-cell office:value-type="float" office:value="0.0122948469830231" calcext:value-type="float">
            <text:p>0.012294847</text:p>
          </table:table-cell>
          <table:table-cell office:value-type="float" office:value="0.113898206260842" calcext:value-type="float">
            <text:p>0.1138982063</text:p>
          </table:table-cell>
          <table:table-cell office:value-type="float" office:value="0.0951991733006189" calcext:value-type="float">
            <text:p>0.0951991733</text:p>
          </table:table-cell>
          <table:table-cell office:value-type="float" office:value="0.111618525125611" calcext:value-type="float">
            <text:p>0.1116185251</text:p>
          </table:table-cell>
          <table:table-cell office:value-type="float" office:value="0.0653093783788278" calcext:value-type="float">
            <text:p>0.0653093784</text:p>
          </table:table-cell>
          <table:table-cell office:value-type="float" office:value="0.0843514967972124" calcext:value-type="float">
            <text:p>0.0843514968</text:p>
          </table:table-cell>
          <table:table-cell office:value-type="float" office:value="0.0226304160037511" calcext:value-type="float">
            <text:p>0.022630416</text:p>
          </table:table-cell>
          <table:table-cell office:value-type="float" office:value="0.110121308330079" calcext:value-type="float">
            <text:p>0.1101213083</text:p>
          </table:table-cell>
          <table:table-cell office:value-type="float" office:value="0.1217247690953" calcext:value-type="float">
            <text:p>0.1217247691</text:p>
          </table:table-cell>
          <table:table-cell office:value-type="float" office:value="0.123244203899948" calcext:value-type="float">
            <text:p>0.1232442039</text:p>
          </table:table-cell>
          <table:table-cell office:value-type="float" office:value="0.136449103791949" calcext:value-type="float">
            <text:p>0.1364491038</text:p>
          </table:table-cell>
          <table:table-cell office:value-type="float" office:value="0.144361277659174" calcext:value-type="float">
            <text:p>0.1443612777</text:p>
          </table:table-cell>
          <table:table-cell office:value-type="float" office:value="0.121630507749571" calcext:value-type="float">
            <text:p>0.1216305077</text:p>
          </table:table-cell>
          <table:table-cell office:value-type="float" office:value="0.147697940007062" calcext:value-type="float">
            <text:p>0.14769794</text:p>
          </table:table-cell>
          <table:table-cell office:value-type="float" office:value="0.0484278296081113" calcext:value-type="float">
            <text:p>0.0484278296</text:p>
          </table:table-cell>
          <table:table-cell office:value-type="float" office:value="0.0483502949837228" calcext:value-type="float">
            <text:p>0.048350295</text:p>
          </table:table-cell>
          <table:table-cell office:value-type="float" office:value="0.154257902670914" calcext:value-type="float">
            <text:p>0.1542579027</text:p>
          </table:table-cell>
          <table:table-cell office:value-type="float" office:value="0.0257889616919655" calcext:value-type="float">
            <text:p>0.0257889617</text:p>
          </table:table-cell>
          <table:table-cell office:value-type="float" office:value="0.135826244236718" calcext:value-type="float">
            <text:p>0.1358262442</text:p>
          </table:table-cell>
          <table:table-cell office:value-type="float" office:value="0.151591871993642" calcext:value-type="float">
            <text:p>0.151591872</text:p>
          </table:table-cell>
          <table:table-cell office:value-type="float" office:value="0.145682587631991" calcext:value-type="float">
            <text:p>0.1456825876</text:p>
          </table:table-cell>
          <table:table-cell office:value-type="float" office:value="0.0105793843491816" calcext:value-type="float">
            <text:p>0.0105793843</text:p>
          </table:table-cell>
          <table:table-cell office:value-type="float" office:value="0.113056964437727" calcext:value-type="float">
            <text:p>0.1130569644</text:p>
          </table:table-cell>
          <table:table-cell office:value-type="float" office:value="0.0360303173182716" calcext:value-type="float">
            <text:p>0.0360303173</text:p>
          </table:table-cell>
          <table:table-cell office:value-type="float" office:value="0.136961902636038" calcext:value-type="float">
            <text:p>0.1369619026</text:p>
          </table:table-cell>
          <table:table-cell office:value-type="float" office:value="0.125207152249108" calcext:value-type="float">
            <text:p>0.1252071522</text:p>
          </table:table-cell>
          <table:table-cell office:value-type="float" office:value="0.0921337225067783" calcext:value-type="float">
            <text:p>0.0921337225</text:p>
          </table:table-cell>
          <table:table-cell office:value-type="float" office:value="0.134072014983271" calcext:value-type="float">
            <text:p>0.134072015</text:p>
          </table:table-cell>
          <table:table-cell office:value-type="float" office:value="0.137507623481289" calcext:value-type="float">
            <text:p>0.1375076235</text:p>
          </table:table-cell>
          <table:table-cell office:value-type="float" office:value="0.134580297873054" calcext:value-type="float">
            <text:p>0.1345802979</text:p>
          </table:table-cell>
          <table:table-cell office:value-type="float" office:value="0.143235569840796" calcext:value-type="float">
            <text:p>0.1432355698</text:p>
          </table:table-cell>
          <table:table-cell office:value-type="float" office:value="0.0598861740928301" calcext:value-type="float">
            <text:p>0.0598861741</text:p>
          </table:table-cell>
          <table:table-cell office:value-type="float" office:value="0.12651256029035" calcext:value-type="float">
            <text:p>0.1265125603</text:p>
          </table:table-cell>
          <table:table-cell office:value-type="float" office:value="0.141091816415879" calcext:value-type="float">
            <text:p>0.1410918164</text:p>
          </table:table-cell>
          <table:table-cell office:value-type="float" office:value="0.111091157856961" calcext:value-type="float">
            <text:p>0.1110911579</text:p>
          </table:table-cell>
          <table:table-cell office:value-type="float" office:value="0.149285969851722" calcext:value-type="float">
            <text:p>0.1492859699</text:p>
          </table:table-cell>
          <table:table-cell office:value-type="float" office:value="0.145892428764155" calcext:value-type="float">
            <text:p>0.1458924288</text:p>
          </table:table-cell>
          <table:table-cell office:value-type="float" office:value="0.148978027097986" calcext:value-type="float">
            <text:p>0.1489780271</text:p>
          </table:table-cell>
          <table:table-cell office:value-type="float" office:value="0.00129407174150709" calcext:value-type="float">
            <text:p>0.0012940717</text:p>
          </table:table-cell>
          <table:table-cell office:value-type="float" office:value="0.151499567317291" calcext:value-type="float">
            <text:p>0.1514995673</text:p>
          </table:table-cell>
          <table:table-cell office:value-type="float" office:value="0.161434508923074" calcext:value-type="float">
            <text:p>0.1614345089</text:p>
          </table:table-cell>
          <table:table-cell office:value-type="float" office:value="0.13979014817258" calcext:value-type="float">
            <text:p>0.1397901482</text:p>
          </table:table-cell>
          <table:table-cell office:value-type="float" office:value="0.113595324376939" calcext:value-type="float">
            <text:p>0.1135953244</text:p>
          </table:table-cell>
          <table:table-cell office:value-type="float" office:value="0.102523488142121" calcext:value-type="float">
            <text:p>0.1025234881</text:p>
          </table:table-cell>
          <table:table-cell office:value-type="float" office:value="0.13583235521145" calcext:value-type="float">
            <text:p>0.1358323552</text:p>
          </table:table-cell>
          <table:table-cell office:value-type="float" office:value="0.150229436914686" calcext:value-type="float">
            <text:p>0.1502294369</text:p>
          </table:table-cell>
          <table:table-cell office:value-type="float" office:value="0.13971155185095" calcext:value-type="float">
            <text:p>0.1397115519</text:p>
          </table:table-cell>
          <table:table-cell office:value-type="float" office:value="0.124793665257978" calcext:value-type="float">
            <text:p>0.1247936653</text:p>
          </table:table-cell>
          <table:table-cell office:value-type="float" office:value="0.137246048303557" calcext:value-type="float">
            <text:p>0.1372460483</text:p>
          </table:table-cell>
          <table:table-cell office:value-type="float" office:value="0.0873279006023642" calcext:value-type="float">
            <text:p>0.0873279006</text:p>
          </table:table-cell>
          <table:table-cell office:value-type="float" office:value="0.129311021868612" calcext:value-type="float">
            <text:p>0.1293110219</text:p>
          </table:table-cell>
          <table:table-cell office:value-type="float" office:value="0.079868514437071" calcext:value-type="float">
            <text:p>0.0798685144</text:p>
          </table:table-cell>
          <table:table-cell office:value-type="float" office:value="0.0579451336617201" calcext:value-type="float">
            <text:p>0.0579451337</text:p>
          </table:table-cell>
          <table:table-cell office:value-type="float" office:value="0.0142845724879856" calcext:value-type="float">
            <text:p>0.0142845725</text:p>
          </table:table-cell>
          <table:table-cell office:value-type="float" office:value="0.0617540465274327" calcext:value-type="float">
            <text:p>0.0617540465</text:p>
          </table:table-cell>
          <table:table-cell office:value-type="float" office:value="0.0955819416004168" calcext:value-type="float">
            <text:p>0.0955819416</text:p>
          </table:table-cell>
          <table:table-cell office:value-type="float" office:value="0.0614877877101092" calcext:value-type="float">
            <text:p>0.0614877877</text:p>
          </table:table-cell>
          <table:table-cell office:value-type="float" office:value="0.0830071048837313" calcext:value-type="float">
            <text:p>0.0830071049</text:p>
          </table:table-cell>
          <table:table-cell office:value-type="float" office:value="0.0346357976886588" calcext:value-type="float">
            <text:p>0.0346357977</text:p>
          </table:table-cell>
          <table:table-cell office:value-type="float" office:value="0.0689117315789344" calcext:value-type="float">
            <text:p>0.0689117316</text:p>
          </table:table-cell>
          <table:table-cell office:value-type="float" office:value="0.0884906478331123" calcext:value-type="float">
            <text:p>0.0884906478</text:p>
          </table:table-cell>
          <table:table-cell office:value-type="float" office:value="0.0565721333446637" calcext:value-type="float">
            <text:p>0.0565721333</text:p>
          </table:table-cell>
          <table:table-cell office:value-type="float" office:value="0.131727595858171" calcext:value-type="float">
            <text:p>0.1317275959</text:p>
          </table:table-cell>
          <table:table-cell office:value-type="float" office:value="0.106821843100266" calcext:value-type="float">
            <text:p>0.1068218431</text:p>
          </table:table-cell>
          <table:table-cell office:value-type="float" office:value="0.0510056863368397" calcext:value-type="float">
            <text:p>0.0510056863</text:p>
          </table:table-cell>
          <table:table-cell office:value-type="float" office:value="0.0473179590534157" calcext:value-type="float">
            <text:p>0.0473179591</text:p>
          </table:table-cell>
          <table:table-cell office:value-type="float" office:value="0.110018691168704" calcext:value-type="float">
            <text:p>0.1100186912</text:p>
          </table:table-cell>
          <table:table-cell office:value-type="float" office:value="0.143616453106974" calcext:value-type="float">
            <text:p>0.1436164531</text:p>
          </table:table-cell>
          <table:table-cell office:value-type="float" office:value="0.147216399591154" calcext:value-type="float">
            <text:p>0.1472163996</text:p>
          </table:table-cell>
          <table:table-cell office:value-type="float" office:value="0.151923483631141" calcext:value-type="float">
            <text:p>0.1519234836</text:p>
          </table:table-cell>
          <table:table-cell office:value-type="float" office:value="0.138744524666961" calcext:value-type="float">
            <text:p>0.1387445247</text:p>
          </table:table-cell>
          <table:table-cell office:value-type="float" office:value="0.100593692148235" calcext:value-type="float">
            <text:p>0.1005936921</text:p>
          </table:table-cell>
          <table:table-cell office:value-type="float" office:value="0.149293378457217" calcext:value-type="float">
            <text:p>0.1492933785</text:p>
          </table:table-cell>
          <table:table-cell office:value-type="float" office:value="0.0420339743016471" calcext:value-type="float">
            <text:p>0.0420339743</text:p>
          </table:table-cell>
          <table:table-cell office:value-type="float" office:value="0.108317458797509" calcext:value-type="float">
            <text:p>0.1083174588</text:p>
          </table:table-cell>
          <table:table-cell office:value-type="float" office:value="0.110192957058759" calcext:value-type="float">
            <text:p>0.1101929571</text:p>
          </table:table-cell>
          <table:table-cell office:value-type="float" office:value="0.134893763233239" calcext:value-type="float">
            <text:p>0.1348937632</text:p>
          </table:table-cell>
          <table:table-cell office:value-type="float" office:value="0.105977909749662" calcext:value-type="float">
            <text:p>0.1059779097</text:p>
          </table:table-cell>
          <table:table-cell office:value-type="float" office:value="0.146111434110453" calcext:value-type="float">
            <text:p>0.1461114341</text:p>
          </table:table-cell>
          <table:table-cell office:value-type="float" office:value="0.0387030162704243" calcext:value-type="float">
            <text:p>0.0387030163</text:p>
          </table:table-cell>
          <table:table-cell office:value-type="float" office:value="0.122261134377668" calcext:value-type="float">
            <text:p>0.1222611344</text:p>
          </table:table-cell>
          <table:table-cell office:value-type="float" office:value="0.146866699381613" calcext:value-type="float">
            <text:p>0.1468666994</text:p>
          </table:table-cell>
          <table:table-cell office:value-type="float" office:value="0.12999757914476" calcext:value-type="float">
            <text:p>0.1299975791</text:p>
          </table:table-cell>
          <table:table-cell office:value-type="float" office:value="0.0920912672516326" calcext:value-type="float">
            <text:p>0.0920912673</text:p>
          </table:table-cell>
          <table:table-cell office:value-type="float" office:value="0.0586764323039794" calcext:value-type="float">
            <text:p>0.0586764323</text:p>
          </table:table-cell>
          <table:table-cell office:value-type="float" office:value="0.155784166362924" calcext:value-type="float">
            <text:p>0.1557841664</text:p>
          </table:table-cell>
          <table:table-cell office:value-type="float" office:value="0.138630349451387" calcext:value-type="float">
            <text:p>0.1386303495</text:p>
          </table:table-cell>
          <table:table-cell office:value-type="float" office:value="0.090534413952223" calcext:value-type="float">
            <text:p>0.090534414</text:p>
          </table:table-cell>
          <table:table-cell office:value-type="float" office:value="0.125616217457073" calcext:value-type="float">
            <text:p>0.1256162175</text:p>
          </table:table-cell>
          <table:table-cell office:value-type="float" office:value="0.106493602336293" calcext:value-type="float">
            <text:p>0.1064936023</text:p>
          </table:table-cell>
          <table:table-cell office:value-type="float" office:value="0.0759483413377278" calcext:value-type="float">
            <text:p>0.0759483413</text:p>
          </table:table-cell>
          <table:table-cell office:value-type="float" office:value="0.14709681745776" calcext:value-type="float">
            <text:p>0.1470968175</text:p>
          </table:table-cell>
          <table:table-cell office:value-type="float" office:value="0.110991492132906" calcext:value-type="float">
            <text:p>0.1109914921</text:p>
          </table:table-cell>
          <table:table-cell office:value-type="float" office:value="0.057438647949045" calcext:value-type="float">
            <text:p>0.0574386479</text:p>
          </table:table-cell>
          <table:table-cell office:value-type="float" office:value="0.153376302836647" calcext:value-type="float">
            <text:p>0.1533763028</text:p>
          </table:table-cell>
          <table:table-cell office:value-type="float" office:value="0.152851145074401" calcext:value-type="float">
            <text:p>0.1528511451</text:p>
          </table:table-cell>
          <table:table-cell office:value-type="float" office:value="0" calcext:value-type="float">
            <text:p>0</text:p>
          </table:table-cell>
          <table:table-cell office:value-type="float" office:value="0.0262354153142849" calcext:value-type="float">
            <text:p>0.0262354153</text:p>
          </table:table-cell>
          <table:table-cell office:value-type="float" office:value="0.000777649375754343" calcext:value-type="float">
            <text:p>0.0007776494</text:p>
          </table:table-cell>
          <table:table-cell office:value-type="float" office:value="0.0613580325906965" calcext:value-type="float">
            <text:p>0.0613580326</text:p>
          </table:table-cell>
          <table:table-cell office:value-type="float" office:value="0.149371204829552" calcext:value-type="float">
            <text:p>0.1493712048</text:p>
          </table:table-cell>
          <table:table-cell office:value-type="float" office:value="0.0208313342760986" calcext:value-type="float">
            <text:p>0.0208313343</text:p>
          </table:table-cell>
          <table:table-cell office:value-type="float" office:value="0.132494090476506" calcext:value-type="float">
            <text:p>0.1324940905</text:p>
          </table:table-cell>
          <table:table-cell office:value-type="float" office:value="0.0931184963441231" calcext:value-type="float">
            <text:p>0.0931184963</text:p>
          </table:table-cell>
          <table:table-cell office:value-type="float" office:value="0.149217980974157" calcext:value-type="float">
            <text:p>0.149217981</text:p>
          </table:table-cell>
          <table:table-cell office:value-type="float" office:value="0.0760974873539428" calcext:value-type="float">
            <text:p>0.0760974874</text:p>
          </table:table-cell>
          <table:table-cell office:value-type="float" office:value="0.115690069467249" calcext:value-type="float">
            <text:p>0.1156900695</text:p>
          </table:table-cell>
          <table:table-cell office:value-type="float" office:value="0.158551634113554" calcext:value-type="float">
            <text:p>0.1585516341</text:p>
          </table:table-cell>
          <table:table-cell office:value-type="float" office:value="0.0642399638051718" calcext:value-type="float">
            <text:p>0.0642399638</text:p>
          </table:table-cell>
          <table:table-cell office:value-type="float" office:value="0.145077859431925" calcext:value-type="float">
            <text:p>0.1450778594</text:p>
          </table:table-cell>
          <table:table-cell office:value-type="float" office:value="0.0406923447276505" calcext:value-type="float">
            <text:p>0.0406923447</text:p>
          </table:table-cell>
          <table:table-cell office:value-type="float" office:value="0.0712055436742138" calcext:value-type="float">
            <text:p>0.0712055437</text:p>
          </table:table-cell>
          <table:table-cell office:value-type="float" office:value="0.117856066327699" calcext:value-type="float">
            <text:p>0.1178560663</text:p>
          </table:table-cell>
          <table:table-cell office:value-type="float" office:value="0.121607349875947" calcext:value-type="float">
            <text:p>0.1216073499</text:p>
          </table:table-cell>
          <table:table-cell office:value-type="float" office:value="0.0733534364213406" calcext:value-type="float">
            <text:p>0.0733534364</text:p>
          </table:table-cell>
          <table:table-cell office:value-type="float" office:value="0.123059822681924" calcext:value-type="float">
            <text:p>0.1230598227</text:p>
          </table:table-cell>
          <table:table-cell office:value-type="float" office:value="0.09208755262301" calcext:value-type="float">
            <text:p>0.0920875526</text:p>
          </table:table-cell>
          <table:table-cell office:value-type="float" office:value="0.140360580426706" calcext:value-type="float">
            <text:p>0.1403605804</text:p>
          </table:table-cell>
          <table:table-cell office:value-type="float" office:value="0.148527482319886" calcext:value-type="float">
            <text:p>0.1485274823</text:p>
          </table:table-cell>
          <table:table-cell office:value-type="float" office:value="0.150248105089429" calcext:value-type="float">
            <text:p>0.1502481051</text:p>
          </table:table-cell>
          <table:table-cell office:value-type="float" office:value="0.148770051397068" calcext:value-type="float">
            <text:p>0.1487700514</text:p>
          </table:table-cell>
          <table:table-cell office:value-type="float" office:value="0.158082360763785" calcext:value-type="float">
            <text:p>0.1580823608</text:p>
          </table:table-cell>
          <table:table-cell office:value-type="float" office:value="0.0490290792895035" calcext:value-type="float">
            <text:p>0.0490290793</text:p>
          </table:table-cell>
          <table:table-cell office:value-type="float" office:value="0.0696807203998029" calcext:value-type="float">
            <text:p>0.0696807204</text:p>
          </table:table-cell>
          <table:table-cell office:value-type="float" office:value="0.048113394455171" calcext:value-type="float">
            <text:p>0.0481133945</text:p>
          </table:table-cell>
          <table:table-cell office:value-type="float" office:value="0.0957115466326056" calcext:value-type="float">
            <text:p>0.0957115466</text:p>
          </table:table-cell>
          <table:table-cell office:value-type="float" office:value="0.0677440508360594" calcext:value-type="float">
            <text:p>0.0677440508</text:p>
          </table:table-cell>
          <table:table-cell office:value-type="float" office:value="0.0860174909024171" calcext:value-type="float">
            <text:p>0.0860174909</text:p>
          </table:table-cell>
          <table:table-cell office:value-type="float" office:value="0.117956296910702" calcext:value-type="float">
            <text:p>0.1179562969</text:p>
          </table:table-cell>
          <table:table-cell office:value-type="float" office:value="0.124966154551842" calcext:value-type="float">
            <text:p>0.1249661546</text:p>
          </table:table-cell>
          <table:table-cell office:value-type="float" office:value="0.120839862672376" calcext:value-type="float">
            <text:p>0.1208398627</text:p>
          </table:table-cell>
          <table:table-cell office:value-type="float" office:value="0.155594952131661" calcext:value-type="float">
            <text:p>0.1555949521</text:p>
          </table:table-cell>
          <table:table-cell office:value-type="float" office:value="0.147104319804151" calcext:value-type="float">
            <text:p>0.1471043198</text:p>
          </table:table-cell>
          <table:table-cell office:value-type="float" office:value="0.021906152031791" calcext:value-type="float">
            <text:p>0.021906152</text:p>
          </table:table-cell>
          <table:table-cell office:value-type="float" office:value="0.14595037602203" calcext:value-type="float">
            <text:p>0.145950376</text:p>
          </table:table-cell>
          <table:table-cell office:value-type="float" office:value="0.129112390082487" calcext:value-type="float">
            <text:p>0.1291123901</text:p>
          </table:table-cell>
          <table:table-cell office:value-type="float" office:value="0.158236178126134" calcext:value-type="float">
            <text:p>0.1582361781</text:p>
          </table:table-cell>
          <table:table-cell office:value-type="float" office:value="0.12557125612044" calcext:value-type="float">
            <text:p>0.1255712561</text:p>
          </table:table-cell>
          <table:table-cell office:value-type="float" office:value="0.0681624437721682" calcext:value-type="float">
            <text:p>0.0681624438</text:p>
          </table:table-cell>
          <table:table-cell office:value-type="float" office:value="0.147157380698432" calcext:value-type="float">
            <text:p>0.1471573807</text:p>
          </table:table-cell>
          <table:table-cell office:value-type="float" office:value="0.0953807763650384" calcext:value-type="float">
            <text:p>0.0953807764</text:p>
          </table:table-cell>
          <table:table-cell office:value-type="float" office:value="0.0546985184642631" calcext:value-type="float">
            <text:p>0.0546985185</text:p>
          </table:table-cell>
          <table:table-cell office:value-type="float" office:value="0.0721221735569793" calcext:value-type="float">
            <text:p>0.0721221736</text:p>
          </table:table-cell>
          <table:table-cell office:value-type="float" office:value="0.101939165067505" calcext:value-type="float">
            <text:p>0.1019391651</text:p>
          </table:table-cell>
          <table:table-cell office:value-type="float" office:value="0.00649268845437278" calcext:value-type="float">
            <text:p>0.0064926885</text:p>
          </table:table-cell>
          <table:table-cell office:value-type="float" office:value="0.00995052977347038" calcext:value-type="float">
            <text:p>0.0099505298</text:p>
          </table:table-cell>
          <table:table-cell office:value-type="float" office:value="0.127497707118451" calcext:value-type="float">
            <text:p>0.1274977071</text:p>
          </table:table-cell>
          <table:table-cell office:value-type="float" office:value="0.0819675442198632" calcext:value-type="float">
            <text:p>0.0819675442</text:p>
          </table:table-cell>
          <table:table-cell office:value-type="float" office:value="0.132410166402098" calcext:value-type="float">
            <text:p>0.1324101664</text:p>
          </table:table-cell>
          <table:table-cell office:value-type="float" office:value="0.145067082450423" calcext:value-type="float">
            <text:p>0.1450670825</text:p>
          </table:table-cell>
          <table:table-cell office:value-type="float" office:value="0.0959718791531845" calcext:value-type="float">
            <text:p>0.0959718792</text:p>
          </table:table-cell>
          <table:table-cell office:value-type="float" office:value="0.0644548851340799" calcext:value-type="float">
            <text:p>0.0644548851</text:p>
          </table:table-cell>
          <table:table-cell office:value-type="float" office:value="0.143331679701805" calcext:value-type="float">
            <text:p>0.1433316797</text:p>
          </table:table-cell>
          <table:table-cell office:value-type="float" office:value="0.138169670398806" calcext:value-type="float">
            <text:p>0.1381696704</text:p>
          </table:table-cell>
          <table:table-cell office:value-type="float" office:value="0.062358217298145" calcext:value-type="float">
            <text:p>0.0623582173</text:p>
          </table:table-cell>
          <table:table-cell office:value-type="float" office:value="0.119295027894034" calcext:value-type="float">
            <text:p>0.1192950279</text:p>
          </table:table-cell>
          <table:table-cell office:value-type="float" office:value="0.00599210094398176" calcext:value-type="float">
            <text:p>0.0059921009</text:p>
          </table:table-cell>
          <table:table-cell office:value-type="float" office:value="0.133141458496242" calcext:value-type="float">
            <text:p>0.1331414585</text:p>
          </table:table-cell>
          <table:table-cell office:value-type="float" office:value="0.156004707326352" calcext:value-type="float">
            <text:p>0.1560047073</text:p>
          </table:table-cell>
          <table:table-cell office:value-type="float" office:value="0.0529903738431528" calcext:value-type="float">
            <text:p>0.0529903738</text:p>
          </table:table-cell>
          <table:table-cell table:number-columns-repeated="353"/>
        </table:table-row>
        <table:table-row table:style-name="ro1">
          <table:table-cell office:value-type="string" calcext:value-type="string">
            <text:p>{(-7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0)</text:p>
          </table:table-cell>
          <table:table-cell office:value-type="string" calcext:value-type="string">
            <text:p><text:s/>(-4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)</text:p>
          </table:table-cell>
          <table:table-cell office:value-type="string" calcext:value-type="string">
            <text:p><text:s/>(-1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5)</text:p>
          </table:table-cell>
          <table:table-cell office:value-type="string" calcext:value-type="string">
            <text:p><text:s/>(-35</text:p>
          </table:table-cell>
          <table:table-cell office:value-type="string" calcext:value-type="string">
            <text:p><text:s/>0): (0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2)</text:p>
          </table:table-cell>
          <table:table-cell office:value-type="string" calcext:value-type="string">
            <text:p><text:s/>(-2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15)}</text:p>
          </table:table-cell>
          <table:table-cell table:number-columns-repeated="503"/>
        </table:table-row>
        <table:table-row table:style-name="ro1" table:number-rows-repeated="4">
          <table:table-cell table:number-columns-repeated="528"/>
        </table:table-row>
        <table:table-row table:style-name="ro1">
          <table:table-cell office:value-type="string" calcext:value-type="string">
            <text:p><text:s text:c="2"/>trend: <text:s/>1 <text:s text:c="2"/>2 <text:s text:c="2"/></text:p>
          </table:table-cell>
          <table:table-cell table:number-columns-repeated="527"/>
        </table:table-row>
        <table:table-row table:style-name="ro1" table:number-rows-repeated="11">
          <table:table-cell table:number-columns-repeated="528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(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4)</text:p>
          </table:table-cell>
          <table:table-cell table:number-columns-repeated="525"/>
        </table:table-row>
        <table:table-row table:style-name="ro1">
          <table:table-cell office:value-type="string" calcext:value-type="string">
            <text:p>test Acc: <text:s/>0.520458553602666 <text:s/>test MCC: <text:s/>0.02064502940905977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/>946 1690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/>1029 2005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527"/>
        </table:table-row>
        <table:table-row table:style-name="ro1">
          <table:table-cell office:value-type="float" office:value="0.747493499084327" calcext:value-type="float">
            <text:p>0.7474934991</text:p>
          </table:table-cell>
          <table:table-cell office:value-type="float" office:value="0.726833165104414" calcext:value-type="float">
            <text:p>0.7268331651</text:p>
          </table:table-cell>
          <table:table-cell office:value-type="float" office:value="0.714203046336168" calcext:value-type="float">
            <text:p>0.7142030463</text:p>
          </table:table-cell>
          <table:table-cell office:value-type="float" office:value="0.709528356618672" calcext:value-type="float">
            <text:p>0.7095283566</text:p>
          </table:table-cell>
          <table:table-cell office:value-type="float" office:value="0.703301120725607" calcext:value-type="float">
            <text:p>0.7033011207</text:p>
          </table:table-cell>
          <table:table-cell office:value-type="float" office:value="0.699130544544229" calcext:value-type="float">
            <text:p>0.6991305445</text:p>
          </table:table-cell>
          <table:table-cell office:value-type="float" office:value="0.697802517034603" calcext:value-type="float">
            <text:p>0.697802517</text:p>
          </table:table-cell>
          <table:table-cell office:value-type="float" office:value="0.697754706409701" calcext:value-type="float">
            <text:p>0.6977547064</text:p>
          </table:table-cell>
          <table:table-cell office:value-type="float" office:value="0.696053327092387" calcext:value-type="float">
            <text:p>0.6960533271</text:p>
          </table:table-cell>
          <table:table-cell office:value-type="float" office:value="0.695840651601243" calcext:value-type="float">
            <text:p>0.6958406516</text:p>
          </table:table-cell>
          <table:table-cell office:value-type="float" office:value="0.695021862320971" calcext:value-type="float">
            <text:p>0.6950218623</text:p>
          </table:table-cell>
          <table:table-cell office:value-type="float" office:value="0.693533908605851" calcext:value-type="float">
            <text:p>0.6935339086</text:p>
          </table:table-cell>
          <table:table-cell office:value-type="float" office:value="0.693915645350222" calcext:value-type="float">
            <text:p>0.6939156454</text:p>
          </table:table-cell>
          <table:table-cell office:value-type="float" office:value="0.69378741644108" calcext:value-type="float">
            <text:p>0.6937874164</text:p>
          </table:table-cell>
          <table:table-cell office:value-type="float" office:value="0.691753535328439" calcext:value-type="float">
            <text:p>0.6917535353</text:p>
          </table:table-cell>
          <table:table-cell office:value-type="float" office:value="0.693513410382892" calcext:value-type="float">
            <text:p>0.6935134104</text:p>
          </table:table-cell>
          <table:table-cell office:value-type="float" office:value="0.691523650732007" calcext:value-type="float">
            <text:p>0.6915236507</text:p>
          </table:table-cell>
          <table:table-cell office:value-type="float" office:value="0.692527083308364" calcext:value-type="float">
            <text:p>0.6925270833</text:p>
          </table:table-cell>
          <table:table-cell office:value-type="float" office:value="0.692109758053684" calcext:value-type="float">
            <text:p>0.6921097581</text:p>
          </table:table-cell>
          <table:table-cell office:value-type="float" office:value="0.69110120676518" calcext:value-type="float">
            <text:p>0.6911012068</text:p>
          </table:table-cell>
          <table:table-cell office:value-type="float" office:value="0.69128549862073" calcext:value-type="float">
            <text:p>0.6912854986</text:p>
          </table:table-cell>
          <table:table-cell office:value-type="float" office:value="0.690633521910495" calcext:value-type="float">
            <text:p>0.6906335219</text:p>
          </table:table-cell>
          <table:table-cell office:value-type="float" office:value="0.691250625159914" calcext:value-type="float">
            <text:p>0.6912506252</text:p>
          </table:table-cell>
          <table:table-cell office:value-type="float" office:value="0.690256476746023" calcext:value-type="float">
            <text:p>0.6902564767</text:p>
          </table:table-cell>
          <table:table-cell office:value-type="float" office:value="0.690605760651889" calcext:value-type="float">
            <text:p>0.6906057607</text:p>
          </table:table-cell>
          <table:table-cell office:value-type="float" office:value="0.69010170582669" calcext:value-type="float">
            <text:p>0.6901017058</text:p>
          </table:table-cell>
          <table:table-cell office:value-type="float" office:value="0.691033847672992" calcext:value-type="float">
            <text:p>0.6910338477</text:p>
          </table:table-cell>
          <table:table-cell office:value-type="float" office:value="0.690135685561575" calcext:value-type="float">
            <text:p>0.6901356856</text:p>
          </table:table-cell>
          <table:table-cell office:value-type="float" office:value="0.690443246009853" calcext:value-type="float">
            <text:p>0.690443246</text:p>
          </table:table-cell>
          <table:table-cell office:value-type="float" office:value="0.689611983478001" calcext:value-type="float">
            <text:p>0.6896119835</text:p>
          </table:table-cell>
          <table:table-cell office:value-type="float" office:value="0.689554502463533" calcext:value-type="float">
            <text:p>0.6895545025</text:p>
          </table:table-cell>
          <table:table-cell office:value-type="float" office:value="0.690019612493812" calcext:value-type="float">
            <text:p>0.6900196125</text:p>
          </table:table-cell>
          <table:table-cell office:value-type="float" office:value="0.688530844044383" calcext:value-type="float">
            <text:p>0.688530844</text:p>
          </table:table-cell>
          <table:table-cell office:value-type="float" office:value="0.68949002385002" calcext:value-type="float">
            <text:p>0.6894900239</text:p>
          </table:table-cell>
          <table:table-cell office:value-type="float" office:value="0.688019474759921" calcext:value-type="float">
            <text:p>0.6880194748</text:p>
          </table:table-cell>
          <table:table-cell office:value-type="float" office:value="0.689771272800648" calcext:value-type="float">
            <text:p>0.6897712728</text:p>
          </table:table-cell>
          <table:table-cell office:value-type="float" office:value="0.687718759633541" calcext:value-type="float">
            <text:p>0.6877187596</text:p>
          </table:table-cell>
          <table:table-cell office:value-type="float" office:value="0.689067290659732" calcext:value-type="float">
            <text:p>0.6890672907</text:p>
          </table:table-cell>
          <table:table-cell office:value-type="float" office:value="0.688709566818664" calcext:value-type="float">
            <text:p>0.6887095668</text:p>
          </table:table-cell>
          <table:table-cell office:value-type="float" office:value="0.687405427503201" calcext:value-type="float">
            <text:p>0.6874054275</text:p>
          </table:table-cell>
          <table:table-cell office:value-type="float" office:value="0.687957345683132" calcext:value-type="float">
            <text:p>0.6879573457</text:p>
          </table:table-cell>
          <table:table-cell office:value-type="float" office:value="0.687760868974485" calcext:value-type="float">
            <text:p>0.687760869</text:p>
          </table:table-cell>
          <table:table-cell office:value-type="float" office:value="0.687012474910886" calcext:value-type="float">
            <text:p>0.6870124749</text:p>
          </table:table-cell>
          <table:table-cell office:value-type="float" office:value="0.687307201661041" calcext:value-type="float">
            <text:p>0.6873072017</text:p>
          </table:table-cell>
          <table:table-cell office:value-type="float" office:value="0.687918583827035" calcext:value-type="float">
            <text:p>0.6879185838</text:p>
          </table:table-cell>
          <table:table-cell office:value-type="float" office:value="0.687057080978341" calcext:value-type="float">
            <text:p>0.687057081</text:p>
          </table:table-cell>
          <table:table-cell office:value-type="float" office:value="0.686278526414499" calcext:value-type="float">
            <text:p>0.6862785264</text:p>
          </table:table-cell>
          <table:table-cell office:value-type="float" office:value="0.688388157262109" calcext:value-type="float">
            <text:p>0.6883881573</text:p>
          </table:table-cell>
          <table:table-cell office:value-type="float" office:value="0.685394877793467" calcext:value-type="float">
            <text:p>0.6853948778</text:p>
          </table:table-cell>
          <table:table-cell office:value-type="float" office:value="0.687002342533763" calcext:value-type="float">
            <text:p>0.6870023425</text:p>
          </table:table-cell>
          <table:table-cell office:value-type="float" office:value="0.686130891621732" calcext:value-type="float">
            <text:p>0.6861308916</text:p>
          </table:table-cell>
          <table:table-cell office:value-type="float" office:value="0.686395370080259" calcext:value-type="float">
            <text:p>0.6863953701</text:p>
          </table:table-cell>
          <table:table-cell office:value-type="float" office:value="0.687503444213493" calcext:value-type="float">
            <text:p>0.6875034442</text:p>
          </table:table-cell>
          <table:table-cell office:value-type="float" office:value="0.685897835879452" calcext:value-type="float">
            <text:p>0.6858978359</text:p>
          </table:table-cell>
          <table:table-cell office:value-type="float" office:value="0.686077145075441" calcext:value-type="float">
            <text:p>0.6860771451</text:p>
          </table:table-cell>
          <table:table-cell office:value-type="float" office:value="0.686298605754989" calcext:value-type="float">
            <text:p>0.6862986058</text:p>
          </table:table-cell>
          <table:table-cell office:value-type="float" office:value="0.684798659681586" calcext:value-type="float">
            <text:p>0.6847986597</text:p>
          </table:table-cell>
          <table:table-cell office:value-type="float" office:value="0.684684450926115" calcext:value-type="float">
            <text:p>0.6846844509</text:p>
          </table:table-cell>
          <table:table-cell office:value-type="float" office:value="0.686020594085927" calcext:value-type="float">
            <text:p>0.6860205941</text:p>
          </table:table-cell>
          <table:table-cell office:value-type="float" office:value="0.685506056199299" calcext:value-type="float">
            <text:p>0.6855060562</text:p>
          </table:table-cell>
          <table:table-cell office:value-type="float" office:value="0.685015712161103" calcext:value-type="float">
            <text:p>0.6850157122</text:p>
          </table:table-cell>
          <table:table-cell office:value-type="float" office:value="0.68449739188884" calcext:value-type="float">
            <text:p>0.6844973919</text:p>
          </table:table-cell>
          <table:table-cell office:value-type="float" office:value="0.684360415602775" calcext:value-type="float">
            <text:p>0.6843604156</text:p>
          </table:table-cell>
          <table:table-cell office:value-type="float" office:value="0.685670484446049" calcext:value-type="float">
            <text:p>0.6856704844</text:p>
          </table:table-cell>
          <table:table-cell office:value-type="float" office:value="0.683688552115615" calcext:value-type="float">
            <text:p>0.6836885521</text:p>
          </table:table-cell>
          <table:table-cell office:value-type="float" office:value="0.684038215923749" calcext:value-type="float">
            <text:p>0.6840382159</text:p>
          </table:table-cell>
          <table:table-cell office:value-type="float" office:value="0.683927952418278" calcext:value-type="float">
            <text:p>0.6839279524</text:p>
          </table:table-cell>
          <table:table-cell office:value-type="float" office:value="0.684576172385936" calcext:value-type="float">
            <text:p>0.6845761724</text:p>
          </table:table-cell>
          <table:table-cell office:value-type="float" office:value="0.683616481919052" calcext:value-type="float">
            <text:p>0.6836164819</text:p>
          </table:table-cell>
          <table:table-cell office:value-type="float" office:value="0.683506478281582" calcext:value-type="float">
            <text:p>0.6835064783</text:p>
          </table:table-cell>
          <table:table-cell office:value-type="float" office:value="0.684255070889835" calcext:value-type="float">
            <text:p>0.6842550709</text:p>
          </table:table-cell>
          <table:table-cell office:value-type="float" office:value="0.683201091443516" calcext:value-type="float">
            <text:p>0.6832010914</text:p>
          </table:table-cell>
          <table:table-cell office:value-type="float" office:value="0.683774052950475" calcext:value-type="float">
            <text:p>0.683774053</text:p>
          </table:table-cell>
          <table:table-cell office:value-type="float" office:value="0.683448214088207" calcext:value-type="float">
            <text:p>0.6834482141</text:p>
          </table:table-cell>
          <table:table-cell office:value-type="float" office:value="0.683851576456424" calcext:value-type="float">
            <text:p>0.6838515765</text:p>
          </table:table-cell>
          <table:table-cell office:value-type="float" office:value="0.681814766328915" calcext:value-type="float">
            <text:p>0.6818147663</text:p>
          </table:table-cell>
          <table:table-cell office:value-type="float" office:value="0.681820957718423" calcext:value-type="float">
            <text:p>0.6818209577</text:p>
          </table:table-cell>
          <table:table-cell office:value-type="float" office:value="0.682753126307755" calcext:value-type="float">
            <text:p>0.6827531263</text:p>
          </table:table-cell>
          <table:table-cell office:value-type="float" office:value="0.682049091230764" calcext:value-type="float">
            <text:p>0.6820490912</text:p>
          </table:table-cell>
          <table:table-cell office:value-type="float" office:value="0.681622245801224" calcext:value-type="float">
            <text:p>0.6816222458</text:p>
          </table:table-cell>
          <table:table-cell office:value-type="float" office:value="0.680948712352788" calcext:value-type="float">
            <text:p>0.6809487124</text:p>
          </table:table-cell>
          <table:table-cell office:value-type="float" office:value="0.681073667750089" calcext:value-type="float">
            <text:p>0.6810736678</text:p>
          </table:table-cell>
          <table:table-cell office:value-type="float" office:value="0.682674908445506" calcext:value-type="float">
            <text:p>0.6826749084</text:p>
          </table:table-cell>
          <table:table-cell office:value-type="float" office:value="0.683020884809197" calcext:value-type="float">
            <text:p>0.6830208848</text:p>
          </table:table-cell>
          <table:table-cell office:value-type="float" office:value="0.682222155276192" calcext:value-type="float">
            <text:p>0.6822221553</text:p>
          </table:table-cell>
          <table:table-cell office:value-type="float" office:value="0.681290635531886" calcext:value-type="float">
            <text:p>0.6812906355</text:p>
          </table:table-cell>
          <table:table-cell office:value-type="float" office:value="0.680184885429813" calcext:value-type="float">
            <text:p>0.6801848854</text:p>
          </table:table-cell>
          <table:table-cell office:value-type="float" office:value="0.680371661568458" calcext:value-type="float">
            <text:p>0.6803716616</text:p>
          </table:table-cell>
          <table:table-cell office:value-type="float" office:value="0.680396115697379" calcext:value-type="float">
            <text:p>0.6803961157</text:p>
          </table:table-cell>
          <table:table-cell office:value-type="float" office:value="0.683169285937576" calcext:value-type="float">
            <text:p>0.6831692859</text:p>
          </table:table-cell>
          <table:table-cell office:value-type="float" office:value="0.680450046076219" calcext:value-type="float">
            <text:p>0.6804500461</text:p>
          </table:table-cell>
          <table:table-cell office:value-type="float" office:value="0.68226147406104" calcext:value-type="float">
            <text:p>0.6822614741</text:p>
          </table:table-cell>
          <table:table-cell office:value-type="float" office:value="0.681950259717415" calcext:value-type="float">
            <text:p>0.6819502597</text:p>
          </table:table-cell>
          <table:table-cell office:value-type="float" office:value="0.680936739518981" calcext:value-type="float">
            <text:p>0.6809367395</text:p>
          </table:table-cell>
          <table:table-cell office:value-type="float" office:value="0.678854802144303" calcext:value-type="float">
            <text:p>0.6788548021</text:p>
          </table:table-cell>
          <table:table-cell office:value-type="float" office:value="0.681952848016459" calcext:value-type="float">
            <text:p>0.681952848</text:p>
          </table:table-cell>
          <table:table-cell office:value-type="float" office:value="0.681375366937468" calcext:value-type="float">
            <text:p>0.6813753669</text:p>
          </table:table-cell>
          <table:table-cell office:value-type="float" office:value="0.678988287399384" calcext:value-type="float">
            <text:p>0.6789882874</text:p>
          </table:table-cell>
          <table:table-cell office:value-type="float" office:value="0.680875805628754" calcext:value-type="float">
            <text:p>0.6808758056</text:p>
          </table:table-cell>
          <table:table-cell office:value-type="float" office:value="0.679078094755764" calcext:value-type="float">
            <text:p>0.6790780948</text:p>
          </table:table-cell>
          <table:table-cell office:value-type="float" office:value="0.678954666392338" calcext:value-type="float">
            <text:p>0.6789546664</text:p>
          </table:table-cell>
          <table:table-cell office:value-type="float" office:value="0.680860961322278" calcext:value-type="float">
            <text:p>0.6808609613</text:p>
          </table:table-cell>
          <table:table-cell office:value-type="float" office:value="0.678296217868897" calcext:value-type="float">
            <text:p>0.6782962179</text:p>
          </table:table-cell>
          <table:table-cell office:value-type="float" office:value="0.67851670665587" calcext:value-type="float">
            <text:p>0.6785167067</text:p>
          </table:table-cell>
          <table:table-cell office:value-type="float" office:value="0.678405769624787" calcext:value-type="float">
            <text:p>0.6784057696</text:p>
          </table:table-cell>
          <table:table-cell office:value-type="float" office:value="0.677541400528284" calcext:value-type="float">
            <text:p>0.6775414005</text:p>
          </table:table-cell>
          <table:table-cell office:value-type="float" office:value="0.679726753542855" calcext:value-type="float">
            <text:p>0.6797267535</text:p>
          </table:table-cell>
          <table:table-cell office:value-type="float" office:value="0.678025783070781" calcext:value-type="float">
            <text:p>0.6780257831</text:p>
          </table:table-cell>
          <table:table-cell office:value-type="float" office:value="0.68036622132122" calcext:value-type="float">
            <text:p>0.6803662213</text:p>
          </table:table-cell>
          <table:table-cell office:value-type="float" office:value="0.679881688220278" calcext:value-type="float">
            <text:p>0.6798816882</text:p>
          </table:table-cell>
          <table:table-cell office:value-type="float" office:value="0.677662716329854" calcext:value-type="float">
            <text:p>0.6776627163</text:p>
          </table:table-cell>
          <table:table-cell office:value-type="float" office:value="0.677779066246411" calcext:value-type="float">
            <text:p>0.6777790662</text:p>
          </table:table-cell>
          <table:table-cell office:value-type="float" office:value="0.678009223704244" calcext:value-type="float">
            <text:p>0.6780092237</text:p>
          </table:table-cell>
          <table:table-cell office:value-type="float" office:value="0.678742204639188" calcext:value-type="float">
            <text:p>0.6787422046</text:p>
          </table:table-cell>
          <table:table-cell office:value-type="float" office:value="0.678989865444386" calcext:value-type="float">
            <text:p>0.6789898654</text:p>
          </table:table-cell>
          <table:table-cell office:value-type="float" office:value="0.679575169718939" calcext:value-type="float">
            <text:p>0.6795751697</text:p>
          </table:table-cell>
          <table:table-cell office:value-type="float" office:value="0.677900580455138" calcext:value-type="float">
            <text:p>0.6779005805</text:p>
          </table:table-cell>
          <table:table-cell office:value-type="float" office:value="0.677447275719428" calcext:value-type="float">
            <text:p>0.6774472757</text:p>
          </table:table-cell>
          <table:table-cell office:value-type="float" office:value="0.677768719718805" calcext:value-type="float">
            <text:p>0.6777687197</text:p>
          </table:table-cell>
          <table:table-cell office:value-type="float" office:value="0.67773004544785" calcext:value-type="float">
            <text:p>0.6777300454</text:p>
          </table:table-cell>
          <table:table-cell office:value-type="float" office:value="0.680530258872242" calcext:value-type="float">
            <text:p>0.6805302589</text:p>
          </table:table-cell>
          <table:table-cell office:value-type="float" office:value="0.676802577994412" calcext:value-type="float">
            <text:p>0.676802578</text:p>
          </table:table-cell>
          <table:table-cell office:value-type="float" office:value="0.675341141402653" calcext:value-type="float">
            <text:p>0.6753411414</text:p>
          </table:table-cell>
          <table:table-cell office:value-type="float" office:value="0.67568939594249" calcext:value-type="float">
            <text:p>0.6756893959</text:p>
          </table:table-cell>
          <table:table-cell office:value-type="float" office:value="0.678376337167439" calcext:value-type="float">
            <text:p>0.6783763372</text:p>
          </table:table-cell>
          <table:table-cell office:value-type="float" office:value="0.679260425432881" calcext:value-type="float">
            <text:p>0.6792604254</text:p>
          </table:table-cell>
          <table:table-cell office:value-type="float" office:value="0.675987255339529" calcext:value-type="float">
            <text:p>0.6759872553</text:p>
          </table:table-cell>
          <table:table-cell office:value-type="float" office:value="0.675657203384474" calcext:value-type="float">
            <text:p>0.6756572034</text:p>
          </table:table-cell>
          <table:table-cell office:value-type="float" office:value="0.679676662885606" calcext:value-type="float">
            <text:p>0.6796766629</text:p>
          </table:table-cell>
          <table:table-cell office:value-type="float" office:value="0.677592996769985" calcext:value-type="float">
            <text:p>0.6775929968</text:p>
          </table:table-cell>
          <table:table-cell office:value-type="float" office:value="0.675042553756476" calcext:value-type="float">
            <text:p>0.6750425538</text:p>
          </table:table-cell>
          <table:table-cell office:value-type="float" office:value="0.674700042436967" calcext:value-type="float">
            <text:p>0.6747000424</text:p>
          </table:table-cell>
          <table:table-cell office:value-type="float" office:value="0.677173416026048" calcext:value-type="float">
            <text:p>0.677173416</text:p>
          </table:table-cell>
          <table:table-cell office:value-type="float" office:value="0.677957761108944" calcext:value-type="float">
            <text:p>0.6779577611</text:p>
          </table:table-cell>
          <table:table-cell office:value-type="float" office:value="0.678988285680681" calcext:value-type="float">
            <text:p>0.6789882857</text:p>
          </table:table-cell>
          <table:table-cell office:value-type="float" office:value="0.675423810020038" calcext:value-type="float">
            <text:p>0.67542381</text:p>
          </table:table-cell>
          <table:table-cell office:value-type="float" office:value="0.675881976556063" calcext:value-type="float">
            <text:p>0.6758819766</text:p>
          </table:table-cell>
          <table:table-cell office:value-type="float" office:value="0.677170944873849" calcext:value-type="float">
            <text:p>0.6771709449</text:p>
          </table:table-cell>
          <table:table-cell office:value-type="float" office:value="0.673700948075027" calcext:value-type="float">
            <text:p>0.6737009481</text:p>
          </table:table-cell>
          <table:table-cell office:value-type="float" office:value="0.674547476958239" calcext:value-type="float">
            <text:p>0.674547477</text:p>
          </table:table-cell>
          <table:table-cell office:value-type="float" office:value="0.674592518682711" calcext:value-type="float">
            <text:p>0.6745925187</text:p>
          </table:table-cell>
          <table:table-cell office:value-type="float" office:value="0.67686034561991" calcext:value-type="float">
            <text:p>0.6768603456</text:p>
          </table:table-cell>
          <table:table-cell office:value-type="float" office:value="0.675716920501221" calcext:value-type="float">
            <text:p>0.6757169205</text:p>
          </table:table-cell>
          <table:table-cell office:value-type="float" office:value="0.675290698067402" calcext:value-type="float">
            <text:p>0.6752906981</text:p>
          </table:table-cell>
          <table:table-cell office:value-type="float" office:value="0.674624515102259" calcext:value-type="float">
            <text:p>0.6746245151</text:p>
          </table:table-cell>
          <table:table-cell office:value-type="float" office:value="0.673931709210353" calcext:value-type="float">
            <text:p>0.6739317092</text:p>
          </table:table-cell>
          <table:table-cell office:value-type="float" office:value="0.67441715631793" calcext:value-type="float">
            <text:p>0.6744171563</text:p>
          </table:table-cell>
          <table:table-cell office:value-type="float" office:value="0.674701841094777" calcext:value-type="float">
            <text:p>0.6747018411</text:p>
          </table:table-cell>
          <table:table-cell office:value-type="float" office:value="0.675565530890825" calcext:value-type="float">
            <text:p>0.6755655309</text:p>
          </table:table-cell>
          <table:table-cell office:value-type="float" office:value="0.672743727935364" calcext:value-type="float">
            <text:p>0.6727437279</text:p>
          </table:table-cell>
          <table:table-cell office:value-type="float" office:value="0.674820021705781" calcext:value-type="float">
            <text:p>0.6748200217</text:p>
          </table:table-cell>
          <table:table-cell office:value-type="float" office:value="0.674057663793245" calcext:value-type="float">
            <text:p>0.6740576638</text:p>
          </table:table-cell>
          <table:table-cell office:value-type="float" office:value="0.672460740756548" calcext:value-type="float">
            <text:p>0.6724607408</text:p>
          </table:table-cell>
          <table:table-cell office:value-type="float" office:value="0.674029653047608" calcext:value-type="float">
            <text:p>0.674029653</text:p>
          </table:table-cell>
          <table:table-cell office:value-type="float" office:value="0.673398902053239" calcext:value-type="float">
            <text:p>0.6733989021</text:p>
          </table:table-cell>
          <table:table-cell office:value-type="float" office:value="0.674839327217111" calcext:value-type="float">
            <text:p>0.6748393272</text:p>
          </table:table-cell>
          <table:table-cell office:value-type="float" office:value="0.67346337557939" calcext:value-type="float">
            <text:p>0.6734633756</text:p>
          </table:table-cell>
          <table:table-cell office:value-type="float" office:value="0.675426546196349" calcext:value-type="float">
            <text:p>0.6754265462</text:p>
          </table:table-cell>
          <table:table-cell office:value-type="float" office:value="0.674503180463696" calcext:value-type="float">
            <text:p>0.6745031805</text:p>
          </table:table-cell>
          <table:table-cell office:value-type="float" office:value="0.673656730022122" calcext:value-type="float">
            <text:p>0.67365673</text:p>
          </table:table-cell>
          <table:table-cell office:value-type="float" office:value="0.67439991978213" calcext:value-type="float">
            <text:p>0.6743999198</text:p>
          </table:table-cell>
          <table:table-cell office:value-type="float" office:value="0.674912157905693" calcext:value-type="float">
            <text:p>0.6749121579</text:p>
          </table:table-cell>
          <table:table-cell office:value-type="float" office:value="0.673829598204075" calcext:value-type="float">
            <text:p>0.6738295982</text:p>
          </table:table-cell>
          <table:table-cell office:value-type="float" office:value="0.670453795718487" calcext:value-type="float">
            <text:p>0.6704537957</text:p>
          </table:table-cell>
          <table:table-cell office:value-type="float" office:value="0.673100201110114" calcext:value-type="float">
            <text:p>0.6731002011</text:p>
          </table:table-cell>
          <table:table-cell office:value-type="float" office:value="0.673464998929421" calcext:value-type="float">
            <text:p>0.6734649989</text:p>
          </table:table-cell>
          <table:table-cell office:value-type="float" office:value="0.671202356633843" calcext:value-type="float">
            <text:p>0.6712023566</text:p>
          </table:table-cell>
          <table:table-cell office:value-type="float" office:value="0.672507623831431" calcext:value-type="float">
            <text:p>0.6725076238</text:p>
          </table:table-cell>
          <table:table-cell office:value-type="float" office:value="0.672827251229732" calcext:value-type="float">
            <text:p>0.6728272512</text:p>
          </table:table-cell>
          <table:table-cell office:value-type="float" office:value="0.673105109727919" calcext:value-type="float">
            <text:p>0.6731051097</text:p>
          </table:table-cell>
          <table:table-cell office:value-type="float" office:value="0.673491390312419" calcext:value-type="float">
            <text:p>0.6734913903</text:p>
          </table:table-cell>
          <table:table-cell office:value-type="float" office:value="0.67264182062985" calcext:value-type="float">
            <text:p>0.6726418206</text:p>
          </table:table-cell>
          <table:table-cell office:value-type="float" office:value="0.672237223544885" calcext:value-type="float">
            <text:p>0.6722372235</text:p>
          </table:table-cell>
          <table:table-cell office:value-type="float" office:value="0.675131256261361" calcext:value-type="float">
            <text:p>0.6751312563</text:p>
          </table:table-cell>
          <table:table-cell office:value-type="float" office:value="0.675633153838407" calcext:value-type="float">
            <text:p>0.6756331538</text:p>
          </table:table-cell>
          <table:table-cell office:value-type="float" office:value="0.672480895651253" calcext:value-type="float">
            <text:p>0.6724808957</text:p>
          </table:table-cell>
          <table:table-cell office:value-type="float" office:value="0.672775117171264" calcext:value-type="float">
            <text:p>0.6727751172</text:p>
          </table:table-cell>
          <table:table-cell office:value-type="float" office:value="0.672150731292975" calcext:value-type="float">
            <text:p>0.6721507313</text:p>
          </table:table-cell>
          <table:table-cell office:value-type="float" office:value="0.67183136286895" calcext:value-type="float">
            <text:p>0.6718313629</text:p>
          </table:table-cell>
          <table:table-cell office:value-type="float" office:value="0.672146309412062" calcext:value-type="float">
            <text:p>0.6721463094</text:p>
          </table:table-cell>
          <table:table-cell office:value-type="float" office:value="0.671792214304518" calcext:value-type="float">
            <text:p>0.6717922143</text:p>
          </table:table-cell>
          <table:table-cell office:value-type="float" office:value="0.672104435052289" calcext:value-type="float">
            <text:p>0.6721044351</text:p>
          </table:table-cell>
          <table:table-cell office:value-type="float" office:value="0.675055393779429" calcext:value-type="float">
            <text:p>0.6750553938</text:p>
          </table:table-cell>
          <table:table-cell office:value-type="float" office:value="0.674316316121177" calcext:value-type="float">
            <text:p>0.6743163161</text:p>
          </table:table-cell>
          <table:table-cell office:value-type="float" office:value="0.672896095281929" calcext:value-type="float">
            <text:p>0.6728960953</text:p>
          </table:table-cell>
          <table:table-cell office:value-type="float" office:value="0.672201488463524" calcext:value-type="float">
            <text:p>0.6722014885</text:p>
          </table:table-cell>
          <table:table-cell office:value-type="float" office:value="0.671568638931921" calcext:value-type="float">
            <text:p>0.6715686389</text:p>
          </table:table-cell>
          <table:table-cell office:value-type="float" office:value="0.670650173086059" calcext:value-type="float">
            <text:p>0.6706501731</text:p>
          </table:table-cell>
          <table:table-cell office:value-type="float" office:value="0.671391664285561" calcext:value-type="float">
            <text:p>0.6713916643</text:p>
          </table:table-cell>
          <table:table-cell office:value-type="float" office:value="0.671034882706617" calcext:value-type="float">
            <text:p>0.6710348827</text:p>
          </table:table-cell>
          <table:table-cell office:value-type="float" office:value="0.671335793490228" calcext:value-type="float">
            <text:p>0.6713357935</text:p>
          </table:table-cell>
          <table:table-cell office:value-type="float" office:value="0.671418026794337" calcext:value-type="float">
            <text:p>0.6714180268</text:p>
          </table:table-cell>
          <table:table-cell office:value-type="float" office:value="0.670257069522809" calcext:value-type="float">
            <text:p>0.6702570695</text:p>
          </table:table-cell>
          <table:table-cell office:value-type="float" office:value="0.670852473244123" calcext:value-type="float">
            <text:p>0.6708524732</text:p>
          </table:table-cell>
          <table:table-cell office:value-type="float" office:value="0.670513459074181" calcext:value-type="float">
            <text:p>0.6705134591</text:p>
          </table:table-cell>
          <table:table-cell office:value-type="float" office:value="0.671464805097041" calcext:value-type="float">
            <text:p>0.6714648051</text:p>
          </table:table-cell>
          <table:table-cell office:value-type="float" office:value="0.669891392070942" calcext:value-type="float">
            <text:p>0.6698913921</text:p>
          </table:table-cell>
          <table:table-cell office:value-type="float" office:value="0.669626222556025" calcext:value-type="float">
            <text:p>0.6696262226</text:p>
          </table:table-cell>
          <table:table-cell office:value-type="float" office:value="0.671240467444973" calcext:value-type="float">
            <text:p>0.6712404674</text:p>
          </table:table-cell>
          <table:table-cell office:value-type="float" office:value="0.671515998955829" calcext:value-type="float">
            <text:p>0.671515999</text:p>
          </table:table-cell>
          <table:table-cell office:value-type="float" office:value="0.671621281107954" calcext:value-type="float">
            <text:p>0.6716212811</text:p>
          </table:table-cell>
          <table:table-cell office:value-type="float" office:value="0.669876566395215" calcext:value-type="float">
            <text:p>0.6698765664</text:p>
          </table:table-cell>
          <table:table-cell office:value-type="float" office:value="0.670883362887227" calcext:value-type="float">
            <text:p>0.6708833629</text:p>
          </table:table-cell>
          <table:table-cell office:value-type="float" office:value="0.672519375846185" calcext:value-type="float">
            <text:p>0.6725193758</text:p>
          </table:table-cell>
          <table:table-cell office:value-type="float" office:value="0.672136321131058" calcext:value-type="float">
            <text:p>0.6721363211</text:p>
          </table:table-cell>
          <table:table-cell office:value-type="float" office:value="0.670154073177874" calcext:value-type="float">
            <text:p>0.6701540732</text:p>
          </table:table-cell>
          <table:table-cell office:value-type="float" office:value="0.669626753772969" calcext:value-type="float">
            <text:p>0.6696267538</text:p>
          </table:table-cell>
          <table:table-cell office:value-type="float" office:value="0.670857829274878" calcext:value-type="float">
            <text:p>0.6708578293</text:p>
          </table:table-cell>
          <table:table-cell office:value-type="float" office:value="0.669932014251938" calcext:value-type="float">
            <text:p>0.6699320143</text:p>
          </table:table-cell>
          <table:table-cell office:value-type="float" office:value="0.668378292689274" calcext:value-type="float">
            <text:p>0.6683782927</text:p>
          </table:table-cell>
          <table:table-cell office:value-type="float" office:value="0.669439555108204" calcext:value-type="float">
            <text:p>0.6694395551</text:p>
          </table:table-cell>
          <table:table-cell office:value-type="float" office:value="0.670867388911176" calcext:value-type="float">
            <text:p>0.6708673889</text:p>
          </table:table-cell>
          <table:table-cell office:value-type="float" office:value="0.673658916556986" calcext:value-type="float">
            <text:p>0.6736589166</text:p>
          </table:table-cell>
          <table:table-cell office:value-type="float" office:value="0.671324777011915" calcext:value-type="float">
            <text:p>0.671324777</text:p>
          </table:table-cell>
          <table:table-cell office:value-type="float" office:value="0.67125080166666" calcext:value-type="float">
            <text:p>0.6712508017</text:p>
          </table:table-cell>
          <table:table-cell office:value-type="float" office:value="0.670201117329669" calcext:value-type="float">
            <text:p>0.6702011173</text:p>
          </table:table-cell>
          <table:table-cell office:value-type="float" office:value="0.668334101585643" calcext:value-type="float">
            <text:p>0.6683341016</text:p>
          </table:table-cell>
          <table:table-cell office:value-type="float" office:value="0.671036897577354" calcext:value-type="float">
            <text:p>0.6710368976</text:p>
          </table:table-cell>
          <table:table-cell office:value-type="float" office:value="0.667695799088396" calcext:value-type="float">
            <text:p>0.6676957991</text:p>
          </table:table-cell>
          <table:table-cell office:value-type="float" office:value="0.668362505226949" calcext:value-type="float">
            <text:p>0.6683625052</text:p>
          </table:table-cell>
          <table:table-cell office:value-type="float" office:value="0.670062986280954" calcext:value-type="float">
            <text:p>0.6700629863</text:p>
          </table:table-cell>
          <table:table-cell office:value-type="float" office:value="0.669195880183162" calcext:value-type="float">
            <text:p>0.6691958802</text:p>
          </table:table-cell>
          <table:table-cell office:value-type="float" office:value="0.671391875479873" calcext:value-type="float">
            <text:p>0.6713918755</text:p>
          </table:table-cell>
          <table:table-cell office:value-type="float" office:value="0.669418760168236" calcext:value-type="float">
            <text:p>0.6694187602</text:p>
          </table:table-cell>
          <table:table-cell office:value-type="float" office:value="0.670879457167413" calcext:value-type="float">
            <text:p>0.6708794572</text:p>
          </table:table-cell>
          <table:table-cell office:value-type="float" office:value="0.66927468102971" calcext:value-type="float">
            <text:p>0.669274681</text:p>
          </table:table-cell>
          <table:table-cell office:value-type="float" office:value="0.668982058522886" calcext:value-type="float">
            <text:p>0.6689820585</text:p>
          </table:table-cell>
          <table:table-cell office:value-type="float" office:value="0.670313001572742" calcext:value-type="float">
            <text:p>0.6703130016</text:p>
          </table:table-cell>
          <table:table-cell office:value-type="float" office:value="0.668501676778892" calcext:value-type="float">
            <text:p>0.6685016768</text:p>
          </table:table-cell>
          <table:table-cell office:value-type="float" office:value="0.670191356742533" calcext:value-type="float">
            <text:p>0.6701913567</text:p>
          </table:table-cell>
          <table:table-cell office:value-type="float" office:value="0.669063990710103" calcext:value-type="float">
            <text:p>0.6690639907</text:p>
          </table:table-cell>
          <table:table-cell office:value-type="float" office:value="0.672684305885671" calcext:value-type="float">
            <text:p>0.6726843059</text:p>
          </table:table-cell>
          <table:table-cell office:value-type="float" office:value="0.670609038525112" calcext:value-type="float">
            <text:p>0.6706090385</text:p>
          </table:table-cell>
          <table:table-cell office:value-type="float" office:value="0.669991456926075" calcext:value-type="float">
            <text:p>0.6699914569</text:p>
          </table:table-cell>
          <table:table-cell office:value-type="float" office:value="0.667813498531108" calcext:value-type="float">
            <text:p>0.6678134985</text:p>
          </table:table-cell>
          <table:table-cell office:value-type="float" office:value="0.667847652748794" calcext:value-type="float">
            <text:p>0.6678476527</text:p>
          </table:table-cell>
          <table:table-cell office:value-type="float" office:value="0.669020305524098" calcext:value-type="float">
            <text:p>0.6690203055</text:p>
          </table:table-cell>
          <table:table-cell office:value-type="float" office:value="0.668518038975739" calcext:value-type="float">
            <text:p>0.668518039</text:p>
          </table:table-cell>
          <table:table-cell office:value-type="float" office:value="0.666032894259918" calcext:value-type="float">
            <text:p>0.6660328943</text:p>
          </table:table-cell>
          <table:table-cell office:value-type="float" office:value="0.665663565112645" calcext:value-type="float">
            <text:p>0.6656635651</text:p>
          </table:table-cell>
          <table:table-cell office:value-type="float" office:value="0.666397244872519" calcext:value-type="float">
            <text:p>0.6663972449</text:p>
          </table:table-cell>
          <table:table-cell office:value-type="float" office:value="0.6701614131427" calcext:value-type="float">
            <text:p>0.6701614131</text:p>
          </table:table-cell>
          <table:table-cell office:value-type="float" office:value="0.669437715682741" calcext:value-type="float">
            <text:p>0.6694377157</text:p>
          </table:table-cell>
          <table:table-cell office:value-type="float" office:value="0.668195358403414" calcext:value-type="float">
            <text:p>0.6681953584</text:p>
          </table:table-cell>
          <table:table-cell office:value-type="float" office:value="0.669754570674456" calcext:value-type="float">
            <text:p>0.6697545707</text:p>
          </table:table-cell>
          <table:table-cell office:value-type="float" office:value="0.666723152551684" calcext:value-type="float">
            <text:p>0.6667231526</text:p>
          </table:table-cell>
          <table:table-cell office:value-type="float" office:value="0.67054749697" calcext:value-type="float">
            <text:p>0.670547497</text:p>
          </table:table-cell>
          <table:table-cell office:value-type="float" office:value="0.669994024531927" calcext:value-type="float">
            <text:p>0.6699940245</text:p>
          </table:table-cell>
          <table:table-cell office:value-type="float" office:value="0.666626334671606" calcext:value-type="float">
            <text:p>0.6666263347</text:p>
          </table:table-cell>
          <table:table-cell office:value-type="float" office:value="0.669413722028919" calcext:value-type="float">
            <text:p>0.669413722</text:p>
          </table:table-cell>
          <table:table-cell office:value-type="float" office:value="0.666192132777684" calcext:value-type="float">
            <text:p>0.6661921328</text:p>
          </table:table-cell>
          <table:table-cell office:value-type="float" office:value="0.666943261848877" calcext:value-type="float">
            <text:p>0.6669432618</text:p>
          </table:table-cell>
          <table:table-cell office:value-type="float" office:value="0.668175645284312" calcext:value-type="float">
            <text:p>0.6681756453</text:p>
          </table:table-cell>
          <table:table-cell office:value-type="float" office:value="0.668633573539254" calcext:value-type="float">
            <text:p>0.6686335735</text:p>
          </table:table-cell>
          <table:table-cell office:value-type="float" office:value="0.667742648132945" calcext:value-type="float">
            <text:p>0.6677426481</text:p>
          </table:table-cell>
          <table:table-cell office:value-type="float" office:value="0.666515278018745" calcext:value-type="float">
            <text:p>0.666515278</text:p>
          </table:table-cell>
          <table:table-cell office:value-type="float" office:value="0.667830669206182" calcext:value-type="float">
            <text:p>0.6678306692</text:p>
          </table:table-cell>
          <table:table-cell office:value-type="float" office:value="0.666112632418724" calcext:value-type="float">
            <text:p>0.6661126324</text:p>
          </table:table-cell>
          <table:table-cell office:value-type="float" office:value="0.670072561110592" calcext:value-type="float">
            <text:p>0.6700725611</text:p>
          </table:table-cell>
          <table:table-cell office:value-type="float" office:value="0.666972350427986" calcext:value-type="float">
            <text:p>0.6669723504</text:p>
          </table:table-cell>
          <table:table-cell office:value-type="float" office:value="0.666372623754345" calcext:value-type="float">
            <text:p>0.6663726238</text:p>
          </table:table-cell>
          <table:table-cell office:value-type="float" office:value="0.664319286984418" calcext:value-type="float">
            <text:p>0.664319287</text:p>
          </table:table-cell>
          <table:table-cell office:value-type="float" office:value="0.667232562857653" calcext:value-type="float">
            <text:p>0.6672325629</text:p>
          </table:table-cell>
          <table:table-cell office:value-type="float" office:value="0.667449156993263" calcext:value-type="float">
            <text:p>0.667449157</text:p>
          </table:table-cell>
          <table:table-cell office:value-type="float" office:value="0.663438959723938" calcext:value-type="float">
            <text:p>0.6634389597</text:p>
          </table:table-cell>
          <table:table-cell office:value-type="float" office:value="0.665848510625591" calcext:value-type="float">
            <text:p>0.6658485106</text:p>
          </table:table-cell>
          <table:table-cell office:value-type="float" office:value="0.667090418085782" calcext:value-type="float">
            <text:p>0.6670904181</text:p>
          </table:table-cell>
          <table:table-cell office:value-type="float" office:value="0.668853715285573" calcext:value-type="float">
            <text:p>0.6688537153</text:p>
          </table:table-cell>
          <table:table-cell office:value-type="float" office:value="0.666780708776626" calcext:value-type="float">
            <text:p>0.6667807088</text:p>
          </table:table-cell>
          <table:table-cell office:value-type="float" office:value="0.665702051219918" calcext:value-type="float">
            <text:p>0.6657020512</text:p>
          </table:table-cell>
          <table:table-cell office:value-type="float" office:value="0.668392926970155" calcext:value-type="float">
            <text:p>0.668392927</text:p>
          </table:table-cell>
          <table:table-cell office:value-type="float" office:value="0.664568370257557" calcext:value-type="float">
            <text:p>0.6645683703</text:p>
          </table:table-cell>
          <table:table-cell office:value-type="float" office:value="0.665577299454633" calcext:value-type="float">
            <text:p>0.6655772995</text:p>
          </table:table-cell>
          <table:table-cell office:value-type="float" office:value="0.665315054485955" calcext:value-type="float">
            <text:p>0.6653150545</text:p>
          </table:table-cell>
          <table:table-cell office:value-type="float" office:value="0.666795388500033" calcext:value-type="float">
            <text:p>0.6667953885</text:p>
          </table:table-cell>
          <table:table-cell office:value-type="float" office:value="0.66636434840221" calcext:value-type="float">
            <text:p>0.6663643484</text:p>
          </table:table-cell>
          <table:table-cell office:value-type="float" office:value="0.665092863219832" calcext:value-type="float">
            <text:p>0.6650928632</text:p>
          </table:table-cell>
          <table:table-cell office:value-type="float" office:value="0.667168010821117" calcext:value-type="float">
            <text:p>0.6671680108</text:p>
          </table:table-cell>
          <table:table-cell office:value-type="float" office:value="0.664837522971451" calcext:value-type="float">
            <text:p>0.664837523</text:p>
          </table:table-cell>
          <table:table-cell office:value-type="float" office:value="0.668805805113351" calcext:value-type="float">
            <text:p>0.6688058051</text:p>
          </table:table-cell>
          <table:table-cell office:value-type="float" office:value="0.666028270603189" calcext:value-type="float">
            <text:p>0.6660282706</text:p>
          </table:table-cell>
          <table:table-cell office:value-type="float" office:value="0.665857415642018" calcext:value-type="float">
            <text:p>0.6658574156</text:p>
          </table:table-cell>
          <table:table-cell office:value-type="float" office:value="0.666938182804411" calcext:value-type="float">
            <text:p>0.6669381828</text:p>
          </table:table-cell>
          <table:table-cell office:value-type="float" office:value="0.664908938273152" calcext:value-type="float">
            <text:p>0.6649089383</text:p>
          </table:table-cell>
          <table:table-cell office:value-type="float" office:value="0.664647963770258" calcext:value-type="float">
            <text:p>0.6646479638</text:p>
          </table:table-cell>
          <table:table-cell office:value-type="float" office:value="0.666175296906094" calcext:value-type="float">
            <text:p>0.6661752969</text:p>
          </table:table-cell>
          <table:table-cell office:value-type="float" office:value="0.663174876429768" calcext:value-type="float">
            <text:p>0.6631748764</text:p>
          </table:table-cell>
          <table:table-cell office:value-type="float" office:value="0.664935952926865" calcext:value-type="float">
            <text:p>0.6649359529</text:p>
          </table:table-cell>
          <table:table-cell office:value-type="float" office:value="0.665362851361227" calcext:value-type="float">
            <text:p>0.6653628514</text:p>
          </table:table-cell>
          <table:table-cell office:value-type="float" office:value="0.666078624978335" calcext:value-type="float">
            <text:p>0.666078625</text:p>
          </table:table-cell>
          <table:table-cell office:value-type="float" office:value="0.668293621850811" calcext:value-type="float">
            <text:p>0.6682936219</text:p>
          </table:table-cell>
          <table:table-cell office:value-type="float" office:value="0.664550712158111" calcext:value-type="float">
            <text:p>0.6645507122</text:p>
          </table:table-cell>
          <table:table-cell office:value-type="float" office:value="0.668551021518729" calcext:value-type="float">
            <text:p>0.6685510215</text:p>
          </table:table-cell>
          <table:table-cell office:value-type="float" office:value="0.664627716203049" calcext:value-type="float">
            <text:p>0.6646277162</text:p>
          </table:table-cell>
          <table:table-cell office:value-type="float" office:value="0.666999892723739" calcext:value-type="float">
            <text:p>0.6669998927</text:p>
          </table:table-cell>
          <table:table-cell office:value-type="float" office:value="0.66564385804338" calcext:value-type="float">
            <text:p>0.665643858</text:p>
          </table:table-cell>
          <table:table-cell office:value-type="float" office:value="0.666900746206374" calcext:value-type="float">
            <text:p>0.6669007462</text:p>
          </table:table-cell>
          <table:table-cell office:value-type="float" office:value="0.662776340044081" calcext:value-type="float">
            <text:p>0.66277634</text:p>
          </table:table-cell>
          <table:table-cell office:value-type="float" office:value="0.665067694316411" calcext:value-type="float">
            <text:p>0.6650676943</text:p>
          </table:table-cell>
          <table:table-cell office:value-type="float" office:value="0.664605375460962" calcext:value-type="float">
            <text:p>0.6646053755</text:p>
          </table:table-cell>
          <table:table-cell office:value-type="float" office:value="0.664458560971103" calcext:value-type="float">
            <text:p>0.664458561</text:p>
          </table:table-cell>
          <table:table-cell office:value-type="float" office:value="0.664034091958813" calcext:value-type="float">
            <text:p>0.664034092</text:p>
          </table:table-cell>
          <table:table-cell office:value-type="float" office:value="0.663831420354502" calcext:value-type="float">
            <text:p>0.6638314204</text:p>
          </table:table-cell>
          <table:table-cell office:value-type="float" office:value="0.663972660744479" calcext:value-type="float">
            <text:p>0.6639726607</text:p>
          </table:table-cell>
          <table:table-cell office:value-type="float" office:value="0.666572210560483" calcext:value-type="float">
            <text:p>0.6665722106</text:p>
          </table:table-cell>
          <table:table-cell office:value-type="float" office:value="0.664811303665069" calcext:value-type="float">
            <text:p>0.6648113037</text:p>
          </table:table-cell>
          <table:table-cell office:value-type="float" office:value="0.664527631754694" calcext:value-type="float">
            <text:p>0.6645276318</text:p>
          </table:table-cell>
          <table:table-cell office:value-type="float" office:value="0.662864011945471" calcext:value-type="float">
            <text:p>0.6628640119</text:p>
          </table:table-cell>
          <table:table-cell office:value-type="float" office:value="0.6664224561248" calcext:value-type="float">
            <text:p>0.6664224561</text:p>
          </table:table-cell>
          <table:table-cell office:value-type="float" office:value="0.665392678982934" calcext:value-type="float">
            <text:p>0.665392679</text:p>
          </table:table-cell>
          <table:table-cell office:value-type="float" office:value="0.665373970136785" calcext:value-type="float">
            <text:p>0.6653739701</text:p>
          </table:table-cell>
          <table:table-cell office:value-type="float" office:value="0.66749778063377" calcext:value-type="float">
            <text:p>0.6674977806</text:p>
          </table:table-cell>
          <table:table-cell office:value-type="float" office:value="0.663822373510644" calcext:value-type="float">
            <text:p>0.6638223735</text:p>
          </table:table-cell>
          <table:table-cell office:value-type="float" office:value="0.663315962273907" calcext:value-type="float">
            <text:p>0.6633159623</text:p>
          </table:table-cell>
          <table:table-cell office:value-type="float" office:value="0.665852878676704" calcext:value-type="float">
            <text:p>0.6658528787</text:p>
          </table:table-cell>
          <table:table-cell office:value-type="float" office:value="0.663453540243767" calcext:value-type="float">
            <text:p>0.6634535402</text:p>
          </table:table-cell>
          <table:table-cell office:value-type="float" office:value="0.665030275867884" calcext:value-type="float">
            <text:p>0.6650302759</text:p>
          </table:table-cell>
          <table:table-cell office:value-type="float" office:value="0.664038026002864" calcext:value-type="float">
            <text:p>0.664038026</text:p>
          </table:table-cell>
          <table:table-cell office:value-type="float" office:value="0.665150526760634" calcext:value-type="float">
            <text:p>0.6651505268</text:p>
          </table:table-cell>
          <table:table-cell office:value-type="float" office:value="0.665521045938358" calcext:value-type="float">
            <text:p>0.6655210459</text:p>
          </table:table-cell>
          <table:table-cell office:value-type="float" office:value="0.660213529994881" calcext:value-type="float">
            <text:p>0.66021353</text:p>
          </table:table-cell>
          <table:table-cell office:value-type="float" office:value="0.663926498837675" calcext:value-type="float">
            <text:p>0.6639264988</text:p>
          </table:table-cell>
          <table:table-cell office:value-type="float" office:value="0.664047089965011" calcext:value-type="float">
            <text:p>0.66404709</text:p>
          </table:table-cell>
          <table:table-cell office:value-type="float" office:value="0.660815748788906" calcext:value-type="float">
            <text:p>0.6608157488</text:p>
          </table:table-cell>
          <table:table-cell office:value-type="float" office:value="0.665191915758478" calcext:value-type="float">
            <text:p>0.6651919158</text:p>
          </table:table-cell>
          <table:table-cell office:value-type="float" office:value="0.662762907274592" calcext:value-type="float">
            <text:p>0.6627629073</text:p>
          </table:table-cell>
          <table:table-cell office:value-type="float" office:value="0.664950875881222" calcext:value-type="float">
            <text:p>0.6649508759</text:p>
          </table:table-cell>
          <table:table-cell office:value-type="float" office:value="0.66318427065802" calcext:value-type="float">
            <text:p>0.6631842707</text:p>
          </table:table-cell>
          <table:table-cell office:value-type="float" office:value="0.664297853649144" calcext:value-type="float">
            <text:p>0.6642978536</text:p>
          </table:table-cell>
          <table:table-cell office:value-type="float" office:value="0.664183804939362" calcext:value-type="float">
            <text:p>0.6641838049</text:p>
          </table:table-cell>
          <table:table-cell office:value-type="float" office:value="0.665546487909425" calcext:value-type="float">
            <text:p>0.6655464879</text:p>
          </table:table-cell>
          <table:table-cell office:value-type="float" office:value="0.66299482942865" calcext:value-type="float">
            <text:p>0.6629948294</text:p>
          </table:table-cell>
          <table:table-cell office:value-type="float" office:value="0.66653856418537" calcext:value-type="float">
            <text:p>0.6665385642</text:p>
          </table:table-cell>
          <table:table-cell office:value-type="float" office:value="0.665012357212955" calcext:value-type="float">
            <text:p>0.6650123572</text:p>
          </table:table-cell>
          <table:table-cell office:value-type="float" office:value="0.664067469941153" calcext:value-type="float">
            <text:p>0.6640674699</text:p>
          </table:table-cell>
          <table:table-cell office:value-type="float" office:value="0.664187123549988" calcext:value-type="float">
            <text:p>0.6641871235</text:p>
          </table:table-cell>
          <table:table-cell office:value-type="float" office:value="0.664725317605776" calcext:value-type="float">
            <text:p>0.6647253176</text:p>
          </table:table-cell>
          <table:table-cell office:value-type="float" office:value="0.668146706369921" calcext:value-type="float">
            <text:p>0.6681467064</text:p>
          </table:table-cell>
          <table:table-cell office:value-type="float" office:value="0.661671456443672" calcext:value-type="float">
            <text:p>0.6616714564</text:p>
          </table:table-cell>
          <table:table-cell office:value-type="float" office:value="0.665439236604081" calcext:value-type="float">
            <text:p>0.6654392366</text:p>
          </table:table-cell>
          <table:table-cell office:value-type="float" office:value="0.665599334817444" calcext:value-type="float">
            <text:p>0.6655993348</text:p>
          </table:table-cell>
          <table:table-cell office:value-type="float" office:value="0.665669471816071" calcext:value-type="float">
            <text:p>0.6656694718</text:p>
          </table:table-cell>
          <table:table-cell office:value-type="float" office:value="0.661632691631405" calcext:value-type="float">
            <text:p>0.6616326916</text:p>
          </table:table-cell>
          <table:table-cell office:value-type="float" office:value="0.662026413927991" calcext:value-type="float">
            <text:p>0.6620264139</text:p>
          </table:table-cell>
          <table:table-cell office:value-type="float" office:value="0.659460975155836" calcext:value-type="float">
            <text:p>0.6594609752</text:p>
          </table:table-cell>
          <table:table-cell office:value-type="float" office:value="0.660131522940929" calcext:value-type="float">
            <text:p>0.6601315229</text:p>
          </table:table-cell>
          <table:table-cell office:value-type="float" office:value="0.663669309057854" calcext:value-type="float">
            <text:p>0.6636693091</text:p>
          </table:table-cell>
          <table:table-cell office:value-type="float" office:value="0.665282380140914" calcext:value-type="float">
            <text:p>0.6652823801</text:p>
          </table:table-cell>
          <table:table-cell office:value-type="float" office:value="0.66199141479556" calcext:value-type="float">
            <text:p>0.6619914148</text:p>
          </table:table-cell>
          <table:table-cell office:value-type="float" office:value="0.661812634135338" calcext:value-type="float">
            <text:p>0.6618126341</text:p>
          </table:table-cell>
          <table:table-cell office:value-type="float" office:value="0.662687838352538" calcext:value-type="float">
            <text:p>0.6626878384</text:p>
          </table:table-cell>
          <table:table-cell office:value-type="float" office:value="0.663252615942399" calcext:value-type="float">
            <text:p>0.6632526159</text:p>
          </table:table-cell>
          <table:table-cell office:value-type="float" office:value="0.665579067313272" calcext:value-type="float">
            <text:p>0.6655790673</text:p>
          </table:table-cell>
          <table:table-cell office:value-type="float" office:value="0.662125360594489" calcext:value-type="float">
            <text:p>0.6621253606</text:p>
          </table:table-cell>
          <table:table-cell office:value-type="float" office:value="0.662829369065946" calcext:value-type="float">
            <text:p>0.6628293691</text:p>
          </table:table-cell>
          <table:table-cell office:value-type="float" office:value="0.660923141234199" calcext:value-type="float">
            <text:p>0.6609231412</text:p>
          </table:table-cell>
          <table:table-cell office:value-type="float" office:value="0.664220350905136" calcext:value-type="float">
            <text:p>0.6642203509</text:p>
          </table:table-cell>
          <table:table-cell office:value-type="float" office:value="0.665033882533253" calcext:value-type="float">
            <text:p>0.6650338825</text:p>
          </table:table-cell>
          <table:table-cell office:value-type="float" office:value="0.660291754800693" calcext:value-type="float">
            <text:p>0.6602917548</text:p>
          </table:table-cell>
          <table:table-cell office:value-type="float" office:value="0.66582265032204" calcext:value-type="float">
            <text:p>0.6658226503</text:p>
          </table:table-cell>
          <table:table-cell office:value-type="float" office:value="0.664054536145726" calcext:value-type="float">
            <text:p>0.6640545361</text:p>
          </table:table-cell>
          <table:table-cell office:value-type="float" office:value="0.663471332952088" calcext:value-type="float">
            <text:p>0.663471333</text:p>
          </table:table-cell>
          <table:table-cell office:value-type="float" office:value="0.662837680510859" calcext:value-type="float">
            <text:p>0.6628376805</text:p>
          </table:table-cell>
          <table:table-cell office:value-type="float" office:value="0.664131590033073" calcext:value-type="float">
            <text:p>0.66413159</text:p>
          </table:table-cell>
          <table:table-cell office:value-type="float" office:value="0.66516631676664" calcext:value-type="float">
            <text:p>0.6651663168</text:p>
          </table:table-cell>
          <table:table-cell office:value-type="float" office:value="0.663916596629353" calcext:value-type="float">
            <text:p>0.6639165966</text:p>
          </table:table-cell>
          <table:table-cell office:value-type="float" office:value="0.664251217311366" calcext:value-type="float">
            <text:p>0.6642512173</text:p>
          </table:table-cell>
          <table:table-cell office:value-type="float" office:value="0.661835104330188" calcext:value-type="float">
            <text:p>0.6618351043</text:p>
          </table:table-cell>
          <table:table-cell office:value-type="float" office:value="0.660808265002953" calcext:value-type="float">
            <text:p>0.660808265</text:p>
          </table:table-cell>
          <table:table-cell office:value-type="float" office:value="0.661024782759371" calcext:value-type="float">
            <text:p>0.6610247828</text:p>
          </table:table-cell>
          <table:table-cell office:value-type="float" office:value="0.665142113018476" calcext:value-type="float">
            <text:p>0.665142113</text:p>
          </table:table-cell>
          <table:table-cell office:value-type="float" office:value="0.663971895371341" calcext:value-type="float">
            <text:p>0.6639718954</text:p>
          </table:table-cell>
          <table:table-cell office:value-type="float" office:value="0.666297281145912" calcext:value-type="float">
            <text:p>0.6662972811</text:p>
          </table:table-cell>
          <table:table-cell office:value-type="float" office:value="0.661741006401858" calcext:value-type="float">
            <text:p>0.6617410064</text:p>
          </table:table-cell>
          <table:table-cell office:value-type="float" office:value="0.66238764777453" calcext:value-type="float">
            <text:p>0.6623876478</text:p>
          </table:table-cell>
          <table:table-cell office:value-type="float" office:value="0.659596096204364" calcext:value-type="float">
            <text:p>0.6595960962</text:p>
          </table:table-cell>
          <table:table-cell office:value-type="float" office:value="0.661303354657095" calcext:value-type="float">
            <text:p>0.661303354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527"/>
        </table:table-row>
        <table:table-row table:style-name="ro1">
          <table:table-cell office:value-type="float" office:value="0.695263994391843" calcext:value-type="float">
            <text:p>0.6952639944</text:p>
          </table:table-cell>
          <table:table-cell office:value-type="float" office:value="0.699805046494465" calcext:value-type="float">
            <text:p>0.6998050465</text:p>
          </table:table-cell>
          <table:table-cell office:value-type="float" office:value="0.696689779081462" calcext:value-type="float">
            <text:p>0.6966897791</text:p>
          </table:table-cell>
          <table:table-cell office:value-type="float" office:value="0.705734414230158" calcext:value-type="float">
            <text:p>0.7057344142</text:p>
          </table:table-cell>
          <table:table-cell office:value-type="float" office:value="0.704641195811081" calcext:value-type="float">
            <text:p>0.7046411958</text:p>
          </table:table-cell>
          <table:table-cell office:value-type="float" office:value="0.696914654223797" calcext:value-type="float">
            <text:p>0.6969146542</text:p>
          </table:table-cell>
          <table:table-cell office:value-type="float" office:value="0.692799648216792" calcext:value-type="float">
            <text:p>0.6927996482</text:p>
          </table:table-cell>
          <table:table-cell office:value-type="float" office:value="0.692872270305741" calcext:value-type="float">
            <text:p>0.6928722703</text:p>
          </table:table-cell>
          <table:table-cell office:value-type="float" office:value="0.697771484195871" calcext:value-type="float">
            <text:p>0.6977714842</text:p>
          </table:table-cell>
          <table:table-cell office:value-type="float" office:value="0.697666090863512" calcext:value-type="float">
            <text:p>0.6976660909</text:p>
          </table:table-cell>
          <table:table-cell office:value-type="float" office:value="0.699417690078628" calcext:value-type="float">
            <text:p>0.6994176901</text:p>
          </table:table-cell>
          <table:table-cell office:value-type="float" office:value="0.69390480255534" calcext:value-type="float">
            <text:p>0.6939048026</text:p>
          </table:table-cell>
          <table:table-cell office:value-type="float" office:value="0.703145134491054" calcext:value-type="float">
            <text:p>0.7031451345</text:p>
          </table:table-cell>
          <table:table-cell office:value-type="float" office:value="0.69163736527559" calcext:value-type="float">
            <text:p>0.6916373653</text:p>
          </table:table-cell>
          <table:table-cell office:value-type="float" office:value="0.692125473009846" calcext:value-type="float">
            <text:p>0.692125473</text:p>
          </table:table-cell>
          <table:table-cell office:value-type="float" office:value="0.694705524310023" calcext:value-type="float">
            <text:p>0.6947055243</text:p>
          </table:table-cell>
          <table:table-cell office:value-type="float" office:value="0.693172073364258" calcext:value-type="float">
            <text:p>0.6931720734</text:p>
          </table:table-cell>
          <table:table-cell office:value-type="float" office:value="0.702261934183682" calcext:value-type="float">
            <text:p>0.7022619342</text:p>
          </table:table-cell>
          <table:table-cell office:value-type="float" office:value="0.693378756664417" calcext:value-type="float">
            <text:p>0.6933787567</text:p>
          </table:table-cell>
          <table:table-cell office:value-type="float" office:value="0.706684126193772" calcext:value-type="float">
            <text:p>0.7066841262</text:p>
          </table:table-cell>
          <table:table-cell office:value-type="float" office:value="0.694274590465337" calcext:value-type="float">
            <text:p>0.6942745905</text:p>
          </table:table-cell>
          <table:table-cell office:value-type="float" office:value="0.693466260740156" calcext:value-type="float">
            <text:p>0.6934662607</text:p>
          </table:table-cell>
          <table:table-cell office:value-type="float" office:value="0.698716099993892" calcext:value-type="float">
            <text:p>0.6987161</text:p>
          </table:table-cell>
          <table:table-cell office:value-type="float" office:value="0.692605947249781" calcext:value-type="float">
            <text:p>0.6926059472</text:p>
          </table:table-cell>
          <table:table-cell office:value-type="float" office:value="0.694076222675397" calcext:value-type="float">
            <text:p>0.6940762227</text:p>
          </table:table-cell>
          <table:table-cell office:value-type="float" office:value="0.69930704762696" calcext:value-type="float">
            <text:p>0.6993070476</text:p>
          </table:table-cell>
          <table:table-cell office:value-type="float" office:value="0.695826487124912" calcext:value-type="float">
            <text:p>0.6958264871</text:p>
          </table:table-cell>
          <table:table-cell office:value-type="float" office:value="0.697295414161009" calcext:value-type="float">
            <text:p>0.6972954142</text:p>
          </table:table-cell>
          <table:table-cell office:value-type="float" office:value="0.693979880776145" calcext:value-type="float">
            <text:p>0.6939798808</text:p>
          </table:table-cell>
          <table:table-cell office:value-type="float" office:value="0.694655408472401" calcext:value-type="float">
            <text:p>0.6946554085</text:p>
          </table:table-cell>
          <table:table-cell office:value-type="float" office:value="0.692025472857124" calcext:value-type="float">
            <text:p>0.6920254729</text:p>
          </table:table-cell>
          <table:table-cell office:value-type="float" office:value="0.701259302378121" calcext:value-type="float">
            <text:p>0.7012593024</text:p>
          </table:table-cell>
          <table:table-cell office:value-type="float" office:value="0.692973973006799" calcext:value-type="float">
            <text:p>0.692973973</text:p>
          </table:table-cell>
          <table:table-cell office:value-type="float" office:value="0.694417327863199" calcext:value-type="float">
            <text:p>0.6944173279</text:p>
          </table:table-cell>
          <table:table-cell office:value-type="float" office:value="0.693068754441734" calcext:value-type="float">
            <text:p>0.6930687544</text:p>
          </table:table-cell>
          <table:table-cell office:value-type="float" office:value="0.693166320391223" calcext:value-type="float">
            <text:p>0.6931663204</text:p>
          </table:table-cell>
          <table:table-cell office:value-type="float" office:value="0.692082596561055" calcext:value-type="float">
            <text:p>0.6920825966</text:p>
          </table:table-cell>
          <table:table-cell office:value-type="float" office:value="0.698466686681044" calcext:value-type="float">
            <text:p>0.6984666867</text:p>
          </table:table-cell>
          <table:table-cell office:value-type="float" office:value="0.693202411371564" calcext:value-type="float">
            <text:p>0.6932024114</text:p>
          </table:table-cell>
          <table:table-cell office:value-type="float" office:value="0.692999764619891" calcext:value-type="float">
            <text:p>0.6929997646</text:p>
          </table:table-cell>
          <table:table-cell office:value-type="float" office:value="0.729026291042409" calcext:value-type="float">
            <text:p>0.729026291</text:p>
          </table:table-cell>
          <table:table-cell office:value-type="float" office:value="0.703644012395667" calcext:value-type="float">
            <text:p>0.7036440124</text:p>
          </table:table-cell>
          <table:table-cell office:value-type="float" office:value="0.700115150518098" calcext:value-type="float">
            <text:p>0.7001151505</text:p>
          </table:table-cell>
          <table:table-cell office:value-type="float" office:value="0.693973404179595" calcext:value-type="float">
            <text:p>0.6939734042</text:p>
          </table:table-cell>
          <table:table-cell office:value-type="float" office:value="0.695317862189426" calcext:value-type="float">
            <text:p>0.6953178622</text:p>
          </table:table-cell>
          <table:table-cell office:value-type="float" office:value="0.719627789950665" calcext:value-type="float">
            <text:p>0.71962779</text:p>
          </table:table-cell>
          <table:table-cell office:value-type="float" office:value="0.694837199464256" calcext:value-type="float">
            <text:p>0.6948371995</text:p>
          </table:table-cell>
          <table:table-cell office:value-type="float" office:value="0.700446662406652" calcext:value-type="float">
            <text:p>0.7004466624</text:p>
          </table:table-cell>
          <table:table-cell office:value-type="float" office:value="0.692401071284393" calcext:value-type="float">
            <text:p>0.6924010713</text:p>
          </table:table-cell>
          <table:table-cell office:value-type="float" office:value="0.694658566299149" calcext:value-type="float">
            <text:p>0.6946585663</text:p>
          </table:table-cell>
          <table:table-cell office:value-type="float" office:value="0.694120345124072" calcext:value-type="float">
            <text:p>0.6941203451</text:p>
          </table:table-cell>
          <table:table-cell office:value-type="float" office:value="0.750631060003183" calcext:value-type="float">
            <text:p>0.75063106</text:p>
          </table:table-cell>
          <table:table-cell office:value-type="float" office:value="0.701638678331224" calcext:value-type="float">
            <text:p>0.7016386783</text:p>
          </table:table-cell>
          <table:table-cell office:value-type="float" office:value="0.711348772427392" calcext:value-type="float">
            <text:p>0.7113487724</text:p>
          </table:table-cell>
          <table:table-cell office:value-type="float" office:value="0.694574444045886" calcext:value-type="float">
            <text:p>0.694574444</text:p>
          </table:table-cell>
          <table:table-cell office:value-type="float" office:value="0.694557497593881" calcext:value-type="float">
            <text:p>0.6945574976</text:p>
          </table:table-cell>
          <table:table-cell office:value-type="float" office:value="0.697756588143646" calcext:value-type="float">
            <text:p>0.6977565881</text:p>
          </table:table-cell>
          <table:table-cell office:value-type="float" office:value="0.714972301219086" calcext:value-type="float">
            <text:p>0.7149723012</text:p>
          </table:table-cell>
          <table:table-cell office:value-type="float" office:value="0.697334089691256" calcext:value-type="float">
            <text:p>0.6973340897</text:p>
          </table:table-cell>
          <table:table-cell office:value-type="float" office:value="0.712213564949271" calcext:value-type="float">
            <text:p>0.7122135649</text:p>
          </table:table-cell>
          <table:table-cell office:value-type="float" office:value="0.70504598190755" calcext:value-type="float">
            <text:p>0.7050459819</text:p>
          </table:table-cell>
          <table:table-cell office:value-type="float" office:value="0.713567852910864" calcext:value-type="float">
            <text:p>0.7135678529</text:p>
          </table:table-cell>
          <table:table-cell office:value-type="float" office:value="0.708387790029011" calcext:value-type="float">
            <text:p>0.70838779</text:p>
          </table:table-cell>
          <table:table-cell office:value-type="float" office:value="0.711571528083223" calcext:value-type="float">
            <text:p>0.7115715281</text:p>
          </table:table-cell>
          <table:table-cell office:value-type="float" office:value="0.694327177656601" calcext:value-type="float">
            <text:p>0.6943271777</text:p>
          </table:table-cell>
          <table:table-cell office:value-type="float" office:value="0.694201169505952" calcext:value-type="float">
            <text:p>0.6942011695</text:p>
          </table:table-cell>
          <table:table-cell office:value-type="float" office:value="0.693784334903461" calcext:value-type="float">
            <text:p>0.6937843349</text:p>
          </table:table-cell>
          <table:table-cell office:value-type="float" office:value="0.694580033847264" calcext:value-type="float">
            <text:p>0.6945800338</text:p>
          </table:table-cell>
          <table:table-cell office:value-type="float" office:value="0.70571091458911" calcext:value-type="float">
            <text:p>0.7057109146</text:p>
          </table:table-cell>
          <table:table-cell office:value-type="float" office:value="0.694250982148307" calcext:value-type="float">
            <text:p>0.6942509821</text:p>
          </table:table-cell>
          <table:table-cell office:value-type="float" office:value="0.694520850303522" calcext:value-type="float">
            <text:p>0.6945208503</text:p>
          </table:table-cell>
          <table:table-cell office:value-type="float" office:value="0.691650936023268" calcext:value-type="float">
            <text:p>0.691650936</text:p>
          </table:table-cell>
          <table:table-cell office:value-type="float" office:value="0.694797710199205" calcext:value-type="float">
            <text:p>0.6947977102</text:p>
          </table:table-cell>
          <table:table-cell office:value-type="float" office:value="0.697689438728218" calcext:value-type="float">
            <text:p>0.6976894387</text:p>
          </table:table-cell>
          <table:table-cell office:value-type="float" office:value="0.69933064429638" calcext:value-type="float">
            <text:p>0.6993306443</text:p>
          </table:table-cell>
          <table:table-cell office:value-type="float" office:value="0.692562645431969" calcext:value-type="float">
            <text:p>0.6925626454</text:p>
          </table:table-cell>
          <table:table-cell office:value-type="float" office:value="0.720750691062349" calcext:value-type="float">
            <text:p>0.7207506911</text:p>
          </table:table-cell>
          <table:table-cell office:value-type="float" office:value="0.703054114224839" calcext:value-type="float">
            <text:p>0.7030541142</text:p>
          </table:table-cell>
          <table:table-cell office:value-type="float" office:value="0.714076978167949" calcext:value-type="float">
            <text:p>0.7140769782</text:p>
          </table:table-cell>
          <table:table-cell office:value-type="float" office:value="0.693577040145847" calcext:value-type="float">
            <text:p>0.6935770401</text:p>
          </table:table-cell>
          <table:table-cell office:value-type="float" office:value="0.705643761431309" calcext:value-type="float">
            <text:p>0.7056437614</text:p>
          </table:table-cell>
          <table:table-cell office:value-type="float" office:value="0.713072496095452" calcext:value-type="float">
            <text:p>0.7130724961</text:p>
          </table:table-cell>
          <table:table-cell office:value-type="float" office:value="0.695010595136639" calcext:value-type="float">
            <text:p>0.6950105951</text:p>
          </table:table-cell>
          <table:table-cell office:value-type="float" office:value="0.698907076660708" calcext:value-type="float">
            <text:p>0.6989070767</text:p>
          </table:table-cell>
          <table:table-cell office:value-type="float" office:value="0.695455147202473" calcext:value-type="float">
            <text:p>0.6954551472</text:p>
          </table:table-cell>
          <table:table-cell office:value-type="float" office:value="0.695795145867363" calcext:value-type="float">
            <text:p>0.6957951459</text:p>
          </table:table-cell>
          <table:table-cell office:value-type="float" office:value="0.713926159936074" calcext:value-type="float">
            <text:p>0.7139261599</text:p>
          </table:table-cell>
          <table:table-cell office:value-type="float" office:value="0.695922211805979" calcext:value-type="float">
            <text:p>0.6959222118</text:p>
          </table:table-cell>
          <table:table-cell office:value-type="float" office:value="0.738259036095264" calcext:value-type="float">
            <text:p>0.7382590361</text:p>
          </table:table-cell>
          <table:table-cell office:value-type="float" office:value="0.719397804913697" calcext:value-type="float">
            <text:p>0.7193978049</text:p>
          </table:table-cell>
          <table:table-cell office:value-type="float" office:value="0.708974182921112" calcext:value-type="float">
            <text:p>0.7089741829</text:p>
          </table:table-cell>
          <table:table-cell office:value-type="float" office:value="0.705391508919011" calcext:value-type="float">
            <text:p>0.7053915089</text:p>
          </table:table-cell>
          <table:table-cell office:value-type="float" office:value="0.70474048730978" calcext:value-type="float">
            <text:p>0.7047404873</text:p>
          </table:table-cell>
          <table:table-cell office:value-type="float" office:value="0.714662825073094" calcext:value-type="float">
            <text:p>0.7146628251</text:p>
          </table:table-cell>
          <table:table-cell office:value-type="float" office:value="0.709517694423649" calcext:value-type="float">
            <text:p>0.7095176944</text:p>
          </table:table-cell>
          <table:table-cell office:value-type="float" office:value="0.699177548452239" calcext:value-type="float">
            <text:p>0.6991775485</text:p>
          </table:table-cell>
          <table:table-cell office:value-type="float" office:value="0.695164320687558" calcext:value-type="float">
            <text:p>0.6951643207</text:p>
          </table:table-cell>
          <table:table-cell office:value-type="float" office:value="0.714334292344526" calcext:value-type="float">
            <text:p>0.7143342923</text:p>
          </table:table-cell>
          <table:table-cell office:value-type="float" office:value="0.720015718718265" calcext:value-type="float">
            <text:p>0.7200157187</text:p>
          </table:table-cell>
          <table:table-cell office:value-type="float" office:value="0.724958553053504" calcext:value-type="float">
            <text:p>0.7249585531</text:p>
          </table:table-cell>
          <table:table-cell office:value-type="float" office:value="0.696406799922755" calcext:value-type="float">
            <text:p>0.6964067999</text:p>
          </table:table-cell>
          <table:table-cell office:value-type="float" office:value="0.699675815319889" calcext:value-type="float">
            <text:p>0.6996758153</text:p>
          </table:table-cell>
          <table:table-cell office:value-type="float" office:value="0.705224291147168" calcext:value-type="float">
            <text:p>0.7052242911</text:p>
          </table:table-cell>
          <table:table-cell office:value-type="float" office:value="0.697045734403836" calcext:value-type="float">
            <text:p>0.6970457344</text:p>
          </table:table-cell>
          <table:table-cell office:value-type="float" office:value="0.702353602258827" calcext:value-type="float">
            <text:p>0.7023536023</text:p>
          </table:table-cell>
          <table:table-cell office:value-type="float" office:value="0.70108544492217" calcext:value-type="float">
            <text:p>0.7010854449</text:p>
          </table:table-cell>
          <table:table-cell office:value-type="float" office:value="0.700799464737927" calcext:value-type="float">
            <text:p>0.7007994647</text:p>
          </table:table-cell>
          <table:table-cell office:value-type="float" office:value="0.726639956351521" calcext:value-type="float">
            <text:p>0.7266399564</text:p>
          </table:table-cell>
          <table:table-cell office:value-type="float" office:value="0.700104165329504" calcext:value-type="float">
            <text:p>0.7001041653</text:p>
          </table:table-cell>
          <table:table-cell office:value-type="float" office:value="0.697563864272318" calcext:value-type="float">
            <text:p>0.6975638643</text:p>
          </table:table-cell>
          <table:table-cell office:value-type="float" office:value="0.700588421804774" calcext:value-type="float">
            <text:p>0.7005884218</text:p>
          </table:table-cell>
          <table:table-cell office:value-type="float" office:value="0.699480468823166" calcext:value-type="float">
            <text:p>0.6994804688</text:p>
          </table:table-cell>
          <table:table-cell office:value-type="float" office:value="0.696662800505468" calcext:value-type="float">
            <text:p>0.6966628005</text:p>
          </table:table-cell>
          <table:table-cell office:value-type="float" office:value="0.696774738385774" calcext:value-type="float">
            <text:p>0.6967747384</text:p>
          </table:table-cell>
          <table:table-cell office:value-type="float" office:value="0.93604717725589" calcext:value-type="float">
            <text:p>0.9360471773</text:p>
          </table:table-cell>
          <table:table-cell office:value-type="float" office:value="0.702502310759596" calcext:value-type="float">
            <text:p>0.7025023108</text:p>
          </table:table-cell>
          <table:table-cell office:value-type="float" office:value="0.696097853637877" calcext:value-type="float">
            <text:p>0.6960978536</text:p>
          </table:table-cell>
          <table:table-cell office:value-type="float" office:value="0.69553227647482" calcext:value-type="float">
            <text:p>0.6955322765</text:p>
          </table:table-cell>
          <table:table-cell office:value-type="float" office:value="0.69882210894657" calcext:value-type="float">
            <text:p>0.6988221089</text:p>
          </table:table-cell>
          <table:table-cell office:value-type="float" office:value="0.709611465691259" calcext:value-type="float">
            <text:p>0.7096114657</text:p>
          </table:table-cell>
          <table:table-cell office:value-type="float" office:value="0.744660397728074" calcext:value-type="float">
            <text:p>0.7446603977</text:p>
          </table:table-cell>
          <table:table-cell office:value-type="float" office:value="0.700503677539725" calcext:value-type="float">
            <text:p>0.7005036775</text:p>
          </table:table-cell>
          <table:table-cell office:value-type="float" office:value="0.726136999618019" calcext:value-type="float">
            <text:p>0.7261369996</text:p>
          </table:table-cell>
          <table:table-cell office:value-type="float" office:value="0.696122607772733" calcext:value-type="float">
            <text:p>0.6961226078</text:p>
          </table:table-cell>
          <table:table-cell office:value-type="float" office:value="0.702746550263131" calcext:value-type="float">
            <text:p>0.7027465503</text:p>
          </table:table-cell>
          <table:table-cell office:value-type="float" office:value="0.735096264831603" calcext:value-type="float">
            <text:p>0.7350962648</text:p>
          </table:table-cell>
          <table:table-cell office:value-type="float" office:value="0.701807924111684" calcext:value-type="float">
            <text:p>0.7018079241</text:p>
          </table:table-cell>
          <table:table-cell office:value-type="float" office:value="0.695615783906698" calcext:value-type="float">
            <text:p>0.6956157839</text:p>
          </table:table-cell>
          <table:table-cell office:value-type="float" office:value="0.709159930799373" calcext:value-type="float">
            <text:p>0.7091599308</text:p>
          </table:table-cell>
          <table:table-cell office:value-type="float" office:value="0.699544039941549" calcext:value-type="float">
            <text:p>0.6995440399</text:p>
          </table:table-cell>
          <table:table-cell office:value-type="float" office:value="0.702246892536338" calcext:value-type="float">
            <text:p>0.7022468925</text:p>
          </table:table-cell>
          <table:table-cell office:value-type="float" office:value="0.711092142747613" calcext:value-type="float">
            <text:p>0.7110921427</text:p>
          </table:table-cell>
          <table:table-cell office:value-type="float" office:value="0.724265846184322" calcext:value-type="float">
            <text:p>0.7242658462</text:p>
          </table:table-cell>
          <table:table-cell office:value-type="float" office:value="0.699792920008328" calcext:value-type="float">
            <text:p>0.69979292</text:p>
          </table:table-cell>
          <table:table-cell office:value-type="float" office:value="0.708417353617451" calcext:value-type="float">
            <text:p>0.7084173536</text:p>
          </table:table-cell>
          <table:table-cell office:value-type="float" office:value="0.693424972529134" calcext:value-type="float">
            <text:p>0.6934249725</text:p>
          </table:table-cell>
          <table:table-cell office:value-type="float" office:value="0.753331463425248" calcext:value-type="float">
            <text:p>0.7533314634</text:p>
          </table:table-cell>
          <table:table-cell office:value-type="float" office:value="0.708527382929699" calcext:value-type="float">
            <text:p>0.7085273829</text:p>
          </table:table-cell>
          <table:table-cell office:value-type="float" office:value="0.700485537018515" calcext:value-type="float">
            <text:p>0.700485537</text:p>
          </table:table-cell>
          <table:table-cell office:value-type="float" office:value="0.700470095357777" calcext:value-type="float">
            <text:p>0.7004700954</text:p>
          </table:table-cell>
          <table:table-cell office:value-type="float" office:value="0.703855501070645" calcext:value-type="float">
            <text:p>0.7038555011</text:p>
          </table:table-cell>
          <table:table-cell office:value-type="float" office:value="0.695930945326622" calcext:value-type="float">
            <text:p>0.6959309453</text:p>
          </table:table-cell>
          <table:table-cell office:value-type="float" office:value="0.712160568136387" calcext:value-type="float">
            <text:p>0.7121605681</text:p>
          </table:table-cell>
          <table:table-cell office:value-type="float" office:value="0.734828717704383" calcext:value-type="float">
            <text:p>0.7348287177</text:p>
          </table:table-cell>
          <table:table-cell office:value-type="float" office:value="0.724849022822405" calcext:value-type="float">
            <text:p>0.7248490228</text:p>
          </table:table-cell>
          <table:table-cell office:value-type="float" office:value="0.700175661258597" calcext:value-type="float">
            <text:p>0.7001756613</text:p>
          </table:table-cell>
          <table:table-cell office:value-type="float" office:value="0.706077793371951" calcext:value-type="float">
            <text:p>0.7060777934</text:p>
          </table:table-cell>
          <table:table-cell office:value-type="float" office:value="0.740669392151807" calcext:value-type="float">
            <text:p>0.7406693922</text:p>
          </table:table-cell>
          <table:table-cell office:value-type="float" office:value="0.696547136651566" calcext:value-type="float">
            <text:p>0.6965471367</text:p>
          </table:table-cell>
          <table:table-cell office:value-type="float" office:value="0.702737713280599" calcext:value-type="float">
            <text:p>0.7027377133</text:p>
          </table:table-cell>
          <table:table-cell office:value-type="float" office:value="0.733260055992759" calcext:value-type="float">
            <text:p>0.733260056</text:p>
          </table:table-cell>
          <table:table-cell office:value-type="float" office:value="0.715495990382301" calcext:value-type="float">
            <text:p>0.7154959904</text:p>
          </table:table-cell>
          <table:table-cell office:value-type="float" office:value="0.70442535141368" calcext:value-type="float">
            <text:p>0.7044253514</text:p>
          </table:table-cell>
          <table:table-cell office:value-type="float" office:value="0.705208840445867" calcext:value-type="float">
            <text:p>0.7052088404</text:p>
          </table:table-cell>
          <table:table-cell office:value-type="float" office:value="0.719392577407642" calcext:value-type="float">
            <text:p>0.7193925774</text:p>
          </table:table-cell>
          <table:table-cell office:value-type="float" office:value="0.714976928578903" calcext:value-type="float">
            <text:p>0.7149769286</text:p>
          </table:table-cell>
          <table:table-cell office:value-type="float" office:value="0.711289346890895" calcext:value-type="float">
            <text:p>0.7112893469</text:p>
          </table:table-cell>
          <table:table-cell office:value-type="float" office:value="0.715837881825799" calcext:value-type="float">
            <text:p>0.7158378818</text:p>
          </table:table-cell>
          <table:table-cell office:value-type="float" office:value="0.699857038963829" calcext:value-type="float">
            <text:p>0.699857039</text:p>
          </table:table-cell>
          <table:table-cell office:value-type="float" office:value="0.699977515656271" calcext:value-type="float">
            <text:p>0.6999775157</text:p>
          </table:table-cell>
          <table:table-cell office:value-type="float" office:value="0.703509818540469" calcext:value-type="float">
            <text:p>0.7035098185</text:p>
          </table:table-cell>
          <table:table-cell office:value-type="float" office:value="0.695555690735105" calcext:value-type="float">
            <text:p>0.6955556907</text:p>
          </table:table-cell>
          <table:table-cell office:value-type="float" office:value="0.698773510388807" calcext:value-type="float">
            <text:p>0.6987735104</text:p>
          </table:table-cell>
          <table:table-cell office:value-type="float" office:value="0.70781114484057" calcext:value-type="float">
            <text:p>0.7078111448</text:p>
          </table:table-cell>
          <table:table-cell office:value-type="float" office:value="0.71651997086863" calcext:value-type="float">
            <text:p>0.7165199709</text:p>
          </table:table-cell>
          <table:table-cell office:value-type="float" office:value="0.723295552284839" calcext:value-type="float">
            <text:p>0.7232955523</text:p>
          </table:table-cell>
          <table:table-cell office:value-type="float" office:value="0.726435955849064" calcext:value-type="float">
            <text:p>0.7264359558</text:p>
          </table:table-cell>
          <table:table-cell office:value-type="float" office:value="0.724922719561024" calcext:value-type="float">
            <text:p>0.7249227196</text:p>
          </table:table-cell>
          <table:table-cell office:value-type="float" office:value="0.721242667569055" calcext:value-type="float">
            <text:p>0.7212426676</text:p>
          </table:table-cell>
          <table:table-cell office:value-type="float" office:value="0.724368837039517" calcext:value-type="float">
            <text:p>0.724368837</text:p>
          </table:table-cell>
          <table:table-cell office:value-type="float" office:value="0.793506146507499" calcext:value-type="float">
            <text:p>0.7935061465</text:p>
          </table:table-cell>
          <table:table-cell office:value-type="float" office:value="0.77426273723969" calcext:value-type="float">
            <text:p>0.7742627372</text:p>
          </table:table-cell>
          <table:table-cell office:value-type="float" office:value="0.706604293204279" calcext:value-type="float">
            <text:p>0.7066042932</text:p>
          </table:table-cell>
          <table:table-cell office:value-type="float" office:value="0.696464136731688" calcext:value-type="float">
            <text:p>0.6964641367</text:p>
          </table:table-cell>
          <table:table-cell office:value-type="float" office:value="0.769056938480868" calcext:value-type="float">
            <text:p>0.7690569385</text:p>
          </table:table-cell>
          <table:table-cell office:value-type="float" office:value="0.705687446737205" calcext:value-type="float">
            <text:p>0.7056874467</text:p>
          </table:table-cell>
          <table:table-cell office:value-type="float" office:value="0.727212251410072" calcext:value-type="float">
            <text:p>0.7272122514</text:p>
          </table:table-cell>
          <table:table-cell office:value-type="float" office:value="0.734471737939004" calcext:value-type="float">
            <text:p>0.7344717379</text:p>
          </table:table-cell>
          <table:table-cell office:value-type="float" office:value="0.711035108229891" calcext:value-type="float">
            <text:p>0.7110351082</text:p>
          </table:table-cell>
          <table:table-cell office:value-type="float" office:value="0.697807416041272" calcext:value-type="float">
            <text:p>0.697807416</text:p>
          </table:table-cell>
          <table:table-cell office:value-type="float" office:value="0.759877888298539" calcext:value-type="float">
            <text:p>0.7598778883</text:p>
          </table:table-cell>
          <table:table-cell office:value-type="float" office:value="0.733592509865971" calcext:value-type="float">
            <text:p>0.7335925099</text:p>
          </table:table-cell>
          <table:table-cell office:value-type="float" office:value="0.733195153830123" calcext:value-type="float">
            <text:p>0.7331951538</text:p>
          </table:table-cell>
          <table:table-cell office:value-type="float" office:value="0.702356172322806" calcext:value-type="float">
            <text:p>0.7023561723</text:p>
          </table:table-cell>
          <table:table-cell office:value-type="float" office:value="0.698429067971635" calcext:value-type="float">
            <text:p>0.698429068</text:p>
          </table:table-cell>
          <table:table-cell office:value-type="float" office:value="0.728085548389946" calcext:value-type="float">
            <text:p>0.7280855484</text:p>
          </table:table-cell>
          <table:table-cell office:value-type="float" office:value="0.716133754530912" calcext:value-type="float">
            <text:p>0.7161337545</text:p>
          </table:table-cell>
          <table:table-cell office:value-type="float" office:value="0.698077898324062" calcext:value-type="float">
            <text:p>0.6980778983</text:p>
          </table:table-cell>
          <table:table-cell office:value-type="float" office:value="0.722557000256089" calcext:value-type="float">
            <text:p>0.7225570003</text:p>
          </table:table-cell>
          <table:table-cell office:value-type="float" office:value="0.702735712688016" calcext:value-type="float">
            <text:p>0.7027357127</text:p>
          </table:table-cell>
          <table:table-cell office:value-type="float" office:value="0.732397456270046" calcext:value-type="float">
            <text:p>0.7323974563</text:p>
          </table:table-cell>
          <table:table-cell office:value-type="float" office:value="0.705398519203146" calcext:value-type="float">
            <text:p>0.7053985192</text:p>
          </table:table-cell>
          <table:table-cell office:value-type="float" office:value="0.750624505762911" calcext:value-type="float">
            <text:p>0.7506245058</text:p>
          </table:table-cell>
          <table:table-cell office:value-type="float" office:value="0.715572504349697" calcext:value-type="float">
            <text:p>0.7155725043</text:p>
          </table:table-cell>
          <table:table-cell office:value-type="float" office:value="0.700892528003276" calcext:value-type="float">
            <text:p>0.700892528</text:p>
          </table:table-cell>
          <table:table-cell office:value-type="float" office:value="0.700428308254827" calcext:value-type="float">
            <text:p>0.7004283083</text:p>
          </table:table-cell>
          <table:table-cell office:value-type="float" office:value="0.739433963378691" calcext:value-type="float">
            <text:p>0.7394339634</text:p>
          </table:table-cell>
          <table:table-cell office:value-type="float" office:value="0.732175672348635" calcext:value-type="float">
            <text:p>0.7321756723</text:p>
          </table:table-cell>
          <table:table-cell office:value-type="float" office:value="0.759660777086934" calcext:value-type="float">
            <text:p>0.7596607771</text:p>
          </table:table-cell>
          <table:table-cell office:value-type="float" office:value="0.727927100279975" calcext:value-type="float">
            <text:p>0.7279271003</text:p>
          </table:table-cell>
          <table:table-cell office:value-type="float" office:value="0.752405058812002" calcext:value-type="float">
            <text:p>0.7524050588</text:p>
          </table:table-cell>
          <table:table-cell office:value-type="float" office:value="0.709656293997689" calcext:value-type="float">
            <text:p>0.709656294</text:p>
          </table:table-cell>
          <table:table-cell office:value-type="float" office:value="0.807321031720129" calcext:value-type="float">
            <text:p>0.8073210317</text:p>
          </table:table-cell>
          <table:table-cell office:value-type="float" office:value="0.711670620584404" calcext:value-type="float">
            <text:p>0.7116706206</text:p>
          </table:table-cell>
          <table:table-cell office:value-type="float" office:value="0.715530245182165" calcext:value-type="float">
            <text:p>0.7155302452</text:p>
          </table:table-cell>
          <table:table-cell office:value-type="float" office:value="0.730703001215765" calcext:value-type="float">
            <text:p>0.7307030012</text:p>
          </table:table-cell>
          <table:table-cell office:value-type="float" office:value="0.703192784041955" calcext:value-type="float">
            <text:p>0.703192784</text:p>
          </table:table-cell>
          <table:table-cell office:value-type="float" office:value="0.924153244768711" calcext:value-type="float">
            <text:p>0.9241532448</text:p>
          </table:table-cell>
          <table:table-cell office:value-type="float" office:value="0.717746193068368" calcext:value-type="float">
            <text:p>0.7177461931</text:p>
          </table:table-cell>
          <table:table-cell office:value-type="float" office:value="0.715813689656569" calcext:value-type="float">
            <text:p>0.7158136897</text:p>
          </table:table-cell>
          <table:table-cell office:value-type="float" office:value="0.80864839383534" calcext:value-type="float">
            <text:p>0.8086483938</text:p>
          </table:table-cell>
          <table:table-cell office:value-type="float" office:value="0.699215830696954" calcext:value-type="float">
            <text:p>0.6992158307</text:p>
          </table:table-cell>
          <table:table-cell office:value-type="float" office:value="0.726422374673201" calcext:value-type="float">
            <text:p>0.7264223747</text:p>
          </table:table-cell>
          <table:table-cell office:value-type="float" office:value="0.746313711554075" calcext:value-type="float">
            <text:p>0.7463137116</text:p>
          </table:table-cell>
          <table:table-cell office:value-type="float" office:value="0.739237119512373" calcext:value-type="float">
            <text:p>0.7392371195</text:p>
          </table:table-cell>
          <table:table-cell office:value-type="float" office:value="0.71356237317309" calcext:value-type="float">
            <text:p>0.7135623732</text:p>
          </table:table-cell>
          <table:table-cell office:value-type="float" office:value="0.7055241685906" calcext:value-type="float">
            <text:p>0.7055241686</text:p>
          </table:table-cell>
          <table:table-cell office:value-type="float" office:value="0.744138120848035" calcext:value-type="float">
            <text:p>0.7441381208</text:p>
          </table:table-cell>
          <table:table-cell office:value-type="float" office:value="0.708730127508678" calcext:value-type="float">
            <text:p>0.7087301275</text:p>
          </table:table-cell>
          <table:table-cell office:value-type="float" office:value="0.838575823870496" calcext:value-type="float">
            <text:p>0.8385758239</text:p>
          </table:table-cell>
          <table:table-cell office:value-type="float" office:value="0.819691359765525" calcext:value-type="float">
            <text:p>0.8196913598</text:p>
          </table:table-cell>
          <table:table-cell office:value-type="float" office:value="0.767882358439175" calcext:value-type="float">
            <text:p>0.7678823584</text:p>
          </table:table-cell>
          <table:table-cell office:value-type="float" office:value="0.702812799049223" calcext:value-type="float">
            <text:p>0.702812799</text:p>
          </table:table-cell>
          <table:table-cell office:value-type="float" office:value="0.718544502212047" calcext:value-type="float">
            <text:p>0.7185445022</text:p>
          </table:table-cell>
          <table:table-cell office:value-type="float" office:value="0.714040342546224" calcext:value-type="float">
            <text:p>0.7140403425</text:p>
          </table:table-cell>
          <table:table-cell office:value-type="float" office:value="0.724445154763614" calcext:value-type="float">
            <text:p>0.7244451548</text:p>
          </table:table-cell>
          <table:table-cell office:value-type="float" office:value="0.711327532864122" calcext:value-type="float">
            <text:p>0.7113275329</text:p>
          </table:table-cell>
          <table:table-cell office:value-type="float" office:value="0.699719150314466" calcext:value-type="float">
            <text:p>0.6997191503</text:p>
          </table:table-cell>
          <table:table-cell office:value-type="float" office:value="0.852990834023376" calcext:value-type="float">
            <text:p>0.852990834</text:p>
          </table:table-cell>
          <table:table-cell office:value-type="float" office:value="0.703279560015946" calcext:value-type="float">
            <text:p>0.70327956</text:p>
          </table:table-cell>
          <table:table-cell office:value-type="float" office:value="0.774911684018594" calcext:value-type="float">
            <text:p>0.774911684</text:p>
          </table:table-cell>
          <table:table-cell office:value-type="float" office:value="0.722175542114063" calcext:value-type="float">
            <text:p>0.7221755421</text:p>
          </table:table-cell>
          <table:table-cell office:value-type="float" office:value="0.737729980327465" calcext:value-type="float">
            <text:p>0.7377299803</text:p>
          </table:table-cell>
          <table:table-cell office:value-type="float" office:value="0.725171395479266" calcext:value-type="float">
            <text:p>0.7251713955</text:p>
          </table:table-cell>
          <table:table-cell office:value-type="float" office:value="0.738147883503525" calcext:value-type="float">
            <text:p>0.7381478835</text:p>
          </table:table-cell>
          <table:table-cell office:value-type="float" office:value="0.781060250158663" calcext:value-type="float">
            <text:p>0.7810602502</text:p>
          </table:table-cell>
          <table:table-cell office:value-type="float" office:value="0.730869536656341" calcext:value-type="float">
            <text:p>0.7308695367</text:p>
          </table:table-cell>
          <table:table-cell office:value-type="float" office:value="0.697046436182826" calcext:value-type="float">
            <text:p>0.6970464362</text:p>
          </table:table-cell>
          <table:table-cell office:value-type="float" office:value="0.766373553099456" calcext:value-type="float">
            <text:p>0.7663735531</text:p>
          </table:table-cell>
          <table:table-cell office:value-type="float" office:value="0.721003870106248" calcext:value-type="float">
            <text:p>0.7210038701</text:p>
          </table:table-cell>
          <table:table-cell office:value-type="float" office:value="0.726765578301916" calcext:value-type="float">
            <text:p>0.7267655783</text:p>
          </table:table-cell>
          <table:table-cell office:value-type="float" office:value="0.714093859948389" calcext:value-type="float">
            <text:p>0.7140938599</text:p>
          </table:table-cell>
          <table:table-cell office:value-type="float" office:value="0.70116580392528" calcext:value-type="float">
            <text:p>0.7011658039</text:p>
          </table:table-cell>
          <table:table-cell office:value-type="float" office:value="0.733197074529355" calcext:value-type="float">
            <text:p>0.7331970745</text:p>
          </table:table-cell>
          <table:table-cell office:value-type="float" office:value="0.736640426258982" calcext:value-type="float">
            <text:p>0.7366404263</text:p>
          </table:table-cell>
          <table:table-cell office:value-type="float" office:value="0.732341759103947" calcext:value-type="float">
            <text:p>0.7323417591</text:p>
          </table:table-cell>
          <table:table-cell office:value-type="float" office:value="0.740923434611561" calcext:value-type="float">
            <text:p>0.7409234346</text:p>
          </table:table-cell>
          <table:table-cell office:value-type="float" office:value="0.763280825745282" calcext:value-type="float">
            <text:p>0.7632808257</text:p>
          </table:table-cell>
          <table:table-cell office:value-type="float" office:value="0.711572809929991" calcext:value-type="float">
            <text:p>0.7115728099</text:p>
          </table:table-cell>
          <table:table-cell office:value-type="float" office:value="0.715672165901783" calcext:value-type="float">
            <text:p>0.7156721659</text:p>
          </table:table-cell>
          <table:table-cell office:value-type="float" office:value="0.71766251729279" calcext:value-type="float">
            <text:p>0.7176625173</text:p>
          </table:table-cell>
          <table:table-cell office:value-type="float" office:value="0.763716062961222" calcext:value-type="float">
            <text:p>0.763716063</text:p>
          </table:table-cell>
          <table:table-cell office:value-type="float" office:value="0.704957061953435" calcext:value-type="float">
            <text:p>0.704957062</text:p>
          </table:table-cell>
          <table:table-cell office:value-type="float" office:value="0.710590336436317" calcext:value-type="float">
            <text:p>0.7105903364</text:p>
          </table:table-cell>
          <table:table-cell office:value-type="float" office:value="0.882632549393534" calcext:value-type="float">
            <text:p>0.8826325494</text:p>
          </table:table-cell>
          <table:table-cell office:value-type="float" office:value="0.699153849414206" calcext:value-type="float">
            <text:p>0.6991538494</text:p>
          </table:table-cell>
          <table:table-cell office:value-type="float" office:value="0.743015008944052" calcext:value-type="float">
            <text:p>0.7430150089</text:p>
          </table:table-cell>
          <table:table-cell office:value-type="float" office:value="0.721525441801317" calcext:value-type="float">
            <text:p>0.7215254418</text:p>
          </table:table-cell>
          <table:table-cell office:value-type="float" office:value="0.731198552949929" calcext:value-type="float">
            <text:p>0.7311985529</text:p>
          </table:table-cell>
          <table:table-cell office:value-type="float" office:value="1.0254409283347" calcext:value-type="float">
            <text:p>1.0254409283</text:p>
          </table:table-cell>
          <table:table-cell office:value-type="float" office:value="0.701459229959592" calcext:value-type="float">
            <text:p>0.70145923</text:p>
          </table:table-cell>
          <table:table-cell office:value-type="float" office:value="0.720878061142338" calcext:value-type="float">
            <text:p>0.7208780611</text:p>
          </table:table-cell>
          <table:table-cell office:value-type="float" office:value="0.734938851319503" calcext:value-type="float">
            <text:p>0.7349388513</text:p>
          </table:table-cell>
          <table:table-cell office:value-type="float" office:value="0.746971897872878" calcext:value-type="float">
            <text:p>0.7469718979</text:p>
          </table:table-cell>
          <table:table-cell office:value-type="float" office:value="0.72029066153094" calcext:value-type="float">
            <text:p>0.7202906615</text:p>
          </table:table-cell>
          <table:table-cell office:value-type="float" office:value="0.720394611358643" calcext:value-type="float">
            <text:p>0.7203946114</text:p>
          </table:table-cell>
          <table:table-cell office:value-type="float" office:value="0.712202829511498" calcext:value-type="float">
            <text:p>0.7122028295</text:p>
          </table:table-cell>
          <table:table-cell office:value-type="float" office:value="0.726492362173777" calcext:value-type="float">
            <text:p>0.7264923622</text:p>
          </table:table-cell>
          <table:table-cell office:value-type="float" office:value="0.702467953422923" calcext:value-type="float">
            <text:p>0.7024679534</text:p>
          </table:table-cell>
          <table:table-cell office:value-type="float" office:value="0.837972732406024" calcext:value-type="float">
            <text:p>0.8379727324</text:p>
          </table:table-cell>
          <table:table-cell office:value-type="float" office:value="0.737059187321436" calcext:value-type="float">
            <text:p>0.7370591873</text:p>
          </table:table-cell>
          <table:table-cell office:value-type="float" office:value="0.701644311695503" calcext:value-type="float">
            <text:p>0.7016443117</text:p>
          </table:table-cell>
          <table:table-cell office:value-type="float" office:value="0.701982649167379" calcext:value-type="float">
            <text:p>0.7019826492</text:p>
          </table:table-cell>
          <table:table-cell office:value-type="float" office:value="0.765719117416066" calcext:value-type="float">
            <text:p>0.7657191174</text:p>
          </table:table-cell>
          <table:table-cell office:value-type="float" office:value="0.728721938183699" calcext:value-type="float">
            <text:p>0.7287219382</text:p>
          </table:table-cell>
          <table:table-cell office:value-type="float" office:value="0.721235146787431" calcext:value-type="float">
            <text:p>0.7212351468</text:p>
          </table:table-cell>
          <table:table-cell office:value-type="float" office:value="0.719304310981138" calcext:value-type="float">
            <text:p>0.719304311</text:p>
          </table:table-cell>
          <table:table-cell office:value-type="float" office:value="0.843543749932049" calcext:value-type="float">
            <text:p>0.8435437499</text:p>
          </table:table-cell>
          <table:table-cell office:value-type="float" office:value="0.733376383066598" calcext:value-type="float">
            <text:p>0.7333763831</text:p>
          </table:table-cell>
          <table:table-cell office:value-type="float" office:value="0.728948612166881" calcext:value-type="float">
            <text:p>0.7289486122</text:p>
          </table:table-cell>
          <table:table-cell office:value-type="float" office:value="0.69778143398766" calcext:value-type="float">
            <text:p>0.697781434</text:p>
          </table:table-cell>
          <table:table-cell office:value-type="float" office:value="0.720688108855454" calcext:value-type="float">
            <text:p>0.7206881089</text:p>
          </table:table-cell>
          <table:table-cell office:value-type="float" office:value="0.717877364558097" calcext:value-type="float">
            <text:p>0.7178773646</text:p>
          </table:table-cell>
          <table:table-cell office:value-type="float" office:value="0.697685859253798" calcext:value-type="float">
            <text:p>0.6976858593</text:p>
          </table:table-cell>
          <table:table-cell office:value-type="float" office:value="0.706726341125616" calcext:value-type="float">
            <text:p>0.7067263411</text:p>
          </table:table-cell>
          <table:table-cell office:value-type="float" office:value="0.718638387264608" calcext:value-type="float">
            <text:p>0.7186383873</text:p>
          </table:table-cell>
          <table:table-cell office:value-type="float" office:value="1.08138712377565" calcext:value-type="float">
            <text:p>1.0813871238</text:p>
          </table:table-cell>
          <table:table-cell office:value-type="float" office:value="0.734140593202446" calcext:value-type="float">
            <text:p>0.7341405932</text:p>
          </table:table-cell>
          <table:table-cell office:value-type="float" office:value="0.729196306931699" calcext:value-type="float">
            <text:p>0.7291963069</text:p>
          </table:table-cell>
          <table:table-cell office:value-type="float" office:value="0.742248418848351" calcext:value-type="float">
            <text:p>0.7422484188</text:p>
          </table:table-cell>
          <table:table-cell office:value-type="float" office:value="0.708684088166218" calcext:value-type="float">
            <text:p>0.7086840882</text:p>
          </table:table-cell>
          <table:table-cell office:value-type="float" office:value="0.703333641843611" calcext:value-type="float">
            <text:p>0.7033336418</text:p>
          </table:table-cell>
          <table:table-cell office:value-type="float" office:value="0.720015970802812" calcext:value-type="float">
            <text:p>0.7200159708</text:p>
          </table:table-cell>
          <table:table-cell office:value-type="float" office:value="0.706489189886332" calcext:value-type="float">
            <text:p>0.7064891899</text:p>
          </table:table-cell>
          <table:table-cell office:value-type="float" office:value="0.742055255353346" calcext:value-type="float">
            <text:p>0.7420552554</text:p>
          </table:table-cell>
          <table:table-cell office:value-type="float" office:value="0.749140908478429" calcext:value-type="float">
            <text:p>0.7491409085</text:p>
          </table:table-cell>
          <table:table-cell office:value-type="float" office:value="0.718964449207198" calcext:value-type="float">
            <text:p>0.7189644492</text:p>
          </table:table-cell>
          <table:table-cell office:value-type="float" office:value="0.712299812891286" calcext:value-type="float">
            <text:p>0.7122998129</text:p>
          </table:table-cell>
          <table:table-cell office:value-type="float" office:value="0.769752541757345" calcext:value-type="float">
            <text:p>0.7697525418</text:p>
          </table:table-cell>
          <table:table-cell office:value-type="float" office:value="0.760234075774171" calcext:value-type="float">
            <text:p>0.7602340758</text:p>
          </table:table-cell>
          <table:table-cell office:value-type="float" office:value="0.768548865902781" calcext:value-type="float">
            <text:p>0.7685488659</text:p>
          </table:table-cell>
          <table:table-cell office:value-type="float" office:value="0.813802491525283" calcext:value-type="float">
            <text:p>0.8138024915</text:p>
          </table:table-cell>
          <table:table-cell office:value-type="float" office:value="0.700216167523958" calcext:value-type="float">
            <text:p>0.7002161675</text:p>
          </table:table-cell>
          <table:table-cell office:value-type="float" office:value="0.716287340941253" calcext:value-type="float">
            <text:p>0.7162873409</text:p>
          </table:table-cell>
          <table:table-cell office:value-type="float" office:value="0.742753860916831" calcext:value-type="float">
            <text:p>0.7427538609</text:p>
          </table:table-cell>
          <table:table-cell office:value-type="float" office:value="0.700405888561639" calcext:value-type="float">
            <text:p>0.7004058886</text:p>
          </table:table-cell>
          <table:table-cell office:value-type="float" office:value="0.7062195078616" calcext:value-type="float">
            <text:p>0.7062195079</text:p>
          </table:table-cell>
          <table:table-cell office:value-type="float" office:value="0.732336228802091" calcext:value-type="float">
            <text:p>0.7323362288</text:p>
          </table:table-cell>
          <table:table-cell office:value-type="float" office:value="0.755051845196483" calcext:value-type="float">
            <text:p>0.7550518452</text:p>
          </table:table-cell>
          <table:table-cell office:value-type="float" office:value="0.831057976835409" calcext:value-type="float">
            <text:p>0.8310579768</text:p>
          </table:table-cell>
          <table:table-cell office:value-type="float" office:value="0.70741659829646" calcext:value-type="float">
            <text:p>0.7074165983</text:p>
          </table:table-cell>
          <table:table-cell office:value-type="float" office:value="0.823208888098466" calcext:value-type="float">
            <text:p>0.8232088881</text:p>
          </table:table-cell>
          <table:table-cell office:value-type="float" office:value="0.746525406353898" calcext:value-type="float">
            <text:p>0.7465254064</text:p>
          </table:table-cell>
          <table:table-cell office:value-type="float" office:value="0.700420891292511" calcext:value-type="float">
            <text:p>0.7004208913</text:p>
          </table:table-cell>
          <table:table-cell office:value-type="float" office:value="0.714457809735858" calcext:value-type="float">
            <text:p>0.7144578097</text:p>
          </table:table-cell>
          <table:table-cell office:value-type="float" office:value="0.723300914095823" calcext:value-type="float">
            <text:p>0.7233009141</text:p>
          </table:table-cell>
          <table:table-cell office:value-type="float" office:value="0.722153576320231" calcext:value-type="float">
            <text:p>0.7221535763</text:p>
          </table:table-cell>
          <table:table-cell office:value-type="float" office:value="0.706048697201663" calcext:value-type="float">
            <text:p>0.7060486972</text:p>
          </table:table-cell>
          <table:table-cell office:value-type="float" office:value="0.737029809926553" calcext:value-type="float">
            <text:p>0.7370298099</text:p>
          </table:table-cell>
          <table:table-cell office:value-type="float" office:value="0.756170025620301" calcext:value-type="float">
            <text:p>0.7561700256</text:p>
          </table:table-cell>
          <table:table-cell office:value-type="float" office:value="0.746598546151762" calcext:value-type="float">
            <text:p>0.7465985462</text:p>
          </table:table-cell>
          <table:table-cell office:value-type="float" office:value="0.708487029029369" calcext:value-type="float">
            <text:p>0.708487029</text:p>
          </table:table-cell>
          <table:table-cell office:value-type="float" office:value="0.784746360316268" calcext:value-type="float">
            <text:p>0.7847463603</text:p>
          </table:table-cell>
          <table:table-cell office:value-type="float" office:value="0.708705337716158" calcext:value-type="float">
            <text:p>0.7087053377</text:p>
          </table:table-cell>
          <table:table-cell office:value-type="float" office:value="0.778241336661041" calcext:value-type="float">
            <text:p>0.7782413367</text:p>
          </table:table-cell>
          <table:table-cell office:value-type="float" office:value="0.738935311277918" calcext:value-type="float">
            <text:p>0.7389353113</text:p>
          </table:table-cell>
          <table:table-cell office:value-type="float" office:value="0.7645208293168" calcext:value-type="float">
            <text:p>0.7645208293</text:p>
          </table:table-cell>
          <table:table-cell office:value-type="float" office:value="0.714275868712699" calcext:value-type="float">
            <text:p>0.7142758687</text:p>
          </table:table-cell>
          <table:table-cell office:value-type="float" office:value="0.771280915543726" calcext:value-type="float">
            <text:p>0.7712809155</text:p>
          </table:table-cell>
          <table:table-cell office:value-type="float" office:value="0.792806986442108" calcext:value-type="float">
            <text:p>0.7928069864</text:p>
          </table:table-cell>
          <table:table-cell office:value-type="float" office:value="0.919101850296875" calcext:value-type="float">
            <text:p>0.9191018503</text:p>
          </table:table-cell>
          <table:table-cell office:value-type="float" office:value="0.750162157074694" calcext:value-type="float">
            <text:p>0.7501621571</text:p>
          </table:table-cell>
          <table:table-cell office:value-type="float" office:value="0.728667863966927" calcext:value-type="float">
            <text:p>0.728667864</text:p>
          </table:table-cell>
          <table:table-cell office:value-type="float" office:value="0.755424269545015" calcext:value-type="float">
            <text:p>0.7554242695</text:p>
          </table:table-cell>
          <table:table-cell office:value-type="float" office:value="0.784117024895165" calcext:value-type="float">
            <text:p>0.7841170249</text:p>
          </table:table-cell>
          <table:table-cell office:value-type="float" office:value="0.703730368067558" calcext:value-type="float">
            <text:p>0.7037303681</text:p>
          </table:table-cell>
          <table:table-cell office:value-type="float" office:value="1.54015595231737" calcext:value-type="float">
            <text:p>1.5401559523</text:p>
          </table:table-cell>
          <table:table-cell office:value-type="float" office:value="0.769812796965268" calcext:value-type="float">
            <text:p>0.769812797</text:p>
          </table:table-cell>
          <table:table-cell office:value-type="float" office:value="0.697686901651783" calcext:value-type="float">
            <text:p>0.6976869017</text:p>
          </table:table-cell>
          <table:table-cell office:value-type="float" office:value="0.783327143406742" calcext:value-type="float">
            <text:p>0.7833271434</text:p>
          </table:table-cell>
          <table:table-cell office:value-type="float" office:value="0.735943099998292" calcext:value-type="float">
            <text:p>0.7359431</text:p>
          </table:table-cell>
          <table:table-cell office:value-type="float" office:value="0.697567526415332" calcext:value-type="float">
            <text:p>0.6975675264</text:p>
          </table:table-cell>
          <table:table-cell office:value-type="float" office:value="0.72999693529526" calcext:value-type="float">
            <text:p>0.7299969353</text:p>
          </table:table-cell>
          <table:table-cell office:value-type="float" office:value="0.727570347874253" calcext:value-type="float">
            <text:p>0.7275703479</text:p>
          </table:table-cell>
          <table:table-cell office:value-type="float" office:value="0.711406813222895" calcext:value-type="float">
            <text:p>0.7114068132</text:p>
          </table:table-cell>
          <table:table-cell office:value-type="float" office:value="0.730617027181797" calcext:value-type="float">
            <text:p>0.7306170272</text:p>
          </table:table-cell>
          <table:table-cell office:value-type="float" office:value="0.892847677597503" calcext:value-type="float">
            <text:p>0.8928476776</text:p>
          </table:table-cell>
          <table:table-cell office:value-type="float" office:value="0.793553043778401" calcext:value-type="float">
            <text:p>0.7935530438</text:p>
          </table:table-cell>
          <table:table-cell office:value-type="float" office:value="0.727315790312631" calcext:value-type="float">
            <text:p>0.7273157903</text:p>
          </table:table-cell>
          <table:table-cell office:value-type="float" office:value="0.716373503271234" calcext:value-type="float">
            <text:p>0.7163735033</text:p>
          </table:table-cell>
          <table:table-cell office:value-type="float" office:value="0.711337260573419" calcext:value-type="float">
            <text:p>0.7113372606</text:p>
          </table:table-cell>
          <table:table-cell office:value-type="float" office:value="0.697985293352205" calcext:value-type="float">
            <text:p>0.6979852934</text:p>
          </table:table-cell>
          <table:table-cell office:value-type="float" office:value="0.720183813298611" calcext:value-type="float">
            <text:p>0.7201838133</text:p>
          </table:table-cell>
          <table:table-cell office:value-type="float" office:value="0.734124227617153" calcext:value-type="float">
            <text:p>0.7341242276</text:p>
          </table:table-cell>
          <table:table-cell office:value-type="float" office:value="0.723367868886843" calcext:value-type="float">
            <text:p>0.7233678689</text:p>
          </table:table-cell>
          <table:table-cell office:value-type="float" office:value="0.709336666854811" calcext:value-type="float">
            <text:p>0.7093366669</text:p>
          </table:table-cell>
          <table:table-cell office:value-type="float" office:value="0.73520291579043" calcext:value-type="float">
            <text:p>0.7352029158</text:p>
          </table:table-cell>
          <table:table-cell office:value-type="float" office:value="0.703417079095487" calcext:value-type="float">
            <text:p>0.7034170791</text:p>
          </table:table-cell>
          <table:table-cell office:value-type="float" office:value="0.704507434557355" calcext:value-type="float">
            <text:p>0.7045074346</text:p>
          </table:table-cell>
          <table:table-cell office:value-type="float" office:value="0.807919952520408" calcext:value-type="float">
            <text:p>0.8079199525</text:p>
          </table:table-cell>
          <table:table-cell office:value-type="float" office:value="0.712034502567648" calcext:value-type="float">
            <text:p>0.7120345026</text:p>
          </table:table-cell>
          <table:table-cell office:value-type="float" office:value="0.700904016751251" calcext:value-type="float">
            <text:p>0.7009040168</text:p>
          </table:table-cell>
          <table:table-cell office:value-type="float" office:value="0.765910065615619" calcext:value-type="float">
            <text:p>0.7659100656</text:p>
          </table:table-cell>
          <table:table-cell office:value-type="float" office:value="0.718841028045304" calcext:value-type="float">
            <text:p>0.718841028</text:p>
          </table:table-cell>
          <table:table-cell office:value-type="float" office:value="0.811230122979987" calcext:value-type="float">
            <text:p>0.811230123</text:p>
          </table:table-cell>
          <table:table-cell office:value-type="float" office:value="0.787352478945697" calcext:value-type="float">
            <text:p>0.7873524789</text:p>
          </table:table-cell>
          <table:table-cell office:value-type="float" office:value="0.80964976574378" calcext:value-type="float">
            <text:p>0.8096497657</text:p>
          </table:table-cell>
          <table:table-cell office:value-type="float" office:value="0.732137597069749" calcext:value-type="float">
            <text:p>0.7321375971</text:p>
          </table:table-cell>
          <table:table-cell office:value-type="float" office:value="0.709749523735551" calcext:value-type="float">
            <text:p>0.7097495237</text:p>
          </table:table-cell>
          <table:table-cell office:value-type="float" office:value="0.852801505766638" calcext:value-type="float">
            <text:p>0.8528015058</text:p>
          </table:table-cell>
          <table:table-cell office:value-type="float" office:value="0.726163217399066" calcext:value-type="float">
            <text:p>0.7261632174</text:p>
          </table:table-cell>
          <table:table-cell office:value-type="float" office:value="0.766455979532245" calcext:value-type="float">
            <text:p>0.7664559795</text:p>
          </table:table-cell>
          <table:table-cell office:value-type="float" office:value="0.762282281514829" calcext:value-type="float">
            <text:p>0.7622822815</text:p>
          </table:table-cell>
          <table:table-cell office:value-type="float" office:value="0.728995277137353" calcext:value-type="float">
            <text:p>0.7289952771</text:p>
          </table:table-cell>
          <table:table-cell office:value-type="float" office:value="0.964485839813475" calcext:value-type="float">
            <text:p>0.9644858398</text:p>
          </table:table-cell>
          <table:table-cell office:value-type="float" office:value="0.703230969468542" calcext:value-type="float">
            <text:p>0.7032309695</text:p>
          </table:table-cell>
          <table:table-cell office:value-type="float" office:value="0.759395481438443" calcext:value-type="float">
            <text:p>0.7593954814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527"/>
        </table:table-row>
        <table:table-row table:style-name="ro1">
          <table:table-cell office:value-type="float" office:value="0.500072087589845" calcext:value-type="float">
            <text:p>0.5000720876</text:p>
          </table:table-cell>
          <table:table-cell office:value-type="float" office:value="0.501730103806228" calcext:value-type="float">
            <text:p>0.5017301038</text:p>
          </table:table-cell>
          <table:table-cell office:value-type="float" office:value="0.503604382964017" calcext:value-type="float">
            <text:p>0.503604383</text:p>
          </table:table-cell>
          <table:table-cell office:value-type="float" office:value="0.499351211107039" calcext:value-type="float">
            <text:p>0.4993512111</text:p>
          </table:table-cell>
          <table:table-cell office:value-type="float" office:value="0.503676470553861" calcext:value-type="float">
            <text:p>0.5036764706</text:p>
          </table:table-cell>
          <table:table-cell office:value-type="float" office:value="0.508794694279579" calcext:value-type="float">
            <text:p>0.5087946943</text:p>
          </table:table-cell>
          <table:table-cell office:value-type="float" office:value="0.507425028766315" calcext:value-type="float">
            <text:p>0.5074250288</text:p>
          </table:table-cell>
          <table:table-cell office:value-type="float" office:value="0.50374855817808" calcext:value-type="float">
            <text:p>0.5037485582</text:p>
          </table:table-cell>
          <table:table-cell office:value-type="float" office:value="0.506487889342105" calcext:value-type="float">
            <text:p>0.5064878893</text:p>
          </table:table-cell>
          <table:table-cell office:value-type="float" office:value="0.515138408304498" calcext:value-type="float">
            <text:p>0.5151384083</text:p>
          </table:table-cell>
          <table:table-cell office:value-type="float" office:value="0.504469434832757" calcext:value-type="float">
            <text:p>0.5044694348</text:p>
          </table:table-cell>
          <table:table-cell office:value-type="float" office:value="0.515138408304498" calcext:value-type="float">
            <text:p>0.5151384083</text:p>
          </table:table-cell>
          <table:table-cell office:value-type="float" office:value="0.509443483310037" calcext:value-type="float">
            <text:p>0.5094434833</text:p>
          </table:table-cell>
          <table:table-cell office:value-type="float" office:value="0.511317762433451" calcext:value-type="float">
            <text:p>0.5113177624</text:p>
          </table:table-cell>
          <table:table-cell office:value-type="float" office:value="0.520905421060674" calcext:value-type="float">
            <text:p>0.5209054211</text:p>
          </table:table-cell>
          <table:table-cell office:value-type="float" office:value="0.517228950369317" calcext:value-type="float">
            <text:p>0.5172289504</text:p>
          </table:table-cell>
          <table:table-cell office:value-type="float" office:value="0.524365628673131" calcext:value-type="float">
            <text:p>0.5243656287</text:p>
          </table:table-cell>
          <table:table-cell office:value-type="float" office:value="0.51679642441776" calcext:value-type="float">
            <text:p>0.5167964244</text:p>
          </table:table-cell>
          <table:table-cell office:value-type="float" office:value="0.51391291810842" calcext:value-type="float">
            <text:p>0.5139129181</text:p>
          </table:table-cell>
          <table:table-cell office:value-type="float" office:value="0.521193771695046" calcext:value-type="float">
            <text:p>0.5211937717</text:p>
          </table:table-cell>
          <table:table-cell office:value-type="float" office:value="0.526600345952013" calcext:value-type="float">
            <text:p>0.526600346</text:p>
          </table:table-cell>
          <table:table-cell office:value-type="float" office:value="0.528690888051206" calcext:value-type="float">
            <text:p>0.5286908881</text:p>
          </table:table-cell>
          <table:table-cell office:value-type="float" office:value="0.526600346055135" calcext:value-type="float">
            <text:p>0.5266003461</text:p>
          </table:table-cell>
          <table:table-cell office:value-type="float" office:value="0.529772203033221" calcext:value-type="float">
            <text:p>0.529772203</text:p>
          </table:table-cell>
          <table:table-cell office:value-type="float" office:value="0.52559111886921" calcext:value-type="float">
            <text:p>0.5255911189</text:p>
          </table:table-cell>
          <table:table-cell office:value-type="float" office:value="0.52645617073795" calcext:value-type="float">
            <text:p>0.5264561707</text:p>
          </table:table-cell>
          <table:table-cell office:value-type="float" office:value="0.527537485582468" calcext:value-type="float">
            <text:p>0.5275374856</text:p>
          </table:table-cell>
          <table:table-cell office:value-type="float" office:value="0.52919550169573" calcext:value-type="float">
            <text:p>0.5291955017</text:p>
          </table:table-cell>
          <table:table-cell office:value-type="float" office:value="0.528186274509804" calcext:value-type="float">
            <text:p>0.5281862745</text:p>
          </table:table-cell>
          <table:table-cell office:value-type="float" office:value="0.533232410611303" calcext:value-type="float">
            <text:p>0.5332324106</text:p>
          </table:table-cell>
          <table:table-cell office:value-type="float" office:value="0.532439446366782" calcext:value-type="float">
            <text:p>0.5324394464</text:p>
          </table:table-cell>
          <table:table-cell office:value-type="float" office:value="0.527249134948097" calcext:value-type="float">
            <text:p>0.5272491349</text:p>
          </table:table-cell>
          <table:table-cell office:value-type="float" office:value="0.533448673552708" calcext:value-type="float">
            <text:p>0.5334486736</text:p>
          </table:table-cell>
          <table:table-cell office:value-type="float" office:value="0.538062283668276" calcext:value-type="float">
            <text:p>0.5380622837</text:p>
          </table:table-cell>
          <table:table-cell office:value-type="float" office:value="0.540801614832301" calcext:value-type="float">
            <text:p>0.5408016148</text:p>
          </table:table-cell>
          <table:table-cell office:value-type="float" office:value="0.536188004682358" calcext:value-type="float">
            <text:p>0.5361880047</text:p>
          </table:table-cell>
          <table:table-cell office:value-type="float" office:value="0.542027104959631" calcext:value-type="float">
            <text:p>0.542027105</text:p>
          </table:table-cell>
          <table:table-cell office:value-type="float" office:value="0.537485582433907" calcext:value-type="float">
            <text:p>0.5374855824</text:p>
          </table:table-cell>
          <table:table-cell office:value-type="float" office:value="0.536764705882353" calcext:value-type="float">
            <text:p>0.5367647059</text:p>
          </table:table-cell>
          <table:table-cell office:value-type="float" office:value="0.541306228373702" calcext:value-type="float">
            <text:p>0.5413062284</text:p>
          </table:table-cell>
          <table:table-cell office:value-type="float" office:value="0.53698096892688" calcext:value-type="float">
            <text:p>0.5369809689</text:p>
          </table:table-cell>
          <table:table-cell office:value-type="float" office:value="0.540513264060433" calcext:value-type="float">
            <text:p>0.5405132641</text:p>
          </table:table-cell>
          <table:table-cell office:value-type="float" office:value="0.547938292964245" calcext:value-type="float">
            <text:p>0.547938293</text:p>
          </table:table-cell>
          <table:table-cell office:value-type="float" office:value="0.538999423229983" calcext:value-type="float">
            <text:p>0.5389994232</text:p>
          </table:table-cell>
          <table:table-cell office:value-type="float" office:value="0.540224913426061" calcext:value-type="float">
            <text:p>0.5402249134</text:p>
          </table:table-cell>
          <table:table-cell office:value-type="float" office:value="0.541089965466672" calcext:value-type="float">
            <text:p>0.5410899655</text:p>
          </table:table-cell>
          <table:table-cell office:value-type="float" office:value="0.547938292895496" calcext:value-type="float">
            <text:p>0.5479382929</text:p>
          </table:table-cell>
          <table:table-cell office:value-type="float" office:value="0.539504036908881" calcext:value-type="float">
            <text:p>0.5395040369</text:p>
          </table:table-cell>
          <table:table-cell office:value-type="float" office:value="0.55038927342515" calcext:value-type="float">
            <text:p>0.5503892734</text:p>
          </table:table-cell>
          <table:table-cell office:value-type="float" office:value="0.545631487820525" calcext:value-type="float">
            <text:p>0.5456314878</text:p>
          </table:table-cell>
          <table:table-cell office:value-type="float" office:value="0.549380046067353" calcext:value-type="float">
            <text:p>0.5493800461</text:p>
          </table:table-cell>
          <table:table-cell office:value-type="float" office:value="0.547073240992382" calcext:value-type="float">
            <text:p>0.547073241</text:p>
          </table:table-cell>
          <table:table-cell office:value-type="float" office:value="0.537341407219844" calcext:value-type="float">
            <text:p>0.5373414072</text:p>
          </table:table-cell>
          <table:table-cell office:value-type="float" office:value="0.554137831671978" calcext:value-type="float">
            <text:p>0.5541378317</text:p>
          </table:table-cell>
          <table:table-cell office:value-type="float" office:value="0.549019607843137" calcext:value-type="float">
            <text:p>0.5490196078</text:p>
          </table:table-cell>
          <table:table-cell office:value-type="float" office:value="0.546568627416606" calcext:value-type="float">
            <text:p>0.5465686274</text:p>
          </table:table-cell>
          <table:table-cell office:value-type="float" office:value="0.549740484360318" calcext:value-type="float">
            <text:p>0.5497404844</text:p>
          </table:table-cell>
          <table:table-cell office:value-type="float" office:value="0.547289504036909" calcext:value-type="float">
            <text:p>0.547289504</text:p>
          </table:table-cell>
          <table:table-cell office:value-type="float" office:value="0.550749711580617" calcext:value-type="float">
            <text:p>0.5507497116</text:p>
          </table:table-cell>
          <table:table-cell office:value-type="float" office:value="0.553056516793085" calcext:value-type="float">
            <text:p>0.5530565168</text:p>
          </table:table-cell>
          <table:table-cell office:value-type="float" office:value="0.550893886897803" calcext:value-type="float">
            <text:p>0.5508938869</text:p>
          </table:table-cell>
          <table:table-cell office:value-type="float" office:value="0.546712802836914" calcext:value-type="float">
            <text:p>0.5467128028</text:p>
          </table:table-cell>
          <table:table-cell office:value-type="float" office:value="0.556012110726644" calcext:value-type="float">
            <text:p>0.5560121107</text:p>
          </table:table-cell>
          <table:table-cell office:value-type="float" office:value="0.551470588304042" calcext:value-type="float">
            <text:p>0.5514705883</text:p>
          </table:table-cell>
          <table:table-cell office:value-type="float" office:value="0.558174740415681" calcext:value-type="float">
            <text:p>0.5581747404</text:p>
          </table:table-cell>
          <table:table-cell office:value-type="float" office:value="0.553633218061828" calcext:value-type="float">
            <text:p>0.5536332181</text:p>
          </table:table-cell>
          <table:table-cell office:value-type="float" office:value="0.555147058789155" calcext:value-type="float">
            <text:p>0.5551470588</text:p>
          </table:table-cell>
          <table:table-cell office:value-type="float" office:value="0.545991926113489" calcext:value-type="float">
            <text:p>0.5459919261</text:p>
          </table:table-cell>
          <table:table-cell office:value-type="float" office:value="0.555867935409458" calcext:value-type="float">
            <text:p>0.5558679354</text:p>
          </table:table-cell>
          <table:table-cell office:value-type="float" office:value="0.557381776205534" calcext:value-type="float">
            <text:p>0.5573817762</text:p>
          </table:table-cell>
          <table:table-cell office:value-type="float" office:value="0.554498269930568" calcext:value-type="float">
            <text:p>0.5544982699</text:p>
          </table:table-cell>
          <table:table-cell office:value-type="float" office:value="0.553561130403235" calcext:value-type="float">
            <text:p>0.5535611304</text:p>
          </table:table-cell>
          <table:table-cell office:value-type="float" office:value="0.556949250253977" calcext:value-type="float">
            <text:p>0.5569492503</text:p>
          </table:table-cell>
          <table:table-cell office:value-type="float" office:value="0.554065743875889" calcext:value-type="float">
            <text:p>0.5540657439</text:p>
          </table:table-cell>
          <table:table-cell office:value-type="float" office:value="0.55334486728996" calcext:value-type="float">
            <text:p>0.5533448673</text:p>
          </table:table-cell>
          <table:table-cell office:value-type="float" office:value="0.554498269964942" calcext:value-type="float">
            <text:p>0.55449827</text:p>
          </table:table-cell>
          <table:table-cell office:value-type="float" office:value="0.559688581383627" calcext:value-type="float">
            <text:p>0.5596885814</text:p>
          </table:table-cell>
          <table:table-cell office:value-type="float" office:value="0.558102652894584" calcext:value-type="float">
            <text:p>0.5581026529</text:p>
          </table:table-cell>
          <table:table-cell office:value-type="float" office:value="0.560121107335184" calcext:value-type="float">
            <text:p>0.5601211073</text:p>
          </table:table-cell>
          <table:table-cell office:value-type="float" office:value="0.564446366713259" calcext:value-type="float">
            <text:p>0.5644463667</text:p>
          </table:table-cell>
          <table:table-cell office:value-type="float" office:value="0.55961649369066" calcext:value-type="float">
            <text:p>0.5596164937</text:p>
          </table:table-cell>
          <table:table-cell office:value-type="float" office:value="0.562355824682814" calcext:value-type="float">
            <text:p>0.5623558247</text:p>
          </table:table-cell>
          <table:table-cell office:value-type="float" office:value="0.552912341475899" calcext:value-type="float">
            <text:p>0.5529123415</text:p>
          </table:table-cell>
          <table:table-cell office:value-type="float" office:value="0.554786620599313" calcext:value-type="float">
            <text:p>0.5547866206</text:p>
          </table:table-cell>
          <table:table-cell office:value-type="float" office:value="0.565023067982002" calcext:value-type="float">
            <text:p>0.565023068</text:p>
          </table:table-cell>
          <table:table-cell office:value-type="float" office:value="0.564230103874977" calcext:value-type="float">
            <text:p>0.5642301039</text:p>
          </table:table-cell>
          <table:table-cell office:value-type="float" office:value="0.561707035789853" calcext:value-type="float">
            <text:p>0.5617070358</text:p>
          </table:table-cell>
          <table:table-cell office:value-type="float" office:value="0.561418685189855" calcext:value-type="float">
            <text:p>0.5614186852</text:p>
          </table:table-cell>
          <table:table-cell office:value-type="float" office:value="0.563148788996084" calcext:value-type="float">
            <text:p>0.563148789</text:p>
          </table:table-cell>
          <table:table-cell office:value-type="float" office:value="0.560121107335184" calcext:value-type="float">
            <text:p>0.5601211073</text:p>
          </table:table-cell>
          <table:table-cell office:value-type="float" office:value="0.561562860438293" calcext:value-type="float">
            <text:p>0.5615628604</text:p>
          </table:table-cell>
          <table:table-cell office:value-type="float" office:value="0.557165513229755" calcext:value-type="float">
            <text:p>0.5571655132</text:p>
          </table:table-cell>
          <table:table-cell office:value-type="float" office:value="0.560986159203924" calcext:value-type="float">
            <text:p>0.5609861592</text:p>
          </table:table-cell>
          <table:table-cell office:value-type="float" office:value="0.559760668973472" calcext:value-type="float">
            <text:p>0.559760669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0.56026528265237" calcext:value-type="float">
            <text:p>0.5602652827</text:p>
          </table:table-cell>
          <table:table-cell office:value-type="float" office:value="0.558246828074274" calcext:value-type="float">
            <text:p>0.5582468281</text:p>
          </table:table-cell>
          <table:table-cell table:number-columns-repeated="2" office:value-type="float" office:value="0.563581314878893" calcext:value-type="float">
            <text:p>0.5635813149</text:p>
          </table:table-cell>
          <table:table-cell office:value-type="float" office:value="0.561923298662509" calcext:value-type="float">
            <text:p>0.5619232987</text:p>
          </table:table-cell>
          <table:table-cell office:value-type="float" office:value="0.570285467128028" calcext:value-type="float">
            <text:p>0.5702854671</text:p>
          </table:table-cell>
          <table:table-cell office:value-type="float" office:value="0.562067474117191" calcext:value-type="float">
            <text:p>0.5620674741</text:p>
          </table:table-cell>
          <table:table-cell office:value-type="float" office:value="0.567618223760092" calcext:value-type="float">
            <text:p>0.5676182238</text:p>
          </table:table-cell>
          <table:table-cell office:value-type="float" office:value="0.564590542064819" calcext:value-type="float">
            <text:p>0.5645905421</text:p>
          </table:table-cell>
          <table:table-cell office:value-type="float" office:value="0.566176470519487" calcext:value-type="float">
            <text:p>0.5661764705</text:p>
          </table:table-cell>
          <table:table-cell office:value-type="float" office:value="0.562427912410155" calcext:value-type="float">
            <text:p>0.5624279124</text:p>
          </table:table-cell>
          <table:table-cell office:value-type="float" office:value="0.569492502814758" calcext:value-type="float">
            <text:p>0.5694925028</text:p>
          </table:table-cell>
          <table:table-cell office:value-type="float" office:value="0.56322087651718" calcext:value-type="float">
            <text:p>0.5632208765</text:p>
          </table:table-cell>
          <table:table-cell office:value-type="float" office:value="0.56639273352964" calcext:value-type="float">
            <text:p>0.5663927335</text:p>
          </table:table-cell>
          <table:table-cell office:value-type="float" office:value="0.56502306805075" calcext:value-type="float">
            <text:p>0.5650230681</text:p>
          </table:table-cell>
          <table:table-cell office:value-type="float" office:value="0.5665369088812" calcext:value-type="float">
            <text:p>0.5665369089</text:p>
          </table:table-cell>
          <table:table-cell office:value-type="float" office:value="0.563509227289048" calcext:value-type="float">
            <text:p>0.5635092273</text:p>
          </table:table-cell>
          <table:table-cell office:value-type="float" office:value="0.571655132641292" calcext:value-type="float">
            <text:p>0.5716551326</text:p>
          </table:table-cell>
          <table:table-cell office:value-type="float" office:value="0.561779123414071" calcext:value-type="float">
            <text:p>0.5617791234</text:p>
          </table:table-cell>
          <table:table-cell office:value-type="float" office:value="0.564806805006223" calcext:value-type="float">
            <text:p>0.564806805</text:p>
          </table:table-cell>
          <table:table-cell office:value-type="float" office:value="0.563437139630455" calcext:value-type="float">
            <text:p>0.5634371396</text:p>
          </table:table-cell>
          <table:table-cell office:value-type="float" office:value="0.564158016147635" calcext:value-type="float">
            <text:p>0.5641580161</text:p>
          </table:table-cell>
          <table:table-cell office:value-type="float" office:value="0.568411187935865" calcext:value-type="float">
            <text:p>0.5684111879</text:p>
          </table:table-cell>
          <table:table-cell office:value-type="float" office:value="0.563292964313269" calcext:value-type="float">
            <text:p>0.5632929643</text:p>
          </table:table-cell>
          <table:table-cell office:value-type="float" office:value="0.571583044982699" calcext:value-type="float">
            <text:p>0.571583045</text:p>
          </table:table-cell>
          <table:table-cell office:value-type="float" office:value="0.563941753171857" calcext:value-type="float">
            <text:p>0.5639417532</text:p>
          </table:table-cell>
          <table:table-cell office:value-type="float" office:value="0.570357554786621" calcext:value-type="float">
            <text:p>0.5703575548</text:p>
          </table:table-cell>
          <table:table-cell office:value-type="float" office:value="0.569132064521794" calcext:value-type="float">
            <text:p>0.5691320645</text:p>
          </table:table-cell>
          <table:table-cell office:value-type="float" office:value="0.574826989585003" calcext:value-type="float">
            <text:p>0.5748269896</text:p>
          </table:table-cell>
          <table:table-cell office:value-type="float" office:value="0.560914071510957" calcext:value-type="float">
            <text:p>0.5609140715</text:p>
          </table:table-cell>
          <table:table-cell office:value-type="float" office:value="0.563292964210147" calcext:value-type="float">
            <text:p>0.5632929642</text:p>
          </table:table-cell>
          <table:table-cell office:value-type="float" office:value="0.568987889204608" calcext:value-type="float">
            <text:p>0.5689878892</text:p>
          </table:table-cell>
          <table:table-cell office:value-type="float" office:value="0.573024798085808" calcext:value-type="float">
            <text:p>0.5730247981</text:p>
          </table:table-cell>
          <table:table-cell office:value-type="float" office:value="0.565527681729648" calcext:value-type="float">
            <text:p>0.5655276817</text:p>
          </table:table-cell>
          <table:table-cell office:value-type="float" office:value="0.568122837370242" calcext:value-type="float">
            <text:p>0.5681228374</text:p>
          </table:table-cell>
          <table:table-cell office:value-type="float" office:value="0.571943483206915" calcext:value-type="float">
            <text:p>0.5719434832</text:p>
          </table:table-cell>
          <table:table-cell office:value-type="float" office:value="0.573817762364703" calcext:value-type="float">
            <text:p>0.5738177624</text:p>
          </table:table-cell>
          <table:table-cell office:value-type="float" office:value="0.568771626263204" calcext:value-type="float">
            <text:p>0.5687716263</text:p>
          </table:table-cell>
          <table:table-cell office:value-type="float" office:value="0.56423010373748" calcext:value-type="float">
            <text:p>0.5642301037</text:p>
          </table:table-cell>
          <table:table-cell office:value-type="float" office:value="0.5604815455594" calcext:value-type="float">
            <text:p>0.5604815456</text:p>
          </table:table-cell>
          <table:table-cell office:value-type="float" office:value="0.568122837370242" calcext:value-type="float">
            <text:p>0.5681228374</text:p>
          </table:table-cell>
          <table:table-cell office:value-type="float" office:value="0.564013840761702" calcext:value-type="float">
            <text:p>0.5640138408</text:p>
          </table:table-cell>
          <table:table-cell office:value-type="float" office:value="0.56913206465929" calcext:value-type="float">
            <text:p>0.5691320647</text:p>
          </table:table-cell>
          <table:table-cell office:value-type="float" office:value="0.574610726712347" calcext:value-type="float">
            <text:p>0.5746107267</text:p>
          </table:table-cell>
          <table:table-cell office:value-type="float" office:value="0.572448096817065" calcext:value-type="float">
            <text:p>0.5724480968</text:p>
          </table:table-cell>
          <table:table-cell office:value-type="float" office:value="0.572303921568627" calcext:value-type="float">
            <text:p>0.5723039216</text:p>
          </table:table-cell>
          <table:table-cell office:value-type="float" office:value="0.56761822382884" calcext:value-type="float">
            <text:p>0.5676182238</text:p>
          </table:table-cell>
          <table:table-cell office:value-type="float" office:value="0.566464821153858" calcext:value-type="float">
            <text:p>0.5664648212</text:p>
          </table:table-cell>
          <table:table-cell office:value-type="float" office:value="0.567113610081194" calcext:value-type="float">
            <text:p>0.5671136101</text:p>
          </table:table-cell>
          <table:table-cell office:value-type="float" office:value="0.568843714024919" calcext:value-type="float">
            <text:p>0.568843714</text:p>
          </table:table-cell>
          <table:table-cell office:value-type="float" office:value="0.572448096817065" calcext:value-type="float">
            <text:p>0.5724480968</text:p>
          </table:table-cell>
          <table:table-cell office:value-type="float" office:value="0.571438869596765" calcext:value-type="float">
            <text:p>0.5714388696</text:p>
          </table:table-cell>
          <table:table-cell office:value-type="float" office:value="0.572592272202999" calcext:value-type="float">
            <text:p>0.5725922722</text:p>
          </table:table-cell>
          <table:table-cell office:value-type="float" office:value="0.566681084129637" calcext:value-type="float">
            <text:p>0.5666810841</text:p>
          </table:table-cell>
          <table:table-cell office:value-type="float" office:value="0.575980392088115" calcext:value-type="float">
            <text:p>0.5759803921</text:p>
          </table:table-cell>
          <table:table-cell office:value-type="float" office:value="0.567113610149942" calcext:value-type="float">
            <text:p>0.5671136101</text:p>
          </table:table-cell>
          <table:table-cell office:value-type="float" office:value="0.570429642445213" calcext:value-type="float">
            <text:p>0.5704296424</text:p>
          </table:table-cell>
          <table:table-cell office:value-type="float" office:value="0.57338523644752" calcext:value-type="float">
            <text:p>0.5733852364</text:p>
          </table:table-cell>
          <table:table-cell office:value-type="float" office:value="0.571799307889729" calcext:value-type="float">
            <text:p>0.5717993079</text:p>
          </table:table-cell>
          <table:table-cell office:value-type="float" office:value="0.569925028835063" calcext:value-type="float">
            <text:p>0.5699250288</text:p>
          </table:table-cell>
          <table:table-cell office:value-type="float" office:value="0.569420415293662" calcext:value-type="float">
            <text:p>0.5694204153</text:p>
          </table:table-cell>
          <table:table-cell office:value-type="float" office:value="0.569132064521794" calcext:value-type="float">
            <text:p>0.5691320645</text:p>
          </table:table-cell>
          <table:table-cell office:value-type="float" office:value="0.577566320645905" calcext:value-type="float">
            <text:p>0.5775663206</text:p>
          </table:table-cell>
          <table:table-cell office:value-type="float" office:value="0.573457324071739" calcext:value-type="float">
            <text:p>0.5734573241</text:p>
          </table:table-cell>
          <table:table-cell office:value-type="float" office:value="0.57187139561707" calcext:value-type="float">
            <text:p>0.5718713956</text:p>
          </table:table-cell>
          <table:table-cell office:value-type="float" office:value="0.574250288419383" calcext:value-type="float">
            <text:p>0.5742502884</text:p>
          </table:table-cell>
          <table:table-cell office:value-type="float" office:value="0.568915801614764" calcext:value-type="float">
            <text:p>0.5689158016</text:p>
          </table:table-cell>
          <table:table-cell office:value-type="float" office:value="0.571150519031142" calcext:value-type="float">
            <text:p>0.571150519</text:p>
          </table:table-cell>
          <table:table-cell office:value-type="float" office:value="0.580594002238057" calcext:value-type="float">
            <text:p>0.5805940022</text:p>
          </table:table-cell>
          <table:table-cell office:value-type="float" office:value="0.578287197231834" calcext:value-type="float">
            <text:p>0.5782871972</text:p>
          </table:table-cell>
          <table:table-cell office:value-type="float" office:value="0.573673587081892" calcext:value-type="float">
            <text:p>0.5736735871</text:p>
          </table:table-cell>
          <table:table-cell office:value-type="float" office:value="0.580305651741182" calcext:value-type="float">
            <text:p>0.5803056517</text:p>
          </table:table-cell>
          <table:table-cell office:value-type="float" office:value="0.572015570934256" calcext:value-type="float">
            <text:p>0.5720155709</text:p>
          </table:table-cell>
          <table:table-cell office:value-type="float" office:value="0.571943483206915" calcext:value-type="float">
            <text:p>0.5719434832</text:p>
          </table:table-cell>
          <table:table-cell office:value-type="float" office:value="0.570573817762399" calcext:value-type="float">
            <text:p>0.5705738178</text:p>
          </table:table-cell>
          <table:table-cell office:value-type="float" office:value="0.571943483206915" calcext:value-type="float">
            <text:p>0.5719434832</text:p>
          </table:table-cell>
          <table:table-cell office:value-type="float" office:value="0.575547866205306" calcext:value-type="float">
            <text:p>0.5755478662</text:p>
          </table:table-cell>
          <table:table-cell office:value-type="float" office:value="0.573024798223304" calcext:value-type="float">
            <text:p>0.5730247982</text:p>
          </table:table-cell>
          <table:table-cell office:value-type="float" office:value="0.571943483275663" calcext:value-type="float">
            <text:p>0.5719434833</text:p>
          </table:table-cell>
          <table:table-cell office:value-type="float" office:value="0.570501730069432" calcext:value-type="float">
            <text:p>0.5705017301</text:p>
          </table:table-cell>
          <table:table-cell office:value-type="float" office:value="0.576268742791234" calcext:value-type="float">
            <text:p>0.5762687428</text:p>
          </table:table-cell>
          <table:table-cell office:value-type="float" office:value="0.571943483344411" calcext:value-type="float">
            <text:p>0.5719434833</text:p>
          </table:table-cell>
          <table:table-cell office:value-type="float" office:value="0.572087658558475" calcext:value-type="float">
            <text:p>0.5720876586</text:p>
          </table:table-cell>
          <table:table-cell office:value-type="float" office:value="0.571871395548322" calcext:value-type="float">
            <text:p>0.5718713955</text:p>
          </table:table-cell>
          <table:table-cell office:value-type="float" office:value="0.573745674809233" calcext:value-type="float">
            <text:p>0.5737456748</text:p>
          </table:table-cell>
          <table:table-cell office:value-type="float" office:value="0.577133794694348" calcext:value-type="float">
            <text:p>0.5771337947</text:p>
          </table:table-cell>
          <table:table-cell office:value-type="float" office:value="0.572376009158472" calcext:value-type="float">
            <text:p>0.5723760092</text:p>
          </table:table-cell>
          <table:table-cell office:value-type="float" office:value="0.569420415156165" calcext:value-type="float">
            <text:p>0.5694204152</text:p>
          </table:table-cell>
          <table:table-cell office:value-type="float" office:value="0.572952710427215" calcext:value-type="float">
            <text:p>0.5729527104</text:p>
          </table:table-cell>
          <table:table-cell office:value-type="float" office:value="0.572231833978783" calcext:value-type="float">
            <text:p>0.572231834</text:p>
          </table:table-cell>
          <table:table-cell office:value-type="float" office:value="0.573529411764706" calcext:value-type="float">
            <text:p>0.5735294118</text:p>
          </table:table-cell>
          <table:table-cell office:value-type="float" office:value="0.57540369088812" calcext:value-type="float">
            <text:p>0.5754036909</text:p>
          </table:table-cell>
          <table:table-cell office:value-type="float" office:value="0.575619953932647" calcext:value-type="float">
            <text:p>0.5756199539</text:p>
          </table:table-cell>
          <table:table-cell office:value-type="float" office:value="0.573385236481894" calcext:value-type="float">
            <text:p>0.5733852365</text:p>
          </table:table-cell>
          <table:table-cell office:value-type="float" office:value="0.573673587081892" calcext:value-type="float">
            <text:p>0.5736735871</text:p>
          </table:table-cell>
          <table:table-cell office:value-type="float" office:value="0.577854671349025" calcext:value-type="float">
            <text:p>0.5778546713</text:p>
          </table:table-cell>
          <table:table-cell office:value-type="float" office:value="0.570573817831147" calcext:value-type="float">
            <text:p>0.5705738178</text:p>
          </table:table-cell>
          <table:table-cell office:value-type="float" office:value="0.568627450911644" calcext:value-type="float">
            <text:p>0.5686274509</text:p>
          </table:table-cell>
          <table:table-cell office:value-type="float" office:value="0.57504325262953" calcext:value-type="float">
            <text:p>0.5750432526</text:p>
          </table:table-cell>
          <table:table-cell office:value-type="float" office:value="0.577494232918564" calcext:value-type="float">
            <text:p>0.5774942329</text:p>
          </table:table-cell>
          <table:table-cell office:value-type="float" office:value="0.574682814267817" calcext:value-type="float">
            <text:p>0.5746828143</text:p>
          </table:table-cell>
          <table:table-cell office:value-type="float" office:value="0.580089388731029" calcext:value-type="float">
            <text:p>0.5800893887</text:p>
          </table:table-cell>
          <table:table-cell office:value-type="float" office:value="0.576557093425606" calcext:value-type="float">
            <text:p>0.5765570934</text:p>
          </table:table-cell>
          <table:table-cell office:value-type="float" office:value="0.5781430218459" calcext:value-type="float">
            <text:p>0.5781430218</text:p>
          </table:table-cell>
          <table:table-cell office:value-type="float" office:value="0.579296424520882" calcext:value-type="float">
            <text:p>0.5792964245</text:p>
          </table:table-cell>
          <table:table-cell office:value-type="float" office:value="0.571583044913951" calcext:value-type="float">
            <text:p>0.5715830449</text:p>
          </table:table-cell>
          <table:table-cell office:value-type="float" office:value="0.576268742859982" calcext:value-type="float">
            <text:p>0.5762687429</text:p>
          </table:table-cell>
          <table:table-cell office:value-type="float" office:value="0.575547866136558" calcext:value-type="float">
            <text:p>0.5755478661</text:p>
          </table:table-cell>
          <table:table-cell office:value-type="float" office:value="0.57691753171857" calcext:value-type="float">
            <text:p>0.5769175317</text:p>
          </table:table-cell>
          <table:table-cell office:value-type="float" office:value="0.57014129187959" calcext:value-type="float">
            <text:p>0.5701412919</text:p>
          </table:table-cell>
          <table:table-cell office:value-type="float" office:value="0.579224336862289" calcext:value-type="float">
            <text:p>0.5792243369</text:p>
          </table:table-cell>
          <table:table-cell office:value-type="float" office:value="0.573745674740484" calcext:value-type="float">
            <text:p>0.5737456747</text:p>
          </table:table-cell>
          <table:table-cell office:value-type="float" office:value="0.570645905352244" calcext:value-type="float">
            <text:p>0.5706459054</text:p>
          </table:table-cell>
          <table:table-cell office:value-type="float" office:value="0.575764129112336" calcext:value-type="float">
            <text:p>0.5757641291</text:p>
          </table:table-cell>
          <table:table-cell office:value-type="float" office:value="0.577494232918564" calcext:value-type="float">
            <text:p>0.5774942329</text:p>
          </table:table-cell>
          <table:table-cell office:value-type="float" office:value="0.57792675893887" calcext:value-type="float">
            <text:p>0.5779267589</text:p>
          </table:table-cell>
          <table:table-cell office:value-type="float" office:value="0.577422145259972" calcext:value-type="float">
            <text:p>0.5774221453</text:p>
          </table:table-cell>
          <table:table-cell office:value-type="float" office:value="0.570645905386618" calcext:value-type="float">
            <text:p>0.5706459054</text:p>
          </table:table-cell>
          <table:table-cell office:value-type="float" office:value="0.576340830449827" calcext:value-type="float">
            <text:p>0.5763408304</text:p>
          </table:table-cell>
          <table:table-cell office:value-type="float" office:value="0.575908304429522" calcext:value-type="float">
            <text:p>0.5759083044</text:p>
          </table:table-cell>
          <table:table-cell office:value-type="float" office:value="0.578935986090421" calcext:value-type="float">
            <text:p>0.5789359861</text:p>
          </table:table-cell>
          <table:table-cell office:value-type="float" office:value="0.582396193840374" calcext:value-type="float">
            <text:p>0.5823961938</text:p>
          </table:table-cell>
          <table:table-cell office:value-type="float" office:value="0.574538638950632" calcext:value-type="float">
            <text:p>0.574538639</text:p>
          </table:table-cell>
          <table:table-cell office:value-type="float" office:value="0.579296424520882" calcext:value-type="float">
            <text:p>0.5792964245</text:p>
          </table:table-cell>
          <table:table-cell office:value-type="float" office:value="0.577277970011534" calcext:value-type="float">
            <text:p>0.57727797</text:p>
          </table:table-cell>
          <table:table-cell office:value-type="float" office:value="0.576917531787318" calcext:value-type="float">
            <text:p>0.5769175318</text:p>
          </table:table-cell>
          <table:table-cell office:value-type="float" office:value="0.577422145259972" calcext:value-type="float">
            <text:p>0.5774221453</text:p>
          </table:table-cell>
          <table:table-cell office:value-type="float" office:value="0.575764129249832" calcext:value-type="float">
            <text:p>0.5757641292</text:p>
          </table:table-cell>
          <table:table-cell office:value-type="float" office:value="0.577422145259972" calcext:value-type="float">
            <text:p>0.5774221453</text:p>
          </table:table-cell>
          <table:table-cell office:value-type="float" office:value="0.572664359861592" calcext:value-type="float">
            <text:p>0.5726643599</text:p>
          </table:table-cell>
          <table:table-cell office:value-type="float" office:value="0.580089388627907" calcext:value-type="float">
            <text:p>0.5800893886</text:p>
          </table:table-cell>
          <table:table-cell office:value-type="float" office:value="0.57691753171857" calcext:value-type="float">
            <text:p>0.5769175317</text:p>
          </table:table-cell>
          <table:table-cell office:value-type="float" office:value="0.57944059976932" calcext:value-type="float">
            <text:p>0.5794405998</text:p>
          </table:table-cell>
          <table:table-cell office:value-type="float" office:value="0.576629181084198" calcext:value-type="float">
            <text:p>0.5766291811</text:p>
          </table:table-cell>
          <table:table-cell office:value-type="float" office:value="0.57662918101545" calcext:value-type="float">
            <text:p>0.576629181</text:p>
          </table:table-cell>
          <table:table-cell office:value-type="float" office:value="0.583910034533328" calcext:value-type="float">
            <text:p>0.5839100345</text:p>
          </table:table-cell>
          <table:table-cell office:value-type="float" office:value="0.569997116562405" calcext:value-type="float">
            <text:p>0.5699971166</text:p>
          </table:table-cell>
          <table:table-cell office:value-type="float" office:value="0.571222606758483" calcext:value-type="float">
            <text:p>0.5712226068</text:p>
          </table:table-cell>
          <table:table-cell office:value-type="float" office:value="0.573817762467825" calcext:value-type="float">
            <text:p>0.5738177625</text:p>
          </table:table-cell>
          <table:table-cell office:value-type="float" office:value="0.581675317185698" calcext:value-type="float">
            <text:p>0.5816753172</text:p>
          </table:table-cell>
          <table:table-cell office:value-type="float" office:value="0.576052479746708" calcext:value-type="float">
            <text:p>0.5760524797</text:p>
          </table:table-cell>
          <table:table-cell office:value-type="float" office:value="0.576268742722486" calcext:value-type="float">
            <text:p>0.5762687427</text:p>
          </table:table-cell>
          <table:table-cell office:value-type="float" office:value="0.573313148857675" calcext:value-type="float">
            <text:p>0.5733131489</text:p>
          </table:table-cell>
          <table:table-cell office:value-type="float" office:value="0.580449826955245" calcext:value-type="float">
            <text:p>0.580449827</text:p>
          </table:table-cell>
          <table:table-cell office:value-type="float" office:value="0.578791810773236" calcext:value-type="float">
            <text:p>0.5787918108</text:p>
          </table:table-cell>
          <table:table-cell office:value-type="float" office:value="0.581459054141171" calcext:value-type="float">
            <text:p>0.5814590541</text:p>
          </table:table-cell>
          <table:table-cell office:value-type="float" office:value="0.579728950403691" calcext:value-type="float">
            <text:p>0.5797289504</text:p>
          </table:table-cell>
          <table:table-cell office:value-type="float" office:value="0.574754902029533" calcext:value-type="float">
            <text:p>0.574754902</text:p>
          </table:table-cell>
          <table:table-cell office:value-type="float" office:value="0.577710495963091" calcext:value-type="float">
            <text:p>0.577710496</text:p>
          </table:table-cell>
          <table:table-cell office:value-type="float" office:value="0.575908304463896" calcext:value-type="float">
            <text:p>0.5759083045</text:p>
          </table:table-cell>
          <table:table-cell office:value-type="float" office:value="0.578070934256055" calcext:value-type="float">
            <text:p>0.5780709343</text:p>
          </table:table-cell>
          <table:table-cell office:value-type="float" office:value="0.57540369088812" calcext:value-type="float">
            <text:p>0.5754036909</text:p>
          </table:table-cell>
          <table:table-cell office:value-type="float" office:value="0.574106113102197" calcext:value-type="float">
            <text:p>0.5741061131</text:p>
          </table:table-cell>
          <table:table-cell office:value-type="float" office:value="0.58102652832711" calcext:value-type="float">
            <text:p>0.5810265283</text:p>
          </table:table-cell>
          <table:table-cell office:value-type="float" office:value="0.577998846528714" calcext:value-type="float">
            <text:p>0.5779988465</text:p>
          </table:table-cell>
          <table:table-cell office:value-type="float" office:value="0.579368512110727" calcext:value-type="float">
            <text:p>0.5793685121</text:p>
          </table:table-cell>
          <table:table-cell office:value-type="float" office:value="0.581747404844291" calcext:value-type="float">
            <text:p>0.5817474048</text:p>
          </table:table-cell>
          <table:table-cell office:value-type="float" office:value="0.578070934187307" calcext:value-type="float">
            <text:p>0.5780709342</text:p>
          </table:table-cell>
          <table:table-cell office:value-type="float" office:value="0.578719723183391" calcext:value-type="float">
            <text:p>0.5787197232</text:p>
          </table:table-cell>
          <table:table-cell office:value-type="float" office:value="0.582900807347402" calcext:value-type="float">
            <text:p>0.5829008073</text:p>
          </table:table-cell>
          <table:table-cell office:value-type="float" office:value="0.584414648143478" calcext:value-type="float">
            <text:p>0.5844146481</text:p>
          </table:table-cell>
          <table:table-cell office:value-type="float" office:value="0.581314878961482" calcext:value-type="float">
            <text:p>0.581314879</text:p>
          </table:table-cell>
          <table:table-cell office:value-type="float" office:value="0.57965686267635" calcext:value-type="float">
            <text:p>0.5796568627</text:p>
          </table:table-cell>
          <table:table-cell office:value-type="float" office:value="0.574106113033449" calcext:value-type="float">
            <text:p>0.574106113</text:p>
          </table:table-cell>
          <table:table-cell office:value-type="float" office:value="0.576196655132641" calcext:value-type="float">
            <text:p>0.5761966551</text:p>
          </table:table-cell>
          <table:table-cell office:value-type="float" office:value="0.580377739331027" calcext:value-type="float">
            <text:p>0.5803777393</text:p>
          </table:table-cell>
          <table:table-cell office:value-type="float" office:value="0.580089388731029" calcext:value-type="float">
            <text:p>0.5800893887</text:p>
          </table:table-cell>
          <table:table-cell office:value-type="float" office:value="0.578070934187307" calcext:value-type="float">
            <text:p>0.5780709342</text:p>
          </table:table-cell>
          <table:table-cell office:value-type="float" office:value="0.577710495928717" calcext:value-type="float">
            <text:p>0.5777104959</text:p>
          </table:table-cell>
          <table:table-cell office:value-type="float" office:value="0.580017300969314" calcext:value-type="float">
            <text:p>0.580017301</text:p>
          </table:table-cell>
          <table:table-cell office:value-type="float" office:value="0.586793541014538" calcext:value-type="float">
            <text:p>0.586793541</text:p>
          </table:table-cell>
          <table:table-cell office:value-type="float" office:value="0.581819492502884" calcext:value-type="float">
            <text:p>0.5818194925</text:p>
          </table:table-cell>
          <table:table-cell office:value-type="float" office:value="0.577854671280277" calcext:value-type="float">
            <text:p>0.5778546713</text:p>
          </table:table-cell>
          <table:table-cell office:value-type="float" office:value="0.583189158016148" calcext:value-type="float">
            <text:p>0.583189158</text:p>
          </table:table-cell>
          <table:table-cell office:value-type="float" office:value="0.581747404913039" calcext:value-type="float">
            <text:p>0.5817474049</text:p>
          </table:table-cell>
          <table:table-cell office:value-type="float" office:value="0.571943483275663" calcext:value-type="float">
            <text:p>0.5719434833</text:p>
          </table:table-cell>
          <table:table-cell office:value-type="float" office:value="0.582324106181782" calcext:value-type="float">
            <text:p>0.5823241062</text:p>
          </table:table-cell>
          <table:table-cell office:value-type="float" office:value="0.582252018523189" calcext:value-type="float">
            <text:p>0.5822520185</text:p>
          </table:table-cell>
          <table:table-cell office:value-type="float" office:value="0.57965686267635" calcext:value-type="float">
            <text:p>0.5796568627</text:p>
          </table:table-cell>
          <table:table-cell office:value-type="float" office:value="0.581819492468509" calcext:value-type="float">
            <text:p>0.5818194925</text:p>
          </table:table-cell>
          <table:table-cell office:value-type="float" office:value="0.58001730110681" calcext:value-type="float">
            <text:p>0.5800173011</text:p>
          </table:table-cell>
          <table:table-cell office:value-type="float" office:value="0.581459054209919" calcext:value-type="float">
            <text:p>0.5814590542</text:p>
          </table:table-cell>
          <table:table-cell office:value-type="float" office:value="0.577494232987313" calcext:value-type="float">
            <text:p>0.577494233</text:p>
          </table:table-cell>
          <table:table-cell office:value-type="float" office:value="0.584991349549717" calcext:value-type="float">
            <text:p>0.5849913495</text:p>
          </table:table-cell>
          <table:table-cell office:value-type="float" office:value="0.577854671211529" calcext:value-type="float">
            <text:p>0.5778546712</text:p>
          </table:table-cell>
          <table:table-cell office:value-type="float" office:value="0.581314878961482" calcext:value-type="float">
            <text:p>0.581314879</text:p>
          </table:table-cell>
          <table:table-cell office:value-type="float" office:value="0.579945213448218" calcext:value-type="float">
            <text:p>0.5799452134</text:p>
          </table:table-cell>
          <table:table-cell office:value-type="float" office:value="0.578863898431828" calcext:value-type="float">
            <text:p>0.5788638984</text:p>
          </table:table-cell>
          <table:table-cell office:value-type="float" office:value="0.582612456816153" calcext:value-type="float">
            <text:p>0.5826124568</text:p>
          </table:table-cell>
          <table:table-cell office:value-type="float" office:value="0.580521914648212" calcext:value-type="float">
            <text:p>0.5805219146</text:p>
          </table:table-cell>
          <table:table-cell office:value-type="float" office:value="0.584414648143478" calcext:value-type="float">
            <text:p>0.5844146481</text:p>
          </table:table-cell>
          <table:table-cell office:value-type="float" office:value="0.582396193771626" calcext:value-type="float">
            <text:p>0.5823961938</text:p>
          </table:table-cell>
          <table:table-cell office:value-type="float" office:value="0.584414648212226" calcext:value-type="float">
            <text:p>0.5844146482</text:p>
          </table:table-cell>
          <table:table-cell office:value-type="float" office:value="0.581891580230225" calcext:value-type="float">
            <text:p>0.5818915802</text:p>
          </table:table-cell>
          <table:table-cell office:value-type="float" office:value="0.57662918101545" calcext:value-type="float">
            <text:p>0.576629181</text:p>
          </table:table-cell>
          <table:table-cell office:value-type="float" office:value="0.579656862745098" calcext:value-type="float">
            <text:p>0.5796568627</text:p>
          </table:table-cell>
          <table:table-cell office:value-type="float" office:value="0.583117070357555" calcext:value-type="float">
            <text:p>0.5831170704</text:p>
          </table:table-cell>
          <table:table-cell office:value-type="float" office:value="0.580017300969314" calcext:value-type="float">
            <text:p>0.580017301</text:p>
          </table:table-cell>
          <table:table-cell office:value-type="float" office:value="0.579440599700571" calcext:value-type="float">
            <text:p>0.5794405997</text:p>
          </table:table-cell>
          <table:table-cell office:value-type="float" office:value="0.57792675893887" calcext:value-type="float">
            <text:p>0.5779267589</text:p>
          </table:table-cell>
          <table:table-cell office:value-type="float" office:value="0.580954440668517" calcext:value-type="float">
            <text:p>0.5809544407</text:p>
          </table:table-cell>
          <table:table-cell office:value-type="float" office:value="0.575043252526408" calcext:value-type="float">
            <text:p>0.5750432525</text:p>
          </table:table-cell>
          <table:table-cell office:value-type="float" office:value="0.581675317185698" calcext:value-type="float">
            <text:p>0.5816753172</text:p>
          </table:table-cell>
          <table:table-cell office:value-type="float" office:value="0.580666089965398" calcext:value-type="float">
            <text:p>0.58066609</text:p>
          </table:table-cell>
          <table:table-cell office:value-type="float" office:value="0.57944059976932" calcext:value-type="float">
            <text:p>0.5794405998</text:p>
          </table:table-cell>
          <table:table-cell office:value-type="float" office:value="0.583621683898957" calcext:value-type="float">
            <text:p>0.5836216839</text:p>
          </table:table-cell>
          <table:table-cell office:value-type="float" office:value="0.586144752087203" calcext:value-type="float">
            <text:p>0.5861447521</text:p>
          </table:table-cell>
          <table:table-cell office:value-type="float" office:value="0.583333333333333" calcext:value-type="float">
            <text:p>0.5833333333</text:p>
          </table:table-cell>
          <table:table-cell office:value-type="float" office:value="0.582396193702878" calcext:value-type="float">
            <text:p>0.5823961937</text:p>
          </table:table-cell>
          <table:table-cell office:value-type="float" office:value="0.575692041522491" calcext:value-type="float">
            <text:p>0.5756920415</text:p>
          </table:table-cell>
          <table:table-cell office:value-type="float" office:value="0.579945213379469" calcext:value-type="float">
            <text:p>0.5799452134</text:p>
          </table:table-cell>
          <table:table-cell office:value-type="float" office:value="0.579512687427912" calcext:value-type="float">
            <text:p>0.5795126874</text:p>
          </table:table-cell>
          <table:table-cell office:value-type="float" office:value="0.582468281430219" calcext:value-type="float">
            <text:p>0.5824682814</text:p>
          </table:table-cell>
          <table:table-cell office:value-type="float" office:value="0.581819492571632" calcext:value-type="float">
            <text:p>0.5818194926</text:p>
          </table:table-cell>
          <table:table-cell office:value-type="float" office:value="0.582756631995842" calcext:value-type="float">
            <text:p>0.582756632</text:p>
          </table:table-cell>
          <table:table-cell office:value-type="float" office:value="0.582396193771626" calcext:value-type="float">
            <text:p>0.5823961938</text:p>
          </table:table-cell>
          <table:table-cell office:value-type="float" office:value="0.57980103802791" calcext:value-type="float">
            <text:p>0.579801038</text:p>
          </table:table-cell>
          <table:table-cell office:value-type="float" office:value="0.581747404775543" calcext:value-type="float">
            <text:p>0.5817474048</text:p>
          </table:table-cell>
          <table:table-cell office:value-type="float" office:value="0.583477508719267" calcext:value-type="float">
            <text:p>0.5834775087</text:p>
          </table:table-cell>
          <table:table-cell office:value-type="float" office:value="0.586144752052829" calcext:value-type="float">
            <text:p>0.5861447521</text:p>
          </table:table-cell>
          <table:table-cell office:value-type="float" office:value="0.585495963159867" calcext:value-type="float">
            <text:p>0.5854959632</text:p>
          </table:table-cell>
          <table:table-cell office:value-type="float" office:value="0.570645905352244" calcext:value-type="float">
            <text:p>0.5706459054</text:p>
          </table:table-cell>
          <table:table-cell office:value-type="float" office:value="0.582324106181782" calcext:value-type="float">
            <text:p>0.5823241062</text:p>
          </table:table-cell>
          <table:table-cell office:value-type="float" office:value="0.586288927404388" calcext:value-type="float">
            <text:p>0.5862889274</text:p>
          </table:table-cell>
          <table:table-cell office:value-type="float" office:value="0.576773356470132" calcext:value-type="float">
            <text:p>0.5767733565</text:p>
          </table:table-cell>
          <table:table-cell office:value-type="float" office:value="0.592632641223063" calcext:value-type="float">
            <text:p>0.5926326412</text:p>
          </table:table-cell>
          <table:table-cell office:value-type="float" office:value="0.58427047289504" calcext:value-type="float">
            <text:p>0.5842704729</text:p>
          </table:table-cell>
          <table:table-cell office:value-type="float" office:value="0.581242791234141" calcext:value-type="float">
            <text:p>0.5812427912</text:p>
          </table:table-cell>
          <table:table-cell office:value-type="float" office:value="0.584558823460664" calcext:value-type="float">
            <text:p>0.5845588235</text:p>
          </table:table-cell>
          <table:table-cell office:value-type="float" office:value="0.580594002375553" calcext:value-type="float">
            <text:p>0.5805940024</text:p>
          </table:table-cell>
          <table:table-cell office:value-type="float" office:value="0.587946943483276" calcext:value-type="float">
            <text:p>0.5879469435</text:p>
          </table:table-cell>
          <table:table-cell office:value-type="float" office:value="0.581170703575548" calcext:value-type="float">
            <text:p>0.5811707036</text:p>
          </table:table-cell>
          <table:table-cell office:value-type="float" office:value="0.583693771626298" calcext:value-type="float">
            <text:p>0.5836937716</text:p>
          </table:table-cell>
          <table:table-cell office:value-type="float" office:value="0.577277970011534" calcext:value-type="float">
            <text:p>0.57727797</text:p>
          </table:table-cell>
          <table:table-cell office:value-type="float" office:value="0.584270472826292" calcext:value-type="float">
            <text:p>0.5842704728</text:p>
          </table:table-cell>
          <table:table-cell office:value-type="float" office:value="0.579728950334943" calcext:value-type="float">
            <text:p>0.5797289503</text:p>
          </table:table-cell>
          <table:table-cell office:value-type="float" office:value="0.582468281430219" calcext:value-type="float">
            <text:p>0.5824682814</text:p>
          </table:table-cell>
          <table:table-cell office:value-type="float" office:value="0.582540369088812" calcext:value-type="float">
            <text:p>0.5825403691</text:p>
          </table:table-cell>
          <table:table-cell office:value-type="float" office:value="0.583261245605992" calcext:value-type="float">
            <text:p>0.5832612456</text:p>
          </table:table-cell>
          <table:table-cell office:value-type="float" office:value="0.584054209919262" calcext:value-type="float">
            <text:p>0.5840542099</text:p>
          </table:table-cell>
          <table:table-cell office:value-type="float" office:value="0.584054209850514" calcext:value-type="float">
            <text:p>0.5840542099</text:p>
          </table:table-cell>
          <table:table-cell office:value-type="float" office:value="0.58203575554741" calcext:value-type="float">
            <text:p>0.5820357555</text:p>
          </table:table-cell>
          <table:table-cell office:value-type="float" office:value="0.578575547866205" calcext:value-type="float">
            <text:p>0.5785755479</text:p>
          </table:table-cell>
          <table:table-cell office:value-type="float" office:value="0.583982122329417" calcext:value-type="float">
            <text:p>0.5839821223</text:p>
          </table:table-cell>
          <table:table-cell office:value-type="float" office:value="0.578719723252139" calcext:value-type="float">
            <text:p>0.5787197233</text:p>
          </table:table-cell>
          <table:table-cell table:number-columns-repeated="2" office:value-type="float" office:value="0.584414648280974" calcext:value-type="float">
            <text:p>0.5844146483</text:p>
          </table:table-cell>
          <table:table-cell office:value-type="float" office:value="0.582107843206003" calcext:value-type="float">
            <text:p>0.5821078432</text:p>
          </table:table-cell>
          <table:table-cell office:value-type="float" office:value="0.58679354094579" calcext:value-type="float">
            <text:p>0.5867935409</text:p>
          </table:table-cell>
          <table:table-cell office:value-type="float" office:value="0.587370242145785" calcext:value-type="float">
            <text:p>0.5873702421</text:p>
          </table:table-cell>
          <table:table-cell office:value-type="float" office:value="0.583982122260669" calcext:value-type="float">
            <text:p>0.5839821223</text:p>
          </table:table-cell>
          <table:table-cell office:value-type="float" office:value="0.584558823529412" calcext:value-type="float">
            <text:p>0.5845588235</text:p>
          </table:table-cell>
          <table:table-cell office:value-type="float" office:value="0.585207612525496" calcext:value-type="float">
            <text:p>0.5852076125</text:p>
          </table:table-cell>
          <table:table-cell office:value-type="float" office:value="0.586433102721574" calcext:value-type="float">
            <text:p>0.5864331027</text:p>
          </table:table-cell>
          <table:table-cell office:value-type="float" office:value="0.584486735802071" calcext:value-type="float">
            <text:p>0.5844867358</text:p>
          </table:table-cell>
          <table:table-cell office:value-type="float" office:value="0.585495963159867" calcext:value-type="float">
            <text:p>0.5854959632</text:p>
          </table:table-cell>
          <table:table-cell office:value-type="float" office:value="0.574682814267817" calcext:value-type="float">
            <text:p>0.5746828143</text:p>
          </table:table-cell>
          <table:table-cell office:value-type="float" office:value="0.57540369088812" calcext:value-type="float">
            <text:p>0.5754036909</text:p>
          </table:table-cell>
          <table:table-cell office:value-type="float" office:value="0.585063437070814" calcext:value-type="float">
            <text:p>0.5850634371</text:p>
          </table:table-cell>
          <table:table-cell office:value-type="float" office:value="0.58326124567474" calcext:value-type="float">
            <text:p>0.5832612457</text:p>
          </table:table-cell>
          <table:table-cell office:value-type="float" office:value="0.584126297509106" calcext:value-type="float">
            <text:p>0.5841262975</text:p>
          </table:table-cell>
          <table:table-cell office:value-type="float" office:value="0.584198385236448" calcext:value-type="float">
            <text:p>0.5841983852</text:p>
          </table:table-cell>
          <table:table-cell office:value-type="float" office:value="0.580305651672434" calcext:value-type="float">
            <text:p>0.5803056517</text:p>
          </table:table-cell>
          <table:table-cell office:value-type="float" office:value="0.58809111886921" calcext:value-type="float">
            <text:p>0.5880911189</text:p>
          </table:table-cell>
          <table:table-cell office:value-type="float" office:value="0.578575547934953" calcext:value-type="float">
            <text:p>0.5785755479</text:p>
          </table:table-cell>
          <table:table-cell office:value-type="float" office:value="0.586216839642673" calcext:value-type="float">
            <text:p>0.5862168396</text:p>
          </table:table-cell>
          <table:table-cell office:value-type="float" office:value="0.583837946874735" calcext:value-type="float">
            <text:p>0.5838379469</text:p>
          </table:table-cell>
          <table:table-cell office:value-type="float" office:value="0.585351787773933" calcext:value-type="float">
            <text:p>0.5853517878</text:p>
          </table:table-cell>
          <table:table-cell office:value-type="float" office:value="0.578863898500577" calcext:value-type="float">
            <text:p>0.5788638985</text:p>
          </table:table-cell>
          <table:table-cell office:value-type="float" office:value="0.58001730110681" calcext:value-type="float">
            <text:p>0.5800173011</text:p>
          </table:table-cell>
          <table:table-cell office:value-type="float" office:value="0.58066608989665" calcext:value-type="float">
            <text:p>0.5806660899</text:p>
          </table:table-cell>
          <table:table-cell office:value-type="float" office:value="0.583982122191921" calcext:value-type="float">
            <text:p>0.5839821222</text:p>
          </table:table-cell>
          <table:table-cell office:value-type="float" office:value="0.586937716194228" calcext:value-type="float">
            <text:p>0.5869377162</text:p>
          </table:table-cell>
          <table:table-cell office:value-type="float" office:value="0.583693771626298" calcext:value-type="float">
            <text:p>0.5836937716</text:p>
          </table:table-cell>
          <table:table-cell office:value-type="float" office:value="0.59356978078477" calcext:value-type="float">
            <text:p>0.5935697808</text:p>
          </table:table-cell>
          <table:table-cell office:value-type="float" office:value="0.57944059976932" calcext:value-type="float">
            <text:p>0.5794405998</text:p>
          </table:table-cell>
          <table:table-cell office:value-type="float" office:value="0.582540369088812" calcext:value-type="float">
            <text:p>0.5825403691</text:p>
          </table:table-cell>
          <table:table-cell office:value-type="float" office:value="0.583549596240364" calcext:value-type="float">
            <text:p>0.5835495962</text:p>
          </table:table-cell>
          <table:table-cell office:value-type="float" office:value="0.581891580230225" calcext:value-type="float">
            <text:p>0.5818915802</text:p>
          </table:table-cell>
          <table:table-cell office:value-type="float" office:value="0.583405420991926" calcext:value-type="float">
            <text:p>0.583405421</text:p>
          </table:table-cell>
          <table:table-cell office:value-type="float" office:value="0.585928489111424" calcext:value-type="float">
            <text:p>0.5859284891</text:p>
          </table:table-cell>
          <table:table-cell office:value-type="float" office:value="0.585063437070814" calcext:value-type="float">
            <text:p>0.5850634371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527"/>
        </table:table-row>
        <table:table-row table:style-name="ro1">
          <table:table-cell office:value-type="float" office:value="0.466313932896501" calcext:value-type="float">
            <text:p>0.4663139329</text:p>
          </table:table-cell>
          <table:table-cell office:value-type="float" office:value="0.464902998152233" calcext:value-type="float">
            <text:p>0.4649029982</text:p>
          </table:table-cell>
          <table:table-cell office:value-type="float" office:value="0.527160493911259" calcext:value-type="float">
            <text:p>0.5271604939</text:p>
          </table:table-cell>
          <table:table-cell office:value-type="float" office:value="0.464902998152233" calcext:value-type="float">
            <text:p>0.4649029982</text:p>
          </table:table-cell>
          <table:table-cell office:value-type="float" office:value="0.4652557318383" calcext:value-type="float">
            <text:p>0.4652557318</text:p>
          </table:table-cell>
          <table:table-cell office:value-type="float" office:value="0.469312169228071" calcext:value-type="float">
            <text:p>0.4693121692</text:p>
          </table:table-cell>
          <table:table-cell office:value-type="float" office:value="0.515520282271047" calcext:value-type="float">
            <text:p>0.5155202823</text:p>
          </table:table-cell>
          <table:table-cell office:value-type="float" office:value="0.517107583627078" calcext:value-type="float">
            <text:p>0.5171075836</text:p>
          </table:table-cell>
          <table:table-cell office:value-type="float" office:value="0.465079364995267" calcext:value-type="float">
            <text:p>0.465079365</text:p>
          </table:table-cell>
          <table:table-cell table:number-columns-repeated="2" office:value-type="float" office:value="0.464902998152233" calcext:value-type="float">
            <text:p>0.4649029982</text:p>
          </table:table-cell>
          <table:table-cell office:value-type="float" office:value="0.488712521961757" calcext:value-type="float">
            <text:p>0.488712522</text:p>
          </table:table-cell>
          <table:table-cell office:value-type="float" office:value="0.464902998152233" calcext:value-type="float">
            <text:p>0.4649029982</text:p>
          </table:table-cell>
          <table:table-cell office:value-type="float" office:value="0.527160493911259" calcext:value-type="float">
            <text:p>0.5271604939</text:p>
          </table:table-cell>
          <table:table-cell office:value-type="float" office:value="0.520634920719019" calcext:value-type="float">
            <text:p>0.5206349207</text:p>
          </table:table-cell>
          <table:table-cell office:value-type="float" office:value="0.468077601505545" calcext:value-type="float">
            <text:p>0.4680776015</text:p>
          </table:table-cell>
          <table:table-cell office:value-type="float" office:value="0.505820105651909" calcext:value-type="float">
            <text:p>0.5058201057</text:p>
          </table:table-cell>
          <table:table-cell office:value-type="float" office:value="0.464902998152233" calcext:value-type="float">
            <text:p>0.4649029982</text:p>
          </table:table-cell>
          <table:table-cell office:value-type="float" office:value="0.505820105799081" calcext:value-type="float">
            <text:p>0.5058201058</text:p>
          </table:table-cell>
          <table:table-cell office:value-type="float" office:value="0.464373897623133" calcext:value-type="float">
            <text:p>0.4643738976</text:p>
          </table:table-cell>
          <table:table-cell office:value-type="float" office:value="0.472134038926853" calcext:value-type="float">
            <text:p>0.4721340389</text:p>
          </table:table-cell>
          <table:table-cell office:value-type="float" office:value="0.500529100634223" calcext:value-type="float">
            <text:p>0.5005291006</text:p>
          </table:table-cell>
          <table:table-cell office:value-type="float" office:value="0.466843033551749" calcext:value-type="float">
            <text:p>0.4668430336</text:p>
          </table:table-cell>
          <table:table-cell office:value-type="float" office:value="0.519753086398729" calcext:value-type="float">
            <text:p>0.5197530864</text:p>
          </table:table-cell>
          <table:table-cell office:value-type="float" office:value="0.493827160325631" calcext:value-type="float">
            <text:p>0.4938271603</text:p>
          </table:table-cell>
          <table:table-cell office:value-type="float" office:value="0.470194003621947" calcext:value-type="float">
            <text:p>0.4701940036</text:p>
          </table:table-cell>
          <table:table-cell office:value-type="float" office:value="0.4647266313092" calcext:value-type="float">
            <text:p>0.4647266313</text:p>
          </table:table-cell>
          <table:table-cell office:value-type="float" office:value="0.477601411060892" calcext:value-type="float">
            <text:p>0.4776014111</text:p>
          </table:table-cell>
          <table:table-cell office:value-type="float" office:value="0.474603174456003" calcext:value-type="float">
            <text:p>0.4746031745</text:p>
          </table:table-cell>
          <table:table-cell office:value-type="float" office:value="0.495414461912932" calcext:value-type="float">
            <text:p>0.4954144619</text:p>
          </table:table-cell>
          <table:table-cell office:value-type="float" office:value="0.529805996577786" calcext:value-type="float">
            <text:p>0.5298059966</text:p>
          </table:table-cell>
          <table:table-cell office:value-type="float" office:value="0.464197530780099" calcext:value-type="float">
            <text:p>0.4641975308</text:p>
          </table:table-cell>
          <table:table-cell office:value-type="float" office:value="0.506701940140396" calcext:value-type="float">
            <text:p>0.5067019401</text:p>
          </table:table-cell>
          <table:table-cell office:value-type="float" office:value="0.534215167632599" calcext:value-type="float">
            <text:p>0.5342151676</text:p>
          </table:table-cell>
          <table:table-cell office:value-type="float" office:value="0.508641975140445" calcext:value-type="float">
            <text:p>0.5086419751</text:p>
          </table:table-cell>
          <table:table-cell office:value-type="float" office:value="0.512874779499397" calcext:value-type="float">
            <text:p>0.5128747795</text:p>
          </table:table-cell>
          <table:table-cell office:value-type="float" office:value="0.526102292874082" calcext:value-type="float">
            <text:p>0.5261022929</text:p>
          </table:table-cell>
          <table:table-cell office:value-type="float" office:value="0.470370370443956" calcext:value-type="float">
            <text:p>0.4703703704</text:p>
          </table:table-cell>
          <table:table-cell office:value-type="float" office:value="0.507407407386383" calcext:value-type="float">
            <text:p>0.5074074074</text:p>
          </table:table-cell>
          <table:table-cell office:value-type="float" office:value="0.508994708973684" calcext:value-type="float">
            <text:p>0.508994709</text:p>
          </table:table-cell>
          <table:table-cell office:value-type="float" office:value="0.4647266313092" calcext:value-type="float">
            <text:p>0.4647266313</text:p>
          </table:table-cell>
          <table:table-cell office:value-type="float" office:value="0.464902998152233" calcext:value-type="float">
            <text:p>0.4649029982</text:p>
          </table:table-cell>
          <table:table-cell office:value-type="float" office:value="0.536684303435068" calcext:value-type="float">
            <text:p>0.5366843034</text:p>
          </table:table-cell>
          <table:table-cell office:value-type="float" office:value="0.491887125199434" calcext:value-type="float">
            <text:p>0.4918871252</text:p>
          </table:table-cell>
          <table:table-cell office:value-type="float" office:value="0.469841269914856" calcext:value-type="float">
            <text:p>0.4698412699</text:p>
          </table:table-cell>
          <table:table-cell office:value-type="float" office:value="0.464902998152233" calcext:value-type="float">
            <text:p>0.4649029982</text:p>
          </table:table-cell>
          <table:table-cell office:value-type="float" office:value="0.531393298144063" calcext:value-type="float">
            <text:p>0.5313932981</text:p>
          </table:table-cell>
          <table:table-cell office:value-type="float" office:value="0.475837742504409" calcext:value-type="float">
            <text:p>0.4758377425</text:p>
          </table:table-cell>
          <table:table-cell office:value-type="float" office:value="0.521693121672097" calcext:value-type="float">
            <text:p>0.5216931217</text:p>
          </table:table-cell>
          <table:table-cell office:value-type="float" office:value="0.485714285714286" calcext:value-type="float">
            <text:p>0.4857142857</text:p>
          </table:table-cell>
          <table:table-cell office:value-type="float" office:value="0.489241622406759" calcext:value-type="float">
            <text:p>0.4892416224</text:p>
          </table:table-cell>
          <table:table-cell office:value-type="float" office:value="0.465079364995267" calcext:value-type="float">
            <text:p>0.465079365</text:p>
          </table:table-cell>
          <table:table-cell office:value-type="float" office:value="0.536860670278102" calcext:value-type="float">
            <text:p>0.5368606703</text:p>
          </table:table-cell>
          <table:table-cell office:value-type="float" office:value="0.534920635004733" calcext:value-type="float">
            <text:p>0.534920635</text:p>
          </table:table-cell>
          <table:table-cell office:value-type="float" office:value="0.488007054778844" calcext:value-type="float">
            <text:p>0.4880070548</text:p>
          </table:table-cell>
          <table:table-cell office:value-type="float" office:value="0.482010582010582" calcext:value-type="float">
            <text:p>0.482010582</text:p>
          </table:table-cell>
          <table:table-cell office:value-type="float" office:value="0.479188712501021" calcext:value-type="float">
            <text:p>0.4791887125</text:p>
          </table:table-cell>
          <table:table-cell office:value-type="float" office:value="0.472839506298987" calcext:value-type="float">
            <text:p>0.4728395063</text:p>
          </table:table-cell>
          <table:table-cell office:value-type="float" office:value="0.531569664987096" calcext:value-type="float">
            <text:p>0.531569665</text:p>
          </table:table-cell>
          <table:table-cell office:value-type="float" office:value="0.466490299844658" calcext:value-type="float">
            <text:p>0.4664902998</text:p>
          </table:table-cell>
          <table:table-cell office:value-type="float" office:value="0.473368606828087" calcext:value-type="float">
            <text:p>0.4733686068</text:p>
          </table:table-cell>
          <table:table-cell office:value-type="float" office:value="0.465079364995267" calcext:value-type="float">
            <text:p>0.465079365</text:p>
          </table:table-cell>
          <table:table-cell office:value-type="float" office:value="0.470723104130023" calcext:value-type="float">
            <text:p>0.4707231041</text:p>
          </table:table-cell>
          <table:table-cell office:value-type="float" office:value="0.463844797272741" calcext:value-type="float">
            <text:p>0.4638447973</text:p>
          </table:table-cell>
          <table:table-cell office:value-type="float" office:value="0.492239859011648" calcext:value-type="float">
            <text:p>0.492239859</text:p>
          </table:table-cell>
          <table:table-cell office:value-type="float" office:value="0.486419752939248" calcext:value-type="float">
            <text:p>0.4864197529</text:p>
          </table:table-cell>
          <table:table-cell office:value-type="float" office:value="0.495767195767196" calcext:value-type="float">
            <text:p>0.4957671958</text:p>
          </table:table-cell>
          <table:table-cell office:value-type="float" office:value="0.526102292600763" calcext:value-type="float">
            <text:p>0.5261022926</text:p>
          </table:table-cell>
          <table:table-cell office:value-type="float" office:value="0.463668430250999" calcext:value-type="float">
            <text:p>0.4636684303</text:p>
          </table:table-cell>
          <table:table-cell office:value-type="float" office:value="0.498765432203888" calcext:value-type="float">
            <text:p>0.4987654322</text:p>
          </table:table-cell>
          <table:table-cell office:value-type="float" office:value="0.520987654426111" calcext:value-type="float">
            <text:p>0.5209876544</text:p>
          </table:table-cell>
          <table:table-cell office:value-type="float" office:value="0.52345678995526" calcext:value-type="float">
            <text:p>0.52345679</text:p>
          </table:table-cell>
          <table:table-cell office:value-type="float" office:value="0.520811287583077" calcext:value-type="float">
            <text:p>0.5208112876</text:p>
          </table:table-cell>
          <table:table-cell office:value-type="float" office:value="0.514462081107723" calcext:value-type="float">
            <text:p>0.5144620811</text:p>
          </table:table-cell>
          <table:table-cell office:value-type="float" office:value="0.464902998278381" calcext:value-type="float">
            <text:p>0.4649029983</text:p>
          </table:table-cell>
          <table:table-cell office:value-type="float" office:value="0.518165784811427" calcext:value-type="float">
            <text:p>0.5181657848</text:p>
          </table:table-cell>
          <table:table-cell office:value-type="float" office:value="0.534391534475633" calcext:value-type="float">
            <text:p>0.5343915345</text:p>
          </table:table-cell>
          <table:table-cell office:value-type="float" office:value="0.532451499076117" calcext:value-type="float">
            <text:p>0.5324514991</text:p>
          </table:table-cell>
          <table:table-cell office:value-type="float" office:value="0.463315696743641" calcext:value-type="float">
            <text:p>0.4633156967</text:p>
          </table:table-cell>
          <table:table-cell office:value-type="float" office:value="0.532627866045297" calcext:value-type="float">
            <text:p>0.532627866</text:p>
          </table:table-cell>
          <table:table-cell office:value-type="float" office:value="0.531393297870744" calcext:value-type="float">
            <text:p>0.5313932979</text:p>
          </table:table-cell>
          <table:table-cell office:value-type="float" office:value="0.476895943415438" calcext:value-type="float">
            <text:p>0.4768959434</text:p>
          </table:table-cell>
          <table:table-cell office:value-type="float" office:value="0.518165784790402" calcext:value-type="float">
            <text:p>0.5181657848</text:p>
          </table:table-cell>
          <table:table-cell office:value-type="float" office:value="0.463492063407965" calcext:value-type="float">
            <text:p>0.4634920634</text:p>
          </table:table-cell>
          <table:table-cell office:value-type="float" office:value="0.504056437368746" calcext:value-type="float">
            <text:p>0.5040564374</text:p>
          </table:table-cell>
          <table:table-cell office:value-type="float" office:value="0.484832451625266" calcext:value-type="float">
            <text:p>0.4848324516</text:p>
          </table:table-cell>
          <table:table-cell office:value-type="float" office:value="0.463844797251717" calcext:value-type="float">
            <text:p>0.4638447973</text:p>
          </table:table-cell>
          <table:table-cell office:value-type="float" office:value="0.500705467203937" calcext:value-type="float">
            <text:p>0.5007054672</text:p>
          </table:table-cell>
          <table:table-cell office:value-type="float" office:value="0.464197530780099" calcext:value-type="float">
            <text:p>0.4641975308</text:p>
          </table:table-cell>
          <table:table-cell office:value-type="float" office:value="0.469135802595283" calcext:value-type="float">
            <text:p>0.4691358026</text:p>
          </table:table-cell>
          <table:table-cell office:value-type="float" office:value="0.46507936510039" calcext:value-type="float">
            <text:p>0.4650793651</text:p>
          </table:table-cell>
          <table:table-cell office:value-type="float" office:value="0.533686067103499" calcext:value-type="float">
            <text:p>0.5336860671</text:p>
          </table:table-cell>
          <table:table-cell office:value-type="float" office:value="0.488183421516755" calcext:value-type="float">
            <text:p>0.4881834215</text:p>
          </table:table-cell>
          <table:table-cell office:value-type="float" office:value="0.469312169385755" calcext:value-type="float">
            <text:p>0.4693121694</text:p>
          </table:table-cell>
          <table:table-cell office:value-type="float" office:value="0.485714285840433" calcext:value-type="float">
            <text:p>0.4857142858</text:p>
          </table:table-cell>
          <table:table-cell office:value-type="float" office:value="0.496649029982363" calcext:value-type="float">
            <text:p>0.49664903</text:p>
          </table:table-cell>
          <table:table-cell office:value-type="float" office:value="0.520458553749838" calcext:value-type="float">
            <text:p>0.5204585537</text:p>
          </table:table-cell>
          <table:table-cell office:value-type="float" office:value="0.464021163937066" calcext:value-type="float">
            <text:p>0.4640211639</text:p>
          </table:table-cell>
          <table:table-cell office:value-type="float" office:value="0.462786596035831" calcext:value-type="float">
            <text:p>0.462786596</text:p>
          </table:table-cell>
          <table:table-cell office:value-type="float" office:value="0.468606701887474" calcext:value-type="float">
            <text:p>0.4686067019</text:p>
          </table:table-cell>
          <table:table-cell office:value-type="float" office:value="0.486948853468348" calcext:value-type="float">
            <text:p>0.4869488535</text:p>
          </table:table-cell>
          <table:table-cell office:value-type="float" office:value="0.535449735260514" calcext:value-type="float">
            <text:p>0.5354497353</text:p>
          </table:table-cell>
          <table:table-cell office:value-type="float" office:value="0.479541446060941" calcext:value-type="float">
            <text:p>0.4795414461</text:p>
          </table:table-cell>
          <table:table-cell office:value-type="float" office:value="0.468606702013621" calcext:value-type="float">
            <text:p>0.468606702</text:p>
          </table:table-cell>
          <table:table-cell office:value-type="float" office:value="0.477601410934744" calcext:value-type="float">
            <text:p>0.4776014109</text:p>
          </table:table-cell>
          <table:table-cell office:value-type="float" office:value="0.463668430250999" calcext:value-type="float">
            <text:p>0.4636684303</text:p>
          </table:table-cell>
          <table:table-cell office:value-type="float" office:value="0.467195767237816" calcext:value-type="float">
            <text:p>0.4671957672</text:p>
          </table:table-cell>
          <table:table-cell office:value-type="float" office:value="0.463668430250999" calcext:value-type="float">
            <text:p>0.4636684303</text:p>
          </table:table-cell>
          <table:table-cell office:value-type="float" office:value="0.518342151633436" calcext:value-type="float">
            <text:p>0.5183421516</text:p>
          </table:table-cell>
          <table:table-cell office:value-type="float" office:value="0.481128747795415" calcext:value-type="float">
            <text:p>0.4811287478</text:p>
          </table:table-cell>
          <table:table-cell office:value-type="float" office:value="0.467724867819478" calcext:value-type="float">
            <text:p>0.4677248678</text:p>
          </table:table-cell>
          <table:table-cell office:value-type="float" office:value="0.467195767216792" calcext:value-type="float">
            <text:p>0.4671957672</text:p>
          </table:table-cell>
          <table:table-cell office:value-type="float" office:value="0.506525573265826" calcext:value-type="float">
            <text:p>0.5065255733</text:p>
          </table:table-cell>
          <table:table-cell office:value-type="float" office:value="0.495943562736377" calcext:value-type="float">
            <text:p>0.4959435627</text:p>
          </table:table-cell>
          <table:table-cell office:value-type="float" office:value="0.465079364995267" calcext:value-type="float">
            <text:p>0.465079365</text:p>
          </table:table-cell>
          <table:table-cell office:value-type="float" office:value="0.498589065381879" calcext:value-type="float">
            <text:p>0.4985890654</text:p>
          </table:table-cell>
          <table:table-cell office:value-type="float" office:value="0.507054673847488" calcext:value-type="float">
            <text:p>0.5070546738</text:p>
          </table:table-cell>
          <table:table-cell office:value-type="float" office:value="0.521693121672097" calcext:value-type="float">
            <text:p>0.5216931217</text:p>
          </table:table-cell>
          <table:table-cell office:value-type="float" office:value="0.535449735533834" calcext:value-type="float">
            <text:p>0.5354497355</text:p>
          </table:table-cell>
          <table:table-cell office:value-type="float" office:value="0.462610229192798" calcext:value-type="float">
            <text:p>0.4626102292</text:p>
          </table:table-cell>
          <table:table-cell office:value-type="float" office:value="0.464197530780099" calcext:value-type="float">
            <text:p>0.4641975308</text:p>
          </table:table-cell>
          <table:table-cell office:value-type="float" office:value="0.467724867766917" calcext:value-type="float">
            <text:p>0.4677248678</text:p>
          </table:table-cell>
          <table:table-cell office:value-type="float" office:value="0.468430335065465" calcext:value-type="float">
            <text:p>0.4684303351</text:p>
          </table:table-cell>
          <table:table-cell office:value-type="float" office:value="0.523104056521488" calcext:value-type="float">
            <text:p>0.5231040565</text:p>
          </table:table-cell>
          <table:table-cell office:value-type="float" office:value="0.480070546863361" calcext:value-type="float">
            <text:p>0.4800705469</text:p>
          </table:table-cell>
          <table:table-cell office:value-type="float" office:value="0.46631393307521" calcext:value-type="float">
            <text:p>0.4663139331</text:p>
          </table:table-cell>
          <table:table-cell office:value-type="float" office:value="0.488183421642902" calcext:value-type="float">
            <text:p>0.4881834216</text:p>
          </table:table-cell>
          <table:table-cell office:value-type="float" office:value="0.535626102376867" calcext:value-type="float">
            <text:p>0.5356261024</text:p>
          </table:table-cell>
          <table:table-cell office:value-type="float" office:value="0.510229276748772" calcext:value-type="float">
            <text:p>0.5102292767</text:p>
          </table:table-cell>
          <table:table-cell office:value-type="float" office:value="0.535626102376867" calcext:value-type="float">
            <text:p>0.5356261024</text:p>
          </table:table-cell>
          <table:table-cell office:value-type="float" office:value="0.466137566085005" calcext:value-type="float">
            <text:p>0.4661375661</text:p>
          </table:table-cell>
          <table:table-cell office:value-type="float" office:value="0.472663139403392" calcext:value-type="float">
            <text:p>0.4726631394</text:p>
          </table:table-cell>
          <table:table-cell table:number-columns-repeated="2" office:value-type="float" office:value="0.530864197614963" calcext:value-type="float">
            <text:p>0.5308641976</text:p>
          </table:table-cell>
          <table:table-cell office:value-type="float" office:value="0.469664902945675" calcext:value-type="float">
            <text:p>0.4696649029</text:p>
          </table:table-cell>
          <table:table-cell office:value-type="float" office:value="0.508818342256798" calcext:value-type="float">
            <text:p>0.5088183423</text:p>
          </table:table-cell>
          <table:table-cell office:value-type="float" office:value="0.461552028134597" calcext:value-type="float">
            <text:p>0.4615520281</text:p>
          </table:table-cell>
          <table:table-cell office:value-type="float" office:value="0.484479717918174" calcext:value-type="float">
            <text:p>0.4844797179</text:p>
          </table:table-cell>
          <table:table-cell office:value-type="float" office:value="0.532098765516197" calcext:value-type="float">
            <text:p>0.5320987655</text:p>
          </table:table-cell>
          <table:table-cell office:value-type="float" office:value="0.477248677374825" calcext:value-type="float">
            <text:p>0.4772486774</text:p>
          </table:table-cell>
          <table:table-cell office:value-type="float" office:value="0.513580246766408" calcext:value-type="float">
            <text:p>0.5135802468</text:p>
          </table:table-cell>
          <table:table-cell office:value-type="float" office:value="0.49417989415887" calcext:value-type="float">
            <text:p>0.4941798942</text:p>
          </table:table-cell>
          <table:table-cell office:value-type="float" office:value="0.474250440990694" calcext:value-type="float">
            <text:p>0.474250441</text:p>
          </table:table-cell>
          <table:table-cell office:value-type="float" office:value="0.464197530832661" calcext:value-type="float">
            <text:p>0.4641975308</text:p>
          </table:table-cell>
          <table:table-cell office:value-type="float" office:value="0.532804232762184" calcext:value-type="float">
            <text:p>0.5328042328</text:p>
          </table:table-cell>
          <table:table-cell office:value-type="float" office:value="0.491710758377425" calcext:value-type="float">
            <text:p>0.4917107584</text:p>
          </table:table-cell>
          <table:table-cell office:value-type="float" office:value="0.501763668430335" calcext:value-type="float">
            <text:p>0.5017636684</text:p>
          </table:table-cell>
          <table:table-cell office:value-type="float" office:value="0.533156966574398" calcext:value-type="float">
            <text:p>0.5331569666</text:p>
          </table:table-cell>
          <table:table-cell office:value-type="float" office:value="0.505291005291005" calcext:value-type="float">
            <text:p>0.5052910053</text:p>
          </table:table-cell>
          <table:table-cell office:value-type="float" office:value="0.473721340335446" calcext:value-type="float">
            <text:p>0.4737213403</text:p>
          </table:table-cell>
          <table:table-cell office:value-type="float" office:value="0.515696648861786" calcext:value-type="float">
            <text:p>0.5156966489</text:p>
          </table:table-cell>
          <table:table-cell office:value-type="float" office:value="0.483421516880997" calcext:value-type="float">
            <text:p>0.4834215169</text:p>
          </table:table-cell>
          <table:table-cell office:value-type="float" office:value="0.471604938240068" calcext:value-type="float">
            <text:p>0.4716049382</text:p>
          </table:table-cell>
          <table:table-cell office:value-type="float" office:value="0.467019400394783" calcext:value-type="float">
            <text:p>0.4670194004</text:p>
          </table:table-cell>
          <table:table-cell office:value-type="float" office:value="0.519753086524876" calcext:value-type="float">
            <text:p>0.5197530865</text:p>
          </table:table-cell>
          <table:table-cell office:value-type="float" office:value="0.470546737308014" calcext:value-type="float">
            <text:p>0.4705467373</text:p>
          </table:table-cell>
          <table:table-cell office:value-type="float" office:value="0.48447971776049" calcext:value-type="float">
            <text:p>0.4844797178</text:p>
          </table:table-cell>
          <table:table-cell office:value-type="float" office:value="0.475661375755986" calcext:value-type="float">
            <text:p>0.4756613758</text:p>
          </table:table-cell>
          <table:table-cell office:value-type="float" office:value="0.489770722956884" calcext:value-type="float">
            <text:p>0.489770723</text:p>
          </table:table-cell>
          <table:table-cell office:value-type="float" office:value="0.496825396951544" calcext:value-type="float">
            <text:p>0.496825397</text:p>
          </table:table-cell>
          <table:table-cell office:value-type="float" office:value="0.48342151675485" calcext:value-type="float">
            <text:p>0.4834215168</text:p>
          </table:table-cell>
          <table:table-cell office:value-type="float" office:value="0.507407407533555" calcext:value-type="float">
            <text:p>0.5074074075</text:p>
          </table:table-cell>
          <table:table-cell office:value-type="float" office:value="0.491534391534392" calcext:value-type="float">
            <text:p>0.4915343915</text:p>
          </table:table-cell>
          <table:table-cell office:value-type="float" office:value="0.490652557445371" calcext:value-type="float">
            <text:p>0.4906525574</text:p>
          </table:table-cell>
          <table:table-cell office:value-type="float" office:value="0.535097001847767" calcext:value-type="float">
            <text:p>0.5350970018</text:p>
          </table:table-cell>
          <table:table-cell office:value-type="float" office:value="0.46666666663513" calcext:value-type="float">
            <text:p>0.4666666666</text:p>
          </table:table-cell>
          <table:table-cell office:value-type="float" office:value="0.503527336839646" calcext:value-type="float">
            <text:p>0.5035273368</text:p>
          </table:table-cell>
          <table:table-cell office:value-type="float" office:value="0.463844797094032" calcext:value-type="float">
            <text:p>0.4638447971</text:p>
          </table:table-cell>
          <table:table-cell office:value-type="float" office:value="0.525573192344982" calcext:value-type="float">
            <text:p>0.5255731923</text:p>
          </table:table-cell>
          <table:table-cell office:value-type="float" office:value="0.514991181762971" calcext:value-type="float">
            <text:p>0.5149911818</text:p>
          </table:table-cell>
          <table:table-cell office:value-type="float" office:value="0.533333333417432" calcext:value-type="float">
            <text:p>0.5333333334</text:p>
          </table:table-cell>
          <table:table-cell office:value-type="float" office:value="0.464902998152233" calcext:value-type="float">
            <text:p>0.4649029982</text:p>
          </table:table-cell>
          <table:table-cell office:value-type="float" office:value="0.484479717813051" calcext:value-type="float">
            <text:p>0.4844797178</text:p>
          </table:table-cell>
          <table:table-cell office:value-type="float" office:value="0.481481481607629" calcext:value-type="float">
            <text:p>0.4814814816</text:p>
          </table:table-cell>
          <table:table-cell office:value-type="float" office:value="0.531216931301029" calcext:value-type="float">
            <text:p>0.5312169313</text:p>
          </table:table-cell>
          <table:table-cell office:value-type="float" office:value="0.468959435594566" calcext:value-type="float">
            <text:p>0.4689594356</text:p>
          </table:table-cell>
          <table:table-cell office:value-type="float" office:value="0.466137566053468" calcext:value-type="float">
            <text:p>0.4661375661</text:p>
          </table:table-cell>
          <table:table-cell office:value-type="float" office:value="0.46578483254611" calcext:value-type="float">
            <text:p>0.4657848325</text:p>
          </table:table-cell>
          <table:table-cell office:value-type="float" office:value="0.49559082877699" calcext:value-type="float">
            <text:p>0.4955908288</text:p>
          </table:table-cell>
          <table:table-cell office:value-type="float" office:value="0.490828924141233" calcext:value-type="float">
            <text:p>0.4908289241</text:p>
          </table:table-cell>
          <table:table-cell office:value-type="float" office:value="0.5352733686908" calcext:value-type="float">
            <text:p>0.5352733687</text:p>
          </table:table-cell>
          <table:table-cell office:value-type="float" office:value="0.464902998278381" calcext:value-type="float">
            <text:p>0.4649029983</text:p>
          </table:table-cell>
          <table:table-cell office:value-type="float" office:value="0.534920635004733" calcext:value-type="float">
            <text:p>0.534920635</text:p>
          </table:table-cell>
          <table:table-cell office:value-type="float" office:value="0.484126984126984" calcext:value-type="float">
            <text:p>0.4841269841</text:p>
          </table:table-cell>
          <table:table-cell office:value-type="float" office:value="0.518871252036389" calcext:value-type="float">
            <text:p>0.518871252</text:p>
          </table:table-cell>
          <table:table-cell office:value-type="float" office:value="0.517107583753226" calcext:value-type="float">
            <text:p>0.5171075838</text:p>
          </table:table-cell>
          <table:table-cell office:value-type="float" office:value="0.478306878380464" calcext:value-type="float">
            <text:p>0.4783068784</text:p>
          </table:table-cell>
          <table:table-cell office:value-type="float" office:value="0.498765432224913" calcext:value-type="float">
            <text:p>0.4987654322</text:p>
          </table:table-cell>
          <table:table-cell office:value-type="float" office:value="0.478659611940384" calcext:value-type="float">
            <text:p>0.4786596119</text:p>
          </table:table-cell>
          <table:table-cell office:value-type="float" office:value="0.467724867693331" calcext:value-type="float">
            <text:p>0.4677248677</text:p>
          </table:table-cell>
          <table:table-cell office:value-type="float" office:value="0.465432098807481" calcext:value-type="float">
            <text:p>0.4654320988</text:p>
          </table:table-cell>
          <table:table-cell office:value-type="float" office:value="0.467195767111669" calcext:value-type="float">
            <text:p>0.4671957671</text:p>
          </table:table-cell>
          <table:table-cell office:value-type="float" office:value="0.466313932896501" calcext:value-type="float">
            <text:p>0.4663139329</text:p>
          </table:table-cell>
          <table:table-cell office:value-type="float" office:value="0.47795414456825" calcext:value-type="float">
            <text:p>0.4779541446</text:p>
          </table:table-cell>
          <table:table-cell office:value-type="float" office:value="0.517107583606054" calcext:value-type="float">
            <text:p>0.5171075836</text:p>
          </table:table-cell>
          <table:table-cell office:value-type="float" office:value="0.477601410787572" calcext:value-type="float">
            <text:p>0.4776014108</text:p>
          </table:table-cell>
          <table:table-cell office:value-type="float" office:value="0.466666666708716" calcext:value-type="float">
            <text:p>0.4666666667</text:p>
          </table:table-cell>
          <table:table-cell office:value-type="float" office:value="0.525925925904901" calcext:value-type="float">
            <text:p>0.5259259259</text:p>
          </table:table-cell>
          <table:table-cell office:value-type="float" office:value="0.465608465524367" calcext:value-type="float">
            <text:p>0.4656084655</text:p>
          </table:table-cell>
          <table:table-cell office:value-type="float" office:value="0.464902998152233" calcext:value-type="float">
            <text:p>0.4649029982</text:p>
          </table:table-cell>
          <table:table-cell office:value-type="float" office:value="0.46437389774928" calcext:value-type="float">
            <text:p>0.4643738977</text:p>
          </table:table-cell>
          <table:table-cell office:value-type="float" office:value="0.465784832367401" calcext:value-type="float">
            <text:p>0.4657848324</text:p>
          </table:table-cell>
          <table:table-cell office:value-type="float" office:value="0.536507936592035" calcext:value-type="float">
            <text:p>0.5365079366</text:p>
          </table:table-cell>
          <table:table-cell office:value-type="float" office:value="0.497530864323678" calcext:value-type="float">
            <text:p>0.4975308643</text:p>
          </table:table-cell>
          <table:table-cell office:value-type="float" office:value="0.523633156819318" calcext:value-type="float">
            <text:p>0.5236331568</text:p>
          </table:table-cell>
          <table:table-cell office:value-type="float" office:value="0.467901234483803" calcext:value-type="float">
            <text:p>0.4679012345</text:p>
          </table:table-cell>
          <table:table-cell office:value-type="float" office:value="0.495943562736377" calcext:value-type="float">
            <text:p>0.4959435627</text:p>
          </table:table-cell>
          <table:table-cell office:value-type="float" office:value="0.535449735533834" calcext:value-type="float">
            <text:p>0.5354497355</text:p>
          </table:table-cell>
          <table:table-cell office:value-type="float" office:value="0.482892416299336" calcext:value-type="float">
            <text:p>0.4828924163</text:p>
          </table:table-cell>
          <table:table-cell office:value-type="float" office:value="0.482539682634293" calcext:value-type="float">
            <text:p>0.4825396826</text:p>
          </table:table-cell>
          <table:table-cell office:value-type="float" office:value="0.467195767111669" calcext:value-type="float">
            <text:p>0.4671957671</text:p>
          </table:table-cell>
          <table:table-cell office:value-type="float" office:value="0.526278659422772" calcext:value-type="float">
            <text:p>0.5262786594</text:p>
          </table:table-cell>
          <table:table-cell office:value-type="float" office:value="0.486243386316972" calcext:value-type="float">
            <text:p>0.4862433863</text:p>
          </table:table-cell>
          <table:table-cell office:value-type="float" office:value="0.467901234483803" calcext:value-type="float">
            <text:p>0.4679012345</text:p>
          </table:table-cell>
          <table:table-cell office:value-type="float" office:value="0.5352733686908" calcext:value-type="float">
            <text:p>0.5352733687</text:p>
          </table:table-cell>
          <table:table-cell office:value-type="float" office:value="0.485361552101805" calcext:value-type="float">
            <text:p>0.4853615521</text:p>
          </table:table-cell>
          <table:table-cell office:value-type="float" office:value="0.495767195893343" calcext:value-type="float">
            <text:p>0.4957671959</text:p>
          </table:table-cell>
          <table:table-cell office:value-type="float" office:value="0.533509700134318" calcext:value-type="float">
            <text:p>0.5335097001</text:p>
          </table:table-cell>
          <table:table-cell office:value-type="float" office:value="0.486243386348509" calcext:value-type="float">
            <text:p>0.4862433863</text:p>
          </table:table-cell>
          <table:table-cell office:value-type="float" office:value="0.464550264466166" calcext:value-type="float">
            <text:p>0.4645502645</text:p>
          </table:table-cell>
          <table:table-cell office:value-type="float" office:value="0.533686066851204" calcext:value-type="float">
            <text:p>0.5336860669</text:p>
          </table:table-cell>
          <table:table-cell office:value-type="float" office:value="0.532451499202264" calcext:value-type="float">
            <text:p>0.5324514992</text:p>
          </table:table-cell>
          <table:table-cell office:value-type="float" office:value="0.470370370464981" calcext:value-type="float">
            <text:p>0.4703703705</text:p>
          </table:table-cell>
          <table:table-cell office:value-type="float" office:value="0.472486772581383" calcext:value-type="float">
            <text:p>0.4724867726</text:p>
          </table:table-cell>
          <table:table-cell office:value-type="float" office:value="0.470546737234429" calcext:value-type="float">
            <text:p>0.4705467372</text:p>
          </table:table-cell>
          <table:table-cell office:value-type="float" office:value="0.514462080960551" calcext:value-type="float">
            <text:p>0.514462081</text:p>
          </table:table-cell>
          <table:table-cell office:value-type="float" office:value="0.470546737181867" calcext:value-type="float">
            <text:p>0.4705467372</text:p>
          </table:table-cell>
          <table:table-cell office:value-type="float" office:value="0.530687830771929" calcext:value-type="float">
            <text:p>0.5306878308</text:p>
          </table:table-cell>
          <table:table-cell office:value-type="float" office:value="0.535802469219901" calcext:value-type="float">
            <text:p>0.5358024692</text:p>
          </table:table-cell>
          <table:table-cell office:value-type="float" office:value="0.48342151675485" calcext:value-type="float">
            <text:p>0.4834215168</text:p>
          </table:table-cell>
          <table:table-cell office:value-type="float" office:value="0.465784832493548" calcext:value-type="float">
            <text:p>0.4657848325</text:p>
          </table:table-cell>
          <table:table-cell office:value-type="float" office:value="0.507231040417202" calcext:value-type="float">
            <text:p>0.5072310404</text:p>
          </table:table-cell>
          <table:table-cell office:value-type="float" office:value="0.527160493764087" calcext:value-type="float">
            <text:p>0.5271604938</text:p>
          </table:table-cell>
          <table:table-cell office:value-type="float" office:value="0.474074074021513" calcext:value-type="float">
            <text:p>0.474074074</text:p>
          </table:table-cell>
          <table:table-cell office:value-type="float" office:value="0.469664903092847" calcext:value-type="float">
            <text:p>0.4696649031</text:p>
          </table:table-cell>
          <table:table-cell office:value-type="float" office:value="0.538095238179336" calcext:value-type="float">
            <text:p>0.5380952382</text:p>
          </table:table-cell>
          <table:table-cell office:value-type="float" office:value="0.530158730242828" calcext:value-type="float">
            <text:p>0.5301587302</text:p>
          </table:table-cell>
          <table:table-cell office:value-type="float" office:value="0.519223985974751" calcext:value-type="float">
            <text:p>0.519223986</text:p>
          </table:table-cell>
          <table:table-cell office:value-type="float" office:value="0.528571428676551" calcext:value-type="float">
            <text:p>0.5285714287</text:p>
          </table:table-cell>
          <table:table-cell office:value-type="float" office:value="0.505291005122809" calcext:value-type="float">
            <text:p>0.5052910051</text:p>
          </table:table-cell>
          <table:table-cell office:value-type="float" office:value="0.484832451572704" calcext:value-type="float">
            <text:p>0.4848324516</text:p>
          </table:table-cell>
          <table:table-cell office:value-type="float" office:value="0.48359788367147" calcext:value-type="float">
            <text:p>0.4835978837</text:p>
          </table:table-cell>
          <table:table-cell office:value-type="float" office:value="0.499294532732989" calcext:value-type="float">
            <text:p>0.4992945327</text:p>
          </table:table-cell>
          <table:table-cell office:value-type="float" office:value="0.492239858906526" calcext:value-type="float">
            <text:p>0.4922398589</text:p>
          </table:table-cell>
          <table:table-cell office:value-type="float" office:value="0.476719576814187" calcext:value-type="float">
            <text:p>0.4767195768</text:p>
          </table:table-cell>
          <table:table-cell office:value-type="float" office:value="0.500881834341315" calcext:value-type="float">
            <text:p>0.5008818343</text:p>
          </table:table-cell>
          <table:table-cell office:value-type="float" office:value="0.484832451625266" calcext:value-type="float">
            <text:p>0.4848324516</text:p>
          </table:table-cell>
          <table:table-cell office:value-type="float" office:value="0.465608465524367" calcext:value-type="float">
            <text:p>0.4656084655</text:p>
          </table:table-cell>
          <table:table-cell office:value-type="float" office:value="0.475485008912953" calcext:value-type="float">
            <text:p>0.4754850089</text:p>
          </table:table-cell>
          <table:table-cell office:value-type="float" office:value="0.481305114638448" calcext:value-type="float">
            <text:p>0.4813051146</text:p>
          </table:table-cell>
          <table:table-cell office:value-type="float" office:value="0.499823633135942" calcext:value-type="float">
            <text:p>0.4998236331</text:p>
          </table:table-cell>
          <table:table-cell office:value-type="float" office:value="0.4647266313092" calcext:value-type="float">
            <text:p>0.4647266313</text:p>
          </table:table-cell>
          <table:table-cell office:value-type="float" office:value="0.520105820189918" calcext:value-type="float">
            <text:p>0.5201058202</text:p>
          </table:table-cell>
          <table:table-cell office:value-type="float" office:value="0.488536155202822" calcext:value-type="float">
            <text:p>0.4885361552</text:p>
          </table:table-cell>
          <table:table-cell office:value-type="float" office:value="0.536684303435068" calcext:value-type="float">
            <text:p>0.5366843034</text:p>
          </table:table-cell>
          <table:table-cell office:value-type="float" office:value="0.490476190455166" calcext:value-type="float">
            <text:p>0.4904761905</text:p>
          </table:table-cell>
          <table:table-cell office:value-type="float" office:value="0.48712522053214" calcext:value-type="float">
            <text:p>0.4871252205</text:p>
          </table:table-cell>
          <table:table-cell office:value-type="float" office:value="0.475132275258423" calcext:value-type="float">
            <text:p>0.4751322753</text:p>
          </table:table-cell>
          <table:table-cell office:value-type="float" office:value="0.5104056438441" calcext:value-type="float">
            <text:p>0.5104056438</text:p>
          </table:table-cell>
          <table:table-cell office:value-type="float" office:value="0.533333333417432" calcext:value-type="float">
            <text:p>0.5333333334</text:p>
          </table:table-cell>
          <table:table-cell office:value-type="float" office:value="0.485361552007194" calcext:value-type="float">
            <text:p>0.485361552</text:p>
          </table:table-cell>
          <table:table-cell office:value-type="float" office:value="0.485361551975657" calcext:value-type="float">
            <text:p>0.485361552</text:p>
          </table:table-cell>
          <table:table-cell office:value-type="float" office:value="0.534215167632599" calcext:value-type="float">
            <text:p>0.5342151676</text:p>
          </table:table-cell>
          <table:table-cell office:value-type="float" office:value="0.507760140925278" calcext:value-type="float">
            <text:p>0.5077601409</text:p>
          </table:table-cell>
          <table:table-cell office:value-type="float" office:value="0.514814814646618" calcext:value-type="float">
            <text:p>0.5148148146</text:p>
          </table:table-cell>
          <table:table-cell office:value-type="float" office:value="0.512169312127263" calcext:value-type="float">
            <text:p>0.5121693121</text:p>
          </table:table-cell>
          <table:table-cell office:value-type="float" office:value="0.48412698420057" calcext:value-type="float">
            <text:p>0.4841269842</text:p>
          </table:table-cell>
          <table:table-cell office:value-type="float" office:value="0.476719576740601" calcext:value-type="float">
            <text:p>0.4767195767</text:p>
          </table:table-cell>
          <table:table-cell office:value-type="float" office:value="0.483245149890792" calcext:value-type="float">
            <text:p>0.4832451499</text:p>
          </table:table-cell>
          <table:table-cell office:value-type="float" office:value="0.540564373981805" calcext:value-type="float">
            <text:p>0.540564374</text:p>
          </table:table-cell>
          <table:table-cell office:value-type="float" office:value="0.4652557318383" calcext:value-type="float">
            <text:p>0.4652557318</text:p>
          </table:table-cell>
          <table:table-cell office:value-type="float" office:value="0.530511463928896" calcext:value-type="float">
            <text:p>0.5305114639</text:p>
          </table:table-cell>
          <table:table-cell office:value-type="float" office:value="0.530158730242828" calcext:value-type="float">
            <text:p>0.5301587302</text:p>
          </table:table-cell>
          <table:table-cell office:value-type="float" office:value="0.465432098681334" calcext:value-type="float">
            <text:p>0.4654320987</text:p>
          </table:table-cell>
          <table:table-cell office:value-type="float" office:value="0.470723104098486" calcext:value-type="float">
            <text:p>0.4707231041</text:p>
          </table:table-cell>
          <table:table-cell office:value-type="float" office:value="0.474779541519794" calcext:value-type="float">
            <text:p>0.4747795415</text:p>
          </table:table-cell>
          <table:table-cell office:value-type="float" office:value="0.474779541467233" calcext:value-type="float">
            <text:p>0.4747795415</text:p>
          </table:table-cell>
          <table:table-cell office:value-type="float" office:value="0.537213403964169" calcext:value-type="float">
            <text:p>0.537213404</text:p>
          </table:table-cell>
          <table:table-cell office:value-type="float" office:value="0.500176366948156" calcext:value-type="float">
            <text:p>0.5001763669</text:p>
          </table:table-cell>
          <table:table-cell office:value-type="float" office:value="0.540211640295738" calcext:value-type="float">
            <text:p>0.5402116403</text:p>
          </table:table-cell>
          <table:table-cell office:value-type="float" office:value="0.505467371986867" calcext:value-type="float">
            <text:p>0.505467372</text:p>
          </table:table-cell>
          <table:table-cell office:value-type="float" office:value="0.488007054673721" calcext:value-type="float">
            <text:p>0.4880070547</text:p>
          </table:table-cell>
          <table:table-cell office:value-type="float" office:value="0.500176366969181" calcext:value-type="float">
            <text:p>0.500176367</text:p>
          </table:table-cell>
          <table:table-cell office:value-type="float" office:value="0.493650793629769" calcext:value-type="float">
            <text:p>0.4936507936</text:p>
          </table:table-cell>
          <table:table-cell office:value-type="float" office:value="0.484126984253131" calcext:value-type="float">
            <text:p>0.4841269843</text:p>
          </table:table-cell>
          <table:table-cell office:value-type="float" office:value="0.474603174550613" calcext:value-type="float">
            <text:p>0.4746031746</text:p>
          </table:table-cell>
          <table:table-cell office:value-type="float" office:value="0.534567901318666" calcext:value-type="float">
            <text:p>0.5345679013</text:p>
          </table:table-cell>
          <table:table-cell office:value-type="float" office:value="0.4701940034958" calcext:value-type="float">
            <text:p>0.4701940035</text:p>
          </table:table-cell>
          <table:table-cell office:value-type="float" office:value="0.470370370391395" calcext:value-type="float">
            <text:p>0.4703703704</text:p>
          </table:table-cell>
          <table:table-cell office:value-type="float" office:value="0.481481481449945" calcext:value-type="float">
            <text:p>0.4814814814</text:p>
          </table:table-cell>
          <table:table-cell office:value-type="float" office:value="0.487654320987654" calcext:value-type="float">
            <text:p>0.487654321</text:p>
          </table:table-cell>
          <table:table-cell office:value-type="float" office:value="0.488359788212616" calcext:value-type="float">
            <text:p>0.4883597882</text:p>
          </table:table-cell>
          <table:table-cell office:value-type="float" office:value="0.47724867721714" calcext:value-type="float">
            <text:p>0.4772486772</text:p>
          </table:table-cell>
          <table:table-cell office:value-type="float" office:value="0.525925925736705" calcext:value-type="float">
            <text:p>0.5259259257</text:p>
          </table:table-cell>
          <table:table-cell office:value-type="float" office:value="0.536684303435068" calcext:value-type="float">
            <text:p>0.5366843034</text:p>
          </table:table-cell>
          <table:table-cell office:value-type="float" office:value="0.531393298144063" calcext:value-type="float">
            <text:p>0.5313932981</text:p>
          </table:table-cell>
          <table:table-cell office:value-type="float" office:value="0.530864197614963" calcext:value-type="float">
            <text:p>0.5308641976</text:p>
          </table:table-cell>
          <table:table-cell office:value-type="float" office:value="0.482186948801054" calcext:value-type="float">
            <text:p>0.4821869488</text:p>
          </table:table-cell>
          <table:table-cell office:value-type="float" office:value="0.508112874884664" calcext:value-type="float">
            <text:p>0.5081128749</text:p>
          </table:table-cell>
          <table:table-cell office:value-type="float" office:value="0.534215167632599" calcext:value-type="float">
            <text:p>0.5342151676</text:p>
          </table:table-cell>
          <table:table-cell office:value-type="float" office:value="0.535978836062934" calcext:value-type="float">
            <text:p>0.5359788361</text:p>
          </table:table-cell>
          <table:table-cell office:value-type="float" office:value="0.466490299739535" calcext:value-type="float">
            <text:p>0.4664902997</text:p>
          </table:table-cell>
          <table:table-cell office:value-type="float" office:value="0.535978836062934" calcext:value-type="float">
            <text:p>0.5359788361</text:p>
          </table:table-cell>
          <table:table-cell office:value-type="float" office:value="0.486067019400353" calcext:value-type="float">
            <text:p>0.4860670194</text:p>
          </table:table-cell>
          <table:table-cell office:value-type="float" office:value="0.490652557319224" calcext:value-type="float">
            <text:p>0.4906525573</text:p>
          </table:table-cell>
          <table:table-cell office:value-type="float" office:value="0.520105819916599" calcext:value-type="float">
            <text:p>0.5201058199</text:p>
          </table:table-cell>
          <table:table-cell office:value-type="float" office:value="0.496649030087486" calcext:value-type="float">
            <text:p>0.4966490301</text:p>
          </table:table-cell>
          <table:table-cell office:value-type="float" office:value="0.532275132359231" calcext:value-type="float">
            <text:p>0.5322751324</text:p>
          </table:table-cell>
          <table:table-cell office:value-type="float" office:value="0.534567901318666" calcext:value-type="float">
            <text:p>0.5345679013</text:p>
          </table:table-cell>
          <table:table-cell office:value-type="float" office:value="0.4652557318383" calcext:value-type="float">
            <text:p>0.4652557318</text:p>
          </table:table-cell>
          <table:table-cell office:value-type="float" office:value="0.482892416299336" calcext:value-type="float">
            <text:p>0.4828924163</text:p>
          </table:table-cell>
          <table:table-cell office:value-type="float" office:value="0.532804232888331" calcext:value-type="float">
            <text:p>0.5328042329</text:p>
          </table:table-cell>
          <table:table-cell office:value-type="float" office:value="0.534567901192519" calcext:value-type="float">
            <text:p>0.5345679012</text:p>
          </table:table-cell>
          <table:table-cell office:value-type="float" office:value="0.502469135655297" calcext:value-type="float">
            <text:p>0.5024691357</text:p>
          </table:table-cell>
          <table:table-cell office:value-type="float" office:value="0.477425044091711" calcext:value-type="float">
            <text:p>0.4774250441</text:p>
          </table:table-cell>
          <table:table-cell office:value-type="float" office:value="0.480776014235495" calcext:value-type="float">
            <text:p>0.4807760142</text:p>
          </table:table-cell>
          <table:table-cell office:value-type="float" office:value="0.505467372218137" calcext:value-type="float">
            <text:p>0.5054673722</text:p>
          </table:table-cell>
          <table:table-cell office:value-type="float" office:value="0.480070546590042" calcext:value-type="float">
            <text:p>0.4800705466</text:p>
          </table:table-cell>
          <table:table-cell office:value-type="float" office:value="0.49347442680776" calcext:value-type="float">
            <text:p>0.4934744268</text:p>
          </table:table-cell>
          <table:table-cell office:value-type="float" office:value="0.466137566053468" calcext:value-type="float">
            <text:p>0.4661375661</text:p>
          </table:table-cell>
          <table:table-cell office:value-type="float" office:value="0.466843033425602" calcext:value-type="float">
            <text:p>0.4668430334</text:p>
          </table:table-cell>
          <table:table-cell office:value-type="float" office:value="0.483774250514503" calcext:value-type="float">
            <text:p>0.4837742505</text:p>
          </table:table-cell>
          <table:table-cell office:value-type="float" office:value="0.537918871210156" calcext:value-type="float">
            <text:p>0.5379188712</text:p>
          </table:table-cell>
          <table:table-cell office:value-type="float" office:value="0.532451499202264" calcext:value-type="float">
            <text:p>0.5324514992</text:p>
          </table:table-cell>
          <table:table-cell office:value-type="float" office:value="0.533333333417432" calcext:value-type="float">
            <text:p>0.5333333334</text:p>
          </table:table-cell>
          <table:table-cell office:value-type="float" office:value="0.4652557318383" calcext:value-type="float">
            <text:p>0.4652557318</text:p>
          </table:table-cell>
          <table:table-cell office:value-type="float" office:value="0.514109347547804" calcext:value-type="float">
            <text:p>0.5141093475</text:p>
          </table:table-cell>
          <table:table-cell office:value-type="float" office:value="0.487477954270768" calcext:value-type="float">
            <text:p>0.4874779543</text:p>
          </table:table-cell>
          <table:table-cell office:value-type="float" office:value="0.465079364995267" calcext:value-type="float">
            <text:p>0.465079365</text:p>
          </table:table-cell>
          <table:table-cell office:value-type="float" office:value="0.538095238179336" calcext:value-type="float">
            <text:p>0.5380952382</text:p>
          </table:table-cell>
          <table:table-cell office:value-type="float" office:value="0.5352733686908" calcext:value-type="float">
            <text:p>0.5352733687</text:p>
          </table:table-cell>
          <table:table-cell office:value-type="float" office:value="0.465255731964448" calcext:value-type="float">
            <text:p>0.465255732</text:p>
          </table:table-cell>
          <table:table-cell office:value-type="float" office:value="0.527160493911259" calcext:value-type="float">
            <text:p>0.5271604939</text:p>
          </table:table-cell>
          <table:table-cell office:value-type="float" office:value="0.46772486764077" calcext:value-type="float">
            <text:p>0.4677248676</text:p>
          </table:table-cell>
          <table:table-cell office:value-type="float" office:value="0.531040564457996" calcext:value-type="float">
            <text:p>0.5310405645</text:p>
          </table:table-cell>
          <table:table-cell office:value-type="float" office:value="0.534038800789566" calcext:value-type="float">
            <text:p>0.5340388008</text:p>
          </table:table-cell>
          <table:table-cell office:value-type="float" office:value="0.532098765516197" calcext:value-type="float">
            <text:p>0.5320987655</text:p>
          </table:table-cell>
          <table:table-cell office:value-type="float" office:value="0.532275132359231" calcext:value-type="float">
            <text:p>0.5322751324</text:p>
          </table:table-cell>
          <table:table-cell office:value-type="float" office:value="0.522574955719068" calcext:value-type="float">
            <text:p>0.5225749557</text:p>
          </table:table-cell>
          <table:table-cell office:value-type="float" office:value="0.528395061833518" calcext:value-type="float">
            <text:p>0.5283950618</text:p>
          </table:table-cell>
          <table:table-cell office:value-type="float" office:value="0.473721340303909" calcext:value-type="float">
            <text:p>0.4737213403</text:p>
          </table:table-cell>
          <table:table-cell office:value-type="float" office:value="0.503174603279726" calcext:value-type="float">
            <text:p>0.5031746033</text:p>
          </table:table-cell>
          <table:table-cell office:value-type="float" office:value="0.466137566232177" calcext:value-type="float">
            <text:p>0.4661375662</text:p>
          </table:table-cell>
          <table:table-cell office:value-type="float" office:value="0.479365079386104" calcext:value-type="float">
            <text:p>0.4793650794</text:p>
          </table:table-cell>
          <table:table-cell office:value-type="float" office:value="0.486067019400353" calcext:value-type="float">
            <text:p>0.4860670194</text:p>
          </table:table-cell>
          <table:table-cell office:value-type="float" office:value="0.466666666582568" calcext:value-type="float">
            <text:p>0.4666666666</text:p>
          </table:table-cell>
          <table:table-cell office:value-type="float" office:value="0.537213403964169" calcext:value-type="float">
            <text:p>0.537213404</text:p>
          </table:table-cell>
          <table:table-cell office:value-type="float" office:value="0.466490299865682" calcext:value-type="float">
            <text:p>0.4664902999</text:p>
          </table:table-cell>
          <table:table-cell office:value-type="float" office:value="0.479894179967766" calcext:value-type="float">
            <text:p>0.47989418</text:p>
          </table:table-cell>
          <table:table-cell office:value-type="float" office:value="0.485185185038013" calcext:value-type="float">
            <text:p>0.485185185</text:p>
          </table:table-cell>
          <table:table-cell office:value-type="float" office:value="0.49347442680776" calcext:value-type="float">
            <text:p>0.4934744268</text:p>
          </table:table-cell>
          <table:table-cell office:value-type="float" office:value="0.510934744099881" calcext:value-type="float">
            <text:p>0.5109347441</text:p>
          </table:table-cell>
          <table:table-cell office:value-type="float" office:value="0.488888888888889" calcext:value-type="float">
            <text:p>0.4888888889</text:p>
          </table:table-cell>
          <table:table-cell office:value-type="float" office:value="0.470723103972339" calcext:value-type="float">
            <text:p>0.470723104</text:p>
          </table:table-cell>
          <table:table-cell office:value-type="float" office:value="0.507407407386383" calcext:value-type="float">
            <text:p>0.5074074074</text:p>
          </table:table-cell>
          <table:table-cell office:value-type="float" office:value="0.532275132085911" calcext:value-type="float">
            <text:p>0.5322751321</text:p>
          </table:table-cell>
          <table:table-cell office:value-type="float" office:value="0.495061728521209" calcext:value-type="float">
            <text:p>0.4950617285</text:p>
          </table:table-cell>
          <table:table-cell office:value-type="float" office:value="0.484832451499118" calcext:value-type="float">
            <text:p>0.4848324515</text:p>
          </table:table-cell>
          <table:table-cell office:value-type="float" office:value="0.514462081086699" calcext:value-type="float">
            <text:p>0.5144620811</text:p>
          </table:table-cell>
          <table:table-cell office:value-type="float" office:value="0.470017636600205" calcext:value-type="float">
            <text:p>0.4700176366</text:p>
          </table:table-cell>
          <table:table-cell office:value-type="float" office:value="0.477777777798802" calcext:value-type="float">
            <text:p>0.4777777778</text:p>
          </table:table-cell>
          <table:table-cell office:value-type="float" office:value="0.495414462186252" calcext:value-type="float">
            <text:p>0.4954144622</text:p>
          </table:table-cell>
          <table:table-cell office:value-type="float" office:value="0.523104056395341" calcext:value-type="float">
            <text:p>0.5231040564</text:p>
          </table:table-cell>
          <table:table-cell office:value-type="float" office:value="0.528924162089299" calcext:value-type="float">
            <text:p>0.5289241621</text:p>
          </table:table-cell>
          <table:table-cell office:value-type="float" office:value="0.467195767111669" calcext:value-type="float">
            <text:p>0.4671957671</text:p>
          </table:table-cell>
          <table:table-cell office:value-type="float" office:value="0.465432098681334" calcext:value-type="float">
            <text:p>0.4654320987</text:p>
          </table:table-cell>
          <table:table-cell office:value-type="float" office:value="0.533686067103499" calcext:value-type="float">
            <text:p>0.5336860671</text:p>
          </table:table-cell>
          <table:table-cell office:value-type="float" office:value="0.514285714117518" calcext:value-type="float">
            <text:p>0.5142857141</text:p>
          </table:table-cell>
          <table:table-cell office:value-type="float" office:value="0.529453262870694" calcext:value-type="float">
            <text:p>0.5294532629</text:p>
          </table:table-cell>
          <table:table-cell office:value-type="float" office:value="0.536507936592035" calcext:value-type="float">
            <text:p>0.5365079366</text:p>
          </table:table-cell>
          <table:table-cell office:value-type="float" office:value="0.464550264644875" calcext:value-type="float">
            <text:p>0.4645502646</text:p>
          </table:table-cell>
          <table:table-cell office:value-type="float" office:value="0.485890652557319" calcext:value-type="float">
            <text:p>0.4858906526</text:p>
          </table:table-cell>
          <table:table-cell office:value-type="float" office:value="0.467372133954703" calcext:value-type="float">
            <text:p>0.467372134</text:p>
          </table:table-cell>
          <table:table-cell office:value-type="float" office:value="0.475837742504409" calcext:value-type="float">
            <text:p>0.4758377425</text:p>
          </table:table-cell>
          <table:table-cell office:value-type="float" office:value="0.538977072394504" calcext:value-type="float">
            <text:p>0.5389770724</text:p>
          </table:table-cell>
          <table:table-cell office:value-type="float" office:value="0.514991181636824" calcext:value-type="float">
            <text:p>0.5149911816</text:p>
          </table:table-cell>
          <table:table-cell office:value-type="float" office:value="0.520458553602666" calcext:value-type="float">
            <text:p>0.5204585536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527"/>
        </table:table-row>
        <table:table-row table:style-name="ro1">
          <table:table-cell office:value-type="float" office:value="-0.000141844290900533" calcext:value-type="float">
            <text:p>-0.0001418443</text:p>
          </table:table-cell>
          <table:table-cell office:value-type="float" office:value="0.00426405941102882" calcext:value-type="float">
            <text:p>0.0042640594</text:p>
          </table:table-cell>
          <table:table-cell office:value-type="float" office:value="0.00775891178928857" calcext:value-type="float">
            <text:p>0.0077589118</text:p>
          </table:table-cell>
          <table:table-cell office:value-type="float" office:value="-0.00171210175334995" calcext:value-type="float">
            <text:p>-0.0017121018</text:p>
          </table:table-cell>
          <table:table-cell office:value-type="float" office:value="0.00831740220198719" calcext:value-type="float">
            <text:p>0.0083174022</text:p>
          </table:table-cell>
          <table:table-cell office:value-type="float" office:value="0.0186463983508199" calcext:value-type="float">
            <text:p>0.0186463984</text:p>
          </table:table-cell>
          <table:table-cell office:value-type="float" office:value="0.0170747252930957" calcext:value-type="float">
            <text:p>0.0170747253</text:p>
          </table:table-cell>
          <table:table-cell office:value-type="float" office:value="0.00870870238582517" calcext:value-type="float">
            <text:p>0.0087087024</text:p>
          </table:table-cell>
          <table:table-cell office:value-type="float" office:value="0.0129268084499113" calcext:value-type="float">
            <text:p>0.0129268084</text:p>
          </table:table-cell>
          <table:table-cell office:value-type="float" office:value="0.0310470373074351" calcext:value-type="float">
            <text:p>0.0310470373</text:p>
          </table:table-cell>
          <table:table-cell office:value-type="float" office:value="0.0104225809828753" calcext:value-type="float">
            <text:p>0.010422581</text:p>
          </table:table-cell>
          <table:table-cell office:value-type="float" office:value="0.0320050464953793" calcext:value-type="float">
            <text:p>0.0320050465</text:p>
          </table:table-cell>
          <table:table-cell office:value-type="float" office:value="0.0191718213649031" calcext:value-type="float">
            <text:p>0.0191718214</text:p>
          </table:table-cell>
          <table:table-cell office:value-type="float" office:value="0.0236342798648864" calcext:value-type="float">
            <text:p>0.0236342799</text:p>
          </table:table-cell>
          <table:table-cell office:value-type="float" office:value="0.0428855666351497" calcext:value-type="float">
            <text:p>0.0428855666</text:p>
          </table:table-cell>
          <table:table-cell office:value-type="float" office:value="0.0348997339627769" calcext:value-type="float">
            <text:p>0.034899734</text:p>
          </table:table-cell>
          <table:table-cell office:value-type="float" office:value="0.0504620592555648" calcext:value-type="float">
            <text:p>0.0504620593</text:p>
          </table:table-cell>
          <table:table-cell office:value-type="float" office:value="0.0344292216750577" calcext:value-type="float">
            <text:p>0.0344292217</text:p>
          </table:table-cell>
          <table:table-cell office:value-type="float" office:value="0.0285198611272832" calcext:value-type="float">
            <text:p>0.0285198611</text:p>
          </table:table-cell>
          <table:table-cell office:value-type="float" office:value="0.0440884579849594" calcext:value-type="float">
            <text:p>0.044088458</text:p>
          </table:table-cell>
          <table:table-cell office:value-type="float" office:value="0.0555719814704776" calcext:value-type="float">
            <text:p>0.0555719815</text:p>
          </table:table-cell>
          <table:table-cell office:value-type="float" office:value="0.0582447269847649" calcext:value-type="float">
            <text:p>0.058244727</text:p>
          </table:table-cell>
          <table:table-cell office:value-type="float" office:value="0.0540975525480026" calcext:value-type="float">
            <text:p>0.0540975525</text:p>
          </table:table-cell>
          <table:table-cell office:value-type="float" office:value="0.0605407586147216" calcext:value-type="float">
            <text:p>0.0605407586</text:p>
          </table:table-cell>
          <table:table-cell office:value-type="float" office:value="0.0533094538554051" calcext:value-type="float">
            <text:p>0.0533094539</text:p>
          </table:table-cell>
          <table:table-cell office:value-type="float" office:value="0.0534931031821646" calcext:value-type="float">
            <text:p>0.0534931032</text:p>
          </table:table-cell>
          <table:table-cell office:value-type="float" office:value="0.0564303854362225" calcext:value-type="float">
            <text:p>0.0564303854</text:p>
          </table:table-cell>
          <table:table-cell office:value-type="float" office:value="0.061198706151069" calcext:value-type="float">
            <text:p>0.0611987062</text:p>
          </table:table-cell>
          <table:table-cell office:value-type="float" office:value="0.0620548020481135" calcext:value-type="float">
            <text:p>0.062054802</text:p>
          </table:table-cell>
          <table:table-cell office:value-type="float" office:value="0.0681644626863563" calcext:value-type="float">
            <text:p>0.0681644627</text:p>
          </table:table-cell>
          <table:table-cell office:value-type="float" office:value="0.0656359376833745" calcext:value-type="float">
            <text:p>0.0656359377</text:p>
          </table:table-cell>
          <table:table-cell office:value-type="float" office:value="0.0546949654860549" calcext:value-type="float">
            <text:p>0.0546949655</text:p>
          </table:table-cell>
          <table:table-cell office:value-type="float" office:value="0.0676414617557495" calcext:value-type="float">
            <text:p>0.0676414618</text:p>
          </table:table-cell>
          <table:table-cell office:value-type="float" office:value="0.0757509519398694" calcext:value-type="float">
            <text:p>0.0757509519</text:p>
          </table:table-cell>
          <table:table-cell office:value-type="float" office:value="0.0824298648531049" calcext:value-type="float">
            <text:p>0.0824298649</text:p>
          </table:table-cell>
          <table:table-cell office:value-type="float" office:value="0.0740198915676056" calcext:value-type="float">
            <text:p>0.0740198916</text:p>
          </table:table-cell>
          <table:table-cell office:value-type="float" office:value="0.0844583934604812" calcext:value-type="float">
            <text:p>0.0844583935</text:p>
          </table:table-cell>
          <table:table-cell office:value-type="float" office:value="0.0761851164820629" calcext:value-type="float">
            <text:p>0.0761851165</text:p>
          </table:table-cell>
          <table:table-cell office:value-type="float" office:value="0.0758246549908953" calcext:value-type="float">
            <text:p>0.075824655</text:p>
          </table:table-cell>
          <table:table-cell office:value-type="float" office:value="0.0854401552733872" calcext:value-type="float">
            <text:p>0.0854401553</text:p>
          </table:table-cell>
          <table:table-cell office:value-type="float" office:value="0.0750417905733969" calcext:value-type="float">
            <text:p>0.0750417906</text:p>
          </table:table-cell>
          <table:table-cell office:value-type="float" office:value="0.0828427418834404" calcext:value-type="float">
            <text:p>0.0828427419</text:p>
          </table:table-cell>
          <table:table-cell office:value-type="float" office:value="0.0969737924918996" calcext:value-type="float">
            <text:p>0.0969737925</text:p>
          </table:table-cell>
          <table:table-cell office:value-type="float" office:value="0.079478416389935" calcext:value-type="float">
            <text:p>0.0794784164</text:p>
          </table:table-cell>
          <table:table-cell office:value-type="float" office:value="0.0825806706971913" calcext:value-type="float">
            <text:p>0.0825806707</text:p>
          </table:table-cell>
          <table:table-cell office:value-type="float" office:value="0.0848831724216506" calcext:value-type="float">
            <text:p>0.0848831724</text:p>
          </table:table-cell>
          <table:table-cell office:value-type="float" office:value="0.0970564406132057" calcext:value-type="float">
            <text:p>0.0970564406</text:p>
          </table:table-cell>
          <table:table-cell office:value-type="float" office:value="0.0808316600426275" calcext:value-type="float">
            <text:p>0.08083166</text:p>
          </table:table-cell>
          <table:table-cell office:value-type="float" office:value="0.102359860997986" calcext:value-type="float">
            <text:p>0.102359861</text:p>
          </table:table-cell>
          <table:table-cell office:value-type="float" office:value="0.0925606657614483" calcext:value-type="float">
            <text:p>0.0925606658</text:p>
          </table:table-cell>
          <table:table-cell office:value-type="float" office:value="0.101062738898424" calcext:value-type="float">
            <text:p>0.1010627389</text:p>
          </table:table-cell>
          <table:table-cell office:value-type="float" office:value="0.096525579570624" calcext:value-type="float">
            <text:p>0.0965255796</text:p>
          </table:table-cell>
          <table:table-cell office:value-type="float" office:value="0.0765402536160359" calcext:value-type="float">
            <text:p>0.0765402536</text:p>
          </table:table-cell>
          <table:table-cell office:value-type="float" office:value="0.108981168677444" calcext:value-type="float">
            <text:p>0.1089811687</text:p>
          </table:table-cell>
          <table:table-cell office:value-type="float" office:value="0.10059840190885" calcext:value-type="float">
            <text:p>0.1005984019</text:p>
          </table:table-cell>
          <table:table-cell office:value-type="float" office:value="0.0965177424997521" calcext:value-type="float">
            <text:p>0.0965177425</text:p>
          </table:table-cell>
          <table:table-cell office:value-type="float" office:value="0.103130215351419" calcext:value-type="float">
            <text:p>0.1031302154</text:p>
          </table:table-cell>
          <table:table-cell office:value-type="float" office:value="0.0966545393413326" calcext:value-type="float">
            <text:p>0.0966545393</text:p>
          </table:table-cell>
          <table:table-cell office:value-type="float" office:value="0.103268391649306" calcext:value-type="float">
            <text:p>0.1032683916</text:p>
          </table:table-cell>
          <table:table-cell office:value-type="float" office:value="0.107577728346042" calcext:value-type="float">
            <text:p>0.1075777283</text:p>
          </table:table-cell>
          <table:table-cell office:value-type="float" office:value="0.103824531515542" calcext:value-type="float">
            <text:p>0.1038245315</text:p>
          </table:table-cell>
          <table:table-cell office:value-type="float" office:value="0.0960420307627049" calcext:value-type="float">
            <text:p>0.0960420308</text:p>
          </table:table-cell>
          <table:table-cell office:value-type="float" office:value="0.114161554223406" calcext:value-type="float">
            <text:p>0.1141615542</text:p>
          </table:table-cell>
          <table:table-cell office:value-type="float" office:value="0.105424480136772" calcext:value-type="float">
            <text:p>0.1054244801</text:p>
          </table:table-cell>
          <table:table-cell office:value-type="float" office:value="0.119929095985843" calcext:value-type="float">
            <text:p>0.119929096</text:p>
          </table:table-cell>
          <table:table-cell office:value-type="float" office:value="0.110407710109752" calcext:value-type="float">
            <text:p>0.1104077101</text:p>
          </table:table-cell>
          <table:table-cell office:value-type="float" office:value="0.114367615314998" calcext:value-type="float">
            <text:p>0.1143676153</text:p>
          </table:table-cell>
          <table:table-cell office:value-type="float" office:value="0.0936503480083815" calcext:value-type="float">
            <text:p>0.093650348</text:p>
          </table:table-cell>
          <table:table-cell office:value-type="float" office:value="0.114232027296282" calcext:value-type="float">
            <text:p>0.1142320273</text:p>
          </table:table-cell>
          <table:table-cell office:value-type="float" office:value="0.11692636685216" calcext:value-type="float">
            <text:p>0.1169263669</text:p>
          </table:table-cell>
          <table:table-cell office:value-type="float" office:value="0.110808476169767" calcext:value-type="float">
            <text:p>0.1108084762</text:p>
          </table:table-cell>
          <table:table-cell office:value-type="float" office:value="0.109585317025754" calcext:value-type="float">
            <text:p>0.109585317</text:p>
          </table:table-cell>
          <table:table-cell office:value-type="float" office:value="0.113330616189259" calcext:value-type="float">
            <text:p>0.1133306162</text:p>
          </table:table-cell>
          <table:table-cell office:value-type="float" office:value="0.109794743438579" calcext:value-type="float">
            <text:p>0.1097947434</text:p>
          </table:table-cell>
          <table:table-cell office:value-type="float" office:value="0.108794656170762" calcext:value-type="float">
            <text:p>0.1087946562</text:p>
          </table:table-cell>
          <table:table-cell office:value-type="float" office:value="0.113955304198474" calcext:value-type="float">
            <text:p>0.1139553042</text:p>
          </table:table-cell>
          <table:table-cell office:value-type="float" office:value="0.121837025910032" calcext:value-type="float">
            <text:p>0.1218370259</text:p>
          </table:table-cell>
          <table:table-cell office:value-type="float" office:value="0.12111187437517" calcext:value-type="float">
            <text:p>0.1211118744</text:p>
          </table:table-cell>
          <table:table-cell office:value-type="float" office:value="0.124367672619179" calcext:value-type="float">
            <text:p>0.1243676726</text:p>
          </table:table-cell>
          <table:table-cell office:value-type="float" office:value="0.132633267080083" calcext:value-type="float">
            <text:p>0.1326332671</text:p>
          </table:table-cell>
          <table:table-cell office:value-type="float" office:value="0.122752883322236" calcext:value-type="float">
            <text:p>0.1227528833</text:p>
          </table:table-cell>
          <table:table-cell office:value-type="float" office:value="0.127450439361415" calcext:value-type="float">
            <text:p>0.1274504394</text:p>
          </table:table-cell>
          <table:table-cell office:value-type="float" office:value="0.107877278083886" calcext:value-type="float">
            <text:p>0.1078772781</text:p>
          </table:table-cell>
          <table:table-cell office:value-type="float" office:value="0.113163507735784" calcext:value-type="float">
            <text:p>0.1131635077</text:p>
          </table:table-cell>
          <table:table-cell office:value-type="float" office:value="0.133341327739284" calcext:value-type="float">
            <text:p>0.1333413277</text:p>
          </table:table-cell>
          <table:table-cell office:value-type="float" office:value="0.132087135045105" calcext:value-type="float">
            <text:p>0.132087135</text:p>
          </table:table-cell>
          <table:table-cell office:value-type="float" office:value="0.128454685312155" calcext:value-type="float">
            <text:p>0.1284546853</text:p>
          </table:table-cell>
          <table:table-cell office:value-type="float" office:value="0.126158330189934" calcext:value-type="float">
            <text:p>0.1261583302</text:p>
          </table:table-cell>
          <table:table-cell office:value-type="float" office:value="0.129995821033107" calcext:value-type="float">
            <text:p>0.129995821</text:p>
          </table:table-cell>
          <table:table-cell office:value-type="float" office:value="0.123288489495766" calcext:value-type="float">
            <text:p>0.1232884895</text:p>
          </table:table-cell>
          <table:table-cell office:value-type="float" office:value="0.124948288227035" calcext:value-type="float">
            <text:p>0.1249482882</text:p>
          </table:table-cell>
          <table:table-cell office:value-type="float" office:value="0.117030011981966" calcext:value-type="float">
            <text:p>0.117030012</text:p>
          </table:table-cell>
          <table:table-cell office:value-type="float" office:value="0.125129234638697" calcext:value-type="float">
            <text:p>0.1251292346</text:p>
          </table:table-cell>
          <table:table-cell office:value-type="float" office:value="0.121364703899273" calcext:value-type="float">
            <text:p>0.1213647039</text:p>
          </table:table-cell>
          <table:table-cell office:value-type="float" office:value="0.142422503233171" calcext:value-type="float">
            <text:p>0.1424225032</text:p>
          </table:table-cell>
          <table:table-cell office:value-type="float" office:value="0.123434313664249" calcext:value-type="float">
            <text:p>0.1234343137</text:p>
          </table:table-cell>
          <table:table-cell office:value-type="float" office:value="0.121042187691418" calcext:value-type="float">
            <text:p>0.1210421877</text:p>
          </table:table-cell>
          <table:table-cell office:value-type="float" office:value="0.132057836921639" calcext:value-type="float">
            <text:p>0.1320578369</text:p>
          </table:table-cell>
          <table:table-cell office:value-type="float" office:value="0.128519610017366" calcext:value-type="float">
            <text:p>0.12851961</text:p>
          </table:table-cell>
          <table:table-cell office:value-type="float" office:value="0.12802953973" calcext:value-type="float">
            <text:p>0.1280295397</text:p>
          </table:table-cell>
          <table:table-cell office:value-type="float" office:value="0.143278221512748" calcext:value-type="float">
            <text:p>0.1432782215</text:p>
          </table:table-cell>
          <table:table-cell office:value-type="float" office:value="0.126338611923012" calcext:value-type="float">
            <text:p>0.1263386119</text:p>
          </table:table-cell>
          <table:table-cell office:value-type="float" office:value="0.139879733375612" calcext:value-type="float">
            <text:p>0.1398797334</text:p>
          </table:table-cell>
          <table:table-cell office:value-type="float" office:value="0.131989525689076" calcext:value-type="float">
            <text:p>0.1319895257</text:p>
          </table:table-cell>
          <table:table-cell office:value-type="float" office:value="0.135714574965123" calcext:value-type="float">
            <text:p>0.135714575</text:p>
          </table:table-cell>
          <table:table-cell office:value-type="float" office:value="0.128434111640253" calcext:value-type="float">
            <text:p>0.1284341116</text:p>
          </table:table-cell>
          <table:table-cell office:value-type="float" office:value="0.142666008727326" calcext:value-type="float">
            <text:p>0.1426660087</text:p>
          </table:table-cell>
          <table:table-cell office:value-type="float" office:value="0.129044183887619" calcext:value-type="float">
            <text:p>0.1290441839</text:p>
          </table:table-cell>
          <table:table-cell office:value-type="float" office:value="0.136385504119829" calcext:value-type="float">
            <text:p>0.1363855041</text:p>
          </table:table-cell>
          <table:table-cell office:value-type="float" office:value="0.133217051096079" calcext:value-type="float">
            <text:p>0.1332170511</text:p>
          </table:table-cell>
          <table:table-cell office:value-type="float" office:value="0.137737360723841" calcext:value-type="float">
            <text:p>0.1377373607</text:p>
          </table:table-cell>
          <table:table-cell office:value-type="float" office:value="0.129962999627183" calcext:value-type="float">
            <text:p>0.1299629996</text:p>
          </table:table-cell>
          <table:table-cell office:value-type="float" office:value="0.146647664468044" calcext:value-type="float">
            <text:p>0.1466476645</text:p>
          </table:table-cell>
          <table:table-cell office:value-type="float" office:value="0.127714311744859" calcext:value-type="float">
            <text:p>0.1277143117</text:p>
          </table:table-cell>
          <table:table-cell office:value-type="float" office:value="0.133251971198888" calcext:value-type="float">
            <text:p>0.1332519712</text:p>
          </table:table-cell>
          <table:table-cell office:value-type="float" office:value="0.131073100833951" calcext:value-type="float">
            <text:p>0.1310731008</text:p>
          </table:table-cell>
          <table:table-cell office:value-type="float" office:value="0.132486612154676" calcext:value-type="float">
            <text:p>0.1324866122</text:p>
          </table:table-cell>
          <table:table-cell office:value-type="float" office:value="0.140781309709142" calcext:value-type="float">
            <text:p>0.1407813097</text:p>
          </table:table-cell>
          <table:table-cell office:value-type="float" office:value="0.127532751287625" calcext:value-type="float">
            <text:p>0.1275327513</text:p>
          </table:table-cell>
          <table:table-cell office:value-type="float" office:value="0.146946641271708" calcext:value-type="float">
            <text:p>0.1469466413</text:p>
          </table:table-cell>
          <table:table-cell office:value-type="float" office:value="0.130691013218364" calcext:value-type="float">
            <text:p>0.1306910132</text:p>
          </table:table-cell>
          <table:table-cell office:value-type="float" office:value="0.146008522762147" calcext:value-type="float">
            <text:p>0.1460085228</text:p>
          </table:table-cell>
          <table:table-cell office:value-type="float" office:value="0.142851881502409" calcext:value-type="float">
            <text:p>0.1428518815</text:p>
          </table:table-cell>
          <table:table-cell office:value-type="float" office:value="0.154234147522139" calcext:value-type="float">
            <text:p>0.1542341475</text:p>
          </table:table-cell>
          <table:table-cell office:value-type="float" office:value="0.126364811004549" calcext:value-type="float">
            <text:p>0.126364811</text:p>
          </table:table-cell>
          <table:table-cell office:value-type="float" office:value="0.129511877649486" calcext:value-type="float">
            <text:p>0.1295118776</text:p>
          </table:table-cell>
          <table:table-cell office:value-type="float" office:value="0.141039194773363" calcext:value-type="float">
            <text:p>0.1410391948</text:p>
          </table:table-cell>
          <table:table-cell office:value-type="float" office:value="0.148475442610191" calcext:value-type="float">
            <text:p>0.1484754426</text:p>
          </table:table-cell>
          <table:table-cell office:value-type="float" office:value="0.134422191870941" calcext:value-type="float">
            <text:p>0.1344221919</text:p>
          </table:table-cell>
          <table:table-cell office:value-type="float" office:value="0.139214947733775" calcext:value-type="float">
            <text:p>0.1392149477</text:p>
          </table:table-cell>
          <table:table-cell office:value-type="float" office:value="0.146447973968214" calcext:value-type="float">
            <text:p>0.146447974</text:p>
          </table:table-cell>
          <table:table-cell office:value-type="float" office:value="0.152845251145144" calcext:value-type="float">
            <text:p>0.1528452511</text:p>
          </table:table-cell>
          <table:table-cell office:value-type="float" office:value="0.139806194770157" calcext:value-type="float">
            <text:p>0.1398061948</text:p>
          </table:table-cell>
          <table:table-cell office:value-type="float" office:value="0.131384239494457" calcext:value-type="float">
            <text:p>0.1313842395</text:p>
          </table:table-cell>
          <table:table-cell office:value-type="float" office:value="0.12379166424369" calcext:value-type="float">
            <text:p>0.1237916642</text:p>
          </table:table-cell>
          <table:table-cell office:value-type="float" office:value="0.140777872615379" calcext:value-type="float">
            <text:p>0.1407778726</text:p>
          </table:table-cell>
          <table:table-cell office:value-type="float" office:value="0.131531724235797" calcext:value-type="float">
            <text:p>0.1315317242</text:p>
          </table:table-cell>
          <table:table-cell office:value-type="float" office:value="0.141828663174531" calcext:value-type="float">
            <text:p>0.1418286632</text:p>
          </table:table-cell>
          <table:table-cell office:value-type="float" office:value="0.152256128044139" calcext:value-type="float">
            <text:p>0.152256128</text:p>
          </table:table-cell>
          <table:table-cell office:value-type="float" office:value="0.149990082225379" calcext:value-type="float">
            <text:p>0.1499900822</text:p>
          </table:table-cell>
          <table:table-cell office:value-type="float" office:value="0.149304981067381" calcext:value-type="float">
            <text:p>0.1493049811</text:p>
          </table:table-cell>
          <table:table-cell office:value-type="float" office:value="0.140330887342682" calcext:value-type="float">
            <text:p>0.1403308873</text:p>
          </table:table-cell>
          <table:table-cell office:value-type="float" office:value="0.137567790167142" calcext:value-type="float">
            <text:p>0.1375677902</text:p>
          </table:table-cell>
          <table:table-cell office:value-type="float" office:value="0.138247444684324" calcext:value-type="float">
            <text:p>0.1382474447</text:p>
          </table:table-cell>
          <table:table-cell office:value-type="float" office:value="0.141908454044906" calcext:value-type="float">
            <text:p>0.141908454</text:p>
          </table:table-cell>
          <table:table-cell office:value-type="float" office:value="0.151130144261984" calcext:value-type="float">
            <text:p>0.1511301443</text:p>
          </table:table-cell>
          <table:table-cell office:value-type="float" office:value="0.146748956615125" calcext:value-type="float">
            <text:p>0.1467489566</text:p>
          </table:table-cell>
          <table:table-cell office:value-type="float" office:value="0.15071992516827" calcext:value-type="float">
            <text:p>0.1507199252</text:p>
          </table:table-cell>
          <table:table-cell office:value-type="float" office:value="0.136662674541429" calcext:value-type="float">
            <text:p>0.1366626745</text:p>
          </table:table-cell>
          <table:table-cell office:value-type="float" office:value="0.156876090505819" calcext:value-type="float">
            <text:p>0.1568760905</text:p>
          </table:table-cell>
          <table:table-cell office:value-type="float" office:value="0.137110510121305" calcext:value-type="float">
            <text:p>0.1371105101</text:p>
          </table:table-cell>
          <table:table-cell office:value-type="float" office:value="0.144635628131159" calcext:value-type="float">
            <text:p>0.1446356281</text:p>
          </table:table-cell>
          <table:table-cell office:value-type="float" office:value="0.150693116045741" calcext:value-type="float">
            <text:p>0.150693116</text:p>
          </table:table-cell>
          <table:table-cell office:value-type="float" office:value="0.145053502838229" calcext:value-type="float">
            <text:p>0.1450535028</text:p>
          </table:table-cell>
          <table:table-cell office:value-type="float" office:value="0.143468812799818" calcext:value-type="float">
            <text:p>0.1434688128</text:p>
          </table:table-cell>
          <table:table-cell office:value-type="float" office:value="0.141804940629033" calcext:value-type="float">
            <text:p>0.1418049406</text:p>
          </table:table-cell>
          <table:table-cell office:value-type="float" office:value="0.143302107008546" calcext:value-type="float">
            <text:p>0.143302107</text:p>
          </table:table-cell>
          <table:table-cell office:value-type="float" office:value="0.158338425137455" calcext:value-type="float">
            <text:p>0.1583384251</text:p>
          </table:table-cell>
          <table:table-cell office:value-type="float" office:value="0.152405707352508" calcext:value-type="float">
            <text:p>0.1524057074</text:p>
          </table:table-cell>
          <table:table-cell office:value-type="float" office:value="0.148530195844215" calcext:value-type="float">
            <text:p>0.1485301958</text:p>
          </table:table-cell>
          <table:table-cell office:value-type="float" office:value="0.151590297997617" calcext:value-type="float">
            <text:p>0.151590298</text:p>
          </table:table-cell>
          <table:table-cell office:value-type="float" office:value="0.141769163233186" calcext:value-type="float">
            <text:p>0.1417691632</text:p>
          </table:table-cell>
          <table:table-cell office:value-type="float" office:value="0.148285183329414" calcext:value-type="float">
            <text:p>0.1482851833</text:p>
          </table:table-cell>
          <table:table-cell office:value-type="float" office:value="0.165240426119224" calcext:value-type="float">
            <text:p>0.1652404261</text:p>
          </table:table-cell>
          <table:table-cell office:value-type="float" office:value="0.160921007755718" calcext:value-type="float">
            <text:p>0.1609210078</text:p>
          </table:table-cell>
          <table:table-cell office:value-type="float" office:value="0.152460585037867" calcext:value-type="float">
            <text:p>0.152460585</text:p>
          </table:table-cell>
          <table:table-cell office:value-type="float" office:value="0.165017820284578" calcext:value-type="float">
            <text:p>0.1650178203</text:p>
          </table:table-cell>
          <table:table-cell office:value-type="float" office:value="0.148263347637007" calcext:value-type="float">
            <text:p>0.1482633476</text:p>
          </table:table-cell>
          <table:table-cell office:value-type="float" office:value="0.147926186023424" calcext:value-type="float">
            <text:p>0.147926186</text:p>
          </table:table-cell>
          <table:table-cell office:value-type="float" office:value="0.144046271681214" calcext:value-type="float">
            <text:p>0.1440462717</text:p>
          </table:table-cell>
          <table:table-cell office:value-type="float" office:value="0.147486188183641" calcext:value-type="float">
            <text:p>0.1474861882</text:p>
          </table:table-cell>
          <table:table-cell office:value-type="float" office:value="0.155468890604573" calcext:value-type="float">
            <text:p>0.1554688906</text:p>
          </table:table-cell>
          <table:table-cell office:value-type="float" office:value="0.149303055887198" calcext:value-type="float">
            <text:p>0.1493030559</text:p>
          </table:table-cell>
          <table:table-cell office:value-type="float" office:value="0.149574658501519" calcext:value-type="float">
            <text:p>0.1495746585</text:p>
          </table:table-cell>
          <table:table-cell office:value-type="float" office:value="0.143943336941603" calcext:value-type="float">
            <text:p>0.1439433369</text:p>
          </table:table-cell>
          <table:table-cell office:value-type="float" office:value="0.154227977912903" calcext:value-type="float">
            <text:p>0.1542279779</text:p>
          </table:table-cell>
          <table:table-cell office:value-type="float" office:value="0.149256313273376" calcext:value-type="float">
            <text:p>0.1492563133</text:p>
          </table:table-cell>
          <table:table-cell office:value-type="float" office:value="0.149639842909306" calcext:value-type="float">
            <text:p>0.1496398429</text:p>
          </table:table-cell>
          <table:table-cell office:value-type="float" office:value="0.149093073909842" calcext:value-type="float">
            <text:p>0.1490930739</text:p>
          </table:table-cell>
          <table:table-cell office:value-type="float" office:value="0.15344182842743" calcext:value-type="float">
            <text:p>0.1534418284</text:p>
          </table:table-cell>
          <table:table-cell office:value-type="float" office:value="0.160234195757077" calcext:value-type="float">
            <text:p>0.1602341958</text:p>
          </table:table-cell>
          <table:table-cell office:value-type="float" office:value="0.149584340715766" calcext:value-type="float">
            <text:p>0.1495843407</text:p>
          </table:table-cell>
          <table:table-cell office:value-type="float" office:value="0.144130542648756" calcext:value-type="float">
            <text:p>0.1441305426</text:p>
          </table:table-cell>
          <table:table-cell office:value-type="float" office:value="0.15089851551643" calcext:value-type="float">
            <text:p>0.1508985155</text:p>
          </table:table-cell>
          <table:table-cell office:value-type="float" office:value="0.149656963613069" calcext:value-type="float">
            <text:p>0.1496569636</text:p>
          </table:table-cell>
          <table:table-cell office:value-type="float" office:value="0.151442753058679" calcext:value-type="float">
            <text:p>0.1514427531</text:p>
          </table:table-cell>
          <table:table-cell office:value-type="float" office:value="0.155300007834429" calcext:value-type="float">
            <text:p>0.1553000078</text:p>
          </table:table-cell>
          <table:table-cell office:value-type="float" office:value="0.156126135790499" calcext:value-type="float">
            <text:p>0.1561261358</text:p>
          </table:table-cell>
          <table:table-cell office:value-type="float" office:value="0.1524670463412" calcext:value-type="float">
            <text:p>0.1524670463</text:p>
          </table:table-cell>
          <table:table-cell office:value-type="float" office:value="0.151970486748521" calcext:value-type="float">
            <text:p>0.1519704867</text:p>
          </table:table-cell>
          <table:table-cell office:value-type="float" office:value="0.161695060725168" calcext:value-type="float">
            <text:p>0.1616950607</text:p>
          </table:table-cell>
          <table:table-cell office:value-type="float" office:value="0.144619031743745" calcext:value-type="float">
            <text:p>0.1446190317</text:p>
          </table:table-cell>
          <table:table-cell office:value-type="float" office:value="0.140911198954819" calcext:value-type="float">
            <text:p>0.140911199</text:p>
          </table:table-cell>
          <table:table-cell office:value-type="float" office:value="0.153010814032821" calcext:value-type="float">
            <text:p>0.153010814</text:p>
          </table:table-cell>
          <table:table-cell office:value-type="float" office:value="0.159275453490438" calcext:value-type="float">
            <text:p>0.1592754535</text:p>
          </table:table-cell>
          <table:table-cell office:value-type="float" office:value="0.154593977282273" calcext:value-type="float">
            <text:p>0.1545939773</text:p>
          </table:table-cell>
          <table:table-cell office:value-type="float" office:value="0.163700772378478" calcext:value-type="float">
            <text:p>0.1637007724</text:p>
          </table:table-cell>
          <table:table-cell office:value-type="float" office:value="0.159320951719804" calcext:value-type="float">
            <text:p>0.1593209517</text:p>
          </table:table-cell>
          <table:table-cell office:value-type="float" office:value="0.16283092359908" calcext:value-type="float">
            <text:p>0.1628309236</text:p>
          </table:table-cell>
          <table:table-cell office:value-type="float" office:value="0.165075008672551" calcext:value-type="float">
            <text:p>0.1650750087</text:p>
          </table:table-cell>
          <table:table-cell office:value-type="float" office:value="0.150011526704299" calcext:value-type="float">
            <text:p>0.1500115267</text:p>
          </table:table-cell>
          <table:table-cell office:value-type="float" office:value="0.158677350927355" calcext:value-type="float">
            <text:p>0.1586773509</text:p>
          </table:table-cell>
          <table:table-cell office:value-type="float" office:value="0.155582464810336" calcext:value-type="float">
            <text:p>0.1555824648</text:p>
          </table:table-cell>
          <table:table-cell office:value-type="float" office:value="0.158500735103362" calcext:value-type="float">
            <text:p>0.1585007351</text:p>
          </table:table-cell>
          <table:table-cell office:value-type="float" office:value="0.147787530529458" calcext:value-type="float">
            <text:p>0.1477875305</text:p>
          </table:table-cell>
          <table:table-cell office:value-type="float" office:value="0.163295738699802" calcext:value-type="float">
            <text:p>0.1632957387</text:p>
          </table:table-cell>
          <table:table-cell office:value-type="float" office:value="0.152390055865427" calcext:value-type="float">
            <text:p>0.1523900559</text:p>
          </table:table-cell>
          <table:table-cell office:value-type="float" office:value="0.146034180980515" calcext:value-type="float">
            <text:p>0.146034181</text:p>
          </table:table-cell>
          <table:table-cell office:value-type="float" office:value="0.155185513224156" calcext:value-type="float">
            <text:p>0.1551855132</text:p>
          </table:table-cell>
          <table:table-cell office:value-type="float" office:value="0.1584780254716" calcext:value-type="float">
            <text:p>0.1584780255</text:p>
          </table:table-cell>
          <table:table-cell office:value-type="float" office:value="0.160838056995932" calcext:value-type="float">
            <text:p>0.160838057</text:p>
          </table:table-cell>
          <table:table-cell office:value-type="float" office:value="0.159531183102552" calcext:value-type="float">
            <text:p>0.1595311831</text:p>
          </table:table-cell>
          <table:table-cell office:value-type="float" office:value="0.143294418060931" calcext:value-type="float">
            <text:p>0.1432944181</text:p>
          </table:table-cell>
          <table:table-cell office:value-type="float" office:value="0.157374969093857" calcext:value-type="float">
            <text:p>0.1573749691</text:p>
          </table:table-cell>
          <table:table-cell office:value-type="float" office:value="0.156916266356647" calcext:value-type="float">
            <text:p>0.1569162664</text:p>
          </table:table-cell>
          <table:table-cell office:value-type="float" office:value="0.16506873427395" calcext:value-type="float">
            <text:p>0.1650687343</text:p>
          </table:table-cell>
          <table:table-cell office:value-type="float" office:value="0.169176043403327" calcext:value-type="float">
            <text:p>0.1691760434</text:p>
          </table:table-cell>
          <table:table-cell office:value-type="float" office:value="0.153037305435782" calcext:value-type="float">
            <text:p>0.1530373054</text:p>
          </table:table-cell>
          <table:table-cell office:value-type="float" office:value="0.164733457674445" calcext:value-type="float">
            <text:p>0.1647334577</text:p>
          </table:table-cell>
          <table:table-cell office:value-type="float" office:value="0.157768769625836" calcext:value-type="float">
            <text:p>0.1577687696</text:p>
          </table:table-cell>
          <table:table-cell office:value-type="float" office:value="0.158181508038421" calcext:value-type="float">
            <text:p>0.158181508</text:p>
          </table:table-cell>
          <table:table-cell office:value-type="float" office:value="0.156637423874804" calcext:value-type="float">
            <text:p>0.1566374239</text:p>
          </table:table-cell>
          <table:table-cell office:value-type="float" office:value="0.158131263247823" calcext:value-type="float">
            <text:p>0.1581312632</text:p>
          </table:table-cell>
          <table:table-cell office:value-type="float" office:value="0.159187209578671" calcext:value-type="float">
            <text:p>0.1591872096</text:p>
          </table:table-cell>
          <table:table-cell office:value-type="float" office:value="0.147970603500743" calcext:value-type="float">
            <text:p>0.1479706035</text:p>
          </table:table-cell>
          <table:table-cell office:value-type="float" office:value="0.164217482216768" calcext:value-type="float">
            <text:p>0.1642174822</text:p>
          </table:table-cell>
          <table:table-cell office:value-type="float" office:value="0.158631391556893" calcext:value-type="float">
            <text:p>0.1586313916</text:p>
          </table:table-cell>
          <table:table-cell office:value-type="float" office:value="0.16282608154667" calcext:value-type="float">
            <text:p>0.1628260815</text:p>
          </table:table-cell>
          <table:table-cell office:value-type="float" office:value="0.15714470488304" calcext:value-type="float">
            <text:p>0.1571447049</text:p>
          </table:table-cell>
          <table:table-cell office:value-type="float" office:value="0.158565582301481" calcext:value-type="float">
            <text:p>0.1585655823</text:p>
          </table:table-cell>
          <table:table-cell office:value-type="float" office:value="0.171131665765758" calcext:value-type="float">
            <text:p>0.1711316658</text:p>
          </table:table-cell>
          <table:table-cell office:value-type="float" office:value="0.143590273466627" calcext:value-type="float">
            <text:p>0.1435902735</text:p>
          </table:table-cell>
          <table:table-cell office:value-type="float" office:value="0.146071350191222" calcext:value-type="float">
            <text:p>0.1460713502</text:p>
          </table:table-cell>
          <table:table-cell office:value-type="float" office:value="0.153643262453352" calcext:value-type="float">
            <text:p>0.1536432625</text:p>
          </table:table-cell>
          <table:table-cell office:value-type="float" office:value="0.168338253251959" calcext:value-type="float">
            <text:p>0.1683382533</text:p>
          </table:table-cell>
          <table:table-cell office:value-type="float" office:value="0.158878927996689" calcext:value-type="float">
            <text:p>0.158878928</text:p>
          </table:table-cell>
          <table:table-cell office:value-type="float" office:value="0.156837363333163" calcext:value-type="float">
            <text:p>0.1568373633</text:p>
          </table:table-cell>
          <table:table-cell office:value-type="float" office:value="0.15208253903785" calcext:value-type="float">
            <text:p>0.152082539</text:p>
          </table:table-cell>
          <table:table-cell office:value-type="float" office:value="0.166099947541007" calcext:value-type="float">
            <text:p>0.1660999475</text:p>
          </table:table-cell>
          <table:table-cell office:value-type="float" office:value="0.163405858057593" calcext:value-type="float">
            <text:p>0.1634058581</text:p>
          </table:table-cell>
          <table:table-cell office:value-type="float" office:value="0.167066765027475" calcext:value-type="float">
            <text:p>0.167066765</text:p>
          </table:table-cell>
          <table:table-cell office:value-type="float" office:value="0.164230194385352" calcext:value-type="float">
            <text:p>0.1642301944</text:p>
          </table:table-cell>
          <table:table-cell office:value-type="float" office:value="0.153962052989034" calcext:value-type="float">
            <text:p>0.153962053</text:p>
          </table:table-cell>
          <table:table-cell office:value-type="float" office:value="0.160947571559073" calcext:value-type="float">
            <text:p>0.1609475716</text:p>
          </table:table-cell>
          <table:table-cell office:value-type="float" office:value="0.15746806512749" calcext:value-type="float">
            <text:p>0.1574680651</text:p>
          </table:table-cell>
          <table:table-cell office:value-type="float" office:value="0.160381579962844" calcext:value-type="float">
            <text:p>0.16038158</text:p>
          </table:table-cell>
          <table:table-cell office:value-type="float" office:value="0.157224107469242" calcext:value-type="float">
            <text:p>0.1572241075</text:p>
          </table:table-cell>
          <table:table-cell office:value-type="float" office:value="0.152939108802992" calcext:value-type="float">
            <text:p>0.1529391088</text:p>
          </table:table-cell>
          <table:table-cell office:value-type="float" office:value="0.168797813424671" calcext:value-type="float">
            <text:p>0.1687978134</text:p>
          </table:table-cell>
          <table:table-cell office:value-type="float" office:value="0.1626256219656" calcext:value-type="float">
            <text:p>0.162625622</text:p>
          </table:table-cell>
          <table:table-cell office:value-type="float" office:value="0.166382225155143" calcext:value-type="float">
            <text:p>0.1663822252</text:p>
          </table:table-cell>
          <table:table-cell office:value-type="float" office:value="0.165934811981079" calcext:value-type="float">
            <text:p>0.165934812</text:p>
          </table:table-cell>
          <table:table-cell office:value-type="float" office:value="0.163697131124197" calcext:value-type="float">
            <text:p>0.1636971311</text:p>
          </table:table-cell>
          <table:table-cell office:value-type="float" office:value="0.162188125591652" calcext:value-type="float">
            <text:p>0.1621881256</text:p>
          </table:table-cell>
          <table:table-cell office:value-type="float" office:value="0.173546868981203" calcext:value-type="float">
            <text:p>0.173546869</text:p>
          </table:table-cell>
          <table:table-cell office:value-type="float" office:value="0.172190602056708" calcext:value-type="float">
            <text:p>0.1721906021</text:p>
          </table:table-cell>
          <table:table-cell office:value-type="float" office:value="0.16847479188731" calcext:value-type="float">
            <text:p>0.1684747919</text:p>
          </table:table-cell>
          <table:table-cell office:value-type="float" office:value="0.16139558086552" calcext:value-type="float">
            <text:p>0.1613955809</text:p>
          </table:table-cell>
          <table:table-cell office:value-type="float" office:value="0.152808739789767" calcext:value-type="float">
            <text:p>0.1528087398</text:p>
          </table:table-cell>
          <table:table-cell office:value-type="float" office:value="0.157487492849395" calcext:value-type="float">
            <text:p>0.1574874928</text:p>
          </table:table-cell>
          <table:table-cell office:value-type="float" office:value="0.165381772604781" calcext:value-type="float">
            <text:p>0.1653817726</text:p>
          </table:table-cell>
          <table:table-cell office:value-type="float" office:value="0.165941904388119" calcext:value-type="float">
            <text:p>0.1659419044</text:p>
          </table:table-cell>
          <table:table-cell office:value-type="float" office:value="0.160955656186657" calcext:value-type="float">
            <text:p>0.1609556562</text:p>
          </table:table-cell>
          <table:table-cell office:value-type="float" office:value="0.160674979201289" calcext:value-type="float">
            <text:p>0.1606749792</text:p>
          </table:table-cell>
          <table:table-cell office:value-type="float" office:value="0.163012723385806" calcext:value-type="float">
            <text:p>0.1630127234</text:p>
          </table:table-cell>
          <table:table-cell office:value-type="float" office:value="0.178283095316835" calcext:value-type="float">
            <text:p>0.1782830953</text:p>
          </table:table-cell>
          <table:table-cell office:value-type="float" office:value="0.169228916057528" calcext:value-type="float">
            <text:p>0.1692289161</text:p>
          </table:table-cell>
          <table:table-cell office:value-type="float" office:value="0.159381611158829" calcext:value-type="float">
            <text:p>0.1593816112</text:p>
          </table:table-cell>
          <table:table-cell office:value-type="float" office:value="0.170392010468375" calcext:value-type="float">
            <text:p>0.1703920105</text:p>
          </table:table-cell>
          <table:table-cell office:value-type="float" office:value="0.168183398167705" calcext:value-type="float">
            <text:p>0.1681833982</text:p>
          </table:table-cell>
          <table:table-cell office:value-type="float" office:value="0.145793801046813" calcext:value-type="float">
            <text:p>0.145793801</text:p>
          </table:table-cell>
          <table:table-cell office:value-type="float" office:value="0.171199760667232" calcext:value-type="float">
            <text:p>0.1711997607</text:p>
          </table:table-cell>
          <table:table-cell office:value-type="float" office:value="0.169376575066832" calcext:value-type="float">
            <text:p>0.1693765751</text:p>
          </table:table-cell>
          <table:table-cell office:value-type="float" office:value="0.161436845343281" calcext:value-type="float">
            <text:p>0.1614368453</text:p>
          </table:table-cell>
          <table:table-cell office:value-type="float" office:value="0.167415172444397" calcext:value-type="float">
            <text:p>0.1674151724</text:p>
          </table:table-cell>
          <table:table-cell office:value-type="float" office:value="0.163060340725289" calcext:value-type="float">
            <text:p>0.1630603407</text:p>
          </table:table-cell>
          <table:table-cell office:value-type="float" office:value="0.167658987118849" calcext:value-type="float">
            <text:p>0.1676589871</text:p>
          </table:table-cell>
          <table:table-cell office:value-type="float" office:value="0.160314295956523" calcext:value-type="float">
            <text:p>0.160314296</text:p>
          </table:table-cell>
          <table:table-cell office:value-type="float" office:value="0.174096994712141" calcext:value-type="float">
            <text:p>0.1740969947</text:p>
          </table:table-cell>
          <table:table-cell office:value-type="float" office:value="0.161409939867536" calcext:value-type="float">
            <text:p>0.1614099399</text:p>
          </table:table-cell>
          <table:table-cell office:value-type="float" office:value="0.167132518764461" calcext:value-type="float">
            <text:p>0.1671325188</text:p>
          </table:table-cell>
          <table:table-cell office:value-type="float" office:value="0.166386819061111" calcext:value-type="float">
            <text:p>0.1663868191</text:p>
          </table:table-cell>
          <table:table-cell office:value-type="float" office:value="0.162245608767389" calcext:value-type="float">
            <text:p>0.1622456088</text:p>
          </table:table-cell>
          <table:table-cell office:value-type="float" office:value="0.170846477150917" calcext:value-type="float">
            <text:p>0.1708464772</text:p>
          </table:table-cell>
          <table:table-cell office:value-type="float" office:value="0.163651296939817" calcext:value-type="float">
            <text:p>0.1636512969</text:p>
          </table:table-cell>
          <table:table-cell office:value-type="float" office:value="0.17344374052381" calcext:value-type="float">
            <text:p>0.1734437405</text:p>
          </table:table-cell>
          <table:table-cell office:value-type="float" office:value="0.170072098092349" calcext:value-type="float">
            <text:p>0.1700720981</text:p>
          </table:table-cell>
          <table:table-cell office:value-type="float" office:value="0.173892527535094" calcext:value-type="float">
            <text:p>0.1738925275</text:p>
          </table:table-cell>
          <table:table-cell office:value-type="float" office:value="0.167833430888056" calcext:value-type="float">
            <text:p>0.1678334309</text:p>
          </table:table-cell>
          <table:table-cell office:value-type="float" office:value="0.157335732428673" calcext:value-type="float">
            <text:p>0.1573357324</text:p>
          </table:table-cell>
          <table:table-cell office:value-type="float" office:value="0.164594151638233" calcext:value-type="float">
            <text:p>0.1645941516</text:p>
          </table:table-cell>
          <table:table-cell office:value-type="float" office:value="0.174808876805927" calcext:value-type="float">
            <text:p>0.1748088768</text:p>
          </table:table-cell>
          <table:table-cell office:value-type="float" office:value="0.163935283940144" calcext:value-type="float">
            <text:p>0.1639352839</text:p>
          </table:table-cell>
          <table:table-cell office:value-type="float" office:value="0.164069932242028" calcext:value-type="float">
            <text:p>0.1640699322</text:p>
          </table:table-cell>
          <table:table-cell office:value-type="float" office:value="0.157799671592047" calcext:value-type="float">
            <text:p>0.1577996716</text:p>
          </table:table-cell>
          <table:table-cell office:value-type="float" office:value="0.16674297487722" calcext:value-type="float">
            <text:p>0.1667429749</text:p>
          </table:table-cell>
          <table:table-cell office:value-type="float" office:value="0.154685989555053" calcext:value-type="float">
            <text:p>0.1546859896</text:p>
          </table:table-cell>
          <table:table-cell office:value-type="float" office:value="0.167186995656708" calcext:value-type="float">
            <text:p>0.1671869957</text:p>
          </table:table-cell>
          <table:table-cell office:value-type="float" office:value="0.166774732207894" calcext:value-type="float">
            <text:p>0.1667747322</text:p>
          </table:table-cell>
          <table:table-cell office:value-type="float" office:value="0.16483654293222" calcext:value-type="float">
            <text:p>0.1648365429</text:p>
          </table:table-cell>
          <table:table-cell office:value-type="float" office:value="0.172012343727731" calcext:value-type="float">
            <text:p>0.1720123437</text:p>
          </table:table-cell>
          <table:table-cell office:value-type="float" office:value="0.178880132812117" calcext:value-type="float">
            <text:p>0.1788801328</text:p>
          </table:table-cell>
          <table:table-cell office:value-type="float" office:value="0.171426162140867" calcext:value-type="float">
            <text:p>0.1714261621</text:p>
          </table:table-cell>
          <table:table-cell office:value-type="float" office:value="0.171049080453942" calcext:value-type="float">
            <text:p>0.1710490805</text:p>
          </table:table-cell>
          <table:table-cell office:value-type="float" office:value="0.157400134802638" calcext:value-type="float">
            <text:p>0.1574001348</text:p>
          </table:table-cell>
          <table:table-cell office:value-type="float" office:value="0.166491825310266" calcext:value-type="float">
            <text:p>0.1664918253</text:p>
          </table:table-cell>
          <table:table-cell office:value-type="float" office:value="0.164230262858507" calcext:value-type="float">
            <text:p>0.1642302629</text:p>
          </table:table-cell>
          <table:table-cell office:value-type="float" office:value="0.168279409838245" calcext:value-type="float">
            <text:p>0.1682794098</text:p>
          </table:table-cell>
          <table:table-cell office:value-type="float" office:value="0.170549900714639" calcext:value-type="float">
            <text:p>0.1705499007</text:p>
          </table:table-cell>
          <table:table-cell office:value-type="float" office:value="0.171224222779532" calcext:value-type="float">
            <text:p>0.1712242228</text:p>
          </table:table-cell>
          <table:table-cell office:value-type="float" office:value="0.171620991841526" calcext:value-type="float">
            <text:p>0.1716209918</text:p>
          </table:table-cell>
          <table:table-cell office:value-type="float" office:value="0.165314951123113" calcext:value-type="float">
            <text:p>0.1653149511</text:p>
          </table:table-cell>
          <table:table-cell office:value-type="float" office:value="0.167390084820085" calcext:value-type="float">
            <text:p>0.1673900848</text:p>
          </table:table-cell>
          <table:table-cell office:value-type="float" office:value="0.171694550684717" calcext:value-type="float">
            <text:p>0.1716945507</text:p>
          </table:table-cell>
          <table:table-cell office:value-type="float" office:value="0.175490249872139" calcext:value-type="float">
            <text:p>0.1754902499</text:p>
          </table:table-cell>
          <table:table-cell office:value-type="float" office:value="0.175974457115451" calcext:value-type="float">
            <text:p>0.1759744571</text:p>
          </table:table-cell>
          <table:table-cell office:value-type="float" office:value="0.145551045976296" calcext:value-type="float">
            <text:p>0.145551046</text:p>
          </table:table-cell>
          <table:table-cell office:value-type="float" office:value="0.167559735812118" calcext:value-type="float">
            <text:p>0.1675597358</text:p>
          </table:table-cell>
          <table:table-cell office:value-type="float" office:value="0.176237762627442" calcext:value-type="float">
            <text:p>0.1762377626</text:p>
          </table:table-cell>
          <table:table-cell office:value-type="float" office:value="0.157718357115537" calcext:value-type="float">
            <text:p>0.1577183571</text:p>
          </table:table-cell>
          <table:table-cell office:value-type="float" office:value="0.190687031052242" calcext:value-type="float">
            <text:p>0.1906870311</text:p>
          </table:table-cell>
          <table:table-cell office:value-type="float" office:value="0.17316197884949" calcext:value-type="float">
            <text:p>0.1731619788</text:p>
          </table:table-cell>
          <table:table-cell office:value-type="float" office:value="0.169021805136055" calcext:value-type="float">
            <text:p>0.1690218051</text:p>
          </table:table-cell>
          <table:table-cell office:value-type="float" office:value="0.176622310810161" calcext:value-type="float">
            <text:p>0.1766223108</text:p>
          </table:table-cell>
          <table:table-cell office:value-type="float" office:value="0.168145428307466" calcext:value-type="float">
            <text:p>0.1681454283</text:p>
          </table:table-cell>
          <table:table-cell office:value-type="float" office:value="0.181642189639112" calcext:value-type="float">
            <text:p>0.1816421896</text:p>
          </table:table-cell>
          <table:table-cell office:value-type="float" office:value="0.165940553981128" calcext:value-type="float">
            <text:p>0.165940554</text:p>
          </table:table-cell>
          <table:table-cell office:value-type="float" office:value="0.172401785682951" calcext:value-type="float">
            <text:p>0.1724017857</text:p>
          </table:table-cell>
          <table:table-cell office:value-type="float" office:value="0.158891721606048" calcext:value-type="float">
            <text:p>0.1588917216</text:p>
          </table:table-cell>
          <table:table-cell office:value-type="float" office:value="0.174101343960636" calcext:value-type="float">
            <text:p>0.174101344</text:p>
          </table:table-cell>
          <table:table-cell office:value-type="float" office:value="0.16689888751854" calcext:value-type="float">
            <text:p>0.1668988875</text:p>
          </table:table-cell>
          <table:table-cell office:value-type="float" office:value="0.170553599261908" calcext:value-type="float">
            <text:p>0.1705535993</text:p>
          </table:table-cell>
          <table:table-cell office:value-type="float" office:value="0.168386503287098" calcext:value-type="float">
            <text:p>0.1683865033</text:p>
          </table:table-cell>
          <table:table-cell office:value-type="float" office:value="0.170431986537084" calcext:value-type="float">
            <text:p>0.1704319865</text:p>
          </table:table-cell>
          <table:table-cell office:value-type="float" office:value="0.17300322400073" calcext:value-type="float">
            <text:p>0.173003224</text:p>
          </table:table-cell>
          <table:table-cell office:value-type="float" office:value="0.171347592253724" calcext:value-type="float">
            <text:p>0.1713475923</text:p>
          </table:table-cell>
          <table:table-cell office:value-type="float" office:value="0.16765022617276" calcext:value-type="float">
            <text:p>0.1676502262</text:p>
          </table:table-cell>
          <table:table-cell office:value-type="float" office:value="0.159742677088015" calcext:value-type="float">
            <text:p>0.1597426771</text:p>
          </table:table-cell>
          <table:table-cell office:value-type="float" office:value="0.174759636614837" calcext:value-type="float">
            <text:p>0.1747596366</text:p>
          </table:table-cell>
          <table:table-cell office:value-type="float" office:value="0.161641593313547" calcext:value-type="float">
            <text:p>0.1616415933</text:p>
          </table:table-cell>
          <table:table-cell office:value-type="float" office:value="0.173798589145436" calcext:value-type="float">
            <text:p>0.1737985891</text:p>
          </table:table-cell>
          <table:table-cell office:value-type="float" office:value="0.173065734466467" calcext:value-type="float">
            <text:p>0.1730657345</text:p>
          </table:table-cell>
          <table:table-cell office:value-type="float" office:value="0.170088891485639" calcext:value-type="float">
            <text:p>0.1700888915</text:p>
          </table:table-cell>
          <table:table-cell office:value-type="float" office:value="0.178349414851083" calcext:value-type="float">
            <text:p>0.1783494149</text:p>
          </table:table-cell>
          <table:table-cell office:value-type="float" office:value="0.179370957588929" calcext:value-type="float">
            <text:p>0.1793709576</text:p>
          </table:table-cell>
          <table:table-cell office:value-type="float" office:value="0.17526164477328" calcext:value-type="float">
            <text:p>0.1752616448</text:p>
          </table:table-cell>
          <table:table-cell office:value-type="float" office:value="0.174918771322898" calcext:value-type="float">
            <text:p>0.1749187713</text:p>
          </table:table-cell>
          <table:table-cell office:value-type="float" office:value="0.174567598647587" calcext:value-type="float">
            <text:p>0.1745675986</text:p>
          </table:table-cell>
          <table:table-cell office:value-type="float" office:value="0.178522092867063" calcext:value-type="float">
            <text:p>0.1785220929</text:p>
          </table:table-cell>
          <table:table-cell office:value-type="float" office:value="0.175113867800747" calcext:value-type="float">
            <text:p>0.1751138678</text:p>
          </table:table-cell>
          <table:table-cell office:value-type="float" office:value="0.175020877791799" calcext:value-type="float">
            <text:p>0.1750208778</text:p>
          </table:table-cell>
          <table:table-cell office:value-type="float" office:value="0.153205897315323" calcext:value-type="float">
            <text:p>0.1532058973</text:p>
          </table:table-cell>
          <table:table-cell office:value-type="float" office:value="0.157248427075223" calcext:value-type="float">
            <text:p>0.1572484271</text:p>
          </table:table-cell>
          <table:table-cell office:value-type="float" office:value="0.175061310064628" calcext:value-type="float">
            <text:p>0.1750613101</text:p>
          </table:table-cell>
          <table:table-cell office:value-type="float" office:value="0.171742375677982" calcext:value-type="float">
            <text:p>0.1717423757</text:p>
          </table:table-cell>
          <table:table-cell office:value-type="float" office:value="0.171544095997579" calcext:value-type="float">
            <text:p>0.171544096</text:p>
          </table:table-cell>
          <table:table-cell office:value-type="float" office:value="0.1731151044025" calcext:value-type="float">
            <text:p>0.1731151044</text:p>
          </table:table-cell>
          <table:table-cell office:value-type="float" office:value="0.166185185846023" calcext:value-type="float">
            <text:p>0.1661851858</text:p>
          </table:table-cell>
          <table:table-cell office:value-type="float" office:value="0.177815436423169" calcext:value-type="float">
            <text:p>0.1778154364</text:p>
          </table:table-cell>
          <table:table-cell office:value-type="float" office:value="0.159124210459688" calcext:value-type="float">
            <text:p>0.1591242105</text:p>
          </table:table-cell>
          <table:table-cell office:value-type="float" office:value="0.180542934174631" calcext:value-type="float">
            <text:p>0.1805429342</text:p>
          </table:table-cell>
          <table:table-cell office:value-type="float" office:value="0.175717965593388" calcext:value-type="float">
            <text:p>0.1757179656</text:p>
          </table:table-cell>
          <table:table-cell office:value-type="float" office:value="0.175517567060673" calcext:value-type="float">
            <text:p>0.1755175671</text:p>
          </table:table-cell>
          <table:table-cell office:value-type="float" office:value="0.161532012992802" calcext:value-type="float">
            <text:p>0.161532013</text:p>
          </table:table-cell>
          <table:table-cell office:value-type="float" office:value="0.163927757960015" calcext:value-type="float">
            <text:p>0.163927758</text:p>
          </table:table-cell>
          <table:table-cell office:value-type="float" office:value="0.166391588652973" calcext:value-type="float">
            <text:p>0.1663915887</text:p>
          </table:table-cell>
          <table:table-cell office:value-type="float" office:value="0.17116324125758" calcext:value-type="float">
            <text:p>0.1711632413</text:p>
          </table:table-cell>
          <table:table-cell office:value-type="float" office:value="0.181892850166649" calcext:value-type="float">
            <text:p>0.1818928502</text:p>
          </table:table-cell>
          <table:table-cell office:value-type="float" office:value="0.174256376741667" calcext:value-type="float">
            <text:p>0.1742563767</text:p>
          </table:table-cell>
          <table:table-cell office:value-type="float" office:value="0.191315951577206" calcext:value-type="float">
            <text:p>0.1913159516</text:p>
          </table:table-cell>
          <table:table-cell office:value-type="float" office:value="0.16419588172037" calcext:value-type="float">
            <text:p>0.1641958817</text:p>
          </table:table-cell>
          <table:table-cell office:value-type="float" office:value="0.170692382601649" calcext:value-type="float">
            <text:p>0.1706923826</text:p>
          </table:table-cell>
          <table:table-cell office:value-type="float" office:value="0.172436995197607" calcext:value-type="float">
            <text:p>0.1724369952</text:p>
          </table:table-cell>
          <table:table-cell office:value-type="float" office:value="0.170933610015262" calcext:value-type="float">
            <text:p>0.17093361</text:p>
          </table:table-cell>
          <table:table-cell office:value-type="float" office:value="0.171944719877829" calcext:value-type="float">
            <text:p>0.1719447199</text:p>
          </table:table-cell>
          <table:table-cell office:value-type="float" office:value="0.177812211640875" calcext:value-type="float">
            <text:p>0.1778122116</text:p>
          </table:table-cell>
          <table:table-cell office:value-type="float" office:value="0.173440695204262" calcext:value-type="float">
            <text:p>0.173440695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527"/>
        </table:table-row>
        <table:table-row table:style-name="ro1">
          <table:table-cell office:value-type="float" office:value="-0.0080851949265184" calcext:value-type="float">
            <text:p>-0.0080851949</text:p>
          </table:table-cell>
          <table:table-cell office:value-type="float" office:value="0" calcext:value-type="float">
            <text:p>0</text:p>
          </table:table-cell>
          <table:table-cell office:value-type="float" office:value="-0.00579361192343306" calcext:value-type="float">
            <text:p>-0.0057936119</text:p>
          </table:table-cell>
          <table:table-cell office:value-type="float" office:value="0" calcext:value-type="float">
            <text:p>0</text:p>
          </table:table-cell>
          <table:table-cell office:value-type="float" office:value="0.00210116114565935" calcext:value-type="float">
            <text:p>0.0021011611</text:p>
          </table:table-cell>
          <table:table-cell office:value-type="float" office:value="-0.00783723901293686" calcext:value-type="float">
            <text:p>-0.007837239</text:p>
          </table:table-cell>
          <table:table-cell office:value-type="float" office:value="-0.0235374124382329" calcext:value-type="float">
            <text:p>-0.0235374124</text:p>
          </table:table-cell>
          <table:table-cell office:value-type="float" office:value="-0.010042441674431" calcext:value-type="float">
            <text:p>-0.0100424417</text:p>
          </table:table-cell>
          <table:table-cell office:value-type="float" office:value="0.00182693748877793" calcext:value-type="float">
            <text:p>0.001826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2043736296356" calcext:value-type="float">
            <text:p>-0.0052043736</text:p>
          </table:table-cell>
          <table:table-cell office:value-type="float" office:value="0" calcext:value-type="float">
            <text:p>0</text:p>
          </table:table-cell>
          <table:table-cell office:value-type="float" office:value="-0.00475548316561987" calcext:value-type="float">
            <text:p>-0.0047554832</text:p>
          </table:table-cell>
          <table:table-cell office:value-type="float" office:value="-0.0114821830701996" calcext:value-type="float">
            <text:p>-0.0114821831</text:p>
          </table:table-cell>
          <table:table-cell office:value-type="float" office:value="-0.0122716386009146" calcext:value-type="float">
            <text:p>-0.0122716386</text:p>
          </table:table-cell>
          <table:table-cell office:value-type="float" office:value="0.00475968918262125" calcext:value-type="float">
            <text:p>0.0047596892</text:p>
          </table:table-cell>
          <table:table-cell office:value-type="float" office:value="0.000292075500286445" calcext:value-type="float">
            <text:p>0.0002920755</text:p>
          </table:table-cell>
          <table:table-cell office:value-type="float" office:value="0.00944218040563863" calcext:value-type="float">
            <text:p>0.0094421804</text:p>
          </table:table-cell>
          <table:table-cell office:value-type="float" office:value="-0.0028926159549222" calcext:value-type="float">
            <text:p>-0.002892616</text:p>
          </table:table-cell>
          <table:table-cell office:value-type="float" office:value="-0.00712518121331037" calcext:value-type="float">
            <text:p>-0.0071251812</text:p>
          </table:table-cell>
          <table:table-cell office:value-type="float" office:value="0.000805968976525402" calcext:value-type="float">
            <text:p>0.000805969</text:p>
          </table:table-cell>
          <table:table-cell office:value-type="float" office:value="0.00818622966134359" calcext:value-type="float">
            <text:p>0.0081862297</text:p>
          </table:table-cell>
          <table:table-cell office:value-type="float" office:value="0.00675773453460169" calcext:value-type="float">
            <text:p>0.0067577345</text:p>
          </table:table-cell>
          <table:table-cell office:value-type="float" office:value="0.00334719771115237" calcext:value-type="float">
            <text:p>0.0033471977</text:p>
          </table:table-cell>
          <table:table-cell office:value-type="float" office:value="-0.000139763226611063" calcext:value-type="float">
            <text:p>-0.0001397632</text:p>
          </table:table-cell>
          <table:table-cell office:value-type="float" office:value="-0.0086283849450436" calcext:value-type="float">
            <text:p>-0.0086283849</text:p>
          </table:table-cell>
          <table:table-cell office:value-type="float" office:value="-0.010232215257759" calcext:value-type="float">
            <text:p>-0.0102322153</text:p>
          </table:table-cell>
          <table:table-cell office:value-type="float" office:value="-0.0132313131813019" calcext:value-type="float">
            <text:p>-0.0132313132</text:p>
          </table:table-cell>
          <table:table-cell office:value-type="float" office:value="0.00162055083998927" calcext:value-type="float">
            <text:p>0.0016205508</text:p>
          </table:table-cell>
          <table:table-cell office:value-type="float" office:value="0.023334234445709" calcext:value-type="float">
            <text:p>0.0233342344</text:p>
          </table:table-cell>
          <table:table-cell office:value-type="float" office:value="-0.00352672395252046" calcext:value-type="float">
            <text:p>-0.003526724</text:p>
          </table:table-cell>
          <table:table-cell office:value-type="float" office:value="0.00533483098581354" calcext:value-type="float">
            <text:p>0.005334831</text:p>
          </table:table-cell>
          <table:table-cell office:value-type="float" office:value="0.000518341796108024" calcext:value-type="float">
            <text:p>0.0005183418</text:p>
          </table:table-cell>
          <table:table-cell office:value-type="float" office:value="0.0135881872824681" calcext:value-type="float">
            <text:p>0.0135881873</text:p>
          </table:table-cell>
          <table:table-cell office:value-type="float" office:value="0.0201452521130942" calcext:value-type="float">
            <text:p>0.0201452521</text:p>
          </table:table-cell>
          <table:table-cell office:value-type="float" office:value="-0.00112478447391453" calcext:value-type="float">
            <text:p>-0.0011247845</text:p>
          </table:table-cell>
          <table:table-cell office:value-type="float" office:value="0.010852279055476" calcext:value-type="float">
            <text:p>0.0108522791</text:p>
          </table:table-cell>
          <table:table-cell office:value-type="float" office:value="-0.00170585167260818" calcext:value-type="float">
            <text:p>-0.0017058517</text:p>
          </table:table-cell>
          <table:table-cell office:value-type="float" office:value="-0.00919457086258464" calcext:value-type="float">
            <text:p>-0.0091945709</text:p>
          </table:table-cell>
          <table:table-cell office:value-type="float" office:value="-0.00676589090988119" calcext:value-type="float">
            <text:p>-0.0067658909</text:p>
          </table:table-cell>
          <table:table-cell office:value-type="float" office:value="-0.00100994131131988" calcext:value-type="float">
            <text:p>-0.0010099413</text:p>
          </table:table-cell>
          <table:table-cell office:value-type="float" office:value="0.0100591539705872" calcext:value-type="float">
            <text:p>0.010059154</text:p>
          </table:table-cell>
          <table:table-cell office:value-type="float" office:value="0.0000763819383775957" calcext:value-type="float">
            <text:p>7.63819383775957E-05</text:p>
          </table:table-cell>
          <table:table-cell office:value-type="float" office:value="0.000631805981067543" calcext:value-type="float">
            <text:p>0.000631806</text:p>
          </table:table-cell>
          <table:table-cell office:value-type="float" office:value="0" calcext:value-type="float">
            <text:p>0</text:p>
          </table:table-cell>
          <table:table-cell office:value-type="float" office:value="-0.00592691907018581" calcext:value-type="float">
            <text:p>-0.0059269191</text:p>
          </table:table-cell>
          <table:table-cell office:value-type="float" office:value="0.00152662105240729" calcext:value-type="float">
            <text:p>0.0015266211</text:p>
          </table:table-cell>
          <table:table-cell office:value-type="float" office:value="0.0158771803454747" calcext:value-type="float">
            <text:p>0.0158771803</text:p>
          </table:table-cell>
          <table:table-cell office:value-type="float" office:value="0.00291673113481918" calcext:value-type="float">
            <text:p>0.0029167311</text:p>
          </table:table-cell>
          <table:table-cell office:value-type="float" office:value="0.000437702751033521" calcext:value-type="float">
            <text:p>0.0004377028</text:p>
          </table:table-cell>
          <table:table-cell office:value-type="float" office:value="0.00298648982241461" calcext:value-type="float">
            <text:p>0.0029864898</text:p>
          </table:table-cell>
          <table:table-cell office:value-type="float" office:value="0.0123829570922482" calcext:value-type="float">
            <text:p>0.0123829571</text:p>
          </table:table-cell>
          <table:table-cell office:value-type="float" office:value="-0.00294326058140507" calcext:value-type="float">
            <text:p>-0.0029432606</text:p>
          </table:table-cell>
          <table:table-cell office:value-type="float" office:value="0.00132908494173955" calcext:value-type="float">
            <text:p>0.0013290849</text:p>
          </table:table-cell>
          <table:table-cell office:value-type="float" office:value="-0.00268850568320596" calcext:value-type="float">
            <text:p>-0.0026885057</text:p>
          </table:table-cell>
          <table:table-cell office:value-type="float" office:value="-0.00929948920400475" calcext:value-type="float">
            <text:p>-0.0092994892</text:p>
          </table:table-cell>
          <table:table-cell office:value-type="float" office:value="0.0042410945818748" calcext:value-type="float">
            <text:p>0.0042410946</text:p>
          </table:table-cell>
          <table:table-cell office:value-type="float" office:value="-0.0213917952996713" calcext:value-type="float">
            <text:p>-0.0213917953</text:p>
          </table:table-cell>
          <table:table-cell office:value-type="float" office:value="-0.0121234235046612" calcext:value-type="float">
            <text:p>-0.0121234235</text:p>
          </table:table-cell>
          <table:table-cell office:value-type="float" office:value="-0.0161199498954484" calcext:value-type="float">
            <text:p>-0.0161199499</text:p>
          </table:table-cell>
          <table:table-cell office:value-type="float" office:value="-0.00750762213685105" calcext:value-type="float">
            <text:p>-0.0075076221</text:p>
          </table:table-cell>
          <table:table-cell office:value-type="float" office:value="-0.00123724875416495" calcext:value-type="float">
            <text:p>-0.0012372488</text:p>
          </table:table-cell>
          <table:table-cell office:value-type="float" office:value="-0.0199638460534485" calcext:value-type="float">
            <text:p>-0.0199638461</text:p>
          </table:table-cell>
          <table:table-cell office:value-type="float" office:value="0.00166397129942711" calcext:value-type="float">
            <text:p>0.0016639713</text:p>
          </table:table-cell>
          <table:table-cell office:value-type="float" office:value="-0.0105068385968974" calcext:value-type="float">
            <text:p>-0.0105068386</text:p>
          </table:table-cell>
          <table:table-cell office:value-type="float" office:value="-0.0102420274910683" calcext:value-type="float">
            <text:p>-0.0102420275</text:p>
          </table:table-cell>
          <table:table-cell office:value-type="float" office:value="-0.0069785602719275" calcext:value-type="float">
            <text:p>-0.0069785603</text:p>
          </table:table-cell>
          <table:table-cell office:value-type="float" office:value="-0.0172247667161245" calcext:value-type="float">
            <text:p>-0.0172247667</text:p>
          </table:table-cell>
          <table:table-cell office:value-type="float" office:value="0.00448995083307673" calcext:value-type="float">
            <text:p>0.0044899508</text:p>
          </table:table-cell>
          <table:table-cell office:value-type="float" office:value="0.0140601875474003" calcext:value-type="float">
            <text:p>0.0140601875</text:p>
          </table:table-cell>
          <table:table-cell office:value-type="float" office:value="0.00844427105532122" calcext:value-type="float">
            <text:p>0.0084442711</text:p>
          </table:table-cell>
          <table:table-cell office:value-type="float" office:value="0.0067422942588569" calcext:value-type="float">
            <text:p>0.0067422943</text:p>
          </table:table-cell>
          <table:table-cell office:value-type="float" office:value="0.00617427683223492" calcext:value-type="float">
            <text:p>0.0061742768</text:p>
          </table:table-cell>
          <table:table-cell office:value-type="float" office:value="-0.00939701296375963" calcext:value-type="float">
            <text:p>-0.009397013</text:p>
          </table:table-cell>
          <table:table-cell office:value-type="float" office:value="0.00987955542048029" calcext:value-type="float">
            <text:p>0.0098795554</text:p>
          </table:table-cell>
          <table:table-cell office:value-type="float" office:value="0.00958340058671524" calcext:value-type="float">
            <text:p>0.0095834006</text:p>
          </table:table-cell>
          <table:table-cell office:value-type="float" office:value="0.0241763646495931" calcext:value-type="float">
            <text:p>0.0241763646</text:p>
          </table:table-cell>
          <table:table-cell office:value-type="float" office:value="-0.0167125317548949" calcext:value-type="float">
            <text:p>-0.0167125318</text:p>
          </table:table-cell>
          <table:table-cell office:value-type="float" office:value="0.0194298922621384" calcext:value-type="float">
            <text:p>0.0194298923</text:p>
          </table:table-cell>
          <table:table-cell office:value-type="float" office:value="0.00843357890318731" calcext:value-type="float">
            <text:p>0.0084335789</text:p>
          </table:table-cell>
          <table:table-cell office:value-type="float" office:value="0.00729657743664908" calcext:value-type="float">
            <text:p>0.0072965774</text:p>
          </table:table-cell>
          <table:table-cell office:value-type="float" office:value="0.0147881571630532" calcext:value-type="float">
            <text:p>0.0147881572</text:p>
          </table:table-cell>
          <table:table-cell office:value-type="float" office:value="-0.0239486580698158" calcext:value-type="float">
            <text:p>-0.0239486581</text:p>
          </table:table-cell>
          <table:table-cell office:value-type="float" office:value="-0.00198869749351784" calcext:value-type="float">
            <text:p>-0.0019886975</text:p>
          </table:table-cell>
          <table:table-cell office:value-type="float" office:value="-0.00566743994805127" calcext:value-type="float">
            <text:p>-0.0056674399</text:p>
          </table:table-cell>
          <table:table-cell office:value-type="float" office:value="-0.0233409933469914" calcext:value-type="float">
            <text:p>-0.0233409933</text:p>
          </table:table-cell>
          <table:table-cell office:value-type="float" office:value="-0.00218648660855739" calcext:value-type="float">
            <text:p>-0.0021864866</text:p>
          </table:table-cell>
          <table:table-cell office:value-type="float" office:value="-0.0202846308864614" calcext:value-type="float">
            <text:p>-0.0202846309</text:p>
          </table:table-cell>
          <table:table-cell office:value-type="float" office:value="-0.0128555114044294" calcext:value-type="float">
            <text:p>-0.0128555114</text:p>
          </table:table-cell>
          <table:table-cell office:value-type="float" office:value="-0.0188109817118031" calcext:value-type="float">
            <text:p>-0.0188109817</text:p>
          </table:table-cell>
          <table:table-cell office:value-type="float" office:value="-0.00497082303125392" calcext:value-type="float">
            <text:p>-0.004970823</text:p>
          </table:table-cell>
          <table:table-cell office:value-type="float" office:value="0.0118355514695194" calcext:value-type="float">
            <text:p>0.0118355515</text:p>
          </table:table-cell>
          <table:table-cell office:value-type="float" office:value="-0.00889056275025457" calcext:value-type="float">
            <text:p>-0.0088905628</text:p>
          </table:table-cell>
          <table:table-cell office:value-type="float" office:value="0.0107087999766256" calcext:value-type="float">
            <text:p>0.0107088</text:p>
          </table:table-cell>
          <table:table-cell office:value-type="float" office:value="0.00517681893322624" calcext:value-type="float">
            <text:p>0.0051768189</text:p>
          </table:table-cell>
          <table:table-cell office:value-type="float" office:value="0.0109910279840914" calcext:value-type="float">
            <text:p>0.010991028</text:p>
          </table:table-cell>
          <table:table-cell office:value-type="float" office:value="-0.0179626482083894" calcext:value-type="float">
            <text:p>-0.0179626482</text:p>
          </table:table-cell>
          <table:table-cell office:value-type="float" office:value="-0.026923474874446" calcext:value-type="float">
            <text:p>-0.0269234749</text:p>
          </table:table-cell>
          <table:table-cell office:value-type="float" office:value="-0.00249244210160809" calcext:value-type="float">
            <text:p>-0.0024924421</text:p>
          </table:table-cell>
          <table:table-cell office:value-type="float" office:value="0.0150507455780393" calcext:value-type="float">
            <text:p>0.0150507456</text:p>
          </table:table-cell>
          <table:table-cell office:value-type="float" office:value="0.030262468673775" calcext:value-type="float">
            <text:p>0.0302624687</text:p>
          </table:table-cell>
          <table:table-cell office:value-type="float" office:value="0.00888804816484872" calcext:value-type="float">
            <text:p>0.0088880482</text:p>
          </table:table-cell>
          <table:table-cell office:value-type="float" office:value="-0.0157833413104321" calcext:value-type="float">
            <text:p>-0.0157833413</text:p>
          </table:table-cell>
          <table:table-cell office:value-type="float" office:value="0.00774786800829401" calcext:value-type="float">
            <text:p>0.007747868</text:p>
          </table:table-cell>
          <table:table-cell office:value-type="float" office:value="-0.0242054844869718" calcext:value-type="float">
            <text:p>-0.0242054845</text:p>
          </table:table-cell>
          <table:table-cell office:value-type="float" office:value="-0.0101692074006407" calcext:value-type="float">
            <text:p>-0.0101692074</text:p>
          </table:table-cell>
          <table:table-cell office:value-type="float" office:value="-0.0105031491035507" calcext:value-type="float">
            <text:p>-0.0105031491</text:p>
          </table:table-cell>
          <table:table-cell office:value-type="float" office:value="0.0101591159269293" calcext:value-type="float">
            <text:p>0.0101591159</text:p>
          </table:table-cell>
          <table:table-cell office:value-type="float" office:value="0.0144783125667976" calcext:value-type="float">
            <text:p>0.0144783126</text:p>
          </table:table-cell>
          <table:table-cell office:value-type="float" office:value="-0.00233965150788558" calcext:value-type="float">
            <text:p>-0.0023396515</text:p>
          </table:table-cell>
          <table:table-cell office:value-type="float" office:value="-0.0210236604356682" calcext:value-type="float">
            <text:p>-0.0210236604</text:p>
          </table:table-cell>
          <table:table-cell office:value-type="float" office:value="0.00912044160790755" calcext:value-type="float">
            <text:p>0.0091204416</text:p>
          </table:table-cell>
          <table:table-cell office:value-type="float" office:value="0.00517211602031659" calcext:value-type="float">
            <text:p>0.005172116</text:p>
          </table:table-cell>
          <table:table-cell office:value-type="float" office:value="0.00298648982241461" calcext:value-type="float">
            <text:p>0.0029864898</text:p>
          </table:table-cell>
          <table:table-cell office:value-type="float" office:value="0.0100363503543683" calcext:value-type="float">
            <text:p>0.0100363504</text:p>
          </table:table-cell>
          <table:table-cell office:value-type="float" office:value="-0.00196623658692395" calcext:value-type="float">
            <text:p>-0.0019662366</text:p>
          </table:table-cell>
          <table:table-cell office:value-type="float" office:value="0.0145931302922954" calcext:value-type="float">
            <text:p>0.0145931303</text:p>
          </table:table-cell>
          <table:table-cell office:value-type="float" office:value="0.022081606208332" calcext:value-type="float">
            <text:p>0.0220816062</text:p>
          </table:table-cell>
          <table:table-cell office:value-type="float" office:value="-0.0230971030877801" calcext:value-type="float">
            <text:p>-0.0230971031</text:p>
          </table:table-cell>
          <table:table-cell office:value-type="float" office:value="-0.0113160480687648" calcext:value-type="float">
            <text:p>-0.0113160481</text:p>
          </table:table-cell>
          <table:table-cell office:value-type="float" office:value="-0.00829931193506066" calcext:value-type="float">
            <text:p>-0.0082993119</text:p>
          </table:table-cell>
          <table:table-cell office:value-type="float" office:value="-0.00936246831791321" calcext:value-type="float">
            <text:p>-0.0093624683</text:p>
          </table:table-cell>
          <table:table-cell office:value-type="float" office:value="0.0194818451501284" calcext:value-type="float">
            <text:p>0.0194818452</text:p>
          </table:table-cell>
          <table:table-cell office:value-type="float" office:value="0.000898909078651425" calcext:value-type="float">
            <text:p>0.0008989091</text:p>
          </table:table-cell>
          <table:table-cell office:value-type="float" office:value="-0.0231004478623417" calcext:value-type="float">
            <text:p>-0.0231004479</text:p>
          </table:table-cell>
          <table:table-cell office:value-type="float" office:value="-0.00279008312646884" calcext:value-type="float">
            <text:p>-0.0027900831</text:p>
          </table:table-cell>
          <table:table-cell office:value-type="float" office:value="0.00968314901230827" calcext:value-type="float">
            <text:p>0.009683149</text:p>
          </table:table-cell>
          <table:table-cell office:value-type="float" office:value="0.0139787006591048" calcext:value-type="float">
            <text:p>0.0139787007</text:p>
          </table:table-cell>
          <table:table-cell office:value-type="float" office:value="0.026589301738369" calcext:value-type="float">
            <text:p>0.0265893017</text:p>
          </table:table-cell>
          <table:table-cell office:value-type="float" office:value="-0.0207405280762038" calcext:value-type="float">
            <text:p>-0.0207405281</text:p>
          </table:table-cell>
          <table:table-cell office:value-type="float" office:value="-0.00408038080684722" calcext:value-type="float">
            <text:p>-0.0040803808</text:p>
          </table:table-cell>
          <table:table-cell office:value-type="float" office:value="0.0254553083783735" calcext:value-type="float">
            <text:p>0.0254553084</text:p>
          </table:table-cell>
          <table:table-cell office:value-type="float" office:value="0.0187274840195553" calcext:value-type="float">
            <text:p>0.018727484</text:p>
          </table:table-cell>
          <table:table-cell office:value-type="float" office:value="-0.00275301314115104" calcext:value-type="float">
            <text:p>-0.0027530131</text:p>
          </table:table-cell>
          <table:table-cell office:value-type="float" office:value="0.00446072483675085" calcext:value-type="float">
            <text:p>0.0044607248</text:p>
          </table:table-cell>
          <table:table-cell office:value-type="float" office:value="-0.0296844812087071" calcext:value-type="float">
            <text:p>-0.0296844812</text:p>
          </table:table-cell>
          <table:table-cell office:value-type="float" office:value="0.0101853739016901" calcext:value-type="float">
            <text:p>0.0101853739</text:p>
          </table:table-cell>
          <table:table-cell office:value-type="float" office:value="0.0215780314524548" calcext:value-type="float">
            <text:p>0.0215780315</text:p>
          </table:table-cell>
          <table:table-cell office:value-type="float" office:value="-0.00277481707736088" calcext:value-type="float">
            <text:p>-0.0027748171</text:p>
          </table:table-cell>
          <table:table-cell office:value-type="float" office:value="0.0159168338649487" calcext:value-type="float">
            <text:p>0.0159168339</text:p>
          </table:table-cell>
          <table:table-cell office:value-type="float" office:value="0.00901918351860484" calcext:value-type="float">
            <text:p>0.0090191835</text:p>
          </table:table-cell>
          <table:table-cell office:value-type="float" office:value="-0.00135831387690556" calcext:value-type="float">
            <text:p>-0.0013583139</text:p>
          </table:table-cell>
          <table:table-cell office:value-type="float" office:value="-0.019763701575984" calcext:value-type="float">
            <text:p>-0.0197637016</text:p>
          </table:table-cell>
          <table:table-cell office:value-type="float" office:value="0.0283928855675448" calcext:value-type="float">
            <text:p>0.0283928856</text:p>
          </table:table-cell>
          <table:table-cell office:value-type="float" office:value="-0.00536967393477337" calcext:value-type="float">
            <text:p>-0.0053696739</text:p>
          </table:table-cell>
          <table:table-cell office:value-type="float" office:value="0.00457636971006949" calcext:value-type="float">
            <text:p>0.0045763697</text:p>
          </table:table-cell>
          <table:table-cell office:value-type="float" office:value="-0.00595810287213199" calcext:value-type="float">
            <text:p>-0.0059581029</text:p>
          </table:table-cell>
          <table:table-cell office:value-type="float" office:value="0.00434668244403086" calcext:value-type="float">
            <text:p>0.0043466824</text:p>
          </table:table-cell>
          <table:table-cell office:value-type="float" office:value="-0.00213290706565981" calcext:value-type="float">
            <text:p>-0.0021329071</text:p>
          </table:table-cell>
          <table:table-cell office:value-type="float" office:value="0.00879966091542017" calcext:value-type="float">
            <text:p>0.0087996609</text:p>
          </table:table-cell>
          <table:table-cell office:value-type="float" office:value="0.00180233192401799" calcext:value-type="float">
            <text:p>0.0018023319</text:p>
          </table:table-cell>
          <table:table-cell office:value-type="float" office:value="-0.0000551021813925822" calcext:value-type="float">
            <text:p>-5.51021813925822E-05</text:p>
          </table:table-cell>
          <table:table-cell office:value-type="float" office:value="-0.0166754712214335" calcext:value-type="float">
            <text:p>-0.0166754712</text:p>
          </table:table-cell>
          <table:table-cell office:value-type="float" office:value="0.0147271205377116" calcext:value-type="float">
            <text:p>0.0147271205</text:p>
          </table:table-cell>
          <table:table-cell office:value-type="float" office:value="-0.0111635067061615" calcext:value-type="float">
            <text:p>-0.0111635067</text:p>
          </table:table-cell>
          <table:table-cell office:value-type="float" office:value="0.00381278603795975" calcext:value-type="float">
            <text:p>0.003812786</text:p>
          </table:table-cell>
          <table:table-cell office:value-type="float" office:value="0.00249270438569774" calcext:value-type="float">
            <text:p>0.0024927044</text:p>
          </table:table-cell>
          <table:table-cell office:value-type="float" office:value="0.0105084155812676" calcext:value-type="float">
            <text:p>0.0105084156</text:p>
          </table:table-cell>
          <table:table-cell office:value-type="float" office:value="0.00745688867237833" calcext:value-type="float">
            <text:p>0.0074568887</text:p>
          </table:table-cell>
          <table:table-cell office:value-type="float" office:value="0.0130905511202636" calcext:value-type="float">
            <text:p>0.0130905511</text:p>
          </table:table-cell>
          <table:table-cell office:value-type="float" office:value="0.0152153084938278" calcext:value-type="float">
            <text:p>0.0152153085</text:p>
          </table:table-cell>
          <table:table-cell office:value-type="float" office:value="0.00422377866714194" calcext:value-type="float">
            <text:p>0.0042237787</text:p>
          </table:table-cell>
          <table:table-cell office:value-type="float" office:value="0.017194503913691" calcext:value-type="float">
            <text:p>0.0171945039</text:p>
          </table:table-cell>
          <table:table-cell office:value-type="float" office:value="0.0292289952384521" calcext:value-type="float">
            <text:p>0.0292289952</text:p>
          </table:table-cell>
          <table:table-cell office:value-type="float" office:value="-0.0199451850323135" calcext:value-type="float">
            <text:p>-0.019945185</text:p>
          </table:table-cell>
          <table:table-cell office:value-type="float" office:value="0.0115098972307154" calcext:value-type="float">
            <text:p>0.0115098972</text:p>
          </table:table-cell>
          <table:table-cell office:value-type="float" office:value="-0.0160980531410355" calcext:value-type="float">
            <text:p>-0.0160980531</text:p>
          </table:table-cell>
          <table:table-cell office:value-type="float" office:value="0.0264036998369549" calcext:value-type="float">
            <text:p>0.0264036998</text:p>
          </table:table-cell>
          <table:table-cell office:value-type="float" office:value="0.0134813221155073" calcext:value-type="float">
            <text:p>0.0134813221</text:p>
          </table:table-cell>
          <table:table-cell office:value-type="float" office:value="-0.0042870479233471" calcext:value-type="float">
            <text:p>-0.0042870479</text:p>
          </table:table-cell>
          <table:table-cell office:value-type="float" office:value="-0.0111166554153281" calcext:value-type="float">
            <text:p>-0.0111166554</text:p>
          </table:table-cell>
          <table:table-cell office:value-type="float" office:value="0.00735280966317212" calcext:value-type="float">
            <text:p>0.0073528097</text:p>
          </table:table-cell>
          <table:table-cell office:value-type="float" office:value="0.0106036886126066" calcext:value-type="float">
            <text:p>0.0106036886</text:p>
          </table:table-cell>
          <table:table-cell office:value-type="float" office:value="0.0269455907206056" calcext:value-type="float">
            <text:p>0.0269455907</text:p>
          </table:table-cell>
          <table:table-cell office:value-type="float" office:value="-0.00947228223479614" calcext:value-type="float">
            <text:p>-0.0094722822</text:p>
          </table:table-cell>
          <table:table-cell office:value-type="float" office:value="-0.0182104985707651" calcext:value-type="float">
            <text:p>-0.0182104986</text:p>
          </table:table-cell>
          <table:table-cell office:value-type="float" office:value="-0.0236704173910134" calcext:value-type="float">
            <text:p>-0.0236704174</text:p>
          </table:table-cell>
          <table:table-cell office:value-type="float" office:value="-0.0019677094530439" calcext:value-type="float">
            <text:p>-0.0019677095</text:p>
          </table:table-cell>
          <table:table-cell office:value-type="float" office:value="0.00164287669002694" calcext:value-type="float">
            <text:p>0.0016428767</text:p>
          </table:table-cell>
          <table:table-cell office:value-type="float" office:value="0.0243013293444585" calcext:value-type="float">
            <text:p>0.0243013293</text:p>
          </table:table-cell>
          <table:table-cell office:value-type="float" office:value="-0.0195643676191936" calcext:value-type="float">
            <text:p>-0.0195643676</text:p>
          </table:table-cell>
          <table:table-cell office:value-type="float" office:value="0.0228095997985604" calcext:value-type="float">
            <text:p>0.0228095998</text:p>
          </table:table-cell>
          <table:table-cell office:value-type="float" office:value="-0.00237432699880482" calcext:value-type="float">
            <text:p>-0.002374327</text:p>
          </table:table-cell>
          <table:table-cell office:value-type="float" office:value="0.0189318530826552" calcext:value-type="float">
            <text:p>0.0189318531</text:p>
          </table:table-cell>
          <table:table-cell office:value-type="float" office:value="0.0193854243469932" calcext:value-type="float">
            <text:p>0.0193854243</text:p>
          </table:table-cell>
          <table:table-cell office:value-type="float" office:value="-0.00517398651025703" calcext:value-type="float">
            <text:p>-0.0051739865</text:p>
          </table:table-cell>
          <table:table-cell office:value-type="float" office:value="0.00111666888662169" calcext:value-type="float">
            <text:p>0.0011166689</text:p>
          </table:table-cell>
          <table:table-cell office:value-type="float" office:value="0.00788866297540631" calcext:value-type="float">
            <text:p>0.007888663</text:p>
          </table:table-cell>
          <table:table-cell office:value-type="float" office:value="-0.0153940385414494" calcext:value-type="float">
            <text:p>-0.0153940385</text:p>
          </table:table-cell>
          <table:table-cell office:value-type="float" office:value="-0.0181160797254959" calcext:value-type="float">
            <text:p>-0.0181160797</text:p>
          </table:table-cell>
          <table:table-cell office:value-type="float" office:value="-0.00656369170814595" calcext:value-type="float">
            <text:p>-0.0065636917</text:p>
          </table:table-cell>
          <table:table-cell office:value-type="float" office:value="-0.0168005390325972" calcext:value-type="float">
            <text:p>-0.016800539</text:p>
          </table:table-cell>
          <table:table-cell office:value-type="float" office:value="0.0000910768492354287" calcext:value-type="float">
            <text:p>9.10768492354287E-05</text:p>
          </table:table-cell>
          <table:table-cell office:value-type="float" office:value="0.0211385471821883" calcext:value-type="float">
            <text:p>0.0211385472</text:p>
          </table:table-cell>
          <table:table-cell office:value-type="float" office:value="-0.00391792131348052" calcext:value-type="float">
            <text:p>-0.0039179213</text:p>
          </table:table-cell>
          <table:table-cell office:value-type="float" office:value="-0.0115796054770917" calcext:value-type="float">
            <text:p>-0.0115796055</text:p>
          </table:table-cell>
          <table:table-cell office:value-type="float" office:value="0.0211645553667079" calcext:value-type="float">
            <text:p>0.0211645554</text:p>
          </table:table-cell>
          <table:table-cell office:value-type="float" office:value="-0.00502100520663791" calcext:value-type="float">
            <text:p>-0.0050210052</text:p>
          </table:table-cell>
          <table:table-cell office:value-type="float" office:value="-0.0148580008923902" calcext:value-type="float">
            <text:p>-0.0148580009</text:p>
          </table:table-cell>
          <table:table-cell office:value-type="float" office:value="-0.0208833587521809" calcext:value-type="float">
            <text:p>-0.0208833588</text:p>
          </table:table-cell>
          <table:table-cell office:value-type="float" office:value="-0.00808466801935613" calcext:value-type="float">
            <text:p>-0.008084668</text:p>
          </table:table-cell>
          <table:table-cell office:value-type="float" office:value="0.0249719523458464" calcext:value-type="float">
            <text:p>0.0249719523</text:p>
          </table:table-cell>
          <table:table-cell office:value-type="float" office:value="0.00935313905337973" calcext:value-type="float">
            <text:p>0.0093531391</text:p>
          </table:table-cell>
          <table:table-cell office:value-type="float" office:value="0.029312288613967" calcext:value-type="float">
            <text:p>0.0293122886</text:p>
          </table:table-cell>
          <table:table-cell office:value-type="float" office:value="-0.00828008805212731" calcext:value-type="float">
            <text:p>-0.0082800881</text:p>
          </table:table-cell>
          <table:table-cell office:value-type="float" office:value="0.00973707220732272" calcext:value-type="float">
            <text:p>0.0097370722</text:p>
          </table:table-cell>
          <table:table-cell office:value-type="float" office:value="0.00851689757388315" calcext:value-type="float">
            <text:p>0.0085168976</text:p>
          </table:table-cell>
          <table:table-cell office:value-type="float" office:value="0.00706747437989901" calcext:value-type="float">
            <text:p>0.0070674744</text:p>
          </table:table-cell>
          <table:table-cell office:value-type="float" office:value="0.00400312571298508" calcext:value-type="float">
            <text:p>0.0040031257</text:p>
          </table:table-cell>
          <table:table-cell office:value-type="float" office:value="0.00575150104216587" calcext:value-type="float">
            <text:p>0.005751501</text:p>
          </table:table-cell>
          <table:table-cell office:value-type="float" office:value="0.0225320916800272" calcext:value-type="float">
            <text:p>0.0225320917</text:p>
          </table:table-cell>
          <table:table-cell office:value-type="float" office:value="-0.00545231296271874" calcext:value-type="float">
            <text:p>-0.005452313</text:p>
          </table:table-cell>
          <table:table-cell office:value-type="float" office:value="-0.00976900278575837" calcext:value-type="float">
            <text:p>-0.0097690028</text:p>
          </table:table-cell>
          <table:table-cell office:value-type="float" office:value="0.0303220563044203" calcext:value-type="float">
            <text:p>0.0303220563</text:p>
          </table:table-cell>
          <table:table-cell office:value-type="float" office:value="0.0109900961148781" calcext:value-type="float">
            <text:p>0.0109900961</text:p>
          </table:table-cell>
          <table:table-cell office:value-type="float" office:value="0.0145759007054163" calcext:value-type="float">
            <text:p>0.0145759007</text:p>
          </table:table-cell>
          <table:table-cell office:value-type="float" office:value="0.0320963739481553" calcext:value-type="float">
            <text:p>0.0320963739</text:p>
          </table:table-cell>
          <table:table-cell office:value-type="float" office:value="0.00648185472534657" calcext:value-type="float">
            <text:p>0.0064818547</text:p>
          </table:table-cell>
          <table:table-cell office:value-type="float" office:value="-0.0116514049930337" calcext:value-type="float">
            <text:p>-0.011651405</text:p>
          </table:table-cell>
          <table:table-cell office:value-type="float" office:value="0.0281692858542294" calcext:value-type="float">
            <text:p>0.0281692859</text:p>
          </table:table-cell>
          <table:table-cell office:value-type="float" office:value="0.0030286689967285" calcext:value-type="float">
            <text:p>0.003028669</text:p>
          </table:table-cell>
          <table:table-cell office:value-type="float" office:value="-0.00516423909699896" calcext:value-type="float">
            <text:p>-0.0051642391</text:p>
          </table:table-cell>
          <table:table-cell office:value-type="float" office:value="-0.00438259059737389" calcext:value-type="float">
            <text:p>-0.0043825906</text:p>
          </table:table-cell>
          <table:table-cell office:value-type="float" office:value="-0.0113509504252641" calcext:value-type="float">
            <text:p>-0.0113509504</text:p>
          </table:table-cell>
          <table:table-cell office:value-type="float" office:value="0.0148085910649527" calcext:value-type="float">
            <text:p>0.0148085911</text:p>
          </table:table-cell>
          <table:table-cell office:value-type="float" office:value="-0.0037823163748208" calcext:value-type="float">
            <text:p>-0.0037823164</text:p>
          </table:table-cell>
          <table:table-cell office:value-type="float" office:value="0.0211924706396813" calcext:value-type="float">
            <text:p>0.0211924706</text:p>
          </table:table-cell>
          <table:table-cell office:value-type="float" office:value="0.0349319870509799" calcext:value-type="float">
            <text:p>0.0349319871</text:p>
          </table:table-cell>
          <table:table-cell office:value-type="float" office:value="0.00838455759659015" calcext:value-type="float">
            <text:p>0.0083845576</text:p>
          </table:table-cell>
          <table:table-cell office:value-type="float" office:value="-0.00711619039797068" calcext:value-type="float">
            <text:p>-0.0071161904</text:p>
          </table:table-cell>
          <table:table-cell office:value-type="float" office:value="0.0105064771780366" calcext:value-type="float">
            <text:p>0.0105064772</text:p>
          </table:table-cell>
          <table:table-cell office:value-type="float" office:value="0.0212760647413907" calcext:value-type="float">
            <text:p>0.0212760647</text:p>
          </table:table-cell>
          <table:table-cell office:value-type="float" office:value="-0.00403839907686126" calcext:value-type="float">
            <text:p>-0.0040383991</text:p>
          </table:table-cell>
          <table:table-cell office:value-type="float" office:value="-0.00728322526660125" calcext:value-type="float">
            <text:p>-0.0072832253</text:p>
          </table:table-cell>
          <table:table-cell office:value-type="float" office:value="0.0353225936387161" calcext:value-type="float">
            <text:p>0.0353225936</text:p>
          </table:table-cell>
          <table:table-cell office:value-type="float" office:value="0.0239381526197706" calcext:value-type="float">
            <text:p>0.0239381526</text:p>
          </table:table-cell>
          <table:table-cell office:value-type="float" office:value="0.0166496581645975" calcext:value-type="float">
            <text:p>0.0166496582</text:p>
          </table:table-cell>
          <table:table-cell office:value-type="float" office:value="0.0299239222282245" calcext:value-type="float">
            <text:p>0.0299239222</text:p>
          </table:table-cell>
          <table:table-cell office:value-type="float" office:value="0.00576591355302347" calcext:value-type="float">
            <text:p>0.0057659136</text:p>
          </table:table-cell>
          <table:table-cell office:value-type="float" office:value="0.0112162700037897" calcext:value-type="float">
            <text:p>0.01121627</text:p>
          </table:table-cell>
          <table:table-cell office:value-type="float" office:value="0.00392121755545942" calcext:value-type="float">
            <text:p>0.0039212176</text:p>
          </table:table-cell>
          <table:table-cell office:value-type="float" office:value="0.00984898127576031" calcext:value-type="float">
            <text:p>0.0098489813</text:p>
          </table:table-cell>
          <table:table-cell office:value-type="float" office:value="0.00329353788069316" calcext:value-type="float">
            <text:p>0.0032935379</text:p>
          </table:table-cell>
          <table:table-cell office:value-type="float" office:value="0.00585740280109318" calcext:value-type="float">
            <text:p>0.0058574028</text:p>
          </table:table-cell>
          <table:table-cell office:value-type="float" office:value="0.00644206907994375" calcext:value-type="float">
            <text:p>0.0064420691</text:p>
          </table:table-cell>
          <table:table-cell office:value-type="float" office:value="0.00580152812195413" calcext:value-type="float">
            <text:p>0.0058015281</text:p>
          </table:table-cell>
          <table:table-cell office:value-type="float" office:value="-0.00631480605934453" calcext:value-type="float">
            <text:p>-0.0063148061</text:p>
          </table:table-cell>
          <table:table-cell office:value-type="float" office:value="-0.00202086229120402" calcext:value-type="float">
            <text:p>-0.0020208623</text:p>
          </table:table-cell>
          <table:table-cell office:value-type="float" office:value="0.00550005403355526" calcext:value-type="float">
            <text:p>0.005500054</text:p>
          </table:table-cell>
          <table:table-cell office:value-type="float" office:value="0.0119074855794772" calcext:value-type="float">
            <text:p>0.0119074856</text:p>
          </table:table-cell>
          <table:table-cell office:value-type="float" office:value="-0.0155960276092171" calcext:value-type="float">
            <text:p>-0.0155960276</text:p>
          </table:table-cell>
          <table:table-cell office:value-type="float" office:value="0.0200774068738838" calcext:value-type="float">
            <text:p>0.0200774069</text:p>
          </table:table-cell>
          <table:table-cell office:value-type="float" office:value="0.00295275645018465" calcext:value-type="float">
            <text:p>0.0029527565</text:p>
          </table:table-cell>
          <table:table-cell office:value-type="float" office:value="0.0244570341375139" calcext:value-type="float">
            <text:p>0.0244570341</text:p>
          </table:table-cell>
          <table:table-cell office:value-type="float" office:value="-0.00166292350864074" calcext:value-type="float">
            <text:p>-0.0016629235</text:p>
          </table:table-cell>
          <table:table-cell office:value-type="float" office:value="0.00595358269785184" calcext:value-type="float">
            <text:p>0.0059535827</text:p>
          </table:table-cell>
          <table:table-cell office:value-type="float" office:value="-0.00223114416397438" calcext:value-type="float">
            <text:p>-0.0022311442</text:p>
          </table:table-cell>
          <table:table-cell office:value-type="float" office:value="0.0113368888912851" calcext:value-type="float">
            <text:p>0.0113368889</text:p>
          </table:table-cell>
          <table:table-cell office:value-type="float" office:value="-0.00221239919174706" calcext:value-type="float">
            <text:p>-0.0022123992</text:p>
          </table:table-cell>
          <table:table-cell office:value-type="float" office:value="0.00765929322499237" calcext:value-type="float">
            <text:p>0.0076592932</text:p>
          </table:table-cell>
          <table:table-cell office:value-type="float" office:value="-0.000261289285367759" calcext:value-type="float">
            <text:p>-0.0002612893</text:p>
          </table:table-cell>
          <table:table-cell office:value-type="float" office:value="-0.00101248604595346" calcext:value-type="float">
            <text:p>-0.001012486</text:p>
          </table:table-cell>
          <table:table-cell office:value-type="float" office:value="0.00646343417531389" calcext:value-type="float">
            <text:p>0.0064634342</text:p>
          </table:table-cell>
          <table:table-cell office:value-type="float" office:value="0.014824783263278" calcext:value-type="float">
            <text:p>0.0148247833</text:p>
          </table:table-cell>
          <table:table-cell office:value-type="float" office:value="0.0189555563085189" calcext:value-type="float">
            <text:p>0.0189555563</text:p>
          </table:table-cell>
          <table:table-cell office:value-type="float" office:value="0.00412579580116524" calcext:value-type="float">
            <text:p>0.0041257958</text:p>
          </table:table-cell>
          <table:table-cell office:value-type="float" office:value="0.00323802097396666" calcext:value-type="float">
            <text:p>0.003238021</text:p>
          </table:table-cell>
          <table:table-cell office:value-type="float" office:value="0.00855154951728841" calcext:value-type="float">
            <text:p>0.0085515495</text:p>
          </table:table-cell>
          <table:table-cell office:value-type="float" office:value="0.0346652551407957" calcext:value-type="float">
            <text:p>0.0346652551</text:p>
          </table:table-cell>
          <table:table-cell office:value-type="float" office:value="-0.00664710586453662" calcext:value-type="float">
            <text:p>-0.0066471059</text:p>
          </table:table-cell>
          <table:table-cell office:value-type="float" office:value="0.0225177934350581" calcext:value-type="float">
            <text:p>0.0225177934</text:p>
          </table:table-cell>
          <table:table-cell office:value-type="float" office:value="0.023891477410335" calcext:value-type="float">
            <text:p>0.0238914774</text:p>
          </table:table-cell>
          <table:table-cell office:value-type="float" office:value="-0.00699686449040812" calcext:value-type="float">
            <text:p>-0.0069968645</text:p>
          </table:table-cell>
          <table:table-cell office:value-type="float" office:value="-0.00466945279238506" calcext:value-type="float">
            <text:p>-0.0046694528</text:p>
          </table:table-cell>
          <table:table-cell office:value-type="float" office:value="-0.00694830607379765" calcext:value-type="float">
            <text:p>-0.0069483061</text:p>
          </table:table-cell>
          <table:table-cell office:value-type="float" office:value="-0.000900452130686038" calcext:value-type="float">
            <text:p>-0.0009004521</text:p>
          </table:table-cell>
          <table:table-cell office:value-type="float" office:value="0.0225754906471024" calcext:value-type="float">
            <text:p>0.0225754906</text:p>
          </table:table-cell>
          <table:table-cell office:value-type="float" office:value="0.00576574322512961" calcext:value-type="float">
            <text:p>0.0057657432</text:p>
          </table:table-cell>
          <table:table-cell office:value-type="float" office:value="0.0411430373209705" calcext:value-type="float">
            <text:p>0.0411430373</text:p>
          </table:table-cell>
          <table:table-cell office:value-type="float" office:value="0.00246959947562092" calcext:value-type="float">
            <text:p>0.0024695995</text:p>
          </table:table-cell>
          <table:table-cell office:value-type="float" office:value="0.0156156600099813" calcext:value-type="float">
            <text:p>0.01561566</text:p>
          </table:table-cell>
          <table:table-cell office:value-type="float" office:value="0.00207580692008322" calcext:value-type="float">
            <text:p>0.0020758069</text:p>
          </table:table-cell>
          <table:table-cell office:value-type="float" office:value="0.00830925307786864" calcext:value-type="float">
            <text:p>0.0083092531</text:p>
          </table:table-cell>
          <table:table-cell office:value-type="float" office:value="0.000723579511493182" calcext:value-type="float">
            <text:p>0.0007235795</text:p>
          </table:table-cell>
          <table:table-cell office:value-type="float" office:value="-0.000628179259190904" calcext:value-type="float">
            <text:p>-0.0006281793</text:p>
          </table:table-cell>
          <table:table-cell office:value-type="float" office:value="0.00987537451206692" calcext:value-type="float">
            <text:p>0.0098753745</text:p>
          </table:table-cell>
          <table:table-cell office:value-type="float" office:value="-0.0135091924438716" calcext:value-type="float">
            <text:p>-0.0135091924</text:p>
          </table:table-cell>
          <table:table-cell office:value-type="float" office:value="-0.00865307949627939" calcext:value-type="float">
            <text:p>-0.0086530795</text:p>
          </table:table-cell>
          <table:table-cell office:value-type="float" office:value="0.00196633058250266" calcext:value-type="float">
            <text:p>0.0019663306</text:p>
          </table:table-cell>
          <table:table-cell office:value-type="float" office:value="0.00532221491374667" calcext:value-type="float">
            <text:p>0.0053222149</text:p>
          </table:table-cell>
          <table:table-cell office:value-type="float" office:value="-0.00314074437572527" calcext:value-type="float">
            <text:p>-0.0031407444</text:p>
          </table:table-cell>
          <table:table-cell office:value-type="float" office:value="0.000239160177306103" calcext:value-type="float">
            <text:p>0.0002391602</text:p>
          </table:table-cell>
          <table:table-cell office:value-type="float" office:value="0.0250581885035917" calcext:value-type="float">
            <text:p>0.0250581885</text:p>
          </table:table-cell>
          <table:table-cell office:value-type="float" office:value="0.0170180730088047" calcext:value-type="float">
            <text:p>0.017018073</text:p>
          </table:table-cell>
          <table:table-cell office:value-type="float" office:value="0.0262586599514808" calcext:value-type="float">
            <text:p>0.02625866</text:p>
          </table:table-cell>
          <table:table-cell office:value-type="float" office:value="0.0276323643941728" calcext:value-type="float">
            <text:p>0.0276323644</text:p>
          </table:table-cell>
          <table:table-cell office:value-type="float" office:value="0.00203666525319665" calcext:value-type="float">
            <text:p>0.0020366653</text:p>
          </table:table-cell>
          <table:table-cell office:value-type="float" office:value="0.0108995335495241" calcext:value-type="float">
            <text:p>0.0108995335</text:p>
          </table:table-cell>
          <table:table-cell office:value-type="float" office:value="0.017851058326701" calcext:value-type="float">
            <text:p>0.0178510583</text:p>
          </table:table-cell>
          <table:table-cell office:value-type="float" office:value="0.034546266850971" calcext:value-type="float">
            <text:p>0.0345462669</text:p>
          </table:table-cell>
          <table:table-cell office:value-type="float" office:value="0.000681344704863466" calcext:value-type="float">
            <text:p>0.0006813447</text:p>
          </table:table-cell>
          <table:table-cell office:value-type="float" office:value="0.0242794360748674" calcext:value-type="float">
            <text:p>0.0242794361</text:p>
          </table:table-cell>
          <table:table-cell office:value-type="float" office:value="0.00768213955655931" calcext:value-type="float">
            <text:p>0.0076821396</text:p>
          </table:table-cell>
          <table:table-cell office:value-type="float" office:value="0.000405898842651798" calcext:value-type="float">
            <text:p>0.0004058988</text:p>
          </table:table-cell>
          <table:table-cell office:value-type="float" office:value="0.0228096445164983" calcext:value-type="float">
            <text:p>0.0228096445</text:p>
          </table:table-cell>
          <table:table-cell office:value-type="float" office:value="-0.00410550643001704" calcext:value-type="float">
            <text:p>-0.0041055064</text:p>
          </table:table-cell>
          <table:table-cell office:value-type="float" office:value="0.0259274341441967" calcext:value-type="float">
            <text:p>0.0259274341</text:p>
          </table:table-cell>
          <table:table-cell office:value-type="float" office:value="0.0164563750043327" calcext:value-type="float">
            <text:p>0.016456375</text:p>
          </table:table-cell>
          <table:table-cell office:value-type="float" office:value="-0.00422966243334548" calcext:value-type="float">
            <text:p>-0.0042296624</text:p>
          </table:table-cell>
          <table:table-cell office:value-type="float" office:value="0.0000505940400629027" calcext:value-type="float">
            <text:p>0.000050594</text:p>
          </table:table-cell>
          <table:table-cell office:value-type="float" office:value="0.01538083805609" calcext:value-type="float">
            <text:p>0.0153808381</text:p>
          </table:table-cell>
          <table:table-cell office:value-type="float" office:value="0.0312606490977647" calcext:value-type="float">
            <text:p>0.0312606491</text:p>
          </table:table-cell>
          <table:table-cell office:value-type="float" office:value="0.00282809191516468" calcext:value-type="float">
            <text:p>0.0028280919</text:p>
          </table:table-cell>
          <table:table-cell office:value-type="float" office:value="-0.00828105908747914" calcext:value-type="float">
            <text:p>-0.0082810591</text:p>
          </table:table-cell>
          <table:table-cell office:value-type="float" office:value="0.00216804064770855" calcext:value-type="float">
            <text:p>0.0021680406</text:p>
          </table:table-cell>
          <table:table-cell office:value-type="float" office:value="0.00873809211889062" calcext:value-type="float">
            <text:p>0.0087380921</text:p>
          </table:table-cell>
          <table:table-cell office:value-type="float" office:value="-0.0000359058275004123" calcext:value-type="float">
            <text:p>-3.59058275004123E-05</text:p>
          </table:table-cell>
          <table:table-cell office:value-type="float" office:value="0.00189932680687156" calcext:value-type="float">
            <text:p>0.0018993268</text:p>
          </table:table-cell>
          <table:table-cell office:value-type="float" office:value="-0.0044904423138452" calcext:value-type="float">
            <text:p>-0.0044904423</text:p>
          </table:table-cell>
          <table:table-cell office:value-type="float" office:value="-0.00856851913310864" calcext:value-type="float">
            <text:p>-0.0085685191</text:p>
          </table:table-cell>
          <table:table-cell office:value-type="float" office:value="-0.0023005570592178" calcext:value-type="float">
            <text:p>-0.0023005571</text:p>
          </table:table-cell>
          <table:table-cell office:value-type="float" office:value="0.03783930650201" calcext:value-type="float">
            <text:p>0.0378393065</text:p>
          </table:table-cell>
          <table:table-cell office:value-type="float" office:value="-0.00266523477366782" calcext:value-type="float">
            <text:p>-0.0026652348</text:p>
          </table:table-cell>
          <table:table-cell office:value-type="float" office:value="0.0234552464052062" calcext:value-type="float">
            <text:p>0.0234552464</text:p>
          </table:table-cell>
          <table:table-cell office:value-type="float" office:value="-0.0153715721408736" calcext:value-type="float">
            <text:p>-0.0153715721</text:p>
          </table:table-cell>
          <table:table-cell office:value-type="float" office:value="0.0161022159998589" calcext:value-type="float">
            <text:p>0.016102216</text:p>
          </table:table-cell>
          <table:table-cell office:value-type="float" office:value="0.00622015883472651" calcext:value-type="float">
            <text:p>0.0062201588</text:p>
          </table:table-cell>
          <table:table-cell office:value-type="float" office:value="-0.00974843380365002" calcext:value-type="float">
            <text:p>-0.0097484338</text:p>
          </table:table-cell>
          <table:table-cell office:value-type="float" office:value="0.0308555267097484" calcext:value-type="float">
            <text:p>0.0308555267</text:p>
          </table:table-cell>
          <table:table-cell office:value-type="float" office:value="0.0128420812112314" calcext:value-type="float">
            <text:p>0.0128420812</text:p>
          </table:table-cell>
          <table:table-cell office:value-type="float" office:value="-0.0117549876976476" calcext:value-type="float">
            <text:p>-0.0117549877</text:p>
          </table:table-cell>
          <table:table-cell office:value-type="float" office:value="0.017882568117172" calcext:value-type="float">
            <text:p>0.0178825681</text:p>
          </table:table-cell>
          <table:table-cell office:value-type="float" office:value="-0.00512677077893858" calcext:value-type="float">
            <text:p>-0.0051267708</text:p>
          </table:table-cell>
          <table:table-cell office:value-type="float" office:value="0.0297461525446734" calcext:value-type="float">
            <text:p>0.0297461525</text:p>
          </table:table-cell>
          <table:table-cell office:value-type="float" office:value="0.0263483637014184" calcext:value-type="float">
            <text:p>0.0263483637</text:p>
          </table:table-cell>
          <table:table-cell office:value-type="float" office:value="-0.0122111068227094" calcext:value-type="float">
            <text:p>-0.0122111068</text:p>
          </table:table-cell>
          <table:table-cell office:value-type="float" office:value="0.0333274029550098" calcext:value-type="float">
            <text:p>0.033327403</text:p>
          </table:table-cell>
          <table:table-cell office:value-type="float" office:value="0.0170560591277622" calcext:value-type="float">
            <text:p>0.0170560591</text:p>
          </table:table-cell>
          <table:table-cell office:value-type="float" office:value="0.0266064255273321" calcext:value-type="float">
            <text:p>0.0266064255</text:p>
          </table:table-cell>
          <table:table-cell office:value-type="float" office:value="-0.00718077822231952" calcext:value-type="float">
            <text:p>-0.0071807782</text:p>
          </table:table-cell>
          <table:table-cell office:value-type="float" office:value="0.00672684608378843" calcext:value-type="float">
            <text:p>0.0067268461</text:p>
          </table:table-cell>
          <table:table-cell office:value-type="float" office:value="-0.0139316654026613" calcext:value-type="float">
            <text:p>-0.0139316654</text:p>
          </table:table-cell>
          <table:table-cell office:value-type="float" office:value="0.00227759987956843" calcext:value-type="float">
            <text:p>0.0022775999</text:p>
          </table:table-cell>
          <table:table-cell office:value-type="float" office:value="0.00544071164133267" calcext:value-type="float">
            <text:p>0.0054407116</text:p>
          </table:table-cell>
          <table:table-cell office:value-type="float" office:value="-0.0107745170803507" calcext:value-type="float">
            <text:p>-0.0107745171</text:p>
          </table:table-cell>
          <table:table-cell office:value-type="float" office:value="0.0255028259607009" calcext:value-type="float">
            <text:p>0.025502826</text:p>
          </table:table-cell>
          <table:table-cell office:value-type="float" office:value="-0.00974491517432362" calcext:value-type="float">
            <text:p>-0.0097449152</text:p>
          </table:table-cell>
          <table:table-cell office:value-type="float" office:value="0.0040130345804561" calcext:value-type="float">
            <text:p>0.0040130346</text:p>
          </table:table-cell>
          <table:table-cell office:value-type="float" office:value="0.00906652356686836" calcext:value-type="float">
            <text:p>0.0090665236</text:p>
          </table:table-cell>
          <table:table-cell office:value-type="float" office:value="0.00579928636971395" calcext:value-type="float">
            <text:p>0.0057992864</text:p>
          </table:table-cell>
          <table:table-cell office:value-type="float" office:value="0.013437494895761" calcext:value-type="float">
            <text:p>0.0134374949</text:p>
          </table:table-cell>
          <table:table-cell office:value-type="float" office:value="0.00558263074205876" calcext:value-type="float">
            <text:p>0.0055826307</text:p>
          </table:table-cell>
          <table:table-cell office:value-type="float" office:value="-0.00220659662176062" calcext:value-type="float">
            <text:p>-0.0022065966</text:p>
          </table:table-cell>
          <table:table-cell office:value-type="float" office:value="0.00885732511101156" calcext:value-type="float">
            <text:p>0.0088573251</text:p>
          </table:table-cell>
          <table:table-cell office:value-type="float" office:value="0.0278621155801484" calcext:value-type="float">
            <text:p>0.0278621156</text:p>
          </table:table-cell>
          <table:table-cell office:value-type="float" office:value="0.00556759520103692" calcext:value-type="float">
            <text:p>0.0055675952</text:p>
          </table:table-cell>
          <table:table-cell office:value-type="float" office:value="0.00521389481199271" calcext:value-type="float">
            <text:p>0.0052138948</text:p>
          </table:table-cell>
          <table:table-cell office:value-type="float" office:value="0.0174515883863708" calcext:value-type="float">
            <text:p>0.0174515884</text:p>
          </table:table-cell>
          <table:table-cell office:value-type="float" office:value="-0.00656741258328554" calcext:value-type="float">
            <text:p>-0.0065674126</text:p>
          </table:table-cell>
          <table:table-cell office:value-type="float" office:value="0.00466864818881218" calcext:value-type="float">
            <text:p>0.0046686482</text:p>
          </table:table-cell>
          <table:table-cell office:value-type="float" office:value="0.0165149757155666" calcext:value-type="float">
            <text:p>0.0165149757</text:p>
          </table:table-cell>
          <table:table-cell office:value-type="float" office:value="0.021106770739774" calcext:value-type="float">
            <text:p>0.0211067707</text:p>
          </table:table-cell>
          <table:table-cell office:value-type="float" office:value="0.0268443174620785" calcext:value-type="float">
            <text:p>0.0268443175</text:p>
          </table:table-cell>
          <table:table-cell office:value-type="float" office:value="-0.00407182647858137" calcext:value-type="float">
            <text:p>-0.0040718265</text:p>
          </table:table-cell>
          <table:table-cell office:value-type="float" office:value="-0.0112020832389541" calcext:value-type="float">
            <text:p>-0.0112020832</text:p>
          </table:table-cell>
          <table:table-cell office:value-type="float" office:value="0.00803183258315663" calcext:value-type="float">
            <text:p>0.0080318326</text:p>
          </table:table-cell>
          <table:table-cell office:value-type="float" office:value="0.0192190806990788" calcext:value-type="float">
            <text:p>0.0192190807</text:p>
          </table:table-cell>
          <table:table-cell office:value-type="float" office:value="0.023566448015721" calcext:value-type="float">
            <text:p>0.023566448</text:p>
          </table:table-cell>
          <table:table-cell office:value-type="float" office:value="0.0260823667785268" calcext:value-type="float">
            <text:p>0.0260823668</text:p>
          </table:table-cell>
          <table:table-cell office:value-type="float" office:value="-0.0211934956634907" calcext:value-type="float">
            <text:p>-0.0211934957</text:p>
          </table:table-cell>
          <table:table-cell office:value-type="float" office:value="0.00601669714196439" calcext:value-type="float">
            <text:p>0.0060166971</text:p>
          </table:table-cell>
          <table:table-cell office:value-type="float" office:value="-0.00101908405411601" calcext:value-type="float">
            <text:p>-0.0010190841</text:p>
          </table:table-cell>
          <table:table-cell office:value-type="float" office:value="0.00356840107070916" calcext:value-type="float">
            <text:p>0.0035684011</text:p>
          </table:table-cell>
          <table:table-cell office:value-type="float" office:value="0.0283021823439018" calcext:value-type="float">
            <text:p>0.0283021823</text:p>
          </table:table-cell>
          <table:table-cell office:value-type="float" office:value="0.0117416528981619" calcext:value-type="float">
            <text:p>0.0117416529</text:p>
          </table:table-cell>
          <table:table-cell office:value-type="float" office:value="0.0180895727068659" calcext:value-type="float">
            <text:p>0.018089572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{(1</text:p>
          </table:table-cell>
          <table:table-cell office:value-type="string" calcext:value-type="string">
            <text:p><text:s/>2): (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7)</text:p>
          </table:table-cell>
          <table:table-cell office:value-type="string" calcext:value-type="string">
            <text:p><text:s/>(-7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0)</text:p>
          </table:table-cell>
          <table:table-cell office:value-type="string" calcext:value-type="string">
            <text:p><text:s/>(-4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)</text:p>
          </table:table-cell>
          <table:table-cell office:value-type="string" calcext:value-type="string">
            <text:p><text:s/>(-1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5)</text:p>
          </table:table-cell>
          <table:table-cell office:value-type="string" calcext:value-type="string">
            <text:p><text:s/>(-35</text:p>
          </table:table-cell>
          <table:table-cell office:value-type="string" calcext:value-type="string">
            <text:p><text:s/>0): (0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2)</text:p>
          </table:table-cell>
          <table:table-cell office:value-type="string" calcext:value-type="string">
            <text:p><text:s/>(-2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15)}</text:p>
          </table:table-cell>
          <table:table-cell table:number-columns-repeated="498"/>
        </table:table-row>
        <table:table-row table:style-name="ro1" table:number-rows-repeated="4">
          <table:table-cell table:number-columns-repeated="528"/>
        </table:table-row>
        <table:table-row table:style-name="ro1">
          <table:table-cell office:value-type="string" calcext:value-type="string">
            <text:p><text:s text:c="2"/>trend: <text:s/>1 <text:s text:c="2"/>8 <text:s text:c="2"/></text:p>
          </table:table-cell>
          <table:table-cell table:number-columns-repeated="527"/>
        </table:table-row>
        <table:table-row table:style-name="ro1" table:number-rows-repeated="11">
          <table:table-cell table:number-columns-repeated="528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8)</text:p>
          </table:table-cell>
          <table:table-cell table:number-columns-repeated="525"/>
        </table:table-row>
        <table:table-row table:style-name="ro1">
          <table:table-cell office:value-type="string" calcext:value-type="string">
            <text:p>test Acc: <text:s/>0.47858407080700965 <text:s/>test MCC: <text:s/>0.024594850490831353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2247 <text:s/>342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/>2604 <text:s/>457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527"/>
        </table:table-row>
        <table:table-row table:style-name="ro1">
          <table:table-cell office:value-type="float" office:value="0.798154881428648" calcext:value-type="float">
            <text:p>0.7981548814</text:p>
          </table:table-cell>
          <table:table-cell office:value-type="float" office:value="0.729437288787297" calcext:value-type="float">
            <text:p>0.7294372888</text:p>
          </table:table-cell>
          <table:table-cell office:value-type="float" office:value="0.714555740420874" calcext:value-type="float">
            <text:p>0.7145557404</text:p>
          </table:table-cell>
          <table:table-cell office:value-type="float" office:value="0.706402492642386" calcext:value-type="float">
            <text:p>0.7064024926</text:p>
          </table:table-cell>
          <table:table-cell office:value-type="float" office:value="0.698011540952622" calcext:value-type="float">
            <text:p>0.698011541</text:p>
          </table:table-cell>
          <table:table-cell office:value-type="float" office:value="0.691214916199031" calcext:value-type="float">
            <text:p>0.6912149162</text:p>
          </table:table-cell>
          <table:table-cell office:value-type="float" office:value="0.687295163367152" calcext:value-type="float">
            <text:p>0.6872951634</text:p>
          </table:table-cell>
          <table:table-cell office:value-type="float" office:value="0.68357068633666" calcext:value-type="float">
            <text:p>0.6835706863</text:p>
          </table:table-cell>
          <table:table-cell office:value-type="float" office:value="0.68500443657191" calcext:value-type="float">
            <text:p>0.6850044366</text:p>
          </table:table-cell>
          <table:table-cell office:value-type="float" office:value="0.679641189558766" calcext:value-type="float">
            <text:p>0.6796411896</text:p>
          </table:table-cell>
          <table:table-cell office:value-type="float" office:value="0.678247218356875" calcext:value-type="float">
            <text:p>0.6782472184</text:p>
          </table:table-cell>
          <table:table-cell office:value-type="float" office:value="0.676027442946368" calcext:value-type="float">
            <text:p>0.6760274429</text:p>
          </table:table-cell>
          <table:table-cell office:value-type="float" office:value="0.676733117218904" calcext:value-type="float">
            <text:p>0.6767331172</text:p>
          </table:table-cell>
          <table:table-cell office:value-type="float" office:value="0.67469947617725" calcext:value-type="float">
            <text:p>0.6746994762</text:p>
          </table:table-cell>
          <table:table-cell office:value-type="float" office:value="0.668689769315584" calcext:value-type="float">
            <text:p>0.6686897693</text:p>
          </table:table-cell>
          <table:table-cell office:value-type="float" office:value="0.669800541776529" calcext:value-type="float">
            <text:p>0.6698005418</text:p>
          </table:table-cell>
          <table:table-cell office:value-type="float" office:value="0.666962035708034" calcext:value-type="float">
            <text:p>0.6669620357</text:p>
          </table:table-cell>
          <table:table-cell office:value-type="float" office:value="0.662717584379137" calcext:value-type="float">
            <text:p>0.6627175844</text:p>
          </table:table-cell>
          <table:table-cell office:value-type="float" office:value="0.659043474119107" calcext:value-type="float">
            <text:p>0.6590434741</text:p>
          </table:table-cell>
          <table:table-cell office:value-type="float" office:value="0.656664790075996" calcext:value-type="float">
            <text:p>0.6566647901</text:p>
          </table:table-cell>
          <table:table-cell office:value-type="float" office:value="0.659096816627903" calcext:value-type="float">
            <text:p>0.6590968166</text:p>
          </table:table-cell>
          <table:table-cell office:value-type="float" office:value="0.656956880918275" calcext:value-type="float">
            <text:p>0.6569568809</text:p>
          </table:table-cell>
          <table:table-cell office:value-type="float" office:value="0.651379604320915" calcext:value-type="float">
            <text:p>0.6513796043</text:p>
          </table:table-cell>
          <table:table-cell office:value-type="float" office:value="0.6514577298386" calcext:value-type="float">
            <text:p>0.6514577298</text:p>
          </table:table-cell>
          <table:table-cell office:value-type="float" office:value="0.651122069418422" calcext:value-type="float">
            <text:p>0.6511220694</text:p>
          </table:table-cell>
          <table:table-cell office:value-type="float" office:value="0.646213440649607" calcext:value-type="float">
            <text:p>0.6462134406</text:p>
          </table:table-cell>
          <table:table-cell office:value-type="float" office:value="0.641239513168301" calcext:value-type="float">
            <text:p>0.6412395132</text:p>
          </table:table-cell>
          <table:table-cell office:value-type="float" office:value="0.645385090869241" calcext:value-type="float">
            <text:p>0.6453850909</text:p>
          </table:table-cell>
          <table:table-cell office:value-type="float" office:value="0.639312845269597" calcext:value-type="float">
            <text:p>0.6393128453</text:p>
          </table:table-cell>
          <table:table-cell office:value-type="float" office:value="0.638840062894333" calcext:value-type="float">
            <text:p>0.6388400629</text:p>
          </table:table-cell>
          <table:table-cell office:value-type="float" office:value="0.634939280301715" calcext:value-type="float">
            <text:p>0.6349392803</text:p>
          </table:table-cell>
          <table:table-cell office:value-type="float" office:value="0.636231327367753" calcext:value-type="float">
            <text:p>0.6362313274</text:p>
          </table:table-cell>
          <table:table-cell office:value-type="float" office:value="0.64171874859803" calcext:value-type="float">
            <text:p>0.6417187486</text:p>
          </table:table-cell>
          <table:table-cell office:value-type="float" office:value="0.633374621780833" calcext:value-type="float">
            <text:p>0.6333746218</text:p>
          </table:table-cell>
          <table:table-cell office:value-type="float" office:value="0.634543756273466" calcext:value-type="float">
            <text:p>0.6345437563</text:p>
          </table:table-cell>
          <table:table-cell office:value-type="float" office:value="0.63365308187601" calcext:value-type="float">
            <text:p>0.6336530819</text:p>
          </table:table-cell>
          <table:table-cell office:value-type="float" office:value="0.624751859533676" calcext:value-type="float">
            <text:p>0.6247518595</text:p>
          </table:table-cell>
          <table:table-cell office:value-type="float" office:value="0.624045909393351" calcext:value-type="float">
            <text:p>0.6240459094</text:p>
          </table:table-cell>
          <table:table-cell office:value-type="float" office:value="0.630549133645411" calcext:value-type="float">
            <text:p>0.6305491336</text:p>
          </table:table-cell>
          <table:table-cell office:value-type="float" office:value="0.624413758898857" calcext:value-type="float">
            <text:p>0.6244137589</text:p>
          </table:table-cell>
          <table:table-cell office:value-type="float" office:value="0.622981815390644" calcext:value-type="float">
            <text:p>0.6229818154</text:p>
          </table:table-cell>
          <table:table-cell office:value-type="float" office:value="0.628163686412007" calcext:value-type="float">
            <text:p>0.6281636864</text:p>
          </table:table-cell>
          <table:table-cell office:value-type="float" office:value="0.620574259577595" calcext:value-type="float">
            <text:p>0.6205742596</text:p>
          </table:table-cell>
          <table:table-cell office:value-type="float" office:value="0.615826916370887" calcext:value-type="float">
            <text:p>0.6158269164</text:p>
          </table:table-cell>
          <table:table-cell office:value-type="float" office:value="0.615369508683947" calcext:value-type="float">
            <text:p>0.6153695087</text:p>
          </table:table-cell>
          <table:table-cell office:value-type="float" office:value="0.60900739471166" calcext:value-type="float">
            <text:p>0.6090073947</text:p>
          </table:table-cell>
          <table:table-cell office:value-type="float" office:value="0.622803704108182" calcext:value-type="float">
            <text:p>0.6228037041</text:p>
          </table:table-cell>
          <table:table-cell office:value-type="float" office:value="0.611151360536069" calcext:value-type="float">
            <text:p>0.6111513605</text:p>
          </table:table-cell>
          <table:table-cell office:value-type="float" office:value="0.608791805041705" calcext:value-type="float">
            <text:p>0.608791805</text:p>
          </table:table-cell>
          <table:table-cell office:value-type="float" office:value="0.610188726645324" calcext:value-type="float">
            <text:p>0.6101887266</text:p>
          </table:table-cell>
          <table:table-cell office:value-type="float" office:value="0.614334799159042" calcext:value-type="float">
            <text:p>0.6143347992</text:p>
          </table:table-cell>
          <table:table-cell office:value-type="float" office:value="0.61235225579172" calcext:value-type="float">
            <text:p>0.6123522558</text:p>
          </table:table-cell>
          <table:table-cell office:value-type="float" office:value="0.59740279436337" calcext:value-type="float">
            <text:p>0.5974027944</text:p>
          </table:table-cell>
          <table:table-cell office:value-type="float" office:value="0.609139830167995" calcext:value-type="float">
            <text:p>0.6091398302</text:p>
          </table:table-cell>
          <table:table-cell office:value-type="float" office:value="0.60859343515443" calcext:value-type="float">
            <text:p>0.6085934352</text:p>
          </table:table-cell>
          <table:table-cell office:value-type="float" office:value="0.601352218542046" calcext:value-type="float">
            <text:p>0.6013522185</text:p>
          </table:table-cell>
          <table:table-cell office:value-type="float" office:value="0.604981251269349" calcext:value-type="float">
            <text:p>0.6049812513</text:p>
          </table:table-cell>
          <table:table-cell office:value-type="float" office:value="0.606257173648123" calcext:value-type="float">
            <text:p>0.6062571736</text:p>
          </table:table-cell>
          <table:table-cell office:value-type="float" office:value="0.596393232965063" calcext:value-type="float">
            <text:p>0.596393233</text:p>
          </table:table-cell>
          <table:table-cell office:value-type="float" office:value="0.593940510949224" calcext:value-type="float">
            <text:p>0.5939405109</text:p>
          </table:table-cell>
          <table:table-cell office:value-type="float" office:value="0.597520554030268" calcext:value-type="float">
            <text:p>0.597520554</text:p>
          </table:table-cell>
          <table:table-cell office:value-type="float" office:value="0.599729207251108" calcext:value-type="float">
            <text:p>0.5997292073</text:p>
          </table:table-cell>
          <table:table-cell office:value-type="float" office:value="0.596269119778061" calcext:value-type="float">
            <text:p>0.5962691198</text:p>
          </table:table-cell>
          <table:table-cell office:value-type="float" office:value="0.598076093254855" calcext:value-type="float">
            <text:p>0.5980760933</text:p>
          </table:table-cell>
          <table:table-cell office:value-type="float" office:value="0.607119712051935" calcext:value-type="float">
            <text:p>0.6071197121</text:p>
          </table:table-cell>
          <table:table-cell office:value-type="float" office:value="0.607657455581376" calcext:value-type="float">
            <text:p>0.6076574556</text:p>
          </table:table-cell>
          <table:table-cell office:value-type="float" office:value="0.592662112605908" calcext:value-type="float">
            <text:p>0.5926621126</text:p>
          </table:table-cell>
          <table:table-cell office:value-type="float" office:value="0.596267635975959" calcext:value-type="float">
            <text:p>0.596267636</text:p>
          </table:table-cell>
          <table:table-cell office:value-type="float" office:value="0.598785055173344" calcext:value-type="float">
            <text:p>0.5987850552</text:p>
          </table:table-cell>
          <table:table-cell office:value-type="float" office:value="0.590095314185791" calcext:value-type="float">
            <text:p>0.5900953142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527"/>
        </table:table-row>
        <table:table-row table:style-name="ro1">
          <table:table-cell office:value-type="float" office:value="0.766013960648427" calcext:value-type="float">
            <text:p>0.7660139606</text:p>
          </table:table-cell>
          <table:table-cell office:value-type="float" office:value="0.690600459174772" calcext:value-type="float">
            <text:p>0.6906004592</text:p>
          </table:table-cell>
          <table:table-cell office:value-type="float" office:value="0.693941045081721" calcext:value-type="float">
            <text:p>0.6939410451</text:p>
          </table:table-cell>
          <table:table-cell office:value-type="float" office:value="0.697377603011849" calcext:value-type="float">
            <text:p>0.697377603</text:p>
          </table:table-cell>
          <table:table-cell office:value-type="float" office:value="0.68778297432756" calcext:value-type="float">
            <text:p>0.6877829743</text:p>
          </table:table-cell>
          <table:table-cell office:value-type="float" office:value="0.689117709366621" calcext:value-type="float">
            <text:p>0.6891177094</text:p>
          </table:table-cell>
          <table:table-cell office:value-type="float" office:value="0.697623047427794" calcext:value-type="float">
            <text:p>0.6976230474</text:p>
          </table:table-cell>
          <table:table-cell office:value-type="float" office:value="0.689292378425598" calcext:value-type="float">
            <text:p>0.6892923784</text:p>
          </table:table-cell>
          <table:table-cell office:value-type="float" office:value="0.699877205654583" calcext:value-type="float">
            <text:p>0.6998772057</text:p>
          </table:table-cell>
          <table:table-cell office:value-type="float" office:value="0.724133339729984" calcext:value-type="float">
            <text:p>0.7241333397</text:p>
          </table:table-cell>
          <table:table-cell office:value-type="float" office:value="0.692989759740576" calcext:value-type="float">
            <text:p>0.6929897597</text:p>
          </table:table-cell>
          <table:table-cell office:value-type="float" office:value="0.750600741268259" calcext:value-type="float">
            <text:p>0.7506007413</text:p>
          </table:table-cell>
          <table:table-cell office:value-type="float" office:value="0.713031105868584" calcext:value-type="float">
            <text:p>0.7130311059</text:p>
          </table:table-cell>
          <table:table-cell office:value-type="float" office:value="0.746483979246258" calcext:value-type="float">
            <text:p>0.7464839792</text:p>
          </table:table-cell>
          <table:table-cell office:value-type="float" office:value="0.693963453052318" calcext:value-type="float">
            <text:p>0.6939634531</text:p>
          </table:table-cell>
          <table:table-cell office:value-type="float" office:value="0.691727549017003" calcext:value-type="float">
            <text:p>0.691727549</text:p>
          </table:table-cell>
          <table:table-cell office:value-type="float" office:value="0.691785286696611" calcext:value-type="float">
            <text:p>0.6917852867</text:p>
          </table:table-cell>
          <table:table-cell office:value-type="float" office:value="0.701197385387083" calcext:value-type="float">
            <text:p>0.7011973854</text:p>
          </table:table-cell>
          <table:table-cell office:value-type="float" office:value="0.715413521032418" calcext:value-type="float">
            <text:p>0.715413521</text:p>
          </table:table-cell>
          <table:table-cell office:value-type="float" office:value="0.689185231892408" calcext:value-type="float">
            <text:p>0.6891852319</text:p>
          </table:table-cell>
          <table:table-cell office:value-type="float" office:value="0.709003381813522" calcext:value-type="float">
            <text:p>0.7090033818</text:p>
          </table:table-cell>
          <table:table-cell office:value-type="float" office:value="0.701622572388269" calcext:value-type="float">
            <text:p>0.7016225724</text:p>
          </table:table-cell>
          <table:table-cell office:value-type="float" office:value="0.829099951001395" calcext:value-type="float">
            <text:p>0.829099951</text:p>
          </table:table-cell>
          <table:table-cell office:value-type="float" office:value="0.738154639163903" calcext:value-type="float">
            <text:p>0.7381546392</text:p>
          </table:table-cell>
          <table:table-cell office:value-type="float" office:value="0.873556049397561" calcext:value-type="float">
            <text:p>0.8735560494</text:p>
          </table:table-cell>
          <table:table-cell office:value-type="float" office:value="0.830384681520209" calcext:value-type="float">
            <text:p>0.8303846815</text:p>
          </table:table-cell>
          <table:table-cell office:value-type="float" office:value="0.72230871504387" calcext:value-type="float">
            <text:p>0.722308715</text:p>
          </table:table-cell>
          <table:table-cell office:value-type="float" office:value="0.73510339390915" calcext:value-type="float">
            <text:p>0.7351033939</text:p>
          </table:table-cell>
          <table:table-cell office:value-type="float" office:value="0.844515027493502" calcext:value-type="float">
            <text:p>0.8445150275</text:p>
          </table:table-cell>
          <table:table-cell office:value-type="float" office:value="0.722014478075821" calcext:value-type="float">
            <text:p>0.7220144781</text:p>
          </table:table-cell>
          <table:table-cell office:value-type="float" office:value="0.696627325463084" calcext:value-type="float">
            <text:p>0.6966273255</text:p>
          </table:table-cell>
          <table:table-cell office:value-type="float" office:value="1.10672844393063" calcext:value-type="float">
            <text:p>1.1067284439</text:p>
          </table:table-cell>
          <table:table-cell office:value-type="float" office:value="0.822824288068619" calcext:value-type="float">
            <text:p>0.8228242881</text:p>
          </table:table-cell>
          <table:table-cell office:value-type="float" office:value="0.69526155695451" calcext:value-type="float">
            <text:p>0.695261557</text:p>
          </table:table-cell>
          <table:table-cell office:value-type="float" office:value="1.01799160425642" calcext:value-type="float">
            <text:p>1.0179916043</text:p>
          </table:table-cell>
          <table:table-cell office:value-type="float" office:value="0.840070084449464" calcext:value-type="float">
            <text:p>0.8400700844</text:p>
          </table:table-cell>
          <table:table-cell office:value-type="float" office:value="0.736534491176099" calcext:value-type="float">
            <text:p>0.7365344912</text:p>
          </table:table-cell>
          <table:table-cell office:value-type="float" office:value="1.03544779448383" calcext:value-type="float">
            <text:p>1.0354477945</text:p>
          </table:table-cell>
          <table:table-cell office:value-type="float" office:value="0.754138895136065" calcext:value-type="float">
            <text:p>0.7541388951</text:p>
          </table:table-cell>
          <table:table-cell office:value-type="float" office:value="0.722795609478402" calcext:value-type="float">
            <text:p>0.7227956095</text:p>
          </table:table-cell>
          <table:table-cell office:value-type="float" office:value="0.725005558613127" calcext:value-type="float">
            <text:p>0.7250055586</text:p>
          </table:table-cell>
          <table:table-cell office:value-type="float" office:value="0.783196245125964" calcext:value-type="float">
            <text:p>0.7831962451</text:p>
          </table:table-cell>
          <table:table-cell office:value-type="float" office:value="0.714752924210202" calcext:value-type="float">
            <text:p>0.7147529242</text:p>
          </table:table-cell>
          <table:table-cell office:value-type="float" office:value="0.774757966320071" calcext:value-type="float">
            <text:p>0.7747579663</text:p>
          </table:table-cell>
          <table:table-cell office:value-type="float" office:value="0.915942959321284" calcext:value-type="float">
            <text:p>0.9159429593</text:p>
          </table:table-cell>
          <table:table-cell office:value-type="float" office:value="0.982342161393798" calcext:value-type="float">
            <text:p>0.9823421614</text:p>
          </table:table-cell>
          <table:table-cell office:value-type="float" office:value="1.13255497042057" calcext:value-type="float">
            <text:p>1.1325549704</text:p>
          </table:table-cell>
          <table:table-cell office:value-type="float" office:value="0.760797459235234" calcext:value-type="float">
            <text:p>0.7607974592</text:p>
          </table:table-cell>
          <table:table-cell office:value-type="float" office:value="0.709406250071736" calcext:value-type="float">
            <text:p>0.7094062501</text:p>
          </table:table-cell>
          <table:table-cell office:value-type="float" office:value="0.733953731292117" calcext:value-type="float">
            <text:p>0.7339537313</text:p>
          </table:table-cell>
          <table:table-cell office:value-type="float" office:value="2.16444550758969" calcext:value-type="float">
            <text:p>2.1644455076</text:p>
          </table:table-cell>
          <table:table-cell office:value-type="float" office:value="0.739758931873119" calcext:value-type="float">
            <text:p>0.7397589319</text:p>
          </table:table-cell>
          <table:table-cell office:value-type="float" office:value="0.743111662991279" calcext:value-type="float">
            <text:p>0.743111663</text:p>
          </table:table-cell>
          <table:table-cell office:value-type="float" office:value="2.71075423097188" calcext:value-type="float">
            <text:p>2.710754231</text:p>
          </table:table-cell>
          <table:table-cell office:value-type="float" office:value="0.89225617083828" calcext:value-type="float">
            <text:p>0.8922561708</text:p>
          </table:table-cell>
          <table:table-cell office:value-type="float" office:value="0.732706695742312" calcext:value-type="float">
            <text:p>0.7327066957</text:p>
          </table:table-cell>
          <table:table-cell office:value-type="float" office:value="0.835774907707113" calcext:value-type="float">
            <text:p>0.8357749077</text:p>
          </table:table-cell>
          <table:table-cell office:value-type="float" office:value="2.26565380172392" calcext:value-type="float">
            <text:p>2.2656538017</text:p>
          </table:table-cell>
          <table:table-cell office:value-type="float" office:value="0.731588738513204" calcext:value-type="float">
            <text:p>0.7315887385</text:p>
          </table:table-cell>
          <table:table-cell office:value-type="float" office:value="0.739111332766778" calcext:value-type="float">
            <text:p>0.7391113328</text:p>
          </table:table-cell>
          <table:table-cell office:value-type="float" office:value="0.780287120722036" calcext:value-type="float">
            <text:p>0.7802871207</text:p>
          </table:table-cell>
          <table:table-cell office:value-type="float" office:value="0.760905034288896" calcext:value-type="float">
            <text:p>0.7609050343</text:p>
          </table:table-cell>
          <table:table-cell office:value-type="float" office:value="0.79710777278495" calcext:value-type="float">
            <text:p>0.7971077728</text:p>
          </table:table-cell>
          <table:table-cell office:value-type="float" office:value="0.800008379210413" calcext:value-type="float">
            <text:p>0.8000083792</text:p>
          </table:table-cell>
          <table:table-cell office:value-type="float" office:value="4.77411781986203" calcext:value-type="float">
            <text:p>4.7741178199</text:p>
          </table:table-cell>
          <table:table-cell office:value-type="float" office:value="0.731585605482085" calcext:value-type="float">
            <text:p>0.7315856055</text:p>
          </table:table-cell>
          <table:table-cell office:value-type="float" office:value="0.824688128517792" calcext:value-type="float">
            <text:p>0.8246881285</text:p>
          </table:table-cell>
          <table:table-cell office:value-type="float" office:value="0.818394987097884" calcext:value-type="float">
            <text:p>0.8183949871</text:p>
          </table:table-cell>
          <table:table-cell office:value-type="float" office:value="0.810145994118884" calcext:value-type="float">
            <text:p>0.8101459941</text:p>
          </table:table-cell>
          <table:table-cell office:value-type="float" office:value="0.755714081177669" calcext:value-type="float">
            <text:p>0.7557140812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527"/>
        </table:table-row>
        <table:table-row table:style-name="ro1">
          <table:table-cell office:value-type="float" office:value="0.499189299129986" calcext:value-type="float">
            <text:p>0.4991892991</text:p>
          </table:table-cell>
          <table:table-cell office:value-type="float" office:value="0.506688285378923" calcext:value-type="float">
            <text:p>0.5066882854</text:p>
          </table:table-cell>
          <table:table-cell office:value-type="float" office:value="0.518848804235781" calcext:value-type="float">
            <text:p>0.5188488042</text:p>
          </table:table-cell>
          <table:table-cell office:value-type="float" office:value="0.522159167647829" calcext:value-type="float">
            <text:p>0.5221591676</text:p>
          </table:table-cell>
          <table:table-cell office:value-type="float" office:value="0.539183893971726" calcext:value-type="float">
            <text:p>0.539183894</text:p>
          </table:table-cell>
          <table:table-cell office:value-type="float" office:value="0.546480205740063" calcext:value-type="float">
            <text:p>0.5464802057</text:p>
          </table:table-cell>
          <table:table-cell office:value-type="float" office:value="0.549452777014215" calcext:value-type="float">
            <text:p>0.549452777</text:p>
          </table:table-cell>
          <table:table-cell office:value-type="float" office:value="0.556681529498877" calcext:value-type="float">
            <text:p>0.5566815295</text:p>
          </table:table-cell>
          <table:table-cell office:value-type="float" office:value="0.55877584149718" calcext:value-type="float">
            <text:p>0.5587758415</text:p>
          </table:table-cell>
          <table:table-cell office:value-type="float" office:value="0.571949736892557" calcext:value-type="float">
            <text:p>0.5719497369</text:p>
          </table:table-cell>
          <table:table-cell office:value-type="float" office:value="0.573908931604029" calcext:value-type="float">
            <text:p>0.5739089316</text:p>
          </table:table-cell>
          <table:table-cell office:value-type="float" office:value="0.577421969923518" calcext:value-type="float">
            <text:p>0.5774219699</text:p>
          </table:table-cell>
          <table:table-cell office:value-type="float" office:value="0.576543710687937" calcext:value-type="float">
            <text:p>0.5765437107</text:p>
          </table:table-cell>
          <table:table-cell office:value-type="float" office:value="0.581340359338408" calcext:value-type="float">
            <text:p>0.5813403593</text:p>
          </table:table-cell>
          <table:table-cell office:value-type="float" office:value="0.585056073841832" calcext:value-type="float">
            <text:p>0.5850560738</text:p>
          </table:table-cell>
          <table:table-cell office:value-type="float" office:value="0.588839346340356" calcext:value-type="float">
            <text:p>0.5888393463</text:p>
          </table:table-cell>
          <table:table-cell office:value-type="float" office:value="0.592217267815961" calcext:value-type="float">
            <text:p>0.5922172678</text:p>
          </table:table-cell>
          <table:table-cell office:value-type="float" office:value="0.595460072906738" calcext:value-type="float">
            <text:p>0.5954600729</text:p>
          </table:table-cell>
          <table:table-cell office:value-type="float" office:value="0.607958383897465" calcext:value-type="float">
            <text:p>0.6079583839</text:p>
          </table:table-cell>
          <table:table-cell office:value-type="float" office:value="0.606877449315523" calcext:value-type="float">
            <text:p>0.6068774493</text:p>
          </table:table-cell>
          <table:table-cell office:value-type="float" office:value="0.604512903581131" calcext:value-type="float">
            <text:p>0.6045129036</text:p>
          </table:table-cell>
          <table:table-cell office:value-type="float" office:value="0.608566410250639" calcext:value-type="float">
            <text:p>0.6085664103</text:p>
          </table:table-cell>
          <table:table-cell office:value-type="float" office:value="0.617619240997514" calcext:value-type="float">
            <text:p>0.617619241</text:p>
          </table:table-cell>
          <table:table-cell office:value-type="float" office:value="0.616808539257712" calcext:value-type="float">
            <text:p>0.6168085393</text:p>
          </table:table-cell>
          <table:table-cell office:value-type="float" office:value="0.613903526888717" calcext:value-type="float">
            <text:p>0.6139035269</text:p>
          </table:table-cell>
          <table:table-cell office:value-type="float" office:value="0.619848669428968" calcext:value-type="float">
            <text:p>0.6198486694</text:p>
          </table:table-cell>
          <table:table-cell office:value-type="float" office:value="0.630252668413338" calcext:value-type="float">
            <text:p>0.6302526684</text:p>
          </table:table-cell>
          <table:table-cell office:value-type="float" office:value="0.620794487167026" calcext:value-type="float">
            <text:p>0.6207944872</text:p>
          </table:table-cell>
          <table:table-cell office:value-type="float" office:value="0.626131603724569" calcext:value-type="float">
            <text:p>0.6261316037</text:p>
          </table:table-cell>
          <table:table-cell office:value-type="float" office:value="0.629104175022882" calcext:value-type="float">
            <text:p>0.629104175</text:p>
          </table:table-cell>
          <table:table-cell office:value-type="float" office:value="0.636332927902169" calcext:value-type="float">
            <text:p>0.6363329279</text:p>
          </table:table-cell>
          <table:table-cell office:value-type="float" office:value="0.635387109680895" calcext:value-type="float">
            <text:p>0.6353871097</text:p>
          </table:table-cell>
          <table:table-cell office:value-type="float" office:value="0.631333603430174" calcext:value-type="float">
            <text:p>0.6313336034</text:p>
          </table:table-cell>
          <table:table-cell office:value-type="float" office:value="0.634846642265093" calcext:value-type="float">
            <text:p>0.6348466423</text:p>
          </table:table-cell>
          <table:table-cell office:value-type="float" office:value="0.634441291991158" calcext:value-type="float">
            <text:p>0.634441292</text:p>
          </table:table-cell>
          <table:table-cell office:value-type="float" office:value="0.635116876387754" calcext:value-type="float">
            <text:p>0.6351168764</text:p>
          </table:table-cell>
          <table:table-cell office:value-type="float" office:value="0.648831238892896" calcext:value-type="float">
            <text:p>0.6488312389</text:p>
          </table:table-cell>
          <table:table-cell office:value-type="float" office:value="0.648493447121439" calcext:value-type="float">
            <text:p>0.6484934471</text:p>
          </table:table-cell>
          <table:table-cell office:value-type="float" office:value="0.640791784757022" calcext:value-type="float">
            <text:p>0.6407917848</text:p>
          </table:table-cell>
          <table:table-cell office:value-type="float" office:value="0.649979732734354" calcext:value-type="float">
            <text:p>0.6499797327</text:p>
          </table:table-cell>
          <table:table-cell office:value-type="float" office:value="0.64910147308804" calcext:value-type="float">
            <text:p>0.6491014731</text:p>
          </table:table-cell>
          <table:table-cell office:value-type="float" office:value="0.644507498849712" calcext:value-type="float">
            <text:p>0.6445074988</text:p>
          </table:table-cell>
          <table:table-cell office:value-type="float" office:value="0.646466693988025" calcext:value-type="float">
            <text:p>0.646466694</text:p>
          </table:table-cell>
          <table:table-cell office:value-type="float" office:value="0.652074043911191" calcext:value-type="float">
            <text:p>0.6520740439</text:p>
          </table:table-cell>
          <table:table-cell office:value-type="float" office:value="0.652817186721675" calcext:value-type="float">
            <text:p>0.6528171867</text:p>
          </table:table-cell>
          <table:table-cell office:value-type="float" office:value="0.663896770577804" calcext:value-type="float">
            <text:p>0.6638967706</text:p>
          </table:table-cell>
          <table:table-cell office:value-type="float" office:value="0.65173625215584" calcext:value-type="float">
            <text:p>0.6517362522</text:p>
          </table:table-cell>
          <table:table-cell office:value-type="float" office:value="0.659573030566834" calcext:value-type="float">
            <text:p>0.6595730306</text:p>
          </table:table-cell>
          <table:table-cell office:value-type="float" office:value="0.663018511293901" calcext:value-type="float">
            <text:p>0.6630185113</text:p>
          </table:table-cell>
          <table:table-cell office:value-type="float" office:value="0.66491014753511" calcext:value-type="float">
            <text:p>0.6649101475</text:p>
          </table:table-cell>
          <table:table-cell office:value-type="float" office:value="0.656668018117303" calcext:value-type="float">
            <text:p>0.6566680181</text:p>
          </table:table-cell>
          <table:table-cell office:value-type="float" office:value="0.661532225238038" calcext:value-type="float">
            <text:p>0.6615322252</text:p>
          </table:table-cell>
          <table:table-cell office:value-type="float" office:value="0.677948926094657" calcext:value-type="float">
            <text:p>0.6779489261</text:p>
          </table:table-cell>
          <table:table-cell office:value-type="float" office:value="0.659167679922434" calcext:value-type="float">
            <text:p>0.6591676799</text:p>
          </table:table-cell>
          <table:table-cell office:value-type="float" office:value="0.660113498006797" calcext:value-type="float">
            <text:p>0.660113498</text:p>
          </table:table-cell>
          <table:table-cell office:value-type="float" office:value="0.663964328967531" calcext:value-type="float">
            <text:p>0.663964329</text:p>
          </table:table-cell>
          <table:table-cell office:value-type="float" office:value="0.66268071868487" calcext:value-type="float">
            <text:p>0.6626807187</text:p>
          </table:table-cell>
          <table:table-cell office:value-type="float" office:value="0.660383732218047" calcext:value-type="float">
            <text:p>0.6603837322</text:p>
          </table:table-cell>
          <table:table-cell office:value-type="float" office:value="0.669436562884387" calcext:value-type="float">
            <text:p>0.6694365629</text:p>
          </table:table-cell>
          <table:table-cell office:value-type="float" office:value="0.677070666432236" calcext:value-type="float">
            <text:p>0.6770706664</text:p>
          </table:table-cell>
          <table:table-cell office:value-type="float" office:value="0.676867990642927" calcext:value-type="float">
            <text:p>0.6768679906</text:p>
          </table:table-cell>
          <table:table-cell office:value-type="float" office:value="0.669233887103132" calcext:value-type="float">
            <text:p>0.6692338871</text:p>
          </table:table-cell>
          <table:table-cell office:value-type="float" office:value="0.671125523449037" calcext:value-type="float">
            <text:p>0.6711255234</text:p>
          </table:table-cell>
          <table:table-cell office:value-type="float" office:value="0.671463316017801" calcext:value-type="float">
            <text:p>0.671463316</text:p>
          </table:table-cell>
          <table:table-cell office:value-type="float" office:value="0.666126199041471" calcext:value-type="float">
            <text:p>0.666126199</text:p>
          </table:table-cell>
          <table:table-cell office:value-type="float" office:value="0.661532225656825" calcext:value-type="float">
            <text:p>0.6615322257</text:p>
          </table:table-cell>
          <table:table-cell office:value-type="float" office:value="0.6754492634439" calcext:value-type="float">
            <text:p>0.6754492634</text:p>
          </table:table-cell>
          <table:table-cell office:value-type="float" office:value="0.673827861389781" calcext:value-type="float">
            <text:p>0.6738278614</text:p>
          </table:table-cell>
          <table:table-cell office:value-type="float" office:value="0.667544926667339" calcext:value-type="float">
            <text:p>0.6675449267</text:p>
          </table:table-cell>
          <table:table-cell office:value-type="float" office:value="0.678624510120788" calcext:value-type="float">
            <text:p>0.6786245101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527"/>
        </table:table-row>
        <table:table-row table:style-name="ro1">
          <table:table-cell office:value-type="float" office:value="0.535752212473776" calcext:value-type="float">
            <text:p>0.5357522125</text:p>
          </table:table-cell>
          <table:table-cell office:value-type="float" office:value="0.536637168225989" calcext:value-type="float">
            <text:p>0.5366371682</text:p>
          </table:table-cell>
          <table:table-cell office:value-type="float" office:value="0.497345132827759" calcext:value-type="float">
            <text:p>0.4973451328</text:p>
          </table:table-cell>
          <table:table-cell office:value-type="float" office:value="0.458938053107895" calcext:value-type="float">
            <text:p>0.4589380531</text:p>
          </table:table-cell>
          <table:table-cell office:value-type="float" office:value="0.550088495659617" calcext:value-type="float">
            <text:p>0.5500884957</text:p>
          </table:table-cell>
          <table:table-cell office:value-type="float" office:value="0.539292035482626" calcext:value-type="float">
            <text:p>0.5392920355</text:p>
          </table:table-cell>
          <table:table-cell office:value-type="float" office:value="0.490265486736213" calcext:value-type="float">
            <text:p>0.4902654867</text:p>
          </table:table-cell>
          <table:table-cell office:value-type="float" office:value="0.52743362840298" calcext:value-type="float">
            <text:p>0.5274336284</text:p>
          </table:table-cell>
          <table:table-cell office:value-type="float" office:value="0.490265486746763" calcext:value-type="float">
            <text:p>0.4902654867</text:p>
          </table:table-cell>
          <table:table-cell office:value-type="float" office:value="0.463362831868957" calcext:value-type="float">
            <text:p>0.4633628319</text:p>
          </table:table-cell>
          <table:table-cell office:value-type="float" office:value="0.510619469037098" calcext:value-type="float">
            <text:p>0.510619469</text:p>
          </table:table-cell>
          <table:table-cell office:value-type="float" office:value="0.456106194700815" calcext:value-type="float">
            <text:p>0.4561061947</text:p>
          </table:table-cell>
          <table:table-cell office:value-type="float" office:value="0.459823008860107" calcext:value-type="float">
            <text:p>0.4598230089</text:p>
          </table:table-cell>
          <table:table-cell office:value-type="float" office:value="0.5446017699959" calcext:value-type="float">
            <text:p>0.54460177</text:p>
          </table:table-cell>
          <table:table-cell office:value-type="float" office:value="0.516637168173241" calcext:value-type="float">
            <text:p>0.5166371682</text:p>
          </table:table-cell>
          <table:table-cell office:value-type="float" office:value="0.524778761072496" calcext:value-type="float">
            <text:p>0.5247787611</text:p>
          </table:table-cell>
          <table:table-cell office:value-type="float" office:value="0.523716814190941" calcext:value-type="float">
            <text:p>0.5237168142</text:p>
          </table:table-cell>
          <table:table-cell office:value-type="float" office:value="0.54884955760652" calcext:value-type="float">
            <text:p>0.5488495576</text:p>
          </table:table-cell>
          <table:table-cell office:value-type="float" office:value="0.487964601780461" calcext:value-type="float">
            <text:p>0.4879646018</text:p>
          </table:table-cell>
          <table:table-cell office:value-type="float" office:value="0.542654867267187" calcext:value-type="float">
            <text:p>0.5426548673</text:p>
          </table:table-cell>
          <table:table-cell office:value-type="float" office:value="0.537699115075896" calcext:value-type="float">
            <text:p>0.5376991151</text:p>
          </table:table-cell>
          <table:table-cell office:value-type="float" office:value="0.547256637252538" calcext:value-type="float">
            <text:p>0.5472566373</text:p>
          </table:table-cell>
          <table:table-cell office:value-type="float" office:value="0.543362831942803" calcext:value-type="float">
            <text:p>0.5433628319</text:p>
          </table:table-cell>
          <table:table-cell office:value-type="float" office:value="0.494336283185841" calcext:value-type="float">
            <text:p>0.4943362832</text:p>
          </table:table-cell>
          <table:table-cell office:value-type="float" office:value="0.455929203550373" calcext:value-type="float">
            <text:p>0.4559292036</text:p>
          </table:table-cell>
          <table:table-cell office:value-type="float" office:value="0.544778761146343" calcext:value-type="float">
            <text:p>0.5447787611</text:p>
          </table:table-cell>
          <table:table-cell office:value-type="float" office:value="0.528672566371681" calcext:value-type="float">
            <text:p>0.5286725664</text:p>
          </table:table-cell>
          <table:table-cell office:value-type="float" office:value="0.478761061957452" calcext:value-type="float">
            <text:p>0.478761062</text:p>
          </table:table-cell>
          <table:table-cell office:value-type="float" office:value="0.464247787621169" calcext:value-type="float">
            <text:p>0.4642477876</text:p>
          </table:table-cell>
          <table:table-cell office:value-type="float" office:value="0.549911504509175" calcext:value-type="float">
            <text:p>0.5499115045</text:p>
          </table:table-cell>
          <table:table-cell office:value-type="float" office:value="0.511150442520074" calcext:value-type="float">
            <text:p>0.5111504425</text:p>
          </table:table-cell>
          <table:table-cell office:value-type="float" office:value="0.538938053181741" calcext:value-type="float">
            <text:p>0.5389380532</text:p>
          </table:table-cell>
          <table:table-cell office:value-type="float" office:value="0.547964601854307" calcext:value-type="float">
            <text:p>0.5479646019</text:p>
          </table:table-cell>
          <table:table-cell office:value-type="float" office:value="0.53433628320694" calcext:value-type="float">
            <text:p>0.5343362832</text:p>
          </table:table-cell>
          <table:table-cell office:value-type="float" office:value="0.540884955836608" calcext:value-type="float">
            <text:p>0.5408849558</text:p>
          </table:table-cell>
          <table:table-cell office:value-type="float" office:value="0.547079646102095" calcext:value-type="float">
            <text:p>0.5470796461</text:p>
          </table:table-cell>
          <table:table-cell office:value-type="float" office:value="0.547256637252538" calcext:value-type="float">
            <text:p>0.5472566373</text:p>
          </table:table-cell>
          <table:table-cell office:value-type="float" office:value="0.456814159302585" calcext:value-type="float">
            <text:p>0.4568141593</text:p>
          </table:table-cell>
          <table:table-cell office:value-type="float" office:value="0.539469026633068" calcext:value-type="float">
            <text:p>0.5394690266</text:p>
          </table:table-cell>
          <table:table-cell office:value-type="float" office:value="0.484070796439078" calcext:value-type="float">
            <text:p>0.4840707964</text:p>
          </table:table-cell>
          <table:table-cell office:value-type="float" office:value="0.53097345141183" calcext:value-type="float">
            <text:p>0.5309734514</text:p>
          </table:table-cell>
          <table:table-cell office:value-type="float" office:value="0.484247787621169" calcext:value-type="float">
            <text:p>0.4842477876</text:p>
          </table:table-cell>
          <table:table-cell office:value-type="float" office:value="0.545132743447228" calcext:value-type="float">
            <text:p>0.5451327434</text:p>
          </table:table-cell>
          <table:table-cell office:value-type="float" office:value="0.483539823029948" calcext:value-type="float">
            <text:p>0.483539823</text:p>
          </table:table-cell>
          <table:table-cell office:value-type="float" office:value="0.462477876116744" calcext:value-type="float">
            <text:p>0.4624778761</text:p>
          </table:table-cell>
          <table:table-cell office:value-type="float" office:value="0.458053097355682" calcext:value-type="float">
            <text:p>0.4580530974</text:p>
          </table:table-cell>
          <table:table-cell office:value-type="float" office:value="0.542477876190591" calcext:value-type="float">
            <text:p>0.5424778762</text:p>
          </table:table-cell>
          <table:table-cell office:value-type="float" office:value="0.48955752220829" calcext:value-type="float">
            <text:p>0.4895575222</text:p>
          </table:table-cell>
          <table:table-cell office:value-type="float" office:value="0.520707964612319" calcext:value-type="float">
            <text:p>0.5207079646</text:p>
          </table:table-cell>
          <table:table-cell office:value-type="float" office:value="0.544247787695015" calcext:value-type="float">
            <text:p>0.5442477877</text:p>
          </table:table-cell>
          <table:table-cell office:value-type="float" office:value="0.541769911588821" calcext:value-type="float">
            <text:p>0.5417699116</text:p>
          </table:table-cell>
          <table:table-cell office:value-type="float" office:value="0.519999999957802" calcext:value-type="float">
            <text:p>0.52</text:p>
          </table:table-cell>
          <table:table-cell office:value-type="float" office:value="0.530973451337983" calcext:value-type="float">
            <text:p>0.5309734513</text:p>
          </table:table-cell>
          <table:table-cell office:value-type="float" office:value="0.540176991234838" calcext:value-type="float">
            <text:p>0.5401769912</text:p>
          </table:table-cell>
          <table:table-cell office:value-type="float" office:value="0.54389380539413" calcext:value-type="float">
            <text:p>0.5438938054</text:p>
          </table:table-cell>
          <table:table-cell office:value-type="float" office:value="0.52495575219129" calcext:value-type="float">
            <text:p>0.5249557522</text:p>
          </table:table-cell>
          <table:table-cell office:value-type="float" office:value="0.548318584155192" calcext:value-type="float">
            <text:p>0.5483185842</text:p>
          </table:table-cell>
          <table:table-cell office:value-type="float" office:value="0.540353982385281" calcext:value-type="float">
            <text:p>0.5403539824</text:p>
          </table:table-cell>
          <table:table-cell office:value-type="float" office:value="0.48884955760652" calcext:value-type="float">
            <text:p>0.4888495576</text:p>
          </table:table-cell>
          <table:table-cell office:value-type="float" office:value="0.469734513284886" calcext:value-type="float">
            <text:p>0.4697345133</text:p>
          </table:table-cell>
          <table:table-cell office:value-type="float" office:value="0.513805309713414" calcext:value-type="float">
            <text:p>0.5138053097</text:p>
          </table:table-cell>
          <table:table-cell office:value-type="float" office:value="0.471858407090195" calcext:value-type="float">
            <text:p>0.4718584071</text:p>
          </table:table-cell>
          <table:table-cell office:value-type="float" office:value="0.545486725642618" calcext:value-type="float">
            <text:p>0.5454867256</text:p>
          </table:table-cell>
          <table:table-cell office:value-type="float" office:value="0.535044247872007" calcext:value-type="float">
            <text:p>0.5350442479</text:p>
          </table:table-cell>
          <table:table-cell office:value-type="float" office:value="0.541769911588821" calcext:value-type="float">
            <text:p>0.5417699116</text:p>
          </table:table-cell>
          <table:table-cell office:value-type="float" office:value="0.535221239022449" calcext:value-type="float">
            <text:p>0.535221239</text:p>
          </table:table-cell>
          <table:table-cell office:value-type="float" office:value="0.557699115128644" calcext:value-type="float">
            <text:p>0.5576991151</text:p>
          </table:table-cell>
          <table:table-cell office:value-type="float" office:value="0.536106194774662" calcext:value-type="float">
            <text:p>0.5361061948</text:p>
          </table:table-cell>
          <table:table-cell office:value-type="float" office:value="0.538230088579971" calcext:value-type="float">
            <text:p>0.5382300886</text:p>
          </table:table-cell>
          <table:table-cell office:value-type="float" office:value="0.47858407080701" calcext:value-type="float">
            <text:p>0.4785840708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527"/>
        </table:table-row>
        <table:table-row table:style-name="ro1">
          <table:table-cell office:value-type="float" office:value="-0.00182459521633502" calcext:value-type="float">
            <text:p>-0.0018245952</text:p>
          </table:table-cell>
          <table:table-cell office:value-type="float" office:value="0.0136467112834056" calcext:value-type="float">
            <text:p>0.0136467113</text:p>
          </table:table-cell>
          <table:table-cell office:value-type="float" office:value="0.0387151729647227" calcext:value-type="float">
            <text:p>0.038715173</text:p>
          </table:table-cell>
          <table:table-cell office:value-type="float" office:value="0.0451769688251115" calcext:value-type="float">
            <text:p>0.0451769688</text:p>
          </table:table-cell>
          <table:table-cell office:value-type="float" office:value="0.0825698900433783" calcext:value-type="float">
            <text:p>0.08256989</text:p>
          </table:table-cell>
          <table:table-cell office:value-type="float" office:value="0.0962238159353323" calcext:value-type="float">
            <text:p>0.0962238159</text:p>
          </table:table-cell>
          <table:table-cell office:value-type="float" office:value="0.104599109793568" calcext:value-type="float">
            <text:p>0.1045991098</text:p>
          </table:table-cell>
          <table:table-cell office:value-type="float" office:value="0.119930569388032" calcext:value-type="float">
            <text:p>0.1199305694</text:p>
          </table:table-cell>
          <table:table-cell office:value-type="float" office:value="0.122882252230127" calcext:value-type="float">
            <text:p>0.1228822522</text:p>
          </table:table-cell>
          <table:table-cell office:value-type="float" office:value="0.151181829700904" calcext:value-type="float">
            <text:p>0.1511818297</text:p>
          </table:table-cell>
          <table:table-cell office:value-type="float" office:value="0.154758149108409" calcext:value-type="float">
            <text:p>0.1547581491</text:p>
          </table:table-cell>
          <table:table-cell office:value-type="float" office:value="0.162188075224124" calcext:value-type="float">
            <text:p>0.1621880752</text:p>
          </table:table-cell>
          <table:table-cell office:value-type="float" office:value="0.162402602760007" calcext:value-type="float">
            <text:p>0.1624026028</text:p>
          </table:table-cell>
          <table:table-cell office:value-type="float" office:value="0.170617112119509" calcext:value-type="float">
            <text:p>0.1706171121</text:p>
          </table:table-cell>
          <table:table-cell office:value-type="float" office:value="0.179900722493353" calcext:value-type="float">
            <text:p>0.1799007225</text:p>
          </table:table-cell>
          <table:table-cell office:value-type="float" office:value="0.185622652991851" calcext:value-type="float">
            <text:p>0.185622653</text:p>
          </table:table-cell>
          <table:table-cell office:value-type="float" office:value="0.192399745623077" calcext:value-type="float">
            <text:p>0.1923997456</text:p>
          </table:table-cell>
          <table:table-cell office:value-type="float" office:value="0.19969106577221" calcext:value-type="float">
            <text:p>0.1996910658</text:p>
          </table:table-cell>
          <table:table-cell office:value-type="float" office:value="0.228480675891837" calcext:value-type="float">
            <text:p>0.2284806759</text:p>
          </table:table-cell>
          <table:table-cell office:value-type="float" office:value="0.224664852693586" calcext:value-type="float">
            <text:p>0.2246648527</text:p>
          </table:table-cell>
          <table:table-cell office:value-type="float" office:value="0.220571420606593" calcext:value-type="float">
            <text:p>0.2205714206</text:p>
          </table:table-cell>
          <table:table-cell office:value-type="float" office:value="0.226556192751817" calcext:value-type="float">
            <text:p>0.2265561928</text:p>
          </table:table-cell>
          <table:table-cell office:value-type="float" office:value="0.244638591644378" calcext:value-type="float">
            <text:p>0.2446385916</text:p>
          </table:table-cell>
          <table:table-cell office:value-type="float" office:value="0.244812652744517" calcext:value-type="float">
            <text:p>0.2448126527</text:p>
          </table:table-cell>
          <table:table-cell office:value-type="float" office:value="0.236591438706091" calcext:value-type="float">
            <text:p>0.2365914387</text:p>
          </table:table-cell>
          <table:table-cell office:value-type="float" office:value="0.249018112826454" calcext:value-type="float">
            <text:p>0.2490181128</text:p>
          </table:table-cell>
          <table:table-cell office:value-type="float" office:value="0.270178352923929" calcext:value-type="float">
            <text:p>0.2701783529</text:p>
          </table:table-cell>
          <table:table-cell office:value-type="float" office:value="0.251944974483614" calcext:value-type="float">
            <text:p>0.2519449745</text:p>
          </table:table-cell>
          <table:table-cell office:value-type="float" office:value="0.263991257207262" calcext:value-type="float">
            <text:p>0.2639912572</text:p>
          </table:table-cell>
          <table:table-cell office:value-type="float" office:value="0.267283879928195" calcext:value-type="float">
            <text:p>0.2672838799</text:p>
          </table:table-cell>
          <table:table-cell office:value-type="float" office:value="0.282913858383801" calcext:value-type="float">
            <text:p>0.2829138584</text:p>
          </table:table-cell>
          <table:table-cell office:value-type="float" office:value="0.281530486339009" calcext:value-type="float">
            <text:p>0.2815304863</text:p>
          </table:table-cell>
          <table:table-cell office:value-type="float" office:value="0.270001820645096" calcext:value-type="float">
            <text:p>0.2700018206</text:p>
          </table:table-cell>
          <table:table-cell office:value-type="float" office:value="0.281522740433142" calcext:value-type="float">
            <text:p>0.2815227404</text:p>
          </table:table-cell>
          <table:table-cell office:value-type="float" office:value="0.277684333529477" calcext:value-type="float">
            <text:p>0.2776843335</text:p>
          </table:table-cell>
          <table:table-cell office:value-type="float" office:value="0.278851201052344" calcext:value-type="float">
            <text:p>0.2788512011</text:p>
          </table:table-cell>
          <table:table-cell office:value-type="float" office:value="0.308851069352092" calcext:value-type="float">
            <text:p>0.3088510694</text:p>
          </table:table-cell>
          <table:table-cell office:value-type="float" office:value="0.309472221721589" calcext:value-type="float">
            <text:p>0.3094722217</text:p>
          </table:table-cell>
          <table:table-cell office:value-type="float" office:value="0.290907440499959" calcext:value-type="float">
            <text:p>0.2909074405</text:p>
          </table:table-cell>
          <table:table-cell office:value-type="float" office:value="0.311405096754257" calcext:value-type="float">
            <text:p>0.3114050968</text:p>
          </table:table-cell>
          <table:table-cell office:value-type="float" office:value="0.308887684317863" calcext:value-type="float">
            <text:p>0.3088876843</text:p>
          </table:table-cell>
          <table:table-cell office:value-type="float" office:value="0.298594560949823" calcext:value-type="float">
            <text:p>0.2985945609</text:p>
          </table:table-cell>
          <table:table-cell office:value-type="float" office:value="0.303264779825337" calcext:value-type="float">
            <text:p>0.3032647798</text:p>
          </table:table-cell>
          <table:table-cell office:value-type="float" office:value="0.31633102791146" calcext:value-type="float">
            <text:p>0.3163310279</text:p>
          </table:table-cell>
          <table:table-cell office:value-type="float" office:value="0.315383159563423" calcext:value-type="float">
            <text:p>0.3153831596</text:p>
          </table:table-cell>
          <table:table-cell office:value-type="float" office:value="0.340969467840393" calcext:value-type="float">
            <text:p>0.3409694678</text:p>
          </table:table-cell>
          <table:table-cell office:value-type="float" office:value="0.313715970825463" calcext:value-type="float">
            <text:p>0.3137159708</text:p>
          </table:table-cell>
          <table:table-cell office:value-type="float" office:value="0.331025062489551" calcext:value-type="float">
            <text:p>0.3310250625</text:p>
          </table:table-cell>
          <table:table-cell office:value-type="float" office:value="0.337370914923889" calcext:value-type="float">
            <text:p>0.3373709149</text:p>
          </table:table-cell>
          <table:table-cell office:value-type="float" office:value="0.33877759277136" calcext:value-type="float">
            <text:p>0.3387775928</text:p>
          </table:table-cell>
          <table:table-cell office:value-type="float" office:value="0.322785499441899" calcext:value-type="float">
            <text:p>0.3227854994</text:p>
          </table:table-cell>
          <table:table-cell office:value-type="float" office:value="0.334478460837177" calcext:value-type="float">
            <text:p>0.3344784608</text:p>
          </table:table-cell>
          <table:table-cell office:value-type="float" office:value="0.366558074786073" calcext:value-type="float">
            <text:p>0.3665580748</text:p>
          </table:table-cell>
          <table:table-cell office:value-type="float" office:value="0.328279171923724" calcext:value-type="float">
            <text:p>0.3282791719</text:p>
          </table:table-cell>
          <table:table-cell office:value-type="float" office:value="0.330128670306548" calcext:value-type="float">
            <text:p>0.3301286703</text:p>
          </table:table-cell>
          <table:table-cell office:value-type="float" office:value="0.33899789185254" calcext:value-type="float">
            <text:p>0.3389978919</text:p>
          </table:table-cell>
          <table:table-cell office:value-type="float" office:value="0.336018328577453" calcext:value-type="float">
            <text:p>0.3360183286</text:p>
          </table:table-cell>
          <table:table-cell office:value-type="float" office:value="0.331195638846133" calcext:value-type="float">
            <text:p>0.3311956388</text:p>
          </table:table-cell>
          <table:table-cell office:value-type="float" office:value="0.350618225108963" calcext:value-type="float">
            <text:p>0.3506182251</text:p>
          </table:table-cell>
          <table:table-cell office:value-type="float" office:value="0.367674558207145" calcext:value-type="float">
            <text:p>0.3676745582</text:p>
          </table:table-cell>
          <table:table-cell office:value-type="float" office:value="0.364939942245241" calcext:value-type="float">
            <text:p>0.3649399422</text:p>
          </table:table-cell>
          <table:table-cell office:value-type="float" office:value="0.349645413570091" calcext:value-type="float">
            <text:p>0.3496454136</text:p>
          </table:table-cell>
          <table:table-cell office:value-type="float" office:value="0.354470241941193" calcext:value-type="float">
            <text:p>0.3544702419</text:p>
          </table:table-cell>
          <table:table-cell office:value-type="float" office:value="0.354082010478011" calcext:value-type="float">
            <text:p>0.3540820105</text:p>
          </table:table-cell>
          <table:table-cell office:value-type="float" office:value="0.344341425783102" calcext:value-type="float">
            <text:p>0.3443414258</text:p>
          </table:table-cell>
          <table:table-cell office:value-type="float" office:value="0.330397003773112" calcext:value-type="float">
            <text:p>0.3303970038</text:p>
          </table:table-cell>
          <table:table-cell office:value-type="float" office:value="0.363018001370971" calcext:value-type="float">
            <text:p>0.3630180014</text:p>
          </table:table-cell>
          <table:table-cell office:value-type="float" office:value="0.360033095829262" calcext:value-type="float">
            <text:p>0.3600330958</text:p>
          </table:table-cell>
          <table:table-cell office:value-type="float" office:value="0.345180594897757" calcext:value-type="float">
            <text:p>0.3451805949</text:p>
          </table:table-cell>
          <table:table-cell office:value-type="float" office:value="0.368367553546515" calcext:value-type="float">
            <text:p>0.3683675535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527"/>
        </table:table-row>
        <table:table-row table:style-name="ro1">
          <table:table-cell office:value-type="float" office:value="-0.0140954991568506" calcext:value-type="float">
            <text:p>-0.0140954992</text:p>
          </table:table-cell>
          <table:table-cell office:value-type="float" office:value="-0.0195646361439629" calcext:value-type="float">
            <text:p>-0.0195646361</text:p>
          </table:table-cell>
          <table:table-cell office:value-type="float" office:value="0.0025137381427056" calcext:value-type="float">
            <text:p>0.0025137381</text:p>
          </table:table-cell>
          <table:table-cell office:value-type="float" office:value="0.00482721581923223" calcext:value-type="float">
            <text:p>0.0048272158</text:p>
          </table:table-cell>
          <table:table-cell office:value-type="float" office:value="0.0249246769457792" calcext:value-type="float">
            <text:p>0.0249246769</text:p>
          </table:table-cell>
          <table:table-cell office:value-type="float" office:value="0.0469291321049749" calcext:value-type="float">
            <text:p>0.0469291321</text:p>
          </table:table-cell>
          <table:table-cell office:value-type="float" office:value="0.0436935659003469" calcext:value-type="float">
            <text:p>0.0436935659</text:p>
          </table:table-cell>
          <table:table-cell office:value-type="float" office:value="-0.0175818428107068" calcext:value-type="float">
            <text:p>-0.0175818428</text:p>
          </table:table-cell>
          <table:table-cell office:value-type="float" office:value="0.0569196194410324" calcext:value-type="float">
            <text:p>0.0569196194</text:p>
          </table:table-cell>
          <table:table-cell office:value-type="float" office:value="0.0157437440146387" calcext:value-type="float">
            <text:p>0.015743744</text:p>
          </table:table-cell>
          <table:table-cell office:value-type="float" office:value="0.0810134312761041" calcext:value-type="float">
            <text:p>0.0810134313</text:p>
          </table:table-cell>
          <table:table-cell office:value-type="float" office:value="-0.0119649694662179" calcext:value-type="float">
            <text:p>-0.0119649695</text:p>
          </table:table-cell>
          <table:table-cell office:value-type="float" office:value="0.00720624075526685" calcext:value-type="float">
            <text:p>0.0072062408</text:p>
          </table:table-cell>
          <table:table-cell office:value-type="float" office:value="0.0131344821389798" calcext:value-type="float">
            <text:p>0.0131344821</text:p>
          </table:table-cell>
          <table:table-cell office:value-type="float" office:value="0.0445083527649398" calcext:value-type="float">
            <text:p>0.0445083528</text:p>
          </table:table-cell>
          <table:table-cell office:value-type="float" office:value="0.0102742099867458" calcext:value-type="float">
            <text:p>0.01027421</text:p>
          </table:table-cell>
          <table:table-cell office:value-type="float" office:value="0.0840524695721348" calcext:value-type="float">
            <text:p>0.0840524696</text:p>
          </table:table-cell>
          <table:table-cell office:value-type="float" office:value="0.0493062075471456" calcext:value-type="float">
            <text:p>0.0493062075</text:p>
          </table:table-cell>
          <table:table-cell office:value-type="float" office:value="0.0481276794740584" calcext:value-type="float">
            <text:p>0.0481276795</text:p>
          </table:table-cell>
          <table:table-cell office:value-type="float" office:value="0.0759036642787731" calcext:value-type="float">
            <text:p>0.0759036643</text:p>
          </table:table-cell>
          <table:table-cell office:value-type="float" office:value="0.0699745394381802" calcext:value-type="float">
            <text:p>0.0699745394</text:p>
          </table:table-cell>
          <table:table-cell office:value-type="float" office:value="0.0310758934717263" calcext:value-type="float">
            <text:p>0.0310758935</text:p>
          </table:table-cell>
          <table:table-cell office:value-type="float" office:value="0.00199852240824066" calcext:value-type="float">
            <text:p>0.0019985224</text:p>
          </table:table-cell>
          <table:table-cell office:value-type="float" office:value="0.057635444203573" calcext:value-type="float">
            <text:p>0.0576354442</text:p>
          </table:table-cell>
          <table:table-cell office:value-type="float" office:value="-0.0148540468975506" calcext:value-type="float">
            <text:p>-0.0148540469</text:p>
          </table:table-cell>
          <table:table-cell office:value-type="float" office:value="0.0176743517512769" calcext:value-type="float">
            <text:p>0.0176743518</text:p>
          </table:table-cell>
          <table:table-cell office:value-type="float" office:value="0.0346858704775836" calcext:value-type="float">
            <text:p>0.0346858705</text:p>
          </table:table-cell>
          <table:table-cell office:value-type="float" office:value="0.0360165866075364" calcext:value-type="float">
            <text:p>0.0360165866</text:p>
          </table:table-cell>
          <table:table-cell office:value-type="float" office:value="0.024286687395214" calcext:value-type="float">
            <text:p>0.0242866874</text:p>
          </table:table-cell>
          <table:table-cell office:value-type="float" office:value="0.0424037269575406" calcext:value-type="float">
            <text:p>0.042403727</text:p>
          </table:table-cell>
          <table:table-cell office:value-type="float" office:value="0.0571133606623759" calcext:value-type="float">
            <text:p>0.0571133607</text:p>
          </table:table-cell>
          <table:table-cell office:value-type="float" office:value="-0.00599231168232133" calcext:value-type="float">
            <text:p>-0.0059923117</text:p>
          </table:table-cell>
          <table:table-cell office:value-type="float" office:value="0.0185075545099984" calcext:value-type="float">
            <text:p>0.0185075545</text:p>
          </table:table-cell>
          <table:table-cell office:value-type="float" office:value="0.0736578178484883" calcext:value-type="float">
            <text:p>0.0736578178</text:p>
          </table:table-cell>
          <table:table-cell office:value-type="float" office:value="-0.0104194124484748" calcext:value-type="float">
            <text:p>-0.0104194124</text:p>
          </table:table-cell>
          <table:table-cell office:value-type="float" office:value="0.018472156925539" calcext:value-type="float">
            <text:p>0.0184721569</text:p>
          </table:table-cell>
          <table:table-cell office:value-type="float" office:value="0.0383173852895214" calcext:value-type="float">
            <text:p>0.0383173853</text:p>
          </table:table-cell>
          <table:table-cell office:value-type="float" office:value="-0.00627045192549714" calcext:value-type="float">
            <text:p>-0.0062704519</text:p>
          </table:table-cell>
          <table:table-cell office:value-type="float" office:value="0.00387012895229643" calcext:value-type="float">
            <text:p>0.003870129</text:p>
          </table:table-cell>
          <table:table-cell office:value-type="float" office:value="0.0397977650587538" calcext:value-type="float">
            <text:p>0.0397977651</text:p>
          </table:table-cell>
          <table:table-cell office:value-type="float" office:value="0.0343425571944861" calcext:value-type="float">
            <text:p>0.0343425572</text:p>
          </table:table-cell>
          <table:table-cell office:value-type="float" office:value="0.0330419917866192" calcext:value-type="float">
            <text:p>0.0330419918</text:p>
          </table:table-cell>
          <table:table-cell office:value-type="float" office:value="0.0248436354067737" calcext:value-type="float">
            <text:p>0.0248436354</text:p>
          </table:table-cell>
          <table:table-cell office:value-type="float" office:value="0.0239309125347475" calcext:value-type="float">
            <text:p>0.0239309125</text:p>
          </table:table-cell>
          <table:table-cell office:value-type="float" office:value="0.0218746690834518" calcext:value-type="float">
            <text:p>0.0218746691</text:p>
          </table:table-cell>
          <table:table-cell office:value-type="float" office:value="-0.00583177591847107" calcext:value-type="float">
            <text:p>-0.0058317759</text:p>
          </table:table-cell>
          <table:table-cell office:value-type="float" office:value="-0.00871034223421485" calcext:value-type="float">
            <text:p>-0.0087103422</text:p>
          </table:table-cell>
          <table:table-cell office:value-type="float" office:value="0.0269090832598441" calcext:value-type="float">
            <text:p>0.0269090833</text:p>
          </table:table-cell>
          <table:table-cell office:value-type="float" office:value="0.047465039396708" calcext:value-type="float">
            <text:p>0.0474650394</text:p>
          </table:table-cell>
          <table:table-cell office:value-type="float" office:value="0.0877178484148684" calcext:value-type="float">
            <text:p>0.0877178484</text:p>
          </table:table-cell>
          <table:table-cell office:value-type="float" office:value="0" calcext:value-type="float">
            <text:p>0</text:p>
          </table:table-cell>
          <table:table-cell office:value-type="float" office:value="0.0442627082250815" calcext:value-type="float">
            <text:p>0.0442627082</text:p>
          </table:table-cell>
          <table:table-cell office:value-type="float" office:value="0.063547278699358" calcext:value-type="float">
            <text:p>0.0635472787</text:p>
          </table:table-cell>
          <table:table-cell office:value-type="float" office:value="-0.00155294975348279" calcext:value-type="float">
            <text:p>-0.0015529498</text:p>
          </table:table-cell>
          <table:table-cell office:value-type="float" office:value="0.0152734053451403" calcext:value-type="float">
            <text:p>0.0152734053</text:p>
          </table:table-cell>
          <table:table-cell office:value-type="float" office:value="0.070753415485399" calcext:value-type="float">
            <text:p>0.0707534155</text:p>
          </table:table-cell>
          <table:table-cell office:value-type="float" office:value="0.0609005305830356" calcext:value-type="float">
            <text:p>0.0609005306</text:p>
          </table:table-cell>
          <table:table-cell office:value-type="float" office:value="0.00237708049537861" calcext:value-type="float">
            <text:p>0.0023770805</text:p>
          </table:table-cell>
          <table:table-cell office:value-type="float" office:value="0.0659155132759989" calcext:value-type="float">
            <text:p>0.0659155133</text:p>
          </table:table-cell>
          <table:table-cell office:value-type="float" office:value="0.0412832595394776" calcext:value-type="float">
            <text:p>0.0412832595</text:p>
          </table:table-cell>
          <table:table-cell office:value-type="float" office:value="0.0326759461386014" calcext:value-type="float">
            <text:p>0.0326759461</text:p>
          </table:table-cell>
          <table:table-cell office:value-type="float" office:value="0.0178023286414357" calcext:value-type="float">
            <text:p>0.0178023286</text:p>
          </table:table-cell>
          <table:table-cell office:value-type="float" office:value="0.0715914049190758" calcext:value-type="float">
            <text:p>0.0715914049</text:p>
          </table:table-cell>
          <table:table-cell office:value-type="float" office:value="0.0327161584491223" calcext:value-type="float">
            <text:p>0.0327161584</text:p>
          </table:table-cell>
          <table:table-cell office:value-type="float" office:value="0" calcext:value-type="float">
            <text:p>0</text:p>
          </table:table-cell>
          <table:table-cell office:value-type="float" office:value="0.0679717594873061" calcext:value-type="float">
            <text:p>0.0679717595</text:p>
          </table:table-cell>
          <table:table-cell office:value-type="float" office:value="0.0682571854211588" calcext:value-type="float">
            <text:p>0.0682571854</text:p>
          </table:table-cell>
          <table:table-cell office:value-type="float" office:value="0.0254857212779796" calcext:value-type="float">
            <text:p>0.0254857213</text:p>
          </table:table-cell>
          <table:table-cell office:value-type="float" office:value="-0.00320571730622148" calcext:value-type="float">
            <text:p>-0.0032057173</text:p>
          </table:table-cell>
          <table:table-cell office:value-type="float" office:value="0.0460304572096968" calcext:value-type="float">
            <text:p>0.0460304572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{(1</text:p>
          </table:table-cell>
          <table:table-cell office:value-type="string" calcext:value-type="string">
            <text:p><text:s/>2): (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7)</text:p>
          </table:table-cell>
          <table:table-cell office:value-type="string" calcext:value-type="string">
            <text:p><text:s/>(-7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0)</text:p>
          </table:table-cell>
          <table:table-cell office:value-type="string" calcext:value-type="string">
            <text:p><text:s/>(-4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)</text:p>
          </table:table-cell>
          <table:table-cell office:value-type="string" calcext:value-type="string">
            <text:p><text:s/>(-1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5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8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-35</text:p>
          </table:table-cell>
          <table:table-cell office:value-type="string" calcext:value-type="string">
            <text:p><text:s/>0): (0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2)</text:p>
          </table:table-cell>
          <table:table-cell office:value-type="string" calcext:value-type="string">
            <text:p><text:s/>(-2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15)}</text:p>
          </table:table-cell>
          <table:table-cell table:number-columns-repeated="493"/>
        </table:table-row>
        <table:table-row table:style-name="ro1" table:number-rows-repeated="4">
          <table:table-cell table:number-columns-repeated="528"/>
        </table:table-row>
        <table:table-row table:style-name="ro1">
          <table:table-cell office:value-type="string" calcext:value-type="string">
            <text:p><text:s text:c="2"/>trend: <text:s/>1 <text:s text:c="2"/>29 <text:s text:c="2"/></text:p>
          </table:table-cell>
          <table:table-cell table:number-columns-repeated="527"/>
        </table:table-row>
        <table:table-row table:style-name="ro1" table:number-rows-repeated="11">
          <table:table-cell table:number-columns-repeated="528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2)</text:p>
          </table:table-cell>
          <table:table-cell table:number-columns-repeated="525"/>
        </table:table-row>
        <table:table-row table:style-name="ro1">
          <table:table-cell office:value-type="string" calcext:value-type="string">
            <text:p>test Acc: <text:s/>0.5669051875795149 <text:s/>test MCC: <text:s/>0.08326718255732392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/>816 1576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 text:c="2"/>845 2353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527"/>
        </table:table-row>
        <table:table-row table:style-name="ro1">
          <table:table-cell office:value-type="float" office:value="0.73851896373112" calcext:value-type="float">
            <text:p>0.7385189637</text:p>
          </table:table-cell>
          <table:table-cell office:value-type="float" office:value="0.699225283370916" calcext:value-type="float">
            <text:p>0.6992252834</text:p>
          </table:table-cell>
          <table:table-cell office:value-type="float" office:value="0.678846011530425" calcext:value-type="float">
            <text:p>0.6788460115</text:p>
          </table:table-cell>
          <table:table-cell office:value-type="float" office:value="0.669555140990313" calcext:value-type="float">
            <text:p>0.669555141</text:p>
          </table:table-cell>
          <table:table-cell office:value-type="float" office:value="0.665862282134704" calcext:value-type="float">
            <text:p>0.6658622821</text:p>
          </table:table-cell>
          <table:table-cell office:value-type="float" office:value="0.659880872042108" calcext:value-type="float">
            <text:p>0.659880872</text:p>
          </table:table-cell>
          <table:table-cell office:value-type="float" office:value="0.650360164792002" calcext:value-type="float">
            <text:p>0.6503601648</text:p>
          </table:table-cell>
          <table:table-cell office:value-type="float" office:value="0.646658983331369" calcext:value-type="float">
            <text:p>0.6466589833</text:p>
          </table:table-cell>
          <table:table-cell office:value-type="float" office:value="0.63922762437382" calcext:value-type="float">
            <text:p>0.6392276244</text:p>
          </table:table-cell>
          <table:table-cell office:value-type="float" office:value="0.637702615557414" calcext:value-type="float">
            <text:p>0.6377026156</text:p>
          </table:table-cell>
          <table:table-cell office:value-type="float" office:value="0.640116915618538" calcext:value-type="float">
            <text:p>0.6401169156</text:p>
          </table:table-cell>
          <table:table-cell office:value-type="float" office:value="0.635409657940773" calcext:value-type="float">
            <text:p>0.6354096579</text:p>
          </table:table-cell>
          <table:table-cell office:value-type="float" office:value="0.632356453682735" calcext:value-type="float">
            <text:p>0.6323564537</text:p>
          </table:table-cell>
          <table:table-cell office:value-type="float" office:value="0.635773543187366" calcext:value-type="float">
            <text:p>0.6357735432</text:p>
          </table:table-cell>
          <table:table-cell office:value-type="float" office:value="0.634235270271692" calcext:value-type="float">
            <text:p>0.6342352703</text:p>
          </table:table-cell>
          <table:table-cell office:value-type="float" office:value="0.625454267190978" calcext:value-type="float">
            <text:p>0.6254542672</text:p>
          </table:table-cell>
          <table:table-cell office:value-type="float" office:value="0.618263776226754" calcext:value-type="float">
            <text:p>0.6182637762</text:p>
          </table:table-cell>
          <table:table-cell office:value-type="float" office:value="0.616801290095775" calcext:value-type="float">
            <text:p>0.6168012901</text:p>
          </table:table-cell>
          <table:table-cell office:value-type="float" office:value="0.618866629331483" calcext:value-type="float">
            <text:p>0.6188666293</text:p>
          </table:table-cell>
          <table:table-cell office:value-type="float" office:value="0.618492050956129" calcext:value-type="float">
            <text:p>0.618492051</text:p>
          </table:table-cell>
          <table:table-cell office:value-type="float" office:value="0.640284508882881" calcext:value-type="float">
            <text:p>0.6402845089</text:p>
          </table:table-cell>
          <table:table-cell office:value-type="float" office:value="0.615937848820868" calcext:value-type="float">
            <text:p>0.6159378488</text:p>
          </table:table-cell>
          <table:table-cell office:value-type="float" office:value="0.610766268800768" calcext:value-type="float">
            <text:p>0.6107662688</text:p>
          </table:table-cell>
          <table:table-cell office:value-type="float" office:value="0.612518407455974" calcext:value-type="float">
            <text:p>0.6125184075</text:p>
          </table:table-cell>
          <table:table-cell office:value-type="float" office:value="0.614097850167357" calcext:value-type="float">
            <text:p>0.6140978502</text:p>
          </table:table-cell>
          <table:table-cell office:value-type="float" office:value="0.603700932218888" calcext:value-type="float">
            <text:p>0.6037009322</text:p>
          </table:table-cell>
          <table:table-cell office:value-type="float" office:value="0.606809593788677" calcext:value-type="float">
            <text:p>0.6068095938</text:p>
          </table:table-cell>
          <table:table-cell office:value-type="float" office:value="0.607964905714416" calcext:value-type="float">
            <text:p>0.6079649057</text:p>
          </table:table-cell>
          <table:table-cell office:value-type="float" office:value="0.603199572162158" calcext:value-type="float">
            <text:p>0.6031995722</text:p>
          </table:table-cell>
          <table:table-cell office:value-type="float" office:value="0.635828396354416" calcext:value-type="float">
            <text:p>0.6358283964</text:p>
          </table:table-cell>
          <table:table-cell office:value-type="float" office:value="0.615967897547613" calcext:value-type="float">
            <text:p>0.6159678975</text:p>
          </table:table-cell>
          <table:table-cell office:value-type="float" office:value="0.611209547689147" calcext:value-type="float">
            <text:p>0.6112095477</text:p>
          </table:table-cell>
          <table:table-cell office:value-type="float" office:value="0.607219530458135" calcext:value-type="float">
            <text:p>0.6072195305</text:p>
          </table:table-cell>
          <table:table-cell office:value-type="float" office:value="0.598652462417007" calcext:value-type="float">
            <text:p>0.5986524624</text:p>
          </table:table-cell>
          <table:table-cell office:value-type="float" office:value="0.600577907429384" calcext:value-type="float">
            <text:p>0.6005779074</text:p>
          </table:table-cell>
          <table:table-cell office:value-type="float" office:value="0.60880392588884" calcext:value-type="float">
            <text:p>0.6088039259</text:p>
          </table:table-cell>
          <table:table-cell office:value-type="float" office:value="0.600969847065351" calcext:value-type="float">
            <text:p>0.6009698471</text:p>
          </table:table-cell>
          <table:table-cell office:value-type="float" office:value="0.593992157647678" calcext:value-type="float">
            <text:p>0.5939921576</text:p>
          </table:table-cell>
          <table:table-cell office:value-type="float" office:value="0.597807530307638" calcext:value-type="float">
            <text:p>0.5978075303</text:p>
          </table:table-cell>
          <table:table-cell office:value-type="float" office:value="0.601458022693131" calcext:value-type="float">
            <text:p>0.6014580227</text:p>
          </table:table-cell>
          <table:table-cell office:value-type="float" office:value="0.602726183427716" calcext:value-type="float">
            <text:p>0.6027261834</text:p>
          </table:table-cell>
          <table:table-cell office:value-type="float" office:value="0.599409078213985" calcext:value-type="float">
            <text:p>0.5994090782</text:p>
          </table:table-cell>
          <table:table-cell office:value-type="float" office:value="0.598415032469682" calcext:value-type="float">
            <text:p>0.5984150325</text:p>
          </table:table-cell>
          <table:table-cell office:value-type="float" office:value="0.606439128163806" calcext:value-type="float">
            <text:p>0.6064391282</text:p>
          </table:table-cell>
          <table:table-cell office:value-type="float" office:value="0.600357149963724" calcext:value-type="float">
            <text:p>0.60035715</text:p>
          </table:table-cell>
          <table:table-cell office:value-type="float" office:value="0.597330359441407" calcext:value-type="float">
            <text:p>0.5973303594</text:p>
          </table:table-cell>
          <table:table-cell office:value-type="float" office:value="0.600240963144803" calcext:value-type="float">
            <text:p>0.6002409631</text:p>
          </table:table-cell>
          <table:table-cell office:value-type="float" office:value="0.594185191957527" calcext:value-type="float">
            <text:p>0.594185192</text:p>
          </table:table-cell>
          <table:table-cell office:value-type="float" office:value="0.618215133077859" calcext:value-type="float">
            <text:p>0.6182151331</text:p>
          </table:table-cell>
          <table:table-cell office:value-type="float" office:value="0.594412392333613" calcext:value-type="float">
            <text:p>0.5944123923</text:p>
          </table:table-cell>
          <table:table-cell office:value-type="float" office:value="0.599934695718993" calcext:value-type="float">
            <text:p>0.5999346957</text:p>
          </table:table-cell>
          <table:table-cell office:value-type="float" office:value="0.603045699543616" calcext:value-type="float">
            <text:p>0.6030456995</text:p>
          </table:table-cell>
          <table:table-cell office:value-type="float" office:value="0.60042145348507" calcext:value-type="float">
            <text:p>0.6004214535</text:p>
          </table:table-cell>
          <table:table-cell office:value-type="float" office:value="0.591516145648769" calcext:value-type="float">
            <text:p>0.5915161456</text:p>
          </table:table-cell>
          <table:table-cell office:value-type="float" office:value="0.594627475540568" calcext:value-type="float">
            <text:p>0.5946274755</text:p>
          </table:table-cell>
          <table:table-cell office:value-type="float" office:value="0.595896198038995" calcext:value-type="float">
            <text:p>0.595896198</text:p>
          </table:table-cell>
          <table:table-cell office:value-type="float" office:value="0.586548978112031" calcext:value-type="float">
            <text:p>0.5865489781</text:p>
          </table:table-cell>
          <table:table-cell office:value-type="float" office:value="0.592643844607432" calcext:value-type="float">
            <text:p>0.5926438446</text:p>
          </table:table-cell>
          <table:table-cell office:value-type="float" office:value="0.602665698285342" calcext:value-type="float">
            <text:p>0.6026656983</text:p>
          </table:table-cell>
          <table:table-cell office:value-type="float" office:value="0.626455789550263" calcext:value-type="float">
            <text:p>0.6264557896</text:p>
          </table:table-cell>
          <table:table-cell office:value-type="float" office:value="0.596164847668019" calcext:value-type="float">
            <text:p>0.5961648477</text:p>
          </table:table-cell>
          <table:table-cell office:value-type="float" office:value="0.594639351734172" calcext:value-type="float">
            <text:p>0.5946393517</text:p>
          </table:table-cell>
          <table:table-cell office:value-type="float" office:value="0.588014510288555" calcext:value-type="float">
            <text:p>0.5880145103</text:p>
          </table:table-cell>
          <table:table-cell office:value-type="float" office:value="0.593519645369207" calcext:value-type="float">
            <text:p>0.5935196454</text:p>
          </table:table-cell>
          <table:table-cell office:value-type="float" office:value="0.637663923534811" calcext:value-type="float">
            <text:p>0.6376639235</text:p>
          </table:table-cell>
          <table:table-cell office:value-type="float" office:value="0.617835279740182" calcext:value-type="float">
            <text:p>0.6178352797</text:p>
          </table:table-cell>
          <table:table-cell office:value-type="float" office:value="0.613082735294635" calcext:value-type="float">
            <text:p>0.6130827353</text:p>
          </table:table-cell>
          <table:table-cell office:value-type="float" office:value="0.607383522436684" calcext:value-type="float">
            <text:p>0.6073835224</text:p>
          </table:table-cell>
          <table:table-cell office:value-type="float" office:value="0.607836694511352" calcext:value-type="float">
            <text:p>0.6078366945</text:p>
          </table:table-cell>
          <table:table-cell office:value-type="float" office:value="0.595845327210555" calcext:value-type="float">
            <text:p>0.5958453272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527"/>
        </table:table-row>
        <table:table-row table:style-name="ro1">
          <table:table-cell office:value-type="float" office:value="0.689225222194344" calcext:value-type="float">
            <text:p>0.6892252222</text:p>
          </table:table-cell>
          <table:table-cell office:value-type="float" office:value="0.719817836745267" calcext:value-type="float">
            <text:p>0.7198178367</text:p>
          </table:table-cell>
          <table:table-cell office:value-type="float" office:value="0.741049929232418" calcext:value-type="float">
            <text:p>0.7410499292</text:p>
          </table:table-cell>
          <table:table-cell office:value-type="float" office:value="0.696229522961837" calcext:value-type="float">
            <text:p>0.696229523</text:p>
          </table:table-cell>
          <table:table-cell office:value-type="float" office:value="0.680817613512118" calcext:value-type="float">
            <text:p>0.6808176135</text:p>
          </table:table-cell>
          <table:table-cell office:value-type="float" office:value="0.692079064777797" calcext:value-type="float">
            <text:p>0.6920790648</text:p>
          </table:table-cell>
          <table:table-cell office:value-type="float" office:value="0.679522183180282" calcext:value-type="float">
            <text:p>0.6795221832</text:p>
          </table:table-cell>
          <table:table-cell office:value-type="float" office:value="0.726310768408937" calcext:value-type="float">
            <text:p>0.7263107684</text:p>
          </table:table-cell>
          <table:table-cell office:value-type="float" office:value="0.704910133328549" calcext:value-type="float">
            <text:p>0.7049101333</text:p>
          </table:table-cell>
          <table:table-cell office:value-type="float" office:value="0.700510957245323" calcext:value-type="float">
            <text:p>0.7005109572</text:p>
          </table:table-cell>
          <table:table-cell office:value-type="float" office:value="0.803391916785982" calcext:value-type="float">
            <text:p>0.8033919168</text:p>
          </table:table-cell>
          <table:table-cell office:value-type="float" office:value="0.742774513710377" calcext:value-type="float">
            <text:p>0.7427745137</text:p>
          </table:table-cell>
          <table:table-cell office:value-type="float" office:value="0.729884482688256" calcext:value-type="float">
            <text:p>0.7298844827</text:p>
          </table:table-cell>
          <table:table-cell office:value-type="float" office:value="0.678180850085291" calcext:value-type="float">
            <text:p>0.6781808501</text:p>
          </table:table-cell>
          <table:table-cell office:value-type="float" office:value="0.681866421597162" calcext:value-type="float">
            <text:p>0.6818664216</text:p>
          </table:table-cell>
          <table:table-cell office:value-type="float" office:value="0.703695545128292" calcext:value-type="float">
            <text:p>0.7036955451</text:p>
          </table:table-cell>
          <table:table-cell office:value-type="float" office:value="0.683216228468047" calcext:value-type="float">
            <text:p>0.6832162285</text:p>
          </table:table-cell>
          <table:table-cell office:value-type="float" office:value="0.848128169508441" calcext:value-type="float">
            <text:p>0.8481281695</text:p>
          </table:table-cell>
          <table:table-cell office:value-type="float" office:value="0.710921499618264" calcext:value-type="float">
            <text:p>0.7109214996</text:p>
          </table:table-cell>
          <table:table-cell office:value-type="float" office:value="1.03564725647246" calcext:value-type="float">
            <text:p>1.0356472565</text:p>
          </table:table-cell>
          <table:table-cell office:value-type="float" office:value="0.701569316318935" calcext:value-type="float">
            <text:p>0.7015693163</text:p>
          </table:table-cell>
          <table:table-cell office:value-type="float" office:value="0.738963632869379" calcext:value-type="float">
            <text:p>0.7389636329</text:p>
          </table:table-cell>
          <table:table-cell office:value-type="float" office:value="0.707120919675435" calcext:value-type="float">
            <text:p>0.7071209197</text:p>
          </table:table-cell>
          <table:table-cell office:value-type="float" office:value="0.727003150463957" calcext:value-type="float">
            <text:p>0.7270031505</text:p>
          </table:table-cell>
          <table:table-cell office:value-type="float" office:value="0.777079799030249" calcext:value-type="float">
            <text:p>0.777079799</text:p>
          </table:table-cell>
          <table:table-cell office:value-type="float" office:value="1.00982843767552" calcext:value-type="float">
            <text:p>1.0098284377</text:p>
          </table:table-cell>
          <table:table-cell office:value-type="float" office:value="0.699884242341855" calcext:value-type="float">
            <text:p>0.6998842423</text:p>
          </table:table-cell>
          <table:table-cell office:value-type="float" office:value="0.75399413923458" calcext:value-type="float">
            <text:p>0.7539941392</text:p>
          </table:table-cell>
          <table:table-cell office:value-type="float" office:value="0.859573963289824" calcext:value-type="float">
            <text:p>0.8595739633</text:p>
          </table:table-cell>
          <table:table-cell office:value-type="float" office:value="0.775234875504147" calcext:value-type="float">
            <text:p>0.7752348755</text:p>
          </table:table-cell>
          <table:table-cell office:value-type="float" office:value="0.90673695983955" calcext:value-type="float">
            <text:p>0.9067369598</text:p>
          </table:table-cell>
          <table:table-cell office:value-type="float" office:value="0.951098392495956" calcext:value-type="float">
            <text:p>0.9510983925</text:p>
          </table:table-cell>
          <table:table-cell office:value-type="float" office:value="0.817348922791762" calcext:value-type="float">
            <text:p>0.8173489228</text:p>
          </table:table-cell>
          <table:table-cell office:value-type="float" office:value="0.904801620780249" calcext:value-type="float">
            <text:p>0.9048016208</text:p>
          </table:table-cell>
          <table:table-cell office:value-type="float" office:value="0.782072588390869" calcext:value-type="float">
            <text:p>0.7820725884</text:p>
          </table:table-cell>
          <table:table-cell office:value-type="float" office:value="0.789394713471742" calcext:value-type="float">
            <text:p>0.7893947135</text:p>
          </table:table-cell>
          <table:table-cell office:value-type="float" office:value="0.693681363470866" calcext:value-type="float">
            <text:p>0.6936813635</text:p>
          </table:table-cell>
          <table:table-cell office:value-type="float" office:value="0.810136201130043" calcext:value-type="float">
            <text:p>0.8101362011</text:p>
          </table:table-cell>
          <table:table-cell office:value-type="float" office:value="1.14786839429722" calcext:value-type="float">
            <text:p>1.1478683943</text:p>
          </table:table-cell>
          <table:table-cell office:value-type="float" office:value="2.91819517109177" calcext:value-type="float">
            <text:p>2.9181951711</text:p>
          </table:table-cell>
          <table:table-cell office:value-type="float" office:value="0.843507973090054" calcext:value-type="float">
            <text:p>0.8435079731</text:p>
          </table:table-cell>
          <table:table-cell office:value-type="float" office:value="0.736631084192204" calcext:value-type="float">
            <text:p>0.7366310842</text:p>
          </table:table-cell>
          <table:table-cell office:value-type="float" office:value="0.79846977343073" calcext:value-type="float">
            <text:p>0.7984697734</text:p>
          </table:table-cell>
          <table:table-cell office:value-type="float" office:value="0.75733249588388" calcext:value-type="float">
            <text:p>0.7573324959</text:p>
          </table:table-cell>
          <table:table-cell office:value-type="float" office:value="1.09206800541852" calcext:value-type="float">
            <text:p>1.0920680054</text:p>
          </table:table-cell>
          <table:table-cell office:value-type="float" office:value="0.746671473574766" calcext:value-type="float">
            <text:p>0.7466714736</text:p>
          </table:table-cell>
          <table:table-cell office:value-type="float" office:value="1.45836852825178" calcext:value-type="float">
            <text:p>1.4583685283</text:p>
          </table:table-cell>
          <table:table-cell office:value-type="float" office:value="0.843560159270367" calcext:value-type="float">
            <text:p>0.8435601593</text:p>
          </table:table-cell>
          <table:table-cell office:value-type="float" office:value="1.31907652974769" calcext:value-type="float">
            <text:p>1.3190765297</text:p>
          </table:table-cell>
          <table:table-cell office:value-type="float" office:value="0.910388113795538" calcext:value-type="float">
            <text:p>0.9103881138</text:p>
          </table:table-cell>
          <table:table-cell office:value-type="float" office:value="0.739460594944109" calcext:value-type="float">
            <text:p>0.7394605949</text:p>
          </table:table-cell>
          <table:table-cell office:value-type="float" office:value="0.815332888575914" calcext:value-type="float">
            <text:p>0.8153328886</text:p>
          </table:table-cell>
          <table:table-cell office:value-type="float" office:value="0.7873063139924" calcext:value-type="float">
            <text:p>0.787306314</text:p>
          </table:table-cell>
          <table:table-cell office:value-type="float" office:value="1.13061948986941" calcext:value-type="float">
            <text:p>1.1306194899</text:p>
          </table:table-cell>
          <table:table-cell office:value-type="float" office:value="0.794208558578184" calcext:value-type="float">
            <text:p>0.7942085586</text:p>
          </table:table-cell>
          <table:table-cell office:value-type="float" office:value="0.785756381167922" calcext:value-type="float">
            <text:p>0.7857563812</text:p>
          </table:table-cell>
          <table:table-cell office:value-type="float" office:value="0.91058175644849" calcext:value-type="float">
            <text:p>0.9105817564</text:p>
          </table:table-cell>
          <table:table-cell office:value-type="float" office:value="0.83026448044666" calcext:value-type="float">
            <text:p>0.8302644804</text:p>
          </table:table-cell>
          <table:table-cell office:value-type="float" office:value="0.693860746901449" calcext:value-type="float">
            <text:p>0.6938607469</text:p>
          </table:table-cell>
          <table:table-cell office:value-type="float" office:value="0.756438632791925" calcext:value-type="float">
            <text:p>0.7564386328</text:p>
          </table:table-cell>
          <table:table-cell office:value-type="float" office:value="0.753333415051053" calcext:value-type="float">
            <text:p>0.7533334151</text:p>
          </table:table-cell>
          <table:table-cell office:value-type="float" office:value="0.741755217686962" calcext:value-type="float">
            <text:p>0.7417552177</text:p>
          </table:table-cell>
          <table:table-cell office:value-type="float" office:value="1.59555841712065" calcext:value-type="float">
            <text:p>1.5955584171</text:p>
          </table:table-cell>
          <table:table-cell office:value-type="float" office:value="0.980480347677719" calcext:value-type="float">
            <text:p>0.9804803477</text:p>
          </table:table-cell>
          <table:table-cell office:value-type="float" office:value="0.684440550778548" calcext:value-type="float">
            <text:p>0.6844405508</text:p>
          </table:table-cell>
          <table:table-cell office:value-type="float" office:value="1.00473644486054" calcext:value-type="float">
            <text:p>1.0047364449</text:p>
          </table:table-cell>
          <table:table-cell office:value-type="float" office:value="0.785866435418615" calcext:value-type="float">
            <text:p>0.7858664354</text:p>
          </table:table-cell>
          <table:table-cell office:value-type="float" office:value="0.951070289535045" calcext:value-type="float">
            <text:p>0.9510702895</text:p>
          </table:table-cell>
          <table:table-cell office:value-type="float" office:value="0.853410085859793" calcext:value-type="float">
            <text:p>0.8534100859</text:p>
          </table:table-cell>
          <table:table-cell office:value-type="float" office:value="0.717932462862864" calcext:value-type="float">
            <text:p>0.7179324629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527"/>
        </table:table-row>
        <table:table-row table:style-name="ro1">
          <table:table-cell office:value-type="float" office:value="0.510567367009388" calcext:value-type="float">
            <text:p>0.510567367</text:p>
          </table:table-cell>
          <table:table-cell office:value-type="float" office:value="0.534721348574813" calcext:value-type="float">
            <text:p>0.5347213486</text:p>
          </table:table-cell>
          <table:table-cell office:value-type="float" office:value="0.564221914743744" calcext:value-type="float">
            <text:p>0.5642219147</text:p>
          </table:table-cell>
          <table:table-cell office:value-type="float" office:value="0.574915083695814" calcext:value-type="float">
            <text:p>0.5749150837</text:p>
          </table:table-cell>
          <table:table-cell office:value-type="float" office:value="0.583469618827476" calcext:value-type="float">
            <text:p>0.5834696188</text:p>
          </table:table-cell>
          <table:table-cell office:value-type="float" office:value="0.585482450600225" calcext:value-type="float">
            <text:p>0.5854824506</text:p>
          </table:table-cell>
          <table:table-cell office:value-type="float" office:value="0.597873946412102" calcext:value-type="float">
            <text:p>0.5978739464</text:p>
          </table:table-cell>
          <table:table-cell office:value-type="float" office:value="0.614416907779645" calcext:value-type="float">
            <text:p>0.6144169078</text:p>
          </table:table-cell>
          <table:table-cell office:value-type="float" office:value="0.616995848579397" calcext:value-type="float">
            <text:p>0.6169958486</text:p>
          </table:table-cell>
          <table:table-cell office:value-type="float" office:value="0.622405334049268" calcext:value-type="float">
            <text:p>0.622405334</text:p>
          </table:table-cell>
          <table:table-cell office:value-type="float" office:value="0.619260284304994" calcext:value-type="float">
            <text:p>0.6192602843</text:p>
          </table:table-cell>
          <table:table-cell office:value-type="float" office:value="0.622719839010948" calcext:value-type="float">
            <text:p>0.622719839</text:p>
          </table:table-cell>
          <table:table-cell office:value-type="float" office:value="0.624543967832183" calcext:value-type="float">
            <text:p>0.6245439678</text:p>
          </table:table-cell>
          <table:table-cell office:value-type="float" office:value="0.620707007208205" calcext:value-type="float">
            <text:p>0.6207070072</text:p>
          </table:table-cell>
          <table:table-cell office:value-type="float" office:value="0.617813561431776" calcext:value-type="float">
            <text:p>0.6178135614</text:p>
          </table:table-cell>
          <table:table-cell office:value-type="float" office:value="0.635551641753431" calcext:value-type="float">
            <text:p>0.6355516418</text:p>
          </table:table-cell>
          <table:table-cell office:value-type="float" office:value="0.646119008657842" calcext:value-type="float">
            <text:p>0.6461190087</text:p>
          </table:table-cell>
          <table:table-cell office:value-type="float" office:value="0.642470751082857" calcext:value-type="float">
            <text:p>0.6424707511</text:p>
          </table:table-cell>
          <table:table-cell office:value-type="float" office:value="0.638067681461869" calcext:value-type="float">
            <text:p>0.6380676815</text:p>
          </table:table-cell>
          <table:table-cell office:value-type="float" office:value="0.63995471127694" calcext:value-type="float">
            <text:p>0.6399547113</text:p>
          </table:table-cell>
          <table:table-cell office:value-type="float" office:value="0.62410366084159" calcext:value-type="float">
            <text:p>0.6241036608</text:p>
          </table:table-cell>
          <table:table-cell office:value-type="float" office:value="0.64089822616198" calcext:value-type="float">
            <text:p>0.6408982262</text:p>
          </table:table-cell>
          <table:table-cell office:value-type="float" office:value="0.640143414258447" calcext:value-type="float">
            <text:p>0.6401434143</text:p>
          </table:table-cell>
          <table:table-cell office:value-type="float" office:value="0.645489998734482" calcext:value-type="float">
            <text:p>0.6454899987</text:p>
          </table:table-cell>
          <table:table-cell office:value-type="float" office:value="0.645867404689998" calcext:value-type="float">
            <text:p>0.6458674047</text:p>
          </table:table-cell>
          <table:table-cell office:value-type="float" office:value="0.647754434512567" calcext:value-type="float">
            <text:p>0.6477544345</text:p>
          </table:table-cell>
          <table:table-cell office:value-type="float" office:value="0.646748018648688" calcext:value-type="float">
            <text:p>0.6467480186</text:p>
          </table:table-cell>
          <table:table-cell office:value-type="float" office:value="0.651905900083228" calcext:value-type="float">
            <text:p>0.6519059001</text:p>
          </table:table-cell>
          <table:table-cell office:value-type="float" office:value="0.651528494142709" calcext:value-type="float">
            <text:p>0.6515284941</text:p>
          </table:table-cell>
          <table:table-cell office:value-type="float" office:value="0.621210215106402" calcext:value-type="float">
            <text:p>0.6212102151</text:p>
          </table:table-cell>
          <table:table-cell office:value-type="float" office:value="0.644043275868762" calcext:value-type="float">
            <text:p>0.6440432759</text:p>
          </table:table-cell>
          <table:table-cell office:value-type="float" office:value="0.648572147462425" calcext:value-type="float">
            <text:p>0.6485721475</text:p>
          </table:table-cell>
          <table:table-cell office:value-type="float" office:value="0.6397031072866" calcext:value-type="float">
            <text:p>0.6397031073</text:p>
          </table:table-cell>
          <table:table-cell office:value-type="float" office:value="0.653792929913296" calcext:value-type="float">
            <text:p>0.6537929299</text:p>
          </table:table-cell>
          <table:table-cell office:value-type="float" office:value="0.652723613078076" calcext:value-type="float">
            <text:p>0.6527236131</text:p>
          </table:table-cell>
          <table:table-cell office:value-type="float" office:value="0.645678701700992" calcext:value-type="float">
            <text:p>0.6456787017</text:p>
          </table:table-cell>
          <table:table-cell office:value-type="float" office:value="0.652534910089071" calcext:value-type="float">
            <text:p>0.6525349101</text:p>
          </table:table-cell>
          <table:table-cell office:value-type="float" office:value="0.654484840845489" calcext:value-type="float">
            <text:p>0.6544848408</text:p>
          </table:table-cell>
          <table:table-cell office:value-type="float" office:value="0.651968801099559" calcext:value-type="float">
            <text:p>0.6519688011</text:p>
          </table:table-cell>
          <table:table-cell office:value-type="float" office:value="0.651968801092061" calcext:value-type="float">
            <text:p>0.6519688011</text:p>
          </table:table-cell>
          <table:table-cell office:value-type="float" office:value="0.650584979265167" calcext:value-type="float">
            <text:p>0.6505849793</text:p>
          </table:table-cell>
          <table:table-cell office:value-type="float" office:value="0.654421939904142" calcext:value-type="float">
            <text:p>0.6544219399</text:p>
          </table:table-cell>
          <table:table-cell office:value-type="float" office:value="0.654484840845489" calcext:value-type="float">
            <text:p>0.6544848408</text:p>
          </table:table-cell>
          <table:table-cell office:value-type="float" office:value="0.652220405119892" calcext:value-type="float">
            <text:p>0.6522204051</text:p>
          </table:table-cell>
          <table:table-cell office:value-type="float" office:value="0.652031702085896" calcext:value-type="float">
            <text:p>0.6520317021</text:p>
          </table:table-cell>
          <table:table-cell office:value-type="float" office:value="0.651654296115384" calcext:value-type="float">
            <text:p>0.6516542961</text:p>
          </table:table-cell>
          <table:table-cell office:value-type="float" office:value="0.651842999111888" calcext:value-type="float">
            <text:p>0.6518429991</text:p>
          </table:table-cell>
          <table:table-cell office:value-type="float" office:value="0.652472009087737" calcext:value-type="float">
            <text:p>0.6524720091</text:p>
          </table:table-cell>
          <table:table-cell office:value-type="float" office:value="0.631085671176099" calcext:value-type="float">
            <text:p>0.6310856712</text:p>
          </table:table-cell>
          <table:table-cell office:value-type="float" office:value="0.654044533941128" calcext:value-type="float">
            <text:p>0.6540445339</text:p>
          </table:table-cell>
          <table:table-cell office:value-type="float" office:value="0.65517675178518" calcext:value-type="float">
            <text:p>0.6551767518</text:p>
          </table:table-cell>
          <table:table-cell office:value-type="float" office:value="0.648383444488416" calcext:value-type="float">
            <text:p>0.6483834445</text:p>
          </table:table-cell>
          <table:table-cell office:value-type="float" office:value="0.651842999096891" calcext:value-type="float">
            <text:p>0.6518429991</text:p>
          </table:table-cell>
          <table:table-cell office:value-type="float" office:value="0.659642722332518" calcext:value-type="float">
            <text:p>0.6596427223</text:p>
          </table:table-cell>
          <table:table-cell office:value-type="float" office:value="0.653730028956952" calcext:value-type="float">
            <text:p>0.653730029</text:p>
          </table:table-cell>
          <table:table-cell office:value-type="float" office:value="0.65448484083799" calcext:value-type="float">
            <text:p>0.6544848408</text:p>
          </table:table-cell>
          <table:table-cell office:value-type="float" office:value="0.664989306876038" calcext:value-type="float">
            <text:p>0.6649893069</text:p>
          </table:table-cell>
          <table:table-cell office:value-type="float" office:value="0.656623474643401" calcext:value-type="float">
            <text:p>0.6566234746</text:p>
          </table:table-cell>
          <table:table-cell office:value-type="float" office:value="0.652912316059583" calcext:value-type="float">
            <text:p>0.6529123161</text:p>
          </table:table-cell>
          <table:table-cell office:value-type="float" office:value="0.6335388098982" calcext:value-type="float">
            <text:p>0.6335388099</text:p>
          </table:table-cell>
          <table:table-cell office:value-type="float" office:value="0.645427097748144" calcext:value-type="float">
            <text:p>0.6454270977</text:p>
          </table:table-cell>
          <table:table-cell office:value-type="float" office:value="0.651905900150714" calcext:value-type="float">
            <text:p>0.6519059002</text:p>
          </table:table-cell>
          <table:table-cell office:value-type="float" office:value="0.661592653148923" calcext:value-type="float">
            <text:p>0.6615926531</text:p>
          </table:table-cell>
          <table:table-cell office:value-type="float" office:value="0.650773682269169" calcext:value-type="float">
            <text:p>0.6507736823</text:p>
          </table:table-cell>
          <table:table-cell office:value-type="float" office:value="0.623977858835173" calcext:value-type="float">
            <text:p>0.6239778588</text:p>
          </table:table-cell>
          <table:table-cell office:value-type="float" office:value="0.636117750667959" calcext:value-type="float">
            <text:p>0.6361177507</text:p>
          </table:table-cell>
          <table:table-cell office:value-type="float" office:value="0.638130582493196" calcext:value-type="float">
            <text:p>0.6381305825</text:p>
          </table:table-cell>
          <table:table-cell office:value-type="float" office:value="0.647188325568046" calcext:value-type="float">
            <text:p>0.6471883256</text:p>
          </table:table-cell>
          <table:table-cell office:value-type="float" office:value="0.644923889842449" calcext:value-type="float">
            <text:p>0.6449238898</text:p>
          </table:table-cell>
          <table:table-cell office:value-type="float" office:value="0.652849414998262" calcext:value-type="float">
            <text:p>0.652849415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527"/>
        </table:table-row>
        <table:table-row table:style-name="ro1">
          <table:table-cell office:value-type="float" office:value="0.565652951336931" calcext:value-type="float">
            <text:p>0.5656529513</text:p>
          </table:table-cell>
          <table:table-cell table:number-columns-repeated="2" office:value-type="float" office:value="0.427906976536263" calcext:value-type="float">
            <text:p>0.4279069765</text:p>
          </table:table-cell>
          <table:table-cell office:value-type="float" office:value="0.517710195777668" calcext:value-type="float">
            <text:p>0.5177101958</text:p>
          </table:table-cell>
          <table:table-cell office:value-type="float" office:value="0.578533093767217" calcext:value-type="float">
            <text:p>0.5785330938</text:p>
          </table:table-cell>
          <table:table-cell office:value-type="float" office:value="0.529695885723094" calcext:value-type="float">
            <text:p>0.5296958857</text:p>
          </table:table-cell>
          <table:table-cell office:value-type="float" office:value="0.570661896200641" calcext:value-type="float">
            <text:p>0.5706618962</text:p>
          </table:table-cell>
          <table:table-cell office:value-type="float" office:value="0.572629695522977" calcext:value-type="float">
            <text:p>0.5726296955</text:p>
          </table:table-cell>
          <table:table-cell office:value-type="float" office:value="0.499463327775488" calcext:value-type="float">
            <text:p>0.4994633278</text:p>
          </table:table-cell>
          <table:table-cell office:value-type="float" office:value="0.518425759283929" calcext:value-type="float">
            <text:p>0.5184257593</text:p>
          </table:table-cell>
          <table:table-cell office:value-type="float" office:value="0.57137745938702" calcext:value-type="float">
            <text:p>0.5713774594</text:p>
          </table:table-cell>
          <table:table-cell office:value-type="float" office:value="0.452593917209049" calcext:value-type="float">
            <text:p>0.4525939172</text:p>
          </table:table-cell>
          <table:table-cell office:value-type="float" office:value="0.4481216457001" calcext:value-type="float">
            <text:p>0.4481216457</text:p>
          </table:table-cell>
          <table:table-cell office:value-type="float" office:value="0.572629695906835" calcext:value-type="float">
            <text:p>0.5726296959</text:p>
          </table:table-cell>
          <table:table-cell office:value-type="float" office:value="0.570125224573241" calcext:value-type="float">
            <text:p>0.5701252246</text:p>
          </table:table-cell>
          <table:table-cell office:value-type="float" office:value="0.518067977999958" calcext:value-type="float">
            <text:p>0.518067978</text:p>
          </table:table-cell>
          <table:table-cell office:value-type="float" office:value="0.567799641365229" calcext:value-type="float">
            <text:p>0.5677996414</text:p>
          </table:table-cell>
          <table:table-cell office:value-type="float" office:value="0.44508050126765" calcext:value-type="float">
            <text:p>0.4450805013</text:p>
          </table:table-cell>
          <table:table-cell office:value-type="float" office:value="0.508944543753626" calcext:value-type="float">
            <text:p>0.5089445438</text:p>
          </table:table-cell>
          <table:table-cell office:value-type="float" office:value="0.42647584952374" calcext:value-type="float">
            <text:p>0.4264758495</text:p>
          </table:table-cell>
          <table:table-cell office:value-type="float" office:value="0.555098390600549" calcext:value-type="float">
            <text:p>0.5550983906</text:p>
          </table:table-cell>
          <table:table-cell office:value-type="float" office:value="0.585867621391105" calcext:value-type="float">
            <text:p>0.5858676214</text:p>
          </table:table-cell>
          <table:table-cell office:value-type="float" office:value="0.548121646606432" calcext:value-type="float">
            <text:p>0.5481216466</text:p>
          </table:table-cell>
          <table:table-cell office:value-type="float" office:value="0.462254024490261" calcext:value-type="float">
            <text:p>0.4622540245</text:p>
          </table:table-cell>
          <table:table-cell office:value-type="float" office:value="0.575849731685011" calcext:value-type="float">
            <text:p>0.5758497317</text:p>
          </table:table-cell>
          <table:table-cell office:value-type="float" office:value="0.42343470462213" calcext:value-type="float">
            <text:p>0.4234347046</text:p>
          </table:table-cell>
          <table:table-cell office:value-type="float" office:value="0.56923076856968" calcext:value-type="float">
            <text:p>0.5692307686</text:p>
          </table:table-cell>
          <table:table-cell office:value-type="float" office:value="0.584615385447077" calcext:value-type="float">
            <text:p>0.5846153854</text:p>
          </table:table-cell>
          <table:table-cell office:value-type="float" office:value="0.574776386830802" calcext:value-type="float">
            <text:p>0.5747763868</text:p>
          </table:table-cell>
          <table:table-cell office:value-type="float" office:value="0.46672629693753" calcext:value-type="float">
            <text:p>0.4667262969</text:p>
          </table:table-cell>
          <table:table-cell office:value-type="float" office:value="0.427549194783132" calcext:value-type="float">
            <text:p>0.4275491948</text:p>
          </table:table-cell>
          <table:table-cell office:value-type="float" office:value="0.579248658489029" calcext:value-type="float">
            <text:p>0.5792486585</text:p>
          </table:table-cell>
          <table:table-cell office:value-type="float" office:value="0.581574239799076" calcext:value-type="float">
            <text:p>0.5815742398</text:p>
          </table:table-cell>
          <table:table-cell office:value-type="float" office:value="0.579427548086067" calcext:value-type="float">
            <text:p>0.5794275481</text:p>
          </table:table-cell>
          <table:table-cell office:value-type="float" office:value="0.472450804859666" calcext:value-type="float">
            <text:p>0.4724508049</text:p>
          </table:table-cell>
          <table:table-cell office:value-type="float" office:value="0.535778176123426" calcext:value-type="float">
            <text:p>0.5357781761</text:p>
          </table:table-cell>
          <table:table-cell office:value-type="float" office:value="0.550805008880568" calcext:value-type="float">
            <text:p>0.5508050089</text:p>
          </table:table-cell>
          <table:table-cell office:value-type="float" office:value="0.481932021253651" calcext:value-type="float">
            <text:p>0.4819320213</text:p>
          </table:table-cell>
          <table:table-cell office:value-type="float" office:value="0.427012522153436" calcext:value-type="float">
            <text:p>0.4270125222</text:p>
          </table:table-cell>
          <table:table-cell office:value-type="float" office:value="0.572093022893281" calcext:value-type="float">
            <text:p>0.5720930229</text:p>
          </table:table-cell>
          <table:table-cell office:value-type="float" office:value="0.515921288344856" calcext:value-type="float">
            <text:p>0.5159212883</text:p>
          </table:table-cell>
          <table:table-cell office:value-type="float" office:value="0.510017889279586" calcext:value-type="float">
            <text:p>0.5100178893</text:p>
          </table:table-cell>
          <table:table-cell office:value-type="float" office:value="0.464400715808749" calcext:value-type="float">
            <text:p>0.4644007158</text:p>
          </table:table-cell>
          <table:table-cell office:value-type="float" office:value="0.584257601817307" calcext:value-type="float">
            <text:p>0.5842576018</text:p>
          </table:table-cell>
          <table:table-cell office:value-type="float" office:value="0.42647584952374" calcext:value-type="float">
            <text:p>0.4264758495</text:p>
          </table:table-cell>
          <table:table-cell office:value-type="float" office:value="0.582826476148288" calcext:value-type="float">
            <text:p>0.5828264761</text:p>
          </table:table-cell>
          <table:table-cell office:value-type="float" office:value="0.579248659363373" calcext:value-type="float">
            <text:p>0.5792486594</text:p>
          </table:table-cell>
          <table:table-cell office:value-type="float" office:value="0.455992844812772" calcext:value-type="float">
            <text:p>0.4559928448</text:p>
          </table:table-cell>
          <table:table-cell office:value-type="float" office:value="0.573345259029238" calcext:value-type="float">
            <text:p>0.573345259</text:p>
          </table:table-cell>
          <table:table-cell office:value-type="float" office:value="0.581216457192928" calcext:value-type="float">
            <text:p>0.5812164572</text:p>
          </table:table-cell>
          <table:table-cell office:value-type="float" office:value="0.579964222443125" calcext:value-type="float">
            <text:p>0.5799642224</text:p>
          </table:table-cell>
          <table:table-cell office:value-type="float" office:value="0.591234346472513" calcext:value-type="float">
            <text:p>0.5912343465</text:p>
          </table:table-cell>
          <table:table-cell office:value-type="float" office:value="0.466010733367292" calcext:value-type="float">
            <text:p>0.4660107334</text:p>
          </table:table-cell>
          <table:table-cell office:value-type="float" office:value="0.578533094449632" calcext:value-type="float">
            <text:p>0.5785330944</text:p>
          </table:table-cell>
          <table:table-cell office:value-type="float" office:value="0.450983899533216" calcext:value-type="float">
            <text:p>0.4509838995</text:p>
          </table:table-cell>
          <table:table-cell office:value-type="float" office:value="0.478533094460295" calcext:value-type="float">
            <text:p>0.4785330945</text:p>
          </table:table-cell>
          <table:table-cell office:value-type="float" office:value="0.434704830288247" calcext:value-type="float">
            <text:p>0.4347048303</text:p>
          </table:table-cell>
          <table:table-cell office:value-type="float" office:value="0.583184257901419" calcext:value-type="float">
            <text:p>0.5831842579</text:p>
          </table:table-cell>
          <table:table-cell office:value-type="float" office:value="0.585330947204651" calcext:value-type="float">
            <text:p>0.5853309472</text:p>
          </table:table-cell>
          <table:table-cell office:value-type="float" office:value="0.499821109581932" calcext:value-type="float">
            <text:p>0.4998211096</text:p>
          </table:table-cell>
          <table:table-cell office:value-type="float" office:value="0.566368514075475" calcext:value-type="float">
            <text:p>0.5663685141</text:p>
          </table:table-cell>
          <table:table-cell office:value-type="float" office:value="0.540787119323751" calcext:value-type="float">
            <text:p>0.5407871193</text:p>
          </table:table-cell>
          <table:table-cell office:value-type="float" office:value="0.5740608225355" calcext:value-type="float">
            <text:p>0.5740608225</text:p>
          </table:table-cell>
          <table:table-cell office:value-type="float" office:value="0.4354203939971" calcext:value-type="float">
            <text:p>0.435420394</text:p>
          </table:table-cell>
          <table:table-cell office:value-type="float" office:value="0.564400715307601" calcext:value-type="float">
            <text:p>0.5644007153</text:p>
          </table:table-cell>
          <table:table-cell office:value-type="float" office:value="0.574597495165195" calcext:value-type="float">
            <text:p>0.5745974952</text:p>
          </table:table-cell>
          <table:table-cell office:value-type="float" office:value="0.553309480150185" calcext:value-type="float">
            <text:p>0.5533094802</text:p>
          </table:table-cell>
          <table:table-cell office:value-type="float" office:value="0.446153846463065" calcext:value-type="float">
            <text:p>0.4461538465</text:p>
          </table:table-cell>
          <table:table-cell office:value-type="float" office:value="0.57853309389517" calcext:value-type="float">
            <text:p>0.5785330939</text:p>
          </table:table-cell>
          <table:table-cell office:value-type="float" office:value="0.566905187579515" calcext:value-type="float">
            <text:p>0.5669051876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527"/>
        </table:table-row>
        <table:table-row table:style-name="ro1">
          <table:table-cell office:value-type="float" office:value="0.0267323528400404" calcext:value-type="float">
            <text:p>0.0267323528</text:p>
          </table:table-cell>
          <table:table-cell office:value-type="float" office:value="0.0812408410463562" calcext:value-type="float">
            <text:p>0.081240841</text:p>
          </table:table-cell>
          <table:table-cell office:value-type="float" office:value="0.145691612253385" calcext:value-type="float">
            <text:p>0.1456916123</text:p>
          </table:table-cell>
          <table:table-cell office:value-type="float" office:value="0.165872047867231" calcext:value-type="float">
            <text:p>0.1658720479</text:p>
          </table:table-cell>
          <table:table-cell office:value-type="float" office:value="0.17989364401179" calcext:value-type="float">
            <text:p>0.179893644</text:p>
          </table:table-cell>
          <table:table-cell office:value-type="float" office:value="0.180710513875355" calcext:value-type="float">
            <text:p>0.1807105139</text:p>
          </table:table-cell>
          <table:table-cell office:value-type="float" office:value="0.210229141966909" calcext:value-type="float">
            <text:p>0.210229142</text:p>
          </table:table-cell>
          <table:table-cell office:value-type="float" office:value="0.24167059403457" calcext:value-type="float">
            <text:p>0.241670594</text:p>
          </table:table-cell>
          <table:table-cell office:value-type="float" office:value="0.242719857184084" calcext:value-type="float">
            <text:p>0.2427198572</text:p>
          </table:table-cell>
          <table:table-cell office:value-type="float" office:value="0.259898138594209" calcext:value-type="float">
            <text:p>0.2598981386</text:p>
          </table:table-cell>
          <table:table-cell office:value-type="float" office:value="0.258238004751814" calcext:value-type="float">
            <text:p>0.2582380048</text:p>
          </table:table-cell>
          <table:table-cell office:value-type="float" office:value="0.263742883069093" calcext:value-type="float">
            <text:p>0.2637428831</text:p>
          </table:table-cell>
          <table:table-cell office:value-type="float" office:value="0.273322369472638" calcext:value-type="float">
            <text:p>0.2733223695</text:p>
          </table:table-cell>
          <table:table-cell office:value-type="float" office:value="0.263063854472879" calcext:value-type="float">
            <text:p>0.2630638545</text:p>
          </table:table-cell>
          <table:table-cell office:value-type="float" office:value="0.25400646686449" calcext:value-type="float">
            <text:p>0.2540064669</text:p>
          </table:table-cell>
          <table:table-cell office:value-type="float" office:value="0.289058571259831" calcext:value-type="float">
            <text:p>0.2890585713</text:p>
          </table:table-cell>
          <table:table-cell office:value-type="float" office:value="0.315642700197262" calcext:value-type="float">
            <text:p>0.3156427002</text:p>
          </table:table-cell>
          <table:table-cell office:value-type="float" office:value="0.302956899778245" calcext:value-type="float">
            <text:p>0.3029568998</text:p>
          </table:table-cell>
          <table:table-cell office:value-type="float" office:value="0.299063827177461" calcext:value-type="float">
            <text:p>0.2990638272</text:p>
          </table:table-cell>
          <table:table-cell office:value-type="float" office:value="0.298355724964821" calcext:value-type="float">
            <text:p>0.298355725</text:p>
          </table:table-cell>
          <table:table-cell office:value-type="float" office:value="0.263448607088671" calcext:value-type="float">
            <text:p>0.2634486071</text:p>
          </table:table-cell>
          <table:table-cell office:value-type="float" office:value="0.299494433394017" calcext:value-type="float">
            <text:p>0.2994944334</text:p>
          </table:table-cell>
          <table:table-cell office:value-type="float" office:value="0.298968522199851" calcext:value-type="float">
            <text:p>0.2989685222</text:p>
          </table:table-cell>
          <table:table-cell office:value-type="float" office:value="0.308051628745686" calcext:value-type="float">
            <text:p>0.3080516287</text:p>
          </table:table-cell>
          <table:table-cell office:value-type="float" office:value="0.311914543484514" calcext:value-type="float">
            <text:p>0.3119145435</text:p>
          </table:table-cell>
          <table:table-cell office:value-type="float" office:value="0.316314786871299" calcext:value-type="float">
            <text:p>0.3163147869</text:p>
          </table:table-cell>
          <table:table-cell office:value-type="float" office:value="0.315509329660687" calcext:value-type="float">
            <text:p>0.3155093297</text:p>
          </table:table-cell>
          <table:table-cell office:value-type="float" office:value="0.322051238542773" calcext:value-type="float">
            <text:p>0.3220512385</text:p>
          </table:table-cell>
          <table:table-cell office:value-type="float" office:value="0.318932228462398" calcext:value-type="float">
            <text:p>0.3189322285</text:p>
          </table:table-cell>
          <table:table-cell office:value-type="float" office:value="0.256871195791922" calcext:value-type="float">
            <text:p>0.2568711958</text:p>
          </table:table-cell>
          <table:table-cell office:value-type="float" office:value="0.302913959093222" calcext:value-type="float">
            <text:p>0.3029139591</text:p>
          </table:table-cell>
          <table:table-cell office:value-type="float" office:value="0.313342872731025" calcext:value-type="float">
            <text:p>0.3133428727</text:p>
          </table:table-cell>
          <table:table-cell office:value-type="float" office:value="0.299854970054066" calcext:value-type="float">
            <text:p>0.2998549701</text:p>
          </table:table-cell>
          <table:table-cell office:value-type="float" office:value="0.32465383275108" calcext:value-type="float">
            <text:p>0.3246538328</text:p>
          </table:table-cell>
          <table:table-cell office:value-type="float" office:value="0.326902074789248" calcext:value-type="float">
            <text:p>0.3269020748</text:p>
          </table:table-cell>
          <table:table-cell office:value-type="float" office:value="0.309742761769524" calcext:value-type="float">
            <text:p>0.3097427618</text:p>
          </table:table-cell>
          <table:table-cell office:value-type="float" office:value="0.321992374427035" calcext:value-type="float">
            <text:p>0.3219923744</text:p>
          </table:table-cell>
          <table:table-cell office:value-type="float" office:value="0.331204957291831" calcext:value-type="float">
            <text:p>0.3312049573</text:p>
          </table:table-cell>
          <table:table-cell office:value-type="float" office:value="0.31735704148816" calcext:value-type="float">
            <text:p>0.3173570415</text:p>
          </table:table-cell>
          <table:table-cell office:value-type="float" office:value="0.32102062590753" calcext:value-type="float">
            <text:p>0.3210206259</text:p>
          </table:table-cell>
          <table:table-cell office:value-type="float" office:value="0.3167744078476" calcext:value-type="float">
            <text:p>0.3167744078</text:p>
          </table:table-cell>
          <table:table-cell office:value-type="float" office:value="0.327783254842096" calcext:value-type="float">
            <text:p>0.3277832548</text:p>
          </table:table-cell>
          <table:table-cell office:value-type="float" office:value="0.326743424832933" calcext:value-type="float">
            <text:p>0.3267434248</text:p>
          </table:table-cell>
          <table:table-cell office:value-type="float" office:value="0.320206421942122" calcext:value-type="float">
            <text:p>0.3202064219</text:p>
          </table:table-cell>
          <table:table-cell office:value-type="float" office:value="0.322107738902065" calcext:value-type="float">
            <text:p>0.3221077389</text:p>
          </table:table-cell>
          <table:table-cell office:value-type="float" office:value="0.319484786468267" calcext:value-type="float">
            <text:p>0.3194847865</text:p>
          </table:table-cell>
          <table:table-cell office:value-type="float" office:value="0.319289880367117" calcext:value-type="float">
            <text:p>0.3192898804</text:p>
          </table:table-cell>
          <table:table-cell office:value-type="float" office:value="0.322139131665185" calcext:value-type="float">
            <text:p>0.3221391317</text:p>
          </table:table-cell>
          <table:table-cell office:value-type="float" office:value="0.282034071815405" calcext:value-type="float">
            <text:p>0.2820340718</text:p>
          </table:table-cell>
          <table:table-cell office:value-type="float" office:value="0.322010894960121" calcext:value-type="float">
            <text:p>0.322010895</text:p>
          </table:table-cell>
          <table:table-cell office:value-type="float" office:value="0.324958234975378" calcext:value-type="float">
            <text:p>0.324958235</text:p>
          </table:table-cell>
          <table:table-cell office:value-type="float" office:value="0.316463160025937" calcext:value-type="float">
            <text:p>0.31646316</text:p>
          </table:table-cell>
          <table:table-cell office:value-type="float" office:value="0.321920767169671" calcext:value-type="float">
            <text:p>0.3219207672</text:p>
          </table:table-cell>
          <table:table-cell office:value-type="float" office:value="0.336275180918209" calcext:value-type="float">
            <text:p>0.3362751809</text:p>
          </table:table-cell>
          <table:table-cell office:value-type="float" office:value="0.32265824680134" calcext:value-type="float">
            <text:p>0.3226582468</text:p>
          </table:table-cell>
          <table:table-cell office:value-type="float" office:value="0.327612973013859" calcext:value-type="float">
            <text:p>0.327612973</text:p>
          </table:table-cell>
          <table:table-cell office:value-type="float" office:value="0.349298827456054" calcext:value-type="float">
            <text:p>0.3492988275</text:p>
          </table:table-cell>
          <table:table-cell office:value-type="float" office:value="0.328650617258498" calcext:value-type="float">
            <text:p>0.3286506173</text:p>
          </table:table-cell>
          <table:table-cell office:value-type="float" office:value="0.322815568379778" calcext:value-type="float">
            <text:p>0.3228155684</text:p>
          </table:table-cell>
          <table:table-cell office:value-type="float" office:value="0.282555961206973" calcext:value-type="float">
            <text:p>0.2825559612</text:p>
          </table:table-cell>
          <table:table-cell office:value-type="float" office:value="0.309895791459239" calcext:value-type="float">
            <text:p>0.3098957915</text:p>
          </table:table-cell>
          <table:table-cell office:value-type="float" office:value="0.328164784165805" calcext:value-type="float">
            <text:p>0.3281647842</text:p>
          </table:table-cell>
          <table:table-cell office:value-type="float" office:value="0.340431073654041" calcext:value-type="float">
            <text:p>0.3404310737</text:p>
          </table:table-cell>
          <table:table-cell office:value-type="float" office:value="0.320856293695485" calcext:value-type="float">
            <text:p>0.3208562937</text:p>
          </table:table-cell>
          <table:table-cell office:value-type="float" office:value="0.265906716863874" calcext:value-type="float">
            <text:p>0.2659067169</text:p>
          </table:table-cell>
          <table:table-cell office:value-type="float" office:value="0.288529457692898" calcext:value-type="float">
            <text:p>0.2885294577</text:p>
          </table:table-cell>
          <table:table-cell office:value-type="float" office:value="0.294695367043326" calcext:value-type="float">
            <text:p>0.294695367</text:p>
          </table:table-cell>
          <table:table-cell office:value-type="float" office:value="0.310312094100092" calcext:value-type="float">
            <text:p>0.3103120941</text:p>
          </table:table-cell>
          <table:table-cell office:value-type="float" office:value="0.305875108996635" calcext:value-type="float">
            <text:p>0.305875109</text:p>
          </table:table-cell>
          <table:table-cell office:value-type="float" office:value="0.320070978440133" calcext:value-type="float">
            <text:p>0.3200709784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527"/>
        </table:table-row>
        <table:table-row table:style-name="ro1">
          <table:table-cell office:value-type="float" office:value="-0.0198417475057203" calcext:value-type="float">
            <text:p>-0.0198417475</text:p>
          </table:table-cell>
          <table:table-cell office:value-type="float" office:value="0" calcext:value-type="float">
            <text:p>0</text:p>
          </table:table-cell>
          <table:table-cell office:value-type="float" office:value="0.000886319660330075" calcext:value-type="float">
            <text:p>0.0008863197</text:p>
          </table:table-cell>
          <table:table-cell office:value-type="float" office:value="0.124922187351797" calcext:value-type="float">
            <text:p>0.1249221874</text:p>
          </table:table-cell>
          <table:table-cell office:value-type="float" office:value="0.0521174713382781" calcext:value-type="float">
            <text:p>0.0521174713</text:p>
          </table:table-cell>
          <table:table-cell office:value-type="float" office:value="0.122742594503973" calcext:value-type="float">
            <text:p>0.1227425945</text:p>
          </table:table-cell>
          <table:table-cell office:value-type="float" office:value="0.0834155979997784" calcext:value-type="float">
            <text:p>0.083415598</text:p>
          </table:table-cell>
          <table:table-cell office:value-type="float" office:value="0.00796034800984992" calcext:value-type="float">
            <text:p>0.007960348</text:p>
          </table:table-cell>
          <table:table-cell office:value-type="float" office:value="0.0974393558950032" calcext:value-type="float">
            <text:p>0.0974393559</text:p>
          </table:table-cell>
          <table:table-cell office:value-type="float" office:value="0.114093993857423" calcext:value-type="float">
            <text:p>0.1140939939</text:p>
          </table:table-cell>
          <table:table-cell office:value-type="float" office:value="-0.00318191418280968" calcext:value-type="float">
            <text:p>-0.0031819142</text:p>
          </table:table-cell>
          <table:table-cell office:value-type="float" office:value="0.0783529649906807" calcext:value-type="float">
            <text:p>0.078352965</text:p>
          </table:table-cell>
          <table:table-cell office:value-type="float" office:value="0.065817697903338" calcext:value-type="float">
            <text:p>0.0658176979</text:p>
          </table:table-cell>
          <table:table-cell office:value-type="float" office:value="0.0914876525518559" calcext:value-type="float">
            <text:p>0.0914876526</text:p>
          </table:table-cell>
          <table:table-cell office:value-type="float" office:value="0.104405273275853" calcext:value-type="float">
            <text:p>0.1044052733</text:p>
          </table:table-cell>
          <table:table-cell office:value-type="float" office:value="0.118050283353529" calcext:value-type="float">
            <text:p>0.1180502834</text:p>
          </table:table-cell>
          <table:table-cell office:value-type="float" office:value="0.0820085480072817" calcext:value-type="float">
            <text:p>0.082008548</text:p>
          </table:table-cell>
          <table:table-cell office:value-type="float" office:value="0.055122368512192" calcext:value-type="float">
            <text:p>0.0551223685</text:p>
          </table:table-cell>
          <table:table-cell office:value-type="float" office:value="0.11328807364956" calcext:value-type="float">
            <text:p>0.1132880736</text:p>
          </table:table-cell>
          <table:table-cell office:value-type="float" office:value="-0.00752005449134677" calcext:value-type="float">
            <text:p>-0.0075200545</text:p>
          </table:table-cell>
          <table:table-cell office:value-type="float" office:value="0.12781473954803" calcext:value-type="float">
            <text:p>0.1278147395</text:p>
          </table:table-cell>
          <table:table-cell office:value-type="float" office:value="0.0684104933268482" calcext:value-type="float">
            <text:p>0.0684104933</text:p>
          </table:table-cell>
          <table:table-cell office:value-type="float" office:value="0.111235615945619" calcext:value-type="float">
            <text:p>0.1112356159</text:p>
          </table:table-cell>
          <table:table-cell office:value-type="float" office:value="0.0547605777362592" calcext:value-type="float">
            <text:p>0.0547605777</text:p>
          </table:table-cell>
          <table:table-cell office:value-type="float" office:value="0.0963003469996358" calcext:value-type="float">
            <text:p>0.096300347</text:p>
          </table:table-cell>
          <table:table-cell office:value-type="float" office:value="-0.00917008439202215" calcext:value-type="float">
            <text:p>-0.0091700844</text:p>
          </table:table-cell>
          <table:table-cell office:value-type="float" office:value="0.107516836339011" calcext:value-type="float">
            <text:p>0.1075168363</text:p>
          </table:table-cell>
          <table:table-cell office:value-type="float" office:value="0.0960594993857717" calcext:value-type="float">
            <text:p>0.0960594994</text:p>
          </table:table-cell>
          <table:table-cell office:value-type="float" office:value="0.0677930626461752" calcext:value-type="float">
            <text:p>0.0677930626</text:p>
          </table:table-cell>
          <table:table-cell office:value-type="float" office:value="0.0740910616671677" calcext:value-type="float">
            <text:p>0.0740910617</text:p>
          </table:table-cell>
          <table:table-cell office:value-type="float" office:value="-0.00356391282328979" calcext:value-type="float">
            <text:p>-0.0035639128</text:p>
          </table:table-cell>
          <table:table-cell office:value-type="float" office:value="0.0427558221002917" calcext:value-type="float">
            <text:p>0.0427558221</text:p>
          </table:table-cell>
          <table:table-cell office:value-type="float" office:value="0.110406034178899" calcext:value-type="float">
            <text:p>0.1104060342</text:p>
          </table:table-cell>
          <table:table-cell office:value-type="float" office:value="0.0544148889311951" calcext:value-type="float">
            <text:p>0.0544148889</text:p>
          </table:table-cell>
          <table:table-cell office:value-type="float" office:value="0.0599032763771593" calcext:value-type="float">
            <text:p>0.0599032764</text:p>
          </table:table-cell>
          <table:table-cell office:value-type="float" office:value="0.112309330851106" calcext:value-type="float">
            <text:p>0.1123093309</text:p>
          </table:table-cell>
          <table:table-cell office:value-type="float" office:value="0.105791302291553" calcext:value-type="float">
            <text:p>0.1057913023</text:p>
          </table:table-cell>
          <table:table-cell office:value-type="float" office:value="0.0809197321187618" calcext:value-type="float">
            <text:p>0.0809197321</text:p>
          </table:table-cell>
          <table:table-cell office:value-type="float" office:value="0.00807906203704998" calcext:value-type="float">
            <text:p>0.008079062</text:p>
          </table:table-cell>
          <table:table-cell office:value-type="float" office:value="0" calcext:value-type="float">
            <text:p>0</text:p>
          </table:table-cell>
          <table:table-cell office:value-type="float" office:value="0.112728378693831" calcext:value-type="float">
            <text:p>0.1127283787</text:p>
          </table:table-cell>
          <table:table-cell office:value-type="float" office:value="0.107343135526227" calcext:value-type="float">
            <text:p>0.1073431355</text:p>
          </table:table-cell>
          <table:table-cell office:value-type="float" office:value="0.0693127440798475" calcext:value-type="float">
            <text:p>0.0693127441</text:p>
          </table:table-cell>
          <table:table-cell office:value-type="float" office:value="0.082693906828148" calcext:value-type="float">
            <text:p>0.0826939068</text:p>
          </table:table-cell>
          <table:table-cell office:value-type="float" office:value="-0.00113684964734454" calcext:value-type="float">
            <text:p>-0.0011368496</text:p>
          </table:table-cell>
          <table:table-cell office:value-type="float" office:value="0.0650482062443638" calcext:value-type="float">
            <text:p>0.0650482062</text:p>
          </table:table-cell>
          <table:table-cell office:value-type="float" office:value="0.0350430426875892" calcext:value-type="float">
            <text:p>0.0350430427</text:p>
          </table:table-cell>
          <table:table-cell office:value-type="float" office:value="0.0508492481036775" calcext:value-type="float">
            <text:p>0.0508492481</text:p>
          </table:table-cell>
          <table:table-cell office:value-type="float" office:value="0.0119981424539801" calcext:value-type="float">
            <text:p>0.0119981425</text:p>
          </table:table-cell>
          <table:table-cell office:value-type="float" office:value="0.039250614203526" calcext:value-type="float">
            <text:p>0.0392506142</text:p>
          </table:table-cell>
          <table:table-cell office:value-type="float" office:value="0.110811544328925" calcext:value-type="float">
            <text:p>0.1108115443</text:p>
          </table:table-cell>
          <table:table-cell office:value-type="float" office:value="0.11137510786676" calcext:value-type="float">
            <text:p>0.1113751079</text:p>
          </table:table-cell>
          <table:table-cell office:value-type="float" office:value="0.0541316066157199" calcext:value-type="float">
            <text:p>0.0541316066</text:p>
          </table:table-cell>
          <table:table-cell office:value-type="float" office:value="0.038183095139553" calcext:value-type="float">
            <text:p>0.0381830951</text:p>
          </table:table-cell>
          <table:table-cell office:value-type="float" office:value="0.0334156245419719" calcext:value-type="float">
            <text:p>0.0334156245</text:p>
          </table:table-cell>
          <table:table-cell office:value-type="float" office:value="0.0748540326872964" calcext:value-type="float">
            <text:p>0.0748540327</text:p>
          </table:table-cell>
          <table:table-cell office:value-type="float" office:value="0.0301489483745026" calcext:value-type="float">
            <text:p>0.0301489484</text:p>
          </table:table-cell>
          <table:table-cell office:value-type="float" office:value="0.0836974151405857" calcext:value-type="float">
            <text:p>0.0836974151</text:p>
          </table:table-cell>
          <table:table-cell office:value-type="float" office:value="0.107083363355219" calcext:value-type="float">
            <text:p>0.1070833634</text:p>
          </table:table-cell>
          <table:table-cell office:value-type="float" office:value="0.084639587145372" calcext:value-type="float">
            <text:p>0.0846395871</text:p>
          </table:table-cell>
          <table:table-cell office:value-type="float" office:value="0.110664065340151" calcext:value-type="float">
            <text:p>0.1106640653</text:p>
          </table:table-cell>
          <table:table-cell office:value-type="float" office:value="0.119632031788553" calcext:value-type="float">
            <text:p>0.1196320318</text:p>
          </table:table-cell>
          <table:table-cell office:value-type="float" office:value="0.0108623272617729" calcext:value-type="float">
            <text:p>0.0108623273</text:p>
          </table:table-cell>
          <table:table-cell office:value-type="float" office:value="0.0385382518145607" calcext:value-type="float">
            <text:p>0.0385382518</text:p>
          </table:table-cell>
          <table:table-cell office:value-type="float" office:value="0.141308460340624" calcext:value-type="float">
            <text:p>0.1413084603</text:p>
          </table:table-cell>
          <table:table-cell office:value-type="float" office:value="0.0135474324439634" calcext:value-type="float">
            <text:p>0.0135474324</text:p>
          </table:table-cell>
          <table:table-cell office:value-type="float" office:value="0.110290839140552" calcext:value-type="float">
            <text:p>0.1102908391</text:p>
          </table:table-cell>
          <table:table-cell office:value-type="float" office:value="0.0514481015570049" calcext:value-type="float">
            <text:p>0.0514481016</text:p>
          </table:table-cell>
          <table:table-cell office:value-type="float" office:value="0.0800330050782782" calcext:value-type="float">
            <text:p>0.0800330051</text:p>
          </table:table-cell>
          <table:table-cell office:value-type="float" office:value="0.101117768486519" calcext:value-type="float">
            <text:p>0.1011177685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{(1</text:p>
          </table:table-cell>
          <table:table-cell office:value-type="string" calcext:value-type="string">
            <text:p><text:s/>2): (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7)</text:p>
          </table:table-cell>
          <table:table-cell office:value-type="string" calcext:value-type="string">
            <text:p><text:s/>(-7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0)</text:p>
          </table:table-cell>
          <table:table-cell office:value-type="string" calcext:value-type="string">
            <text:p><text:s/>(-4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)</text:p>
          </table:table-cell>
          <table:table-cell office:value-type="string" calcext:value-type="string">
            <text:p><text:s/>(-1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5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29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8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-35</text:p>
          </table:table-cell>
          <table:table-cell office:value-type="string" calcext:value-type="string">
            <text:p><text:s/>0): (0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2)</text:p>
          </table:table-cell>
          <table:table-cell office:value-type="string" calcext:value-type="string">
            <text:p><text:s/>(-2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15)}</text:p>
          </table:table-cell>
          <table:table-cell table:number-columns-repeated="488"/>
        </table:table-row>
        <table:table-row table:style-name="ro1" table:number-rows-repeated="4">
          <table:table-cell table:number-columns-repeated="528"/>
        </table:table-row>
        <table:table-row table:style-name="ro1">
          <table:table-cell office:value-type="string" calcext:value-type="string">
            <text:p><text:s text:c="2"/>trend: <text:s/>1 <text:s text:c="2"/>36 <text:s text:c="2"/></text:p>
          </table:table-cell>
          <table:table-cell table:number-columns-repeated="527"/>
        </table:table-row>
        <table:table-row table:style-name="ro1" table:number-rows-repeated="11">
          <table:table-cell table:number-columns-repeated="528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(0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4)</text:p>
          </table:table-cell>
          <table:table-cell table:number-columns-repeated="525"/>
        </table:table-row>
        <table:table-row table:style-name="ro1">
          <table:table-cell office:value-type="string" calcext:value-type="string">
            <text:p>test Acc: <text:s/>0.5335727108231139 <text:s/>test MCC: <text:s/>0.09137718616946908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1441 <text:s/>882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/>1716 1531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527"/>
        </table:table-row>
        <table:table-row table:style-name="ro1">
          <table:table-cell office:value-type="float" office:value="0.764903616824077" calcext:value-type="float">
            <text:p>0.7649036168</text:p>
          </table:table-cell>
          <table:table-cell office:value-type="float" office:value="0.690318596447208" calcext:value-type="float">
            <text:p>0.6903185964</text:p>
          </table:table-cell>
          <table:table-cell office:value-type="float" office:value="0.663977296309715" calcext:value-type="float">
            <text:p>0.6639772963</text:p>
          </table:table-cell>
          <table:table-cell office:value-type="float" office:value="0.639460255329213" calcext:value-type="float">
            <text:p>0.6394602553</text:p>
          </table:table-cell>
          <table:table-cell office:value-type="float" office:value="0.640214465218586" calcext:value-type="float">
            <text:p>0.6402144652</text:p>
          </table:table-cell>
          <table:table-cell office:value-type="float" office:value="0.624827994036981" calcext:value-type="float">
            <text:p>0.624827994</text:p>
          </table:table-cell>
          <table:table-cell office:value-type="float" office:value="0.614434304662877" calcext:value-type="float">
            <text:p>0.6144343047</text:p>
          </table:table-cell>
          <table:table-cell office:value-type="float" office:value="0.601015784697176" calcext:value-type="float">
            <text:p>0.6010157847</text:p>
          </table:table-cell>
          <table:table-cell office:value-type="float" office:value="0.608674008163542" calcext:value-type="float">
            <text:p>0.6086740082</text:p>
          </table:table-cell>
          <table:table-cell office:value-type="float" office:value="0.600471784688677" calcext:value-type="float">
            <text:p>0.6004717847</text:p>
          </table:table-cell>
          <table:table-cell office:value-type="float" office:value="0.594325568413356" calcext:value-type="float">
            <text:p>0.5943255684</text:p>
          </table:table-cell>
          <table:table-cell office:value-type="float" office:value="0.586188382741213" calcext:value-type="float">
            <text:p>0.5861883827</text:p>
          </table:table-cell>
          <table:table-cell office:value-type="float" office:value="0.584849697022406" calcext:value-type="float">
            <text:p>0.584849697</text:p>
          </table:table-cell>
          <table:table-cell office:value-type="float" office:value="0.58182623191357" calcext:value-type="float">
            <text:p>0.5818262319</text:p>
          </table:table-cell>
          <table:table-cell office:value-type="float" office:value="0.585984681125609" calcext:value-type="float">
            <text:p>0.5859846811</text:p>
          </table:table-cell>
          <table:table-cell office:value-type="float" office:value="0.583064090538482" calcext:value-type="float">
            <text:p>0.5830640905</text:p>
          </table:table-cell>
          <table:table-cell office:value-type="float" office:value="0.589303879660324" calcext:value-type="float">
            <text:p>0.5893038797</text:p>
          </table:table-cell>
          <table:table-cell office:value-type="float" office:value="0.593872218986047" calcext:value-type="float">
            <text:p>0.593872219</text:p>
          </table:table-cell>
          <table:table-cell office:value-type="float" office:value="0.569177588573294" calcext:value-type="float">
            <text:p>0.5691775886</text:p>
          </table:table-cell>
          <table:table-cell office:value-type="float" office:value="0.572540174526443" calcext:value-type="float">
            <text:p>0.5725401745</text:p>
          </table:table-cell>
          <table:table-cell office:value-type="float" office:value="0.573207797272728" calcext:value-type="float">
            <text:p>0.5732077973</text:p>
          </table:table-cell>
          <table:table-cell office:value-type="float" office:value="0.574747259066332" calcext:value-type="float">
            <text:p>0.5747472591</text:p>
          </table:table-cell>
          <table:table-cell office:value-type="float" office:value="0.582225233579361" calcext:value-type="float">
            <text:p>0.5822252336</text:p>
          </table:table-cell>
          <table:table-cell office:value-type="float" office:value="0.563071259134267" calcext:value-type="float">
            <text:p>0.5630712591</text:p>
          </table:table-cell>
          <table:table-cell office:value-type="float" office:value="0.559441007833382" calcext:value-type="float">
            <text:p>0.5594410078</text:p>
          </table:table-cell>
          <table:table-cell office:value-type="float" office:value="0.565741330182369" calcext:value-type="float">
            <text:p>0.5657413302</text:p>
          </table:table-cell>
          <table:table-cell office:value-type="float" office:value="0.564483897464234" calcext:value-type="float">
            <text:p>0.5644838975</text:p>
          </table:table-cell>
          <table:table-cell office:value-type="float" office:value="0.566037964364098" calcext:value-type="float">
            <text:p>0.5660379644</text:p>
          </table:table-cell>
          <table:table-cell office:value-type="float" office:value="0.577057029322289" calcext:value-type="float">
            <text:p>0.5770570293</text:p>
          </table:table-cell>
          <table:table-cell office:value-type="float" office:value="0.557711624185655" calcext:value-type="float">
            <text:p>0.5577116242</text:p>
          </table:table-cell>
          <table:table-cell office:value-type="float" office:value="0.564184487391876" calcext:value-type="float">
            <text:p>0.5641844874</text:p>
          </table:table-cell>
          <table:table-cell office:value-type="float" office:value="0.55938989750408" calcext:value-type="float">
            <text:p>0.5593898975</text:p>
          </table:table-cell>
          <table:table-cell office:value-type="float" office:value="0.558766600570001" calcext:value-type="float">
            <text:p>0.5587666006</text:p>
          </table:table-cell>
          <table:table-cell office:value-type="float" office:value="0.567679794152618" calcext:value-type="float">
            <text:p>0.5676797942</text:p>
          </table:table-cell>
          <table:table-cell office:value-type="float" office:value="0.561045230321449" calcext:value-type="float">
            <text:p>0.5610452303</text:p>
          </table:table-cell>
          <table:table-cell office:value-type="float" office:value="0.566254325423278" calcext:value-type="float">
            <text:p>0.5662543254</text:p>
          </table:table-cell>
          <table:table-cell office:value-type="float" office:value="0.553922416793029" calcext:value-type="float">
            <text:p>0.5539224168</text:p>
          </table:table-cell>
          <table:table-cell office:value-type="float" office:value="0.55473862585025" calcext:value-type="float">
            <text:p>0.5547386259</text:p>
          </table:table-cell>
          <table:table-cell office:value-type="float" office:value="0.547845612027226" calcext:value-type="float">
            <text:p>0.547845612</text:p>
          </table:table-cell>
          <table:table-cell office:value-type="float" office:value="0.558200084039238" calcext:value-type="float">
            <text:p>0.558200084</text:p>
          </table:table-cell>
          <table:table-cell office:value-type="float" office:value="0.563326727361321" calcext:value-type="float">
            <text:p>0.5633267274</text:p>
          </table:table-cell>
          <table:table-cell office:value-type="float" office:value="0.549657232640581" calcext:value-type="float">
            <text:p>0.5496572326</text:p>
          </table:table-cell>
          <table:table-cell office:value-type="float" office:value="0.5463935860555" calcext:value-type="float">
            <text:p>0.5463935861</text:p>
          </table:table-cell>
          <table:table-cell office:value-type="float" office:value="0.567180414208243" calcext:value-type="float">
            <text:p>0.5671804142</text:p>
          </table:table-cell>
          <table:table-cell office:value-type="float" office:value="0.569453942436159" calcext:value-type="float">
            <text:p>0.5694539424</text:p>
          </table:table-cell>
          <table:table-cell office:value-type="float" office:value="0.550927276962315" calcext:value-type="float">
            <text:p>0.550927277</text:p>
          </table:table-cell>
          <table:table-cell office:value-type="float" office:value="0.55071409670568" calcext:value-type="float">
            <text:p>0.5507140967</text:p>
          </table:table-cell>
          <table:table-cell office:value-type="float" office:value="0.552203620249419" calcext:value-type="float">
            <text:p>0.5522036202</text:p>
          </table:table-cell>
          <table:table-cell office:value-type="float" office:value="0.547601052967703" calcext:value-type="float">
            <text:p>0.547601053</text:p>
          </table:table-cell>
          <table:table-cell office:value-type="float" office:value="0.549577907197326" calcext:value-type="float">
            <text:p>0.5495779072</text:p>
          </table:table-cell>
          <table:table-cell office:value-type="float" office:value="0.551959194147169" calcext:value-type="float">
            <text:p>0.5519591941</text:p>
          </table:table-cell>
          <table:table-cell office:value-type="float" office:value="0.541459857275602" calcext:value-type="float">
            <text:p>0.5414598573</text:p>
          </table:table-cell>
          <table:table-cell office:value-type="float" office:value="0.54537932083052" calcext:value-type="float">
            <text:p>0.5453793208</text:p>
          </table:table-cell>
          <table:table-cell office:value-type="float" office:value="0.546936529212194" calcext:value-type="float">
            <text:p>0.5469365292</text:p>
          </table:table-cell>
          <table:table-cell office:value-type="float" office:value="0.546517603578272" calcext:value-type="float">
            <text:p>0.5465176036</text:p>
          </table:table-cell>
          <table:table-cell office:value-type="float" office:value="0.54328244503842" calcext:value-type="float">
            <text:p>0.543282445</text:p>
          </table:table-cell>
          <table:table-cell office:value-type="float" office:value="0.541859661012264" calcext:value-type="float">
            <text:p>0.541859661</text:p>
          </table:table-cell>
          <table:table-cell office:value-type="float" office:value="0.560495166115055" calcext:value-type="float">
            <text:p>0.5604951661</text:p>
          </table:table-cell>
          <table:table-cell office:value-type="float" office:value="0.546120222867332" calcext:value-type="float">
            <text:p>0.5461202229</text:p>
          </table:table-cell>
          <table:table-cell office:value-type="float" office:value="0.552198180750873" calcext:value-type="float">
            <text:p>0.5521981808</text:p>
          </table:table-cell>
          <table:table-cell office:value-type="float" office:value="0.546713372382103" calcext:value-type="float">
            <text:p>0.5467133724</text:p>
          </table:table-cell>
          <table:table-cell office:value-type="float" office:value="0.565498349421385" calcext:value-type="float">
            <text:p>0.5654983494</text:p>
          </table:table-cell>
          <table:table-cell office:value-type="float" office:value="0.551083053077893" calcext:value-type="float">
            <text:p>0.5510830531</text:p>
          </table:table-cell>
          <table:table-cell office:value-type="float" office:value="0.536233156701615" calcext:value-type="float">
            <text:p>0.5362331567</text:p>
          </table:table-cell>
          <table:table-cell office:value-type="float" office:value="0.54651650205679" calcext:value-type="float">
            <text:p>0.5465165021</text:p>
          </table:table-cell>
          <table:table-cell office:value-type="float" office:value="0.540756048364666" calcext:value-type="float">
            <text:p>0.5407560484</text:p>
          </table:table-cell>
          <table:table-cell office:value-type="float" office:value="0.542359809190944" calcext:value-type="float">
            <text:p>0.5423598092</text:p>
          </table:table-cell>
          <table:table-cell office:value-type="float" office:value="0.538278085205217" calcext:value-type="float">
            <text:p>0.5382780852</text:p>
          </table:table-cell>
          <table:table-cell office:value-type="float" office:value="0.552219787081513" calcext:value-type="float">
            <text:p>0.5522197871</text:p>
          </table:table-cell>
          <table:table-cell office:value-type="float" office:value="0.536867949383848" calcext:value-type="float">
            <text:p>0.5368679494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527"/>
        </table:table-row>
        <table:table-row table:style-name="ro1">
          <table:table-cell office:value-type="float" office:value="0.693960757722118" calcext:value-type="float">
            <text:p>0.6939607577</text:p>
          </table:table-cell>
          <table:table-cell office:value-type="float" office:value="0.702838843472342" calcext:value-type="float">
            <text:p>0.7028388435</text:p>
          </table:table-cell>
          <table:table-cell office:value-type="float" office:value="0.720311933017505" calcext:value-type="float">
            <text:p>0.720311933</text:p>
          </table:table-cell>
          <table:table-cell office:value-type="float" office:value="0.716271843152586" calcext:value-type="float">
            <text:p>0.7162718432</text:p>
          </table:table-cell>
          <table:table-cell office:value-type="float" office:value="0.700937125648588" calcext:value-type="float">
            <text:p>0.7009371256</text:p>
          </table:table-cell>
          <table:table-cell office:value-type="float" office:value="0.721711745596018" calcext:value-type="float">
            <text:p>0.7217117456</text:p>
          </table:table-cell>
          <table:table-cell office:value-type="float" office:value="0.766502998504433" calcext:value-type="float">
            <text:p>0.7665029985</text:p>
          </table:table-cell>
          <table:table-cell office:value-type="float" office:value="0.675314815489565" calcext:value-type="float">
            <text:p>0.6753148155</text:p>
          </table:table-cell>
          <table:table-cell office:value-type="float" office:value="0.677037243183896" calcext:value-type="float">
            <text:p>0.6770372432</text:p>
          </table:table-cell>
          <table:table-cell office:value-type="float" office:value="0.758326905163229" calcext:value-type="float">
            <text:p>0.7583269052</text:p>
          </table:table-cell>
          <table:table-cell office:value-type="float" office:value="0.923354790732933" calcext:value-type="float">
            <text:p>0.9233547907</text:p>
          </table:table-cell>
          <table:table-cell office:value-type="float" office:value="0.951723321935219" calcext:value-type="float">
            <text:p>0.9517233219</text:p>
          </table:table-cell>
          <table:table-cell office:value-type="float" office:value="0.976320741506196" calcext:value-type="float">
            <text:p>0.9763207415</text:p>
          </table:table-cell>
          <table:table-cell office:value-type="float" office:value="0.870378731225937" calcext:value-type="float">
            <text:p>0.8703787312</text:p>
          </table:table-cell>
          <table:table-cell office:value-type="float" office:value="0.882764642628134" calcext:value-type="float">
            <text:p>0.8827646426</text:p>
          </table:table-cell>
          <table:table-cell office:value-type="float" office:value="0.764823850138611" calcext:value-type="float">
            <text:p>0.7648238501</text:p>
          </table:table-cell>
          <table:table-cell office:value-type="float" office:value="1.65660861965998" calcext:value-type="float">
            <text:p>1.6566086197</text:p>
          </table:table-cell>
          <table:table-cell office:value-type="float" office:value="0.748968493060963" calcext:value-type="float">
            <text:p>0.7489684931</text:p>
          </table:table-cell>
          <table:table-cell office:value-type="float" office:value="0.78274691676323" calcext:value-type="float">
            <text:p>0.7827469168</text:p>
          </table:table-cell>
          <table:table-cell office:value-type="float" office:value="0.966081104586753" calcext:value-type="float">
            <text:p>0.9660811046</text:p>
          </table:table-cell>
          <table:table-cell office:value-type="float" office:value="0.748981665858675" calcext:value-type="float">
            <text:p>0.7489816659</text:p>
          </table:table-cell>
          <table:table-cell office:value-type="float" office:value="0.750006139064392" calcext:value-type="float">
            <text:p>0.7500061391</text:p>
          </table:table-cell>
          <table:table-cell office:value-type="float" office:value="0.837098335213892" calcext:value-type="float">
            <text:p>0.8370983352</text:p>
          </table:table-cell>
          <table:table-cell office:value-type="float" office:value="0.872956795495545" calcext:value-type="float">
            <text:p>0.8729567955</text:p>
          </table:table-cell>
          <table:table-cell office:value-type="float" office:value="0.734549879300102" calcext:value-type="float">
            <text:p>0.7345498793</text:p>
          </table:table-cell>
          <table:table-cell office:value-type="float" office:value="1.01539453193144" calcext:value-type="float">
            <text:p>1.0153945319</text:p>
          </table:table-cell>
          <table:table-cell office:value-type="float" office:value="0.702071626310503" calcext:value-type="float">
            <text:p>0.7020716263</text:p>
          </table:table-cell>
          <table:table-cell office:value-type="float" office:value="0.762535580184772" calcext:value-type="float">
            <text:p>0.7625355802</text:p>
          </table:table-cell>
          <table:table-cell office:value-type="float" office:value="1.031231897224" calcext:value-type="float">
            <text:p>1.0312318972</text:p>
          </table:table-cell>
          <table:table-cell office:value-type="float" office:value="1.47830767511679" calcext:value-type="float">
            <text:p>1.4783076751</text:p>
          </table:table-cell>
          <table:table-cell office:value-type="float" office:value="0.989883942471372" calcext:value-type="float">
            <text:p>0.9898839425</text:p>
          </table:table-cell>
          <table:table-cell office:value-type="float" office:value="0.903880645021716" calcext:value-type="float">
            <text:p>0.903880645</text:p>
          </table:table-cell>
          <table:table-cell office:value-type="float" office:value="1.10386603850223" calcext:value-type="float">
            <text:p>1.1038660385</text:p>
          </table:table-cell>
          <table:table-cell office:value-type="float" office:value="0.744975280676111" calcext:value-type="float">
            <text:p>0.7449752807</text:p>
          </table:table-cell>
          <table:table-cell office:value-type="float" office:value="1.4587996418001" calcext:value-type="float">
            <text:p>1.4587996418</text:p>
          </table:table-cell>
          <table:table-cell office:value-type="float" office:value="0.872698603112993" calcext:value-type="float">
            <text:p>0.8726986031</text:p>
          </table:table-cell>
          <table:table-cell office:value-type="float" office:value="1.24462108106973" calcext:value-type="float">
            <text:p>1.2446210811</text:p>
          </table:table-cell>
          <table:table-cell office:value-type="float" office:value="0.812451564388172" calcext:value-type="float">
            <text:p>0.8124515644</text:p>
          </table:table-cell>
          <table:table-cell office:value-type="float" office:value="1.14626643495029" calcext:value-type="float">
            <text:p>1.146266435</text:p>
          </table:table-cell>
          <table:table-cell office:value-type="float" office:value="1.2426551083688" calcext:value-type="float">
            <text:p>1.2426551084</text:p>
          </table:table-cell>
          <table:table-cell office:value-type="float" office:value="0.939177445577762" calcext:value-type="float">
            <text:p>0.9391774456</text:p>
          </table:table-cell>
          <table:table-cell office:value-type="float" office:value="1.05939756280858" calcext:value-type="float">
            <text:p>1.0593975628</text:p>
          </table:table-cell>
          <table:table-cell office:value-type="float" office:value="0.768361358796673" calcext:value-type="float">
            <text:p>0.7683613588</text:p>
          </table:table-cell>
          <table:table-cell office:value-type="float" office:value="0.849602276183116" calcext:value-type="float">
            <text:p>0.8496022762</text:p>
          </table:table-cell>
          <table:table-cell office:value-type="float" office:value="0.81374154277079" calcext:value-type="float">
            <text:p>0.8137415428</text:p>
          </table:table-cell>
          <table:table-cell office:value-type="float" office:value="0.716157917124579" calcext:value-type="float">
            <text:p>0.7161579171</text:p>
          </table:table-cell>
          <table:table-cell office:value-type="float" office:value="0.780629860883983" calcext:value-type="float">
            <text:p>0.7806298609</text:p>
          </table:table-cell>
          <table:table-cell office:value-type="float" office:value="1.47588076700642" calcext:value-type="float">
            <text:p>1.475880767</text:p>
          </table:table-cell>
          <table:table-cell office:value-type="float" office:value="0.916156544805215" calcext:value-type="float">
            <text:p>0.9161565448</text:p>
          </table:table-cell>
          <table:table-cell office:value-type="float" office:value="0.73545902682806" calcext:value-type="float">
            <text:p>0.7354590268</text:p>
          </table:table-cell>
          <table:table-cell office:value-type="float" office:value="0.787497879444376" calcext:value-type="float">
            <text:p>0.7874978794</text:p>
          </table:table-cell>
          <table:table-cell office:value-type="float" office:value="2.62064743799624" calcext:value-type="float">
            <text:p>2.620647438</text:p>
          </table:table-cell>
          <table:table-cell office:value-type="float" office:value="0.887775895561307" calcext:value-type="float">
            <text:p>0.8877758956</text:p>
          </table:table-cell>
          <table:table-cell office:value-type="float" office:value="1.03780767202805" calcext:value-type="float">
            <text:p>1.037807672</text:p>
          </table:table-cell>
          <table:table-cell office:value-type="float" office:value="1.31518435379761" calcext:value-type="float">
            <text:p>1.3151843538</text:p>
          </table:table-cell>
          <table:table-cell office:value-type="float" office:value="1.09456527635482" calcext:value-type="float">
            <text:p>1.0945652764</text:p>
          </table:table-cell>
          <table:table-cell office:value-type="float" office:value="0.720379218635696" calcext:value-type="float">
            <text:p>0.7203792186</text:p>
          </table:table-cell>
          <table:table-cell office:value-type="float" office:value="1.29988383703215" calcext:value-type="float">
            <text:p>1.299883837</text:p>
          </table:table-cell>
          <table:table-cell office:value-type="float" office:value="1.38716334286455" calcext:value-type="float">
            <text:p>1.3871633429</text:p>
          </table:table-cell>
          <table:table-cell office:value-type="float" office:value="1.55122260294012" calcext:value-type="float">
            <text:p>1.5512226029</text:p>
          </table:table-cell>
          <table:table-cell office:value-type="float" office:value="0.751739647037465" calcext:value-type="float">
            <text:p>0.751739647</text:p>
          </table:table-cell>
          <table:table-cell office:value-type="float" office:value="0.775677430907957" calcext:value-type="float">
            <text:p>0.7756774309</text:p>
          </table:table-cell>
          <table:table-cell office:value-type="float" office:value="0.874158817818606" calcext:value-type="float">
            <text:p>0.8741588178</text:p>
          </table:table-cell>
          <table:table-cell office:value-type="float" office:value="1.2658470897315" calcext:value-type="float">
            <text:p>1.2658470897</text:p>
          </table:table-cell>
          <table:table-cell office:value-type="float" office:value="0.711470686640303" calcext:value-type="float">
            <text:p>0.7114706866</text:p>
          </table:table-cell>
          <table:table-cell office:value-type="float" office:value="0.806297878624079" calcext:value-type="float">
            <text:p>0.8062978786</text:p>
          </table:table-cell>
          <table:table-cell office:value-type="float" office:value="1.09082052609223" calcext:value-type="float">
            <text:p>1.0908205261</text:p>
          </table:table-cell>
          <table:table-cell office:value-type="float" office:value="2.14192720572439" calcext:value-type="float">
            <text:p>2.1419272057</text:p>
          </table:table-cell>
          <table:table-cell office:value-type="float" office:value="1.67056970198236" calcext:value-type="float">
            <text:p>1.670569702</text:p>
          </table:table-cell>
          <table:table-cell office:value-type="float" office:value="0.819850996388139" calcext:value-type="float">
            <text:p>0.8198509964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527"/>
        </table:table-row>
        <table:table-row table:style-name="ro1">
          <table:table-cell office:value-type="float" office:value="0.516952356914744" calcext:value-type="float">
            <text:p>0.5169523569</text:p>
          </table:table-cell>
          <table:table-cell office:value-type="float" office:value="0.563145954046377" calcext:value-type="float">
            <text:p>0.563145954</text:p>
          </table:table-cell>
          <table:table-cell office:value-type="float" office:value="0.587282580995187" calcext:value-type="float">
            <text:p>0.587282581</text:p>
          </table:table-cell>
          <table:table-cell office:value-type="float" office:value="0.61349886531099" calcext:value-type="float">
            <text:p>0.6134988653</text:p>
          </table:table-cell>
          <table:table-cell office:value-type="float" office:value="0.62408621088215" calcext:value-type="float">
            <text:p>0.6240862109</text:p>
          </table:table-cell>
          <table:table-cell office:value-type="float" office:value="0.645008822878152" calcext:value-type="float">
            <text:p>0.6450088229</text:p>
          </table:table-cell>
          <table:table-cell office:value-type="float" office:value="0.652319132485377" calcext:value-type="float">
            <text:p>0.6523191325</text:p>
          </table:table-cell>
          <table:table-cell office:value-type="float" office:value="0.668641290798096" calcext:value-type="float">
            <text:p>0.6686412908</text:p>
          </table:table-cell>
          <table:table-cell office:value-type="float" office:value="0.66567935494653" calcext:value-type="float">
            <text:p>0.6656793549</text:p>
          </table:table-cell>
          <table:table-cell office:value-type="float" office:value="0.670342828138427" calcext:value-type="float">
            <text:p>0.6703428281</text:p>
          </table:table-cell>
          <table:table-cell office:value-type="float" office:value="0.676770859877108" calcext:value-type="float">
            <text:p>0.6767708599</text:p>
          </table:table-cell>
          <table:table-cell office:value-type="float" office:value="0.682064532452336" calcext:value-type="float">
            <text:p>0.6820645325</text:p>
          </table:table-cell>
          <table:table-cell office:value-type="float" office:value="0.683261911079329" calcext:value-type="float">
            <text:p>0.6832619111</text:p>
          </table:table-cell>
          <table:table-cell office:value-type="float" office:value="0.688240484293444" calcext:value-type="float">
            <text:p>0.6882404843</text:p>
          </table:table-cell>
          <table:table-cell office:value-type="float" office:value="0.681686413206981" calcext:value-type="float">
            <text:p>0.6816864132</text:p>
          </table:table-cell>
          <table:table-cell office:value-type="float" office:value="0.684333248886078" calcext:value-type="float">
            <text:p>0.6843332489</text:p>
          </table:table-cell>
          <table:table-cell office:value-type="float" office:value="0.681245273311102" calcext:value-type="float">
            <text:p>0.6812452733</text:p>
          </table:table-cell>
          <table:table-cell office:value-type="float" office:value="0.672296445481507" calcext:value-type="float">
            <text:p>0.6722964455</text:p>
          </table:table-cell>
          <table:table-cell office:value-type="float" office:value="0.693660196156354" calcext:value-type="float">
            <text:p>0.6936601962</text:p>
          </table:table-cell>
          <table:table-cell office:value-type="float" office:value="0.697378371385113" calcext:value-type="float">
            <text:p>0.6973783714</text:p>
          </table:table-cell>
          <table:table-cell office:value-type="float" office:value="0.692777917912182" calcext:value-type="float">
            <text:p>0.6927779179</text:p>
          </table:table-cell>
          <table:table-cell office:value-type="float" office:value="0.689689941826352" calcext:value-type="float">
            <text:p>0.6896899418</text:p>
          </table:table-cell>
          <table:table-cell office:value-type="float" office:value="0.68855558339913" calcext:value-type="float">
            <text:p>0.6885555834</text:p>
          </table:table-cell>
          <table:table-cell office:value-type="float" office:value="0.697000252545436" calcext:value-type="float">
            <text:p>0.6970002525</text:p>
          </table:table-cell>
          <table:table-cell office:value-type="float" office:value="0.706642299026574" calcext:value-type="float">
            <text:p>0.706642299</text:p>
          </table:table-cell>
          <table:table-cell office:value-type="float" office:value="0.700214267483219" calcext:value-type="float">
            <text:p>0.7002142675</text:p>
          </table:table-cell>
          <table:table-cell office:value-type="float" office:value="0.703365263678669" calcext:value-type="float">
            <text:p>0.7033652637</text:p>
          </table:table-cell>
          <table:table-cell office:value-type="float" office:value="0.698575749501252" calcext:value-type="float">
            <text:p>0.6985757495</text:p>
          </table:table-cell>
          <table:table-cell office:value-type="float" office:value="0.693471136954379" calcext:value-type="float">
            <text:p>0.693471137</text:p>
          </table:table-cell>
          <table:table-cell office:value-type="float" office:value="0.707335518354248" calcext:value-type="float">
            <text:p>0.7073355184</text:p>
          </table:table-cell>
          <table:table-cell office:value-type="float" office:value="0.698953869467813" calcext:value-type="float">
            <text:p>0.6989538695</text:p>
          </table:table-cell>
          <table:table-cell office:value-type="float" office:value="0.710990672616956" calcext:value-type="float">
            <text:p>0.7109906726</text:p>
          </table:table-cell>
          <table:table-cell office:value-type="float" office:value="0.701978825624325" calcext:value-type="float">
            <text:p>0.7019788256</text:p>
          </table:table-cell>
          <table:table-cell office:value-type="float" office:value="0.697819510544762" calcext:value-type="float">
            <text:p>0.6978195105</text:p>
          </table:table-cell>
          <table:table-cell office:value-type="float" office:value="0.701537686359501" calcext:value-type="float">
            <text:p>0.7015376864</text:p>
          </table:table-cell>
          <table:table-cell office:value-type="float" office:value="0.700340307567232" calcext:value-type="float">
            <text:p>0.7003403076</text:p>
          </table:table-cell>
          <table:table-cell office:value-type="float" office:value="0.711683891689203" calcext:value-type="float">
            <text:p>0.7116838917</text:p>
          </table:table-cell>
          <table:table-cell office:value-type="float" office:value="0.706768339095562" calcext:value-type="float">
            <text:p>0.7067683391</text:p>
          </table:table-cell>
          <table:table-cell office:value-type="float" office:value="0.70872195622829" calcext:value-type="float">
            <text:p>0.7087219562</text:p>
          </table:table-cell>
          <table:table-cell office:value-type="float" office:value="0.708343836892784" calcext:value-type="float">
            <text:p>0.7083438369</text:p>
          </table:table-cell>
          <table:table-cell office:value-type="float" office:value="0.700592387554956" calcext:value-type="float">
            <text:p>0.7005923876</text:p>
          </table:table-cell>
          <table:table-cell office:value-type="float" office:value="0.707776657228419" calcext:value-type="float">
            <text:p>0.7077766572</text:p>
          </table:table-cell>
          <table:table-cell office:value-type="float" office:value="0.709856314880889" calcext:value-type="float">
            <text:p>0.7098563149</text:p>
          </table:table-cell>
          <table:table-cell office:value-type="float" office:value="0.698701789795616" calcext:value-type="float">
            <text:p>0.6987017898</text:p>
          </table:table-cell>
          <table:table-cell office:value-type="float" office:value="0.694227376136246" calcext:value-type="float">
            <text:p>0.6942273761</text:p>
          </table:table-cell>
          <table:table-cell office:value-type="float" office:value="0.707146458145591" calcext:value-type="float">
            <text:p>0.7071464581</text:p>
          </table:table-cell>
          <table:table-cell office:value-type="float" office:value="0.707398538163365" calcext:value-type="float">
            <text:p>0.7073985382</text:p>
          </table:table-cell>
          <table:table-cell office:value-type="float" office:value="0.706138139742281" calcext:value-type="float">
            <text:p>0.7061381397</text:p>
          </table:table-cell>
          <table:table-cell office:value-type="float" office:value="0.714645828367151" calcext:value-type="float">
            <text:p>0.7146458284</text:p>
          </table:table-cell>
          <table:table-cell office:value-type="float" office:value="0.707965717166625" calcext:value-type="float">
            <text:p>0.7079657172</text:p>
          </table:table-cell>
          <table:table-cell office:value-type="float" office:value="0.707020418692633" calcext:value-type="float">
            <text:p>0.7070204187</text:p>
          </table:table-cell>
          <table:table-cell office:value-type="float" office:value="0.711872952168313" calcext:value-type="float">
            <text:p>0.7118729522</text:p>
          </table:table-cell>
          <table:table-cell office:value-type="float" office:value="0.709226115046805" calcext:value-type="float">
            <text:p>0.709226115</text:p>
          </table:table-cell>
          <table:table-cell office:value-type="float" office:value="0.71023443414127" calcext:value-type="float">
            <text:p>0.7102344341</text:p>
          </table:table-cell>
          <table:table-cell office:value-type="float" office:value="0.708658936253897" calcext:value-type="float">
            <text:p>0.7086589363</text:p>
          </table:table-cell>
          <table:table-cell office:value-type="float" office:value="0.714330728720561" calcext:value-type="float">
            <text:p>0.7143307287</text:p>
          </table:table-cell>
          <table:table-cell office:value-type="float" office:value="0.713196370113037" calcext:value-type="float">
            <text:p>0.7131963701</text:p>
          </table:table-cell>
          <table:table-cell office:value-type="float" office:value="0.699584068580692" calcext:value-type="float">
            <text:p>0.6995840686</text:p>
          </table:table-cell>
          <table:table-cell office:value-type="float" office:value="0.71559112706652" calcext:value-type="float">
            <text:p>0.7155911271</text:p>
          </table:table-cell>
          <table:table-cell office:value-type="float" office:value="0.713259389982255" calcext:value-type="float">
            <text:p>0.71325939</text:p>
          </table:table-cell>
          <table:table-cell office:value-type="float" office:value="0.710234433870818" calcext:value-type="float">
            <text:p>0.7102344339</text:p>
          </table:table-cell>
          <table:table-cell office:value-type="float" office:value="0.697315351230418" calcext:value-type="float">
            <text:p>0.6973153512</text:p>
          </table:table-cell>
          <table:table-cell office:value-type="float" office:value="0.711053692756626" calcext:value-type="float">
            <text:p>0.7110536928</text:p>
          </table:table-cell>
          <table:table-cell office:value-type="float" office:value="0.717607763858114" calcext:value-type="float">
            <text:p>0.7176077639</text:p>
          </table:table-cell>
          <table:table-cell office:value-type="float" office:value="0.715149986945263" calcext:value-type="float">
            <text:p>0.7151499869</text:p>
          </table:table-cell>
          <table:table-cell office:value-type="float" office:value="0.720002520841647" calcext:value-type="float">
            <text:p>0.7200025208</text:p>
          </table:table-cell>
          <table:table-cell office:value-type="float" office:value="0.715843206693641" calcext:value-type="float">
            <text:p>0.7158432067</text:p>
          </table:table-cell>
          <table:table-cell office:value-type="float" office:value="0.713070330524853" calcext:value-type="float">
            <text:p>0.7130703305</text:p>
          </table:table-cell>
          <table:table-cell office:value-type="float" office:value="0.707965716730896" calcext:value-type="float">
            <text:p>0.7079657167</text:p>
          </table:table-cell>
          <table:table-cell office:value-type="float" office:value="0.717544743673369" calcext:value-type="float">
            <text:p>0.7175447437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527"/>
        </table:table-row>
        <table:table-row table:style-name="ro1">
          <table:table-cell office:value-type="float" office:value="0.48599640893979" calcext:value-type="float">
            <text:p>0.4859964089</text:p>
          </table:table-cell>
          <table:table-cell table:number-columns-repeated="2" office:value-type="float" office:value="0.417055655151766" calcext:value-type="float">
            <text:p>0.4170556552</text:p>
          </table:table-cell>
          <table:table-cell office:value-type="float" office:value="0.418850987288211" calcext:value-type="float">
            <text:p>0.4188509873</text:p>
          </table:table-cell>
          <table:table-cell office:value-type="float" office:value="0.464811489826045" calcext:value-type="float">
            <text:p>0.4648114898</text:p>
          </table:table-cell>
          <table:table-cell office:value-type="float" office:value="0.461759425236892" calcext:value-type="float">
            <text:p>0.4617594252</text:p>
          </table:table-cell>
          <table:table-cell office:value-type="float" office:value="0.422621184838953" calcext:value-type="float">
            <text:p>0.4226211848</text:p>
          </table:table-cell>
          <table:table-cell office:value-type="float" office:value="0.567504487324446" calcext:value-type="float">
            <text:p>0.5675044873</text:p>
          </table:table-cell>
          <table:table-cell office:value-type="float" office:value="0.586894075789186" calcext:value-type="float">
            <text:p>0.5868940758</text:p>
          </table:table-cell>
          <table:table-cell office:value-type="float" office:value="0.42315978452269" calcext:value-type="float">
            <text:p>0.4231597845</text:p>
          </table:table-cell>
          <table:table-cell office:value-type="float" office:value="0.58599640999919" calcext:value-type="float">
            <text:p>0.58599641</text:p>
          </table:table-cell>
          <table:table-cell office:value-type="float" office:value="0.416876121938122" calcext:value-type="float">
            <text:p>0.4168761219</text:p>
          </table:table-cell>
          <table:table-cell office:value-type="float" office:value="0.414183123733454" calcext:value-type="float">
            <text:p>0.4141831237</text:p>
          </table:table-cell>
          <table:table-cell office:value-type="float" office:value="0.429263913690295" calcext:value-type="float">
            <text:p>0.4292639137</text:p>
          </table:table-cell>
          <table:table-cell office:value-type="float" office:value="0.435368043018415" calcext:value-type="float">
            <text:p>0.435368043</text:p>
          </table:table-cell>
          <table:table-cell office:value-type="float" office:value="0.477378814631347" calcext:value-type="float">
            <text:p>0.4773788146</text:p>
          </table:table-cell>
          <table:table-cell office:value-type="float" office:value="0.583123878580878" calcext:value-type="float">
            <text:p>0.5831238786</text:p>
          </table:table-cell>
          <table:table-cell office:value-type="float" office:value="0.489946139950299" calcext:value-type="float">
            <text:p>0.48994614</text:p>
          </table:table-cell>
          <table:table-cell office:value-type="float" office:value="0.437881507977335" calcext:value-type="float">
            <text:p>0.437881508</text:p>
          </table:table-cell>
          <table:table-cell office:value-type="float" office:value="0.494075403767814" calcext:value-type="float">
            <text:p>0.4940754038</text:p>
          </table:table-cell>
          <table:table-cell office:value-type="float" office:value="0.572172351970707" calcext:value-type="float">
            <text:p>0.572172352</text:p>
          </table:table-cell>
          <table:table-cell office:value-type="float" office:value="0.498743267258365" calcext:value-type="float">
            <text:p>0.4987432673</text:p>
          </table:table-cell>
          <table:table-cell office:value-type="float" office:value="0.50987432665414" calcext:value-type="float">
            <text:p>0.5098743267</text:p>
          </table:table-cell>
          <table:table-cell office:value-type="float" office:value="0.585098743930967" calcext:value-type="float">
            <text:p>0.5850987439</text:p>
          </table:table-cell>
          <table:table-cell office:value-type="float" office:value="0.556193895849334" calcext:value-type="float">
            <text:p>0.5561938958</text:p>
          </table:table-cell>
          <table:table-cell office:value-type="float" office:value="0.428366247675577" calcext:value-type="float">
            <text:p>0.4283662477</text:p>
          </table:table-cell>
          <table:table-cell office:value-type="float" office:value="0.572172351992109" calcext:value-type="float">
            <text:p>0.572172352</text:p>
          </table:table-cell>
          <table:table-cell office:value-type="float" office:value="0.521903051872014" calcext:value-type="float">
            <text:p>0.5219030519</text:p>
          </table:table-cell>
          <table:table-cell office:value-type="float" office:value="0.583842011435456" calcext:value-type="float">
            <text:p>0.5838420114</text:p>
          </table:table-cell>
          <table:table-cell office:value-type="float" office:value="0.425493716193059" calcext:value-type="float">
            <text:p>0.4254937162</text:p>
          </table:table-cell>
          <table:table-cell office:value-type="float" office:value="0.591202873194881" calcext:value-type="float">
            <text:p>0.5912028732</text:p>
          </table:table-cell>
          <table:table-cell office:value-type="float" office:value="0.560502693126617" calcext:value-type="float">
            <text:p>0.5605026931</text:p>
          </table:table-cell>
          <table:table-cell office:value-type="float" office:value="0.587253142494702" calcext:value-type="float">
            <text:p>0.5872531425</text:p>
          </table:table-cell>
          <table:table-cell office:value-type="float" office:value="0.557091561938959" calcext:value-type="float">
            <text:p>0.5570915619</text:p>
          </table:table-cell>
          <table:table-cell office:value-type="float" office:value="0.587073609281057" calcext:value-type="float">
            <text:p>0.5870736093</text:p>
          </table:table-cell>
          <table:table-cell office:value-type="float" office:value="0.511849191875817" calcext:value-type="float">
            <text:p>0.5118491919</text:p>
          </table:table-cell>
          <table:table-cell office:value-type="float" office:value="0.424236983697547" calcext:value-type="float">
            <text:p>0.4242369837</text:p>
          </table:table-cell>
          <table:table-cell office:value-type="float" office:value="0.549371633623832" calcext:value-type="float">
            <text:p>0.5493716336</text:p>
          </table:table-cell>
          <table:table-cell office:value-type="float" office:value="0.594075403500288" calcext:value-type="float">
            <text:p>0.5940754035</text:p>
          </table:table-cell>
          <table:table-cell office:value-type="float" office:value="0.591023339981237" calcext:value-type="float">
            <text:p>0.59102334</text:p>
          </table:table-cell>
          <table:table-cell office:value-type="float" office:value="0.467863554361693" calcext:value-type="float">
            <text:p>0.4678635544</text:p>
          </table:table-cell>
          <table:table-cell office:value-type="float" office:value="0.586355476426479" calcext:value-type="float">
            <text:p>0.5863554764</text:p>
          </table:table-cell>
          <table:table-cell office:value-type="float" office:value="0.572531418569212" calcext:value-type="float">
            <text:p>0.5725314186</text:p>
          </table:table-cell>
          <table:table-cell office:value-type="float" office:value="0.596409334978039" calcext:value-type="float">
            <text:p>0.596409335</text:p>
          </table:table-cell>
          <table:table-cell office:value-type="float" office:value="0.595691202316079" calcext:value-type="float">
            <text:p>0.5956912023</text:p>
          </table:table-cell>
          <table:table-cell office:value-type="float" office:value="0.568402154366461" calcext:value-type="float">
            <text:p>0.5684021544</text:p>
          </table:table-cell>
          <table:table-cell office:value-type="float" office:value="0.512208258292405" calcext:value-type="float">
            <text:p>0.5122082583</text:p>
          </table:table-cell>
          <table:table-cell office:value-type="float" office:value="0.586714542853768" calcext:value-type="float">
            <text:p>0.5867145429</text:p>
          </table:table-cell>
          <table:table-cell office:value-type="float" office:value="0.540215439760064" calcext:value-type="float">
            <text:p>0.5402154398</text:p>
          </table:table-cell>
          <table:table-cell office:value-type="float" office:value="0.55403949707158" calcext:value-type="float">
            <text:p>0.5540394971</text:p>
          </table:table-cell>
          <table:table-cell office:value-type="float" office:value="0.492998204357534" calcext:value-type="float">
            <text:p>0.4929982044</text:p>
          </table:table-cell>
          <table:table-cell office:value-type="float" office:value="0.585278277144612" calcext:value-type="float">
            <text:p>0.5852782771</text:p>
          </table:table-cell>
          <table:table-cell office:value-type="float" office:value="0.574326749721164" calcext:value-type="float">
            <text:p>0.5743267497</text:p>
          </table:table-cell>
          <table:table-cell office:value-type="float" office:value="0.588868940368803" calcext:value-type="float">
            <text:p>0.5888689404</text:p>
          </table:table-cell>
          <table:table-cell office:value-type="float" office:value="0.428904847252305" calcext:value-type="float">
            <text:p>0.4289048473</text:p>
          </table:table-cell>
          <table:table-cell office:value-type="float" office:value="0.435008976548322" calcext:value-type="float">
            <text:p>0.4350089765</text:p>
          </table:table-cell>
          <table:table-cell office:value-type="float" office:value="0.54165170545852" calcext:value-type="float">
            <text:p>0.5416517055</text:p>
          </table:table-cell>
          <table:table-cell office:value-type="float" office:value="0.424955116552125" calcext:value-type="float">
            <text:p>0.4249551166</text:p>
          </table:table-cell>
          <table:table-cell office:value-type="float" office:value="0.419748653356434" calcext:value-type="float">
            <text:p>0.4197486534</text:p>
          </table:table-cell>
          <table:table-cell office:value-type="float" office:value="0.420466786211012" calcext:value-type="float">
            <text:p>0.4204667862</text:p>
          </table:table-cell>
          <table:table-cell office:value-type="float" office:value="0.567145421828145" calcext:value-type="float">
            <text:p>0.5671454218</text:p>
          </table:table-cell>
          <table:table-cell office:value-type="float" office:value="0.593895870907302" calcext:value-type="float">
            <text:p>0.5938958709</text:p>
          </table:table-cell>
          <table:table-cell office:value-type="float" office:value="0.477378814749059" calcext:value-type="float">
            <text:p>0.4773788147</text:p>
          </table:table-cell>
          <table:table-cell office:value-type="float" office:value="0.581867146085366" calcext:value-type="float">
            <text:p>0.5818671461</text:p>
          </table:table-cell>
          <table:table-cell office:value-type="float" office:value="0.505745062429986" calcext:value-type="float">
            <text:p>0.5057450624</text:p>
          </table:table-cell>
          <table:table-cell office:value-type="float" office:value="0.585637342437593" calcext:value-type="float">
            <text:p>0.5856373424</text:p>
          </table:table-cell>
          <table:table-cell office:value-type="float" office:value="0.593177737432066" calcext:value-type="float">
            <text:p>0.5931777374</text:p>
          </table:table-cell>
          <table:table-cell office:value-type="float" office:value="0.426391382261281" calcext:value-type="float">
            <text:p>0.4263913823</text:p>
          </table:table-cell>
          <table:table-cell office:value-type="float" office:value="0.584380611076389" calcext:value-type="float">
            <text:p>0.5843806111</text:p>
          </table:table-cell>
          <table:table-cell office:value-type="float" office:value="0.533572710823114" calcext:value-type="float">
            <text:p>0.5335727108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527"/>
        </table:table-row>
        <table:table-row table:style-name="ro1">
          <table:table-cell office:value-type="float" office:value="0.0393353411554539" calcext:value-type="float">
            <text:p>0.0393353412</text:p>
          </table:table-cell>
          <table:table-cell office:value-type="float" office:value="0.13585610853009" calcext:value-type="float">
            <text:p>0.1358561085</text:p>
          </table:table-cell>
          <table:table-cell office:value-type="float" office:value="0.182371571010205" calcext:value-type="float">
            <text:p>0.182371571</text:p>
          </table:table-cell>
          <table:table-cell office:value-type="float" office:value="0.229673100488445" calcext:value-type="float">
            <text:p>0.2296731005</text:p>
          </table:table-cell>
          <table:table-cell office:value-type="float" office:value="0.249378771558949" calcext:value-type="float">
            <text:p>0.2493787716</text:p>
          </table:table-cell>
          <table:table-cell office:value-type="float" office:value="0.294757265391926" calcext:value-type="float">
            <text:p>0.2947572654</text:p>
          </table:table-cell>
          <table:table-cell office:value-type="float" office:value="0.309575961899451" calcext:value-type="float">
            <text:p>0.3095759619</text:p>
          </table:table-cell>
          <table:table-cell office:value-type="float" office:value="0.343411509553311" calcext:value-type="float">
            <text:p>0.3434115096</text:p>
          </table:table-cell>
          <table:table-cell office:value-type="float" office:value="0.336239840293489" calcext:value-type="float">
            <text:p>0.3362398403</text:p>
          </table:table-cell>
          <table:table-cell office:value-type="float" office:value="0.34611793156532" calcext:value-type="float">
            <text:p>0.3461179316</text:p>
          </table:table-cell>
          <table:table-cell office:value-type="float" office:value="0.360352961984605" calcext:value-type="float">
            <text:p>0.360352962</text:p>
          </table:table-cell>
          <table:table-cell office:value-type="float" office:value="0.371228326762807" calcext:value-type="float">
            <text:p>0.3712283268</text:p>
          </table:table-cell>
          <table:table-cell office:value-type="float" office:value="0.372594909649037" calcext:value-type="float">
            <text:p>0.3725949096</text:p>
          </table:table-cell>
          <table:table-cell office:value-type="float" office:value="0.381455965544855" calcext:value-type="float">
            <text:p>0.3814559655</text:p>
          </table:table-cell>
          <table:table-cell office:value-type="float" office:value="0.369119775800101" calcext:value-type="float">
            <text:p>0.3691197758</text:p>
          </table:table-cell>
          <table:table-cell office:value-type="float" office:value="0.374751936849972" calcext:value-type="float">
            <text:p>0.3747519368</text:p>
          </table:table-cell>
          <table:table-cell office:value-type="float" office:value="0.366595362404416" calcext:value-type="float">
            <text:p>0.3665953624</text:p>
          </table:table-cell>
          <table:table-cell office:value-type="float" office:value="0.350478530471019" calcext:value-type="float">
            <text:p>0.3504785305</text:p>
          </table:table-cell>
          <table:table-cell office:value-type="float" office:value="0.393186542777171" calcext:value-type="float">
            <text:p>0.3931865428</text:p>
          </table:table-cell>
          <table:table-cell office:value-type="float" office:value="0.400289968764238" calcext:value-type="float">
            <text:p>0.4002899688</text:p>
          </table:table-cell>
          <table:table-cell office:value-type="float" office:value="0.391614662968364" calcext:value-type="float">
            <text:p>0.391614663</text:p>
          </table:table-cell>
          <table:table-cell office:value-type="float" office:value="0.38349428322924" calcext:value-type="float">
            <text:p>0.3834942832</text:p>
          </table:table-cell>
          <table:table-cell office:value-type="float" office:value="0.383502038414063" calcext:value-type="float">
            <text:p>0.3835020384</text:p>
          </table:table-cell>
          <table:table-cell office:value-type="float" office:value="0.40029079781271" calcext:value-type="float">
            <text:p>0.4002907978</text:p>
          </table:table-cell>
          <table:table-cell office:value-type="float" office:value="0.416946752954257" calcext:value-type="float">
            <text:p>0.416946753</text:p>
          </table:table-cell>
          <table:table-cell office:value-type="float" office:value="0.405787794136839" calcext:value-type="float">
            <text:p>0.4057877941</text:p>
          </table:table-cell>
          <table:table-cell office:value-type="float" office:value="0.411367712774835" calcext:value-type="float">
            <text:p>0.4113677128</text:p>
          </table:table-cell>
          <table:table-cell office:value-type="float" office:value="0.402028602581046" calcext:value-type="float">
            <text:p>0.4020286026</text:p>
          </table:table-cell>
          <table:table-cell office:value-type="float" office:value="0.392698811852184" calcext:value-type="float">
            <text:p>0.3926988119</text:p>
          </table:table-cell>
          <table:table-cell office:value-type="float" office:value="0.420094212101604" calcext:value-type="float">
            <text:p>0.4200942121</text:p>
          </table:table-cell>
          <table:table-cell office:value-type="float" office:value="0.402510262035981" calcext:value-type="float">
            <text:p>0.402510262</text:p>
          </table:table-cell>
          <table:table-cell office:value-type="float" office:value="0.428168479842445" calcext:value-type="float">
            <text:p>0.4281684798</text:p>
          </table:table-cell>
          <table:table-cell office:value-type="float" office:value="0.410751878426422" calcext:value-type="float">
            <text:p>0.4107518784</text:p>
          </table:table-cell>
          <table:table-cell office:value-type="float" office:value="0.400055667097634" calcext:value-type="float">
            <text:p>0.4000556671</text:p>
          </table:table-cell>
          <table:table-cell office:value-type="float" office:value="0.410767935988342" calcext:value-type="float">
            <text:p>0.410767936</text:p>
          </table:table-cell>
          <table:table-cell office:value-type="float" office:value="0.405872581721494" calcext:value-type="float">
            <text:p>0.4058725817</text:p>
          </table:table-cell>
          <table:table-cell office:value-type="float" office:value="0.426477154661914" calcext:value-type="float">
            <text:p>0.4264771547</text:p>
          </table:table-cell>
          <table:table-cell office:value-type="float" office:value="0.417946708008538" calcext:value-type="float">
            <text:p>0.417946708</text:p>
          </table:table-cell>
          <table:table-cell office:value-type="float" office:value="0.423611869785267" calcext:value-type="float">
            <text:p>0.4236118698</text:p>
          </table:table-cell>
          <table:table-cell office:value-type="float" office:value="0.421798689684821" calcext:value-type="float">
            <text:p>0.4217986897</text:p>
          </table:table-cell>
          <table:table-cell office:value-type="float" office:value="0.406747043534704" calcext:value-type="float">
            <text:p>0.4067470435</text:p>
          </table:table-cell>
          <table:table-cell office:value-type="float" office:value="0.419852752355896" calcext:value-type="float">
            <text:p>0.4198527524</text:p>
          </table:table-cell>
          <table:table-cell office:value-type="float" office:value="0.425684582489938" calcext:value-type="float">
            <text:p>0.4256845825</text:p>
          </table:table-cell>
          <table:table-cell office:value-type="float" office:value="0.404876484261191" calcext:value-type="float">
            <text:p>0.4048764843</text:p>
          </table:table-cell>
          <table:table-cell office:value-type="float" office:value="0.394176330859697" calcext:value-type="float">
            <text:p>0.3941763309</text:p>
          </table:table-cell>
          <table:table-cell office:value-type="float" office:value="0.420305666956278" calcext:value-type="float">
            <text:p>0.420305667</text:p>
          </table:table-cell>
          <table:table-cell office:value-type="float" office:value="0.422396771307403" calcext:value-type="float">
            <text:p>0.4223967713</text:p>
          </table:table-cell>
          <table:table-cell office:value-type="float" office:value="0.416976572517968" calcext:value-type="float">
            <text:p>0.4169765725</text:p>
          </table:table-cell>
          <table:table-cell office:value-type="float" office:value="0.436319314512462" calcext:value-type="float">
            <text:p>0.4363193145</text:p>
          </table:table-cell>
          <table:table-cell office:value-type="float" office:value="0.419233469742805" calcext:value-type="float">
            <text:p>0.4192334697</text:p>
          </table:table-cell>
          <table:table-cell office:value-type="float" office:value="0.417920873880026" calcext:value-type="float">
            <text:p>0.4179208739</text:p>
          </table:table-cell>
          <table:table-cell office:value-type="float" office:value="0.42956325272063" calcext:value-type="float">
            <text:p>0.4295632527</text:p>
          </table:table-cell>
          <table:table-cell office:value-type="float" office:value="0.423679537472029" calcext:value-type="float">
            <text:p>0.4236795375</text:p>
          </table:table-cell>
          <table:table-cell office:value-type="float" office:value="0.426096954918461" calcext:value-type="float">
            <text:p>0.4260969549</text:p>
          </table:table-cell>
          <table:table-cell office:value-type="float" office:value="0.42184997601836" calcext:value-type="float">
            <text:p>0.421849976</text:p>
          </table:table-cell>
          <table:table-cell office:value-type="float" office:value="0.435354533545881" calcext:value-type="float">
            <text:p>0.4353545335</text:p>
          </table:table-cell>
          <table:table-cell office:value-type="float" office:value="0.430521576980635" calcext:value-type="float">
            <text:p>0.430521577</text:p>
          </table:table-cell>
          <table:table-cell office:value-type="float" office:value="0.403695612973039" calcext:value-type="float">
            <text:p>0.403695613</text:p>
          </table:table-cell>
          <table:table-cell office:value-type="float" office:value="0.436706912030734" calcext:value-type="float">
            <text:p>0.436706912</text:p>
          </table:table-cell>
          <table:table-cell office:value-type="float" office:value="0.431513880162808" calcext:value-type="float">
            <text:p>0.4315138802</text:p>
          </table:table-cell>
          <table:table-cell office:value-type="float" office:value="0.421909950867029" calcext:value-type="float">
            <text:p>0.4219099509</text:p>
          </table:table-cell>
          <table:table-cell office:value-type="float" office:value="0.400242421964809" calcext:value-type="float">
            <text:p>0.400242422</text:p>
          </table:table-cell>
          <table:table-cell office:value-type="float" office:value="0.427421610805229" calcext:value-type="float">
            <text:p>0.4274216108</text:p>
          </table:table-cell>
          <table:table-cell office:value-type="float" office:value="0.442170809453881" calcext:value-type="float">
            <text:p>0.4421708095</text:p>
          </table:table-cell>
          <table:table-cell office:value-type="float" office:value="0.434287836329595" calcext:value-type="float">
            <text:p>0.4342878363</text:p>
          </table:table-cell>
          <table:table-cell office:value-type="float" office:value="0.446953725733684" calcext:value-type="float">
            <text:p>0.4469537257</text:p>
          </table:table-cell>
          <table:table-cell office:value-type="float" office:value="0.436412065237092" calcext:value-type="float">
            <text:p>0.4364120652</text:p>
          </table:table-cell>
          <table:table-cell office:value-type="float" office:value="0.432915562860065" calcext:value-type="float">
            <text:p>0.4329155629</text:p>
          </table:table-cell>
          <table:table-cell office:value-type="float" office:value="0.423195282022208" calcext:value-type="float">
            <text:p>0.423195282</text:p>
          </table:table-cell>
          <table:table-cell office:value-type="float" office:value="0.439694987328731" calcext:value-type="float">
            <text:p>0.4396949873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527"/>
        </table:table-row>
        <table:table-row table:style-name="ro1">
          <table:table-cell office:value-type="float" office:value="0.0556915890271617" calcext:value-type="float">
            <text:p>0.05569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28124660307" calcext:value-type="float">
            <text:p>0.0125281247</text:p>
          </table:table-cell>
          <table:table-cell office:value-type="float" office:value="0.0724835304586849" calcext:value-type="float">
            <text:p>0.0724835305</text:p>
          </table:table-cell>
          <table:table-cell office:value-type="float" office:value="0.0729470846468927" calcext:value-type="float">
            <text:p>0.0729470846</text:p>
          </table:table-cell>
          <table:table-cell office:value-type="float" office:value="0.0278370221197284" calcext:value-type="float">
            <text:p>0.0278370221</text:p>
          </table:table-cell>
          <table:table-cell office:value-type="float" office:value="0.12935991373709" calcext:value-type="float">
            <text:p>0.1293599137</text:p>
          </table:table-cell>
          <table:table-cell office:value-type="float" office:value="0.0741114553365074" calcext:value-type="float">
            <text:p>0.0741114553</text:p>
          </table:table-cell>
          <table:table-cell office:value-type="float" office:value="0.0177020075478502" calcext:value-type="float">
            <text:p>0.0177020075</text:p>
          </table:table-cell>
          <table:table-cell office:value-type="float" office:value="0.0200804532537341" calcext:value-type="float">
            <text:p>0.0200804533</text:p>
          </table:table-cell>
          <table:table-cell office:value-type="float" office:value="0.0167119045873947" calcext:value-type="float">
            <text:p>0.0167119046</text:p>
          </table:table-cell>
          <table:table-cell office:value-type="float" office:value="0.0112334822837925" calcext:value-type="float">
            <text:p>0.0112334823</text:p>
          </table:table-cell>
          <table:table-cell office:value-type="float" office:value="0.0406730497801004" calcext:value-type="float">
            <text:p>0.0406730498</text:p>
          </table:table-cell>
          <table:table-cell office:value-type="float" office:value="0.0326042822222735" calcext:value-type="float">
            <text:p>0.0326042822</text:p>
          </table:table-cell>
          <table:table-cell office:value-type="float" office:value="0.0965716309725061" calcext:value-type="float">
            <text:p>0.096571631</text:p>
          </table:table-cell>
          <table:table-cell office:value-type="float" office:value="0.00281147383273825" calcext:value-type="float">
            <text:p>0.0028114738</text:p>
          </table:table-cell>
          <table:table-cell office:value-type="float" office:value="0.10310255260185" calcext:value-type="float">
            <text:p>0.1031025526</text:p>
          </table:table-cell>
          <table:table-cell office:value-type="float" office:value="0.0490012651633746" calcext:value-type="float">
            <text:p>0.0490012652</text:p>
          </table:table-cell>
          <table:table-cell office:value-type="float" office:value="0.0913271772583254" calcext:value-type="float">
            <text:p>0.0913271773</text:p>
          </table:table-cell>
          <table:table-cell office:value-type="float" office:value="0.11618550412183" calcext:value-type="float">
            <text:p>0.1161855041</text:p>
          </table:table-cell>
          <table:table-cell office:value-type="float" office:value="0.0979872713557694" calcext:value-type="float">
            <text:p>0.0979872714</text:p>
          </table:table-cell>
          <table:table-cell office:value-type="float" office:value="0.111793827095622" calcext:value-type="float">
            <text:p>0.1117938271</text:p>
          </table:table-cell>
          <table:table-cell office:value-type="float" office:value="0.0405162003780824" calcext:value-type="float">
            <text:p>0.0405162004</text:p>
          </table:table-cell>
          <table:table-cell office:value-type="float" office:value="0.133153155191903" calcext:value-type="float">
            <text:p>0.1331531552</text:p>
          </table:table-cell>
          <table:table-cell office:value-type="float" office:value="0.0159608474566436" calcext:value-type="float">
            <text:p>0.0159608475</text:p>
          </table:table-cell>
          <table:table-cell office:value-type="float" office:value="0.0966769310259519" calcext:value-type="float">
            <text:p>0.096676931</text:p>
          </table:table-cell>
          <table:table-cell office:value-type="float" office:value="0.118757062957788" calcext:value-type="float">
            <text:p>0.118757063</text:p>
          </table:table-cell>
          <table:table-cell office:value-type="float" office:value="0.00821482146449748" calcext:value-type="float">
            <text:p>0.0082148215</text:p>
          </table:table-cell>
          <table:table-cell office:value-type="float" office:value="0.031471909868867" calcext:value-type="float">
            <text:p>0.0314719099</text:p>
          </table:table-cell>
          <table:table-cell office:value-type="float" office:value="0.032358155933274" calcext:value-type="float">
            <text:p>0.0323581559</text:p>
          </table:table-cell>
          <table:table-cell office:value-type="float" office:value="0.0986756302028413" calcext:value-type="float">
            <text:p>0.0986756302</text:p>
          </table:table-cell>
          <table:table-cell office:value-type="float" office:value="0.026217961803587" calcext:value-type="float">
            <text:p>0.0262179618</text:p>
          </table:table-cell>
          <table:table-cell office:value-type="float" office:value="0.0876447638500101" calcext:value-type="float">
            <text:p>0.0876447639</text:p>
          </table:table-cell>
          <table:table-cell office:value-type="float" office:value="0.0205156014680434" calcext:value-type="float">
            <text:p>0.0205156015</text:p>
          </table:table-cell>
          <table:table-cell office:value-type="float" office:value="0.0991711260399763" calcext:value-type="float">
            <text:p>0.099171126</text:p>
          </table:table-cell>
          <table:table-cell office:value-type="float" office:value="0.0342431670673446" calcext:value-type="float">
            <text:p>0.0342431671</text:p>
          </table:table-cell>
          <table:table-cell office:value-type="float" office:value="0.12971943323258" calcext:value-type="float">
            <text:p>0.1297194332</text:p>
          </table:table-cell>
          <table:table-cell office:value-type="float" office:value="0.0812629102965018" calcext:value-type="float">
            <text:p>0.0812629103</text:p>
          </table:table-cell>
          <table:table-cell office:value-type="float" office:value="0.0503594463560697" calcext:value-type="float">
            <text:p>0.0503594464</text:p>
          </table:table-cell>
          <table:table-cell office:value-type="float" office:value="0.0651659490604161" calcext:value-type="float">
            <text:p>0.0651659491</text:p>
          </table:table-cell>
          <table:table-cell office:value-type="float" office:value="0.0228726662682032" calcext:value-type="float">
            <text:p>0.0228726663</text:p>
          </table:table-cell>
          <table:table-cell office:value-type="float" office:value="0.106378611114338" calcext:value-type="float">
            <text:p>0.1063786111</text:p>
          </table:table-cell>
          <table:table-cell office:value-type="float" office:value="0.113753525118211" calcext:value-type="float">
            <text:p>0.1137535251</text:p>
          </table:table-cell>
          <table:table-cell office:value-type="float" office:value="0.0887417687761933" calcext:value-type="float">
            <text:p>0.0887417688</text:p>
          </table:table-cell>
          <table:table-cell office:value-type="float" office:value="0.119410250045667" calcext:value-type="float">
            <text:p>0.11941025</text:p>
          </table:table-cell>
          <table:table-cell office:value-type="float" office:value="0.0902838079997838" calcext:value-type="float">
            <text:p>0.090283808</text:p>
          </table:table-cell>
          <table:table-cell office:value-type="float" office:value="0.0244192202600585" calcext:value-type="float">
            <text:p>0.0244192203</text:p>
          </table:table-cell>
          <table:table-cell office:value-type="float" office:value="0.121574660688906" calcext:value-type="float">
            <text:p>0.1215746607</text:p>
          </table:table-cell>
          <table:table-cell office:value-type="float" office:value="0.134023606124429" calcext:value-type="float">
            <text:p>0.1340236061</text:p>
          </table:table-cell>
          <table:table-cell office:value-type="float" office:value="0.0646380289720248" calcext:value-type="float">
            <text:p>0.064638029</text:p>
          </table:table-cell>
          <table:table-cell office:value-type="float" office:value="0.0147571779453134" calcext:value-type="float">
            <text:p>0.0147571779</text:p>
          </table:table-cell>
          <table:table-cell office:value-type="float" office:value="0.0732171716178555" calcext:value-type="float">
            <text:p>0.0732171716</text:p>
          </table:table-cell>
          <table:table-cell office:value-type="float" office:value="0.0498076994032256" calcext:value-type="float">
            <text:p>0.0498076994</text:p>
          </table:table-cell>
          <table:table-cell office:value-type="float" office:value="0.0371604778180217" calcext:value-type="float">
            <text:p>0.0371604778</text:p>
          </table:table-cell>
          <table:table-cell office:value-type="float" office:value="0.0415173937016479" calcext:value-type="float">
            <text:p>0.0415173937</text:p>
          </table:table-cell>
          <table:table-cell office:value-type="float" office:value="0.103668989421034" calcext:value-type="float">
            <text:p>0.1036689894</text:p>
          </table:table-cell>
          <table:table-cell office:value-type="float" office:value="0.0238643468603412" calcext:value-type="float">
            <text:p>0.0238643469</text:p>
          </table:table-cell>
          <table:table-cell office:value-type="float" office:value="0.0228274593661461" calcext:value-type="float">
            <text:p>0.0228274594</text:p>
          </table:table-cell>
          <table:table-cell office:value-type="float" office:value="0.0148599734212167" calcext:value-type="float">
            <text:p>0.0148599734</text:p>
          </table:table-cell>
          <table:table-cell office:value-type="float" office:value="0.142328736432151" calcext:value-type="float">
            <text:p>0.1423287364</text:p>
          </table:table-cell>
          <table:table-cell office:value-type="float" office:value="0.130405063244984" calcext:value-type="float">
            <text:p>0.1304050632</text:p>
          </table:table-cell>
          <table:table-cell office:value-type="float" office:value="0.088188215811976" calcext:value-type="float">
            <text:p>0.0881882158</text:p>
          </table:table-cell>
          <table:table-cell office:value-type="float" office:value="-0.000407667091547694" calcext:value-type="float">
            <text:p>-0.0004076671</text:p>
          </table:table-cell>
          <table:table-cell office:value-type="float" office:value="0.0866414895980106" calcext:value-type="float">
            <text:p>0.0866414896</text:p>
          </table:table-cell>
          <table:table-cell office:value-type="float" office:value="0.0611004319637211" calcext:value-type="float">
            <text:p>0.061100432</text:p>
          </table:table-cell>
          <table:table-cell office:value-type="float" office:value="0.0784176292710501" calcext:value-type="float">
            <text:p>0.0784176293</text:p>
          </table:table-cell>
          <table:table-cell office:value-type="float" office:value="0.0374814764601538" calcext:value-type="float">
            <text:p>0.0374814765</text:p>
          </table:table-cell>
          <table:table-cell office:value-type="float" office:value="0.0126773705816355" calcext:value-type="float">
            <text:p>0.0126773706</text:p>
          </table:table-cell>
          <table:table-cell office:value-type="float" office:value="0.122332124032174" calcext:value-type="float">
            <text:p>0.122332124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{(1</text:p>
          </table:table-cell>
          <table:table-cell office:value-type="string" calcext:value-type="string">
            <text:p><text:s/>2): (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7)</text:p>
          </table:table-cell>
          <table:table-cell office:value-type="string" calcext:value-type="string">
            <text:p><text:s/>(-7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0)</text:p>
          </table:table-cell>
          <table:table-cell office:value-type="string" calcext:value-type="string">
            <text:p><text:s/>(-4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)</text:p>
          </table:table-cell>
          <table:table-cell office:value-type="string" calcext:value-type="string">
            <text:p><text:s/>(-1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5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36): (0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29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8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-35</text:p>
          </table:table-cell>
          <table:table-cell office:value-type="string" calcext:value-type="string">
            <text:p><text:s/>0): (0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2)</text:p>
          </table:table-cell>
          <table:table-cell office:value-type="string" calcext:value-type="string">
            <text:p><text:s/>(-2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15)}</text:p>
          </table:table-cell>
          <table:table-cell table:number-columns-repeated="483"/>
        </table:table-row>
        <table:table-row table:style-name="ro1" table:number-rows-repeated="4">
          <table:table-cell table:number-columns-repeated="528"/>
        </table:table-row>
        <table:table-row table:style-name="ro1">
          <table:table-cell office:value-type="string" calcext:value-type="string">
            <text:p><text:s text:c="2"/>trend: <text:s/>1 <text:s text:c="2"/>50 <text:s text:c="2"/></text:p>
          </table:table-cell>
          <table:table-cell table:number-columns-repeated="527"/>
        </table:table-row>
        <table:table-row table:style-name="ro1" table:number-rows-repeated="11">
          <table:table-cell table:number-columns-repeated="528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4)</text:p>
          </table:table-cell>
          <table:table-cell table:number-columns-repeated="525"/>
        </table:table-row>
        <table:table-row table:style-name="ro1">
          <table:table-cell office:value-type="string" calcext:value-type="string">
            <text:p>test Acc: <text:s/>0.6028933085110476 <text:s/>test MCC: <text:s/>0.08545072900764317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/>272 1960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<text:s text:c="2"/>236 3062</text:p>
          </table:table-cell>
          <table:table-cell table:number-columns-repeated="527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527"/>
        </table:table-row>
        <table:table-row table:style-name="ro1">
          <table:table-cell office:value-type="float" office:value="0.72818426351431" calcext:value-type="float">
            <text:p>0.7281842635</text:p>
          </table:table-cell>
          <table:table-cell office:value-type="float" office:value="0.691537008720469" calcext:value-type="float">
            <text:p>0.6915370087</text:p>
          </table:table-cell>
          <table:table-cell office:value-type="float" office:value="0.673489116670457" calcext:value-type="float">
            <text:p>0.6734891167</text:p>
          </table:table-cell>
          <table:table-cell office:value-type="float" office:value="0.661137727647169" calcext:value-type="float">
            <text:p>0.6611377276</text:p>
          </table:table-cell>
          <table:table-cell office:value-type="float" office:value="0.648713732576921" calcext:value-type="float">
            <text:p>0.6487137326</text:p>
          </table:table-cell>
          <table:table-cell office:value-type="float" office:value="0.641642352121803" calcext:value-type="float">
            <text:p>0.6416423521</text:p>
          </table:table-cell>
          <table:table-cell office:value-type="float" office:value="0.632590506113739" calcext:value-type="float">
            <text:p>0.6325905061</text:p>
          </table:table-cell>
          <table:table-cell office:value-type="float" office:value="0.622146436212268" calcext:value-type="float">
            <text:p>0.6221464362</text:p>
          </table:table-cell>
          <table:table-cell office:value-type="float" office:value="0.612519710631756" calcext:value-type="float">
            <text:p>0.6125197106</text:p>
          </table:table-cell>
          <table:table-cell office:value-type="float" office:value="0.607031531150501" calcext:value-type="float">
            <text:p>0.6070315312</text:p>
          </table:table-cell>
          <table:table-cell office:value-type="float" office:value="0.599784473568046" calcext:value-type="float">
            <text:p>0.5997844736</text:p>
          </table:table-cell>
          <table:table-cell office:value-type="float" office:value="0.595709695434062" calcext:value-type="float">
            <text:p>0.5957096954</text:p>
          </table:table-cell>
          <table:table-cell office:value-type="float" office:value="0.584620249465106" calcext:value-type="float">
            <text:p>0.5846202495</text:p>
          </table:table-cell>
          <table:table-cell office:value-type="float" office:value="0.574603197234709" calcext:value-type="float">
            <text:p>0.5746031972</text:p>
          </table:table-cell>
          <table:table-cell office:value-type="float" office:value="0.582694331794822" calcext:value-type="float">
            <text:p>0.5826943318</text:p>
          </table:table-cell>
          <table:table-cell office:value-type="float" office:value="0.57962204984894" calcext:value-type="float">
            <text:p>0.5796220498</text:p>
          </table:table-cell>
          <table:table-cell office:value-type="float" office:value="0.582913320644474" calcext:value-type="float">
            <text:p>0.5829133206</text:p>
          </table:table-cell>
          <table:table-cell office:value-type="float" office:value="0.566649857535343" calcext:value-type="float">
            <text:p>0.5666498575</text:p>
          </table:table-cell>
          <table:table-cell office:value-type="float" office:value="0.578117774452097" calcext:value-type="float">
            <text:p>0.5781177745</text:p>
          </table:table-cell>
          <table:table-cell office:value-type="float" office:value="0.55213531362567" calcext:value-type="float">
            <text:p>0.5521353136</text:p>
          </table:table-cell>
          <table:table-cell office:value-type="float" office:value="0.556284591027803" calcext:value-type="float">
            <text:p>0.556284591</text:p>
          </table:table-cell>
          <table:table-cell office:value-type="float" office:value="0.554171883418231" calcext:value-type="float">
            <text:p>0.5541718834</text:p>
          </table:table-cell>
          <table:table-cell office:value-type="float" office:value="0.549049180890607" calcext:value-type="float">
            <text:p>0.5490491809</text:p>
          </table:table-cell>
          <table:table-cell office:value-type="float" office:value="0.551927033537034" calcext:value-type="float">
            <text:p>0.5519270335</text:p>
          </table:table-cell>
          <table:table-cell office:value-type="float" office:value="0.539496677538095" calcext:value-type="float">
            <text:p>0.5394966775</text:p>
          </table:table-cell>
          <table:table-cell office:value-type="float" office:value="0.543002680755591" calcext:value-type="float">
            <text:p>0.5430026808</text:p>
          </table:table-cell>
          <table:table-cell office:value-type="float" office:value="0.542496557948219" calcext:value-type="float">
            <text:p>0.5424965579</text:p>
          </table:table-cell>
          <table:table-cell office:value-type="float" office:value="0.53927595714211" calcext:value-type="float">
            <text:p>0.5392759571</text:p>
          </table:table-cell>
          <table:table-cell office:value-type="float" office:value="0.540802487484677" calcext:value-type="float">
            <text:p>0.5408024875</text:p>
          </table:table-cell>
          <table:table-cell office:value-type="float" office:value="0.534130935478562" calcext:value-type="float">
            <text:p>0.5341309355</text:p>
          </table:table-cell>
          <table:table-cell office:value-type="float" office:value="0.528698203269186" calcext:value-type="float">
            <text:p>0.5286982033</text:p>
          </table:table-cell>
          <table:table-cell office:value-type="float" office:value="0.536295329622468" calcext:value-type="float">
            <text:p>0.5362953296</text:p>
          </table:table-cell>
          <table:table-cell office:value-type="float" office:value="0.53952516636389" calcext:value-type="float">
            <text:p>0.5395251664</text:p>
          </table:table-cell>
          <table:table-cell office:value-type="float" office:value="0.529798446368094" calcext:value-type="float">
            <text:p>0.5297984464</text:p>
          </table:table-cell>
          <table:table-cell office:value-type="float" office:value="0.526971147518042" calcext:value-type="float">
            <text:p>0.5269711475</text:p>
          </table:table-cell>
          <table:table-cell office:value-type="float" office:value="0.523655788610471" calcext:value-type="float">
            <text:p>0.5236557886</text:p>
          </table:table-cell>
          <table:table-cell office:value-type="float" office:value="0.545461809399074" calcext:value-type="float">
            <text:p>0.5454618094</text:p>
          </table:table-cell>
          <table:table-cell office:value-type="float" office:value="0.523147877531335" calcext:value-type="float">
            <text:p>0.5231478775</text:p>
          </table:table-cell>
          <table:table-cell office:value-type="float" office:value="0.520458228586288" calcext:value-type="float">
            <text:p>0.5204582286</text:p>
          </table:table-cell>
          <table:table-cell office:value-type="float" office:value="0.520911957181861" calcext:value-type="float">
            <text:p>0.5209119572</text:p>
          </table:table-cell>
          <table:table-cell office:value-type="float" office:value="0.520237845519904" calcext:value-type="float">
            <text:p>0.5202378455</text:p>
          </table:table-cell>
          <table:table-cell office:value-type="float" office:value="0.517988373509243" calcext:value-type="float">
            <text:p>0.5179883735</text:p>
          </table:table-cell>
          <table:table-cell office:value-type="float" office:value="0.525534119258848" calcext:value-type="float">
            <text:p>0.5255341193</text:p>
          </table:table-cell>
          <table:table-cell office:value-type="float" office:value="0.519654576292918" calcext:value-type="float">
            <text:p>0.5196545763</text:p>
          </table:table-cell>
          <table:table-cell office:value-type="float" office:value="0.515294662708556" calcext:value-type="float">
            <text:p>0.5152946627</text:p>
          </table:table-cell>
          <table:table-cell office:value-type="float" office:value="0.514520384097926" calcext:value-type="float">
            <text:p>0.5145203841</text:p>
          </table:table-cell>
          <table:table-cell office:value-type="float" office:value="0.514333903343072" calcext:value-type="float">
            <text:p>0.5143339033</text:p>
          </table:table-cell>
          <table:table-cell office:value-type="float" office:value="0.523081117835886" calcext:value-type="float">
            <text:p>0.5230811178</text:p>
          </table:table-cell>
          <table:table-cell office:value-type="float" office:value="0.512710930551386" calcext:value-type="float">
            <text:p>0.5127109306</text:p>
          </table:table-cell>
          <table:table-cell office:value-type="float" office:value="0.519549717114815" calcext:value-type="float">
            <text:p>0.5195497171</text:p>
          </table:table-cell>
          <table:table-cell office:value-type="float" office:value="0.515742773738506" calcext:value-type="float">
            <text:p>0.5157427737</text:p>
          </table:table-cell>
          <table:table-cell office:value-type="float" office:value="0.5121982402043" calcext:value-type="float">
            <text:p>0.5121982402</text:p>
          </table:table-cell>
          <table:table-cell office:value-type="float" office:value="0.514243624235177" calcext:value-type="float">
            <text:p>0.5142436242</text:p>
          </table:table-cell>
          <table:table-cell office:value-type="float" office:value="0.524297832390886" calcext:value-type="float">
            <text:p>0.5242978324</text:p>
          </table:table-cell>
          <table:table-cell office:value-type="float" office:value="0.504809257031334" calcext:value-type="float">
            <text:p>0.504809257</text:p>
          </table:table-cell>
          <table:table-cell office:value-type="float" office:value="0.505408728366366" calcext:value-type="float">
            <text:p>0.5054087284</text:p>
          </table:table-cell>
          <table:table-cell office:value-type="float" office:value="0.506213678277143" calcext:value-type="float">
            <text:p>0.5062136783</text:p>
          </table:table-cell>
          <table:table-cell office:value-type="float" office:value="0.516199014745147" calcext:value-type="float">
            <text:p>0.5161990147</text:p>
          </table:table-cell>
          <table:table-cell office:value-type="float" office:value="0.509143509597846" calcext:value-type="float">
            <text:p>0.5091435096</text:p>
          </table:table-cell>
          <table:table-cell office:value-type="float" office:value="0.503202855246494" calcext:value-type="float">
            <text:p>0.5032028552</text:p>
          </table:table-cell>
          <table:table-cell office:value-type="float" office:value="0.509329662288796" calcext:value-type="float">
            <text:p>0.5093296623</text:p>
          </table:table-cell>
          <table:table-cell office:value-type="float" office:value="0.506368166672119" calcext:value-type="float">
            <text:p>0.5063681667</text:p>
          </table:table-cell>
          <table:table-cell office:value-type="float" office:value="0.506726497855906" calcext:value-type="float">
            <text:p>0.5067264979</text:p>
          </table:table-cell>
          <table:table-cell office:value-type="float" office:value="0.504267363556148" calcext:value-type="float">
            <text:p>0.5042673636</text:p>
          </table:table-cell>
          <table:table-cell office:value-type="float" office:value="0.501719717546906" calcext:value-type="float">
            <text:p>0.5017197175</text:p>
          </table:table-cell>
          <table:table-cell office:value-type="float" office:value="0.507010830872038" calcext:value-type="float">
            <text:p>0.5070108309</text:p>
          </table:table-cell>
          <table:table-cell office:value-type="float" office:value="0.493472039820625" calcext:value-type="float">
            <text:p>0.4934720398</text:p>
          </table:table-cell>
          <table:table-cell office:value-type="float" office:value="0.497790333589685" calcext:value-type="float">
            <text:p>0.4977903336</text:p>
          </table:table-cell>
          <table:table-cell office:value-type="float" office:value="0.502682857409307" calcext:value-type="float">
            <text:p>0.5026828574</text:p>
          </table:table-cell>
          <table:table-cell office:value-type="float" office:value="0.51239942028027" calcext:value-type="float">
            <text:p>0.5123994203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527"/>
        </table:table-row>
        <table:table-row table:style-name="ro1">
          <table:table-cell office:value-type="float" office:value="0.696968469266219" calcext:value-type="float">
            <text:p>0.6969684693</text:p>
          </table:table-cell>
          <table:table-cell office:value-type="float" office:value="0.699796770364854" calcext:value-type="float">
            <text:p>0.6997967704</text:p>
          </table:table-cell>
          <table:table-cell office:value-type="float" office:value="0.715998700147943" calcext:value-type="float">
            <text:p>0.7159987001</text:p>
          </table:table-cell>
          <table:table-cell office:value-type="float" office:value="0.734224584283708" calcext:value-type="float">
            <text:p>0.7342245843</text:p>
          </table:table-cell>
          <table:table-cell office:value-type="float" office:value="0.675167386527519" calcext:value-type="float">
            <text:p>0.6751673865</text:p>
          </table:table-cell>
          <table:table-cell office:value-type="float" office:value="0.726761787450766" calcext:value-type="float">
            <text:p>0.7267617875</text:p>
          </table:table-cell>
          <table:table-cell office:value-type="float" office:value="0.736859818565479" calcext:value-type="float">
            <text:p>0.7368598186</text:p>
          </table:table-cell>
          <table:table-cell office:value-type="float" office:value="0.784947972120902" calcext:value-type="float">
            <text:p>0.7849479721</text:p>
          </table:table-cell>
          <table:table-cell office:value-type="float" office:value="0.713649656199202" calcext:value-type="float">
            <text:p>0.7136496562</text:p>
          </table:table-cell>
          <table:table-cell office:value-type="float" office:value="0.717154739692026" calcext:value-type="float">
            <text:p>0.7171547397</text:p>
          </table:table-cell>
          <table:table-cell office:value-type="float" office:value="0.716544221926339" calcext:value-type="float">
            <text:p>0.7165442219</text:p>
          </table:table-cell>
          <table:table-cell office:value-type="float" office:value="0.777487037194788" calcext:value-type="float">
            <text:p>0.7774870372</text:p>
          </table:table-cell>
          <table:table-cell office:value-type="float" office:value="0.770207757609231" calcext:value-type="float">
            <text:p>0.7702077576</text:p>
          </table:table-cell>
          <table:table-cell office:value-type="float" office:value="1.66370431679498" calcext:value-type="float">
            <text:p>1.6637043168</text:p>
          </table:table-cell>
          <table:table-cell office:value-type="float" office:value="0.846041647780006" calcext:value-type="float">
            <text:p>0.8460416478</text:p>
          </table:table-cell>
          <table:table-cell office:value-type="float" office:value="0.824917456534629" calcext:value-type="float">
            <text:p>0.8249174565</text:p>
          </table:table-cell>
          <table:table-cell office:value-type="float" office:value="0.780690633948845" calcext:value-type="float">
            <text:p>0.7806906339</text:p>
          </table:table-cell>
          <table:table-cell office:value-type="float" office:value="0.765659250488764" calcext:value-type="float">
            <text:p>0.7656592505</text:p>
          </table:table-cell>
          <table:table-cell office:value-type="float" office:value="0.789448048387255" calcext:value-type="float">
            <text:p>0.7894480484</text:p>
          </table:table-cell>
          <table:table-cell office:value-type="float" office:value="0.839187896359463" calcext:value-type="float">
            <text:p>0.8391878964</text:p>
          </table:table-cell>
          <table:table-cell office:value-type="float" office:value="0.763395541766237" calcext:value-type="float">
            <text:p>0.7633955418</text:p>
          </table:table-cell>
          <table:table-cell office:value-type="float" office:value="0.73585278787406" calcext:value-type="float">
            <text:p>0.7358527879</text:p>
          </table:table-cell>
          <table:table-cell office:value-type="float" office:value="0.95750377635197" calcext:value-type="float">
            <text:p>0.9575037764</text:p>
          </table:table-cell>
          <table:table-cell office:value-type="float" office:value="0.953126586582949" calcext:value-type="float">
            <text:p>0.9531265866</text:p>
          </table:table-cell>
          <table:table-cell office:value-type="float" office:value="0.983436139733623" calcext:value-type="float">
            <text:p>0.9834361397</text:p>
          </table:table-cell>
          <table:table-cell office:value-type="float" office:value="1.22694686029315" calcext:value-type="float">
            <text:p>1.2269468603</text:p>
          </table:table-cell>
          <table:table-cell office:value-type="float" office:value="0.910548024776831" calcext:value-type="float">
            <text:p>0.9105480248</text:p>
          </table:table-cell>
          <table:table-cell office:value-type="float" office:value="1.10497025429232" calcext:value-type="float">
            <text:p>1.1049702543</text:p>
          </table:table-cell>
          <table:table-cell office:value-type="float" office:value="1.04516520841859" calcext:value-type="float">
            <text:p>1.0451652084</text:p>
          </table:table-cell>
          <table:table-cell office:value-type="float" office:value="0.787273374604058" calcext:value-type="float">
            <text:p>0.7872733746</text:p>
          </table:table-cell>
          <table:table-cell office:value-type="float" office:value="1.25239367209119" calcext:value-type="float">
            <text:p>1.2523936721</text:p>
          </table:table-cell>
          <table:table-cell office:value-type="float" office:value="0.824672781839078" calcext:value-type="float">
            <text:p>0.8246727818</text:p>
          </table:table-cell>
          <table:table-cell office:value-type="float" office:value="0.81039241606245" calcext:value-type="float">
            <text:p>0.8103924161</text:p>
          </table:table-cell>
          <table:table-cell office:value-type="float" office:value="0.943054154725446" calcext:value-type="float">
            <text:p>0.9430541547</text:p>
          </table:table-cell>
          <table:table-cell office:value-type="float" office:value="1.19505817972083" calcext:value-type="float">
            <text:p>1.1950581797</text:p>
          </table:table-cell>
          <table:table-cell office:value-type="float" office:value="1.1276900045695" calcext:value-type="float">
            <text:p>1.1276900046</text:p>
          </table:table-cell>
          <table:table-cell office:value-type="float" office:value="0.994239983388356" calcext:value-type="float">
            <text:p>0.9942399834</text:p>
          </table:table-cell>
          <table:table-cell office:value-type="float" office:value="0.884430471596192" calcext:value-type="float">
            <text:p>0.8844304716</text:p>
          </table:table-cell>
          <table:table-cell office:value-type="float" office:value="1.18588238552509" calcext:value-type="float">
            <text:p>1.1858823855</text:p>
          </table:table-cell>
          <table:table-cell office:value-type="float" office:value="0.862097943346496" calcext:value-type="float">
            <text:p>0.8620979433</text:p>
          </table:table-cell>
          <table:table-cell office:value-type="float" office:value="0.920326399156457" calcext:value-type="float">
            <text:p>0.9203263992</text:p>
          </table:table-cell>
          <table:table-cell office:value-type="float" office:value="0.810860925427828" calcext:value-type="float">
            <text:p>0.8108609254</text:p>
          </table:table-cell>
          <table:table-cell office:value-type="float" office:value="1.07721380458818" calcext:value-type="float">
            <text:p>1.0772138046</text:p>
          </table:table-cell>
          <table:table-cell office:value-type="float" office:value="1.09337597534626" calcext:value-type="float">
            <text:p>1.0933759753</text:p>
          </table:table-cell>
          <table:table-cell office:value-type="float" office:value="0.953026054101654" calcext:value-type="float">
            <text:p>0.9530260541</text:p>
          </table:table-cell>
          <table:table-cell office:value-type="float" office:value="0.883803337542963" calcext:value-type="float">
            <text:p>0.8838033375</text:p>
          </table:table-cell>
          <table:table-cell office:value-type="float" office:value="2.15735486801882" calcext:value-type="float">
            <text:p>2.157354868</text:p>
          </table:table-cell>
          <table:table-cell office:value-type="float" office:value="1.17067974126792" calcext:value-type="float">
            <text:p>1.1706797413</text:p>
          </table:table-cell>
          <table:table-cell office:value-type="float" office:value="0.803938626466996" calcext:value-type="float">
            <text:p>0.8039386265</text:p>
          </table:table-cell>
          <table:table-cell office:value-type="float" office:value="1.06595367531664" calcext:value-type="float">
            <text:p>1.0659536753</text:p>
          </table:table-cell>
          <table:table-cell office:value-type="float" office:value="0.820320435684801" calcext:value-type="float">
            <text:p>0.8203204357</text:p>
          </table:table-cell>
          <table:table-cell office:value-type="float" office:value="1.41769002997207" calcext:value-type="float">
            <text:p>1.41769003</text:p>
          </table:table-cell>
          <table:table-cell office:value-type="float" office:value="0.980400045709196" calcext:value-type="float">
            <text:p>0.9804000457</text:p>
          </table:table-cell>
          <table:table-cell office:value-type="float" office:value="0.819430387084782" calcext:value-type="float">
            <text:p>0.8194303871</text:p>
          </table:table-cell>
          <table:table-cell office:value-type="float" office:value="0.797684443169433" calcext:value-type="float">
            <text:p>0.7976844432</text:p>
          </table:table-cell>
          <table:table-cell office:value-type="float" office:value="0.844476561649798" calcext:value-type="float">
            <text:p>0.8444765616</text:p>
          </table:table-cell>
          <table:table-cell office:value-type="float" office:value="0.842800186318472" calcext:value-type="float">
            <text:p>0.8428001863</text:p>
          </table:table-cell>
          <table:table-cell office:value-type="float" office:value="1.07708947701653" calcext:value-type="float">
            <text:p>1.077089477</text:p>
          </table:table-cell>
          <table:table-cell office:value-type="float" office:value="1.13747899253157" calcext:value-type="float">
            <text:p>1.1374789925</text:p>
          </table:table-cell>
          <table:table-cell office:value-type="float" office:value="2.4710819418564" calcext:value-type="float">
            <text:p>2.4710819419</text:p>
          </table:table-cell>
          <table:table-cell office:value-type="float" office:value="1.36575603735167" calcext:value-type="float">
            <text:p>1.3657560374</text:p>
          </table:table-cell>
          <table:table-cell office:value-type="float" office:value="0.876524126659035" calcext:value-type="float">
            <text:p>0.8765241267</text:p>
          </table:table-cell>
          <table:table-cell office:value-type="float" office:value="1.12935370006354" calcext:value-type="float">
            <text:p>1.1293537001</text:p>
          </table:table-cell>
          <table:table-cell office:value-type="float" office:value="0.898714178725134" calcext:value-type="float">
            <text:p>0.8987141787</text:p>
          </table:table-cell>
          <table:table-cell office:value-type="float" office:value="0.888246177031808" calcext:value-type="float">
            <text:p>0.888246177</text:p>
          </table:table-cell>
          <table:table-cell office:value-type="float" office:value="0.856736793677587" calcext:value-type="float">
            <text:p>0.8567367937</text:p>
          </table:table-cell>
          <table:table-cell office:value-type="float" office:value="1.09514772641939" calcext:value-type="float">
            <text:p>1.0951477264</text:p>
          </table:table-cell>
          <table:table-cell office:value-type="float" office:value="0.898493777164283" calcext:value-type="float">
            <text:p>0.8984937772</text:p>
          </table:table-cell>
          <table:table-cell office:value-type="float" office:value="1.13679791162932" calcext:value-type="float">
            <text:p>1.1367979116</text:p>
          </table:table-cell>
          <table:table-cell office:value-type="float" office:value="1.37400955557284" calcext:value-type="float">
            <text:p>1.3740095556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527"/>
        </table:table-row>
        <table:table-row table:style-name="ro1">
          <table:table-cell office:value-type="float" office:value="0.51644026903206" calcext:value-type="float">
            <text:p>0.516440269</text:p>
          </table:table-cell>
          <table:table-cell office:value-type="float" office:value="0.543798400300309" calcext:value-type="float">
            <text:p>0.5437984003</text:p>
          </table:table-cell>
          <table:table-cell office:value-type="float" office:value="0.568427065899791" calcext:value-type="float">
            <text:p>0.5684270659</text:p>
          </table:table-cell>
          <table:table-cell office:value-type="float" office:value="0.595785197334512" calcext:value-type="float">
            <text:p>0.5957851973</text:p>
          </table:table-cell>
          <table:table-cell office:value-type="float" office:value="0.610828995674383" calcext:value-type="float">
            <text:p>0.6108289957</text:p>
          </table:table-cell>
          <table:table-cell office:value-type="float" office:value="0.618065253518719" calcext:value-type="float">
            <text:p>0.6180652535</text:p>
          </table:table-cell>
          <table:table-cell office:value-type="float" office:value="0.629490922728332" calcext:value-type="float">
            <text:p>0.6294909227</text:p>
          </table:table-cell>
          <table:table-cell office:value-type="float" office:value="0.646946806902811" calcext:value-type="float">
            <text:p>0.6469468069</text:p>
          </table:table-cell>
          <table:table-cell office:value-type="float" office:value="0.656976005881817" calcext:value-type="float">
            <text:p>0.6569760059</text:p>
          </table:table-cell>
          <table:table-cell office:value-type="float" office:value="0.665545258505992" calcext:value-type="float">
            <text:p>0.6655452585</text:p>
          </table:table-cell>
          <table:table-cell office:value-type="float" office:value="0.677034404044135" calcext:value-type="float">
            <text:p>0.677034404</text:p>
          </table:table-cell>
          <table:table-cell office:value-type="float" office:value="0.678748254525082" calcext:value-type="float">
            <text:p>0.6787482545</text:p>
          </table:table-cell>
          <table:table-cell office:value-type="float" office:value="0.686492319448778" calcext:value-type="float">
            <text:p>0.6864923194</text:p>
          </table:table-cell>
          <table:table-cell office:value-type="float" office:value="0.694871144010525" calcext:value-type="float">
            <text:p>0.694871144</text:p>
          </table:table-cell>
          <table:table-cell office:value-type="float" office:value="0.687825314304286" calcext:value-type="float">
            <text:p>0.6878253143</text:p>
          </table:table-cell>
          <table:table-cell office:value-type="float" office:value="0.689920020516608" calcext:value-type="float">
            <text:p>0.6899200205</text:p>
          </table:table-cell>
          <table:table-cell office:value-type="float" office:value="0.689920020471207" calcext:value-type="float">
            <text:p>0.6899200205</text:p>
          </table:table-cell>
          <table:table-cell office:value-type="float" office:value="0.706360289684873" calcext:value-type="float">
            <text:p>0.7063602897</text:p>
          </table:table-cell>
          <table:table-cell office:value-type="float" office:value="0.697346705530476" calcext:value-type="float">
            <text:p>0.6973467055</text:p>
          </table:table-cell>
          <table:table-cell office:value-type="float" office:value="0.719245905884937" calcext:value-type="float">
            <text:p>0.7192459059</text:p>
          </table:table-cell>
          <table:table-cell office:value-type="float" office:value="0.716135584726935" calcext:value-type="float">
            <text:p>0.7161355847</text:p>
          </table:table-cell>
          <table:table-cell office:value-type="float" office:value="0.714167830460384" calcext:value-type="float">
            <text:p>0.7141678305</text:p>
          </table:table-cell>
          <table:table-cell office:value-type="float" office:value="0.716643392131673" calcext:value-type="float">
            <text:p>0.7166433921</text:p>
          </table:table-cell>
          <table:table-cell office:value-type="float" office:value="0.710613177537585" calcext:value-type="float">
            <text:p>0.7106131775</text:p>
          </table:table-cell>
          <table:table-cell office:value-type="float" office:value="0.727307350612525" calcext:value-type="float">
            <text:p>0.7273073506</text:p>
          </table:table-cell>
          <table:table-cell office:value-type="float" office:value="0.722102323090862" calcext:value-type="float">
            <text:p>0.7221023231</text:p>
          </table:table-cell>
          <table:table-cell office:value-type="float" office:value="0.714675638001326" calcext:value-type="float">
            <text:p>0.714675638</text:p>
          </table:table-cell>
          <table:table-cell office:value-type="float" office:value="0.727434302633965" calcext:value-type="float">
            <text:p>0.7274343026</text:p>
          </table:table-cell>
          <table:table-cell office:value-type="float" office:value="0.719817189489568" calcext:value-type="float">
            <text:p>0.7198171895</text:p>
          </table:table-cell>
          <table:table-cell office:value-type="float" office:value="0.723943125578115" calcext:value-type="float">
            <text:p>0.7239431256</text:p>
          </table:table-cell>
          <table:table-cell office:value-type="float" office:value="0.734987939608737" calcext:value-type="float">
            <text:p>0.7349879396</text:p>
          </table:table-cell>
          <table:table-cell office:value-type="float" office:value="0.726989970975106" calcext:value-type="float">
            <text:p>0.726989971</text:p>
          </table:table-cell>
          <table:table-cell office:value-type="float" office:value="0.718166814905837" calcext:value-type="float">
            <text:p>0.7181668149</text:p>
          </table:table-cell>
          <table:table-cell office:value-type="float" office:value="0.731052431226972" calcext:value-type="float">
            <text:p>0.7310524312</text:p>
          </table:table-cell>
          <table:table-cell office:value-type="float" office:value="0.731433286837277" calcext:value-type="float">
            <text:p>0.7314332868</text:p>
          </table:table-cell>
          <table:table-cell office:value-type="float" office:value="0.727434302482627" calcext:value-type="float">
            <text:p>0.7274343025</text:p>
          </table:table-cell>
          <table:table-cell office:value-type="float" office:value="0.716199060563616" calcext:value-type="float">
            <text:p>0.7161990606</text:p>
          </table:table-cell>
          <table:table-cell office:value-type="float" office:value="0.731623714589461" calcext:value-type="float">
            <text:p>0.7316237146</text:p>
          </table:table-cell>
          <table:table-cell office:value-type="float" office:value="0.737463501280026" calcext:value-type="float">
            <text:p>0.7374635013</text:p>
          </table:table-cell>
          <table:table-cell office:value-type="float" office:value="0.73778088112932" calcext:value-type="float">
            <text:p>0.7377808811</text:p>
          </table:table-cell>
          <table:table-cell office:value-type="float" office:value="0.73416275236984" calcext:value-type="float">
            <text:p>0.7341627524</text:p>
          </table:table-cell>
          <table:table-cell office:value-type="float" office:value="0.736892217947805" calcext:value-type="float">
            <text:p>0.7368922179</text:p>
          </table:table-cell>
          <table:table-cell office:value-type="float" office:value="0.726989970869169" calcext:value-type="float">
            <text:p>0.7269899709</text:p>
          </table:table-cell>
          <table:table-cell office:value-type="float" office:value="0.732956709550906" calcext:value-type="float">
            <text:p>0.7329567096</text:p>
          </table:table-cell>
          <table:table-cell office:value-type="float" office:value="0.733781896638465" calcext:value-type="float">
            <text:p>0.7337818966</text:p>
          </table:table-cell>
          <table:table-cell office:value-type="float" office:value="0.74012949102131" calcext:value-type="float">
            <text:p>0.740129491</text:p>
          </table:table-cell>
          <table:table-cell office:value-type="float" office:value="0.738479116588918" calcext:value-type="float">
            <text:p>0.7384791166</text:p>
          </table:table-cell>
          <table:table-cell office:value-type="float" office:value="0.730925479281201" calcext:value-type="float">
            <text:p>0.7309254793</text:p>
          </table:table-cell>
          <table:table-cell office:value-type="float" office:value="0.739431255607113" calcext:value-type="float">
            <text:p>0.7394312556</text:p>
          </table:table-cell>
          <table:table-cell office:value-type="float" office:value="0.734099276366687" calcext:value-type="float">
            <text:p>0.7340992764</text:p>
          </table:table-cell>
          <table:table-cell office:value-type="float" office:value="0.737590453240931" calcext:value-type="float">
            <text:p>0.7375904532</text:p>
          </table:table-cell>
          <table:table-cell office:value-type="float" office:value="0.74025644284601" calcext:value-type="float">
            <text:p>0.7402564428</text:p>
          </table:table-cell>
          <table:table-cell office:value-type="float" office:value="0.736384410497666" calcext:value-type="float">
            <text:p>0.7363844105</text:p>
          </table:table-cell>
          <table:table-cell office:value-type="float" office:value="0.726545639285978" calcext:value-type="float">
            <text:p>0.7265456393</text:p>
          </table:table-cell>
          <table:table-cell office:value-type="float" office:value="0.744445855104183" calcext:value-type="float">
            <text:p>0.7444458551</text:p>
          </table:table-cell>
          <table:table-cell office:value-type="float" office:value="0.741335533870512" calcext:value-type="float">
            <text:p>0.7413355339</text:p>
          </table:table-cell>
          <table:table-cell office:value-type="float" office:value="0.744382379025361" calcext:value-type="float">
            <text:p>0.744382379</text:p>
          </table:table-cell>
          <table:table-cell office:value-type="float" office:value="0.732258474015639" calcext:value-type="float">
            <text:p>0.732258474</text:p>
          </table:table-cell>
          <table:table-cell office:value-type="float" office:value="0.73987558717517" calcext:value-type="float">
            <text:p>0.7398755872</text:p>
          </table:table-cell>
          <table:table-cell office:value-type="float" office:value="0.747111844709263" calcext:value-type="float">
            <text:p>0.7471118447</text:p>
          </table:table-cell>
          <table:table-cell office:value-type="float" office:value="0.74089120224192" calcext:value-type="float">
            <text:p>0.7408912022</text:p>
          </table:table-cell>
          <table:table-cell office:value-type="float" office:value="0.739685159528923" calcext:value-type="float">
            <text:p>0.7396851595</text:p>
          </table:table-cell>
          <table:table-cell office:value-type="float" office:value="0.742795480505319" calcext:value-type="float">
            <text:p>0.7427954805</text:p>
          </table:table-cell>
          <table:table-cell office:value-type="float" office:value="0.745715373850601" calcext:value-type="float">
            <text:p>0.7457153739</text:p>
          </table:table-cell>
          <table:table-cell office:value-type="float" office:value="0.74247810079223" calcext:value-type="float">
            <text:p>0.7424781008</text:p>
          </table:table-cell>
          <table:table-cell office:value-type="float" office:value="0.741779865408301" calcext:value-type="float">
            <text:p>0.7417798654</text:p>
          </table:table-cell>
          <table:table-cell office:value-type="float" office:value="0.749968262021124" calcext:value-type="float">
            <text:p>0.749968262</text:p>
          </table:table-cell>
          <table:table-cell office:value-type="float" office:value="0.749270026591794" calcext:value-type="float">
            <text:p>0.7492700266</text:p>
          </table:table-cell>
          <table:table-cell office:value-type="float" office:value="0.744763234665933" calcext:value-type="float">
            <text:p>0.7447632347</text:p>
          </table:table-cell>
          <table:table-cell office:value-type="float" office:value="0.740383394837183" calcext:value-type="float">
            <text:p>0.7403833948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527"/>
        </table:table-row>
        <table:table-row table:style-name="ro1">
          <table:table-cell office:value-type="float" office:value="0.426582278578018" calcext:value-type="float">
            <text:p>0.4265822786</text:p>
          </table:table-cell>
          <table:table-cell office:value-type="float" office:value="0.427848101168817" calcext:value-type="float">
            <text:p>0.4278481012</text:p>
          </table:table-cell>
          <table:table-cell office:value-type="float" office:value="0.403254972807861" calcext:value-type="float">
            <text:p>0.4032549728</text:p>
          </table:table-cell>
          <table:table-cell office:value-type="float" office:value="0.402169982005739" calcext:value-type="float">
            <text:p>0.402169982</text:p>
          </table:table-cell>
          <table:table-cell office:value-type="float" office:value="0.586075949323975" calcext:value-type="float">
            <text:p>0.5860759493</text:p>
          </table:table-cell>
          <table:table-cell office:value-type="float" office:value="0.404701627510689" calcext:value-type="float">
            <text:p>0.4047016275</text:p>
          </table:table-cell>
          <table:table-cell office:value-type="float" office:value="0.450994575336225" calcext:value-type="float">
            <text:p>0.4509945753</text:p>
          </table:table-cell>
          <table:table-cell office:value-type="float" office:value="0.41844484638187" calcext:value-type="float">
            <text:p>0.4184448464</text:p>
          </table:table-cell>
          <table:table-cell office:value-type="float" office:value="0.518625677914559" calcext:value-type="float">
            <text:p>0.5186256779</text:p>
          </table:table-cell>
          <table:table-cell office:value-type="float" office:value="0.548282097455175" calcext:value-type="float">
            <text:p>0.5482820975</text:p>
          </table:table-cell>
          <table:table-cell office:value-type="float" office:value="0.524050632954506" calcext:value-type="float">
            <text:p>0.524050633</text:p>
          </table:table-cell>
          <table:table-cell office:value-type="float" office:value="0.505424954705816" calcext:value-type="float">
            <text:p>0.5054249547</text:p>
          </table:table-cell>
          <table:table-cell office:value-type="float" office:value="0.503254972541095" calcext:value-type="float">
            <text:p>0.5032549725</text:p>
          </table:table-cell>
          <table:table-cell office:value-type="float" office:value="0.597106690130872" calcext:value-type="float">
            <text:p>0.5971066901</text:p>
          </table:table-cell>
          <table:table-cell office:value-type="float" office:value="0.488426762948631" calcext:value-type="float">
            <text:p>0.4884267629</text:p>
          </table:table-cell>
          <table:table-cell office:value-type="float" office:value="0.58734177269082" calcext:value-type="float">
            <text:p>0.5873417727</text:p>
          </table:table-cell>
          <table:table-cell office:value-type="float" office:value="0.472694394143322" calcext:value-type="float">
            <text:p>0.4726943941</text:p>
          </table:table-cell>
          <table:table-cell office:value-type="float" office:value="0.535443038168695" calcext:value-type="float">
            <text:p>0.5354430382</text:p>
          </table:table-cell>
          <table:table-cell office:value-type="float" office:value="0.518625678302582" calcext:value-type="float">
            <text:p>0.5186256783</text:p>
          </table:table-cell>
          <table:table-cell office:value-type="float" office:value="0.570886075712242" calcext:value-type="float">
            <text:p>0.5708860757</text:p>
          </table:table-cell>
          <table:table-cell office:value-type="float" office:value="0.48933092227465" calcext:value-type="float">
            <text:p>0.4893309223</text:p>
          </table:table-cell>
          <table:table-cell office:value-type="float" office:value="0.538698010903802" calcext:value-type="float">
            <text:p>0.5386980109</text:p>
          </table:table-cell>
          <table:table-cell office:value-type="float" office:value="0.445931283930219" calcext:value-type="float">
            <text:p>0.4459312839</text:p>
          </table:table-cell>
          <table:table-cell office:value-type="float" office:value="0.422784810150834" calcext:value-type="float">
            <text:p>0.4227848102</text:p>
          </table:table-cell>
          <table:table-cell office:value-type="float" office:value="0.580289330491106" calcext:value-type="float">
            <text:p>0.5802893305</text:p>
          </table:table-cell>
          <table:table-cell office:value-type="float" office:value="0.595660036468161" calcext:value-type="float">
            <text:p>0.5956600365</text:p>
          </table:table-cell>
          <table:table-cell office:value-type="float" office:value="0.579385171294428" calcext:value-type="float">
            <text:p>0.5793851713</text:p>
          </table:table-cell>
          <table:table-cell office:value-type="float" office:value="0.606871608627209" calcext:value-type="float">
            <text:p>0.6068716086</text:p>
          </table:table-cell>
          <table:table-cell office:value-type="float" office:value="0.602169981205442" calcext:value-type="float">
            <text:p>0.6021699812</text:p>
          </table:table-cell>
          <table:table-cell office:value-type="float" office:value="0.565099458086555" calcext:value-type="float">
            <text:p>0.5650994581</text:p>
          </table:table-cell>
          <table:table-cell office:value-type="float" office:value="0.412658227872353" calcext:value-type="float">
            <text:p>0.4126582279</text:p>
          </table:table-cell>
          <table:table-cell office:value-type="float" office:value="0.507052441353608" calcext:value-type="float">
            <text:p>0.5070524414</text:p>
          </table:table-cell>
          <table:table-cell office:value-type="float" office:value="0.552079566197628" calcext:value-type="float">
            <text:p>0.5520795662</text:p>
          </table:table-cell>
          <table:table-cell office:value-type="float" office:value="0.574683544842718" calcext:value-type="float">
            <text:p>0.5746835448</text:p>
          </table:table-cell>
          <table:table-cell office:value-type="float" office:value="0.413381555164485" calcext:value-type="float">
            <text:p>0.4133815552</text:p>
          </table:table-cell>
          <table:table-cell office:value-type="float" office:value="0.588788426676883" calcext:value-type="float">
            <text:p>0.5887884267</text:p>
          </table:table-cell>
          <table:table-cell office:value-type="float" office:value="0.597468355249539" calcext:value-type="float">
            <text:p>0.5974683552</text:p>
          </table:table-cell>
          <table:table-cell office:value-type="float" office:value="0.46907775783625" calcext:value-type="float">
            <text:p>0.4690777578</text:p>
          </table:table-cell>
          <table:table-cell office:value-type="float" office:value="0.590054249267682" calcext:value-type="float">
            <text:p>0.5900542493</text:p>
          </table:table-cell>
          <table:table-cell office:value-type="float" office:value="0.527667269374751" calcext:value-type="float">
            <text:p>0.5276672694</text:p>
          </table:table-cell>
          <table:table-cell office:value-type="float" office:value="0.567088608306312" calcext:value-type="float">
            <text:p>0.5670886083</text:p>
          </table:table-cell>
          <table:table-cell office:value-type="float" office:value="0.526401447021077" calcext:value-type="float">
            <text:p>0.526401447</text:p>
          </table:table-cell>
          <table:table-cell office:value-type="float" office:value="0.581193490205147" calcext:value-type="float">
            <text:p>0.5811934902</text:p>
          </table:table-cell>
          <table:table-cell office:value-type="float" office:value="0.579385171445326" calcext:value-type="float">
            <text:p>0.5793851714</text:p>
          </table:table-cell>
          <table:table-cell office:value-type="float" office:value="0.571247739882409" calcext:value-type="float">
            <text:p>0.5712477399</text:p>
          </table:table-cell>
          <table:table-cell office:value-type="float" office:value="0.541591320654367" calcext:value-type="float">
            <text:p>0.5415913207</text:p>
          </table:table-cell>
          <table:table-cell office:value-type="float" office:value="0.599095840221288" calcext:value-type="float">
            <text:p>0.5990958402</text:p>
          </table:table-cell>
          <table:table-cell office:value-type="float" office:value="0.42603978302606" calcext:value-type="float">
            <text:p>0.426039783</text:p>
          </table:table-cell>
          <table:table-cell office:value-type="float" office:value="0.566546111425914" calcext:value-type="float">
            <text:p>0.5665461114</text:p>
          </table:table-cell>
          <table:table-cell office:value-type="float" office:value="0.445207956675811" calcext:value-type="float">
            <text:p>0.4452079567</text:p>
          </table:table-cell>
          <table:table-cell office:value-type="float" office:value="0.588426762959409" calcext:value-type="float">
            <text:p>0.588426763</text:p>
          </table:table-cell>
          <table:table-cell office:value-type="float" office:value="0.427486437637271" calcext:value-type="float">
            <text:p>0.4274864376</text:p>
          </table:table-cell>
          <table:table-cell office:value-type="float" office:value="0.580650993906783" calcext:value-type="float">
            <text:p>0.5806509939</text:p>
          </table:table-cell>
          <table:table-cell office:value-type="float" office:value="0.561844484327499" calcext:value-type="float">
            <text:p>0.5618444843</text:p>
          </table:table-cell>
          <table:table-cell office:value-type="float" office:value="0.580831825668514" calcext:value-type="float">
            <text:p>0.5808318257</text:p>
          </table:table-cell>
          <table:table-cell office:value-type="float" office:value="0.479566003535798" calcext:value-type="float">
            <text:p>0.4795660035</text:p>
          </table:table-cell>
          <table:table-cell office:value-type="float" office:value="0.535443038039354" calcext:value-type="float">
            <text:p>0.535443038</text:p>
          </table:table-cell>
          <table:table-cell office:value-type="float" office:value="0.409041591344324" calcext:value-type="float">
            <text:p>0.4090415913</text:p>
          </table:table-cell>
          <table:table-cell office:value-type="float" office:value="0.587522604711233" calcext:value-type="float">
            <text:p>0.5875226047</text:p>
          </table:table-cell>
          <table:table-cell office:value-type="float" office:value="0.603616635881324" calcext:value-type="float">
            <text:p>0.6036166359</text:p>
          </table:table-cell>
          <table:table-cell office:value-type="float" office:value="0.408499095838173" calcext:value-type="float">
            <text:p>0.4084990958</text:p>
          </table:table-cell>
          <table:table-cell office:value-type="float" office:value="0.544303797727036" calcext:value-type="float">
            <text:p>0.5443037977</text:p>
          </table:table-cell>
          <table:table-cell office:value-type="float" office:value="0.409222423170725" calcext:value-type="float">
            <text:p>0.4092224232</text:p>
          </table:table-cell>
          <table:table-cell office:value-type="float" office:value="0.561121157905723" calcext:value-type="float">
            <text:p>0.5611211579</text:p>
          </table:table-cell>
          <table:table-cell office:value-type="float" office:value="0.570162747846158" calcext:value-type="float">
            <text:p>0.5701627478</text:p>
          </table:table-cell>
          <table:table-cell office:value-type="float" office:value="0.525858951164628" calcext:value-type="float">
            <text:p>0.5258589512</text:p>
          </table:table-cell>
          <table:table-cell office:value-type="float" office:value="0.540506328553446" calcext:value-type="float">
            <text:p>0.5405063286</text:p>
          </table:table-cell>
          <table:table-cell office:value-type="float" office:value="0.564918625893688" calcext:value-type="float">
            <text:p>0.5649186259</text:p>
          </table:table-cell>
          <table:table-cell office:value-type="float" office:value="0.573417721734556" calcext:value-type="float">
            <text:p>0.5734177217</text:p>
          </table:table-cell>
          <table:table-cell office:value-type="float" office:value="0.602893308511048" calcext:value-type="float">
            <text:p>0.6028933085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527"/>
        </table:table-row>
        <table:table-row table:style-name="ro1">
          <table:table-cell office:value-type="float" office:value="0.0355201576288633" calcext:value-type="float">
            <text:p>0.0355201576</text:p>
          </table:table-cell>
          <table:table-cell office:value-type="float" office:value="0.0871236227623957" calcext:value-type="float">
            <text:p>0.0871236228</text:p>
          </table:table-cell>
          <table:table-cell office:value-type="float" office:value="0.142381176791382" calcext:value-type="float">
            <text:p>0.1423811768</text:p>
          </table:table-cell>
          <table:table-cell office:value-type="float" office:value="0.198400204017772" calcext:value-type="float">
            <text:p>0.198400204</text:p>
          </table:table-cell>
          <table:table-cell office:value-type="float" office:value="0.230238700849053" calcext:value-type="float">
            <text:p>0.2302387008</text:p>
          </table:table-cell>
          <table:table-cell office:value-type="float" office:value="0.242730465473462" calcext:value-type="float">
            <text:p>0.2427304655</text:p>
          </table:table-cell>
          <table:table-cell office:value-type="float" office:value="0.26491363780918" calcext:value-type="float">
            <text:p>0.2649136378</text:p>
          </table:table-cell>
          <table:table-cell office:value-type="float" office:value="0.301111115384135" calcext:value-type="float">
            <text:p>0.3011111154</text:p>
          </table:table-cell>
          <table:table-cell office:value-type="float" office:value="0.3228351872604" calcext:value-type="float">
            <text:p>0.3228351873</text:p>
          </table:table-cell>
          <table:table-cell office:value-type="float" office:value="0.340268688644115" calcext:value-type="float">
            <text:p>0.3402686886</text:p>
          </table:table-cell>
          <table:table-cell office:value-type="float" office:value="0.362980352022994" calcext:value-type="float">
            <text:p>0.362980352</text:p>
          </table:table-cell>
          <table:table-cell office:value-type="float" office:value="0.364765480786876" calcext:value-type="float">
            <text:p>0.3647654808</text:p>
          </table:table-cell>
          <table:table-cell office:value-type="float" office:value="0.385060365095317" calcext:value-type="float">
            <text:p>0.3850603651</text:p>
          </table:table-cell>
          <table:table-cell office:value-type="float" office:value="0.400591330788864" calcext:value-type="float">
            <text:p>0.4005913308</text:p>
          </table:table-cell>
          <table:table-cell office:value-type="float" office:value="0.38638828086629" calcext:value-type="float">
            <text:p>0.3863882809</text:p>
          </table:table-cell>
          <table:table-cell office:value-type="float" office:value="0.388876692820764" calcext:value-type="float">
            <text:p>0.3888766928</text:p>
          </table:table-cell>
          <table:table-cell office:value-type="float" office:value="0.387356559682713" calcext:value-type="float">
            <text:p>0.3873565597</text:p>
          </table:table-cell>
          <table:table-cell office:value-type="float" office:value="0.425284015868647" calcext:value-type="float">
            <text:p>0.4252840159</text:p>
          </table:table-cell>
          <table:table-cell office:value-type="float" office:value="0.405949677619835" calcext:value-type="float">
            <text:p>0.4059496776</text:p>
          </table:table-cell>
          <table:table-cell office:value-type="float" office:value="0.453057771938562" calcext:value-type="float">
            <text:p>0.4530577719</text:p>
          </table:table-cell>
          <table:table-cell office:value-type="float" office:value="0.440973113333648" calcext:value-type="float">
            <text:p>0.4409731133</text:p>
          </table:table-cell>
          <table:table-cell office:value-type="float" office:value="0.440047377122452" calcext:value-type="float">
            <text:p>0.4400473771</text:p>
          </table:table-cell>
          <table:table-cell office:value-type="float" office:value="0.443883458536198" calcext:value-type="float">
            <text:p>0.4438834585</text:p>
          </table:table-cell>
          <table:table-cell office:value-type="float" office:value="0.432919657365068" calcext:value-type="float">
            <text:p>0.4329196574</text:p>
          </table:table-cell>
          <table:table-cell office:value-type="float" office:value="0.464314294842062" calcext:value-type="float">
            <text:p>0.4643142948</text:p>
          </table:table-cell>
          <table:table-cell office:value-type="float" office:value="0.455033514846835" calcext:value-type="float">
            <text:p>0.4550335148</text:p>
          </table:table-cell>
          <table:table-cell office:value-type="float" office:value="0.438993866766439" calcext:value-type="float">
            <text:p>0.4389938668</text:p>
          </table:table-cell>
          <table:table-cell office:value-type="float" office:value="0.46415804729662" calcext:value-type="float">
            <text:p>0.4641580473</text:p>
          </table:table-cell>
          <table:table-cell office:value-type="float" office:value="0.449306100493414" calcext:value-type="float">
            <text:p>0.4493061005</text:p>
          </table:table-cell>
          <table:table-cell office:value-type="float" office:value="0.457589930071207" calcext:value-type="float">
            <text:p>0.4575899301</text:p>
          </table:table-cell>
          <table:table-cell office:value-type="float" office:value="0.481290035385823" calcext:value-type="float">
            <text:p>0.4812900354</text:p>
          </table:table-cell>
          <table:table-cell office:value-type="float" office:value="0.461013078019903" calcext:value-type="float">
            <text:p>0.461013078</text:p>
          </table:table-cell>
          <table:table-cell office:value-type="float" office:value="0.445794692306754" calcext:value-type="float">
            <text:p>0.4457946923</text:p>
          </table:table-cell>
          <table:table-cell office:value-type="float" office:value="0.471948099216562" calcext:value-type="float">
            <text:p>0.4719480992</text:p>
          </table:table-cell>
          <table:table-cell office:value-type="float" office:value="0.472686017976129" calcext:value-type="float">
            <text:p>0.472686018</text:p>
          </table:table-cell>
          <table:table-cell office:value-type="float" office:value="0.464889177762873" calcext:value-type="float">
            <text:p>0.4648891778</text:p>
          </table:table-cell>
          <table:table-cell office:value-type="float" office:value="0.439254768161555" calcext:value-type="float">
            <text:p>0.4392547682</text:p>
          </table:table-cell>
          <table:table-cell office:value-type="float" office:value="0.470886688040525" calcext:value-type="float">
            <text:p>0.470886688</text:p>
          </table:table-cell>
          <table:table-cell office:value-type="float" office:value="0.481229063496608" calcext:value-type="float">
            <text:p>0.4812290635</text:p>
          </table:table-cell>
          <table:table-cell office:value-type="float" office:value="0.483381348102244" calcext:value-type="float">
            <text:p>0.4833813481</text:p>
          </table:table-cell>
          <table:table-cell office:value-type="float" office:value="0.478315306970488" calcext:value-type="float">
            <text:p>0.478315307</text:p>
          </table:table-cell>
          <table:table-cell office:value-type="float" office:value="0.481631226019462" calcext:value-type="float">
            <text:p>0.481631226</text:p>
          </table:table-cell>
          <table:table-cell office:value-type="float" office:value="0.462050814979404" calcext:value-type="float">
            <text:p>0.462050815</text:p>
          </table:table-cell>
          <table:table-cell office:value-type="float" office:value="0.476253128701" calcext:value-type="float">
            <text:p>0.4762531287</text:p>
          </table:table-cell>
          <table:table-cell office:value-type="float" office:value="0.472326776922937" calcext:value-type="float">
            <text:p>0.4723267769</text:p>
          </table:table-cell>
          <table:table-cell office:value-type="float" office:value="0.486740775889698" calcext:value-type="float">
            <text:p>0.4867407759</text:p>
          </table:table-cell>
          <table:table-cell office:value-type="float" office:value="0.485578682695955" calcext:value-type="float">
            <text:p>0.4855786827</text:p>
          </table:table-cell>
          <table:table-cell office:value-type="float" office:value="0.46797293317156" calcext:value-type="float">
            <text:p>0.4679729332</text:p>
          </table:table-cell>
          <table:table-cell office:value-type="float" office:value="0.48826526053003" calcext:value-type="float">
            <text:p>0.4882652605</text:p>
          </table:table-cell>
          <table:table-cell office:value-type="float" office:value="0.474355777841209" calcext:value-type="float">
            <text:p>0.4743557778</text:p>
          </table:table-cell>
          <table:table-cell office:value-type="float" office:value="0.48119634122765" calcext:value-type="float">
            <text:p>0.4811963412</text:p>
          </table:table-cell>
          <table:table-cell office:value-type="float" office:value="0.487002365980654" calcext:value-type="float">
            <text:p>0.487002366</text:p>
          </table:table-cell>
          <table:table-cell office:value-type="float" office:value="0.482335060887853" calcext:value-type="float">
            <text:p>0.4823350609</text:p>
          </table:table-cell>
          <table:table-cell office:value-type="float" office:value="0.46073588597997" calcext:value-type="float">
            <text:p>0.460735886</text:p>
          </table:table-cell>
          <table:table-cell office:value-type="float" office:value="0.494456509300124" calcext:value-type="float">
            <text:p>0.4944565093</text:p>
          </table:table-cell>
          <table:table-cell office:value-type="float" office:value="0.488047534626148" calcext:value-type="float">
            <text:p>0.4880475346</text:p>
          </table:table-cell>
          <table:table-cell office:value-type="float" office:value="0.498259627714638" calcext:value-type="float">
            <text:p>0.4982596277</text:p>
          </table:table-cell>
          <table:table-cell office:value-type="float" office:value="0.47066040706919" calcext:value-type="float">
            <text:p>0.4706604071</text:p>
          </table:table-cell>
          <table:table-cell office:value-type="float" office:value="0.48928079491069" calcext:value-type="float">
            <text:p>0.4892807949</text:p>
          </table:table-cell>
          <table:table-cell office:value-type="float" office:value="0.5020286421932" calcext:value-type="float">
            <text:p>0.5020286422</text:p>
          </table:table-cell>
          <table:table-cell office:value-type="float" office:value="0.487589394696642" calcext:value-type="float">
            <text:p>0.4875893947</text:p>
          </table:table-cell>
          <table:table-cell office:value-type="float" office:value="0.488469584911808" calcext:value-type="float">
            <text:p>0.4884695849</text:p>
          </table:table-cell>
          <table:table-cell office:value-type="float" office:value="0.492397002910802" calcext:value-type="float">
            <text:p>0.4923970029</text:p>
          </table:table-cell>
          <table:table-cell office:value-type="float" office:value="0.501722087552285" calcext:value-type="float">
            <text:p>0.5017220876</text:p>
          </table:table-cell>
          <table:table-cell office:value-type="float" office:value="0.488949767417588" calcext:value-type="float">
            <text:p>0.4889497674</text:p>
          </table:table-cell>
          <table:table-cell office:value-type="float" office:value="0.491459324151955" calcext:value-type="float">
            <text:p>0.4914593242</text:p>
          </table:table-cell>
          <table:table-cell office:value-type="float" office:value="0.504945685654042" calcext:value-type="float">
            <text:p>0.5049456857</text:p>
          </table:table-cell>
          <table:table-cell office:value-type="float" office:value="0.506901906122937" calcext:value-type="float">
            <text:p>0.5069019061</text:p>
          </table:table-cell>
          <table:table-cell office:value-type="float" office:value="0.496337888188451" calcext:value-type="float">
            <text:p>0.4963378882</text:p>
          </table:table-cell>
          <table:table-cell office:value-type="float" office:value="0.488346625020605" calcext:value-type="float">
            <text:p>0.488346625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527"/>
        </table:table-row>
        <table:table-row table:style-name="ro1">
          <table:table-cell office:value-type="float" office:value="0.0148994960675646" calcext:value-type="float">
            <text:p>0.0148994961</text:p>
          </table:table-cell>
          <table:table-cell office:value-type="float" office:value="0.0255045407126653" calcext:value-type="float">
            <text:p>0.0255045407</text:p>
          </table:table-cell>
          <table:table-cell office:value-type="float" office:value="-0.00407991818746865" calcext:value-type="float">
            <text:p>-0.0040799182</text:p>
          </table:table-cell>
          <table:table-cell office:value-type="float" office:value="-0.00331124999168014" calcext:value-type="float">
            <text:p>-0.00331125</text:p>
          </table:table-cell>
          <table:table-cell office:value-type="float" office:value="0.140270441145405" calcext:value-type="float">
            <text:p>0.1402704411</text:p>
          </table:table-cell>
          <table:table-cell office:value-type="float" office:value="0.00842849565888831" calcext:value-type="float">
            <text:p>0.0084284957</text:p>
          </table:table-cell>
          <table:table-cell office:value-type="float" office:value="0.0656922718984956" calcext:value-type="float">
            <text:p>0.0656922719</text:p>
          </table:table-cell>
          <table:table-cell office:value-type="float" office:value="0.0396778763034406" calcext:value-type="float">
            <text:p>0.0396778763</text:p>
          </table:table-cell>
          <table:table-cell office:value-type="float" office:value="0.123902126858398" calcext:value-type="float">
            <text:p>0.1239021269</text:p>
          </table:table-cell>
          <table:table-cell office:value-type="float" office:value="0.149518441059921" calcext:value-type="float">
            <text:p>0.1495184411</text:p>
          </table:table-cell>
          <table:table-cell office:value-type="float" office:value="0.142189491867588" calcext:value-type="float">
            <text:p>0.1421894919</text:p>
          </table:table-cell>
          <table:table-cell office:value-type="float" office:value="0.155461032238619" calcext:value-type="float">
            <text:p>0.1554610322</text:p>
          </table:table-cell>
          <table:table-cell office:value-type="float" office:value="0.132675015142231" calcext:value-type="float">
            <text:p>0.1326750151</text:p>
          </table:table-cell>
          <table:table-cell office:value-type="float" office:value="-0.000198347012345657" calcext:value-type="float">
            <text:p>-0.000198347</text:p>
          </table:table-cell>
          <table:table-cell office:value-type="float" office:value="0.107952512121653" calcext:value-type="float">
            <text:p>0.1079525121</text:p>
          </table:table-cell>
          <table:table-cell office:value-type="float" office:value="0.0922462646342531" calcext:value-type="float">
            <text:p>0.0922462646</text:p>
          </table:table-cell>
          <table:table-cell office:value-type="float" office:value="0.118561877051594" calcext:value-type="float">
            <text:p>0.1185618771</text:p>
          </table:table-cell>
          <table:table-cell office:value-type="float" office:value="0.1241640530594" calcext:value-type="float">
            <text:p>0.1241640531</text:p>
          </table:table-cell>
          <table:table-cell office:value-type="float" office:value="0.120207151350233" calcext:value-type="float">
            <text:p>0.1202071514</text:p>
          </table:table-cell>
          <table:table-cell office:value-type="float" office:value="0.150284056597226" calcext:value-type="float">
            <text:p>0.1502840566</text:p>
          </table:table-cell>
          <table:table-cell office:value-type="float" office:value="0.121983337542463" calcext:value-type="float">
            <text:p>0.1219833375</text:p>
          </table:table-cell>
          <table:table-cell office:value-type="float" office:value="0.135534291209192" calcext:value-type="float">
            <text:p>0.1355342912</text:p>
          </table:table-cell>
          <table:table-cell office:value-type="float" office:value="0.068063531732473" calcext:value-type="float">
            <text:p>0.0680635317</text:p>
          </table:table-cell>
          <table:table-cell office:value-type="float" office:value="0.0453364256277654" calcext:value-type="float">
            <text:p>0.0453364256</text:p>
          </table:table-cell>
          <table:table-cell office:value-type="float" office:value="0.144885665932114" calcext:value-type="float">
            <text:p>0.1448856659</text:p>
          </table:table-cell>
          <table:table-cell office:value-type="float" office:value="0.0768117110724906" calcext:value-type="float">
            <text:p>0.0768117111</text:p>
          </table:table-cell>
          <table:table-cell office:value-type="float" office:value="0.148077340631545" calcext:value-type="float">
            <text:p>0.1480773406</text:p>
          </table:table-cell>
          <table:table-cell office:value-type="float" office:value="0.0856338554754126" calcext:value-type="float">
            <text:p>0.0856338555</text:p>
          </table:table-cell>
          <table:table-cell office:value-type="float" office:value="0.0674760659749049" calcext:value-type="float">
            <text:p>0.067476066</text:p>
          </table:table-cell>
          <table:table-cell office:value-type="float" office:value="0.153795111270968" calcext:value-type="float">
            <text:p>0.1537951113</text:p>
          </table:table-cell>
          <table:table-cell office:value-type="float" office:value="0.0348794721134317" calcext:value-type="float">
            <text:p>0.0348794721</text:p>
          </table:table-cell>
          <table:table-cell office:value-type="float" office:value="0.128447449598024" calcext:value-type="float">
            <text:p>0.1284474496</text:p>
          </table:table-cell>
          <table:table-cell office:value-type="float" office:value="0.169903157093641" calcext:value-type="float">
            <text:p>0.1699031571</text:p>
          </table:table-cell>
          <table:table-cell office:value-type="float" office:value="0.0747514554594137" calcext:value-type="float">
            <text:p>0.0747514555</text:p>
          </table:table-cell>
          <table:table-cell office:value-type="float" office:value="0.0426777639101254" calcext:value-type="float">
            <text:p>0.0426777639</text:p>
          </table:table-cell>
          <table:table-cell office:value-type="float" office:value="0.107510090661092" calcext:value-type="float">
            <text:p>0.1075100907</text:p>
          </table:table-cell>
          <table:table-cell office:value-type="float" office:value="0.097432032208654" calcext:value-type="float">
            <text:p>0.0974320322</text:p>
          </table:table-cell>
          <table:table-cell office:value-type="float" office:value="0.0878698106188239" calcext:value-type="float">
            <text:p>0.0878698106</text:p>
          </table:table-cell>
          <table:table-cell office:value-type="float" office:value="0.0748010996641561" calcext:value-type="float">
            <text:p>0.0748010997</text:p>
          </table:table-cell>
          <table:table-cell office:value-type="float" office:value="0.110616412284577" calcext:value-type="float">
            <text:p>0.1106164123</text:p>
          </table:table-cell>
          <table:table-cell office:value-type="float" office:value="0.131541465015351" calcext:value-type="float">
            <text:p>0.131541465</text:p>
          </table:table-cell>
          <table:table-cell office:value-type="float" office:value="0.163327852845408" calcext:value-type="float">
            <text:p>0.1633278528</text:p>
          </table:table-cell>
          <table:table-cell office:value-type="float" office:value="0.142035396669269" calcext:value-type="float">
            <text:p>0.1420353967</text:p>
          </table:table-cell>
          <table:table-cell office:value-type="float" office:value="0.0978184877061176" calcext:value-type="float">
            <text:p>0.0978184877</text:p>
          </table:table-cell>
          <table:table-cell office:value-type="float" office:value="0.136873332754613" calcext:value-type="float">
            <text:p>0.1368733328</text:p>
          </table:table-cell>
          <table:table-cell office:value-type="float" office:value="0.137634743386324" calcext:value-type="float">
            <text:p>0.1376347434</text:p>
          </table:table-cell>
          <table:table-cell office:value-type="float" office:value="0.0276431909737061" calcext:value-type="float">
            <text:p>0.027643191</text:p>
          </table:table-cell>
          <table:table-cell office:value-type="float" office:value="0.0498065014213162" calcext:value-type="float">
            <text:p>0.0498065014</text:p>
          </table:table-cell>
          <table:table-cell office:value-type="float" office:value="0.15549504624353" calcext:value-type="float">
            <text:p>0.1554950462</text:p>
          </table:table-cell>
          <table:table-cell office:value-type="float" office:value="0.0866451689538969" calcext:value-type="float">
            <text:p>0.086645169</text:p>
          </table:table-cell>
          <table:table-cell office:value-type="float" office:value="0.065218496934307" calcext:value-type="float">
            <text:p>0.0652184969</text:p>
          </table:table-cell>
          <table:table-cell office:value-type="float" office:value="0.0543173550266038" calcext:value-type="float">
            <text:p>0.054317355</text:p>
          </table:table-cell>
          <table:table-cell office:value-type="float" office:value="0.108124609532636" calcext:value-type="float">
            <text:p>0.1081246095</text:p>
          </table:table-cell>
          <table:table-cell office:value-type="float" office:value="0.0934664403605418" calcext:value-type="float">
            <text:p>0.0934664404</text:p>
          </table:table-cell>
          <table:table-cell office:value-type="float" office:value="0.142511241986782" calcext:value-type="float">
            <text:p>0.142511242</text:p>
          </table:table-cell>
          <table:table-cell office:value-type="float" office:value="0.113087421527661" calcext:value-type="float">
            <text:p>0.1130874215</text:p>
          </table:table-cell>
          <table:table-cell office:value-type="float" office:value="0.180293435941553" calcext:value-type="float">
            <text:p>0.1802934359</text:p>
          </table:table-cell>
          <table:table-cell office:value-type="float" office:value="0.0255015210044751" calcext:value-type="float">
            <text:p>0.025501521</text:p>
          </table:table-cell>
          <table:table-cell office:value-type="float" office:value="0.12378777392734" calcext:value-type="float">
            <text:p>0.1237877739</text:p>
          </table:table-cell>
          <table:table-cell office:value-type="float" office:value="0.0274475240793625" calcext:value-type="float">
            <text:p>0.0274475241</text:p>
          </table:table-cell>
          <table:table-cell office:value-type="float" office:value="0.0288989964502091" calcext:value-type="float">
            <text:p>0.0288989965</text:p>
          </table:table-cell>
          <table:table-cell office:value-type="float" office:value="0.136285190782754" calcext:value-type="float">
            <text:p>0.1362851908</text:p>
          </table:table-cell>
          <table:table-cell office:value-type="float" office:value="0.027804730102339" calcext:value-type="float">
            <text:p>0.0278047301</text:p>
          </table:table-cell>
          <table:table-cell office:value-type="float" office:value="0.152578709273183" calcext:value-type="float">
            <text:p>0.1525787093</text:p>
          </table:table-cell>
          <table:table-cell office:value-type="float" office:value="0.0494601581912575" calcext:value-type="float">
            <text:p>0.0494601582</text:p>
          </table:table-cell>
          <table:table-cell office:value-type="float" office:value="0.133468047096975" calcext:value-type="float">
            <text:p>0.1334680471</text:p>
          </table:table-cell>
          <table:table-cell office:value-type="float" office:value="0.112043620724143" calcext:value-type="float">
            <text:p>0.1120436207</text:p>
          </table:table-cell>
          <table:table-cell office:value-type="float" office:value="0.11084062373013" calcext:value-type="float">
            <text:p>0.1108406237</text:p>
          </table:table-cell>
          <table:table-cell office:value-type="float" office:value="0.12451671318439" calcext:value-type="float">
            <text:p>0.1245167132</text:p>
          </table:table-cell>
          <table:table-cell office:value-type="float" office:value="0.0652961146180766" calcext:value-type="float">
            <text:p>0.0652961146</text:p>
          </table:table-cell>
          <table:table-cell table:number-columns-repeated="458"/>
        </table:table-row>
        <table:table-row table:style-name="ro1">
          <table:table-cell office:value-type="string" calcext:value-type="string">
            <text:p>{(1</text:p>
          </table:table-cell>
          <table:table-cell office:value-type="string" calcext:value-type="string">
            <text:p><text:s/>2): (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7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50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-7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0)</text:p>
          </table:table-cell>
          <table:table-cell office:value-type="string" calcext:value-type="string">
            <text:p><text:s/>(-4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)</text:p>
          </table:table-cell>
          <table:table-cell office:value-type="string" calcext:value-type="string">
            <text:p><text:s/>(-1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5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36): (0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29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8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-35</text:p>
          </table:table-cell>
          <table:table-cell office:value-type="string" calcext:value-type="string">
            <text:p><text:s/>0): (0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2)</text:p>
          </table:table-cell>
          <table:table-cell office:value-type="string" calcext:value-type="string">
            <text:p><text:s/>(-28</text:p>
          </table:table-cell>
          <table:table-cell office:value-type="string" calcext:value-type="string">
            <text:p><text:s/>0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15)}</text:p>
          </table:table-cell>
          <table:table-cell table:number-columns-repeated="4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16:48:39.234252351</dc:date>
    <meta:editing-duration>PT1M50S</meta:editing-duration>
    <meta:editing-cycles>2</meta:editing-cycles>
    <meta:generator>LibreOffice/5.1.6.2$Linux_X86_64 LibreOffice_project/10m0$Build-2</meta:generator>
    <meta:document-statistic meta:table-count="1" meta:cell-count="1383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634cm" svg:height="6.588cm" xlink:href=".." xlink:type="simple" chart:class="chart:line" chart:style-name="ch1">
        <chart:legend chart:legend-position="end" svg:x="16.152cm" svg:y="2.746cm" style:legend-expansion="high" chart:style-name="ch2"/>
        <chart:plot-area chart:style-name="ch3" table:cell-range-address="NNPretrain_classif_affspace_results2.A10:NNPretrain_classif_affspace_results2.TH10 NNPretrain_classif_affspace_results2.A12:NNPretrain_classif_affspace_results2.TH12" svg:x="0.372cm" svg:y="0.131cm" svg:width="15.408cm" svg:height="6.326cm">
          <chartooo:coordinate-region svg:x="1.099cm" svg:y="0.252cm" svg:width="14.681cm" svg:height="5.2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10:NNPretrain_classif_affspace_results2.TH10" chart:class="chart:line">
            <chart:data-point chart:repeated="528"/>
          </chart:series>
          <chart:series chart:style-name="ch7" chart:values-cell-range-address="NNPretrain_classif_affspace_results2.A12:NNPretrain_classif_affspace_results2.TH12" chart:class="chart:line">
            <chart:data-point chart:repeated="5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665801769928567">
                <text:p>0.665801769928567</text:p>
                <draw:g>
                  <svg:desc>NNPretrain_classif_affspace_results2.A10:NNPretrain_classif_affspace_results2.TH10</svg:desc>
                </draw:g>
              </table:table-cell>
              <table:table-cell office:value-type="float" office:value="0.615931506785767">
                <text:p>0.615931506785767</text:p>
              </table:table-cell>
              <table:table-cell office:value-type="float" office:value="0.585740753655793">
                <text:p>0.585740753655793</text:p>
              </table:table-cell>
              <table:table-cell office:value-type="float" office:value="0.556421345295143">
                <text:p>0.556421345295143</text:p>
              </table:table-cell>
              <table:table-cell office:value-type="float" office:value="0.535038780706129">
                <text:p>0.535038780706129</text:p>
              </table:table-cell>
              <table:table-cell office:value-type="float" office:value="0.519960493893657">
                <text:p>0.519960493893657</text:p>
              </table:table-cell>
              <table:table-cell office:value-type="float" office:value="0.506255914929696">
                <text:p>0.506255914929696</text:p>
              </table:table-cell>
              <table:table-cell office:value-type="float" office:value="0.492823092666779">
                <text:p>0.492823092666779</text:p>
              </table:table-cell>
              <table:table-cell office:value-type="float" office:value="0.480353470281436">
                <text:p>0.480353470281436</text:p>
              </table:table-cell>
              <table:table-cell office:value-type="float" office:value="0.474100471575904">
                <text:p>0.474100471575904</text:p>
              </table:table-cell>
              <table:table-cell office:value-type="float" office:value="0.466495982986851">
                <text:p>0.466495982986851</text:p>
              </table:table-cell>
              <table:table-cell office:value-type="float" office:value="0.452997209888557">
                <text:p>0.452997209888557</text:p>
              </table:table-cell>
              <table:table-cell office:value-type="float" office:value="0.441233905959476">
                <text:p>0.441233905959476</text:p>
              </table:table-cell>
              <table:table-cell office:value-type="float" office:value="0.439358124274532">
                <text:p>0.439358124274532</text:p>
              </table:table-cell>
              <table:table-cell office:value-type="float" office:value="0.428412932119816">
                <text:p>0.428412932119816</text:p>
              </table:table-cell>
              <table:table-cell office:value-type="float" office:value="0.421621147082773">
                <text:p>0.421621147082773</text:p>
              </table:table-cell>
              <table:table-cell office:value-type="float" office:value="0.420677118060862">
                <text:p>0.420677118060862</text:p>
              </table:table-cell>
              <table:table-cell office:value-type="float" office:value="0.424256175209796">
                <text:p>0.424256175209796</text:p>
              </table:table-cell>
              <table:table-cell office:value-type="float" office:value="0.413327842992292">
                <text:p>0.413327842992292</text:p>
              </table:table-cell>
              <table:table-cell office:value-type="float" office:value="0.405773768573528">
                <text:p>0.405773768573528</text:p>
              </table:table-cell>
              <table:table-cell office:value-type="float" office:value="0.410036465146736">
                <text:p>0.410036465146736</text:p>
              </table:table-cell>
              <table:table-cell office:value-type="float" office:value="0.399225835857476">
                <text:p>0.399225835857476</text:p>
              </table:table-cell>
              <table:table-cell office:value-type="float" office:value="0.403672560968405">
                <text:p>0.403672560968405</text:p>
              </table:table-cell>
              <table:table-cell office:value-type="float" office:value="0.389752628043963">
                <text:p>0.389752628043963</text:p>
              </table:table-cell>
              <table:table-cell office:value-type="float" office:value="0.395378233940069">
                <text:p>0.395378233940069</text:p>
              </table:table-cell>
              <table:table-cell office:value-type="float" office:value="0.386417128725341">
                <text:p>0.386417128725341</text:p>
              </table:table-cell>
              <table:table-cell office:value-type="float" office:value="0.382360935214952">
                <text:p>0.382360935214952</text:p>
              </table:table-cell>
              <table:table-cell office:value-type="float" office:value="0.382773711585607">
                <text:p>0.382773711585607</text:p>
              </table:table-cell>
              <table:table-cell office:value-type="float" office:value="0.387605232946636">
                <text:p>0.387605232946636</text:p>
              </table:table-cell>
              <table:table-cell office:value-type="float" office:value="0.374861921960986">
                <text:p>0.374861921960986</text:p>
              </table:table-cell>
              <table:table-cell office:value-type="float" office:value="0.370125172950285">
                <text:p>0.370125172950285</text:p>
              </table:table-cell>
              <table:table-cell office:value-type="float" office:value="0.376166002524947">
                <text:p>0.376166002524947</text:p>
              </table:table-cell>
              <table:table-cell office:value-type="float" office:value="0.367051829577699">
                <text:p>0.367051829577699</text:p>
              </table:table-cell>
              <table:table-cell office:value-type="float" office:value="0.374382044637904">
                <text:p>0.374382044637904</text:p>
              </table:table-cell>
              <table:table-cell office:value-type="float" office:value="0.368898407810478">
                <text:p>0.368898407810478</text:p>
              </table:table-cell>
              <table:table-cell office:value-type="float" office:value="0.375607052115531">
                <text:p>0.375607052115531</text:p>
              </table:table-cell>
              <table:table-cell office:value-type="float" office:value="0.368143773463465">
                <text:p>0.368143773463465</text:p>
              </table:table-cell>
              <table:table-cell office:value-type="float" office:value="0.363796401762796">
                <text:p>0.363796401762796</text:p>
              </table:table-cell>
              <table:table-cell office:value-type="float" office:value="0.381029642634871">
                <text:p>0.381029642634871</text:p>
              </table:table-cell>
              <table:table-cell office:value-type="float" office:value="0.36155408159002">
                <text:p>0.36155408159002</text:p>
              </table:table-cell>
              <table:table-cell office:value-type="float" office:value="0.363079741387937">
                <text:p>0.363079741387937</text:p>
              </table:table-cell>
              <table:table-cell office:value-type="float" office:value="0.354804773925604">
                <text:p>0.354804773925604</text:p>
              </table:table-cell>
              <table:table-cell office:value-type="float" office:value="0.361222925422163">
                <text:p>0.361222925422163</text:p>
              </table:table-cell>
              <table:table-cell office:value-type="float" office:value="0.360636738321587">
                <text:p>0.360636738321587</text:p>
              </table:table-cell>
              <table:table-cell office:value-type="float" office:value="0.373102952229833">
                <text:p>0.373102952229833</text:p>
              </table:table-cell>
              <table:table-cell office:value-type="float" office:value="0.35393946808701">
                <text:p>0.35393946808701</text:p>
              </table:table-cell>
              <table:table-cell office:value-type="float" office:value="0.365243536938903">
                <text:p>0.365243536938903</text:p>
              </table:table-cell>
              <table:table-cell office:value-type="float" office:value="0.363845304474659">
                <text:p>0.363845304474659</text:p>
              </table:table-cell>
              <table:table-cell office:value-type="float" office:value="0.357940720968952">
                <text:p>0.357940720968952</text:p>
              </table:table-cell>
              <table:table-cell office:value-type="float" office:value="0.355309861510106">
                <text:p>0.355309861510106</text:p>
              </table:table-cell>
              <table:table-cell office:value-type="float" office:value="0.365954141391372">
                <text:p>0.365954141391372</text:p>
              </table:table-cell>
              <table:table-cell office:value-type="float" office:value="0.363668954843663">
                <text:p>0.363668954843663</text:p>
              </table:table-cell>
              <table:table-cell office:value-type="float" office:value="0.367693230907499">
                <text:p>0.367693230907499</text:p>
              </table:table-cell>
              <table:table-cell office:value-type="float" office:value="0.350213627812231">
                <text:p>0.350213627812231</text:p>
              </table:table-cell>
              <table:table-cell office:value-type="float" office:value="0.349371169512216">
                <text:p>0.349371169512216</text:p>
              </table:table-cell>
              <table:table-cell office:value-type="float" office:value="0.344025596944235">
                <text:p>0.344025596944235</text:p>
              </table:table-cell>
              <table:table-cell office:value-type="float" office:value="0.361002443908967">
                <text:p>0.361002443908967</text:p>
              </table:table-cell>
              <table:table-cell office:value-type="float" office:value="0.35411763244758">
                <text:p>0.35411763244758</text:p>
              </table:table-cell>
              <table:table-cell office:value-type="float" office:value="0.355723653512239">
                <text:p>0.355723653512239</text:p>
              </table:table-cell>
              <table:table-cell office:value-type="float" office:value="0.349809659794114">
                <text:p>0.349809659794114</text:p>
              </table:table-cell>
              <table:table-cell office:value-type="float" office:value="0.356985288854644">
                <text:p>0.356985288854644</text:p>
              </table:table-cell>
              <table:table-cell office:value-type="float" office:value="0.351793433087751">
                <text:p>0.351793433087751</text:p>
              </table:table-cell>
              <table:table-cell office:value-type="float" office:value="0.358480603498119">
                <text:p>0.358480603498119</text:p>
              </table:table-cell>
              <table:table-cell office:value-type="float" office:value="0.348544781902483">
                <text:p>0.348544781902483</text:p>
              </table:table-cell>
              <table:table-cell office:value-type="float" office:value="0.349100306745121">
                <text:p>0.349100306745121</text:p>
              </table:table-cell>
              <table:table-cell office:value-type="float" office:value="0.358373977751916">
                <text:p>0.358373977751916</text:p>
              </table:table-cell>
              <table:table-cell office:value-type="float" office:value="0.34789099103661">
                <text:p>0.34789099103661</text:p>
              </table:table-cell>
              <table:table-cell office:value-type="float" office:value="0.346280407747236">
                <text:p>0.346280407747236</text:p>
              </table:table-cell>
              <table:table-cell office:value-type="float" office:value="0.355265296749643">
                <text:p>0.355265296749643</text:p>
              </table:table-cell>
              <table:table-cell office:value-type="float" office:value="0.346404648015651">
                <text:p>0.346404648015651</text:p>
              </table:table-cell>
              <table:table-cell office:value-type="float" office:value="0.342777002532598">
                <text:p>0.342777002532598</text:p>
              </table:table-cell>
              <table:table-cell office:value-type="float" office:value="0.359673969829331">
                <text:p>0.359673969829331</text:p>
              </table:table-cell>
              <table:table-cell office:value-type="float" office:value="0.348653177393908">
                <text:p>0.348653177393908</text:p>
              </table:table-cell>
              <table:table-cell office:value-type="float" office:value="0.351631015410987">
                <text:p>0.351631015410987</text:p>
              </table:table-cell>
              <table:table-cell office:value-type="float" office:value="0.346352031289739">
                <text:p>0.346352031289739</text:p>
              </table:table-cell>
              <table:table-cell office:value-type="float" office:value="0.359656422180439">
                <text:p>0.359656422180439</text:p>
              </table:table-cell>
              <table:table-cell office:value-type="float" office:value="0.355391097245979">
                <text:p>0.355391097245979</text:p>
              </table:table-cell>
              <table:table-cell office:value-type="float" office:value="0.350432057379922">
                <text:p>0.350432057379922</text:p>
              </table:table-cell>
              <table:table-cell office:value-type="float" office:value="0.348489278000718">
                <text:p>0.348489278000718</text:p>
              </table:table-cell>
              <table:table-cell office:value-type="float" office:value="0.355027018299893">
                <text:p>0.355027018299893</text:p>
              </table:table-cell>
              <table:table-cell office:value-type="float" office:value="0.356080406953231">
                <text:p>0.356080406953231</text:p>
              </table:table-cell>
              <table:table-cell office:value-type="float" office:value="0.355703523805969">
                <text:p>0.355703523805969</text:p>
              </table:table-cell>
              <table:table-cell office:value-type="float" office:value="0.34731363047157">
                <text:p>0.34731363047157</text:p>
              </table:table-cell>
              <table:table-cell office:value-type="float" office:value="0.358046513056921">
                <text:p>0.358046513056921</text:p>
              </table:table-cell>
              <table:table-cell office:value-type="float" office:value="0.355210511945306">
                <text:p>0.355210511945306</text:p>
              </table:table-cell>
              <table:table-cell office:value-type="float" office:value="0.364840331362592">
                <text:p>0.364840331362592</text:p>
              </table:table-cell>
              <table:table-cell office:value-type="float" office:value="0.35029370250165">
                <text:p>0.35029370250165</text:p>
              </table:table-cell>
              <table:table-cell office:value-type="float" office:value="0.352869846336756">
                <text:p>0.352869846336756</text:p>
              </table:table-cell>
              <table:table-cell office:value-type="float" office:value="0.341931039992199">
                <text:p>0.341931039992199</text:p>
              </table:table-cell>
              <table:table-cell office:value-type="float" office:value="0.345561672486058">
                <text:p>0.345561672486058</text:p>
              </table:table-cell>
              <table:table-cell office:value-type="float" office:value="0.339267322257076">
                <text:p>0.339267322257076</text:p>
              </table:table-cell>
              <table:table-cell office:value-type="float" office:value="0.352144868753893">
                <text:p>0.352144868753893</text:p>
              </table:table-cell>
              <table:table-cell office:value-type="float" office:value="0.35645503764436">
                <text:p>0.35645503764436</text:p>
              </table:table-cell>
              <table:table-cell office:value-type="float" office:value="0.345158011079362">
                <text:p>0.345158011079362</text:p>
              </table:table-cell>
              <table:table-cell office:value-type="float" office:value="0.353411999210989">
                <text:p>0.353411999210989</text:p>
              </table:table-cell>
              <table:table-cell office:value-type="float" office:value="0.343766677387148">
                <text:p>0.343766677387148</text:p>
              </table:table-cell>
              <table:table-cell office:value-type="float" office:value="0.349585914494944">
                <text:p>0.349585914494944</text:p>
              </table:table-cell>
              <table:table-cell office:value-type="float" office:value="0.348708581939519">
                <text:p>0.348708581939519</text:p>
              </table:table-cell>
              <table:table-cell office:value-type="float" office:value="0.345308147220955">
                <text:p>0.345308147220955</text:p>
              </table:table-cell>
              <table:table-cell office:value-type="float" office:value="0.346171462320965">
                <text:p>0.346171462320965</text:p>
              </table:table-cell>
              <table:table-cell office:value-type="float" office:value="0.343203457705512">
                <text:p>0.343203457705512</text:p>
              </table:table-cell>
              <table:table-cell office:value-type="float" office:value="0.344646328427534">
                <text:p>0.344646328427534</text:p>
              </table:table-cell>
              <table:table-cell office:value-type="float" office:value="0.343221523202272">
                <text:p>0.343221523202272</text:p>
              </table:table-cell>
              <table:table-cell office:value-type="float" office:value="0.342636007975356">
                <text:p>0.342636007975356</text:p>
              </table:table-cell>
              <table:table-cell office:value-type="float" office:value="0.343468078173542">
                <text:p>0.343468078173542</text:p>
              </table:table-cell>
              <table:table-cell office:value-type="float" office:value="0.354091060840201">
                <text:p>0.354091060840201</text:p>
              </table:table-cell>
              <table:table-cell office:value-type="float" office:value="0.374085717296238">
                <text:p>0.374085717296238</text:p>
              </table:table-cell>
              <table:table-cell office:value-type="float" office:value="0.350334191985857">
                <text:p>0.350334191985857</text:p>
              </table:table-cell>
              <table:table-cell office:value-type="float" office:value="0.349355527587061">
                <text:p>0.349355527587061</text:p>
              </table:table-cell>
              <table:table-cell office:value-type="float" office:value="0.346125135638154">
                <text:p>0.346125135638154</text:p>
              </table:table-cell>
              <table:table-cell office:value-type="float" office:value="0.34125214449067">
                <text:p>0.34125214449067</text:p>
              </table:table-cell>
              <table:table-cell office:value-type="float" office:value="0.354124128162522">
                <text:p>0.354124128162522</text:p>
              </table:table-cell>
              <table:table-cell office:value-type="float" office:value="0.35643284428278">
                <text:p>0.35643284428278</text:p>
              </table:table-cell>
              <table:table-cell office:value-type="float" office:value="0.345306582619765">
                <text:p>0.345306582619765</text:p>
              </table:table-cell>
              <table:table-cell office:value-type="float" office:value="0.342948343563804">
                <text:p>0.342948343563804</text:p>
              </table:table-cell>
              <table:table-cell office:value-type="float" office:value="0.345642920380375">
                <text:p>0.345642920380375</text:p>
              </table:table-cell>
              <table:table-cell office:value-type="float" office:value="0.354368598230423">
                <text:p>0.354368598230423</text:p>
              </table:table-cell>
              <table:table-cell office:value-type="float" office:value="0.34094600224329">
                <text:p>0.34094600224329</text:p>
              </table:table-cell>
              <table:table-cell office:value-type="float" office:value="0.341436733673978">
                <text:p>0.341436733673978</text:p>
              </table:table-cell>
              <table:table-cell office:value-type="float" office:value="0.348044146875427">
                <text:p>0.348044146875427</text:p>
              </table:table-cell>
              <table:table-cell office:value-type="float" office:value="0.345263812686732">
                <text:p>0.345263812686732</text:p>
              </table:table-cell>
              <table:table-cell office:value-type="float" office:value="0.34739142765658">
                <text:p>0.34739142765658</text:p>
              </table:table-cell>
              <table:table-cell office:value-type="float" office:value="0.360707782240022">
                <text:p>0.360707782240022</text:p>
              </table:table-cell>
              <table:table-cell office:value-type="float" office:value="0.348196506176019">
                <text:p>0.348196506176019</text:p>
              </table:table-cell>
              <table:table-cell office:value-type="float" office:value="0.340324255056882">
                <text:p>0.340324255056882</text:p>
              </table:table-cell>
              <table:table-cell office:value-type="float" office:value="0.347734036900287">
                <text:p>0.347734036900287</text:p>
              </table:table-cell>
              <table:table-cell office:value-type="float" office:value="0.346809394630279">
                <text:p>0.346809394630279</text:p>
              </table:table-cell>
              <table:table-cell office:value-type="float" office:value="0.340050088265966">
                <text:p>0.340050088265966</text:p>
              </table:table-cell>
              <table:table-cell office:value-type="float" office:value="0.35871474023185">
                <text:p>0.35871474023185</text:p>
              </table:table-cell>
              <table:table-cell office:value-type="float" office:value="0.347618069899829">
                <text:p>0.347618069899829</text:p>
              </table:table-cell>
              <table:table-cell office:value-type="float" office:value="0.346327096589527">
                <text:p>0.346327096589527</text:p>
              </table:table-cell>
              <table:table-cell office:value-type="float" office:value="0.335527038728791">
                <text:p>0.335527038728791</text:p>
              </table:table-cell>
              <table:table-cell office:value-type="float" office:value="0.36882817508449">
                <text:p>0.36882817508449</text:p>
              </table:table-cell>
              <table:table-cell office:value-type="float" office:value="0.344358391542362">
                <text:p>0.344358391542362</text:p>
              </table:table-cell>
              <table:table-cell office:value-type="float" office:value="0.338908056195667">
                <text:p>0.338908056195667</text:p>
              </table:table-cell>
              <table:table-cell office:value-type="float" office:value="0.340432716988069">
                <text:p>0.340432716988069</text:p>
              </table:table-cell>
              <table:table-cell office:value-type="float" office:value="0.353349016543659">
                <text:p>0.353349016543659</text:p>
              </table:table-cell>
              <table:table-cell office:value-type="float" office:value="0.376197925283515">
                <text:p>0.376197925283515</text:p>
              </table:table-cell>
              <table:table-cell office:value-type="float" office:value="0.342536528000418">
                <text:p>0.342536528000418</text:p>
              </table:table-cell>
              <table:table-cell office:value-type="float" office:value="0.342887415153026">
                <text:p>0.342887415153026</text:p>
              </table:table-cell>
              <table:table-cell office:value-type="float" office:value="0.340717329785162">
                <text:p>0.340717329785162</text:p>
              </table:table-cell>
              <table:table-cell office:value-type="float" office:value="0.343841321000112">
                <text:p>0.343841321000112</text:p>
              </table:table-cell>
              <table:table-cell office:value-type="float" office:value="0.344368650934351">
                <text:p>0.344368650934351</text:p>
              </table:table-cell>
              <table:table-cell office:value-type="float" office:value="0.349653162230878">
                <text:p>0.349653162230878</text:p>
              </table:table-cell>
              <table:table-cell office:value-type="float" office:value="0.348370311578416">
                <text:p>0.348370311578416</text:p>
              </table:table-cell>
              <table:table-cell office:value-type="float" office:value="0.355142436172297">
                <text:p>0.355142436172297</text:p>
              </table:table-cell>
              <table:table-cell office:value-type="float" office:value="0.343971966784789">
                <text:p>0.343971966784789</text:p>
              </table:table-cell>
              <table:table-cell office:value-type="float" office:value="0.346026220697153">
                <text:p>0.346026220697153</text:p>
              </table:table-cell>
              <table:table-cell office:value-type="float" office:value="0.355109667035313">
                <text:p>0.355109667035313</text:p>
              </table:table-cell>
              <table:table-cell office:value-type="float" office:value="0.348198775062072">
                <text:p>0.348198775062072</text:p>
              </table:table-cell>
              <table:table-cell office:value-type="float" office:value="0.342033441665427">
                <text:p>0.342033441665427</text:p>
              </table:table-cell>
              <table:table-cell office:value-type="float" office:value="0.343910678608519">
                <text:p>0.343910678608519</text:p>
              </table:table-cell>
              <table:table-cell office:value-type="float" office:value="0.353076470177208">
                <text:p>0.353076470177208</text:p>
              </table:table-cell>
              <table:table-cell office:value-type="float" office:value="0.351490246608693">
                <text:p>0.351490246608693</text:p>
              </table:table-cell>
              <table:table-cell office:value-type="float" office:value="0.348859549677123">
                <text:p>0.348859549677123</text:p>
              </table:table-cell>
              <table:table-cell office:value-type="float" office:value="0.341291869719672">
                <text:p>0.341291869719672</text:p>
              </table:table-cell>
              <table:table-cell office:value-type="float" office:value="0.333114147616066">
                <text:p>0.333114147616066</text:p>
              </table:table-cell>
              <table:table-cell office:value-type="float" office:value="0.343055471142661">
                <text:p>0.343055471142661</text:p>
              </table:table-cell>
              <table:table-cell office:value-type="float" office:value="0.345821450006954">
                <text:p>0.345821450006954</text:p>
              </table:table-cell>
              <table:table-cell office:value-type="float" office:value="0.35485145365943">
                <text:p>0.35485145365943</text:p>
              </table:table-cell>
              <table:table-cell office:value-type="float" office:value="0.337728523883844">
                <text:p>0.337728523883844</text:p>
              </table:table-cell>
              <table:table-cell office:value-type="float" office:value="0.366822570784796">
                <text:p>0.366822570784796</text:p>
              </table:table-cell>
              <table:table-cell office:value-type="float" office:value="0.363697548473583">
                <text:p>0.363697548473583</text:p>
              </table:table-cell>
              <table:table-cell office:value-type="float" office:value="0.351875512694951">
                <text:p>0.351875512694951</text:p>
              </table:table-cell>
              <table:table-cell office:value-type="float" office:value="0.342173368179821">
                <text:p>0.342173368179821</text:p>
              </table:table-cell>
              <table:table-cell office:value-type="float" office:value="0.354815315495255">
                <text:p>0.354815315495255</text:p>
              </table:table-cell>
              <table:table-cell office:value-type="float" office:value="0.341422543515894">
                <text:p>0.341422543515894</text:p>
              </table:table-cell>
              <table:table-cell office:value-type="float" office:value="0.355453309637319">
                <text:p>0.355453309637319</text:p>
              </table:table-cell>
              <table:table-cell office:value-type="float" office:value="0.349766401427219">
                <text:p>0.349766401427219</text:p>
              </table:table-cell>
              <table:table-cell office:value-type="float" office:value="0.353693378831223">
                <text:p>0.353693378831223</text:p>
              </table:table-cell>
              <table:table-cell office:value-type="float" office:value="0.353153482198263">
                <text:p>0.353153482198263</text:p>
              </table:table-cell>
              <table:table-cell office:value-type="float" office:value="0.349995261581543">
                <text:p>0.349995261581543</text:p>
              </table:table-cell>
              <table:table-cell office:value-type="float" office:value="0.348642853198362">
                <text:p>0.348642853198362</text:p>
              </table:table-cell>
              <table:table-cell office:value-type="float" office:value="0.352549915129742">
                <text:p>0.352549915129742</text:p>
              </table:table-cell>
              <table:table-cell office:value-type="float" office:value="0.348530608076298">
                <text:p>0.348530608076298</text:p>
              </table:table-cell>
              <table:table-cell office:value-type="float" office:value="0.346174875555877">
                <text:p>0.346174875555877</text:p>
              </table:table-cell>
              <table:table-cell office:value-type="float" office:value="0.343182398973576">
                <text:p>0.343182398973576</text:p>
              </table:table-cell>
              <table:table-cell office:value-type="float" office:value="0.346965345761054">
                <text:p>0.346965345761054</text:p>
              </table:table-cell>
              <table:table-cell office:value-type="float" office:value="0.3589455868005">
                <text:p>0.3589455868005</text:p>
              </table:table-cell>
              <table:table-cell office:value-type="float" office:value="0.341032190963032">
                <text:p>0.341032190963032</text:p>
              </table:table-cell>
              <table:table-cell office:value-type="float" office:value="0.340328294178265">
                <text:p>0.340328294178265</text:p>
              </table:table-cell>
              <table:table-cell office:value-type="float" office:value="0.351235653202719">
                <text:p>0.351235653202719</text:p>
              </table:table-cell>
              <table:table-cell office:value-type="float" office:value="0.352133990397263">
                <text:p>0.352133990397263</text:p>
              </table:table-cell>
              <table:table-cell office:value-type="float" office:value="0.340547018134843">
                <text:p>0.340547018134843</text:p>
              </table:table-cell>
              <table:table-cell office:value-type="float" office:value="0.363020818841224">
                <text:p>0.363020818841224</text:p>
              </table:table-cell>
              <table:table-cell office:value-type="float" office:value="0.342233994280817">
                <text:p>0.342233994280817</text:p>
              </table:table-cell>
              <table:table-cell office:value-type="float" office:value="0.369630839751537">
                <text:p>0.369630839751537</text:p>
              </table:table-cell>
              <table:table-cell office:value-type="float" office:value="0.35550833752757">
                <text:p>0.35550833752757</text:p>
              </table:table-cell>
              <table:table-cell office:value-type="float" office:value="0.340967973235436">
                <text:p>0.340967973235436</text:p>
              </table:table-cell>
              <table:table-cell office:value-type="float" office:value="0.338874169846715">
                <text:p>0.338874169846715</text:p>
              </table:table-cell>
              <table:table-cell office:value-type="float" office:value="0.346222863760574">
                <text:p>0.346222863760574</text:p>
              </table:table-cell>
              <table:table-cell office:value-type="float" office:value="0.343230989384998">
                <text:p>0.343230989384998</text:p>
              </table:table-cell>
              <table:table-cell office:value-type="float" office:value="0.344004071750345">
                <text:p>0.344004071750345</text:p>
              </table:table-cell>
              <table:table-cell office:value-type="float" office:value="0.335740539414607">
                <text:p>0.335740539414607</text:p>
              </table:table-cell>
              <table:table-cell office:value-type="float" office:value="0.354718810757227">
                <text:p>0.354718810757227</text:p>
              </table:table-cell>
              <table:table-cell office:value-type="float" office:value="0.353371424783566">
                <text:p>0.353371424783566</text:p>
              </table:table-cell>
              <table:table-cell office:value-type="float" office:value="0.347430566087092">
                <text:p>0.347430566087092</text:p>
              </table:table-cell>
              <table:table-cell office:value-type="float" office:value="0.337939714816158">
                <text:p>0.337939714816158</text:p>
              </table:table-cell>
              <table:table-cell office:value-type="float" office:value="0.345670645200022">
                <text:p>0.345670645200022</text:p>
              </table:table-cell>
              <table:table-cell office:value-type="float" office:value="0.35441646342184">
                <text:p>0.35441646342184</text:p>
              </table:table-cell>
              <table:table-cell office:value-type="float" office:value="0.342378931193319">
                <text:p>0.342378931193319</text:p>
              </table:table-cell>
              <table:table-cell office:value-type="float" office:value="0.350758712292471">
                <text:p>0.350758712292471</text:p>
              </table:table-cell>
              <table:table-cell office:value-type="float" office:value="0.351410115153483">
                <text:p>0.351410115153483</text:p>
              </table:table-cell>
              <table:table-cell office:value-type="float" office:value="0.363720121242667">
                <text:p>0.363720121242667</text:p>
              </table:table-cell>
              <table:table-cell office:value-type="float" office:value="0.352342722010266">
                <text:p>0.352342722010266</text:p>
              </table:table-cell>
              <table:table-cell office:value-type="float" office:value="0.337457437096028">
                <text:p>0.337457437096028</text:p>
              </table:table-cell>
              <table:table-cell office:value-type="float" office:value="0.342404878369469">
                <text:p>0.342404878369469</text:p>
              </table:table-cell>
              <table:table-cell office:value-type="float" office:value="0.342516959218719">
                <text:p>0.342516959218719</text:p>
              </table:table-cell>
              <table:table-cell office:value-type="float" office:value="0.358953162532">
                <text:p>0.358953162532</text:p>
              </table:table-cell>
              <table:table-cell office:value-type="float" office:value="0.344166744139887">
                <text:p>0.344166744139887</text:p>
              </table:table-cell>
              <table:table-cell office:value-type="float" office:value="0.341530509032003">
                <text:p>0.341530509032003</text:p>
              </table:table-cell>
              <table:table-cell office:value-type="float" office:value="0.346958206308408">
                <text:p>0.346958206308408</text:p>
              </table:table-cell>
              <table:table-cell office:value-type="float" office:value="0.350908580096291">
                <text:p>0.350908580096291</text:p>
              </table:table-cell>
              <table:table-cell office:value-type="float" office:value="0.37106226433462">
                <text:p>0.37106226433462</text:p>
              </table:table-cell>
              <table:table-cell office:value-type="float" office:value="0.351443612669782">
                <text:p>0.351443612669782</text:p>
              </table:table-cell>
              <table:table-cell office:value-type="float" office:value="0.356160790523647">
                <text:p>0.356160790523647</text:p>
              </table:table-cell>
              <table:table-cell office:value-type="float" office:value="0.336702469268379">
                <text:p>0.336702469268379</text:p>
              </table:table-cell>
              <table:table-cell office:value-type="float" office:value="0.344835945460557">
                <text:p>0.344835945460557</text:p>
              </table:table-cell>
              <table:table-cell office:value-type="float" office:value="0.345863324599806">
                <text:p>0.345863324599806</text:p>
              </table:table-cell>
              <table:table-cell office:value-type="float" office:value="0.359074341545823">
                <text:p>0.359074341545823</text:p>
              </table:table-cell>
              <table:table-cell office:value-type="float" office:value="0.353225225956662">
                <text:p>0.353225225956662</text:p>
              </table:table-cell>
              <table:table-cell office:value-type="float" office:value="0.34948444296709">
                <text:p>0.34948444296709</text:p>
              </table:table-cell>
              <table:table-cell office:value-type="float" office:value="0.346388048548098">
                <text:p>0.346388048548098</text:p>
              </table:table-cell>
              <table:table-cell office:value-type="float" office:value="0.35119262046259">
                <text:p>0.35119262046259</text:p>
              </table:table-cell>
              <table:table-cell office:value-type="float" office:value="0.334433115569192">
                <text:p>0.334433115569192</text:p>
              </table:table-cell>
              <table:table-cell office:value-type="float" office:value="0.351235416706871">
                <text:p>0.351235416706871</text:p>
              </table:table-cell>
              <table:table-cell office:value-type="float" office:value="0.357612882148307">
                <text:p>0.357612882148307</text:p>
              </table:table-cell>
              <table:table-cell office:value-type="float" office:value="0.341052501519069">
                <text:p>0.341052501519069</text:p>
              </table:table-cell>
              <table:table-cell office:value-type="float" office:value="0.343801395056898">
                <text:p>0.343801395056898</text:p>
              </table:table-cell>
              <table:table-cell office:value-type="float" office:value="0.360278928189395">
                <text:p>0.360278928189395</text:p>
              </table:table-cell>
              <table:table-cell office:value-type="float" office:value="0.347194838308971">
                <text:p>0.347194838308971</text:p>
              </table:table-cell>
              <table:table-cell office:value-type="float" office:value="0.336559851153752">
                <text:p>0.336559851153752</text:p>
              </table:table-cell>
              <table:table-cell office:value-type="float" office:value="0.348087542261375">
                <text:p>0.348087542261375</text:p>
              </table:table-cell>
              <table:table-cell office:value-type="float" office:value="0.349026344932385">
                <text:p>0.349026344932385</text:p>
              </table:table-cell>
              <table:table-cell office:value-type="float" office:value="0.333363341320021">
                <text:p>0.333363341320021</text:p>
              </table:table-cell>
              <table:table-cell office:value-type="float" office:value="0.345772344322615">
                <text:p>0.345772344322615</text:p>
              </table:table-cell>
              <table:table-cell office:value-type="float" office:value="0.346973629200632">
                <text:p>0.346973629200632</text:p>
              </table:table-cell>
              <table:table-cell office:value-type="float" office:value="0.359504725143624">
                <text:p>0.359504725143624</text:p>
              </table:table-cell>
              <table:table-cell office:value-type="float" office:value="0.341172414429952">
                <text:p>0.341172414429952</text:p>
              </table:table-cell>
              <table:table-cell office:value-type="float" office:value="0.347712088894196">
                <text:p>0.347712088894196</text:p>
              </table:table-cell>
              <table:table-cell office:value-type="float" office:value="0.34676101512354">
                <text:p>0.34676101512354</text:p>
              </table:table-cell>
              <table:table-cell office:value-type="float" office:value="0.336766007306981">
                <text:p>0.336766007306981</text:p>
              </table:table-cell>
              <table:table-cell office:value-type="float" office:value="0.333522932696086">
                <text:p>0.333522932696086</text:p>
              </table:table-cell>
              <table:table-cell office:value-type="float" office:value="0.365786422384758">
                <text:p>0.365786422384758</text:p>
              </table:table-cell>
              <table:table-cell office:value-type="float" office:value="0.348732158539794">
                <text:p>0.348732158539794</text:p>
              </table:table-cell>
              <table:table-cell office:value-type="float" office:value="0.342783156171168">
                <text:p>0.342783156171168</text:p>
              </table:table-cell>
              <table:table-cell office:value-type="float" office:value="0.345092569224673">
                <text:p>0.345092569224673</text:p>
              </table:table-cell>
              <table:table-cell office:value-type="float" office:value="0.341796496323888">
                <text:p>0.341796496323888</text:p>
              </table:table-cell>
              <table:table-cell office:value-type="float" office:value="0.34519060131947">
                <text:p>0.34519060131947</text:p>
              </table:table-cell>
              <table:table-cell office:value-type="float" office:value="0.346032294640429">
                <text:p>0.346032294640429</text:p>
              </table:table-cell>
              <table:table-cell office:value-type="float" office:value="0.340633078808275">
                <text:p>0.340633078808275</text:p>
              </table:table-cell>
              <table:table-cell office:value-type="float" office:value="0.352891208931738">
                <text:p>0.352891208931738</text:p>
              </table:table-cell>
              <table:table-cell office:value-type="float" office:value="0.349524492406151">
                <text:p>0.349524492406151</text:p>
              </table:table-cell>
              <table:table-cell office:value-type="float" office:value="0.340226030557085">
                <text:p>0.340226030557085</text:p>
              </table:table-cell>
              <table:table-cell office:value-type="float" office:value="0.360082893410037">
                <text:p>0.360082893410037</text:p>
              </table:table-cell>
              <table:table-cell office:value-type="float" office:value="0.337802279496932">
                <text:p>0.337802279496932</text:p>
              </table:table-cell>
              <table:table-cell office:value-type="float" office:value="0.349795249030984">
                <text:p>0.349795249030984</text:p>
              </table:table-cell>
              <table:table-cell office:value-type="float" office:value="0.346328411198054">
                <text:p>0.346328411198054</text:p>
              </table:table-cell>
              <table:table-cell office:value-type="float" office:value="0.3542173012158">
                <text:p>0.3542173012158</text:p>
              </table:table-cell>
              <table:table-cell office:value-type="float" office:value="0.341553445864448">
                <text:p>0.341553445864448</text:p>
              </table:table-cell>
              <table:table-cell office:value-type="float" office:value="0.353445214149999">
                <text:p>0.353445214149999</text:p>
              </table:table-cell>
              <table:table-cell office:value-type="float" office:value="0.346316853190132">
                <text:p>0.346316853190132</text:p>
              </table:table-cell>
              <table:table-cell office:value-type="float" office:value="0.354918727902654">
                <text:p>0.354918727902654</text:p>
              </table:table-cell>
              <table:table-cell office:value-type="float" office:value="0.343952970354712">
                <text:p>0.343952970354712</text:p>
              </table:table-cell>
              <table:table-cell office:value-type="float" office:value="0.337574242968713">
                <text:p>0.337574242968713</text:p>
              </table:table-cell>
              <table:table-cell office:value-type="float" office:value="0.346296418610439">
                <text:p>0.346296418610439</text:p>
              </table:table-cell>
              <table:table-cell office:value-type="float" office:value="0.354932962061106">
                <text:p>0.354932962061106</text:p>
              </table:table-cell>
              <table:table-cell office:value-type="float" office:value="0.356171578523255">
                <text:p>0.356171578523255</text:p>
              </table:table-cell>
              <table:table-cell office:value-type="float" office:value="0.339480202523008">
                <text:p>0.339480202523008</text:p>
              </table:table-cell>
              <table:table-cell office:value-type="float" office:value="0.337877498831951">
                <text:p>0.337877498831951</text:p>
              </table:table-cell>
              <table:table-cell office:value-type="float" office:value="0.354114762376487">
                <text:p>0.354114762376487</text:p>
              </table:table-cell>
              <table:table-cell office:value-type="float" office:value="0.349350397436774">
                <text:p>0.349350397436774</text:p>
              </table:table-cell>
              <table:table-cell office:value-type="float" office:value="0.344181291891909">
                <text:p>0.344181291891909</text:p>
              </table:table-cell>
              <table:table-cell office:value-type="float" office:value="0.349876603746173">
                <text:p>0.349876603746173</text:p>
              </table:table-cell>
              <table:table-cell office:value-type="float" office:value="0.356281710323241">
                <text:p>0.356281710323241</text:p>
              </table:table-cell>
              <table:table-cell office:value-type="float" office:value="0.366204654812285">
                <text:p>0.366204654812285</text:p>
              </table:table-cell>
              <table:table-cell office:value-type="float" office:value="0.351095728792019">
                <text:p>0.351095728792019</text:p>
              </table:table-cell>
              <table:table-cell office:value-type="float" office:value="0.3437600582593">
                <text:p>0.3437600582593</text:p>
              </table:table-cell>
              <table:table-cell office:value-type="float" office:value="0.347372150413602">
                <text:p>0.347372150413602</text:p>
              </table:table-cell>
              <table:table-cell office:value-type="float" office:value="0.347190951863698">
                <text:p>0.347190951863698</text:p>
              </table:table-cell>
              <table:table-cell office:value-type="float" office:value="0.348747925287858">
                <text:p>0.348747925287858</text:p>
              </table:table-cell>
              <table:table-cell office:value-type="float" office:value="0.360308023663279">
                <text:p>0.360308023663279</text:p>
              </table:table-cell>
              <table:table-cell office:value-type="float" office:value="0.35342446249697">
                <text:p>0.35342446249697</text:p>
              </table:table-cell>
              <table:table-cell office:value-type="float" office:value="0.353355419145665">
                <text:p>0.353355419145665</text:p>
              </table:table-cell>
              <table:table-cell office:value-type="float" office:value="0.340790110140341">
                <text:p>0.340790110140341</text:p>
              </table:table-cell>
              <table:table-cell office:value-type="float" office:value="0.350731682159115">
                <text:p>0.350731682159115</text:p>
              </table:table-cell>
              <table:table-cell office:value-type="float" office:value="0.341641062712986">
                <text:p>0.341641062712986</text:p>
              </table:table-cell>
              <table:table-cell office:value-type="float" office:value="0.337477483261544">
                <text:p>0.337477483261544</text:p>
              </table:table-cell>
              <table:table-cell office:value-type="float" office:value="0.34852983851285">
                <text:p>0.34852983851285</text:p>
              </table:table-cell>
              <table:table-cell office:value-type="float" office:value="0.358235136517085">
                <text:p>0.358235136517085</text:p>
              </table:table-cell>
              <table:table-cell office:value-type="float" office:value="0.33870081946791">
                <text:p>0.33870081946791</text:p>
              </table:table-cell>
              <table:table-cell office:value-type="float" office:value="0.337123299421652">
                <text:p>0.337123299421652</text:p>
              </table:table-cell>
              <table:table-cell office:value-type="float" office:value="0.347472770171856">
                <text:p>0.347472770171856</text:p>
              </table:table-cell>
              <table:table-cell office:value-type="float" office:value="0.349968694517086">
                <text:p>0.349968694517086</text:p>
              </table:table-cell>
              <table:table-cell office:value-type="float" office:value="0.349969451530005">
                <text:p>0.349969451530005</text:p>
              </table:table-cell>
              <table:table-cell office:value-type="float" office:value="0.35034516578909">
                <text:p>0.35034516578909</text:p>
              </table:table-cell>
              <table:table-cell office:value-type="float" office:value="0.379490321094216">
                <text:p>0.379490321094216</text:p>
              </table:table-cell>
              <table:table-cell office:value-type="float" office:value="0.345018618171687">
                <text:p>0.345018618171687</text:p>
              </table:table-cell>
              <table:table-cell office:value-type="float" office:value="0.344777474306868">
                <text:p>0.344777474306868</text:p>
              </table:table-cell>
              <table:table-cell office:value-type="float" office:value="0.346333572032857">
                <text:p>0.346333572032857</text:p>
              </table:table-cell>
              <table:table-cell office:value-type="float" office:value="0.34207439837691">
                <text:p>0.34207439837691</text:p>
              </table:table-cell>
              <table:table-cell office:value-type="float" office:value="0.347781902668523">
                <text:p>0.347781902668523</text:p>
              </table:table-cell>
              <table:table-cell office:value-type="float" office:value="0.334455385248093">
                <text:p>0.334455385248093</text:p>
              </table:table-cell>
              <table:table-cell office:value-type="float" office:value="0.348422887504742">
                <text:p>0.348422887504742</text:p>
              </table:table-cell>
              <table:table-cell office:value-type="float" office:value="0.337223182446138">
                <text:p>0.337223182446138</text:p>
              </table:table-cell>
              <table:table-cell office:value-type="float" office:value="0.336741477665759">
                <text:p>0.336741477665759</text:p>
              </table:table-cell>
              <table:table-cell office:value-type="float" office:value="0.340734298835443">
                <text:p>0.340734298835443</text:p>
              </table:table-cell>
              <table:table-cell office:value-type="float" office:value="0.358628656523353">
                <text:p>0.358628656523353</text:p>
              </table:table-cell>
              <table:table-cell office:value-type="float" office:value="0.362487111458818">
                <text:p>0.362487111458818</text:p>
              </table:table-cell>
              <table:table-cell office:value-type="float" office:value="0.340123480909011">
                <text:p>0.340123480909011</text:p>
              </table:table-cell>
              <table:table-cell office:value-type="float" office:value="0.345603054283089">
                <text:p>0.345603054283089</text:p>
              </table:table-cell>
              <table:table-cell office:value-type="float" office:value="0.348883308209172">
                <text:p>0.348883308209172</text:p>
              </table:table-cell>
              <table:table-cell office:value-type="float" office:value="0.342214986265347">
                <text:p>0.342214986265347</text:p>
              </table:table-cell>
              <table:table-cell office:value-type="float" office:value="0.337813874903847">
                <text:p>0.337813874903847</text:p>
              </table:table-cell>
              <table:table-cell office:value-type="float" office:value="0.363401572852101">
                <text:p>0.363401572852101</text:p>
              </table:table-cell>
              <table:table-cell office:value-type="float" office:value="0.357176946937699">
                <text:p>0.357176946937699</text:p>
              </table:table-cell>
              <table:table-cell office:value-type="float" office:value="0.347194131671591">
                <text:p>0.347194131671591</text:p>
              </table:table-cell>
              <table:table-cell office:value-type="float" office:value="0.357050258471648">
                <text:p>0.357050258471648</text:p>
              </table:table-cell>
              <table:table-cell office:value-type="float" office:value="0.346982239632573">
                <text:p>0.346982239632573</text:p>
              </table:table-cell>
              <table:table-cell office:value-type="float" office:value="0.344594518121174">
                <text:p>0.344594518121174</text:p>
              </table:table-cell>
              <table:table-cell office:value-type="float" office:value="0.347134549375729">
                <text:p>0.347134549375729</text:p>
              </table:table-cell>
              <table:table-cell office:value-type="float" office:value="0.349399613056056">
                <text:p>0.349399613056056</text:p>
              </table:table-cell>
              <table:table-cell office:value-type="float" office:value="0.359220041171574">
                <text:p>0.359220041171574</text:p>
              </table:table-cell>
              <table:table-cell office:value-type="float" office:value="0.343300755664112">
                <text:p>0.343300755664112</text:p>
              </table:table-cell>
              <table:table-cell office:value-type="float" office:value="0.354502767969128">
                <text:p>0.354502767969128</text:p>
              </table:table-cell>
              <table:table-cell office:value-type="float" office:value="0.342647349487597">
                <text:p>0.342647349487597</text:p>
              </table:table-cell>
              <table:table-cell office:value-type="float" office:value="0.340690003227087">
                <text:p>0.340690003227087</text:p>
              </table:table-cell>
              <table:table-cell office:value-type="float" office:value="0.351139140619197">
                <text:p>0.351139140619197</text:p>
              </table:table-cell>
              <table:table-cell office:value-type="float" office:value="0.345741841082027">
                <text:p>0.345741841082027</text:p>
              </table:table-cell>
              <table:table-cell office:value-type="float" office:value="0.363736842290877">
                <text:p>0.363736842290877</text:p>
              </table:table-cell>
              <table:table-cell office:value-type="float" office:value="0.351658496594293">
                <text:p>0.351658496594293</text:p>
              </table:table-cell>
              <table:table-cell office:value-type="float" office:value="0.353750584677456">
                <text:p>0.353750584677456</text:p>
              </table:table-cell>
              <table:table-cell office:value-type="float" office:value="0.351689428633938">
                <text:p>0.351689428633938</text:p>
              </table:table-cell>
              <table:table-cell office:value-type="float" office:value="0.344962280261072">
                <text:p>0.344962280261072</text:p>
              </table:table-cell>
              <table:table-cell office:value-type="float" office:value="0.336696551284935">
                <text:p>0.336696551284935</text:p>
              </table:table-cell>
              <table:table-cell office:value-type="float" office:value="0.341820786769898">
                <text:p>0.341820786769898</text:p>
              </table:table-cell>
              <table:table-cell office:value-type="float" office:value="0.349344750482926">
                <text:p>0.349344750482926</text:p>
              </table:table-cell>
              <table:table-cell office:value-type="float" office:value="0.354657381882327">
                <text:p>0.354657381882327</text:p>
              </table:table-cell>
              <table:table-cell office:value-type="float" office:value="0.341371761794938">
                <text:p>0.341371761794938</text:p>
              </table:table-cell>
              <table:table-cell office:value-type="float" office:value="0.338475979607291">
                <text:p>0.338475979607291</text:p>
              </table:table-cell>
              <table:table-cell office:value-type="float" office:value="0.344874859549892">
                <text:p>0.344874859549892</text:p>
              </table:table-cell>
              <table:table-cell office:value-type="float" office:value="0.34422183210981">
                <text:p>0.34422183210981</text:p>
              </table:table-cell>
              <table:table-cell office:value-type="float" office:value="0.355238204248188">
                <text:p>0.355238204248188</text:p>
              </table:table-cell>
              <table:table-cell office:value-type="float" office:value="0.339520932016759">
                <text:p>0.339520932016759</text:p>
              </table:table-cell>
              <table:table-cell office:value-type="float" office:value="0.339065280535943">
                <text:p>0.339065280535943</text:p>
              </table:table-cell>
              <table:table-cell office:value-type="float" office:value="0.341260109311188">
                <text:p>0.341260109311188</text:p>
              </table:table-cell>
              <table:table-cell office:value-type="float" office:value="0.344327388029925">
                <text:p>0.344327388029925</text:p>
              </table:table-cell>
              <table:table-cell office:value-type="float" office:value="0.336121294929738">
                <text:p>0.336121294929738</text:p>
              </table:table-cell>
              <table:table-cell office:value-type="float" office:value="0.344094703790887">
                <text:p>0.344094703790887</text:p>
              </table:table-cell>
              <table:table-cell office:value-type="float" office:value="0.348518605974187">
                <text:p>0.348518605974187</text:p>
              </table:table-cell>
              <table:table-cell office:value-type="float" office:value="0.348080330110667">
                <text:p>0.348080330110667</text:p>
              </table:table-cell>
              <table:table-cell office:value-type="float" office:value="0.352362240865063">
                <text:p>0.352362240865063</text:p>
              </table:table-cell>
              <table:table-cell office:value-type="float" office:value="0.349005619473732">
                <text:p>0.349005619473732</text:p>
              </table:table-cell>
              <table:table-cell office:value-type="float" office:value="0.340556184578967">
                <text:p>0.340556184578967</text:p>
              </table:table-cell>
              <table:table-cell office:value-type="float" office:value="0.349280134931084">
                <text:p>0.349280134931084</text:p>
              </table:table-cell>
              <table:table-cell office:value-type="float" office:value="0.339001709935335">
                <text:p>0.339001709935335</text:p>
              </table:table-cell>
              <table:table-cell office:value-type="float" office:value="0.341433332491947">
                <text:p>0.341433332491947</text:p>
              </table:table-cell>
              <table:table-cell office:value-type="float" office:value="0.340410969537847">
                <text:p>0.340410969537847</text:p>
              </table:table-cell>
              <table:table-cell office:value-type="float" office:value="0.345652376255757">
                <text:p>0.345652376255757</text:p>
              </table:table-cell>
              <table:table-cell office:value-type="float" office:value="0.343615084490695">
                <text:p>0.343615084490695</text:p>
              </table:table-cell>
              <table:table-cell office:value-type="float" office:value="0.346674128659988">
                <text:p>0.346674128659988</text:p>
              </table:table-cell>
              <table:table-cell office:value-type="float" office:value="0.338476955860495">
                <text:p>0.338476955860495</text:p>
              </table:table-cell>
              <table:table-cell office:value-type="float" office:value="0.345321852779328">
                <text:p>0.345321852779328</text:p>
              </table:table-cell>
              <table:table-cell office:value-type="float" office:value="0.350716070111683">
                <text:p>0.350716070111683</text:p>
              </table:table-cell>
              <table:table-cell office:value-type="float" office:value="0.366235765477361">
                <text:p>0.366235765477361</text:p>
              </table:table-cell>
              <table:table-cell office:value-type="float" office:value="0.346374295762187">
                <text:p>0.346374295762187</text:p>
              </table:table-cell>
              <table:table-cell office:value-type="float" office:value="0.340829945176105">
                <text:p>0.340829945176105</text:p>
              </table:table-cell>
              <table:table-cell office:value-type="float" office:value="0.348097259861845">
                <text:p>0.348097259861845</text:p>
              </table:table-cell>
              <table:table-cell office:value-type="float" office:value="0.347649418659259">
                <text:p>0.347649418659259</text:p>
              </table:table-cell>
              <table:table-cell office:value-type="float" office:value="0.353490305742382">
                <text:p>0.353490305742382</text:p>
              </table:table-cell>
              <table:table-cell office:value-type="float" office:value="0.349941455989906">
                <text:p>0.349941455989906</text:p>
              </table:table-cell>
              <table:table-cell office:value-type="float" office:value="0.345396562330637">
                <text:p>0.345396562330637</text:p>
              </table:table-cell>
              <table:table-cell office:value-type="float" office:value="0.34912316936394">
                <text:p>0.34912316936394</text:p>
              </table:table-cell>
              <table:table-cell office:value-type="float" office:value="0.34457530546686">
                <text:p>0.34457530546686</text:p>
              </table:table-cell>
              <table:table-cell office:value-type="float" office:value="0.340980355472673">
                <text:p>0.340980355472673</text:p>
              </table:table-cell>
              <table:table-cell office:value-type="float" office:value="0.340413148609767">
                <text:p>0.340413148609767</text:p>
              </table:table-cell>
              <table:table-cell office:value-type="float" office:value="0.346914894515996">
                <text:p>0.346914894515996</text:p>
              </table:table-cell>
              <table:table-cell office:value-type="float" office:value="0.354920248469546">
                <text:p>0.354920248469546</text:p>
              </table:table-cell>
              <table:table-cell office:value-type="float" office:value="0.344547616673903">
                <text:p>0.344547616673903</text:p>
              </table:table-cell>
              <table:table-cell office:value-type="float" office:value="0.351904174159555">
                <text:p>0.351904174159555</text:p>
              </table:table-cell>
              <table:table-cell office:value-type="float" office:value="0.351986223493174">
                <text:p>0.351986223493174</text:p>
              </table:table-cell>
              <table:table-cell office:value-type="float" office:value="0.351909906772931">
                <text:p>0.351909906772931</text:p>
              </table:table-cell>
              <table:table-cell office:value-type="float" office:value="0.341993984487674">
                <text:p>0.341993984487674</text:p>
              </table:table-cell>
              <table:table-cell office:value-type="float" office:value="0.341498754764945">
                <text:p>0.341498754764945</text:p>
              </table:table-cell>
              <table:table-cell office:value-type="float" office:value="0.352696328359944">
                <text:p>0.352696328359944</text:p>
              </table:table-cell>
              <table:table-cell office:value-type="float" office:value="0.337668872769312">
                <text:p>0.337668872769312</text:p>
              </table:table-cell>
              <table:table-cell office:value-type="float" office:value="0.34325381061233">
                <text:p>0.34325381061233</text:p>
              </table:table-cell>
              <table:table-cell office:value-type="float" office:value="0.344608308351319">
                <text:p>0.344608308351319</text:p>
              </table:table-cell>
              <table:table-cell office:value-type="float" office:value="0.334619311751782">
                <text:p>0.334619311751782</text:p>
              </table:table-cell>
              <table:table-cell office:value-type="float" office:value="0.35676663900613">
                <text:p>0.35676663900613</text:p>
              </table:table-cell>
              <table:table-cell office:value-type="float" office:value="0.350173694234645">
                <text:p>0.350173694234645</text:p>
              </table:table-cell>
              <table:table-cell office:value-type="float" office:value="0.343912484504843">
                <text:p>0.343912484504843</text:p>
              </table:table-cell>
              <table:table-cell office:value-type="float" office:value="0.346055444745155">
                <text:p>0.346055444745155</text:p>
              </table:table-cell>
              <table:table-cell office:value-type="float" office:value="0.351677069314894">
                <text:p>0.351677069314894</text:p>
              </table:table-cell>
              <table:table-cell office:value-type="float" office:value="0.349748575872141">
                <text:p>0.349748575872141</text:p>
              </table:table-cell>
              <table:table-cell office:value-type="float" office:value="0.337236348301606">
                <text:p>0.337236348301606</text:p>
              </table:table-cell>
              <table:table-cell office:value-type="float" office:value="0.33267203365452">
                <text:p>0.33267203365452</text:p>
              </table:table-cell>
              <table:table-cell office:value-type="float" office:value="0.351176666101272">
                <text:p>0.351176666101272</text:p>
              </table:table-cell>
              <table:table-cell office:value-type="float" office:value="0.340697157266093">
                <text:p>0.340697157266093</text:p>
              </table:table-cell>
              <table:table-cell office:value-type="float" office:value="0.356251567481516">
                <text:p>0.356251567481516</text:p>
              </table:table-cell>
              <table:table-cell office:value-type="float" office:value="0.343318065109319">
                <text:p>0.343318065109319</text:p>
              </table:table-cell>
              <table:table-cell office:value-type="float" office:value="0.341640963681056">
                <text:p>0.341640963681056</text:p>
              </table:table-cell>
              <table:table-cell office:value-type="float" office:value="0.342227356359221">
                <text:p>0.342227356359221</text:p>
              </table:table-cell>
              <table:table-cell office:value-type="float" office:value="0.352085288079157">
                <text:p>0.352085288079157</text:p>
              </table:table-cell>
              <table:table-cell office:value-type="float" office:value="0.336680707816155">
                <text:p>0.336680707816155</text:p>
              </table:table-cell>
              <table:table-cell office:value-type="float" office:value="0.35041029794468">
                <text:p>0.35041029794468</text:p>
              </table:table-cell>
              <table:table-cell office:value-type="float" office:value="0.341862961504747">
                <text:p>0.341862961504747</text:p>
              </table:table-cell>
              <table:table-cell office:value-type="float" office:value="0.348614910303378">
                <text:p>0.348614910303378</text:p>
              </table:table-cell>
              <table:table-cell office:value-type="float" office:value="0.342333982090344">
                <text:p>0.342333982090344</text:p>
              </table:table-cell>
              <table:table-cell office:value-type="float" office:value="0.336360965715338">
                <text:p>0.336360965715338</text:p>
              </table:table-cell>
              <table:table-cell office:value-type="float" office:value="0.341795894064381">
                <text:p>0.341795894064381</text:p>
              </table:table-cell>
              <table:table-cell office:value-type="float" office:value="0.345807258269215">
                <text:p>0.345807258269215</text:p>
              </table:table-cell>
              <table:table-cell office:value-type="float" office:value="0.344321720118314">
                <text:p>0.344321720118314</text:p>
              </table:table-cell>
              <table:table-cell office:value-type="float" office:value="0.352732560692672">
                <text:p>0.352732560692672</text:p>
              </table:table-cell>
              <table:table-cell office:value-type="float" office:value="0.350141762148949">
                <text:p>0.350141762148949</text:p>
              </table:table-cell>
              <table:table-cell office:value-type="float" office:value="0.342136283738186">
                <text:p>0.342136283738186</text:p>
              </table:table-cell>
              <table:table-cell office:value-type="float" office:value="0.351813390826515">
                <text:p>0.351813390826515</text:p>
              </table:table-cell>
              <table:table-cell office:value-type="float" office:value="0.344455419432732">
                <text:p>0.344455419432732</text:p>
              </table:table-cell>
              <table:table-cell office:value-type="float" office:value="0.340872078964335">
                <text:p>0.340872078964335</text:p>
              </table:table-cell>
              <table:table-cell office:value-type="float" office:value="0.348246502472885">
                <text:p>0.348246502472885</text:p>
              </table:table-cell>
              <table:table-cell office:value-type="float" office:value="0.351853947270753">
                <text:p>0.351853947270753</text:p>
              </table:table-cell>
              <table:table-cell office:value-type="float" office:value="0.356441306445811">
                <text:p>0.356441306445811</text:p>
              </table:table-cell>
              <table:table-cell office:value-type="float" office:value="0.356371343886076">
                <text:p>0.356371343886076</text:p>
              </table:table-cell>
              <table:table-cell office:value-type="float" office:value="0.339699160087569">
                <text:p>0.339699160087569</text:p>
              </table:table-cell>
              <table:table-cell office:value-type="float" office:value="0.343857247670341">
                <text:p>0.343857247670341</text:p>
              </table:table-cell>
              <table:table-cell office:value-type="float" office:value="0.343044815200707">
                <text:p>0.343044815200707</text:p>
              </table:table-cell>
              <table:table-cell office:value-type="float" office:value="0.341649867747872">
                <text:p>0.341649867747872</text:p>
              </table:table-cell>
              <table:table-cell office:value-type="float" office:value="0.338025533195389">
                <text:p>0.338025533195389</text:p>
              </table:table-cell>
              <table:table-cell office:value-type="float" office:value="0.349646704985626">
                <text:p>0.349646704985626</text:p>
              </table:table-cell>
              <table:table-cell office:value-type="float" office:value="0.358129693615821">
                <text:p>0.358129693615821</text:p>
              </table:table-cell>
              <table:table-cell office:value-type="float" office:value="0.347571800224092">
                <text:p>0.347571800224092</text:p>
              </table:table-cell>
              <table:table-cell office:value-type="float" office:value="0.340165085870959">
                <text:p>0.340165085870959</text:p>
              </table:table-cell>
              <table:table-cell office:value-type="float" office:value="0.338524590196073">
                <text:p>0.338524590196073</text:p>
              </table:table-cell>
              <table:table-cell office:value-type="float" office:value="0.33820895854994">
                <text:p>0.33820895854994</text:p>
              </table:table-cell>
              <table:table-cell office:value-type="float" office:value="0.346400198191499">
                <text:p>0.346400198191499</text:p>
              </table:table-cell>
              <table:table-cell office:value-type="float" office:value="0.350761487169555">
                <text:p>0.350761487169555</text:p>
              </table:table-cell>
              <table:table-cell office:value-type="float" office:value="0.355721884336297">
                <text:p>0.355721884336297</text:p>
              </table:table-cell>
              <table:table-cell office:value-type="float" office:value="0.344846184181308">
                <text:p>0.344846184181308</text:p>
              </table:table-cell>
              <table:table-cell office:value-type="float" office:value="0.350549827019374">
                <text:p>0.350549827019374</text:p>
              </table:table-cell>
              <table:table-cell office:value-type="float" office:value="0.336848675416739">
                <text:p>0.336848675416739</text:p>
              </table:table-cell>
              <table:table-cell office:value-type="float" office:value="0.332493269763967">
                <text:p>0.332493269763967</text:p>
              </table:table-cell>
              <table:table-cell office:value-type="float" office:value="0.345599818734863">
                <text:p>0.345599818734863</text:p>
              </table:table-cell>
              <table:table-cell office:value-type="float" office:value="0.352656932426811">
                <text:p>0.352656932426811</text:p>
              </table:table-cell>
              <table:table-cell office:value-type="float" office:value="0.358704109979083">
                <text:p>0.358704109979083</text:p>
              </table:table-cell>
              <table:table-cell office:value-type="float" office:value="0.359408445911721">
                <text:p>0.359408445911721</text:p>
              </table:table-cell>
              <table:table-cell office:value-type="float" office:value="0.356189915170253">
                <text:p>0.356189915170253</text:p>
              </table:table-cell>
              <table:table-cell office:value-type="float" office:value="0.360958454663206">
                <text:p>0.360958454663206</text:p>
              </table:table-cell>
              <table:table-cell office:value-type="float" office:value="0.353641753137149">
                <text:p>0.353641753137149</text:p>
              </table:table-cell>
              <table:table-cell office:value-type="float" office:value="0.356165668894263">
                <text:p>0.356165668894263</text:p>
              </table:table-cell>
              <table:table-cell office:value-type="float" office:value="0.343038558160708">
                <text:p>0.343038558160708</text:p>
              </table:table-cell>
              <table:table-cell office:value-type="float" office:value="0.344635547285665">
                <text:p>0.344635547285665</text:p>
              </table:table-cell>
              <table:table-cell office:value-type="float" office:value="0.359474947560369">
                <text:p>0.359474947560369</text:p>
              </table:table-cell>
              <table:table-cell office:value-type="float" office:value="0.352925718241594">
                <text:p>0.352925718241594</text:p>
              </table:table-cell>
              <table:table-cell office:value-type="float" office:value="0.345695141517686">
                <text:p>0.345695141517686</text:p>
              </table:table-cell>
              <table:table-cell office:value-type="float" office:value="0.344315471153784">
                <text:p>0.344315471153784</text:p>
              </table:table-cell>
              <table:table-cell office:value-type="float" office:value="0.339714499476739">
                <text:p>0.339714499476739</text:p>
              </table:table-cell>
              <table:table-cell office:value-type="float" office:value="0.34508442491538">
                <text:p>0.34508442491538</text:p>
              </table:table-cell>
              <table:table-cell office:value-type="float" office:value="0.349634053905428">
                <text:p>0.349634053905428</text:p>
              </table:table-cell>
              <table:table-cell office:value-type="float" office:value="0.354211314786921">
                <text:p>0.354211314786921</text:p>
              </table:table-cell>
              <table:table-cell office:value-type="float" office:value="0.349343689177173">
                <text:p>0.349343689177173</text:p>
              </table:table-cell>
              <table:table-cell office:value-type="float" office:value="0.349307305638659">
                <text:p>0.349307305638659</text:p>
              </table:table-cell>
              <table:table-cell office:value-type="float" office:value="0.344376599064814">
                <text:p>0.344376599064814</text:p>
              </table:table-cell>
              <table:table-cell office:value-type="float" office:value="0.369863493434241">
                <text:p>0.369863493434241</text:p>
              </table:table-cell>
              <table:table-cell office:value-type="float" office:value="0.345812848502514">
                <text:p>0.345812848502514</text:p>
              </table:table-cell>
              <table:table-cell office:value-type="float" office:value="0.343462934809196">
                <text:p>0.343462934809196</text:p>
              </table:table-cell>
              <table:table-cell office:value-type="float" office:value="0.343290498447448">
                <text:p>0.343290498447448</text:p>
              </table:table-cell>
              <table:table-cell office:value-type="float" office:value="0.343289223066393">
                <text:p>0.343289223066393</text:p>
              </table:table-cell>
              <table:table-cell office:value-type="float" office:value="0.343441915681738">
                <text:p>0.343441915681738</text:p>
              </table:table-cell>
              <table:table-cell office:value-type="float" office:value="0.346931032543315">
                <text:p>0.346931032543315</text:p>
              </table:table-cell>
              <table:table-cell office:value-type="float" office:value="0.35006639451863">
                <text:p>0.35006639451863</text:p>
              </table:table-cell>
              <table:table-cell office:value-type="float" office:value="0.342344363594568">
                <text:p>0.342344363594568</text:p>
              </table:table-cell>
              <table:table-cell office:value-type="float" office:value="0.341987905119281">
                <text:p>0.341987905119281</text:p>
              </table:table-cell>
              <table:table-cell office:value-type="float" office:value="0.345932458443856">
                <text:p>0.345932458443856</text:p>
              </table:table-cell>
              <table:table-cell office:value-type="float" office:value="0.345166942520582">
                <text:p>0.345166942520582</text:p>
              </table:table-cell>
              <table:table-cell office:value-type="float" office:value="0.345121552358316">
                <text:p>0.345121552358316</text:p>
              </table:table-cell>
              <table:table-cell office:value-type="float" office:value="0.347737523821017">
                <text:p>0.347737523821017</text:p>
              </table:table-cell>
              <table:table-cell office:value-type="float" office:value="0.359486500275128">
                <text:p>0.359486500275128</text:p>
              </table:table-cell>
              <table:table-cell office:value-type="float" office:value="0.362588813650239">
                <text:p>0.362588813650239</text:p>
              </table:table-cell>
              <table:table-cell office:value-type="float" office:value="0.337897091749572">
                <text:p>0.337897091749572</text:p>
              </table:table-cell>
              <table:table-cell office:value-type="float" office:value="0.344644690969939">
                <text:p>0.344644690969939</text:p>
              </table:table-cell>
              <table:table-cell office:value-type="float" office:value="0.34912785371974">
                <text:p>0.34912785371974</text:p>
              </table:table-cell>
              <table:table-cell office:value-type="float" office:value="0.341328218358744">
                <text:p>0.341328218358744</text:p>
              </table:table-cell>
              <table:table-cell office:value-type="float" office:value="0.346741085728085">
                <text:p>0.346741085728085</text:p>
              </table:table-cell>
              <table:table-cell office:value-type="float" office:value="0.347164914541649">
                <text:p>0.347164914541649</text:p>
              </table:table-cell>
              <table:table-cell office:value-type="float" office:value="0.367615931129094">
                <text:p>0.367615931129094</text:p>
              </table:table-cell>
              <table:table-cell office:value-type="float" office:value="0.351667146087824">
                <text:p>0.351667146087824</text:p>
              </table:table-cell>
              <table:table-cell office:value-type="float" office:value="0.354732986807748">
                <text:p>0.354732986807748</text:p>
              </table:table-cell>
              <table:table-cell office:value-type="float" office:value="0.349582394706833">
                <text:p>0.349582394706833</text:p>
              </table:table-cell>
              <table:table-cell office:value-type="float" office:value="0.353332415126985">
                <text:p>0.353332415126985</text:p>
              </table:table-cell>
              <table:table-cell office:value-type="float" office:value="0.34945343172226">
                <text:p>0.34945343172226</text:p>
              </table:table-cell>
              <table:table-cell office:value-type="float" office:value="0.34452610259415">
                <text:p>0.34452610259415</text:p>
              </table:table-cell>
              <table:table-cell office:value-type="float" office:value="0.341803846997901">
                <text:p>0.341803846997901</text:p>
              </table:table-cell>
              <table:table-cell office:value-type="float" office:value="0.336799367306581">
                <text:p>0.336799367306581</text:p>
              </table:table-cell>
              <table:table-cell office:value-type="float" office:value="0.334500422310331">
                <text:p>0.334500422310331</text:p>
              </table:table-cell>
              <table:table-cell office:value-type="float" office:value="0.332540448472743">
                <text:p>0.332540448472743</text:p>
              </table:table-cell>
              <table:table-cell office:value-type="float" office:value="0.339502608791173">
                <text:p>0.339502608791173</text:p>
              </table:table-cell>
              <table:table-cell office:value-type="float" office:value="0.347322279573015">
                <text:p>0.347322279573015</text:p>
              </table:table-cell>
              <table:table-cell office:value-type="float" office:value="0.34981614065125">
                <text:p>0.34981614065125</text:p>
              </table:table-cell>
              <table:table-cell office:value-type="float" office:value="0.343929520043898">
                <text:p>0.343929520043898</text:p>
              </table:table-cell>
              <table:table-cell office:value-type="float" office:value="0.349722817104727">
                <text:p>0.349722817104727</text:p>
              </table:table-cell>
              <table:table-cell office:value-type="float" office:value="0.343690849387291">
                <text:p>0.343690849387291</text:p>
              </table:table-cell>
              <table:table-cell office:value-type="float" office:value="0.340283802609742">
                <text:p>0.340283802609742</text:p>
              </table:table-cell>
              <table:table-cell office:value-type="float" office:value="0.342640256071151">
                <text:p>0.342640256071151</text:p>
              </table:table-cell>
              <table:table-cell office:value-type="float" office:value="0.348614057003132">
                <text:p>0.348614057003132</text:p>
              </table:table-cell>
              <table:table-cell office:value-type="float" office:value="0.344243263440521">
                <text:p>0.344243263440521</text:p>
              </table:table-cell>
              <table:table-cell office:value-type="float" office:value="0.339980863073368">
                <text:p>0.339980863073368</text:p>
              </table:table-cell>
              <table:table-cell office:value-type="float" office:value="0.354404008765525">
                <text:p>0.354404008765525</text:p>
              </table:table-cell>
              <table:table-cell office:value-type="float" office:value="0.347398032846517">
                <text:p>0.347398032846517</text:p>
              </table:table-cell>
              <table:table-cell office:value-type="float" office:value="0.34899572708575">
                <text:p>0.34899572708575</text:p>
              </table:table-cell>
              <table:table-cell office:value-type="float" office:value="0.357450857586984">
                <text:p>0.357450857586984</text:p>
              </table:table-cell>
              <table:table-cell office:value-type="float" office:value="0.342087340697995">
                <text:p>0.342087340697995</text:p>
              </table:table-cell>
              <table:table-cell office:value-type="float" office:value="0.340402289932849">
                <text:p>0.340402289932849</text:p>
              </table:table-cell>
              <table:table-cell office:value-type="float" office:value="0.335494533597782">
                <text:p>0.335494533597782</text:p>
              </table:table-cell>
              <table:table-cell office:value-type="float" office:value="0.343176810384023">
                <text:p>0.343176810384023</text:p>
              </table:table-cell>
              <table:table-cell office:value-type="float" office:value="0.345104046225322">
                <text:p>0.345104046225322</text:p>
              </table:table-cell>
              <table:table-cell office:value-type="float" office:value="0.3408074057909">
                <text:p>0.3408074057909</text:p>
              </table:table-cell>
              <table:table-cell office:value-type="float" office:value="0.343084016086028">
                <text:p>0.343084016086028</text:p>
              </table:table-cell>
              <table:table-cell office:value-type="float" office:value="0.342798989494717">
                <text:p>0.342798989494717</text:p>
              </table:table-cell>
              <table:table-cell office:value-type="float" office:value="0.3434154709708">
                <text:p>0.3434154709708</text:p>
              </table:table-cell>
              <table:table-cell office:value-type="float" office:value="0.341419488779734">
                <text:p>0.341419488779734</text:p>
              </table:table-cell>
              <table:table-cell office:value-type="float" office:value="0.343395847398823">
                <text:p>0.343395847398823</text:p>
              </table:table-cell>
              <table:table-cell office:value-type="float" office:value="0.351173220737911">
                <text:p>0.351173220737911</text:p>
              </table:table-cell>
              <table:table-cell office:value-type="float" office:value="0.346547237764349">
                <text:p>0.346547237764349</text:p>
              </table:table-cell>
              <table:table-cell office:value-type="float" office:value="0.348304663297875">
                <text:p>0.348304663297875</text:p>
              </table:table-cell>
              <table:table-cell office:value-type="float" office:value="0.336101390759753">
                <text:p>0.336101390759753</text:p>
              </table:table-cell>
              <table:table-cell office:value-type="float" office:value="0.348247185053515">
                <text:p>0.348247185053515</text:p>
              </table:table-cell>
              <table:table-cell office:value-type="float" office:value="0.341690104487273">
                <text:p>0.341690104487273</text:p>
              </table:table-cell>
              <table:table-cell office:value-type="float" office:value="0.344374711350653">
                <text:p>0.344374711350653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678051874568746">
                <text:p>0.678051874568746</text:p>
                <draw:g>
                  <svg:desc>NNPretrain_classif_affspace_results2.A12:NNPretrain_classif_affspace_results2.TH12</svg:desc>
                </draw:g>
              </table:table-cell>
              <table:table-cell office:value-type="float" office:value="0.658588771226174">
                <text:p>0.658588771226174</text:p>
              </table:table-cell>
              <table:table-cell office:value-type="float" office:value="0.658263616355318">
                <text:p>0.658263616355318</text:p>
              </table:table-cell>
              <table:table-cell office:value-type="float" office:value="0.629795515020832">
                <text:p>0.629795515020832</text:p>
              </table:table-cell>
              <table:table-cell office:value-type="float" office:value="0.572283447219146">
                <text:p>0.572283447219146</text:p>
              </table:table-cell>
              <table:table-cell office:value-type="float" office:value="0.539487386632052">
                <text:p>0.539487386632052</text:p>
              </table:table-cell>
              <table:table-cell office:value-type="float" office:value="0.508148384137274">
                <text:p>0.508148384137274</text:p>
              </table:table-cell>
              <table:table-cell office:value-type="float" office:value="0.496990300645036">
                <text:p>0.496990300645036</text:p>
              </table:table-cell>
              <table:table-cell office:value-type="float" office:value="0.394767493009567">
                <text:p>0.394767493009567</text:p>
              </table:table-cell>
              <table:table-cell office:value-type="float" office:value="0.443319466419599">
                <text:p>0.443319466419599</text:p>
              </table:table-cell>
              <table:table-cell office:value-type="float" office:value="0.449187234205459">
                <text:p>0.449187234205459</text:p>
              </table:table-cell>
              <table:table-cell office:value-type="float" office:value="0.37689109240198">
                <text:p>0.37689109240198</text:p>
              </table:table-cell>
              <table:table-cell office:value-type="float" office:value="0.41435366152426">
                <text:p>0.41435366152426</text:p>
              </table:table-cell>
              <table:table-cell office:value-type="float" office:value="0.418146565760946">
                <text:p>0.418146565760946</text:p>
              </table:table-cell>
              <table:table-cell office:value-type="float" office:value="0.434253595817821">
                <text:p>0.434253595817821</text:p>
              </table:table-cell>
              <table:table-cell office:value-type="float" office:value="0.365750886795753">
                <text:p>0.365750886795753</text:p>
              </table:table-cell>
              <table:table-cell office:value-type="float" office:value="0.436209748755293">
                <text:p>0.436209748755293</text:p>
              </table:table-cell>
              <table:table-cell office:value-type="float" office:value="0.323846550925974">
                <text:p>0.323846550925974</text:p>
              </table:table-cell>
              <table:table-cell office:value-type="float" office:value="0.357380410759888">
                <text:p>0.357380410759888</text:p>
              </table:table-cell>
              <table:table-cell office:value-type="float" office:value="0.313962753950904">
                <text:p>0.313962753950904</text:p>
              </table:table-cell>
              <table:table-cell office:value-type="float" office:value="0.33489151390451">
                <text:p>0.33489151390451</text:p>
              </table:table-cell>
              <table:table-cell office:value-type="float" office:value="0.336502496602303">
                <text:p>0.336502496602303</text:p>
              </table:table-cell>
              <table:table-cell office:value-type="float" office:value="0.334202031226365">
                <text:p>0.334202031226365</text:p>
              </table:table-cell>
              <table:table-cell office:value-type="float" office:value="0.329835722162405">
                <text:p>0.329835722162405</text:p>
              </table:table-cell>
              <table:table-cell office:value-type="float" office:value="0.35016140007155">
                <text:p>0.35016140007155</text:p>
              </table:table-cell>
              <table:table-cell office:value-type="float" office:value="0.271365898836821">
                <text:p>0.271365898836821</text:p>
              </table:table-cell>
              <table:table-cell office:value-type="float" office:value="0.258158435406237">
                <text:p>0.258158435406237</text:p>
              </table:table-cell>
              <table:table-cell office:value-type="float" office:value="0.434893821830784">
                <text:p>0.434893821830784</text:p>
              </table:table-cell>
              <table:table-cell office:value-type="float" office:value="0.25922641736936">
                <text:p>0.25922641736936</text:p>
              </table:table-cell>
              <table:table-cell office:value-type="float" office:value="0.486511372271858">
                <text:p>0.486511372271858</text:p>
              </table:table-cell>
              <table:table-cell office:value-type="float" office:value="0.274805533864438">
                <text:p>0.274805533864438</text:p>
              </table:table-cell>
              <table:table-cell office:value-type="float" office:value="0.575286940547103">
                <text:p>0.575286940547103</text:p>
              </table:table-cell>
              <table:table-cell office:value-type="float" office:value="0.531891091851121">
                <text:p>0.531891091851121</text:p>
              </table:table-cell>
              <table:table-cell office:value-type="float" office:value="0.261957467549114">
                <text:p>0.261957467549114</text:p>
              </table:table-cell>
              <table:table-cell office:value-type="float" office:value="0.43200189956474">
                <text:p>0.43200189956474</text:p>
              </table:table-cell>
              <table:table-cell office:value-type="float" office:value="0.222629986633463">
                <text:p>0.222629986633463</text:p>
              </table:table-cell>
              <table:table-cell office:value-type="float" office:value="0.401120191446711">
                <text:p>0.401120191446711</text:p>
              </table:table-cell>
              <table:table-cell office:value-type="float" office:value="0.256424465086916">
                <text:p>0.256424465086916</text:p>
              </table:table-cell>
              <table:table-cell office:value-type="float" office:value="0.237052390893874">
                <text:p>0.237052390893874</text:p>
              </table:table-cell>
              <table:table-cell office:value-type="float" office:value="0.252608050992343">
                <text:p>0.252608050992343</text:p>
              </table:table-cell>
              <table:table-cell office:value-type="float" office:value="0.33222904052545">
                <text:p>0.33222904052545</text:p>
              </table:table-cell>
              <table:table-cell office:value-type="float" office:value="0.260242698564856">
                <text:p>0.260242698564856</text:p>
              </table:table-cell>
              <table:table-cell office:value-type="float" office:value="0.256974112277427">
                <text:p>0.256974112277427</text:p>
              </table:table-cell>
              <table:table-cell office:value-type="float" office:value="0.650895348503271">
                <text:p>0.650895348503271</text:p>
              </table:table-cell>
              <table:table-cell office:value-type="float" office:value="0.305149991600522">
                <text:p>0.305149991600522</text:p>
              </table:table-cell>
              <table:table-cell office:value-type="float" office:value="0.652710982909702">
                <text:p>0.652710982909702</text:p>
              </table:table-cell>
              <table:table-cell office:value-type="float" office:value="0.476073254800876">
                <text:p>0.476073254800876</text:p>
              </table:table-cell>
              <table:table-cell office:value-type="float" office:value="0.256754779869469">
                <text:p>0.256754779869469</text:p>
              </table:table-cell>
              <table:table-cell office:value-type="float" office:value="0.323376845667939">
                <text:p>0.323376845667939</text:p>
              </table:table-cell>
              <table:table-cell office:value-type="float" office:value="0.233079205039176">
                <text:p>0.233079205039176</text:p>
              </table:table-cell>
              <table:table-cell office:value-type="float" office:value="0.237617399729116">
                <text:p>0.237617399729116</text:p>
              </table:table-cell>
              <table:table-cell office:value-type="float" office:value="0.335033902396794">
                <text:p>0.335033902396794</text:p>
              </table:table-cell>
              <table:table-cell office:value-type="float" office:value="0.498685072217177">
                <text:p>0.498685072217177</text:p>
              </table:table-cell>
              <table:table-cell office:value-type="float" office:value="0.259358294980621">
                <text:p>0.259358294980621</text:p>
              </table:table-cell>
              <table:table-cell office:value-type="float" office:value="0.207388403129492">
                <text:p>0.207388403129492</text:p>
              </table:table-cell>
              <table:table-cell office:value-type="float" office:value="0.235487510301576">
                <text:p>0.235487510301576</text:p>
              </table:table-cell>
              <table:table-cell office:value-type="float" office:value="0.234671159287652">
                <text:p>0.234671159287652</text:p>
              </table:table-cell>
              <table:table-cell office:value-type="float" office:value="0.436497486713561">
                <text:p>0.436497486713561</text:p>
              </table:table-cell>
              <table:table-cell office:value-type="float" office:value="0.263604304108379">
                <text:p>0.263604304108379</text:p>
              </table:table-cell>
              <table:table-cell office:value-type="float" office:value="0.232241350681343">
                <text:p>0.232241350681343</text:p>
              </table:table-cell>
              <table:table-cell office:value-type="float" office:value="0.22285839454792">
                <text:p>0.22285839454792</text:p>
              </table:table-cell>
              <table:table-cell office:value-type="float" office:value="0.324595997695028">
                <text:p>0.324595997695028</text:p>
              </table:table-cell>
              <table:table-cell office:value-type="float" office:value="0.313733391921012">
                <text:p>0.313733391921012</text:p>
              </table:table-cell>
              <table:table-cell office:value-type="float" office:value="0.28897859122779">
                <text:p>0.28897859122779</text:p>
              </table:table-cell>
              <table:table-cell office:value-type="float" office:value="0.761987122387662">
                <text:p>0.761987122387662</text:p>
              </table:table-cell>
              <table:table-cell office:value-type="float" office:value="0.263751069916284">
                <text:p>0.263751069916284</text:p>
              </table:table-cell>
              <table:table-cell office:value-type="float" office:value="0.326268001002955">
                <text:p>0.326268001002955</text:p>
              </table:table-cell>
              <table:table-cell office:value-type="float" office:value="0.199658194598523">
                <text:p>0.199658194598523</text:p>
              </table:table-cell>
              <table:table-cell office:value-type="float" office:value="0.214753658676836">
                <text:p>0.214753658676836</text:p>
              </table:table-cell>
              <table:table-cell office:value-type="float" office:value="0.396267996776836">
                <text:p>0.396267996776836</text:p>
              </table:table-cell>
              <table:table-cell office:value-type="float" office:value="0.212581944132109">
                <text:p>0.212581944132109</text:p>
              </table:table-cell>
              <table:table-cell office:value-type="float" office:value="0.206855071564659">
                <text:p>0.206855071564659</text:p>
              </table:table-cell>
              <table:table-cell office:value-type="float" office:value="0.346434444759297">
                <text:p>0.346434444759297</text:p>
              </table:table-cell>
              <table:table-cell office:value-type="float" office:value="0.239576235036988">
                <text:p>0.239576235036988</text:p>
              </table:table-cell>
              <table:table-cell office:value-type="float" office:value="0.352871775164501">
                <text:p>0.352871775164501</text:p>
              </table:table-cell>
              <table:table-cell office:value-type="float" office:value="0.24394534471233">
                <text:p>0.24394534471233</text:p>
              </table:table-cell>
              <table:table-cell office:value-type="float" office:value="0.428530506138767">
                <text:p>0.428530506138767</text:p>
              </table:table-cell>
              <table:table-cell office:value-type="float" office:value="0.202874154137575">
                <text:p>0.202874154137575</text:p>
              </table:table-cell>
              <table:table-cell office:value-type="float" office:value="0.256874677011683">
                <text:p>0.256874677011683</text:p>
              </table:table-cell>
              <table:table-cell office:value-type="float" office:value="0.764990504769212">
                <text:p>0.764990504769212</text:p>
              </table:table-cell>
              <table:table-cell office:value-type="float" office:value="0.303235601044734">
                <text:p>0.303235601044734</text:p>
              </table:table-cell>
              <table:table-cell office:value-type="float" office:value="0.229286378729645">
                <text:p>0.229286378729645</text:p>
              </table:table-cell>
              <table:table-cell office:value-type="float" office:value="0.22244294981879">
                <text:p>0.22244294981879</text:p>
              </table:table-cell>
              <table:table-cell office:value-type="float" office:value="0.231212202682822">
                <text:p>0.231212202682822</text:p>
              </table:table-cell>
              <table:table-cell office:value-type="float" office:value="0.554374795915418">
                <text:p>0.554374795915418</text:p>
              </table:table-cell>
              <table:table-cell office:value-type="float" office:value="0.619869776365989">
                <text:p>0.619869776365989</text:p>
              </table:table-cell>
              <table:table-cell office:value-type="float" office:value="0.410513295518362">
                <text:p>0.410513295518362</text:p>
              </table:table-cell>
              <table:table-cell office:value-type="float" office:value="0.224794907044848">
                <text:p>0.224794907044848</text:p>
              </table:table-cell>
              <table:table-cell office:value-type="float" office:value="0.225162871682257">
                <text:p>0.225162871682257</text:p>
              </table:table-cell>
              <table:table-cell office:value-type="float" office:value="0.373768298699107">
                <text:p>0.373768298699107</text:p>
              </table:table-cell>
              <table:table-cell office:value-type="float" office:value="0.203796838073309">
                <text:p>0.203796838073309</text:p>
              </table:table-cell>
              <table:table-cell office:value-type="float" office:value="0.341976866986777">
                <text:p>0.341976866986777</text:p>
              </table:table-cell>
              <table:table-cell office:value-type="float" office:value="0.259696451647187">
                <text:p>0.259696451647187</text:p>
              </table:table-cell>
              <table:table-cell office:value-type="float" office:value="0.199806728781561">
                <text:p>0.199806728781561</text:p>
              </table:table-cell>
              <table:table-cell office:value-type="float" office:value="0.347933001660268">
                <text:p>0.347933001660268</text:p>
              </table:table-cell>
              <table:table-cell office:value-type="float" office:value="0.368614807714194">
                <text:p>0.368614807714194</text:p>
              </table:table-cell>
              <table:table-cell office:value-type="float" office:value="0.289607705643891">
                <text:p>0.289607705643891</text:p>
              </table:table-cell>
              <table:table-cell office:value-type="float" office:value="0.217600582857425">
                <text:p>0.217600582857425</text:p>
              </table:table-cell>
              <table:table-cell office:value-type="float" office:value="0.245139951665049">
                <text:p>0.245139951665049</text:p>
              </table:table-cell>
              <table:table-cell office:value-type="float" office:value="0.214051636752239">
                <text:p>0.214051636752239</text:p>
              </table:table-cell>
              <table:table-cell office:value-type="float" office:value="0.301017067578725">
                <text:p>0.301017067578725</text:p>
              </table:table-cell>
              <table:table-cell office:value-type="float" office:value="0.192092903851387">
                <text:p>0.192092903851387</text:p>
              </table:table-cell>
              <table:table-cell office:value-type="float" office:value="0.23122162919505">
                <text:p>0.23122162919505</text:p>
              </table:table-cell>
              <table:table-cell office:value-type="float" office:value="0.496504435126102">
                <text:p>0.496504435126102</text:p>
              </table:table-cell>
              <table:table-cell office:value-type="float" office:value="0.224631678444814">
                <text:p>0.224631678444814</text:p>
              </table:table-cell>
              <table:table-cell office:value-type="float" office:value="0.549173416858976">
                <text:p>0.549173416858976</text:p>
              </table:table-cell>
              <table:table-cell office:value-type="float" office:value="0.254267077949503">
                <text:p>0.254267077949503</text:p>
              </table:table-cell>
              <table:table-cell office:value-type="float" office:value="0.617478275062375">
                <text:p>0.617478275062375</text:p>
              </table:table-cell>
              <table:table-cell office:value-type="float" office:value="0.237895907854345">
                <text:p>0.237895907854345</text:p>
              </table:table-cell>
              <table:table-cell office:value-type="float" office:value="0.319476294366892">
                <text:p>0.319476294366892</text:p>
              </table:table-cell>
              <table:table-cell office:value-type="float" office:value="0.591653853418164">
                <text:p>0.591653853418164</text:p>
              </table:table-cell>
              <table:table-cell office:value-type="float" office:value="0.229382041311867">
                <text:p>0.229382041311867</text:p>
              </table:table-cell>
              <table:table-cell office:value-type="float" office:value="0.216147845800603">
                <text:p>0.216147845800603</text:p>
              </table:table-cell>
              <table:table-cell office:value-type="float" office:value="0.330658466140286">
                <text:p>0.330658466140286</text:p>
              </table:table-cell>
              <table:table-cell office:value-type="float" office:value="0.225160426805166">
                <text:p>0.225160426805166</text:p>
              </table:table-cell>
              <table:table-cell office:value-type="float" office:value="0.801258395122707">
                <text:p>0.801258395122707</text:p>
              </table:table-cell>
              <table:table-cell office:value-type="float" office:value="0.21354775096858">
                <text:p>0.21354775096858</text:p>
              </table:table-cell>
              <table:table-cell office:value-type="float" office:value="0.239424579130613">
                <text:p>0.239424579130613</text:p>
              </table:table-cell>
              <table:table-cell office:value-type="float" office:value="0.736503004253126">
                <text:p>0.736503004253126</text:p>
              </table:table-cell>
              <table:table-cell office:value-type="float" office:value="0.405851551492292">
                <text:p>0.405851551492292</text:p>
              </table:table-cell>
              <table:table-cell office:value-type="float" office:value="0.614978870932376">
                <text:p>0.614978870932376</text:p>
              </table:table-cell>
              <table:table-cell office:value-type="float" office:value="0.196814380010543">
                <text:p>0.196814380010543</text:p>
              </table:table-cell>
              <table:table-cell office:value-type="float" office:value="0.276272781704307">
                <text:p>0.276272781704307</text:p>
              </table:table-cell>
              <table:table-cell office:value-type="float" office:value="0.19601768895392">
                <text:p>0.19601768895392</text:p>
              </table:table-cell>
              <table:table-cell office:value-type="float" office:value="0.591456098547911">
                <text:p>0.591456098547911</text:p>
              </table:table-cell>
              <table:table-cell office:value-type="float" office:value="0.272454152802268">
                <text:p>0.272454152802268</text:p>
              </table:table-cell>
              <table:table-cell office:value-type="float" office:value="0.236378754777598">
                <text:p>0.236378754777598</text:p>
              </table:table-cell>
              <table:table-cell office:value-type="float" office:value="0.212981377966998">
                <text:p>0.212981377966998</text:p>
              </table:table-cell>
              <table:table-cell office:value-type="float" office:value="0.207992814174628">
                <text:p>0.207992814174628</text:p>
              </table:table-cell>
              <table:table-cell office:value-type="float" office:value="0.208169917111362">
                <text:p>0.208169917111362</text:p>
              </table:table-cell>
              <table:table-cell office:value-type="float" office:value="0.241607843640694">
                <text:p>0.241607843640694</text:p>
              </table:table-cell>
              <table:table-cell office:value-type="float" office:value="0.211191540816631">
                <text:p>0.211191540816631</text:p>
              </table:table-cell>
              <table:table-cell office:value-type="float" office:value="0.433317194529389">
                <text:p>0.433317194529389</text:p>
              </table:table-cell>
              <table:table-cell office:value-type="float" office:value="0.210583501107426">
                <text:p>0.210583501107426</text:p>
              </table:table-cell>
              <table:table-cell office:value-type="float" office:value="0.6879583261934">
                <text:p>0.6879583261934</text:p>
              </table:table-cell>
              <table:table-cell office:value-type="float" office:value="0.644820298571879">
                <text:p>0.644820298571879</text:p>
              </table:table-cell>
              <table:table-cell office:value-type="float" office:value="0.869304478641882">
                <text:p>0.869304478641882</text:p>
              </table:table-cell>
              <table:table-cell office:value-type="float" office:value="0.239287044920216">
                <text:p>0.239287044920216</text:p>
              </table:table-cell>
              <table:table-cell office:value-type="float" office:value="0.401019177561633">
                <text:p>0.401019177561633</text:p>
              </table:table-cell>
              <table:table-cell office:value-type="float" office:value="0.74827125520052">
                <text:p>0.74827125520052</text:p>
              </table:table-cell>
              <table:table-cell office:value-type="float" office:value="0.213642413198733">
                <text:p>0.213642413198733</text:p>
              </table:table-cell>
              <table:table-cell office:value-type="float" office:value="0.504473772720309">
                <text:p>0.504473772720309</text:p>
              </table:table-cell>
              <table:table-cell office:value-type="float" office:value="0.41610752038577">
                <text:p>0.41610752038577</text:p>
              </table:table-cell>
              <table:table-cell office:value-type="float" office:value="0.554459791547124">
                <text:p>0.554459791547124</text:p>
              </table:table-cell>
              <table:table-cell office:value-type="float" office:value="0.202591214762052">
                <text:p>0.202591214762052</text:p>
              </table:table-cell>
              <table:table-cell office:value-type="float" office:value="1.0005123197602">
                <text:p>1.0005123197602</text:p>
              </table:table-cell>
              <table:table-cell office:value-type="float" office:value="0.271781299109924">
                <text:p>0.271781299109924</text:p>
              </table:table-cell>
              <table:table-cell office:value-type="float" office:value="0.186299182114188">
                <text:p>0.186299182114188</text:p>
              </table:table-cell>
              <table:table-cell office:value-type="float" office:value="0.204147860354034">
                <text:p>0.204147860354034</text:p>
              </table:table-cell>
              <table:table-cell office:value-type="float" office:value="0.481888591382478">
                <text:p>0.481888591382478</text:p>
              </table:table-cell>
              <table:table-cell office:value-type="float" office:value="0.38597773969819">
                <text:p>0.38597773969819</text:p>
              </table:table-cell>
              <table:table-cell office:value-type="float" office:value="1.10055431872068">
                <text:p>1.10055431872068</text:p>
              </table:table-cell>
              <table:table-cell office:value-type="float" office:value="0.193158329840386">
                <text:p>0.193158329840386</text:p>
              </table:table-cell>
              <table:table-cell office:value-type="float" office:value="0.220906796852389">
                <text:p>0.220906796852389</text:p>
              </table:table-cell>
              <table:table-cell office:value-type="float" office:value="0.196662347050996">
                <text:p>0.196662347050996</text:p>
              </table:table-cell>
              <table:table-cell office:value-type="float" office:value="0.36071972586618">
                <text:p>0.36071972586618</text:p>
              </table:table-cell>
              <table:table-cell office:value-type="float" office:value="0.288972209237973">
                <text:p>0.288972209237973</text:p>
              </table:table-cell>
              <table:table-cell office:value-type="float" office:value="0.22922773651698">
                <text:p>0.22922773651698</text:p>
              </table:table-cell>
              <table:table-cell office:value-type="float" office:value="0.18679399950302">
                <text:p>0.18679399950302</text:p>
              </table:table-cell>
              <table:table-cell office:value-type="float" office:value="0.274556508262235">
                <text:p>0.274556508262235</text:p>
              </table:table-cell>
              <table:table-cell office:value-type="float" office:value="0.225940472048973">
                <text:p>0.225940472048973</text:p>
              </table:table-cell>
              <table:table-cell office:value-type="float" office:value="0.509211993540237">
                <text:p>0.509211993540237</text:p>
              </table:table-cell>
              <table:table-cell office:value-type="float" office:value="0.203864168394559">
                <text:p>0.203864168394559</text:p>
              </table:table-cell>
              <table:table-cell office:value-type="float" office:value="0.267497907240038">
                <text:p>0.267497907240038</text:p>
              </table:table-cell>
              <table:table-cell office:value-type="float" office:value="0.270552928256214">
                <text:p>0.270552928256214</text:p>
              </table:table-cell>
              <table:table-cell office:value-type="float" office:value="0.198490909925437">
                <text:p>0.198490909925437</text:p>
              </table:table-cell>
              <table:table-cell office:value-type="float" office:value="0.260482228071251">
                <text:p>0.260482228071251</text:p>
              </table:table-cell>
              <table:table-cell office:value-type="float" office:value="0.684945270558987">
                <text:p>0.684945270558987</text:p>
              </table:table-cell>
              <table:table-cell office:value-type="float" office:value="0.254403686523437">
                <text:p>0.254403686523437</text:p>
              </table:table-cell>
              <table:table-cell office:value-type="float" office:value="0.208273631753904">
                <text:p>0.208273631753904</text:p>
              </table:table-cell>
              <table:table-cell office:value-type="float" office:value="0.322734025260602">
                <text:p>0.322734025260602</text:p>
              </table:table-cell>
              <table:table-cell office:value-type="float" office:value="0.235154764843762">
                <text:p>0.235154764843762</text:p>
              </table:table-cell>
              <table:table-cell office:value-type="float" office:value="0.386123376761963">
                <text:p>0.386123376761963</text:p>
              </table:table-cell>
              <table:table-cell office:value-type="float" office:value="0.201577936215091">
                <text:p>0.201577936215091</text:p>
              </table:table-cell>
              <table:table-cell office:value-type="float" office:value="0.190810651275655">
                <text:p>0.190810651275655</text:p>
              </table:table-cell>
              <table:table-cell office:value-type="float" office:value="0.542019017982139">
                <text:p>0.542019017982139</text:p>
              </table:table-cell>
              <table:table-cell office:value-type="float" office:value="0.205960069903398">
                <text:p>0.205960069903398</text:p>
              </table:table-cell>
              <table:table-cell office:value-type="float" office:value="0.203364494066376">
                <text:p>0.203364494066376</text:p>
              </table:table-cell>
              <table:table-cell office:value-type="float" office:value="0.276139347378958">
                <text:p>0.276139347378958</text:p>
              </table:table-cell>
              <table:table-cell office:value-type="float" office:value="0.205844388208234">
                <text:p>0.205844388208234</text:p>
              </table:table-cell>
              <table:table-cell office:value-type="float" office:value="0.437497501855292">
                <text:p>0.437497501855292</text:p>
              </table:table-cell>
              <table:table-cell office:value-type="float" office:value="0.204697133767476">
                <text:p>0.204697133767476</text:p>
              </table:table-cell>
              <table:table-cell office:value-type="float" office:value="0.20972514057848">
                <text:p>0.20972514057848</text:p>
              </table:table-cell>
              <table:table-cell office:value-type="float" office:value="0.434927286804798">
                <text:p>0.434927286804798</text:p>
              </table:table-cell>
              <table:table-cell office:value-type="float" office:value="0.539996847564133">
                <text:p>0.539996847564133</text:p>
              </table:table-cell>
              <table:table-cell office:value-type="float" office:value="0.284317850733062">
                <text:p>0.284317850733062</text:p>
              </table:table-cell>
              <table:table-cell office:value-type="float" office:value="0.214649631992144">
                <text:p>0.214649631992144</text:p>
              </table:table-cell>
              <table:table-cell office:value-type="float" office:value="0.216323361381727">
                <text:p>0.216323361381727</text:p>
              </table:table-cell>
              <table:table-cell office:value-type="float" office:value="0.205767676029825">
                <text:p>0.205767676029825</text:p>
              </table:table-cell>
              <table:table-cell office:value-type="float" office:value="0.291157220492294">
                <text:p>0.291157220492294</text:p>
              </table:table-cell>
              <table:table-cell office:value-type="float" office:value="0.288418295807356">
                <text:p>0.288418295807356</text:p>
              </table:table-cell>
              <table:table-cell office:value-type="float" office:value="0.354253673359805">
                <text:p>0.354253673359805</text:p>
              </table:table-cell>
              <table:table-cell office:value-type="float" office:value="0.193096282362723">
                <text:p>0.193096282362723</text:p>
              </table:table-cell>
              <table:table-cell office:value-type="float" office:value="0.317070850460968">
                <text:p>0.317070850460968</text:p>
              </table:table-cell>
              <table:table-cell office:value-type="float" office:value="0.335323879337913">
                <text:p>0.335323879337913</text:p>
              </table:table-cell>
              <table:table-cell office:value-type="float" office:value="0.186916329499186">
                <text:p>0.186916329499186</text:p>
              </table:table-cell>
              <table:table-cell office:value-type="float" office:value="0.280943152857171">
                <text:p>0.280943152857171</text:p>
              </table:table-cell>
              <table:table-cell office:value-type="float" office:value="0.370310202058042">
                <text:p>0.370310202058042</text:p>
              </table:table-cell>
              <table:table-cell office:value-type="float" office:value="0.87634422563904">
                <text:p>0.87634422563904</text:p>
              </table:table-cell>
              <table:table-cell office:value-type="float" office:value="0.288015325620286">
                <text:p>0.288015325620286</text:p>
              </table:table-cell>
              <table:table-cell office:value-type="float" office:value="0.179823774389842">
                <text:p>0.179823774389842</text:p>
              </table:table-cell>
              <table:table-cell office:value-type="float" office:value="0.235480041538335">
                <text:p>0.235480041538335</text:p>
              </table:table-cell>
              <table:table-cell office:value-type="float" office:value="0.562894988791607">
                <text:p>0.562894988791607</text:p>
              </table:table-cell>
              <table:table-cell office:value-type="float" office:value="0.202128240509154">
                <text:p>0.202128240509154</text:p>
              </table:table-cell>
              <table:table-cell office:value-type="float" office:value="0.207508532815892">
                <text:p>0.207508532815892</text:p>
              </table:table-cell>
              <table:table-cell office:value-type="float" office:value="0.188236873072407">
                <text:p>0.188236873072407</text:p>
              </table:table-cell>
              <table:table-cell office:value-type="float" office:value="1.14858652271519">
                <text:p>1.14858652271519</text:p>
              </table:table-cell>
              <table:table-cell office:value-type="float" office:value="0.505830769267754">
                <text:p>0.505830769267754</text:p>
              </table:table-cell>
              <table:table-cell office:value-type="float" office:value="0.211902960564686">
                <text:p>0.211902960564686</text:p>
              </table:table-cell>
              <table:table-cell office:value-type="float" office:value="0.360047912059708">
                <text:p>0.360047912059708</text:p>
              </table:table-cell>
              <table:table-cell office:value-type="float" office:value="0.223238147822098">
                <text:p>0.223238147822098</text:p>
              </table:table-cell>
              <table:table-cell office:value-type="float" office:value="0.203687978361057">
                <text:p>0.203687978361057</text:p>
              </table:table-cell>
              <table:table-cell office:value-type="float" office:value="0.203104447705221">
                <text:p>0.203104447705221</text:p>
              </table:table-cell>
              <table:table-cell office:value-type="float" office:value="0.868916222377805">
                <text:p>0.868916222377805</text:p>
              </table:table-cell>
              <table:table-cell office:value-type="float" office:value="0.298130010611744">
                <text:p>0.298130010611744</text:p>
              </table:table-cell>
              <table:table-cell office:value-type="float" office:value="0.56432684616922">
                <text:p>0.56432684616922</text:p>
              </table:table-cell>
              <table:table-cell office:value-type="float" office:value="0.332248375239355">
                <text:p>0.332248375239355</text:p>
              </table:table-cell>
              <table:table-cell office:value-type="float" office:value="0.467571991079551">
                <text:p>0.467571991079551</text:p>
              </table:table-cell>
              <table:table-cell office:value-type="float" office:value="0.686004857939503">
                <text:p>0.686004857939503</text:p>
              </table:table-cell>
              <table:table-cell office:value-type="float" office:value="0.196522697548143">
                <text:p>0.196522697548143</text:p>
              </table:table-cell>
              <table:table-cell office:value-type="float" office:value="0.49532985189116">
                <text:p>0.49532985189116</text:p>
              </table:table-cell>
              <table:table-cell office:value-type="float" office:value="0.503322104340426">
                <text:p>0.503322104340426</text:p>
              </table:table-cell>
              <table:table-cell office:value-type="float" office:value="0.650239106980472">
                <text:p>0.650239106980472</text:p>
              </table:table-cell>
              <table:table-cell office:value-type="float" office:value="0.192600886082606">
                <text:p>0.192600886082606</text:p>
              </table:table-cell>
              <table:table-cell office:value-type="float" office:value="0.19750098228347">
                <text:p>0.19750098228347</text:p>
              </table:table-cell>
              <table:table-cell office:value-type="float" office:value="0.293163729962029">
                <text:p>0.293163729962029</text:p>
              </table:table-cell>
              <table:table-cell office:value-type="float" office:value="0.217529723166559">
                <text:p>0.217529723166559</text:p>
              </table:table-cell>
              <table:table-cell office:value-type="float" office:value="0.282441298561406">
                <text:p>0.282441298561406</text:p>
              </table:table-cell>
              <table:table-cell office:value-type="float" office:value="0.189311650379255">
                <text:p>0.189311650379255</text:p>
              </table:table-cell>
              <table:table-cell office:value-type="float" office:value="0.2080414768806">
                <text:p>0.2080414768806</text:p>
              </table:table-cell>
              <table:table-cell office:value-type="float" office:value="0.340900857838052">
                <text:p>0.340900857838052</text:p>
              </table:table-cell>
              <table:table-cell office:value-type="float" office:value="0.185741392434289">
                <text:p>0.185741392434289</text:p>
              </table:table-cell>
              <table:table-cell office:value-type="float" office:value="0.190500418712731">
                <text:p>0.190500418712731</text:p>
              </table:table-cell>
              <table:table-cell office:value-type="float" office:value="0.28266552896491">
                <text:p>0.28266552896491</text:p>
              </table:table-cell>
              <table:table-cell office:value-type="float" office:value="0.194545673393385">
                <text:p>0.194545673393385</text:p>
              </table:table-cell>
              <table:table-cell office:value-type="float" office:value="0.417720816045031">
                <text:p>0.417720816045031</text:p>
              </table:table-cell>
              <table:table-cell office:value-type="float" office:value="0.896771794708197">
                <text:p>0.896771794708197</text:p>
              </table:table-cell>
              <table:table-cell office:value-type="float" office:value="0.331312662836447">
                <text:p>0.331312662836447</text:p>
              </table:table-cell>
              <table:table-cell office:value-type="float" office:value="0.200748993418707">
                <text:p>0.200748993418707</text:p>
              </table:table-cell>
              <table:table-cell office:value-type="float" office:value="0.274816696286632">
                <text:p>0.274816696286632</text:p>
              </table:table-cell>
              <table:table-cell office:value-type="float" office:value="0.195443512978106">
                <text:p>0.195443512978106</text:p>
              </table:table-cell>
              <table:table-cell office:value-type="float" office:value="0.265489988798269">
                <text:p>0.265489988798269</text:p>
              </table:table-cell>
              <table:table-cell office:value-type="float" office:value="1.06752200488149">
                <text:p>1.06752200488149</text:p>
              </table:table-cell>
              <table:table-cell office:value-type="float" office:value="0.194579112357611">
                <text:p>0.194579112357611</text:p>
              </table:table-cell>
              <table:table-cell office:value-type="float" office:value="0.337605445953052">
                <text:p>0.337605445953052</text:p>
              </table:table-cell>
              <table:table-cell office:value-type="float" office:value="0.200700988816871">
                <text:p>0.200700988816871</text:p>
              </table:table-cell>
              <table:table-cell office:value-type="float" office:value="0.376389721584664">
                <text:p>0.376389721584664</text:p>
              </table:table-cell>
              <table:table-cell office:value-type="float" office:value="0.295663161355235">
                <text:p>0.295663161355235</text:p>
              </table:table-cell>
              <table:table-cell office:value-type="float" office:value="0.243049023695801">
                <text:p>0.243049023695801</text:p>
              </table:table-cell>
              <table:table-cell office:value-type="float" office:value="0.389235898981456">
                <text:p>0.389235898981456</text:p>
              </table:table-cell>
              <table:table-cell office:value-type="float" office:value="0.471405399749425">
                <text:p>0.471405399749425</text:p>
              </table:table-cell>
              <table:table-cell office:value-type="float" office:value="0.88163097802052">
                <text:p>0.88163097802052</text:p>
              </table:table-cell>
              <table:table-cell office:value-type="float" office:value="0.235357200114951">
                <text:p>0.235357200114951</text:p>
              </table:table-cell>
              <table:table-cell office:value-type="float" office:value="0.215607220870493">
                <text:p>0.215607220870493</text:p>
              </table:table-cell>
              <table:table-cell office:value-type="float" office:value="0.234071113572654">
                <text:p>0.234071113572654</text:p>
              </table:table-cell>
              <table:table-cell office:value-type="float" office:value="0.401887183875814">
                <text:p>0.401887183875814</text:p>
              </table:table-cell>
              <table:table-cell office:value-type="float" office:value="0.467334824563794">
                <text:p>0.467334824563794</text:p>
              </table:table-cell>
              <table:table-cell office:value-type="float" office:value="0.189150507699712">
                <text:p>0.189150507699712</text:p>
              </table:table-cell>
              <table:table-cell office:value-type="float" office:value="0.244574099843683">
                <text:p>0.244574099843683</text:p>
              </table:table-cell>
              <table:table-cell office:value-type="float" office:value="0.185650074643349">
                <text:p>0.185650074643349</text:p>
              </table:table-cell>
              <table:table-cell office:value-type="float" office:value="0.238091538690488">
                <text:p>0.238091538690488</text:p>
              </table:table-cell>
              <table:table-cell office:value-type="float" office:value="0.205980283344696">
                <text:p>0.205980283344696</text:p>
              </table:table-cell>
              <table:table-cell office:value-type="float" office:value="0.77620838818137">
                <text:p>0.77620838818137</text:p>
              </table:table-cell>
              <table:table-cell office:value-type="float" office:value="0.25650235456465">
                <text:p>0.25650235456465</text:p>
              </table:table-cell>
              <table:table-cell office:value-type="float" office:value="0.303680536678121">
                <text:p>0.303680536678121</text:p>
              </table:table-cell>
              <table:table-cell office:value-type="float" office:value="0.246954239210928">
                <text:p>0.246954239210928</text:p>
              </table:table-cell>
              <table:table-cell office:value-type="float" office:value="0.210219294370727">
                <text:p>0.210219294370727</text:p>
              </table:table-cell>
              <table:table-cell office:value-type="float" office:value="0.375279400279806">
                <text:p>0.375279400279806</text:p>
              </table:table-cell>
              <table:table-cell office:value-type="float" office:value="0.237038707249001">
                <text:p>0.237038707249001</text:p>
              </table:table-cell>
              <table:table-cell office:value-type="float" office:value="0.507692741809769">
                <text:p>0.507692741809769</text:p>
              </table:table-cell>
              <table:table-cell office:value-type="float" office:value="0.198595741525669">
                <text:p>0.198595741525669</text:p>
              </table:table-cell>
              <table:table-cell office:value-type="float" office:value="0.248589496696469">
                <text:p>0.248589496696469</text:p>
              </table:table-cell>
              <table:table-cell office:value-type="float" office:value="0.195394015532754">
                <text:p>0.195394015532754</text:p>
              </table:table-cell>
              <table:table-cell office:value-type="float" office:value="0.220954927339451">
                <text:p>0.220954927339451</text:p>
              </table:table-cell>
              <table:table-cell office:value-type="float" office:value="0.202572174085176">
                <text:p>0.202572174085176</text:p>
              </table:table-cell>
              <table:table-cell office:value-type="float" office:value="0.748583492044938">
                <text:p>0.748583492044938</text:p>
              </table:table-cell>
              <table:table-cell office:value-type="float" office:value="0.441119921939037">
                <text:p>0.441119921939037</text:p>
              </table:table-cell>
              <table:table-cell office:value-type="float" office:value="0.322633689082486">
                <text:p>0.322633689082486</text:p>
              </table:table-cell>
              <table:table-cell office:value-type="float" office:value="0.340895430749074">
                <text:p>0.340895430749074</text:p>
              </table:table-cell>
              <table:table-cell office:value-type="float" office:value="0.33756799956091">
                <text:p>0.33756799956091</text:p>
              </table:table-cell>
              <table:table-cell office:value-type="float" office:value="0.31391330985386">
                <text:p>0.31391330985386</text:p>
              </table:table-cell>
              <table:table-cell office:value-type="float" office:value="0.212189942566066">
                <text:p>0.212189942566066</text:p>
              </table:table-cell>
              <table:table-cell office:value-type="float" office:value="0.291961427328819">
                <text:p>0.291961427328819</text:p>
              </table:table-cell>
              <table:table-cell office:value-type="float" office:value="0.27629192567259">
                <text:p>0.27629192567259</text:p>
              </table:table-cell>
              <table:table-cell office:value-type="float" office:value="0.194774665121352">
                <text:p>0.194774665121352</text:p>
              </table:table-cell>
              <table:table-cell office:value-type="float" office:value="0.206322381954761">
                <text:p>0.206322381954761</text:p>
              </table:table-cell>
              <table:table-cell office:value-type="float" office:value="0.212799001622286">
                <text:p>0.212799001622286</text:p>
              </table:table-cell>
              <table:table-cell office:value-type="float" office:value="0.190861360072444">
                <text:p>0.190861360072444</text:p>
              </table:table-cell>
              <table:table-cell office:value-type="float" office:value="0.437901813469639">
                <text:p>0.437901813469639</text:p>
              </table:table-cell>
              <table:table-cell office:value-type="float" office:value="0.545973511034831">
                <text:p>0.545973511034831</text:p>
              </table:table-cell>
              <table:table-cell office:value-type="float" office:value="0.202992927457882">
                <text:p>0.202992927457882</text:p>
              </table:table-cell>
              <table:table-cell office:value-type="float" office:value="0.640968026387562">
                <text:p>0.640968026387562</text:p>
              </table:table-cell>
              <table:table-cell office:value-type="float" office:value="0.214834687350459">
                <text:p>0.214834687350459</text:p>
              </table:table-cell>
              <table:table-cell office:value-type="float" office:value="0.318072658110181">
                <text:p>0.318072658110181</text:p>
              </table:table-cell>
              <table:table-cell office:value-type="float" office:value="1.15505367246346">
                <text:p>1.15505367246346</text:p>
              </table:table-cell>
              <table:table-cell office:value-type="float" office:value="0.379411665605724">
                <text:p>0.379411665605724</text:p>
              </table:table-cell>
              <table:table-cell office:value-type="float" office:value="0.202086563392236">
                <text:p>0.202086563392236</text:p>
              </table:table-cell>
              <table:table-cell office:value-type="float" office:value="0.503110446600708">
                <text:p>0.503110446600708</text:p>
              </table:table-cell>
              <table:table-cell office:value-type="float" office:value="0.255549410050096">
                <text:p>0.255549410050096</text:p>
              </table:table-cell>
              <table:table-cell office:value-type="float" office:value="0.222834736861907">
                <text:p>0.222834736861907</text:p>
              </table:table-cell>
              <table:table-cell office:value-type="float" office:value="0.208908984603004">
                <text:p>0.208908984603004</text:p>
              </table:table-cell>
              <table:table-cell office:value-type="float" office:value="0.21858523733887">
                <text:p>0.21858523733887</text:p>
              </table:table-cell>
              <table:table-cell office:value-type="float" office:value="0.188621116808821">
                <text:p>0.188621116808821</text:p>
              </table:table-cell>
              <table:table-cell office:value-type="float" office:value="0.268763956492128">
                <text:p>0.268763956492128</text:p>
              </table:table-cell>
              <table:table-cell office:value-type="float" office:value="0.201212269272184">
                <text:p>0.201212269272184</text:p>
              </table:table-cell>
              <table:table-cell office:value-type="float" office:value="0.204473319913291">
                <text:p>0.204473319913291</text:p>
              </table:table-cell>
              <table:table-cell office:value-type="float" office:value="0.65021694115353">
                <text:p>0.65021694115353</text:p>
              </table:table-cell>
              <table:table-cell office:value-type="float" office:value="0.456905678291183">
                <text:p>0.456905678291183</text:p>
              </table:table-cell>
              <table:table-cell office:value-type="float" office:value="0.829930512655513">
                <text:p>0.829930512655513</text:p>
              </table:table-cell>
              <table:table-cell office:value-type="float" office:value="0.287905584657666">
                <text:p>0.287905584657666</text:p>
              </table:table-cell>
              <table:table-cell office:value-type="float" office:value="0.398951407901216">
                <text:p>0.398951407901216</text:p>
              </table:table-cell>
              <table:table-cell office:value-type="float" office:value="0.197121650911195">
                <text:p>0.197121650911195</text:p>
              </table:table-cell>
              <table:table-cell office:value-type="float" office:value="0.213283761087738">
                <text:p>0.213283761087738</text:p>
              </table:table-cell>
              <table:table-cell office:value-type="float" office:value="0.191766328942905">
                <text:p>0.191766328942905</text:p>
              </table:table-cell>
              <table:table-cell office:value-type="float" office:value="0.277564413183863">
                <text:p>0.277564413183863</text:p>
              </table:table-cell>
              <table:table-cell office:value-type="float" office:value="0.640492263210379">
                <text:p>0.640492263210379</text:p>
              </table:table-cell>
              <table:table-cell office:value-type="float" office:value="1.3824955513331">
                <text:p>1.3824955513331</text:p>
              </table:table-cell>
              <table:table-cell office:value-type="float" office:value="0.438426654067711">
                <text:p>0.438426654067711</text:p>
              </table:table-cell>
              <table:table-cell office:value-type="float" office:value="0.464415147696161">
                <text:p>0.464415147696161</text:p>
              </table:table-cell>
              <table:table-cell office:value-type="float" office:value="0.22366177239035">
                <text:p>0.22366177239035</text:p>
              </table:table-cell>
              <table:table-cell office:value-type="float" office:value="0.221611635881856">
                <text:p>0.221611635881856</text:p>
              </table:table-cell>
              <table:table-cell office:value-type="float" office:value="0.301831846407174">
                <text:p>0.301831846407174</text:p>
              </table:table-cell>
              <table:table-cell office:value-type="float" office:value="0.362154907267877">
                <text:p>0.362154907267877</text:p>
              </table:table-cell>
              <table:table-cell office:value-type="float" office:value="0.383146899293046">
                <text:p>0.383146899293046</text:p>
              </table:table-cell>
              <table:table-cell office:value-type="float" office:value="0.276212475263255">
                <text:p>0.276212475263255</text:p>
              </table:table-cell>
              <table:table-cell office:value-type="float" office:value="0.352783304625039">
                <text:p>0.352783304625039</text:p>
              </table:table-cell>
              <table:table-cell office:value-type="float" office:value="0.212368378209939">
                <text:p>0.212368378209939</text:p>
              </table:table-cell>
              <table:table-cell office:value-type="float" office:value="0.188829272388336">
                <text:p>0.188829272388336</text:p>
              </table:table-cell>
              <table:table-cell office:value-type="float" office:value="0.257490248596195">
                <text:p>0.257490248596195</text:p>
              </table:table-cell>
              <table:table-cell office:value-type="float" office:value="0.207777229177392">
                <text:p>0.207777229177392</text:p>
              </table:table-cell>
              <table:table-cell office:value-type="float" office:value="0.34063966558298">
                <text:p>0.34063966558298</text:p>
              </table:table-cell>
              <table:table-cell office:value-type="float" office:value="0.271890052260044">
                <text:p>0.271890052260044</text:p>
              </table:table-cell>
              <table:table-cell office:value-type="float" office:value="0.213423012309987">
                <text:p>0.213423012309987</text:p>
              </table:table-cell>
              <table:table-cell office:value-type="float" office:value="0.287234400508636">
                <text:p>0.287234400508636</text:p>
              </table:table-cell>
              <table:table-cell office:value-type="float" office:value="0.260310209916387">
                <text:p>0.260310209916387</text:p>
              </table:table-cell>
              <table:table-cell office:value-type="float" office:value="0.361580299556471">
                <text:p>0.361580299556471</text:p>
              </table:table-cell>
              <table:table-cell office:value-type="float" office:value="0.650344519925031">
                <text:p>0.650344519925031</text:p>
              </table:table-cell>
              <table:table-cell office:value-type="float" office:value="0.740563805826304">
                <text:p>0.740563805826304</text:p>
              </table:table-cell>
              <table:table-cell office:value-type="float" office:value="0.197594945030522">
                <text:p>0.197594945030522</text:p>
              </table:table-cell>
              <table:table-cell office:value-type="float" office:value="0.207512624400402">
                <text:p>0.207512624400402</text:p>
              </table:table-cell>
              <table:table-cell office:value-type="float" office:value="0.192948092122155">
                <text:p>0.192948092122155</text:p>
              </table:table-cell>
              <table:table-cell office:value-type="float" office:value="0.256007764345902">
                <text:p>0.256007764345902</text:p>
              </table:table-cell>
              <table:table-cell office:value-type="float" office:value="0.197495646984569">
                <text:p>0.197495646984569</text:p>
              </table:table-cell>
              <table:table-cell office:value-type="float" office:value="0.197769333341492">
                <text:p>0.197769333341492</text:p>
              </table:table-cell>
              <table:table-cell office:value-type="float" office:value="0.220037402847398">
                <text:p>0.220037402847398</text:p>
              </table:table-cell>
              <table:table-cell office:value-type="float" office:value="0.23792105956736">
                <text:p>0.23792105956736</text:p>
              </table:table-cell>
              <table:table-cell office:value-type="float" office:value="0.302236672633391">
                <text:p>0.302236672633391</text:p>
              </table:table-cell>
              <table:table-cell office:value-type="float" office:value="0.201754095504861">
                <text:p>0.201754095504861</text:p>
              </table:table-cell>
              <table:table-cell office:value-type="float" office:value="0.397792042937089">
                <text:p>0.397792042937089</text:p>
              </table:table-cell>
              <table:table-cell office:value-type="float" office:value="0.388162807942728">
                <text:p>0.388162807942728</text:p>
              </table:table-cell>
              <table:table-cell office:value-type="float" office:value="0.193710827467028">
                <text:p>0.193710827467028</text:p>
              </table:table-cell>
              <table:table-cell office:value-type="float" office:value="0.341938775992996">
                <text:p>0.341938775992996</text:p>
              </table:table-cell>
              <table:table-cell office:value-type="float" office:value="0.3898704201521">
                <text:p>0.3898704201521</text:p>
              </table:table-cell>
              <table:table-cell office:value-type="float" office:value="0.22689853942136">
                <text:p>0.22689853942136</text:p>
              </table:table-cell>
              <table:table-cell office:value-type="float" office:value="0.269191722329773">
                <text:p>0.269191722329773</text:p>
              </table:table-cell>
              <table:table-cell office:value-type="float" office:value="0.24570119711251">
                <text:p>0.24570119711251</text:p>
              </table:table-cell>
              <table:table-cell office:value-type="float" office:value="0.265475008117593">
                <text:p>0.265475008117593</text:p>
              </table:table-cell>
              <table:table-cell office:value-type="float" office:value="0.338477373897814">
                <text:p>0.338477373897814</text:p>
              </table:table-cell>
              <table:table-cell office:value-type="float" office:value="0.446320005799459">
                <text:p>0.446320005799459</text:p>
              </table:table-cell>
              <table:table-cell office:value-type="float" office:value="0.229205683928104">
                <text:p>0.229205683928104</text:p>
              </table:table-cell>
              <table:table-cell office:value-type="float" office:value="0.186010212787437">
                <text:p>0.186010212787437</text:p>
              </table:table-cell>
              <table:table-cell office:value-type="float" office:value="0.243604502329327">
                <text:p>0.243604502329327</text:p>
              </table:table-cell>
              <table:table-cell office:value-type="float" office:value="0.302479412882767">
                <text:p>0.302479412882767</text:p>
              </table:table-cell>
              <table:table-cell office:value-type="float" office:value="0.433744277743226">
                <text:p>0.433744277743226</text:p>
              </table:table-cell>
              <table:table-cell office:value-type="float" office:value="0.21470365399488">
                <text:p>0.21470365399488</text:p>
              </table:table-cell>
              <table:table-cell office:value-type="float" office:value="0.222598562343887">
                <text:p>0.222598562343887</text:p>
              </table:table-cell>
              <table:table-cell office:value-type="float" office:value="0.192245637875602">
                <text:p>0.192245637875602</text:p>
              </table:table-cell>
              <table:table-cell office:value-type="float" office:value="0.644740275764293">
                <text:p>0.644740275764293</text:p>
              </table:table-cell>
              <table:table-cell office:value-type="float" office:value="0.181458870512484">
                <text:p>0.181458870512484</text:p>
              </table:table-cell>
              <table:table-cell office:value-type="float" office:value="0.541647672007661">
                <text:p>0.541647672007661</text:p>
              </table:table-cell>
              <table:table-cell office:value-type="float" office:value="0.358545550682484">
                <text:p>0.358545550682484</text:p>
              </table:table-cell>
              <table:table-cell office:value-type="float" office:value="1.1460198085661">
                <text:p>1.1460198085661</text:p>
              </table:table-cell>
              <table:table-cell office:value-type="float" office:value="0.209939068308376">
                <text:p>0.209939068308376</text:p>
              </table:table-cell>
              <table:table-cell office:value-type="float" office:value="0.385463829785047">
                <text:p>0.385463829785047</text:p>
              </table:table-cell>
              <table:table-cell office:value-type="float" office:value="0.874622927762111">
                <text:p>0.874622927762111</text:p>
              </table:table-cell>
              <table:table-cell office:value-type="float" office:value="0.210710630466361">
                <text:p>0.210710630466361</text:p>
              </table:table-cell>
              <table:table-cell office:value-type="float" office:value="0.237754651850311">
                <text:p>0.237754651850311</text:p>
              </table:table-cell>
              <table:table-cell office:value-type="float" office:value="0.261633803612058">
                <text:p>0.261633803612058</text:p>
              </table:table-cell>
              <table:table-cell office:value-type="float" office:value="0.259215528881076">
                <text:p>0.259215528881076</text:p>
              </table:table-cell>
              <table:table-cell office:value-type="float" office:value="0.901131674399875">
                <text:p>0.901131674399875</text:p>
              </table:table-cell>
              <table:table-cell office:value-type="float" office:value="0.894225551247166">
                <text:p>0.894225551247166</text:p>
              </table:table-cell>
              <table:table-cell office:value-type="float" office:value="0.291453422471504">
                <text:p>0.291453422471504</text:p>
              </table:table-cell>
              <table:table-cell office:value-type="float" office:value="0.231424758494546">
                <text:p>0.231424758494546</text:p>
              </table:table-cell>
              <table:table-cell office:value-type="float" office:value="0.501378620574621">
                <text:p>0.501378620574621</text:p>
              </table:table-cell>
              <table:table-cell office:value-type="float" office:value="0.286197841737675">
                <text:p>0.286197841737675</text:p>
              </table:table-cell>
              <table:table-cell office:value-type="float" office:value="0.281650531281203">
                <text:p>0.281650531281203</text:p>
              </table:table-cell>
              <table:table-cell office:value-type="float" office:value="0.192318590523319">
                <text:p>0.192318590523319</text:p>
              </table:table-cell>
              <table:table-cell office:value-type="float" office:value="0.197822013712532">
                <text:p>0.197822013712532</text:p>
              </table:table-cell>
              <table:table-cell office:value-type="float" office:value="0.186639051817169">
                <text:p>0.186639051817169</text:p>
              </table:table-cell>
              <table:table-cell office:value-type="float" office:value="0.353603133225699">
                <text:p>0.353603133225699</text:p>
              </table:table-cell>
              <table:table-cell office:value-type="float" office:value="0.296657741543188">
                <text:p>0.296657741543188</text:p>
              </table:table-cell>
              <table:table-cell office:value-type="float" office:value="0.361141990453328">
                <text:p>0.361141990453328</text:p>
              </table:table-cell>
              <table:table-cell office:value-type="float" office:value="0.215550330808447">
                <text:p>0.215550330808447</text:p>
              </table:table-cell>
              <table:table-cell office:value-type="float" office:value="0.1978838755497">
                <text:p>0.1978838755497</text:p>
              </table:table-cell>
              <table:table-cell office:value-type="float" office:value="0.500385469262781">
                <text:p>0.500385469262781</text:p>
              </table:table-cell>
              <table:table-cell office:value-type="float" office:value="0.379728760809675">
                <text:p>0.379728760809675</text:p>
              </table:table-cell>
              <table:table-cell office:value-type="float" office:value="0.189129721741814">
                <text:p>0.189129721741814</text:p>
              </table:table-cell>
              <table:table-cell office:value-type="float" office:value="0.409145367597415">
                <text:p>0.409145367597415</text:p>
              </table:table-cell>
              <table:table-cell office:value-type="float" office:value="1.13332387579047">
                <text:p>1.13332387579047</text:p>
              </table:table-cell>
              <table:table-cell office:value-type="float" office:value="0.204122000733653">
                <text:p>0.204122000733653</text:p>
              </table:table-cell>
              <table:table-cell office:value-type="float" office:value="0.213205614341725">
                <text:p>0.213205614341725</text:p>
              </table:table-cell>
              <table:table-cell office:value-type="float" office:value="0.398718144940986">
                <text:p>0.398718144940986</text:p>
              </table:table-cell>
              <table:table-cell office:value-type="float" office:value="0.198163317654968">
                <text:p>0.198163317654968</text:p>
              </table:table-cell>
              <table:table-cell office:value-type="float" office:value="0.33558668593207">
                <text:p>0.33558668593207</text:p>
              </table:table-cell>
              <table:table-cell office:value-type="float" office:value="0.306123685492505">
                <text:p>0.306123685492505</text:p>
              </table:table-cell>
              <table:table-cell office:value-type="float" office:value="0.482711823957061">
                <text:p>0.482711823957061</text:p>
              </table:table-cell>
              <table:table-cell office:value-type="float" office:value="0.462686748775765">
                <text:p>0.462686748775765</text:p>
              </table:table-cell>
              <table:table-cell office:value-type="float" office:value="0.206542882054291">
                <text:p>0.206542882054291</text:p>
              </table:table-cell>
              <table:table-cell office:value-type="float" office:value="0.193884663014851">
                <text:p>0.193884663014851</text:p>
              </table:table-cell>
              <table:table-cell office:value-type="float" office:value="0.201270341733302">
                <text:p>0.201270341733302</text:p>
              </table:table-cell>
              <table:table-cell office:value-type="float" office:value="0.188248899740433">
                <text:p>0.188248899740433</text:p>
              </table:table-cell>
              <table:table-cell office:value-type="float" office:value="0.226026710690359">
                <text:p>0.226026710690359</text:p>
              </table:table-cell>
              <table:table-cell office:value-type="float" office:value="0.203687737048318">
                <text:p>0.203687737048318</text:p>
              </table:table-cell>
              <table:table-cell office:value-type="float" office:value="0.753916339968946">
                <text:p>0.753916339968946</text:p>
              </table:table-cell>
              <table:table-cell office:value-type="float" office:value="0.692035045993887">
                <text:p>0.692035045993887</text:p>
              </table:table-cell>
              <table:table-cell office:value-type="float" office:value="0.385144825532548">
                <text:p>0.385144825532548</text:p>
              </table:table-cell>
              <table:table-cell office:value-type="float" office:value="0.268229254757454">
                <text:p>0.268229254757454</text:p>
              </table:table-cell>
              <table:table-cell office:value-type="float" office:value="0.286761758495324">
                <text:p>0.286761758495324</text:p>
              </table:table-cell>
              <table:table-cell office:value-type="float" office:value="0.181506787611689">
                <text:p>0.181506787611689</text:p>
              </table:table-cell>
              <table:table-cell office:value-type="float" office:value="0.474691279829624">
                <text:p>0.474691279829624</text:p>
              </table:table-cell>
              <table:table-cell office:value-type="float" office:value="0.562756906175441">
                <text:p>0.562756906175441</text:p>
              </table:table-cell>
              <table:table-cell office:value-type="float" office:value="0.334289364479079">
                <text:p>0.334289364479079</text:p>
              </table:table-cell>
              <table:table-cell office:value-type="float" office:value="0.303572486174236">
                <text:p>0.303572486174236</text:p>
              </table:table-cell>
              <table:table-cell office:value-type="float" office:value="0.212930965961532">
                <text:p>0.212930965961532</text:p>
              </table:table-cell>
              <table:table-cell office:value-type="float" office:value="0.321681704611554">
                <text:p>0.321681704611554</text:p>
              </table:table-cell>
              <table:table-cell office:value-type="float" office:value="0.316688765364864">
                <text:p>0.316688765364864</text:p>
              </table:table-cell>
              <table:table-cell office:value-type="float" office:value="0.540926595112907">
                <text:p>0.540926595112907</text:p>
              </table:table-cell>
              <table:table-cell office:value-type="float" office:value="0.451716488212455">
                <text:p>0.451716488212455</text:p>
              </table:table-cell>
              <table:table-cell office:value-type="float" office:value="0.465810048623206">
                <text:p>0.465810048623206</text:p>
              </table:table-cell>
              <table:table-cell office:value-type="float" office:value="0.264414027032009">
                <text:p>0.264414027032009</text:p>
              </table:table-cell>
              <table:table-cell office:value-type="float" office:value="0.203224287039536">
                <text:p>0.203224287039536</text:p>
              </table:table-cell>
              <table:table-cell office:value-type="float" office:value="0.195134072118718">
                <text:p>0.195134072118718</text:p>
              </table:table-cell>
              <table:table-cell office:value-type="float" office:value="0.222132561675908">
                <text:p>0.222132561675908</text:p>
              </table:table-cell>
              <table:table-cell office:value-type="float" office:value="0.345957209551808">
                <text:p>0.345957209551808</text:p>
              </table:table-cell>
              <table:table-cell office:value-type="float" office:value="0.667866207546275">
                <text:p>0.667866207546275</text:p>
              </table:table-cell>
              <table:table-cell office:value-type="float" office:value="0.620260323449593">
                <text:p>0.620260323449593</text:p>
              </table:table-cell>
              <table:table-cell office:value-type="float" office:value="0.289950332486672">
                <text:p>0.289950332486672</text:p>
              </table:table-cell>
              <table:table-cell office:value-type="float" office:value="0.421916899978039">
                <text:p>0.421916899978039</text:p>
              </table:table-cell>
              <table:table-cell office:value-type="float" office:value="0.213989207369111">
                <text:p>0.213989207369111</text:p>
              </table:table-cell>
              <table:table-cell office:value-type="float" office:value="0.192810558024727">
                <text:p>0.192810558024727</text:p>
              </table:table-cell>
              <table:table-cell office:value-type="float" office:value="0.252742288409588">
                <text:p>0.252742288409588</text:p>
              </table:table-cell>
              <table:table-cell office:value-type="float" office:value="0.660043648563137">
                <text:p>0.660043648563137</text:p>
              </table:table-cell>
              <table:table-cell office:value-type="float" office:value="0.207189225375867">
                <text:p>0.207189225375867</text:p>
              </table:table-cell>
              <table:table-cell office:value-type="float" office:value="0.20607777932921">
                <text:p>0.20607777932921</text:p>
              </table:table-cell>
              <table:table-cell office:value-type="float" office:value="0.224360108795149">
                <text:p>0.224360108795149</text:p>
              </table:table-cell>
              <table:table-cell office:value-type="float" office:value="0.190097648142047">
                <text:p>0.190097648142047</text:p>
              </table:table-cell>
              <table:table-cell office:value-type="float" office:value="1.09097264587664">
                <text:p>1.09097264587664</text:p>
              </table:table-cell>
              <table:table-cell office:value-type="float" office:value="0.198945120030792">
                <text:p>0.198945120030792</text:p>
              </table:table-cell>
              <table:table-cell office:value-type="float" office:value="0.196263751925544">
                <text:p>0.196263751925544</text:p>
              </table:table-cell>
              <table:table-cell office:value-type="float" office:value="0.223849901492415">
                <text:p>0.223849901492415</text:p>
              </table:table-cell>
              <table:table-cell office:value-type="float" office:value="0.475571439434045">
                <text:p>0.475571439434045</text:p>
              </table:table-cell>
              <table:table-cell office:value-type="float" office:value="0.355728539189707">
                <text:p>0.355728539189707</text:p>
              </table:table-cell>
              <table:table-cell office:value-type="float" office:value="0.291214476036251">
                <text:p>0.291214476036251</text:p>
              </table:table-cell>
              <table:table-cell office:value-type="float" office:value="0.309560336231755">
                <text:p>0.309560336231755</text:p>
              </table:table-cell>
              <table:table-cell office:value-type="float" office:value="0.21947569100973">
                <text:p>0.21947569100973</text:p>
              </table:table-cell>
              <table:table-cell office:value-type="float" office:value="0.18883598499027">
                <text:p>0.18883598499027</text:p>
              </table:table-cell>
              <table:table-cell office:value-type="float" office:value="0.213568953690976">
                <text:p>0.213568953690976</text:p>
              </table:table-cell>
              <table:table-cell office:value-type="float" office:value="0.278846992589937">
                <text:p>0.278846992589937</text:p>
              </table:table-cell>
              <table:table-cell office:value-type="float" office:value="0.373215323460662">
                <text:p>0.373215323460662</text:p>
              </table:table-cell>
              <table:table-cell office:value-type="float" office:value="0.225929985526236">
                <text:p>0.225929985526236</text:p>
              </table:table-cell>
              <table:table-cell office:value-type="float" office:value="0.334018407401625">
                <text:p>0.334018407401625</text:p>
              </table:table-cell>
              <table:table-cell office:value-type="float" office:value="0.381079860607209">
                <text:p>0.381079860607209</text:p>
              </table:table-cell>
              <table:table-cell office:value-type="float" office:value="0.200586377186465">
                <text:p>0.200586377186465</text:p>
              </table:table-cell>
              <table:table-cell office:value-type="float" office:value="0.205555984410138">
                <text:p>0.205555984410138</text:p>
              </table:table-cell>
              <table:table-cell office:value-type="float" office:value="0.202704659561603">
                <text:p>0.202704659561603</text:p>
              </table:table-cell>
              <table:table-cell office:value-type="float" office:value="0.230702824024517">
                <text:p>0.230702824024517</text:p>
              </table:table-cell>
              <table:table-cell office:value-type="float" office:value="0.253870893105703">
                <text:p>0.253870893105703</text:p>
              </table:table-cell>
              <table:table-cell office:value-type="float" office:value="0.208053671243174">
                <text:p>0.208053671243174</text:p>
              </table:table-cell>
              <table:table-cell office:value-type="float" office:value="0.501519073239302">
                <text:p>0.501519073239302</text:p>
              </table:table-cell>
              <table:table-cell office:value-type="float" office:value="0.255105518724514">
                <text:p>0.255105518724514</text:p>
              </table:table-cell>
              <table:table-cell office:value-type="float" office:value="0.232488791848993">
                <text:p>0.232488791848993</text:p>
              </table:table-cell>
              <table:table-cell office:value-type="float" office:value="0.417355060512839">
                <text:p>0.417355060512839</text:p>
              </table:table-cell>
              <table:table-cell office:value-type="float" office:value="0.221051437049997">
                <text:p>0.221051437049997</text:p>
              </table:table-cell>
              <table:table-cell office:value-type="float" office:value="0.400682345151041">
                <text:p>0.400682345151041</text:p>
              </table:table-cell>
              <table:table-cell office:value-type="float" office:value="0.312892209590557">
                <text:p>0.312892209590557</text:p>
              </table:table-cell>
              <table:table-cell office:value-type="float" office:value="0.32192957853152">
                <text:p>0.32192957853152</text:p>
              </table:table-cell>
              <table:table-cell office:value-type="float" office:value="0.873763180187893">
                <text:p>0.873763180187893</text:p>
              </table:table-cell>
              <table:table-cell office:value-type="float" office:value="0.20438969989008">
                <text:p>0.20438969989008</text:p>
              </table:table-cell>
              <table:table-cell office:value-type="float" office:value="0.254387954210977">
                <text:p>0.254387954210977</text:p>
              </table:table-cell>
              <table:table-cell office:value-type="float" office:value="0.494433239500445">
                <text:p>0.494433239500445</text:p>
              </table:table-cell>
              <table:table-cell office:value-type="float" office:value="0.385800263705236">
                <text:p>0.385800263705236</text:p>
              </table:table-cell>
              <table:table-cell office:value-type="float" office:value="0.480137266665159">
                <text:p>0.480137266665159</text:p>
              </table:table-cell>
              <table:table-cell office:value-type="float" office:value="0.233971496394395">
                <text:p>0.233971496394395</text:p>
              </table:table-cell>
              <table:table-cell office:value-type="float" office:value="0.367030273555418">
                <text:p>0.367030273555418</text:p>
              </table:table-cell>
              <table:table-cell office:value-type="float" office:value="0.193245518508801">
                <text:p>0.193245518508801</text:p>
              </table:table-cell>
              <table:table-cell office:value-type="float" office:value="0.552228896992301">
                <text:p>0.552228896992301</text:p>
              </table:table-cell>
              <table:table-cell office:value-type="float" office:value="0.241852639954443">
                <text:p>0.241852639954443</text:p>
              </table:table-cell>
              <table:table-cell office:value-type="float" office:value="0.195096274790781">
                <text:p>0.195096274790781</text:p>
              </table:table-cell>
              <table:table-cell office:value-type="float" office:value="0.19072765476652">
                <text:p>0.19072765476652</text:p>
              </table:table-cell>
              <table:table-cell office:value-type="float" office:value="0.191608913646278">
                <text:p>0.191608913646278</text:p>
              </table:table-cell>
              <table:table-cell office:value-type="float" office:value="0.533369513367057">
                <text:p>0.533369513367057</text:p>
              </table:table-cell>
              <table:table-cell office:value-type="float" office:value="0.294216810634851">
                <text:p>0.294216810634851</text:p>
              </table:table-cell>
              <table:table-cell office:value-type="float" office:value="0.339404664982097">
                <text:p>0.339404664982097</text:p>
              </table:table-cell>
              <table:table-cell office:value-type="float" office:value="0.293671073659663">
                <text:p>0.293671073659663</text:p>
              </table:table-cell>
              <table:table-cell office:value-type="float" office:value="0.194246403706203">
                <text:p>0.194246403706203</text:p>
              </table:table-cell>
              <table:table-cell office:value-type="float" office:value="0.185345495995201">
                <text:p>0.185345495995201</text:p>
              </table:table-cell>
              <table:table-cell office:value-type="float" office:value="0.527724345195164">
                <text:p>0.527724345195164</text:p>
              </table:table-cell>
              <table:table-cell office:value-type="float" office:value="0.374642748791819">
                <text:p>0.374642748791819</text:p>
              </table:table-cell>
              <table:table-cell office:value-type="float" office:value="0.661736045847731">
                <text:p>0.661736045847731</text:p>
              </table:table-cell>
              <table:table-cell office:value-type="float" office:value="0.655772960401184">
                <text:p>0.655772960401184</text:p>
              </table:table-cell>
              <table:table-cell office:value-type="float" office:value="0.205409918096091">
                <text:p>0.205409918096091</text:p>
              </table:table-cell>
              <table:table-cell office:value-type="float" office:value="0.196807597712059">
                <text:p>0.196807597712059</text:p>
              </table:table-cell>
              <table:table-cell office:value-type="float" office:value="0.213228436777308">
                <text:p>0.213228436777308</text:p>
              </table:table-cell>
              <table:table-cell office:value-type="float" office:value="0.187050830360354">
                <text:p>0.187050830360354</text:p>
              </table:table-cell>
              <table:table-cell office:value-type="float" office:value="0.183780126510329">
                <text:p>0.183780126510329</text:p>
              </table:table-cell>
              <table:table-cell office:value-type="float" office:value="0.891436936020421">
                <text:p>0.891436936020421</text:p>
              </table:table-cell>
              <table:table-cell office:value-type="float" office:value="0.88155702847436">
                <text:p>0.88155702847436</text:p>
              </table:table-cell>
              <table:table-cell office:value-type="float" office:value="0.313170217951282">
                <text:p>0.313170217951282</text:p>
              </table:table-cell>
              <table:table-cell office:value-type="float" office:value="0.198455470972543">
                <text:p>0.198455470972543</text:p>
              </table:table-cell>
              <table:table-cell office:value-type="float" office:value="0.32098480307023">
                <text:p>0.32098480307023</text:p>
              </table:table-cell>
              <table:table-cell office:value-type="float" office:value="1.00572654512385">
                <text:p>1.00572654512385</text:p>
              </table:table-cell>
              <table:table-cell office:value-type="float" office:value="0.351622295099906">
                <text:p>0.351622295099906</text:p>
              </table:table-cell>
              <table:table-cell office:value-type="float" office:value="0.209810582427342">
                <text:p>0.209810582427342</text:p>
              </table:table-cell>
              <table:table-cell office:value-type="float" office:value="0.225215541219023">
                <text:p>0.225215541219023</text:p>
              </table:table-cell>
              <table:table-cell office:value-type="float" office:value="0.197954876123783">
                <text:p>0.197954876123783</text:p>
              </table:table-cell>
              <table:table-cell office:value-type="float" office:value="0.514034433044251">
                <text:p>0.514034433044251</text:p>
              </table:table-cell>
              <table:table-cell office:value-type="float" office:value="0.254505888036442">
                <text:p>0.254505888036442</text:p>
              </table:table-cell>
              <table:table-cell office:value-type="float" office:value="0.734552430504066">
                <text:p>0.734552430504066</text:p>
              </table:table-cell>
              <table:table-cell office:value-type="float" office:value="0.222861431684305">
                <text:p>0.222861431684305</text:p>
              </table:table-cell>
              <table:table-cell office:value-type="float" office:value="0.395318778962005">
                <text:p>0.395318778962005</text:p>
              </table:table-cell>
              <table:table-cell office:value-type="float" office:value="0.219633791851223">
                <text:p>0.219633791851223</text:p>
              </table:table-cell>
              <table:table-cell office:value-type="float" office:value="0.373128559518377">
                <text:p>0.373128559518377</text:p>
              </table:table-cell>
              <table:table-cell office:value-type="float" office:value="0.213558226339654">
                <text:p>0.213558226339654</text:p>
              </table:table-cell>
              <table:table-cell office:value-type="float" office:value="0.202304722083605">
                <text:p>0.202304722083605</text:p>
              </table:table-cell>
              <table:table-cell office:value-type="float" office:value="0.248968885919678">
                <text:p>0.248968885919678</text:p>
              </table:table-cell>
              <table:table-cell office:value-type="float" office:value="0.225378183864514">
                <text:p>0.225378183864514</text:p>
              </table:table-cell>
              <table:table-cell office:value-type="float" office:value="0.203938628496461">
                <text:p>0.203938628496461</text:p>
              </table:table-cell>
              <table:table-cell office:value-type="float" office:value="0.234550217396516">
                <text:p>0.234550217396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21cm" svg:height="4.596cm" xlink:href=".." xlink:type="simple" chart:class="chart:line" chart:style-name="ch1">
        <chart:legend chart:legend-position="end" svg:x="13.754cm" svg:y="1.75cm" style:legend-expansion="high" chart:style-name="ch2"/>
        <chart:plot-area chart:style-name="ch3" table:cell-range-address="NNPretrain_classif_affspace_results2.A316:NNPretrain_classif_affspace_results2.BR316 NNPretrain_classif_affspace_results2.A318:NNPretrain_classif_affspace_results2.BR318" svg:x="0.328cm" svg:y="0.091cm" svg:width="13.098cm" svg:height="4.414cm">
          <chartooo:coordinate-region svg:x="1.055cm" svg:y="0.29cm" svg:width="12.231cm" svg:height="3.4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316:NNPretrain_classif_affspace_results2.BR316" chart:class="chart:line">
            <chart:data-point chart:repeated="70"/>
          </chart:series>
          <chart:series chart:style-name="ch7" chart:values-cell-range-address="NNPretrain_classif_affspace_results2.A318:NNPretrain_classif_affspace_results2.BR318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316</text:p>
                <draw:g>
                  <svg:desc/>
                </draw:g>
              </table:table-cell>
              <table:table-cell office:value-type="float" office:value="0.72818426351431">
                <text:p>0.72818426351431</text:p>
                <draw:g>
                  <svg:desc>NNPretrain_classif_affspace_results2.A316:NNPretrain_classif_affspace_results2.BR316</svg:desc>
                </draw:g>
              </table:table-cell>
              <table:table-cell office:value-type="float" office:value="0.691537008720469">
                <text:p>0.691537008720469</text:p>
              </table:table-cell>
              <table:table-cell office:value-type="float" office:value="0.673489116670457">
                <text:p>0.673489116670457</text:p>
              </table:table-cell>
              <table:table-cell office:value-type="float" office:value="0.661137727647169">
                <text:p>0.661137727647169</text:p>
              </table:table-cell>
              <table:table-cell office:value-type="float" office:value="0.648713732576921">
                <text:p>0.648713732576921</text:p>
              </table:table-cell>
              <table:table-cell office:value-type="float" office:value="0.641642352121803">
                <text:p>0.641642352121803</text:p>
              </table:table-cell>
              <table:table-cell office:value-type="float" office:value="0.632590506113739">
                <text:p>0.632590506113739</text:p>
              </table:table-cell>
              <table:table-cell office:value-type="float" office:value="0.622146436212268">
                <text:p>0.622146436212268</text:p>
              </table:table-cell>
              <table:table-cell office:value-type="float" office:value="0.612519710631756">
                <text:p>0.612519710631756</text:p>
              </table:table-cell>
              <table:table-cell office:value-type="float" office:value="0.607031531150501">
                <text:p>0.607031531150501</text:p>
              </table:table-cell>
              <table:table-cell office:value-type="float" office:value="0.599784473568046">
                <text:p>0.599784473568046</text:p>
              </table:table-cell>
              <table:table-cell office:value-type="float" office:value="0.595709695434062">
                <text:p>0.595709695434062</text:p>
              </table:table-cell>
              <table:table-cell office:value-type="float" office:value="0.584620249465106">
                <text:p>0.584620249465106</text:p>
              </table:table-cell>
              <table:table-cell office:value-type="float" office:value="0.574603197234709">
                <text:p>0.574603197234709</text:p>
              </table:table-cell>
              <table:table-cell office:value-type="float" office:value="0.582694331794822">
                <text:p>0.582694331794822</text:p>
              </table:table-cell>
              <table:table-cell office:value-type="float" office:value="0.57962204984894">
                <text:p>0.57962204984894</text:p>
              </table:table-cell>
              <table:table-cell office:value-type="float" office:value="0.582913320644474">
                <text:p>0.582913320644474</text:p>
              </table:table-cell>
              <table:table-cell office:value-type="float" office:value="0.566649857535343">
                <text:p>0.566649857535343</text:p>
              </table:table-cell>
              <table:table-cell office:value-type="float" office:value="0.578117774452097">
                <text:p>0.578117774452097</text:p>
              </table:table-cell>
              <table:table-cell office:value-type="float" office:value="0.55213531362567">
                <text:p>0.55213531362567</text:p>
              </table:table-cell>
              <table:table-cell office:value-type="float" office:value="0.556284591027803">
                <text:p>0.556284591027803</text:p>
              </table:table-cell>
              <table:table-cell office:value-type="float" office:value="0.554171883418231">
                <text:p>0.554171883418231</text:p>
              </table:table-cell>
              <table:table-cell office:value-type="float" office:value="0.549049180890607">
                <text:p>0.549049180890607</text:p>
              </table:table-cell>
              <table:table-cell office:value-type="float" office:value="0.551927033537034">
                <text:p>0.551927033537034</text:p>
              </table:table-cell>
              <table:table-cell office:value-type="float" office:value="0.539496677538095">
                <text:p>0.539496677538095</text:p>
              </table:table-cell>
              <table:table-cell office:value-type="float" office:value="0.543002680755591">
                <text:p>0.543002680755591</text:p>
              </table:table-cell>
              <table:table-cell office:value-type="float" office:value="0.542496557948219">
                <text:p>0.542496557948219</text:p>
              </table:table-cell>
              <table:table-cell office:value-type="float" office:value="0.53927595714211">
                <text:p>0.53927595714211</text:p>
              </table:table-cell>
              <table:table-cell office:value-type="float" office:value="0.540802487484677">
                <text:p>0.540802487484677</text:p>
              </table:table-cell>
              <table:table-cell office:value-type="float" office:value="0.534130935478562">
                <text:p>0.534130935478562</text:p>
              </table:table-cell>
              <table:table-cell office:value-type="float" office:value="0.528698203269186">
                <text:p>0.528698203269186</text:p>
              </table:table-cell>
              <table:table-cell office:value-type="float" office:value="0.536295329622468">
                <text:p>0.536295329622468</text:p>
              </table:table-cell>
              <table:table-cell office:value-type="float" office:value="0.53952516636389">
                <text:p>0.53952516636389</text:p>
              </table:table-cell>
              <table:table-cell office:value-type="float" office:value="0.529798446368094">
                <text:p>0.529798446368094</text:p>
              </table:table-cell>
              <table:table-cell office:value-type="float" office:value="0.526971147518042">
                <text:p>0.526971147518042</text:p>
              </table:table-cell>
              <table:table-cell office:value-type="float" office:value="0.523655788610471">
                <text:p>0.523655788610471</text:p>
              </table:table-cell>
              <table:table-cell office:value-type="float" office:value="0.545461809399074">
                <text:p>0.545461809399074</text:p>
              </table:table-cell>
              <table:table-cell office:value-type="float" office:value="0.523147877531335">
                <text:p>0.523147877531335</text:p>
              </table:table-cell>
              <table:table-cell office:value-type="float" office:value="0.520458228586288">
                <text:p>0.520458228586288</text:p>
              </table:table-cell>
              <table:table-cell office:value-type="float" office:value="0.520911957181861">
                <text:p>0.520911957181861</text:p>
              </table:table-cell>
              <table:table-cell office:value-type="float" office:value="0.520237845519904">
                <text:p>0.520237845519904</text:p>
              </table:table-cell>
              <table:table-cell office:value-type="float" office:value="0.517988373509243">
                <text:p>0.517988373509243</text:p>
              </table:table-cell>
              <table:table-cell office:value-type="float" office:value="0.525534119258848">
                <text:p>0.525534119258848</text:p>
              </table:table-cell>
              <table:table-cell office:value-type="float" office:value="0.519654576292918">
                <text:p>0.519654576292918</text:p>
              </table:table-cell>
              <table:table-cell office:value-type="float" office:value="0.515294662708556">
                <text:p>0.515294662708556</text:p>
              </table:table-cell>
              <table:table-cell office:value-type="float" office:value="0.514520384097926">
                <text:p>0.514520384097926</text:p>
              </table:table-cell>
              <table:table-cell office:value-type="float" office:value="0.514333903343072">
                <text:p>0.514333903343072</text:p>
              </table:table-cell>
              <table:table-cell office:value-type="float" office:value="0.523081117835886">
                <text:p>0.523081117835886</text:p>
              </table:table-cell>
              <table:table-cell office:value-type="float" office:value="0.512710930551386">
                <text:p>0.512710930551386</text:p>
              </table:table-cell>
              <table:table-cell office:value-type="float" office:value="0.519549717114815">
                <text:p>0.519549717114815</text:p>
              </table:table-cell>
              <table:table-cell office:value-type="float" office:value="0.515742773738506">
                <text:p>0.515742773738506</text:p>
              </table:table-cell>
              <table:table-cell office:value-type="float" office:value="0.5121982402043">
                <text:p>0.5121982402043</text:p>
              </table:table-cell>
              <table:table-cell office:value-type="float" office:value="0.514243624235177">
                <text:p>0.514243624235177</text:p>
              </table:table-cell>
              <table:table-cell office:value-type="float" office:value="0.524297832390886">
                <text:p>0.524297832390886</text:p>
              </table:table-cell>
              <table:table-cell office:value-type="float" office:value="0.504809257031334">
                <text:p>0.504809257031334</text:p>
              </table:table-cell>
              <table:table-cell office:value-type="float" office:value="0.505408728366366">
                <text:p>0.505408728366366</text:p>
              </table:table-cell>
              <table:table-cell office:value-type="float" office:value="0.506213678277143">
                <text:p>0.506213678277143</text:p>
              </table:table-cell>
              <table:table-cell office:value-type="float" office:value="0.516199014745147">
                <text:p>0.516199014745147</text:p>
              </table:table-cell>
              <table:table-cell office:value-type="float" office:value="0.509143509597846">
                <text:p>0.509143509597846</text:p>
              </table:table-cell>
              <table:table-cell office:value-type="float" office:value="0.503202855246494">
                <text:p>0.503202855246494</text:p>
              </table:table-cell>
              <table:table-cell office:value-type="float" office:value="0.509329662288796">
                <text:p>0.509329662288796</text:p>
              </table:table-cell>
              <table:table-cell office:value-type="float" office:value="0.506368166672119">
                <text:p>0.506368166672119</text:p>
              </table:table-cell>
              <table:table-cell office:value-type="float" office:value="0.506726497855906">
                <text:p>0.506726497855906</text:p>
              </table:table-cell>
              <table:table-cell office:value-type="float" office:value="0.504267363556148">
                <text:p>0.504267363556148</text:p>
              </table:table-cell>
              <table:table-cell office:value-type="float" office:value="0.501719717546906">
                <text:p>0.501719717546906</text:p>
              </table:table-cell>
              <table:table-cell office:value-type="float" office:value="0.507010830872038">
                <text:p>0.507010830872038</text:p>
              </table:table-cell>
              <table:table-cell office:value-type="float" office:value="0.493472039820625">
                <text:p>0.493472039820625</text:p>
              </table:table-cell>
              <table:table-cell office:value-type="float" office:value="0.497790333589685">
                <text:p>0.497790333589685</text:p>
              </table:table-cell>
              <table:table-cell office:value-type="float" office:value="0.502682857409307">
                <text:p>0.502682857409307</text:p>
              </table:table-cell>
              <table:table-cell office:value-type="float" office:value="0.51239942028027">
                <text:p>0.51239942028027</text:p>
              </table:table-cell>
            </table:table-row>
            <table:table-row>
              <table:table-cell office:value-type="string">
                <text:p>Row 318</text:p>
                <draw:g>
                  <svg:desc/>
                </draw:g>
              </table:table-cell>
              <table:table-cell office:value-type="float" office:value="0.696968469266219">
                <text:p>0.696968469266219</text:p>
                <draw:g>
                  <svg:desc>NNPretrain_classif_affspace_results2.A318:NNPretrain_classif_affspace_results2.BR318</svg:desc>
                </draw:g>
              </table:table-cell>
              <table:table-cell office:value-type="float" office:value="0.699796770364854">
                <text:p>0.699796770364854</text:p>
              </table:table-cell>
              <table:table-cell office:value-type="float" office:value="0.715998700147943">
                <text:p>0.715998700147943</text:p>
              </table:table-cell>
              <table:table-cell office:value-type="float" office:value="0.734224584283708">
                <text:p>0.734224584283708</text:p>
              </table:table-cell>
              <table:table-cell office:value-type="float" office:value="0.675167386527519">
                <text:p>0.675167386527519</text:p>
              </table:table-cell>
              <table:table-cell office:value-type="float" office:value="0.726761787450766">
                <text:p>0.726761787450766</text:p>
              </table:table-cell>
              <table:table-cell office:value-type="float" office:value="0.736859818565479">
                <text:p>0.736859818565479</text:p>
              </table:table-cell>
              <table:table-cell office:value-type="float" office:value="0.784947972120902">
                <text:p>0.784947972120902</text:p>
              </table:table-cell>
              <table:table-cell office:value-type="float" office:value="0.713649656199202">
                <text:p>0.713649656199202</text:p>
              </table:table-cell>
              <table:table-cell office:value-type="float" office:value="0.717154739692026">
                <text:p>0.717154739692026</text:p>
              </table:table-cell>
              <table:table-cell office:value-type="float" office:value="0.716544221926339">
                <text:p>0.716544221926339</text:p>
              </table:table-cell>
              <table:table-cell office:value-type="float" office:value="0.777487037194788">
                <text:p>0.777487037194788</text:p>
              </table:table-cell>
              <table:table-cell office:value-type="float" office:value="0.770207757609231">
                <text:p>0.770207757609231</text:p>
              </table:table-cell>
              <table:table-cell office:value-type="float" office:value="1.66370431679498">
                <text:p>1.66370431679498</text:p>
              </table:table-cell>
              <table:table-cell office:value-type="float" office:value="0.846041647780006">
                <text:p>0.846041647780006</text:p>
              </table:table-cell>
              <table:table-cell office:value-type="float" office:value="0.824917456534629">
                <text:p>0.824917456534629</text:p>
              </table:table-cell>
              <table:table-cell office:value-type="float" office:value="0.780690633948845">
                <text:p>0.780690633948845</text:p>
              </table:table-cell>
              <table:table-cell office:value-type="float" office:value="0.765659250488764">
                <text:p>0.765659250488764</text:p>
              </table:table-cell>
              <table:table-cell office:value-type="float" office:value="0.789448048387255">
                <text:p>0.789448048387255</text:p>
              </table:table-cell>
              <table:table-cell office:value-type="float" office:value="0.839187896359463">
                <text:p>0.839187896359463</text:p>
              </table:table-cell>
              <table:table-cell office:value-type="float" office:value="0.763395541766237">
                <text:p>0.763395541766237</text:p>
              </table:table-cell>
              <table:table-cell office:value-type="float" office:value="0.73585278787406">
                <text:p>0.73585278787406</text:p>
              </table:table-cell>
              <table:table-cell office:value-type="float" office:value="0.95750377635197">
                <text:p>0.95750377635197</text:p>
              </table:table-cell>
              <table:table-cell office:value-type="float" office:value="0.953126586582949">
                <text:p>0.953126586582949</text:p>
              </table:table-cell>
              <table:table-cell office:value-type="float" office:value="0.983436139733623">
                <text:p>0.983436139733623</text:p>
              </table:table-cell>
              <table:table-cell office:value-type="float" office:value="1.22694686029315">
                <text:p>1.22694686029315</text:p>
              </table:table-cell>
              <table:table-cell office:value-type="float" office:value="0.910548024776831">
                <text:p>0.910548024776831</text:p>
              </table:table-cell>
              <table:table-cell office:value-type="float" office:value="1.10497025429232">
                <text:p>1.10497025429232</text:p>
              </table:table-cell>
              <table:table-cell office:value-type="float" office:value="1.04516520841859">
                <text:p>1.04516520841859</text:p>
              </table:table-cell>
              <table:table-cell office:value-type="float" office:value="0.787273374604058">
                <text:p>0.787273374604058</text:p>
              </table:table-cell>
              <table:table-cell office:value-type="float" office:value="1.25239367209119">
                <text:p>1.25239367209119</text:p>
              </table:table-cell>
              <table:table-cell office:value-type="float" office:value="0.824672781839078">
                <text:p>0.824672781839078</text:p>
              </table:table-cell>
              <table:table-cell office:value-type="float" office:value="0.81039241606245">
                <text:p>0.81039241606245</text:p>
              </table:table-cell>
              <table:table-cell office:value-type="float" office:value="0.943054154725446">
                <text:p>0.943054154725446</text:p>
              </table:table-cell>
              <table:table-cell office:value-type="float" office:value="1.19505817972083">
                <text:p>1.19505817972083</text:p>
              </table:table-cell>
              <table:table-cell office:value-type="float" office:value="1.1276900045695">
                <text:p>1.1276900045695</text:p>
              </table:table-cell>
              <table:table-cell office:value-type="float" office:value="0.994239983388356">
                <text:p>0.994239983388356</text:p>
              </table:table-cell>
              <table:table-cell office:value-type="float" office:value="0.884430471596192">
                <text:p>0.884430471596192</text:p>
              </table:table-cell>
              <table:table-cell office:value-type="float" office:value="1.18588238552509">
                <text:p>1.18588238552509</text:p>
              </table:table-cell>
              <table:table-cell office:value-type="float" office:value="0.862097943346496">
                <text:p>0.862097943346496</text:p>
              </table:table-cell>
              <table:table-cell office:value-type="float" office:value="0.920326399156457">
                <text:p>0.920326399156457</text:p>
              </table:table-cell>
              <table:table-cell office:value-type="float" office:value="0.810860925427828">
                <text:p>0.810860925427828</text:p>
              </table:table-cell>
              <table:table-cell office:value-type="float" office:value="1.07721380458818">
                <text:p>1.07721380458818</text:p>
              </table:table-cell>
              <table:table-cell office:value-type="float" office:value="1.09337597534626">
                <text:p>1.09337597534626</text:p>
              </table:table-cell>
              <table:table-cell office:value-type="float" office:value="0.953026054101654">
                <text:p>0.953026054101654</text:p>
              </table:table-cell>
              <table:table-cell office:value-type="float" office:value="0.883803337542963">
                <text:p>0.883803337542963</text:p>
              </table:table-cell>
              <table:table-cell office:value-type="float" office:value="2.15735486801882">
                <text:p>2.15735486801882</text:p>
              </table:table-cell>
              <table:table-cell office:value-type="float" office:value="1.17067974126792">
                <text:p>1.17067974126792</text:p>
              </table:table-cell>
              <table:table-cell office:value-type="float" office:value="0.803938626466996">
                <text:p>0.803938626466996</text:p>
              </table:table-cell>
              <table:table-cell office:value-type="float" office:value="1.06595367531664">
                <text:p>1.06595367531664</text:p>
              </table:table-cell>
              <table:table-cell office:value-type="float" office:value="0.820320435684801">
                <text:p>0.820320435684801</text:p>
              </table:table-cell>
              <table:table-cell office:value-type="float" office:value="1.41769002997207">
                <text:p>1.41769002997207</text:p>
              </table:table-cell>
              <table:table-cell office:value-type="float" office:value="0.980400045709196">
                <text:p>0.980400045709196</text:p>
              </table:table-cell>
              <table:table-cell office:value-type="float" office:value="0.819430387084782">
                <text:p>0.819430387084782</text:p>
              </table:table-cell>
              <table:table-cell office:value-type="float" office:value="0.797684443169433">
                <text:p>0.797684443169433</text:p>
              </table:table-cell>
              <table:table-cell office:value-type="float" office:value="0.844476561649798">
                <text:p>0.844476561649798</text:p>
              </table:table-cell>
              <table:table-cell office:value-type="float" office:value="0.842800186318472">
                <text:p>0.842800186318472</text:p>
              </table:table-cell>
              <table:table-cell office:value-type="float" office:value="1.07708947701653">
                <text:p>1.07708947701653</text:p>
              </table:table-cell>
              <table:table-cell office:value-type="float" office:value="1.13747899253157">
                <text:p>1.13747899253157</text:p>
              </table:table-cell>
              <table:table-cell office:value-type="float" office:value="2.4710819418564">
                <text:p>2.4710819418564</text:p>
              </table:table-cell>
              <table:table-cell office:value-type="float" office:value="1.36575603735167">
                <text:p>1.36575603735167</text:p>
              </table:table-cell>
              <table:table-cell office:value-type="float" office:value="0.876524126659035">
                <text:p>0.876524126659035</text:p>
              </table:table-cell>
              <table:table-cell office:value-type="float" office:value="1.12935370006354">
                <text:p>1.12935370006354</text:p>
              </table:table-cell>
              <table:table-cell office:value-type="float" office:value="0.898714178725134">
                <text:p>0.898714178725134</text:p>
              </table:table-cell>
              <table:table-cell office:value-type="float" office:value="0.888246177031808">
                <text:p>0.888246177031808</text:p>
              </table:table-cell>
              <table:table-cell office:value-type="float" office:value="0.856736793677587">
                <text:p>0.856736793677587</text:p>
              </table:table-cell>
              <table:table-cell office:value-type="float" office:value="1.09514772641939">
                <text:p>1.09514772641939</text:p>
              </table:table-cell>
              <table:table-cell office:value-type="float" office:value="0.898493777164283">
                <text:p>0.898493777164283</text:p>
              </table:table-cell>
              <table:table-cell office:value-type="float" office:value="1.13679791162932">
                <text:p>1.13679791162932</text:p>
              </table:table-cell>
              <table:table-cell office:value-type="float" office:value="1.37400955557284">
                <text:p>1.374009555572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1cm" svg:height="5.022cm" xlink:href=".." xlink:type="simple" chart:class="chart:line" chart:style-name="ch1">
        <chart:legend chart:legend-position="end" svg:x="11.514cm" svg:y="1.963cm" style:legend-expansion="high" chart:style-name="ch2"/>
        <chart:plot-area chart:style-name="ch3" table:cell-range-address="NNPretrain_classif_affspace_results2.A324:NNPretrain_classif_affspace_results2.BR324 NNPretrain_classif_affspace_results2.A326:NNPretrain_classif_affspace_results2.BR326" svg:x="0.283cm" svg:y="0.1cm" svg:width="10.948cm" svg:height="4.822cm">
          <chartooo:coordinate-region svg:x="1.116cm" svg:y="0.3cm" svg:width="10.115cm" svg:height="4.4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324:NNPretrain_classif_affspace_results2.BR324" chart:class="chart:line">
            <chart:data-point chart:repeated="70"/>
          </chart:series>
          <chart:series chart:style-name="ch7" chart:values-cell-range-address="NNPretrain_classif_affspace_results2.A326:NNPretrain_classif_affspace_results2.BR326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324</text:p>
                <draw:g>
                  <svg:desc/>
                </draw:g>
              </table:table-cell>
              <table:table-cell office:value-type="float" office:value="0.0355201576288633">
                <text:p>0.0355201576288633</text:p>
                <draw:g>
                  <svg:desc>NNPretrain_classif_affspace_results2.A324:NNPretrain_classif_affspace_results2.BR324</svg:desc>
                </draw:g>
              </table:table-cell>
              <table:table-cell office:value-type="float" office:value="0.0871236227623957">
                <text:p>0.0871236227623957</text:p>
              </table:table-cell>
              <table:table-cell office:value-type="float" office:value="0.142381176791382">
                <text:p>0.142381176791382</text:p>
              </table:table-cell>
              <table:table-cell office:value-type="float" office:value="0.198400204017772">
                <text:p>0.198400204017772</text:p>
              </table:table-cell>
              <table:table-cell office:value-type="float" office:value="0.230238700849053">
                <text:p>0.230238700849053</text:p>
              </table:table-cell>
              <table:table-cell office:value-type="float" office:value="0.242730465473462">
                <text:p>0.242730465473462</text:p>
              </table:table-cell>
              <table:table-cell office:value-type="float" office:value="0.26491363780918">
                <text:p>0.26491363780918</text:p>
              </table:table-cell>
              <table:table-cell office:value-type="float" office:value="0.301111115384135">
                <text:p>0.301111115384135</text:p>
              </table:table-cell>
              <table:table-cell office:value-type="float" office:value="0.3228351872604">
                <text:p>0.3228351872604</text:p>
              </table:table-cell>
              <table:table-cell office:value-type="float" office:value="0.340268688644115">
                <text:p>0.340268688644115</text:p>
              </table:table-cell>
              <table:table-cell office:value-type="float" office:value="0.362980352022994">
                <text:p>0.362980352022994</text:p>
              </table:table-cell>
              <table:table-cell office:value-type="float" office:value="0.364765480786876">
                <text:p>0.364765480786876</text:p>
              </table:table-cell>
              <table:table-cell office:value-type="float" office:value="0.385060365095317">
                <text:p>0.385060365095317</text:p>
              </table:table-cell>
              <table:table-cell office:value-type="float" office:value="0.400591330788864">
                <text:p>0.400591330788864</text:p>
              </table:table-cell>
              <table:table-cell office:value-type="float" office:value="0.38638828086629">
                <text:p>0.38638828086629</text:p>
              </table:table-cell>
              <table:table-cell office:value-type="float" office:value="0.388876692820764">
                <text:p>0.388876692820764</text:p>
              </table:table-cell>
              <table:table-cell office:value-type="float" office:value="0.387356559682713">
                <text:p>0.387356559682713</text:p>
              </table:table-cell>
              <table:table-cell office:value-type="float" office:value="0.425284015868647">
                <text:p>0.425284015868647</text:p>
              </table:table-cell>
              <table:table-cell office:value-type="float" office:value="0.405949677619835">
                <text:p>0.405949677619835</text:p>
              </table:table-cell>
              <table:table-cell office:value-type="float" office:value="0.453057771938562">
                <text:p>0.453057771938562</text:p>
              </table:table-cell>
              <table:table-cell office:value-type="float" office:value="0.440973113333648">
                <text:p>0.440973113333648</text:p>
              </table:table-cell>
              <table:table-cell office:value-type="float" office:value="0.440047377122452">
                <text:p>0.440047377122452</text:p>
              </table:table-cell>
              <table:table-cell office:value-type="float" office:value="0.443883458536198">
                <text:p>0.443883458536198</text:p>
              </table:table-cell>
              <table:table-cell office:value-type="float" office:value="0.432919657365068">
                <text:p>0.432919657365068</text:p>
              </table:table-cell>
              <table:table-cell office:value-type="float" office:value="0.464314294842062">
                <text:p>0.464314294842062</text:p>
              </table:table-cell>
              <table:table-cell office:value-type="float" office:value="0.455033514846835">
                <text:p>0.455033514846835</text:p>
              </table:table-cell>
              <table:table-cell office:value-type="float" office:value="0.438993866766439">
                <text:p>0.438993866766439</text:p>
              </table:table-cell>
              <table:table-cell office:value-type="float" office:value="0.46415804729662">
                <text:p>0.46415804729662</text:p>
              </table:table-cell>
              <table:table-cell office:value-type="float" office:value="0.449306100493414">
                <text:p>0.449306100493414</text:p>
              </table:table-cell>
              <table:table-cell office:value-type="float" office:value="0.457589930071207">
                <text:p>0.457589930071207</text:p>
              </table:table-cell>
              <table:table-cell office:value-type="float" office:value="0.481290035385823">
                <text:p>0.481290035385823</text:p>
              </table:table-cell>
              <table:table-cell office:value-type="float" office:value="0.461013078019903">
                <text:p>0.461013078019903</text:p>
              </table:table-cell>
              <table:table-cell office:value-type="float" office:value="0.445794692306754">
                <text:p>0.445794692306754</text:p>
              </table:table-cell>
              <table:table-cell office:value-type="float" office:value="0.471948099216562">
                <text:p>0.471948099216562</text:p>
              </table:table-cell>
              <table:table-cell office:value-type="float" office:value="0.472686017976129">
                <text:p>0.472686017976129</text:p>
              </table:table-cell>
              <table:table-cell office:value-type="float" office:value="0.464889177762873">
                <text:p>0.464889177762873</text:p>
              </table:table-cell>
              <table:table-cell office:value-type="float" office:value="0.439254768161555">
                <text:p>0.439254768161555</text:p>
              </table:table-cell>
              <table:table-cell office:value-type="float" office:value="0.470886688040525">
                <text:p>0.470886688040525</text:p>
              </table:table-cell>
              <table:table-cell office:value-type="float" office:value="0.481229063496608">
                <text:p>0.481229063496608</text:p>
              </table:table-cell>
              <table:table-cell office:value-type="float" office:value="0.483381348102244">
                <text:p>0.483381348102244</text:p>
              </table:table-cell>
              <table:table-cell office:value-type="float" office:value="0.478315306970488">
                <text:p>0.478315306970488</text:p>
              </table:table-cell>
              <table:table-cell office:value-type="float" office:value="0.481631226019462">
                <text:p>0.481631226019462</text:p>
              </table:table-cell>
              <table:table-cell office:value-type="float" office:value="0.462050814979404">
                <text:p>0.462050814979404</text:p>
              </table:table-cell>
              <table:table-cell office:value-type="float" office:value="0.476253128701">
                <text:p>0.476253128701</text:p>
              </table:table-cell>
              <table:table-cell office:value-type="float" office:value="0.472326776922937">
                <text:p>0.472326776922937</text:p>
              </table:table-cell>
              <table:table-cell office:value-type="float" office:value="0.486740775889698">
                <text:p>0.486740775889698</text:p>
              </table:table-cell>
              <table:table-cell office:value-type="float" office:value="0.485578682695955">
                <text:p>0.485578682695955</text:p>
              </table:table-cell>
              <table:table-cell office:value-type="float" office:value="0.46797293317156">
                <text:p>0.46797293317156</text:p>
              </table:table-cell>
              <table:table-cell office:value-type="float" office:value="0.48826526053003">
                <text:p>0.48826526053003</text:p>
              </table:table-cell>
              <table:table-cell office:value-type="float" office:value="0.474355777841209">
                <text:p>0.474355777841209</text:p>
              </table:table-cell>
              <table:table-cell office:value-type="float" office:value="0.48119634122765">
                <text:p>0.48119634122765</text:p>
              </table:table-cell>
              <table:table-cell office:value-type="float" office:value="0.487002365980654">
                <text:p>0.487002365980654</text:p>
              </table:table-cell>
              <table:table-cell office:value-type="float" office:value="0.482335060887853">
                <text:p>0.482335060887853</text:p>
              </table:table-cell>
              <table:table-cell office:value-type="float" office:value="0.46073588597997">
                <text:p>0.46073588597997</text:p>
              </table:table-cell>
              <table:table-cell office:value-type="float" office:value="0.494456509300124">
                <text:p>0.494456509300124</text:p>
              </table:table-cell>
              <table:table-cell office:value-type="float" office:value="0.488047534626148">
                <text:p>0.488047534626148</text:p>
              </table:table-cell>
              <table:table-cell office:value-type="float" office:value="0.498259627714638">
                <text:p>0.498259627714638</text:p>
              </table:table-cell>
              <table:table-cell office:value-type="float" office:value="0.47066040706919">
                <text:p>0.47066040706919</text:p>
              </table:table-cell>
              <table:table-cell office:value-type="float" office:value="0.48928079491069">
                <text:p>0.48928079491069</text:p>
              </table:table-cell>
              <table:table-cell office:value-type="float" office:value="0.5020286421932">
                <text:p>0.5020286421932</text:p>
              </table:table-cell>
              <table:table-cell office:value-type="float" office:value="0.487589394696642">
                <text:p>0.487589394696642</text:p>
              </table:table-cell>
              <table:table-cell office:value-type="float" office:value="0.488469584911808">
                <text:p>0.488469584911808</text:p>
              </table:table-cell>
              <table:table-cell office:value-type="float" office:value="0.492397002910802">
                <text:p>0.492397002910802</text:p>
              </table:table-cell>
              <table:table-cell office:value-type="float" office:value="0.501722087552285">
                <text:p>0.501722087552285</text:p>
              </table:table-cell>
              <table:table-cell office:value-type="float" office:value="0.488949767417588">
                <text:p>0.488949767417588</text:p>
              </table:table-cell>
              <table:table-cell office:value-type="float" office:value="0.491459324151955">
                <text:p>0.491459324151955</text:p>
              </table:table-cell>
              <table:table-cell office:value-type="float" office:value="0.504945685654042">
                <text:p>0.504945685654042</text:p>
              </table:table-cell>
              <table:table-cell office:value-type="float" office:value="0.506901906122937">
                <text:p>0.506901906122937</text:p>
              </table:table-cell>
              <table:table-cell office:value-type="float" office:value="0.496337888188451">
                <text:p>0.496337888188451</text:p>
              </table:table-cell>
              <table:table-cell office:value-type="float" office:value="0.488346625020605">
                <text:p>0.488346625020605</text:p>
              </table:table-cell>
            </table:table-row>
            <table:table-row>
              <table:table-cell office:value-type="string">
                <text:p>Row 326</text:p>
                <draw:g>
                  <svg:desc/>
                </draw:g>
              </table:table-cell>
              <table:table-cell office:value-type="float" office:value="0.0148994960675646">
                <text:p>0.0148994960675646</text:p>
                <draw:g>
                  <svg:desc>NNPretrain_classif_affspace_results2.A326:NNPretrain_classif_affspace_results2.BR326</svg:desc>
                </draw:g>
              </table:table-cell>
              <table:table-cell office:value-type="float" office:value="0.0255045407126653">
                <text:p>0.0255045407126653</text:p>
              </table:table-cell>
              <table:table-cell office:value-type="float" office:value="-0.00407991818746865">
                <text:p>-0.00407991818746865</text:p>
              </table:table-cell>
              <table:table-cell office:value-type="float" office:value="-0.00331124999168014">
                <text:p>-0.00331124999168014</text:p>
              </table:table-cell>
              <table:table-cell office:value-type="float" office:value="0.140270441145405">
                <text:p>0.140270441145405</text:p>
              </table:table-cell>
              <table:table-cell office:value-type="float" office:value="0.00842849565888831">
                <text:p>0.00842849565888831</text:p>
              </table:table-cell>
              <table:table-cell office:value-type="float" office:value="0.0656922718984956">
                <text:p>0.0656922718984956</text:p>
              </table:table-cell>
              <table:table-cell office:value-type="float" office:value="0.0396778763034406">
                <text:p>0.0396778763034406</text:p>
              </table:table-cell>
              <table:table-cell office:value-type="float" office:value="0.123902126858398">
                <text:p>0.123902126858398</text:p>
              </table:table-cell>
              <table:table-cell office:value-type="float" office:value="0.149518441059921">
                <text:p>0.149518441059921</text:p>
              </table:table-cell>
              <table:table-cell office:value-type="float" office:value="0.142189491867588">
                <text:p>0.142189491867588</text:p>
              </table:table-cell>
              <table:table-cell office:value-type="float" office:value="0.155461032238619">
                <text:p>0.155461032238619</text:p>
              </table:table-cell>
              <table:table-cell office:value-type="float" office:value="0.132675015142231">
                <text:p>0.132675015142231</text:p>
              </table:table-cell>
              <table:table-cell office:value-type="float" office:value="-0.000198347012345657">
                <text:p>-0.000198347012345657</text:p>
              </table:table-cell>
              <table:table-cell office:value-type="float" office:value="0.107952512121653">
                <text:p>0.107952512121653</text:p>
              </table:table-cell>
              <table:table-cell office:value-type="float" office:value="0.0922462646342531">
                <text:p>0.0922462646342531</text:p>
              </table:table-cell>
              <table:table-cell office:value-type="float" office:value="0.118561877051594">
                <text:p>0.118561877051594</text:p>
              </table:table-cell>
              <table:table-cell office:value-type="float" office:value="0.1241640530594">
                <text:p>0.1241640530594</text:p>
              </table:table-cell>
              <table:table-cell office:value-type="float" office:value="0.120207151350233">
                <text:p>0.120207151350233</text:p>
              </table:table-cell>
              <table:table-cell office:value-type="float" office:value="0.150284056597226">
                <text:p>0.150284056597226</text:p>
              </table:table-cell>
              <table:table-cell office:value-type="float" office:value="0.121983337542463">
                <text:p>0.121983337542463</text:p>
              </table:table-cell>
              <table:table-cell office:value-type="float" office:value="0.135534291209192">
                <text:p>0.135534291209192</text:p>
              </table:table-cell>
              <table:table-cell office:value-type="float" office:value="0.068063531732473">
                <text:p>0.068063531732473</text:p>
              </table:table-cell>
              <table:table-cell office:value-type="float" office:value="0.0453364256277654">
                <text:p>0.0453364256277654</text:p>
              </table:table-cell>
              <table:table-cell office:value-type="float" office:value="0.144885665932114">
                <text:p>0.144885665932114</text:p>
              </table:table-cell>
              <table:table-cell office:value-type="float" office:value="0.0768117110724906">
                <text:p>0.0768117110724906</text:p>
              </table:table-cell>
              <table:table-cell office:value-type="float" office:value="0.148077340631545">
                <text:p>0.148077340631545</text:p>
              </table:table-cell>
              <table:table-cell office:value-type="float" office:value="0.0856338554754126">
                <text:p>0.0856338554754126</text:p>
              </table:table-cell>
              <table:table-cell office:value-type="float" office:value="0.0674760659749049">
                <text:p>0.0674760659749049</text:p>
              </table:table-cell>
              <table:table-cell office:value-type="float" office:value="0.153795111270968">
                <text:p>0.153795111270968</text:p>
              </table:table-cell>
              <table:table-cell office:value-type="float" office:value="0.0348794721134317">
                <text:p>0.0348794721134317</text:p>
              </table:table-cell>
              <table:table-cell office:value-type="float" office:value="0.128447449598024">
                <text:p>0.128447449598024</text:p>
              </table:table-cell>
              <table:table-cell office:value-type="float" office:value="0.169903157093641">
                <text:p>0.169903157093641</text:p>
              </table:table-cell>
              <table:table-cell office:value-type="float" office:value="0.0747514554594137">
                <text:p>0.0747514554594137</text:p>
              </table:table-cell>
              <table:table-cell office:value-type="float" office:value="0.0426777639101254">
                <text:p>0.0426777639101254</text:p>
              </table:table-cell>
              <table:table-cell office:value-type="float" office:value="0.107510090661092">
                <text:p>0.107510090661092</text:p>
              </table:table-cell>
              <table:table-cell office:value-type="float" office:value="0.097432032208654">
                <text:p>0.097432032208654</text:p>
              </table:table-cell>
              <table:table-cell office:value-type="float" office:value="0.0878698106188239">
                <text:p>0.0878698106188239</text:p>
              </table:table-cell>
              <table:table-cell office:value-type="float" office:value="0.0748010996641561">
                <text:p>0.0748010996641561</text:p>
              </table:table-cell>
              <table:table-cell office:value-type="float" office:value="0.110616412284577">
                <text:p>0.110616412284577</text:p>
              </table:table-cell>
              <table:table-cell office:value-type="float" office:value="0.131541465015351">
                <text:p>0.131541465015351</text:p>
              </table:table-cell>
              <table:table-cell office:value-type="float" office:value="0.163327852845408">
                <text:p>0.163327852845408</text:p>
              </table:table-cell>
              <table:table-cell office:value-type="float" office:value="0.142035396669269">
                <text:p>0.142035396669269</text:p>
              </table:table-cell>
              <table:table-cell office:value-type="float" office:value="0.0978184877061176">
                <text:p>0.0978184877061176</text:p>
              </table:table-cell>
              <table:table-cell office:value-type="float" office:value="0.136873332754613">
                <text:p>0.136873332754613</text:p>
              </table:table-cell>
              <table:table-cell office:value-type="float" office:value="0.137634743386324">
                <text:p>0.137634743386324</text:p>
              </table:table-cell>
              <table:table-cell office:value-type="float" office:value="0.0276431909737061">
                <text:p>0.0276431909737061</text:p>
              </table:table-cell>
              <table:table-cell office:value-type="float" office:value="0.0498065014213162">
                <text:p>0.0498065014213162</text:p>
              </table:table-cell>
              <table:table-cell office:value-type="float" office:value="0.15549504624353">
                <text:p>0.15549504624353</text:p>
              </table:table-cell>
              <table:table-cell office:value-type="float" office:value="0.0866451689538969">
                <text:p>0.0866451689538969</text:p>
              </table:table-cell>
              <table:table-cell office:value-type="float" office:value="0.065218496934307">
                <text:p>0.065218496934307</text:p>
              </table:table-cell>
              <table:table-cell office:value-type="float" office:value="0.0543173550266038">
                <text:p>0.0543173550266038</text:p>
              </table:table-cell>
              <table:table-cell office:value-type="float" office:value="0.108124609532636">
                <text:p>0.108124609532636</text:p>
              </table:table-cell>
              <table:table-cell office:value-type="float" office:value="0.0934664403605418">
                <text:p>0.0934664403605418</text:p>
              </table:table-cell>
              <table:table-cell office:value-type="float" office:value="0.142511241986782">
                <text:p>0.142511241986782</text:p>
              </table:table-cell>
              <table:table-cell office:value-type="float" office:value="0.113087421527661">
                <text:p>0.113087421527661</text:p>
              </table:table-cell>
              <table:table-cell office:value-type="float" office:value="0.180293435941553">
                <text:p>0.180293435941553</text:p>
              </table:table-cell>
              <table:table-cell office:value-type="float" office:value="0.0255015210044751">
                <text:p>0.0255015210044751</text:p>
              </table:table-cell>
              <table:table-cell office:value-type="float" office:value="0.12378777392734">
                <text:p>0.12378777392734</text:p>
              </table:table-cell>
              <table:table-cell office:value-type="float" office:value="0.0274475240793625">
                <text:p>0.0274475240793625</text:p>
              </table:table-cell>
              <table:table-cell office:value-type="float" office:value="0.0288989964502091">
                <text:p>0.0288989964502091</text:p>
              </table:table-cell>
              <table:table-cell office:value-type="float" office:value="0.136285190782754">
                <text:p>0.136285190782754</text:p>
              </table:table-cell>
              <table:table-cell office:value-type="float" office:value="0.027804730102339">
                <text:p>0.027804730102339</text:p>
              </table:table-cell>
              <table:table-cell office:value-type="float" office:value="0.152578709273183">
                <text:p>0.152578709273183</text:p>
              </table:table-cell>
              <table:table-cell office:value-type="float" office:value="0.0494601581912575">
                <text:p>0.0494601581912575</text:p>
              </table:table-cell>
              <table:table-cell office:value-type="float" office:value="0.133468047096975">
                <text:p>0.133468047096975</text:p>
              </table:table-cell>
              <table:table-cell office:value-type="float" office:value="0.112043620724143">
                <text:p>0.112043620724143</text:p>
              </table:table-cell>
              <table:table-cell office:value-type="float" office:value="0.11084062373013">
                <text:p>0.11084062373013</text:p>
              </table:table-cell>
              <table:table-cell office:value-type="float" office:value="0.12451671318439">
                <text:p>0.12451671318439</text:p>
              </table:table-cell>
              <table:table-cell office:value-type="float" office:value="0.0652961146180766">
                <text:p>0.065296114618076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37cm" svg:height="6.269cm" xlink:href=".." xlink:type="simple" chart:class="chart:line" chart:style-name="ch1">
        <chart:legend chart:legend-position="end" svg:x="12.47cm" svg:y="2.586cm" style:legend-expansion="high" chart:style-name="ch2"/>
        <chart:plot-area chart:style-name="ch3" table:cell-range-address="NNPretrain_classif_affspace_results2.A320:NNPretrain_classif_affspace_results2.BR320 NNPretrain_classif_affspace_results2.A322:NNPretrain_classif_affspace_results2.BR322" svg:x="0.302cm" svg:y="0.125cm" svg:width="11.866cm" svg:height="6.019cm">
          <chartooo:coordinate-region svg:x="1.029cm" svg:y="0.324cm" svg:width="11.139cm" svg:height="5.0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320:NNPretrain_classif_affspace_results2.BR320" chart:class="chart:line">
            <chart:data-point chart:repeated="70"/>
          </chart:series>
          <chart:series chart:style-name="ch7" chart:values-cell-range-address="NNPretrain_classif_affspace_results2.A322:NNPretrain_classif_affspace_results2.BR322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320</text:p>
                <draw:g>
                  <svg:desc/>
                </draw:g>
              </table:table-cell>
              <table:table-cell office:value-type="float" office:value="0.51644026903206">
                <text:p>0.51644026903206</text:p>
                <draw:g>
                  <svg:desc>NNPretrain_classif_affspace_results2.A320:NNPretrain_classif_affspace_results2.BR320</svg:desc>
                </draw:g>
              </table:table-cell>
              <table:table-cell office:value-type="float" office:value="0.543798400300309">
                <text:p>0.543798400300309</text:p>
              </table:table-cell>
              <table:table-cell office:value-type="float" office:value="0.568427065899791">
                <text:p>0.568427065899791</text:p>
              </table:table-cell>
              <table:table-cell office:value-type="float" office:value="0.595785197334512">
                <text:p>0.595785197334512</text:p>
              </table:table-cell>
              <table:table-cell office:value-type="float" office:value="0.610828995674383">
                <text:p>0.610828995674383</text:p>
              </table:table-cell>
              <table:table-cell office:value-type="float" office:value="0.618065253518719">
                <text:p>0.618065253518719</text:p>
              </table:table-cell>
              <table:table-cell office:value-type="float" office:value="0.629490922728332">
                <text:p>0.629490922728332</text:p>
              </table:table-cell>
              <table:table-cell office:value-type="float" office:value="0.646946806902811">
                <text:p>0.646946806902811</text:p>
              </table:table-cell>
              <table:table-cell office:value-type="float" office:value="0.656976005881817">
                <text:p>0.656976005881817</text:p>
              </table:table-cell>
              <table:table-cell office:value-type="float" office:value="0.665545258505992">
                <text:p>0.665545258505992</text:p>
              </table:table-cell>
              <table:table-cell office:value-type="float" office:value="0.677034404044135">
                <text:p>0.677034404044135</text:p>
              </table:table-cell>
              <table:table-cell office:value-type="float" office:value="0.678748254525082">
                <text:p>0.678748254525082</text:p>
              </table:table-cell>
              <table:table-cell office:value-type="float" office:value="0.686492319448778">
                <text:p>0.686492319448778</text:p>
              </table:table-cell>
              <table:table-cell office:value-type="float" office:value="0.694871144010525">
                <text:p>0.694871144010525</text:p>
              </table:table-cell>
              <table:table-cell office:value-type="float" office:value="0.687825314304286">
                <text:p>0.687825314304286</text:p>
              </table:table-cell>
              <table:table-cell office:value-type="float" office:value="0.689920020516608">
                <text:p>0.689920020516608</text:p>
              </table:table-cell>
              <table:table-cell office:value-type="float" office:value="0.689920020471207">
                <text:p>0.689920020471207</text:p>
              </table:table-cell>
              <table:table-cell office:value-type="float" office:value="0.706360289684873">
                <text:p>0.706360289684873</text:p>
              </table:table-cell>
              <table:table-cell office:value-type="float" office:value="0.697346705530476">
                <text:p>0.697346705530476</text:p>
              </table:table-cell>
              <table:table-cell office:value-type="float" office:value="0.719245905884937">
                <text:p>0.719245905884937</text:p>
              </table:table-cell>
              <table:table-cell office:value-type="float" office:value="0.716135584726935">
                <text:p>0.716135584726935</text:p>
              </table:table-cell>
              <table:table-cell office:value-type="float" office:value="0.714167830460384">
                <text:p>0.714167830460384</text:p>
              </table:table-cell>
              <table:table-cell office:value-type="float" office:value="0.716643392131673">
                <text:p>0.716643392131673</text:p>
              </table:table-cell>
              <table:table-cell office:value-type="float" office:value="0.710613177537585">
                <text:p>0.710613177537585</text:p>
              </table:table-cell>
              <table:table-cell office:value-type="float" office:value="0.727307350612525">
                <text:p>0.727307350612525</text:p>
              </table:table-cell>
              <table:table-cell office:value-type="float" office:value="0.722102323090862">
                <text:p>0.722102323090862</text:p>
              </table:table-cell>
              <table:table-cell office:value-type="float" office:value="0.714675638001326">
                <text:p>0.714675638001326</text:p>
              </table:table-cell>
              <table:table-cell office:value-type="float" office:value="0.727434302633965">
                <text:p>0.727434302633965</text:p>
              </table:table-cell>
              <table:table-cell office:value-type="float" office:value="0.719817189489568">
                <text:p>0.719817189489568</text:p>
              </table:table-cell>
              <table:table-cell office:value-type="float" office:value="0.723943125578115">
                <text:p>0.723943125578115</text:p>
              </table:table-cell>
              <table:table-cell office:value-type="float" office:value="0.734987939608737">
                <text:p>0.734987939608737</text:p>
              </table:table-cell>
              <table:table-cell office:value-type="float" office:value="0.726989970975106">
                <text:p>0.726989970975106</text:p>
              </table:table-cell>
              <table:table-cell office:value-type="float" office:value="0.718166814905837">
                <text:p>0.718166814905837</text:p>
              </table:table-cell>
              <table:table-cell office:value-type="float" office:value="0.731052431226972">
                <text:p>0.731052431226972</text:p>
              </table:table-cell>
              <table:table-cell office:value-type="float" office:value="0.731433286837277">
                <text:p>0.731433286837277</text:p>
              </table:table-cell>
              <table:table-cell office:value-type="float" office:value="0.727434302482627">
                <text:p>0.727434302482627</text:p>
              </table:table-cell>
              <table:table-cell office:value-type="float" office:value="0.716199060563616">
                <text:p>0.716199060563616</text:p>
              </table:table-cell>
              <table:table-cell office:value-type="float" office:value="0.731623714589461">
                <text:p>0.731623714589461</text:p>
              </table:table-cell>
              <table:table-cell office:value-type="float" office:value="0.737463501280026">
                <text:p>0.737463501280026</text:p>
              </table:table-cell>
              <table:table-cell office:value-type="float" office:value="0.73778088112932">
                <text:p>0.73778088112932</text:p>
              </table:table-cell>
              <table:table-cell office:value-type="float" office:value="0.73416275236984">
                <text:p>0.73416275236984</text:p>
              </table:table-cell>
              <table:table-cell office:value-type="float" office:value="0.736892217947805">
                <text:p>0.736892217947805</text:p>
              </table:table-cell>
              <table:table-cell office:value-type="float" office:value="0.726989970869169">
                <text:p>0.726989970869169</text:p>
              </table:table-cell>
              <table:table-cell office:value-type="float" office:value="0.732956709550906">
                <text:p>0.732956709550906</text:p>
              </table:table-cell>
              <table:table-cell office:value-type="float" office:value="0.733781896638465">
                <text:p>0.733781896638465</text:p>
              </table:table-cell>
              <table:table-cell office:value-type="float" office:value="0.74012949102131">
                <text:p>0.74012949102131</text:p>
              </table:table-cell>
              <table:table-cell office:value-type="float" office:value="0.738479116588918">
                <text:p>0.738479116588918</text:p>
              </table:table-cell>
              <table:table-cell office:value-type="float" office:value="0.730925479281201">
                <text:p>0.730925479281201</text:p>
              </table:table-cell>
              <table:table-cell office:value-type="float" office:value="0.739431255607113">
                <text:p>0.739431255607113</text:p>
              </table:table-cell>
              <table:table-cell office:value-type="float" office:value="0.734099276366687">
                <text:p>0.734099276366687</text:p>
              </table:table-cell>
              <table:table-cell office:value-type="float" office:value="0.737590453240931">
                <text:p>0.737590453240931</text:p>
              </table:table-cell>
              <table:table-cell office:value-type="float" office:value="0.74025644284601">
                <text:p>0.74025644284601</text:p>
              </table:table-cell>
              <table:table-cell office:value-type="float" office:value="0.736384410497666">
                <text:p>0.736384410497666</text:p>
              </table:table-cell>
              <table:table-cell office:value-type="float" office:value="0.726545639285978">
                <text:p>0.726545639285978</text:p>
              </table:table-cell>
              <table:table-cell office:value-type="float" office:value="0.744445855104183">
                <text:p>0.744445855104183</text:p>
              </table:table-cell>
              <table:table-cell office:value-type="float" office:value="0.741335533870512">
                <text:p>0.741335533870512</text:p>
              </table:table-cell>
              <table:table-cell office:value-type="float" office:value="0.744382379025361">
                <text:p>0.744382379025361</text:p>
              </table:table-cell>
              <table:table-cell office:value-type="float" office:value="0.732258474015639">
                <text:p>0.732258474015639</text:p>
              </table:table-cell>
              <table:table-cell office:value-type="float" office:value="0.73987558717517">
                <text:p>0.73987558717517</text:p>
              </table:table-cell>
              <table:table-cell office:value-type="float" office:value="0.747111844709263">
                <text:p>0.747111844709263</text:p>
              </table:table-cell>
              <table:table-cell office:value-type="float" office:value="0.74089120224192">
                <text:p>0.74089120224192</text:p>
              </table:table-cell>
              <table:table-cell office:value-type="float" office:value="0.739685159528923">
                <text:p>0.739685159528923</text:p>
              </table:table-cell>
              <table:table-cell office:value-type="float" office:value="0.742795480505319">
                <text:p>0.742795480505319</text:p>
              </table:table-cell>
              <table:table-cell office:value-type="float" office:value="0.745715373850601">
                <text:p>0.745715373850601</text:p>
              </table:table-cell>
              <table:table-cell office:value-type="float" office:value="0.74247810079223">
                <text:p>0.74247810079223</text:p>
              </table:table-cell>
              <table:table-cell office:value-type="float" office:value="0.741779865408301">
                <text:p>0.741779865408301</text:p>
              </table:table-cell>
              <table:table-cell office:value-type="float" office:value="0.749968262021124">
                <text:p>0.749968262021124</text:p>
              </table:table-cell>
              <table:table-cell office:value-type="float" office:value="0.749270026591794">
                <text:p>0.749270026591794</text:p>
              </table:table-cell>
              <table:table-cell office:value-type="float" office:value="0.744763234665933">
                <text:p>0.744763234665933</text:p>
              </table:table-cell>
              <table:table-cell office:value-type="float" office:value="0.740383394837183">
                <text:p>0.740383394837183</text:p>
              </table:table-cell>
            </table:table-row>
            <table:table-row>
              <table:table-cell office:value-type="string">
                <text:p>Row 322</text:p>
                <draw:g>
                  <svg:desc/>
                </draw:g>
              </table:table-cell>
              <table:table-cell office:value-type="float" office:value="0.426582278578018">
                <text:p>0.426582278578018</text:p>
                <draw:g>
                  <svg:desc>NNPretrain_classif_affspace_results2.A322:NNPretrain_classif_affspace_results2.BR322</svg:desc>
                </draw:g>
              </table:table-cell>
              <table:table-cell office:value-type="float" office:value="0.427848101168817">
                <text:p>0.427848101168817</text:p>
              </table:table-cell>
              <table:table-cell office:value-type="float" office:value="0.403254972807861">
                <text:p>0.403254972807861</text:p>
              </table:table-cell>
              <table:table-cell office:value-type="float" office:value="0.402169982005739">
                <text:p>0.402169982005739</text:p>
              </table:table-cell>
              <table:table-cell office:value-type="float" office:value="0.586075949323975">
                <text:p>0.586075949323975</text:p>
              </table:table-cell>
              <table:table-cell office:value-type="float" office:value="0.404701627510689">
                <text:p>0.404701627510689</text:p>
              </table:table-cell>
              <table:table-cell office:value-type="float" office:value="0.450994575336225">
                <text:p>0.450994575336225</text:p>
              </table:table-cell>
              <table:table-cell office:value-type="float" office:value="0.41844484638187">
                <text:p>0.41844484638187</text:p>
              </table:table-cell>
              <table:table-cell office:value-type="float" office:value="0.518625677914559">
                <text:p>0.518625677914559</text:p>
              </table:table-cell>
              <table:table-cell office:value-type="float" office:value="0.548282097455175">
                <text:p>0.548282097455175</text:p>
              </table:table-cell>
              <table:table-cell office:value-type="float" office:value="0.524050632954506">
                <text:p>0.524050632954506</text:p>
              </table:table-cell>
              <table:table-cell office:value-type="float" office:value="0.505424954705816">
                <text:p>0.505424954705816</text:p>
              </table:table-cell>
              <table:table-cell office:value-type="float" office:value="0.503254972541095">
                <text:p>0.503254972541095</text:p>
              </table:table-cell>
              <table:table-cell office:value-type="float" office:value="0.597106690130872">
                <text:p>0.597106690130872</text:p>
              </table:table-cell>
              <table:table-cell office:value-type="float" office:value="0.488426762948631">
                <text:p>0.488426762948631</text:p>
              </table:table-cell>
              <table:table-cell office:value-type="float" office:value="0.58734177269082">
                <text:p>0.58734177269082</text:p>
              </table:table-cell>
              <table:table-cell office:value-type="float" office:value="0.472694394143322">
                <text:p>0.472694394143322</text:p>
              </table:table-cell>
              <table:table-cell office:value-type="float" office:value="0.535443038168695">
                <text:p>0.535443038168695</text:p>
              </table:table-cell>
              <table:table-cell office:value-type="float" office:value="0.518625678302582">
                <text:p>0.518625678302582</text:p>
              </table:table-cell>
              <table:table-cell office:value-type="float" office:value="0.570886075712242">
                <text:p>0.570886075712242</text:p>
              </table:table-cell>
              <table:table-cell office:value-type="float" office:value="0.48933092227465">
                <text:p>0.48933092227465</text:p>
              </table:table-cell>
              <table:table-cell office:value-type="float" office:value="0.538698010903802">
                <text:p>0.538698010903802</text:p>
              </table:table-cell>
              <table:table-cell office:value-type="float" office:value="0.445931283930219">
                <text:p>0.445931283930219</text:p>
              </table:table-cell>
              <table:table-cell office:value-type="float" office:value="0.422784810150834">
                <text:p>0.422784810150834</text:p>
              </table:table-cell>
              <table:table-cell office:value-type="float" office:value="0.580289330491106">
                <text:p>0.580289330491106</text:p>
              </table:table-cell>
              <table:table-cell office:value-type="float" office:value="0.595660036468161">
                <text:p>0.595660036468161</text:p>
              </table:table-cell>
              <table:table-cell office:value-type="float" office:value="0.579385171294428">
                <text:p>0.579385171294428</text:p>
              </table:table-cell>
              <table:table-cell office:value-type="float" office:value="0.606871608627209">
                <text:p>0.606871608627209</text:p>
              </table:table-cell>
              <table:table-cell office:value-type="float" office:value="0.602169981205442">
                <text:p>0.602169981205442</text:p>
              </table:table-cell>
              <table:table-cell office:value-type="float" office:value="0.565099458086555">
                <text:p>0.565099458086555</text:p>
              </table:table-cell>
              <table:table-cell office:value-type="float" office:value="0.412658227872353">
                <text:p>0.412658227872353</text:p>
              </table:table-cell>
              <table:table-cell office:value-type="float" office:value="0.507052441353608">
                <text:p>0.507052441353608</text:p>
              </table:table-cell>
              <table:table-cell office:value-type="float" office:value="0.552079566197628">
                <text:p>0.552079566197628</text:p>
              </table:table-cell>
              <table:table-cell office:value-type="float" office:value="0.574683544842718">
                <text:p>0.574683544842718</text:p>
              </table:table-cell>
              <table:table-cell office:value-type="float" office:value="0.413381555164485">
                <text:p>0.413381555164485</text:p>
              </table:table-cell>
              <table:table-cell office:value-type="float" office:value="0.588788426676883">
                <text:p>0.588788426676883</text:p>
              </table:table-cell>
              <table:table-cell office:value-type="float" office:value="0.597468355249539">
                <text:p>0.597468355249539</text:p>
              </table:table-cell>
              <table:table-cell office:value-type="float" office:value="0.46907775783625">
                <text:p>0.46907775783625</text:p>
              </table:table-cell>
              <table:table-cell office:value-type="float" office:value="0.590054249267682">
                <text:p>0.590054249267682</text:p>
              </table:table-cell>
              <table:table-cell office:value-type="float" office:value="0.527667269374751">
                <text:p>0.527667269374751</text:p>
              </table:table-cell>
              <table:table-cell office:value-type="float" office:value="0.567088608306312">
                <text:p>0.567088608306312</text:p>
              </table:table-cell>
              <table:table-cell office:value-type="float" office:value="0.526401447021077">
                <text:p>0.526401447021077</text:p>
              </table:table-cell>
              <table:table-cell office:value-type="float" office:value="0.581193490205147">
                <text:p>0.581193490205147</text:p>
              </table:table-cell>
              <table:table-cell office:value-type="float" office:value="0.579385171445326">
                <text:p>0.579385171445326</text:p>
              </table:table-cell>
              <table:table-cell office:value-type="float" office:value="0.571247739882409">
                <text:p>0.571247739882409</text:p>
              </table:table-cell>
              <table:table-cell office:value-type="float" office:value="0.541591320654367">
                <text:p>0.541591320654367</text:p>
              </table:table-cell>
              <table:table-cell office:value-type="float" office:value="0.599095840221288">
                <text:p>0.599095840221288</text:p>
              </table:table-cell>
              <table:table-cell office:value-type="float" office:value="0.42603978302606">
                <text:p>0.42603978302606</text:p>
              </table:table-cell>
              <table:table-cell office:value-type="float" office:value="0.566546111425914">
                <text:p>0.566546111425914</text:p>
              </table:table-cell>
              <table:table-cell office:value-type="float" office:value="0.445207956675811">
                <text:p>0.445207956675811</text:p>
              </table:table-cell>
              <table:table-cell office:value-type="float" office:value="0.588426762959409">
                <text:p>0.588426762959409</text:p>
              </table:table-cell>
              <table:table-cell office:value-type="float" office:value="0.427486437637271">
                <text:p>0.427486437637271</text:p>
              </table:table-cell>
              <table:table-cell office:value-type="float" office:value="0.580650993906783">
                <text:p>0.580650993906783</text:p>
              </table:table-cell>
              <table:table-cell office:value-type="float" office:value="0.561844484327499">
                <text:p>0.561844484327499</text:p>
              </table:table-cell>
              <table:table-cell office:value-type="float" office:value="0.580831825668514">
                <text:p>0.580831825668514</text:p>
              </table:table-cell>
              <table:table-cell office:value-type="float" office:value="0.479566003535798">
                <text:p>0.479566003535798</text:p>
              </table:table-cell>
              <table:table-cell office:value-type="float" office:value="0.535443038039354">
                <text:p>0.535443038039354</text:p>
              </table:table-cell>
              <table:table-cell office:value-type="float" office:value="0.409041591344324">
                <text:p>0.409041591344324</text:p>
              </table:table-cell>
              <table:table-cell office:value-type="float" office:value="0.587522604711233">
                <text:p>0.587522604711233</text:p>
              </table:table-cell>
              <table:table-cell office:value-type="float" office:value="0.603616635881324">
                <text:p>0.603616635881324</text:p>
              </table:table-cell>
              <table:table-cell office:value-type="float" office:value="0.408499095838173">
                <text:p>0.408499095838173</text:p>
              </table:table-cell>
              <table:table-cell office:value-type="float" office:value="0.544303797727036">
                <text:p>0.544303797727036</text:p>
              </table:table-cell>
              <table:table-cell office:value-type="float" office:value="0.409222423170725">
                <text:p>0.409222423170725</text:p>
              </table:table-cell>
              <table:table-cell office:value-type="float" office:value="0.561121157905723">
                <text:p>0.561121157905723</text:p>
              </table:table-cell>
              <table:table-cell office:value-type="float" office:value="0.570162747846158">
                <text:p>0.570162747846158</text:p>
              </table:table-cell>
              <table:table-cell office:value-type="float" office:value="0.525858951164628">
                <text:p>0.525858951164628</text:p>
              </table:table-cell>
              <table:table-cell office:value-type="float" office:value="0.540506328553446">
                <text:p>0.540506328553446</text:p>
              </table:table-cell>
              <table:table-cell office:value-type="float" office:value="0.564918625893688">
                <text:p>0.564918625893688</text:p>
              </table:table-cell>
              <table:table-cell office:value-type="float" office:value="0.573417721734556">
                <text:p>0.573417721734556</text:p>
              </table:table-cell>
              <table:table-cell office:value-type="float" office:value="0.602893308511048">
                <text:p>0.60289330851104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15cm" svg:height="6.485cm" xlink:href=".." xlink:type="simple" chart:class="chart:line" chart:style-name="ch1">
        <chart:legend chart:legend-position="end" svg:x="11.133cm" svg:y="2.694cm" style:legend-expansion="high" chart:style-name="ch2"/>
        <chart:plot-area chart:style-name="ch3" table:cell-range-address="NNPretrain_classif_affspace_results2.A44:NNPretrain_classif_affspace_results2.IH44 NNPretrain_classif_affspace_results2.A46:NNPretrain_classif_affspace_results2.IH46" svg:x="0.272cm" svg:y="0.129cm" svg:width="10.589cm" svg:height="6.227cm">
          <chartooo:coordinate-region svg:x="0.999cm" svg:y="0.25cm" svg:width="9.844cm" svg:height="5.1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44:NNPretrain_classif_affspace_results2.IH44" chart:class="chart:line">
            <chart:data-point chart:repeated="242"/>
          </chart:series>
          <chart:series chart:style-name="ch7" chart:values-cell-range-address="NNPretrain_classif_affspace_results2.A46:NNPretrain_classif_affspace_results2.IH46" chart:class="chart:line">
            <chart:data-point chart:repeated="2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680123382930564">
                <text:p>0.680123382930564</text:p>
                <draw:g>
                  <svg:desc>NNPretrain_classif_affspace_results2.A44:NNPretrain_classif_affspace_results2.IH44</svg:desc>
                </draw:g>
              </table:table-cell>
              <table:table-cell office:value-type="float" office:value="0.65471879950554">
                <text:p>0.65471879950554</text:p>
              </table:table-cell>
              <table:table-cell office:value-type="float" office:value="0.633463391888584">
                <text:p>0.633463391888584</text:p>
              </table:table-cell>
              <table:table-cell office:value-type="float" office:value="0.611402812673282">
                <text:p>0.611402812673282</text:p>
              </table:table-cell>
              <table:table-cell office:value-type="float" office:value="0.594599073633898">
                <text:p>0.594599073633898</text:p>
              </table:table-cell>
              <table:table-cell office:value-type="float" office:value="0.580143615575314">
                <text:p>0.580143615575314</text:p>
              </table:table-cell>
              <table:table-cell office:value-type="float" office:value="0.563026666431175">
                <text:p>0.563026666431175</text:p>
              </table:table-cell>
              <table:table-cell office:value-type="float" office:value="0.547489778544634">
                <text:p>0.547489778544634</text:p>
              </table:table-cell>
              <table:table-cell office:value-type="float" office:value="0.541066236808061">
                <text:p>0.541066236808061</text:p>
              </table:table-cell>
              <table:table-cell office:value-type="float" office:value="0.52529302500118">
                <text:p>0.52529302500118</text:p>
              </table:table-cell>
              <table:table-cell office:value-type="float" office:value="0.523129091118776">
                <text:p>0.523129091118776</text:p>
              </table:table-cell>
              <table:table-cell office:value-type="float" office:value="0.512738990416086">
                <text:p>0.512738990416086</text:p>
              </table:table-cell>
              <table:table-cell office:value-type="float" office:value="0.508062020940102">
                <text:p>0.508062020940102</text:p>
              </table:table-cell>
              <table:table-cell office:value-type="float" office:value="0.504074402940281">
                <text:p>0.504074402940281</text:p>
              </table:table-cell>
              <table:table-cell office:value-type="float" office:value="0.506848730487295">
                <text:p>0.506848730487295</text:p>
              </table:table-cell>
              <table:table-cell office:value-type="float" office:value="0.488312367870794">
                <text:p>0.488312367870794</text:p>
              </table:table-cell>
              <table:table-cell office:value-type="float" office:value="0.481734800282479">
                <text:p>0.481734800282479</text:p>
              </table:table-cell>
              <table:table-cell office:value-type="float" office:value="0.484461426843706">
                <text:p>0.484461426843706</text:p>
              </table:table-cell>
              <table:table-cell office:value-type="float" office:value="0.480581251024975">
                <text:p>0.480581251024975</text:p>
              </table:table-cell>
              <table:table-cell office:value-type="float" office:value="0.467022528721147">
                <text:p>0.467022528721147</text:p>
              </table:table-cell>
              <table:table-cell office:value-type="float" office:value="0.462907303024794">
                <text:p>0.462907303024794</text:p>
              </table:table-cell>
              <table:table-cell office:value-type="float" office:value="0.465890811298387">
                <text:p>0.465890811298387</text:p>
              </table:table-cell>
              <table:table-cell office:value-type="float" office:value="0.476074869625969">
                <text:p>0.476074869625969</text:p>
              </table:table-cell>
              <table:table-cell office:value-type="float" office:value="0.458771522297208">
                <text:p>0.458771522297208</text:p>
              </table:table-cell>
              <table:table-cell office:value-type="float" office:value="0.453759884714255">
                <text:p>0.453759884714255</text:p>
              </table:table-cell>
              <table:table-cell office:value-type="float" office:value="0.451274658119701">
                <text:p>0.451274658119701</text:p>
              </table:table-cell>
              <table:table-cell office:value-type="float" office:value="0.453257637484558">
                <text:p>0.453257637484558</text:p>
              </table:table-cell>
              <table:table-cell office:value-type="float" office:value="0.467199966016995">
                <text:p>0.467199966016995</text:p>
              </table:table-cell>
              <table:table-cell office:value-type="float" office:value="0.446178904042595">
                <text:p>0.446178904042595</text:p>
              </table:table-cell>
              <table:table-cell office:value-type="float" office:value="0.444033899181215">
                <text:p>0.444033899181215</text:p>
              </table:table-cell>
              <table:table-cell office:value-type="float" office:value="0.443214298727529">
                <text:p>0.443214298727529</text:p>
              </table:table-cell>
              <table:table-cell office:value-type="float" office:value="0.440875985128764">
                <text:p>0.440875985128764</text:p>
              </table:table-cell>
              <table:table-cell office:value-type="float" office:value="0.43848134021552">
                <text:p>0.43848134021552</text:p>
              </table:table-cell>
              <table:table-cell office:value-type="float" office:value="0.453157127852557">
                <text:p>0.453157127852557</text:p>
              </table:table-cell>
              <table:table-cell office:value-type="float" office:value="0.495713960723055">
                <text:p>0.495713960723055</text:p>
              </table:table-cell>
              <table:table-cell office:value-type="float" office:value="0.447265876483587">
                <text:p>0.447265876483587</text:p>
              </table:table-cell>
              <table:table-cell office:value-type="float" office:value="0.44401555912085">
                <text:p>0.44401555912085</text:p>
              </table:table-cell>
              <table:table-cell office:value-type="float" office:value="0.444246233102284">
                <text:p>0.444246233102284</text:p>
              </table:table-cell>
              <table:table-cell office:value-type="float" office:value="0.452557603273098">
                <text:p>0.452557603273098</text:p>
              </table:table-cell>
              <table:table-cell office:value-type="float" office:value="0.436425801573346">
                <text:p>0.436425801573346</text:p>
              </table:table-cell>
              <table:table-cell office:value-type="float" office:value="0.4414350851892">
                <text:p>0.4414350851892</text:p>
              </table:table-cell>
              <table:table-cell office:value-type="float" office:value="0.445297765446729">
                <text:p>0.445297765446729</text:p>
              </table:table-cell>
              <table:table-cell office:value-type="float" office:value="0.454147254329121">
                <text:p>0.454147254329121</text:p>
              </table:table-cell>
              <table:table-cell office:value-type="float" office:value="0.440565098254766">
                <text:p>0.440565098254766</text:p>
              </table:table-cell>
              <table:table-cell office:value-type="float" office:value="0.440968400183678">
                <text:p>0.440968400183678</text:p>
              </table:table-cell>
              <table:table-cell office:value-type="float" office:value="0.43744095043989">
                <text:p>0.43744095043989</text:p>
              </table:table-cell>
              <table:table-cell office:value-type="float" office:value="0.43354618646875">
                <text:p>0.43354618646875</text:p>
              </table:table-cell>
              <table:table-cell office:value-type="float" office:value="0.444750799661616">
                <text:p>0.444750799661616</text:p>
              </table:table-cell>
              <table:table-cell office:value-type="float" office:value="0.520956938532331">
                <text:p>0.520956938532331</text:p>
              </table:table-cell>
              <table:table-cell office:value-type="float" office:value="0.466471012055761">
                <text:p>0.466471012055761</text:p>
              </table:table-cell>
              <table:table-cell office:value-type="float" office:value="0.436207082711953">
                <text:p>0.436207082711953</text:p>
              </table:table-cell>
              <table:table-cell office:value-type="float" office:value="0.438181516942624">
                <text:p>0.438181516942624</text:p>
              </table:table-cell>
              <table:table-cell office:value-type="float" office:value="0.439754984182258">
                <text:p>0.439754984182258</text:p>
              </table:table-cell>
              <table:table-cell office:value-type="float" office:value="0.425048890734259">
                <text:p>0.425048890734259</text:p>
              </table:table-cell>
              <table:table-cell office:value-type="float" office:value="0.433475290892483">
                <text:p>0.433475290892483</text:p>
              </table:table-cell>
              <table:table-cell office:value-type="float" office:value="0.434096285102501">
                <text:p>0.434096285102501</text:p>
              </table:table-cell>
              <table:table-cell office:value-type="float" office:value="0.428001964099757">
                <text:p>0.428001964099757</text:p>
              </table:table-cell>
              <table:table-cell office:value-type="float" office:value="0.435406348771311">
                <text:p>0.435406348771311</text:p>
              </table:table-cell>
              <table:table-cell office:value-type="float" office:value="0.438043172874115">
                <text:p>0.438043172874115</text:p>
              </table:table-cell>
              <table:table-cell office:value-type="float" office:value="0.447024620156981">
                <text:p>0.447024620156981</text:p>
              </table:table-cell>
              <table:table-cell office:value-type="float" office:value="0.433994628304277">
                <text:p>0.433994628304277</text:p>
              </table:table-cell>
              <table:table-cell office:value-type="float" office:value="0.415395533040757">
                <text:p>0.415395533040757</text:p>
              </table:table-cell>
              <table:table-cell office:value-type="float" office:value="0.430539141862628">
                <text:p>0.430539141862628</text:p>
              </table:table-cell>
              <table:table-cell office:value-type="float" office:value="0.425451938133708">
                <text:p>0.425451938133708</text:p>
              </table:table-cell>
              <table:table-cell office:value-type="float" office:value="0.466899400840697">
                <text:p>0.466899400840697</text:p>
              </table:table-cell>
              <table:table-cell office:value-type="float" office:value="0.447110205123528">
                <text:p>0.447110205123528</text:p>
              </table:table-cell>
              <table:table-cell office:value-type="float" office:value="0.418897831620024">
                <text:p>0.418897831620024</text:p>
              </table:table-cell>
              <table:table-cell office:value-type="float" office:value="0.426613457106133">
                <text:p>0.426613457106133</text:p>
              </table:table-cell>
              <table:table-cell office:value-type="float" office:value="0.429228668260904">
                <text:p>0.429228668260904</text:p>
              </table:table-cell>
              <table:table-cell office:value-type="float" office:value="0.428623784717484">
                <text:p>0.428623784717484</text:p>
              </table:table-cell>
              <table:table-cell office:value-type="float" office:value="0.419690068800394">
                <text:p>0.419690068800394</text:p>
              </table:table-cell>
              <table:table-cell office:value-type="float" office:value="0.418534263077587">
                <text:p>0.418534263077587</text:p>
              </table:table-cell>
              <table:table-cell office:value-type="float" office:value="0.418650300961159">
                <text:p>0.418650300961159</text:p>
              </table:table-cell>
              <table:table-cell office:value-type="float" office:value="0.427305480194512">
                <text:p>0.427305480194512</text:p>
              </table:table-cell>
              <table:table-cell office:value-type="float" office:value="0.421868291637896">
                <text:p>0.421868291637896</text:p>
              </table:table-cell>
              <table:table-cell office:value-type="float" office:value="0.427503754512704">
                <text:p>0.427503754512704</text:p>
              </table:table-cell>
              <table:table-cell office:value-type="float" office:value="0.42087535050547">
                <text:p>0.42087535050547</text:p>
              </table:table-cell>
              <table:table-cell office:value-type="float" office:value="0.427792110482126">
                <text:p>0.427792110482126</text:p>
              </table:table-cell>
              <table:table-cell office:value-type="float" office:value="0.455744173314453">
                <text:p>0.455744173314453</text:p>
              </table:table-cell>
              <table:table-cell office:value-type="float" office:value="0.422944294190992">
                <text:p>0.422944294190992</text:p>
              </table:table-cell>
              <table:table-cell office:value-type="float" office:value="0.440352689390891">
                <text:p>0.440352689390891</text:p>
              </table:table-cell>
              <table:table-cell office:value-type="float" office:value="0.427266647989754">
                <text:p>0.427266647989754</text:p>
              </table:table-cell>
              <table:table-cell office:value-type="float" office:value="0.418030920135217">
                <text:p>0.418030920135217</text:p>
              </table:table-cell>
              <table:table-cell office:value-type="float" office:value="0.431922924226001">
                <text:p>0.431922924226001</text:p>
              </table:table-cell>
              <table:table-cell office:value-type="float" office:value="0.434225298838468">
                <text:p>0.434225298838468</text:p>
              </table:table-cell>
              <table:table-cell office:value-type="float" office:value="0.428638082247549">
                <text:p>0.428638082247549</text:p>
              </table:table-cell>
              <table:table-cell office:value-type="float" office:value="0.418427559709009">
                <text:p>0.418427559709009</text:p>
              </table:table-cell>
              <table:table-cell office:value-type="float" office:value="0.42583653838699">
                <text:p>0.42583653838699</text:p>
              </table:table-cell>
              <table:table-cell office:value-type="float" office:value="0.423819991167871">
                <text:p>0.423819991167871</text:p>
              </table:table-cell>
              <table:table-cell office:value-type="float" office:value="0.428240793459516">
                <text:p>0.428240793459516</text:p>
              </table:table-cell>
              <table:table-cell office:value-type="float" office:value="0.431271721628044">
                <text:p>0.431271721628044</text:p>
              </table:table-cell>
              <table:table-cell office:value-type="float" office:value="0.433095840172921">
                <text:p>0.433095840172921</text:p>
              </table:table-cell>
              <table:table-cell office:value-type="float" office:value="0.422343518577933">
                <text:p>0.422343518577933</text:p>
              </table:table-cell>
              <table:table-cell office:value-type="float" office:value="0.425759440326631">
                <text:p>0.425759440326631</text:p>
              </table:table-cell>
              <table:table-cell office:value-type="float" office:value="0.445600302028836">
                <text:p>0.445600302028836</text:p>
              </table:table-cell>
              <table:table-cell office:value-type="float" office:value="0.427620475636555">
                <text:p>0.427620475636555</text:p>
              </table:table-cell>
              <table:table-cell office:value-type="float" office:value="0.41745659157193">
                <text:p>0.41745659157193</text:p>
              </table:table-cell>
              <table:table-cell office:value-type="float" office:value="0.450346710030728">
                <text:p>0.450346710030728</text:p>
              </table:table-cell>
              <table:table-cell office:value-type="float" office:value="0.433502159826106">
                <text:p>0.433502159826106</text:p>
              </table:table-cell>
              <table:table-cell office:value-type="float" office:value="0.422324698319444">
                <text:p>0.422324698319444</text:p>
              </table:table-cell>
              <table:table-cell office:value-type="float" office:value="0.441500729746305">
                <text:p>0.441500729746305</text:p>
              </table:table-cell>
              <table:table-cell office:value-type="float" office:value="0.418121291609813">
                <text:p>0.418121291609813</text:p>
              </table:table-cell>
              <table:table-cell office:value-type="float" office:value="0.418367757183565">
                <text:p>0.418367757183565</text:p>
              </table:table-cell>
              <table:table-cell office:value-type="float" office:value="0.419535617478769">
                <text:p>0.419535617478769</text:p>
              </table:table-cell>
              <table:table-cell office:value-type="float" office:value="0.426086368363484">
                <text:p>0.426086368363484</text:p>
              </table:table-cell>
              <table:table-cell office:value-type="float" office:value="0.428873309810031">
                <text:p>0.428873309810031</text:p>
              </table:table-cell>
              <table:table-cell office:value-type="float" office:value="0.425906291482132">
                <text:p>0.425906291482132</text:p>
              </table:table-cell>
              <table:table-cell office:value-type="float" office:value="0.424357170980632">
                <text:p>0.424357170980632</text:p>
              </table:table-cell>
              <table:table-cell office:value-type="float" office:value="0.426084455534525">
                <text:p>0.426084455534525</text:p>
              </table:table-cell>
              <table:table-cell office:value-type="float" office:value="0.450567832669798">
                <text:p>0.450567832669798</text:p>
              </table:table-cell>
              <table:table-cell office:value-type="float" office:value="0.436607020361908">
                <text:p>0.436607020361908</text:p>
              </table:table-cell>
              <table:table-cell office:value-type="float" office:value="0.452110684488163">
                <text:p>0.452110684488163</text:p>
              </table:table-cell>
              <table:table-cell office:value-type="float" office:value="0.429250195072911">
                <text:p>0.429250195072911</text:p>
              </table:table-cell>
              <table:table-cell office:value-type="float" office:value="0.470674839403886">
                <text:p>0.470674839403886</text:p>
              </table:table-cell>
              <table:table-cell office:value-type="float" office:value="0.465439140447811">
                <text:p>0.465439140447811</text:p>
              </table:table-cell>
              <table:table-cell office:value-type="float" office:value="0.468391098550013">
                <text:p>0.468391098550013</text:p>
              </table:table-cell>
              <table:table-cell office:value-type="float" office:value="0.439070252752514">
                <text:p>0.439070252752514</text:p>
              </table:table-cell>
              <table:table-cell office:value-type="float" office:value="0.467104499470595">
                <text:p>0.467104499470595</text:p>
              </table:table-cell>
              <table:table-cell office:value-type="float" office:value="0.425314134854502">
                <text:p>0.425314134854502</text:p>
              </table:table-cell>
              <table:table-cell office:value-type="float" office:value="0.425479743505439">
                <text:p>0.425479743505439</text:p>
              </table:table-cell>
              <table:table-cell office:value-type="float" office:value="0.4245786132829">
                <text:p>0.4245786132829</text:p>
              </table:table-cell>
              <table:table-cell office:value-type="float" office:value="0.421011887067815">
                <text:p>0.421011887067815</text:p>
              </table:table-cell>
              <table:table-cell office:value-type="float" office:value="0.436138391134647">
                <text:p>0.436138391134647</text:p>
              </table:table-cell>
              <table:table-cell office:value-type="float" office:value="0.428538979048846">
                <text:p>0.428538979048846</text:p>
              </table:table-cell>
              <table:table-cell office:value-type="float" office:value="0.417766696272818">
                <text:p>0.417766696272818</text:p>
              </table:table-cell>
              <table:table-cell office:value-type="float" office:value="0.421396985933269">
                <text:p>0.421396985933269</text:p>
              </table:table-cell>
              <table:table-cell office:value-type="float" office:value="0.432825730696949">
                <text:p>0.432825730696949</text:p>
              </table:table-cell>
              <table:table-cell office:value-type="float" office:value="0.415154217593395">
                <text:p>0.415154217593395</text:p>
              </table:table-cell>
              <table:table-cell office:value-type="float" office:value="0.42358632384793">
                <text:p>0.42358632384793</text:p>
              </table:table-cell>
              <table:table-cell office:value-type="float" office:value="0.429440322737787">
                <text:p>0.429440322737787</text:p>
              </table:table-cell>
              <table:table-cell office:value-type="float" office:value="0.418011943599276">
                <text:p>0.418011943599276</text:p>
              </table:table-cell>
              <table:table-cell office:value-type="float" office:value="0.419471761983772">
                <text:p>0.419471761983772</text:p>
              </table:table-cell>
              <table:table-cell office:value-type="float" office:value="0.416669343262817">
                <text:p>0.416669343262817</text:p>
              </table:table-cell>
              <table:table-cell office:value-type="float" office:value="0.422628593737408">
                <text:p>0.422628593737408</text:p>
              </table:table-cell>
              <table:table-cell office:value-type="float" office:value="0.420193153574753">
                <text:p>0.420193153574753</text:p>
              </table:table-cell>
              <table:table-cell office:value-type="float" office:value="0.418290687770195">
                <text:p>0.418290687770195</text:p>
              </table:table-cell>
              <table:table-cell office:value-type="float" office:value="0.437200205194042">
                <text:p>0.437200205194042</text:p>
              </table:table-cell>
              <table:table-cell office:value-type="float" office:value="0.541013071674307">
                <text:p>0.541013071674307</text:p>
              </table:table-cell>
              <table:table-cell office:value-type="float" office:value="0.481550634004846">
                <text:p>0.481550634004846</text:p>
              </table:table-cell>
              <table:table-cell office:value-type="float" office:value="0.45594124879531">
                <text:p>0.45594124879531</text:p>
              </table:table-cell>
              <table:table-cell office:value-type="float" office:value="0.46974849221915">
                <text:p>0.46974849221915</text:p>
              </table:table-cell>
              <table:table-cell office:value-type="float" office:value="0.455185169998094">
                <text:p>0.455185169998094</text:p>
              </table:table-cell>
              <table:table-cell office:value-type="float" office:value="0.460090547811317">
                <text:p>0.460090547811317</text:p>
              </table:table-cell>
              <table:table-cell office:value-type="float" office:value="0.449131120826704">
                <text:p>0.449131120826704</text:p>
              </table:table-cell>
              <table:table-cell office:value-type="float" office:value="0.452570370685537">
                <text:p>0.452570370685537</text:p>
              </table:table-cell>
              <table:table-cell office:value-type="float" office:value="0.441165103546248">
                <text:p>0.441165103546248</text:p>
              </table:table-cell>
              <table:table-cell office:value-type="float" office:value="0.451827514779275">
                <text:p>0.451827514779275</text:p>
              </table:table-cell>
              <table:table-cell office:value-type="float" office:value="0.453222286251073">
                <text:p>0.453222286251073</text:p>
              </table:table-cell>
              <table:table-cell office:value-type="float" office:value="0.462290252076522">
                <text:p>0.462290252076522</text:p>
              </table:table-cell>
              <table:table-cell office:value-type="float" office:value="0.44569318568729">
                <text:p>0.44569318568729</text:p>
              </table:table-cell>
              <table:table-cell office:value-type="float" office:value="0.45628345861534">
                <text:p>0.45628345861534</text:p>
              </table:table-cell>
              <table:table-cell office:value-type="float" office:value="0.445635073761883">
                <text:p>0.445635073761883</text:p>
              </table:table-cell>
              <table:table-cell office:value-type="float" office:value="0.447667859075503">
                <text:p>0.447667859075503</text:p>
              </table:table-cell>
              <table:table-cell office:value-type="float" office:value="0.47299198436617">
                <text:p>0.47299198436617</text:p>
              </table:table-cell>
              <table:table-cell office:value-type="float" office:value="0.452282845332534">
                <text:p>0.452282845332534</text:p>
              </table:table-cell>
              <table:table-cell office:value-type="float" office:value="0.475434649208194">
                <text:p>0.475434649208194</text:p>
              </table:table-cell>
              <table:table-cell office:value-type="float" office:value="0.58501677128637">
                <text:p>0.58501677128637</text:p>
              </table:table-cell>
              <table:table-cell office:value-type="float" office:value="0.477681737444249">
                <text:p>0.477681737444249</text:p>
              </table:table-cell>
              <table:table-cell office:value-type="float" office:value="0.488765288640899">
                <text:p>0.488765288640899</text:p>
              </table:table-cell>
              <table:table-cell office:value-type="float" office:value="0.460055453057856">
                <text:p>0.460055453057856</text:p>
              </table:table-cell>
              <table:table-cell office:value-type="float" office:value="0.451712834842555">
                <text:p>0.451712834842555</text:p>
              </table:table-cell>
              <table:table-cell office:value-type="float" office:value="0.456070549646363">
                <text:p>0.456070549646363</text:p>
              </table:table-cell>
              <table:table-cell office:value-type="float" office:value="0.464145913208109">
                <text:p>0.464145913208109</text:p>
              </table:table-cell>
              <table:table-cell office:value-type="float" office:value="0.457428482413067">
                <text:p>0.457428482413067</text:p>
              </table:table-cell>
              <table:table-cell office:value-type="float" office:value="0.438913677371171">
                <text:p>0.438913677371171</text:p>
              </table:table-cell>
              <table:table-cell office:value-type="float" office:value="0.441621343023451">
                <text:p>0.441621343023451</text:p>
              </table:table-cell>
              <table:table-cell office:value-type="float" office:value="0.452333409775721">
                <text:p>0.452333409775721</text:p>
              </table:table-cell>
              <table:table-cell office:value-type="float" office:value="0.439726100195272">
                <text:p>0.439726100195272</text:p>
              </table:table-cell>
              <table:table-cell office:value-type="float" office:value="0.450612285870137">
                <text:p>0.450612285870137</text:p>
              </table:table-cell>
              <table:table-cell office:value-type="float" office:value="0.438207883936868">
                <text:p>0.438207883936868</text:p>
              </table:table-cell>
              <table:table-cell office:value-type="float" office:value="0.543417413246714">
                <text:p>0.543417413246714</text:p>
              </table:table-cell>
              <table:table-cell office:value-type="float" office:value="0.453163621289089">
                <text:p>0.453163621289089</text:p>
              </table:table-cell>
              <table:table-cell office:value-type="float" office:value="0.442835739935772">
                <text:p>0.442835739935772</text:p>
              </table:table-cell>
              <table:table-cell office:value-type="float" office:value="0.468171290097708">
                <text:p>0.468171290097708</text:p>
              </table:table-cell>
              <table:table-cell office:value-type="float" office:value="0.442163752826825">
                <text:p>0.442163752826825</text:p>
              </table:table-cell>
              <table:table-cell office:value-type="float" office:value="0.440292607927712">
                <text:p>0.440292607927712</text:p>
              </table:table-cell>
              <table:table-cell office:value-type="float" office:value="0.463490344091659">
                <text:p>0.463490344091659</text:p>
              </table:table-cell>
              <table:table-cell office:value-type="float" office:value="0.448903220329291">
                <text:p>0.448903220329291</text:p>
              </table:table-cell>
              <table:table-cell office:value-type="float" office:value="0.443755536382494">
                <text:p>0.443755536382494</text:p>
              </table:table-cell>
              <table:table-cell office:value-type="float" office:value="0.464715408798732">
                <text:p>0.464715408798732</text:p>
              </table:table-cell>
              <table:table-cell office:value-type="float" office:value="0.444573200649252">
                <text:p>0.444573200649252</text:p>
              </table:table-cell>
              <table:table-cell office:value-type="float" office:value="0.465423330366424">
                <text:p>0.465423330366424</text:p>
              </table:table-cell>
              <table:table-cell office:value-type="float" office:value="0.452168069420707">
                <text:p>0.452168069420707</text:p>
              </table:table-cell>
              <table:table-cell office:value-type="float" office:value="0.438384499652645">
                <text:p>0.438384499652645</text:p>
              </table:table-cell>
              <table:table-cell office:value-type="float" office:value="0.430192219498324">
                <text:p>0.430192219498324</text:p>
              </table:table-cell>
              <table:table-cell office:value-type="float" office:value="0.425660273442109">
                <text:p>0.425660273442109</text:p>
              </table:table-cell>
              <table:table-cell office:value-type="float" office:value="0.465914022397365">
                <text:p>0.465914022397365</text:p>
              </table:table-cell>
              <table:table-cell office:value-type="float" office:value="0.44956241618019">
                <text:p>0.44956241618019</text:p>
              </table:table-cell>
              <table:table-cell office:value-type="float" office:value="0.438983518372848">
                <text:p>0.438983518372848</text:p>
              </table:table-cell>
              <table:table-cell office:value-type="float" office:value="0.433664855677951">
                <text:p>0.433664855677951</text:p>
              </table:table-cell>
              <table:table-cell office:value-type="float" office:value="0.430463150336804">
                <text:p>0.430463150336804</text:p>
              </table:table-cell>
              <table:table-cell office:value-type="float" office:value="0.427578175525533">
                <text:p>0.427578175525533</text:p>
              </table:table-cell>
              <table:table-cell office:value-type="float" office:value="0.437115293549921">
                <text:p>0.437115293549921</text:p>
              </table:table-cell>
              <table:table-cell office:value-type="float" office:value="0.422655438213997">
                <text:p>0.422655438213997</text:p>
              </table:table-cell>
              <table:table-cell office:value-type="float" office:value="0.466977782047643">
                <text:p>0.466977782047643</text:p>
              </table:table-cell>
              <table:table-cell office:value-type="float" office:value="0.432406044895353">
                <text:p>0.432406044895353</text:p>
              </table:table-cell>
              <table:table-cell office:value-type="float" office:value="0.431991038591026">
                <text:p>0.431991038591026</text:p>
              </table:table-cell>
              <table:table-cell office:value-type="float" office:value="0.419624068400933">
                <text:p>0.419624068400933</text:p>
              </table:table-cell>
              <table:table-cell office:value-type="float" office:value="0.500091240389532">
                <text:p>0.500091240389532</text:p>
              </table:table-cell>
              <table:table-cell office:value-type="float" office:value="0.437212719461166">
                <text:p>0.437212719461166</text:p>
              </table:table-cell>
              <table:table-cell office:value-type="float" office:value="0.4275373541236">
                <text:p>0.4275373541236</text:p>
              </table:table-cell>
              <table:table-cell office:value-type="float" office:value="0.436218341136594">
                <text:p>0.436218341136594</text:p>
              </table:table-cell>
              <table:table-cell office:value-type="float" office:value="0.428683397063225">
                <text:p>0.428683397063225</text:p>
              </table:table-cell>
              <table:table-cell office:value-type="float" office:value="0.419546797344563">
                <text:p>0.419546797344563</text:p>
              </table:table-cell>
              <table:table-cell office:value-type="float" office:value="0.421858226330195">
                <text:p>0.421858226330195</text:p>
              </table:table-cell>
              <table:table-cell office:value-type="float" office:value="0.415712598857075">
                <text:p>0.415712598857075</text:p>
              </table:table-cell>
              <table:table-cell office:value-type="float" office:value="0.41842803672997">
                <text:p>0.41842803672997</text:p>
              </table:table-cell>
              <table:table-cell office:value-type="float" office:value="0.432759902798357">
                <text:p>0.432759902798357</text:p>
              </table:table-cell>
              <table:table-cell office:value-type="float" office:value="0.433054785926512">
                <text:p>0.433054785926512</text:p>
              </table:table-cell>
              <table:table-cell office:value-type="float" office:value="0.421130654405242">
                <text:p>0.421130654405242</text:p>
              </table:table-cell>
              <table:table-cell office:value-type="float" office:value="0.463685603476381">
                <text:p>0.463685603476381</text:p>
              </table:table-cell>
              <table:table-cell office:value-type="float" office:value="0.433301008917987">
                <text:p>0.433301008917987</text:p>
              </table:table-cell>
              <table:table-cell office:value-type="float" office:value="0.432464431170925">
                <text:p>0.432464431170925</text:p>
              </table:table-cell>
              <table:table-cell office:value-type="float" office:value="0.418037016752608">
                <text:p>0.418037016752608</text:p>
              </table:table-cell>
              <table:table-cell office:value-type="float" office:value="0.418988177744828">
                <text:p>0.418988177744828</text:p>
              </table:table-cell>
              <table:table-cell office:value-type="float" office:value="0.480876125278077">
                <text:p>0.480876125278077</text:p>
              </table:table-cell>
              <table:table-cell office:value-type="float" office:value="0.434273266790422">
                <text:p>0.434273266790422</text:p>
              </table:table-cell>
              <table:table-cell office:value-type="float" office:value="0.430874432982552">
                <text:p>0.430874432982552</text:p>
              </table:table-cell>
              <table:table-cell office:value-type="float" office:value="0.421265939997757">
                <text:p>0.421265939997757</text:p>
              </table:table-cell>
              <table:table-cell office:value-type="float" office:value="0.523372168890555">
                <text:p>0.523372168890555</text:p>
              </table:table-cell>
              <table:table-cell office:value-type="float" office:value="0.456876066437752">
                <text:p>0.456876066437752</text:p>
              </table:table-cell>
              <table:table-cell office:value-type="float" office:value="0.449747949017152">
                <text:p>0.449747949017152</text:p>
              </table:table-cell>
              <table:table-cell office:value-type="float" office:value="0.445270235565491">
                <text:p>0.445270235565491</text:p>
              </table:table-cell>
              <table:table-cell office:value-type="float" office:value="0.445848732278961">
                <text:p>0.445848732278961</text:p>
              </table:table-cell>
              <table:table-cell office:value-type="float" office:value="0.438417905497806">
                <text:p>0.438417905497806</text:p>
              </table:table-cell>
              <table:table-cell office:value-type="float" office:value="0.507009052352533">
                <text:p>0.507009052352533</text:p>
              </table:table-cell>
              <table:table-cell office:value-type="float" office:value="0.435874623499103">
                <text:p>0.435874623499103</text:p>
              </table:table-cell>
              <table:table-cell office:value-type="float" office:value="0.433676630783711">
                <text:p>0.433676630783711</text:p>
              </table:table-cell>
              <table:table-cell office:value-type="float" office:value="0.431825563928629">
                <text:p>0.431825563928629</text:p>
              </table:table-cell>
              <table:table-cell office:value-type="float" office:value="0.427397724207727">
                <text:p>0.427397724207727</text:p>
              </table:table-cell>
              <table:table-cell office:value-type="float" office:value="0.430123889675074">
                <text:p>0.430123889675074</text:p>
              </table:table-cell>
              <table:table-cell office:value-type="float" office:value="0.415804313998165">
                <text:p>0.415804313998165</text:p>
              </table:table-cell>
              <table:table-cell office:value-type="float" office:value="0.426033348343971">
                <text:p>0.426033348343971</text:p>
              </table:table-cell>
              <table:table-cell office:value-type="float" office:value="0.443474708029577">
                <text:p>0.443474708029577</text:p>
              </table:table-cell>
              <table:table-cell office:value-type="float" office:value="0.443569411145133">
                <text:p>0.443569411145133</text:p>
              </table:table-cell>
              <table:table-cell office:value-type="float" office:value="0.440060399409883">
                <text:p>0.440060399409883</text:p>
              </table:table-cell>
              <table:table-cell office:value-type="float" office:value="0.421621454305961">
                <text:p>0.421621454305961</text:p>
              </table:table-cell>
              <table:table-cell office:value-type="float" office:value="0.433769899805512">
                <text:p>0.433769899805512</text:p>
              </table:table-cell>
              <table:table-cell office:value-type="float" office:value="0.465214448810899">
                <text:p>0.465214448810899</text:p>
              </table:table-cell>
              <table:table-cell office:value-type="float" office:value="0.421926726778773">
                <text:p>0.421926726778773</text:p>
              </table:table-cell>
              <table:table-cell office:value-type="float" office:value="0.422436421595706">
                <text:p>0.422436421595706</text:p>
              </table:table-cell>
              <table:table-cell office:value-type="float" office:value="0.412886958819204">
                <text:p>0.412886958819204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694904928480853">
                <text:p>0.694904928480853</text:p>
                <draw:g>
                  <svg:desc>NNPretrain_classif_affspace_results2.A46:NNPretrain_classif_affspace_results2.IH46</svg:desc>
                </draw:g>
              </table:table-cell>
              <table:table-cell office:value-type="float" office:value="0.696974857990032">
                <text:p>0.696974857990032</text:p>
              </table:table-cell>
              <table:table-cell office:value-type="float" office:value="0.675649641534334">
                <text:p>0.675649641534334</text:p>
              </table:table-cell>
              <table:table-cell office:value-type="float" office:value="0.660335138408087">
                <text:p>0.660335138408087</text:p>
              </table:table-cell>
              <table:table-cell office:value-type="float" office:value="0.630413097677265">
                <text:p>0.630413097677265</text:p>
              </table:table-cell>
              <table:table-cell office:value-type="float" office:value="0.575257877166981">
                <text:p>0.575257877166981</text:p>
              </table:table-cell>
              <table:table-cell office:value-type="float" office:value="0.545384877791969">
                <text:p>0.545384877791969</text:p>
              </table:table-cell>
              <table:table-cell office:value-type="float" office:value="0.52559621340485">
                <text:p>0.52559621340485</text:p>
              </table:table-cell>
              <table:table-cell office:value-type="float" office:value="0.502388961148518">
                <text:p>0.502388961148518</text:p>
              </table:table-cell>
              <table:table-cell office:value-type="float" office:value="0.476137940088908">
                <text:p>0.476137940088908</text:p>
              </table:table-cell>
              <table:table-cell office:value-type="float" office:value="0.480304834300045">
                <text:p>0.480304834300045</text:p>
              </table:table-cell>
              <table:table-cell office:value-type="float" office:value="0.511706269257385">
                <text:p>0.511706269257385</text:p>
              </table:table-cell>
              <table:table-cell office:value-type="float" office:value="0.572756481127927">
                <text:p>0.572756481127927</text:p>
              </table:table-cell>
              <table:table-cell office:value-type="float" office:value="0.537122354242537">
                <text:p>0.537122354242537</text:p>
              </table:table-cell>
              <table:table-cell office:value-type="float" office:value="0.449222426517035">
                <text:p>0.449222426517035</text:p>
              </table:table-cell>
              <table:table-cell office:value-type="float" office:value="0.424532453988188">
                <text:p>0.424532453988188</text:p>
              </table:table-cell>
              <table:table-cell office:value-type="float" office:value="0.82047791352836">
                <text:p>0.82047791352836</text:p>
              </table:table-cell>
              <table:table-cell office:value-type="float" office:value="0.684538339030358">
                <text:p>0.684538339030358</text:p>
              </table:table-cell>
              <table:table-cell office:value-type="float" office:value="0.400451978389508">
                <text:p>0.400451978389508</text:p>
              </table:table-cell>
              <table:table-cell office:value-type="float" office:value="0.398658127575365">
                <text:p>0.398658127575365</text:p>
              </table:table-cell>
              <table:table-cell office:value-type="float" office:value="0.659436488899279">
                <text:p>0.659436488899279</text:p>
              </table:table-cell>
              <table:table-cell office:value-type="float" office:value="0.430603254268674">
                <text:p>0.430603254268674</text:p>
              </table:table-cell>
              <table:table-cell office:value-type="float" office:value="0.368934412241837">
                <text:p>0.368934412241837</text:p>
              </table:table-cell>
              <table:table-cell office:value-type="float" office:value="0.43570428108229">
                <text:p>0.43570428108229</text:p>
              </table:table-cell>
              <table:table-cell office:value-type="float" office:value="0.572612151706518">
                <text:p>0.572612151706518</text:p>
              </table:table-cell>
              <table:table-cell office:value-type="float" office:value="0.36092591648888">
                <text:p>0.36092591648888</text:p>
              </table:table-cell>
              <table:table-cell office:value-type="float" office:value="0.43524189371362">
                <text:p>0.43524189371362</text:p>
              </table:table-cell>
              <table:table-cell office:value-type="float" office:value="0.467251049938168">
                <text:p>0.467251049938168</text:p>
              </table:table-cell>
              <table:table-cell office:value-type="float" office:value="0.390422416481066">
                <text:p>0.390422416481066</text:p>
              </table:table-cell>
              <table:table-cell office:value-type="float" office:value="0.391194043663667">
                <text:p>0.391194043663667</text:p>
              </table:table-cell>
              <table:table-cell office:value-type="float" office:value="0.446439067309048">
                <text:p>0.446439067309048</text:p>
              </table:table-cell>
              <table:table-cell office:value-type="float" office:value="0.354199146989426">
                <text:p>0.354199146989426</text:p>
              </table:table-cell>
              <table:table-cell office:value-type="float" office:value="0.518175524280917">
                <text:p>0.518175524280917</text:p>
              </table:table-cell>
              <table:table-cell office:value-type="float" office:value="2.36947924945517">
                <text:p>2.36947924945517</text:p>
              </table:table-cell>
              <table:table-cell office:value-type="float" office:value="0.345094610456925">
                <text:p>0.345094610456925</text:p>
              </table:table-cell>
              <table:table-cell office:value-type="float" office:value="0.550740211497071">
                <text:p>0.550740211497071</text:p>
              </table:table-cell>
              <table:table-cell office:value-type="float" office:value="0.473357727771164">
                <text:p>0.473357727771164</text:p>
              </table:table-cell>
              <table:table-cell office:value-type="float" office:value="0.726912974072186">
                <text:p>0.726912974072186</text:p>
              </table:table-cell>
              <table:table-cell office:value-type="float" office:value="0.356690099418804">
                <text:p>0.356690099418804</text:p>
              </table:table-cell>
              <table:table-cell office:value-type="float" office:value="0.721170998559631">
                <text:p>0.721170998559631</text:p>
              </table:table-cell>
              <table:table-cell office:value-type="float" office:value="0.848287157773117">
                <text:p>0.848287157773117</text:p>
              </table:table-cell>
              <table:table-cell office:value-type="float" office:value="0.967257170010638">
                <text:p>0.967257170010638</text:p>
              </table:table-cell>
              <table:table-cell office:value-type="float" office:value="0.61494077935441">
                <text:p>0.61494077935441</text:p>
              </table:table-cell>
              <table:table-cell office:value-type="float" office:value="0.399861324004375">
                <text:p>0.399861324004375</text:p>
              </table:table-cell>
              <table:table-cell office:value-type="float" office:value="0.357081062798004">
                <text:p>0.357081062798004</text:p>
              </table:table-cell>
              <table:table-cell office:value-type="float" office:value="0.350369758375229">
                <text:p>0.350369758375229</text:p>
              </table:table-cell>
              <table:table-cell office:value-type="float" office:value="0.694659310258845">
                <text:p>0.694659310258845</text:p>
              </table:table-cell>
              <table:table-cell office:value-type="float" office:value="1.5820570850885">
                <text:p>1.5820570850885</text:p>
              </table:table-cell>
              <table:table-cell office:value-type="float" office:value="1.26622586220396">
                <text:p>1.26622586220396</text:p>
              </table:table-cell>
              <table:table-cell office:value-type="float" office:value="0.347126809179142">
                <text:p>0.347126809179142</text:p>
              </table:table-cell>
              <table:table-cell office:value-type="float" office:value="0.369128991006523">
                <text:p>0.369128991006523</text:p>
              </table:table-cell>
              <table:table-cell office:value-type="float" office:value="0.477976965156507">
                <text:p>0.477976965156507</text:p>
              </table:table-cell>
              <table:table-cell office:value-type="float" office:value="0.327377498961691">
                <text:p>0.327377498961691</text:p>
              </table:table-cell>
              <table:table-cell office:value-type="float" office:value="0.323474246156686">
                <text:p>0.323474246156686</text:p>
              </table:table-cell>
              <table:table-cell office:value-type="float" office:value="0.490057443098355">
                <text:p>0.490057443098355</text:p>
              </table:table-cell>
              <table:table-cell office:value-type="float" office:value="0.471605025034224">
                <text:p>0.471605025034224</text:p>
              </table:table-cell>
              <table:table-cell office:value-type="float" office:value="0.364798425517202">
                <text:p>0.364798425517202</text:p>
              </table:table-cell>
              <table:table-cell office:value-type="float" office:value="0.376712533350914">
                <text:p>0.376712533350914</text:p>
              </table:table-cell>
              <table:table-cell office:value-type="float" office:value="0.996539752927732">
                <text:p>0.996539752927732</text:p>
              </table:table-cell>
              <table:table-cell office:value-type="float" office:value="0.470538637928638">
                <text:p>0.470538637928638</text:p>
              </table:table-cell>
              <table:table-cell office:value-type="float" office:value="0.326289435676349">
                <text:p>0.326289435676349</text:p>
              </table:table-cell>
              <table:table-cell office:value-type="float" office:value="0.337891082930308">
                <text:p>0.337891082930308</text:p>
              </table:table-cell>
              <table:table-cell office:value-type="float" office:value="1.05725820833637">
                <text:p>1.05725820833637</text:p>
              </table:table-cell>
              <table:table-cell office:value-type="float" office:value="0.325057987799354">
                <text:p>0.325057987799354</text:p>
              </table:table-cell>
              <table:table-cell office:value-type="float" office:value="0.70859828273028">
                <text:p>0.70859828273028</text:p>
              </table:table-cell>
              <table:table-cell office:value-type="float" office:value="0.415576076422114">
                <text:p>0.415576076422114</text:p>
              </table:table-cell>
              <table:table-cell office:value-type="float" office:value="0.586709328278846">
                <text:p>0.586709328278846</text:p>
              </table:table-cell>
              <table:table-cell office:value-type="float" office:value="0.535916957932134">
                <text:p>0.535916957932134</text:p>
              </table:table-cell>
              <table:table-cell office:value-type="float" office:value="0.412238312921216">
                <text:p>0.412238312921216</text:p>
              </table:table-cell>
              <table:table-cell office:value-type="float" office:value="0.619267632157999">
                <text:p>0.619267632157999</text:p>
              </table:table-cell>
              <table:table-cell office:value-type="float" office:value="0.383153505158681">
                <text:p>0.383153505158681</text:p>
              </table:table-cell>
              <table:table-cell office:value-type="float" office:value="0.324894303681603">
                <text:p>0.324894303681603</text:p>
              </table:table-cell>
              <table:table-cell office:value-type="float" office:value="0.532092758382948">
                <text:p>0.532092758382948</text:p>
              </table:table-cell>
              <table:table-cell office:value-type="float" office:value="0.332160198453507">
                <text:p>0.332160198453507</text:p>
              </table:table-cell>
              <table:table-cell office:value-type="float" office:value="0.337868134607978">
                <text:p>0.337868134607978</text:p>
              </table:table-cell>
              <table:table-cell office:value-type="float" office:value="0.766096300249886">
                <text:p>0.766096300249886</text:p>
              </table:table-cell>
              <table:table-cell office:value-type="float" office:value="0.313304681184044">
                <text:p>0.313304681184044</text:p>
              </table:table-cell>
              <table:table-cell office:value-type="float" office:value="2.32330145212057">
                <text:p>2.32330145212057</text:p>
              </table:table-cell>
              <table:table-cell office:value-type="float" office:value="0.508999376698634">
                <text:p>0.508999376698634</text:p>
              </table:table-cell>
              <table:table-cell office:value-type="float" office:value="1.03791282185517">
                <text:p>1.03791282185517</text:p>
              </table:table-cell>
              <table:table-cell office:value-type="float" office:value="0.308500393103528">
                <text:p>0.308500393103528</text:p>
              </table:table-cell>
              <table:table-cell office:value-type="float" office:value="0.769040161563504">
                <text:p>0.769040161563504</text:p>
              </table:table-cell>
              <table:table-cell office:value-type="float" office:value="0.311722925593776">
                <text:p>0.311722925593776</text:p>
              </table:table-cell>
              <table:table-cell office:value-type="float" office:value="0.388808573531421">
                <text:p>0.388808573531421</text:p>
              </table:table-cell>
              <table:table-cell office:value-type="float" office:value="0.312955866663259">
                <text:p>0.312955866663259</text:p>
              </table:table-cell>
              <table:table-cell office:value-type="float" office:value="0.495386691033627">
                <text:p>0.495386691033627</text:p>
              </table:table-cell>
              <table:table-cell office:value-type="float" office:value="0.319739818038906">
                <text:p>0.319739818038906</text:p>
              </table:table-cell>
              <table:table-cell office:value-type="float" office:value="0.297278372361241">
                <text:p>0.297278372361241</text:p>
              </table:table-cell>
              <table:table-cell office:value-type="float" office:value="0.376166597895298">
                <text:p>0.376166597895298</text:p>
              </table:table-cell>
              <table:table-cell office:value-type="float" office:value="0.426830664629577">
                <text:p>0.426830664629577</text:p>
              </table:table-cell>
              <table:table-cell office:value-type="float" office:value="0.325118075733116">
                <text:p>0.325118075733116</text:p>
              </table:table-cell>
              <table:table-cell office:value-type="float" office:value="0.772275483437336">
                <text:p>0.772275483437336</text:p>
              </table:table-cell>
              <table:table-cell office:value-type="float" office:value="0.536393570515417">
                <text:p>0.536393570515417</text:p>
              </table:table-cell>
              <table:table-cell office:value-type="float" office:value="0.738737514283922">
                <text:p>0.738737514283922</text:p>
              </table:table-cell>
              <table:table-cell office:value-type="float" office:value="0.387092204440025">
                <text:p>0.387092204440025</text:p>
              </table:table-cell>
              <table:table-cell office:value-type="float" office:value="0.478318333027611">
                <text:p>0.478318333027611</text:p>
              </table:table-cell>
              <table:table-cell office:value-type="float" office:value="0.495220248908552">
                <text:p>0.495220248908552</text:p>
              </table:table-cell>
              <table:table-cell office:value-type="float" office:value="0.349898727692156">
                <text:p>0.349898727692156</text:p>
              </table:table-cell>
              <table:table-cell office:value-type="float" office:value="1.16007163819446">
                <text:p>1.16007163819446</text:p>
              </table:table-cell>
              <table:table-cell office:value-type="float" office:value="0.327014546325984">
                <text:p>0.327014546325984</text:p>
              </table:table-cell>
              <table:table-cell office:value-type="float" office:value="0.3893897084566">
                <text:p>0.3893897084566</text:p>
              </table:table-cell>
              <table:table-cell office:value-type="float" office:value="0.532671095222555">
                <text:p>0.532671095222555</text:p>
              </table:table-cell>
              <table:table-cell office:value-type="float" office:value="0.352898323407737">
                <text:p>0.352898323407737</text:p>
              </table:table-cell>
              <table:table-cell office:value-type="float" office:value="0.318993591279539">
                <text:p>0.318993591279539</text:p>
              </table:table-cell>
              <table:table-cell office:value-type="float" office:value="0.385726672859602">
                <text:p>0.385726672859602</text:p>
              </table:table-cell>
              <table:table-cell office:value-type="float" office:value="0.461415001525674">
                <text:p>0.461415001525674</text:p>
              </table:table-cell>
              <table:table-cell office:value-type="float" office:value="0.313899392145936">
                <text:p>0.313899392145936</text:p>
              </table:table-cell>
              <table:table-cell office:value-type="float" office:value="0.461984901274404">
                <text:p>0.461984901274404</text:p>
              </table:table-cell>
              <table:table-cell office:value-type="float" office:value="1.1895383672475">
                <text:p>1.1895383672475</text:p>
              </table:table-cell>
              <table:table-cell office:value-type="float" office:value="0.30519498838746">
                <text:p>0.30519498838746</text:p>
              </table:table-cell>
              <table:table-cell office:value-type="float" office:value="0.419241918735607">
                <text:p>0.419241918735607</text:p>
              </table:table-cell>
              <table:table-cell office:value-type="float" office:value="0.489599193360216">
                <text:p>0.489599193360216</text:p>
              </table:table-cell>
              <table:table-cell office:value-type="float" office:value="0.769646835028057">
                <text:p>0.769646835028057</text:p>
              </table:table-cell>
              <table:table-cell office:value-type="float" office:value="0.468228477218245">
                <text:p>0.468228477218245</text:p>
              </table:table-cell>
              <table:table-cell office:value-type="float" office:value="0.741090870202656">
                <text:p>0.741090870202656</text:p>
              </table:table-cell>
              <table:table-cell office:value-type="float" office:value="0.345569833888803">
                <text:p>0.345569833888803</text:p>
              </table:table-cell>
              <table:table-cell office:value-type="float" office:value="0.541264720907348">
                <text:p>0.541264720907348</text:p>
              </table:table-cell>
              <table:table-cell office:value-type="float" office:value="0.340516589127988">
                <text:p>0.340516589127988</text:p>
              </table:table-cell>
              <table:table-cell office:value-type="float" office:value="0.41247082758548">
                <text:p>0.41247082758548</text:p>
              </table:table-cell>
              <table:table-cell office:value-type="float" office:value="0.944281597205815">
                <text:p>0.944281597205815</text:p>
              </table:table-cell>
              <table:table-cell office:value-type="float" office:value="0.371039902864818">
                <text:p>0.371039902864818</text:p>
              </table:table-cell>
              <table:table-cell office:value-type="float" office:value="2.04101574070565">
                <text:p>2.04101574070565</text:p>
              </table:table-cell>
              <table:table-cell office:value-type="float" office:value="0.495005810623955">
                <text:p>0.495005810623955</text:p>
              </table:table-cell>
              <table:table-cell office:value-type="float" office:value="0.315570971764971">
                <text:p>0.315570971764971</text:p>
              </table:table-cell>
              <table:table-cell office:value-type="float" office:value="0.685570012198554">
                <text:p>0.685570012198554</text:p>
              </table:table-cell>
              <table:table-cell office:value-type="float" office:value="0.315200829975921">
                <text:p>0.315200829975921</text:p>
              </table:table-cell>
              <table:table-cell office:value-type="float" office:value="0.348481207487831">
                <text:p>0.348481207487831</text:p>
              </table:table-cell>
              <table:table-cell office:value-type="float" office:value="0.696131576816668">
                <text:p>0.696131576816668</text:p>
              </table:table-cell>
              <table:table-cell office:value-type="float" office:value="0.446160228192593">
                <text:p>0.446160228192593</text:p>
              </table:table-cell>
              <table:table-cell office:value-type="float" office:value="0.622589091417183">
                <text:p>0.622589091417183</text:p>
              </table:table-cell>
              <table:table-cell office:value-type="float" office:value="0.330625733380677">
                <text:p>0.330625733380677</text:p>
              </table:table-cell>
              <table:table-cell office:value-type="float" office:value="0.399722131819708">
                <text:p>0.399722131819708</text:p>
              </table:table-cell>
              <table:table-cell office:value-type="float" office:value="0.613879463194092">
                <text:p>0.613879463194092</text:p>
              </table:table-cell>
              <table:table-cell office:value-type="float" office:value="0.314333887403584">
                <text:p>0.314333887403584</text:p>
              </table:table-cell>
              <table:table-cell office:value-type="float" office:value="0.343425577152587">
                <text:p>0.343425577152587</text:p>
              </table:table-cell>
              <table:table-cell office:value-type="float" office:value="0.444007174131264">
                <text:p>0.444007174131264</text:p>
              </table:table-cell>
              <table:table-cell office:value-type="float" office:value="1.60922039341328">
                <text:p>1.60922039341328</text:p>
              </table:table-cell>
              <table:table-cell office:value-type="float" office:value="0.321458598170229">
                <text:p>0.321458598170229</text:p>
              </table:table-cell>
              <table:table-cell office:value-type="float" office:value="0.318142634138839">
                <text:p>0.318142634138839</text:p>
              </table:table-cell>
              <table:table-cell office:value-type="float" office:value="0.583864611579526">
                <text:p>0.583864611579526</text:p>
              </table:table-cell>
              <table:table-cell office:value-type="float" office:value="0.481387925276192">
                <text:p>0.481387925276192</text:p>
              </table:table-cell>
              <table:table-cell office:value-type="float" office:value="0.560990652089478">
                <text:p>0.560990652089478</text:p>
              </table:table-cell>
              <table:table-cell office:value-type="float" office:value="0.523783248342494">
                <text:p>0.523783248342494</text:p>
              </table:table-cell>
              <table:table-cell office:value-type="float" office:value="0.338345729450171">
                <text:p>0.338345729450171</text:p>
              </table:table-cell>
              <table:table-cell office:value-type="float" office:value="0.322517187386003">
                <text:p>0.322517187386003</text:p>
              </table:table-cell>
              <table:table-cell office:value-type="float" office:value="0.394803290362854">
                <text:p>0.394803290362854</text:p>
              </table:table-cell>
              <table:table-cell office:value-type="float" office:value="0.324197136479894">
                <text:p>0.324197136479894</text:p>
              </table:table-cell>
              <table:table-cell office:value-type="float" office:value="0.710651201586569">
                <text:p>0.710651201586569</text:p>
              </table:table-cell>
              <table:table-cell office:value-type="float" office:value="0.662964211868983">
                <text:p>0.662964211868983</text:p>
              </table:table-cell>
              <table:table-cell office:value-type="float" office:value="0.90344699420382">
                <text:p>0.90344699420382</text:p>
              </table:table-cell>
              <table:table-cell office:value-type="float" office:value="0.330291554022006">
                <text:p>0.330291554022006</text:p>
              </table:table-cell>
              <table:table-cell office:value-type="float" office:value="0.538976242337176">
                <text:p>0.538976242337176</text:p>
              </table:table-cell>
              <table:table-cell office:value-type="float" office:value="0.326699239421489">
                <text:p>0.326699239421489</text:p>
              </table:table-cell>
              <table:table-cell office:value-type="float" office:value="0.322770428892532">
                <text:p>0.322770428892532</text:p>
              </table:table-cell>
              <table:table-cell office:value-type="float" office:value="0.705495195662249">
                <text:p>0.705495195662249</text:p>
              </table:table-cell>
              <table:table-cell office:value-type="float" office:value="0.911766896623864">
                <text:p>0.911766896623864</text:p>
              </table:table-cell>
              <table:table-cell office:value-type="float" office:value="0.334886974566299">
                <text:p>0.334886974566299</text:p>
              </table:table-cell>
              <table:table-cell office:value-type="float" office:value="0.366830875668474">
                <text:p>0.366830875668474</text:p>
              </table:table-cell>
              <table:table-cell office:value-type="float" office:value="0.54552465087624">
                <text:p>0.54552465087624</text:p>
              </table:table-cell>
              <table:table-cell office:value-type="float" office:value="0.359612874254104">
                <text:p>0.359612874254104</text:p>
              </table:table-cell>
              <table:table-cell office:value-type="float" office:value="0.596703052862571">
                <text:p>0.596703052862571</text:p>
              </table:table-cell>
              <table:table-cell office:value-type="float" office:value="0.336456020609025">
                <text:p>0.336456020609025</text:p>
              </table:table-cell>
              <table:table-cell office:value-type="float" office:value="0.337702454674628">
                <text:p>0.337702454674628</text:p>
              </table:table-cell>
              <table:table-cell office:value-type="float" office:value="0.357449703425917">
                <text:p>0.357449703425917</text:p>
              </table:table-cell>
              <table:table-cell office:value-type="float" office:value="0.339721520058143">
                <text:p>0.339721520058143</text:p>
              </table:table-cell>
              <table:table-cell office:value-type="float" office:value="0.502216898882261">
                <text:p>0.502216898882261</text:p>
              </table:table-cell>
              <table:table-cell office:value-type="float" office:value="0.329688513535325">
                <text:p>0.329688513535325</text:p>
              </table:table-cell>
              <table:table-cell office:value-type="float" office:value="0.323672842573521">
                <text:p>0.323672842573521</text:p>
              </table:table-cell>
              <table:table-cell office:value-type="float" office:value="0.447172759724347">
                <text:p>0.447172759724347</text:p>
              </table:table-cell>
              <table:table-cell office:value-type="float" office:value="1.62135365069126">
                <text:p>1.62135365069126</text:p>
              </table:table-cell>
              <table:table-cell office:value-type="float" office:value="0.450327738254301">
                <text:p>0.450327738254301</text:p>
              </table:table-cell>
              <table:table-cell office:value-type="float" office:value="0.464162659559626">
                <text:p>0.464162659559626</text:p>
              </table:table-cell>
              <table:table-cell office:value-type="float" office:value="0.350304295021146">
                <text:p>0.350304295021146</text:p>
              </table:table-cell>
              <table:table-cell office:value-type="float" office:value="0.327750963613551">
                <text:p>0.327750963613551</text:p>
              </table:table-cell>
              <table:table-cell office:value-type="float" office:value="0.520515515941018">
                <text:p>0.520515515941018</text:p>
              </table:table-cell>
              <table:table-cell office:value-type="float" office:value="0.462112553380296">
                <text:p>0.462112553380296</text:p>
              </table:table-cell>
              <table:table-cell office:value-type="float" office:value="1.69726137644928">
                <text:p>1.69726137644928</text:p>
              </table:table-cell>
              <table:table-cell office:value-type="float" office:value="0.321485229333242">
                <text:p>0.321485229333242</text:p>
              </table:table-cell>
              <table:table-cell office:value-type="float" office:value="0.341083303339592">
                <text:p>0.341083303339592</text:p>
              </table:table-cell>
              <table:table-cell office:value-type="float" office:value="0.523631783155557">
                <text:p>0.523631783155557</text:p>
              </table:table-cell>
              <table:table-cell office:value-type="float" office:value="1.09112030011351">
                <text:p>1.09112030011351</text:p>
              </table:table-cell>
              <table:table-cell office:value-type="float" office:value="0.613324795572561">
                <text:p>0.613324795572561</text:p>
              </table:table-cell>
              <table:table-cell office:value-type="float" office:value="0.474412424205452">
                <text:p>0.474412424205452</text:p>
              </table:table-cell>
              <table:table-cell office:value-type="float" office:value="0.628686250879773">
                <text:p>0.628686250879773</text:p>
              </table:table-cell>
              <table:table-cell office:value-type="float" office:value="0.359657862109523">
                <text:p>0.359657862109523</text:p>
              </table:table-cell>
              <table:table-cell office:value-type="float" office:value="0.877300756763814">
                <text:p>0.877300756763814</text:p>
              </table:table-cell>
              <table:table-cell office:value-type="float" office:value="0.452836881978538">
                <text:p>0.452836881978538</text:p>
              </table:table-cell>
              <table:table-cell office:value-type="float" office:value="0.373697678547179">
                <text:p>0.373697678547179</text:p>
              </table:table-cell>
              <table:table-cell office:value-type="float" office:value="0.57834602910558">
                <text:p>0.57834602910558</text:p>
              </table:table-cell>
              <table:table-cell office:value-type="float" office:value="0.334655102329015">
                <text:p>0.334655102329015</text:p>
              </table:table-cell>
              <table:table-cell office:value-type="float" office:value="0.323227654242601">
                <text:p>0.323227654242601</text:p>
              </table:table-cell>
              <table:table-cell office:value-type="float" office:value="1.25067574730056">
                <text:p>1.25067574730056</text:p>
              </table:table-cell>
              <table:table-cell office:value-type="float" office:value="0.3664447890174">
                <text:p>0.3664447890174</text:p>
              </table:table-cell>
              <table:table-cell office:value-type="float" office:value="0.437460830711549">
                <text:p>0.437460830711549</text:p>
              </table:table-cell>
              <table:table-cell office:value-type="float" office:value="0.46653134604936">
                <text:p>0.46653134604936</text:p>
              </table:table-cell>
              <table:table-cell office:value-type="float" office:value="0.569428823626597">
                <text:p>0.569428823626597</text:p>
              </table:table-cell>
              <table:table-cell office:value-type="float" office:value="0.572652548316559">
                <text:p>0.572652548316559</text:p>
              </table:table-cell>
              <table:table-cell office:value-type="float" office:value="1.27240532512733">
                <text:p>1.27240532512733</text:p>
              </table:table-cell>
              <table:table-cell office:value-type="float" office:value="0.382570420691617">
                <text:p>0.382570420691617</text:p>
              </table:table-cell>
              <table:table-cell office:value-type="float" office:value="0.498617143122526">
                <text:p>0.498617143122526</text:p>
              </table:table-cell>
              <table:table-cell office:value-type="float" office:value="0.337469393848091">
                <text:p>0.337469393848091</text:p>
              </table:table-cell>
              <table:table-cell office:value-type="float" office:value="0.98602717679034">
                <text:p>0.98602717679034</text:p>
              </table:table-cell>
              <table:table-cell office:value-type="float" office:value="0.452814256760382">
                <text:p>0.452814256760382</text:p>
              </table:table-cell>
              <table:table-cell office:value-type="float" office:value="0.441586114877441">
                <text:p>0.441586114877441</text:p>
              </table:table-cell>
              <table:table-cell office:value-type="float" office:value="0.367006195595615">
                <text:p>0.367006195595615</text:p>
              </table:table-cell>
              <table:table-cell office:value-type="float" office:value="0.45657085141828">
                <text:p>0.45657085141828</text:p>
              </table:table-cell>
              <table:table-cell office:value-type="float" office:value="0.323490783134242">
                <text:p>0.323490783134242</text:p>
              </table:table-cell>
              <table:table-cell office:value-type="float" office:value="0.300309261369876">
                <text:p>0.300309261369876</text:p>
              </table:table-cell>
              <table:table-cell office:value-type="float" office:value="0.723938163890634">
                <text:p>0.723938163890634</text:p>
              </table:table-cell>
              <table:table-cell office:value-type="float" office:value="0.536988643847913">
                <text:p>0.536988643847913</text:p>
              </table:table-cell>
              <table:table-cell office:value-type="float" office:value="0.72311745292397">
                <text:p>0.72311745292397</text:p>
              </table:table-cell>
              <table:table-cell office:value-type="float" office:value="0.313297072298638">
                <text:p>0.313297072298638</text:p>
              </table:table-cell>
              <table:table-cell office:value-type="float" office:value="0.361237318819142">
                <text:p>0.361237318819142</text:p>
              </table:table-cell>
              <table:table-cell office:value-type="float" office:value="0.35395038854264">
                <text:p>0.35395038854264</text:p>
              </table:table-cell>
              <table:table-cell office:value-type="float" office:value="1.16026859163811">
                <text:p>1.16026859163811</text:p>
              </table:table-cell>
              <table:table-cell office:value-type="float" office:value="1.16305103660912">
                <text:p>1.16305103660912</text:p>
              </table:table-cell>
              <table:table-cell office:value-type="float" office:value="0.406507870971516">
                <text:p>0.406507870971516</text:p>
              </table:table-cell>
              <table:table-cell office:value-type="float" office:value="0.613506828456797">
                <text:p>0.613506828456797</text:p>
              </table:table-cell>
              <table:table-cell office:value-type="float" office:value="2.59276545663034">
                <text:p>2.59276545663034</text:p>
              </table:table-cell>
              <table:table-cell office:value-type="float" office:value="0.451643352568363">
                <text:p>0.451643352568363</text:p>
              </table:table-cell>
              <table:table-cell office:value-type="float" office:value="0.37664495268603">
                <text:p>0.37664495268603</text:p>
              </table:table-cell>
              <table:table-cell office:value-type="float" office:value="0.33392896421494">
                <text:p>0.33392896421494</text:p>
              </table:table-cell>
              <table:table-cell office:value-type="float" office:value="0.411714695794608">
                <text:p>0.411714695794608</text:p>
              </table:table-cell>
              <table:table-cell office:value-type="float" office:value="0.318941117892556">
                <text:p>0.318941117892556</text:p>
              </table:table-cell>
              <table:table-cell office:value-type="float" office:value="1.6821082664647">
                <text:p>1.6821082664647</text:p>
              </table:table-cell>
              <table:table-cell office:value-type="float" office:value="0.331803789766886">
                <text:p>0.331803789766886</text:p>
              </table:table-cell>
              <table:table-cell office:value-type="float" office:value="0.377355359638891">
                <text:p>0.377355359638891</text:p>
              </table:table-cell>
              <table:table-cell office:value-type="float" office:value="0.605961281552537">
                <text:p>0.605961281552537</text:p>
              </table:table-cell>
              <table:table-cell office:value-type="float" office:value="0.811988967849362">
                <text:p>0.811988967849362</text:p>
              </table:table-cell>
              <table:table-cell office:value-type="float" office:value="0.414988381461003">
                <text:p>0.414988381461003</text:p>
              </table:table-cell>
              <table:table-cell office:value-type="float" office:value="0.328034928344911">
                <text:p>0.328034928344911</text:p>
              </table:table-cell>
              <table:table-cell office:value-type="float" office:value="0.732924199873401">
                <text:p>0.732924199873401</text:p>
              </table:table-cell>
              <table:table-cell office:value-type="float" office:value="0.426230884922875">
                <text:p>0.426230884922875</text:p>
              </table:table-cell>
              <table:table-cell office:value-type="float" office:value="0.707563658939895">
                <text:p>0.707563658939895</text:p>
              </table:table-cell>
              <table:table-cell office:value-type="float" office:value="0.55237701413452">
                <text:p>0.55237701413452</text:p>
              </table:table-cell>
              <table:table-cell office:value-type="float" office:value="0.871439745605633">
                <text:p>0.871439745605633</text:p>
              </table:table-cell>
              <table:table-cell office:value-type="float" office:value="0.902341061894612">
                <text:p>0.902341061894612</text:p>
              </table:table-cell>
              <table:table-cell office:value-type="float" office:value="0.393826353079956">
                <text:p>0.393826353079956</text:p>
              </table:table-cell>
              <table:table-cell office:value-type="float" office:value="0.320005324237236">
                <text:p>0.320005324237236</text:p>
              </table:table-cell>
              <table:table-cell office:value-type="float" office:value="0.468693825549122">
                <text:p>0.468693825549122</text:p>
              </table:table-cell>
              <table:table-cell office:value-type="float" office:value="0.365393294249811">
                <text:p>0.365393294249811</text:p>
              </table:table-cell>
              <table:table-cell office:value-type="float" office:value="0.430820165312846">
                <text:p>0.430820165312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8cm" svg:height="5.876cm" xlink:href=".." xlink:type="simple" chart:class="chart:line" chart:style-name="ch1">
        <chart:legend chart:legend-position="end" svg:x="11.113cm" svg:y="2.39cm" style:legend-expansion="high" chart:style-name="ch2"/>
        <chart:plot-area chart:style-name="ch3" table:cell-range-address="NNPretrain_classif_affspace_results2.A180:NNPretrain_classif_affspace_results2.NM180 NNPretrain_classif_affspace_results2.A182:NNPretrain_classif_affspace_results2.NM182" svg:x="0.275cm" svg:y="0.117cm" svg:width="10.563cm" svg:height="5.642cm">
          <chartooo:coordinate-region svg:x="1.002cm" svg:y="0.238cm" svg:width="9.748cm" svg:height="4.5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180:NNPretrain_classif_affspace_results2.NM180" chart:class="chart:line">
            <chart:data-point chart:repeated="377"/>
          </chart:series>
          <chart:series chart:style-name="ch7" chart:values-cell-range-address="NNPretrain_classif_affspace_results2.A182:NNPretrain_classif_affspace_results2.NM182" chart:class="chart:line">
            <chart:data-point chart:repeated="3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</table:table-row>
          </table:table-header-rows>
          <table:table-rows>
            <table:table-row>
              <table:table-cell office:value-type="string">
                <text:p>Row 180</text:p>
                <draw:g>
                  <svg:desc/>
                </draw:g>
              </table:table-cell>
              <table:table-cell office:value-type="float" office:value="0.747493499084327">
                <text:p>0.747493499084327</text:p>
                <draw:g>
                  <svg:desc>NNPretrain_classif_affspace_results2.A180:NNPretrain_classif_affspace_results2.NM180</svg:desc>
                </draw:g>
              </table:table-cell>
              <table:table-cell office:value-type="float" office:value="0.726833165104414">
                <text:p>0.726833165104414</text:p>
              </table:table-cell>
              <table:table-cell office:value-type="float" office:value="0.714203046336168">
                <text:p>0.714203046336168</text:p>
              </table:table-cell>
              <table:table-cell office:value-type="float" office:value="0.709528356618672">
                <text:p>0.709528356618672</text:p>
              </table:table-cell>
              <table:table-cell office:value-type="float" office:value="0.703301120725607">
                <text:p>0.703301120725607</text:p>
              </table:table-cell>
              <table:table-cell office:value-type="float" office:value="0.699130544544229">
                <text:p>0.699130544544229</text:p>
              </table:table-cell>
              <table:table-cell office:value-type="float" office:value="0.697802517034603">
                <text:p>0.697802517034603</text:p>
              </table:table-cell>
              <table:table-cell office:value-type="float" office:value="0.697754706409701">
                <text:p>0.697754706409701</text:p>
              </table:table-cell>
              <table:table-cell office:value-type="float" office:value="0.696053327092387">
                <text:p>0.696053327092387</text:p>
              </table:table-cell>
              <table:table-cell office:value-type="float" office:value="0.695840651601243">
                <text:p>0.695840651601243</text:p>
              </table:table-cell>
              <table:table-cell office:value-type="float" office:value="0.695021862320971">
                <text:p>0.695021862320971</text:p>
              </table:table-cell>
              <table:table-cell office:value-type="float" office:value="0.693533908605851">
                <text:p>0.693533908605851</text:p>
              </table:table-cell>
              <table:table-cell office:value-type="float" office:value="0.693915645350222">
                <text:p>0.693915645350222</text:p>
              </table:table-cell>
              <table:table-cell office:value-type="float" office:value="0.69378741644108">
                <text:p>0.69378741644108</text:p>
              </table:table-cell>
              <table:table-cell office:value-type="float" office:value="0.691753535328439">
                <text:p>0.691753535328439</text:p>
              </table:table-cell>
              <table:table-cell office:value-type="float" office:value="0.693513410382892">
                <text:p>0.693513410382892</text:p>
              </table:table-cell>
              <table:table-cell office:value-type="float" office:value="0.691523650732007">
                <text:p>0.691523650732007</text:p>
              </table:table-cell>
              <table:table-cell office:value-type="float" office:value="0.692527083308364">
                <text:p>0.692527083308364</text:p>
              </table:table-cell>
              <table:table-cell office:value-type="float" office:value="0.692109758053684">
                <text:p>0.692109758053684</text:p>
              </table:table-cell>
              <table:table-cell office:value-type="float" office:value="0.69110120676518">
                <text:p>0.69110120676518</text:p>
              </table:table-cell>
              <table:table-cell office:value-type="float" office:value="0.69128549862073">
                <text:p>0.69128549862073</text:p>
              </table:table-cell>
              <table:table-cell office:value-type="float" office:value="0.690633521910495">
                <text:p>0.690633521910495</text:p>
              </table:table-cell>
              <table:table-cell office:value-type="float" office:value="0.691250625159914">
                <text:p>0.691250625159914</text:p>
              </table:table-cell>
              <table:table-cell office:value-type="float" office:value="0.690256476746023">
                <text:p>0.690256476746023</text:p>
              </table:table-cell>
              <table:table-cell office:value-type="float" office:value="0.690605760651889">
                <text:p>0.690605760651889</text:p>
              </table:table-cell>
              <table:table-cell office:value-type="float" office:value="0.69010170582669">
                <text:p>0.69010170582669</text:p>
              </table:table-cell>
              <table:table-cell office:value-type="float" office:value="0.691033847672992">
                <text:p>0.691033847672992</text:p>
              </table:table-cell>
              <table:table-cell office:value-type="float" office:value="0.690135685561575">
                <text:p>0.690135685561575</text:p>
              </table:table-cell>
              <table:table-cell office:value-type="float" office:value="0.690443246009853">
                <text:p>0.690443246009853</text:p>
              </table:table-cell>
              <table:table-cell office:value-type="float" office:value="0.689611983478001">
                <text:p>0.689611983478001</text:p>
              </table:table-cell>
              <table:table-cell office:value-type="float" office:value="0.689554502463533">
                <text:p>0.689554502463533</text:p>
              </table:table-cell>
              <table:table-cell office:value-type="float" office:value="0.690019612493812">
                <text:p>0.690019612493812</text:p>
              </table:table-cell>
              <table:table-cell office:value-type="float" office:value="0.688530844044383">
                <text:p>0.688530844044383</text:p>
              </table:table-cell>
              <table:table-cell office:value-type="float" office:value="0.68949002385002">
                <text:p>0.68949002385002</text:p>
              </table:table-cell>
              <table:table-cell office:value-type="float" office:value="0.688019474759921">
                <text:p>0.688019474759921</text:p>
              </table:table-cell>
              <table:table-cell office:value-type="float" office:value="0.689771272800648">
                <text:p>0.689771272800648</text:p>
              </table:table-cell>
              <table:table-cell office:value-type="float" office:value="0.687718759633541">
                <text:p>0.687718759633541</text:p>
              </table:table-cell>
              <table:table-cell office:value-type="float" office:value="0.689067290659732">
                <text:p>0.689067290659732</text:p>
              </table:table-cell>
              <table:table-cell office:value-type="float" office:value="0.688709566818664">
                <text:p>0.688709566818664</text:p>
              </table:table-cell>
              <table:table-cell office:value-type="float" office:value="0.687405427503201">
                <text:p>0.687405427503201</text:p>
              </table:table-cell>
              <table:table-cell office:value-type="float" office:value="0.687957345683132">
                <text:p>0.687957345683132</text:p>
              </table:table-cell>
              <table:table-cell office:value-type="float" office:value="0.687760868974485">
                <text:p>0.687760868974485</text:p>
              </table:table-cell>
              <table:table-cell office:value-type="float" office:value="0.687012474910886">
                <text:p>0.687012474910886</text:p>
              </table:table-cell>
              <table:table-cell office:value-type="float" office:value="0.687307201661041">
                <text:p>0.687307201661041</text:p>
              </table:table-cell>
              <table:table-cell office:value-type="float" office:value="0.687918583827035">
                <text:p>0.687918583827035</text:p>
              </table:table-cell>
              <table:table-cell office:value-type="float" office:value="0.687057080978341">
                <text:p>0.687057080978341</text:p>
              </table:table-cell>
              <table:table-cell office:value-type="float" office:value="0.686278526414499">
                <text:p>0.686278526414499</text:p>
              </table:table-cell>
              <table:table-cell office:value-type="float" office:value="0.688388157262109">
                <text:p>0.688388157262109</text:p>
              </table:table-cell>
              <table:table-cell office:value-type="float" office:value="0.685394877793467">
                <text:p>0.685394877793467</text:p>
              </table:table-cell>
              <table:table-cell office:value-type="float" office:value="0.687002342533763">
                <text:p>0.687002342533763</text:p>
              </table:table-cell>
              <table:table-cell office:value-type="float" office:value="0.686130891621732">
                <text:p>0.686130891621732</text:p>
              </table:table-cell>
              <table:table-cell office:value-type="float" office:value="0.686395370080259">
                <text:p>0.686395370080259</text:p>
              </table:table-cell>
              <table:table-cell office:value-type="float" office:value="0.687503444213493">
                <text:p>0.687503444213493</text:p>
              </table:table-cell>
              <table:table-cell office:value-type="float" office:value="0.685897835879452">
                <text:p>0.685897835879452</text:p>
              </table:table-cell>
              <table:table-cell office:value-type="float" office:value="0.686077145075441">
                <text:p>0.686077145075441</text:p>
              </table:table-cell>
              <table:table-cell office:value-type="float" office:value="0.686298605754989">
                <text:p>0.686298605754989</text:p>
              </table:table-cell>
              <table:table-cell office:value-type="float" office:value="0.684798659681586">
                <text:p>0.684798659681586</text:p>
              </table:table-cell>
              <table:table-cell office:value-type="float" office:value="0.684684450926115">
                <text:p>0.684684450926115</text:p>
              </table:table-cell>
              <table:table-cell office:value-type="float" office:value="0.686020594085927">
                <text:p>0.686020594085927</text:p>
              </table:table-cell>
              <table:table-cell office:value-type="float" office:value="0.685506056199299">
                <text:p>0.685506056199299</text:p>
              </table:table-cell>
              <table:table-cell office:value-type="float" office:value="0.685015712161103">
                <text:p>0.685015712161103</text:p>
              </table:table-cell>
              <table:table-cell office:value-type="float" office:value="0.68449739188884">
                <text:p>0.68449739188884</text:p>
              </table:table-cell>
              <table:table-cell office:value-type="float" office:value="0.684360415602775">
                <text:p>0.684360415602775</text:p>
              </table:table-cell>
              <table:table-cell office:value-type="float" office:value="0.685670484446049">
                <text:p>0.685670484446049</text:p>
              </table:table-cell>
              <table:table-cell office:value-type="float" office:value="0.683688552115615">
                <text:p>0.683688552115615</text:p>
              </table:table-cell>
              <table:table-cell office:value-type="float" office:value="0.684038215923749">
                <text:p>0.684038215923749</text:p>
              </table:table-cell>
              <table:table-cell office:value-type="float" office:value="0.683927952418278">
                <text:p>0.683927952418278</text:p>
              </table:table-cell>
              <table:table-cell office:value-type="float" office:value="0.684576172385936">
                <text:p>0.684576172385936</text:p>
              </table:table-cell>
              <table:table-cell office:value-type="float" office:value="0.683616481919052">
                <text:p>0.683616481919052</text:p>
              </table:table-cell>
              <table:table-cell office:value-type="float" office:value="0.683506478281582">
                <text:p>0.683506478281582</text:p>
              </table:table-cell>
              <table:table-cell office:value-type="float" office:value="0.684255070889835">
                <text:p>0.684255070889835</text:p>
              </table:table-cell>
              <table:table-cell office:value-type="float" office:value="0.683201091443516">
                <text:p>0.683201091443516</text:p>
              </table:table-cell>
              <table:table-cell office:value-type="float" office:value="0.683774052950475">
                <text:p>0.683774052950475</text:p>
              </table:table-cell>
              <table:table-cell office:value-type="float" office:value="0.683448214088207">
                <text:p>0.683448214088207</text:p>
              </table:table-cell>
              <table:table-cell office:value-type="float" office:value="0.683851576456424">
                <text:p>0.683851576456424</text:p>
              </table:table-cell>
              <table:table-cell office:value-type="float" office:value="0.681814766328915">
                <text:p>0.681814766328915</text:p>
              </table:table-cell>
              <table:table-cell office:value-type="float" office:value="0.681820957718423">
                <text:p>0.681820957718423</text:p>
              </table:table-cell>
              <table:table-cell office:value-type="float" office:value="0.682753126307755">
                <text:p>0.682753126307755</text:p>
              </table:table-cell>
              <table:table-cell office:value-type="float" office:value="0.682049091230764">
                <text:p>0.682049091230764</text:p>
              </table:table-cell>
              <table:table-cell office:value-type="float" office:value="0.681622245801224">
                <text:p>0.681622245801224</text:p>
              </table:table-cell>
              <table:table-cell office:value-type="float" office:value="0.680948712352788">
                <text:p>0.680948712352788</text:p>
              </table:table-cell>
              <table:table-cell office:value-type="float" office:value="0.681073667750089">
                <text:p>0.681073667750089</text:p>
              </table:table-cell>
              <table:table-cell office:value-type="float" office:value="0.682674908445506">
                <text:p>0.682674908445506</text:p>
              </table:table-cell>
              <table:table-cell office:value-type="float" office:value="0.683020884809197">
                <text:p>0.683020884809197</text:p>
              </table:table-cell>
              <table:table-cell office:value-type="float" office:value="0.682222155276192">
                <text:p>0.682222155276192</text:p>
              </table:table-cell>
              <table:table-cell office:value-type="float" office:value="0.681290635531886">
                <text:p>0.681290635531886</text:p>
              </table:table-cell>
              <table:table-cell office:value-type="float" office:value="0.680184885429813">
                <text:p>0.680184885429813</text:p>
              </table:table-cell>
              <table:table-cell office:value-type="float" office:value="0.680371661568458">
                <text:p>0.680371661568458</text:p>
              </table:table-cell>
              <table:table-cell office:value-type="float" office:value="0.680396115697379">
                <text:p>0.680396115697379</text:p>
              </table:table-cell>
              <table:table-cell office:value-type="float" office:value="0.683169285937576">
                <text:p>0.683169285937576</text:p>
              </table:table-cell>
              <table:table-cell office:value-type="float" office:value="0.680450046076219">
                <text:p>0.680450046076219</text:p>
              </table:table-cell>
              <table:table-cell office:value-type="float" office:value="0.68226147406104">
                <text:p>0.68226147406104</text:p>
              </table:table-cell>
              <table:table-cell office:value-type="float" office:value="0.681950259717415">
                <text:p>0.681950259717415</text:p>
              </table:table-cell>
              <table:table-cell office:value-type="float" office:value="0.680936739518981">
                <text:p>0.680936739518981</text:p>
              </table:table-cell>
              <table:table-cell office:value-type="float" office:value="0.678854802144303">
                <text:p>0.678854802144303</text:p>
              </table:table-cell>
              <table:table-cell office:value-type="float" office:value="0.681952848016459">
                <text:p>0.681952848016459</text:p>
              </table:table-cell>
              <table:table-cell office:value-type="float" office:value="0.681375366937468">
                <text:p>0.681375366937468</text:p>
              </table:table-cell>
              <table:table-cell office:value-type="float" office:value="0.678988287399384">
                <text:p>0.678988287399384</text:p>
              </table:table-cell>
              <table:table-cell office:value-type="float" office:value="0.680875805628754">
                <text:p>0.680875805628754</text:p>
              </table:table-cell>
              <table:table-cell office:value-type="float" office:value="0.679078094755764">
                <text:p>0.679078094755764</text:p>
              </table:table-cell>
              <table:table-cell office:value-type="float" office:value="0.678954666392338">
                <text:p>0.678954666392338</text:p>
              </table:table-cell>
              <table:table-cell office:value-type="float" office:value="0.680860961322278">
                <text:p>0.680860961322278</text:p>
              </table:table-cell>
              <table:table-cell office:value-type="float" office:value="0.678296217868897">
                <text:p>0.678296217868897</text:p>
              </table:table-cell>
              <table:table-cell office:value-type="float" office:value="0.67851670665587">
                <text:p>0.67851670665587</text:p>
              </table:table-cell>
              <table:table-cell office:value-type="float" office:value="0.678405769624787">
                <text:p>0.678405769624787</text:p>
              </table:table-cell>
              <table:table-cell office:value-type="float" office:value="0.677541400528284">
                <text:p>0.677541400528284</text:p>
              </table:table-cell>
              <table:table-cell office:value-type="float" office:value="0.679726753542855">
                <text:p>0.679726753542855</text:p>
              </table:table-cell>
              <table:table-cell office:value-type="float" office:value="0.678025783070781">
                <text:p>0.678025783070781</text:p>
              </table:table-cell>
              <table:table-cell office:value-type="float" office:value="0.68036622132122">
                <text:p>0.68036622132122</text:p>
              </table:table-cell>
              <table:table-cell office:value-type="float" office:value="0.679881688220278">
                <text:p>0.679881688220278</text:p>
              </table:table-cell>
              <table:table-cell office:value-type="float" office:value="0.677662716329854">
                <text:p>0.677662716329854</text:p>
              </table:table-cell>
              <table:table-cell office:value-type="float" office:value="0.677779066246411">
                <text:p>0.677779066246411</text:p>
              </table:table-cell>
              <table:table-cell office:value-type="float" office:value="0.678009223704244">
                <text:p>0.678009223704244</text:p>
              </table:table-cell>
              <table:table-cell office:value-type="float" office:value="0.678742204639188">
                <text:p>0.678742204639188</text:p>
              </table:table-cell>
              <table:table-cell office:value-type="float" office:value="0.678989865444386">
                <text:p>0.678989865444386</text:p>
              </table:table-cell>
              <table:table-cell office:value-type="float" office:value="0.679575169718939">
                <text:p>0.679575169718939</text:p>
              </table:table-cell>
              <table:table-cell office:value-type="float" office:value="0.677900580455138">
                <text:p>0.677900580455138</text:p>
              </table:table-cell>
              <table:table-cell office:value-type="float" office:value="0.677447275719428">
                <text:p>0.677447275719428</text:p>
              </table:table-cell>
              <table:table-cell office:value-type="float" office:value="0.677768719718805">
                <text:p>0.677768719718805</text:p>
              </table:table-cell>
              <table:table-cell office:value-type="float" office:value="0.67773004544785">
                <text:p>0.67773004544785</text:p>
              </table:table-cell>
              <table:table-cell office:value-type="float" office:value="0.680530258872242">
                <text:p>0.680530258872242</text:p>
              </table:table-cell>
              <table:table-cell office:value-type="float" office:value="0.676802577994412">
                <text:p>0.676802577994412</text:p>
              </table:table-cell>
              <table:table-cell office:value-type="float" office:value="0.675341141402653">
                <text:p>0.675341141402653</text:p>
              </table:table-cell>
              <table:table-cell office:value-type="float" office:value="0.67568939594249">
                <text:p>0.67568939594249</text:p>
              </table:table-cell>
              <table:table-cell office:value-type="float" office:value="0.678376337167439">
                <text:p>0.678376337167439</text:p>
              </table:table-cell>
              <table:table-cell office:value-type="float" office:value="0.679260425432881">
                <text:p>0.679260425432881</text:p>
              </table:table-cell>
              <table:table-cell office:value-type="float" office:value="0.675987255339529">
                <text:p>0.675987255339529</text:p>
              </table:table-cell>
              <table:table-cell office:value-type="float" office:value="0.675657203384474">
                <text:p>0.675657203384474</text:p>
              </table:table-cell>
              <table:table-cell office:value-type="float" office:value="0.679676662885606">
                <text:p>0.679676662885606</text:p>
              </table:table-cell>
              <table:table-cell office:value-type="float" office:value="0.677592996769985">
                <text:p>0.677592996769985</text:p>
              </table:table-cell>
              <table:table-cell office:value-type="float" office:value="0.675042553756476">
                <text:p>0.675042553756476</text:p>
              </table:table-cell>
              <table:table-cell office:value-type="float" office:value="0.674700042436967">
                <text:p>0.674700042436967</text:p>
              </table:table-cell>
              <table:table-cell office:value-type="float" office:value="0.677173416026048">
                <text:p>0.677173416026048</text:p>
              </table:table-cell>
              <table:table-cell office:value-type="float" office:value="0.677957761108944">
                <text:p>0.677957761108944</text:p>
              </table:table-cell>
              <table:table-cell office:value-type="float" office:value="0.678988285680681">
                <text:p>0.678988285680681</text:p>
              </table:table-cell>
              <table:table-cell office:value-type="float" office:value="0.675423810020038">
                <text:p>0.675423810020038</text:p>
              </table:table-cell>
              <table:table-cell office:value-type="float" office:value="0.675881976556063">
                <text:p>0.675881976556063</text:p>
              </table:table-cell>
              <table:table-cell office:value-type="float" office:value="0.677170944873849">
                <text:p>0.677170944873849</text:p>
              </table:table-cell>
              <table:table-cell office:value-type="float" office:value="0.673700948075027">
                <text:p>0.673700948075027</text:p>
              </table:table-cell>
              <table:table-cell office:value-type="float" office:value="0.674547476958239">
                <text:p>0.674547476958239</text:p>
              </table:table-cell>
              <table:table-cell office:value-type="float" office:value="0.674592518682711">
                <text:p>0.674592518682711</text:p>
              </table:table-cell>
              <table:table-cell office:value-type="float" office:value="0.67686034561991">
                <text:p>0.67686034561991</text:p>
              </table:table-cell>
              <table:table-cell office:value-type="float" office:value="0.675716920501221">
                <text:p>0.675716920501221</text:p>
              </table:table-cell>
              <table:table-cell office:value-type="float" office:value="0.675290698067402">
                <text:p>0.675290698067402</text:p>
              </table:table-cell>
              <table:table-cell office:value-type="float" office:value="0.674624515102259">
                <text:p>0.674624515102259</text:p>
              </table:table-cell>
              <table:table-cell office:value-type="float" office:value="0.673931709210353">
                <text:p>0.673931709210353</text:p>
              </table:table-cell>
              <table:table-cell office:value-type="float" office:value="0.67441715631793">
                <text:p>0.67441715631793</text:p>
              </table:table-cell>
              <table:table-cell office:value-type="float" office:value="0.674701841094777">
                <text:p>0.674701841094777</text:p>
              </table:table-cell>
              <table:table-cell office:value-type="float" office:value="0.675565530890825">
                <text:p>0.675565530890825</text:p>
              </table:table-cell>
              <table:table-cell office:value-type="float" office:value="0.672743727935364">
                <text:p>0.672743727935364</text:p>
              </table:table-cell>
              <table:table-cell office:value-type="float" office:value="0.674820021705781">
                <text:p>0.674820021705781</text:p>
              </table:table-cell>
              <table:table-cell office:value-type="float" office:value="0.674057663793245">
                <text:p>0.674057663793245</text:p>
              </table:table-cell>
              <table:table-cell office:value-type="float" office:value="0.672460740756548">
                <text:p>0.672460740756548</text:p>
              </table:table-cell>
              <table:table-cell office:value-type="float" office:value="0.674029653047608">
                <text:p>0.674029653047608</text:p>
              </table:table-cell>
              <table:table-cell office:value-type="float" office:value="0.673398902053239">
                <text:p>0.673398902053239</text:p>
              </table:table-cell>
              <table:table-cell office:value-type="float" office:value="0.674839327217111">
                <text:p>0.674839327217111</text:p>
              </table:table-cell>
              <table:table-cell office:value-type="float" office:value="0.67346337557939">
                <text:p>0.67346337557939</text:p>
              </table:table-cell>
              <table:table-cell office:value-type="float" office:value="0.675426546196349">
                <text:p>0.675426546196349</text:p>
              </table:table-cell>
              <table:table-cell office:value-type="float" office:value="0.674503180463696">
                <text:p>0.674503180463696</text:p>
              </table:table-cell>
              <table:table-cell office:value-type="float" office:value="0.673656730022122">
                <text:p>0.673656730022122</text:p>
              </table:table-cell>
              <table:table-cell office:value-type="float" office:value="0.67439991978213">
                <text:p>0.67439991978213</text:p>
              </table:table-cell>
              <table:table-cell office:value-type="float" office:value="0.674912157905693">
                <text:p>0.674912157905693</text:p>
              </table:table-cell>
              <table:table-cell office:value-type="float" office:value="0.673829598204075">
                <text:p>0.673829598204075</text:p>
              </table:table-cell>
              <table:table-cell office:value-type="float" office:value="0.670453795718487">
                <text:p>0.670453795718487</text:p>
              </table:table-cell>
              <table:table-cell office:value-type="float" office:value="0.673100201110114">
                <text:p>0.673100201110114</text:p>
              </table:table-cell>
              <table:table-cell office:value-type="float" office:value="0.673464998929421">
                <text:p>0.673464998929421</text:p>
              </table:table-cell>
              <table:table-cell office:value-type="float" office:value="0.671202356633843">
                <text:p>0.671202356633843</text:p>
              </table:table-cell>
              <table:table-cell office:value-type="float" office:value="0.672507623831431">
                <text:p>0.672507623831431</text:p>
              </table:table-cell>
              <table:table-cell office:value-type="float" office:value="0.672827251229732">
                <text:p>0.672827251229732</text:p>
              </table:table-cell>
              <table:table-cell office:value-type="float" office:value="0.673105109727919">
                <text:p>0.673105109727919</text:p>
              </table:table-cell>
              <table:table-cell office:value-type="float" office:value="0.673491390312419">
                <text:p>0.673491390312419</text:p>
              </table:table-cell>
              <table:table-cell office:value-type="float" office:value="0.67264182062985">
                <text:p>0.67264182062985</text:p>
              </table:table-cell>
              <table:table-cell office:value-type="float" office:value="0.672237223544885">
                <text:p>0.672237223544885</text:p>
              </table:table-cell>
              <table:table-cell office:value-type="float" office:value="0.675131256261361">
                <text:p>0.675131256261361</text:p>
              </table:table-cell>
              <table:table-cell office:value-type="float" office:value="0.675633153838407">
                <text:p>0.675633153838407</text:p>
              </table:table-cell>
              <table:table-cell office:value-type="float" office:value="0.672480895651253">
                <text:p>0.672480895651253</text:p>
              </table:table-cell>
              <table:table-cell office:value-type="float" office:value="0.672775117171264">
                <text:p>0.672775117171264</text:p>
              </table:table-cell>
              <table:table-cell office:value-type="float" office:value="0.672150731292975">
                <text:p>0.672150731292975</text:p>
              </table:table-cell>
              <table:table-cell office:value-type="float" office:value="0.67183136286895">
                <text:p>0.67183136286895</text:p>
              </table:table-cell>
              <table:table-cell office:value-type="float" office:value="0.672146309412062">
                <text:p>0.672146309412062</text:p>
              </table:table-cell>
              <table:table-cell office:value-type="float" office:value="0.671792214304518">
                <text:p>0.671792214304518</text:p>
              </table:table-cell>
              <table:table-cell office:value-type="float" office:value="0.672104435052289">
                <text:p>0.672104435052289</text:p>
              </table:table-cell>
              <table:table-cell office:value-type="float" office:value="0.675055393779429">
                <text:p>0.675055393779429</text:p>
              </table:table-cell>
              <table:table-cell office:value-type="float" office:value="0.674316316121177">
                <text:p>0.674316316121177</text:p>
              </table:table-cell>
              <table:table-cell office:value-type="float" office:value="0.672896095281929">
                <text:p>0.672896095281929</text:p>
              </table:table-cell>
              <table:table-cell office:value-type="float" office:value="0.672201488463524">
                <text:p>0.672201488463524</text:p>
              </table:table-cell>
              <table:table-cell office:value-type="float" office:value="0.671568638931921">
                <text:p>0.671568638931921</text:p>
              </table:table-cell>
              <table:table-cell office:value-type="float" office:value="0.670650173086059">
                <text:p>0.670650173086059</text:p>
              </table:table-cell>
              <table:table-cell office:value-type="float" office:value="0.671391664285561">
                <text:p>0.671391664285561</text:p>
              </table:table-cell>
              <table:table-cell office:value-type="float" office:value="0.671034882706617">
                <text:p>0.671034882706617</text:p>
              </table:table-cell>
              <table:table-cell office:value-type="float" office:value="0.671335793490228">
                <text:p>0.671335793490228</text:p>
              </table:table-cell>
              <table:table-cell office:value-type="float" office:value="0.671418026794337">
                <text:p>0.671418026794337</text:p>
              </table:table-cell>
              <table:table-cell office:value-type="float" office:value="0.670257069522809">
                <text:p>0.670257069522809</text:p>
              </table:table-cell>
              <table:table-cell office:value-type="float" office:value="0.670852473244123">
                <text:p>0.670852473244123</text:p>
              </table:table-cell>
              <table:table-cell office:value-type="float" office:value="0.670513459074181">
                <text:p>0.670513459074181</text:p>
              </table:table-cell>
              <table:table-cell office:value-type="float" office:value="0.671464805097041">
                <text:p>0.671464805097041</text:p>
              </table:table-cell>
              <table:table-cell office:value-type="float" office:value="0.669891392070942">
                <text:p>0.669891392070942</text:p>
              </table:table-cell>
              <table:table-cell office:value-type="float" office:value="0.669626222556025">
                <text:p>0.669626222556025</text:p>
              </table:table-cell>
              <table:table-cell office:value-type="float" office:value="0.671240467444973">
                <text:p>0.671240467444973</text:p>
              </table:table-cell>
              <table:table-cell office:value-type="float" office:value="0.671515998955829">
                <text:p>0.671515998955829</text:p>
              </table:table-cell>
              <table:table-cell office:value-type="float" office:value="0.671621281107954">
                <text:p>0.671621281107954</text:p>
              </table:table-cell>
              <table:table-cell office:value-type="float" office:value="0.669876566395215">
                <text:p>0.669876566395215</text:p>
              </table:table-cell>
              <table:table-cell office:value-type="float" office:value="0.670883362887227">
                <text:p>0.670883362887227</text:p>
              </table:table-cell>
              <table:table-cell office:value-type="float" office:value="0.672519375846185">
                <text:p>0.672519375846185</text:p>
              </table:table-cell>
              <table:table-cell office:value-type="float" office:value="0.672136321131058">
                <text:p>0.672136321131058</text:p>
              </table:table-cell>
              <table:table-cell office:value-type="float" office:value="0.670154073177874">
                <text:p>0.670154073177874</text:p>
              </table:table-cell>
              <table:table-cell office:value-type="float" office:value="0.669626753772969">
                <text:p>0.669626753772969</text:p>
              </table:table-cell>
              <table:table-cell office:value-type="float" office:value="0.670857829274878">
                <text:p>0.670857829274878</text:p>
              </table:table-cell>
              <table:table-cell office:value-type="float" office:value="0.669932014251938">
                <text:p>0.669932014251938</text:p>
              </table:table-cell>
              <table:table-cell office:value-type="float" office:value="0.668378292689274">
                <text:p>0.668378292689274</text:p>
              </table:table-cell>
              <table:table-cell office:value-type="float" office:value="0.669439555108204">
                <text:p>0.669439555108204</text:p>
              </table:table-cell>
              <table:table-cell office:value-type="float" office:value="0.670867388911176">
                <text:p>0.670867388911176</text:p>
              </table:table-cell>
              <table:table-cell office:value-type="float" office:value="0.673658916556986">
                <text:p>0.673658916556986</text:p>
              </table:table-cell>
              <table:table-cell office:value-type="float" office:value="0.671324777011915">
                <text:p>0.671324777011915</text:p>
              </table:table-cell>
              <table:table-cell office:value-type="float" office:value="0.67125080166666">
                <text:p>0.67125080166666</text:p>
              </table:table-cell>
              <table:table-cell office:value-type="float" office:value="0.670201117329669">
                <text:p>0.670201117329669</text:p>
              </table:table-cell>
              <table:table-cell office:value-type="float" office:value="0.668334101585643">
                <text:p>0.668334101585643</text:p>
              </table:table-cell>
              <table:table-cell office:value-type="float" office:value="0.671036897577354">
                <text:p>0.671036897577354</text:p>
              </table:table-cell>
              <table:table-cell office:value-type="float" office:value="0.667695799088396">
                <text:p>0.667695799088396</text:p>
              </table:table-cell>
              <table:table-cell office:value-type="float" office:value="0.668362505226949">
                <text:p>0.668362505226949</text:p>
              </table:table-cell>
              <table:table-cell office:value-type="float" office:value="0.670062986280954">
                <text:p>0.670062986280954</text:p>
              </table:table-cell>
              <table:table-cell office:value-type="float" office:value="0.669195880183162">
                <text:p>0.669195880183162</text:p>
              </table:table-cell>
              <table:table-cell office:value-type="float" office:value="0.671391875479873">
                <text:p>0.671391875479873</text:p>
              </table:table-cell>
              <table:table-cell office:value-type="float" office:value="0.669418760168236">
                <text:p>0.669418760168236</text:p>
              </table:table-cell>
              <table:table-cell office:value-type="float" office:value="0.670879457167413">
                <text:p>0.670879457167413</text:p>
              </table:table-cell>
              <table:table-cell office:value-type="float" office:value="0.66927468102971">
                <text:p>0.66927468102971</text:p>
              </table:table-cell>
              <table:table-cell office:value-type="float" office:value="0.668982058522886">
                <text:p>0.668982058522886</text:p>
              </table:table-cell>
              <table:table-cell office:value-type="float" office:value="0.670313001572742">
                <text:p>0.670313001572742</text:p>
              </table:table-cell>
              <table:table-cell office:value-type="float" office:value="0.668501676778892">
                <text:p>0.668501676778892</text:p>
              </table:table-cell>
              <table:table-cell office:value-type="float" office:value="0.670191356742533">
                <text:p>0.670191356742533</text:p>
              </table:table-cell>
              <table:table-cell office:value-type="float" office:value="0.669063990710103">
                <text:p>0.669063990710103</text:p>
              </table:table-cell>
              <table:table-cell office:value-type="float" office:value="0.672684305885671">
                <text:p>0.672684305885671</text:p>
              </table:table-cell>
              <table:table-cell office:value-type="float" office:value="0.670609038525112">
                <text:p>0.670609038525112</text:p>
              </table:table-cell>
              <table:table-cell office:value-type="float" office:value="0.669991456926075">
                <text:p>0.669991456926075</text:p>
              </table:table-cell>
              <table:table-cell office:value-type="float" office:value="0.667813498531108">
                <text:p>0.667813498531108</text:p>
              </table:table-cell>
              <table:table-cell office:value-type="float" office:value="0.667847652748794">
                <text:p>0.667847652748794</text:p>
              </table:table-cell>
              <table:table-cell office:value-type="float" office:value="0.669020305524098">
                <text:p>0.669020305524098</text:p>
              </table:table-cell>
              <table:table-cell office:value-type="float" office:value="0.668518038975739">
                <text:p>0.668518038975739</text:p>
              </table:table-cell>
              <table:table-cell office:value-type="float" office:value="0.666032894259918">
                <text:p>0.666032894259918</text:p>
              </table:table-cell>
              <table:table-cell office:value-type="float" office:value="0.665663565112645">
                <text:p>0.665663565112645</text:p>
              </table:table-cell>
              <table:table-cell office:value-type="float" office:value="0.666397244872519">
                <text:p>0.666397244872519</text:p>
              </table:table-cell>
              <table:table-cell office:value-type="float" office:value="0.6701614131427">
                <text:p>0.6701614131427</text:p>
              </table:table-cell>
              <table:table-cell office:value-type="float" office:value="0.669437715682741">
                <text:p>0.669437715682741</text:p>
              </table:table-cell>
              <table:table-cell office:value-type="float" office:value="0.668195358403414">
                <text:p>0.668195358403414</text:p>
              </table:table-cell>
              <table:table-cell office:value-type="float" office:value="0.669754570674456">
                <text:p>0.669754570674456</text:p>
              </table:table-cell>
              <table:table-cell office:value-type="float" office:value="0.666723152551684">
                <text:p>0.666723152551684</text:p>
              </table:table-cell>
              <table:table-cell office:value-type="float" office:value="0.67054749697">
                <text:p>0.67054749697</text:p>
              </table:table-cell>
              <table:table-cell office:value-type="float" office:value="0.669994024531927">
                <text:p>0.669994024531927</text:p>
              </table:table-cell>
              <table:table-cell office:value-type="float" office:value="0.666626334671606">
                <text:p>0.666626334671606</text:p>
              </table:table-cell>
              <table:table-cell office:value-type="float" office:value="0.669413722028919">
                <text:p>0.669413722028919</text:p>
              </table:table-cell>
              <table:table-cell office:value-type="float" office:value="0.666192132777684">
                <text:p>0.666192132777684</text:p>
              </table:table-cell>
              <table:table-cell office:value-type="float" office:value="0.666943261848877">
                <text:p>0.666943261848877</text:p>
              </table:table-cell>
              <table:table-cell office:value-type="float" office:value="0.668175645284312">
                <text:p>0.668175645284312</text:p>
              </table:table-cell>
              <table:table-cell office:value-type="float" office:value="0.668633573539254">
                <text:p>0.668633573539254</text:p>
              </table:table-cell>
              <table:table-cell office:value-type="float" office:value="0.667742648132945">
                <text:p>0.667742648132945</text:p>
              </table:table-cell>
              <table:table-cell office:value-type="float" office:value="0.666515278018745">
                <text:p>0.666515278018745</text:p>
              </table:table-cell>
              <table:table-cell office:value-type="float" office:value="0.667830669206182">
                <text:p>0.667830669206182</text:p>
              </table:table-cell>
              <table:table-cell office:value-type="float" office:value="0.666112632418724">
                <text:p>0.666112632418724</text:p>
              </table:table-cell>
              <table:table-cell office:value-type="float" office:value="0.670072561110592">
                <text:p>0.670072561110592</text:p>
              </table:table-cell>
              <table:table-cell office:value-type="float" office:value="0.666972350427986">
                <text:p>0.666972350427986</text:p>
              </table:table-cell>
              <table:table-cell office:value-type="float" office:value="0.666372623754345">
                <text:p>0.666372623754345</text:p>
              </table:table-cell>
              <table:table-cell office:value-type="float" office:value="0.664319286984418">
                <text:p>0.664319286984418</text:p>
              </table:table-cell>
              <table:table-cell office:value-type="float" office:value="0.667232562857653">
                <text:p>0.667232562857653</text:p>
              </table:table-cell>
              <table:table-cell office:value-type="float" office:value="0.667449156993263">
                <text:p>0.667449156993263</text:p>
              </table:table-cell>
              <table:table-cell office:value-type="float" office:value="0.663438959723938">
                <text:p>0.663438959723938</text:p>
              </table:table-cell>
              <table:table-cell office:value-type="float" office:value="0.665848510625591">
                <text:p>0.665848510625591</text:p>
              </table:table-cell>
              <table:table-cell office:value-type="float" office:value="0.667090418085782">
                <text:p>0.667090418085782</text:p>
              </table:table-cell>
              <table:table-cell office:value-type="float" office:value="0.668853715285573">
                <text:p>0.668853715285573</text:p>
              </table:table-cell>
              <table:table-cell office:value-type="float" office:value="0.666780708776626">
                <text:p>0.666780708776626</text:p>
              </table:table-cell>
              <table:table-cell office:value-type="float" office:value="0.665702051219918">
                <text:p>0.665702051219918</text:p>
              </table:table-cell>
              <table:table-cell office:value-type="float" office:value="0.668392926970155">
                <text:p>0.668392926970155</text:p>
              </table:table-cell>
              <table:table-cell office:value-type="float" office:value="0.664568370257557">
                <text:p>0.664568370257557</text:p>
              </table:table-cell>
              <table:table-cell office:value-type="float" office:value="0.665577299454633">
                <text:p>0.665577299454633</text:p>
              </table:table-cell>
              <table:table-cell office:value-type="float" office:value="0.665315054485955">
                <text:p>0.665315054485955</text:p>
              </table:table-cell>
              <table:table-cell office:value-type="float" office:value="0.666795388500033">
                <text:p>0.666795388500033</text:p>
              </table:table-cell>
              <table:table-cell office:value-type="float" office:value="0.66636434840221">
                <text:p>0.66636434840221</text:p>
              </table:table-cell>
              <table:table-cell office:value-type="float" office:value="0.665092863219832">
                <text:p>0.665092863219832</text:p>
              </table:table-cell>
              <table:table-cell office:value-type="float" office:value="0.667168010821117">
                <text:p>0.667168010821117</text:p>
              </table:table-cell>
              <table:table-cell office:value-type="float" office:value="0.664837522971451">
                <text:p>0.664837522971451</text:p>
              </table:table-cell>
              <table:table-cell office:value-type="float" office:value="0.668805805113351">
                <text:p>0.668805805113351</text:p>
              </table:table-cell>
              <table:table-cell office:value-type="float" office:value="0.666028270603189">
                <text:p>0.666028270603189</text:p>
              </table:table-cell>
              <table:table-cell office:value-type="float" office:value="0.665857415642018">
                <text:p>0.665857415642018</text:p>
              </table:table-cell>
              <table:table-cell office:value-type="float" office:value="0.666938182804411">
                <text:p>0.666938182804411</text:p>
              </table:table-cell>
              <table:table-cell office:value-type="float" office:value="0.664908938273152">
                <text:p>0.664908938273152</text:p>
              </table:table-cell>
              <table:table-cell office:value-type="float" office:value="0.664647963770258">
                <text:p>0.664647963770258</text:p>
              </table:table-cell>
              <table:table-cell office:value-type="float" office:value="0.666175296906094">
                <text:p>0.666175296906094</text:p>
              </table:table-cell>
              <table:table-cell office:value-type="float" office:value="0.663174876429768">
                <text:p>0.663174876429768</text:p>
              </table:table-cell>
              <table:table-cell office:value-type="float" office:value="0.664935952926865">
                <text:p>0.664935952926865</text:p>
              </table:table-cell>
              <table:table-cell office:value-type="float" office:value="0.665362851361227">
                <text:p>0.665362851361227</text:p>
              </table:table-cell>
              <table:table-cell office:value-type="float" office:value="0.666078624978335">
                <text:p>0.666078624978335</text:p>
              </table:table-cell>
              <table:table-cell office:value-type="float" office:value="0.668293621850811">
                <text:p>0.668293621850811</text:p>
              </table:table-cell>
              <table:table-cell office:value-type="float" office:value="0.664550712158111">
                <text:p>0.664550712158111</text:p>
              </table:table-cell>
              <table:table-cell office:value-type="float" office:value="0.668551021518729">
                <text:p>0.668551021518729</text:p>
              </table:table-cell>
              <table:table-cell office:value-type="float" office:value="0.664627716203049">
                <text:p>0.664627716203049</text:p>
              </table:table-cell>
              <table:table-cell office:value-type="float" office:value="0.666999892723739">
                <text:p>0.666999892723739</text:p>
              </table:table-cell>
              <table:table-cell office:value-type="float" office:value="0.66564385804338">
                <text:p>0.66564385804338</text:p>
              </table:table-cell>
              <table:table-cell office:value-type="float" office:value="0.666900746206374">
                <text:p>0.666900746206374</text:p>
              </table:table-cell>
              <table:table-cell office:value-type="float" office:value="0.662776340044081">
                <text:p>0.662776340044081</text:p>
              </table:table-cell>
              <table:table-cell office:value-type="float" office:value="0.665067694316411">
                <text:p>0.665067694316411</text:p>
              </table:table-cell>
              <table:table-cell office:value-type="float" office:value="0.664605375460962">
                <text:p>0.664605375460962</text:p>
              </table:table-cell>
              <table:table-cell office:value-type="float" office:value="0.664458560971103">
                <text:p>0.664458560971103</text:p>
              </table:table-cell>
              <table:table-cell office:value-type="float" office:value="0.664034091958813">
                <text:p>0.664034091958813</text:p>
              </table:table-cell>
              <table:table-cell office:value-type="float" office:value="0.663831420354502">
                <text:p>0.663831420354502</text:p>
              </table:table-cell>
              <table:table-cell office:value-type="float" office:value="0.663972660744479">
                <text:p>0.663972660744479</text:p>
              </table:table-cell>
              <table:table-cell office:value-type="float" office:value="0.666572210560483">
                <text:p>0.666572210560483</text:p>
              </table:table-cell>
              <table:table-cell office:value-type="float" office:value="0.664811303665069">
                <text:p>0.664811303665069</text:p>
              </table:table-cell>
              <table:table-cell office:value-type="float" office:value="0.664527631754694">
                <text:p>0.664527631754694</text:p>
              </table:table-cell>
              <table:table-cell office:value-type="float" office:value="0.662864011945471">
                <text:p>0.662864011945471</text:p>
              </table:table-cell>
              <table:table-cell office:value-type="float" office:value="0.6664224561248">
                <text:p>0.6664224561248</text:p>
              </table:table-cell>
              <table:table-cell office:value-type="float" office:value="0.665392678982934">
                <text:p>0.665392678982934</text:p>
              </table:table-cell>
              <table:table-cell office:value-type="float" office:value="0.665373970136785">
                <text:p>0.665373970136785</text:p>
              </table:table-cell>
              <table:table-cell office:value-type="float" office:value="0.66749778063377">
                <text:p>0.66749778063377</text:p>
              </table:table-cell>
              <table:table-cell office:value-type="float" office:value="0.663822373510644">
                <text:p>0.663822373510644</text:p>
              </table:table-cell>
              <table:table-cell office:value-type="float" office:value="0.663315962273907">
                <text:p>0.663315962273907</text:p>
              </table:table-cell>
              <table:table-cell office:value-type="float" office:value="0.665852878676704">
                <text:p>0.665852878676704</text:p>
              </table:table-cell>
              <table:table-cell office:value-type="float" office:value="0.663453540243767">
                <text:p>0.663453540243767</text:p>
              </table:table-cell>
              <table:table-cell office:value-type="float" office:value="0.665030275867884">
                <text:p>0.665030275867884</text:p>
              </table:table-cell>
              <table:table-cell office:value-type="float" office:value="0.664038026002864">
                <text:p>0.664038026002864</text:p>
              </table:table-cell>
              <table:table-cell office:value-type="float" office:value="0.665150526760634">
                <text:p>0.665150526760634</text:p>
              </table:table-cell>
              <table:table-cell office:value-type="float" office:value="0.665521045938358">
                <text:p>0.665521045938358</text:p>
              </table:table-cell>
              <table:table-cell office:value-type="float" office:value="0.660213529994881">
                <text:p>0.660213529994881</text:p>
              </table:table-cell>
              <table:table-cell office:value-type="float" office:value="0.663926498837675">
                <text:p>0.663926498837675</text:p>
              </table:table-cell>
              <table:table-cell office:value-type="float" office:value="0.664047089965011">
                <text:p>0.664047089965011</text:p>
              </table:table-cell>
              <table:table-cell office:value-type="float" office:value="0.660815748788906">
                <text:p>0.660815748788906</text:p>
              </table:table-cell>
              <table:table-cell office:value-type="float" office:value="0.665191915758478">
                <text:p>0.665191915758478</text:p>
              </table:table-cell>
              <table:table-cell office:value-type="float" office:value="0.662762907274592">
                <text:p>0.662762907274592</text:p>
              </table:table-cell>
              <table:table-cell office:value-type="float" office:value="0.664950875881222">
                <text:p>0.664950875881222</text:p>
              </table:table-cell>
              <table:table-cell office:value-type="float" office:value="0.66318427065802">
                <text:p>0.66318427065802</text:p>
              </table:table-cell>
              <table:table-cell office:value-type="float" office:value="0.664297853649144">
                <text:p>0.664297853649144</text:p>
              </table:table-cell>
              <table:table-cell office:value-type="float" office:value="0.664183804939362">
                <text:p>0.664183804939362</text:p>
              </table:table-cell>
              <table:table-cell office:value-type="float" office:value="0.665546487909425">
                <text:p>0.665546487909425</text:p>
              </table:table-cell>
              <table:table-cell office:value-type="float" office:value="0.66299482942865">
                <text:p>0.66299482942865</text:p>
              </table:table-cell>
              <table:table-cell office:value-type="float" office:value="0.66653856418537">
                <text:p>0.66653856418537</text:p>
              </table:table-cell>
              <table:table-cell office:value-type="float" office:value="0.665012357212955">
                <text:p>0.665012357212955</text:p>
              </table:table-cell>
              <table:table-cell office:value-type="float" office:value="0.664067469941153">
                <text:p>0.664067469941153</text:p>
              </table:table-cell>
              <table:table-cell office:value-type="float" office:value="0.664187123549988">
                <text:p>0.664187123549988</text:p>
              </table:table-cell>
              <table:table-cell office:value-type="float" office:value="0.664725317605776">
                <text:p>0.664725317605776</text:p>
              </table:table-cell>
              <table:table-cell office:value-type="float" office:value="0.668146706369921">
                <text:p>0.668146706369921</text:p>
              </table:table-cell>
              <table:table-cell office:value-type="float" office:value="0.661671456443672">
                <text:p>0.661671456443672</text:p>
              </table:table-cell>
              <table:table-cell office:value-type="float" office:value="0.665439236604081">
                <text:p>0.665439236604081</text:p>
              </table:table-cell>
              <table:table-cell office:value-type="float" office:value="0.665599334817444">
                <text:p>0.665599334817444</text:p>
              </table:table-cell>
              <table:table-cell office:value-type="float" office:value="0.665669471816071">
                <text:p>0.665669471816071</text:p>
              </table:table-cell>
              <table:table-cell office:value-type="float" office:value="0.661632691631405">
                <text:p>0.661632691631405</text:p>
              </table:table-cell>
              <table:table-cell office:value-type="float" office:value="0.662026413927991">
                <text:p>0.662026413927991</text:p>
              </table:table-cell>
              <table:table-cell office:value-type="float" office:value="0.659460975155836">
                <text:p>0.659460975155836</text:p>
              </table:table-cell>
              <table:table-cell office:value-type="float" office:value="0.660131522940929">
                <text:p>0.660131522940929</text:p>
              </table:table-cell>
              <table:table-cell office:value-type="float" office:value="0.663669309057854">
                <text:p>0.663669309057854</text:p>
              </table:table-cell>
              <table:table-cell office:value-type="float" office:value="0.665282380140914">
                <text:p>0.665282380140914</text:p>
              </table:table-cell>
              <table:table-cell office:value-type="float" office:value="0.66199141479556">
                <text:p>0.66199141479556</text:p>
              </table:table-cell>
              <table:table-cell office:value-type="float" office:value="0.661812634135338">
                <text:p>0.661812634135338</text:p>
              </table:table-cell>
              <table:table-cell office:value-type="float" office:value="0.662687838352538">
                <text:p>0.662687838352538</text:p>
              </table:table-cell>
              <table:table-cell office:value-type="float" office:value="0.663252615942399">
                <text:p>0.663252615942399</text:p>
              </table:table-cell>
              <table:table-cell office:value-type="float" office:value="0.665579067313272">
                <text:p>0.665579067313272</text:p>
              </table:table-cell>
              <table:table-cell office:value-type="float" office:value="0.662125360594489">
                <text:p>0.662125360594489</text:p>
              </table:table-cell>
              <table:table-cell office:value-type="float" office:value="0.662829369065946">
                <text:p>0.662829369065946</text:p>
              </table:table-cell>
              <table:table-cell office:value-type="float" office:value="0.660923141234199">
                <text:p>0.660923141234199</text:p>
              </table:table-cell>
              <table:table-cell office:value-type="float" office:value="0.664220350905136">
                <text:p>0.664220350905136</text:p>
              </table:table-cell>
              <table:table-cell office:value-type="float" office:value="0.665033882533253">
                <text:p>0.665033882533253</text:p>
              </table:table-cell>
              <table:table-cell office:value-type="float" office:value="0.660291754800693">
                <text:p>0.660291754800693</text:p>
              </table:table-cell>
              <table:table-cell office:value-type="float" office:value="0.66582265032204">
                <text:p>0.66582265032204</text:p>
              </table:table-cell>
              <table:table-cell office:value-type="float" office:value="0.664054536145726">
                <text:p>0.664054536145726</text:p>
              </table:table-cell>
              <table:table-cell office:value-type="float" office:value="0.663471332952088">
                <text:p>0.663471332952088</text:p>
              </table:table-cell>
              <table:table-cell office:value-type="float" office:value="0.662837680510859">
                <text:p>0.662837680510859</text:p>
              </table:table-cell>
              <table:table-cell office:value-type="float" office:value="0.664131590033073">
                <text:p>0.664131590033073</text:p>
              </table:table-cell>
              <table:table-cell office:value-type="float" office:value="0.66516631676664">
                <text:p>0.66516631676664</text:p>
              </table:table-cell>
              <table:table-cell office:value-type="float" office:value="0.663916596629353">
                <text:p>0.663916596629353</text:p>
              </table:table-cell>
              <table:table-cell office:value-type="float" office:value="0.664251217311366">
                <text:p>0.664251217311366</text:p>
              </table:table-cell>
              <table:table-cell office:value-type="float" office:value="0.661835104330188">
                <text:p>0.661835104330188</text:p>
              </table:table-cell>
              <table:table-cell office:value-type="float" office:value="0.660808265002953">
                <text:p>0.660808265002953</text:p>
              </table:table-cell>
              <table:table-cell office:value-type="float" office:value="0.661024782759371">
                <text:p>0.661024782759371</text:p>
              </table:table-cell>
              <table:table-cell office:value-type="float" office:value="0.665142113018476">
                <text:p>0.665142113018476</text:p>
              </table:table-cell>
              <table:table-cell office:value-type="float" office:value="0.663971895371341">
                <text:p>0.663971895371341</text:p>
              </table:table-cell>
              <table:table-cell office:value-type="float" office:value="0.666297281145912">
                <text:p>0.666297281145912</text:p>
              </table:table-cell>
              <table:table-cell office:value-type="float" office:value="0.661741006401858">
                <text:p>0.661741006401858</text:p>
              </table:table-cell>
              <table:table-cell office:value-type="float" office:value="0.66238764777453">
                <text:p>0.66238764777453</text:p>
              </table:table-cell>
              <table:table-cell office:value-type="float" office:value="0.659596096204364">
                <text:p>0.659596096204364</text:p>
              </table:table-cell>
              <table:table-cell office:value-type="float" office:value="0.661303354657095">
                <text:p>0.661303354657095</text:p>
              </table:table-cell>
            </table:table-row>
            <table:table-row>
              <table:table-cell office:value-type="string">
                <text:p>Row 182</text:p>
                <draw:g>
                  <svg:desc/>
                </draw:g>
              </table:table-cell>
              <table:table-cell office:value-type="float" office:value="0.695263994391843">
                <text:p>0.695263994391843</text:p>
                <draw:g>
                  <svg:desc>NNPretrain_classif_affspace_results2.A182:NNPretrain_classif_affspace_results2.NM182</svg:desc>
                </draw:g>
              </table:table-cell>
              <table:table-cell office:value-type="float" office:value="0.699805046494465">
                <text:p>0.699805046494465</text:p>
              </table:table-cell>
              <table:table-cell office:value-type="float" office:value="0.696689779081462">
                <text:p>0.696689779081462</text:p>
              </table:table-cell>
              <table:table-cell office:value-type="float" office:value="0.705734414230158">
                <text:p>0.705734414230158</text:p>
              </table:table-cell>
              <table:table-cell office:value-type="float" office:value="0.704641195811081">
                <text:p>0.704641195811081</text:p>
              </table:table-cell>
              <table:table-cell office:value-type="float" office:value="0.696914654223797">
                <text:p>0.696914654223797</text:p>
              </table:table-cell>
              <table:table-cell office:value-type="float" office:value="0.692799648216792">
                <text:p>0.692799648216792</text:p>
              </table:table-cell>
              <table:table-cell office:value-type="float" office:value="0.692872270305741">
                <text:p>0.692872270305741</text:p>
              </table:table-cell>
              <table:table-cell office:value-type="float" office:value="0.697771484195871">
                <text:p>0.697771484195871</text:p>
              </table:table-cell>
              <table:table-cell office:value-type="float" office:value="0.697666090863512">
                <text:p>0.697666090863512</text:p>
              </table:table-cell>
              <table:table-cell office:value-type="float" office:value="0.699417690078628">
                <text:p>0.699417690078628</text:p>
              </table:table-cell>
              <table:table-cell office:value-type="float" office:value="0.69390480255534">
                <text:p>0.69390480255534</text:p>
              </table:table-cell>
              <table:table-cell office:value-type="float" office:value="0.703145134491054">
                <text:p>0.703145134491054</text:p>
              </table:table-cell>
              <table:table-cell office:value-type="float" office:value="0.69163736527559">
                <text:p>0.69163736527559</text:p>
              </table:table-cell>
              <table:table-cell office:value-type="float" office:value="0.692125473009846">
                <text:p>0.692125473009846</text:p>
              </table:table-cell>
              <table:table-cell office:value-type="float" office:value="0.694705524310023">
                <text:p>0.694705524310023</text:p>
              </table:table-cell>
              <table:table-cell office:value-type="float" office:value="0.693172073364258">
                <text:p>0.693172073364258</text:p>
              </table:table-cell>
              <table:table-cell office:value-type="float" office:value="0.702261934183682">
                <text:p>0.702261934183682</text:p>
              </table:table-cell>
              <table:table-cell office:value-type="float" office:value="0.693378756664417">
                <text:p>0.693378756664417</text:p>
              </table:table-cell>
              <table:table-cell office:value-type="float" office:value="0.706684126193772">
                <text:p>0.706684126193772</text:p>
              </table:table-cell>
              <table:table-cell office:value-type="float" office:value="0.694274590465337">
                <text:p>0.694274590465337</text:p>
              </table:table-cell>
              <table:table-cell office:value-type="float" office:value="0.693466260740156">
                <text:p>0.693466260740156</text:p>
              </table:table-cell>
              <table:table-cell office:value-type="float" office:value="0.698716099993892">
                <text:p>0.698716099993892</text:p>
              </table:table-cell>
              <table:table-cell office:value-type="float" office:value="0.692605947249781">
                <text:p>0.692605947249781</text:p>
              </table:table-cell>
              <table:table-cell office:value-type="float" office:value="0.694076222675397">
                <text:p>0.694076222675397</text:p>
              </table:table-cell>
              <table:table-cell office:value-type="float" office:value="0.69930704762696">
                <text:p>0.69930704762696</text:p>
              </table:table-cell>
              <table:table-cell office:value-type="float" office:value="0.695826487124912">
                <text:p>0.695826487124912</text:p>
              </table:table-cell>
              <table:table-cell office:value-type="float" office:value="0.697295414161009">
                <text:p>0.697295414161009</text:p>
              </table:table-cell>
              <table:table-cell office:value-type="float" office:value="0.693979880776145">
                <text:p>0.693979880776145</text:p>
              </table:table-cell>
              <table:table-cell office:value-type="float" office:value="0.694655408472401">
                <text:p>0.694655408472401</text:p>
              </table:table-cell>
              <table:table-cell office:value-type="float" office:value="0.692025472857124">
                <text:p>0.692025472857124</text:p>
              </table:table-cell>
              <table:table-cell office:value-type="float" office:value="0.701259302378121">
                <text:p>0.701259302378121</text:p>
              </table:table-cell>
              <table:table-cell office:value-type="float" office:value="0.692973973006799">
                <text:p>0.692973973006799</text:p>
              </table:table-cell>
              <table:table-cell office:value-type="float" office:value="0.694417327863199">
                <text:p>0.694417327863199</text:p>
              </table:table-cell>
              <table:table-cell office:value-type="float" office:value="0.693068754441734">
                <text:p>0.693068754441734</text:p>
              </table:table-cell>
              <table:table-cell office:value-type="float" office:value="0.693166320391223">
                <text:p>0.693166320391223</text:p>
              </table:table-cell>
              <table:table-cell office:value-type="float" office:value="0.692082596561055">
                <text:p>0.692082596561055</text:p>
              </table:table-cell>
              <table:table-cell office:value-type="float" office:value="0.698466686681044">
                <text:p>0.698466686681044</text:p>
              </table:table-cell>
              <table:table-cell office:value-type="float" office:value="0.693202411371564">
                <text:p>0.693202411371564</text:p>
              </table:table-cell>
              <table:table-cell office:value-type="float" office:value="0.692999764619891">
                <text:p>0.692999764619891</text:p>
              </table:table-cell>
              <table:table-cell office:value-type="float" office:value="0.729026291042409">
                <text:p>0.729026291042409</text:p>
              </table:table-cell>
              <table:table-cell office:value-type="float" office:value="0.703644012395667">
                <text:p>0.703644012395667</text:p>
              </table:table-cell>
              <table:table-cell office:value-type="float" office:value="0.700115150518098">
                <text:p>0.700115150518098</text:p>
              </table:table-cell>
              <table:table-cell office:value-type="float" office:value="0.693973404179595">
                <text:p>0.693973404179595</text:p>
              </table:table-cell>
              <table:table-cell office:value-type="float" office:value="0.695317862189426">
                <text:p>0.695317862189426</text:p>
              </table:table-cell>
              <table:table-cell office:value-type="float" office:value="0.719627789950665">
                <text:p>0.719627789950665</text:p>
              </table:table-cell>
              <table:table-cell office:value-type="float" office:value="0.694837199464256">
                <text:p>0.694837199464256</text:p>
              </table:table-cell>
              <table:table-cell office:value-type="float" office:value="0.700446662406652">
                <text:p>0.700446662406652</text:p>
              </table:table-cell>
              <table:table-cell office:value-type="float" office:value="0.692401071284393">
                <text:p>0.692401071284393</text:p>
              </table:table-cell>
              <table:table-cell office:value-type="float" office:value="0.694658566299149">
                <text:p>0.694658566299149</text:p>
              </table:table-cell>
              <table:table-cell office:value-type="float" office:value="0.694120345124072">
                <text:p>0.694120345124072</text:p>
              </table:table-cell>
              <table:table-cell office:value-type="float" office:value="0.750631060003183">
                <text:p>0.750631060003183</text:p>
              </table:table-cell>
              <table:table-cell office:value-type="float" office:value="0.701638678331224">
                <text:p>0.701638678331224</text:p>
              </table:table-cell>
              <table:table-cell office:value-type="float" office:value="0.711348772427392">
                <text:p>0.711348772427392</text:p>
              </table:table-cell>
              <table:table-cell office:value-type="float" office:value="0.694574444045886">
                <text:p>0.694574444045886</text:p>
              </table:table-cell>
              <table:table-cell office:value-type="float" office:value="0.694557497593881">
                <text:p>0.694557497593881</text:p>
              </table:table-cell>
              <table:table-cell office:value-type="float" office:value="0.697756588143646">
                <text:p>0.697756588143646</text:p>
              </table:table-cell>
              <table:table-cell office:value-type="float" office:value="0.714972301219086">
                <text:p>0.714972301219086</text:p>
              </table:table-cell>
              <table:table-cell office:value-type="float" office:value="0.697334089691256">
                <text:p>0.697334089691256</text:p>
              </table:table-cell>
              <table:table-cell office:value-type="float" office:value="0.712213564949271">
                <text:p>0.712213564949271</text:p>
              </table:table-cell>
              <table:table-cell office:value-type="float" office:value="0.70504598190755">
                <text:p>0.70504598190755</text:p>
              </table:table-cell>
              <table:table-cell office:value-type="float" office:value="0.713567852910864">
                <text:p>0.713567852910864</text:p>
              </table:table-cell>
              <table:table-cell office:value-type="float" office:value="0.708387790029011">
                <text:p>0.708387790029011</text:p>
              </table:table-cell>
              <table:table-cell office:value-type="float" office:value="0.711571528083223">
                <text:p>0.711571528083223</text:p>
              </table:table-cell>
              <table:table-cell office:value-type="float" office:value="0.694327177656601">
                <text:p>0.694327177656601</text:p>
              </table:table-cell>
              <table:table-cell office:value-type="float" office:value="0.694201169505952">
                <text:p>0.694201169505952</text:p>
              </table:table-cell>
              <table:table-cell office:value-type="float" office:value="0.693784334903461">
                <text:p>0.693784334903461</text:p>
              </table:table-cell>
              <table:table-cell office:value-type="float" office:value="0.694580033847264">
                <text:p>0.694580033847264</text:p>
              </table:table-cell>
              <table:table-cell office:value-type="float" office:value="0.70571091458911">
                <text:p>0.70571091458911</text:p>
              </table:table-cell>
              <table:table-cell office:value-type="float" office:value="0.694250982148307">
                <text:p>0.694250982148307</text:p>
              </table:table-cell>
              <table:table-cell office:value-type="float" office:value="0.694520850303522">
                <text:p>0.694520850303522</text:p>
              </table:table-cell>
              <table:table-cell office:value-type="float" office:value="0.691650936023268">
                <text:p>0.691650936023268</text:p>
              </table:table-cell>
              <table:table-cell office:value-type="float" office:value="0.694797710199205">
                <text:p>0.694797710199205</text:p>
              </table:table-cell>
              <table:table-cell office:value-type="float" office:value="0.697689438728218">
                <text:p>0.697689438728218</text:p>
              </table:table-cell>
              <table:table-cell office:value-type="float" office:value="0.69933064429638">
                <text:p>0.69933064429638</text:p>
              </table:table-cell>
              <table:table-cell office:value-type="float" office:value="0.692562645431969">
                <text:p>0.692562645431969</text:p>
              </table:table-cell>
              <table:table-cell office:value-type="float" office:value="0.720750691062349">
                <text:p>0.720750691062349</text:p>
              </table:table-cell>
              <table:table-cell office:value-type="float" office:value="0.703054114224839">
                <text:p>0.703054114224839</text:p>
              </table:table-cell>
              <table:table-cell office:value-type="float" office:value="0.714076978167949">
                <text:p>0.714076978167949</text:p>
              </table:table-cell>
              <table:table-cell office:value-type="float" office:value="0.693577040145847">
                <text:p>0.693577040145847</text:p>
              </table:table-cell>
              <table:table-cell office:value-type="float" office:value="0.705643761431309">
                <text:p>0.705643761431309</text:p>
              </table:table-cell>
              <table:table-cell office:value-type="float" office:value="0.713072496095452">
                <text:p>0.713072496095452</text:p>
              </table:table-cell>
              <table:table-cell office:value-type="float" office:value="0.695010595136639">
                <text:p>0.695010595136639</text:p>
              </table:table-cell>
              <table:table-cell office:value-type="float" office:value="0.698907076660708">
                <text:p>0.698907076660708</text:p>
              </table:table-cell>
              <table:table-cell office:value-type="float" office:value="0.695455147202473">
                <text:p>0.695455147202473</text:p>
              </table:table-cell>
              <table:table-cell office:value-type="float" office:value="0.695795145867363">
                <text:p>0.695795145867363</text:p>
              </table:table-cell>
              <table:table-cell office:value-type="float" office:value="0.713926159936074">
                <text:p>0.713926159936074</text:p>
              </table:table-cell>
              <table:table-cell office:value-type="float" office:value="0.695922211805979">
                <text:p>0.695922211805979</text:p>
              </table:table-cell>
              <table:table-cell office:value-type="float" office:value="0.738259036095264">
                <text:p>0.738259036095264</text:p>
              </table:table-cell>
              <table:table-cell office:value-type="float" office:value="0.719397804913697">
                <text:p>0.719397804913697</text:p>
              </table:table-cell>
              <table:table-cell office:value-type="float" office:value="0.708974182921112">
                <text:p>0.708974182921112</text:p>
              </table:table-cell>
              <table:table-cell office:value-type="float" office:value="0.705391508919011">
                <text:p>0.705391508919011</text:p>
              </table:table-cell>
              <table:table-cell office:value-type="float" office:value="0.70474048730978">
                <text:p>0.70474048730978</text:p>
              </table:table-cell>
              <table:table-cell office:value-type="float" office:value="0.714662825073094">
                <text:p>0.714662825073094</text:p>
              </table:table-cell>
              <table:table-cell office:value-type="float" office:value="0.709517694423649">
                <text:p>0.709517694423649</text:p>
              </table:table-cell>
              <table:table-cell office:value-type="float" office:value="0.699177548452239">
                <text:p>0.699177548452239</text:p>
              </table:table-cell>
              <table:table-cell office:value-type="float" office:value="0.695164320687558">
                <text:p>0.695164320687558</text:p>
              </table:table-cell>
              <table:table-cell office:value-type="float" office:value="0.714334292344526">
                <text:p>0.714334292344526</text:p>
              </table:table-cell>
              <table:table-cell office:value-type="float" office:value="0.720015718718265">
                <text:p>0.720015718718265</text:p>
              </table:table-cell>
              <table:table-cell office:value-type="float" office:value="0.724958553053504">
                <text:p>0.724958553053504</text:p>
              </table:table-cell>
              <table:table-cell office:value-type="float" office:value="0.696406799922755">
                <text:p>0.696406799922755</text:p>
              </table:table-cell>
              <table:table-cell office:value-type="float" office:value="0.699675815319889">
                <text:p>0.699675815319889</text:p>
              </table:table-cell>
              <table:table-cell office:value-type="float" office:value="0.705224291147168">
                <text:p>0.705224291147168</text:p>
              </table:table-cell>
              <table:table-cell office:value-type="float" office:value="0.697045734403836">
                <text:p>0.697045734403836</text:p>
              </table:table-cell>
              <table:table-cell office:value-type="float" office:value="0.702353602258827">
                <text:p>0.702353602258827</text:p>
              </table:table-cell>
              <table:table-cell office:value-type="float" office:value="0.70108544492217">
                <text:p>0.70108544492217</text:p>
              </table:table-cell>
              <table:table-cell office:value-type="float" office:value="0.700799464737927">
                <text:p>0.700799464737927</text:p>
              </table:table-cell>
              <table:table-cell office:value-type="float" office:value="0.726639956351521">
                <text:p>0.726639956351521</text:p>
              </table:table-cell>
              <table:table-cell office:value-type="float" office:value="0.700104165329504">
                <text:p>0.700104165329504</text:p>
              </table:table-cell>
              <table:table-cell office:value-type="float" office:value="0.697563864272318">
                <text:p>0.697563864272318</text:p>
              </table:table-cell>
              <table:table-cell office:value-type="float" office:value="0.700588421804774">
                <text:p>0.700588421804774</text:p>
              </table:table-cell>
              <table:table-cell office:value-type="float" office:value="0.699480468823166">
                <text:p>0.699480468823166</text:p>
              </table:table-cell>
              <table:table-cell office:value-type="float" office:value="0.696662800505468">
                <text:p>0.696662800505468</text:p>
              </table:table-cell>
              <table:table-cell office:value-type="float" office:value="0.696774738385774">
                <text:p>0.696774738385774</text:p>
              </table:table-cell>
              <table:table-cell office:value-type="float" office:value="0.93604717725589">
                <text:p>0.93604717725589</text:p>
              </table:table-cell>
              <table:table-cell office:value-type="float" office:value="0.702502310759596">
                <text:p>0.702502310759596</text:p>
              </table:table-cell>
              <table:table-cell office:value-type="float" office:value="0.696097853637877">
                <text:p>0.696097853637877</text:p>
              </table:table-cell>
              <table:table-cell office:value-type="float" office:value="0.69553227647482">
                <text:p>0.69553227647482</text:p>
              </table:table-cell>
              <table:table-cell office:value-type="float" office:value="0.69882210894657">
                <text:p>0.69882210894657</text:p>
              </table:table-cell>
              <table:table-cell office:value-type="float" office:value="0.709611465691259">
                <text:p>0.709611465691259</text:p>
              </table:table-cell>
              <table:table-cell office:value-type="float" office:value="0.744660397728074">
                <text:p>0.744660397728074</text:p>
              </table:table-cell>
              <table:table-cell office:value-type="float" office:value="0.700503677539725">
                <text:p>0.700503677539725</text:p>
              </table:table-cell>
              <table:table-cell office:value-type="float" office:value="0.726136999618019">
                <text:p>0.726136999618019</text:p>
              </table:table-cell>
              <table:table-cell office:value-type="float" office:value="0.696122607772733">
                <text:p>0.696122607772733</text:p>
              </table:table-cell>
              <table:table-cell office:value-type="float" office:value="0.702746550263131">
                <text:p>0.702746550263131</text:p>
              </table:table-cell>
              <table:table-cell office:value-type="float" office:value="0.735096264831603">
                <text:p>0.735096264831603</text:p>
              </table:table-cell>
              <table:table-cell office:value-type="float" office:value="0.701807924111684">
                <text:p>0.701807924111684</text:p>
              </table:table-cell>
              <table:table-cell office:value-type="float" office:value="0.695615783906698">
                <text:p>0.695615783906698</text:p>
              </table:table-cell>
              <table:table-cell office:value-type="float" office:value="0.709159930799373">
                <text:p>0.709159930799373</text:p>
              </table:table-cell>
              <table:table-cell office:value-type="float" office:value="0.699544039941549">
                <text:p>0.699544039941549</text:p>
              </table:table-cell>
              <table:table-cell office:value-type="float" office:value="0.702246892536338">
                <text:p>0.702246892536338</text:p>
              </table:table-cell>
              <table:table-cell office:value-type="float" office:value="0.711092142747613">
                <text:p>0.711092142747613</text:p>
              </table:table-cell>
              <table:table-cell office:value-type="float" office:value="0.724265846184322">
                <text:p>0.724265846184322</text:p>
              </table:table-cell>
              <table:table-cell office:value-type="float" office:value="0.699792920008328">
                <text:p>0.699792920008328</text:p>
              </table:table-cell>
              <table:table-cell office:value-type="float" office:value="0.708417353617451">
                <text:p>0.708417353617451</text:p>
              </table:table-cell>
              <table:table-cell office:value-type="float" office:value="0.693424972529134">
                <text:p>0.693424972529134</text:p>
              </table:table-cell>
              <table:table-cell office:value-type="float" office:value="0.753331463425248">
                <text:p>0.753331463425248</text:p>
              </table:table-cell>
              <table:table-cell office:value-type="float" office:value="0.708527382929699">
                <text:p>0.708527382929699</text:p>
              </table:table-cell>
              <table:table-cell office:value-type="float" office:value="0.700485537018515">
                <text:p>0.700485537018515</text:p>
              </table:table-cell>
              <table:table-cell office:value-type="float" office:value="0.700470095357777">
                <text:p>0.700470095357777</text:p>
              </table:table-cell>
              <table:table-cell office:value-type="float" office:value="0.703855501070645">
                <text:p>0.703855501070645</text:p>
              </table:table-cell>
              <table:table-cell office:value-type="float" office:value="0.695930945326622">
                <text:p>0.695930945326622</text:p>
              </table:table-cell>
              <table:table-cell office:value-type="float" office:value="0.712160568136387">
                <text:p>0.712160568136387</text:p>
              </table:table-cell>
              <table:table-cell office:value-type="float" office:value="0.734828717704383">
                <text:p>0.734828717704383</text:p>
              </table:table-cell>
              <table:table-cell office:value-type="float" office:value="0.724849022822405">
                <text:p>0.724849022822405</text:p>
              </table:table-cell>
              <table:table-cell office:value-type="float" office:value="0.700175661258597">
                <text:p>0.700175661258597</text:p>
              </table:table-cell>
              <table:table-cell office:value-type="float" office:value="0.706077793371951">
                <text:p>0.706077793371951</text:p>
              </table:table-cell>
              <table:table-cell office:value-type="float" office:value="0.740669392151807">
                <text:p>0.740669392151807</text:p>
              </table:table-cell>
              <table:table-cell office:value-type="float" office:value="0.696547136651566">
                <text:p>0.696547136651566</text:p>
              </table:table-cell>
              <table:table-cell office:value-type="float" office:value="0.702737713280599">
                <text:p>0.702737713280599</text:p>
              </table:table-cell>
              <table:table-cell office:value-type="float" office:value="0.733260055992759">
                <text:p>0.733260055992759</text:p>
              </table:table-cell>
              <table:table-cell office:value-type="float" office:value="0.715495990382301">
                <text:p>0.715495990382301</text:p>
              </table:table-cell>
              <table:table-cell office:value-type="float" office:value="0.70442535141368">
                <text:p>0.70442535141368</text:p>
              </table:table-cell>
              <table:table-cell office:value-type="float" office:value="0.705208840445867">
                <text:p>0.705208840445867</text:p>
              </table:table-cell>
              <table:table-cell office:value-type="float" office:value="0.719392577407642">
                <text:p>0.719392577407642</text:p>
              </table:table-cell>
              <table:table-cell office:value-type="float" office:value="0.714976928578903">
                <text:p>0.714976928578903</text:p>
              </table:table-cell>
              <table:table-cell office:value-type="float" office:value="0.711289346890895">
                <text:p>0.711289346890895</text:p>
              </table:table-cell>
              <table:table-cell office:value-type="float" office:value="0.715837881825799">
                <text:p>0.715837881825799</text:p>
              </table:table-cell>
              <table:table-cell office:value-type="float" office:value="0.699857038963829">
                <text:p>0.699857038963829</text:p>
              </table:table-cell>
              <table:table-cell office:value-type="float" office:value="0.699977515656271">
                <text:p>0.699977515656271</text:p>
              </table:table-cell>
              <table:table-cell office:value-type="float" office:value="0.703509818540469">
                <text:p>0.703509818540469</text:p>
              </table:table-cell>
              <table:table-cell office:value-type="float" office:value="0.695555690735105">
                <text:p>0.695555690735105</text:p>
              </table:table-cell>
              <table:table-cell office:value-type="float" office:value="0.698773510388807">
                <text:p>0.698773510388807</text:p>
              </table:table-cell>
              <table:table-cell office:value-type="float" office:value="0.70781114484057">
                <text:p>0.70781114484057</text:p>
              </table:table-cell>
              <table:table-cell office:value-type="float" office:value="0.71651997086863">
                <text:p>0.71651997086863</text:p>
              </table:table-cell>
              <table:table-cell office:value-type="float" office:value="0.723295552284839">
                <text:p>0.723295552284839</text:p>
              </table:table-cell>
              <table:table-cell office:value-type="float" office:value="0.726435955849064">
                <text:p>0.726435955849064</text:p>
              </table:table-cell>
              <table:table-cell office:value-type="float" office:value="0.724922719561024">
                <text:p>0.724922719561024</text:p>
              </table:table-cell>
              <table:table-cell office:value-type="float" office:value="0.721242667569055">
                <text:p>0.721242667569055</text:p>
              </table:table-cell>
              <table:table-cell office:value-type="float" office:value="0.724368837039517">
                <text:p>0.724368837039517</text:p>
              </table:table-cell>
              <table:table-cell office:value-type="float" office:value="0.793506146507499">
                <text:p>0.793506146507499</text:p>
              </table:table-cell>
              <table:table-cell office:value-type="float" office:value="0.77426273723969">
                <text:p>0.77426273723969</text:p>
              </table:table-cell>
              <table:table-cell office:value-type="float" office:value="0.706604293204279">
                <text:p>0.706604293204279</text:p>
              </table:table-cell>
              <table:table-cell office:value-type="float" office:value="0.696464136731688">
                <text:p>0.696464136731688</text:p>
              </table:table-cell>
              <table:table-cell office:value-type="float" office:value="0.769056938480868">
                <text:p>0.769056938480868</text:p>
              </table:table-cell>
              <table:table-cell office:value-type="float" office:value="0.705687446737205">
                <text:p>0.705687446737205</text:p>
              </table:table-cell>
              <table:table-cell office:value-type="float" office:value="0.727212251410072">
                <text:p>0.727212251410072</text:p>
              </table:table-cell>
              <table:table-cell office:value-type="float" office:value="0.734471737939004">
                <text:p>0.734471737939004</text:p>
              </table:table-cell>
              <table:table-cell office:value-type="float" office:value="0.711035108229891">
                <text:p>0.711035108229891</text:p>
              </table:table-cell>
              <table:table-cell office:value-type="float" office:value="0.697807416041272">
                <text:p>0.697807416041272</text:p>
              </table:table-cell>
              <table:table-cell office:value-type="float" office:value="0.759877888298539">
                <text:p>0.759877888298539</text:p>
              </table:table-cell>
              <table:table-cell office:value-type="float" office:value="0.733592509865971">
                <text:p>0.733592509865971</text:p>
              </table:table-cell>
              <table:table-cell office:value-type="float" office:value="0.733195153830123">
                <text:p>0.733195153830123</text:p>
              </table:table-cell>
              <table:table-cell office:value-type="float" office:value="0.702356172322806">
                <text:p>0.702356172322806</text:p>
              </table:table-cell>
              <table:table-cell office:value-type="float" office:value="0.698429067971635">
                <text:p>0.698429067971635</text:p>
              </table:table-cell>
              <table:table-cell office:value-type="float" office:value="0.728085548389946">
                <text:p>0.728085548389946</text:p>
              </table:table-cell>
              <table:table-cell office:value-type="float" office:value="0.716133754530912">
                <text:p>0.716133754530912</text:p>
              </table:table-cell>
              <table:table-cell office:value-type="float" office:value="0.698077898324062">
                <text:p>0.698077898324062</text:p>
              </table:table-cell>
              <table:table-cell office:value-type="float" office:value="0.722557000256089">
                <text:p>0.722557000256089</text:p>
              </table:table-cell>
              <table:table-cell office:value-type="float" office:value="0.702735712688016">
                <text:p>0.702735712688016</text:p>
              </table:table-cell>
              <table:table-cell office:value-type="float" office:value="0.732397456270046">
                <text:p>0.732397456270046</text:p>
              </table:table-cell>
              <table:table-cell office:value-type="float" office:value="0.705398519203146">
                <text:p>0.705398519203146</text:p>
              </table:table-cell>
              <table:table-cell office:value-type="float" office:value="0.750624505762911">
                <text:p>0.750624505762911</text:p>
              </table:table-cell>
              <table:table-cell office:value-type="float" office:value="0.715572504349697">
                <text:p>0.715572504349697</text:p>
              </table:table-cell>
              <table:table-cell office:value-type="float" office:value="0.700892528003276">
                <text:p>0.700892528003276</text:p>
              </table:table-cell>
              <table:table-cell office:value-type="float" office:value="0.700428308254827">
                <text:p>0.700428308254827</text:p>
              </table:table-cell>
              <table:table-cell office:value-type="float" office:value="0.739433963378691">
                <text:p>0.739433963378691</text:p>
              </table:table-cell>
              <table:table-cell office:value-type="float" office:value="0.732175672348635">
                <text:p>0.732175672348635</text:p>
              </table:table-cell>
              <table:table-cell office:value-type="float" office:value="0.759660777086934">
                <text:p>0.759660777086934</text:p>
              </table:table-cell>
              <table:table-cell office:value-type="float" office:value="0.727927100279975">
                <text:p>0.727927100279975</text:p>
              </table:table-cell>
              <table:table-cell office:value-type="float" office:value="0.752405058812002">
                <text:p>0.752405058812002</text:p>
              </table:table-cell>
              <table:table-cell office:value-type="float" office:value="0.709656293997689">
                <text:p>0.709656293997689</text:p>
              </table:table-cell>
              <table:table-cell office:value-type="float" office:value="0.807321031720129">
                <text:p>0.807321031720129</text:p>
              </table:table-cell>
              <table:table-cell office:value-type="float" office:value="0.711670620584404">
                <text:p>0.711670620584404</text:p>
              </table:table-cell>
              <table:table-cell office:value-type="float" office:value="0.715530245182165">
                <text:p>0.715530245182165</text:p>
              </table:table-cell>
              <table:table-cell office:value-type="float" office:value="0.730703001215765">
                <text:p>0.730703001215765</text:p>
              </table:table-cell>
              <table:table-cell office:value-type="float" office:value="0.703192784041955">
                <text:p>0.703192784041955</text:p>
              </table:table-cell>
              <table:table-cell office:value-type="float" office:value="0.924153244768711">
                <text:p>0.924153244768711</text:p>
              </table:table-cell>
              <table:table-cell office:value-type="float" office:value="0.717746193068368">
                <text:p>0.717746193068368</text:p>
              </table:table-cell>
              <table:table-cell office:value-type="float" office:value="0.715813689656569">
                <text:p>0.715813689656569</text:p>
              </table:table-cell>
              <table:table-cell office:value-type="float" office:value="0.80864839383534">
                <text:p>0.80864839383534</text:p>
              </table:table-cell>
              <table:table-cell office:value-type="float" office:value="0.699215830696954">
                <text:p>0.699215830696954</text:p>
              </table:table-cell>
              <table:table-cell office:value-type="float" office:value="0.726422374673201">
                <text:p>0.726422374673201</text:p>
              </table:table-cell>
              <table:table-cell office:value-type="float" office:value="0.746313711554075">
                <text:p>0.746313711554075</text:p>
              </table:table-cell>
              <table:table-cell office:value-type="float" office:value="0.739237119512373">
                <text:p>0.739237119512373</text:p>
              </table:table-cell>
              <table:table-cell office:value-type="float" office:value="0.71356237317309">
                <text:p>0.71356237317309</text:p>
              </table:table-cell>
              <table:table-cell office:value-type="float" office:value="0.7055241685906">
                <text:p>0.7055241685906</text:p>
              </table:table-cell>
              <table:table-cell office:value-type="float" office:value="0.744138120848035">
                <text:p>0.744138120848035</text:p>
              </table:table-cell>
              <table:table-cell office:value-type="float" office:value="0.708730127508678">
                <text:p>0.708730127508678</text:p>
              </table:table-cell>
              <table:table-cell office:value-type="float" office:value="0.838575823870496">
                <text:p>0.838575823870496</text:p>
              </table:table-cell>
              <table:table-cell office:value-type="float" office:value="0.819691359765525">
                <text:p>0.819691359765525</text:p>
              </table:table-cell>
              <table:table-cell office:value-type="float" office:value="0.767882358439175">
                <text:p>0.767882358439175</text:p>
              </table:table-cell>
              <table:table-cell office:value-type="float" office:value="0.702812799049223">
                <text:p>0.702812799049223</text:p>
              </table:table-cell>
              <table:table-cell office:value-type="float" office:value="0.718544502212047">
                <text:p>0.718544502212047</text:p>
              </table:table-cell>
              <table:table-cell office:value-type="float" office:value="0.714040342546224">
                <text:p>0.714040342546224</text:p>
              </table:table-cell>
              <table:table-cell office:value-type="float" office:value="0.724445154763614">
                <text:p>0.724445154763614</text:p>
              </table:table-cell>
              <table:table-cell office:value-type="float" office:value="0.711327532864122">
                <text:p>0.711327532864122</text:p>
              </table:table-cell>
              <table:table-cell office:value-type="float" office:value="0.699719150314466">
                <text:p>0.699719150314466</text:p>
              </table:table-cell>
              <table:table-cell office:value-type="float" office:value="0.852990834023376">
                <text:p>0.852990834023376</text:p>
              </table:table-cell>
              <table:table-cell office:value-type="float" office:value="0.703279560015946">
                <text:p>0.703279560015946</text:p>
              </table:table-cell>
              <table:table-cell office:value-type="float" office:value="0.774911684018594">
                <text:p>0.774911684018594</text:p>
              </table:table-cell>
              <table:table-cell office:value-type="float" office:value="0.722175542114063">
                <text:p>0.722175542114063</text:p>
              </table:table-cell>
              <table:table-cell office:value-type="float" office:value="0.737729980327465">
                <text:p>0.737729980327465</text:p>
              </table:table-cell>
              <table:table-cell office:value-type="float" office:value="0.725171395479266">
                <text:p>0.725171395479266</text:p>
              </table:table-cell>
              <table:table-cell office:value-type="float" office:value="0.738147883503525">
                <text:p>0.738147883503525</text:p>
              </table:table-cell>
              <table:table-cell office:value-type="float" office:value="0.781060250158663">
                <text:p>0.781060250158663</text:p>
              </table:table-cell>
              <table:table-cell office:value-type="float" office:value="0.730869536656341">
                <text:p>0.730869536656341</text:p>
              </table:table-cell>
              <table:table-cell office:value-type="float" office:value="0.697046436182826">
                <text:p>0.697046436182826</text:p>
              </table:table-cell>
              <table:table-cell office:value-type="float" office:value="0.766373553099456">
                <text:p>0.766373553099456</text:p>
              </table:table-cell>
              <table:table-cell office:value-type="float" office:value="0.721003870106248">
                <text:p>0.721003870106248</text:p>
              </table:table-cell>
              <table:table-cell office:value-type="float" office:value="0.726765578301916">
                <text:p>0.726765578301916</text:p>
              </table:table-cell>
              <table:table-cell office:value-type="float" office:value="0.714093859948389">
                <text:p>0.714093859948389</text:p>
              </table:table-cell>
              <table:table-cell office:value-type="float" office:value="0.70116580392528">
                <text:p>0.70116580392528</text:p>
              </table:table-cell>
              <table:table-cell office:value-type="float" office:value="0.733197074529355">
                <text:p>0.733197074529355</text:p>
              </table:table-cell>
              <table:table-cell office:value-type="float" office:value="0.736640426258982">
                <text:p>0.736640426258982</text:p>
              </table:table-cell>
              <table:table-cell office:value-type="float" office:value="0.732341759103947">
                <text:p>0.732341759103947</text:p>
              </table:table-cell>
              <table:table-cell office:value-type="float" office:value="0.740923434611561">
                <text:p>0.740923434611561</text:p>
              </table:table-cell>
              <table:table-cell office:value-type="float" office:value="0.763280825745282">
                <text:p>0.763280825745282</text:p>
              </table:table-cell>
              <table:table-cell office:value-type="float" office:value="0.711572809929991">
                <text:p>0.711572809929991</text:p>
              </table:table-cell>
              <table:table-cell office:value-type="float" office:value="0.715672165901783">
                <text:p>0.715672165901783</text:p>
              </table:table-cell>
              <table:table-cell office:value-type="float" office:value="0.71766251729279">
                <text:p>0.71766251729279</text:p>
              </table:table-cell>
              <table:table-cell office:value-type="float" office:value="0.763716062961222">
                <text:p>0.763716062961222</text:p>
              </table:table-cell>
              <table:table-cell office:value-type="float" office:value="0.704957061953435">
                <text:p>0.704957061953435</text:p>
              </table:table-cell>
              <table:table-cell office:value-type="float" office:value="0.710590336436317">
                <text:p>0.710590336436317</text:p>
              </table:table-cell>
              <table:table-cell office:value-type="float" office:value="0.882632549393534">
                <text:p>0.882632549393534</text:p>
              </table:table-cell>
              <table:table-cell office:value-type="float" office:value="0.699153849414206">
                <text:p>0.699153849414206</text:p>
              </table:table-cell>
              <table:table-cell office:value-type="float" office:value="0.743015008944052">
                <text:p>0.743015008944052</text:p>
              </table:table-cell>
              <table:table-cell office:value-type="float" office:value="0.721525441801317">
                <text:p>0.721525441801317</text:p>
              </table:table-cell>
              <table:table-cell office:value-type="float" office:value="0.731198552949929">
                <text:p>0.731198552949929</text:p>
              </table:table-cell>
              <table:table-cell office:value-type="float" office:value="1.0254409283347">
                <text:p>1.0254409283347</text:p>
              </table:table-cell>
              <table:table-cell office:value-type="float" office:value="0.701459229959592">
                <text:p>0.701459229959592</text:p>
              </table:table-cell>
              <table:table-cell office:value-type="float" office:value="0.720878061142338">
                <text:p>0.720878061142338</text:p>
              </table:table-cell>
              <table:table-cell office:value-type="float" office:value="0.734938851319503">
                <text:p>0.734938851319503</text:p>
              </table:table-cell>
              <table:table-cell office:value-type="float" office:value="0.746971897872878">
                <text:p>0.746971897872878</text:p>
              </table:table-cell>
              <table:table-cell office:value-type="float" office:value="0.72029066153094">
                <text:p>0.72029066153094</text:p>
              </table:table-cell>
              <table:table-cell office:value-type="float" office:value="0.720394611358643">
                <text:p>0.720394611358643</text:p>
              </table:table-cell>
              <table:table-cell office:value-type="float" office:value="0.712202829511498">
                <text:p>0.712202829511498</text:p>
              </table:table-cell>
              <table:table-cell office:value-type="float" office:value="0.726492362173777">
                <text:p>0.726492362173777</text:p>
              </table:table-cell>
              <table:table-cell office:value-type="float" office:value="0.702467953422923">
                <text:p>0.702467953422923</text:p>
              </table:table-cell>
              <table:table-cell office:value-type="float" office:value="0.837972732406024">
                <text:p>0.837972732406024</text:p>
              </table:table-cell>
              <table:table-cell office:value-type="float" office:value="0.737059187321436">
                <text:p>0.737059187321436</text:p>
              </table:table-cell>
              <table:table-cell office:value-type="float" office:value="0.701644311695503">
                <text:p>0.701644311695503</text:p>
              </table:table-cell>
              <table:table-cell office:value-type="float" office:value="0.701982649167379">
                <text:p>0.701982649167379</text:p>
              </table:table-cell>
              <table:table-cell office:value-type="float" office:value="0.765719117416066">
                <text:p>0.765719117416066</text:p>
              </table:table-cell>
              <table:table-cell office:value-type="float" office:value="0.728721938183699">
                <text:p>0.728721938183699</text:p>
              </table:table-cell>
              <table:table-cell office:value-type="float" office:value="0.721235146787431">
                <text:p>0.721235146787431</text:p>
              </table:table-cell>
              <table:table-cell office:value-type="float" office:value="0.719304310981138">
                <text:p>0.719304310981138</text:p>
              </table:table-cell>
              <table:table-cell office:value-type="float" office:value="0.843543749932049">
                <text:p>0.843543749932049</text:p>
              </table:table-cell>
              <table:table-cell office:value-type="float" office:value="0.733376383066598">
                <text:p>0.733376383066598</text:p>
              </table:table-cell>
              <table:table-cell office:value-type="float" office:value="0.728948612166881">
                <text:p>0.728948612166881</text:p>
              </table:table-cell>
              <table:table-cell office:value-type="float" office:value="0.69778143398766">
                <text:p>0.69778143398766</text:p>
              </table:table-cell>
              <table:table-cell office:value-type="float" office:value="0.720688108855454">
                <text:p>0.720688108855454</text:p>
              </table:table-cell>
              <table:table-cell office:value-type="float" office:value="0.717877364558097">
                <text:p>0.717877364558097</text:p>
              </table:table-cell>
              <table:table-cell office:value-type="float" office:value="0.697685859253798">
                <text:p>0.697685859253798</text:p>
              </table:table-cell>
              <table:table-cell office:value-type="float" office:value="0.706726341125616">
                <text:p>0.706726341125616</text:p>
              </table:table-cell>
              <table:table-cell office:value-type="float" office:value="0.718638387264608">
                <text:p>0.718638387264608</text:p>
              </table:table-cell>
              <table:table-cell office:value-type="float" office:value="1.08138712377565">
                <text:p>1.08138712377565</text:p>
              </table:table-cell>
              <table:table-cell office:value-type="float" office:value="0.734140593202446">
                <text:p>0.734140593202446</text:p>
              </table:table-cell>
              <table:table-cell office:value-type="float" office:value="0.729196306931699">
                <text:p>0.729196306931699</text:p>
              </table:table-cell>
              <table:table-cell office:value-type="float" office:value="0.742248418848351">
                <text:p>0.742248418848351</text:p>
              </table:table-cell>
              <table:table-cell office:value-type="float" office:value="0.708684088166218">
                <text:p>0.708684088166218</text:p>
              </table:table-cell>
              <table:table-cell office:value-type="float" office:value="0.703333641843611">
                <text:p>0.703333641843611</text:p>
              </table:table-cell>
              <table:table-cell office:value-type="float" office:value="0.720015970802812">
                <text:p>0.720015970802812</text:p>
              </table:table-cell>
              <table:table-cell office:value-type="float" office:value="0.706489189886332">
                <text:p>0.706489189886332</text:p>
              </table:table-cell>
              <table:table-cell office:value-type="float" office:value="0.742055255353346">
                <text:p>0.742055255353346</text:p>
              </table:table-cell>
              <table:table-cell office:value-type="float" office:value="0.749140908478429">
                <text:p>0.749140908478429</text:p>
              </table:table-cell>
              <table:table-cell office:value-type="float" office:value="0.718964449207198">
                <text:p>0.718964449207198</text:p>
              </table:table-cell>
              <table:table-cell office:value-type="float" office:value="0.712299812891286">
                <text:p>0.712299812891286</text:p>
              </table:table-cell>
              <table:table-cell office:value-type="float" office:value="0.769752541757345">
                <text:p>0.769752541757345</text:p>
              </table:table-cell>
              <table:table-cell office:value-type="float" office:value="0.760234075774171">
                <text:p>0.760234075774171</text:p>
              </table:table-cell>
              <table:table-cell office:value-type="float" office:value="0.768548865902781">
                <text:p>0.768548865902781</text:p>
              </table:table-cell>
              <table:table-cell office:value-type="float" office:value="0.813802491525283">
                <text:p>0.813802491525283</text:p>
              </table:table-cell>
              <table:table-cell office:value-type="float" office:value="0.700216167523958">
                <text:p>0.700216167523958</text:p>
              </table:table-cell>
              <table:table-cell office:value-type="float" office:value="0.716287340941253">
                <text:p>0.716287340941253</text:p>
              </table:table-cell>
              <table:table-cell office:value-type="float" office:value="0.742753860916831">
                <text:p>0.742753860916831</text:p>
              </table:table-cell>
              <table:table-cell office:value-type="float" office:value="0.700405888561639">
                <text:p>0.700405888561639</text:p>
              </table:table-cell>
              <table:table-cell office:value-type="float" office:value="0.7062195078616">
                <text:p>0.7062195078616</text:p>
              </table:table-cell>
              <table:table-cell office:value-type="float" office:value="0.732336228802091">
                <text:p>0.732336228802091</text:p>
              </table:table-cell>
              <table:table-cell office:value-type="float" office:value="0.755051845196483">
                <text:p>0.755051845196483</text:p>
              </table:table-cell>
              <table:table-cell office:value-type="float" office:value="0.831057976835409">
                <text:p>0.831057976835409</text:p>
              </table:table-cell>
              <table:table-cell office:value-type="float" office:value="0.70741659829646">
                <text:p>0.70741659829646</text:p>
              </table:table-cell>
              <table:table-cell office:value-type="float" office:value="0.823208888098466">
                <text:p>0.823208888098466</text:p>
              </table:table-cell>
              <table:table-cell office:value-type="float" office:value="0.746525406353898">
                <text:p>0.746525406353898</text:p>
              </table:table-cell>
              <table:table-cell office:value-type="float" office:value="0.700420891292511">
                <text:p>0.700420891292511</text:p>
              </table:table-cell>
              <table:table-cell office:value-type="float" office:value="0.714457809735858">
                <text:p>0.714457809735858</text:p>
              </table:table-cell>
              <table:table-cell office:value-type="float" office:value="0.723300914095823">
                <text:p>0.723300914095823</text:p>
              </table:table-cell>
              <table:table-cell office:value-type="float" office:value="0.722153576320231">
                <text:p>0.722153576320231</text:p>
              </table:table-cell>
              <table:table-cell office:value-type="float" office:value="0.706048697201663">
                <text:p>0.706048697201663</text:p>
              </table:table-cell>
              <table:table-cell office:value-type="float" office:value="0.737029809926553">
                <text:p>0.737029809926553</text:p>
              </table:table-cell>
              <table:table-cell office:value-type="float" office:value="0.756170025620301">
                <text:p>0.756170025620301</text:p>
              </table:table-cell>
              <table:table-cell office:value-type="float" office:value="0.746598546151762">
                <text:p>0.746598546151762</text:p>
              </table:table-cell>
              <table:table-cell office:value-type="float" office:value="0.708487029029369">
                <text:p>0.708487029029369</text:p>
              </table:table-cell>
              <table:table-cell office:value-type="float" office:value="0.784746360316268">
                <text:p>0.784746360316268</text:p>
              </table:table-cell>
              <table:table-cell office:value-type="float" office:value="0.708705337716158">
                <text:p>0.708705337716158</text:p>
              </table:table-cell>
              <table:table-cell office:value-type="float" office:value="0.778241336661041">
                <text:p>0.778241336661041</text:p>
              </table:table-cell>
              <table:table-cell office:value-type="float" office:value="0.738935311277918">
                <text:p>0.738935311277918</text:p>
              </table:table-cell>
              <table:table-cell office:value-type="float" office:value="0.7645208293168">
                <text:p>0.7645208293168</text:p>
              </table:table-cell>
              <table:table-cell office:value-type="float" office:value="0.714275868712699">
                <text:p>0.714275868712699</text:p>
              </table:table-cell>
              <table:table-cell office:value-type="float" office:value="0.771280915543726">
                <text:p>0.771280915543726</text:p>
              </table:table-cell>
              <table:table-cell office:value-type="float" office:value="0.792806986442108">
                <text:p>0.792806986442108</text:p>
              </table:table-cell>
              <table:table-cell office:value-type="float" office:value="0.919101850296875">
                <text:p>0.919101850296875</text:p>
              </table:table-cell>
              <table:table-cell office:value-type="float" office:value="0.750162157074694">
                <text:p>0.750162157074694</text:p>
              </table:table-cell>
              <table:table-cell office:value-type="float" office:value="0.728667863966927">
                <text:p>0.728667863966927</text:p>
              </table:table-cell>
              <table:table-cell office:value-type="float" office:value="0.755424269545015">
                <text:p>0.755424269545015</text:p>
              </table:table-cell>
              <table:table-cell office:value-type="float" office:value="0.784117024895165">
                <text:p>0.784117024895165</text:p>
              </table:table-cell>
              <table:table-cell office:value-type="float" office:value="0.703730368067558">
                <text:p>0.703730368067558</text:p>
              </table:table-cell>
              <table:table-cell office:value-type="float" office:value="1.54015595231737">
                <text:p>1.54015595231737</text:p>
              </table:table-cell>
              <table:table-cell office:value-type="float" office:value="0.769812796965268">
                <text:p>0.769812796965268</text:p>
              </table:table-cell>
              <table:table-cell office:value-type="float" office:value="0.697686901651783">
                <text:p>0.697686901651783</text:p>
              </table:table-cell>
              <table:table-cell office:value-type="float" office:value="0.783327143406742">
                <text:p>0.783327143406742</text:p>
              </table:table-cell>
              <table:table-cell office:value-type="float" office:value="0.735943099998292">
                <text:p>0.735943099998292</text:p>
              </table:table-cell>
              <table:table-cell office:value-type="float" office:value="0.697567526415332">
                <text:p>0.697567526415332</text:p>
              </table:table-cell>
              <table:table-cell office:value-type="float" office:value="0.72999693529526">
                <text:p>0.72999693529526</text:p>
              </table:table-cell>
              <table:table-cell office:value-type="float" office:value="0.727570347874253">
                <text:p>0.727570347874253</text:p>
              </table:table-cell>
              <table:table-cell office:value-type="float" office:value="0.711406813222895">
                <text:p>0.711406813222895</text:p>
              </table:table-cell>
              <table:table-cell office:value-type="float" office:value="0.730617027181797">
                <text:p>0.730617027181797</text:p>
              </table:table-cell>
              <table:table-cell office:value-type="float" office:value="0.892847677597503">
                <text:p>0.892847677597503</text:p>
              </table:table-cell>
              <table:table-cell office:value-type="float" office:value="0.793553043778401">
                <text:p>0.793553043778401</text:p>
              </table:table-cell>
              <table:table-cell office:value-type="float" office:value="0.727315790312631">
                <text:p>0.727315790312631</text:p>
              </table:table-cell>
              <table:table-cell office:value-type="float" office:value="0.716373503271234">
                <text:p>0.716373503271234</text:p>
              </table:table-cell>
              <table:table-cell office:value-type="float" office:value="0.711337260573419">
                <text:p>0.711337260573419</text:p>
              </table:table-cell>
              <table:table-cell office:value-type="float" office:value="0.697985293352205">
                <text:p>0.697985293352205</text:p>
              </table:table-cell>
              <table:table-cell office:value-type="float" office:value="0.720183813298611">
                <text:p>0.720183813298611</text:p>
              </table:table-cell>
              <table:table-cell office:value-type="float" office:value="0.734124227617153">
                <text:p>0.734124227617153</text:p>
              </table:table-cell>
              <table:table-cell office:value-type="float" office:value="0.723367868886843">
                <text:p>0.723367868886843</text:p>
              </table:table-cell>
              <table:table-cell office:value-type="float" office:value="0.709336666854811">
                <text:p>0.709336666854811</text:p>
              </table:table-cell>
              <table:table-cell office:value-type="float" office:value="0.73520291579043">
                <text:p>0.73520291579043</text:p>
              </table:table-cell>
              <table:table-cell office:value-type="float" office:value="0.703417079095487">
                <text:p>0.703417079095487</text:p>
              </table:table-cell>
              <table:table-cell office:value-type="float" office:value="0.704507434557355">
                <text:p>0.704507434557355</text:p>
              </table:table-cell>
              <table:table-cell office:value-type="float" office:value="0.807919952520408">
                <text:p>0.807919952520408</text:p>
              </table:table-cell>
              <table:table-cell office:value-type="float" office:value="0.712034502567648">
                <text:p>0.712034502567648</text:p>
              </table:table-cell>
              <table:table-cell office:value-type="float" office:value="0.700904016751251">
                <text:p>0.700904016751251</text:p>
              </table:table-cell>
              <table:table-cell office:value-type="float" office:value="0.765910065615619">
                <text:p>0.765910065615619</text:p>
              </table:table-cell>
              <table:table-cell office:value-type="float" office:value="0.718841028045304">
                <text:p>0.718841028045304</text:p>
              </table:table-cell>
              <table:table-cell office:value-type="float" office:value="0.811230122979987">
                <text:p>0.811230122979987</text:p>
              </table:table-cell>
              <table:table-cell office:value-type="float" office:value="0.787352478945697">
                <text:p>0.787352478945697</text:p>
              </table:table-cell>
              <table:table-cell office:value-type="float" office:value="0.80964976574378">
                <text:p>0.80964976574378</text:p>
              </table:table-cell>
              <table:table-cell office:value-type="float" office:value="0.732137597069749">
                <text:p>0.732137597069749</text:p>
              </table:table-cell>
              <table:table-cell office:value-type="float" office:value="0.709749523735551">
                <text:p>0.709749523735551</text:p>
              </table:table-cell>
              <table:table-cell office:value-type="float" office:value="0.852801505766638">
                <text:p>0.852801505766638</text:p>
              </table:table-cell>
              <table:table-cell office:value-type="float" office:value="0.726163217399066">
                <text:p>0.726163217399066</text:p>
              </table:table-cell>
              <table:table-cell office:value-type="float" office:value="0.766455979532245">
                <text:p>0.766455979532245</text:p>
              </table:table-cell>
              <table:table-cell office:value-type="float" office:value="0.762282281514829">
                <text:p>0.762282281514829</text:p>
              </table:table-cell>
              <table:table-cell office:value-type="float" office:value="0.728995277137353">
                <text:p>0.728995277137353</text:p>
              </table:table-cell>
              <table:table-cell office:value-type="float" office:value="0.964485839813475">
                <text:p>0.964485839813475</text:p>
              </table:table-cell>
              <table:table-cell office:value-type="float" office:value="0.703230969468542">
                <text:p>0.703230969468542</text:p>
              </table:table-cell>
              <table:table-cell office:value-type="float" office:value="0.759395481438443">
                <text:p>0.7593954814384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02cm" svg:height="5.393cm" xlink:href=".." xlink:type="simple" chart:class="chart:line" chart:style-name="ch1">
        <chart:legend chart:legend-position="end" svg:x="13.235cm" svg:y="2.148cm" style:legend-expansion="high" chart:style-name="ch2"/>
        <chart:plot-area chart:style-name="ch3" table:cell-range-address="NNPretrain_classif_affspace_results2.A214:NNPretrain_classif_affspace_results2.BR214 NNPretrain_classif_affspace_results2.A216:NNPretrain_classif_affspace_results2.BR216" svg:x="0.318cm" svg:y="0.107cm" svg:width="12.599cm" svg:height="5.179cm">
          <chartooo:coordinate-region svg:x="0.754cm" svg:y="0.306cm" svg:width="12.023cm" svg:height="4.1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214:NNPretrain_classif_affspace_results2.BR214" chart:class="chart:line">
            <chart:data-point chart:repeated="70"/>
          </chart:series>
          <chart:series chart:style-name="ch7" chart:values-cell-range-address="NNPretrain_classif_affspace_results2.A216:NNPretrain_classif_affspace_results2.BR216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14</text:p>
                <draw:g>
                  <svg:desc/>
                </draw:g>
              </table:table-cell>
              <table:table-cell office:value-type="float" office:value="0.798154881428648">
                <text:p>0.798154881428648</text:p>
                <draw:g>
                  <svg:desc>NNPretrain_classif_affspace_results2.A214:NNPretrain_classif_affspace_results2.BR214</svg:desc>
                </draw:g>
              </table:table-cell>
              <table:table-cell office:value-type="float" office:value="0.729437288787297">
                <text:p>0.729437288787297</text:p>
              </table:table-cell>
              <table:table-cell office:value-type="float" office:value="0.714555740420874">
                <text:p>0.714555740420874</text:p>
              </table:table-cell>
              <table:table-cell office:value-type="float" office:value="0.706402492642386">
                <text:p>0.706402492642386</text:p>
              </table:table-cell>
              <table:table-cell office:value-type="float" office:value="0.698011540952622">
                <text:p>0.698011540952622</text:p>
              </table:table-cell>
              <table:table-cell office:value-type="float" office:value="0.691214916199031">
                <text:p>0.691214916199031</text:p>
              </table:table-cell>
              <table:table-cell office:value-type="float" office:value="0.687295163367152">
                <text:p>0.687295163367152</text:p>
              </table:table-cell>
              <table:table-cell office:value-type="float" office:value="0.68357068633666">
                <text:p>0.68357068633666</text:p>
              </table:table-cell>
              <table:table-cell office:value-type="float" office:value="0.68500443657191">
                <text:p>0.68500443657191</text:p>
              </table:table-cell>
              <table:table-cell office:value-type="float" office:value="0.679641189558766">
                <text:p>0.679641189558766</text:p>
              </table:table-cell>
              <table:table-cell office:value-type="float" office:value="0.678247218356875">
                <text:p>0.678247218356875</text:p>
              </table:table-cell>
              <table:table-cell office:value-type="float" office:value="0.676027442946368">
                <text:p>0.676027442946368</text:p>
              </table:table-cell>
              <table:table-cell office:value-type="float" office:value="0.676733117218904">
                <text:p>0.676733117218904</text:p>
              </table:table-cell>
              <table:table-cell office:value-type="float" office:value="0.67469947617725">
                <text:p>0.67469947617725</text:p>
              </table:table-cell>
              <table:table-cell office:value-type="float" office:value="0.668689769315584">
                <text:p>0.668689769315584</text:p>
              </table:table-cell>
              <table:table-cell office:value-type="float" office:value="0.669800541776529">
                <text:p>0.669800541776529</text:p>
              </table:table-cell>
              <table:table-cell office:value-type="float" office:value="0.666962035708034">
                <text:p>0.666962035708034</text:p>
              </table:table-cell>
              <table:table-cell office:value-type="float" office:value="0.662717584379137">
                <text:p>0.662717584379137</text:p>
              </table:table-cell>
              <table:table-cell office:value-type="float" office:value="0.659043474119107">
                <text:p>0.659043474119107</text:p>
              </table:table-cell>
              <table:table-cell office:value-type="float" office:value="0.656664790075996">
                <text:p>0.656664790075996</text:p>
              </table:table-cell>
              <table:table-cell office:value-type="float" office:value="0.659096816627903">
                <text:p>0.659096816627903</text:p>
              </table:table-cell>
              <table:table-cell office:value-type="float" office:value="0.656956880918275">
                <text:p>0.656956880918275</text:p>
              </table:table-cell>
              <table:table-cell office:value-type="float" office:value="0.651379604320915">
                <text:p>0.651379604320915</text:p>
              </table:table-cell>
              <table:table-cell office:value-type="float" office:value="0.6514577298386">
                <text:p>0.6514577298386</text:p>
              </table:table-cell>
              <table:table-cell office:value-type="float" office:value="0.651122069418422">
                <text:p>0.651122069418422</text:p>
              </table:table-cell>
              <table:table-cell office:value-type="float" office:value="0.646213440649607">
                <text:p>0.646213440649607</text:p>
              </table:table-cell>
              <table:table-cell office:value-type="float" office:value="0.641239513168301">
                <text:p>0.641239513168301</text:p>
              </table:table-cell>
              <table:table-cell office:value-type="float" office:value="0.645385090869241">
                <text:p>0.645385090869241</text:p>
              </table:table-cell>
              <table:table-cell office:value-type="float" office:value="0.639312845269597">
                <text:p>0.639312845269597</text:p>
              </table:table-cell>
              <table:table-cell office:value-type="float" office:value="0.638840062894333">
                <text:p>0.638840062894333</text:p>
              </table:table-cell>
              <table:table-cell office:value-type="float" office:value="0.634939280301715">
                <text:p>0.634939280301715</text:p>
              </table:table-cell>
              <table:table-cell office:value-type="float" office:value="0.636231327367753">
                <text:p>0.636231327367753</text:p>
              </table:table-cell>
              <table:table-cell office:value-type="float" office:value="0.64171874859803">
                <text:p>0.64171874859803</text:p>
              </table:table-cell>
              <table:table-cell office:value-type="float" office:value="0.633374621780833">
                <text:p>0.633374621780833</text:p>
              </table:table-cell>
              <table:table-cell office:value-type="float" office:value="0.634543756273466">
                <text:p>0.634543756273466</text:p>
              </table:table-cell>
              <table:table-cell office:value-type="float" office:value="0.63365308187601">
                <text:p>0.63365308187601</text:p>
              </table:table-cell>
              <table:table-cell office:value-type="float" office:value="0.624751859533676">
                <text:p>0.624751859533676</text:p>
              </table:table-cell>
              <table:table-cell office:value-type="float" office:value="0.624045909393351">
                <text:p>0.624045909393351</text:p>
              </table:table-cell>
              <table:table-cell office:value-type="float" office:value="0.630549133645411">
                <text:p>0.630549133645411</text:p>
              </table:table-cell>
              <table:table-cell office:value-type="float" office:value="0.624413758898857">
                <text:p>0.624413758898857</text:p>
              </table:table-cell>
              <table:table-cell office:value-type="float" office:value="0.622981815390644">
                <text:p>0.622981815390644</text:p>
              </table:table-cell>
              <table:table-cell office:value-type="float" office:value="0.628163686412007">
                <text:p>0.628163686412007</text:p>
              </table:table-cell>
              <table:table-cell office:value-type="float" office:value="0.620574259577595">
                <text:p>0.620574259577595</text:p>
              </table:table-cell>
              <table:table-cell office:value-type="float" office:value="0.615826916370887">
                <text:p>0.615826916370887</text:p>
              </table:table-cell>
              <table:table-cell office:value-type="float" office:value="0.615369508683947">
                <text:p>0.615369508683947</text:p>
              </table:table-cell>
              <table:table-cell office:value-type="float" office:value="0.60900739471166">
                <text:p>0.60900739471166</text:p>
              </table:table-cell>
              <table:table-cell office:value-type="float" office:value="0.622803704108182">
                <text:p>0.622803704108182</text:p>
              </table:table-cell>
              <table:table-cell office:value-type="float" office:value="0.611151360536069">
                <text:p>0.611151360536069</text:p>
              </table:table-cell>
              <table:table-cell office:value-type="float" office:value="0.608791805041705">
                <text:p>0.608791805041705</text:p>
              </table:table-cell>
              <table:table-cell office:value-type="float" office:value="0.610188726645324">
                <text:p>0.610188726645324</text:p>
              </table:table-cell>
              <table:table-cell office:value-type="float" office:value="0.614334799159042">
                <text:p>0.614334799159042</text:p>
              </table:table-cell>
              <table:table-cell office:value-type="float" office:value="0.61235225579172">
                <text:p>0.61235225579172</text:p>
              </table:table-cell>
              <table:table-cell office:value-type="float" office:value="0.59740279436337">
                <text:p>0.59740279436337</text:p>
              </table:table-cell>
              <table:table-cell office:value-type="float" office:value="0.609139830167995">
                <text:p>0.609139830167995</text:p>
              </table:table-cell>
              <table:table-cell office:value-type="float" office:value="0.60859343515443">
                <text:p>0.60859343515443</text:p>
              </table:table-cell>
              <table:table-cell office:value-type="float" office:value="0.601352218542046">
                <text:p>0.601352218542046</text:p>
              </table:table-cell>
              <table:table-cell office:value-type="float" office:value="0.604981251269349">
                <text:p>0.604981251269349</text:p>
              </table:table-cell>
              <table:table-cell office:value-type="float" office:value="0.606257173648123">
                <text:p>0.606257173648123</text:p>
              </table:table-cell>
              <table:table-cell office:value-type="float" office:value="0.596393232965063">
                <text:p>0.596393232965063</text:p>
              </table:table-cell>
              <table:table-cell office:value-type="float" office:value="0.593940510949224">
                <text:p>0.593940510949224</text:p>
              </table:table-cell>
              <table:table-cell office:value-type="float" office:value="0.597520554030268">
                <text:p>0.597520554030268</text:p>
              </table:table-cell>
              <table:table-cell office:value-type="float" office:value="0.599729207251108">
                <text:p>0.599729207251108</text:p>
              </table:table-cell>
              <table:table-cell office:value-type="float" office:value="0.596269119778061">
                <text:p>0.596269119778061</text:p>
              </table:table-cell>
              <table:table-cell office:value-type="float" office:value="0.598076093254855">
                <text:p>0.598076093254855</text:p>
              </table:table-cell>
              <table:table-cell office:value-type="float" office:value="0.607119712051935">
                <text:p>0.607119712051935</text:p>
              </table:table-cell>
              <table:table-cell office:value-type="float" office:value="0.607657455581376">
                <text:p>0.607657455581376</text:p>
              </table:table-cell>
              <table:table-cell office:value-type="float" office:value="0.592662112605908">
                <text:p>0.592662112605908</text:p>
              </table:table-cell>
              <table:table-cell office:value-type="float" office:value="0.596267635975959">
                <text:p>0.596267635975959</text:p>
              </table:table-cell>
              <table:table-cell office:value-type="float" office:value="0.598785055173344">
                <text:p>0.598785055173344</text:p>
              </table:table-cell>
              <table:table-cell office:value-type="float" office:value="0.590095314185791">
                <text:p>0.590095314185791</text:p>
              </table:table-cell>
            </table:table-row>
            <table:table-row>
              <table:table-cell office:value-type="string">
                <text:p>Row 216</text:p>
                <draw:g>
                  <svg:desc/>
                </draw:g>
              </table:table-cell>
              <table:table-cell office:value-type="float" office:value="0.766013960648427">
                <text:p>0.766013960648427</text:p>
                <draw:g>
                  <svg:desc>NNPretrain_classif_affspace_results2.A216:NNPretrain_classif_affspace_results2.BR216</svg:desc>
                </draw:g>
              </table:table-cell>
              <table:table-cell office:value-type="float" office:value="0.690600459174772">
                <text:p>0.690600459174772</text:p>
              </table:table-cell>
              <table:table-cell office:value-type="float" office:value="0.693941045081721">
                <text:p>0.693941045081721</text:p>
              </table:table-cell>
              <table:table-cell office:value-type="float" office:value="0.697377603011849">
                <text:p>0.697377603011849</text:p>
              </table:table-cell>
              <table:table-cell office:value-type="float" office:value="0.68778297432756">
                <text:p>0.68778297432756</text:p>
              </table:table-cell>
              <table:table-cell office:value-type="float" office:value="0.689117709366621">
                <text:p>0.689117709366621</text:p>
              </table:table-cell>
              <table:table-cell office:value-type="float" office:value="0.697623047427794">
                <text:p>0.697623047427794</text:p>
              </table:table-cell>
              <table:table-cell office:value-type="float" office:value="0.689292378425598">
                <text:p>0.689292378425598</text:p>
              </table:table-cell>
              <table:table-cell office:value-type="float" office:value="0.699877205654583">
                <text:p>0.699877205654583</text:p>
              </table:table-cell>
              <table:table-cell office:value-type="float" office:value="0.724133339729984">
                <text:p>0.724133339729984</text:p>
              </table:table-cell>
              <table:table-cell office:value-type="float" office:value="0.692989759740576">
                <text:p>0.692989759740576</text:p>
              </table:table-cell>
              <table:table-cell office:value-type="float" office:value="0.750600741268259">
                <text:p>0.750600741268259</text:p>
              </table:table-cell>
              <table:table-cell office:value-type="float" office:value="0.713031105868584">
                <text:p>0.713031105868584</text:p>
              </table:table-cell>
              <table:table-cell office:value-type="float" office:value="0.746483979246258">
                <text:p>0.746483979246258</text:p>
              </table:table-cell>
              <table:table-cell office:value-type="float" office:value="0.693963453052318">
                <text:p>0.693963453052318</text:p>
              </table:table-cell>
              <table:table-cell office:value-type="float" office:value="0.691727549017003">
                <text:p>0.691727549017003</text:p>
              </table:table-cell>
              <table:table-cell office:value-type="float" office:value="0.691785286696611">
                <text:p>0.691785286696611</text:p>
              </table:table-cell>
              <table:table-cell office:value-type="float" office:value="0.701197385387083">
                <text:p>0.701197385387083</text:p>
              </table:table-cell>
              <table:table-cell office:value-type="float" office:value="0.715413521032418">
                <text:p>0.715413521032418</text:p>
              </table:table-cell>
              <table:table-cell office:value-type="float" office:value="0.689185231892408">
                <text:p>0.689185231892408</text:p>
              </table:table-cell>
              <table:table-cell office:value-type="float" office:value="0.709003381813522">
                <text:p>0.709003381813522</text:p>
              </table:table-cell>
              <table:table-cell office:value-type="float" office:value="0.701622572388269">
                <text:p>0.701622572388269</text:p>
              </table:table-cell>
              <table:table-cell office:value-type="float" office:value="0.829099951001395">
                <text:p>0.829099951001395</text:p>
              </table:table-cell>
              <table:table-cell office:value-type="float" office:value="0.738154639163903">
                <text:p>0.738154639163903</text:p>
              </table:table-cell>
              <table:table-cell office:value-type="float" office:value="0.873556049397561">
                <text:p>0.873556049397561</text:p>
              </table:table-cell>
              <table:table-cell office:value-type="float" office:value="0.830384681520209">
                <text:p>0.830384681520209</text:p>
              </table:table-cell>
              <table:table-cell office:value-type="float" office:value="0.72230871504387">
                <text:p>0.72230871504387</text:p>
              </table:table-cell>
              <table:table-cell office:value-type="float" office:value="0.73510339390915">
                <text:p>0.73510339390915</text:p>
              </table:table-cell>
              <table:table-cell office:value-type="float" office:value="0.844515027493502">
                <text:p>0.844515027493502</text:p>
              </table:table-cell>
              <table:table-cell office:value-type="float" office:value="0.722014478075821">
                <text:p>0.722014478075821</text:p>
              </table:table-cell>
              <table:table-cell office:value-type="float" office:value="0.696627325463084">
                <text:p>0.696627325463084</text:p>
              </table:table-cell>
              <table:table-cell office:value-type="float" office:value="1.10672844393063">
                <text:p>1.10672844393063</text:p>
              </table:table-cell>
              <table:table-cell office:value-type="float" office:value="0.822824288068619">
                <text:p>0.822824288068619</text:p>
              </table:table-cell>
              <table:table-cell office:value-type="float" office:value="0.69526155695451">
                <text:p>0.69526155695451</text:p>
              </table:table-cell>
              <table:table-cell office:value-type="float" office:value="1.01799160425642">
                <text:p>1.01799160425642</text:p>
              </table:table-cell>
              <table:table-cell office:value-type="float" office:value="0.840070084449464">
                <text:p>0.840070084449464</text:p>
              </table:table-cell>
              <table:table-cell office:value-type="float" office:value="0.736534491176099">
                <text:p>0.736534491176099</text:p>
              </table:table-cell>
              <table:table-cell office:value-type="float" office:value="1.03544779448383">
                <text:p>1.03544779448383</text:p>
              </table:table-cell>
              <table:table-cell office:value-type="float" office:value="0.754138895136065">
                <text:p>0.754138895136065</text:p>
              </table:table-cell>
              <table:table-cell office:value-type="float" office:value="0.722795609478402">
                <text:p>0.722795609478402</text:p>
              </table:table-cell>
              <table:table-cell office:value-type="float" office:value="0.725005558613127">
                <text:p>0.725005558613127</text:p>
              </table:table-cell>
              <table:table-cell office:value-type="float" office:value="0.783196245125964">
                <text:p>0.783196245125964</text:p>
              </table:table-cell>
              <table:table-cell office:value-type="float" office:value="0.714752924210202">
                <text:p>0.714752924210202</text:p>
              </table:table-cell>
              <table:table-cell office:value-type="float" office:value="0.774757966320071">
                <text:p>0.774757966320071</text:p>
              </table:table-cell>
              <table:table-cell office:value-type="float" office:value="0.915942959321284">
                <text:p>0.915942959321284</text:p>
              </table:table-cell>
              <table:table-cell office:value-type="float" office:value="0.982342161393798">
                <text:p>0.982342161393798</text:p>
              </table:table-cell>
              <table:table-cell office:value-type="float" office:value="1.13255497042057">
                <text:p>1.13255497042057</text:p>
              </table:table-cell>
              <table:table-cell office:value-type="float" office:value="0.760797459235234">
                <text:p>0.760797459235234</text:p>
              </table:table-cell>
              <table:table-cell office:value-type="float" office:value="0.709406250071736">
                <text:p>0.709406250071736</text:p>
              </table:table-cell>
              <table:table-cell office:value-type="float" office:value="0.733953731292117">
                <text:p>0.733953731292117</text:p>
              </table:table-cell>
              <table:table-cell office:value-type="float" office:value="2.16444550758969">
                <text:p>2.16444550758969</text:p>
              </table:table-cell>
              <table:table-cell office:value-type="float" office:value="0.739758931873119">
                <text:p>0.739758931873119</text:p>
              </table:table-cell>
              <table:table-cell office:value-type="float" office:value="0.743111662991279">
                <text:p>0.743111662991279</text:p>
              </table:table-cell>
              <table:table-cell office:value-type="float" office:value="2.71075423097188">
                <text:p>2.71075423097188</text:p>
              </table:table-cell>
              <table:table-cell office:value-type="float" office:value="0.89225617083828">
                <text:p>0.89225617083828</text:p>
              </table:table-cell>
              <table:table-cell office:value-type="float" office:value="0.732706695742312">
                <text:p>0.732706695742312</text:p>
              </table:table-cell>
              <table:table-cell office:value-type="float" office:value="0.835774907707113">
                <text:p>0.835774907707113</text:p>
              </table:table-cell>
              <table:table-cell office:value-type="float" office:value="2.26565380172392">
                <text:p>2.26565380172392</text:p>
              </table:table-cell>
              <table:table-cell office:value-type="float" office:value="0.731588738513204">
                <text:p>0.731588738513204</text:p>
              </table:table-cell>
              <table:table-cell office:value-type="float" office:value="0.739111332766778">
                <text:p>0.739111332766778</text:p>
              </table:table-cell>
              <table:table-cell office:value-type="float" office:value="0.780287120722036">
                <text:p>0.780287120722036</text:p>
              </table:table-cell>
              <table:table-cell office:value-type="float" office:value="0.760905034288896">
                <text:p>0.760905034288896</text:p>
              </table:table-cell>
              <table:table-cell office:value-type="float" office:value="0.79710777278495">
                <text:p>0.79710777278495</text:p>
              </table:table-cell>
              <table:table-cell office:value-type="float" office:value="0.800008379210413">
                <text:p>0.800008379210413</text:p>
              </table:table-cell>
              <table:table-cell office:value-type="float" office:value="4.77411781986203">
                <text:p>4.77411781986203</text:p>
              </table:table-cell>
              <table:table-cell office:value-type="float" office:value="0.731585605482085">
                <text:p>0.731585605482085</text:p>
              </table:table-cell>
              <table:table-cell office:value-type="float" office:value="0.824688128517792">
                <text:p>0.824688128517792</text:p>
              </table:table-cell>
              <table:table-cell office:value-type="float" office:value="0.818394987097884">
                <text:p>0.818394987097884</text:p>
              </table:table-cell>
              <table:table-cell office:value-type="float" office:value="0.810145994118884">
                <text:p>0.810145994118884</text:p>
              </table:table-cell>
              <table:table-cell office:value-type="float" office:value="0.755714081177669">
                <text:p>0.7557140811776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437cm" svg:height="5.075cm" xlink:href=".." xlink:type="simple" chart:class="chart:line" chart:style-name="ch1">
        <chart:legend chart:legend-position="end" svg:x="12.77cm" svg:y="1.989cm" style:legend-expansion="high" chart:style-name="ch2"/>
        <chart:plot-area chart:style-name="ch3" table:cell-range-address="NNPretrain_classif_affspace_results2.A222:NNPretrain_classif_affspace_results2.BR222 NNPretrain_classif_affspace_results2.A224:NNPretrain_classif_affspace_results2.BR224" svg:x="0.308cm" svg:y="0.101cm" svg:width="12.154cm" svg:height="4.873cm">
          <chartooo:coordinate-region svg:x="1.326cm" svg:y="0.3cm" svg:width="11.136cm" svg:height="4.3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222:NNPretrain_classif_affspace_results2.BR222" chart:class="chart:line">
            <chart:data-point chart:repeated="70"/>
          </chart:series>
          <chart:series chart:style-name="ch7" chart:values-cell-range-address="NNPretrain_classif_affspace_results2.A224:NNPretrain_classif_affspace_results2.BR224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22</text:p>
                <draw:g>
                  <svg:desc/>
                </draw:g>
              </table:table-cell>
              <table:table-cell office:value-type="float" office:value="-0.00182459521633502">
                <text:p>-0.00182459521633502</text:p>
                <draw:g>
                  <svg:desc>NNPretrain_classif_affspace_results2.A222:NNPretrain_classif_affspace_results2.BR222</svg:desc>
                </draw:g>
              </table:table-cell>
              <table:table-cell office:value-type="float" office:value="0.0136467112834056">
                <text:p>0.0136467112834056</text:p>
              </table:table-cell>
              <table:table-cell office:value-type="float" office:value="0.0387151729647227">
                <text:p>0.0387151729647227</text:p>
              </table:table-cell>
              <table:table-cell office:value-type="float" office:value="0.0451769688251115">
                <text:p>0.0451769688251115</text:p>
              </table:table-cell>
              <table:table-cell office:value-type="float" office:value="0.0825698900433783">
                <text:p>0.0825698900433783</text:p>
              </table:table-cell>
              <table:table-cell office:value-type="float" office:value="0.0962238159353323">
                <text:p>0.0962238159353323</text:p>
              </table:table-cell>
              <table:table-cell office:value-type="float" office:value="0.104599109793568">
                <text:p>0.104599109793568</text:p>
              </table:table-cell>
              <table:table-cell office:value-type="float" office:value="0.119930569388032">
                <text:p>0.119930569388032</text:p>
              </table:table-cell>
              <table:table-cell office:value-type="float" office:value="0.122882252230127">
                <text:p>0.122882252230127</text:p>
              </table:table-cell>
              <table:table-cell office:value-type="float" office:value="0.151181829700904">
                <text:p>0.151181829700904</text:p>
              </table:table-cell>
              <table:table-cell office:value-type="float" office:value="0.154758149108409">
                <text:p>0.154758149108409</text:p>
              </table:table-cell>
              <table:table-cell office:value-type="float" office:value="0.162188075224124">
                <text:p>0.162188075224124</text:p>
              </table:table-cell>
              <table:table-cell office:value-type="float" office:value="0.162402602760007">
                <text:p>0.162402602760007</text:p>
              </table:table-cell>
              <table:table-cell office:value-type="float" office:value="0.170617112119509">
                <text:p>0.170617112119509</text:p>
              </table:table-cell>
              <table:table-cell office:value-type="float" office:value="0.179900722493353">
                <text:p>0.179900722493353</text:p>
              </table:table-cell>
              <table:table-cell office:value-type="float" office:value="0.185622652991851">
                <text:p>0.185622652991851</text:p>
              </table:table-cell>
              <table:table-cell office:value-type="float" office:value="0.192399745623077">
                <text:p>0.192399745623077</text:p>
              </table:table-cell>
              <table:table-cell office:value-type="float" office:value="0.19969106577221">
                <text:p>0.19969106577221</text:p>
              </table:table-cell>
              <table:table-cell office:value-type="float" office:value="0.228480675891837">
                <text:p>0.228480675891837</text:p>
              </table:table-cell>
              <table:table-cell office:value-type="float" office:value="0.224664852693586">
                <text:p>0.224664852693586</text:p>
              </table:table-cell>
              <table:table-cell office:value-type="float" office:value="0.220571420606593">
                <text:p>0.220571420606593</text:p>
              </table:table-cell>
              <table:table-cell office:value-type="float" office:value="0.226556192751817">
                <text:p>0.226556192751817</text:p>
              </table:table-cell>
              <table:table-cell office:value-type="float" office:value="0.244638591644378">
                <text:p>0.244638591644378</text:p>
              </table:table-cell>
              <table:table-cell office:value-type="float" office:value="0.244812652744517">
                <text:p>0.244812652744517</text:p>
              </table:table-cell>
              <table:table-cell office:value-type="float" office:value="0.236591438706091">
                <text:p>0.236591438706091</text:p>
              </table:table-cell>
              <table:table-cell office:value-type="float" office:value="0.249018112826454">
                <text:p>0.249018112826454</text:p>
              </table:table-cell>
              <table:table-cell office:value-type="float" office:value="0.270178352923929">
                <text:p>0.270178352923929</text:p>
              </table:table-cell>
              <table:table-cell office:value-type="float" office:value="0.251944974483614">
                <text:p>0.251944974483614</text:p>
              </table:table-cell>
              <table:table-cell office:value-type="float" office:value="0.263991257207262">
                <text:p>0.263991257207262</text:p>
              </table:table-cell>
              <table:table-cell office:value-type="float" office:value="0.267283879928195">
                <text:p>0.267283879928195</text:p>
              </table:table-cell>
              <table:table-cell office:value-type="float" office:value="0.282913858383801">
                <text:p>0.282913858383801</text:p>
              </table:table-cell>
              <table:table-cell office:value-type="float" office:value="0.281530486339009">
                <text:p>0.281530486339009</text:p>
              </table:table-cell>
              <table:table-cell office:value-type="float" office:value="0.270001820645096">
                <text:p>0.270001820645096</text:p>
              </table:table-cell>
              <table:table-cell office:value-type="float" office:value="0.281522740433142">
                <text:p>0.281522740433142</text:p>
              </table:table-cell>
              <table:table-cell office:value-type="float" office:value="0.277684333529477">
                <text:p>0.277684333529477</text:p>
              </table:table-cell>
              <table:table-cell office:value-type="float" office:value="0.278851201052344">
                <text:p>0.278851201052344</text:p>
              </table:table-cell>
              <table:table-cell office:value-type="float" office:value="0.308851069352092">
                <text:p>0.308851069352092</text:p>
              </table:table-cell>
              <table:table-cell office:value-type="float" office:value="0.309472221721589">
                <text:p>0.309472221721589</text:p>
              </table:table-cell>
              <table:table-cell office:value-type="float" office:value="0.290907440499959">
                <text:p>0.290907440499959</text:p>
              </table:table-cell>
              <table:table-cell office:value-type="float" office:value="0.311405096754257">
                <text:p>0.311405096754257</text:p>
              </table:table-cell>
              <table:table-cell office:value-type="float" office:value="0.308887684317863">
                <text:p>0.308887684317863</text:p>
              </table:table-cell>
              <table:table-cell office:value-type="float" office:value="0.298594560949823">
                <text:p>0.298594560949823</text:p>
              </table:table-cell>
              <table:table-cell office:value-type="float" office:value="0.303264779825337">
                <text:p>0.303264779825337</text:p>
              </table:table-cell>
              <table:table-cell office:value-type="float" office:value="0.31633102791146">
                <text:p>0.31633102791146</text:p>
              </table:table-cell>
              <table:table-cell office:value-type="float" office:value="0.315383159563423">
                <text:p>0.315383159563423</text:p>
              </table:table-cell>
              <table:table-cell office:value-type="float" office:value="0.340969467840393">
                <text:p>0.340969467840393</text:p>
              </table:table-cell>
              <table:table-cell office:value-type="float" office:value="0.313715970825463">
                <text:p>0.313715970825463</text:p>
              </table:table-cell>
              <table:table-cell office:value-type="float" office:value="0.331025062489551">
                <text:p>0.331025062489551</text:p>
              </table:table-cell>
              <table:table-cell office:value-type="float" office:value="0.337370914923889">
                <text:p>0.337370914923889</text:p>
              </table:table-cell>
              <table:table-cell office:value-type="float" office:value="0.33877759277136">
                <text:p>0.33877759277136</text:p>
              </table:table-cell>
              <table:table-cell office:value-type="float" office:value="0.322785499441899">
                <text:p>0.322785499441899</text:p>
              </table:table-cell>
              <table:table-cell office:value-type="float" office:value="0.334478460837177">
                <text:p>0.334478460837177</text:p>
              </table:table-cell>
              <table:table-cell office:value-type="float" office:value="0.366558074786073">
                <text:p>0.366558074786073</text:p>
              </table:table-cell>
              <table:table-cell office:value-type="float" office:value="0.328279171923724">
                <text:p>0.328279171923724</text:p>
              </table:table-cell>
              <table:table-cell office:value-type="float" office:value="0.330128670306548">
                <text:p>0.330128670306548</text:p>
              </table:table-cell>
              <table:table-cell office:value-type="float" office:value="0.33899789185254">
                <text:p>0.33899789185254</text:p>
              </table:table-cell>
              <table:table-cell office:value-type="float" office:value="0.336018328577453">
                <text:p>0.336018328577453</text:p>
              </table:table-cell>
              <table:table-cell office:value-type="float" office:value="0.331195638846133">
                <text:p>0.331195638846133</text:p>
              </table:table-cell>
              <table:table-cell office:value-type="float" office:value="0.350618225108963">
                <text:p>0.350618225108963</text:p>
              </table:table-cell>
              <table:table-cell office:value-type="float" office:value="0.367674558207145">
                <text:p>0.367674558207145</text:p>
              </table:table-cell>
              <table:table-cell office:value-type="float" office:value="0.364939942245241">
                <text:p>0.364939942245241</text:p>
              </table:table-cell>
              <table:table-cell office:value-type="float" office:value="0.349645413570091">
                <text:p>0.349645413570091</text:p>
              </table:table-cell>
              <table:table-cell office:value-type="float" office:value="0.354470241941193">
                <text:p>0.354470241941193</text:p>
              </table:table-cell>
              <table:table-cell office:value-type="float" office:value="0.354082010478011">
                <text:p>0.354082010478011</text:p>
              </table:table-cell>
              <table:table-cell office:value-type="float" office:value="0.344341425783102">
                <text:p>0.344341425783102</text:p>
              </table:table-cell>
              <table:table-cell office:value-type="float" office:value="0.330397003773112">
                <text:p>0.330397003773112</text:p>
              </table:table-cell>
              <table:table-cell office:value-type="float" office:value="0.363018001370971">
                <text:p>0.363018001370971</text:p>
              </table:table-cell>
              <table:table-cell office:value-type="float" office:value="0.360033095829262">
                <text:p>0.360033095829262</text:p>
              </table:table-cell>
              <table:table-cell office:value-type="float" office:value="0.345180594897757">
                <text:p>0.345180594897757</text:p>
              </table:table-cell>
              <table:table-cell office:value-type="float" office:value="0.368367553546515">
                <text:p>0.368367553546515</text:p>
              </table:table-cell>
            </table:table-row>
            <table:table-row>
              <table:table-cell office:value-type="string">
                <text:p>Row 224</text:p>
                <draw:g>
                  <svg:desc/>
                </draw:g>
              </table:table-cell>
              <table:table-cell office:value-type="float" office:value="-0.0140954991568506">
                <text:p>-0.0140954991568506</text:p>
                <draw:g>
                  <svg:desc>NNPretrain_classif_affspace_results2.A224:NNPretrain_classif_affspace_results2.BR224</svg:desc>
                </draw:g>
              </table:table-cell>
              <table:table-cell office:value-type="float" office:value="-0.0195646361439629">
                <text:p>-0.0195646361439629</text:p>
              </table:table-cell>
              <table:table-cell office:value-type="float" office:value="0.0025137381427056">
                <text:p>0.0025137381427056</text:p>
              </table:table-cell>
              <table:table-cell office:value-type="float" office:value="0.00482721581923223">
                <text:p>0.00482721581923223</text:p>
              </table:table-cell>
              <table:table-cell office:value-type="float" office:value="0.0249246769457792">
                <text:p>0.0249246769457792</text:p>
              </table:table-cell>
              <table:table-cell office:value-type="float" office:value="0.0469291321049749">
                <text:p>0.0469291321049749</text:p>
              </table:table-cell>
              <table:table-cell office:value-type="float" office:value="0.0436935659003469">
                <text:p>0.0436935659003469</text:p>
              </table:table-cell>
              <table:table-cell office:value-type="float" office:value="-0.0175818428107068">
                <text:p>-0.0175818428107068</text:p>
              </table:table-cell>
              <table:table-cell office:value-type="float" office:value="0.0569196194410324">
                <text:p>0.0569196194410324</text:p>
              </table:table-cell>
              <table:table-cell office:value-type="float" office:value="0.0157437440146387">
                <text:p>0.0157437440146387</text:p>
              </table:table-cell>
              <table:table-cell office:value-type="float" office:value="0.0810134312761041">
                <text:p>0.0810134312761041</text:p>
              </table:table-cell>
              <table:table-cell office:value-type="float" office:value="-0.0119649694662179">
                <text:p>-0.0119649694662179</text:p>
              </table:table-cell>
              <table:table-cell office:value-type="float" office:value="0.00720624075526685">
                <text:p>0.00720624075526685</text:p>
              </table:table-cell>
              <table:table-cell office:value-type="float" office:value="0.0131344821389798">
                <text:p>0.0131344821389798</text:p>
              </table:table-cell>
              <table:table-cell office:value-type="float" office:value="0.0445083527649398">
                <text:p>0.0445083527649398</text:p>
              </table:table-cell>
              <table:table-cell office:value-type="float" office:value="0.0102742099867458">
                <text:p>0.0102742099867458</text:p>
              </table:table-cell>
              <table:table-cell office:value-type="float" office:value="0.0840524695721348">
                <text:p>0.0840524695721348</text:p>
              </table:table-cell>
              <table:table-cell office:value-type="float" office:value="0.0493062075471456">
                <text:p>0.0493062075471456</text:p>
              </table:table-cell>
              <table:table-cell office:value-type="float" office:value="0.0481276794740584">
                <text:p>0.0481276794740584</text:p>
              </table:table-cell>
              <table:table-cell office:value-type="float" office:value="0.0759036642787731">
                <text:p>0.0759036642787731</text:p>
              </table:table-cell>
              <table:table-cell office:value-type="float" office:value="0.0699745394381802">
                <text:p>0.0699745394381802</text:p>
              </table:table-cell>
              <table:table-cell office:value-type="float" office:value="0.0310758934717263">
                <text:p>0.0310758934717263</text:p>
              </table:table-cell>
              <table:table-cell office:value-type="float" office:value="0.00199852240824066">
                <text:p>0.00199852240824066</text:p>
              </table:table-cell>
              <table:table-cell office:value-type="float" office:value="0.057635444203573">
                <text:p>0.057635444203573</text:p>
              </table:table-cell>
              <table:table-cell office:value-type="float" office:value="-0.0148540468975506">
                <text:p>-0.0148540468975506</text:p>
              </table:table-cell>
              <table:table-cell office:value-type="float" office:value="0.0176743517512769">
                <text:p>0.0176743517512769</text:p>
              </table:table-cell>
              <table:table-cell office:value-type="float" office:value="0.0346858704775836">
                <text:p>0.0346858704775836</text:p>
              </table:table-cell>
              <table:table-cell office:value-type="float" office:value="0.0360165866075364">
                <text:p>0.0360165866075364</text:p>
              </table:table-cell>
              <table:table-cell office:value-type="float" office:value="0.024286687395214">
                <text:p>0.024286687395214</text:p>
              </table:table-cell>
              <table:table-cell office:value-type="float" office:value="0.0424037269575406">
                <text:p>0.0424037269575406</text:p>
              </table:table-cell>
              <table:table-cell office:value-type="float" office:value="0.0571133606623759">
                <text:p>0.0571133606623759</text:p>
              </table:table-cell>
              <table:table-cell office:value-type="float" office:value="-0.00599231168232133">
                <text:p>-0.00599231168232133</text:p>
              </table:table-cell>
              <table:table-cell office:value-type="float" office:value="0.0185075545099984">
                <text:p>0.0185075545099984</text:p>
              </table:table-cell>
              <table:table-cell office:value-type="float" office:value="0.0736578178484883">
                <text:p>0.0736578178484883</text:p>
              </table:table-cell>
              <table:table-cell office:value-type="float" office:value="-0.0104194124484748">
                <text:p>-0.0104194124484748</text:p>
              </table:table-cell>
              <table:table-cell office:value-type="float" office:value="0.018472156925539">
                <text:p>0.018472156925539</text:p>
              </table:table-cell>
              <table:table-cell office:value-type="float" office:value="0.0383173852895214">
                <text:p>0.0383173852895214</text:p>
              </table:table-cell>
              <table:table-cell office:value-type="float" office:value="-0.00627045192549714">
                <text:p>-0.00627045192549714</text:p>
              </table:table-cell>
              <table:table-cell office:value-type="float" office:value="0.00387012895229643">
                <text:p>0.00387012895229643</text:p>
              </table:table-cell>
              <table:table-cell office:value-type="float" office:value="0.0397977650587538">
                <text:p>0.0397977650587538</text:p>
              </table:table-cell>
              <table:table-cell office:value-type="float" office:value="0.0343425571944861">
                <text:p>0.0343425571944861</text:p>
              </table:table-cell>
              <table:table-cell office:value-type="float" office:value="0.0330419917866192">
                <text:p>0.0330419917866192</text:p>
              </table:table-cell>
              <table:table-cell office:value-type="float" office:value="0.0248436354067737">
                <text:p>0.0248436354067737</text:p>
              </table:table-cell>
              <table:table-cell office:value-type="float" office:value="0.0239309125347475">
                <text:p>0.0239309125347475</text:p>
              </table:table-cell>
              <table:table-cell office:value-type="float" office:value="0.0218746690834518">
                <text:p>0.0218746690834518</text:p>
              </table:table-cell>
              <table:table-cell office:value-type="float" office:value="-0.00583177591847107">
                <text:p>-0.00583177591847107</text:p>
              </table:table-cell>
              <table:table-cell office:value-type="float" office:value="-0.00871034223421485">
                <text:p>-0.00871034223421485</text:p>
              </table:table-cell>
              <table:table-cell office:value-type="float" office:value="0.0269090832598441">
                <text:p>0.0269090832598441</text:p>
              </table:table-cell>
              <table:table-cell office:value-type="float" office:value="0.047465039396708">
                <text:p>0.047465039396708</text:p>
              </table:table-cell>
              <table:table-cell office:value-type="float" office:value="0.0877178484148684">
                <text:p>0.0877178484148684</text:p>
              </table:table-cell>
              <table:table-cell office:value-type="float" office:value="0">
                <text:p>0</text:p>
              </table:table-cell>
              <table:table-cell office:value-type="float" office:value="0.0442627082250815">
                <text:p>0.0442627082250815</text:p>
              </table:table-cell>
              <table:table-cell office:value-type="float" office:value="0.063547278699358">
                <text:p>0.063547278699358</text:p>
              </table:table-cell>
              <table:table-cell office:value-type="float" office:value="-0.00155294975348279">
                <text:p>-0.00155294975348279</text:p>
              </table:table-cell>
              <table:table-cell office:value-type="float" office:value="0.0152734053451403">
                <text:p>0.0152734053451403</text:p>
              </table:table-cell>
              <table:table-cell office:value-type="float" office:value="0.070753415485399">
                <text:p>0.070753415485399</text:p>
              </table:table-cell>
              <table:table-cell office:value-type="float" office:value="0.0609005305830356">
                <text:p>0.0609005305830356</text:p>
              </table:table-cell>
              <table:table-cell office:value-type="float" office:value="0.00237708049537861">
                <text:p>0.00237708049537861</text:p>
              </table:table-cell>
              <table:table-cell office:value-type="float" office:value="0.0659155132759989">
                <text:p>0.0659155132759989</text:p>
              </table:table-cell>
              <table:table-cell office:value-type="float" office:value="0.0412832595394776">
                <text:p>0.0412832595394776</text:p>
              </table:table-cell>
              <table:table-cell office:value-type="float" office:value="0.0326759461386014">
                <text:p>0.0326759461386014</text:p>
              </table:table-cell>
              <table:table-cell office:value-type="float" office:value="0.0178023286414357">
                <text:p>0.0178023286414357</text:p>
              </table:table-cell>
              <table:table-cell office:value-type="float" office:value="0.0715914049190758">
                <text:p>0.0715914049190758</text:p>
              </table:table-cell>
              <table:table-cell office:value-type="float" office:value="0.0327161584491223">
                <text:p>0.0327161584491223</text:p>
              </table:table-cell>
              <table:table-cell office:value-type="float" office:value="0">
                <text:p>0</text:p>
              </table:table-cell>
              <table:table-cell office:value-type="float" office:value="0.0679717594873061">
                <text:p>0.0679717594873061</text:p>
              </table:table-cell>
              <table:table-cell office:value-type="float" office:value="0.0682571854211588">
                <text:p>0.0682571854211588</text:p>
              </table:table-cell>
              <table:table-cell office:value-type="float" office:value="0.0254857212779796">
                <text:p>0.0254857212779796</text:p>
              </table:table-cell>
              <table:table-cell office:value-type="float" office:value="-0.00320571730622148">
                <text:p>-0.00320571730622148</text:p>
              </table:table-cell>
              <table:table-cell office:value-type="float" office:value="0.0460304572096968">
                <text:p>0.04603045720969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48cm" svg:height="5.367cm" xlink:href=".." xlink:type="simple" chart:class="chart:line" chart:style-name="ch1">
        <chart:legend chart:legend-position="end" svg:x="13.781cm" svg:y="2.135cm" style:legend-expansion="high" chart:style-name="ch2"/>
        <chart:plot-area chart:style-name="ch3" table:cell-range-address="NNPretrain_classif_affspace_results2.A248:NNPretrain_classif_affspace_results2.BR248 NNPretrain_classif_affspace_results2.A250:NNPretrain_classif_affspace_results2.BR250" svg:x="0.328cm" svg:y="0.107cm" svg:width="13.125cm" svg:height="5.153cm">
          <chartooo:coordinate-region svg:x="1.055cm" svg:y="0.306cm" svg:width="12.258cm" svg:height="4.1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248:NNPretrain_classif_affspace_results2.BR248" chart:class="chart:line">
            <chart:data-point chart:repeated="70"/>
          </chart:series>
          <chart:series chart:style-name="ch7" chart:values-cell-range-address="NNPretrain_classif_affspace_results2.A250:NNPretrain_classif_affspace_results2.BR250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48</text:p>
                <draw:g>
                  <svg:desc/>
                </draw:g>
              </table:table-cell>
              <table:table-cell office:value-type="float" office:value="0.73851896373112">
                <text:p>0.73851896373112</text:p>
                <draw:g>
                  <svg:desc>NNPretrain_classif_affspace_results2.A248:NNPretrain_classif_affspace_results2.BR248</svg:desc>
                </draw:g>
              </table:table-cell>
              <table:table-cell office:value-type="float" office:value="0.699225283370916">
                <text:p>0.699225283370916</text:p>
              </table:table-cell>
              <table:table-cell office:value-type="float" office:value="0.678846011530425">
                <text:p>0.678846011530425</text:p>
              </table:table-cell>
              <table:table-cell office:value-type="float" office:value="0.669555140990313">
                <text:p>0.669555140990313</text:p>
              </table:table-cell>
              <table:table-cell office:value-type="float" office:value="0.665862282134704">
                <text:p>0.665862282134704</text:p>
              </table:table-cell>
              <table:table-cell office:value-type="float" office:value="0.659880872042108">
                <text:p>0.659880872042108</text:p>
              </table:table-cell>
              <table:table-cell office:value-type="float" office:value="0.650360164792002">
                <text:p>0.650360164792002</text:p>
              </table:table-cell>
              <table:table-cell office:value-type="float" office:value="0.646658983331369">
                <text:p>0.646658983331369</text:p>
              </table:table-cell>
              <table:table-cell office:value-type="float" office:value="0.63922762437382">
                <text:p>0.63922762437382</text:p>
              </table:table-cell>
              <table:table-cell office:value-type="float" office:value="0.637702615557414">
                <text:p>0.637702615557414</text:p>
              </table:table-cell>
              <table:table-cell office:value-type="float" office:value="0.640116915618538">
                <text:p>0.640116915618538</text:p>
              </table:table-cell>
              <table:table-cell office:value-type="float" office:value="0.635409657940773">
                <text:p>0.635409657940773</text:p>
              </table:table-cell>
              <table:table-cell office:value-type="float" office:value="0.632356453682735">
                <text:p>0.632356453682735</text:p>
              </table:table-cell>
              <table:table-cell office:value-type="float" office:value="0.635773543187366">
                <text:p>0.635773543187366</text:p>
              </table:table-cell>
              <table:table-cell office:value-type="float" office:value="0.634235270271692">
                <text:p>0.634235270271692</text:p>
              </table:table-cell>
              <table:table-cell office:value-type="float" office:value="0.625454267190978">
                <text:p>0.625454267190978</text:p>
              </table:table-cell>
              <table:table-cell office:value-type="float" office:value="0.618263776226754">
                <text:p>0.618263776226754</text:p>
              </table:table-cell>
              <table:table-cell office:value-type="float" office:value="0.616801290095775">
                <text:p>0.616801290095775</text:p>
              </table:table-cell>
              <table:table-cell office:value-type="float" office:value="0.618866629331483">
                <text:p>0.618866629331483</text:p>
              </table:table-cell>
              <table:table-cell office:value-type="float" office:value="0.618492050956129">
                <text:p>0.618492050956129</text:p>
              </table:table-cell>
              <table:table-cell office:value-type="float" office:value="0.640284508882881">
                <text:p>0.640284508882881</text:p>
              </table:table-cell>
              <table:table-cell office:value-type="float" office:value="0.615937848820868">
                <text:p>0.615937848820868</text:p>
              </table:table-cell>
              <table:table-cell office:value-type="float" office:value="0.610766268800768">
                <text:p>0.610766268800768</text:p>
              </table:table-cell>
              <table:table-cell office:value-type="float" office:value="0.612518407455974">
                <text:p>0.612518407455974</text:p>
              </table:table-cell>
              <table:table-cell office:value-type="float" office:value="0.614097850167357">
                <text:p>0.614097850167357</text:p>
              </table:table-cell>
              <table:table-cell office:value-type="float" office:value="0.603700932218888">
                <text:p>0.603700932218888</text:p>
              </table:table-cell>
              <table:table-cell office:value-type="float" office:value="0.606809593788677">
                <text:p>0.606809593788677</text:p>
              </table:table-cell>
              <table:table-cell office:value-type="float" office:value="0.607964905714416">
                <text:p>0.607964905714416</text:p>
              </table:table-cell>
              <table:table-cell office:value-type="float" office:value="0.603199572162158">
                <text:p>0.603199572162158</text:p>
              </table:table-cell>
              <table:table-cell office:value-type="float" office:value="0.635828396354416">
                <text:p>0.635828396354416</text:p>
              </table:table-cell>
              <table:table-cell office:value-type="float" office:value="0.615967897547613">
                <text:p>0.615967897547613</text:p>
              </table:table-cell>
              <table:table-cell office:value-type="float" office:value="0.611209547689147">
                <text:p>0.611209547689147</text:p>
              </table:table-cell>
              <table:table-cell office:value-type="float" office:value="0.607219530458135">
                <text:p>0.607219530458135</text:p>
              </table:table-cell>
              <table:table-cell office:value-type="float" office:value="0.598652462417007">
                <text:p>0.598652462417007</text:p>
              </table:table-cell>
              <table:table-cell office:value-type="float" office:value="0.600577907429384">
                <text:p>0.600577907429384</text:p>
              </table:table-cell>
              <table:table-cell office:value-type="float" office:value="0.60880392588884">
                <text:p>0.60880392588884</text:p>
              </table:table-cell>
              <table:table-cell office:value-type="float" office:value="0.600969847065351">
                <text:p>0.600969847065351</text:p>
              </table:table-cell>
              <table:table-cell office:value-type="float" office:value="0.593992157647678">
                <text:p>0.593992157647678</text:p>
              </table:table-cell>
              <table:table-cell office:value-type="float" office:value="0.597807530307638">
                <text:p>0.597807530307638</text:p>
              </table:table-cell>
              <table:table-cell office:value-type="float" office:value="0.601458022693131">
                <text:p>0.601458022693131</text:p>
              </table:table-cell>
              <table:table-cell office:value-type="float" office:value="0.602726183427716">
                <text:p>0.602726183427716</text:p>
              </table:table-cell>
              <table:table-cell office:value-type="float" office:value="0.599409078213985">
                <text:p>0.599409078213985</text:p>
              </table:table-cell>
              <table:table-cell office:value-type="float" office:value="0.598415032469682">
                <text:p>0.598415032469682</text:p>
              </table:table-cell>
              <table:table-cell office:value-type="float" office:value="0.606439128163806">
                <text:p>0.606439128163806</text:p>
              </table:table-cell>
              <table:table-cell office:value-type="float" office:value="0.600357149963724">
                <text:p>0.600357149963724</text:p>
              </table:table-cell>
              <table:table-cell office:value-type="float" office:value="0.597330359441407">
                <text:p>0.597330359441407</text:p>
              </table:table-cell>
              <table:table-cell office:value-type="float" office:value="0.600240963144803">
                <text:p>0.600240963144803</text:p>
              </table:table-cell>
              <table:table-cell office:value-type="float" office:value="0.594185191957527">
                <text:p>0.594185191957527</text:p>
              </table:table-cell>
              <table:table-cell office:value-type="float" office:value="0.618215133077859">
                <text:p>0.618215133077859</text:p>
              </table:table-cell>
              <table:table-cell office:value-type="float" office:value="0.594412392333613">
                <text:p>0.594412392333613</text:p>
              </table:table-cell>
              <table:table-cell office:value-type="float" office:value="0.599934695718993">
                <text:p>0.599934695718993</text:p>
              </table:table-cell>
              <table:table-cell office:value-type="float" office:value="0.603045699543616">
                <text:p>0.603045699543616</text:p>
              </table:table-cell>
              <table:table-cell office:value-type="float" office:value="0.60042145348507">
                <text:p>0.60042145348507</text:p>
              </table:table-cell>
              <table:table-cell office:value-type="float" office:value="0.591516145648769">
                <text:p>0.591516145648769</text:p>
              </table:table-cell>
              <table:table-cell office:value-type="float" office:value="0.594627475540568">
                <text:p>0.594627475540568</text:p>
              </table:table-cell>
              <table:table-cell office:value-type="float" office:value="0.595896198038995">
                <text:p>0.595896198038995</text:p>
              </table:table-cell>
              <table:table-cell office:value-type="float" office:value="0.586548978112031">
                <text:p>0.586548978112031</text:p>
              </table:table-cell>
              <table:table-cell office:value-type="float" office:value="0.592643844607432">
                <text:p>0.592643844607432</text:p>
              </table:table-cell>
              <table:table-cell office:value-type="float" office:value="0.602665698285342">
                <text:p>0.602665698285342</text:p>
              </table:table-cell>
              <table:table-cell office:value-type="float" office:value="0.626455789550263">
                <text:p>0.626455789550263</text:p>
              </table:table-cell>
              <table:table-cell office:value-type="float" office:value="0.596164847668019">
                <text:p>0.596164847668019</text:p>
              </table:table-cell>
              <table:table-cell office:value-type="float" office:value="0.594639351734172">
                <text:p>0.594639351734172</text:p>
              </table:table-cell>
              <table:table-cell office:value-type="float" office:value="0.588014510288555">
                <text:p>0.588014510288555</text:p>
              </table:table-cell>
              <table:table-cell office:value-type="float" office:value="0.593519645369207">
                <text:p>0.593519645369207</text:p>
              </table:table-cell>
              <table:table-cell office:value-type="float" office:value="0.637663923534811">
                <text:p>0.637663923534811</text:p>
              </table:table-cell>
              <table:table-cell office:value-type="float" office:value="0.617835279740182">
                <text:p>0.617835279740182</text:p>
              </table:table-cell>
              <table:table-cell office:value-type="float" office:value="0.613082735294635">
                <text:p>0.613082735294635</text:p>
              </table:table-cell>
              <table:table-cell office:value-type="float" office:value="0.607383522436684">
                <text:p>0.607383522436684</text:p>
              </table:table-cell>
              <table:table-cell office:value-type="float" office:value="0.607836694511352">
                <text:p>0.607836694511352</text:p>
              </table:table-cell>
              <table:table-cell office:value-type="float" office:value="0.595845327210555">
                <text:p>0.595845327210555</text:p>
              </table:table-cell>
            </table:table-row>
            <table:table-row>
              <table:table-cell office:value-type="string">
                <text:p>Row 250</text:p>
                <draw:g>
                  <svg:desc/>
                </draw:g>
              </table:table-cell>
              <table:table-cell office:value-type="float" office:value="0.689225222194344">
                <text:p>0.689225222194344</text:p>
                <draw:g>
                  <svg:desc>NNPretrain_classif_affspace_results2.A250:NNPretrain_classif_affspace_results2.BR250</svg:desc>
                </draw:g>
              </table:table-cell>
              <table:table-cell office:value-type="float" office:value="0.719817836745267">
                <text:p>0.719817836745267</text:p>
              </table:table-cell>
              <table:table-cell office:value-type="float" office:value="0.741049929232418">
                <text:p>0.741049929232418</text:p>
              </table:table-cell>
              <table:table-cell office:value-type="float" office:value="0.696229522961837">
                <text:p>0.696229522961837</text:p>
              </table:table-cell>
              <table:table-cell office:value-type="float" office:value="0.680817613512118">
                <text:p>0.680817613512118</text:p>
              </table:table-cell>
              <table:table-cell office:value-type="float" office:value="0.692079064777797">
                <text:p>0.692079064777797</text:p>
              </table:table-cell>
              <table:table-cell office:value-type="float" office:value="0.679522183180282">
                <text:p>0.679522183180282</text:p>
              </table:table-cell>
              <table:table-cell office:value-type="float" office:value="0.726310768408937">
                <text:p>0.726310768408937</text:p>
              </table:table-cell>
              <table:table-cell office:value-type="float" office:value="0.704910133328549">
                <text:p>0.704910133328549</text:p>
              </table:table-cell>
              <table:table-cell office:value-type="float" office:value="0.700510957245323">
                <text:p>0.700510957245323</text:p>
              </table:table-cell>
              <table:table-cell office:value-type="float" office:value="0.803391916785982">
                <text:p>0.803391916785982</text:p>
              </table:table-cell>
              <table:table-cell office:value-type="float" office:value="0.742774513710377">
                <text:p>0.742774513710377</text:p>
              </table:table-cell>
              <table:table-cell office:value-type="float" office:value="0.729884482688256">
                <text:p>0.729884482688256</text:p>
              </table:table-cell>
              <table:table-cell office:value-type="float" office:value="0.678180850085291">
                <text:p>0.678180850085291</text:p>
              </table:table-cell>
              <table:table-cell office:value-type="float" office:value="0.681866421597162">
                <text:p>0.681866421597162</text:p>
              </table:table-cell>
              <table:table-cell office:value-type="float" office:value="0.703695545128292">
                <text:p>0.703695545128292</text:p>
              </table:table-cell>
              <table:table-cell office:value-type="float" office:value="0.683216228468047">
                <text:p>0.683216228468047</text:p>
              </table:table-cell>
              <table:table-cell office:value-type="float" office:value="0.848128169508441">
                <text:p>0.848128169508441</text:p>
              </table:table-cell>
              <table:table-cell office:value-type="float" office:value="0.710921499618264">
                <text:p>0.710921499618264</text:p>
              </table:table-cell>
              <table:table-cell office:value-type="float" office:value="1.03564725647246">
                <text:p>1.03564725647246</text:p>
              </table:table-cell>
              <table:table-cell office:value-type="float" office:value="0.701569316318935">
                <text:p>0.701569316318935</text:p>
              </table:table-cell>
              <table:table-cell office:value-type="float" office:value="0.738963632869379">
                <text:p>0.738963632869379</text:p>
              </table:table-cell>
              <table:table-cell office:value-type="float" office:value="0.707120919675435">
                <text:p>0.707120919675435</text:p>
              </table:table-cell>
              <table:table-cell office:value-type="float" office:value="0.727003150463957">
                <text:p>0.727003150463957</text:p>
              </table:table-cell>
              <table:table-cell office:value-type="float" office:value="0.777079799030249">
                <text:p>0.777079799030249</text:p>
              </table:table-cell>
              <table:table-cell office:value-type="float" office:value="1.00982843767552">
                <text:p>1.00982843767552</text:p>
              </table:table-cell>
              <table:table-cell office:value-type="float" office:value="0.699884242341855">
                <text:p>0.699884242341855</text:p>
              </table:table-cell>
              <table:table-cell office:value-type="float" office:value="0.75399413923458">
                <text:p>0.75399413923458</text:p>
              </table:table-cell>
              <table:table-cell office:value-type="float" office:value="0.859573963289824">
                <text:p>0.859573963289824</text:p>
              </table:table-cell>
              <table:table-cell office:value-type="float" office:value="0.775234875504147">
                <text:p>0.775234875504147</text:p>
              </table:table-cell>
              <table:table-cell office:value-type="float" office:value="0.90673695983955">
                <text:p>0.90673695983955</text:p>
              </table:table-cell>
              <table:table-cell office:value-type="float" office:value="0.951098392495956">
                <text:p>0.951098392495956</text:p>
              </table:table-cell>
              <table:table-cell office:value-type="float" office:value="0.817348922791762">
                <text:p>0.817348922791762</text:p>
              </table:table-cell>
              <table:table-cell office:value-type="float" office:value="0.904801620780249">
                <text:p>0.904801620780249</text:p>
              </table:table-cell>
              <table:table-cell office:value-type="float" office:value="0.782072588390869">
                <text:p>0.782072588390869</text:p>
              </table:table-cell>
              <table:table-cell office:value-type="float" office:value="0.789394713471742">
                <text:p>0.789394713471742</text:p>
              </table:table-cell>
              <table:table-cell office:value-type="float" office:value="0.693681363470866">
                <text:p>0.693681363470866</text:p>
              </table:table-cell>
              <table:table-cell office:value-type="float" office:value="0.810136201130043">
                <text:p>0.810136201130043</text:p>
              </table:table-cell>
              <table:table-cell office:value-type="float" office:value="1.14786839429722">
                <text:p>1.14786839429722</text:p>
              </table:table-cell>
              <table:table-cell office:value-type="float" office:value="2.91819517109177">
                <text:p>2.91819517109177</text:p>
              </table:table-cell>
              <table:table-cell office:value-type="float" office:value="0.843507973090054">
                <text:p>0.843507973090054</text:p>
              </table:table-cell>
              <table:table-cell office:value-type="float" office:value="0.736631084192204">
                <text:p>0.736631084192204</text:p>
              </table:table-cell>
              <table:table-cell office:value-type="float" office:value="0.79846977343073">
                <text:p>0.79846977343073</text:p>
              </table:table-cell>
              <table:table-cell office:value-type="float" office:value="0.75733249588388">
                <text:p>0.75733249588388</text:p>
              </table:table-cell>
              <table:table-cell office:value-type="float" office:value="1.09206800541852">
                <text:p>1.09206800541852</text:p>
              </table:table-cell>
              <table:table-cell office:value-type="float" office:value="0.746671473574766">
                <text:p>0.746671473574766</text:p>
              </table:table-cell>
              <table:table-cell office:value-type="float" office:value="1.45836852825178">
                <text:p>1.45836852825178</text:p>
              </table:table-cell>
              <table:table-cell office:value-type="float" office:value="0.843560159270367">
                <text:p>0.843560159270367</text:p>
              </table:table-cell>
              <table:table-cell office:value-type="float" office:value="1.31907652974769">
                <text:p>1.31907652974769</text:p>
              </table:table-cell>
              <table:table-cell office:value-type="float" office:value="0.910388113795538">
                <text:p>0.910388113795538</text:p>
              </table:table-cell>
              <table:table-cell office:value-type="float" office:value="0.739460594944109">
                <text:p>0.739460594944109</text:p>
              </table:table-cell>
              <table:table-cell office:value-type="float" office:value="0.815332888575914">
                <text:p>0.815332888575914</text:p>
              </table:table-cell>
              <table:table-cell office:value-type="float" office:value="0.7873063139924">
                <text:p>0.7873063139924</text:p>
              </table:table-cell>
              <table:table-cell office:value-type="float" office:value="1.13061948986941">
                <text:p>1.13061948986941</text:p>
              </table:table-cell>
              <table:table-cell office:value-type="float" office:value="0.794208558578184">
                <text:p>0.794208558578184</text:p>
              </table:table-cell>
              <table:table-cell office:value-type="float" office:value="0.785756381167922">
                <text:p>0.785756381167922</text:p>
              </table:table-cell>
              <table:table-cell office:value-type="float" office:value="0.91058175644849">
                <text:p>0.91058175644849</text:p>
              </table:table-cell>
              <table:table-cell office:value-type="float" office:value="0.83026448044666">
                <text:p>0.83026448044666</text:p>
              </table:table-cell>
              <table:table-cell office:value-type="float" office:value="0.693860746901449">
                <text:p>0.693860746901449</text:p>
              </table:table-cell>
              <table:table-cell office:value-type="float" office:value="0.756438632791925">
                <text:p>0.756438632791925</text:p>
              </table:table-cell>
              <table:table-cell office:value-type="float" office:value="0.753333415051053">
                <text:p>0.753333415051053</text:p>
              </table:table-cell>
              <table:table-cell office:value-type="float" office:value="0.741755217686962">
                <text:p>0.741755217686962</text:p>
              </table:table-cell>
              <table:table-cell office:value-type="float" office:value="1.59555841712065">
                <text:p>1.59555841712065</text:p>
              </table:table-cell>
              <table:table-cell office:value-type="float" office:value="0.980480347677719">
                <text:p>0.980480347677719</text:p>
              </table:table-cell>
              <table:table-cell office:value-type="float" office:value="0.684440550778548">
                <text:p>0.684440550778548</text:p>
              </table:table-cell>
              <table:table-cell office:value-type="float" office:value="1.00473644486054">
                <text:p>1.00473644486054</text:p>
              </table:table-cell>
              <table:table-cell office:value-type="float" office:value="0.785866435418615">
                <text:p>0.785866435418615</text:p>
              </table:table-cell>
              <table:table-cell office:value-type="float" office:value="0.951070289535045">
                <text:p>0.951070289535045</text:p>
              </table:table-cell>
              <table:table-cell office:value-type="float" office:value="0.853410085859793">
                <text:p>0.853410085859793</text:p>
              </table:table-cell>
              <table:table-cell office:value-type="float" office:value="0.717932462862864">
                <text:p>0.7179324628628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15cm" svg:height="5.797cm" xlink:href=".." xlink:type="simple" chart:class="chart:line" chart:style-name="ch1">
        <chart:legend chart:legend-position="end" svg:x="10.348cm" svg:y="2.35cm" style:legend-expansion="high" chart:style-name="ch2"/>
        <chart:plot-area chart:style-name="ch3" table:cell-range-address="NNPretrain_classif_affspace_results2.A256:NNPretrain_classif_affspace_results2.BR256 NNPretrain_classif_affspace_results2.A258:NNPretrain_classif_affspace_results2.BR258" svg:x="0.26cm" svg:y="0.115cm" svg:width="9.828cm" svg:height="5.567cm">
          <chartooo:coordinate-region svg:x="1.278cm" svg:y="0.314cm" svg:width="8.81cm" svg:height="5.1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256:NNPretrain_classif_affspace_results2.BR256" chart:class="chart:line">
            <chart:data-point chart:repeated="70"/>
          </chart:series>
          <chart:series chart:style-name="ch7" chart:values-cell-range-address="NNPretrain_classif_affspace_results2.A258:NNPretrain_classif_affspace_results2.BR258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56</text:p>
                <draw:g>
                  <svg:desc/>
                </draw:g>
              </table:table-cell>
              <table:table-cell office:value-type="float" office:value="0.0267323528400404">
                <text:p>0.0267323528400404</text:p>
                <draw:g>
                  <svg:desc>NNPretrain_classif_affspace_results2.A256:NNPretrain_classif_affspace_results2.BR256</svg:desc>
                </draw:g>
              </table:table-cell>
              <table:table-cell office:value-type="float" office:value="0.0812408410463562">
                <text:p>0.0812408410463562</text:p>
              </table:table-cell>
              <table:table-cell office:value-type="float" office:value="0.145691612253385">
                <text:p>0.145691612253385</text:p>
              </table:table-cell>
              <table:table-cell office:value-type="float" office:value="0.165872047867231">
                <text:p>0.165872047867231</text:p>
              </table:table-cell>
              <table:table-cell office:value-type="float" office:value="0.17989364401179">
                <text:p>0.17989364401179</text:p>
              </table:table-cell>
              <table:table-cell office:value-type="float" office:value="0.180710513875355">
                <text:p>0.180710513875355</text:p>
              </table:table-cell>
              <table:table-cell office:value-type="float" office:value="0.210229141966909">
                <text:p>0.210229141966909</text:p>
              </table:table-cell>
              <table:table-cell office:value-type="float" office:value="0.24167059403457">
                <text:p>0.24167059403457</text:p>
              </table:table-cell>
              <table:table-cell office:value-type="float" office:value="0.242719857184084">
                <text:p>0.242719857184084</text:p>
              </table:table-cell>
              <table:table-cell office:value-type="float" office:value="0.259898138594209">
                <text:p>0.259898138594209</text:p>
              </table:table-cell>
              <table:table-cell office:value-type="float" office:value="0.258238004751814">
                <text:p>0.258238004751814</text:p>
              </table:table-cell>
              <table:table-cell office:value-type="float" office:value="0.263742883069093">
                <text:p>0.263742883069093</text:p>
              </table:table-cell>
              <table:table-cell office:value-type="float" office:value="0.273322369472638">
                <text:p>0.273322369472638</text:p>
              </table:table-cell>
              <table:table-cell office:value-type="float" office:value="0.263063854472879">
                <text:p>0.263063854472879</text:p>
              </table:table-cell>
              <table:table-cell office:value-type="float" office:value="0.25400646686449">
                <text:p>0.25400646686449</text:p>
              </table:table-cell>
              <table:table-cell office:value-type="float" office:value="0.289058571259831">
                <text:p>0.289058571259831</text:p>
              </table:table-cell>
              <table:table-cell office:value-type="float" office:value="0.315642700197262">
                <text:p>0.315642700197262</text:p>
              </table:table-cell>
              <table:table-cell office:value-type="float" office:value="0.302956899778245">
                <text:p>0.302956899778245</text:p>
              </table:table-cell>
              <table:table-cell office:value-type="float" office:value="0.299063827177461">
                <text:p>0.299063827177461</text:p>
              </table:table-cell>
              <table:table-cell office:value-type="float" office:value="0.298355724964821">
                <text:p>0.298355724964821</text:p>
              </table:table-cell>
              <table:table-cell office:value-type="float" office:value="0.263448607088671">
                <text:p>0.263448607088671</text:p>
              </table:table-cell>
              <table:table-cell office:value-type="float" office:value="0.299494433394017">
                <text:p>0.299494433394017</text:p>
              </table:table-cell>
              <table:table-cell office:value-type="float" office:value="0.298968522199851">
                <text:p>0.298968522199851</text:p>
              </table:table-cell>
              <table:table-cell office:value-type="float" office:value="0.308051628745686">
                <text:p>0.308051628745686</text:p>
              </table:table-cell>
              <table:table-cell office:value-type="float" office:value="0.311914543484514">
                <text:p>0.311914543484514</text:p>
              </table:table-cell>
              <table:table-cell office:value-type="float" office:value="0.316314786871299">
                <text:p>0.316314786871299</text:p>
              </table:table-cell>
              <table:table-cell office:value-type="float" office:value="0.315509329660687">
                <text:p>0.315509329660687</text:p>
              </table:table-cell>
              <table:table-cell office:value-type="float" office:value="0.322051238542773">
                <text:p>0.322051238542773</text:p>
              </table:table-cell>
              <table:table-cell office:value-type="float" office:value="0.318932228462398">
                <text:p>0.318932228462398</text:p>
              </table:table-cell>
              <table:table-cell office:value-type="float" office:value="0.256871195791922">
                <text:p>0.256871195791922</text:p>
              </table:table-cell>
              <table:table-cell office:value-type="float" office:value="0.302913959093222">
                <text:p>0.302913959093222</text:p>
              </table:table-cell>
              <table:table-cell office:value-type="float" office:value="0.313342872731025">
                <text:p>0.313342872731025</text:p>
              </table:table-cell>
              <table:table-cell office:value-type="float" office:value="0.299854970054066">
                <text:p>0.299854970054066</text:p>
              </table:table-cell>
              <table:table-cell office:value-type="float" office:value="0.32465383275108">
                <text:p>0.32465383275108</text:p>
              </table:table-cell>
              <table:table-cell office:value-type="float" office:value="0.326902074789248">
                <text:p>0.326902074789248</text:p>
              </table:table-cell>
              <table:table-cell office:value-type="float" office:value="0.309742761769524">
                <text:p>0.309742761769524</text:p>
              </table:table-cell>
              <table:table-cell office:value-type="float" office:value="0.321992374427035">
                <text:p>0.321992374427035</text:p>
              </table:table-cell>
              <table:table-cell office:value-type="float" office:value="0.331204957291831">
                <text:p>0.331204957291831</text:p>
              </table:table-cell>
              <table:table-cell office:value-type="float" office:value="0.31735704148816">
                <text:p>0.31735704148816</text:p>
              </table:table-cell>
              <table:table-cell office:value-type="float" office:value="0.32102062590753">
                <text:p>0.32102062590753</text:p>
              </table:table-cell>
              <table:table-cell office:value-type="float" office:value="0.3167744078476">
                <text:p>0.3167744078476</text:p>
              </table:table-cell>
              <table:table-cell office:value-type="float" office:value="0.327783254842096">
                <text:p>0.327783254842096</text:p>
              </table:table-cell>
              <table:table-cell office:value-type="float" office:value="0.326743424832933">
                <text:p>0.326743424832933</text:p>
              </table:table-cell>
              <table:table-cell office:value-type="float" office:value="0.320206421942122">
                <text:p>0.320206421942122</text:p>
              </table:table-cell>
              <table:table-cell office:value-type="float" office:value="0.322107738902065">
                <text:p>0.322107738902065</text:p>
              </table:table-cell>
              <table:table-cell office:value-type="float" office:value="0.319484786468267">
                <text:p>0.319484786468267</text:p>
              </table:table-cell>
              <table:table-cell office:value-type="float" office:value="0.319289880367117">
                <text:p>0.319289880367117</text:p>
              </table:table-cell>
              <table:table-cell office:value-type="float" office:value="0.322139131665185">
                <text:p>0.322139131665185</text:p>
              </table:table-cell>
              <table:table-cell office:value-type="float" office:value="0.282034071815405">
                <text:p>0.282034071815405</text:p>
              </table:table-cell>
              <table:table-cell office:value-type="float" office:value="0.322010894960121">
                <text:p>0.322010894960121</text:p>
              </table:table-cell>
              <table:table-cell office:value-type="float" office:value="0.324958234975378">
                <text:p>0.324958234975378</text:p>
              </table:table-cell>
              <table:table-cell office:value-type="float" office:value="0.316463160025937">
                <text:p>0.316463160025937</text:p>
              </table:table-cell>
              <table:table-cell office:value-type="float" office:value="0.321920767169671">
                <text:p>0.321920767169671</text:p>
              </table:table-cell>
              <table:table-cell office:value-type="float" office:value="0.336275180918209">
                <text:p>0.336275180918209</text:p>
              </table:table-cell>
              <table:table-cell office:value-type="float" office:value="0.32265824680134">
                <text:p>0.32265824680134</text:p>
              </table:table-cell>
              <table:table-cell office:value-type="float" office:value="0.327612973013859">
                <text:p>0.327612973013859</text:p>
              </table:table-cell>
              <table:table-cell office:value-type="float" office:value="0.349298827456054">
                <text:p>0.349298827456054</text:p>
              </table:table-cell>
              <table:table-cell office:value-type="float" office:value="0.328650617258498">
                <text:p>0.328650617258498</text:p>
              </table:table-cell>
              <table:table-cell office:value-type="float" office:value="0.322815568379778">
                <text:p>0.322815568379778</text:p>
              </table:table-cell>
              <table:table-cell office:value-type="float" office:value="0.282555961206973">
                <text:p>0.282555961206973</text:p>
              </table:table-cell>
              <table:table-cell office:value-type="float" office:value="0.309895791459239">
                <text:p>0.309895791459239</text:p>
              </table:table-cell>
              <table:table-cell office:value-type="float" office:value="0.328164784165805">
                <text:p>0.328164784165805</text:p>
              </table:table-cell>
              <table:table-cell office:value-type="float" office:value="0.340431073654041">
                <text:p>0.340431073654041</text:p>
              </table:table-cell>
              <table:table-cell office:value-type="float" office:value="0.320856293695485">
                <text:p>0.320856293695485</text:p>
              </table:table-cell>
              <table:table-cell office:value-type="float" office:value="0.265906716863874">
                <text:p>0.265906716863874</text:p>
              </table:table-cell>
              <table:table-cell office:value-type="float" office:value="0.288529457692898">
                <text:p>0.288529457692898</text:p>
              </table:table-cell>
              <table:table-cell office:value-type="float" office:value="0.294695367043326">
                <text:p>0.294695367043326</text:p>
              </table:table-cell>
              <table:table-cell office:value-type="float" office:value="0.310312094100092">
                <text:p>0.310312094100092</text:p>
              </table:table-cell>
              <table:table-cell office:value-type="float" office:value="0.305875108996635">
                <text:p>0.305875108996635</text:p>
              </table:table-cell>
              <table:table-cell office:value-type="float" office:value="0.320070978440133">
                <text:p>0.320070978440133</text:p>
              </table:table-cell>
            </table:table-row>
            <table:table-row>
              <table:table-cell office:value-type="string">
                <text:p>Row 258</text:p>
                <draw:g>
                  <svg:desc/>
                </draw:g>
              </table:table-cell>
              <table:table-cell office:value-type="float" office:value="-0.0198417475057203">
                <text:p>-0.0198417475057203</text:p>
                <draw:g>
                  <svg:desc>NNPretrain_classif_affspace_results2.A258:NNPretrain_classif_affspace_results2.BR2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886319660330075">
                <text:p>0.000886319660330075</text:p>
              </table:table-cell>
              <table:table-cell office:value-type="float" office:value="0.124922187351797">
                <text:p>0.124922187351797</text:p>
              </table:table-cell>
              <table:table-cell office:value-type="float" office:value="0.0521174713382781">
                <text:p>0.0521174713382781</text:p>
              </table:table-cell>
              <table:table-cell office:value-type="float" office:value="0.122742594503973">
                <text:p>0.122742594503973</text:p>
              </table:table-cell>
              <table:table-cell office:value-type="float" office:value="0.0834155979997784">
                <text:p>0.0834155979997784</text:p>
              </table:table-cell>
              <table:table-cell office:value-type="float" office:value="0.00796034800984992">
                <text:p>0.00796034800984992</text:p>
              </table:table-cell>
              <table:table-cell office:value-type="float" office:value="0.0974393558950032">
                <text:p>0.0974393558950032</text:p>
              </table:table-cell>
              <table:table-cell office:value-type="float" office:value="0.114093993857423">
                <text:p>0.114093993857423</text:p>
              </table:table-cell>
              <table:table-cell office:value-type="float" office:value="-0.00318191418280968">
                <text:p>-0.00318191418280968</text:p>
              </table:table-cell>
              <table:table-cell office:value-type="float" office:value="0.0783529649906807">
                <text:p>0.0783529649906807</text:p>
              </table:table-cell>
              <table:table-cell office:value-type="float" office:value="0.065817697903338">
                <text:p>0.065817697903338</text:p>
              </table:table-cell>
              <table:table-cell office:value-type="float" office:value="0.0914876525518559">
                <text:p>0.0914876525518559</text:p>
              </table:table-cell>
              <table:table-cell office:value-type="float" office:value="0.104405273275853">
                <text:p>0.104405273275853</text:p>
              </table:table-cell>
              <table:table-cell office:value-type="float" office:value="0.118050283353529">
                <text:p>0.118050283353529</text:p>
              </table:table-cell>
              <table:table-cell office:value-type="float" office:value="0.0820085480072817">
                <text:p>0.0820085480072817</text:p>
              </table:table-cell>
              <table:table-cell office:value-type="float" office:value="0.055122368512192">
                <text:p>0.055122368512192</text:p>
              </table:table-cell>
              <table:table-cell office:value-type="float" office:value="0.11328807364956">
                <text:p>0.11328807364956</text:p>
              </table:table-cell>
              <table:table-cell office:value-type="float" office:value="-0.00752005449134677">
                <text:p>-0.00752005449134677</text:p>
              </table:table-cell>
              <table:table-cell office:value-type="float" office:value="0.12781473954803">
                <text:p>0.12781473954803</text:p>
              </table:table-cell>
              <table:table-cell office:value-type="float" office:value="0.0684104933268482">
                <text:p>0.0684104933268482</text:p>
              </table:table-cell>
              <table:table-cell office:value-type="float" office:value="0.111235615945619">
                <text:p>0.111235615945619</text:p>
              </table:table-cell>
              <table:table-cell office:value-type="float" office:value="0.0547605777362592">
                <text:p>0.0547605777362592</text:p>
              </table:table-cell>
              <table:table-cell office:value-type="float" office:value="0.0963003469996358">
                <text:p>0.0963003469996358</text:p>
              </table:table-cell>
              <table:table-cell office:value-type="float" office:value="-0.00917008439202215">
                <text:p>-0.00917008439202215</text:p>
              </table:table-cell>
              <table:table-cell office:value-type="float" office:value="0.107516836339011">
                <text:p>0.107516836339011</text:p>
              </table:table-cell>
              <table:table-cell office:value-type="float" office:value="0.0960594993857717">
                <text:p>0.0960594993857717</text:p>
              </table:table-cell>
              <table:table-cell office:value-type="float" office:value="0.0677930626461752">
                <text:p>0.0677930626461752</text:p>
              </table:table-cell>
              <table:table-cell office:value-type="float" office:value="0.0740910616671677">
                <text:p>0.0740910616671677</text:p>
              </table:table-cell>
              <table:table-cell office:value-type="float" office:value="-0.00356391282328979">
                <text:p>-0.00356391282328979</text:p>
              </table:table-cell>
              <table:table-cell office:value-type="float" office:value="0.0427558221002917">
                <text:p>0.0427558221002917</text:p>
              </table:table-cell>
              <table:table-cell office:value-type="float" office:value="0.110406034178899">
                <text:p>0.110406034178899</text:p>
              </table:table-cell>
              <table:table-cell office:value-type="float" office:value="0.0544148889311951">
                <text:p>0.0544148889311951</text:p>
              </table:table-cell>
              <table:table-cell office:value-type="float" office:value="0.0599032763771593">
                <text:p>0.0599032763771593</text:p>
              </table:table-cell>
              <table:table-cell office:value-type="float" office:value="0.112309330851106">
                <text:p>0.112309330851106</text:p>
              </table:table-cell>
              <table:table-cell office:value-type="float" office:value="0.105791302291553">
                <text:p>0.105791302291553</text:p>
              </table:table-cell>
              <table:table-cell office:value-type="float" office:value="0.0809197321187618">
                <text:p>0.0809197321187618</text:p>
              </table:table-cell>
              <table:table-cell office:value-type="float" office:value="0.00807906203704998">
                <text:p>0.00807906203704998</text:p>
              </table:table-cell>
              <table:table-cell office:value-type="float" office:value="0">
                <text:p>0</text:p>
              </table:table-cell>
              <table:table-cell office:value-type="float" office:value="0.112728378693831">
                <text:p>0.112728378693831</text:p>
              </table:table-cell>
              <table:table-cell office:value-type="float" office:value="0.107343135526227">
                <text:p>0.107343135526227</text:p>
              </table:table-cell>
              <table:table-cell office:value-type="float" office:value="0.0693127440798475">
                <text:p>0.0693127440798475</text:p>
              </table:table-cell>
              <table:table-cell office:value-type="float" office:value="0.082693906828148">
                <text:p>0.082693906828148</text:p>
              </table:table-cell>
              <table:table-cell office:value-type="float" office:value="-0.00113684964734454">
                <text:p>-0.00113684964734454</text:p>
              </table:table-cell>
              <table:table-cell office:value-type="float" office:value="0.0650482062443638">
                <text:p>0.0650482062443638</text:p>
              </table:table-cell>
              <table:table-cell office:value-type="float" office:value="0.0350430426875892">
                <text:p>0.0350430426875892</text:p>
              </table:table-cell>
              <table:table-cell office:value-type="float" office:value="0.0508492481036775">
                <text:p>0.0508492481036775</text:p>
              </table:table-cell>
              <table:table-cell office:value-type="float" office:value="0.0119981424539801">
                <text:p>0.0119981424539801</text:p>
              </table:table-cell>
              <table:table-cell office:value-type="float" office:value="0.039250614203526">
                <text:p>0.039250614203526</text:p>
              </table:table-cell>
              <table:table-cell office:value-type="float" office:value="0.110811544328925">
                <text:p>0.110811544328925</text:p>
              </table:table-cell>
              <table:table-cell office:value-type="float" office:value="0.11137510786676">
                <text:p>0.11137510786676</text:p>
              </table:table-cell>
              <table:table-cell office:value-type="float" office:value="0.0541316066157199">
                <text:p>0.0541316066157199</text:p>
              </table:table-cell>
              <table:table-cell office:value-type="float" office:value="0.038183095139553">
                <text:p>0.038183095139553</text:p>
              </table:table-cell>
              <table:table-cell office:value-type="float" office:value="0.0334156245419719">
                <text:p>0.0334156245419719</text:p>
              </table:table-cell>
              <table:table-cell office:value-type="float" office:value="0.0748540326872964">
                <text:p>0.0748540326872964</text:p>
              </table:table-cell>
              <table:table-cell office:value-type="float" office:value="0.0301489483745026">
                <text:p>0.0301489483745026</text:p>
              </table:table-cell>
              <table:table-cell office:value-type="float" office:value="0.0836974151405857">
                <text:p>0.0836974151405857</text:p>
              </table:table-cell>
              <table:table-cell office:value-type="float" office:value="0.107083363355219">
                <text:p>0.107083363355219</text:p>
              </table:table-cell>
              <table:table-cell office:value-type="float" office:value="0.084639587145372">
                <text:p>0.084639587145372</text:p>
              </table:table-cell>
              <table:table-cell office:value-type="float" office:value="0.110664065340151">
                <text:p>0.110664065340151</text:p>
              </table:table-cell>
              <table:table-cell office:value-type="float" office:value="0.119632031788553">
                <text:p>0.119632031788553</text:p>
              </table:table-cell>
              <table:table-cell office:value-type="float" office:value="0.0108623272617729">
                <text:p>0.0108623272617729</text:p>
              </table:table-cell>
              <table:table-cell office:value-type="float" office:value="0.0385382518145607">
                <text:p>0.0385382518145607</text:p>
              </table:table-cell>
              <table:table-cell office:value-type="float" office:value="0.141308460340624">
                <text:p>0.141308460340624</text:p>
              </table:table-cell>
              <table:table-cell office:value-type="float" office:value="0.0135474324439634">
                <text:p>0.0135474324439634</text:p>
              </table:table-cell>
              <table:table-cell office:value-type="float" office:value="0.110290839140552">
                <text:p>0.110290839140552</text:p>
              </table:table-cell>
              <table:table-cell office:value-type="float" office:value="0.0514481015570049">
                <text:p>0.0514481015570049</text:p>
              </table:table-cell>
              <table:table-cell office:value-type="float" office:value="0.0800330050782782">
                <text:p>0.0800330050782782</text:p>
              </table:table-cell>
              <table:table-cell office:value-type="float" office:value="0.101117768486519">
                <text:p>0.1011177684865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36cm" svg:height="4.411cm" xlink:href=".." xlink:type="simple" chart:class="chart:line" chart:style-name="ch1">
        <chart:legend chart:legend-position="end" svg:x="12.169cm" svg:y="1.657cm" style:legend-expansion="high" chart:style-name="ch2"/>
        <chart:plot-area chart:style-name="ch3" table:cell-range-address="NNPretrain_classif_affspace_results2.A282:NNPretrain_classif_affspace_results2.BR282 NNPretrain_classif_affspace_results2.A284:NNPretrain_classif_affspace_results2.BR284" svg:x="0.296cm" svg:y="0.088cm" svg:width="11.577cm" svg:height="4.235cm">
          <chartooo:coordinate-region svg:x="1.023cm" svg:y="0.288cm" svg:width="10.85cm" svg:height="3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282:NNPretrain_classif_affspace_results2.BR282" chart:class="chart:line">
            <chart:data-point chart:repeated="70"/>
          </chart:series>
          <chart:series chart:style-name="ch7" chart:values-cell-range-address="NNPretrain_classif_affspace_results2.A284:NNPretrain_classif_affspace_results2.BR284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82</text:p>
                <draw:g>
                  <svg:desc/>
                </draw:g>
              </table:table-cell>
              <table:table-cell office:value-type="float" office:value="0.764903616824077">
                <text:p>0.764903616824077</text:p>
                <draw:g>
                  <svg:desc>NNPretrain_classif_affspace_results2.A282:NNPretrain_classif_affspace_results2.BR282</svg:desc>
                </draw:g>
              </table:table-cell>
              <table:table-cell office:value-type="float" office:value="0.690318596447208">
                <text:p>0.690318596447208</text:p>
              </table:table-cell>
              <table:table-cell office:value-type="float" office:value="0.663977296309715">
                <text:p>0.663977296309715</text:p>
              </table:table-cell>
              <table:table-cell office:value-type="float" office:value="0.639460255329213">
                <text:p>0.639460255329213</text:p>
              </table:table-cell>
              <table:table-cell office:value-type="float" office:value="0.640214465218586">
                <text:p>0.640214465218586</text:p>
              </table:table-cell>
              <table:table-cell office:value-type="float" office:value="0.624827994036981">
                <text:p>0.624827994036981</text:p>
              </table:table-cell>
              <table:table-cell office:value-type="float" office:value="0.614434304662877">
                <text:p>0.614434304662877</text:p>
              </table:table-cell>
              <table:table-cell office:value-type="float" office:value="0.601015784697176">
                <text:p>0.601015784697176</text:p>
              </table:table-cell>
              <table:table-cell office:value-type="float" office:value="0.608674008163542">
                <text:p>0.608674008163542</text:p>
              </table:table-cell>
              <table:table-cell office:value-type="float" office:value="0.600471784688677">
                <text:p>0.600471784688677</text:p>
              </table:table-cell>
              <table:table-cell office:value-type="float" office:value="0.594325568413356">
                <text:p>0.594325568413356</text:p>
              </table:table-cell>
              <table:table-cell office:value-type="float" office:value="0.586188382741213">
                <text:p>0.586188382741213</text:p>
              </table:table-cell>
              <table:table-cell office:value-type="float" office:value="0.584849697022406">
                <text:p>0.584849697022406</text:p>
              </table:table-cell>
              <table:table-cell office:value-type="float" office:value="0.58182623191357">
                <text:p>0.58182623191357</text:p>
              </table:table-cell>
              <table:table-cell office:value-type="float" office:value="0.585984681125609">
                <text:p>0.585984681125609</text:p>
              </table:table-cell>
              <table:table-cell office:value-type="float" office:value="0.583064090538482">
                <text:p>0.583064090538482</text:p>
              </table:table-cell>
              <table:table-cell office:value-type="float" office:value="0.589303879660324">
                <text:p>0.589303879660324</text:p>
              </table:table-cell>
              <table:table-cell office:value-type="float" office:value="0.593872218986047">
                <text:p>0.593872218986047</text:p>
              </table:table-cell>
              <table:table-cell office:value-type="float" office:value="0.569177588573294">
                <text:p>0.569177588573294</text:p>
              </table:table-cell>
              <table:table-cell office:value-type="float" office:value="0.572540174526443">
                <text:p>0.572540174526443</text:p>
              </table:table-cell>
              <table:table-cell office:value-type="float" office:value="0.573207797272728">
                <text:p>0.573207797272728</text:p>
              </table:table-cell>
              <table:table-cell office:value-type="float" office:value="0.574747259066332">
                <text:p>0.574747259066332</text:p>
              </table:table-cell>
              <table:table-cell office:value-type="float" office:value="0.582225233579361">
                <text:p>0.582225233579361</text:p>
              </table:table-cell>
              <table:table-cell office:value-type="float" office:value="0.563071259134267">
                <text:p>0.563071259134267</text:p>
              </table:table-cell>
              <table:table-cell office:value-type="float" office:value="0.559441007833382">
                <text:p>0.559441007833382</text:p>
              </table:table-cell>
              <table:table-cell office:value-type="float" office:value="0.565741330182369">
                <text:p>0.565741330182369</text:p>
              </table:table-cell>
              <table:table-cell office:value-type="float" office:value="0.564483897464234">
                <text:p>0.564483897464234</text:p>
              </table:table-cell>
              <table:table-cell office:value-type="float" office:value="0.566037964364098">
                <text:p>0.566037964364098</text:p>
              </table:table-cell>
              <table:table-cell office:value-type="float" office:value="0.577057029322289">
                <text:p>0.577057029322289</text:p>
              </table:table-cell>
              <table:table-cell office:value-type="float" office:value="0.557711624185655">
                <text:p>0.557711624185655</text:p>
              </table:table-cell>
              <table:table-cell office:value-type="float" office:value="0.564184487391876">
                <text:p>0.564184487391876</text:p>
              </table:table-cell>
              <table:table-cell office:value-type="float" office:value="0.55938989750408">
                <text:p>0.55938989750408</text:p>
              </table:table-cell>
              <table:table-cell office:value-type="float" office:value="0.558766600570001">
                <text:p>0.558766600570001</text:p>
              </table:table-cell>
              <table:table-cell office:value-type="float" office:value="0.567679794152618">
                <text:p>0.567679794152618</text:p>
              </table:table-cell>
              <table:table-cell office:value-type="float" office:value="0.561045230321449">
                <text:p>0.561045230321449</text:p>
              </table:table-cell>
              <table:table-cell office:value-type="float" office:value="0.566254325423278">
                <text:p>0.566254325423278</text:p>
              </table:table-cell>
              <table:table-cell office:value-type="float" office:value="0.553922416793029">
                <text:p>0.553922416793029</text:p>
              </table:table-cell>
              <table:table-cell office:value-type="float" office:value="0.55473862585025">
                <text:p>0.55473862585025</text:p>
              </table:table-cell>
              <table:table-cell office:value-type="float" office:value="0.547845612027226">
                <text:p>0.547845612027226</text:p>
              </table:table-cell>
              <table:table-cell office:value-type="float" office:value="0.558200084039238">
                <text:p>0.558200084039238</text:p>
              </table:table-cell>
              <table:table-cell office:value-type="float" office:value="0.563326727361321">
                <text:p>0.563326727361321</text:p>
              </table:table-cell>
              <table:table-cell office:value-type="float" office:value="0.549657232640581">
                <text:p>0.549657232640581</text:p>
              </table:table-cell>
              <table:table-cell office:value-type="float" office:value="0.5463935860555">
                <text:p>0.5463935860555</text:p>
              </table:table-cell>
              <table:table-cell office:value-type="float" office:value="0.567180414208243">
                <text:p>0.567180414208243</text:p>
              </table:table-cell>
              <table:table-cell office:value-type="float" office:value="0.569453942436159">
                <text:p>0.569453942436159</text:p>
              </table:table-cell>
              <table:table-cell office:value-type="float" office:value="0.550927276962315">
                <text:p>0.550927276962315</text:p>
              </table:table-cell>
              <table:table-cell office:value-type="float" office:value="0.55071409670568">
                <text:p>0.55071409670568</text:p>
              </table:table-cell>
              <table:table-cell office:value-type="float" office:value="0.552203620249419">
                <text:p>0.552203620249419</text:p>
              </table:table-cell>
              <table:table-cell office:value-type="float" office:value="0.547601052967703">
                <text:p>0.547601052967703</text:p>
              </table:table-cell>
              <table:table-cell office:value-type="float" office:value="0.549577907197326">
                <text:p>0.549577907197326</text:p>
              </table:table-cell>
              <table:table-cell office:value-type="float" office:value="0.551959194147169">
                <text:p>0.551959194147169</text:p>
              </table:table-cell>
              <table:table-cell office:value-type="float" office:value="0.541459857275602">
                <text:p>0.541459857275602</text:p>
              </table:table-cell>
              <table:table-cell office:value-type="float" office:value="0.54537932083052">
                <text:p>0.54537932083052</text:p>
              </table:table-cell>
              <table:table-cell office:value-type="float" office:value="0.546936529212194">
                <text:p>0.546936529212194</text:p>
              </table:table-cell>
              <table:table-cell office:value-type="float" office:value="0.546517603578272">
                <text:p>0.546517603578272</text:p>
              </table:table-cell>
              <table:table-cell office:value-type="float" office:value="0.54328244503842">
                <text:p>0.54328244503842</text:p>
              </table:table-cell>
              <table:table-cell office:value-type="float" office:value="0.541859661012264">
                <text:p>0.541859661012264</text:p>
              </table:table-cell>
              <table:table-cell office:value-type="float" office:value="0.560495166115055">
                <text:p>0.560495166115055</text:p>
              </table:table-cell>
              <table:table-cell office:value-type="float" office:value="0.546120222867332">
                <text:p>0.546120222867332</text:p>
              </table:table-cell>
              <table:table-cell office:value-type="float" office:value="0.552198180750873">
                <text:p>0.552198180750873</text:p>
              </table:table-cell>
              <table:table-cell office:value-type="float" office:value="0.546713372382103">
                <text:p>0.546713372382103</text:p>
              </table:table-cell>
              <table:table-cell office:value-type="float" office:value="0.565498349421385">
                <text:p>0.565498349421385</text:p>
              </table:table-cell>
              <table:table-cell office:value-type="float" office:value="0.551083053077893">
                <text:p>0.551083053077893</text:p>
              </table:table-cell>
              <table:table-cell office:value-type="float" office:value="0.536233156701615">
                <text:p>0.536233156701615</text:p>
              </table:table-cell>
              <table:table-cell office:value-type="float" office:value="0.54651650205679">
                <text:p>0.54651650205679</text:p>
              </table:table-cell>
              <table:table-cell office:value-type="float" office:value="0.540756048364666">
                <text:p>0.540756048364666</text:p>
              </table:table-cell>
              <table:table-cell office:value-type="float" office:value="0.542359809190944">
                <text:p>0.542359809190944</text:p>
              </table:table-cell>
              <table:table-cell office:value-type="float" office:value="0.538278085205217">
                <text:p>0.538278085205217</text:p>
              </table:table-cell>
              <table:table-cell office:value-type="float" office:value="0.552219787081513">
                <text:p>0.552219787081513</text:p>
              </table:table-cell>
              <table:table-cell office:value-type="float" office:value="0.536867949383848">
                <text:p>0.536867949383848</text:p>
              </table:table-cell>
            </table:table-row>
            <table:table-row>
              <table:table-cell office:value-type="string">
                <text:p>Row 284</text:p>
                <draw:g>
                  <svg:desc/>
                </draw:g>
              </table:table-cell>
              <table:table-cell office:value-type="float" office:value="0.693960757722118">
                <text:p>0.693960757722118</text:p>
                <draw:g>
                  <svg:desc>NNPretrain_classif_affspace_results2.A284:NNPretrain_classif_affspace_results2.BR284</svg:desc>
                </draw:g>
              </table:table-cell>
              <table:table-cell office:value-type="float" office:value="0.702838843472342">
                <text:p>0.702838843472342</text:p>
              </table:table-cell>
              <table:table-cell office:value-type="float" office:value="0.720311933017505">
                <text:p>0.720311933017505</text:p>
              </table:table-cell>
              <table:table-cell office:value-type="float" office:value="0.716271843152586">
                <text:p>0.716271843152586</text:p>
              </table:table-cell>
              <table:table-cell office:value-type="float" office:value="0.700937125648588">
                <text:p>0.700937125648588</text:p>
              </table:table-cell>
              <table:table-cell office:value-type="float" office:value="0.721711745596018">
                <text:p>0.721711745596018</text:p>
              </table:table-cell>
              <table:table-cell office:value-type="float" office:value="0.766502998504433">
                <text:p>0.766502998504433</text:p>
              </table:table-cell>
              <table:table-cell office:value-type="float" office:value="0.675314815489565">
                <text:p>0.675314815489565</text:p>
              </table:table-cell>
              <table:table-cell office:value-type="float" office:value="0.677037243183896">
                <text:p>0.677037243183896</text:p>
              </table:table-cell>
              <table:table-cell office:value-type="float" office:value="0.758326905163229">
                <text:p>0.758326905163229</text:p>
              </table:table-cell>
              <table:table-cell office:value-type="float" office:value="0.923354790732933">
                <text:p>0.923354790732933</text:p>
              </table:table-cell>
              <table:table-cell office:value-type="float" office:value="0.951723321935219">
                <text:p>0.951723321935219</text:p>
              </table:table-cell>
              <table:table-cell office:value-type="float" office:value="0.976320741506196">
                <text:p>0.976320741506196</text:p>
              </table:table-cell>
              <table:table-cell office:value-type="float" office:value="0.870378731225937">
                <text:p>0.870378731225937</text:p>
              </table:table-cell>
              <table:table-cell office:value-type="float" office:value="0.882764642628134">
                <text:p>0.882764642628134</text:p>
              </table:table-cell>
              <table:table-cell office:value-type="float" office:value="0.764823850138611">
                <text:p>0.764823850138611</text:p>
              </table:table-cell>
              <table:table-cell office:value-type="float" office:value="1.65660861965998">
                <text:p>1.65660861965998</text:p>
              </table:table-cell>
              <table:table-cell office:value-type="float" office:value="0.748968493060963">
                <text:p>0.748968493060963</text:p>
              </table:table-cell>
              <table:table-cell office:value-type="float" office:value="0.78274691676323">
                <text:p>0.78274691676323</text:p>
              </table:table-cell>
              <table:table-cell office:value-type="float" office:value="0.966081104586753">
                <text:p>0.966081104586753</text:p>
              </table:table-cell>
              <table:table-cell office:value-type="float" office:value="0.748981665858675">
                <text:p>0.748981665858675</text:p>
              </table:table-cell>
              <table:table-cell office:value-type="float" office:value="0.750006139064392">
                <text:p>0.750006139064392</text:p>
              </table:table-cell>
              <table:table-cell office:value-type="float" office:value="0.837098335213892">
                <text:p>0.837098335213892</text:p>
              </table:table-cell>
              <table:table-cell office:value-type="float" office:value="0.872956795495545">
                <text:p>0.872956795495545</text:p>
              </table:table-cell>
              <table:table-cell office:value-type="float" office:value="0.734549879300102">
                <text:p>0.734549879300102</text:p>
              </table:table-cell>
              <table:table-cell office:value-type="float" office:value="1.01539453193144">
                <text:p>1.01539453193144</text:p>
              </table:table-cell>
              <table:table-cell office:value-type="float" office:value="0.702071626310503">
                <text:p>0.702071626310503</text:p>
              </table:table-cell>
              <table:table-cell office:value-type="float" office:value="0.762535580184772">
                <text:p>0.762535580184772</text:p>
              </table:table-cell>
              <table:table-cell office:value-type="float" office:value="1.031231897224">
                <text:p>1.031231897224</text:p>
              </table:table-cell>
              <table:table-cell office:value-type="float" office:value="1.47830767511679">
                <text:p>1.47830767511679</text:p>
              </table:table-cell>
              <table:table-cell office:value-type="float" office:value="0.989883942471372">
                <text:p>0.989883942471372</text:p>
              </table:table-cell>
              <table:table-cell office:value-type="float" office:value="0.903880645021716">
                <text:p>0.903880645021716</text:p>
              </table:table-cell>
              <table:table-cell office:value-type="float" office:value="1.10386603850223">
                <text:p>1.10386603850223</text:p>
              </table:table-cell>
              <table:table-cell office:value-type="float" office:value="0.744975280676111">
                <text:p>0.744975280676111</text:p>
              </table:table-cell>
              <table:table-cell office:value-type="float" office:value="1.4587996418001">
                <text:p>1.4587996418001</text:p>
              </table:table-cell>
              <table:table-cell office:value-type="float" office:value="0.872698603112993">
                <text:p>0.872698603112993</text:p>
              </table:table-cell>
              <table:table-cell office:value-type="float" office:value="1.24462108106973">
                <text:p>1.24462108106973</text:p>
              </table:table-cell>
              <table:table-cell office:value-type="float" office:value="0.812451564388172">
                <text:p>0.812451564388172</text:p>
              </table:table-cell>
              <table:table-cell office:value-type="float" office:value="1.14626643495029">
                <text:p>1.14626643495029</text:p>
              </table:table-cell>
              <table:table-cell office:value-type="float" office:value="1.2426551083688">
                <text:p>1.2426551083688</text:p>
              </table:table-cell>
              <table:table-cell office:value-type="float" office:value="0.939177445577762">
                <text:p>0.939177445577762</text:p>
              </table:table-cell>
              <table:table-cell office:value-type="float" office:value="1.05939756280858">
                <text:p>1.05939756280858</text:p>
              </table:table-cell>
              <table:table-cell office:value-type="float" office:value="0.768361358796673">
                <text:p>0.768361358796673</text:p>
              </table:table-cell>
              <table:table-cell office:value-type="float" office:value="0.849602276183116">
                <text:p>0.849602276183116</text:p>
              </table:table-cell>
              <table:table-cell office:value-type="float" office:value="0.81374154277079">
                <text:p>0.81374154277079</text:p>
              </table:table-cell>
              <table:table-cell office:value-type="float" office:value="0.716157917124579">
                <text:p>0.716157917124579</text:p>
              </table:table-cell>
              <table:table-cell office:value-type="float" office:value="0.780629860883983">
                <text:p>0.780629860883983</text:p>
              </table:table-cell>
              <table:table-cell office:value-type="float" office:value="1.47588076700642">
                <text:p>1.47588076700642</text:p>
              </table:table-cell>
              <table:table-cell office:value-type="float" office:value="0.916156544805215">
                <text:p>0.916156544805215</text:p>
              </table:table-cell>
              <table:table-cell office:value-type="float" office:value="0.73545902682806">
                <text:p>0.73545902682806</text:p>
              </table:table-cell>
              <table:table-cell office:value-type="float" office:value="0.787497879444376">
                <text:p>0.787497879444376</text:p>
              </table:table-cell>
              <table:table-cell office:value-type="float" office:value="2.62064743799624">
                <text:p>2.62064743799624</text:p>
              </table:table-cell>
              <table:table-cell office:value-type="float" office:value="0.887775895561307">
                <text:p>0.887775895561307</text:p>
              </table:table-cell>
              <table:table-cell office:value-type="float" office:value="1.03780767202805">
                <text:p>1.03780767202805</text:p>
              </table:table-cell>
              <table:table-cell office:value-type="float" office:value="1.31518435379761">
                <text:p>1.31518435379761</text:p>
              </table:table-cell>
              <table:table-cell office:value-type="float" office:value="1.09456527635482">
                <text:p>1.09456527635482</text:p>
              </table:table-cell>
              <table:table-cell office:value-type="float" office:value="0.720379218635696">
                <text:p>0.720379218635696</text:p>
              </table:table-cell>
              <table:table-cell office:value-type="float" office:value="1.29988383703215">
                <text:p>1.29988383703215</text:p>
              </table:table-cell>
              <table:table-cell office:value-type="float" office:value="1.38716334286455">
                <text:p>1.38716334286455</text:p>
              </table:table-cell>
              <table:table-cell office:value-type="float" office:value="1.55122260294012">
                <text:p>1.55122260294012</text:p>
              </table:table-cell>
              <table:table-cell office:value-type="float" office:value="0.751739647037465">
                <text:p>0.751739647037465</text:p>
              </table:table-cell>
              <table:table-cell office:value-type="float" office:value="0.775677430907957">
                <text:p>0.775677430907957</text:p>
              </table:table-cell>
              <table:table-cell office:value-type="float" office:value="0.874158817818606">
                <text:p>0.874158817818606</text:p>
              </table:table-cell>
              <table:table-cell office:value-type="float" office:value="1.2658470897315">
                <text:p>1.2658470897315</text:p>
              </table:table-cell>
              <table:table-cell office:value-type="float" office:value="0.711470686640303">
                <text:p>0.711470686640303</text:p>
              </table:table-cell>
              <table:table-cell office:value-type="float" office:value="0.806297878624079">
                <text:p>0.806297878624079</text:p>
              </table:table-cell>
              <table:table-cell office:value-type="float" office:value="1.09082052609223">
                <text:p>1.09082052609223</text:p>
              </table:table-cell>
              <table:table-cell office:value-type="float" office:value="2.14192720572439">
                <text:p>2.14192720572439</text:p>
              </table:table-cell>
              <table:table-cell office:value-type="float" office:value="1.67056970198236">
                <text:p>1.67056970198236</text:p>
              </table:table-cell>
              <table:table-cell office:value-type="float" office:value="0.819850996388139">
                <text:p>0.8198509963881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52cm" svg:height="5.61cm" xlink:href=".." xlink:type="simple" chart:class="chart:line" chart:style-name="ch1">
        <chart:legend chart:legend-position="end" svg:x="10.785cm" svg:y="2.257cm" style:legend-expansion="high" chart:style-name="ch2"/>
        <chart:plot-area chart:style-name="ch3" table:cell-range-address="NNPretrain_classif_affspace_results2.A290:NNPretrain_classif_affspace_results2.BR290 NNPretrain_classif_affspace_results2.A292:NNPretrain_classif_affspace_results2.BR292" svg:x="0.269cm" svg:y="0.112cm" svg:width="10.247cm" svg:height="5.386cm">
          <chartooo:coordinate-region svg:x="1.102cm" svg:y="0.312cm" svg:width="9.411cm" svg:height="4.9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NPretrain_classif_affspace_results2.A290:NNPretrain_classif_affspace_results2.BR290" chart:class="chart:line">
            <chart:data-point chart:repeated="70"/>
          </chart:series>
          <chart:series chart:style-name="ch7" chart:values-cell-range-address="NNPretrain_classif_affspace_results2.A292:NNPretrain_classif_affspace_results2.BR292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90</text:p>
                <draw:g>
                  <svg:desc/>
                </draw:g>
              </table:table-cell>
              <table:table-cell office:value-type="float" office:value="0.0393353411554539">
                <text:p>0.0393353411554539</text:p>
                <draw:g>
                  <svg:desc>NNPretrain_classif_affspace_results2.A290:NNPretrain_classif_affspace_results2.BR290</svg:desc>
                </draw:g>
              </table:table-cell>
              <table:table-cell office:value-type="float" office:value="0.13585610853009">
                <text:p>0.13585610853009</text:p>
              </table:table-cell>
              <table:table-cell office:value-type="float" office:value="0.182371571010205">
                <text:p>0.182371571010205</text:p>
              </table:table-cell>
              <table:table-cell office:value-type="float" office:value="0.229673100488445">
                <text:p>0.229673100488445</text:p>
              </table:table-cell>
              <table:table-cell office:value-type="float" office:value="0.249378771558949">
                <text:p>0.249378771558949</text:p>
              </table:table-cell>
              <table:table-cell office:value-type="float" office:value="0.294757265391926">
                <text:p>0.294757265391926</text:p>
              </table:table-cell>
              <table:table-cell office:value-type="float" office:value="0.309575961899451">
                <text:p>0.309575961899451</text:p>
              </table:table-cell>
              <table:table-cell office:value-type="float" office:value="0.343411509553311">
                <text:p>0.343411509553311</text:p>
              </table:table-cell>
              <table:table-cell office:value-type="float" office:value="0.336239840293489">
                <text:p>0.336239840293489</text:p>
              </table:table-cell>
              <table:table-cell office:value-type="float" office:value="0.34611793156532">
                <text:p>0.34611793156532</text:p>
              </table:table-cell>
              <table:table-cell office:value-type="float" office:value="0.360352961984605">
                <text:p>0.360352961984605</text:p>
              </table:table-cell>
              <table:table-cell office:value-type="float" office:value="0.371228326762807">
                <text:p>0.371228326762807</text:p>
              </table:table-cell>
              <table:table-cell office:value-type="float" office:value="0.372594909649037">
                <text:p>0.372594909649037</text:p>
              </table:table-cell>
              <table:table-cell office:value-type="float" office:value="0.381455965544855">
                <text:p>0.381455965544855</text:p>
              </table:table-cell>
              <table:table-cell office:value-type="float" office:value="0.369119775800101">
                <text:p>0.369119775800101</text:p>
              </table:table-cell>
              <table:table-cell office:value-type="float" office:value="0.374751936849972">
                <text:p>0.374751936849972</text:p>
              </table:table-cell>
              <table:table-cell office:value-type="float" office:value="0.366595362404416">
                <text:p>0.366595362404416</text:p>
              </table:table-cell>
              <table:table-cell office:value-type="float" office:value="0.350478530471019">
                <text:p>0.350478530471019</text:p>
              </table:table-cell>
              <table:table-cell office:value-type="float" office:value="0.393186542777171">
                <text:p>0.393186542777171</text:p>
              </table:table-cell>
              <table:table-cell office:value-type="float" office:value="0.400289968764238">
                <text:p>0.400289968764238</text:p>
              </table:table-cell>
              <table:table-cell office:value-type="float" office:value="0.391614662968364">
                <text:p>0.391614662968364</text:p>
              </table:table-cell>
              <table:table-cell office:value-type="float" office:value="0.38349428322924">
                <text:p>0.38349428322924</text:p>
              </table:table-cell>
              <table:table-cell office:value-type="float" office:value="0.383502038414063">
                <text:p>0.383502038414063</text:p>
              </table:table-cell>
              <table:table-cell office:value-type="float" office:value="0.40029079781271">
                <text:p>0.40029079781271</text:p>
              </table:table-cell>
              <table:table-cell office:value-type="float" office:value="0.416946752954257">
                <text:p>0.416946752954257</text:p>
              </table:table-cell>
              <table:table-cell office:value-type="float" office:value="0.405787794136839">
                <text:p>0.405787794136839</text:p>
              </table:table-cell>
              <table:table-cell office:value-type="float" office:value="0.411367712774835">
                <text:p>0.411367712774835</text:p>
              </table:table-cell>
              <table:table-cell office:value-type="float" office:value="0.402028602581046">
                <text:p>0.402028602581046</text:p>
              </table:table-cell>
              <table:table-cell office:value-type="float" office:value="0.392698811852184">
                <text:p>0.392698811852184</text:p>
              </table:table-cell>
              <table:table-cell office:value-type="float" office:value="0.420094212101604">
                <text:p>0.420094212101604</text:p>
              </table:table-cell>
              <table:table-cell office:value-type="float" office:value="0.402510262035981">
                <text:p>0.402510262035981</text:p>
              </table:table-cell>
              <table:table-cell office:value-type="float" office:value="0.428168479842445">
                <text:p>0.428168479842445</text:p>
              </table:table-cell>
              <table:table-cell office:value-type="float" office:value="0.410751878426422">
                <text:p>0.410751878426422</text:p>
              </table:table-cell>
              <table:table-cell office:value-type="float" office:value="0.400055667097634">
                <text:p>0.400055667097634</text:p>
              </table:table-cell>
              <table:table-cell office:value-type="float" office:value="0.410767935988342">
                <text:p>0.410767935988342</text:p>
              </table:table-cell>
              <table:table-cell office:value-type="float" office:value="0.405872581721494">
                <text:p>0.405872581721494</text:p>
              </table:table-cell>
              <table:table-cell office:value-type="float" office:value="0.426477154661914">
                <text:p>0.426477154661914</text:p>
              </table:table-cell>
              <table:table-cell office:value-type="float" office:value="0.417946708008538">
                <text:p>0.417946708008538</text:p>
              </table:table-cell>
              <table:table-cell office:value-type="float" office:value="0.423611869785267">
                <text:p>0.423611869785267</text:p>
              </table:table-cell>
              <table:table-cell office:value-type="float" office:value="0.421798689684821">
                <text:p>0.421798689684821</text:p>
              </table:table-cell>
              <table:table-cell office:value-type="float" office:value="0.406747043534704">
                <text:p>0.406747043534704</text:p>
              </table:table-cell>
              <table:table-cell office:value-type="float" office:value="0.419852752355896">
                <text:p>0.419852752355896</text:p>
              </table:table-cell>
              <table:table-cell office:value-type="float" office:value="0.425684582489938">
                <text:p>0.425684582489938</text:p>
              </table:table-cell>
              <table:table-cell office:value-type="float" office:value="0.404876484261191">
                <text:p>0.404876484261191</text:p>
              </table:table-cell>
              <table:table-cell office:value-type="float" office:value="0.394176330859697">
                <text:p>0.394176330859697</text:p>
              </table:table-cell>
              <table:table-cell office:value-type="float" office:value="0.420305666956278">
                <text:p>0.420305666956278</text:p>
              </table:table-cell>
              <table:table-cell office:value-type="float" office:value="0.422396771307403">
                <text:p>0.422396771307403</text:p>
              </table:table-cell>
              <table:table-cell office:value-type="float" office:value="0.416976572517968">
                <text:p>0.416976572517968</text:p>
              </table:table-cell>
              <table:table-cell office:value-type="float" office:value="0.436319314512462">
                <text:p>0.436319314512462</text:p>
              </table:table-cell>
              <table:table-cell office:value-type="float" office:value="0.419233469742805">
                <text:p>0.419233469742805</text:p>
              </table:table-cell>
              <table:table-cell office:value-type="float" office:value="0.417920873880026">
                <text:p>0.417920873880026</text:p>
              </table:table-cell>
              <table:table-cell office:value-type="float" office:value="0.42956325272063">
                <text:p>0.42956325272063</text:p>
              </table:table-cell>
              <table:table-cell office:value-type="float" office:value="0.423679537472029">
                <text:p>0.423679537472029</text:p>
              </table:table-cell>
              <table:table-cell office:value-type="float" office:value="0.426096954918461">
                <text:p>0.426096954918461</text:p>
              </table:table-cell>
              <table:table-cell office:value-type="float" office:value="0.42184997601836">
                <text:p>0.42184997601836</text:p>
              </table:table-cell>
              <table:table-cell office:value-type="float" office:value="0.435354533545881">
                <text:p>0.435354533545881</text:p>
              </table:table-cell>
              <table:table-cell office:value-type="float" office:value="0.430521576980635">
                <text:p>0.430521576980635</text:p>
              </table:table-cell>
              <table:table-cell office:value-type="float" office:value="0.403695612973039">
                <text:p>0.403695612973039</text:p>
              </table:table-cell>
              <table:table-cell office:value-type="float" office:value="0.436706912030734">
                <text:p>0.436706912030734</text:p>
              </table:table-cell>
              <table:table-cell office:value-type="float" office:value="0.431513880162808">
                <text:p>0.431513880162808</text:p>
              </table:table-cell>
              <table:table-cell office:value-type="float" office:value="0.421909950867029">
                <text:p>0.421909950867029</text:p>
              </table:table-cell>
              <table:table-cell office:value-type="float" office:value="0.400242421964809">
                <text:p>0.400242421964809</text:p>
              </table:table-cell>
              <table:table-cell office:value-type="float" office:value="0.427421610805229">
                <text:p>0.427421610805229</text:p>
              </table:table-cell>
              <table:table-cell office:value-type="float" office:value="0.442170809453881">
                <text:p>0.442170809453881</text:p>
              </table:table-cell>
              <table:table-cell office:value-type="float" office:value="0.434287836329595">
                <text:p>0.434287836329595</text:p>
              </table:table-cell>
              <table:table-cell office:value-type="float" office:value="0.446953725733684">
                <text:p>0.446953725733684</text:p>
              </table:table-cell>
              <table:table-cell office:value-type="float" office:value="0.436412065237092">
                <text:p>0.436412065237092</text:p>
              </table:table-cell>
              <table:table-cell office:value-type="float" office:value="0.432915562860065">
                <text:p>0.432915562860065</text:p>
              </table:table-cell>
              <table:table-cell office:value-type="float" office:value="0.423195282022208">
                <text:p>0.423195282022208</text:p>
              </table:table-cell>
              <table:table-cell office:value-type="float" office:value="0.439694987328731">
                <text:p>0.439694987328731</text:p>
              </table:table-cell>
            </table:table-row>
            <table:table-row>
              <table:table-cell office:value-type="string">
                <text:p>Row 292</text:p>
                <draw:g>
                  <svg:desc/>
                </draw:g>
              </table:table-cell>
              <table:table-cell office:value-type="float" office:value="0.0556915890271617">
                <text:p>0.0556915890271617</text:p>
                <draw:g>
                  <svg:desc>NNPretrain_classif_affspace_results2.A292:NNPretrain_classif_affspace_results2.BR29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528124660307">
                <text:p>0.012528124660307</text:p>
              </table:table-cell>
              <table:table-cell office:value-type="float" office:value="0.0724835304586849">
                <text:p>0.0724835304586849</text:p>
              </table:table-cell>
              <table:table-cell office:value-type="float" office:value="0.0729470846468927">
                <text:p>0.0729470846468927</text:p>
              </table:table-cell>
              <table:table-cell office:value-type="float" office:value="0.0278370221197284">
                <text:p>0.0278370221197284</text:p>
              </table:table-cell>
              <table:table-cell office:value-type="float" office:value="0.12935991373709">
                <text:p>0.12935991373709</text:p>
              </table:table-cell>
              <table:table-cell office:value-type="float" office:value="0.0741114553365074">
                <text:p>0.0741114553365074</text:p>
              </table:table-cell>
              <table:table-cell office:value-type="float" office:value="0.0177020075478502">
                <text:p>0.0177020075478502</text:p>
              </table:table-cell>
              <table:table-cell office:value-type="float" office:value="0.0200804532537341">
                <text:p>0.0200804532537341</text:p>
              </table:table-cell>
              <table:table-cell office:value-type="float" office:value="0.0167119045873947">
                <text:p>0.0167119045873947</text:p>
              </table:table-cell>
              <table:table-cell office:value-type="float" office:value="0.0112334822837925">
                <text:p>0.0112334822837925</text:p>
              </table:table-cell>
              <table:table-cell office:value-type="float" office:value="0.0406730497801004">
                <text:p>0.0406730497801004</text:p>
              </table:table-cell>
              <table:table-cell office:value-type="float" office:value="0.0326042822222735">
                <text:p>0.0326042822222735</text:p>
              </table:table-cell>
              <table:table-cell office:value-type="float" office:value="0.0965716309725061">
                <text:p>0.0965716309725061</text:p>
              </table:table-cell>
              <table:table-cell office:value-type="float" office:value="0.00281147383273825">
                <text:p>0.00281147383273825</text:p>
              </table:table-cell>
              <table:table-cell office:value-type="float" office:value="0.10310255260185">
                <text:p>0.10310255260185</text:p>
              </table:table-cell>
              <table:table-cell office:value-type="float" office:value="0.0490012651633746">
                <text:p>0.0490012651633746</text:p>
              </table:table-cell>
              <table:table-cell office:value-type="float" office:value="0.0913271772583254">
                <text:p>0.0913271772583254</text:p>
              </table:table-cell>
              <table:table-cell office:value-type="float" office:value="0.11618550412183">
                <text:p>0.11618550412183</text:p>
              </table:table-cell>
              <table:table-cell office:value-type="float" office:value="0.0979872713557694">
                <text:p>0.0979872713557694</text:p>
              </table:table-cell>
              <table:table-cell office:value-type="float" office:value="0.111793827095622">
                <text:p>0.111793827095622</text:p>
              </table:table-cell>
              <table:table-cell office:value-type="float" office:value="0.0405162003780824">
                <text:p>0.0405162003780824</text:p>
              </table:table-cell>
              <table:table-cell office:value-type="float" office:value="0.133153155191903">
                <text:p>0.133153155191903</text:p>
              </table:table-cell>
              <table:table-cell office:value-type="float" office:value="0.0159608474566436">
                <text:p>0.0159608474566436</text:p>
              </table:table-cell>
              <table:table-cell office:value-type="float" office:value="0.0966769310259519">
                <text:p>0.0966769310259519</text:p>
              </table:table-cell>
              <table:table-cell office:value-type="float" office:value="0.118757062957788">
                <text:p>0.118757062957788</text:p>
              </table:table-cell>
              <table:table-cell office:value-type="float" office:value="0.00821482146449748">
                <text:p>0.00821482146449748</text:p>
              </table:table-cell>
              <table:table-cell office:value-type="float" office:value="0.031471909868867">
                <text:p>0.031471909868867</text:p>
              </table:table-cell>
              <table:table-cell office:value-type="float" office:value="0.032358155933274">
                <text:p>0.032358155933274</text:p>
              </table:table-cell>
              <table:table-cell office:value-type="float" office:value="0.0986756302028413">
                <text:p>0.0986756302028413</text:p>
              </table:table-cell>
              <table:table-cell office:value-type="float" office:value="0.026217961803587">
                <text:p>0.026217961803587</text:p>
              </table:table-cell>
              <table:table-cell office:value-type="float" office:value="0.0876447638500101">
                <text:p>0.0876447638500101</text:p>
              </table:table-cell>
              <table:table-cell office:value-type="float" office:value="0.0205156014680434">
                <text:p>0.0205156014680434</text:p>
              </table:table-cell>
              <table:table-cell office:value-type="float" office:value="0.0991711260399763">
                <text:p>0.0991711260399763</text:p>
              </table:table-cell>
              <table:table-cell office:value-type="float" office:value="0.0342431670673446">
                <text:p>0.0342431670673446</text:p>
              </table:table-cell>
              <table:table-cell office:value-type="float" office:value="0.12971943323258">
                <text:p>0.12971943323258</text:p>
              </table:table-cell>
              <table:table-cell office:value-type="float" office:value="0.0812629102965018">
                <text:p>0.0812629102965018</text:p>
              </table:table-cell>
              <table:table-cell office:value-type="float" office:value="0.0503594463560697">
                <text:p>0.0503594463560697</text:p>
              </table:table-cell>
              <table:table-cell office:value-type="float" office:value="0.0651659490604161">
                <text:p>0.0651659490604161</text:p>
              </table:table-cell>
              <table:table-cell office:value-type="float" office:value="0.0228726662682032">
                <text:p>0.0228726662682032</text:p>
              </table:table-cell>
              <table:table-cell office:value-type="float" office:value="0.106378611114338">
                <text:p>0.106378611114338</text:p>
              </table:table-cell>
              <table:table-cell office:value-type="float" office:value="0.113753525118211">
                <text:p>0.113753525118211</text:p>
              </table:table-cell>
              <table:table-cell office:value-type="float" office:value="0.0887417687761933">
                <text:p>0.0887417687761933</text:p>
              </table:table-cell>
              <table:table-cell office:value-type="float" office:value="0.119410250045667">
                <text:p>0.119410250045667</text:p>
              </table:table-cell>
              <table:table-cell office:value-type="float" office:value="0.0902838079997838">
                <text:p>0.0902838079997838</text:p>
              </table:table-cell>
              <table:table-cell office:value-type="float" office:value="0.0244192202600585">
                <text:p>0.0244192202600585</text:p>
              </table:table-cell>
              <table:table-cell office:value-type="float" office:value="0.121574660688906">
                <text:p>0.121574660688906</text:p>
              </table:table-cell>
              <table:table-cell office:value-type="float" office:value="0.134023606124429">
                <text:p>0.134023606124429</text:p>
              </table:table-cell>
              <table:table-cell office:value-type="float" office:value="0.0646380289720248">
                <text:p>0.0646380289720248</text:p>
              </table:table-cell>
              <table:table-cell office:value-type="float" office:value="0.0147571779453134">
                <text:p>0.0147571779453134</text:p>
              </table:table-cell>
              <table:table-cell office:value-type="float" office:value="0.0732171716178555">
                <text:p>0.0732171716178555</text:p>
              </table:table-cell>
              <table:table-cell office:value-type="float" office:value="0.0498076994032256">
                <text:p>0.0498076994032256</text:p>
              </table:table-cell>
              <table:table-cell office:value-type="float" office:value="0.0371604778180217">
                <text:p>0.0371604778180217</text:p>
              </table:table-cell>
              <table:table-cell office:value-type="float" office:value="0.0415173937016479">
                <text:p>0.0415173937016479</text:p>
              </table:table-cell>
              <table:table-cell office:value-type="float" office:value="0.103668989421034">
                <text:p>0.103668989421034</text:p>
              </table:table-cell>
              <table:table-cell office:value-type="float" office:value="0.0238643468603412">
                <text:p>0.0238643468603412</text:p>
              </table:table-cell>
              <table:table-cell office:value-type="float" office:value="0.0228274593661461">
                <text:p>0.0228274593661461</text:p>
              </table:table-cell>
              <table:table-cell office:value-type="float" office:value="0.0148599734212167">
                <text:p>0.0148599734212167</text:p>
              </table:table-cell>
              <table:table-cell office:value-type="float" office:value="0.142328736432151">
                <text:p>0.142328736432151</text:p>
              </table:table-cell>
              <table:table-cell office:value-type="float" office:value="0.130405063244984">
                <text:p>0.130405063244984</text:p>
              </table:table-cell>
              <table:table-cell office:value-type="float" office:value="0.088188215811976">
                <text:p>0.088188215811976</text:p>
              </table:table-cell>
              <table:table-cell office:value-type="float" office:value="-0.000407667091547694">
                <text:p>-0.000407667091547694</text:p>
              </table:table-cell>
              <table:table-cell office:value-type="float" office:value="0.0866414895980106">
                <text:p>0.0866414895980106</text:p>
              </table:table-cell>
              <table:table-cell office:value-type="float" office:value="0.0611004319637211">
                <text:p>0.0611004319637211</text:p>
              </table:table-cell>
              <table:table-cell office:value-type="float" office:value="0.0784176292710501">
                <text:p>0.0784176292710501</text:p>
              </table:table-cell>
              <table:table-cell office:value-type="float" office:value="0.0374814764601538">
                <text:p>0.0374814764601538</text:p>
              </table:table-cell>
              <table:table-cell office:value-type="float" office:value="0.0126773705816355">
                <text:p>0.0126773705816355</text:p>
              </table:table-cell>
              <table:table-cell office:value-type="float" office:value="0.122332124032174">
                <text:p>0.1223321240321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